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06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10" table:default-cell-style-name="ce2"/>
        <table:table-column table:style-name="co1" table:number-columns-repeated="245" table:default-cell-style-name="Default"/>
        <table:table-row table:style-name="ro1"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/>
          <table:table-cell/>
          <table:table-cell table:style-name="ce1" table:number-columns-repeated="242"/>
        </table:table-row>
        <table:table-row table:style-name="ro1">
          <table:table-cell office:value-type="string">
            <text:p>x</text:p>
          </table:table-cell>
          <table:table-cell office:value-type="float" office:value="0.1">
            <text:p>0.100000</text:p>
          </table:table-cell>
          <table:table-cell office:value-type="float" office:value="0.2">
            <text:p>0.200000</text:p>
          </table:table-cell>
          <table:table-cell office:value-type="float" office:value="0.3">
            <text:p>0.300000</text:p>
          </table:table-cell>
          <table:table-cell office:value-type="float" office:value="0.4">
            <text:p>0.400000</text:p>
          </table:table-cell>
          <table:table-cell office:value-type="float" office:value="0.5">
            <text:p>0.500000</text:p>
          </table:table-cell>
          <table:table-cell office:value-type="float" office:value="0.6">
            <text:p>0.600000</text:p>
          </table:table-cell>
          <table:table-cell office:value-type="float" office:value="0.7">
            <text:p>0.700000</text:p>
          </table:table-cell>
          <table:table-cell office:value-type="float" office:value="0.8">
            <text:p>0.800000</text:p>
          </table:table-cell>
          <table:table-cell office:value-type="float" office:value="0.9">
            <text:p>0.900000</text:p>
          </table:table-cell>
          <table:table-cell office:value-type="float" office:value="1">
            <text:p>1.000000</text:p>
          </table:table-cell>
          <table:table-cell table:style-name="ce2"/>
          <table:table-cell/>
          <table:table-cell table:style-name="ce2" office:value-type="float" office:value="3.14">
            <text:p>3.140000</text:p>
          </table:table-cell>
          <table:table-cell table:number-columns-repeated="242"/>
        </table:table-row>
        <table:table-row table:style-name="ro1">
          <table:table-cell office:value-type="string">
            <text:p>fx</text:p>
          </table:table-cell>
          <table:table-cell table:formula="oooc:=COS(2*[.B2])" office:value-type="float" office:value="0.980066577841242">
            <text:p>0.980067</text:p>
          </table:table-cell>
          <table:table-cell table:formula="oooc:=COS(2*[.C2])" office:value-type="float" office:value="0.921060994002885">
            <text:p>0.921061</text:p>
          </table:table-cell>
          <table:table-cell table:formula="oooc:=COS(2*[.D2])" office:value-type="float" office:value="0.825335614909678">
            <text:p>0.825336</text:p>
          </table:table-cell>
          <table:table-cell table:formula="oooc:=COS(2*[.E2])" office:value-type="float" office:value="0.696706709347165">
            <text:p>0.696707</text:p>
          </table:table-cell>
          <table:table-cell table:formula="oooc:=COS(2*[.F2])" office:value-type="float" office:value="0.54030230586814">
            <text:p>0.540302</text:p>
          </table:table-cell>
          <table:table-cell table:formula="oooc:=COS(2*[.G2])" office:value-type="float" office:value="0.362357754476673">
            <text:p>0.362358</text:p>
          </table:table-cell>
          <table:table-cell table:formula="oooc:=COS(2*[.H2])" office:value-type="float" office:value="0.169967142900241">
            <text:p>0.169967</text:p>
          </table:table-cell>
          <table:table-cell table:number-columns-repeated="3" office:value-type="float" office:value="0">
            <text:p>0.000000</text:p>
          </table:table-cell>
          <table:table-cell table:style-name="ce2"/>
          <table:table-cell/>
          <table:table-cell office:value-type="float" office:value="10">
            <text:p>10</text:p>
          </table:table-cell>
          <table:table-cell table:number-columns-repeated="242"/>
        </table:table-row>
        <table:table-row table:style-name="ro1">
          <table:table-cell/>
          <table:table-cell table:formula="oooc:=(_K*([.C3]-2*[.B3]+_a)) + [.B3]" office:value-type="float" office:value="0.956464344305899">
            <text:p>0.956464</text:p>
          </table:table-cell>
          <table:table-cell table:formula="oooc:=(_K*([.D3]-2*[.C3]+[.B3])) + [.C3]" office:value-type="float" office:value="0.906373075900945">
            <text:p>0.906373</text:p>
          </table:table-cell>
          <table:table-cell table:formula="oooc:=(_K*([.E3]-2*[.D3]+[.C3])) + [.D3]" office:value-type="float" office:value="0.812174204321956">
            <text:p>0.812174</text:p>
          </table:table-cell>
          <table:table-cell table:formula="oooc:=(_K*([.F3]-2*[.E3]+[.D3])) + [.E3]" office:value-type="float" office:value="0.68559651018056">
            <text:p>0.685597</text:p>
          </table:table-cell>
          <table:table-cell table:formula="oooc:=(_K*([.G3]-2*[.F3]+[.E3])) + [.F3]" office:value-type="float" office:value="0.531686246703163">
            <text:p>0.531686</text:p>
          </table:table-cell>
          <table:table-cell table:formula="oooc:=(_K*([.H3]-2*[.G3]+[.F3])) + [.G3]" office:value-type="float" office:value="0.356579330402687">
            <text:p>0.356579</text:p>
          </table:table-cell>
          <table:table-cell table:formula="oooc:=(_K*([.I3]-2*[.H3]+[.G3])) + [.H3]" office:value-type="float" office:value="0.178936530370718">
            <text:p>0.178937</text:p>
          </table:table-cell>
          <table:table-cell table:formula="oooc:=(_K*([.J3]-2*[.I3]+[.H3])) + [.I3]" office:value-type="float" office:value="0.0679868571600963">
            <text:p>0.067987</text:p>
          </table:table-cell>
          <table:table-cell table:formula="oooc:=(_K*([.K3]-2*[.J3]+[.I3])) + [.J3]" office:value-type="float" office:value="0">
            <text:p>0.000000</text:p>
          </table:table-cell>
          <table:table-cell table:formula="oooc:=(_K*(_b-2*[.K3]+[.J3])) + [.K3]" office:value-type="float" office:value="0">
            <text:p>0.000000</text:p>
          </table:table-cell>
          <table:table-cell table:number-columns-repeated="245"/>
        </table:table-row>
        <table:table-row table:style-name="ro1">
          <table:table-cell/>
          <table:table-cell table:formula="oooc:=(_K*([.C4]-2*[.B4]+_a)) + [.B4]" office:value-type="float" office:value="0.945868730358054">
            <text:p>0.945869</text:p>
          </table:table-cell>
          <table:table-cell table:formula="oooc:=(_K*([.D4]-2*[.C4]+[.B4])) + [.C4]" office:value-type="float" office:value="0.888730034631331">
            <text:p>0.888730</text:p>
          </table:table-cell>
          <table:table-cell table:formula="oooc:=(_K*([.E4]-2*[.D4]+[.C4])) + [.D4]" office:value-type="float" office:value="0.799222675296993">
            <text:p>0.799223</text:p>
          </table:table-cell>
          <table:table-cell table:formula="oooc:=(_K*([.F4]-2*[.E4]+[.D4])) + [.E4]" office:value-type="float" office:value="0.67466348244616">
            <text:p>0.674663</text:p>
          </table:table-cell>
          <table:table-cell table:formula="oooc:=(_K*([.G4]-2*[.F4]+[.E4])) + [.F4]" office:value-type="float" office:value="0.523207585573932">
            <text:p>0.523208</text:p>
          </table:table-cell>
          <table:table-cell table:formula="oooc:=(_K*([.H4]-2*[.G4]+[.F4])) + [.G4]" office:value-type="float" office:value="0.35556497691009">
            <text:p>0.355565</text:p>
          </table:table-cell>
          <table:table-cell table:formula="oooc:=(_K*([.I4]-2*[.H4]+[.G4])) + [.H4]" office:value-type="float" office:value="0.205613781099257">
            <text:p>0.205614</text:p>
          </table:table-cell>
          <table:table-cell table:formula="oooc:=(_K*([.J4]-2*[.I4]+[.H4])) + [.I4]" office:value-type="float" office:value="0.0851719835803063">
            <text:p>0.085172</text:p>
          </table:table-cell>
          <table:table-cell table:formula="oooc:=(_K*([.K4]-2*[.J4]+[.I4])) + [.J4]" office:value-type="float" office:value="0.0271947428640385">
            <text:p>0.027195</text:p>
          </table:table-cell>
          <table:table-cell table:formula="oooc:=(_K*(_b-2*[.K4]+[.J4])) + [.K4]" office:value-type="float" office:value="0">
            <text:p>0.000000</text:p>
          </table:table-cell>
          <table:table-cell table:number-columns-repeated="245"/>
        </table:table-row>
        <table:table-row table:style-name="ro1">
          <table:table-cell/>
          <table:table-cell table:formula="oooc:=(_K*([.C5]-2*[.B5]+_a)) + [.B5]" office:value-type="float" office:value="0.93669239106064">
            <text:p>0.936692</text:p>
          </table:table-cell>
          <table:table-cell table:formula="oooc:=(_K*([.D5]-2*[.C5]+[.B5])) + [.C5]" office:value-type="float" office:value="0.875782569188285">
            <text:p>0.875783</text:p>
          </table:table-cell>
          <table:table-cell table:formula="oooc:=(_K*([.E5]-2*[.D5]+[.C5])) + [.D5]" office:value-type="float" office:value="0.785201941890395">
            <text:p>0.785202</text:p>
          </table:table-cell>
          <table:table-cell table:formula="oooc:=(_K*([.F5]-2*[.E5]+[.D5])) + [.E5]" office:value-type="float" office:value="0.663904800837602">
            <text:p>0.663905</text:p>
          </table:table-cell>
          <table:table-cell table:formula="oooc:=(_K*([.G5]-2*[.F5]+[.E5])) + [.F5]" office:value-type="float" office:value="0.516732900857286">
            <text:p>0.516733</text:p>
          </table:table-cell>
          <table:table-cell table:formula="oooc:=(_K*([.H5]-2*[.G5]+[.F5])) + [.G5]" office:value-type="float" office:value="0.362641542051293">
            <text:p>0.362642</text:p>
          </table:table-cell>
          <table:table-cell table:formula="oooc:=(_K*([.I5]-2*[.H5]+[.G5])) + [.H5]" office:value-type="float" office:value="0.21741754041601">
            <text:p>0.217418</text:p>
          </table:table-cell>
          <table:table-cell table:formula="oooc:=(_K*([.J5]-2*[.I5]+[.H5])) + [.I5]" office:value-type="float" office:value="0.110157806301379">
            <text:p>0.110158</text:p>
          </table:table-cell>
          <table:table-cell table:formula="oooc:=(_K*([.K5]-2*[.J5]+[.I5])) + [.J5]" office:value-type="float" office:value="0.0395077420049302">
            <text:p>0.039508</text:p>
          </table:table-cell>
          <table:table-cell table:formula="oooc:=(_K*(_b-2*[.K5]+[.J5])) + [.K5]" office:value-type="float" office:value="0.0108778971456154">
            <text:p>0.010878</text:p>
          </table:table-cell>
          <table:table-cell table:number-columns-repeated="245"/>
        </table:table-row>
        <table:table-row table:style-name="ro1">
          <table:table-cell/>
          <table:table-cell table:formula="oooc:=(_K*([.C6]-2*[.B6]+_a)) + [.B6]" office:value-type="float" office:value="0.929678137023939">
            <text:p>0.929678</text:p>
          </table:table-cell>
          <table:table-cell table:formula="oooc:=(_K*([.D6]-2*[.C6]+[.B6])) + [.C6]" office:value-type="float" office:value="0.863914247018071">
            <text:p>0.863914</text:p>
          </table:table-cell>
          <table:table-cell table:formula="oooc:=(_K*([.E6]-2*[.D6]+[.C6])) + [.D6]" office:value-type="float" office:value="0.772915336388434">
            <text:p>0.772915</text:p>
          </table:table-cell>
          <table:table-cell table:formula="oooc:=(_K*([.F6]-2*[.E6]+[.D6])) + [.E6]" office:value-type="float" office:value="0.653554897266593">
            <text:p>0.653555</text:p>
          </table:table-cell>
          <table:table-cell table:formula="oooc:=(_K*([.G6]-2*[.F6]+[.E6])) + [.F6]" office:value-type="float" office:value="0.513965117327015">
            <text:p>0.513965</text:p>
          </table:table-cell>
          <table:table-cell table:formula="oooc:=(_K*([.H6]-2*[.G6]+[.F6])) + [.G6]" office:value-type="float" office:value="0.366188484919577">
            <text:p>0.366188</text:p>
          </table:table-cell>
          <table:table-cell table:formula="oooc:=(_K*([.I6]-2*[.H6]+[.G6])) + [.H6]" office:value-type="float" office:value="0.232603247424271">
            <text:p>0.232603</text:p>
          </table:table-cell>
          <table:table-cell table:formula="oooc:=(_K*([.J6]-2*[.I6]+[.H6])) + [.I6]" office:value-type="float" office:value="0.124801674228652">
            <text:p>0.124802</text:p>
          </table:table-cell>
          <table:table-cell table:formula="oooc:=(_K*([.K6]-2*[.J6]+[.I6])) + [.J6]" office:value-type="float" office:value="0.056315829779784">
            <text:p>0.056316</text:p>
          </table:table-cell>
          <table:table-cell table:formula="oooc:=(_K*(_b-2*[.K6]+[.J6])) + [.K6]" office:value-type="float" office:value="0.0179786762310952">
            <text:p>0.017979</text:p>
          </table:table-cell>
          <table:table-cell table:number-columns-repeated="245"/>
        </table:table-row>
        <table:table-row table:style-name="ro1">
          <table:table-cell table:formula="oooc:=[.B3]" office:value-type="float" office:value="0.980066577841242">
            <text:p>0.98</text:p>
          </table:table-cell>
          <table:table-cell table:formula="oooc:=(_K*([.C7]-2*[.B7]+_a)) + [.B7]" office:value-type="float" office:value="0.923527957348513">
            <text:p>0.923528</text:p>
          </table:table-cell>
          <table:table-cell table:formula="oooc:=(_K*([.D7]-2*[.C7]+[.B7])) + [.C7]" office:value-type="float" office:value="0.853820238768563">
            <text:p>0.853820</text:p>
          </table:table-cell>
          <table:table-cell table:formula="oooc:=(_K*([.E7]-2*[.D7]+[.C7])) + [.D7]" office:value-type="float" office:value="0.761570724991552">
            <text:p>0.761571</text:p>
          </table:table-cell>
          <table:table-cell table:formula="oooc:=(_K*([.F7]-2*[.E7]+[.D7])) + [.E7]" office:value-type="float" office:value="0.645463160939498">
            <text:p>0.645463</text:p>
          </table:table-cell>
          <table:table-cell table:formula="oooc:=(_K*([.G7]-2*[.F7]+[.E7])) + [.F7]" office:value-type="float" office:value="0.510690376339871">
            <text:p>0.510690</text:p>
          </table:table-cell>
          <table:table-cell table:formula="oooc:=(_K*([.H7]-2*[.G7]+[.F7])) + [.G7]" office:value-type="float" office:value="0.37186504288443">
            <text:p>0.371865</text:p>
          </table:table-cell>
          <table:table-cell table:formula="oooc:=(_K*([.I7]-2*[.H7]+[.G7])) + [.H7]" office:value-type="float" office:value="0.242916713144146">
            <text:p>0.242917</text:p>
          </table:table-cell>
          <table:table-cell table:formula="oooc:=(_K*([.J7]-2*[.I7]+[.H7])) + [.I7]" office:value-type="float" office:value="0.140527965727352">
            <text:p>0.140528</text:p>
          </table:table-cell>
          <table:table-cell table:formula="oooc:=(_K*([.K7]-2*[.J7]+[.I7])) + [.J7]" office:value-type="float" office:value="0.0683753061398556">
            <text:p>0.068375</text:p>
          </table:table-cell>
          <table:table-cell table:formula="oooc:=(_K*(_b-2*[.K7]+[.J7])) + [.K7]" office:value-type="float" office:value="0.0261220671581326">
            <text:p>0.026122</text:p>
          </table:table-cell>
          <table:table-cell table:number-columns-repeated="245"/>
        </table:table-row>
        <table:table-row table:style-name="ro1">
          <table:table-cell table:formula="oooc:=[.K3]" office:value-type="float" office:value="0">
            <text:p>0</text:p>
          </table:table-cell>
          <table:table-cell table:formula="oooc:=(_K*([.C8]-2*[.B8]+_a)) + [.B8]" office:value-type="float" office:value="0.918260318113624">
            <text:p>0.918260</text:p>
          </table:table-cell>
          <table:table-cell table:formula="oooc:=(_K*([.D8]-2*[.C8]+[.B8])) + [.C8]" office:value-type="float" office:value="0.844803520689739">
            <text:p>0.844804</text:p>
          </table:table-cell>
          <table:table-cell table:formula="oooc:=(_K*([.E8]-2*[.D8]+[.C8])) + [.D8]" office:value-type="float" office:value="0.752027504881535">
            <text:p>0.752028</text:p>
          </table:table-cell>
          <table:table-cell table:formula="oooc:=(_K*([.F8]-2*[.E8]+[.D8])) + [.E8]" office:value-type="float" office:value="0.637997072720469">
            <text:p>0.637997</text:p>
          </table:table-cell>
          <table:table-cell table:formula="oooc:=(_K*([.G8]-2*[.F8]+[.E8])) + [.F8]" office:value-type="float" office:value="0.509069356797545">
            <text:p>0.509069</text:p>
          </table:table-cell>
          <table:table-cell table:formula="oooc:=(_K*([.H8]-2*[.G8]+[.F8])) + [.G8]" office:value-type="float" office:value="0.375815844370493">
            <text:p>0.375816</text:p>
          </table:table-cell>
          <table:table-cell table:formula="oooc:=(_K*([.I8]-2*[.H8]+[.G8])) + [.H8]" office:value-type="float" office:value="0.253540546073542">
            <text:p>0.253541</text:p>
          </table:table-cell>
          <table:table-cell table:formula="oooc:=(_K*([.J8]-2*[.I8]+[.H8])) + [.I8]" office:value-type="float" office:value="0.152622400859071">
            <text:p>0.152622</text:p>
          </table:table-cell>
          <table:table-cell table:formula="oooc:=(_K*([.K8]-2*[.J8]+[.I8])) + [.J8]" office:value-type="float" office:value="0.0803350743821651">
            <text:p>0.080335</text:p>
          </table:table-cell>
          <table:table-cell table:formula="oooc:=(_K*(_b-2*[.K8]+[.J8])) + [.K8]" office:value-type="float" office:value="0.0325745358875688">
            <text:p>0.032575</text:p>
          </table:table-cell>
          <table:table-cell table:number-columns-repeated="245"/>
        </table:table-row>
        <table:table-row table:style-name="ro1">
          <table:table-cell office:value-type="float" office:value="0.4">
            <text:p>0.4</text:p>
          </table:table-cell>
          <table:table-cell table:formula="oooc:=(_K*([.C9]-2*[.B9]+_a)) + [.B9]" office:value-type="float" office:value="0.913600103035117">
            <text:p>0.913600</text:p>
          </table:table-cell>
          <table:table-cell table:formula="oooc:=(_K*([.D9]-2*[.C9]+[.B9])) + [.C9]" office:value-type="float" office:value="0.837075833336011">
            <text:p>0.837076</text:p>
          </table:table-cell>
          <table:table-cell table:formula="oooc:=(_K*([.E9]-2*[.D9]+[.C9])) + [.D9]" office:value-type="float" office:value="0.74352573834039">
            <text:p>0.743526</text:p>
          </table:table-cell>
          <table:table-cell table:formula="oooc:=(_K*([.F9]-2*[.E9]+[.D9])) + [.E9]" office:value-type="float" office:value="0.632038159215726">
            <text:p>0.632038</text:p>
          </table:table-cell>
          <table:table-cell table:formula="oooc:=(_K*([.G9]-2*[.F9]+[.E9])) + [.F9]" office:value-type="float" office:value="0.507339038195894">
            <text:p>0.507339</text:p>
          </table:table-cell>
          <table:table-cell table:formula="oooc:=(_K*([.H9]-2*[.G9]+[.F9])) + [.G9]" office:value-type="float" office:value="0.380207130022533">
            <text:p>0.380207</text:p>
          </table:table-cell>
          <table:table-cell table:formula="oooc:=(_K*([.I9]-2*[.H9]+[.G9])) + [.H9]" office:value-type="float" office:value="0.262083407306534">
            <text:p>0.262083</text:p>
          </table:table-cell>
          <table:table-cell table:formula="oooc:=(_K*([.J9]-2*[.I9]+[.H9])) + [.I9]" office:value-type="float" office:value="0.164074728354097">
            <text:p>0.164075</text:p>
          </table:table-cell>
          <table:table-cell table:formula="oooc:=(_K*([.K9]-2*[.J9]+[.I9])) + [.J9]" office:value-type="float" office:value="0.090145789575089">
            <text:p>0.090146</text:p>
          </table:table-cell>
          <table:table-cell table:formula="oooc:=(_K*(_b-2*[.K9]+[.J9])) + [.K9]" office:value-type="float" office:value="0.0386489369303798">
            <text:p>0.038649</text:p>
          </table:table-cell>
          <table:table-cell table:number-columns-repeated="245"/>
        </table:table-row>
        <table:table-row table:style-name="ro1">
          <table:table-cell/>
          <table:table-cell table:formula="oooc:=(_K*([.C10]-2*[.B10]+_a)) + [.B10]" office:value-type="float" office:value="0.909576985077925">
            <text:p>0.909577</text:p>
          </table:table-cell>
          <table:table-cell table:formula="oooc:=(_K*([.D10]-2*[.C10]+[.B10])) + [.C10]" office:value-type="float" office:value="0.830265503217405">
            <text:p>0.830266</text:p>
          </table:table-cell>
          <table:table-cell table:formula="oooc:=(_K*([.E10]-2*[.D10]+[.C10])) + [.D10]" office:value-type="float" office:value="0.736350744688773">
            <text:p>0.736351</text:p>
          </table:table-cell>
          <table:table-cell table:formula="oooc:=(_K*([.F10]-2*[.E10]+[.D10])) + [.E10]" office:value-type="float" office:value="0.626753542457659">
            <text:p>0.626754</text:p>
          </table:table-cell>
          <table:table-cell table:formula="oooc:=(_K*([.G10]-2*[.F10]+[.E10])) + [.F10]" office:value-type="float" office:value="0.506365923334482">
            <text:p>0.506366</text:p>
          </table:table-cell>
          <table:table-cell table:formula="oooc:=(_K*([.H10]-2*[.G10]+[.F10])) + [.G10]" office:value-type="float" office:value="0.383810404205478">
            <text:p>0.383810</text:p>
          </table:table-cell>
          <table:table-cell table:formula="oooc:=(_K*([.I10]-2*[.H10]+[.G10])) + [.H10]" office:value-type="float" office:value="0.270129424811959">
            <text:p>0.270129</text:p>
          </table:table-cell>
          <table:table-cell table:formula="oooc:=(_K*([.J10]-2*[.I10]+[.H10])) + [.I10]" office:value-type="float" office:value="0.173706624423469">
            <text:p>0.173707</text:p>
          </table:table-cell>
          <table:table-cell table:formula="oooc:=(_K*([.K10]-2*[.J10]+[.I10])) + [.J10]" office:value-type="float" office:value="0.0991186240288085">
            <text:p>0.099119</text:p>
          </table:table-cell>
          <table:table-cell table:formula="oooc:=(_K*(_b-2*[.K10]+[.J10])) + [.K10]" office:value-type="float" office:value="0.0437881032161115">
            <text:p>0.043788</text:p>
          </table:table-cell>
          <table:table-cell table:number-columns-repeated="245"/>
        </table:table-row>
        <table:table-row table:style-name="ro1">
          <table:table-cell/>
          <table:table-cell table:formula="oooc:=(_K*([.C11]-2*[.B11]+_a)) + [.B11]" office:value-type="float" office:value="0.906048229439044">
            <text:p>0.906048</text:p>
          </table:table-cell>
          <table:table-cell table:formula="oooc:=(_K*([.D11]-2*[.C11]+[.B11])) + [.C11]" office:value-type="float" office:value="0.82442419255016">
            <text:p>0.824424</text:p>
          </table:table-cell>
          <table:table-cell table:formula="oooc:=(_K*([.E11]-2*[.D11]+[.C11])) + [.D11]" office:value-type="float" office:value="0.73007776720778">
            <text:p>0.730078</text:p>
          </table:table-cell>
          <table:table-cell table:formula="oooc:=(_K*([.F11]-2*[.E11]+[.D11])) + [.E11]" office:value-type="float" office:value="0.622437375700834">
            <text:p>0.622437</text:p>
          </table:table-cell>
          <table:table-cell table:formula="oooc:=(_K*([.G11]-2*[.F11]+[.E11])) + [.F11]" office:value-type="float" office:value="0.505498763332151">
            <text:p>0.505499</text:p>
          </table:table-cell>
          <table:table-cell table:formula="oooc:=(_K*([.H11]-2*[.G11]+[.F11])) + [.G11]" office:value-type="float" office:value="0.387360220099672">
            <text:p>0.387360</text:p>
          </table:table-cell>
          <table:table-cell table:formula="oooc:=(_K*([.I11]-2*[.H11]+[.G11])) + [.H11]" office:value-type="float" office:value="0.27703269641397">
            <text:p>0.277033</text:p>
          </table:table-cell>
          <table:table-cell table:formula="oooc:=(_K*([.J11]-2*[.I11]+[.H11])) + [.I11]" office:value-type="float" office:value="0.182440544421001">
            <text:p>0.182441</text:p>
          </table:table-cell>
          <table:table-cell table:formula="oooc:=(_K*([.K11]-2*[.J11]+[.I11])) + [.J11]" office:value-type="float" office:value="0.106821615861594">
            <text:p>0.106822</text:p>
          </table:table-cell>
          <table:table-cell table:formula="oooc:=(_K*(_b-2*[.K11]+[.J11])) + [.K11]" office:value-type="float" office:value="0.0484050702547457">
            <text:p>0.048405</text:p>
          </table:table-cell>
          <table:table-cell table:number-columns-repeated="245"/>
        </table:table-row>
        <table:table-row table:style-name="ro1">
          <table:table-cell/>
          <table:table-cell table:formula="oooc:=(_K*([.C12]-2*[.B12]+_a)) + [.B12]" office:value-type="float" office:value="0.903005954044369">
            <text:p>0.903006</text:p>
          </table:table-cell>
          <table:table-cell table:formula="oooc:=(_K*([.D12]-2*[.C12]+[.B12])) + [.C12]" office:value-type="float" office:value="0.819335237168762">
            <text:p>0.819335</text:p>
          </table:table-cell>
          <table:table-cell table:formula="oooc:=(_K*([.E12]-2*[.D12]+[.C12])) + [.D12]" office:value-type="float" office:value="0.724760180741954">
            <text:p>0.724760</text:p>
          </table:table-cell>
          <table:table-cell table:formula="oooc:=(_K*([.F12]-2*[.E12]+[.D12])) + [.E12]" office:value-type="float" office:value="0.618718087356139">
            <text:p>0.618718</text:p>
          </table:table-cell>
          <table:table-cell table:formula="oooc:=(_K*([.G12]-2*[.F12]+[.E12])) + [.F12]" office:value-type="float" office:value="0.505018790986633">
            <text:p>0.505019</text:p>
          </table:table-cell>
          <table:table-cell table:formula="oooc:=(_K*([.H12]-2*[.G12]+[.F12])) + [.G12]" office:value-type="float" office:value="0.390484627918383">
            <text:p>0.390485</text:p>
          </table:table-cell>
          <table:table-cell table:formula="oooc:=(_K*([.I12]-2*[.H12]+[.G12])) + [.H12]" office:value-type="float" office:value="0.283326845091063">
            <text:p>0.283327</text:p>
          </table:table-cell>
          <table:table-cell table:formula="oooc:=(_K*([.J12]-2*[.I12]+[.H12])) + [.I12]" office:value-type="float" office:value="0.190029833794426">
            <text:p>0.190030</text:p>
          </table:table-cell>
          <table:table-cell table:formula="oooc:=(_K*([.K12]-2*[.J12]+[.I12])) + [.J12]" office:value-type="float" office:value="0.113702569042617">
            <text:p>0.113703</text:p>
          </table:table-cell>
          <table:table-cell table:formula="oooc:=(_K*(_b-2*[.K12]+[.J12])) + [.K12]" office:value-type="float" office:value="0.0524096603955866">
            <text:p>0.052410</text:p>
          </table:table-cell>
          <table:table-cell table:number-columns-repeated="245"/>
        </table:table-row>
        <table:table-row table:style-name="ro1">
          <table:table-cell/>
          <table:table-cell table:formula="oooc:=(_K*([.C13]-2*[.B13]+_a)) + [.B13]" office:value-type="float" office:value="0.900361916812875">
            <text:p>0.900362</text:p>
          </table:table-cell>
          <table:table-cell table:formula="oooc:=(_K*([.D13]-2*[.C13]+[.B13])) + [.C13]" office:value-type="float" office:value="0.814973501348281">
            <text:p>0.814974</text:p>
          </table:table-cell>
          <table:table-cell table:formula="oooc:=(_K*([.E13]-2*[.D13]+[.C13])) + [.D13]" office:value-type="float" office:value="0.720173365958351">
            <text:p>0.720173</text:p>
          </table:table-cell>
          <table:table-cell table:formula="oooc:=(_K*([.F13]-2*[.E13]+[.D13])) + [.E13]" office:value-type="float" office:value="0.615655206162662">
            <text:p>0.615655</text:p>
          </table:table-cell>
          <table:table-cell table:formula="oooc:=(_K*([.G13]-2*[.F13]+[.E13])) + [.F13]" office:value-type="float" office:value="0.504684844307135">
            <text:p>0.504685</text:p>
          </table:table-cell>
          <table:table-cell table:formula="oooc:=(_K*([.H13]-2*[.G13]+[.F13])) + [.G13]" office:value-type="float" office:value="0.393435180014755">
            <text:p>0.393435</text:p>
          </table:table-cell>
          <table:table-cell table:formula="oooc:=(_K*([.I13]-2*[.H13]+[.G13])) + [.H13]" office:value-type="float" office:value="0.288871153703336">
            <text:p>0.288871</text:p>
          </table:table-cell>
          <table:table-cell table:formula="oooc:=(_K*([.J13]-2*[.I13]+[.H13])) + [.I13]" office:value-type="float" office:value="0.196817732412357">
            <text:p>0.196818</text:p>
          </table:table-cell>
          <table:table-cell table:formula="oooc:=(_K*([.K13]-2*[.J13]+[.I13])) + [.J13]" office:value-type="float" office:value="0.119716311484528">
            <text:p>0.119716</text:p>
          </table:table-cell>
          <table:table-cell table:formula="oooc:=(_K*(_b-2*[.K13]+[.J13])) + [.K13]" office:value-type="float" office:value="0.0559629596961643">
            <text:p>0.055963</text:p>
          </table:table-cell>
          <table:table-cell table:number-columns-repeated="245"/>
        </table:table-row>
        <table:table-row table:style-name="ro1">
          <table:table-cell/>
          <table:table-cell table:formula="oooc:=(_K*([.C14]-2*[.B14]+_a)) + [.B14]" office:value-type="float" office:value="0.898088415038384">
            <text:p>0.898088</text:p>
          </table:table-cell>
          <table:table-cell table:formula="oooc:=(_K*([.D14]-2*[.C14]+[.B14])) + [.C14]" office:value-type="float" office:value="0.811208813378147">
            <text:p>0.811209</text:p>
          </table:table-cell>
          <table:table-cell table:formula="oooc:=(_K*([.E14]-2*[.D14]+[.C14])) + [.D14]" office:value-type="float" office:value="0.716286156196048">
            <text:p>0.716286</text:p>
          </table:table-cell>
          <table:table-cell table:formula="oooc:=(_K*([.F14]-2*[.E14]+[.D14])) + [.E14]" office:value-type="float" office:value="0.613074325338727">
            <text:p>0.613074</text:p>
          </table:table-cell>
          <table:table-cell table:formula="oooc:=(_K*([.G14]-2*[.F14]+[.E14])) + [.F14]" office:value-type="float" office:value="0.504573123332394">
            <text:p>0.504573</text:p>
          </table:table-cell>
          <table:table-cell table:formula="oooc:=(_K*([.H14]-2*[.G14]+[.F14])) + [.G14]" office:value-type="float" office:value="0.39610943520714">
            <text:p>0.396109</text:p>
          </table:table-cell>
          <table:table-cell table:formula="oooc:=(_K*([.I14]-2*[.H14]+[.G14])) + [.H14]" office:value-type="float" office:value="0.293875395711512">
            <text:p>0.293875</text:p>
          </table:table-cell>
          <table:table-cell table:formula="oooc:=(_K*([.J14]-2*[.I14]+[.H14])) + [.I14]" office:value-type="float" office:value="0.202798532557617">
            <text:p>0.202799</text:p>
          </table:table-cell>
          <table:table-cell table:formula="oooc:=(_K*([.K14]-2*[.J14]+[.I14])) + [.J14]" office:value-type="float" office:value="0.125055539140314">
            <text:p>0.125056</text:p>
          </table:table-cell>
          <table:table-cell table:formula="oooc:=(_K*(_b-2*[.K14]+[.J14])) + [.K14]" office:value-type="float" office:value="0.0590791165330442">
            <text:p>0.059079</text:p>
          </table:table-cell>
          <table:table-cell table:number-columns-repeated="245"/>
        </table:table-row>
        <table:table-row table:style-name="ro1">
          <table:table-cell/>
          <table:table-cell table:formula="oooc:=(_K*([.C15]-2*[.B15]+_a)) + [.B15]" office:value-type="float" office:value="0.896127839495432">
            <text:p>0.896128</text:p>
          </table:table-cell>
          <table:table-cell table:formula="oooc:=(_K*([.D15]-2*[.C15]+[.B15])) + [.C15]" office:value-type="float" office:value="0.807991591169402">
            <text:p>0.807992</text:p>
          </table:table-cell>
          <table:table-cell table:formula="oooc:=(_K*([.E15]-2*[.D15]+[.C15])) + [.D15]" office:value-type="float" office:value="0.712970486725959">
            <text:p>0.712970</text:p>
          </table:table-cell>
          <table:table-cell table:formula="oooc:=(_K*([.F15]-2*[.E15]+[.D15])) + [.E15]" office:value-type="float" office:value="0.610958576879122">
            <text:p>0.610959</text:p>
          </table:table-cell>
          <table:table-cell table:formula="oooc:=(_K*([.G15]-2*[.F15]+[.E15])) + [.F15]" office:value-type="float" office:value="0.504588128884825">
            <text:p>0.504588</text:p>
          </table:table-cell>
          <table:table-cell table:formula="oooc:=(_K*([.H15]-2*[.G15]+[.F15])) + [.G15]" office:value-type="float" office:value="0.39860129465899">
            <text:p>0.398601</text:p>
          </table:table-cell>
          <table:table-cell table:formula="oooc:=(_K*([.I15]-2*[.H15]+[.G15])) + [.H15]" office:value-type="float" office:value="0.298338266248205">
            <text:p>0.298338</text:p>
          </table:table-cell>
          <table:table-cell table:formula="oooc:=(_K*([.J15]-2*[.I15]+[.H15])) + [.I15]" office:value-type="float" office:value="0.208132080452254">
            <text:p>0.208132</text:p>
          </table:table-cell>
          <table:table-cell table:formula="oooc:=(_K*([.K15]-2*[.J15]+[.I15])) + [.J15]" office:value-type="float" office:value="0.129762167464327">
            <text:p>0.129762</text:p>
          </table:table-cell>
          <table:table-cell table:formula="oooc:=(_K*(_b-2*[.K15]+[.J15])) + [.K15]" office:value-type="float" office:value="0.0618380389627346">
            <text:p>0.061838</text:p>
          </table:table-cell>
          <table:table-cell table:number-columns-repeated="245"/>
        </table:table-row>
        <table:table-row table:style-name="ro1">
          <table:table-cell/>
          <table:table-cell table:formula="oooc:=(_K*([.C16]-2*[.B16]+_a)) + [.B16]" office:value-type="float" office:value="0.894448835503344">
            <text:p>0.894449</text:p>
          </table:table-cell>
          <table:table-cell table:formula="oooc:=(_K*([.D16]-2*[.C16]+[.B16])) + [.C16]" office:value-type="float" office:value="0.805237648722437">
            <text:p>0.805238</text:p>
          </table:table-cell>
          <table:table-cell table:formula="oooc:=(_K*([.E16]-2*[.D16]+[.C16])) + [.D16]" office:value-type="float" office:value="0.710174164564602">
            <text:p>0.710174</text:p>
          </table:table-cell>
          <table:table-cell table:formula="oooc:=(_K*([.F16]-2*[.E16]+[.D16])) + [.E16]" office:value-type="float" office:value="0.609215161620138">
            <text:p>0.609215</text:p>
          </table:table-cell>
          <table:table-cell table:formula="oooc:=(_K*([.G16]-2*[.F16]+[.E16])) + [.F16]" office:value-type="float" office:value="0.50474157439221">
            <text:p>0.504742</text:p>
          </table:table-cell>
          <table:table-cell table:formula="oooc:=(_K*([.H16]-2*[.G16]+[.F16])) + [.G16]" office:value-type="float" office:value="0.40089081698501">
            <text:p>0.400891</text:p>
          </table:table-cell>
          <table:table-cell table:formula="oooc:=(_K*([.I16]-2*[.H16]+[.G16])) + [.H16]" office:value-type="float" office:value="0.302361003294139">
            <text:p>0.302361</text:p>
          </table:table-cell>
          <table:table-cell table:formula="oooc:=(_K*([.J16]-2*[.I16]+[.H16])) + [.I16]" office:value-type="float" office:value="0.212866589575464">
            <text:p>0.212867</text:p>
          </table:table-cell>
          <table:table-cell table:formula="oooc:=(_K*([.K16]-2*[.J16]+[.I16])) + [.J16]" office:value-type="float" office:value="0.133940481258861">
            <text:p>0.133940</text:p>
          </table:table-cell>
          <table:table-cell table:formula="oooc:=(_K*(_b-2*[.K16]+[.J16])) + [.K16]" office:value-type="float" office:value="0.0642724747782779">
            <text:p>0.064272</text:p>
          </table:table-cell>
          <table:table-cell table:number-columns-repeated="245"/>
        </table:table-row>
        <table:table-row table:style-name="ro1">
          <table:table-cell/>
          <table:table-cell table:formula="oooc:=(_K*([.C17]-2*[.B17]+_a)) + [.B17]" office:value-type="float" office:value="0.89301145772614">
            <text:p>0.893011</text:p>
          </table:table-cell>
          <table:table-cell table:formula="oooc:=(_K*([.D17]-2*[.C17]+[.B17])) + [.C17]" office:value-type="float" office:value="0.802896729771666">
            <text:p>0.802897</text:p>
          </table:table-cell>
          <table:table-cell table:formula="oooc:=(_K*([.E17]-2*[.D17]+[.C17])) + [.D17]" office:value-type="float" office:value="0.70781595704995">
            <text:p>0.707816</text:p>
          </table:table-cell>
          <table:table-cell table:formula="oooc:=(_K*([.F17]-2*[.E17]+[.D17])) + [.E17]" office:value-type="float" office:value="0.607809327906752">
            <text:p>0.607809</text:p>
          </table:table-cell>
          <table:table-cell table:formula="oooc:=(_K*([.G17]-2*[.F17]+[.E17])) + [.F17]" office:value-type="float" office:value="0.504990706320501">
            <text:p>0.504991</text:p>
          </table:table-cell>
          <table:table-cell table:formula="oooc:=(_K*([.H17]-2*[.G17]+[.F17])) + [.G17]" office:value-type="float" office:value="0.403019194471542">
            <text:p>0.403019</text:p>
          </table:table-cell>
          <table:table-cell table:formula="oooc:=(_K*([.I17]-2*[.H17]+[.G17])) + [.H17]" office:value-type="float" office:value="0.305975163283017">
            <text:p>0.305975</text:p>
          </table:table-cell>
          <table:table-cell table:formula="oooc:=(_K*([.J17]-2*[.I17]+[.H17])) + [.I17]" office:value-type="float" office:value="0.217093911736293">
            <text:p>0.217094</text:p>
          </table:table-cell>
          <table:table-cell table:formula="oooc:=(_K*([.K17]-2*[.J17]+[.I17])) + [.J17]" office:value-type="float" office:value="0.137643721993269">
            <text:p>0.137644</text:p>
          </table:table-cell>
          <table:table-cell table:formula="oooc:=(_K*(_b-2*[.K17]+[.J17])) + [.K17]" office:value-type="float" office:value="0.0664306874592">
            <text:p>0.066431</text:p>
          </table:table-cell>
          <table:table-cell table:number-columns-repeated="245"/>
        </table:table-row>
        <table:table-row table:style-name="ro1">
          <table:table-cell/>
          <table:table-cell table:formula="oooc:=(_K*([.C18]-2*[.B18]+_a)) + [.B18]" office:value-type="float" office:value="0.891787614590391">
            <text:p>0.891788</text:p>
          </table:table-cell>
          <table:table-cell table:formula="oooc:=(_K*([.D18]-2*[.C18]+[.B18])) + [.C18]" office:value-type="float" office:value="0.800910311864769">
            <text:p>0.800910</text:p>
          </table:table-cell>
          <table:table-cell table:formula="oooc:=(_K*([.E18]-2*[.D18]+[.C18])) + [.D18]" office:value-type="float" office:value="0.705845614481357">
            <text:p>0.705846</text:p>
          </table:table-cell>
          <table:table-cell table:formula="oooc:=(_K*([.F18]-2*[.E18]+[.D18])) + [.E18]" office:value-type="float" office:value="0.606684530929531">
            <text:p>0.606685</text:p>
          </table:table-cell>
          <table:table-cell table:formula="oooc:=(_K*([.G18]-2*[.F18]+[.E18])) + [.F18]" office:value-type="float" office:value="0.505329550215418">
            <text:p>0.505330</text:p>
          </table:table-cell>
          <table:table-cell table:formula="oooc:=(_K*([.H18]-2*[.G18]+[.F18])) + [.G18]" office:value-type="float" office:value="0.404990186735716">
            <text:p>0.404990</text:p>
          </table:table-cell>
          <table:table-cell table:formula="oooc:=(_K*([.I18]-2*[.H18]+[.G18])) + [.H18]" office:value-type="float" office:value="0.309240275139737">
            <text:p>0.309240</text:p>
          </table:table-cell>
          <table:table-cell table:formula="oooc:=(_K*([.J18]-2*[.I18]+[.H18])) + [.I18]" office:value-type="float" office:value="0.220866336457773">
            <text:p>0.220866</text:p>
          </table:table-cell>
          <table:table-cell table:formula="oooc:=(_K*([.K18]-2*[.J18]+[.I18])) + [.J18]" office:value-type="float" office:value="0.140938584076851">
            <text:p>0.140939</text:p>
          </table:table-cell>
          <table:table-cell table:formula="oooc:=(_K*(_b-2*[.K18]+[.J18])) + [.K18]" office:value-type="float" office:value="0.0683436262891476">
            <text:p>0.068344</text:p>
          </table:table-cell>
          <table:table-cell table:number-columns-repeated="245"/>
        </table:table-row>
        <table:table-row table:style-name="ro1">
          <table:table-cell/>
          <table:table-cell table:formula="oooc:=(_K*([.C19]-2*[.B19]+_a)) + [.B19]" office:value-type="float" office:value="0.890748278800483">
            <text:p>0.890748</text:p>
          </table:table-cell>
          <table:table-cell table:formula="oooc:=(_K*([.D19]-2*[.C19]+[.B19])) + [.C19]" office:value-type="float" office:value="0.799235354001653">
            <text:p>0.799235</text:p>
          </table:table-cell>
          <table:table-cell table:formula="oooc:=(_K*([.E19]-2*[.D19]+[.C19])) + [.D19]" office:value-type="float" office:value="0.704207060013992">
            <text:p>0.704207</text:p>
          </table:table-cell>
          <table:table-cell table:formula="oooc:=(_K*([.F19]-2*[.E19]+[.D19])) + [.E19]" office:value-type="float" office:value="0.605806972064616">
            <text:p>0.605807</text:p>
          </table:table-cell>
          <table:table-cell table:formula="oooc:=(_K*([.G19]-2*[.F19]+[.E19])) + [.F19]" office:value-type="float" office:value="0.505735797109182">
            <text:p>0.505736</text:p>
          </table:table-cell>
          <table:table-cell table:formula="oooc:=(_K*([.H19]-2*[.G19]+[.F19])) + [.G19]" office:value-type="float" office:value="0.406825967489205">
            <text:p>0.406826</text:p>
          </table:table-cell>
          <table:table-cell table:formula="oooc:=(_K*([.I19]-2*[.H19]+[.G19])) + [.H19]" office:value-type="float" office:value="0.312190664305343">
            <text:p>0.312191</text:p>
          </table:table-cell>
          <table:table-cell table:formula="oooc:=(_K*([.J19]-2*[.I19]+[.H19])) + [.I19]" office:value-type="float" office:value="0.22424481097819">
            <text:p>0.224245</text:p>
          </table:table-cell>
          <table:table-cell table:formula="oooc:=(_K*([.K19]-2*[.J19]+[.I19])) + [.J19]" office:value-type="float" office:value="0.143871701914138">
            <text:p>0.143872</text:p>
          </table:table-cell>
          <table:table-cell table:formula="oooc:=(_K*(_b-2*[.K19]+[.J19])) + [.K19]" office:value-type="float" office:value="0.0700441588885699">
            <text:p>0.070044</text:p>
          </table:table-cell>
          <table:table-cell table:number-columns-repeated="245"/>
        </table:table-row>
        <table:table-row table:style-name="ro1">
          <table:table-cell/>
          <table:table-cell table:formula="oooc:=(_K*([.C20]-2*[.B20]+_a)) + [.B20]" office:value-type="float" office:value="0.889870428497254">
            <text:p>0.889870</text:p>
          </table:table-cell>
          <table:table-cell table:formula="oooc:=(_K*([.D20]-2*[.C20]+[.B20])) + [.C20]" office:value-type="float" office:value="0.79782920632612">
            <text:p>0.797829</text:p>
          </table:table-cell>
          <table:table-cell table:formula="oooc:=(_K*([.E20]-2*[.D20]+[.C20])) + [.D20]" office:value-type="float" office:value="0.702858342429306">
            <text:p>0.702858</text:p>
          </table:table-cell>
          <table:table-cell table:formula="oooc:=(_K*([.F20]-2*[.E20]+[.D20])) + [.E20]" office:value-type="float" office:value="0.605138537262193">
            <text:p>0.605139</text:p>
          </table:table-cell>
          <table:table-cell table:formula="oooc:=(_K*([.G20]-2*[.F20]+[.E20])) + [.F20]" office:value-type="float" office:value="0.506200335243365">
            <text:p>0.506200</text:p>
          </table:table-cell>
          <table:table-cell table:formula="oooc:=(_K*([.H20]-2*[.G20]+[.F20])) + [.G20]" office:value-type="float" office:value="0.408535778063651">
            <text:p>0.408536</text:p>
          </table:table-cell>
          <table:table-cell table:formula="oooc:=(_K*([.I20]-2*[.H20]+[.G20])) + [.H20]" office:value-type="float" office:value="0.314866444248027">
            <text:p>0.314866</text:p>
          </table:table-cell>
          <table:table-cell table:formula="oooc:=(_K*([.J20]-2*[.I20]+[.H20])) + [.I20]" office:value-type="float" office:value="0.227273908683431">
            <text:p>0.227274</text:p>
          </table:table-cell>
          <table:table-cell table:formula="oooc:=(_K*([.K20]-2*[.J20]+[.I20])) + [.J20]" office:value-type="float" office:value="0.146489928329532">
            <text:p>0.146490</text:p>
          </table:table-cell>
          <table:table-cell table:formula="oooc:=(_K*(_b-2*[.K20]+[.J20])) + [.K20]" office:value-type="float" office:value="0.0715575125433693">
            <text:p>0.071558</text:p>
          </table:table-cell>
          <table:table-cell table:number-columns-repeated="245"/>
        </table:table-row>
        <table:table-row table:style-name="ro1">
          <table:table-cell/>
          <table:table-cell table:formula="oooc:=(_K*([.C21]-2*[.B21]+_a)) + [.B21]" office:value-type="float" office:value="0.889132399366396">
            <text:p>0.889132</text:p>
          </table:table-cell>
          <table:table-cell table:formula="oooc:=(_K*([.D21]-2*[.C21]+[.B21])) + [.C21]" office:value-type="float" office:value="0.796657349635848">
            <text:p>0.796657</text:p>
          </table:table-cell>
          <table:table-cell table:formula="oooc:=(_K*([.E21]-2*[.D21]+[.C21])) + [.D21]" office:value-type="float" office:value="0.701758765921186">
            <text:p>0.701759</text:p>
          </table:table-cell>
          <table:table-cell table:formula="oooc:=(_K*([.F21]-2*[.E21]+[.D21])) + [.E21]" office:value-type="float" office:value="0.604651178521507">
            <text:p>0.604651</text:p>
          </table:table-cell>
          <table:table-cell table:formula="oooc:=(_K*([.G21]-2*[.F21]+[.E21])) + [.F21]" office:value-type="float" office:value="0.506709793179011">
            <text:p>0.506710</text:p>
          </table:table-cell>
          <table:table-cell table:formula="oooc:=(_K*([.H21]-2*[.G21]+[.F21])) + [.G21]" office:value-type="float" office:value="0.410133867409287">
            <text:p>0.410134</text:p>
          </table:table-cell>
          <table:table-cell table:formula="oooc:=(_K*([.I21]-2*[.H21]+[.G21])) + [.H21]" office:value-type="float" office:value="0.317297163548438">
            <text:p>0.317297</text:p>
          </table:table-cell>
          <table:table-cell table:formula="oooc:=(_K*([.J21]-2*[.I21]+[.H21])) + [.I21]" office:value-type="float" office:value="0.229997330767709">
            <text:p>0.229997</text:p>
          </table:table-cell>
          <table:table-cell table:formula="oooc:=(_K*([.K21]-2*[.J21]+[.I21])) + [.J21]" office:value-type="float" office:value="0.148830554156626">
            <text:p>0.148831</text:p>
          </table:table-cell>
          <table:table-cell table:formula="oooc:=(_K*(_b-2*[.K21]+[.J21])) + [.K21]" office:value-type="float" office:value="0.0729074738404865">
            <text:p>0.072907</text:p>
          </table:table-cell>
          <table:table-cell table:number-columns-repeated="245"/>
        </table:table-row>
        <table:table-row table:style-name="ro1">
          <table:table-cell/>
          <table:table-cell table:formula="oooc:=(_K*([.C22]-2*[.B22]+_a)) + [.B22]" office:value-type="float" office:value="0.888516050864115">
            <text:p>0.888516</text:p>
          </table:table-cell>
          <table:table-cell table:formula="oooc:=(_K*([.D22]-2*[.C22]+[.B22])) + [.C22]" office:value-type="float" office:value="0.795687936042202">
            <text:p>0.795688</text:p>
          </table:table-cell>
          <table:table-cell table:formula="oooc:=(_K*([.E22]-2*[.D22]+[.C22])) + [.D22]" office:value-type="float" office:value="0.700875164447179">
            <text:p>0.700875</text:p>
          </table:table-cell>
          <table:table-cell table:formula="oooc:=(_K*([.F22]-2*[.E22]+[.D22])) + [.E22]" office:value-type="float" office:value="0.60431765934438">
            <text:p>0.604318</text:p>
          </table:table-cell>
          <table:table-cell table:formula="oooc:=(_K*([.G22]-2*[.F22]+[.E22])) + [.F22]" office:value-type="float" office:value="0.50725597700812">
            <text:p>0.507256</text:p>
          </table:table-cell>
          <table:table-cell table:formula="oooc:=(_K*([.H22]-2*[.G22]+[.F22])) + [.G22]" office:value-type="float" office:value="0.411629556172837">
            <text:p>0.411630</text:p>
          </table:table-cell>
          <table:table-cell table:formula="oooc:=(_K*([.I22]-2*[.H22]+[.G22])) + [.H22]" office:value-type="float" office:value="0.319511911980486">
            <text:p>0.319512</text:p>
          </table:table-cell>
          <table:table-cell table:formula="oooc:=(_K*([.J22]-2*[.I22]+[.H22])) + [.I22]" office:value-type="float" office:value="0.232450553235568">
            <text:p>0.232451</text:p>
          </table:table-cell>
          <table:table-cell table:formula="oooc:=(_K*([.K22]-2*[.J22]+[.I22])) + [.J22]" office:value-type="float" office:value="0.150928032674604">
            <text:p>0.150928</text:p>
          </table:table-cell>
          <table:table-cell table:formula="oooc:=(_K*(_b-2*[.K22]+[.J22])) + [.K22]" office:value-type="float" office:value="0.0741137164307478">
            <text:p>0.074114</text:p>
          </table:table-cell>
          <table:table-cell table:number-columns-repeated="245"/>
        </table:table-row>
        <table:table-row table:style-name="ro1">
          <table:table-cell/>
          <table:table-cell table:formula="oooc:=(_K*([.C23]-2*[.B23]+_a)) + [.B23]" office:value-type="float" office:value="0.888005015726201">
            <text:p>0.888005</text:p>
          </table:table-cell>
          <table:table-cell table:formula="oooc:=(_K*([.D23]-2*[.C23]+[.B23])) + [.C23]" office:value-type="float" office:value="0.794894073332958">
            <text:p>0.794894</text:p>
          </table:table-cell>
          <table:table-cell table:formula="oooc:=(_K*([.E23]-2*[.D23]+[.C23])) + [.D23]" office:value-type="float" office:value="0.700177271044069">
            <text:p>0.700177</text:p>
          </table:table-cell>
          <table:table-cell table:formula="oooc:=(_K*([.F23]-2*[.E23]+[.D23])) + [.E23]" office:value-type="float" office:value="0.604115988450996">
            <text:p>0.604116</text:p>
          </table:table-cell>
          <table:table-cell table:formula="oooc:=(_K*([.G23]-2*[.F23]+[.E23])) + [.F23]" office:value-type="float" office:value="0.507830081608511">
            <text:p>0.507830</text:p>
          </table:table-cell>
          <table:table-cell table:formula="oooc:=(_K*([.H23]-2*[.G23]+[.F23])) + [.G23]" office:value-type="float" office:value="0.41303306683001">
            <text:p>0.413033</text:p>
          </table:table-cell>
          <table:table-cell table:formula="oooc:=(_K*([.I23]-2*[.H23]+[.G23])) + [.H23]" office:value-type="float" office:value="0.321534426159459">
            <text:p>0.321534</text:p>
          </table:table-cell>
          <table:table-cell table:formula="oooc:=(_K*([.J23]-2*[.I23]+[.H23])) + [.I23]" office:value-type="float" office:value="0.234666088509149">
            <text:p>0.234666</text:p>
          </table:table-cell>
          <table:table-cell table:formula="oooc:=(_K*([.K23]-2*[.J23]+[.I23])) + [.J23]" office:value-type="float" office:value="0.152811314401447">
            <text:p>0.152811</text:p>
          </table:table-cell>
          <table:table-cell table:formula="oooc:=(_K*(_b-2*[.K23]+[.J23])) + [.K23]" office:value-type="float" office:value="0.075193956355991">
            <text:p>0.075194</text:p>
          </table:table-cell>
          <table:table-cell table:number-columns-repeated="245"/>
        </table:table-row>
        <table:table-row table:style-name="ro1">
          <table:table-cell/>
          <table:table-cell table:formula="oooc:=(_K*([.C24]-2*[.B24]+_a)) + [.B24]" office:value-type="float" office:value="0.88758526361492">
            <text:p>0.887585</text:p>
          </table:table-cell>
          <table:table-cell table:formula="oooc:=(_K*([.D24]-2*[.C24]+[.B24])) + [.C24]" office:value-type="float" office:value="0.7942517293747">
            <text:p>0.794252</text:p>
          </table:table-cell>
          <table:table-cell table:formula="oooc:=(_K*([.E24]-2*[.D24]+[.C24])) + [.D24]" office:value-type="float" office:value="0.699639478922395">
            <text:p>0.699639</text:p>
          </table:table-cell>
          <table:table-cell table:formula="oooc:=(_K*([.F24]-2*[.E24]+[.D24])) + [.E24]" office:value-type="float" office:value="0.604026138751231">
            <text:p>0.604026</text:p>
          </table:table-cell>
          <table:table-cell table:formula="oooc:=(_K*([.G24]-2*[.F24]+[.E24])) + [.F24]" office:value-type="float" office:value="0.508425638434104">
            <text:p>0.508426</text:p>
          </table:table-cell>
          <table:table-cell table:formula="oooc:=(_K*([.H24]-2*[.G24]+[.F24])) + [.G24]" office:value-type="float" office:value="0.41435241647319">
            <text:p>0.414352</text:p>
          </table:table-cell>
          <table:table-cell table:formula="oooc:=(_K*([.I24]-2*[.H24]+[.G24])) + [.H24]" office:value-type="float" office:value="0.323386547367555">
            <text:p>0.323387</text:p>
          </table:table-cell>
          <table:table-cell table:formula="oooc:=(_K*([.J24]-2*[.I24]+[.H24])) + [.I24]" office:value-type="float" office:value="0.236671513926192">
            <text:p>0.236672</text:p>
          </table:table-cell>
          <table:table-cell table:formula="oooc:=(_K*([.K24]-2*[.J24]+[.I24])) + [.J24]" office:value-type="float" office:value="0.154506280826346">
            <text:p>0.154506</text:p>
          </table:table-cell>
          <table:table-cell table:formula="oooc:=(_K*(_b-2*[.K24]+[.J24])) + [.K24]" office:value-type="float" office:value="0.076163317031777">
            <text:p>0.076163</text:p>
          </table:table-cell>
          <table:table-cell table:number-columns-repeated="245"/>
        </table:table-row>
        <table:table-row table:style-name="ro1">
          <table:table-cell/>
          <table:table-cell table:formula="oooc:=(_K*([.C25]-2*[.B25]+_a)) + [.B25]" office:value-type="float" office:value="0.88724437560936">
            <text:p>0.887244</text:p>
          </table:table-cell>
          <table:table-cell table:formula="oooc:=(_K*([.D25]-2*[.C25]+[.B25])) + [.C25]" office:value-type="float" office:value="0.793740242889866">
            <text:p>0.793740</text:p>
          </table:table-cell>
          <table:table-cell table:formula="oooc:=(_K*([.E25]-2*[.D25]+[.C25])) + [.D25]" office:value-type="float" office:value="0.699239043034851">
            <text:p>0.699239</text:p>
          </table:table-cell>
          <table:table-cell table:formula="oooc:=(_K*([.F25]-2*[.E25]+[.D25])) + [.E25]" office:value-type="float" office:value="0.604031274692846">
            <text:p>0.604031</text:p>
          </table:table-cell>
          <table:table-cell table:formula="oooc:=(_K*([.G25]-2*[.F25]+[.E25])) + [.F25]" office:value-type="float" office:value="0.509036549776589">
            <text:p>0.509037</text:p>
          </table:table-cell>
          <table:table-cell table:formula="oooc:=(_K*([.H25]-2*[.G25]+[.F25])) + [.G25]" office:value-type="float" office:value="0.415595357615302">
            <text:p>0.415595</text:p>
          </table:table-cell>
          <table:table-cell table:formula="oooc:=(_K*([.I25]-2*[.H25]+[.G25])) + [.H25]" office:value-type="float" office:value="0.325086881633264">
            <text:p>0.325087</text:p>
          </table:table-cell>
          <table:table-cell table:formula="oooc:=(_K*([.J25]-2*[.I25]+[.H25])) + [.I25]" office:value-type="float" office:value="0.238491434062799">
            <text:p>0.238491</text:p>
          </table:table-cell>
          <table:table-cell table:formula="oooc:=(_K*([.K25]-2*[.J25]+[.I25])) + [.J25]" office:value-type="float" office:value="0.156035188548457">
            <text:p>0.156035</text:p>
          </table:table-cell>
          <table:table-cell table:formula="oooc:=(_K*(_b-2*[.K25]+[.J25])) + [.K25]" office:value-type="float" office:value="0.0770351757368936">
            <text:p>0.077035</text:p>
          </table:table-cell>
          <table:table-cell table:number-columns-repeated="245"/>
        </table:table-row>
        <table:table-row table:style-name="ro1">
          <table:table-cell/>
          <table:table-cell table:formula="oooc:=(_K*([.C26]-2*[.B26]+_a)) + [.B26]" office:value-type="float" office:value="0.886971603414315">
            <text:p>0.886972</text:p>
          </table:table-cell>
          <table:table-cell table:formula="oooc:=(_K*([.D26]-2*[.C26]+[.B26])) + [.C26]" office:value-type="float" office:value="0.793341416035658">
            <text:p>0.793341</text:p>
          </table:table-cell>
          <table:table-cell table:formula="oooc:=(_K*([.E26]-2*[.D26]+[.C26])) + [.D26]" office:value-type="float" office:value="0.698956415640055">
            <text:p>0.698956</text:p>
          </table:table-cell>
          <table:table-cell table:formula="oooc:=(_K*([.F26]-2*[.E26]+[.D26])) + [.E26]" office:value-type="float" office:value="0.604116492063146">
            <text:p>0.604116</text:p>
          </table:table-cell>
          <table:table-cell table:formula="oooc:=(_K*([.G26]-2*[.F26]+[.E26])) + [.F26]" office:value-type="float" office:value="0.509657962878577">
            <text:p>0.509658</text:p>
          </table:table-cell>
          <table:table-cell table:formula="oooc:=(_K*([.H26]-2*[.G26]+[.F26])) + [.G26]" office:value-type="float" office:value="0.416768444087002">
            <text:p>0.416768</text:p>
          </table:table-cell>
          <table:table-cell table:formula="oooc:=(_K*([.I26]-2*[.H26]+[.G26])) + [.H26]" office:value-type="float" office:value="0.326652092997893">
            <text:p>0.326652</text:p>
          </table:table-cell>
          <table:table-cell table:formula="oooc:=(_K*([.J26]-2*[.I26]+[.H26])) + [.I26]" office:value-type="float" office:value="0.240147114885248">
            <text:p>0.240147</text:p>
          </table:table-cell>
          <table:table-cell table:formula="oooc:=(_K*([.K26]-2*[.J26]+[.I26])) + [.J26]" office:value-type="float" office:value="0.157417681629568">
            <text:p>0.157418</text:p>
          </table:table-cell>
          <table:table-cell table:formula="oooc:=(_K*(_b-2*[.K26]+[.J26])) + [.K26]" office:value-type="float" office:value="0.0778211105667614">
            <text:p>0.077821</text:p>
          </table:table-cell>
          <table:table-cell table:number-columns-repeated="245"/>
        </table:table-row>
        <table:table-row table:style-name="ro1">
          <table:table-cell/>
          <table:table-cell table:formula="oooc:=(_K*([.C27]-2*[.B27]+_a)) + [.B27]" office:value-type="float" office:value="0.886757518233623">
            <text:p>0.886758</text:p>
          </table:table-cell>
          <table:table-cell table:formula="oooc:=(_K*([.D27]-2*[.C27]+[.B27])) + [.C27]" office:value-type="float" office:value="0.79303949082888">
            <text:p>0.793039</text:p>
          </table:table-cell>
          <table:table-cell table:formula="oooc:=(_K*([.E27]-2*[.D27]+[.C27])) + [.D27]" office:value-type="float" office:value="0.698774446367532">
            <text:p>0.698774</text:p>
          </table:table-cell>
          <table:table-cell table:formula="oooc:=(_K*([.F27]-2*[.E27]+[.D27])) + [.E27]" office:value-type="float" office:value="0.604269049820082">
            <text:p>0.604269</text:p>
          </table:table-cell>
          <table:table-cell table:formula="oooc:=(_K*([.G27]-2*[.F27]+[.E27])) + [.F27]" office:value-type="float" office:value="0.510285567035774">
            <text:p>0.510286</text:p>
          </table:table-cell>
          <table:table-cell table:formula="oooc:=(_K*([.H27]-2*[.G27]+[.F27])) + [.G27]" office:value-type="float" office:value="0.417877711167988">
            <text:p>0.417878</text:p>
          </table:table-cell>
          <table:table-cell table:formula="oooc:=(_K*([.I27]-2*[.H27]+[.G27])) + [.H27]" office:value-type="float" office:value="0.328096642188479">
            <text:p>0.328097</text:p>
          </table:table-cell>
          <table:table-cell table:formula="oooc:=(_K*([.J27]-2*[.I27]+[.H27])) + [.I27]" office:value-type="float" office:value="0.241657332828034">
            <text:p>0.241657</text:p>
          </table:table-cell>
          <table:table-cell table:formula="oooc:=(_K*([.K27]-2*[.J27]+[.I27])) + [.J27]" office:value-type="float" office:value="0.158670826506717">
            <text:p>0.158671</text:p>
          </table:table-cell>
          <table:table-cell table:formula="oooc:=(_K*(_b-2*[.K27]+[.J27])) + [.K27]" office:value-type="float" office:value="0.0785312947651796">
            <text:p>0.078531</text:p>
          </table:table-cell>
          <table:table-cell table:number-columns-repeated="245"/>
        </table:table-row>
        <table:table-row table:style-name="ro1">
          <table:table-cell/>
          <table:table-cell table:formula="oooc:=(_K*([.C28]-2*[.B28]+_a)) + [.B28]" office:value-type="float" office:value="0.886593931114773">
            <text:p>0.886594</text:p>
          </table:table-cell>
          <table:table-cell table:formula="oooc:=(_K*([.D28]-2*[.C28]+[.B28])) + [.C28]" office:value-type="float" office:value="0.792820684006238">
            <text:p>0.792821</text:p>
          </table:table-cell>
          <table:table-cell table:formula="oooc:=(_K*([.E28]-2*[.D28]+[.C28])) + [.D28]" office:value-type="float" office:value="0.698678305533091">
            <text:p>0.698678</text:p>
          </table:table-cell>
          <table:table-cell table:formula="oooc:=(_K*([.F28]-2*[.E28]+[.D28])) + [.E28]" office:value-type="float" office:value="0.604477815325339">
            <text:p>0.604478</text:p>
          </table:table-cell>
          <table:table-cell table:formula="oooc:=(_K*([.G28]-2*[.F28]+[.E28])) + [.F28]" office:value-type="float" office:value="0.510915817802383">
            <text:p>0.510916</text:p>
          </table:table-cell>
          <table:table-cell table:formula="oooc:=(_K*([.H28]-2*[.G28]+[.F28])) + [.G28]" office:value-type="float" office:value="0.418928425923299">
            <text:p>0.418928</text:p>
          </table:table-cell>
          <table:table-cell table:formula="oooc:=(_K*([.I28]-2*[.H28]+[.G28])) + [.H28]" office:value-type="float" office:value="0.329433346036105">
            <text:p>0.329433</text:p>
          </table:table-cell>
          <table:table-cell table:formula="oooc:=(_K*([.J28]-2*[.I28]+[.H28])) + [.I28]" office:value-type="float" office:value="0.243038454043685">
            <text:p>0.243038</text:p>
          </table:table-cell>
          <table:table-cell table:formula="oooc:=(_K*([.K28]-2*[.J28]+[.I28])) + [.J28]" office:value-type="float" office:value="0.159809616338629">
            <text:p>0.159810</text:p>
          </table:table-cell>
          <table:table-cell table:formula="oooc:=(_K*(_b-2*[.K28]+[.J28])) + [.K28]" office:value-type="float" office:value="0.0791745895557229">
            <text:p>0.079175</text:p>
          </table:table-cell>
          <table:table-cell table:number-columns-repeated="245"/>
        </table:table-row>
        <table:table-row table:style-name="ro1">
          <table:table-cell/>
          <table:table-cell table:formula="oooc:=(_K*([.C29]-2*[.B29]+_a)) + [.B29]" office:value-type="float" office:value="0.886473690961946">
            <text:p>0.886474</text:p>
          </table:table-cell>
          <table:table-cell table:formula="oooc:=(_K*([.D29]-2*[.C29]+[.B29])) + [.C29]" office:value-type="float" office:value="0.792673031460393">
            <text:p>0.792673</text:p>
          </table:table-cell>
          <table:table-cell table:formula="oooc:=(_K*([.E29]-2*[.D29]+[.C29])) + [.D29]" office:value-type="float" office:value="0.698655060839249">
            <text:p>0.698655</text:p>
          </table:table-cell>
          <table:table-cell table:formula="oooc:=(_K*([.F29]-2*[.E29]+[.D29])) + [.E29]" office:value-type="float" office:value="0.604733212399257">
            <text:p>0.604733</text:p>
          </table:table-cell>
          <table:table-cell table:formula="oooc:=(_K*([.G29]-2*[.F29]+[.E29])) + [.F29]" office:value-type="float" office:value="0.511545660059932">
            <text:p>0.511546</text:p>
          </table:table-cell>
          <table:table-cell table:formula="oooc:=(_K*([.H29]-2*[.G29]+[.F29])) + [.G29]" office:value-type="float" office:value="0.419925350720055">
            <text:p>0.419925</text:p>
          </table:table-cell>
          <table:table-cell table:formula="oooc:=(_K*([.I29]-2*[.H29]+[.G29])) + [.H29]" office:value-type="float" office:value="0.330673421194015">
            <text:p>0.330673</text:p>
          </table:table-cell>
          <table:table-cell table:formula="oooc:=(_K*([.J29]-2*[.I29]+[.H29])) + [.I29]" office:value-type="float" office:value="0.244304875758631">
            <text:p>0.244305</text:p>
          </table:table-cell>
          <table:table-cell table:formula="oooc:=(_K*([.K29]-2*[.J29]+[.I29])) + [.J29]" office:value-type="float" office:value="0.160847140707489">
            <text:p>0.160847</text:p>
          </table:table-cell>
          <table:table-cell table:formula="oooc:=(_K*(_b-2*[.K29]+[.J29])) + [.K29]" office:value-type="float" office:value="0.0797587644465962">
            <text:p>0.079759</text:p>
          </table:table-cell>
          <table:table-cell table:number-columns-repeated="245"/>
        </table:table-row>
        <table:table-row table:style-name="ro1">
          <table:table-cell/>
          <table:table-cell table:formula="oooc:=(_K*([.C30]-2*[.B30]+_a)) + [.B30]" office:value-type="float" office:value="0.886390581913043">
            <text:p>0.886391</text:p>
          </table:table-cell>
          <table:table-cell table:formula="oooc:=(_K*([.D30]-2*[.C30]+[.B30])) + [.C30]" office:value-type="float" office:value="0.792586107012557">
            <text:p>0.792586</text:p>
          </table:table-cell>
          <table:table-cell table:formula="oooc:=(_K*([.E30]-2*[.D30]+[.C30])) + [.D30]" office:value-type="float" office:value="0.69869350971171">
            <text:p>0.698694</text:p>
          </table:table-cell>
          <table:table-cell table:formula="oooc:=(_K*([.F30]-2*[.E30]+[.D30])) + [.E30]" office:value-type="float" office:value="0.605026930839524">
            <text:p>0.605027</text:p>
          </table:table-cell>
          <table:table-cell table:formula="oooc:=(_K*([.G30]-2*[.F30]+[.E30])) + [.F30]" office:value-type="float" office:value="0.512172557259711">
            <text:p>0.512173</text:p>
          </table:table-cell>
          <table:table-cell table:formula="oooc:=(_K*([.H30]-2*[.G30]+[.F30])) + [.G30]" office:value-type="float" office:value="0.420872702645589">
            <text:p>0.420873</text:p>
          </table:table-cell>
          <table:table-cell table:formula="oooc:=(_K*([.I30]-2*[.H30]+[.G30])) + [.H30]" office:value-type="float" office:value="0.331826774830277">
            <text:p>0.331827</text:p>
          </table:table-cell>
          <table:table-cell table:formula="oooc:=(_K*([.J30]-2*[.I30]+[.H30])) + [.I30]" office:value-type="float" office:value="0.245469199912328">
            <text:p>0.245469</text:p>
          </table:table-cell>
          <table:table-cell table:formula="oooc:=(_K*([.K30]-2*[.J30]+[.I30])) + [.J30]" office:value-type="float" office:value="0.161794884223588">
            <text:p>0.161795</text:p>
          </table:table-cell>
          <table:table-cell table:formula="oooc:=(_K*(_b-2*[.K30]+[.J30])) + [.K30]" office:value-type="float" office:value="0.0802906091723149">
            <text:p>0.080291</text:p>
          </table:table-cell>
          <table:table-cell table:number-columns-repeated="245"/>
        </table:table-row>
        <table:table-row table:style-name="ro1">
          <table:table-cell/>
          <table:table-cell table:formula="oooc:=(_K*([.C31]-2*[.B31]+_a)) + [.B31]" office:value-type="float" office:value="0.886339190324128">
            <text:p>0.886339</text:p>
          </table:table-cell>
          <table:table-cell table:formula="oooc:=(_K*([.D31]-2*[.C31]+[.B31])) + [.C31]" office:value-type="float" office:value="0.792550858052413">
            <text:p>0.792551</text:p>
          </table:table-cell>
          <table:table-cell table:formula="oooc:=(_K*([.E31]-2*[.D31]+[.C31])) + [.D31]" office:value-type="float" office:value="0.698783917083174">
            <text:p>0.698784</text:p>
          </table:table-cell>
          <table:table-cell table:formula="oooc:=(_K*([.F31]-2*[.E31]+[.D31])) + [.E31]" office:value-type="float" office:value="0.605351812956473">
            <text:p>0.605352</text:p>
          </table:table-cell>
          <table:table-cell table:formula="oooc:=(_K*([.G31]-2*[.F31]+[.E31])) + [.F31]" office:value-type="float" office:value="0.512794364845988">
            <text:p>0.512794</text:p>
          </table:table-cell>
          <table:table-cell table:formula="oooc:=(_K*([.H31]-2*[.G31]+[.F31])) + [.G31]" office:value-type="float" office:value="0.421774273365113">
            <text:p>0.421774</text:p>
          </table:table-cell>
          <table:table-cell table:formula="oooc:=(_K*([.I31]-2*[.H31]+[.G31])) + [.H31]" office:value-type="float" office:value="0.332902115989222">
            <text:p>0.332902</text:p>
          </table:table-cell>
          <table:table-cell table:formula="oooc:=(_K*([.J31]-2*[.I31]+[.H31])) + [.I31]" office:value-type="float" office:value="0.246542503604012">
            <text:p>0.246543</text:p>
          </table:table-cell>
          <table:table-cell table:formula="oooc:=(_K*([.K31]-2*[.J31]+[.I31])) + [.J31]" office:value-type="float" office:value="0.162662900478575">
            <text:p>0.162663</text:p>
          </table:table-cell>
          <table:table-cell table:formula="oooc:=(_K*(_b-2*[.K31]+[.J31])) + [.K31]" office:value-type="float" office:value="0.0807760755238984">
            <text:p>0.080776</text:p>
          </table:table-cell>
          <table:table-cell table:number-columns-repeated="245"/>
        </table:table-row>
        <table:table-row table:style-name="ro1">
          <table:table-cell/>
          <table:table-cell table:formula="oooc:=(_K*([.C32]-2*[.B32]+_a)) + [.B32]" office:value-type="float" office:value="0.886314812422287">
            <text:p>0.886315</text:p>
          </table:table-cell>
          <table:table-cell table:formula="oooc:=(_K*([.D32]-2*[.C32]+[.B32])) + [.C32]" office:value-type="float" office:value="0.792559414573404">
            <text:p>0.792559</text:p>
          </table:table-cell>
          <table:table-cell table:formula="oooc:=(_K*([.E32]-2*[.D32]+[.C32])) + [.D32]" office:value-type="float" office:value="0.698917851820189">
            <text:p>0.698918</text:p>
          </table:table-cell>
          <table:table-cell table:formula="oooc:=(_K*([.F32]-2*[.E32]+[.D32])) + [.E32]" office:value-type="float" office:value="0.605701675362959">
            <text:p>0.605702</text:p>
          </table:table-cell>
          <table:table-cell table:formula="oooc:=(_K*([.G32]-2*[.F32]+[.E32])) + [.F32]" office:value-type="float" office:value="0.513409307497832">
            <text:p>0.513409</text:p>
          </table:table-cell>
          <table:table-cell table:formula="oooc:=(_K*([.H32]-2*[.G32]+[.F32])) + [.G32]" office:value-type="float" office:value="0.422633447007107">
            <text:p>0.422633</text:p>
          </table:table-cell>
          <table:table-cell table:formula="oooc:=(_K*([.I32]-2*[.H32]+[.G32])) + [.H32]" office:value-type="float" office:value="0.333907133985494">
            <text:p>0.333907</text:p>
          </table:table-cell>
          <table:table-cell table:formula="oooc:=(_K*([.J32]-2*[.I32]+[.H32])) + [.I32]" office:value-type="float" office:value="0.247534507307921">
            <text:p>0.247535</text:p>
          </table:table-cell>
          <table:table-cell table:formula="oooc:=(_K*([.K32]-2*[.J32]+[.I32])) + [.J32]" office:value-type="float" office:value="0.163460011746879">
            <text:p>0.163460</text:p>
          </table:table-cell>
          <table:table-cell table:formula="oooc:=(_K*(_b-2*[.K32]+[.J32])) + [.K32]" office:value-type="float" office:value="0.0812203752962095">
            <text:p>0.081220</text:p>
          </table:table-cell>
          <table:table-cell table:number-columns-repeated="245"/>
        </table:table-row>
        <table:table-row table:style-name="ro1">
          <table:table-cell/>
          <table:table-cell table:formula="oooc:=(_K*([.C33]-2*[.B33]+_a)) + [.B33]" office:value-type="float" office:value="0.886313359450315">
            <text:p>0.886313</text:p>
          </table:table-cell>
          <table:table-cell table:formula="oooc:=(_K*([.D33]-2*[.C33]+[.B33])) + [.C33]" office:value-type="float" office:value="0.792604948611671">
            <text:p>0.792605</text:p>
          </table:table-cell>
          <table:table-cell table:formula="oooc:=(_K*([.E33]-2*[.D33]+[.C33])) + [.D33]" office:value-type="float" office:value="0.699088006338583">
            <text:p>0.699088</text:p>
          </table:table-cell>
          <table:table-cell table:formula="oooc:=(_K*([.F33]-2*[.E33]+[.D33])) + [.E33]" office:value-type="float" office:value="0.606071198799801">
            <text:p>0.606071</text:p>
          </table:table-cell>
          <table:table-cell table:formula="oooc:=(_K*([.G33]-2*[.F33]+[.E33])) + [.F33]" office:value-type="float" office:value="0.514015910447593">
            <text:p>0.514016</text:p>
          </table:table-cell>
          <table:table-cell table:formula="oooc:=(_K*([.H33]-2*[.G33]+[.F33])) + [.G33]" office:value-type="float" office:value="0.423453265994752">
            <text:p>0.423453</text:p>
          </table:table-cell>
          <table:table-cell table:formula="oooc:=(_K*([.I33]-2*[.H33]+[.G33])) + [.H33]" office:value-type="float" office:value="0.33484860852311">
            <text:p>0.334849</text:p>
          </table:table-cell>
          <table:table-cell table:formula="oooc:=(_K*([.J33]-2*[.I33]+[.H33])) + [.I33]" office:value-type="float" office:value="0.248453759754534">
            <text:p>0.248454</text:p>
          </table:table-cell>
          <table:table-cell table:formula="oooc:=(_K*([.K33]-2*[.J33]+[.I33])) + [.J33]" office:value-type="float" office:value="0.164193955391028">
            <text:p>0.164194</text:p>
          </table:table-cell>
          <table:table-cell table:formula="oooc:=(_K*(_b-2*[.K33]+[.J33])) + [.K33]" office:value-type="float" office:value="0.0816280797579935">
            <text:p>0.081628</text:p>
          </table:table-cell>
          <table:table-cell table:number-columns-repeated="245"/>
        </table:table-row>
        <table:table-row table:style-name="ro1">
          <table:table-cell/>
          <table:table-cell table:formula="oooc:=(_K*([.C34]-2*[.B34]+_a)) + [.B34]" office:value-type="float" office:value="0.886331282471228">
            <text:p>0.886331</text:p>
          </table:table-cell>
          <table:table-cell table:formula="oooc:=(_K*([.D34]-2*[.C34]+[.B34])) + [.C34]" office:value-type="float" office:value="0.792681536037894">
            <text:p>0.792682</text:p>
          </table:table-cell>
          <table:table-cell table:formula="oooc:=(_K*([.E34]-2*[.D34]+[.C34])) + [.D34]" office:value-type="float" office:value="0.699288060232305">
            <text:p>0.699288</text:p>
          </table:table-cell>
          <table:table-cell table:formula="oooc:=(_K*([.F34]-2*[.E34]+[.D34])) + [.E34]" office:value-type="float" office:value="0.606455806474431">
            <text:p>0.606456</text:p>
          </table:table-cell>
          <table:table-cell table:formula="oooc:=(_K*([.G34]-2*[.F34]+[.E34])) + [.F34]" office:value-type="float" office:value="0.51461296800734">
            <text:p>0.514613</text:p>
          </table:table-cell>
          <table:table-cell table:formula="oooc:=(_K*([.H34]-2*[.G34]+[.F34])) + [.G34]" office:value-type="float" office:value="0.424236460787232">
            <text:p>0.424236</text:p>
          </table:table-cell>
          <table:table-cell table:formula="oooc:=(_K*([.I34]-2*[.H34]+[.G34])) + [.H34]" office:value-type="float" office:value="0.335732532004336">
            <text:p>0.335733</text:p>
          </table:table-cell>
          <table:table-cell table:formula="oooc:=(_K*([.J34]-2*[.I34]+[.H34])) + [.I34]" office:value-type="float" office:value="0.249307777516562">
            <text:p>0.249308</text:p>
          </table:table-cell>
          <table:table-cell table:formula="oooc:=(_K*([.K34]-2*[.J34]+[.I34])) + [.J34]" office:value-type="float" office:value="0.164871526883216">
            <text:p>0.164872</text:p>
          </table:table-cell>
          <table:table-cell table:formula="oooc:=(_K*(_b-2*[.K34]+[.J34])) + [.K34]" office:value-type="float" office:value="0.0820031981080099">
            <text:p>0.082003</text:p>
          </table:table-cell>
          <table:table-cell table:number-columns-repeated="245"/>
        </table:table-row>
        <table:table-row table:style-name="ro1">
          <table:table-cell/>
          <table:table-cell table:formula="oooc:=(_K*([.C35]-2*[.B35]+_a)) + [.B35]" office:value-type="float" office:value="0.8863655020459">
            <text:p>0.886366</text:p>
          </table:table-cell>
          <table:table-cell table:formula="oooc:=(_K*([.D35]-2*[.C35]+[.B35])) + [.C35]" office:value-type="float" office:value="0.792784044288992">
            <text:p>0.792784</text:p>
          </table:table-cell>
          <table:table-cell table:formula="oooc:=(_K*([.E35]-2*[.D35]+[.C35])) + [.D35]" office:value-type="float" office:value="0.699512549051391">
            <text:p>0.699513</text:p>
          </table:table-cell>
          <table:table-cell table:formula="oooc:=(_K*([.F35]-2*[.E35]+[.D35])) + [.E35]" office:value-type="float" office:value="0.606851572590744">
            <text:p>0.606852</text:p>
          </table:table-cell>
          <table:table-cell table:formula="oooc:=(_K*([.G35]-2*[.F35]+[.E35])) + [.F35]" office:value-type="float" office:value="0.515199500506133">
            <text:p>0.515200</text:p>
          </table:table-cell>
          <table:table-cell table:formula="oooc:=(_K*([.H35]-2*[.G35]+[.F35])) + [.G35]" office:value-type="float" office:value="0.424985492162117">
            <text:p>0.424985</text:p>
          </table:table-cell>
          <table:table-cell table:formula="oooc:=(_K*([.I35]-2*[.H35]+[.G35])) + [.H35]" office:value-type="float" office:value="0.336564201722385">
            <text:p>0.336564</text:p>
          </table:table-cell>
          <table:table-cell table:formula="oooc:=(_K*([.J35]-2*[.I35]+[.H35])) + [.I35]" office:value-type="float" office:value="0.250103179058333">
            <text:p>0.250103</text:p>
          </table:table-cell>
          <table:table-cell table:formula="oooc:=(_K*([.K35]-2*[.J35]+[.I35])) + [.J35]" office:value-type="float" office:value="0.165498695626472">
            <text:p>0.165499</text:p>
          </table:table-cell>
          <table:table-cell table:formula="oooc:=(_K*(_b-2*[.K35]+[.J35])) + [.K35]" office:value-type="float" office:value="0.0823492503748886">
            <text:p>0.082349</text:p>
          </table:table-cell>
          <table:table-cell table:number-columns-repeated="245"/>
        </table:table-row>
        <table:table-row table:style-name="ro1">
          <table:table-cell/>
          <table:table-cell table:formula="oooc:=(_K*([.C36]-2*[.B36]+_a)) + [.B36]" office:value-type="float" office:value="0.886413349261273">
            <text:p>0.886413</text:p>
          </table:table-cell>
          <table:table-cell table:formula="oooc:=(_K*([.D36]-2*[.C36]+[.B36])) + [.C36]" office:value-type="float" office:value="0.792908029296715">
            <text:p>0.792908</text:p>
          </table:table-cell>
          <table:table-cell table:formula="oooc:=(_K*([.E36]-2*[.D36]+[.C36])) + [.D36]" office:value-type="float" office:value="0.699756756562173">
            <text:p>0.699757</text:p>
          </table:table-cell>
          <table:table-cell table:formula="oooc:=(_K*([.F36]-2*[.E36]+[.D36])) + [.E36]" office:value-type="float" office:value="0.607255134341158">
            <text:p>0.607255</text:p>
          </table:table-cell>
          <table:table-cell table:formula="oooc:=(_K*([.G36]-2*[.F36]+[.E36])) + [.F36]" office:value-type="float" office:value="0.515774726002371">
            <text:p>0.515775</text:p>
          </table:table-cell>
          <table:table-cell table:formula="oooc:=(_K*([.H36]-2*[.G36]+[.F36])) + [.G36]" office:value-type="float" office:value="0.42570257932383">
            <text:p>0.425703</text:p>
          </table:table-cell>
          <table:table-cell table:formula="oooc:=(_K*([.I36]-2*[.H36]+[.G36])) + [.H36]" office:value-type="float" office:value="0.337348308832657">
            <text:p>0.337348</text:p>
          </table:table-cell>
          <table:table-cell table:formula="oooc:=(_K*([.J36]-2*[.I36]+[.H36])) + [.I36]" office:value-type="float" office:value="0.250845794751209">
            <text:p>0.250846</text:p>
          </table:table-cell>
          <table:table-cell table:formula="oooc:=(_K*([.K36]-2*[.J36]+[.I36])) + [.J36]" office:value-type="float" office:value="0.166080710898583">
            <text:p>0.166081</text:p>
          </table:table-cell>
          <table:table-cell table:formula="oooc:=(_K*(_b-2*[.K36]+[.J36])) + [.K36]" office:value-type="float" office:value="0.0826693283255665">
            <text:p>0.082669</text:p>
          </table:table-cell>
          <table:table-cell table:number-columns-repeated="245"/>
        </table:table-row>
        <table:table-row table:style-name="ro1">
          <table:table-cell/>
          <table:table-cell table:formula="oooc:=(_K*([.C37]-2*[.B37]+_a)) + [.B37]" office:value-type="float" office:value="0.886472512707437">
            <text:p>0.886473</text:p>
          </table:table-cell>
          <table:table-cell table:formula="oooc:=(_K*([.D37]-2*[.C37]+[.B37])) + [.C37]" office:value-type="float" office:value="0.793049648188721">
            <text:p>0.793050</text:p>
          </table:table-cell>
          <table:table-cell table:formula="oooc:=(_K*([.E37]-2*[.D37]+[.C37])) + [.D37]" office:value-type="float" office:value="0.700016616767584">
            <text:p>0.700017</text:p>
          </table:table-cell>
          <table:table-cell table:formula="oooc:=(_K*([.F37]-2*[.E37]+[.D37])) + [.E37]" office:value-type="float" office:value="0.607663619894049">
            <text:p>0.607664</text:p>
          </table:table-cell>
          <table:table-cell table:formula="oooc:=(_K*([.G37]-2*[.F37]+[.E37])) + [.F37]" office:value-type="float" office:value="0.51633803066647">
            <text:p>0.516338</text:p>
          </table:table-cell>
          <table:table-cell table:formula="oooc:=(_K*([.H37]-2*[.G37]+[.F37])) + [.G37]" office:value-type="float" office:value="0.426389729798777">
            <text:p>0.426390</text:p>
          </table:table-cell>
          <table:table-cell table:formula="oooc:=(_K*([.I37]-2*[.H37]+[.G37])) + [.H37]" office:value-type="float" office:value="0.338089011396547">
            <text:p>0.338089</text:p>
          </table:table-cell>
          <table:table-cell table:formula="oooc:=(_K*([.J37]-2*[.I37]+[.H37])) + [.I37]" office:value-type="float" office:value="0.251540766842738">
            <text:p>0.251541</text:p>
          </table:table-cell>
          <table:table-cell table:formula="oooc:=(_K*([.K37]-2*[.J37]+[.I37])) + [.J37]" office:value-type="float" office:value="0.166622191410427">
            <text:p>0.166622</text:p>
          </table:table-cell>
          <table:table-cell table:formula="oooc:=(_K*(_b-2*[.K37]+[.J37])) + [.K37]" office:value-type="float" office:value="0.0829661500245466">
            <text:p>0.082966</text:p>
          </table:table-cell>
          <table:table-cell table:number-columns-repeated="245"/>
        </table:table-row>
        <table:table-row table:style-name="ro1">
          <table:table-cell/>
          <table:table-cell table:formula="oooc:=(_K*([.C38]-2*[.B38]+_a)) + [.B38]" office:value-type="float" office:value="0.886540992953473">
            <text:p>0.886541</text:p>
          </table:table-cell>
          <table:table-cell table:formula="oooc:=(_K*([.D38]-2*[.C38]+[.B38])) + [.C38]" office:value-type="float" office:value="0.793205581427753">
            <text:p>0.793206</text:p>
          </table:table-cell>
          <table:table-cell table:formula="oooc:=(_K*([.E38]-2*[.D38]+[.C38])) + [.D38]" office:value-type="float" office:value="0.700288630586625">
            <text:p>0.700289</text:p>
          </table:table-cell>
          <table:table-cell table:formula="oooc:=(_K*([.F38]-2*[.E38]+[.D38])) + [.E38]" office:value-type="float" office:value="0.608074582952431">
            <text:p>0.608075</text:p>
          </table:table-cell>
          <table:table-cell table:formula="oooc:=(_K*([.G38]-2*[.F38]+[.E38])) + [.F38]" office:value-type="float" office:value="0.516888946010424">
            <text:p>0.516889</text:p>
          </table:table-cell>
          <table:table-cell table:formula="oooc:=(_K*([.H38]-2*[.G38]+[.F38])) + [.G38]" office:value-type="float" office:value="0.427048762784962">
            <text:p>0.427049</text:p>
          </table:table-cell>
          <table:table-cell table:formula="oooc:=(_K*([.I38]-2*[.H38]+[.G38])) + [.H38]" office:value-type="float" office:value="0.338790000935915">
            <text:p>0.338790</text:p>
          </table:table-cell>
          <table:table-cell table:formula="oooc:=(_K*([.J38]-2*[.I38]+[.H38])) + [.I38]" office:value-type="float" office:value="0.252192634491337">
            <text:p>0.252193</text:p>
          </table:table-cell>
          <table:table-cell table:formula="oooc:=(_K*([.K38]-2*[.J38]+[.I38])) + [.J38]" office:value-type="float" office:value="0.167127205028999">
            <text:p>0.167127</text:p>
          </table:table-cell>
          <table:table-cell table:formula="oooc:=(_K*(_b-2*[.K38]+[.J38])) + [.K38]" office:value-type="float" office:value="0.0832421065690801">
            <text:p>0.083242</text:p>
          </table:table-cell>
          <table:table-cell table:number-columns-repeated="245"/>
        </table:table-row>
        <table:table-row table:style-name="ro1">
          <table:table-cell/>
          <table:table-cell table:formula="oooc:=(_K*([.C39]-2*[.B39]+_a)) + [.B39]" office:value-type="float" office:value="0.886617062298292">
            <text:p>0.886617</text:p>
          </table:table-cell>
          <table:table-cell table:formula="oooc:=(_K*([.D39]-2*[.C39]+[.B39])) + [.C39]" office:value-type="float" office:value="0.79337296570159">
            <text:p>0.793373</text:p>
          </table:table-cell>
          <table:table-cell table:formula="oooc:=(_K*([.E39]-2*[.D39]+[.C39])) + [.D39]" office:value-type="float" office:value="0.700569791869398">
            <text:p>0.700570</text:p>
          </table:table-cell>
          <table:table-cell table:formula="oooc:=(_K*([.F39]-2*[.E39]+[.D39])) + [.E39]" office:value-type="float" office:value="0.608485947229306">
            <text:p>0.608486</text:p>
          </table:table-cell>
          <table:table-cell table:formula="oooc:=(_K*([.G39]-2*[.F39]+[.E39])) + [.F39]" office:value-type="float" office:value="0.517427127497042">
            <text:p>0.517427</text:p>
          </table:table-cell>
          <table:table-cell table:formula="oooc:=(_K*([.H39]-2*[.G39]+[.F39])) + [.G39]" office:value-type="float" office:value="0.427681331335528">
            <text:p>0.427681</text:p>
          </table:table-cell>
          <table:table-cell table:formula="oooc:=(_K*([.I39]-2*[.H39]+[.G39])) + [.H39]" office:value-type="float" office:value="0.339454559097703">
            <text:p>0.339455</text:p>
          </table:table-cell>
          <table:table-cell table:formula="oooc:=(_K*([.J39]-2*[.I39]+[.H39])) + [.I39]" office:value-type="float" office:value="0.252805409284233">
            <text:p>0.252805</text:p>
          </table:table-cell>
          <table:table-cell table:formula="oooc:=(_K*([.K39]-2*[.J39]+[.I39])) + [.J39]" office:value-type="float" office:value="0.167599337429967">
            <text:p>0.167599</text:p>
          </table:table-cell>
          <table:table-cell table:formula="oooc:=(_K*(_b-2*[.K39]+[.J39])) + [.K39]" office:value-type="float" office:value="0.0834993033254157">
            <text:p>0.083499</text:p>
          </table:table-cell>
          <table:table-cell table:number-columns-repeated="245"/>
        </table:table-row>
        <table:table-row table:style-name="ro1">
          <table:table-cell/>
          <table:table-cell table:formula="oooc:=(_K*([.C40]-2*[.B40]+_a)) + [.B40]" office:value-type="float" office:value="0.886699229876791">
            <text:p>0.886699</text:p>
          </table:table-cell>
          <table:table-cell table:formula="oooc:=(_K*([.D40]-2*[.C40]+[.B40])) + [.C40]" office:value-type="float" office:value="0.793549334807394">
            <text:p>0.793549</text:p>
          </table:table-cell>
          <table:table-cell table:formula="oooc:=(_K*([.E40]-2*[.D40]+[.C40])) + [.D40]" office:value-type="float" office:value="0.700857523546238">
            <text:p>0.700858</text:p>
          </table:table-cell>
          <table:table-cell table:formula="oooc:=(_K*([.F40]-2*[.E40]+[.D40])) + [.E40]" office:value-type="float" office:value="0.608895957192437">
            <text:p>0.608896</text:p>
          </table:table-cell>
          <table:table-cell table:formula="oooc:=(_K*([.G40]-2*[.F40]+[.E40])) + [.F40]" office:value-type="float" office:value="0.517952336925342">
            <text:p>0.517952</text:p>
          </table:table-cell>
          <table:table-cell table:formula="oooc:=(_K*([.H40]-2*[.G40]+[.F40])) + [.G40]" office:value-type="float" office:value="0.428288940905004">
            <text:p>0.428289</text:p>
          </table:table-cell>
          <table:table-cell table:formula="oooc:=(_K*([.I40]-2*[.H40]+[.G40])) + [.H40]" office:value-type="float" office:value="0.340085608067445">
            <text:p>0.340086</text:p>
          </table:table-cell>
          <table:table-cell table:formula="oooc:=(_K*([.J40]-2*[.I40]+[.H40])) + [.I40]" office:value-type="float" office:value="0.253382640467915">
            <text:p>0.253383</text:p>
          </table:table-cell>
          <table:table-cell table:formula="oooc:=(_K*([.K40]-2*[.J40]+[.I40])) + [.J40]" office:value-type="float" office:value="0.168041752529853">
            <text:p>0.168042</text:p>
          </table:table-cell>
          <table:table-cell table:formula="oooc:=(_K*(_b-2*[.K40]+[.J40])) + [.K40]" office:value-type="float" office:value="0.0837395956370699">
            <text:p>0.083740</text:p>
          </table:table-cell>
          <table:table-cell table:number-columns-repeated="245"/>
        </table:table-row>
        <table:table-row table:style-name="ro1">
          <table:table-cell/>
          <table:table-cell table:formula="oooc:=(_K*([.C41]-2*[.B41]+_a)) + [.B41]" office:value-type="float" office:value="0.886786211034812">
            <text:p>0.886786</text:p>
          </table:table-cell>
          <table:table-cell table:formula="oooc:=(_K*([.D41]-2*[.C41]+[.B41])) + [.C41]" office:value-type="float" office:value="0.79373256833069">
            <text:p>0.793733</text:p>
          </table:table-cell>
          <table:table-cell table:formula="oooc:=(_K*([.E41]-2*[.D41]+[.C41])) + [.D41]" office:value-type="float" office:value="0.70114962150918">
            <text:p>0.701150</text:p>
          </table:table-cell>
          <table:table-cell table:formula="oooc:=(_K*([.F41]-2*[.E41]+[.D41])) + [.E41]" office:value-type="float" office:value="0.609303135627119">
            <text:p>0.609303</text:p>
          </table:table-cell>
          <table:table-cell table:formula="oooc:=(_K*([.G41]-2*[.F41]+[.E41])) + [.F41]" office:value-type="float" office:value="0.518464426624045">
            <text:p>0.518464</text:p>
          </table:table-cell>
          <table:table-cell table:formula="oooc:=(_K*([.H41]-2*[.G41]+[.F41])) + [.G41]" office:value-type="float" office:value="0.428872966178116">
            <text:p>0.428873</text:p>
          </table:table-cell>
          <table:table-cell table:formula="oooc:=(_K*([.I41]-2*[.H41]+[.G41])) + [.H41]" office:value-type="float" office:value="0.340685754162656">
            <text:p>0.340686</text:p>
          </table:table-cell>
          <table:table-cell table:formula="oooc:=(_K*([.J41]-2*[.I41]+[.H41])) + [.I41]" office:value-type="float" office:value="0.253927472332502">
            <text:p>0.253927</text:p>
          </table:table-cell>
          <table:table-cell table:formula="oooc:=(_K*([.K41]-2*[.J41]+[.I41])) + [.J41]" office:value-type="float" office:value="0.168457244947964">
            <text:p>0.168457</text:p>
          </table:table-cell>
          <table:table-cell table:formula="oooc:=(_K*(_b-2*[.K41]+[.J41])) + [.K41]" office:value-type="float" office:value="0.0839646201393552">
            <text:p>0.083965</text:p>
          </table:table-cell>
          <table:table-cell table:number-columns-repeated="245"/>
        </table:table-row>
        <table:table-row table:style-name="ro1">
          <table:table-cell/>
          <table:table-cell table:formula="oooc:=(_K*([.C42]-2*[.B42]+_a)) + [.B42]" office:value-type="float" office:value="0.886876900675735">
            <text:p>0.886877</text:p>
          </table:table-cell>
          <table:table-cell table:formula="oooc:=(_K*([.D42]-2*[.C42]+[.B42])) + [.C42]" office:value-type="float" office:value="0.793920846683735">
            <text:p>0.793921</text:p>
          </table:table-cell>
          <table:table-cell table:formula="oooc:=(_K*([.E42]-2*[.D42]+[.C42])) + [.D42]" office:value-type="float" office:value="0.70144420588496">
            <text:p>0.701444</text:p>
          </table:table-cell>
          <table:table-cell table:formula="oooc:=(_K*([.F42]-2*[.E42]+[.D42])) + [.E42]" office:value-type="float" office:value="0.609706246378714">
            <text:p>0.609706</text:p>
          </table:table-cell>
          <table:table-cell table:formula="oooc:=(_K*([.G42]-2*[.F42]+[.E42])) + [.F42]" office:value-type="float" office:value="0.518963326046903">
            <text:p>0.518963</text:p>
          </table:table-cell>
          <table:table-cell table:formula="oooc:=(_K*([.H42]-2*[.G42]+[.F42])) + [.G42]" office:value-type="float" office:value="0.429434665550304">
            <text:p>0.429435</text:p>
          </table:table-cell>
          <table:table-cell table:formula="oooc:=(_K*([.I42]-2*[.H42]+[.G42])) + [.H42]" office:value-type="float" office:value="0.341257326236778">
            <text:p>0.341257</text:p>
          </table:table-cell>
          <table:table-cell table:formula="oooc:=(_K*([.J42]-2*[.I42]+[.H42])) + [.I42]" office:value-type="float" office:value="0.254442694110749">
            <text:p>0.254443</text:p>
          </table:table-cell>
          <table:table-cell table:formula="oooc:=(_K*([.K42]-2*[.J42]+[.I42])) + [.J42]" office:value-type="float" office:value="0.168848285978336">
            <text:p>0.168848</text:p>
          </table:table-cell>
          <table:table-cell table:formula="oooc:=(_K*(_b-2*[.K42]+[.J42])) + [.K42]" office:value-type="float" office:value="0.0841758220070568">
            <text:p>0.084176</text:p>
          </table:table-cell>
          <table:table-cell table:number-columns-repeated="245"/>
        </table:table-row>
        <table:table-row table:style-name="ro1">
          <table:table-cell/>
          <table:table-cell table:formula="oooc:=(_K*([.C43]-2*[.B43]+_a)) + [.B43]" office:value-type="float" office:value="0.886970349945138">
            <text:p>0.886970</text:p>
          </table:table-cell>
          <table:table-cell table:formula="oooc:=(_K*([.D43]-2*[.C43]+[.B43])) + [.C43]" office:value-type="float" office:value="0.794112611961025">
            <text:p>0.794113</text:p>
          </table:table-cell>
          <table:table-cell table:formula="oooc:=(_K*([.E43]-2*[.D43]+[.C43])) + [.D43]" office:value-type="float" office:value="0.701739678401972">
            <text:p>0.701740</text:p>
          </table:table-cell>
          <table:table-cell table:formula="oooc:=(_K*([.F43]-2*[.E43]+[.D43])) + [.E43]" office:value-type="float" office:value="0.610104262048488">
            <text:p>0.610104</text:p>
          </table:table-cell>
          <table:table-cell table:formula="oooc:=(_K*([.G43]-2*[.F43]+[.E43])) + [.F43]" office:value-type="float" office:value="0.519449029980988">
            <text:p>0.519449</text:p>
          </table:table-cell>
          <table:table-cell table:formula="oooc:=(_K*([.H43]-2*[.G43]+[.F43])) + [.G43]" office:value-type="float" office:value="0.429975194023533">
            <text:p>0.429975</text:p>
          </table:table-cell>
          <table:table-cell table:formula="oooc:=(_K*([.I43]-2*[.H43]+[.G43])) + [.H43]" office:value-type="float" office:value="0.341802409111777">
            <text:p>0.341802</text:p>
          </table:table-cell>
          <table:table-cell table:formula="oooc:=(_K*([.J43]-2*[.I43]+[.H43])) + [.I43]" office:value-type="float" office:value="0.254930783708195">
            <text:p>0.254931</text:p>
          </table:table-cell>
          <table:table-cell table:formula="oooc:=(_K*([.K43]-2*[.J43]+[.I43])) + [.J43]" office:value-type="float" office:value="0.169217063642789">
            <text:p>0.169217</text:p>
          </table:table-cell>
          <table:table-cell table:formula="oooc:=(_K*(_b-2*[.K43]+[.J43])) + [.K43]" office:value-type="float" office:value="0.0843744787927457">
            <text:p>0.084374</text:p>
          </table:table-cell>
          <table:table-cell table:number-columns-repeated="245"/>
        </table:table-row>
        <table:table-row table:style-name="ro1">
          <table:table-cell/>
          <table:table-cell table:formula="oooc:=(_K*([.C44]-2*[.B44]+_a)) + [.B44]" office:value-type="float" office:value="0.887065745909934">
            <text:p>0.887066</text:p>
          </table:table-cell>
          <table:table-cell table:formula="oooc:=(_K*([.D44]-2*[.C44]+[.B44])) + [.C44]" office:value-type="float" office:value="0.794306533731049">
            <text:p>0.794307</text:p>
          </table:table-cell>
          <table:table-cell table:formula="oooc:=(_K*([.E44]-2*[.D44]+[.C44])) + [.D44]" office:value-type="float" office:value="0.7020346852842">
            <text:p>0.702035</text:p>
          </table:table-cell>
          <table:table-cell table:formula="oooc:=(_K*([.F44]-2*[.E44]+[.D44])) + [.E44]" office:value-type="float" office:value="0.610496335762881">
            <text:p>0.610496</text:p>
          </table:table-cell>
          <table:table-cell table:formula="oooc:=(_K*([.G44]-2*[.F44]+[.E44])) + [.F44]" office:value-type="float" office:value="0.519921588425006">
            <text:p>0.519922</text:p>
          </table:table-cell>
          <table:table-cell table:formula="oooc:=(_K*([.H44]-2*[.G44]+[.F44])) + [.G44]" office:value-type="float" office:value="0.430495614441812">
            <text:p>0.430496</text:p>
          </table:table-cell>
          <table:table-cell table:formula="oooc:=(_K*([.I44]-2*[.H44]+[.G44])) + [.H44]" office:value-type="float" office:value="0.342322872915047">
            <text:p>0.342323</text:p>
          </table:table-cell>
          <table:table-cell table:formula="oooc:=(_K*([.J44]-2*[.I44]+[.H44])) + [.I44]" office:value-type="float" office:value="0.255393945843466">
            <text:p>0.255394</text:p>
          </table:table-cell>
          <table:table-cell table:formula="oooc:=(_K*([.K44]-2*[.J44]+[.I44])) + [.J44]" office:value-type="float" office:value="0.169565517728934">
            <text:p>0.169566</text:p>
          </table:table-cell>
          <table:table-cell table:formula="oooc:=(_K*(_b-2*[.K44]+[.J44])) + [.K44]" office:value-type="float" office:value="0.0845617212156649">
            <text:p>0.084562</text:p>
          </table:table-cell>
          <table:table-cell table:number-columns-repeated="245"/>
        </table:table-row>
        <table:table-row table:style-name="ro1">
          <table:table-cell/>
          <table:table-cell table:formula="oooc:=(_K*([.C45]-2*[.B45]+_a)) + [.B45]" office:value-type="float" office:value="0.887162393810903">
            <text:p>0.887162</text:p>
          </table:table-cell>
          <table:table-cell table:formula="oooc:=(_K*([.D45]-2*[.C45]+[.B45])) + [.C45]" office:value-type="float" office:value="0.794501479223863">
            <text:p>0.794501</text:p>
          </table:table-cell>
          <table:table-cell table:formula="oooc:=(_K*([.E45]-2*[.D45]+[.C45])) + [.D45]" office:value-type="float" office:value="0.702328084854412">
            <text:p>0.702328</text:p>
          </table:table-cell>
          <table:table-cell table:formula="oooc:=(_K*([.F45]-2*[.E45]+[.D45])) + [.E45]" office:value-type="float" office:value="0.610881776636258">
            <text:p>0.610882</text:p>
          </table:table-cell>
          <table:table-cell table:formula="oooc:=(_K*([.G45]-2*[.F45]+[.E45])) + [.F45]" office:value-type="float" office:value="0.520381097766879">
            <text:p>0.520381</text:p>
          </table:table-cell>
          <table:table-cell table:formula="oooc:=(_K*([.H45]-2*[.G45]+[.F45])) + [.G45]" office:value-type="float" office:value="0.430996907424384">
            <text:p>0.430997</text:p>
          </table:table-cell>
          <table:table-cell table:formula="oooc:=(_K*([.I45]-2*[.H45]+[.G45])) + [.H45]" office:value-type="float" office:value="0.342820398697121">
            <text:p>0.342820</text:p>
          </table:table-cell>
          <table:table-cell table:formula="oooc:=(_K*([.J45]-2*[.I45]+[.H45])) + [.I45]" office:value-type="float" office:value="0.255834145426286">
            <text:p>0.255834</text:p>
          </table:table-cell>
          <table:table-cell table:formula="oooc:=(_K*([.K45]-2*[.J45]+[.I45])) + [.J45]" office:value-type="float" office:value="0.169895370369439">
            <text:p>0.169895</text:p>
          </table:table-cell>
          <table:table-cell table:formula="oooc:=(_K*(_b-2*[.K45]+[.J45])) + [.K45]" office:value-type="float" office:value="0.0847385513347067">
            <text:p>0.084739</text:p>
          </table:table-cell>
          <table:table-cell table:number-columns-repeated="245"/>
        </table:table-row>
        <table:table-row table:style-name="ro1">
          <table:table-cell/>
          <table:table-cell table:formula="oooc:=(_K*([.C46]-2*[.B46]+_a)) + [.B46]" office:value-type="float" office:value="0.887259701588223">
            <text:p>0.887260</text:p>
          </table:table-cell>
          <table:table-cell table:formula="oooc:=(_K*([.D46]-2*[.C46]+[.B46])) + [.C46]" office:value-type="float" office:value="0.794696487310899">
            <text:p>0.794696</text:p>
          </table:table-cell>
          <table:table-cell table:formula="oooc:=(_K*([.E46]-2*[.D46]+[.C46])) + [.D46]" office:value-type="float" office:value="0.702618919314931">
            <text:p>0.702619</text:p>
          </table:table-cell>
          <table:table-cell table:formula="oooc:=(_K*([.F46]-2*[.E46]+[.D46])) + [.E46]" office:value-type="float" office:value="0.611260028375768">
            <text:p>0.611260</text:p>
          </table:table-cell>
          <table:table-cell table:formula="oooc:=(_K*([.G46]-2*[.F46]+[.E46])) + [.F46]" office:value-type="float" office:value="0.520827693177633">
            <text:p>0.520828</text:p>
          </table:table-cell>
          <table:table-cell table:formula="oooc:=(_K*([.H46]-2*[.G46]+[.F46])) + [.G46]" office:value-type="float" office:value="0.431479980070476">
            <text:p>0.431480</text:p>
          </table:table-cell>
          <table:table-cell table:formula="oooc:=(_K*([.I46]-2*[.H46]+[.G46])) + [.H46]" office:value-type="float" office:value="0.343296500879692">
            <text:p>0.343297</text:p>
          </table:table-cell>
          <table:table-cell table:formula="oooc:=(_K*([.J46]-2*[.I46]+[.H46])) + [.I46]" office:value-type="float" office:value="0.256253136711881">
            <text:p>0.256253</text:p>
          </table:table-cell>
          <table:table-cell table:formula="oooc:=(_K*([.K46]-2*[.J46]+[.I46])) + [.J46]" office:value-type="float" office:value="0.170208152778285">
            <text:p>0.170208</text:p>
          </table:table-cell>
          <table:table-cell table:formula="oooc:=(_K*(_b-2*[.K46]+[.J46])) + [.K46]" office:value-type="float" office:value="0.084905858414717">
            <text:p>0.084906</text:p>
          </table:table-cell>
          <table:table-cell table:number-columns-repeated="245"/>
        </table:table-row>
        <table:table-row table:style-name="ro1">
          <table:table-cell/>
          <table:table-cell table:formula="oooc:=(_K*([.C47]-2*[.B47]+_a)) + [.B47]" office:value-type="float" office:value="0.887357166378501">
            <text:p>0.887357</text:p>
          </table:table-cell>
          <table:table-cell table:formula="oooc:=(_K*([.D47]-2*[.C47]+[.B47])) + [.C47]" office:value-type="float" office:value="0.794890745823441">
            <text:p>0.794891</text:p>
          </table:table-cell>
          <table:table-cell table:formula="oooc:=(_K*([.E47]-2*[.D47]+[.C47])) + [.D47]" office:value-type="float" office:value="0.702906390137653">
            <text:p>0.702906</text:p>
          </table:table-cell>
          <table:table-cell table:formula="oooc:=(_K*([.F47]-2*[.E47]+[.D47])) + [.E47]" office:value-type="float" office:value="0.611630650672179">
            <text:p>0.611631</text:p>
          </table:table-cell>
          <table:table-cell table:formula="oooc:=(_K*([.G47]-2*[.F47]+[.E47])) + [.F47]" office:value-type="float" office:value="0.521261542014024">
            <text:p>0.521262</text:p>
          </table:table-cell>
          <table:table-cell table:formula="oooc:=(_K*([.H47]-2*[.G47]+[.F47])) + [.G47]" office:value-type="float" office:value="0.431945673637025">
            <text:p>0.431946</text:p>
          </table:table-cell>
          <table:table-cell table:formula="oooc:=(_K*([.I47]-2*[.H47]+[.G47])) + [.H47]" office:value-type="float" office:value="0.343752546888881">
            <text:p>0.343753</text:p>
          </table:table-cell>
          <table:table-cell table:formula="oooc:=(_K*([.J47]-2*[.I47]+[.H47])) + [.I47]" office:value-type="float" office:value="0.256652488805567">
            <text:p>0.256652</text:p>
          </table:table-cell>
          <table:table-cell table:formula="oooc:=(_K*([.K47]-2*[.J47]+[.I47])) + [.J47]" office:value-type="float" office:value="0.170505228606296">
            <text:p>0.170505</text:p>
          </table:table-cell>
          <table:table-cell table:formula="oooc:=(_K*(_b-2*[.K47]+[.J47])) + [.K47]" office:value-type="float" office:value="0.0850644327942573">
            <text:p>0.085064</text:p>
          </table:table-cell>
          <table:table-cell table:number-columns-repeated="245"/>
        </table:table-row>
        <table:table-row table:style-name="ro1">
          <table:table-cell/>
          <table:table-cell table:formula="oooc:=(_K*([.C48]-2*[.B48]+_a)) + [.B48]" office:value-type="float" office:value="0.887454362741573">
            <text:p>0.887454</text:p>
          </table:table-cell>
          <table:table-cell table:formula="oooc:=(_K*([.D48]-2*[.C48]+[.B48])) + [.C48]" office:value-type="float" office:value="0.79508357177115">
            <text:p>0.795084</text:p>
          </table:table-cell>
          <table:table-cell table:formula="oooc:=(_K*([.E48]-2*[.D48]+[.C48])) + [.D48]" office:value-type="float" office:value="0.703189836625779">
            <text:p>0.703190</text:p>
          </table:table-cell>
          <table:table-cell table:formula="oooc:=(_K*([.F48]-2*[.E48]+[.D48])) + [.E48]" office:value-type="float" office:value="0.611993302995107">
            <text:p>0.611993</text:p>
          </table:table-cell>
          <table:table-cell table:formula="oooc:=(_K*([.G48]-2*[.F48]+[.E48])) + [.F48]" office:value-type="float" office:value="0.521682838126486">
            <text:p>0.521683</text:p>
          </table:table-cell>
          <table:table-cell table:formula="oooc:=(_K*([.H48]-2*[.G48]+[.F48])) + [.G48]" office:value-type="float" office:value="0.432394770288567">
            <text:p>0.432395</text:p>
          </table:table-cell>
          <table:table-cell table:formula="oooc:=(_K*([.I48]-2*[.H48]+[.G48])) + [.H48]" office:value-type="float" office:value="0.344189774354813">
            <text:p>0.344190</text:p>
          </table:table-cell>
          <table:table-cell table:formula="oooc:=(_K*([.J48]-2*[.I48]+[.H48])) + [.I48]" office:value-type="float" office:value="0.257033607959184">
            <text:p>0.257034</text:p>
          </table:table-cell>
          <table:table-cell table:formula="oooc:=(_K*([.K48]-2*[.J48]+[.I48])) + [.J48]" office:value-type="float" office:value="0.170787814361189">
            <text:p>0.170788</text:p>
          </table:table-cell>
          <table:table-cell table:formula="oooc:=(_K*(_b-2*[.K48]+[.J48])) + [.K48]" office:value-type="float" office:value="0.0852149780013699">
            <text:p>0.085215</text:p>
          </table:table-cell>
          <table:table-cell table:number-columns-repeated="245"/>
        </table:table-row>
        <table:table-row table:style-name="ro1">
          <table:table-cell/>
          <table:table-cell table:formula="oooc:=(_K*([.C49]-2*[.B49]+_a)) + [.B49]" office:value-type="float" office:value="0.887550932393271">
            <text:p>0.887551</text:p>
          </table:table-cell>
          <table:table-cell table:formula="oooc:=(_K*([.D49]-2*[.C49]+[.B49])) + [.C49]" office:value-type="float" office:value="0.795274394101171">
            <text:p>0.795274</text:p>
          </table:table-cell>
          <table:table-cell table:formula="oooc:=(_K*([.E49]-2*[.D49]+[.C49])) + [.D49]" office:value-type="float" office:value="0.703468717231658">
            <text:p>0.703469</text:p>
          </table:table-cell>
          <table:table-cell table:formula="oooc:=(_K*([.F49]-2*[.E49]+[.D49])) + [.E49]" office:value-type="float" office:value="0.612347730499927">
            <text:p>0.612348</text:p>
          </table:table-cell>
          <table:table-cell table:formula="oooc:=(_K*([.G49]-2*[.F49]+[.E49])) + [.F49]" office:value-type="float" office:value="0.522091796938767">
            <text:p>0.522092</text:p>
          </table:table-cell>
          <table:table-cell table:formula="oooc:=(_K*([.H49]-2*[.G49]+[.F49])) + [.G49]" office:value-type="float" office:value="0.432827999050233">
            <text:p>0.432828</text:p>
          </table:table-cell>
          <table:table-cell table:formula="oooc:=(_K*([.I49]-2*[.H49]+[.G49])) + [.H49]" office:value-type="float" office:value="0.344609306170063">
            <text:p>0.344609</text:p>
          </table:table-cell>
          <table:table-cell table:formula="oooc:=(_K*([.J49]-2*[.I49]+[.H49])) + [.I49]" office:value-type="float" office:value="0.257397757078238">
            <text:p>0.257398</text:p>
          </table:table-cell>
          <table:table-cell table:formula="oooc:=(_K*([.K49]-2*[.J49]+[.I49])) + [.J49]" office:value-type="float" office:value="0.171056997256459">
            <text:p>0.171057</text:p>
          </table:table-cell>
          <table:table-cell table:formula="oooc:=(_K*(_b-2*[.K49]+[.J49])) + [.K49]" office:value-type="float" office:value="0.0853581213447495">
            <text:p>0.085358</text:p>
          </table:table-cell>
          <table:table-cell table:number-columns-repeated="245"/>
        </table:table-row>
        <table:table-row table:style-name="ro1">
          <table:table-cell/>
          <table:table-cell table:formula="oooc:=(_K*([.C50]-2*[.B50]+_a)) + [.B50]" office:value-type="float" office:value="0.887646575255619">
            <text:p>0.887647</text:p>
          </table:table-cell>
          <table:table-cell table:formula="oooc:=(_K*([.D50]-2*[.C50]+[.B50])) + [.C50]" office:value-type="float" office:value="0.795462738670206">
            <text:p>0.795463</text:p>
          </table:table-cell>
          <table:table-cell table:formula="oooc:=(_K*([.E50]-2*[.D50]+[.C50])) + [.D50]" office:value-type="float" office:value="0.703742593286771">
            <text:p>0.703743</text:p>
          </table:table-cell>
          <table:table-cell table:formula="oooc:=(_K*([.F50]-2*[.E50]+[.D50])) + [.E50]" office:value-type="float" office:value="0.612693751768156">
            <text:p>0.612694</text:p>
          </table:table-cell>
          <table:table-cell table:formula="oooc:=(_K*([.G50]-2*[.F50]+[.E50])) + [.F50]" office:value-type="float" office:value="0.522488651207818">
            <text:p>0.522489</text:p>
          </table:table-cell>
          <table:table-cell table:formula="oooc:=(_K*([.H50]-2*[.G50]+[.F50])) + [.G50]" office:value-type="float" office:value="0.433246041053579">
            <text:p>0.433246</text:p>
          </table:table-cell>
          <table:table-cell table:formula="oooc:=(_K*([.I50]-2*[.H50]+[.G50])) + [.H50]" office:value-type="float" office:value="0.345012163685401">
            <text:p>0.345012</text:p>
          </table:table-cell>
          <table:table-cell table:formula="oooc:=(_K*([.J50]-2*[.I50]+[.H50])) + [.I50]" office:value-type="float" office:value="0.257746072786257">
            <text:p>0.257746</text:p>
          </table:table-cell>
          <table:table-cell table:formula="oooc:=(_K*([.K50]-2*[.J50]+[.I50])) + [.J50]" office:value-type="float" office:value="0.171313750820487">
            <text:p>0.171314</text:p>
          </table:table-cell>
          <table:table-cell table:formula="oooc:=(_K*(_b-2*[.K50]+[.J50])) + [.K50]" office:value-type="float" office:value="0.0854944231715337">
            <text:p>0.085494</text:p>
          </table:table-cell>
          <table:table-cell table:number-columns-repeated="245"/>
        </table:table-row>
        <table:table-row table:style-name="ro1">
          <table:table-cell/>
          <table:table-cell table:formula="oooc:=(_K*([.C51]-2*[.B51]+_a)) + [.B51]" office:value-type="float" office:value="0.887741041655703">
            <text:p>0.887741</text:p>
          </table:table-cell>
          <table:table-cell table:formula="oooc:=(_K*([.D51]-2*[.C51]+[.B51])) + [.C51]" office:value-type="float" office:value="0.795648215150997">
            <text:p>0.795648</text:p>
          </table:table-cell>
          <table:table-cell table:formula="oooc:=(_K*([.E51]-2*[.D51]+[.C51])) + [.D51]" office:value-type="float" office:value="0.704011114832699">
            <text:p>0.704011</text:p>
          </table:table-cell>
          <table:table-cell table:formula="oooc:=(_K*([.F51]-2*[.E51]+[.D51])) + [.E51]" office:value-type="float" office:value="0.613031248151466">
            <text:p>0.613031</text:p>
          </table:table-cell>
          <table:table-cell table:formula="oooc:=(_K*([.G51]-2*[.F51]+[.E51])) + [.F51]" office:value-type="float" office:value="0.522873647370257">
            <text:p>0.522874</text:p>
          </table:table-cell>
          <table:table-cell table:formula="oooc:=(_K*([.H51]-2*[.G51]+[.F51])) + [.G51]" office:value-type="float" office:value="0.433649534168003">
            <text:p>0.433650</text:p>
          </table:table-cell>
          <table:table-cell table:formula="oooc:=(_K*([.I51]-2*[.H51]+[.G51])) + [.H51]" office:value-type="float" office:value="0.345399278273014">
            <text:p>0.345399</text:p>
          </table:table-cell>
          <table:table-cell table:formula="oooc:=(_K*([.J51]-2*[.I51]+[.H51])) + [.I51]" office:value-type="float" office:value="0.258079580359606">
            <text:p>0.258080</text:p>
          </table:table-cell>
          <table:table-cell table:formula="oooc:=(_K*([.K51]-2*[.J51]+[.I51])) + [.J51]" office:value-type="float" office:value="0.171558948547213">
            <text:p>0.171559</text:p>
          </table:table-cell>
          <table:table-cell table:formula="oooc:=(_K*(_b-2*[.K51]+[.J51])) + [.K51]" office:value-type="float" office:value="0.0856243849625014">
            <text:p>0.085624</text:p>
          </table:table-cell>
          <table:table-cell table:number-columns-repeated="245"/>
        </table:table-row>
        <table:table-row table:style-name="ro1">
          <table:table-cell/>
          <table:table-cell table:formula="oooc:=(_K*([.C52]-2*[.B52]+_a)) + [.B52]" office:value-type="float" office:value="0.887834125528036">
            <text:p>0.887834</text:p>
          </table:table-cell>
          <table:table-cell table:formula="oooc:=(_K*([.D52]-2*[.C52]+[.B52])) + [.C52]" office:value-type="float" office:value="0.79583050562556">
            <text:p>0.795831</text:p>
          </table:table-cell>
          <table:table-cell table:formula="oooc:=(_K*([.E52]-2*[.D52]+[.C52])) + [.D52]" office:value-type="float" office:value="0.704274008287525">
            <text:p>0.704274</text:p>
          </table:table-cell>
          <table:table-cell table:formula="oooc:=(_K*([.F52]-2*[.E52]+[.D52])) + [.E52]" office:value-type="float" office:value="0.613360154511476">
            <text:p>0.613360</text:p>
          </table:table-cell>
          <table:table-cell table:formula="oooc:=(_K*([.G52]-2*[.F52]+[.E52])) + [.F52]" office:value-type="float" office:value="0.523247042401839">
            <text:p>0.523247</text:p>
          </table:table-cell>
          <table:table-cell table:formula="oooc:=(_K*([.H52]-2*[.G52]+[.F52])) + [.G52]" office:value-type="float" office:value="0.434039077090909">
            <text:p>0.434039</text:p>
          </table:table-cell>
          <table:table-cell table:formula="oooc:=(_K*([.I52]-2*[.H52]+[.G52])) + [.H52]" office:value-type="float" office:value="0.345771501465647">
            <text:p>0.345772</text:p>
          </table:table-cell>
          <table:table-cell table:formula="oooc:=(_K*([.J52]-2*[.I52]+[.H52])) + [.I52]" office:value-type="float" office:value="0.258399206800012">
            <text:p>0.258399</text:p>
          </table:table-cell>
          <table:table-cell table:formula="oooc:=(_K*([.K52]-2*[.J52]+[.I52])) + [.J52]" office:value-type="float" office:value="0.171793375838286">
            <text:p>0.171793</text:p>
          </table:table-cell>
          <table:table-cell table:formula="oooc:=(_K*(_b-2*[.K52]+[.J52])) + [.K52]" office:value-type="float" office:value="0.0857484564113857">
            <text:p>0.085748</text:p>
          </table:table-cell>
          <table:table-cell table:number-columns-repeated="245"/>
        </table:table-row>
        <table:table-row table:style-name="ro1">
          <table:table-cell/>
          <table:table-cell table:formula="oooc:=(_K*([.C53]-2*[.B53]+_a)) + [.B53]" office:value-type="float" office:value="0.887925658492328">
            <text:p>0.887926</text:p>
          </table:table-cell>
          <table:table-cell table:formula="oooc:=(_K*([.D53]-2*[.C53]+[.B53])) + [.C53]" office:value-type="float" office:value="0.796009354651337">
            <text:p>0.796009</text:p>
          </table:table-cell>
          <table:table-cell table:formula="oooc:=(_K*([.E53]-2*[.D53]+[.C53])) + [.D53]" office:value-type="float" office:value="0.704531065712319">
            <text:p>0.704531</text:p>
          </table:table-cell>
          <table:table-cell table:formula="oooc:=(_K*([.F53]-2*[.E53]+[.D53])) + [.E53]" office:value-type="float" office:value="0.613680451178041">
            <text:p>0.613680</text:p>
          </table:table-cell>
          <table:table-cell table:formula="oooc:=(_K*([.G53]-2*[.F53]+[.E53])) + [.F53]" office:value-type="float" office:value="0.523609101121322">
            <text:p>0.523609</text:p>
          </table:table-cell>
          <table:table-cell table:formula="oooc:=(_K*([.H53]-2*[.G53]+[.F53])) + [.G53]" office:value-type="float" office:value="0.434415232965176">
            <text:p>0.434415</text:p>
          </table:table-cell>
          <table:table-cell table:formula="oooc:=(_K*([.I53]-2*[.H53]+[.G53])) + [.H53]" office:value-type="float" office:value="0.346129613849498">
            <text:p>0.346130</text:p>
          </table:table-cell>
          <table:table-cell table:formula="oooc:=(_K*([.J53]-2*[.I53]+[.H53])) + [.I53]" office:value-type="float" office:value="0.258705792281576">
            <text:p>0.258706</text:p>
          </table:table-cell>
          <table:table-cell table:formula="oooc:=(_K*([.K53]-2*[.J53]+[.I53])) + [.J53]" office:value-type="float" office:value="0.172017740452216">
            <text:p>0.172018</text:p>
          </table:table-cell>
          <table:table-cell table:formula="oooc:=(_K*(_b-2*[.K53]+[.J53])) + [.K53]" office:value-type="float" office:value="0.0858670416175915">
            <text:p>0.085867</text:p>
          </table:table-cell>
          <table:table-cell table:number-columns-repeated="245"/>
        </table:table-row>
        <table:table-row table:style-name="ro1">
          <table:table-cell/>
          <table:table-cell table:formula="oooc:=(_K*([.C54]-2*[.B54]+_a)) + [.B54]" office:value-type="float" office:value="0.888015504695497">
            <text:p>0.888016</text:p>
          </table:table-cell>
          <table:table-cell table:formula="oooc:=(_K*([.D54]-2*[.C54]+[.B54])) + [.C54]" office:value-type="float" office:value="0.796184560612126">
            <text:p>0.796185</text:p>
          </table:table-cell>
          <table:table-cell table:formula="oooc:=(_K*([.E54]-2*[.D54]+[.C54])) + [.D54]" office:value-type="float" office:value="0.704782135474215">
            <text:p>0.704782</text:p>
          </table:table-cell>
          <table:table-cell table:formula="oooc:=(_K*([.F54]-2*[.E54]+[.D54])) + [.E54]" office:value-type="float" office:value="0.613992156969065">
            <text:p>0.613992</text:p>
          </table:table-cell>
          <table:table-cell table:formula="oooc:=(_K*([.G54]-2*[.F54]+[.E54])) + [.F54]" office:value-type="float" office:value="0.523960093881551">
            <text:p>0.523960</text:p>
          </table:table-cell>
          <table:table-cell table:formula="oooc:=(_K*([.H54]-2*[.G54]+[.F54])) + [.G54]" office:value-type="float" office:value="0.434778532581363">
            <text:p>0.434779</text:p>
          </table:table-cell>
          <table:table-cell table:formula="oooc:=(_K*([.I54]-2*[.H54]+[.G54])) + [.H54]" office:value-type="float" office:value="0.3464743328686">
            <text:p>0.346474</text:p>
          </table:table-cell>
          <table:table-cell table:formula="oooc:=(_K*([.J54]-2*[.I54]+[.H54])) + [.I54]" office:value-type="float" office:value="0.259000100177001">
            <text:p>0.259000</text:p>
          </table:table-cell>
          <table:table-cell table:formula="oooc:=(_K*([.K54]-2*[.J54]+[.I54])) + [.J54]" office:value-type="float" office:value="0.17223268165011">
            <text:p>0.172233</text:p>
          </table:table-cell>
          <table:table-cell table:formula="oooc:=(_K*(_b-2*[.K54]+[.J54])) + [.K54]" office:value-type="float" office:value="0.0859805045044049">
            <text:p>0.085981</text:p>
          </table:table-cell>
          <table:table-cell table:number-columns-repeated="245"/>
        </table:table-row>
        <table:table-row table:style-name="ro1">
          <table:table-cell/>
          <table:table-cell table:formula="oooc:=(_K*([.C55]-2*[.B55]+_a)) + [.B55]" office:value-type="float" office:value="0.888103556320447">
            <text:p>0.888104</text:p>
          </table:table-cell>
          <table:table-cell table:formula="oooc:=(_K*([.D55]-2*[.C55]+[.B55])) + [.C55]" office:value-type="float" office:value="0.79635596819031">
            <text:p>0.796356</text:p>
          </table:table-cell>
          <table:table-cell table:formula="oooc:=(_K*([.E55]-2*[.D55]+[.C55])) + [.D55]" office:value-type="float" office:value="0.705027114127319">
            <text:p>0.705027</text:p>
          </table:table-cell>
          <table:table-cell table:formula="oooc:=(_K*([.F55]-2*[.E55]+[.D55])) + [.E55]" office:value-type="float" office:value="0.614295323136119">
            <text:p>0.614295</text:p>
          </table:table-cell>
          <table:table-cell table:formula="oooc:=(_K*([.G55]-2*[.F55]+[.E55])) + [.F55]" office:value-type="float" office:value="0.524300294596481">
            <text:p>0.524300</text:p>
          </table:table-cell>
          <table:table-cell table:formula="oooc:=(_K*([.H55]-2*[.G55]+[.F55])) + [.G55]" office:value-type="float" office:value="0.435129477216333">
            <text:p>0.435129</text:p>
          </table:table-cell>
          <table:table-cell table:formula="oooc:=(_K*([.I55]-2*[.H55]+[.G55])) + [.H55]" office:value-type="float" office:value="0.346806319677066">
            <text:p>0.346806</text:p>
          </table:table-cell>
          <table:table-cell table:formula="oooc:=(_K*([.J55]-2*[.I55]+[.H55])) + [.I55]" office:value-type="float" office:value="0.259282825842884">
            <text:p>0.259283</text:p>
          </table:table-cell>
          <table:table-cell table:formula="oooc:=(_K*([.K55]-2*[.J55]+[.I55])) + [.J55]" office:value-type="float" office:value="0.172438778202584">
            <text:p>0.172439</text:p>
          </table:table-cell>
          <table:table-cell table:formula="oooc:=(_K*(_b-2*[.K55]+[.J55])) + [.K55]" office:value-type="float" office:value="0.086089173560925">
            <text:p>0.086089</text:p>
          </table:table-cell>
          <table:table-cell table:number-columns-repeated="245"/>
        </table:table-row>
        <table:table-row table:style-name="ro1">
          <table:table-cell/>
          <table:table-cell table:formula="oooc:=(_K*([.C56]-2*[.B56]+_a)) + [.B56]" office:value-type="float" office:value="0.88818972967671">
            <text:p>0.888190</text:p>
          </table:table-cell>
          <table:table-cell table:formula="oooc:=(_K*([.D56]-2*[.C56]+[.B56])) + [.C56]" office:value-type="float" office:value="0.796523461817168">
            <text:p>0.796523</text:p>
          </table:table-cell>
          <table:table-cell table:formula="oooc:=(_K*([.E56]-2*[.D56]+[.C56])) + [.D56]" office:value-type="float" office:value="0.705265939356036">
            <text:p>0.705266</text:p>
          </table:table-cell>
          <table:table-cell table:formula="oooc:=(_K*([.F56]-2*[.E56]+[.D56])) + [.E56]" office:value-type="float" office:value="0.614590028116744">
            <text:p>0.614590</text:p>
          </table:table-cell>
          <table:table-cell table:formula="oooc:=(_K*([.G56]-2*[.F56]+[.E56])) + [.F56]" office:value-type="float" office:value="0.524629979060277">
            <text:p>0.524630</text:p>
          </table:table-cell>
          <table:table-cell table:formula="oooc:=(_K*([.H56]-2*[.G56]+[.F56])) + [.G56]" office:value-type="float" office:value="0.435468541152685">
            <text:p>0.435469</text:p>
          </table:table-cell>
          <table:table-cell table:formula="oooc:=(_K*([.I56]-2*[.H56]+[.G56])) + [.H56]" office:value-type="float" office:value="0.3471261851591">
            <text:p>0.347126</text:p>
          </table:table-cell>
          <table:table-cell table:formula="oooc:=(_K*([.J56]-2*[.I56]+[.H56])) + [.I56]" office:value-type="float" office:value="0.259554604320437">
            <text:p>0.259555</text:p>
          </table:table-cell>
          <table:table-cell table:formula="oooc:=(_K*([.K56]-2*[.J56]+[.I56])) + [.J56]" office:value-type="float" office:value="0.172636555402041">
            <text:p>0.172637</text:p>
          </table:table-cell>
          <table:table-cell table:formula="oooc:=(_K*(_b-2*[.K56]+[.J56])) + [.K56]" office:value-type="float" office:value="0.0861933459932187">
            <text:p>0.086193</text:p>
          </table:table-cell>
          <table:table-cell table:number-columns-repeated="245"/>
        </table:table-row>
        <table:table-row table:style-name="ro1">
          <table:table-cell/>
          <table:table-cell table:formula="oooc:=(_K*([.C57]-2*[.B57]+_a)) + [.B57]" office:value-type="float" office:value="0.888273961798706">
            <text:p>0.888274</text:p>
          </table:table-cell>
          <table:table-cell table:formula="oooc:=(_K*([.D57]-2*[.C57]+[.B57])) + [.C57]" office:value-type="float" office:value="0.796686959976532">
            <text:p>0.796687</text:p>
          </table:table-cell>
          <table:table-cell table:formula="oooc:=(_K*([.E57]-2*[.D57]+[.C57])) + [.D57]" office:value-type="float" office:value="0.705498583844772">
            <text:p>0.705499</text:p>
          </table:table-cell>
          <table:table-cell table:formula="oooc:=(_K*([.F57]-2*[.E57]+[.D57])) + [.E57]" office:value-type="float" office:value="0.614876372989874">
            <text:p>0.614876</text:p>
          </table:table-cell>
          <table:table-cell table:formula="oooc:=(_K*([.G57]-2*[.F57]+[.E57])) + [.F57]" office:value-type="float" office:value="0.524949423519827">
            <text:p>0.524949</text:p>
          </table:table-cell>
          <table:table-cell table:formula="oooc:=(_K*([.H57]-2*[.G57]+[.F57])) + [.G57]" office:value-type="float" office:value="0.435796173918288">
            <text:p>0.435796</text:p>
          </table:table-cell>
          <table:table-cell table:formula="oooc:=(_K*([.I57]-2*[.H57]+[.G57])) + [.H57]" office:value-type="float" office:value="0.347434495221069">
            <text:p>0.347434</text:p>
          </table:table-cell>
          <table:table-cell table:formula="oooc:=(_K*([.J57]-2*[.I57]+[.H57])) + [.I57]" office:value-type="float" office:value="0.259816017088544">
            <text:p>0.259816</text:p>
          </table:table-cell>
          <table:table-cell table:formula="oooc:=(_K*([.K57]-2*[.J57]+[.I57])) + [.J57]" office:value-type="float" office:value="0.17282649120587">
            <text:p>0.172826</text:p>
          </table:table-cell>
          <table:table-cell table:formula="oooc:=(_K*(_b-2*[.K57]+[.J57])) + [.K57]" office:value-type="float" office:value="0.08629329135946">
            <text:p>0.086293</text:p>
          </table:table-cell>
          <table:table-cell table:number-columns-repeated="245"/>
        </table:table-row>
        <table:table-row table:style-name="ro1">
          <table:table-cell/>
          <table:table-cell table:formula="oooc:=(_K*([.C58]-2*[.B58]+_a)) + [.B58]" office:value-type="float" office:value="0.888356207486851">
            <text:p>0.888356</text:p>
          </table:table-cell>
          <table:table-cell table:formula="oooc:=(_K*([.D58]-2*[.C58]+[.B58])) + [.C58]" office:value-type="float" office:value="0.796846410252698">
            <text:p>0.796846</text:p>
          </table:table-cell>
          <table:table-cell table:formula="oooc:=(_K*([.E58]-2*[.D58]+[.C58])) + [.D58]" office:value-type="float" office:value="0.705725049955517">
            <text:p>0.705725</text:p>
          </table:table-cell>
          <table:table-cell table:formula="oooc:=(_K*([.F58]-2*[.E58]+[.D58])) + [.E58]" office:value-type="float" office:value="0.615154477543815">
            <text:p>0.615154</text:p>
          </table:table-cell>
          <table:table-cell table:formula="oooc:=(_K*([.G58]-2*[.F58]+[.E58])) + [.F58]" office:value-type="float" office:value="0.52525890346723">
            <text:p>0.525259</text:p>
          </table:table-cell>
          <table:table-cell table:formula="oooc:=(_K*([.H58]-2*[.G58]+[.F58])) + [.G58]" office:value-type="float" office:value="0.436112802280016">
            <text:p>0.436113</text:p>
          </table:table-cell>
          <table:table-cell table:formula="oooc:=(_K*([.I58]-2*[.H58]+[.G58])) + [.H58]" office:value-type="float" office:value="0.347731775446946">
            <text:p>0.347732</text:p>
          </table:table-cell>
          <table:table-cell table:formula="oooc:=(_K*([.J58]-2*[.I58]+[.H58])) + [.I58]" office:value-type="float" office:value="0.260067597988484">
            <text:p>0.260068</text:p>
          </table:table-cell>
          <table:table-cell table:formula="oooc:=(_K*([.K58]-2*[.J58]+[.I58])) + [.J58]" office:value-type="float" office:value="0.173009021620376">
            <text:p>0.173009</text:p>
          </table:table-cell>
          <table:table-cell table:formula="oooc:=(_K*(_b-2*[.K58]+[.J58])) + [.K58]" office:value-type="float" office:value="0.0863892547542401">
            <text:p>0.086389</text:p>
          </table:table-cell>
          <table:table-cell table:number-columns-repeated="245"/>
        </table:table-row>
        <table:table-row table:style-name="ro1">
          <table:table-cell/>
          <table:table-cell table:formula="oooc:=(_K*([.C59]-2*[.B59]+_a)) + [.B59]" office:value-type="float" office:value="0.888436436734946">
            <text:p>0.888436</text:p>
          </table:table-cell>
          <table:table-cell table:formula="oooc:=(_K*([.D59]-2*[.C59]+[.B59])) + [.C59]" office:value-type="float" office:value="0.797001785027486">
            <text:p>0.797002</text:p>
          </table:table-cell>
          <table:table-cell table:formula="oooc:=(_K*([.E59]-2*[.D59]+[.C59])) + [.D59]" office:value-type="float" office:value="0.705945365109708">
            <text:p>0.705945</text:p>
          </table:table-cell>
          <table:table-cell table:formula="oooc:=(_K*([.F59]-2*[.E59]+[.D59])) + [.E59]" office:value-type="float" office:value="0.615424476877862">
            <text:p>0.615424</text:p>
          </table:table-cell>
          <table:table-cell table:formula="oooc:=(_K*([.G59]-2*[.F59]+[.E59])) + [.F59]" office:value-type="float" office:value="0.525558692622978">
            <text:p>0.525559</text:p>
          </table:table-cell>
          <table:table-cell table:formula="oooc:=(_K*([.H59]-2*[.G59]+[.F59])) + [.G59]" office:value-type="float" office:value="0.436418832021674">
            <text:p>0.436419</text:p>
          </table:table-cell>
          <table:table-cell table:formula="oooc:=(_K*([.I59]-2*[.H59]+[.G59])) + [.H59]" office:value-type="float" office:value="0.34801851519679">
            <text:p>0.348019</text:p>
          </table:table-cell>
          <table:table-cell table:formula="oooc:=(_K*([.J59]-2*[.I59]+[.H59])) + [.I59]" office:value-type="float" office:value="0.260309838424626">
            <text:p>0.260310</text:p>
          </table:table-cell>
          <table:table-cell table:formula="oooc:=(_K*([.K59]-2*[.J59]+[.I59])) + [.J59]" office:value-type="float" office:value="0.173184545421165">
            <text:p>0.173185</text:p>
          </table:table-cell>
          <table:table-cell table:formula="oooc:=(_K*(_b-2*[.K59]+[.J59])) + [.K59]" office:value-type="float" office:value="0.0864814595989982">
            <text:p>0.086481</text:p>
          </table:table-cell>
          <table:table-cell table:number-columns-repeated="245"/>
        </table:table-row>
        <table:table-row table:style-name="ro1">
          <table:table-cell/>
          <table:table-cell table:formula="oooc:=(_K*([.C60]-2*[.B60]+_a)) + [.B60]" office:value-type="float" office:value="0.88851463249448">
            <text:p>0.888515</text:p>
          </table:table-cell>
          <table:table-cell table:formula="oooc:=(_K*([.D60]-2*[.C60]+[.B60])) + [.C60]" office:value-type="float" office:value="0.797153077743359">
            <text:p>0.797153</text:p>
          </table:table-cell>
          <table:table-cell table:formula="oooc:=(_K*([.E60]-2*[.D60]+[.C60])) + [.D60]" office:value-type="float" office:value="0.706159577784081">
            <text:p>0.706160</text:p>
          </table:table-cell>
          <table:table-cell table:formula="oooc:=(_K*([.F60]-2*[.E60]+[.D60])) + [.E60]" office:value-type="float" office:value="0.615686518468647">
            <text:p>0.615687</text:p>
          </table:table-cell>
          <table:table-cell table:formula="oooc:=(_K*([.G60]-2*[.F60]+[.E60])) + [.F60]" office:value-type="float" office:value="0.52584906208441">
            <text:p>0.525849</text:p>
          </table:table-cell>
          <table:table-cell table:formula="oooc:=(_K*([.H60]-2*[.G60]+[.F60])) + [.G60]" office:value-type="float" office:value="0.436714649532242">
            <text:p>0.436715</text:p>
          </table:table-cell>
          <table:table-cell table:formula="oooc:=(_K*([.I60]-2*[.H60]+[.G60])) + [.H60]" office:value-type="float" office:value="0.348295171217878">
            <text:p>0.348295</text:p>
          </table:table-cell>
          <table:table-cell table:formula="oooc:=(_K*([.J60]-2*[.I60]+[.H60])) + [.I60]" office:value-type="float" office:value="0.260543191932107">
            <text:p>0.260543</text:p>
          </table:table-cell>
          <table:table-cell table:formula="oooc:=(_K*([.K60]-2*[.J60]+[.I60])) + [.J60]" office:value-type="float" office:value="0.173353428293683">
            <text:p>0.173353</text:p>
          </table:table-cell>
          <table:table-cell table:formula="oooc:=(_K*(_b-2*[.K60]+[.J60])) + [.K60]" office:value-type="float" office:value="0.0865701100882656">
            <text:p>0.086570</text:p>
          </table:table-cell>
          <table:table-cell table:number-columns-repeated="245"/>
        </table:table-row>
        <table:table-row table:style-name="ro1">
          <table:table-cell/>
          <table:table-cell table:formula="oooc:=(_K*([.C61]-2*[.B61]+_a)) + [.B61]" office:value-type="float" office:value="0.888590788732736">
            <text:p>0.888591</text:p>
          </table:table-cell>
          <table:table-cell table:formula="oooc:=(_K*([.D61]-2*[.C61]+[.B61])) + [.C61]" office:value-type="float" office:value="0.797300299660096">
            <text:p>0.797300</text:p>
          </table:table-cell>
          <table:table-cell table:formula="oooc:=(_K*([.E61]-2*[.D61]+[.C61])) + [.D61]" office:value-type="float" office:value="0.706367754041619">
            <text:p>0.706368</text:p>
          </table:table-cell>
          <table:table-cell table:formula="oooc:=(_K*([.F61]-2*[.E61]+[.D61])) + [.E61]" office:value-type="float" office:value="0.615940759641126">
            <text:p>0.615941</text:p>
          </table:table-cell>
          <table:table-cell table:formula="oooc:=(_K*([.G61]-2*[.F61]+[.E61])) + [.F61]" office:value-type="float" office:value="0.526130279617238">
            <text:p>0.526130</text:p>
          </table:table-cell>
          <table:table-cell table:formula="oooc:=(_K*([.H61]-2*[.G61]+[.F61])) + [.G61]" office:value-type="float" office:value="0.437000623227363">
            <text:p>0.437001</text:p>
          </table:table-cell>
          <table:table-cell table:formula="oooc:=(_K*([.I61]-2*[.H61]+[.G61])) + [.H61]" office:value-type="float" office:value="0.348562170829315">
            <text:p>0.348562</text:p>
          </table:table-cell>
          <table:table-cell table:formula="oooc:=(_K*([.J61]-2*[.I61]+[.H61])) + [.I61]" office:value-type="float" office:value="0.260768078191046">
            <text:p>0.260768</text:p>
          </table:table-cell>
          <table:table-cell table:formula="oooc:=(_K*([.K61]-2*[.J61]+[.I61])) + [.J61]" office:value-type="float" office:value="0.173516006466886">
            <text:p>0.173516</text:p>
          </table:table-cell>
          <table:table-cell table:formula="oooc:=(_K*(_b-2*[.K61]+[.J61])) + [.K61]" office:value-type="float" office:value="0.0866553933351261">
            <text:p>0.086655</text:p>
          </table:table-cell>
          <table:table-cell table:number-columns-repeated="245"/>
        </table:table-row>
        <table:table-row table:style-name="ro1">
          <table:table-cell/>
          <table:table-cell table:formula="oooc:=(_K*([.C62]-2*[.B62]+_a)) + [.B62]" office:value-type="float" office:value="0.888664908747082">
            <text:p>0.888665</text:p>
          </table:table-cell>
          <table:table-cell table:formula="oooc:=(_K*([.D62]-2*[.C62]+[.B62])) + [.C62]" office:value-type="float" office:value="0.797443477041761">
            <text:p>0.797443</text:p>
          </table:table-cell>
          <table:table-cell table:formula="oooc:=(_K*([.E62]-2*[.D62]+[.C62])) + [.D62]" office:value-type="float" office:value="0.706569974528813">
            <text:p>0.706570</text:p>
          </table:table-cell>
          <table:table-cell table:formula="oooc:=(_K*([.F62]-2*[.E62]+[.D62])) + [.E62]" office:value-type="float" office:value="0.616187365391768">
            <text:p>0.616187</text:p>
          </table:table-cell>
          <table:table-cell table:formula="oooc:=(_K*([.G62]-2*[.F62]+[.E62])) + [.F62]" office:value-type="float" office:value="0.526402609070843">
            <text:p>0.526403</text:p>
          </table:table-cell>
          <table:table-cell table:formula="oooc:=(_K*([.H62]-2*[.G62]+[.F62])) + [.G62]" office:value-type="float" office:value="0.437277104824094">
            <text:p>0.437277</text:p>
          </table:table-cell>
          <table:table-cell table:formula="oooc:=(_K*([.I62]-2*[.H62]+[.G62])) + [.H62]" office:value-type="float" office:value="0.348819914733227">
            <text:p>0.348820</text:p>
          </table:table-cell>
          <table:table-cell table:formula="oooc:=(_K*([.J62]-2*[.I62]+[.H62])) + [.I62]" office:value-type="float" office:value="0.260984886556689">
            <text:p>0.260985</text:p>
          </table:table-cell>
          <table:table-cell table:formula="oooc:=(_K*([.K62]-2*[.J62]+[.I62])) + [.J62]" office:value-type="float" office:value="0.173672589903846">
            <text:p>0.173673</text:p>
          </table:table-cell>
          <table:table-cell table:formula="oooc:=(_K*(_b-2*[.K62]+[.J62])) + [.K62]" office:value-type="float" office:value="0.0867374812537794">
            <text:p>0.086737</text:p>
          </table:table-cell>
          <table:table-cell table:number-columns-repeated="245"/>
        </table:table-row>
        <table:table-row table:style-name="ro1">
          <table:table-cell/>
          <table:table-cell table:formula="oooc:=(_K*([.C63]-2*[.B63]+_a)) + [.B63]" office:value-type="float" office:value="0.888737003702618">
            <text:p>0.888737</text:p>
          </table:table-cell>
          <table:table-cell table:formula="oooc:=(_K*([.D63]-2*[.C63]+[.B63])) + [.C63]" office:value-type="float" office:value="0.79758264871871">
            <text:p>0.797583</text:p>
          </table:table-cell>
          <table:table-cell table:formula="oooc:=(_K*([.E63]-2*[.D63]+[.C63])) + [.D63]" office:value-type="float" office:value="0.706766331879174">
            <text:p>0.706766</text:p>
          </table:table-cell>
          <table:table-cell table:formula="oooc:=(_K*([.F63]-2*[.E63]+[.D63])) + [.E63]" office:value-type="float" office:value="0.616426506518216">
            <text:p>0.616427</text:p>
          </table:table-cell>
          <table:table-cell table:formula="oooc:=(_K*([.G63]-2*[.F63]+[.E63])) + [.F63]" office:value-type="float" office:value="0.526666309900513">
            <text:p>0.526666</text:p>
          </table:table-cell>
          <table:table-cell table:formula="oooc:=(_K*([.H63]-2*[.G63]+[.F63])) + [.G63]" office:value-type="float" office:value="0.437544430486447">
            <text:p>0.437544</text:p>
          </table:table-cell>
          <table:table-cell table:formula="oooc:=(_K*([.I63]-2*[.H63]+[.G63])) + [.H63]" office:value-type="float" office:value="0.349068779498959">
            <text:p>0.349069</text:p>
          </table:table-cell>
          <table:table-cell table:formula="oooc:=(_K*([.J63]-2*[.I63]+[.H63])) + [.I63]" office:value-type="float" office:value="0.261193979166167">
            <text:p>0.261194</text:p>
          </table:table-cell>
          <table:table-cell table:formula="oooc:=(_K*([.K63]-2*[.J63]+[.I63])) + [.J63]" office:value-type="float" office:value="0.173823465104957">
            <text:p>0.173823</text:p>
          </table:table-cell>
          <table:table-cell table:formula="oooc:=(_K*(_b-2*[.K63]+[.J63])) + [.K63]" office:value-type="float" office:value="0.0868165322122942">
            <text:p>0.086817</text:p>
          </table:table-cell>
          <table:table-cell table:number-columns-repeated="245"/>
        </table:table-row>
        <table:table-row table:style-name="ro1">
          <table:table-cell/>
          <table:table-cell table:formula="oooc:=(_K*([.C64]-2*[.B64]+_a)) + [.B64]" office:value-type="float" office:value="0.888807091364504">
            <text:p>0.888807</text:p>
          </table:table-cell>
          <table:table-cell table:formula="oooc:=(_K*([.D64]-2*[.C64]+[.B64])) + [.C64]" office:value-type="float" office:value="0.797717863976459">
            <text:p>0.797718</text:p>
          </table:table-cell>
          <table:table-cell table:formula="oooc:=(_K*([.E64]-2*[.D64]+[.C64])) + [.D64]" office:value-type="float" office:value="0.706956928470605">
            <text:p>0.706957</text:p>
          </table:table-cell>
          <table:table-cell table:formula="oooc:=(_K*([.F64]-2*[.E64]+[.D64])) + [.E64]" office:value-type="float" office:value="0.616658358015518">
            <text:p>0.616658</text:p>
          </table:table-cell>
          <table:table-cell table:formula="oooc:=(_K*([.G64]-2*[.F64]+[.E64])) + [.F64]" office:value-type="float" office:value="0.526921636781968">
            <text:p>0.526922</text:p>
          </table:table-cell>
          <table:table-cell table:formula="oooc:=(_K*([.H64]-2*[.G64]+[.F64])) + [.G64]" office:value-type="float" office:value="0.437802921857078">
            <text:p>0.437803</text:p>
          </table:table-cell>
          <table:table-cell table:formula="oooc:=(_K*([.I64]-2*[.H64]+[.G64])) + [.H64]" office:value-type="float" office:value="0.349309119760837">
            <text:p>0.349309</text:p>
          </table:table-cell>
          <table:table-cell table:formula="oooc:=(_K*([.J64]-2*[.I64]+[.H64])) + [.I64]" office:value-type="float" office:value="0.261395693674799">
            <text:p>0.261396</text:p>
          </table:table-cell>
          <table:table-cell table:formula="oooc:=(_K*([.K64]-2*[.J64]+[.I64])) + [.J64]" office:value-type="float" office:value="0.173968897572376">
            <text:p>0.173969</text:p>
          </table:table-cell>
          <table:table-cell table:formula="oooc:=(_K*(_b-2*[.K64]+[.J64])) + [.K64]" office:value-type="float" office:value="0.0868926924844415">
            <text:p>0.086893</text:p>
          </table:table-cell>
          <table:table-cell table:number-columns-repeated="245"/>
        </table:table-row>
        <table:table-row table:style-name="ro1">
          <table:table-cell/>
          <table:table-cell table:formula="oooc:=(_K*([.C65]-2*[.B65]+_a)) + [.B65]" office:value-type="float" office:value="0.888875194999981">
            <text:p>0.888875</text:p>
          </table:table-cell>
          <table:table-cell table:formula="oooc:=(_K*([.D65]-2*[.C65]+[.B65])) + [.C65]" office:value-type="float" office:value="0.797849180729336">
            <text:p>0.797849</text:p>
          </table:table-cell>
          <table:table-cell table:formula="oooc:=(_K*([.E65]-2*[.D65]+[.C65])) + [.D65]" office:value-type="float" office:value="0.707141874490912">
            <text:p>0.707142</text:p>
          </table:table-cell>
          <table:table-cell table:formula="oooc:=(_K*([.F65]-2*[.E65]+[.D65])) + [.E65]" office:value-type="float" office:value="0.616883097704133">
            <text:p>0.616883</text:p>
          </table:table-cell>
          <table:table-cell table:formula="oooc:=(_K*([.G65]-2*[.F65]+[.E65])) + [.F65]" office:value-type="float" office:value="0.527168839305432">
            <text:p>0.527169</text:p>
          </table:table-cell>
          <table:table-cell table:formula="oooc:=(_K*([.H65]-2*[.G65]+[.F65])) + [.G65]" office:value-type="float" office:value="0.438052886988537">
            <text:p>0.438053</text:p>
          </table:table-cell>
          <table:table-cell table:formula="oooc:=(_K*([.I65]-2*[.H65]+[.G65])) + [.H65]" office:value-type="float" office:value="0.349541270164918">
            <text:p>0.349541</text:p>
          </table:table-cell>
          <table:table-cell table:formula="oooc:=(_K*([.J65]-2*[.I65]+[.H65])) + [.I65]" office:value-type="float" office:value="0.261590345668245">
            <text:p>0.261590</text:p>
          </table:table-cell>
          <table:table-cell table:formula="oooc:=(_K*([.K65]-2*[.J65]+[.I65])) + [.J65]" office:value-type="float" office:value="0.174109133978172">
            <text:p>0.174109</text:p>
          </table:table-cell>
          <table:table-cell table:formula="oooc:=(_K*(_b-2*[.K65]+[.J65])) + [.K65]" office:value-type="float" office:value="0.0869660975258386">
            <text:p>0.086966</text:p>
          </table:table-cell>
          <table:table-cell table:number-columns-repeated="245"/>
        </table:table-row>
        <table:table-row table:style-name="ro1">
          <table:table-cell/>
          <table:table-cell table:formula="oooc:=(_K*([.C66]-2*[.B66]+_a)) + [.B66]" office:value-type="float" office:value="0.888941342428227">
            <text:p>0.888941</text:p>
          </table:table-cell>
          <table:table-cell table:formula="oooc:=(_K*([.D66]-2*[.C66]+[.B66])) + [.C66]" office:value-type="float" office:value="0.797976663942224">
            <text:p>0.797977</text:p>
          </table:table-cell>
          <table:table-cell table:formula="oooc:=(_K*([.E66]-2*[.D66]+[.C66])) + [.D66]" office:value-type="float" office:value="0.70732128627157">
            <text:p>0.707321</text:p>
          </table:table-cell>
          <table:table-cell table:formula="oooc:=(_K*([.F66]-2*[.E66]+[.D66])) + [.E66]" office:value-type="float" office:value="0.617100905059364">
            <text:p>0.617101</text:p>
          </table:table-cell>
          <table:table-cell table:formula="oooc:=(_K*([.G66]-2*[.F66]+[.E66])) + [.F66]" office:value-type="float" office:value="0.527408161738154">
            <text:p>0.527408</text:p>
          </table:table-cell>
          <table:table-cell table:formula="oooc:=(_K*([.H66]-2*[.G66]+[.F66])) + [.G66]" office:value-type="float" office:value="0.438294621185848">
            <text:p>0.438295</text:p>
          </table:table-cell>
          <table:table-cell table:formula="oooc:=(_K*([.I66]-2*[.H66]+[.G66])) + [.H66]" office:value-type="float" office:value="0.349765547095697">
            <text:p>0.349766</text:p>
          </table:table-cell>
          <table:table-cell table:formula="oooc:=(_K*([.J66]-2*[.I66]+[.H66])) + [.I66]" office:value-type="float" office:value="0.261778230790885">
            <text:p>0.261778</text:p>
          </table:table-cell>
          <table:table-cell table:formula="oooc:=(_K*([.K66]-2*[.J66]+[.I66])) + [.J66]" office:value-type="float" office:value="0.174244404073268">
            <text:p>0.174244</text:p>
          </table:table-cell>
          <table:table-cell table:formula="oooc:=(_K*(_b-2*[.K66]+[.J66])) + [.K66]" office:value-type="float" office:value="0.0870368730964363">
            <text:p>0.087037</text:p>
          </table:table-cell>
          <table:table-cell table:number-columns-repeated="245"/>
        </table:table-row>
        <table:table-row table:style-name="ro1">
          <table:table-cell/>
          <table:table-cell table:formula="oooc:=(_K*([.C67]-2*[.B67]+_a)) + [.B67]" office:value-type="float" office:value="0.889005565199032">
            <text:p>0.889006</text:p>
          </table:table-cell>
          <table:table-cell table:formula="oooc:=(_K*([.D67]-2*[.C67]+[.B67])) + [.C67]" office:value-type="float" office:value="0.798100384268364">
            <text:p>0.798100</text:p>
          </table:table-cell>
          <table:table-cell table:formula="oooc:=(_K*([.E67]-2*[.D67]+[.C67])) + [.D67]" office:value-type="float" office:value="0.707495284854949">
            <text:p>0.707495</text:p>
          </table:table-cell>
          <table:table-cell table:formula="oooc:=(_K*([.F67]-2*[.E67]+[.D67])) + [.E67]" office:value-type="float" office:value="0.617311960215762">
            <text:p>0.617312</text:p>
          </table:table-cell>
          <table:table-cell table:formula="oooc:=(_K*([.G67]-2*[.F67]+[.E67])) + [.F67]" office:value-type="float" office:value="0.527639842845716">
            <text:p>0.527640</text:p>
          </table:table-cell>
          <table:table-cell table:formula="oooc:=(_K*([.H67]-2*[.G67]+[.F67])) + [.G67]" office:value-type="float" office:value="0.43852840777071">
            <text:p>0.438528</text:p>
          </table:table-cell>
          <table:table-cell table:formula="oooc:=(_K*([.I67]-2*[.H67]+[.G67])) + [.H67]" office:value-type="float" office:value="0.349982250209832">
            <text:p>0.349982</text:p>
          </table:table-cell>
          <table:table-cell table:formula="oooc:=(_K*([.J67]-2*[.I67]+[.H67])) + [.I67]" office:value-type="float" office:value="0.261959626625763">
            <text:p>0.261960</text:p>
          </table:table-cell>
          <table:table-cell table:formula="oooc:=(_K*([.K67]-2*[.J67]+[.I67])) + [.J67]" office:value-type="float" office:value="0.174374922369582">
            <text:p>0.174375</text:p>
          </table:table-cell>
          <table:table-cell table:formula="oooc:=(_K*(_b-2*[.K67]+[.J67])) + [.K67]" office:value-type="float" office:value="0.0871051362485944">
            <text:p>0.087105</text:p>
          </table:table-cell>
          <table:table-cell table:number-columns-repeated="245"/>
        </table:table-row>
        <table:table-row table:style-name="ro1">
          <table:table-cell/>
          <table:table-cell table:formula="oooc:=(_K*([.C68]-2*[.B68]+_a)) + [.B68]" office:value-type="float" office:value="0.889067897883648">
            <text:p>0.889068</text:p>
          </table:table-cell>
          <table:table-cell table:formula="oooc:=(_K*([.D68]-2*[.C68]+[.B68])) + [.C68]" office:value-type="float" office:value="0.798220416875265">
            <text:p>0.798220</text:p>
          </table:table-cell>
          <table:table-cell table:formula="oooc:=(_K*([.E68]-2*[.D68]+[.C68])) + [.D68]" office:value-type="float" office:value="0.70766399476464">
            <text:p>0.707664</text:p>
          </table:table-cell>
          <table:table-cell table:formula="oooc:=(_K*([.F68]-2*[.E68]+[.D68])) + [.E68]" office:value-type="float" office:value="0.617516443123418">
            <text:p>0.617516</text:p>
          </table:table-cell>
          <table:table-cell table:formula="oooc:=(_K*([.G68]-2*[.F68]+[.E68])) + [.F68]" office:value-type="float" office:value="0.527864115763732">
            <text:p>0.527864</text:p>
          </table:table-cell>
          <table:table-cell table:formula="oooc:=(_K*([.H68]-2*[.G68]+[.F68])) + [.G68]" office:value-type="float" office:value="0.438754518776361">
            <text:p>0.438755</text:p>
          </table:table-cell>
          <table:table-cell table:formula="oooc:=(_K*([.I68]-2*[.H68]+[.G68])) + [.H68]" office:value-type="float" office:value="0.350191663800556">
            <text:p>0.350192</text:p>
          </table:table-cell>
          <table:table-cell table:formula="oooc:=(_K*([.J68]-2*[.I68]+[.H68])) + [.I68]" office:value-type="float" office:value="0.262134794356918">
            <text:p>0.262135</text:p>
          </table:table-cell>
          <table:table-cell table:formula="oooc:=(_K*([.K68]-2*[.J68]+[.I68])) + [.J68]" office:value-type="float" office:value="0.174500889623659">
            <text:p>0.174501</text:p>
          </table:table-cell>
          <table:table-cell table:formula="oooc:=(_K*(_b-2*[.K68]+[.J68])) + [.K68]" office:value-type="float" office:value="0.0871709961975517">
            <text:p>0.087171</text:p>
          </table:table-cell>
          <table:table-cell table:number-columns-repeated="245"/>
        </table:table-row>
        <table:table-row table:style-name="ro1">
          <table:table-cell/>
          <table:table-cell table:formula="oooc:=(_K*([.C69]-2*[.B69]+_a)) + [.B69]" office:value-type="float" office:value="0.889128377463332">
            <text:p>0.889128</text:p>
          </table:table-cell>
          <table:table-cell table:formula="oooc:=(_K*([.D69]-2*[.C69]+[.B69])) + [.C69]" office:value-type="float" office:value="0.798336840434368">
            <text:p>0.798337</text:p>
          </table:table-cell>
          <table:table-cell table:formula="oooc:=(_K*([.E69]-2*[.D69]+[.C69])) + [.D69]" office:value-type="float" office:value="0.707827542952401">
            <text:p>0.707828</text:p>
          </table:table-cell>
          <table:table-cell table:formula="oooc:=(_K*([.F69]-2*[.E69]+[.D69])) + [.E69]" office:value-type="float" office:value="0.617714532836033">
            <text:p>0.617715</text:p>
          </table:table-cell>
          <table:table-cell table:formula="oooc:=(_K*([.G69]-2*[.F69]+[.E69])) + [.F69]" office:value-type="float" office:value="0.528081207912658">
            <text:p>0.528081</text:p>
          </table:table-cell>
          <table:table-cell table:formula="oooc:=(_K*([.H69]-2*[.G69]+[.F69])) + [.G69]" office:value-type="float" office:value="0.438973215580987">
            <text:p>0.438973</text:p>
          </table:table-cell>
          <table:table-cell table:formula="oooc:=(_K*([.I69]-2*[.H69]+[.G69])) + [.H69]" office:value-type="float" office:value="0.350394058013423">
            <text:p>0.350394</text:p>
          </table:table-cell>
          <table:table-cell table:formula="oooc:=(_K*([.J69]-2*[.I69]+[.H69])) + [.I69]" office:value-type="float" office:value="0.26230398024107">
            <text:p>0.262304</text:p>
          </table:table-cell>
          <table:table-cell table:formula="oooc:=(_K*([.K69]-2*[.J69]+[.I69])) + [.J69]" office:value-type="float" office:value="0.17462249414652">
            <text:p>0.174622</text:p>
          </table:table-cell>
          <table:table-cell table:formula="oooc:=(_K*(_b-2*[.K69]+[.J69])) + [.K69]" office:value-type="float" office:value="0.0872345550889741">
            <text:p>0.087235</text:p>
          </table:table-cell>
          <table:table-cell table:number-columns-repeated="245"/>
        </table:table-row>
        <table:table-row table:style-name="ro1">
          <table:table-cell/>
          <table:table-cell table:formula="oooc:=(_K*([.C70]-2*[.B70]+_a)) + [.B70]" office:value-type="float" office:value="0.88918704280291">
            <text:p>0.889187</text:p>
          </table:table-cell>
          <table:table-cell table:formula="oooc:=(_K*([.D70]-2*[.C70]+[.B70])) + [.C70]" office:value-type="float" office:value="0.798449736253167">
            <text:p>0.798450</text:p>
          </table:table-cell>
          <table:table-cell table:formula="oooc:=(_K*([.E70]-2*[.D70]+[.C70])) + [.D70]" office:value-type="float" office:value="0.707986057898641">
            <text:p>0.707986</text:p>
          </table:table-cell>
          <table:table-cell table:formula="oooc:=(_K*([.F70]-2*[.E70]+[.D70])) + [.E70]" office:value-type="float" office:value="0.61790640691323">
            <text:p>0.617906</text:p>
          </table:table-cell>
          <table:table-cell table:formula="oooc:=(_K*([.G70]-2*[.F70]+[.E70])) + [.F70]" office:value-type="float" office:value="0.52829134094934">
            <text:p>0.528291</text:p>
          </table:table-cell>
          <table:table-cell table:formula="oooc:=(_K*([.H70]-2*[.G70]+[.F70])) + [.G70]" office:value-type="float" office:value="0.43918474948663">
            <text:p>0.439185</text:p>
          </table:table-cell>
          <table:table-cell table:formula="oooc:=(_K*([.I70]-2*[.H70]+[.G70])) + [.H70]" office:value-type="float" office:value="0.350589689931507">
            <text:p>0.350590</text:p>
          </table:table-cell>
          <table:table-cell table:formula="oooc:=(_K*([.J70]-2*[.I70]+[.H70])) + [.I70]" office:value-type="float" office:value="0.262467416912191">
            <text:p>0.262467</text:p>
          </table:table-cell>
          <table:table-cell table:formula="oooc:=(_K*([.K70]-2*[.J70]+[.I70])) + [.J70]" office:value-type="float" office:value="0.174739912961321">
            <text:p>0.174740</text:p>
          </table:table-cell>
          <table:table-cell table:formula="oooc:=(_K*(_b-2*[.K70]+[.J70])) + [.K70]" office:value-type="float" office:value="0.0872959086764028">
            <text:p>0.087296</text:p>
          </table:table-cell>
          <table:table-cell table:number-columns-repeated="245"/>
        </table:table-row>
        <table:table-row table:style-name="ro1">
          <table:table-cell/>
          <table:table-cell table:formula="oooc:=(_K*([.C71]-2*[.B71]+_a)) + [.B71]" office:value-type="float" office:value="0.889243934198346">
            <text:p>0.889244</text:p>
          </table:table-cell>
          <table:table-cell table:formula="oooc:=(_K*([.D71]-2*[.C71]+[.B71])) + [.C71]" office:value-type="float" office:value="0.798559187531254">
            <text:p>0.798559</text:p>
          </table:table-cell>
          <table:table-cell table:formula="oooc:=(_K*([.E71]-2*[.D71]+[.C71])) + [.D71]" office:value-type="float" office:value="0.708139668846287">
            <text:p>0.708140</text:p>
          </table:table-cell>
          <table:table-cell table:formula="oooc:=(_K*([.F71]-2*[.E71]+[.D71])) + [.E71]" office:value-type="float" office:value="0.618092240921838">
            <text:p>0.618092</text:p>
          </table:table-cell>
          <table:table-cell table:formula="oooc:=(_K*([.G71]-2*[.F71]+[.E71])) + [.F71]" office:value-type="float" office:value="0.528494730749812">
            <text:p>0.528495</text:p>
          </table:table-cell>
          <table:table-cell table:formula="oooc:=(_K*([.H71]-2*[.G71]+[.F71])) + [.G71]" office:value-type="float" office:value="0.439389362249665">
            <text:p>0.439389</text:p>
          </table:table-cell>
          <table:table-cell table:formula="oooc:=(_K*([.I71]-2*[.H71]+[.G71])) + [.H71]" office:value-type="float" office:value="0.35077880454583">
            <text:p>0.350779</text:p>
          </table:table-cell>
          <table:table-cell table:formula="oooc:=(_K*([.J71]-2*[.I71]+[.H71])) + [.I71]" office:value-type="float" office:value="0.26262532453957">
            <text:p>0.262625</text:p>
          </table:table-cell>
          <table:table-cell table:formula="oooc:=(_K*([.K71]-2*[.J71]+[.I71])) + [.J71]" office:value-type="float" office:value="0.174853312827702">
            <text:p>0.174853</text:p>
          </table:table-cell>
          <table:table-cell table:formula="oooc:=(_K*(_b-2*[.K71]+[.J71])) + [.K71]" office:value-type="float" office:value="0.0873551469198092">
            <text:p>0.087355</text:p>
          </table:table-cell>
          <table:table-cell table:number-columns-repeated="245"/>
        </table:table-row>
        <table:table-row table:style-name="ro1">
          <table:table-cell/>
          <table:table-cell table:formula="oooc:=(_K*([.C72]-2*[.B72]+_a)) + [.B72]" office:value-type="float" office:value="0.889299092988667">
            <text:p>0.889299</text:p>
          </table:table-cell>
          <table:table-cell table:formula="oooc:=(_K*([.D72]-2*[.C72]+[.B72])) + [.C72]" office:value-type="float" office:value="0.798665278724104">
            <text:p>0.798665</text:p>
          </table:table-cell>
          <table:table-cell table:formula="oooc:=(_K*([.E72]-2*[.D72]+[.C72])) + [.D72]" office:value-type="float" office:value="0.708288505150494">
            <text:p>0.708289</text:p>
          </table:table-cell>
          <table:table-cell table:formula="oooc:=(_K*([.F72]-2*[.E72]+[.D72])) + [.E72]" office:value-type="float" office:value="0.618272208022807">
            <text:p>0.618272</text:p>
          </table:table-cell>
          <table:table-cell table:formula="oooc:=(_K*([.G72]-2*[.F72]+[.E72])) + [.F72]" office:value-type="float" office:value="0.528691587418564">
            <text:p>0.528692</text:p>
          </table:table-cell>
          <table:table-cell table:formula="oooc:=(_K*([.H72]-2*[.G72]+[.F72])) + [.G72]" office:value-type="float" office:value="0.43958728656819">
            <text:p>0.439587</text:p>
          </table:table-cell>
          <table:table-cell table:formula="oooc:=(_K*([.I72]-2*[.H72]+[.G72])) + [.H72]" office:value-type="float" office:value="0.35096163562486">
            <text:p>0.350962</text:p>
          </table:table-cell>
          <table:table-cell table:formula="oooc:=(_K*([.J72]-2*[.I72]+[.H72])) + [.I72]" office:value-type="float" office:value="0.262777911857327">
            <text:p>0.262778</text:p>
          </table:table-cell>
          <table:table-cell table:formula="oooc:=(_K*([.K72]-2*[.J72]+[.I72])) + [.J72]" office:value-type="float" office:value="0.174962851149292">
            <text:p>0.174963</text:p>
          </table:table-cell>
          <table:table-cell table:formula="oooc:=(_K*(_b-2*[.K72]+[.J72])) + [.K72]" office:value-type="float" office:value="0.0874123545150425">
            <text:p>0.087412</text:p>
          </table:table-cell>
          <table:table-cell table:number-columns-repeated="245"/>
        </table:table-row>
        <table:table-row table:style-name="ro1">
          <table:table-cell/>
          <table:table-cell table:formula="oooc:=(_K*([.C73]-2*[.B73]+_a)) + [.B73]" office:value-type="float" office:value="0.889352561223872">
            <text:p>0.889353</text:p>
          </table:table-cell>
          <table:table-cell table:formula="oooc:=(_K*([.D73]-2*[.C73]+[.B73])) + [.C73]" office:value-type="float" office:value="0.798768095000485">
            <text:p>0.798768</text:p>
          </table:table-cell>
          <table:table-cell table:formula="oooc:=(_K*([.E73]-2*[.D73]+[.C73])) + [.D73]" office:value-type="float" office:value="0.708432695728863">
            <text:p>0.708433</text:p>
          </table:table-cell>
          <table:table-cell table:formula="oooc:=(_K*([.F73]-2*[.E73]+[.D73])) + [.E73]" office:value-type="float" office:value="0.618446478632185">
            <text:p>0.618446</text:p>
          </table:table-cell>
          <table:table-cell table:formula="oooc:=(_K*([.G73]-2*[.F73]+[.E73])) + [.F73]" office:value-type="float" office:value="0.528882115320112">
            <text:p>0.528882</text:p>
          </table:table-cell>
          <table:table-cell table:formula="oooc:=(_K*([.H73]-2*[.G73]+[.F73])) + [.G73]" office:value-type="float" office:value="0.439778746531007">
            <text:p>0.439779</text:p>
          </table:table-cell>
          <table:table-cell table:formula="oooc:=(_K*([.I73]-2*[.H73]+[.G73])) + [.H73]" office:value-type="float" office:value="0.351138406495179">
            <text:p>0.351138</text:p>
          </table:table-cell>
          <table:table-cell table:formula="oooc:=(_K*([.J73]-2*[.I73]+[.H73])) + [.I73]" office:value-type="float" office:value="0.262925377081126">
            <text:p>0.262925</text:p>
          </table:table-cell>
          <table:table-cell table:formula="oooc:=(_K*([.K73]-2*[.J73]+[.I73])) + [.J73]" office:value-type="float" office:value="0.175068676778806">
            <text:p>0.175069</text:p>
          </table:table-cell>
          <table:table-cell table:formula="oooc:=(_K*(_b-2*[.K73]+[.J73])) + [.K73]" office:value-type="float" office:value="0.0874676113627253">
            <text:p>0.087468</text:p>
          </table:table-cell>
          <table:table-cell table:number-columns-repeated="245"/>
        </table:table-row>
        <table:table-row table:style-name="ro1">
          <table:table-cell/>
          <table:table-cell table:formula="oooc:=(_K*([.C74]-2*[.B74]+_a)) + [.B74]" office:value-type="float" office:value="0.889404381381465">
            <text:p>0.889404</text:p>
          </table:table-cell>
          <table:table-cell table:formula="oooc:=(_K*([.D74]-2*[.C74]+[.B74])) + [.C74]" office:value-type="float" office:value="0.798867721781191">
            <text:p>0.798868</text:p>
          </table:table-cell>
          <table:table-cell table:formula="oooc:=(_K*([.E74]-2*[.D74]+[.C74])) + [.D74]" office:value-type="float" office:value="0.708572368598841">
            <text:p>0.708572</text:p>
          </table:table-cell>
          <table:table-cell table:formula="oooc:=(_K*([.F74]-2*[.E74]+[.D74])) + [.E74]" office:value-type="float" office:value="0.618615220146027">
            <text:p>0.618615</text:p>
          </table:table-cell>
          <table:table-cell table:formula="oooc:=(_K*([.G74]-2*[.F74]+[.E74])) + [.F74]" office:value-type="float" office:value="0.529066513129299">
            <text:p>0.529067</text:p>
          </table:table-cell>
          <table:table-cell table:formula="oooc:=(_K*([.H74]-2*[.G74]+[.F74])) + [.G74]" office:value-type="float" office:value="0.439963958032317">
            <text:p>0.439964</text:p>
          </table:table-cell>
          <table:table-cell table:formula="oooc:=(_K*([.I74]-2*[.H74]+[.G74])) + [.H74]" office:value-type="float" office:value="0.351309330743889">
            <text:p>0.351309</text:p>
          </table:table-cell>
          <table:table-cell table:formula="oooc:=(_K*([.J74]-2*[.I74]+[.H74])) + [.I74]" office:value-type="float" office:value="0.263067908725819">
            <text:p>0.263068</text:p>
          </table:table-cell>
          <table:table-cell table:formula="oooc:=(_K*([.K74]-2*[.J74]+[.I74])) + [.J74]" office:value-type="float" office:value="0.175170930733302">
            <text:p>0.175171</text:p>
          </table:table-cell>
          <table:table-cell table:formula="oooc:=(_K*(_b-2*[.K74]+[.J74])) + [.K74]" office:value-type="float" office:value="0.0875209929840675">
            <text:p>0.087521</text:p>
          </table:table-cell>
          <table:table-cell table:number-columns-repeated="245"/>
        </table:table-row>
        <table:table-row table:style-name="ro1">
          <table:table-cell/>
          <table:table-cell table:formula="oooc:=(_K*([.C75]-2*[.B75]+_a)) + [.B75]" office:value-type="float" office:value="0.889454596125266">
            <text:p>0.889455</text:p>
          </table:table-cell>
          <table:table-cell table:formula="oooc:=(_K*([.D75]-2*[.C75]+[.B75])) + [.C75]" office:value-type="float" office:value="0.798964244348361">
            <text:p>0.798964</text:p>
          </table:table-cell>
          <table:table-cell table:formula="oooc:=(_K*([.E75]-2*[.D75]+[.C75])) + [.D75]" office:value-type="float" office:value="0.708707650490655">
            <text:p>0.708708</text:p>
          </table:table-cell>
          <table:table-cell table:formula="oooc:=(_K*([.F75]-2*[.E75]+[.D75])) + [.E75]" office:value-type="float" office:value="0.618778596720461">
            <text:p>0.618779</text:p>
          </table:table-cell>
          <table:table-cell table:formula="oooc:=(_K*([.G75]-2*[.F75]+[.E75])) + [.F75]" office:value-type="float" office:value="0.529244973897198">
            <text:p>0.529245</text:p>
          </table:table-cell>
          <table:table-cell table:formula="oooc:=(_K*([.H75]-2*[.G75]+[.F75])) + [.G75]" office:value-type="float" office:value="0.440143129155739">
            <text:p>0.440143</text:p>
          </table:table-cell>
          <table:table-cell table:formula="oooc:=(_K*([.I75]-2*[.H75]+[.G75])) + [.H75]" office:value-type="float" office:value="0.351474612852032">
            <text:p>0.351475</text:p>
          </table:table-cell>
          <table:table-cell table:formula="oooc:=(_K*([.J75]-2*[.I75]+[.H75])) + [.I75]" office:value-type="float" office:value="0.26320568633604">
            <text:p>0.263206</text:p>
          </table:table-cell>
          <table:table-cell table:formula="oooc:=(_K*([.K75]-2*[.J75]+[.I75])) + [.J75]" office:value-type="float" office:value="0.175269746830615">
            <text:p>0.175270</text:p>
          </table:table-cell>
          <table:table-cell table:formula="oooc:=(_K*(_b-2*[.K75]+[.J75])) + [.K75]" office:value-type="float" office:value="0.0875725708901342">
            <text:p>0.087573</text:p>
          </table:table-cell>
          <table:table-cell table:number-columns-repeated="245"/>
        </table:table-row>
        <table:table-row table:style-name="ro1">
          <table:table-cell/>
          <table:table-cell table:formula="oooc:=(_K*([.C76]-2*[.B76]+_a)) + [.B76]" office:value-type="float" office:value="0.889503248100894">
            <text:p>0.889503</text:p>
          </table:table-cell>
          <table:table-cell table:formula="oooc:=(_K*([.D76]-2*[.C76]+[.B76])) + [.C76]" office:value-type="float" office:value="0.799057747516041">
            <text:p>0.799058</text:p>
          </table:table-cell>
          <table:table-cell table:formula="oooc:=(_K*([.E76]-2*[.D76]+[.C76])) + [.D76]" office:value-type="float" office:value="0.70883866652566">
            <text:p>0.708839</text:p>
          </table:table-cell>
          <table:table-cell table:formula="oooc:=(_K*([.F76]-2*[.E76]+[.D76])) + [.E76]" office:value-type="float" office:value="0.618936769099233">
            <text:p>0.618937</text:p>
          </table:table-cell>
          <table:table-cell table:formula="oooc:=(_K*([.G76]-2*[.F76]+[.E76])) + [.F76]" office:value-type="float" office:value="0.529417685129919">
            <text:p>0.529418</text:p>
          </table:table-cell>
          <table:table-cell table:formula="oooc:=(_K*([.H76]-2*[.G76]+[.F76])) + [.G76]" office:value-type="float" office:value="0.44031646053084">
            <text:p>0.440316</text:p>
          </table:table-cell>
          <table:table-cell table:formula="oooc:=(_K*([.I76]-2*[.H76]+[.G76])) + [.H76]" office:value-type="float" office:value="0.351634448767118">
            <text:p>0.351634</text:p>
          </table:table-cell>
          <table:table-cell table:formula="oooc:=(_K*([.J76]-2*[.I76]+[.H76])) + [.I76]" office:value-type="float" office:value="0.263338881140267">
            <text:p>0.263339</text:p>
          </table:table-cell>
          <table:table-cell table:formula="oooc:=(_K*([.K76]-2*[.J76]+[.I76])) + [.J76]" office:value-type="float" office:value="0.175365252256593">
            <text:p>0.175365</text:p>
          </table:table-cell>
          <table:table-cell table:formula="oooc:=(_K*(_b-2*[.K76]+[.J76])) + [.K76]" office:value-type="float" office:value="0.0876224129102728">
            <text:p>0.087622</text:p>
          </table:table-cell>
          <table:table-cell table:number-columns-repeated="245"/>
        </table:table-row>
        <table:table-row table:style-name="ro1">
          <table:table-cell/>
          <table:table-cell table:formula="oooc:=(_K*([.C77]-2*[.B77]+_a)) + [.B77]" office:value-type="float" office:value="0.889550379763092">
            <text:p>0.889550</text:p>
          </table:table-cell>
          <table:table-cell table:formula="oooc:=(_K*([.D77]-2*[.C77]+[.B77])) + [.C77]" office:value-type="float" office:value="0.79914831535383">
            <text:p>0.799148</text:p>
          </table:table-cell>
          <table:table-cell table:formula="oooc:=(_K*([.E77]-2*[.D77]+[.C77])) + [.D77]" office:value-type="float" office:value="0.708965539951242">
            <text:p>0.708966</text:p>
          </table:table-cell>
          <table:table-cell table:formula="oooc:=(_K*([.F77]-2*[.E77]+[.D77])) + [.E77]" office:value-type="float" office:value="0.619089894482078">
            <text:p>0.619090</text:p>
          </table:table-cell>
          <table:table-cell table:formula="oooc:=(_K*([.G77]-2*[.F77]+[.E77])) + [.F77]" office:value-type="float" office:value="0.529584828878013">
            <text:p>0.529585</text:p>
          </table:table-cell>
          <table:table-cell table:formula="oooc:=(_K*([.H77]-2*[.G77]+[.F77])) + [.G77]" office:value-type="float" office:value="0.440484145664983">
            <text:p>0.440484</text:p>
          </table:table-cell>
          <table:table-cell table:formula="oooc:=(_K*([.I77]-2*[.H77]+[.G77])) + [.H77]" office:value-type="float" office:value="0.351789026421866">
            <text:p>0.351789</text:p>
          </table:table-cell>
          <table:table-cell table:formula="oooc:=(_K*([.J77]-2*[.I77]+[.H77])) + [.I77]" office:value-type="float" office:value="0.263467656637538">
            <text:p>0.263468</text:p>
          </table:table-cell>
          <table:table-cell table:formula="oooc:=(_K*([.K77]-2*[.J77]+[.I77])) + [.J77]" office:value-type="float" office:value="0.175457568071534">
            <text:p>0.175458</text:p>
          </table:table-cell>
          <table:table-cell table:formula="oooc:=(_K*(_b-2*[.K77]+[.J77])) + [.K77]" office:value-type="float" office:value="0.0876705834846916">
            <text:p>0.087671</text:p>
          </table:table-cell>
          <table:table-cell table:number-columns-repeated="245"/>
        </table:table-row>
        <table:table-row table:style-name="ro1">
          <table:table-cell/>
          <table:table-cell table:formula="oooc:=(_K*([.C78]-2*[.B78]+_a)) + [.B78]" office:value-type="float" office:value="0.889596033230647">
            <text:p>0.889596</text:p>
          </table:table-cell>
          <table:table-cell table:formula="oooc:=(_K*([.D78]-2*[.C78]+[.B78])) + [.C78]" office:value-type="float" office:value="0.799236030956499">
            <text:p>0.799236</text:p>
          </table:table-cell>
          <table:table-cell table:formula="oooc:=(_K*([.E78]-2*[.D78]+[.C78])) + [.D78]" office:value-type="float" office:value="0.709088391924612">
            <text:p>0.709088</text:p>
          </table:table-cell>
          <table:table-cell table:formula="oooc:=(_K*([.F78]-2*[.E78]+[.D78])) + [.E78]" office:value-type="float" office:value="0.619238126428118">
            <text:p>0.619238</text:p>
          </table:table-cell>
          <table:table-cell table:formula="oooc:=(_K*([.G78]-2*[.F78]+[.E78])) + [.F78]" office:value-type="float" office:value="0.529746581834427">
            <text:p>0.529747</text:p>
          </table:table-cell>
          <table:table-cell table:formula="oooc:=(_K*([.H78]-2*[.G78]+[.F78])) + [.G78]" office:value-type="float" office:value="0.440646371252948">
            <text:p>0.440646</text:p>
          </table:table-cell>
          <table:table-cell table:formula="oooc:=(_K*([.I78]-2*[.H78]+[.G78])) + [.H78]" office:value-type="float" office:value="0.351938526205381">
            <text:p>0.351939</text:p>
          </table:table-cell>
          <table:table-cell table:formula="oooc:=(_K*([.J78]-2*[.I78]+[.H78])) + [.I78]" office:value-type="float" office:value="0.263592169124868">
            <text:p>0.263592</text:p>
          </table:table-cell>
          <table:table-cell table:formula="oooc:=(_K*([.K78]-2*[.J78]+[.I78])) + [.J78]" office:value-type="float" office:value="0.175546809663199">
            <text:p>0.175547</text:p>
          </table:table-cell>
          <table:table-cell table:formula="oooc:=(_K*(_b-2*[.K78]+[.J78])) + [.K78]" office:value-type="float" office:value="0.0877171439255521">
            <text:p>0.087717</text:p>
          </table:table-cell>
          <table:table-cell table:number-columns-repeated="245"/>
        </table:table-row>
        <table:table-row table:style-name="ro1">
          <table:table-cell/>
          <table:table-cell table:formula="oooc:=(_K*([.C79]-2*[.B79]+_a)) + [.B79]" office:value-type="float" office:value="0.889640250165226">
            <text:p>0.889640</text:p>
          </table:table-cell>
          <table:table-cell table:formula="oooc:=(_K*([.D79]-2*[.C79]+[.B79])) + [.C79]" office:value-type="float" office:value="0.799320976253403">
            <text:p>0.799321</text:p>
          </table:table-cell>
          <table:table-cell table:formula="oooc:=(_K*([.E79]-2*[.D79]+[.C79])) + [.D79]" office:value-type="float" office:value="0.709207341338769">
            <text:p>0.709207</text:p>
          </table:table-cell>
          <table:table-cell table:formula="oooc:=(_K*([.F79]-2*[.E79]+[.D79])) + [.E79]" office:value-type="float" office:value="0.619381614789239">
            <text:p>0.619382</text:p>
          </table:table-cell>
          <table:table-cell table:formula="oooc:=(_K*([.G79]-2*[.F79]+[.E79])) + [.F79]" office:value-type="float" office:value="0.529903115439312">
            <text:p>0.529903</text:p>
          </table:table-cell>
          <table:table-cell table:formula="oooc:=(_K*([.H79]-2*[.G79]+[.F79])) + [.G79]" office:value-type="float" office:value="0.440803317466513">
            <text:p>0.440803</text:p>
          </table:table-cell>
          <table:table-cell table:formula="oooc:=(_K*([.I79]-2*[.H79]+[.G79])) + [.H79]" office:value-type="float" office:value="0.352083121392203">
            <text:p>0.352083</text:p>
          </table:table-cell>
          <table:table-cell table:formula="oooc:=(_K*([.J79]-2*[.I79]+[.H79])) + [.I79]" office:value-type="float" office:value="0.263712568172406">
            <text:p>0.263713</text:p>
          </table:table-cell>
          <table:table-cell table:formula="oooc:=(_K*([.K79]-2*[.J79]+[.I79])) + [.J79]" office:value-type="float" office:value="0.175633087152808">
            <text:p>0.175633</text:p>
          </table:table-cell>
          <table:table-cell table:formula="oooc:=(_K*(_b-2*[.K79]+[.J79])) + [.K79]" office:value-type="float" office:value="0.0877621526503899">
            <text:p>0.087762</text:p>
          </table:table-cell>
          <table:table-cell table:number-columns-repeated="245"/>
        </table:table-row>
        <table:table-row table:style-name="ro1">
          <table:table-cell/>
          <table:table-cell table:formula="oooc:=(_K*([.C80]-2*[.B80]+_a)) + [.B80]" office:value-type="float" office:value="0.889683071670903">
            <text:p>0.889683</text:p>
          </table:table-cell>
          <table:table-cell table:formula="oooc:=(_K*([.D80]-2*[.C80]+[.B80])) + [.C80]" office:value-type="float" office:value="0.799403231852279">
            <text:p>0.799403</text:p>
          </table:table-cell>
          <table:table-cell table:formula="oooc:=(_K*([.E80]-2*[.D80]+[.C80])) + [.D80]" office:value-type="float" office:value="0.709322504684811">
            <text:p>0.709323</text:p>
          </table:table-cell>
          <table:table-cell table:formula="oooc:=(_K*([.F80]-2*[.E80]+[.D80])) + [.E80]" office:value-type="float" office:value="0.61952050566908">
            <text:p>0.619521</text:p>
          </table:table-cell>
          <table:table-cell table:formula="oooc:=(_K*([.G80]-2*[.F80]+[.E80])) + [.F80]" office:value-type="float" office:value="0.530054595990163">
            <text:p>0.530055</text:p>
          </table:table-cell>
          <table:table-cell table:formula="oooc:=(_K*([.H80]-2*[.G80]+[.F80])) + [.G80]" office:value-type="float" office:value="0.440955158225908">
            <text:p>0.440955</text:p>
          </table:table-cell>
          <table:table-cell table:formula="oooc:=(_K*([.I80]-2*[.H80]+[.G80])) + [.H80]" office:value-type="float" office:value="0.352222978534008">
            <text:p>0.352223</text:p>
          </table:table-cell>
          <table:table-cell table:formula="oooc:=(_K*([.J80]-2*[.I80]+[.H80])) + [.I80]" office:value-type="float" office:value="0.263828997052485">
            <text:p>0.263829</text:p>
          </table:table-cell>
          <table:table-cell table:formula="oooc:=(_K*([.K80]-2*[.J80]+[.I80])) + [.J80]" office:value-type="float" office:value="0.17571650575968">
            <text:p>0.175717</text:p>
          </table:table-cell>
          <table:table-cell table:formula="oooc:=(_K*(_b-2*[.K80]+[.J80])) + [.K80]" office:value-type="float" office:value="0.087805665391201">
            <text:p>0.087806</text:p>
          </table:table-cell>
          <table:table-cell table:number-columns-repeated="245"/>
        </table:table-row>
        <table:table-row table:style-name="ro1">
          <table:table-cell/>
          <table:table-cell table:formula="oooc:=(_K*([.C81]-2*[.B81]+_a)) + [.B81]" office:value-type="float" office:value="0.889724538211589">
            <text:p>0.889725</text:p>
          </table:table-cell>
          <table:table-cell table:formula="oooc:=(_K*([.D81]-2*[.C81]+[.B81])) + [.C81]" office:value-type="float" office:value="0.799482876912741">
            <text:p>0.799483</text:p>
          </table:table-cell>
          <table:table-cell table:formula="oooc:=(_K*([.E81]-2*[.D81]+[.C81])) + [.D81]" office:value-type="float" office:value="0.709433995945506">
            <text:p>0.709434</text:p>
          </table:table-cell>
          <table:table-cell table:formula="oooc:=(_K*([.F81]-2*[.E81]+[.D81])) + [.E81]" office:value-type="float" office:value="0.619654941403806">
            <text:p>0.619655</text:p>
          </table:table-cell>
          <table:table-cell table:formula="oooc:=(_K*([.G81]-2*[.F81]+[.E81])) + [.F81]" office:value-type="float" office:value="0.530201184756028">
            <text:p>0.530201</text:p>
          </table:table-cell>
          <table:table-cell table:formula="oooc:=(_K*([.H81]-2*[.G81]+[.F81])) + [.G81]" office:value-type="float" office:value="0.44110206145485">
            <text:p>0.441102</text:p>
          </table:table-cell>
          <table:table-cell table:formula="oooc:=(_K*([.I81]-2*[.H81]+[.G81])) + [.H81]" office:value-type="float" office:value="0.352358257818159">
            <text:p>0.352358</text:p>
          </table:table-cell>
          <table:table-cell table:formula="oooc:=(_K*([.J81]-2*[.I81]+[.H81])) + [.I81]" office:value-type="float" office:value="0.263941593127972">
            <text:p>0.263942</text:p>
          </table:table-cell>
          <table:table-cell table:formula="oooc:=(_K*([.K81]-2*[.J81]+[.I81])) + [.J81]" office:value-type="float" office:value="0.17579716612941">
            <text:p>0.175797</text:p>
          </table:table-cell>
          <table:table-cell table:formula="oooc:=(_K*(_b-2*[.K81]+[.J81])) + [.K81]" office:value-type="float" office:value="0.0878477353821121">
            <text:p>0.087848</text:p>
          </table:table-cell>
          <table:table-cell table:number-columns-repeated="245"/>
        </table:table-row>
        <table:table-row table:style-name="ro1">
          <table:table-cell/>
          <table:table-cell table:formula="oooc:=(_K*([.C82]-2*[.B82]+_a)) + [.B82]" office:value-type="float" office:value="0.889764689543911">
            <text:p>0.889765</text:p>
          </table:table-cell>
          <table:table-cell table:formula="oooc:=(_K*([.D82]-2*[.C82]+[.B82])) + [.C82]" office:value-type="float" office:value="0.799559989045386">
            <text:p>0.799560</text:p>
          </table:table-cell>
          <table:table-cell table:formula="oooc:=(_K*([.E82]-2*[.D82]+[.C82])) + [.D82]" office:value-type="float" office:value="0.70954192651572">
            <text:p>0.709542</text:p>
          </table:table-cell>
          <table:table-cell table:formula="oooc:=(_K*([.F82]-2*[.E82]+[.D82])) + [.E82]" office:value-type="float" office:value="0.619785060561375">
            <text:p>0.619785</text:p>
          </table:table-cell>
          <table:table-cell table:formula="oooc:=(_K*([.G82]-2*[.F82]+[.E82])) + [.F82]" office:value-type="float" office:value="0.530343038094668">
            <text:p>0.530343</text:p>
          </table:table-cell>
          <table:table-cell table:formula="oooc:=(_K*([.H82]-2*[.G82]+[.F82])) + [.G82]" office:value-type="float" office:value="0.441244189320645">
            <text:p>0.441244</text:p>
          </table:table-cell>
          <table:table-cell table:formula="oooc:=(_K*([.I82]-2*[.H82]+[.G82])) + [.H82]" office:value-type="float" office:value="0.352489113396761">
            <text:p>0.352489</text:p>
          </table:table-cell>
          <table:table-cell table:formula="oooc:=(_K*([.J82]-2*[.I82]+[.H82])) + [.I82]" office:value-type="float" office:value="0.264050488204622">
            <text:p>0.264050</text:p>
          </table:table-cell>
          <table:table-cell table:formula="oooc:=(_K*([.K82]-2*[.J82]+[.I82])) + [.J82]" office:value-type="float" office:value="0.175875164629916">
            <text:p>0.175875</text:p>
          </table:table-cell>
          <table:table-cell table:formula="oooc:=(_K*(_b-2*[.K82]+[.J82])) + [.K82]" office:value-type="float" office:value="0.0878884135281866">
            <text:p>0.087888</text:p>
          </table:table-cell>
          <table:table-cell table:number-columns-repeated="245"/>
        </table:table-row>
        <table:table-row table:style-name="ro1">
          <table:table-cell/>
          <table:table-cell table:formula="oooc:=(_K*([.C83]-2*[.B83]+_a)) + [.B83]" office:value-type="float" office:value="0.889803564663433">
            <text:p>0.889804</text:p>
          </table:table-cell>
          <table:table-cell table:formula="oooc:=(_K*([.D83]-2*[.C83]+[.B83])) + [.C83]" office:value-type="float" office:value="0.799634644232929">
            <text:p>0.799635</text:p>
          </table:table-cell>
          <table:table-cell table:formula="oooc:=(_K*([.E83]-2*[.D83]+[.C83])) + [.D83]" office:value-type="float" office:value="0.709646405145848">
            <text:p>0.709646</text:p>
          </table:table-cell>
          <table:table-cell table:formula="oooc:=(_K*([.F83]-2*[.E83]+[.D83])) + [.E83]" office:value-type="float" office:value="0.61991099795643">
            <text:p>0.619911</text:p>
          </table:table-cell>
          <table:table-cell table:formula="oooc:=(_K*([.G83]-2*[.F83]+[.E83])) + [.F83]" office:value-type="float" office:value="0.530480307571741">
            <text:p>0.530480</text:p>
          </table:table-cell>
          <table:table-cell table:formula="oooc:=(_K*([.H83]-2*[.G83]+[.F83])) + [.G83]" office:value-type="float" office:value="0.4413816984607">
            <text:p>0.441382</text:p>
          </table:table-cell>
          <table:table-cell table:formula="oooc:=(_K*([.I83]-2*[.H83]+[.G83])) + [.H83]" office:value-type="float" office:value="0.352615693689459">
            <text:p>0.352616</text:p>
          </table:table-cell>
          <table:table-cell table:formula="oooc:=(_K*([.J83]-2*[.I83]+[.H83])) + [.I83]" office:value-type="float" office:value="0.264155808851595">
            <text:p>0.264156</text:p>
          </table:table-cell>
          <table:table-cell table:formula="oooc:=(_K*([.K83]-2*[.J83]+[.I83])) + [.J83]" office:value-type="float" office:value="0.175950593619107">
            <text:p>0.175951</text:p>
          </table:table-cell>
          <table:table-cell table:formula="oooc:=(_K*(_b-2*[.K83]+[.J83])) + [.K83]" office:value-type="float" office:value="0.0879277485576036">
            <text:p>0.087928</text:p>
          </table:table-cell>
          <table:table-cell table:number-columns-repeated="245"/>
        </table:table-row>
        <table:table-row table:style-name="ro1">
          <table:table-cell/>
          <table:table-cell table:formula="oooc:=(_K*([.C84]-2*[.B84]+_a)) + [.B84]" office:value-type="float" office:value="0.889841201762355">
            <text:p>0.889841</text:p>
          </table:table-cell>
          <table:table-cell table:formula="oooc:=(_K*([.D84]-2*[.C84]+[.B84])) + [.C84]" office:value-type="float" office:value="0.799706916770298">
            <text:p>0.799707</text:p>
          </table:table-cell>
          <table:table-cell table:formula="oooc:=(_K*([.E84]-2*[.D84]+[.C84])) + [.D84]" office:value-type="float" office:value="0.709747537904913">
            <text:p>0.709748</text:p>
          </table:table-cell>
          <table:table-cell table:formula="oooc:=(_K*([.F84]-2*[.E84]+[.D84])) + [.E84]" office:value-type="float" office:value="0.620032884678322">
            <text:p>0.620033</text:p>
          </table:table-cell>
          <table:table-cell table:formula="oooc:=(_K*([.G84]-2*[.F84]+[.E84])) + [.F84]" office:value-type="float" office:value="0.5306131400812">
            <text:p>0.530613</text:p>
          </table:table-cell>
          <table:table-cell table:formula="oooc:=(_K*([.H84]-2*[.G84]+[.F84])) + [.G84]" office:value-type="float" office:value="0.44151474019662">
            <text:p>0.441515</text:p>
          </table:table-cell>
          <table:table-cell table:formula="oooc:=(_K*([.I84]-2*[.H84]+[.G84])) + [.H84]" office:value-type="float" office:value="0.35273814166281">
            <text:p>0.352738</text:p>
          </table:table-cell>
          <table:table-cell table:formula="oooc:=(_K*([.J84]-2*[.I84]+[.H84])) + [.I84]" office:value-type="float" office:value="0.264257676693745">
            <text:p>0.264258</text:p>
          </table:table-cell>
          <table:table-cell table:formula="oooc:=(_K*([.K84]-2*[.J84]+[.I84])) + [.J84]" office:value-type="float" office:value="0.176023541687501">
            <text:p>0.176024</text:p>
          </table:table-cell>
          <table:table-cell table:formula="oooc:=(_K*(_b-2*[.K84]+[.J84])) + [.K84]" office:value-type="float" office:value="0.0879657871591634">
            <text:p>0.087966</text:p>
          </table:table-cell>
          <table:table-cell table:number-columns-repeated="245"/>
        </table:table-row>
        <table:table-row table:style-name="ro1">
          <table:table-cell/>
          <table:table-cell table:formula="oooc:=(_K*([.C85]-2*[.B85]+_a)) + [.B85]" office:value-type="float" office:value="0.889877638197087">
            <text:p>0.889878</text:p>
          </table:table-cell>
          <table:table-cell table:formula="oooc:=(_K*([.D85]-2*[.C85]+[.B85])) + [.C85]" office:value-type="float" office:value="0.799776879220967">
            <text:p>0.799777</text:p>
          </table:table-cell>
          <table:table-cell table:formula="oooc:=(_K*([.E85]-2*[.D85]+[.C85])) + [.D85]" office:value-type="float" office:value="0.709845428160431">
            <text:p>0.709845</text:p>
          </table:table-cell>
          <table:table-cell table:formula="oooc:=(_K*([.F85]-2*[.E85]+[.D85])) + [.E85]" office:value-type="float" office:value="0.62015084813011">
            <text:p>0.620151</text:p>
          </table:table-cell>
          <table:table-cell table:formula="oooc:=(_K*([.G85]-2*[.F85]+[.E85])) + [.F85]" office:value-type="float" office:value="0.530741677966217">
            <text:p>0.530742</text:p>
          </table:table-cell>
          <table:table-cell table:formula="oooc:=(_K*([.H85]-2*[.G85]+[.F85])) + [.G85]" office:value-type="float" office:value="0.441643460736928">
            <text:p>0.441643</text:p>
          </table:table-cell>
          <table:table-cell table:formula="oooc:=(_K*([.I85]-2*[.H85]+[.G85])) + [.H85]" office:value-type="float" office:value="0.352856595088708">
            <text:p>0.352857</text:p>
          </table:table-cell>
          <table:table-cell table:formula="oooc:=(_K*([.J85]-2*[.I85]+[.H85])) + [.I85]" office:value-type="float" office:value="0.264356208678873">
            <text:p>0.264356</text:p>
          </table:table-cell>
          <table:table-cell table:formula="oooc:=(_K*([.K85]-2*[.J85]+[.I85])) + [.J85]" office:value-type="float" office:value="0.176094093878664">
            <text:p>0.176094</text:p>
          </table:table-cell>
          <table:table-cell table:formula="oooc:=(_K*(_b-2*[.K85]+[.J85])) + [.K85]" office:value-type="float" office:value="0.088002574106833">
            <text:p>0.088003</text:p>
          </table:table-cell>
          <table:table-cell table:number-columns-repeated="245"/>
        </table:table-row>
        <table:table-row table:style-name="ro1">
          <table:table-cell/>
          <table:table-cell table:formula="oooc:=(_K*([.C86]-2*[.B86]+_a)) + [.B86]" office:value-type="float" office:value="0.889912910464301">
            <text:p>0.889913</text:p>
          </table:table-cell>
          <table:table-cell table:formula="oooc:=(_K*([.D86]-2*[.C86]+[.B86])) + [.C86]" office:value-type="float" office:value="0.799844602387201">
            <text:p>0.799845</text:p>
          </table:table-cell>
          <table:table-cell table:formula="oooc:=(_K*([.E86]-2*[.D86]+[.C86])) + [.D86]" office:value-type="float" office:value="0.709940176572517">
            <text:p>0.709940</text:p>
          </table:table-cell>
          <table:table-cell table:formula="oooc:=(_K*([.F86]-2*[.E86]+[.D86])) + [.E86]" office:value-type="float" office:value="0.620265012076681">
            <text:p>0.620265</text:p>
          </table:table-cell>
          <table:table-cell table:formula="oooc:=(_K*([.G86]-2*[.F86]+[.E86])) + [.F86]" office:value-type="float" office:value="0.530866059140059">
            <text:p>0.530866</text:p>
          </table:table-cell>
          <table:table-cell table:formula="oooc:=(_K*([.H86]-2*[.G86]+[.F86])) + [.G86]" office:value-type="float" office:value="0.441768001369356">
            <text:p>0.441768</text:p>
          </table:table-cell>
          <table:table-cell table:formula="oooc:=(_K*([.I86]-2*[.H86]+[.G86])) + [.H86]" office:value-type="float" office:value="0.352971186784062">
            <text:p>0.352971</text:p>
          </table:table-cell>
          <table:table-cell table:formula="oooc:=(_K*([.J86]-2*[.I86]+[.H86])) + [.I86]" office:value-type="float" office:value="0.264451517322723">
            <text:p>0.264452</text:p>
          </table:table-cell>
          <table:table-cell table:formula="oooc:=(_K*([.K86]-2*[.J86]+[.I86])) + [.J86]" office:value-type="float" office:value="0.176162331890015">
            <text:p>0.176162</text:p>
          </table:table-cell>
          <table:table-cell table:formula="oooc:=(_K*(_b-2*[.K86]+[.J86])) + [.K86]" office:value-type="float" office:value="0.0880381523728321">
            <text:p>0.088038</text:p>
          </table:table-cell>
          <table:table-cell table:number-columns-repeated="245"/>
        </table:table-row>
        <table:table-row table:style-name="ro1">
          <table:table-cell/>
          <table:table-cell table:formula="oooc:=(_K*([.C87]-2*[.B87]+_a)) + [.B87]" office:value-type="float" office:value="0.889947054184237">
            <text:p>0.889947</text:p>
          </table:table-cell>
          <table:table-cell table:formula="oooc:=(_K*([.D87]-2*[.C87]+[.B87])) + [.C87]" office:value-type="float" office:value="0.799910155292167">
            <text:p>0.799910</text:p>
          </table:table-cell>
          <table:table-cell table:formula="oooc:=(_K*([.E87]-2*[.D87]+[.C87])) + [.D87]" office:value-type="float" office:value="0.710031881100056">
            <text:p>0.710032</text:p>
          </table:table-cell>
          <table:table-cell table:formula="oooc:=(_K*([.F87]-2*[.E87]+[.D87])) + [.E87]" office:value-type="float" office:value="0.620375496700366">
            <text:p>0.620375</text:p>
          </table:table-cell>
          <table:table-cell table:formula="oooc:=(_K*([.G87]-2*[.F87]+[.E87])) + [.F87]" office:value-type="float" office:value="0.530986417206426">
            <text:p>0.530986</text:p>
          </table:table-cell>
          <table:table-cell table:formula="oooc:=(_K*([.H87]-2*[.G87]+[.F87])) + [.G87]" office:value-type="float" office:value="0.44188849864352">
            <text:p>0.441888</text:p>
          </table:table-cell>
          <table:table-cell table:formula="oooc:=(_K*([.I87]-2*[.H87]+[.G87])) + [.H87]" office:value-type="float" office:value="0.353082044833644">
            <text:p>0.353082</text:p>
          </table:table-cell>
          <table:table-cell table:formula="oooc:=(_K*([.J87]-2*[.I87]+[.H87])) + [.I87]" office:value-type="float" office:value="0.264543710934176">
            <text:p>0.264544</text:p>
          </table:table-cell>
          <table:table-cell table:formula="oooc:=(_K*([.K87]-2*[.J87]+[.I87])) + [.J87]" office:value-type="float" office:value="0.176228334256225">
            <text:p>0.176228</text:p>
          </table:table-cell>
          <table:table-cell table:formula="oooc:=(_K*(_b-2*[.K87]+[.J87])) + [.K87]" office:value-type="float" office:value="0.0880725632305725">
            <text:p>0.088073</text:p>
          </table:table-cell>
          <table:table-cell table:number-columns-repeated="245"/>
        </table:table-row>
        <table:table-row table:style-name="ro1">
          <table:table-cell/>
          <table:table-cell table:formula="oooc:=(_K*([.C88]-2*[.B88]+_a)) + [.B88]" office:value-type="float" office:value="0.889980104090211">
            <text:p>0.889980</text:p>
          </table:table-cell>
          <table:table-cell table:formula="oooc:=(_K*([.D88]-2*[.C88]+[.B88])) + [.C88]" office:value-type="float" office:value="0.799973605172151">
            <text:p>0.799974</text:p>
          </table:table-cell>
          <table:table-cell table:formula="oooc:=(_K*([.E88]-2*[.D88]+[.C88])) + [.D88]" office:value-type="float" office:value="0.710120637017025">
            <text:p>0.710121</text:p>
          </table:table-cell>
          <table:table-cell table:formula="oooc:=(_K*([.F88]-2*[.E88]+[.D88])) + [.E88]" office:value-type="float" office:value="0.620482418662666">
            <text:p>0.620482</text:p>
          </table:table-cell>
          <table:table-cell table:formula="oooc:=(_K*([.G88]-2*[.F88]+[.E88])) + [.F88]" office:value-type="float" office:value="0.53110288157884">
            <text:p>0.531103</text:p>
          </table:table-cell>
          <table:table-cell table:formula="oooc:=(_K*([.H88]-2*[.G88]+[.F88])) + [.G88]" office:value-type="float" office:value="0.442005084544732">
            <text:p>0.442005</text:p>
          </table:table-cell>
          <table:table-cell table:formula="oooc:=(_K*([.I88]-2*[.H88]+[.G88])) + [.H88]" office:value-type="float" office:value="0.353189292797807">
            <text:p>0.353189</text:p>
          </table:table-cell>
          <table:table-cell table:formula="oooc:=(_K*([.J88]-2*[.I88]+[.H88])) + [.I88]" office:value-type="float" office:value="0.264632893822783">
            <text:p>0.264633</text:p>
          </table:table-cell>
          <table:table-cell table:formula="oooc:=(_K*([.K88]-2*[.J88]+[.I88])) + [.J88]" office:value-type="float" office:value="0.176292176517144">
            <text:p>0.176292</text:p>
          </table:table-cell>
          <table:table-cell table:formula="oooc:=(_K*(_b-2*[.K88]+[.J88])) + [.K88]" office:value-type="float" office:value="0.0881058463486046">
            <text:p>0.088106</text:p>
          </table:table-cell>
          <table:table-cell table:number-columns-repeated="245"/>
        </table:table-row>
        <table:table-row table:style-name="ro1">
          <table:table-cell/>
          <table:table-cell table:formula="oooc:=(_K*([.C89]-2*[.B89]+_a)) + [.B89]" office:value-type="float" office:value="0.890012094023399">
            <text:p>0.890012</text:p>
          </table:table-cell>
          <table:table-cell table:formula="oooc:=(_K*([.D89]-2*[.C89]+[.B89])) + [.C89]" office:value-type="float" office:value="0.800035017477324">
            <text:p>0.800035</text:p>
          </table:table-cell>
          <table:table-cell table:formula="oooc:=(_K*([.E89]-2*[.D89]+[.C89])) + [.D89]" office:value-type="float" office:value="0.710206536937332">
            <text:p>0.710207</text:p>
          </table:table-cell>
          <table:table-cell table:formula="oooc:=(_K*([.F89]-2*[.E89]+[.D89])) + [.E89]" office:value-type="float" office:value="0.620585891170879">
            <text:p>0.620586</text:p>
          </table:table-cell>
          <table:table-cell table:formula="oooc:=(_K*([.G89]-2*[.F89]+[.E89])) + [.F89]" office:value-type="float" office:value="0.531215577598727">
            <text:p>0.531216</text:p>
          </table:table-cell>
          <table:table-cell table:formula="oooc:=(_K*([.H89]-2*[.G89]+[.F89])) + [.G89]" office:value-type="float" office:value="0.442117886659605">
            <text:p>0.442118</text:p>
          </table:table-cell>
          <table:table-cell table:formula="oooc:=(_K*([.I89]-2*[.H89]+[.G89])) + [.H89]" office:value-type="float" office:value="0.353293049906567">
            <text:p>0.353293</text:p>
          </table:table-cell>
          <table:table-cell table:formula="oooc:=(_K*([.J89]-2*[.I89]+[.H89])) + [.I89]" office:value-type="float" office:value="0.264719166490537">
            <text:p>0.264719</text:p>
          </table:table-cell>
          <table:table-cell table:formula="oooc:=(_K*([.K89]-2*[.J89]+[.I89])) + [.J89]" office:value-type="float" office:value="0.176353931371984">
            <text:p>0.176354</text:p>
          </table:table-cell>
          <table:table-cell table:formula="oooc:=(_K*(_b-2*[.K89]+[.J89])) + [.K89]" office:value-type="float" office:value="0.0881380398765787">
            <text:p>0.088138</text:p>
          </table:table-cell>
          <table:table-cell table:number-columns-repeated="245"/>
        </table:table-row>
        <table:table-row table:style-name="ro1">
          <table:table-cell/>
          <table:table-cell table:formula="oooc:=(_K*([.C90]-2*[.B90]+_a)) + [.B90]" office:value-type="float" office:value="0.890043056932106">
            <text:p>0.890043</text:p>
          </table:table-cell>
          <table:table-cell table:formula="oooc:=(_K*([.D90]-2*[.C90]+[.B90])) + [.C90]" office:value-type="float" office:value="0.800094455879757">
            <text:p>0.800094</text:p>
          </table:table-cell>
          <table:table-cell table:formula="oooc:=(_K*([.E90]-2*[.D90]+[.C90])) + [.D90]" office:value-type="float" office:value="0.710289670846748">
            <text:p>0.710290</text:p>
          </table:table-cell>
          <table:table-cell table:formula="oooc:=(_K*([.F90]-2*[.E90]+[.D90])) + [.E90]" office:value-type="float" office:value="0.620686024048599">
            <text:p>0.620686</text:p>
          </table:table-cell>
          <table:table-cell table:formula="oooc:=(_K*([.G90]-2*[.F90]+[.E90])) + [.F90]" office:value-type="float" office:value="0.531324626651939">
            <text:p>0.531325</text:p>
          </table:table-cell>
          <table:table-cell table:formula="oooc:=(_K*([.H90]-2*[.G90]+[.F90])) + [.G90]" office:value-type="float" office:value="0.442227028334039">
            <text:p>0.442227</text:p>
          </table:table-cell>
          <table:table-cell table:formula="oooc:=(_K*([.I90]-2*[.H90]+[.G90])) + [.H90]" office:value-type="float" office:value="0.35339343124137">
            <text:p>0.353393</text:p>
          </table:table-cell>
          <table:table-cell table:formula="oooc:=(_K*([.J90]-2*[.I90]+[.H90])) + [.I90]" office:value-type="float" office:value="0.264802625809528">
            <text:p>0.264803</text:p>
          </table:table-cell>
          <table:table-cell table:formula="oooc:=(_K*([.K90]-2*[.J90]+[.I90])) + [.J90]" office:value-type="float" office:value="0.176413668821243">
            <text:p>0.176414</text:p>
          </table:table-cell>
          <table:table-cell table:formula="oooc:=(_K*(_b-2*[.K90]+[.J90])) + [.K90]" office:value-type="float" office:value="0.0881691805241093">
            <text:p>0.088169</text:p>
          </table:table-cell>
          <table:table-cell table:number-columns-repeated="245"/>
        </table:table-row>
        <table:table-row table:style-name="ro1">
          <table:table-cell/>
          <table:table-cell table:formula="oooc:=(_K*([.C91]-2*[.B91]+_a)) + [.B91]" office:value-type="float" office:value="0.890073024874821">
            <text:p>0.890073</text:p>
          </table:table-cell>
          <table:table-cell table:formula="oooc:=(_K*([.D91]-2*[.C91]+[.B91])) + [.C91]" office:value-type="float" office:value="0.800151982287493">
            <text:p>0.800152</text:p>
          </table:table-cell>
          <table:table-cell table:formula="oooc:=(_K*([.E91]-2*[.D91]+[.C91])) + [.D91]" office:value-type="float" office:value="0.710370126140692">
            <text:p>0.710370</text:p>
          </table:table-cell>
          <table:table-cell table:formula="oooc:=(_K*([.F91]-2*[.E91]+[.D91])) + [.E91]" office:value-type="float" office:value="0.620782923809195">
            <text:p>0.620783</text:p>
          </table:table-cell>
          <table:table-cell table:formula="oooc:=(_K*([.G91]-2*[.F91]+[.E91])) + [.F91]" office:value-type="float" office:value="0.531430146283443">
            <text:p>0.531430</text:p>
          </table:table-cell>
          <table:table-cell table:formula="oooc:=(_K*([.H91]-2*[.G91]+[.F91])) + [.G91]" office:value-type="float" office:value="0.442332628824132">
            <text:p>0.442333</text:p>
          </table:table-cell>
          <table:table-cell table:formula="oooc:=(_K*([.I91]-2*[.H91]+[.G91])) + [.H91]" office:value-type="float" office:value="0.353490547905701">
            <text:p>0.353491</text:p>
          </table:table-cell>
          <table:table-cell table:formula="oooc:=(_K*([.J91]-2*[.I91]+[.H91])) + [.I91]" office:value-type="float" office:value="0.264883365186951">
            <text:p>0.264883</text:p>
          </table:table-cell>
          <table:table-cell table:formula="oooc:=(_K*([.K91]-2*[.J91]+[.I91])) + [.J91]" office:value-type="float" office:value="0.176471456297703">
            <text:p>0.176471</text:p>
          </table:table-cell>
          <table:table-cell table:formula="oooc:=(_K*(_b-2*[.K91]+[.J91])) + [.K91]" office:value-type="float" office:value="0.0881993036333191">
            <text:p>0.088199</text:p>
          </table:table-cell>
          <table:table-cell table:number-columns-repeated="245"/>
        </table:table-row>
        <table:table-row table:style-name="ro1">
          <table:table-cell/>
          <table:table-cell table:formula="oooc:=(_K*([.C92]-2*[.B92]+_a)) + [.B92]" office:value-type="float" office:value="0.890102029026458">
            <text:p>0.890102</text:p>
          </table:table-cell>
          <table:table-cell table:formula="oooc:=(_K*([.D92]-2*[.C92]+[.B92])) + [.C92]" office:value-type="float" office:value="0.800207656863704">
            <text:p>0.800208</text:p>
          </table:table-cell>
          <table:table-cell table:formula="oooc:=(_K*([.E92]-2*[.D92]+[.C92])) + [.D92]" office:value-type="float" office:value="0.710447987666813">
            <text:p>0.710448</text:p>
          </table:table-cell>
          <table:table-cell table:formula="oooc:=(_K*([.F92]-2*[.E92]+[.D92])) + [.E92]" office:value-type="float" office:value="0.620876693731493">
            <text:p>0.620877</text:p>
          </table:table-cell>
          <table:table-cell table:formula="oooc:=(_K*([.G92]-2*[.F92]+[.E92])) + [.F92]" office:value-type="float" office:value="0.531532250310019">
            <text:p>0.531532</text:p>
          </table:table-cell>
          <table:table-cell table:formula="oooc:=(_K*([.H92]-2*[.G92]+[.F92])) + [.G92]" office:value-type="float" office:value="0.442434803440484">
            <text:p>0.442435</text:p>
          </table:table-cell>
          <table:table-cell table:formula="oooc:=(_K*([.I92]-2*[.H92]+[.G92])) + [.H92]" office:value-type="float" office:value="0.353584507185573">
            <text:p>0.353585</text:p>
          </table:table-cell>
          <table:table-cell table:formula="oooc:=(_K*([.J92]-2*[.I92]+[.H92])) + [.I92]" office:value-type="float" office:value="0.264961474718752">
            <text:p>0.264961</text:p>
          </table:table-cell>
          <table:table-cell table:formula="oooc:=(_K*([.K92]-2*[.J92]+[.I92])) + [.J92]" office:value-type="float" office:value="0.176527358787649">
            <text:p>0.176527</text:p>
          </table:table-cell>
          <table:table-cell table:formula="oooc:=(_K*(_b-2*[.K92]+[.J92])) + [.K92]" office:value-type="float" office:value="0.0882284432457452">
            <text:p>0.088228</text:p>
          </table:table-cell>
          <table:table-cell table:number-columns-repeated="245"/>
        </table:table-row>
        <table:table-row table:style-name="ro1">
          <table:table-cell/>
          <table:table-cell table:formula="oooc:=(_K*([.C93]-2*[.B93]+_a)) + [.B93]" office:value-type="float" office:value="0.89013009968727">
            <text:p>0.890130</text:p>
          </table:table-cell>
          <table:table-cell table:formula="oooc:=(_K*([.D93]-2*[.C93]+[.B93])) + [.C93]" office:value-type="float" office:value="0.800261538050049">
            <text:p>0.800262</text:p>
          </table:table-cell>
          <table:table-cell table:formula="oooc:=(_K*([.E93]-2*[.D93]+[.C93])) + [.D93]" office:value-type="float" office:value="0.710523337771441">
            <text:p>0.710523</text:p>
          </table:table-cell>
          <table:table-cell table:formula="oooc:=(_K*([.F93]-2*[.E93]+[.D93])) + [.E93]" office:value-type="float" office:value="0.620967433937032">
            <text:p>0.620967</text:p>
          </table:table-cell>
          <table:table-cell table:formula="oooc:=(_K*([.G93]-2*[.F93]+[.E93])) + [.F93]" office:value-type="float" office:value="0.531631048930795">
            <text:p>0.531631</text:p>
          </table:table-cell>
          <table:table-cell table:formula="oooc:=(_K*([.H93]-2*[.G93]+[.F93])) + [.G93]" office:value-type="float" office:value="0.442533663686334">
            <text:p>0.442534</text:p>
          </table:table-cell>
          <table:table-cell table:formula="oooc:=(_K*([.I93]-2*[.H93]+[.G93])) + [.H93]" office:value-type="float" office:value="0.353675412700809">
            <text:p>0.353675</text:p>
          </table:table-cell>
          <table:table-cell table:formula="oooc:=(_K*([.J93]-2*[.I93]+[.H93])) + [.I93]" office:value-type="float" office:value="0.265037041333039">
            <text:p>0.265037</text:p>
          </table:table-cell>
          <table:table-cell table:formula="oooc:=(_K*([.K93]-2*[.J93]+[.I93])) + [.J93]" office:value-type="float" office:value="0.176581438943329">
            <text:p>0.176581</text:p>
          </table:table-cell>
          <table:table-cell table:formula="oooc:=(_K*(_b-2*[.K93]+[.J93])) + [.K93]" office:value-type="float" office:value="0.0882566321642085">
            <text:p>0.088257</text:p>
          </table:table-cell>
          <table:table-cell table:number-columns-repeated="245"/>
        </table:table-row>
        <table:table-row table:style-name="ro1">
          <table:table-cell/>
          <table:table-cell table:formula="oooc:=(_K*([.C94]-2*[.B94]+_a)) + [.B94]" office:value-type="float" office:value="0.89015726629397">
            <text:p>0.890157</text:p>
          </table:table-cell>
          <table:table-cell table:formula="oooc:=(_K*([.D94]-2*[.C94]+[.B94])) + [.C94]" office:value-type="float" office:value="0.800313682593494">
            <text:p>0.800314</text:p>
          </table:table-cell>
          <table:table-cell table:formula="oooc:=(_K*([.E94]-2*[.D94]+[.C94])) + [.D94]" office:value-type="float" office:value="0.710596256349121">
            <text:p>0.710596</text:p>
          </table:table-cell>
          <table:table-cell table:formula="oooc:=(_K*([.F94]-2*[.E94]+[.D94])) + [.E94]" office:value-type="float" office:value="0.621055241468301">
            <text:p>0.621055</text:p>
          </table:table-cell>
          <table:table-cell table:formula="oooc:=(_K*([.G94]-2*[.F94]+[.E94])) + [.F94]" office:value-type="float" office:value="0.531726648835505">
            <text:p>0.531727</text:p>
          </table:table-cell>
          <table:table-cell table:formula="oooc:=(_K*([.H94]-2*[.G94]+[.F94])) + [.G94]" office:value-type="float" office:value="0.442629317389908">
            <text:p>0.442629</text:p>
          </table:table-cell>
          <table:table-cell table:formula="oooc:=(_K*([.I94]-2*[.H94]+[.G94])) + [.H94]" office:value-type="float" office:value="0.353763364547911">
            <text:p>0.353763</text:p>
          </table:table-cell>
          <table:table-cell table:formula="oooc:=(_K*([.J94]-2*[.I94]+[.H94])) + [.I94]" office:value-type="float" office:value="0.265110148924263">
            <text:p>0.265110</text:p>
          </table:table-cell>
          <table:table-cell table:formula="oooc:=(_K*([.K94]-2*[.J94]+[.I94])) + [.J94]" office:value-type="float" office:value="0.176633757187565">
            <text:p>0.176634</text:p>
          </table:table-cell>
          <table:table-cell table:formula="oooc:=(_K*(_b-2*[.K94]+[.J94])) + [.K94]" office:value-type="float" office:value="0.0882839020101731">
            <text:p>0.088284</text:p>
          </table:table-cell>
          <table:table-cell table:number-columns-repeated="245"/>
        </table:table-row>
        <table:table-row table:style-name="ro1">
          <table:table-cell/>
          <table:table-cell table:formula="oooc:=(_K*([.C95]-2*[.B95]+_a)) + [.B95]" office:value-type="float" office:value="0.890183557432688">
            <text:p>0.890184</text:p>
          </table:table-cell>
          <table:table-cell table:formula="oooc:=(_K*([.D95]-2*[.C95]+[.B95])) + [.C95]" office:value-type="float" office:value="0.800364145575935">
            <text:p>0.800364</text:p>
          </table:table-cell>
          <table:table-cell table:formula="oooc:=(_K*([.E95]-2*[.D95]+[.C95])) + [.D95]" office:value-type="float" office:value="0.710666820894542">
            <text:p>0.710667</text:p>
          </table:table-cell>
          <table:table-cell table:formula="oooc:=(_K*([.F95]-2*[.E95]+[.D95])) + [.E95]" office:value-type="float" office:value="0.62114021036751">
            <text:p>0.621140</text:p>
          </table:table-cell>
          <table:table-cell table:formula="oooc:=(_K*([.G95]-2*[.F95]+[.E95])) + [.F95]" office:value-type="float" office:value="0.531819153310385">
            <text:p>0.531819</text:p>
          </table:table-cell>
          <table:table-cell table:formula="oooc:=(_K*([.H95]-2*[.G95]+[.F95])) + [.G95]" office:value-type="float" office:value="0.442721868831348">
            <text:p>0.442722</text:p>
          </table:table-cell>
          <table:table-cell table:formula="oooc:=(_K*([.I95]-2*[.H95]+[.G95])) + [.H95]" office:value-type="float" office:value="0.353848459435251">
            <text:p>0.353848</text:p>
          </table:table-cell>
          <table:table-cell table:formula="oooc:=(_K*([.J95]-2*[.I95]+[.H95])) + [.I95]" office:value-type="float" office:value="0.265180878479043">
            <text:p>0.265181</text:p>
          </table:table-cell>
          <table:table-cell table:formula="oooc:=(_K*([.K95]-2*[.J95]+[.I95])) + [.J95]" office:value-type="float" office:value="0.176684371811287">
            <text:p>0.176684</text:p>
          </table:table-cell>
          <table:table-cell table:formula="oooc:=(_K*(_b-2*[.K95]+[.J95])) + [.K95]" office:value-type="float" office:value="0.0883102832770605">
            <text:p>0.088310</text:p>
          </table:table-cell>
          <table:table-cell table:number-columns-repeated="245"/>
        </table:table-row>
        <table:table-row table:style-name="ro1">
          <table:table-cell/>
          <table:table-cell table:formula="oooc:=(_K*([.C96]-2*[.B96]+_a)) + [.B96]" office:value-type="float" office:value="0.890209000853408">
            <text:p>0.890209</text:p>
          </table:table-cell>
          <table:table-cell table:formula="oooc:=(_K*([.D96]-2*[.C96]+[.B96])) + [.C96]" office:value-type="float" office:value="0.800412980446079">
            <text:p>0.800413</text:p>
          </table:table-cell>
          <table:table-cell table:formula="oooc:=(_K*([.E96]-2*[.D96]+[.C96])) + [.D96]" office:value-type="float" office:value="0.710735106556287">
            <text:p>0.710735</text:p>
          </table:table-cell>
          <table:table-cell table:formula="oooc:=(_K*([.F96]-2*[.E96]+[.D96])) + [.E96]" office:value-type="float" office:value="0.621222431755473">
            <text:p>0.621222</text:p>
          </table:table-cell>
          <table:table-cell table:formula="oooc:=(_K*([.G96]-2*[.F96]+[.E96])) + [.F96]" office:value-type="float" office:value="0.53190866234162">
            <text:p>0.531909</text:p>
          </table:table-cell>
          <table:table-cell table:formula="oooc:=(_K*([.H96]-2*[.G96]+[.F96])) + [.G96]" office:value-type="float" office:value="0.442811418864524">
            <text:p>0.442811</text:p>
          </table:table-cell>
          <table:table-cell table:formula="oooc:=(_K*([.I96]-2*[.H96]+[.G96])) + [.H96]" office:value-type="float" office:value="0.353930790811206">
            <text:p>0.353931</text:p>
          </table:table-cell>
          <table:table-cell table:formula="oooc:=(_K*([.J96]-2*[.I96]+[.H96])) + [.I96]" office:value-type="float" office:value="0.265249308194424">
            <text:p>0.265249</text:p>
          </table:table-cell>
          <table:table-cell table:formula="oooc:=(_K*([.K96]-2*[.J96]+[.I96])) + [.J96]" office:value-type="float" office:value="0.176733339064699">
            <text:p>0.176733</text:p>
          </table:table-cell>
          <table:table-cell table:formula="oooc:=(_K*(_b-2*[.K96]+[.J96])) + [.K96]" office:value-type="float" office:value="0.088335805379927">
            <text:p>0.088336</text:p>
          </table:table-cell>
          <table:table-cell table:number-columns-repeated="245"/>
        </table:table-row>
        <table:table-row table:style-name="ro1">
          <table:table-cell/>
          <table:table-cell table:formula="oooc:=(_K*([.C97]-2*[.B97]+_a)) + [.B97]" office:value-type="float" office:value="0.89023362348561">
            <text:p>0.890234</text:p>
          </table:table-cell>
          <table:table-cell table:formula="oooc:=(_K*([.D97]-2*[.C97]+[.B97])) + [.C97]" office:value-type="float" office:value="0.800460239053094">
            <text:p>0.800460</text:p>
          </table:table-cell>
          <table:table-cell table:formula="oooc:=(_K*([.E97]-2*[.D97]+[.C97])) + [.D97]" office:value-type="float" office:value="0.710801186191878">
            <text:p>0.710801</text:p>
          </table:table-cell>
          <table:table-cell table:formula="oooc:=(_K*([.F97]-2*[.E97]+[.D97])) + [.E97]" office:value-type="float" office:value="0.621301993910257">
            <text:p>0.621302</text:p>
          </table:table-cell>
          <table:table-cell table:formula="oooc:=(_K*([.G97]-2*[.F97]+[.E97])) + [.F97]" office:value-type="float" office:value="0.531995272716323">
            <text:p>0.531995</text:p>
          </table:table-cell>
          <table:table-cell table:formula="oooc:=(_K*([.H97]-2*[.G97]+[.F97])) + [.G97]" office:value-type="float" office:value="0.442898065034035">
            <text:p>0.442898</text:p>
          </table:table-cell>
          <table:table-cell table:formula="oooc:=(_K*([.I97]-2*[.H97]+[.G97])) + [.H97]" office:value-type="float" office:value="0.35401044898582">
            <text:p>0.354010</text:p>
          </table:table-cell>
          <table:table-cell table:formula="oooc:=(_K*([.J97]-2*[.I97]+[.H97])) + [.I97]" office:value-type="float" office:value="0.265315513589247">
            <text:p>0.265316</text:p>
          </table:table-cell>
          <table:table-cell table:formula="oooc:=(_K*([.K97]-2*[.J97]+[.I97])) + [.J97]" office:value-type="float" office:value="0.17678071324268">
            <text:p>0.176781</text:p>
          </table:table-cell>
          <table:table-cell table:formula="oooc:=(_K*(_b-2*[.K97]+[.J97])) + [.K97]" office:value-type="float" office:value="0.0883604967018649">
            <text:p>0.088360</text:p>
          </table:table-cell>
          <table:table-cell table:number-columns-repeated="245"/>
        </table:table-row>
        <table:table-row table:style-name="ro1">
          <table:table-cell/>
          <table:table-cell table:formula="oooc:=(_K*([.C98]-2*[.B98]+_a)) + [.B98]" office:value-type="float" office:value="0.890257451454856">
            <text:p>0.890257</text:p>
          </table:table-cell>
          <table:table-cell table:formula="oooc:=(_K*([.D98]-2*[.C98]+[.B98])) + [.C98]" office:value-type="float" office:value="0.800505971681614">
            <text:p>0.800506</text:p>
          </table:table-cell>
          <table:table-cell table:formula="oooc:=(_K*([.E98]-2*[.D98]+[.C98])) + [.D98]" office:value-type="float" office:value="0.710865130423716">
            <text:p>0.710865</text:p>
          </table:table-cell>
          <table:table-cell table:formula="oooc:=(_K*([.F98]-2*[.E98]+[.D98])) + [.E98]" office:value-type="float" office:value="0.621378982345332">
            <text:p>0.621379</text:p>
          </table:table-cell>
          <table:table-cell table:formula="oooc:=(_K*([.G98]-2*[.F98]+[.E98])) + [.F98]" office:value-type="float" office:value="0.532079078120982">
            <text:p>0.532079</text:p>
          </table:table-cell>
          <table:table-cell table:formula="oooc:=(_K*([.H98]-2*[.G98]+[.F98])) + [.G98]" office:value-type="float" office:value="0.442981901687664">
            <text:p>0.442982</text:p>
          </table:table-cell>
          <table:table-cell table:formula="oooc:=(_K*([.I98]-2*[.H98]+[.G98])) + [.H98]" office:value-type="float" office:value="0.354087521246477">
            <text:p>0.354088</text:p>
          </table:table-cell>
          <table:table-cell table:formula="oooc:=(_K*([.J98]-2*[.I98]+[.H98])) + [.I98]" office:value-type="float" office:value="0.26537956760925">
            <text:p>0.265380</text:p>
          </table:table-cell>
          <table:table-cell table:formula="oooc:=(_K*([.K98]-2*[.J98]+[.I98])) + [.J98]" office:value-type="float" office:value="0.176826546764981">
            <text:p>0.176827</text:p>
          </table:table-cell>
          <table:table-cell table:formula="oooc:=(_K*(_b-2*[.K98]+[.J98])) + [.K98]" office:value-type="float" office:value="0.088384384637445">
            <text:p>0.088384</text:p>
          </table:table-cell>
          <table:table-cell table:number-columns-repeated="245"/>
        </table:table-row>
        <table:table-row table:style-name="ro1">
          <table:table-cell/>
          <table:table-cell table:formula="oooc:=(_K*([.C99]-2*[.B99]+_a)) + [.B99]" office:value-type="float" office:value="0.890280510100114">
            <text:p>0.890281</text:p>
          </table:table-cell>
          <table:table-cell table:formula="oooc:=(_K*([.D99]-2*[.C99]+[.B99])) + [.C99]" office:value-type="float" office:value="0.800550227087752">
            <text:p>0.800550</text:p>
          </table:table-cell>
          <table:table-cell table:formula="oooc:=(_K*([.E99]-2*[.D99]+[.C99])) + [.D99]" office:value-type="float" office:value="0.710927007695522">
            <text:p>0.710927</text:p>
          </table:table-cell>
          <table:table-cell table:formula="oooc:=(_K*([.F99]-2*[.E99]+[.D99])) + [.E99]" office:value-type="float" office:value="0.621453479886945">
            <text:p>0.621453</text:p>
          </table:table-cell>
          <table:table-cell table:formula="oooc:=(_K*([.G99]-2*[.F99]+[.E99])) + [.F99]" office:value-type="float" office:value="0.532160169237395">
            <text:p>0.532160</text:p>
          </table:table-cell>
          <table:table-cell table:formula="oooc:=(_K*([.H99]-2*[.G99]+[.F99])) + [.G99]" office:value-type="float" office:value="0.443063020084516">
            <text:p>0.443063</text:p>
          </table:table-cell>
          <table:table-cell table:formula="oooc:=(_K*([.I99]-2*[.H99]+[.G99])) + [.H99]" office:value-type="float" office:value="0.354162091968061">
            <text:p>0.354162</text:p>
          </table:table-cell>
          <table:table-cell table:formula="oooc:=(_K*([.J99]-2*[.I99]+[.H99])) + [.I99]" office:value-type="float" office:value="0.265441540726433">
            <text:p>0.265442</text:p>
          </table:table-cell>
          <table:table-cell table:formula="oooc:=(_K*([.K99]-2*[.J99]+[.I99])) + [.J99]" office:value-type="float" office:value="0.176870890251674">
            <text:p>0.176871</text:p>
          </table:table-cell>
          <table:table-cell table:formula="oooc:=(_K*(_b-2*[.K99]+[.J99])) + [.K99]" office:value-type="float" office:value="0.0884074956334813">
            <text:p>0.088407</text:p>
          </table:table-cell>
          <table:table-cell table:number-columns-repeated="245"/>
        </table:table-row>
        <table:table-row table:style-name="ro1">
          <table:table-cell/>
          <table:table-cell table:formula="oooc:=(_K*([.C100]-2*[.B100]+_a)) + [.B100]" office:value-type="float" office:value="0.89030282399162">
            <text:p>0.890303</text:p>
          </table:table-cell>
          <table:table-cell table:formula="oooc:=(_K*([.D100]-2*[.C100]+[.B100])) + [.C100]" office:value-type="float" office:value="0.800593052535804">
            <text:p>0.800593</text:p>
          </table:table-cell>
          <table:table-cell table:formula="oooc:=(_K*([.E100]-2*[.D100]+[.C100])) + [.D100]" office:value-type="float" office:value="0.710986884328983">
            <text:p>0.710987</text:p>
          </table:table-cell>
          <table:table-cell table:formula="oooc:=(_K*([.F100]-2*[.E100]+[.D100])) + [.E100]" office:value-type="float" office:value="0.621525566750556">
            <text:p>0.621526</text:p>
          </table:table-cell>
          <table:table-cell table:formula="oooc:=(_K*([.G100]-2*[.F100]+[.E100])) + [.F100]" office:value-type="float" office:value="0.532238633836064">
            <text:p>0.532239</text:p>
          </table:table-cell>
          <table:table-cell table:formula="oooc:=(_K*([.H100]-2*[.G100]+[.F100])) + [.G100]" office:value-type="float" office:value="0.443141508499085">
            <text:p>0.443142</text:p>
          </table:table-cell>
          <table:table-cell table:formula="oooc:=(_K*([.I100]-2*[.H100]+[.G100])) + [.H100]" office:value-type="float" office:value="0.354234242717992">
            <text:p>0.354234</text:p>
          </table:table-cell>
          <table:table-cell table:formula="oooc:=(_K*([.J100]-2*[.I100]+[.H100])) + [.I100]" office:value-type="float" office:value="0.265501501033181">
            <text:p>0.265502</text:p>
          </table:table-cell>
          <table:table-cell table:formula="oooc:=(_K*([.K100]-2*[.J100]+[.I100])) + [.J100]" office:value-type="float" office:value="0.176913792594301">
            <text:p>0.176914</text:p>
          </table:table-cell>
          <table:table-cell table:formula="oooc:=(_K*(_b-2*[.K100]+[.J100])) + [.K100]" office:value-type="float" office:value="0.0884298552273658">
            <text:p>0.088430</text:p>
          </table:table-cell>
          <table:table-cell table:number-columns-repeated="245"/>
        </table:table-row>
        <table:table-row table:style-name="ro1">
          <table:table-cell/>
          <table:table-cell table:formula="oooc:=(_K*([.C101]-2*[.B101]+_a)) + [.B101]" office:value-type="float" office:value="0.890324416949142">
            <text:p>0.890324</text:p>
          </table:table-cell>
          <table:table-cell table:formula="oooc:=(_K*([.D101]-2*[.C101]+[.B101])) + [.C101]" office:value-type="float" office:value="0.800634493835402">
            <text:p>0.800634</text:p>
          </table:table-cell>
          <table:table-cell table:formula="oooc:=(_K*([.E101]-2*[.D101]+[.C101])) + [.D101]" office:value-type="float" office:value="0.711044824580341">
            <text:p>0.711045</text:p>
          </table:table-cell>
          <table:table-cell table:formula="oooc:=(_K*([.F101]-2*[.E101]+[.D101])) + [.E101]" office:value-type="float" office:value="0.62159532061613">
            <text:p>0.621595</text:p>
          </table:table-cell>
          <table:table-cell table:formula="oooc:=(_K*([.G101]-2*[.F101]+[.E101])) + [.F101]" office:value-type="float" office:value="0.532314556867069">
            <text:p>0.532315</text:p>
          </table:table-cell>
          <table:table-cell table:formula="oooc:=(_K*([.H101]-2*[.G101]+[.F101])) + [.G101]" office:value-type="float" office:value="0.443217452321439">
            <text:p>0.443217</text:p>
          </table:table-cell>
          <table:table-cell table:formula="oooc:=(_K*([.I101]-2*[.H101]+[.G101])) + [.H101]" office:value-type="float" office:value="0.354304052356505">
            <text:p>0.354304</text:p>
          </table:table-cell>
          <table:table-cell table:formula="oooc:=(_K*([.J101]-2*[.I101]+[.H101])) + [.I101]" office:value-type="float" office:value="0.265559514331553">
            <text:p>0.265560</text:p>
          </table:table-cell>
          <table:table-cell table:formula="oooc:=(_K*([.K101]-2*[.J101]+[.I101])) + [.J101]" office:value-type="float" office:value="0.176955301023079">
            <text:p>0.176955</text:p>
          </table:table-cell>
          <table:table-cell table:formula="oooc:=(_K*(_b-2*[.K101]+[.J101])) + [.K101]" office:value-type="float" office:value="0.0884514880831934">
            <text:p>0.088451</text:p>
          </table:table-cell>
          <table:table-cell table:number-columns-repeated="245"/>
        </table:table-row>
        <table:table-row table:style-name="ro1">
          <table:table-cell/>
          <table:table-cell table:formula="oooc:=(_K*([.C102]-2*[.B102]+_a)) + [.B102]" office:value-type="float" office:value="0.890345312060486">
            <text:p>0.890345</text:p>
          </table:table-cell>
          <table:table-cell table:formula="oooc:=(_K*([.D102]-2*[.C102]+[.B102])) + [.C102]" office:value-type="float" office:value="0.800674595378874">
            <text:p>0.800675</text:p>
          </table:table-cell>
          <table:table-cell table:formula="oooc:=(_K*([.E102]-2*[.D102]+[.C102])) + [.D102]" office:value-type="float" office:value="0.711100890696681">
            <text:p>0.711101</text:p>
          </table:table-cell>
          <table:table-cell table:formula="oooc:=(_K*([.F102]-2*[.E102]+[.D102])) + [.E102]" office:value-type="float" office:value="0.62166281670219">
            <text:p>0.621663</text:p>
          </table:table-cell>
          <table:table-cell table:formula="oooc:=(_K*([.G102]-2*[.F102]+[.E102])) + [.F102]" office:value-type="float" office:value="0.532388020548441">
            <text:p>0.532388</text:p>
          </table:table-cell>
          <table:table-cell table:formula="oooc:=(_K*([.H102]-2*[.G102]+[.F102])) + [.G102]" office:value-type="float" office:value="0.443290934153717">
            <text:p>0.443291</text:p>
          </table:table-cell>
          <table:table-cell table:formula="oooc:=(_K*([.I102]-2*[.H102]+[.G102])) + [.H102]" office:value-type="float" office:value="0.354371597132498">
            <text:p>0.354372</text:p>
          </table:table-cell>
          <table:table-cell table:formula="oooc:=(_K*([.J102]-2*[.I102]+[.H102])) + [.I102]" office:value-type="float" office:value="0.265615644218144">
            <text:p>0.265616</text:p>
          </table:table-cell>
          <table:table-cell table:formula="oooc:=(_K*([.K102]-2*[.J102]+[.I102])) + [.J102]" office:value-type="float" office:value="0.176995461170514">
            <text:p>0.176995</text:p>
          </table:table-cell>
          <table:table-cell table:formula="oooc:=(_K*(_b-2*[.K102]+[.J102])) + [.K102]" office:value-type="float" office:value="0.0884724180258701">
            <text:p>0.088472</text:p>
          </table:table-cell>
          <table:table-cell table:number-columns-repeated="245"/>
        </table:table-row>
        <table:table-row table:style-name="ro1">
          <table:table-cell/>
          <table:table-cell table:formula="oooc:=(_K*([.C103]-2*[.B103]+_a)) + [.B103]" office:value-type="float" office:value="0.890365531700143">
            <text:p>0.890366</text:p>
          </table:table-cell>
          <table:table-cell table:formula="oooc:=(_K*([.D103]-2*[.C103]+[.B103])) + [.C103]" office:value-type="float" office:value="0.800713400178642">
            <text:p>0.800713</text:p>
          </table:table-cell>
          <table:table-cell table:formula="oooc:=(_K*([.E103]-2*[.D103]+[.C103])) + [.D103]" office:value-type="float" office:value="0.711155142971762">
            <text:p>0.711155</text:p>
          </table:table-cell>
          <table:table-cell table:formula="oooc:=(_K*([.F103]-2*[.E103]+[.D103])) + [.E103]" office:value-type="float" office:value="0.621728127838487">
            <text:p>0.621728</text:p>
          </table:table-cell>
          <table:table-cell table:formula="oooc:=(_K*([.G103]-2*[.F103]+[.E103])) + [.F103]" office:value-type="float" office:value="0.532459104452051">
            <text:p>0.532459</text:p>
          </table:table-cell>
          <table:table-cell table:formula="oooc:=(_K*([.H103]-2*[.G103]+[.F103])) + [.G103]" office:value-type="float" office:value="0.443362033903119">
            <text:p>0.443362</text:p>
          </table:table-cell>
          <table:table-cell table:formula="oooc:=(_K*([.I103]-2*[.H103]+[.G103])) + [.H103]" office:value-type="float" office:value="0.354436950775244">
            <text:p>0.354437</text:p>
          </table:table-cell>
          <table:table-cell table:formula="oooc:=(_K*([.J103]-2*[.I103]+[.H103])) + [.I103]" office:value-type="float" office:value="0.265669952164834">
            <text:p>0.265670</text:p>
          </table:table-cell>
          <table:table-cell table:formula="oooc:=(_K*([.K103]-2*[.J103]+[.I103])) + [.J103]" office:value-type="float" office:value="0.177034317131708">
            <text:p>0.177034</text:p>
          </table:table-cell>
          <table:table-cell table:formula="oooc:=(_K*(_b-2*[.K103]+[.J103])) + [.K103]" office:value-type="float" office:value="0.0884926680733797">
            <text:p>0.088493</text:p>
          </table:table-cell>
          <table:table-cell table:number-columns-repeated="245"/>
        </table:table-row>
        <table:table-row table:style-name="ro1">
          <table:table-cell/>
          <table:table-cell table:formula="oooc:=(_K*([.C104]-2*[.B104]+_a)) + [.B104]" office:value-type="float" office:value="0.890385097547982">
            <text:p>0.890385</text:p>
          </table:table-cell>
          <table:table-cell table:formula="oooc:=(_K*([.D104]-2*[.C104]+[.B104])) + [.C104]" office:value-type="float" office:value="0.80075094990449">
            <text:p>0.800751</text:p>
          </table:table-cell>
          <table:table-cell table:formula="oooc:=(_K*([.E104]-2*[.D104]+[.C104])) + [.D104]" office:value-type="float" office:value="0.711207639801204">
            <text:p>0.711208</text:p>
          </table:table-cell>
          <table:table-cell table:formula="oooc:=(_K*([.F104]-2*[.E104]+[.D104])) + [.E104]" office:value-type="float" office:value="0.621791324537222">
            <text:p>0.621791</text:p>
          </table:table-cell>
          <table:table-cell table:formula="oooc:=(_K*([.G104]-2*[.F104]+[.E104])) + [.F104]" office:value-type="float" office:value="0.532527885587053">
            <text:p>0.532528</text:p>
          </table:table-cell>
          <table:table-cell table:formula="oooc:=(_K*([.H104]-2*[.G104]+[.F104])) + [.G104]" office:value-type="float" office:value="0.443430828871542">
            <text:p>0.443431</text:p>
          </table:table-cell>
          <table:table-cell table:formula="oooc:=(_K*([.I104]-2*[.H104]+[.G104])) + [.H104]" office:value-type="float" office:value="0.35450018458223">
            <text:p>0.354500</text:p>
          </table:table-cell>
          <table:table-cell table:formula="oooc:=(_K*([.J104]-2*[.I104]+[.H104])) + [.I104]" office:value-type="float" office:value="0.265722497595748">
            <text:p>0.265722</text:p>
          </table:table-cell>
          <table:table-cell table:formula="oooc:=(_K*([.K104]-2*[.J104]+[.I104])) + [.J104]" office:value-type="float" office:value="0.177071911521627">
            <text:p>0.177072</text:p>
          </table:table-cell>
          <table:table-cell table:formula="oooc:=(_K*(_b-2*[.K104]+[.J104])) + [.K104]" office:value-type="float" office:value="0.0885122604673594">
            <text:p>0.088512</text:p>
          </table:table-cell>
          <table:table-cell table:number-columns-repeated="245"/>
        </table:table-row>
        <table:table-row table:style-name="ro1">
          <table:table-cell/>
          <table:table-cell table:formula="oooc:=(_K*([.C105]-2*[.B105]+_a)) + [.B105]" office:value-type="float" office:value="0.890404030607889">
            <text:p>0.890404</text:p>
          </table:table-cell>
          <table:table-cell table:formula="oooc:=(_K*([.D105]-2*[.C105]+[.B105])) + [.C105]" office:value-type="float" office:value="0.800787284920572">
            <text:p>0.800787</text:p>
          </table:table-cell>
          <table:table-cell table:formula="oooc:=(_K*([.E105]-2*[.D105]+[.C105])) + [.D105]" office:value-type="float" office:value="0.711258437736926">
            <text:p>0.711258</text:p>
          </table:table-cell>
          <table:table-cell table:formula="oooc:=(_K*([.F105]-2*[.E105]+[.D105])) + [.E105]" office:value-type="float" office:value="0.621852475062747">
            <text:p>0.621852</text:p>
          </table:table-cell>
          <table:table-cell table:formula="oooc:=(_K*([.G105]-2*[.F105]+[.E105])) + [.F105]" office:value-type="float" office:value="0.532594438480916">
            <text:p>0.532594</text:p>
          </table:table-cell>
          <table:table-cell table:formula="oooc:=(_K*([.H105]-2*[.G105]+[.F105])) + [.G105]" office:value-type="float" office:value="0.443497393842022">
            <text:p>0.443497</text:p>
          </table:table-cell>
          <table:table-cell table:formula="oooc:=(_K*([.I105]-2*[.H105]+[.G105])) + [.H105]" office:value-type="float" office:value="0.354561367503362">
            <text:p>0.354561</text:p>
          </table:table-cell>
          <table:table-cell table:formula="oooc:=(_K*([.J105]-2*[.I105]+[.H105])) + [.I105]" office:value-type="float" office:value="0.265773337960692">
            <text:p>0.265773</text:p>
          </table:table-cell>
          <table:table-cell table:formula="oooc:=(_K*([.K105]-2*[.J105]+[.I105])) + [.J105]" office:value-type="float" office:value="0.177108285529568">
            <text:p>0.177108</text:p>
          </table:table-cell>
          <table:table-cell table:formula="oooc:=(_K*(_b-2*[.K105]+[.J105])) + [.K105]" office:value-type="float" office:value="0.0885312167021227">
            <text:p>0.088531</text:p>
          </table:table-cell>
          <table:table-cell table:number-columns-repeated="245"/>
        </table:table-row>
        <table:table-row table:style-name="ro1">
          <table:table-cell/>
          <table:table-cell table:formula="oooc:=(_K*([.C106]-2*[.B106]+_a)) + [.B106]" office:value-type="float" office:value="0.890422351226303">
            <text:p>0.890422</text:p>
          </table:table-cell>
          <table:table-cell table:formula="oooc:=(_K*([.D106]-2*[.C106]+[.B106])) + [.C106]" office:value-type="float" office:value="0.80082244432204">
            <text:p>0.800822</text:p>
          </table:table-cell>
          <table:table-cell table:formula="oooc:=(_K*([.E106]-2*[.D106]+[.C106])) + [.D106]" office:value-type="float" office:value="0.711307591540713">
            <text:p>0.711308</text:p>
          </table:table-cell>
          <table:table-cell table:formula="oooc:=(_K*([.F106]-2*[.E106]+[.D106])) + [.E106]" office:value-type="float" office:value="0.621911645499686">
            <text:p>0.621912</text:p>
          </table:table-cell>
          <table:table-cell table:formula="oooc:=(_K*([.G106]-2*[.F106]+[.E106])) + [.F106]" office:value-type="float" office:value="0.532658835258091">
            <text:p>0.532659</text:p>
          </table:table-cell>
          <table:table-cell table:formula="oooc:=(_K*([.H106]-2*[.G106]+[.F106])) + [.G106]" office:value-type="float" office:value="0.443561801162116">
            <text:p>0.443562</text:p>
          </table:table-cell>
          <table:table-cell table:formula="oooc:=(_K*([.I106]-2*[.H106]+[.G106])) + [.H106]" office:value-type="float" office:value="0.354620566221758">
            <text:p>0.354621</text:p>
          </table:table-cell>
          <table:table-cell table:formula="oooc:=(_K*([.J106]-2*[.I106]+[.H106])) + [.I106]" office:value-type="float" office:value="0.265822528805311">
            <text:p>0.265823</text:p>
          </table:table-cell>
          <table:table-cell table:formula="oooc:=(_K*([.K106]-2*[.J106]+[.I106])) + [.J106]" office:value-type="float" office:value="0.17714347897104">
            <text:p>0.177143</text:p>
          </table:table-cell>
          <table:table-cell table:formula="oooc:=(_K*(_b-2*[.K106]+[.J106])) + [.K106]" office:value-type="float" office:value="0.0885495575522518">
            <text:p>0.088550</text:p>
          </table:table-cell>
          <table:table-cell table:number-columns-repeated="245"/>
        </table:table-row>
        <table:table-row table:style-name="ro1">
          <table:table-cell/>
          <table:table-cell table:formula="oooc:=(_K*([.C107]-2*[.B107]+_a)) + [.B107]" office:value-type="float" office:value="0.890440079110573">
            <text:p>0.890440</text:p>
          </table:table-cell>
          <table:table-cell table:formula="oooc:=(_K*([.D107]-2*[.C107]+[.B107])) + [.C107]" office:value-type="float" office:value="0.800856465971215">
            <text:p>0.800856</text:p>
          </table:table-cell>
          <table:table-cell table:formula="oooc:=(_K*([.E107]-2*[.D107]+[.C107])) + [.D107]" office:value-type="float" office:value="0.711355154236833">
            <text:p>0.711355</text:p>
          </table:table-cell>
          <table:table-cell table:formula="oooc:=(_K*([.F107]-2*[.E107]+[.D107])) + [.E107]" office:value-type="float" office:value="0.621968899819459">
            <text:p>0.621969</text:p>
          </table:table-cell>
          <table:table-cell table:formula="oooc:=(_K*([.G107]-2*[.F107]+[.E107])) + [.F107]" office:value-type="float" office:value="0.532721145716339">
            <text:p>0.532721</text:p>
          </table:table-cell>
          <table:table-cell table:formula="oooc:=(_K*([.H107]-2*[.G107]+[.F107])) + [.G107]" office:value-type="float" office:value="0.443624120824363">
            <text:p>0.443624</text:p>
          </table:table-cell>
          <table:table-cell table:formula="oooc:=(_K*([.I107]-2*[.H107]+[.G107])) + [.H107]" office:value-type="float" office:value="0.354677845231322">
            <text:p>0.354678</text:p>
          </table:table-cell>
          <table:table-cell table:formula="oooc:=(_K*([.J107]-2*[.I107]+[.H107])) + [.I107]" office:value-type="float" office:value="0.265870123838181">
            <text:p>0.265870</text:p>
          </table:table-cell>
          <table:table-cell table:formula="oooc:=(_K*([.K107]-2*[.J107]+[.I107])) + [.J107]" office:value-type="float" office:value="0.177177530337233">
            <text:p>0.177178</text:p>
          </table:table-cell>
          <table:table-cell table:formula="oooc:=(_K*(_b-2*[.K107]+[.J107])) + [.K107]" office:value-type="float" office:value="0.0885673030988662">
            <text:p>0.088567</text:p>
          </table:table-cell>
          <table:table-cell table:number-columns-repeated="245"/>
        </table:table-row>
        <table:table-row table:style-name="ro1">
          <table:table-cell/>
          <table:table-cell table:formula="oooc:=(_K*([.C108]-2*[.B108]+_a)) + [.B108]" office:value-type="float" office:value="0.890457233347097">
            <text:p>0.890457</text:p>
          </table:table-cell>
          <table:table-cell table:formula="oooc:=(_K*([.D108]-2*[.C108]+[.B108])) + [.C108]" office:value-type="float" office:value="0.800889386533206">
            <text:p>0.800889</text:p>
          </table:table-cell>
          <table:table-cell table:formula="oooc:=(_K*([.E108]-2*[.D108]+[.C108])) + [.D108]" office:value-type="float" office:value="0.711401177163636">
            <text:p>0.711401</text:p>
          </table:table-cell>
          <table:table-cell table:formula="oooc:=(_K*([.F108]-2*[.E108]+[.D108])) + [.E108]" office:value-type="float" office:value="0.622024299945161">
            <text:p>0.622024</text:p>
          </table:table-cell>
          <table:table-cell table:formula="oooc:=(_K*([.G108]-2*[.F108]+[.E108])) + [.F108]" office:value-type="float" office:value="0.532781437400796">
            <text:p>0.532781</text:p>
          </table:table-cell>
          <table:table-cell table:formula="oooc:=(_K*([.H108]-2*[.G108]+[.F108])) + [.G108]" office:value-type="float" office:value="0.443684420543937">
            <text:p>0.443684</text:p>
          </table:table-cell>
          <table:table-cell table:formula="oooc:=(_K*([.I108]-2*[.H108]+[.G108])) + [.H108]" office:value-type="float" office:value="0.354733266911282">
            <text:p>0.354733</text:p>
          </table:table-cell>
          <table:table-cell table:formula="oooc:=(_K*([.J108]-2*[.I108]+[.H108])) + [.I108]" office:value-type="float" office:value="0.265916174995058">
            <text:p>0.265916</text:p>
          </table:table-cell>
          <table:table-cell table:formula="oooc:=(_K*([.K108]-2*[.J108]+[.I108])) + [.J108]" office:value-type="float" office:value="0.177210476842266">
            <text:p>0.177210</text:p>
          </table:table-cell>
          <table:table-cell table:formula="oooc:=(_K*(_b-2*[.K108]+[.J108])) + [.K108]" office:value-type="float" office:value="0.0885844727546664">
            <text:p>0.088584</text:p>
          </table:table-cell>
          <table:table-cell table:number-columns-repeated="245"/>
        </table:table-row>
        <table:table-row table:style-name="ro1">
          <table:table-cell/>
          <table:table-cell table:formula="oooc:=(_K*([.C109]-2*[.B109]+_a)) + [.B109]" office:value-type="float" office:value="0.890473832419198">
            <text:p>0.890474</text:p>
          </table:table-cell>
          <table:table-cell table:formula="oooc:=(_K*([.D109]-2*[.C109]+[.B109])) + [.C109]" office:value-type="float" office:value="0.800921241510934">
            <text:p>0.800921</text:p>
          </table:table-cell>
          <table:table-cell table:formula="oooc:=(_K*([.E109]-2*[.D109]+[.C109])) + [.D109]" office:value-type="float" office:value="0.711445710024074">
            <text:p>0.711446</text:p>
          </table:table-cell>
          <table:table-cell table:formula="oooc:=(_K*([.F109]-2*[.E109]+[.D109])) + [.E109]" office:value-type="float" office:value="0.622077905814805">
            <text:p>0.622078</text:p>
          </table:table-cell>
          <table:table-cell table:formula="oooc:=(_K*([.G109]-2*[.F109]+[.E109])) + [.F109]" office:value-type="float" office:value="0.532839775675798">
            <text:p>0.532840</text:p>
          </table:table-cell>
          <table:table-cell table:formula="oooc:=(_K*([.H109]-2*[.G109]+[.F109])) + [.G109]" office:value-type="float" office:value="0.443742765833619">
            <text:p>0.443743</text:p>
          </table:table-cell>
          <table:table-cell table:formula="oooc:=(_K*([.I109]-2*[.H109]+[.G109])) + [.H109]" office:value-type="float" office:value="0.354786891597854">
            <text:p>0.354787</text:p>
          </table:table-cell>
          <table:table-cell table:formula="oooc:=(_K*([.J109]-2*[.I109]+[.H109])) + [.I109]" office:value-type="float" office:value="0.265960732500431">
            <text:p>0.265961</text:p>
          </table:table-cell>
          <table:table-cell table:formula="oooc:=(_K*([.K109]-2*[.J109]+[.I109])) + [.J109]" office:value-type="float" office:value="0.177242354468343">
            <text:p>0.177242</text:p>
          </table:table-cell>
          <table:table-cell table:formula="oooc:=(_K*(_b-2*[.K109]+[.J109])) + [.K109]" office:value-type="float" office:value="0.0886010852878395">
            <text:p>0.088601</text:p>
          </table:table-cell>
          <table:table-cell table:number-columns-repeated="245"/>
        </table:table-row>
        <table:table-row table:style-name="ro1">
          <table:table-cell/>
          <table:table-cell table:formula="oooc:=(_K*([.C110]-2*[.B110]+_a)) + [.B110]" office:value-type="float" office:value="0.89048989422471">
            <text:p>0.890490</text:p>
          </table:table-cell>
          <table:table-cell table:formula="oooc:=(_K*([.D110]-2*[.C110]+[.B110])) + [.C110]" office:value-type="float" office:value="0.800952065279496">
            <text:p>0.800952</text:p>
          </table:table-cell>
          <table:table-cell table:formula="oooc:=(_K*([.E110]-2*[.D110]+[.C110])) + [.D110]" office:value-type="float" office:value="0.71148880093511">
            <text:p>0.711489</text:p>
          </table:table-cell>
          <table:table-cell table:formula="oooc:=(_K*([.F110]-2*[.E110]+[.D110])) + [.E110]" office:value-type="float" office:value="0.62212977544291">
            <text:p>0.622130</text:p>
          </table:table-cell>
          <table:table-cell table:formula="oooc:=(_K*([.G110]-2*[.F110]+[.E110])) + [.F110]" office:value-type="float" office:value="0.532896223794529">
            <text:p>0.532896</text:p>
          </table:table-cell>
          <table:table-cell table:formula="oooc:=(_K*([.H110]-2*[.G110]+[.F110])) + [.G110]" office:value-type="float" office:value="0.443799220076185">
            <text:p>0.443799</text:p>
          </table:table-cell>
          <table:table-cell table:formula="oooc:=(_K*([.I110]-2*[.H110]+[.G110])) + [.H110]" office:value-type="float" office:value="0.354838777653191">
            <text:p>0.354839</text:p>
          </table:table-cell>
          <table:table-cell table:formula="oooc:=(_K*([.J110]-2*[.I110]+[.H110])) + [.I110]" office:value-type="float" office:value="0.266003844926565">
            <text:p>0.266004</text:p>
          </table:table-cell>
          <table:table-cell table:formula="oooc:=(_K*([.K110]-2*[.J110]+[.I110])) + [.J110]" office:value-type="float" office:value="0.177273198008977">
            <text:p>0.177273</text:p>
          </table:table-cell>
          <table:table-cell table:formula="oooc:=(_K*(_b-2*[.K110]+[.J110])) + [.K110]" office:value-type="float" office:value="0.0886171588449051">
            <text:p>0.088617</text:p>
          </table:table-cell>
          <table:table-cell table:number-columns-repeated="245"/>
        </table:table-row>
        <table:table-row table:style-name="ro1">
          <table:table-cell/>
          <table:table-cell table:formula="oooc:=(_K*([.C111]-2*[.B111]+_a)) + [.B111]" office:value-type="float" office:value="0.890505436093237">
            <text:p>0.890505</text:p>
          </table:table-cell>
          <table:table-cell table:formula="oooc:=(_K*([.D111]-2*[.C111]+[.B111])) + [.C111]" office:value-type="float" office:value="0.800981891119827">
            <text:p>0.800982</text:p>
          </table:table-cell>
          <table:table-cell table:formula="oooc:=(_K*([.E111]-2*[.D111]+[.C111])) + [.D111]" office:value-type="float" office:value="0.711530496475984">
            <text:p>0.711530</text:p>
          </table:table-cell>
          <table:table-cell table:formula="oooc:=(_K*([.F111]-2*[.E111]+[.D111])) + [.E111]" office:value-type="float" office:value="0.622179964980438">
            <text:p>0.622180</text:p>
          </table:table-cell>
          <table:table-cell table:formula="oooc:=(_K*([.G111]-2*[.F111]+[.E111])) + [.F111]" office:value-type="float" office:value="0.532950842966544">
            <text:p>0.532951</text:p>
          </table:table-cell>
          <table:table-cell table:formula="oooc:=(_K*([.H111]-2*[.G111]+[.F111])) + [.G111]" office:value-type="float" office:value="0.443853844594325">
            <text:p>0.443854</text:p>
          </table:table-cell>
          <table:table-cell table:formula="oooc:=(_K*([.I111]-2*[.H111]+[.G111])) + [.H111]" office:value-type="float" office:value="0.354888981531738">
            <text:p>0.354889</text:p>
          </table:table-cell>
          <table:table-cell table:formula="oooc:=(_K*([.J111]-2*[.I111]+[.H111])) + [.I111]" office:value-type="float" office:value="0.26604555925018">
            <text:p>0.266046</text:p>
          </table:table-cell>
          <table:table-cell table:formula="oooc:=(_K*([.K111]-2*[.J111]+[.I111])) + [.J111]" office:value-type="float" office:value="0.177303041110383">
            <text:p>0.177303</text:p>
          </table:table-cell>
          <table:table-cell table:formula="oooc:=(_K*(_b-2*[.K111]+[.J111])) + [.K111]" office:value-type="float" office:value="0.0886327109725717">
            <text:p>0.088633</text:p>
          </table:table-cell>
          <table:table-cell table:number-columns-repeated="245"/>
        </table:table-row>
        <table:table-row table:style-name="ro1">
          <table:table-cell/>
          <table:table-cell table:formula="oooc:=(_K*([.C112]-2*[.B112]+_a)) + [.B112]" office:value-type="float" office:value="0.890520474803075">
            <text:p>0.890520</text:p>
          </table:table-cell>
          <table:table-cell table:formula="oooc:=(_K*([.D112]-2*[.C112]+[.B112])) + [.C112]" office:value-type="float" office:value="0.801010751251654">
            <text:p>0.801011</text:p>
          </table:table-cell>
          <table:table-cell table:formula="oooc:=(_K*([.E112]-2*[.D112]+[.C112])) + [.D112]" office:value-type="float" office:value="0.711570841735303">
            <text:p>0.711571</text:p>
          </table:table-cell>
          <table:table-cell table:formula="oooc:=(_K*([.F112]-2*[.E112]+[.D112])) + [.E112]" office:value-type="float" office:value="0.622228528773099">
            <text:p>0.622229</text:p>
          </table:table-cell>
          <table:table-cell table:formula="oooc:=(_K*([.G112]-2*[.F112]+[.E112])) + [.F112]" office:value-type="float" office:value="0.533003692423214">
            <text:p>0.533004</text:p>
          </table:table-cell>
          <table:table-cell table:formula="oooc:=(_K*([.H112]-2*[.G112]+[.F112])) + [.G112]" office:value-type="float" office:value="0.443906698718178">
            <text:p>0.443907</text:p>
          </table:table-cell>
          <table:table-cell table:formula="oooc:=(_K*([.I112]-2*[.H112]+[.G112])) + [.H112]" office:value-type="float" office:value="0.354937557844149">
            <text:p>0.354938</text:p>
          </table:table-cell>
          <table:table-cell table:formula="oooc:=(_K*([.J112]-2*[.I112]+[.H112])) + [.I112]" office:value-type="float" office:value="0.266085920906885">
            <text:p>0.266086</text:p>
          </table:table-cell>
          <table:table-cell table:formula="oooc:=(_K*([.K112]-2*[.J112]+[.I112])) + [.J112]" office:value-type="float" office:value="0.177331916311177">
            <text:p>0.177332</text:p>
          </table:table-cell>
          <table:table-cell table:formula="oooc:=(_K*(_b-2*[.K112]+[.J112])) + [.K112]" office:value-type="float" office:value="0.0886477586386677">
            <text:p>0.088648</text:p>
          </table:table-cell>
          <table:table-cell table:number-columns-repeated="245"/>
        </table:table-row>
        <table:table-row table:style-name="ro1">
          <table:table-cell/>
          <table:table-cell table:formula="oooc:=(_K*([.C113]-2*[.B113]+_a)) + [.B113]" office:value-type="float" office:value="0.890535026597773">
            <text:p>0.890535</text:p>
          </table:table-cell>
          <table:table-cell table:formula="oooc:=(_K*([.D113]-2*[.C113]+[.B113])) + [.C113]" office:value-type="float" office:value="0.801038676865682">
            <text:p>0.801039</text:p>
          </table:table-cell>
          <table:table-cell table:formula="oooc:=(_K*([.E113]-2*[.D113]+[.C113])) + [.D113]" office:value-type="float" office:value="0.711609880356962">
            <text:p>0.711610</text:p>
          </table:table-cell>
          <table:table-cell table:formula="oooc:=(_K*([.F113]-2*[.E113]+[.D113])) + [.E113]" office:value-type="float" office:value="0.622275519418026">
            <text:p>0.622276</text:p>
          </table:table-cell>
          <table:table-cell table:formula="oooc:=(_K*([.G113]-2*[.F113]+[.E113])) + [.F113]" office:value-type="float" office:value="0.533054829481153">
            <text:p>0.533055</text:p>
          </table:table-cell>
          <table:table-cell table:formula="oooc:=(_K*([.H113]-2*[.G113]+[.F113])) + [.G113]" office:value-type="float" office:value="0.443957839850581">
            <text:p>0.443958</text:p>
          </table:table-cell>
          <table:table-cell table:formula="oooc:=(_K*([.I113]-2*[.H113]+[.G113])) + [.H113]" office:value-type="float" office:value="0.354984559418855">
            <text:p>0.354985</text:p>
          </table:table-cell>
          <table:table-cell table:formula="oooc:=(_K*([.J113]-2*[.I113]+[.H113])) + [.I113]" office:value-type="float" office:value="0.266124973843508">
            <text:p>0.266125</text:p>
          </table:table-cell>
          <table:table-cell table:formula="oooc:=(_K*([.K113]-2*[.J113]+[.I113])) + [.J113]" office:value-type="float" office:value="0.177359855080456">
            <text:p>0.177360</text:p>
          </table:table-cell>
          <table:table-cell table:formula="oooc:=(_K*(_b-2*[.K113]+[.J113])) + [.K113]" office:value-type="float" office:value="0.0886623182522045">
            <text:p>0.088662</text:p>
          </table:table-cell>
          <table:table-cell table:number-columns-repeated="245"/>
        </table:table-row>
        <table:table-row table:style-name="ro1">
          <table:table-cell/>
          <table:table-cell table:formula="oooc:=(_K*([.C114]-2*[.B114]+_a)) + [.B114]" office:value-type="float" office:value="0.890549107202324">
            <text:p>0.890549</text:p>
          </table:table-cell>
          <table:table-cell table:formula="oooc:=(_K*([.D114]-2*[.C114]+[.B114])) + [.C114]" office:value-type="float" office:value="0.80106569815503">
            <text:p>0.801066</text:p>
          </table:table-cell>
          <table:table-cell table:formula="oooc:=(_K*([.E114]-2*[.D114]+[.C114])) + [.D114]" office:value-type="float" office:value="0.711647654584876">
            <text:p>0.711648</text:p>
          </table:table-cell>
          <table:table-cell table:formula="oooc:=(_K*([.F114]-2*[.E114]+[.D114])) + [.E114]" office:value-type="float" office:value="0.622320987818851">
            <text:p>0.622321</text:p>
          </table:table-cell>
          <table:table-cell table:formula="oooc:=(_K*([.G114]-2*[.F114]+[.E114])) + [.F114]" office:value-type="float" office:value="0.533104309603673">
            <text:p>0.533104</text:p>
          </table:table-cell>
          <table:table-cell table:formula="oooc:=(_K*([.H114]-2*[.G114]+[.F114])) + [.G114]" office:value-type="float" office:value="0.444007323530119">
            <text:p>0.444007</text:p>
          </table:table-cell>
          <table:table-cell table:formula="oooc:=(_K*([.I114]-2*[.H114]+[.G114])) + [.H114]" office:value-type="float" office:value="0.355030037361406">
            <text:p>0.355030</text:p>
          </table:table-cell>
          <table:table-cell table:formula="oooc:=(_K*([.J114]-2*[.I114]+[.H114])) + [.I114]" office:value-type="float" office:value="0.266162760568426">
            <text:p>0.266163</text:p>
          </table:table-cell>
          <table:table-cell table:formula="oooc:=(_K*([.K114]-2*[.J114]+[.I114])) + [.J114]" office:value-type="float" office:value="0.177386887854376">
            <text:p>0.177387</text:p>
          </table:table-cell>
          <table:table-cell table:formula="oooc:=(_K*(_b-2*[.K114]+[.J114])) + [.K114]" office:value-type="float" office:value="0.0886764056826234">
            <text:p>0.088676</text:p>
          </table:table-cell>
          <table:table-cell table:number-columns-repeated="245"/>
        </table:table-row>
        <table:table-row table:style-name="ro1">
          <table:table-cell/>
          <table:table-cell table:formula="oooc:=(_K*([.C115]-2*[.B115]+_a)) + [.B115]" office:value-type="float" office:value="0.890562731838974">
            <text:p>0.890563</text:p>
          </table:table-cell>
          <table:table-cell table:formula="oooc:=(_K*([.D115]-2*[.C115]+[.B115])) + [.C115]" office:value-type="float" office:value="0.801091844345886">
            <text:p>0.801092</text:p>
          </table:table-cell>
          <table:table-cell table:formula="oooc:=(_K*([.E115]-2*[.D115]+[.C115])) + [.D115]" office:value-type="float" office:value="0.711684205306528">
            <text:p>0.711684</text:p>
          </table:table-cell>
          <table:table-cell table:formula="oooc:=(_K*([.F115]-2*[.E115]+[.D115])) + [.E115]" office:value-type="float" office:value="0.62236498323919">
            <text:p>0.622365</text:p>
          </table:table-cell>
          <table:table-cell table:formula="oooc:=(_K*([.G115]-2*[.F115]+[.E115])) + [.F115]" office:value-type="float" office:value="0.533152186460323">
            <text:p>0.533152</text:p>
          </table:table-cell>
          <table:table-cell table:formula="oooc:=(_K*([.H115]-2*[.G115]+[.F115])) + [.G115]" office:value-type="float" office:value="0.444055203492056">
            <text:p>0.444055</text:p>
          </table:table-cell>
          <table:table-cell table:formula="oooc:=(_K*([.I115]-2*[.H115]+[.G115])) + [.H115]" office:value-type="float" office:value="0.355074041111699">
            <text:p>0.355074</text:p>
          </table:table-cell>
          <table:table-cell table:formula="oooc:=(_K*([.J115]-2*[.I115]+[.H115])) + [.I115]" office:value-type="float" office:value="0.266199322199998">
            <text:p>0.266199</text:p>
          </table:table-cell>
          <table:table-cell table:formula="oooc:=(_K*([.K115]-2*[.J115]+[.I115])) + [.J115]" office:value-type="float" office:value="0.177413044071295">
            <text:p>0.177413</text:p>
          </table:table-cell>
          <table:table-cell table:formula="oooc:=(_K*(_b-2*[.K115]+[.J115])) + [.K115]" office:value-type="float" office:value="0.0886900362782751">
            <text:p>0.088690</text:p>
          </table:table-cell>
          <table:table-cell table:number-columns-repeated="245"/>
        </table:table-row>
        <table:table-row table:style-name="ro1">
          <table:table-cell/>
          <table:table-cell table:formula="oooc:=(_K*([.C116]-2*[.B116]+_a)) + [.B116]" office:value-type="float" office:value="0.890575915242646">
            <text:p>0.890576</text:p>
          </table:table-cell>
          <table:table-cell table:formula="oooc:=(_K*([.D116]-2*[.C116]+[.B116])) + [.C116]" office:value-type="float" office:value="0.801117143727378">
            <text:p>0.801117</text:p>
          </table:table-cell>
          <table:table-cell table:formula="oooc:=(_K*([.E116]-2*[.D116]+[.C116])) + [.D116]" office:value-type="float" office:value="0.711719572095336">
            <text:p>0.711720</text:p>
          </table:table-cell>
          <table:table-cell table:formula="oooc:=(_K*([.F116]-2*[.E116]+[.D116])) + [.E116]" office:value-type="float" office:value="0.622407553354578">
            <text:p>0.622408</text:p>
          </table:table-cell>
          <table:table-cell table:formula="oooc:=(_K*([.G116]-2*[.F116]+[.E116])) + [.F116]" office:value-type="float" office:value="0.533198511984563">
            <text:p>0.533199</text:p>
          </table:table-cell>
          <table:table-cell table:formula="oooc:=(_K*([.H116]-2*[.G116]+[.F116])) + [.G116]" office:value-type="float" office:value="0.44410153172722">
            <text:p>0.444102</text:p>
          </table:table-cell>
          <table:table-cell table:formula="oooc:=(_K*([.I116]-2*[.H116]+[.G116])) + [.H116]" office:value-type="float" office:value="0.355116618499161">
            <text:p>0.355117</text:p>
          </table:table-cell>
          <table:table-cell table:formula="oooc:=(_K*([.J116]-2*[.I116]+[.H116])) + [.I116]" office:value-type="float" office:value="0.266234698513197">
            <text:p>0.266235</text:p>
          </table:table-cell>
          <table:table-cell table:formula="oooc:=(_K*([.K116]-2*[.J116]+[.I116])) + [.J116]" office:value-type="float" office:value="0.177438352205568">
            <text:p>0.177438</text:p>
          </table:table-cell>
          <table:table-cell table:formula="oooc:=(_K*(_b-2*[.K116]+[.J116])) + [.K116]" office:value-type="float" office:value="0.088703224884173">
            <text:p>0.088703</text:p>
          </table:table-cell>
          <table:table-cell table:number-columns-repeated="245"/>
        </table:table-row>
        <table:table-row table:style-name="ro1">
          <table:table-cell/>
          <table:table-cell table:formula="oooc:=(_K*([.C117]-2*[.B117]+_a)) + [.B117]" office:value-type="float" office:value="0.890588671675977">
            <text:p>0.890589</text:p>
          </table:table-cell>
          <table:table-cell table:formula="oooc:=(_K*([.D117]-2*[.C117]+[.B117])) + [.C117]" office:value-type="float" office:value="0.801141623680668">
            <text:p>0.801142</text:p>
          </table:table-cell>
          <table:table-cell table:formula="oooc:=(_K*([.E117]-2*[.D117]+[.C117])) + [.D117]" office:value-type="float" office:value="0.711753793251849">
            <text:p>0.711754</text:p>
          </table:table-cell>
          <table:table-cell table:formula="oooc:=(_K*([.F117]-2*[.E117]+[.D117])) + [.E117]" office:value-type="float" office:value="0.622448744302875">
            <text:p>0.622449</text:p>
          </table:table-cell>
          <table:table-cell table:formula="oooc:=(_K*([.G117]-2*[.F117]+[.E117])) + [.F117]" office:value-type="float" office:value="0.533243336429632">
            <text:p>0.533243</text:p>
          </table:table-cell>
          <table:table-cell table:formula="oooc:=(_K*([.H117]-2*[.G117]+[.F117])) + [.G117]" office:value-type="float" office:value="0.444146358538934">
            <text:p>0.444146</text:p>
          </table:table-cell>
          <table:table-cell table:formula="oooc:=(_K*([.I117]-2*[.H117]+[.G117])) + [.H117]" office:value-type="float" office:value="0.355157815795999">
            <text:p>0.355158</text:p>
          </table:table-cell>
          <table:table-cell table:formula="oooc:=(_K*([.J117]-2*[.I117]+[.H117])) + [.I117]" office:value-type="float" office:value="0.266268927984531">
            <text:p>0.266269</text:p>
          </table:table-cell>
          <table:table-cell table:formula="oooc:=(_K*([.K117]-2*[.J117]+[.I117])) + [.J117]" office:value-type="float" office:value="0.177462839800062">
            <text:p>0.177463</text:p>
          </table:table-cell>
          <table:table-cell table:formula="oooc:=(_K*(_b-2*[.K117]+[.J117])) + [.K117]" office:value-type="float" office:value="0.0887159858590619">
            <text:p>0.088716</text:p>
          </table:table-cell>
          <table:table-cell table:number-columns-repeated="245"/>
        </table:table-row>
        <table:table-row table:style-name="ro1">
          <table:table-cell/>
          <table:table-cell table:formula="oooc:=(_K*([.C118]-2*[.B118]+_a)) + [.B118]" office:value-type="float" office:value="0.890601014943959">
            <text:p>0.890601</text:p>
          </table:table-cell>
          <table:table-cell table:formula="oooc:=(_K*([.D118]-2*[.C118]+[.B118])) + [.C118]" office:value-type="float" office:value="0.801165310707264">
            <text:p>0.801165</text:p>
          </table:table-cell>
          <table:table-cell table:formula="oooc:=(_K*([.E118]-2*[.D118]+[.C118])) + [.D118]" office:value-type="float" office:value="0.711786905843787">
            <text:p>0.711787</text:p>
          </table:table-cell>
          <table:table-cell table:formula="oooc:=(_K*([.F118]-2*[.E118]+[.D118])) + [.E118]" office:value-type="float" office:value="0.622488600733168">
            <text:p>0.622489</text:p>
          </table:table-cell>
          <table:table-cell table:formula="oooc:=(_K*([.G118]-2*[.F118]+[.E118])) + [.F118]" office:value-type="float" office:value="0.53328670842265">
            <text:p>0.533287</text:p>
          </table:table-cell>
          <table:table-cell table:formula="oooc:=(_K*([.H118]-2*[.G118]+[.F118])) + [.G118]" office:value-type="float" office:value="0.444189732598039">
            <text:p>0.444190</text:p>
          </table:table-cell>
          <table:table-cell table:formula="oooc:=(_K*([.I118]-2*[.H118]+[.G118])) + [.H118]" office:value-type="float" office:value="0.355197677768586">
            <text:p>0.355198</text:p>
          </table:table-cell>
          <table:table-cell table:formula="oooc:=(_K*([.J118]-2*[.I118]+[.H118])) + [.I118]" office:value-type="float" office:value="0.266302047835331">
            <text:p>0.266302</text:p>
          </table:table-cell>
          <table:table-cell table:formula="oooc:=(_K*([.K118]-2*[.J118]+[.I118])) + [.J118]" office:value-type="float" office:value="0.17748653349745">
            <text:p>0.177487</text:p>
          </table:table-cell>
          <table:table-cell table:formula="oooc:=(_K*(_b-2*[.K118]+[.J118])) + [.K118]" office:value-type="float" office:value="0.0887283330918371">
            <text:p>0.088728</text:p>
          </table:table-cell>
          <table:table-cell table:number-columns-repeated="245"/>
        </table:table-row>
        <table:table-row table:style-name="ro1">
          <table:table-cell/>
          <table:table-cell table:formula="oooc:=(_K*([.C119]-2*[.B119]+_a)) + [.B119]" office:value-type="float" office:value="0.890612958408194">
            <text:p>0.890613</text:p>
          </table:table-cell>
          <table:table-cell table:formula="oooc:=(_K*([.D119]-2*[.C119]+[.B119])) + [.C119]" office:value-type="float" office:value="0.801188230456551">
            <text:p>0.801188</text:p>
          </table:table-cell>
          <table:table-cell table:formula="oooc:=(_K*([.E119]-2*[.D119]+[.C119])) + [.D119]" office:value-type="float" office:value="0.71181894574493">
            <text:p>0.711819</text:p>
          </table:table-cell>
          <table:table-cell table:formula="oooc:=(_K*([.F119]-2*[.E119]+[.D119])) + [.E119]" office:value-type="float" office:value="0.622527165853208">
            <text:p>0.622527</text:p>
          </table:table-cell>
          <table:table-cell table:formula="oooc:=(_K*([.G119]-2*[.F119]+[.E119])) + [.F119]" office:value-type="float" office:value="0.533328675017013">
            <text:p>0.533329</text:p>
          </table:table-cell>
          <table:table-cell table:formula="oooc:=(_K*([.H119]-2*[.G119]+[.F119])) + [.G119]" office:value-type="float" office:value="0.444231700996102">
            <text:p>0.444232</text:p>
          </table:table-cell>
          <table:table-cell table:formula="oooc:=(_K*([.I119]-2*[.H119]+[.G119])) + [.H119]" office:value-type="float" office:value="0.355236247727065">
            <text:p>0.355236</text:p>
          </table:table-cell>
          <table:table-cell table:formula="oooc:=(_K*([.J119]-2*[.I119]+[.H119])) + [.I119]" office:value-type="float" office:value="0.26633409407348">
            <text:p>0.266334</text:p>
          </table:table-cell>
          <table:table-cell table:formula="oooc:=(_K*([.K119]-2*[.J119]+[.I119])) + [.J119]" office:value-type="float" office:value="0.177509459070357">
            <text:p>0.177509</text:p>
          </table:table-cell>
          <table:table-cell table:formula="oooc:=(_K*(_b-2*[.K119]+[.J119])) + [.K119]" office:value-type="float" office:value="0.0887402800173473">
            <text:p>0.088740</text:p>
          </table:table-cell>
          <table:table-cell table:number-columns-repeated="245"/>
        </table:table-row>
        <table:table-row table:style-name="ro1">
          <table:table-cell/>
          <table:table-cell table:formula="oooc:=(_K*([.C120]-2*[.B120]+_a)) + [.B120]" office:value-type="float" office:value="0.890624515000756">
            <text:p>0.890625</text:p>
          </table:table-cell>
          <table:table-cell table:formula="oooc:=(_K*([.D120]-2*[.C120]+[.B120])) + [.C120]" office:value-type="float" office:value="0.80121040775256">
            <text:p>0.801210</text:p>
          </table:table-cell>
          <table:table-cell table:formula="oooc:=(_K*([.E120]-2*[.D120]+[.C120])) + [.D120]" office:value-type="float" office:value="0.71184994767289">
            <text:p>0.711850</text:p>
          </table:table-cell>
          <table:table-cell table:formula="oooc:=(_K*([.F120]-2*[.E120]+[.D120])) + [.E120]" office:value-type="float" office:value="0.622564481475419">
            <text:p>0.622564</text:p>
          </table:table-cell>
          <table:table-cell table:formula="oooc:=(_K*([.G120]-2*[.F120]+[.E120])) + [.F120]" office:value-type="float" office:value="0.533369281743127">
            <text:p>0.533369</text:p>
          </table:table-cell>
          <table:table-cell table:formula="oooc:=(_K*([.H120]-2*[.G120]+[.F120])) + [.G120]" office:value-type="float" office:value="0.444272309296851">
            <text:p>0.444272</text:p>
          </table:table-cell>
          <table:table-cell table:formula="oooc:=(_K*([.I120]-2*[.H120]+[.G120])) + [.H120]" office:value-type="float" office:value="0.355273567573246">
            <text:p>0.355274</text:p>
          </table:table-cell>
          <table:table-cell table:formula="oooc:=(_K*([.J120]-2*[.I120]+[.H120])) + [.I120]" office:value-type="float" office:value="0.266365101533665">
            <text:p>0.266365</text:p>
          </table:table-cell>
          <table:table-cell table:formula="oooc:=(_K*([.K120]-2*[.J120]+[.I120])) + [.J120]" office:value-type="float" office:value="0.177531641450403">
            <text:p>0.177532</text:p>
          </table:table-cell>
          <table:table-cell table:formula="oooc:=(_K*(_b-2*[.K120]+[.J120])) + [.K120]" office:value-type="float" office:value="0.0887518396316123">
            <text:p>0.088752</text:p>
          </table:table-cell>
          <table:table-cell table:number-columns-repeated="245"/>
        </table:table-row>
        <table:table-row table:style-name="ro1">
          <table:table-cell/>
          <table:table-cell table:formula="oooc:=(_K*([.C121]-2*[.B121]+_a)) + [.B121]" office:value-type="float" office:value="0.890635697237672">
            <text:p>0.890636</text:p>
          </table:table-cell>
          <table:table-cell table:formula="oooc:=(_K*([.D121]-2*[.C121]+[.B121])) + [.C121]" office:value-type="float" office:value="0.80123186661997">
            <text:p>0.801232</text:p>
          </table:table-cell>
          <table:table-cell table:formula="oooc:=(_K*([.E121]-2*[.D121]+[.C121])) + [.D121]" office:value-type="float" office:value="0.711879945225769">
            <text:p>0.711880</text:p>
          </table:table-cell>
          <table:table-cell table:formula="oooc:=(_K*([.F121]-2*[.E121]+[.D121])) + [.E121]" office:value-type="float" office:value="0.62260058806149">
            <text:p>0.622601</text:p>
          </table:table-cell>
          <table:table-cell table:formula="oooc:=(_K*([.G121]-2*[.F121]+[.E121])) + [.F121]" office:value-type="float" office:value="0.533408572657533">
            <text:p>0.533409</text:p>
          </table:table-cell>
          <table:table-cell table:formula="oooc:=(_K*([.H121]-2*[.G121]+[.F121])) + [.G121]" office:value-type="float" office:value="0.444311601585919">
            <text:p>0.444312</text:p>
          </table:table-cell>
          <table:table-cell table:formula="oooc:=(_K*([.I121]-2*[.H121]+[.G121])) + [.H121]" office:value-type="float" office:value="0.355309677846856">
            <text:p>0.355310</text:p>
          </table:table-cell>
          <table:table-cell table:formula="oooc:=(_K*([.J121]-2*[.I121]+[.H121])) + [.I121]" office:value-type="float" office:value="0.266395103916192">
            <text:p>0.266395</text:p>
          </table:table-cell>
          <table:table-cell table:formula="oooc:=(_K*([.K121]-2*[.J121]+[.I121])) + [.J121]" office:value-type="float" office:value="0.177553104756191">
            <text:p>0.177553</text:p>
          </table:table-cell>
          <table:table-cell table:formula="oooc:=(_K*(_b-2*[.K121]+[.J121])) + [.K121]" office:value-type="float" office:value="0.0887630245064835">
            <text:p>0.088763</text:p>
          </table:table-cell>
          <table:table-cell table:number-columns-repeated="245"/>
        </table:table-row>
        <table:table-row table:style-name="ro1">
          <table:table-cell/>
          <table:table-cell table:formula="oooc:=(_K*([.C122]-2*[.B122]+_a)) + [.B122]" office:value-type="float" office:value="0.890646517232019">
            <text:p>0.890647</text:p>
          </table:table-cell>
          <table:table-cell table:formula="oooc:=(_K*([.D122]-2*[.C122]+[.B122])) + [.C122]" office:value-type="float" office:value="0.801252630309371">
            <text:p>0.801253</text:p>
          </table:table-cell>
          <table:table-cell table:formula="oooc:=(_K*([.E122]-2*[.D122]+[.C122])) + [.D122]" office:value-type="float" office:value="0.711908970917738">
            <text:p>0.711909</text:p>
          </table:table-cell>
          <table:table-cell table:formula="oooc:=(_K*([.F122]-2*[.E122]+[.D122])) + [.E122]" office:value-type="float" office:value="0.622635524765619">
            <text:p>0.622636</text:p>
          </table:table-cell>
          <table:table-cell table:formula="oooc:=(_K*([.G122]-2*[.F122]+[.E122])) + [.F122]" office:value-type="float" office:value="0.533446590390471">
            <text:p>0.533447</text:p>
          </table:table-cell>
          <table:table-cell table:formula="oooc:=(_K*([.H122]-2*[.G122]+[.F122])) + [.G122]" office:value-type="float" office:value="0.444349620518939">
            <text:p>0.444350</text:p>
          </table:table-cell>
          <table:table-cell table:formula="oooc:=(_K*([.I122]-2*[.H122]+[.G122])) + [.H122]" office:value-type="float" office:value="0.355344617770216">
            <text:p>0.355345</text:p>
          </table:table-cell>
          <table:table-cell table:formula="oooc:=(_K*([.J122]-2*[.I122]+[.H122])) + [.I122]" office:value-type="float" office:value="0.266424133824457">
            <text:p>0.266424</text:p>
          </table:table-cell>
          <table:table-cell table:formula="oooc:=(_K*([.K122]-2*[.J122]+[.I122])) + [.J122]" office:value-type="float" office:value="0.177573872320309">
            <text:p>0.177574</text:p>
          </table:table-cell>
          <table:table-cell table:formula="oooc:=(_K*(_b-2*[.K122]+[.J122])) + [.K122]" office:value-type="float" office:value="0.0887738468037733">
            <text:p>0.088774</text:p>
          </table:table-cell>
          <table:table-cell table:number-columns-repeated="245"/>
        </table:table-row>
        <table:table-row table:style-name="ro1">
          <table:table-cell/>
          <table:table-cell table:formula="oooc:=(_K*([.C123]-2*[.B123]+_a)) + [.B123]" office:value-type="float" office:value="0.890656986706649">
            <text:p>0.890657</text:p>
          </table:table-cell>
          <table:table-cell table:formula="oooc:=(_K*([.D123]-2*[.C123]+[.B123])) + [.C123]" office:value-type="float" office:value="0.801272721321777">
            <text:p>0.801273</text:p>
          </table:table-cell>
          <table:table-cell table:formula="oooc:=(_K*([.E123]-2*[.D123]+[.C123])) + [.D123]" office:value-type="float" office:value="0.711937056213544">
            <text:p>0.711937</text:p>
          </table:table-cell>
          <table:table-cell table:formula="oooc:=(_K*([.F123]-2*[.E123]+[.D123])) + [.E123]" office:value-type="float" office:value="0.622669329476407">
            <text:p>0.622669</text:p>
          </table:table-cell>
          <table:table-cell table:formula="oooc:=(_K*([.G123]-2*[.F123]+[.E123])) + [.F123]" office:value-type="float" office:value="0.533483376191918">
            <text:p>0.533483</text:p>
          </table:table-cell>
          <table:table-cell table:formula="oooc:=(_K*([.H123]-2*[.G123]+[.F123])) + [.G123]" office:value-type="float" office:value="0.444386407368062">
            <text:p>0.444386</text:p>
          </table:table-cell>
          <table:table-cell table:formula="oooc:=(_K*([.I123]-2*[.H123]+[.G123])) + [.H123]" office:value-type="float" office:value="0.355378425291402">
            <text:p>0.355378</text:p>
          </table:table-cell>
          <table:table-cell table:formula="oooc:=(_K*([.J123]-2*[.I123]+[.H123])) + [.I123]" office:value-type="float" office:value="0.266452222801101">
            <text:p>0.266452</text:p>
          </table:table-cell>
          <table:table-cell table:formula="oooc:=(_K*([.K123]-2*[.J123]+[.I123])) + [.J123]" office:value-type="float" office:value="0.177593966715354">
            <text:p>0.177594</text:p>
          </table:table-cell>
          <table:table-cell table:formula="oooc:=(_K*(_b-2*[.K123]+[.J123])) + [.K123]" office:value-type="float" office:value="0.0887843182888781">
            <text:p>0.088784</text:p>
          </table:table-cell>
          <table:table-cell table:number-columns-repeated="245"/>
        </table:table-row>
        <table:table-row table:style-name="ro1">
          <table:table-cell/>
          <table:table-cell table:formula="oooc:=(_K*([.C124]-2*[.B124]+_a)) + [.B124]" office:value-type="float" office:value="0.890667117006537">
            <text:p>0.890667</text:p>
          </table:table-cell>
          <table:table-cell table:formula="oooc:=(_K*([.D124]-2*[.C124]+[.B124])) + [.C124]" office:value-type="float" office:value="0.801292161432432">
            <text:p>0.801292</text:p>
          </table:table-cell>
          <table:table-cell table:formula="oooc:=(_K*([.E124]-2*[.D124]+[.C124])) + [.D124]" office:value-type="float" office:value="0.711964231561982">
            <text:p>0.711964</text:p>
          </table:table-cell>
          <table:table-cell table:formula="oooc:=(_K*([.F124]-2*[.E124]+[.D124])) + [.E124]" office:value-type="float" office:value="0.622702038857466">
            <text:p>0.622702</text:p>
          </table:table-cell>
          <table:table-cell table:formula="oooc:=(_K*([.G124]-2*[.F124]+[.E124])) + [.F124]" office:value-type="float" office:value="0.533518969976172">
            <text:p>0.533519</text:p>
          </table:table-cell>
          <table:table-cell table:formula="oooc:=(_K*([.H124]-2*[.G124]+[.F124])) + [.G124]" office:value-type="float" office:value="0.44442200206694">
            <text:p>0.444422</text:p>
          </table:table-cell>
          <table:table-cell table:formula="oooc:=(_K*([.I124]-2*[.H124]+[.G124])) + [.H124]" office:value-type="float" office:value="0.355411137125946">
            <text:p>0.355411</text:p>
          </table:table-cell>
          <table:table-cell table:formula="oooc:=(_K*([.J124]-2*[.I124]+[.H124])) + [.I124]" office:value-type="float" office:value="0.266479401362923">
            <text:p>0.266479</text:p>
          </table:table-cell>
          <table:table-cell table:formula="oooc:=(_K*([.K124]-2*[.J124]+[.I124])) + [.J124]" office:value-type="float" office:value="0.177613409779063">
            <text:p>0.177613</text:p>
          </table:table-cell>
          <table:table-cell table:formula="oooc:=(_K*(_b-2*[.K124]+[.J124])) + [.K124]" office:value-type="float" office:value="0.0887944503439172">
            <text:p>0.088794</text:p>
          </table:table-cell>
          <table:table-cell table:number-columns-repeated="245"/>
        </table:table-row>
        <table:table-row table:style-name="ro1">
          <table:table-cell/>
          <table:table-cell table:formula="oooc:=(_K*([.C125]-2*[.B125]+_a)) + [.B125]" office:value-type="float" office:value="0.890676919110777">
            <text:p>0.890677</text:p>
          </table:table-cell>
          <table:table-cell table:formula="oooc:=(_K*([.D125]-2*[.C125]+[.B125])) + [.C125]" office:value-type="float" office:value="0.801310971713894">
            <text:p>0.801311</text:p>
          </table:table-cell>
          <table:table-cell table:formula="oooc:=(_K*([.E125]-2*[.D125]+[.C125])) + [.D125]" office:value-type="float" office:value="0.711990526428356">
            <text:p>0.711991</text:p>
          </table:table-cell>
          <table:table-cell table:formula="oooc:=(_K*([.F125]-2*[.E125]+[.D125])) + [.E125]" office:value-type="float" office:value="0.622733688386755">
            <text:p>0.622734</text:p>
          </table:table-cell>
          <table:table-cell table:formula="oooc:=(_K*([.G125]-2*[.F125]+[.E125])) + [.F125]" office:value-type="float" office:value="0.533553410364997">
            <text:p>0.533553</text:p>
          </table:table-cell>
          <table:table-cell table:formula="oooc:=(_K*([.H125]-2*[.G125]+[.F125])) + [.G125]" office:value-type="float" office:value="0.444456443254235">
            <text:p>0.444456</text:p>
          </table:table-cell>
          <table:table-cell table:formula="oooc:=(_K*([.I125]-2*[.H125]+[.G125])) + [.H125]" office:value-type="float" office:value="0.355442788797134">
            <text:p>0.355443</text:p>
          </table:table-cell>
          <table:table-cell table:formula="oooc:=(_K*([.J125]-2*[.I125]+[.H125])) + [.I125]" office:value-type="float" office:value="0.266505699034588">
            <text:p>0.266506</text:p>
          </table:table-cell>
          <table:table-cell table:formula="oooc:=(_K*([.K125]-2*[.J125]+[.I125])) + [.J125]" office:value-type="float" office:value="0.177632222638548">
            <text:p>0.177632</text:p>
          </table:table-cell>
          <table:table-cell table:formula="oooc:=(_K*(_b-2*[.K125]+[.J125])) + [.K125]" office:value-type="float" office:value="0.0888042539804085">
            <text:p>0.088804</text:p>
          </table:table-cell>
          <table:table-cell table:number-columns-repeated="245"/>
        </table:table-row>
        <table:table-row table:style-name="ro1">
          <table:table-cell/>
          <table:table-cell table:formula="oooc:=(_K*([.C126]-2*[.B126]+_a)) + [.B126]" office:value-type="float" office:value="0.89068640364421">
            <text:p>0.890686</text:p>
          </table:table-cell>
          <table:table-cell table:formula="oooc:=(_K*([.D126]-2*[.C126]+[.B126])) + [.C126]" office:value-type="float" office:value="0.801329172558432">
            <text:p>0.801329</text:p>
          </table:table-cell>
          <table:table-cell table:formula="oooc:=(_K*([.E126]-2*[.D126]+[.C126])) + [.D126]" office:value-type="float" office:value="0.712015969325931">
            <text:p>0.712016</text:p>
          </table:table-cell>
          <table:table-cell table:formula="oooc:=(_K*([.F126]-2*[.E126]+[.D126])) + [.E126]" office:value-type="float" office:value="0.622764312394692">
            <text:p>0.622764</text:p>
          </table:table-cell>
          <table:table-cell table:formula="oooc:=(_K*([.G126]-2*[.F126]+[.E126])) + [.F126]" office:value-type="float" office:value="0.533586734729395">
            <text:p>0.533587</text:p>
          </table:table-cell>
          <table:table-cell table:formula="oooc:=(_K*([.H126]-2*[.G126]+[.F126])) + [.G126]" office:value-type="float" office:value="0.444489768315699">
            <text:p>0.444490</text:p>
          </table:table-cell>
          <table:table-cell table:formula="oooc:=(_K*([.I126]-2*[.H126]+[.G126])) + [.H126]" office:value-type="float" office:value="0.355473414674956">
            <text:p>0.355473</text:p>
          </table:table-cell>
          <table:table-cell table:formula="oooc:=(_K*([.J126]-2*[.I126]+[.H126])) + [.I126]" office:value-type="float" office:value="0.266531144381191">
            <text:p>0.266531</text:p>
          </table:table-cell>
          <table:table-cell table:formula="oooc:=(_K*([.K126]-2*[.J126]+[.I126])) + [.J126]" office:value-type="float" office:value="0.177650425733708">
            <text:p>0.177650</text:p>
          </table:table-cell>
          <table:table-cell table:formula="oooc:=(_K*(_b-2*[.K126]+[.J126])) + [.K126]" office:value-type="float" office:value="0.0888137398515011">
            <text:p>0.088814</text:p>
          </table:table-cell>
          <table:table-cell table:number-columns-repeated="245"/>
        </table:table-row>
        <table:table-row table:style-name="ro1">
          <table:table-cell/>
          <table:table-cell table:formula="oooc:=(_K*([.C127]-2*[.B127]+_a)) + [.B127]" office:value-type="float" office:value="0.890695580888711">
            <text:p>0.890696</text:p>
          </table:table-cell>
          <table:table-cell table:formula="oooc:=(_K*([.D127]-2*[.C127]+[.B127])) + [.C127]" office:value-type="float" office:value="0.801346783699743">
            <text:p>0.801347</text:p>
          </table:table-cell>
          <table:table-cell table:formula="oooc:=(_K*([.E127]-2*[.D127]+[.C127])) + [.D127]" office:value-type="float" office:value="0.712040587846436">
            <text:p>0.712041</text:p>
          </table:table-cell>
          <table:table-cell table:formula="oooc:=(_K*([.F127]-2*[.E127]+[.D127])) + [.E127]" office:value-type="float" office:value="0.622793944101069">
            <text:p>0.622794</text:p>
          </table:table-cell>
          <table:table-cell table:formula="oooc:=(_K*([.G127]-2*[.F127]+[.E127])) + [.F127]" office:value-type="float" office:value="0.533618979230036">
            <text:p>0.533619</text:p>
          </table:table-cell>
          <table:table-cell table:formula="oooc:=(_K*([.H127]-2*[.G127]+[.F127])) + [.G127]" office:value-type="float" office:value="0.44452201342488">
            <text:p>0.444522</text:p>
          </table:table-cell>
          <table:table-cell table:formula="oooc:=(_K*([.I127]-2*[.H127]+[.G127])) + [.H127]" office:value-type="float" office:value="0.355503048013747">
            <text:p>0.355503</text:p>
          </table:table-cell>
          <table:table-cell table:formula="oooc:=(_K*([.J127]-2*[.I127]+[.H127])) + [.I127]" office:value-type="float" office:value="0.266555765039704">
            <text:p>0.266556</text:p>
          </table:table-cell>
          <table:table-cell table:formula="oooc:=(_K*([.K127]-2*[.J127]+[.I127])) + [.J127]" office:value-type="float" office:value="0.177668038839818">
            <text:p>0.177668</text:p>
          </table:table-cell>
          <table:table-cell table:formula="oooc:=(_K*(_b-2*[.K127]+[.J127])) + [.K127]" office:value-type="float" office:value="0.0888229182637835">
            <text:p>0.088823</text:p>
          </table:table-cell>
          <table:table-cell table:number-columns-repeated="245"/>
        </table:table-row>
        <table:table-row table:style-name="ro1">
          <table:table-cell/>
          <table:table-cell table:formula="oooc:=(_K*([.C128]-2*[.B128]+_a)) + [.B128]" office:value-type="float" office:value="0.890704460794136">
            <text:p>0.890704</text:p>
          </table:table-cell>
          <table:table-cell table:formula="oooc:=(_K*([.D128]-2*[.C128]+[.B128])) + [.C128]" office:value-type="float" office:value="0.801363824234007">
            <text:p>0.801364</text:p>
          </table:table-cell>
          <table:table-cell table:formula="oooc:=(_K*([.E128]-2*[.D128]+[.C128])) + [.D128]" office:value-type="float" office:value="0.712064408689612">
            <text:p>0.712064</text:p>
          </table:table-cell>
          <table:table-cell table:formula="oooc:=(_K*([.F128]-2*[.E128]+[.D128])) + [.E128]" office:value-type="float" office:value="0.622822615650802">
            <text:p>0.622823</text:p>
          </table:table-cell>
          <table:table-cell table:formula="oooc:=(_K*([.G128]-2*[.F128]+[.E128])) + [.F128]" office:value-type="float" office:value="0.533650178856387">
            <text:p>0.533650</text:p>
          </table:table-cell>
          <table:table-cell table:formula="oooc:=(_K*([.H128]-2*[.G128]+[.F128])) + [.G128]" office:value-type="float" office:value="0.444553213582489">
            <text:p>0.444553</text:p>
          </table:table-cell>
          <table:table-cell table:formula="oooc:=(_K*([.I128]-2*[.H128]+[.G128])) + [.H128]" office:value-type="float" office:value="0.355531720988583">
            <text:p>0.355532</text:p>
          </table:table-cell>
          <table:table-cell table:formula="oooc:=(_K*([.J128]-2*[.I128]+[.H128])) + [.I128]" office:value-type="float" office:value="0.266579587749367">
            <text:p>0.266580</text:p>
          </table:table-cell>
          <table:table-cell table:formula="oooc:=(_K*([.K128]-2*[.J128]+[.I128])) + [.J128]" office:value-type="float" office:value="0.177685081089359">
            <text:p>0.177685</text:p>
          </table:table-cell>
          <table:table-cell table:formula="oooc:=(_K*(_b-2*[.K128]+[.J128])) + [.K128]" office:value-type="float" office:value="0.088831799188684">
            <text:p>0.088832</text:p>
          </table:table-cell>
          <table:table-cell table:number-columns-repeated="245"/>
        </table:table-row>
        <table:table-row table:style-name="ro1">
          <table:table-cell/>
          <table:table-cell table:formula="oooc:=(_K*([.C129]-2*[.B129]+_a)) + [.B129]" office:value-type="float" office:value="0.890713052988927">
            <text:p>0.890713</text:p>
          </table:table-cell>
          <table:table-cell table:formula="oooc:=(_K*([.D129]-2*[.C129]+[.B129])) + [.C129]" office:value-type="float" office:value="0.801380312640301">
            <text:p>0.801380</text:p>
          </table:table-cell>
          <table:table-cell table:formula="oooc:=(_K*([.E129]-2*[.D129]+[.C129])) + [.D129]" office:value-type="float" office:value="0.712087457691846">
            <text:p>0.712087</text:p>
          </table:table-cell>
          <table:table-cell table:formula="oooc:=(_K*([.F129]-2*[.E129]+[.D129])) + [.E129]" office:value-type="float" office:value="0.62285035814856">
            <text:p>0.622850</text:p>
          </table:table-cell>
          <table:table-cell table:formula="oooc:=(_K*([.G129]-2*[.F129]+[.E129])) + [.F129]" office:value-type="float" office:value="0.533680367464594">
            <text:p>0.533680</text:p>
          </table:table-cell>
          <table:table-cell table:formula="oooc:=(_K*([.H129]-2*[.G129]+[.F129])) + [.G129]" office:value-type="float" office:value="0.444583402654486">
            <text:p>0.444583</text:p>
          </table:table-cell>
          <table:table-cell table:formula="oooc:=(_K*([.I129]-2*[.H129]+[.G129])) + [.H129]" office:value-type="float" office:value="0.355559464730459">
            <text:p>0.355559</text:p>
          </table:table-cell>
          <table:table-cell table:formula="oooc:=(_K*([.J129]-2*[.I129]+[.H129])) + [.I129]" office:value-type="float" office:value="0.26660263838105">
            <text:p>0.266603</text:p>
          </table:table-cell>
          <table:table-cell table:formula="oooc:=(_K*([.K129]-2*[.J129]+[.I129])) + [.J129]" office:value-type="float" office:value="0.177701570993092">
            <text:p>0.177702</text:p>
          </table:table-cell>
          <table:table-cell table:formula="oooc:=(_K*(_b-2*[.K129]+[.J129])) + [.K129]" office:value-type="float" office:value="0.0888403922734803">
            <text:p>0.088840</text:p>
          </table:table-cell>
          <table:table-cell table:number-columns-repeated="245"/>
        </table:table-row>
        <table:table-row table:style-name="ro1">
          <table:table-cell/>
          <table:table-cell table:formula="oooc:=(_K*([.C130]-2*[.B130]+_a)) + [.B130]" office:value-type="float" office:value="0.890721366790402">
            <text:p>0.890721</text:p>
          </table:table-cell>
          <table:table-cell table:formula="oooc:=(_K*([.D130]-2*[.C130]+[.B130])) + [.C130]" office:value-type="float" office:value="0.801396266800369">
            <text:p>0.801396</text:p>
          </table:table-cell>
          <table:table-cell table:formula="oooc:=(_K*([.E130]-2*[.D130]+[.C130])) + [.D130]" office:value-type="float" office:value="0.712109759853913">
            <text:p>0.712110</text:p>
          </table:table-cell>
          <table:table-cell table:formula="oooc:=(_K*([.F130]-2*[.E130]+[.D130])) + [.E130]" office:value-type="float" office:value="0.622877201692288">
            <text:p>0.622877</text:p>
          </table:table-cell>
          <table:table-cell table:formula="oooc:=(_K*([.G130]-2*[.F130]+[.E130])) + [.F130]" office:value-type="float" office:value="0.533709577814137">
            <text:p>0.533710</text:p>
          </table:table-cell>
          <table:table-cell table:formula="oooc:=(_K*([.H130]-2*[.G130]+[.F130])) + [.G130]" office:value-type="float" office:value="0.444612613408918">
            <text:p>0.444613</text:p>
          </table:table-cell>
          <table:table-cell table:formula="oooc:=(_K*([.I130]-2*[.H130]+[.G130])) + [.H130]" office:value-type="float" office:value="0.355586309360306">
            <text:p>0.355586</text:p>
          </table:table-cell>
          <table:table-cell table:formula="oooc:=(_K*([.J130]-2*[.I130]+[.H130])) + [.I130]" office:value-type="float" office:value="0.266624941965631">
            <text:p>0.266625</text:p>
          </table:table-cell>
          <table:table-cell table:formula="oooc:=(_K*([.K130]-2*[.J130]+[.I130])) + [.J130]" office:value-type="float" office:value="0.177717526460431">
            <text:p>0.177718</text:p>
          </table:table-cell>
          <table:table-cell table:formula="oooc:=(_K*(_b-2*[.K130]+[.J130])) + [.K130]" office:value-type="float" office:value="0.0888487068519329">
            <text:p>0.088849</text:p>
          </table:table-cell>
          <table:table-cell table:number-columns-repeated="245"/>
        </table:table-row>
        <table:table-row table:style-name="ro1">
          <table:table-cell/>
          <table:table-cell table:formula="oooc:=(_K*([.C131]-2*[.B131]+_a)) + [.B131]" office:value-type="float" office:value="0.890729411214725">
            <text:p>0.890729</text:p>
          </table:table-cell>
          <table:table-cell table:formula="oooc:=(_K*([.D131]-2*[.C131]+[.B131])) + [.C131]" office:value-type="float" office:value="0.8014117040178">
            <text:p>0.801412</text:p>
          </table:table-cell>
          <table:table-cell table:formula="oooc:=(_K*([.E131]-2*[.D131]+[.C131])) + [.D131]" office:value-type="float" office:value="0.712131339367846">
            <text:p>0.712131</text:p>
          </table:table-cell>
          <table:table-cell table:formula="oooc:=(_K*([.F131]-2*[.E131]+[.D131])) + [.E131]" office:value-type="float" office:value="0.622903175405678">
            <text:p>0.622903</text:p>
          </table:table-cell>
          <table:table-cell table:formula="oooc:=(_K*([.G131]-2*[.F131]+[.E131])) + [.F131]" office:value-type="float" office:value="0.53373784160331">
            <text:p>0.533738</text:p>
          </table:table-cell>
          <table:table-cell table:formula="oooc:=(_K*([.H131]-2*[.G131]+[.F131])) + [.G131]" office:value-type="float" office:value="0.444640877551561">
            <text:p>0.444641</text:p>
          </table:table-cell>
          <table:table-cell table:formula="oooc:=(_K*([.I131]-2*[.H131]+[.G131])) + [.H131]" office:value-type="float" office:value="0.355612284021881">
            <text:p>0.355612</text:p>
          </table:table-cell>
          <table:table-cell table:formula="oooc:=(_K*([.J131]-2*[.I131]+[.H131])) + [.I131]" office:value-type="float" office:value="0.266646522721421">
            <text:p>0.266647</text:p>
          </table:table-cell>
          <table:table-cell table:formula="oooc:=(_K*([.K131]-2*[.J131]+[.I131])) + [.J131]" office:value-type="float" office:value="0.177732964819111">
            <text:p>0.177733</text:p>
          </table:table-cell>
          <table:table-cell table:formula="oooc:=(_K*(_b-2*[.K131]+[.J131])) + [.K131]" office:value-type="float" office:value="0.0888567519545588">
            <text:p>0.088857</text:p>
          </table:table-cell>
          <table:table-cell table:number-columns-repeated="245"/>
        </table:table-row>
        <table:table-row table:style-name="ro1">
          <table:table-cell/>
          <table:table-cell table:formula="oooc:=(_K*([.C132]-2*[.B132]+_a)) + [.B132]" office:value-type="float" office:value="0.890737194986562">
            <text:p>0.890737</text:p>
          </table:table-cell>
          <table:table-cell table:formula="oooc:=(_K*([.D132]-2*[.C132]+[.B132])) + [.C132]" office:value-type="float" office:value="0.801426641036588">
            <text:p>0.801427</text:p>
          </table:table-cell>
          <table:table-cell table:formula="oooc:=(_K*([.E132]-2*[.D132]+[.C132])) + [.D132]" office:value-type="float" office:value="0.71215221964296">
            <text:p>0.712152</text:p>
          </table:table-cell>
          <table:table-cell table:formula="oooc:=(_K*([.F132]-2*[.E132]+[.D132])) + [.E132]" office:value-type="float" office:value="0.622928307469598">
            <text:p>0.622928</text:p>
          </table:table-cell>
          <table:table-cell table:formula="oooc:=(_K*([.G132]-2*[.F132]+[.E132])) + [.F132]" office:value-type="float" office:value="0.533765189503558">
            <text:p>0.533765</text:p>
          </table:table-cell>
          <table:table-cell table:formula="oooc:=(_K*([.H132]-2*[.G132]+[.F132])) + [.G132]" office:value-type="float" office:value="0.444668225760388">
            <text:p>0.444668</text:p>
          </table:table-cell>
          <table:table-cell table:formula="oooc:=(_K*([.I132]-2*[.H132]+[.G132])) + [.H132]" office:value-type="float" office:value="0.355637416913569">
            <text:p>0.355637</text:p>
          </table:table-cell>
          <table:table-cell table:formula="oooc:=(_K*([.J132]-2*[.I132]+[.H132])) + [.I132]" office:value-type="float" office:value="0.266667404080681">
            <text:p>0.266667</text:p>
          </table:table-cell>
          <table:table-cell table:formula="oooc:=(_K*([.K132]-2*[.J132]+[.I132])) + [.J132]" office:value-type="float" office:value="0.177747902834214">
            <text:p>0.177748</text:p>
          </table:table-cell>
          <table:table-cell table:formula="oooc:=(_K*(_b-2*[.K132]+[.J132])) + [.K132]" office:value-type="float" office:value="0.0888645363185564">
            <text:p>0.088865</text:p>
          </table:table-cell>
          <table:table-cell table:number-columns-repeated="245"/>
        </table:table-row>
        <table:table-row table:style-name="ro1">
          <table:table-cell/>
          <table:table-cell table:formula="oooc:=(_K*([.C133]-2*[.B133]+_a)) + [.B133]" office:value-type="float" office:value="0.890744726548444">
            <text:p>0.890745</text:p>
          </table:table-cell>
          <table:table-cell table:formula="oooc:=(_K*([.D133]-2*[.C133]+[.B133])) + [.C133]" office:value-type="float" office:value="0.801441094059126">
            <text:p>0.801441</text:p>
          </table:table-cell>
          <table:table-cell table:formula="oooc:=(_K*([.E133]-2*[.D133]+[.C133])) + [.D133]" office:value-type="float" office:value="0.712172423331066">
            <text:p>0.712172</text:p>
          </table:table-cell>
          <table:table-cell table:formula="oooc:=(_K*([.F133]-2*[.E133]+[.D133])) + [.E133]" office:value-type="float" office:value="0.622952625152527">
            <text:p>0.622953</text:p>
          </table:table-cell>
          <table:table-cell table:formula="oooc:=(_K*([.G133]-2*[.F133]+[.E133])) + [.F133]" office:value-type="float" office:value="0.533791651192706">
            <text:p>0.533792</text:p>
          </table:table-cell>
          <table:table-cell table:formula="oooc:=(_K*([.H133]-2*[.G133]+[.F133])) + [.G133]" office:value-type="float" office:value="0.444694687718928">
            <text:p>0.444695</text:p>
          </table:table-cell>
          <table:table-cell table:formula="oooc:=(_K*([.I133]-2*[.H133]+[.G133])) + [.H133]" office:value-type="float" office:value="0.355661735319142">
            <text:p>0.355662</text:p>
          </table:table-cell>
          <table:table-cell table:formula="oooc:=(_K*([.J133]-2*[.I133]+[.H133])) + [.I133]" office:value-type="float" office:value="0.266687608715249">
            <text:p>0.266688</text:p>
          </table:table-cell>
          <table:table-cell table:formula="oooc:=(_K*([.K133]-2*[.J133]+[.I133])) + [.J133]" office:value-type="float" office:value="0.177762356726538">
            <text:p>0.177762</text:p>
          </table:table-cell>
          <table:table-cell table:formula="oooc:=(_K*(_b-2*[.K133]+[.J133])) + [.K133]" office:value-type="float" office:value="0.0888720683973969">
            <text:p>0.088872</text:p>
          </table:table-cell>
          <table:table-cell table:number-columns-repeated="245"/>
        </table:table-row>
        <table:table-row table:style-name="ro1">
          <table:table-cell/>
          <table:table-cell table:formula="oooc:=(_K*([.C134]-2*[.B134]+_a)) + [.B134]" office:value-type="float" office:value="0.890752014069836">
            <text:p>0.890752</text:p>
          </table:table-cell>
          <table:table-cell table:formula="oooc:=(_K*([.D134]-2*[.C134]+[.B134])) + [.C134]" office:value-type="float" office:value="0.801455078763629">
            <text:p>0.801455</text:p>
          </table:table-cell>
          <table:table-cell table:formula="oooc:=(_K*([.E134]-2*[.D134]+[.C134])) + [.D134]" office:value-type="float" office:value="0.712191972350874">
            <text:p>0.712192</text:p>
          </table:table-cell>
          <table:table-cell table:formula="oooc:=(_K*([.F134]-2*[.E134]+[.D134])) + [.E134]" office:value-type="float" office:value="0.622976154840014">
            <text:p>0.622976</text:p>
          </table:table-cell>
          <table:table-cell table:formula="oooc:=(_K*([.G134]-2*[.F134]+[.E134])) + [.F134]" office:value-type="float" office:value="0.533817255387123">
            <text:p>0.533817</text:p>
          </table:table-cell>
          <table:table-cell table:formula="oooc:=(_K*([.H134]-2*[.G134]+[.F134])) + [.G134]" office:value-type="float" office:value="0.444720292148525">
            <text:p>0.444720</text:p>
          </table:table-cell>
          <table:table-cell table:formula="oooc:=(_K*([.I134]-2*[.H134]+[.G134])) + [.H134]" office:value-type="float" office:value="0.355685265637499">
            <text:p>0.355685</text:p>
          </table:table-cell>
          <table:table-cell table:formula="oooc:=(_K*([.J134]-2*[.I134]+[.H134])) + [.I134]" office:value-type="float" office:value="0.266707158561322">
            <text:p>0.266707</text:p>
          </table:table-cell>
          <table:table-cell table:formula="oooc:=(_K*([.K134]-2*[.J134]+[.I134])) + [.J134]" office:value-type="float" office:value="0.177776342190366">
            <text:p>0.177776</text:p>
          </table:table-cell>
          <table:table-cell table:formula="oooc:=(_K*(_b-2*[.K134]+[.J134])) + [.K134]" office:value-type="float" office:value="0.0888793563700945">
            <text:p>0.088879</text:p>
          </table:table-cell>
          <table:table-cell table:number-columns-repeated="245"/>
        </table:table-row>
        <table:table-row table:style-name="ro1">
          <table:table-cell/>
          <table:table-cell table:formula="oooc:=(_K*([.C135]-2*[.B135]+_a)) + [.B135]" office:value-type="float" office:value="0.890759065455916">
            <text:p>0.890759</text:p>
          </table:table-cell>
          <table:table-cell table:formula="oooc:=(_K*([.D135]-2*[.C135]+[.B135])) + [.C135]" office:value-type="float" office:value="0.80146861032101">
            <text:p>0.801469</text:p>
          </table:table-cell>
          <table:table-cell table:formula="oooc:=(_K*([.E135]-2*[.D135]+[.C135])) + [.D135]" office:value-type="float" office:value="0.712210887911632">
            <text:p>0.712211</text:p>
          </table:table-cell>
          <table:table-cell table:formula="oooc:=(_K*([.F135]-2*[.E135]+[.D135])) + [.E135]" office:value-type="float" office:value="0.622998922063202">
            <text:p>0.622999</text:p>
          </table:table-cell>
          <table:table-cell table:formula="oooc:=(_K*([.G135]-2*[.F135]+[.E135])) + [.F135]" office:value-type="float" office:value="0.53384202987284">
            <text:p>0.533842</text:p>
          </table:table-cell>
          <table:table-cell table:formula="oooc:=(_K*([.H135]-2*[.G135]+[.F135])) + [.G135]" office:value-type="float" office:value="0.444745066839554">
            <text:p>0.444745</text:p>
          </table:table-cell>
          <table:table-cell table:formula="oooc:=(_K*([.I135]-2*[.H135]+[.G135])) + [.H135]" office:value-type="float" office:value="0.355708033411438">
            <text:p>0.355708</text:p>
          </table:table-cell>
          <table:table-cell table:formula="oooc:=(_K*([.J135]-2*[.I135]+[.H135])) + [.I135]" office:value-type="float" office:value="0.266726074843411">
            <text:p>0.266726</text:p>
          </table:table-cell>
          <table:table-cell table:formula="oooc:=(_K*([.K135]-2*[.J135]+[.I135])) + [.J135]" office:value-type="float" office:value="0.17778987441064">
            <text:p>0.177790</text:p>
          </table:table-cell>
          <table:table-cell table:formula="oooc:=(_K*(_b-2*[.K135]+[.J135])) + [.K135]" office:value-type="float" office:value="0.0888864081501653">
            <text:p>0.088886</text:p>
          </table:table-cell>
          <table:table-cell table:number-columns-repeated="245"/>
        </table:table-row>
        <table:table-row table:style-name="ro1">
          <table:table-cell/>
          <table:table-cell table:formula="oooc:=(_K*([.C136]-2*[.B136]+_a)) + [.B136]" office:value-type="float" office:value="0.890765888356084">
            <text:p>0.890766</text:p>
          </table:table-cell>
          <table:table-cell table:formula="oooc:=(_K*([.D136]-2*[.C136]+[.B136])) + [.C136]" office:value-type="float" office:value="0.801481703411221">
            <text:p>0.801482</text:p>
          </table:table-cell>
          <table:table-cell table:formula="oooc:=(_K*([.E136]-2*[.D136]+[.C136])) + [.D136]" office:value-type="float" office:value="0.712229190536011">
            <text:p>0.712229</text:p>
          </table:table-cell>
          <table:table-cell table:formula="oooc:=(_K*([.F136]-2*[.E136]+[.D136])) + [.E136]" office:value-type="float" office:value="0.623020951526429">
            <text:p>0.623021</text:p>
          </table:table-cell>
          <table:table-cell table:formula="oooc:=(_K*([.G136]-2*[.F136]+[.E136])) + [.F136]" office:value-type="float" office:value="0.53386600153567">
            <text:p>0.533866</text:p>
          </table:table-cell>
          <table:table-cell table:formula="oooc:=(_K*([.H136]-2*[.G136]+[.F136])) + [.G136]" office:value-type="float" office:value="0.444769038681622">
            <text:p>0.444769</text:p>
          </table:table-cell>
          <table:table-cell table:formula="oooc:=(_K*([.I136]-2*[.H136]+[.G136])) + [.H136]" office:value-type="float" office:value="0.355730063355473">
            <text:p>0.355730</text:p>
          </table:table-cell>
          <table:table-cell table:formula="oooc:=(_K*([.J136]-2*[.I136]+[.H136])) + [.I136]" office:value-type="float" office:value="0.266744378097513">
            <text:p>0.266744</text:p>
          </table:table-cell>
          <table:table-cell table:formula="oooc:=(_K*([.K136]-2*[.J136]+[.I136])) + [.J136]" office:value-type="float" office:value="0.177802968079558">
            <text:p>0.177803</text:p>
          </table:table-cell>
          <table:table-cell table:formula="oooc:=(_K*(_b-2*[.K136]+[.J136])) + [.K136]" office:value-type="float" office:value="0.0888932313942889">
            <text:p>0.088893</text:p>
          </table:table-cell>
          <table:table-cell table:number-columns-repeated="245"/>
        </table:table-row>
        <table:table-row table:style-name="ro1">
          <table:table-cell/>
          <table:table-cell table:formula="oooc:=(_K*([.C137]-2*[.B137]+_a)) + [.B137]" office:value-type="float" office:value="0.890772490172202">
            <text:p>0.890772</text:p>
          </table:table-cell>
          <table:table-cell table:formula="oooc:=(_K*([.D137]-2*[.C137]+[.B137])) + [.C137]" office:value-type="float" office:value="0.801494372239082">
            <text:p>0.801494</text:p>
          </table:table-cell>
          <table:table-cell table:formula="oooc:=(_K*([.E137]-2*[.D137]+[.C137])) + [.D137]" office:value-type="float" office:value="0.712246900082263">
            <text:p>0.712247</text:p>
          </table:table-cell>
          <table:table-cell table:formula="oooc:=(_K*([.F137]-2*[.E137]+[.D137])) + [.E137]" office:value-type="float" office:value="0.623042267133959">
            <text:p>0.623042</text:p>
          </table:table-cell>
          <table:table-cell table:formula="oooc:=(_K*([.G137]-2*[.F137]+[.E137])) + [.F137]" office:value-type="float" office:value="0.533889196390355">
            <text:p>0.533889</text:p>
          </table:table-cell>
          <table:table-cell table:formula="oooc:=(_K*([.H137]-2*[.G137]+[.F137])) + [.G137]" office:value-type="float" office:value="0.444792233692782">
            <text:p>0.444792</text:p>
          </table:table-cell>
          <table:table-cell table:formula="oooc:=(_K*([.I137]-2*[.H137]+[.G137])) + [.H137]" office:value-type="float" office:value="0.355751379382749">
            <text:p>0.355751</text:p>
          </table:table-cell>
          <table:table-cell table:formula="oooc:=(_K*([.J137]-2*[.I137]+[.H137])) + [.I137]" office:value-type="float" office:value="0.266762088193515">
            <text:p>0.266762</text:p>
          </table:table-cell>
          <table:table-cell table:formula="oooc:=(_K*([.K137]-2*[.J137]+[.I137])) + [.J137]" office:value-type="float" office:value="0.177815637412633">
            <text:p>0.177816</text:p>
          </table:table-cell>
          <table:table-cell table:formula="oooc:=(_K*(_b-2*[.K137]+[.J137])) + [.K137]" office:value-type="float" office:value="0.0888998335106811">
            <text:p>0.088900</text:p>
          </table:table-cell>
          <table:table-cell table:number-columns-repeated="245"/>
        </table:table-row>
        <table:table-row table:style-name="ro1">
          <table:table-cell/>
          <table:table-cell table:formula="oooc:=(_K*([.C138]-2*[.B138]+_a)) + [.B138]" office:value-type="float" office:value="0.89077887806657">
            <text:p>0.890779</text:p>
          </table:table-cell>
          <table:table-cell table:formula="oooc:=(_K*([.D138]-2*[.C138]+[.B138])) + [.C138]" office:value-type="float" office:value="0.801506630549602">
            <text:p>0.801507</text:p>
          </table:table-cell>
          <table:table-cell table:formula="oooc:=(_K*([.E138]-2*[.D138]+[.C138])) + [.D138]" office:value-type="float" office:value="0.712264035765669">
            <text:p>0.712264</text:p>
          </table:table-cell>
          <table:table-cell table:formula="oooc:=(_K*([.F138]-2*[.E138]+[.D138])) + [.E138]" office:value-type="float" office:value="0.623062892015839">
            <text:p>0.623063</text:p>
          </table:table-cell>
          <table:table-cell table:formula="oooc:=(_K*([.G138]-2*[.F138]+[.E138])) + [.F138]" office:value-type="float" office:value="0.533911639608767">
            <text:p>0.533912</text:p>
          </table:table-cell>
          <table:table-cell table:formula="oooc:=(_K*([.H138]-2*[.G138]+[.F138])) + [.G138]" office:value-type="float" office:value="0.444814677047798">
            <text:p>0.444815</text:p>
          </table:table-cell>
          <table:table-cell table:formula="oooc:=(_K*([.I138]-2*[.H138]+[.G138])) + [.H138]" office:value-type="float" office:value="0.355772004631069">
            <text:p>0.355772</text:p>
          </table:table-cell>
          <table:table-cell table:formula="oooc:=(_K*([.J138]-2*[.I138]+[.H138])) + [.I138]" office:value-type="float" office:value="0.266779224356856">
            <text:p>0.266779</text:p>
          </table:table-cell>
          <table:table-cell table:formula="oooc:=(_K*([.K138]-2*[.J138]+[.I138])) + [.J138]" office:value-type="float" office:value="0.177827896164205">
            <text:p>0.177828</text:p>
          </table:table-cell>
          <table:table-cell table:formula="oooc:=(_K*(_b-2*[.K138]+[.J138])) + [.K138]" office:value-type="float" office:value="0.0889062216671892">
            <text:p>0.088906</text:p>
          </table:table-cell>
          <table:table-cell table:number-columns-repeated="245"/>
        </table:table-row>
        <table:table-row table:style-name="ro1">
          <table:table-cell/>
          <table:table-cell table:formula="oooc:=(_K*([.C139]-2*[.B139]+_a)) + [.B139]" office:value-type="float" office:value="0.890785058969651">
            <text:p>0.890785</text:p>
          </table:table-cell>
          <table:table-cell table:formula="oooc:=(_K*([.D139]-2*[.C139]+[.B139])) + [.C139]" office:value-type="float" office:value="0.801518491642816">
            <text:p>0.801518</text:p>
          </table:table-cell>
          <table:table-cell table:formula="oooc:=(_K*([.E139]-2*[.D139]+[.C139])) + [.D139]" office:value-type="float" office:value="0.71228061617931">
            <text:p>0.712281</text:p>
          </table:table-cell>
          <table:table-cell table:formula="oooc:=(_K*([.F139]-2*[.E139]+[.D139])) + [.E139]" office:value-type="float" office:value="0.623082848552942">
            <text:p>0.623083</text:p>
          </table:table-cell>
          <table:table-cell table:formula="oooc:=(_K*([.G139]-2*[.F139]+[.E139])) + [.F139]" office:value-type="float" office:value="0.533933355547208">
            <text:p>0.533933</text:p>
          </table:table-cell>
          <table:table-cell table:formula="oooc:=(_K*([.H139]-2*[.G139]+[.F139])) + [.G139]" office:value-type="float" office:value="0.444836393105494">
            <text:p>0.444836</text:p>
          </table:table-cell>
          <table:table-cell table:formula="oooc:=(_K*([.I139]-2*[.H139]+[.G139])) + [.H139]" office:value-type="float" office:value="0.355791961488075">
            <text:p>0.355792</text:p>
          </table:table-cell>
          <table:table-cell table:formula="oooc:=(_K*([.J139]-2*[.I139]+[.H139])) + [.I139]" office:value-type="float" office:value="0.266795805189481">
            <text:p>0.266796</text:p>
          </table:table-cell>
          <table:table-cell table:formula="oooc:=(_K*([.K139]-2*[.J139]+[.I139])) + [.J139]" office:value-type="float" office:value="0.177839757642459">
            <text:p>0.177840</text:p>
          </table:table-cell>
          <table:table-cell table:formula="oooc:=(_K*(_b-2*[.K139]+[.J139])) + [.K139]" office:value-type="float" office:value="0.0889124027991199">
            <text:p>0.088912</text:p>
          </table:table-cell>
          <table:table-cell table:number-columns-repeated="245"/>
        </table:table-row>
        <table:table-row table:style-name="ro1">
          <table:table-cell/>
          <table:table-cell table:formula="oooc:=(_K*([.C140]-2*[.B140]+_a)) + [.B140]" office:value-type="float" office:value="0.890791039587553">
            <text:p>0.890791</text:p>
          </table:table-cell>
          <table:table-cell table:formula="oooc:=(_K*([.D140]-2*[.C140]+[.B140])) + [.C140]" office:value-type="float" office:value="0.801529968388148">
            <text:p>0.801530</text:p>
          </table:table-cell>
          <table:table-cell table:formula="oooc:=(_K*([.E140]-2*[.D140]+[.C140])) + [.D140]" office:value-type="float" office:value="0.712296659314165">
            <text:p>0.712297</text:p>
          </table:table-cell>
          <table:table-cell table:formula="oooc:=(_K*([.F140]-2*[.E140]+[.D140])) + [.E140]" office:value-type="float" office:value="0.623102158401196">
            <text:p>0.623102</text:p>
          </table:table-cell>
          <table:table-cell table:formula="oooc:=(_K*([.G140]-2*[.F140]+[.E140])) + [.F140]" office:value-type="float" office:value="0.533954367772816">
            <text:p>0.533954</text:p>
          </table:table-cell>
          <table:table-cell table:formula="oooc:=(_K*([.H140]-2*[.G140]+[.F140])) + [.G140]" office:value-type="float" office:value="0.444857405435212">
            <text:p>0.444857</text:p>
          </table:table-cell>
          <table:table-cell table:formula="oooc:=(_K*([.I140]-2*[.H140]+[.G140])) + [.H140]" office:value-type="float" office:value="0.355811271615605">
            <text:p>0.355811</text:p>
          </table:table-cell>
          <table:table-cell table:formula="oooc:=(_K*([.J140]-2*[.I140]+[.H140])) + [.I140]" office:value-type="float" office:value="0.26681184869011">
            <text:p>0.266812</text:p>
          </table:table-cell>
          <table:table-cell table:formula="oooc:=(_K*([.K140]-2*[.J140]+[.I140])) + [.J140]" office:value-type="float" office:value="0.177851234723932">
            <text:p>0.177851</text:p>
          </table:table-cell>
          <table:table-cell table:formula="oooc:=(_K*(_b-2*[.K140]+[.J140])) + [.K140]" office:value-type="float" office:value="0.0889183836168076">
            <text:p>0.088918</text:p>
          </table:table-cell>
          <table:table-cell table:number-columns-repeated="245"/>
        </table:table-row>
        <table:table-row table:style-name="ro1">
          <table:table-cell/>
          <table:table-cell table:formula="oooc:=(_K*([.C141]-2*[.B141]+_a)) + [.B141]" office:value-type="float" office:value="0.890796826409266">
            <text:p>0.890797</text:p>
          </table:table-cell>
          <table:table-cell table:formula="oooc:=(_K*([.D141]-2*[.C141]+[.B141])) + [.C141]" office:value-type="float" office:value="0.801541073238317">
            <text:p>0.801541</text:p>
          </table:table-cell>
          <table:table-cell table:formula="oooc:=(_K*([.E141]-2*[.D141]+[.C141])) + [.D141]" office:value-type="float" office:value="0.71231218257857">
            <text:p>0.712312</text:p>
          </table:table-cell>
          <table:table-cell table:formula="oooc:=(_K*([.F141]-2*[.E141]+[.D141])) + [.E141]" office:value-type="float" office:value="0.623120842515032">
            <text:p>0.623121</text:p>
          </table:table-cell>
          <table:table-cell table:formula="oooc:=(_K*([.G141]-2*[.F141]+[.E141])) + [.F141]" office:value-type="float" office:value="0.533974699089126">
            <text:p>0.533975</text:p>
          </table:table-cell>
          <table:table-cell table:formula="oooc:=(_K*([.H141]-2*[.G141]+[.F141])) + [.G141]" office:value-type="float" office:value="0.444877736842411">
            <text:p>0.444878</text:p>
          </table:table-cell>
          <table:table-cell table:formula="oooc:=(_K*([.I141]-2*[.H141]+[.G141])) + [.H141]" office:value-type="float" office:value="0.35582995597325">
            <text:p>0.355830</text:p>
          </table:table-cell>
          <table:table-cell table:formula="oooc:=(_K*([.J141]-2*[.I141]+[.H141])) + [.I141]" office:value-type="float" office:value="0.266827372273837">
            <text:p>0.266827</text:p>
          </table:table-cell>
          <table:table-cell table:formula="oooc:=(_K*([.K141]-2*[.J141]+[.I141])) + [.J141]" office:value-type="float" office:value="0.177862339867553">
            <text:p>0.177862</text:p>
          </table:table-cell>
          <table:table-cell table:formula="oooc:=(_K*(_b-2*[.K141]+[.J141])) + [.K141]" office:value-type="float" office:value="0.0889241706129343">
            <text:p>0.088924</text:p>
          </table:table-cell>
          <table:table-cell table:number-columns-repeated="245"/>
        </table:table-row>
        <table:table-row table:style-name="ro1">
          <table:table-cell/>
          <table:table-cell table:formula="oooc:=(_K*([.C142]-2*[.B142]+_a)) + [.B142]" office:value-type="float" office:value="0.890802425713677">
            <text:p>0.890802</text:p>
          </table:table-cell>
          <table:table-cell table:formula="oooc:=(_K*([.D142]-2*[.C142]+[.B142])) + [.C142]" office:value-type="float" office:value="0.801551818242798">
            <text:p>0.801552</text:p>
          </table:table-cell>
          <table:table-cell table:formula="oooc:=(_K*([.E142]-2*[.D142]+[.C142])) + [.D142]" office:value-type="float" office:value="0.712327202817053">
            <text:p>0.712327</text:p>
          </table:table-cell>
          <table:table-cell table:formula="oooc:=(_K*([.F142]-2*[.E142]+[.D142])) + [.E142]" office:value-type="float" office:value="0.623138921170085">
            <text:p>0.623139</text:p>
          </table:table-cell>
          <table:table-cell table:formula="oooc:=(_K*([.G142]-2*[.F142]+[.E142])) + [.F142]" office:value-type="float" office:value="0.533994371560802">
            <text:p>0.533994</text:p>
          </table:table-cell>
          <table:table-cell table:formula="oooc:=(_K*([.H142]-2*[.G142]+[.F142])) + [.G142]" office:value-type="float" office:value="0.444897409393433">
            <text:p>0.444897</text:p>
          </table:table-cell>
          <table:table-cell table:formula="oooc:=(_K*([.I142]-2*[.H142]+[.G142])) + [.H142]" office:value-type="float" office:value="0.355848034841149">
            <text:p>0.355848</text:p>
          </table:table-cell>
          <table:table-cell table:formula="oooc:=(_K*([.J142]-2*[.I142]+[.H142])) + [.I142]" office:value-type="float" office:value="0.266842392791089">
            <text:p>0.266842</text:p>
          </table:table-cell>
          <table:table-cell table:formula="oooc:=(_K*([.K142]-2*[.J142]+[.I142])) + [.J142]" office:value-type="float" office:value="0.177873085128219">
            <text:p>0.177873</text:p>
          </table:table-cell>
          <table:table-cell table:formula="oooc:=(_K*(_b-2*[.K142]+[.J142])) + [.K142]" office:value-type="float" office:value="0.0889297700696082">
            <text:p>0.088930</text:p>
          </table:table-cell>
          <table:table-cell table:number-columns-repeated="245"/>
        </table:table-row>
        <table:table-row table:style-name="ro1">
          <table:table-cell/>
          <table:table-cell table:formula="oooc:=(_K*([.C143]-2*[.B143]+_a)) + [.B143]" office:value-type="float" office:value="0.890807843576351">
            <text:p>0.890808</text:p>
          </table:table-cell>
          <table:table-cell table:formula="oooc:=(_K*([.D143]-2*[.C143]+[.B143])) + [.C143]" office:value-type="float" office:value="0.801562215060852">
            <text:p>0.801562</text:p>
          </table:table-cell>
          <table:table-cell table:formula="oooc:=(_K*([.E143]-2*[.D143]+[.C143])) + [.D143]" office:value-type="float" office:value="0.712341736328564">
            <text:p>0.712342</text:p>
          </table:table-cell>
          <table:table-cell table:formula="oooc:=(_K*([.F143]-2*[.E143]+[.D143])) + [.E143]" office:value-type="float" office:value="0.623156413985159">
            <text:p>0.623156</text:p>
          </table:table-cell>
          <table:table-cell table:formula="oooc:=(_K*([.G143]-2*[.F143]+[.E143])) + [.F143]" office:value-type="float" office:value="0.534013406537567">
            <text:p>0.534013</text:p>
          </table:table-cell>
          <table:table-cell table:formula="oooc:=(_K*([.H143]-2*[.G143]+[.F143])) + [.G143]" office:value-type="float" office:value="0.444916444439467">
            <text:p>0.444916</text:p>
          </table:table-cell>
          <table:table-cell table:formula="oooc:=(_K*([.I143]-2*[.H143]+[.G143])) + [.H143]" office:value-type="float" office:value="0.355865527842038">
            <text:p>0.355866</text:p>
          </table:table-cell>
          <table:table-cell table:formula="oooc:=(_K*([.J143]-2*[.I143]+[.H143])) + [.I143]" office:value-type="float" office:value="0.266856926545965">
            <text:p>0.266857</text:p>
          </table:table-cell>
          <table:table-cell table:formula="oooc:=(_K*([.K143]-2*[.J143]+[.I143])) + [.J143]" office:value-type="float" office:value="0.177883482169923">
            <text:p>0.177883</text:p>
          </table:table-cell>
          <table:table-cell table:formula="oooc:=(_K*(_b-2*[.K143]+[.J143])) + [.K143]" office:value-type="float" office:value="0.0889351880652093">
            <text:p>0.088935</text:p>
          </table:table-cell>
          <table:table-cell table:number-columns-repeated="245"/>
        </table:table-row>
        <table:table-row table:style-name="ro1">
          <table:table-cell/>
          <table:table-cell table:formula="oooc:=(_K*([.C144]-2*[.B144]+_a)) + [.B144]" office:value-type="float" office:value="0.890813085876108">
            <text:p>0.890813</text:p>
          </table:table-cell>
          <table:table-cell table:formula="oooc:=(_K*([.D144]-2*[.C144]+[.B144])) + [.C144]" office:value-type="float" office:value="0.801572274974136">
            <text:p>0.801572</text:p>
          </table:table-cell>
          <table:table-cell table:formula="oooc:=(_K*([.E144]-2*[.D144]+[.C144])) + [.D144]" office:value-type="float" office:value="0.712355798884117">
            <text:p>0.712356</text:p>
          </table:table-cell>
          <table:table-cell table:formula="oooc:=(_K*([.F144]-2*[.E144]+[.D144])) + [.E144]" office:value-type="float" office:value="0.623173339943484">
            <text:p>0.623173</text:p>
          </table:table-cell>
          <table:table-cell table:formula="oooc:=(_K*([.G144]-2*[.F144]+[.E144])) + [.F144]" office:value-type="float" office:value="0.534031824677364">
            <text:p>0.534032</text:p>
          </table:table-cell>
          <table:table-cell table:formula="oooc:=(_K*([.H144]-2*[.G144]+[.F144])) + [.G144]" office:value-type="float" office:value="0.444934862639736">
            <text:p>0.444935</text:p>
          </table:table-cell>
          <table:table-cell table:formula="oooc:=(_K*([.I144]-2*[.H144]+[.G144])) + [.H144]" office:value-type="float" office:value="0.35588245396258">
            <text:p>0.355882</text:p>
          </table:table-cell>
          <table:table-cell table:formula="oooc:=(_K*([.J144]-2*[.I144]+[.H144])) + [.I144]" office:value-type="float" office:value="0.266870989313977">
            <text:p>0.266871</text:p>
          </table:table-cell>
          <table:table-cell table:formula="oooc:=(_K*([.K144]-2*[.J144]+[.I144])) + [.J144]" office:value-type="float" office:value="0.177893542278454">
            <text:p>0.177894</text:p>
          </table:table-cell>
          <table:table-cell table:formula="oooc:=(_K*(_b-2*[.K144]+[.J144])) + [.K144]" office:value-type="float" office:value="0.0889404304810109">
            <text:p>0.088940</text:p>
          </table:table-cell>
          <table:table-cell table:number-columns-repeated="245"/>
        </table:table-row>
        <table:table-row table:style-name="ro1">
          <table:table-cell/>
          <table:table-cell table:formula="oooc:=(_K*([.C145]-2*[.B145]+_a)) + [.B145]" office:value-type="float" office:value="0.890818158301373">
            <text:p>0.890818</text:p>
          </table:table-cell>
          <table:table-cell table:formula="oooc:=(_K*([.D145]-2*[.C145]+[.B145])) + [.C145]" office:value-type="float" office:value="0.801582008898917">
            <text:p>0.801582</text:p>
          </table:table-cell>
          <table:table-cell table:formula="oooc:=(_K*([.E145]-2*[.D145]+[.C145])) + [.D145]" office:value-type="float" office:value="0.712369405743872">
            <text:p>0.712369</text:p>
          </table:table-cell>
          <table:table-cell table:formula="oooc:=(_K*([.F145]-2*[.E145]+[.D145])) + [.E145]" office:value-type="float" office:value="0.623189717413289">
            <text:p>0.623190</text:p>
          </table:table-cell>
          <table:table-cell table:formula="oooc:=(_K*([.G145]-2*[.F145]+[.E145])) + [.F145]" office:value-type="float" office:value="0.534049645968761">
            <text:p>0.534050</text:p>
          </table:table-cell>
          <table:table-cell table:formula="oooc:=(_K*([.H145]-2*[.G145]+[.F145])) + [.G145]" office:value-type="float" office:value="0.444952683983925">
            <text:p>0.444953</text:p>
          </table:table-cell>
          <table:table-cell table:formula="oooc:=(_K*([.I145]-2*[.H145]+[.G145])) + [.H145]" office:value-type="float" office:value="0.355898831574001">
            <text:p>0.355899</text:p>
          </table:table-cell>
          <table:table-cell table:formula="oooc:=(_K*([.J145]-2*[.I145]+[.H145])) + [.I145]" office:value-type="float" office:value="0.266884596359209">
            <text:p>0.266885</text:p>
          </table:table-cell>
          <table:table-cell table:formula="oooc:=(_K*([.K145]-2*[.J145]+[.I145])) + [.J145]" office:value-type="float" office:value="0.177903276373686">
            <text:p>0.177903</text:p>
          </table:table-cell>
          <table:table-cell table:formula="oooc:=(_K*(_b-2*[.K145]+[.J145])) + [.K145]" office:value-type="float" office:value="0.0889455030075839">
            <text:p>0.088946</text:p>
          </table:table-cell>
          <table:table-cell table:number-columns-repeated="245"/>
        </table:table-row>
        <table:table-row table:style-name="ro1">
          <table:table-cell/>
          <table:table-cell table:formula="oooc:=(_K*([.C146]-2*[.B146]+_a)) + [.B146]" office:value-type="float" office:value="0.890823066356338">
            <text:p>0.890823</text:p>
          </table:table-cell>
          <table:table-cell table:formula="oooc:=(_K*([.D146]-2*[.C146]+[.B146])) + [.C146]" office:value-type="float" office:value="0.801591427397881">
            <text:p>0.801591</text:p>
          </table:table-cell>
          <table:table-cell table:formula="oooc:=(_K*([.E146]-2*[.D146]+[.C146])) + [.D146]" office:value-type="float" office:value="0.712382571673657">
            <text:p>0.712383</text:p>
          </table:table-cell>
          <table:table-cell table:formula="oooc:=(_K*([.F146]-2*[.E146]+[.D146])) + [.E146]" office:value-type="float" office:value="0.623205564167711">
            <text:p>0.623206</text:p>
          </table:table-cell>
          <table:table-cell table:formula="oooc:=(_K*([.G146]-2*[.F146]+[.E146])) + [.F146]" office:value-type="float" office:value="0.534066889752638">
            <text:p>0.534067</text:p>
          </table:table-cell>
          <table:table-cell table:formula="oooc:=(_K*([.H146]-2*[.G146]+[.F146])) + [.G146]" office:value-type="float" office:value="0.44496992781389">
            <text:p>0.444970</text:p>
          </table:table-cell>
          <table:table-cell table:formula="oooc:=(_K*([.I146]-2*[.H146]+[.G146])) + [.H146]" office:value-type="float" office:value="0.355914678452054">
            <text:p>0.355915</text:p>
          </table:table-cell>
          <table:table-cell table:formula="oooc:=(_K*([.J146]-2*[.I146]+[.H146])) + [.I146]" office:value-type="float" office:value="0.266897762450917">
            <text:p>0.266898</text:p>
          </table:table-cell>
          <table:table-cell table:formula="oooc:=(_K*([.K146]-2*[.J146]+[.I146])) + [.J146]" office:value-type="float" office:value="0.177912695021455">
            <text:p>0.177913</text:p>
          </table:table-cell>
          <table:table-cell table:formula="oooc:=(_K*(_b-2*[.K146]+[.J146])) + [.K146]" office:value-type="float" office:value="0.0889504111509912">
            <text:p>0.088950</text:p>
          </table:table-cell>
          <table:table-cell table:number-columns-repeated="245"/>
        </table:table-row>
        <table:table-row table:style-name="ro1">
          <table:table-cell/>
          <table:table-cell table:formula="oooc:=(_K*([.C147]-2*[.B147]+_a)) + [.B147]" office:value-type="float" office:value="0.890827815366917">
            <text:p>0.890828</text:p>
          </table:table-cell>
          <table:table-cell table:formula="oooc:=(_K*([.D147]-2*[.C147]+[.B147])) + [.C147]" office:value-type="float" office:value="0.801600540691574">
            <text:p>0.801601</text:p>
          </table:table-cell>
          <table:table-cell table:formula="oooc:=(_K*([.E147]-2*[.D147]+[.C147])) + [.D147]" office:value-type="float" office:value="0.712395310960968">
            <text:p>0.712395</text:p>
          </table:table-cell>
          <table:table-cell table:formula="oooc:=(_K*([.F147]-2*[.E147]+[.D147])) + [.E147]" office:value-type="float" office:value="0.62322089740406">
            <text:p>0.623221</text:p>
          </table:table-cell>
          <table:table-cell table:formula="oooc:=(_K*([.G147]-2*[.F147]+[.E147])) + [.F147]" office:value-type="float" office:value="0.534083574743168">
            <text:p>0.534084</text:p>
          </table:table-cell>
          <table:table-cell table:formula="oooc:=(_K*([.H147]-2*[.G147]+[.F147])) + [.G147]" office:value-type="float" office:value="0.444986612844655">
            <text:p>0.444987</text:p>
          </table:table-cell>
          <table:table-cell table:formula="oooc:=(_K*([.I147]-2*[.H147]+[.G147])) + [.H147]" office:value-type="float" office:value="0.355930011796333">
            <text:p>0.355930</text:p>
          </table:table-cell>
          <table:table-cell table:formula="oooc:=(_K*([.J147]-2*[.I147]+[.H147])) + [.I147]" office:value-type="float" office:value="0.266910501879587">
            <text:p>0.266911</text:p>
          </table:table-cell>
          <table:table-cell table:formula="oooc:=(_K*([.K147]-2*[.J147]+[.I147])) + [.J147]" office:value-type="float" office:value="0.177921808445054">
            <text:p>0.177922</text:p>
          </table:table-cell>
          <table:table-cell table:formula="oooc:=(_K*(_b-2*[.K147]+[.J147])) + [.K147]" office:value-type="float" office:value="0.0889551602387801">
            <text:p>0.088955</text:p>
          </table:table-cell>
          <table:table-cell table:number-columns-repeated="245"/>
        </table:table-row>
        <table:table-row table:style-name="ro1">
          <table:table-cell/>
          <table:table-cell table:formula="oooc:=(_K*([.C148]-2*[.B148]+_a)) + [.B148]" office:value-type="float" office:value="0.89083241048651">
            <text:p>0.890832</text:p>
          </table:table-cell>
          <table:table-cell table:formula="oooc:=(_K*([.D148]-2*[.C148]+[.B148])) + [.C148]" office:value-type="float" office:value="0.801609358669469">
            <text:p>0.801609</text:p>
          </table:table-cell>
          <table:table-cell table:formula="oooc:=(_K*([.E148]-2*[.D148]+[.C148])) + [.D148]" office:value-type="float" office:value="0.712407637430447">
            <text:p>0.712408</text:p>
          </table:table-cell>
          <table:table-cell table:formula="oooc:=(_K*([.F148]-2*[.E148]+[.D148])) + [.E148]" office:value-type="float" office:value="0.623235733762467">
            <text:p>0.623236</text:p>
          </table:table-cell>
          <table:table-cell table:formula="oooc:=(_K*([.G148]-2*[.F148]+[.E148])) + [.F148]" office:value-type="float" office:value="0.534099719048119">
            <text:p>0.534100</text:p>
          </table:table-cell>
          <table:table-cell table:formula="oooc:=(_K*([.H148]-2*[.G148]+[.F148])) + [.G148]" office:value-type="float" office:value="0.445002757184731">
            <text:p>0.445003</text:p>
          </table:table-cell>
          <table:table-cell table:formula="oooc:=(_K*([.I148]-2*[.H148]+[.G148])) + [.H148]" office:value-type="float" office:value="0.355944848248963">
            <text:p>0.355945</text:p>
          </table:table-cell>
          <table:table-cell table:formula="oooc:=(_K*([.J148]-2*[.I148]+[.H148])) + [.I148]" office:value-type="float" office:value="0.266922828472472">
            <text:p>0.266923</text:p>
          </table:table-cell>
          <table:table-cell table:formula="oooc:=(_K*([.K148]-2*[.J148]+[.I148])) + [.J148]" office:value-type="float" office:value="0.177930626536358">
            <text:p>0.177931</text:p>
          </table:table-cell>
          <table:table-cell table:formula="oooc:=(_K*(_b-2*[.K148]+[.J148])) + [.K148]" office:value-type="float" office:value="0.0889597554257777">
            <text:p>0.088960</text:p>
          </table:table-cell>
          <table:table-cell table:number-columns-repeated="245"/>
        </table:table-row>
        <table:table-row table:style-name="ro1">
          <table:table-cell/>
          <table:table-cell table:formula="oooc:=(_K*([.C149]-2*[.B149]+_a)) + [.B149]" office:value-type="float" office:value="0.890836856701586">
            <text:p>0.890837</text:p>
          </table:table-cell>
          <table:table-cell table:formula="oooc:=(_K*([.D149]-2*[.C149]+[.B149])) + [.C149]" office:value-type="float" office:value="0.801617890900677">
            <text:p>0.801618</text:p>
          </table:table-cell>
          <table:table-cell table:formula="oooc:=(_K*([.E149]-2*[.D149]+[.C149])) + [.D149]" office:value-type="float" office:value="0.712419564458864">
            <text:p>0.712420</text:p>
          </table:table-cell>
          <table:table-cell table:formula="oooc:=(_K*([.F149]-2*[.E149]+[.D149])) + [.E149]" office:value-type="float" office:value="0.62325008934392">
            <text:p>0.623250</text:p>
          </table:table-cell>
          <table:table-cell table:formula="oooc:=(_K*([.G149]-2*[.F149]+[.E149])) + [.F149]" office:value-type="float" office:value="0.534115340188503">
            <text:p>0.534115</text:p>
          </table:table-cell>
          <table:table-cell table:formula="oooc:=(_K*([.H149]-2*[.G149]+[.F149])) + [.G149]" office:value-type="float" office:value="0.445018378355779">
            <text:p>0.445018</text:p>
          </table:table-cell>
          <table:table-cell table:formula="oooc:=(_K*([.I149]-2*[.H149]+[.G149])) + [.H149]" office:value-type="float" office:value="0.355959203912674">
            <text:p>0.355959</text:p>
          </table:table-cell>
          <table:table-cell table:formula="oooc:=(_K*([.J149]-2*[.I149]+[.H149])) + [.I149]" office:value-type="float" office:value="0.266934755608623">
            <text:p>0.266935</text:p>
          </table:table-cell>
          <table:table-cell table:formula="oooc:=(_K*([.K149]-2*[.J149]+[.I149])) + [.J149]" office:value-type="float" office:value="0.177939158866572">
            <text:p>0.177939</text:p>
          </table:table-cell>
          <table:table-cell table:formula="oooc:=(_K*(_b-2*[.K149]+[.J149])) + [.K149]" office:value-type="float" office:value="0.0889642016996986">
            <text:p>0.088964</text:p>
          </table:table-cell>
          <table:table-cell table:number-columns-repeated="245"/>
        </table:table-row>
        <table:table-row table:style-name="ro1">
          <table:table-cell/>
          <table:table-cell table:formula="oooc:=(_K*([.C150]-2*[.B150]+_a)) + [.B150]" office:value-type="float" office:value="0.890841158837085">
            <text:p>0.890841</text:p>
          </table:table-cell>
          <table:table-cell table:formula="oooc:=(_K*([.D150]-2*[.C150]+[.B150])) + [.C150]" office:value-type="float" office:value="0.801626146644315">
            <text:p>0.801626</text:p>
          </table:table-cell>
          <table:table-cell table:formula="oooc:=(_K*([.E150]-2*[.D150]+[.C150])) + [.D150]" office:value-type="float" office:value="0.712431104989611">
            <text:p>0.712431</text:p>
          </table:table-cell>
          <table:table-cell table:formula="oooc:=(_K*([.F150]-2*[.E150]+[.D150])) + [.E150]" office:value-type="float" office:value="0.623263979727731">
            <text:p>0.623264</text:p>
          </table:table-cell>
          <table:table-cell table:formula="oooc:=(_K*([.G150]-2*[.F150]+[.E150])) + [.F150]" office:value-type="float" office:value="0.53413045511758">
            <text:p>0.534130</text:p>
          </table:table-cell>
          <table:table-cell table:formula="oooc:=(_K*([.H150]-2*[.G150]+[.F150])) + [.G150]" office:value-type="float" office:value="0.445033493311627">
            <text:p>0.445033</text:p>
          </table:table-cell>
          <table:table-cell table:formula="oooc:=(_K*([.I150]-2*[.H150]+[.G150])) + [.H150]" office:value-type="float" office:value="0.355973094368296">
            <text:p>0.355973</text:p>
          </table:table-cell>
          <table:table-cell table:formula="oooc:=(_K*([.J150]-2*[.I150]+[.H150])) + [.I150]" office:value-type="float" office:value="0.266946296233423">
            <text:p>0.266946</text:p>
          </table:table-cell>
          <table:table-cell table:formula="oooc:=(_K*([.K150]-2*[.J150]+[.I150])) + [.J150]" office:value-type="float" office:value="0.177947414696643">
            <text:p>0.177947</text:p>
          </table:table-cell>
          <table:table-cell table:formula="oooc:=(_K*(_b-2*[.K150]+[.J150])) + [.K150]" office:value-type="float" office:value="0.0889685038865683">
            <text:p>0.088969</text:p>
          </table:table-cell>
          <table:table-cell table:number-columns-repeated="245"/>
        </table:table-row>
        <table:table-row table:style-name="ro1">
          <table:table-cell/>
          <table:table-cell table:formula="oooc:=(_K*([.C151]-2*[.B151]+_a)) + [.B151]" office:value-type="float" office:value="0.89084532156164">
            <text:p>0.890845</text:p>
          </table:table-cell>
          <table:table-cell table:formula="oooc:=(_K*([.D151]-2*[.C151]+[.B151])) + [.C151]" office:value-type="float" office:value="0.801634134859541">
            <text:p>0.801634</text:p>
          </table:table-cell>
          <table:table-cell table:formula="oooc:=(_K*([.E151]-2*[.D151]+[.C151])) + [.D151]" office:value-type="float" office:value="0.712442271546741">
            <text:p>0.712442</text:p>
          </table:table-cell>
          <table:table-cell table:formula="oooc:=(_K*([.F151]-2*[.E151]+[.D151])) + [.E151]" office:value-type="float" office:value="0.623277419988423">
            <text:p>0.623277</text:p>
          </table:table-cell>
          <table:table-cell table:formula="oooc:=(_K*([.G151]-2*[.F151]+[.E151])) + [.F151]" office:value-type="float" office:value="0.534145080239259">
            <text:p>0.534145</text:p>
          </table:table-cell>
          <table:table-cell table:formula="oooc:=(_K*([.H151]-2*[.G151]+[.F151])) + [.G151]" office:value-type="float" office:value="0.445048118456676">
            <text:p>0.445048</text:p>
          </table:table-cell>
          <table:table-cell table:formula="oooc:=(_K*([.I151]-2*[.H151]+[.G151])) + [.H151]" office:value-type="float" office:value="0.355986534691679">
            <text:p>0.355987</text:p>
          </table:table-cell>
          <table:table-cell table:formula="oooc:=(_K*([.J151]-2*[.I151]+[.H151])) + [.I151]" office:value-type="float" office:value="0.26695746287266">
            <text:p>0.266957</text:p>
          </table:table-cell>
          <table:table-cell table:formula="oooc:=(_K*([.K151]-2*[.J151]+[.I151])) + [.J151]" office:value-type="float" office:value="0.177955402987325">
            <text:p>0.177955</text:p>
          </table:table-cell>
          <table:table-cell table:formula="oooc:=(_K*(_b-2*[.K151]+[.J151])) + [.K151]" office:value-type="float" office:value="0.0889726666559708">
            <text:p>0.088973</text:p>
          </table:table-cell>
          <table:table-cell table:number-columns-repeated="245"/>
        </table:table-row>
        <table:table-row table:style-name="ro1">
          <table:table-cell/>
          <table:table-cell table:formula="oooc:=(_K*([.C152]-2*[.B152]+_a)) + [.B152]" office:value-type="float" office:value="0.890849349392641">
            <text:p>0.890849</text:p>
          </table:table-cell>
          <table:table-cell table:formula="oooc:=(_K*([.D152]-2*[.C152]+[.B152])) + [.C152]" office:value-type="float" office:value="0.80164186421526">
            <text:p>0.801642</text:p>
          </table:table-cell>
          <table:table-cell table:formula="oooc:=(_K*([.E152]-2*[.D152]+[.C152])) + [.D152]" office:value-type="float" office:value="0.712453076248534">
            <text:p>0.712453</text:p>
          </table:table-cell>
          <table:table-cell table:formula="oooc:=(_K*([.F152]-2*[.E152]+[.D152])) + [.E152]" office:value-type="float" office:value="0.623290424712084">
            <text:p>0.623290</text:p>
          </table:table-cell>
          <table:table-cell table:formula="oooc:=(_K*([.G152]-2*[.F152]+[.E152])) + [.F152]" office:value-type="float" office:value="0.534159231425891">
            <text:p>0.534159</text:p>
          </table:table-cell>
          <table:table-cell table:formula="oooc:=(_K*([.H152]-2*[.G152]+[.F152])) + [.G152]" office:value-type="float" office:value="0.44506226966371">
            <text:p>0.445062</text:p>
          </table:table-cell>
          <table:table-cell table:formula="oooc:=(_K*([.I152]-2*[.H152]+[.G152])) + [.H152]" office:value-type="float" office:value="0.35599953947007">
            <text:p>0.356000</text:p>
          </table:table-cell>
          <table:table-cell table:formula="oooc:=(_K*([.J152]-2*[.I152]+[.H152])) + [.I152]" office:value-type="float" office:value="0.266968267646134">
            <text:p>0.266968</text:p>
          </table:table-cell>
          <table:table-cell table:formula="oooc:=(_K*([.K152]-2*[.J152]+[.I152])) + [.J152]" office:value-type="float" office:value="0.177963132408917">
            <text:p>0.177963</text:p>
          </table:table-cell>
          <table:table-cell table:formula="oooc:=(_K*(_b-2*[.K152]+[.J152])) + [.K152]" office:value-type="float" office:value="0.0889766945261242">
            <text:p>0.088977</text:p>
          </table:table-cell>
          <table:table-cell table:number-columns-repeated="245"/>
        </table:table-row>
        <table:table-row table:style-name="ro1">
          <table:table-cell/>
          <table:table-cell table:formula="oooc:=(_K*([.C153]-2*[.B153]+_a)) + [.B153]" office:value-type="float" office:value="0.890853246701129">
            <text:p>0.890853</text:p>
          </table:table-cell>
          <table:table-cell table:formula="oooc:=(_K*([.D153]-2*[.C153]+[.B153])) + [.C153]" office:value-type="float" office:value="0.801649343099522">
            <text:p>0.801649</text:p>
          </table:table-cell>
          <table:table-cell table:formula="oooc:=(_K*([.E153]-2*[.D153]+[.C153])) + [.D153]" office:value-type="float" office:value="0.712463530820645">
            <text:p>0.712464</text:p>
          </table:table-cell>
          <table:table-cell table:formula="oooc:=(_K*([.F153]-2*[.E153]+[.D153])) + [.E153]" office:value-type="float" office:value="0.623303008012187">
            <text:p>0.623303</text:p>
          </table:table-cell>
          <table:table-cell table:formula="oooc:=(_K*([.G153]-2*[.F153]+[.E153])) + [.F153]" office:value-type="float" office:value="0.534172924035496">
            <text:p>0.534173</text:p>
          </table:table-cell>
          <table:table-cell table:formula="oooc:=(_K*([.H153]-2*[.G153]+[.F153])) + [.G153]" office:value-type="float" office:value="0.445075962291127">
            <text:p>0.445076</text:p>
          </table:table-cell>
          <table:table-cell table:formula="oooc:=(_K*([.I153]-2*[.H153]+[.G153])) + [.H153]" office:value-type="float" office:value="0.356012122817952">
            <text:p>0.356012</text:p>
          </table:table-cell>
          <table:table-cell table:formula="oooc:=(_K*([.J153]-2*[.I153]+[.H153])) + [.I153]" office:value-type="float" office:value="0.266978722280822">
            <text:p>0.266979</text:p>
          </table:table-cell>
          <table:table-cell table:formula="oooc:=(_K*([.K153]-2*[.J153]+[.I153])) + [.J153]" office:value-type="float" office:value="0.177970611350687">
            <text:p>0.177971</text:p>
          </table:table-cell>
          <table:table-cell table:formula="oooc:=(_K*(_b-2*[.K153]+[.J153])) + [.K153]" office:value-type="float" office:value="0.0889805918687918">
            <text:p>0.088981</text:p>
          </table:table-cell>
          <table:table-cell table:number-columns-repeated="245"/>
        </table:table-row>
        <table:table-row table:style-name="ro1">
          <table:table-cell/>
          <table:table-cell table:formula="oooc:=(_K*([.C154]-2*[.B154]+_a)) + [.B154]" office:value-type="float" office:value="0.890857017716531">
            <text:p>0.890857</text:p>
          </table:table-cell>
          <table:table-cell table:formula="oooc:=(_K*([.D154]-2*[.C154]+[.B154])) + [.C154]" office:value-type="float" office:value="0.801656579628614">
            <text:p>0.801657</text:p>
          </table:table-cell>
          <table:table-cell table:formula="oooc:=(_K*([.E154]-2*[.D154]+[.C154])) + [.D154]" office:value-type="float" office:value="0.712473646608812">
            <text:p>0.712474</text:p>
          </table:table-cell>
          <table:table-cell table:formula="oooc:=(_K*([.F154]-2*[.E154]+[.D154])) + [.E154]" office:value-type="float" office:value="0.623315183544894">
            <text:p>0.623315</text:p>
          </table:table-cell>
          <table:table-cell table:formula="oooc:=(_K*([.G154]-2*[.F154]+[.E154])) + [.F154]" office:value-type="float" office:value="0.534186172928425">
            <text:p>0.534186</text:p>
          </table:table-cell>
          <table:table-cell table:formula="oooc:=(_K*([.H154]-2*[.G154]+[.F154])) + [.G154]" office:value-type="float" office:value="0.445089211199604">
            <text:p>0.445089</text:p>
          </table:table-cell>
          <table:table-cell table:formula="oooc:=(_K*([.I154]-2*[.H154]+[.G154])) + [.H154]" office:value-type="float" office:value="0.35602429839237">
            <text:p>0.356024</text:p>
          </table:table-cell>
          <table:table-cell table:formula="oooc:=(_K*([.J154]-2*[.I154]+[.H154])) + [.I154]" office:value-type="float" office:value="0.26698883812362">
            <text:p>0.266989</text:p>
          </table:table-cell>
          <table:table-cell table:formula="oooc:=(_K*([.K154]-2*[.J154]+[.I154])) + [.J154]" office:value-type="float" office:value="0.177977847929983">
            <text:p>0.177978</text:p>
          </table:table-cell>
          <table:table-cell table:formula="oooc:=(_K*(_b-2*[.K154]+[.J154])) + [.K154]" office:value-type="float" office:value="0.088984362914033">
            <text:p>0.088984</text:p>
          </table:table-cell>
          <table:table-cell table:number-columns-repeated="245"/>
        </table:table-row>
        <table:table-row table:style-name="ro1">
          <table:table-cell/>
          <table:table-cell table:formula="oooc:=(_K*([.C155]-2*[.B155]+_a)) + [.B155]" office:value-type="float" office:value="0.890860666531248">
            <text:p>0.890861</text:p>
          </table:table-cell>
          <table:table-cell table:formula="oooc:=(_K*([.D155]-2*[.C155]+[.B155])) + [.C155]" office:value-type="float" office:value="0.80166358165586">
            <text:p>0.801664</text:p>
          </table:table-cell>
          <table:table-cell table:formula="oooc:=(_K*([.E155]-2*[.D155]+[.C155])) + [.D155]" office:value-type="float" office:value="0.712483434591166">
            <text:p>0.712483</text:p>
          </table:table-cell>
          <table:table-cell table:formula="oooc:=(_K*([.F155]-2*[.E155]+[.D155])) + [.E155]" office:value-type="float" office:value="0.623326964523874">
            <text:p>0.623327</text:p>
          </table:table-cell>
          <table:table-cell table:formula="oooc:=(_K*([.G155]-2*[.F155]+[.E155])) + [.F155]" office:value-type="float" office:value="0.534198992483484">
            <text:p>0.534199</text:p>
          </table:table-cell>
          <table:table-cell table:formula="oooc:=(_K*([.H155]-2*[.G155]+[.F155])) + [.G155]" office:value-type="float" office:value="0.445102030768239">
            <text:p>0.445102</text:p>
          </table:table-cell>
          <table:table-cell table:formula="oooc:=(_K*([.I155]-2*[.H155]+[.G155])) + [.H155]" office:value-type="float" office:value="0.356036079407764">
            <text:p>0.356036</text:p>
          </table:table-cell>
          <table:table-cell table:formula="oooc:=(_K*([.J155]-2*[.I155]+[.H155])) + [.I155]" office:value-type="float" office:value="0.266998626153665">
            <text:p>0.266999</text:p>
          </table:table-cell>
          <table:table-cell table:formula="oooc:=(_K*([.K155]-2*[.J155]+[.I155])) + [.J155]" office:value-type="float" office:value="0.177984850001058">
            <text:p>0.177985</text:p>
          </table:table-cell>
          <table:table-cell table:formula="oooc:=(_K*(_b-2*[.K155]+[.J155])) + [.K155]" office:value-type="float" office:value="0.0889880117547997">
            <text:p>0.088988</text:p>
          </table:table-cell>
          <table:table-cell table:number-columns-repeated="245"/>
        </table:table-row>
        <table:table-row table:style-name="ro1">
          <table:table-cell/>
          <table:table-cell table:formula="oooc:=(_K*([.C156]-2*[.B156]+_a)) + [.B156]" office:value-type="float" office:value="0.89086419710509">
            <text:p>0.890864</text:p>
          </table:table-cell>
          <table:table-cell table:formula="oooc:=(_K*([.D156]-2*[.C156]+[.B156])) + [.C156]" office:value-type="float" office:value="0.801670356780138">
            <text:p>0.801670</text:p>
          </table:table-cell>
          <table:table-cell table:formula="oooc:=(_K*([.E156]-2*[.D156]+[.C156])) + [.D156]" office:value-type="float" office:value="0.712492905390127">
            <text:p>0.712493</text:p>
          </table:table-cell>
          <table:table-cell table:formula="oooc:=(_K*([.F156]-2*[.E156]+[.D156])) + [.E156]" office:value-type="float" office:value="0.623338363734635">
            <text:p>0.623338</text:p>
          </table:table-cell>
          <table:table-cell table:formula="oooc:=(_K*([.G156]-2*[.F156]+[.E156])) + [.F156]" office:value-type="float" office:value="0.534211396613542">
            <text:p>0.534211</text:p>
          </table:table-cell>
          <table:table-cell table:formula="oooc:=(_K*([.H156]-2*[.G156]+[.F156])) + [.G156]" office:value-type="float" office:value="0.445114434910147">
            <text:p>0.445114</text:p>
          </table:table-cell>
          <table:table-cell table:formula="oooc:=(_K*([.I156]-2*[.H156]+[.G156])) + [.H156]" office:value-type="float" office:value="0.356047478650314">
            <text:p>0.356047</text:p>
          </table:table-cell>
          <table:table-cell table:formula="oooc:=(_K*([.J156]-2*[.I156]+[.H156])) + [.I156]" office:value-type="float" office:value="0.267008096994261">
            <text:p>0.267008</text:p>
          </table:table-cell>
          <table:table-cell table:formula="oooc:=(_K*([.K156]-2*[.J156]+[.I156])) + [.J156]" office:value-type="float" office:value="0.177991625163597">
            <text:p>0.177992</text:p>
          </table:table-cell>
          <table:table-cell table:formula="oooc:=(_K*(_b-2*[.K156]+[.J156])) + [.K156]" office:value-type="float" office:value="0.088991542351383">
            <text:p>0.088992</text:p>
          </table:table-cell>
          <table:table-cell table:number-columns-repeated="245"/>
        </table:table-row>
        <table:table-row table:style-name="ro1">
          <table:table-cell/>
          <table:table-cell table:formula="oooc:=(_K*([.C157]-2*[.B157]+_a)) + [.B157]" office:value-type="float" office:value="0.89086761326957">
            <text:p>0.890868</text:p>
          </table:table-cell>
          <table:table-cell table:formula="oooc:=(_K*([.D157]-2*[.C157]+[.B157])) + [.C157]" office:value-type="float" office:value="0.801676912354114">
            <text:p>0.801677</text:p>
          </table:table-cell>
          <table:table-cell table:formula="oooc:=(_K*([.E157]-2*[.D157]+[.C157])) + [.D157]" office:value-type="float" office:value="0.712502069283934">
            <text:p>0.712502</text:p>
          </table:table-cell>
          <table:table-cell table:formula="oooc:=(_K*([.F157]-2*[.E157]+[.D157])) + [.E157]" office:value-type="float" office:value="0.623349393548394">
            <text:p>0.623349</text:p>
          </table:table-cell>
          <table:table-cell table:formula="oooc:=(_K*([.G157]-2*[.F157]+[.E157])) + [.F157]" office:value-type="float" office:value="0.534223398780621">
            <text:p>0.534223</text:p>
          </table:table-cell>
          <table:table-cell table:formula="oooc:=(_K*([.H157]-2*[.G157]+[.F157])) + [.G157]" office:value-type="float" office:value="0.445126437087572">
            <text:p>0.445126</text:p>
          </table:table-cell>
          <table:table-cell table:formula="oooc:=(_K*([.I157]-2*[.H157]+[.G157])) + [.H157]" office:value-type="float" office:value="0.356058508491826">
            <text:p>0.356059</text:p>
          </table:table-cell>
          <table:table-cell table:formula="oooc:=(_K*([.J157]-2*[.I157]+[.H157])) + [.I157]" office:value-type="float" office:value="0.267017260924417">
            <text:p>0.267017</text:p>
          </table:table-cell>
          <table:table-cell table:formula="oooc:=(_K*([.K157]-2*[.J157]+[.I157])) + [.J157]" office:value-type="float" office:value="0.177998180770977">
            <text:p>0.177998</text:p>
          </table:table-cell>
          <table:table-cell table:formula="oooc:=(_K*(_b-2*[.K157]+[.J157])) + [.K157]" office:value-type="float" office:value="0.0889949585357155">
            <text:p>0.088995</text:p>
          </table:table-cell>
          <table:table-cell table:number-columns-repeated="245"/>
        </table:table-row>
        <table:table-row table:style-name="ro1">
          <table:table-cell/>
          <table:table-cell table:formula="oooc:=(_K*([.C158]-2*[.B158]+_a)) + [.B158]" office:value-type="float" office:value="0.890870918732056">
            <text:p>0.890871</text:p>
          </table:table-cell>
          <table:table-cell table:formula="oooc:=(_K*([.D158]-2*[.C158]+[.B158])) + [.C158]" office:value-type="float" office:value="0.801683255492224">
            <text:p>0.801683</text:p>
          </table:table-cell>
          <table:table-cell table:formula="oooc:=(_K*([.E158]-2*[.D158]+[.C158])) + [.D158]" office:value-type="float" office:value="0.71251093621779">
            <text:p>0.712511</text:p>
          </table:table-cell>
          <table:table-cell table:formula="oooc:=(_K*([.F158]-2*[.E158]+[.D158])) + [.E158]" office:value-type="float" office:value="0.623360065935501">
            <text:p>0.623360</text:p>
          </table:table-cell>
          <table:table-cell table:formula="oooc:=(_K*([.G158]-2*[.F158]+[.E158])) + [.F158]" office:value-type="float" office:value="0.534235012010511">
            <text:p>0.534235</text:p>
          </table:table-cell>
          <table:table-cell table:formula="oooc:=(_K*([.H158]-2*[.G158]+[.F158])) + [.G158]" office:value-type="float" office:value="0.445138050326493">
            <text:p>0.445138</text:p>
          </table:table-cell>
          <table:table-cell table:formula="oooc:=(_K*([.I158]-2*[.H158]+[.G158])) + [.H158]" office:value-type="float" office:value="0.356069180903161">
            <text:p>0.356069</text:p>
          </table:table-cell>
          <table:table-cell table:formula="oooc:=(_K*([.J158]-2*[.I158]+[.H158])) + [.I158]" office:value-type="float" office:value="0.267026127890005">
            <text:p>0.267026</text:p>
          </table:table-cell>
          <table:table-cell table:formula="oooc:=(_K*([.K158]-2*[.J158]+[.I158])) + [.J158]" office:value-type="float" office:value="0.178004523938248">
            <text:p>0.178005</text:p>
          </table:table-cell>
          <table:table-cell table:formula="oooc:=(_K*(_b-2*[.K158]+[.J158])) + [.K158]" office:value-type="float" office:value="0.088998264015534">
            <text:p>0.088998</text:p>
          </table:table-cell>
          <table:table-cell table:number-columns-repeated="245"/>
        </table:table-row>
        <table:table-row table:style-name="ro1">
          <table:table-cell/>
          <table:table-cell table:formula="oooc:=(_K*([.C159]-2*[.B159]+_a)) + [.B159]" office:value-type="float" office:value="0.890874117079798">
            <text:p>0.890874</text:p>
          </table:table-cell>
          <table:table-cell table:formula="oooc:=(_K*([.D159]-2*[.C159]+[.B159])) + [.C159]" office:value-type="float" office:value="0.801689393078384">
            <text:p>0.801689</text:p>
          </table:table-cell>
          <table:table-cell table:formula="oooc:=(_K*([.E159]-2*[.D159]+[.C159])) + [.D159]" office:value-type="float" office:value="0.712519515814648">
            <text:p>0.712520</text:p>
          </table:table-cell>
          <table:table-cell table:formula="oooc:=(_K*([.F159]-2*[.E159]+[.D159])) + [.E159]" office:value-type="float" office:value="0.623370392478421">
            <text:p>0.623370</text:p>
          </table:table-cell>
          <table:table-cell table:formula="oooc:=(_K*([.G159]-2*[.F159]+[.E159])) + [.F159]" office:value-type="float" office:value="0.5342462489069">
            <text:p>0.534246</text:p>
          </table:table-cell>
          <table:table-cell table:formula="oooc:=(_K*([.H159]-2*[.G159]+[.F159])) + [.G159]" office:value-type="float" office:value="0.445149287230767">
            <text:p>0.445149</text:p>
          </table:table-cell>
          <table:table-cell table:formula="oooc:=(_K*([.I159]-2*[.H159]+[.G159])) + [.H159]" office:value-type="float" office:value="0.356079507467231">
            <text:p>0.356080</text:p>
          </table:table-cell>
          <table:table-cell table:formula="oooc:=(_K*([.J159]-2*[.I159]+[.H159])) + [.I159]" office:value-type="float" office:value="0.267034707514565">
            <text:p>0.267035</text:p>
          </table:table-cell>
          <table:table-cell table:formula="oooc:=(_K*([.K159]-2*[.J159]+[.I159])) + [.J159]" office:value-type="float" office:value="0.178010661549865">
            <text:p>0.178011</text:p>
          </table:table-cell>
          <table:table-cell table:formula="oooc:=(_K*(_b-2*[.K159]+[.J159])) + [.K159]" office:value-type="float" office:value="0.0890014623784062">
            <text:p>0.089001</text:p>
          </table:table-cell>
          <table:table-cell table:number-columns-repeated="245"/>
        </table:table-row>
        <table:table-row table:style-name="ro1">
          <table:table-cell/>
          <table:table-cell table:formula="oooc:=(_K*([.C160]-2*[.B160]+_a)) + [.B160]" office:value-type="float" office:value="0.89087721178381">
            <text:p>0.890877</text:p>
          </table:table-cell>
          <table:table-cell table:formula="oooc:=(_K*([.D160]-2*[.C160]+[.B160])) + [.C160]" office:value-type="float" office:value="0.801695331773455">
            <text:p>0.801695</text:p>
          </table:table-cell>
          <table:table-cell table:formula="oooc:=(_K*([.E160]-2*[.D160]+[.C160])) + [.D160]" office:value-type="float" office:value="0.712527817385651">
            <text:p>0.712528</text:p>
          </table:table-cell>
          <table:table-cell table:formula="oooc:=(_K*([.F160]-2*[.E160]+[.D160])) + [.E160]" office:value-type="float" office:value="0.623380384384303">
            <text:p>0.623380</text:p>
          </table:table-cell>
          <table:table-cell table:formula="oooc:=(_K*([.G160]-2*[.F160]+[.E160])) + [.F160]" office:value-type="float" office:value="0.534257121665055">
            <text:p>0.534257</text:p>
          </table:table-cell>
          <table:table-cell table:formula="oooc:=(_K*([.H160]-2*[.G160]+[.F160])) + [.G160]" office:value-type="float" office:value="0.445160159995806">
            <text:p>0.445160</text:p>
          </table:table-cell>
          <table:table-cell table:formula="oooc:=(_K*([.I160]-2*[.H160]+[.G160])) + [.H160]" office:value-type="float" office:value="0.356089499391579">
            <text:p>0.356089</text:p>
          </table:table-cell>
          <table:table-cell table:formula="oooc:=(_K*([.J160]-2*[.I160]+[.H160])) + [.I160]" office:value-type="float" office:value="0.267043009109751">
            <text:p>0.267043</text:p>
          </table:table-cell>
          <table:table-cell table:formula="oooc:=(_K*([.K160]-2*[.J160]+[.I160])) + [.J160]" office:value-type="float" office:value="0.178016600267161">
            <text:p>0.178017</text:p>
          </table:table-cell>
          <table:table-cell table:formula="oooc:=(_K*(_b-2*[.K160]+[.J160])) + [.K160]" office:value-type="float" office:value="0.0890045570956273">
            <text:p>0.089005</text:p>
          </table:table-cell>
          <table:table-cell table:number-columns-repeated="245"/>
        </table:table-row>
        <table:table-row table:style-name="ro1">
          <table:table-cell/>
          <table:table-cell table:formula="oooc:=(_K*([.C161]-2*[.B161]+_a)) + [.B161]" office:value-type="float" office:value="0.890880206202641">
            <text:p>0.890880</text:p>
          </table:table-cell>
          <table:table-cell table:formula="oooc:=(_K*([.D161]-2*[.C161]+[.B161])) + [.C161]" office:value-type="float" office:value="0.801701078022475">
            <text:p>0.801701</text:p>
          </table:table-cell>
          <table:table-cell table:formula="oooc:=(_K*([.E161]-2*[.D161]+[.C161])) + [.D161]" office:value-type="float" office:value="0.712535849940234">
            <text:p>0.712536</text:p>
          </table:table-cell>
          <table:table-cell table:formula="oooc:=(_K*([.F161]-2*[.E161]+[.D161])) + [.E161]" office:value-type="float" office:value="0.623390052497143">
            <text:p>0.623390</text:p>
          </table:table-cell>
          <table:table-cell table:formula="oooc:=(_K*([.G161]-2*[.F161]+[.E161])) + [.F161]" office:value-type="float" office:value="0.534267642085055">
            <text:p>0.534268</text:p>
          </table:table-cell>
          <table:table-cell table:formula="oooc:=(_K*([.H161]-2*[.G161]+[.F161])) + [.G161]" office:value-type="float" office:value="0.445170680421815">
            <text:p>0.445171</text:p>
          </table:table-cell>
          <table:table-cell table:formula="oooc:=(_K*([.I161]-2*[.H161]+[.G161])) + [.H161]" office:value-type="float" office:value="0.356099167520539">
            <text:p>0.356099</text:p>
          </table:table-cell>
          <table:table-cell table:formula="oooc:=(_K*([.J161]-2*[.I161]+[.H161])) + [.I161]" office:value-type="float" office:value="0.267051041685446">
            <text:p>0.267051</text:p>
          </table:table-cell>
          <table:table-cell table:formula="oooc:=(_K*([.K161]-2*[.J161]+[.I161])) + [.J161]" office:value-type="float" office:value="0.178022346535584">
            <text:p>0.178022</text:p>
          </table:table-cell>
          <table:table-cell table:formula="oooc:=(_K*(_b-2*[.K161]+[.J161])) + [.K161]" office:value-type="float" office:value="0.08900755152599">
            <text:p>0.089008</text:p>
          </table:table-cell>
          <table:table-cell table:number-columns-repeated="245"/>
        </table:table-row>
        <table:table-row table:style-name="ro1">
          <table:table-cell/>
          <table:table-cell table:formula="oooc:=(_K*([.C162]-2*[.B162]+_a)) + [.B162]" office:value-type="float" office:value="0.890883103586015">
            <text:p>0.890883</text:p>
          </table:table-cell>
          <table:table-cell table:formula="oooc:=(_K*([.D162]-2*[.C162]+[.B162])) + [.C162]" office:value-type="float" office:value="0.801706638061645">
            <text:p>0.801707</text:p>
          </table:table-cell>
          <table:table-cell table:formula="oooc:=(_K*([.E162]-2*[.D162]+[.C162])) + [.D162]" office:value-type="float" office:value="0.712543622195894">
            <text:p>0.712544</text:p>
          </table:table-cell>
          <table:table-cell table:formula="oooc:=(_K*([.F162]-2*[.E162]+[.D162])) + [.E162]" office:value-type="float" office:value="0.623399407309544">
            <text:p>0.623399</text:p>
          </table:table-cell>
          <table:table-cell table:formula="oooc:=(_K*([.G162]-2*[.F162]+[.E162])) + [.F162]" office:value-type="float" office:value="0.534277821584594">
            <text:p>0.534278</text:p>
          </table:table-cell>
          <table:table-cell table:formula="oooc:=(_K*([.H162]-2*[.G162]+[.F162])) + [.G162]" office:value-type="float" office:value="0.4451808599266">
            <text:p>0.445181</text:p>
          </table:table-cell>
          <table:table-cell table:formula="oooc:=(_K*([.I162]-2*[.H162]+[.G162])) + [.H162]" office:value-type="float" office:value="0.356108522347012">
            <text:p>0.356109</text:p>
          </table:table-cell>
          <table:table-cell table:formula="oooc:=(_K*([.J162]-2*[.I162]+[.H162])) + [.I162]" office:value-type="float" office:value="0.267058813959538">
            <text:p>0.267059</text:p>
          </table:table-cell>
          <table:table-cell table:formula="oooc:=(_K*([.K162]-2*[.J162]+[.I162])) + [.J162]" office:value-type="float" office:value="0.178027906591691">
            <text:p>0.178028</text:p>
          </table:table-cell>
          <table:table-cell table:formula="oooc:=(_K*(_b-2*[.K162]+[.J162])) + [.K162]" office:value-type="float" office:value="0.0890104489194315">
            <text:p>0.089010</text:p>
          </table:table-cell>
          <table:table-cell table:number-columns-repeated="245"/>
        </table:table-row>
        <table:table-row table:style-name="ro1">
          <table:table-cell/>
          <table:table-cell table:formula="oooc:=(_K*([.C163]-2*[.B163]+_a)) + [.B163]" office:value-type="float" office:value="0.890885907078358">
            <text:p>0.890886</text:p>
          </table:table-cell>
          <table:table-cell table:formula="oooc:=(_K*([.D163]-2*[.C163]+[.B163])) + [.C163]" office:value-type="float" office:value="0.801712017925093">
            <text:p>0.801712</text:p>
          </table:table-cell>
          <table:table-cell table:formula="oooc:=(_K*([.E163]-2*[.D163]+[.C163])) + [.D163]" office:value-type="float" office:value="0.712551142587654">
            <text:p>0.712551</text:p>
          </table:table-cell>
          <table:table-cell table:formula="oooc:=(_K*([.F163]-2*[.E163]+[.D163])) + [.E163]" office:value-type="float" office:value="0.623408458974104">
            <text:p>0.623408</text:p>
          </table:table-cell>
          <table:table-cell table:formula="oooc:=(_K*([.G163]-2*[.F163]+[.E163])) + [.F163]" office:value-type="float" office:value="0.534287671211377">
            <text:p>0.534288</text:p>
          </table:table-cell>
          <table:table-cell table:formula="oooc:=(_K*([.H163]-2*[.G163]+[.F163])) + [.G163]" office:value-type="float" office:value="0.445190709557963">
            <text:p>0.445191</text:p>
          </table:table-cell>
          <table:table-cell table:formula="oooc:=(_K*([.I163]-2*[.H163]+[.G163])) + [.H163]" office:value-type="float" office:value="0.356117574023858">
            <text:p>0.356118</text:p>
          </table:table-cell>
          <table:table-cell table:formula="oooc:=(_K*([.J163]-2*[.I163]+[.H163])) + [.I163]" office:value-type="float" office:value="0.267066334367389">
            <text:p>0.267066</text:p>
          </table:table-cell>
          <table:table-cell table:formula="oooc:=(_K*([.K163]-2*[.J163]+[.I163])) + [.J163]" office:value-type="float" office:value="0.178033286469926">
            <text:p>0.178033</text:p>
          </table:table-cell>
          <table:table-cell table:formula="oooc:=(_K*(_b-2*[.K163]+[.J163])) + [.K163]" office:value-type="float" office:value="0.0890132524205628">
            <text:p>0.089013</text:p>
          </table:table-cell>
          <table:table-cell table:number-columns-repeated="245"/>
        </table:table-row>
        <table:table-row table:style-name="ro1">
          <table:table-cell/>
          <table:table-cell table:formula="oooc:=(_K*([.C164]-2*[.B164]+_a)) + [.B164]" office:value-type="float" office:value="0.890888619722205">
            <text:p>0.890889</text:p>
          </table:table-cell>
          <table:table-cell table:formula="oooc:=(_K*([.D164]-2*[.C164]+[.B164])) + [.C164]" office:value-type="float" office:value="0.801717223451423">
            <text:p>0.801717</text:p>
          </table:table-cell>
          <table:table-cell table:formula="oooc:=(_K*([.E164]-2*[.D164]+[.C164])) + [.D164]" office:value-type="float" office:value="0.712558419277209">
            <text:p>0.712558</text:p>
          </table:table-cell>
          <table:table-cell table:formula="oooc:=(_K*([.F164]-2*[.E164]+[.D164])) + [.E164]" office:value-type="float" office:value="0.623417217314433">
            <text:p>0.623417</text:p>
          </table:table-cell>
          <table:table-cell table:formula="oooc:=(_K*([.G164]-2*[.F164]+[.E164])) + [.F164]" office:value-type="float" office:value="0.534297201655102">
            <text:p>0.534297</text:p>
          </table:table-cell>
          <table:table-cell table:formula="oooc:=(_K*([.H164]-2*[.G164]+[.F164])) + [.G164]" office:value-type="float" office:value="0.445200240005686">
            <text:p>0.445200</text:p>
          </table:table-cell>
          <table:table-cell table:formula="oooc:=(_K*([.I164]-2*[.H164]+[.G164])) + [.H164]" office:value-type="float" office:value="0.356126332374912">
            <text:p>0.356126</text:p>
          </table:table-cell>
          <table:table-cell table:formula="oooc:=(_K*([.J164]-2*[.I164]+[.H164])) + [.I164]" office:value-type="float" office:value="0.267073611070991">
            <text:p>0.267074</text:p>
          </table:table-cell>
          <table:table-cell table:formula="oooc:=(_K*([.K164]-2*[.J164]+[.I164])) + [.J164]" office:value-type="float" office:value="0.178038492009166">
            <text:p>0.178038</text:p>
          </table:table-cell>
          <table:table-cell table:formula="oooc:=(_K*(_b-2*[.K164]+[.J164])) + [.K164]" office:value-type="float" office:value="0.089015965072083">
            <text:p>0.089016</text:p>
          </table:table-cell>
          <table:table-cell table:number-columns-repeated="245"/>
        </table:table-row>
        <table:table-row table:style-name="ro1">
          <table:table-cell/>
          <table:table-cell table:formula="oooc:=(_K*([.C165]-2*[.B165]+_a)) + [.B165]" office:value-type="float" office:value="0.890891244461507">
            <text:p>0.890891</text:p>
          </table:table-cell>
          <table:table-cell table:formula="oooc:=(_K*([.D165]-2*[.C165]+[.B165])) + [.C165]" office:value-type="float" office:value="0.801722260290051">
            <text:p>0.801722</text:p>
          </table:table-cell>
          <table:table-cell table:formula="oooc:=(_K*([.E165]-2*[.D165]+[.C165])) + [.D165]" office:value-type="float" office:value="0.712565460161784">
            <text:p>0.712565</text:p>
          </table:table-cell>
          <table:table-cell table:formula="oooc:=(_K*([.F165]-2*[.E165]+[.D165])) + [.E165]" office:value-type="float" office:value="0.623425691835811">
            <text:p>0.623426</text:p>
          </table:table-cell>
          <table:table-cell table:formula="oooc:=(_K*([.G165]-2*[.F165]+[.E165])) + [.F165]" office:value-type="float" office:value="0.534306423259068">
            <text:p>0.534306</text:p>
          </table:table-cell>
          <table:table-cell table:formula="oooc:=(_K*([.H165]-2*[.G165]+[.F165])) + [.G165]" office:value-type="float" office:value="0.445209461613143">
            <text:p>0.445209</text:p>
          </table:table-cell>
          <table:table-cell table:formula="oooc:=(_K*([.I165]-2*[.H165]+[.G165])) + [.H165]" office:value-type="float" office:value="0.356134806905654">
            <text:p>0.356135</text:p>
          </table:table-cell>
          <table:table-cell table:formula="oooc:=(_K*([.J165]-2*[.I165]+[.H165])) + [.I165]" office:value-type="float" office:value="0.26708065196783">
            <text:p>0.267081</text:p>
          </table:table-cell>
          <table:table-cell table:formula="oooc:=(_K*([.K165]-2*[.J165]+[.I165])) + [.J165]" office:value-type="float" office:value="0.178043528859063">
            <text:p>0.178044</text:p>
          </table:table-cell>
          <table:table-cell table:formula="oooc:=(_K*(_b-2*[.K165]+[.J165])) + [.K165]" office:value-type="float" office:value="0.089018589818083">
            <text:p>0.089019</text:p>
          </table:table-cell>
          <table:table-cell table:number-columns-repeated="245"/>
        </table:table-row>
        <table:table-row table:style-name="ro1">
          <table:table-cell/>
          <table:table-cell table:formula="oooc:=(_K*([.C166]-2*[.B166]+_a)) + [.B166]" office:value-type="float" office:value="0.890893784144818">
            <text:p>0.890894</text:p>
          </table:table-cell>
          <table:table-cell table:formula="oooc:=(_K*([.D166]-2*[.C166]+[.B166])) + [.C166]" office:value-type="float" office:value="0.801727133907327">
            <text:p>0.801727</text:p>
          </table:table-cell>
          <table:table-cell table:formula="oooc:=(_K*([.E166]-2*[.D166]+[.C166])) + [.D166]" office:value-type="float" office:value="0.712572272882702">
            <text:p>0.712572</text:p>
          </table:table-cell>
          <table:table-cell table:formula="oooc:=(_K*([.F166]-2*[.E166]+[.D166])) + [.E166]" office:value-type="float" office:value="0.623433891735503">
            <text:p>0.623434</text:p>
          </table:table-cell>
          <table:table-cell table:formula="oooc:=(_K*([.G166]-2*[.F166]+[.E166])) + [.F166]" office:value-type="float" office:value="0.534315346031395">
            <text:p>0.534315</text:p>
          </table:table-cell>
          <table:table-cell table:formula="oooc:=(_K*([.H166]-2*[.G166]+[.F166])) + [.G166]" office:value-type="float" office:value="0.445218384388517">
            <text:p>0.445218</text:p>
          </table:table-cell>
          <table:table-cell table:formula="oooc:=(_K*([.I166]-2*[.H166]+[.G166])) + [.H166]" office:value-type="float" office:value="0.35614300681352">
            <text:p>0.356143</text:p>
          </table:table-cell>
          <table:table-cell table:formula="oooc:=(_K*([.J166]-2*[.I166]+[.H166])) + [.I166]" office:value-type="float" office:value="0.267087464699453">
            <text:p>0.267087</text:p>
          </table:table-cell>
          <table:table-cell table:formula="oooc:=(_K*([.K166]-2*[.J166]+[.I166])) + [.J166]" office:value-type="float" office:value="0.178048402486178">
            <text:p>0.178048</text:p>
          </table:table-cell>
          <table:table-cell table:formula="oooc:=(_K*(_b-2*[.K166]+[.J166])) + [.K166]" office:value-type="float" office:value="0.0890211295072418">
            <text:p>0.089021</text:p>
          </table:table-cell>
          <table:table-cell table:number-columns-repeated="245"/>
        </table:table-row>
        <table:table-row table:style-name="ro1">
          <table:table-cell/>
          <table:table-cell table:formula="oooc:=(_K*([.C167]-2*[.B167]+_a)) + [.B167]" office:value-type="float" office:value="0.890896241528391">
            <text:p>0.890896</text:p>
          </table:table-cell>
          <table:table-cell table:formula="oooc:=(_K*([.D167]-2*[.C167]+[.B167])) + [.C167]" office:value-type="float" office:value="0.801731849592473">
            <text:p>0.801732</text:p>
          </table:table-cell>
          <table:table-cell table:formula="oooc:=(_K*([.E167]-2*[.D167]+[.C167])) + [.D167]" office:value-type="float" office:value="0.712578864833672">
            <text:p>0.712579</text:p>
          </table:table-cell>
          <table:table-cell table:formula="oooc:=(_K*([.F167]-2*[.E167]+[.D167])) + [.E167]" office:value-type="float" office:value="0.623441825912739">
            <text:p>0.623442</text:p>
          </table:table-cell>
          <table:table-cell table:formula="oooc:=(_K*([.G167]-2*[.F167]+[.E167])) + [.F167]" office:value-type="float" office:value="0.534323979655887">
            <text:p>0.534324</text:p>
          </table:table-cell>
          <table:table-cell table:formula="oooc:=(_K*([.H167]-2*[.G167]+[.F167])) + [.G167]" office:value-type="float" office:value="0.445227018015669">
            <text:p>0.445227</text:p>
          </table:table-cell>
          <table:table-cell table:formula="oooc:=(_K*([.I167]-2*[.H167]+[.G167])) + [.H167]" office:value-type="float" office:value="0.356150940997892">
            <text:p>0.356151</text:p>
          </table:table-cell>
          <table:table-cell table:formula="oooc:=(_K*([.J167]-2*[.I167]+[.H167])) + [.I167]" office:value-type="float" office:value="0.267094056659769">
            <text:p>0.267094</text:p>
          </table:table-cell>
          <table:table-cell table:formula="oooc:=(_K*([.K167]-2*[.J167]+[.I167])) + [.J167]" office:value-type="float" office:value="0.178053118179913">
            <text:p>0.178053</text:p>
          </table:table-cell>
          <table:table-cell table:formula="oooc:=(_K*(_b-2*[.K167]+[.J167])) + [.K167]" office:value-type="float" office:value="0.0890235868959194">
            <text:p>0.089024</text:p>
          </table:table-cell>
          <table:table-cell table:number-columns-repeated="245"/>
        </table:table-row>
        <table:table-row table:style-name="ro1">
          <table:table-cell/>
          <table:table-cell table:formula="oooc:=(_K*([.C168]-2*[.B168]+_a)) + [.B168]" office:value-type="float" office:value="0.890898619279164">
            <text:p>0.890899</text:p>
          </table:table-cell>
          <table:table-cell table:formula="oooc:=(_K*([.D168]-2*[.C168]+[.B168])) + [.C168]" office:value-type="float" office:value="0.80173641246332">
            <text:p>0.801736</text:p>
          </table:table-cell>
          <table:table-cell table:formula="oooc:=(_K*([.E168]-2*[.D168]+[.C168])) + [.D168]" office:value-type="float" office:value="0.71258524316882">
            <text:p>0.712585</text:p>
          </table:table-cell>
          <table:table-cell table:formula="oooc:=(_K*([.F168]-2*[.E168]+[.D168])) + [.E168]" office:value-type="float" office:value="0.623449502978372">
            <text:p>0.623450</text:p>
          </table:table-cell>
          <table:table-cell table:formula="oooc:=(_K*([.G168]-2*[.F168]+[.E168])) + [.F168]" office:value-type="float" office:value="0.534332333502541">
            <text:p>0.534332</text:p>
          </table:table-cell>
          <table:table-cell table:formula="oooc:=(_K*([.H168]-2*[.G168]+[.F168])) + [.G168]" office:value-type="float" office:value="0.445235371864645">
            <text:p>0.445235</text:p>
          </table:table-cell>
          <table:table-cell table:formula="oooc:=(_K*([.I168]-2*[.H168]+[.G168])) + [.H168]" office:value-type="float" office:value="0.356158618069754">
            <text:p>0.356159</text:p>
          </table:table-cell>
          <table:table-cell table:formula="oooc:=(_K*([.J168]-2*[.I168]+[.H168])) + [.I168]" office:value-type="float" office:value="0.267100435003076">
            <text:p>0.267100</text:p>
          </table:table-cell>
          <table:table-cell table:formula="oooc:=(_K*([.K168]-2*[.J168]+[.I168])) + [.J168]" office:value-type="float" office:value="0.178057681058258">
            <text:p>0.178058</text:p>
          </table:table-cell>
          <table:table-cell table:formula="oooc:=(_K*(_b-2*[.K168]+[.J168])) + [.K168]" office:value-type="float" office:value="0.0890259646511492">
            <text:p>0.089026</text:p>
          </table:table-cell>
          <table:table-cell table:number-columns-repeated="245"/>
        </table:table-row>
        <table:table-row table:style-name="ro1">
          <table:table-cell/>
          <table:table-cell table:formula="oooc:=(_K*([.C169]-2*[.B169]+_a)) + [.B169]" office:value-type="float" office:value="0.890900919977657">
            <text:p>0.890901</text:p>
          </table:table-cell>
          <table:table-cell table:formula="oooc:=(_K*([.D169]-2*[.C169]+[.B169])) + [.C169]" office:value-type="float" office:value="0.801740827471857">
            <text:p>0.801741</text:p>
          </table:table-cell>
          <table:table-cell table:formula="oooc:=(_K*([.E169]-2*[.D169]+[.C169])) + [.D169]" office:value-type="float" office:value="0.712591414810441">
            <text:p>0.712591</text:p>
          </table:table-cell>
          <table:table-cell table:formula="oooc:=(_K*([.F169]-2*[.E169]+[.D169])) + [.E169]" office:value-type="float" office:value="0.623456931264219">
            <text:p>0.623457</text:p>
          </table:table-cell>
          <table:table-cell table:formula="oooc:=(_K*([.G169]-2*[.F169]+[.E169])) + [.F169]" office:value-type="float" office:value="0.534340416637715">
            <text:p>0.534340</text:p>
          </table:table-cell>
          <table:table-cell table:formula="oooc:=(_K*([.H169]-2*[.G169]+[.F169])) + [.G169]" office:value-type="float" office:value="0.445243455001847">
            <text:p>0.445243</text:p>
          </table:table-cell>
          <table:table-cell table:formula="oooc:=(_K*([.I169]-2*[.H169]+[.G169])) + [.H169]" office:value-type="float" office:value="0.356166046361039">
            <text:p>0.356166</text:p>
          </table:table-cell>
          <table:table-cell table:formula="oooc:=(_K*([.J169]-2*[.I169]+[.H169])) + [.I169]" office:value-type="float" office:value="0.26710660665182">
            <text:p>0.267107</text:p>
          </table:table-cell>
          <table:table-cell table:formula="oooc:=(_K*([.K169]-2*[.J169]+[.I169])) + [.J169]" office:value-type="float" office:value="0.178062096073342">
            <text:p>0.178062</text:p>
          </table:table-cell>
          <table:table-cell table:formula="oooc:=(_K*(_b-2*[.K169]+[.J169])) + [.K169]" office:value-type="float" office:value="0.0890282653535331">
            <text:p>0.089028</text:p>
          </table:table-cell>
          <table:table-cell table:number-columns-repeated="245"/>
        </table:table-row>
        <table:table-row table:style-name="ro1">
          <table:table-cell/>
          <table:table-cell table:formula="oooc:=(_K*([.C170]-2*[.B170]+_a)) + [.B170]" office:value-type="float" office:value="0.890903146120771">
            <text:p>0.890903</text:p>
          </table:table-cell>
          <table:table-cell table:formula="oooc:=(_K*([.D170]-2*[.C170]+[.B170])) + [.C170]" office:value-type="float" office:value="0.801745099409611">
            <text:p>0.801745</text:p>
          </table:table-cell>
          <table:table-cell table:formula="oooc:=(_K*([.E170]-2*[.D170]+[.C170])) + [.D170]" office:value-type="float" office:value="0.712597386456519">
            <text:p>0.712597</text:p>
          </table:table-cell>
          <table:table-cell table:formula="oooc:=(_K*([.F170]-2*[.E170]+[.D170])) + [.E170]" office:value-type="float" office:value="0.623464118832106">
            <text:p>0.623464</text:p>
          </table:table-cell>
          <table:table-cell table:formula="oooc:=(_K*([.G170]-2*[.F170]+[.E170])) + [.F170]" office:value-type="float" office:value="0.534348237833969">
            <text:p>0.534348</text:p>
          </table:table-cell>
          <table:table-cell table:formula="oooc:=(_K*([.H170]-2*[.G170]+[.F170])) + [.G170]" office:value-type="float" office:value="0.445251276199871">
            <text:p>0.445251</text:p>
          </table:table-cell>
          <table:table-cell table:formula="oooc:=(_K*([.I170]-2*[.H170]+[.G170])) + [.H170]" office:value-type="float" office:value="0.356173233933675">
            <text:p>0.356173</text:p>
          </table:table-cell>
          <table:table-cell table:formula="oooc:=(_K*([.J170]-2*[.I170]+[.H170])) + [.I170]" office:value-type="float" office:value="0.267112578304116">
            <text:p>0.267113</text:p>
          </table:table-cell>
          <table:table-cell table:formula="oooc:=(_K*([.K170]-2*[.J170]+[.I170])) + [.J170]" office:value-type="float" office:value="0.17806636801681">
            <text:p>0.178066</text:p>
          </table:table-cell>
          <table:table-cell table:formula="oooc:=(_K*(_b-2*[.K170]+[.J170])) + [.K170]" office:value-type="float" office:value="0.0890304915000433">
            <text:p>0.089030</text:p>
          </table:table-cell>
          <table:table-cell table:number-columns-repeated="245"/>
        </table:table-row>
        <table:table-row table:style-name="ro1">
          <table:table-cell/>
          <table:table-cell table:formula="oooc:=(_K*([.C171]-2*[.B171]+_a)) + [.B171]" office:value-type="float" office:value="0.890905300124495">
            <text:p>0.890905</text:p>
          </table:table-cell>
          <table:table-cell table:formula="oooc:=(_K*([.D171]-2*[.C171]+[.B171])) + [.C171]" office:value-type="float" office:value="0.801749232912838">
            <text:p>0.801749</text:p>
          </table:table-cell>
          <table:table-cell table:formula="oooc:=(_K*([.E171]-2*[.D171]+[.C171])) + [.D171]" office:value-type="float" office:value="0.71260316458799">
            <text:p>0.712603</text:p>
          </table:table-cell>
          <table:table-cell table:formula="oooc:=(_K*([.F171]-2*[.E171]+[.D171])) + [.E171]" office:value-type="float" office:value="0.623471073482616">
            <text:p>0.623471</text:p>
          </table:table-cell>
          <table:table-cell table:formula="oooc:=(_K*([.G171]-2*[.F171]+[.E171])) + [.F171]" office:value-type="float" office:value="0.534355805579585">
            <text:p>0.534356</text:p>
          </table:table-cell>
          <table:table-cell table:formula="oooc:=(_K*([.H171]-2*[.G171]+[.F171])) + [.G171]" office:value-type="float" office:value="0.445258843947032">
            <text:p>0.445259</text:p>
          </table:table-cell>
          <table:table-cell table:formula="oooc:=(_K*([.I171]-2*[.H171]+[.G171])) + [.H171]" office:value-type="float" office:value="0.35618018858833">
            <text:p>0.356180</text:p>
          </table:table-cell>
          <table:table-cell table:formula="oooc:=(_K*([.J171]-2*[.I171]+[.H171])) + [.I171]" office:value-type="float" office:value="0.267118356441017">
            <text:p>0.267118</text:p>
          </table:table-cell>
          <table:table-cell table:formula="oooc:=(_K*([.K171]-2*[.J171]+[.I171])) + [.J171]" office:value-type="float" office:value="0.178070501525026">
            <text:p>0.178071</text:p>
          </table:table-cell>
          <table:table-cell table:formula="oooc:=(_K*(_b-2*[.K171]+[.J171])) + [.K171]" office:value-type="float" office:value="0.0890326455067325">
            <text:p>0.089033</text:p>
          </table:table-cell>
          <table:table-cell table:number-columns-repeated="245"/>
        </table:table-row>
        <table:table-row table:style-name="ro1">
          <table:table-cell/>
          <table:table-cell table:formula="oooc:=(_K*([.C172]-2*[.B172]+_a)) + [.B172]" office:value-type="float" office:value="0.890907384326531">
            <text:p>0.890907</text:p>
          </table:table-cell>
          <table:table-cell table:formula="oooc:=(_K*([.D172]-2*[.C172]+[.B172])) + [.C172]" office:value-type="float" office:value="0.801753232467562">
            <text:p>0.801753</text:p>
          </table:table-cell>
          <table:table-cell table:formula="oooc:=(_K*([.E172]-2*[.D172]+[.C172])) + [.D172]" office:value-type="float" office:value="0.71260875547578">
            <text:p>0.712609</text:p>
          </table:table-cell>
          <table:table-cell table:formula="oooc:=(_K*([.F172]-2*[.E172]+[.D172])) + [.E172]" office:value-type="float" office:value="0.623477802763553">
            <text:p>0.623478</text:p>
          </table:table-cell>
          <table:table-cell table:formula="oooc:=(_K*([.G172]-2*[.F172]+[.E172])) + [.F172]" office:value-type="float" office:value="0.534363128087776">
            <text:p>0.534363</text:p>
          </table:table-cell>
          <table:table-cell table:formula="oooc:=(_K*([.H172]-2*[.G172]+[.F172])) + [.G172]" office:value-type="float" office:value="0.445266166456572">
            <text:p>0.445266</text:p>
          </table:table-cell>
          <table:table-cell table:formula="oooc:=(_K*([.I172]-2*[.H172]+[.G172])) + [.H172]" office:value-type="float" office:value="0.356186917872886">
            <text:p>0.356187</text:p>
          </table:table-cell>
          <table:table-cell table:formula="oooc:=(_K*([.J172]-2*[.I172]+[.H172])) + [.I172]" office:value-type="float" office:value="0.267123947333546">
            <text:p>0.267124</text:p>
          </table:table-cell>
          <table:table-cell table:formula="oooc:=(_K*([.K172]-2*[.J172]+[.I172])) + [.J172]" office:value-type="float" office:value="0.178074501084105">
            <text:p>0.178075</text:p>
          </table:table-cell>
          <table:table-cell table:formula="oooc:=(_K*(_b-2*[.K172]+[.J172])) + [.K172]" office:value-type="float" office:value="0.0890347297113568">
            <text:p>0.089035</text:p>
          </table:table-cell>
          <table:table-cell table:number-columns-repeated="245"/>
        </table:table-row>
        <table:table-row table:style-name="ro1">
          <table:table-cell/>
          <table:table-cell table:formula="oooc:=(_K*([.C173]-2*[.B173]+_a)) + [.B173]" office:value-type="float" office:value="0.890909400988828">
            <text:p>0.890909</text:p>
          </table:table-cell>
          <table:table-cell table:formula="oooc:=(_K*([.D173]-2*[.C173]+[.B173])) + [.C173]" office:value-type="float" office:value="0.801757102414437">
            <text:p>0.801757</text:p>
          </table:table-cell>
          <table:table-cell table:formula="oooc:=(_K*([.E173]-2*[.D173]+[.C173])) + [.D173]" office:value-type="float" office:value="0.712614165187602">
            <text:p>0.712614</text:p>
          </table:table-cell>
          <table:table-cell table:formula="oooc:=(_K*([.F173]-2*[.E173]+[.D173])) + [.E173]" office:value-type="float" office:value="0.623484313978133">
            <text:p>0.623484</text:p>
          </table:table-cell>
          <table:table-cell table:formula="oooc:=(_K*([.G173]-2*[.F173]+[.E173])) + [.F173]" office:value-type="float" office:value="0.534370213305605">
            <text:p>0.534370</text:p>
          </table:table-cell>
          <table:table-cell table:formula="oooc:=(_K*([.H173]-2*[.G173]+[.F173])) + [.G173]" office:value-type="float" office:value="0.445273251675579">
            <text:p>0.445273</text:p>
          </table:table-cell>
          <table:table-cell table:formula="oooc:=(_K*([.I173]-2*[.H173]+[.G173])) + [.H173]" office:value-type="float" office:value="0.356193429090624">
            <text:p>0.356193</text:p>
          </table:table-cell>
          <table:table-cell table:formula="oooc:=(_K*([.J173]-2*[.I173]+[.H173])) + [.I173]" office:value-type="float" office:value="0.267129357049505">
            <text:p>0.267129</text:p>
          </table:table-cell>
          <table:table-cell table:formula="oooc:=(_K*([.K173]-2*[.J173]+[.I173])) + [.J173]" office:value-type="float" office:value="0.178078371034782">
            <text:p>0.178078</text:p>
          </table:table-cell>
          <table:table-cell table:formula="oooc:=(_K*(_b-2*[.K173]+[.J173])) + [.K173]" office:value-type="float" office:value="0.0890367463759134">
            <text:p>0.089037</text:p>
          </table:table-cell>
          <table:table-cell table:number-columns-repeated="245"/>
        </table:table-row>
        <table:table-row table:style-name="ro1">
          <table:table-cell/>
          <table:table-cell table:formula="oooc:=(_K*([.C174]-2*[.B174]+_a)) + [.B174]" office:value-type="float" office:value="0.890911352300037">
            <text:p>0.890911</text:p>
          </table:table-cell>
          <table:table-cell table:formula="oooc:=(_K*([.D174]-2*[.C174]+[.B174])) + [.C174]" office:value-type="float" office:value="0.801760846953459">
            <text:p>0.801761</text:p>
          </table:table-cell>
          <table:table-cell table:formula="oooc:=(_K*([.E174]-2*[.D174]+[.C174])) + [.D174]" office:value-type="float" office:value="0.712619399594548">
            <text:p>0.712619</text:p>
          </table:table-cell>
          <table:table-cell table:formula="oooc:=(_K*([.F174]-2*[.E174]+[.D174])) + [.E174]" office:value-type="float" office:value="0.62349061419291">
            <text:p>0.623491</text:p>
          </table:table-cell>
          <table:table-cell table:formula="oooc:=(_K*([.G174]-2*[.F174]+[.E174])) + [.F174]" office:value-type="float" office:value="0.534377068922606">
            <text:p>0.534377</text:p>
          </table:table-cell>
          <table:table-cell table:formula="oooc:=(_K*([.H174]-2*[.G174]+[.F174])) + [.G174]" office:value-type="float" office:value="0.445280107293608">
            <text:p>0.445280</text:p>
          </table:table-cell>
          <table:table-cell table:formula="oooc:=(_K*([.I174]-2*[.H174]+[.G174])) + [.H174]" office:value-type="float" office:value="0.356199729308159">
            <text:p>0.356200</text:p>
          </table:table-cell>
          <table:table-cell table:formula="oooc:=(_K*([.J174]-2*[.I174]+[.H174])) + [.I174]" office:value-type="float" office:value="0.267134591460064">
            <text:p>0.267135</text:p>
          </table:table-cell>
          <table:table-cell table:formula="oooc:=(_K*([.K174]-2*[.J174]+[.I174])) + [.J174]" office:value-type="float" office:value="0.178082115577124">
            <text:p>0.178082</text:p>
          </table:table-cell>
          <table:table-cell table:formula="oooc:=(_K*(_b-2*[.K174]+[.J174])) + [.K174]" office:value-type="float" office:value="0.0890386976890955">
            <text:p>0.089039</text:p>
          </table:table-cell>
          <table:table-cell table:number-columns-repeated="245"/>
        </table:table-row>
        <table:table-row table:style-name="ro1">
          <table:table-cell/>
          <table:table-cell table:formula="oooc:=(_K*([.C175]-2*[.B175]+_a)) + [.B175]" office:value-type="float" office:value="0.890913240377888">
            <text:p>0.890913</text:p>
          </table:table-cell>
          <table:table-cell table:formula="oooc:=(_K*([.D175]-2*[.C175]+[.B175])) + [.C175]" office:value-type="float" office:value="0.801764470148526">
            <text:p>0.801764</text:p>
          </table:table-cell>
          <table:table-cell table:formula="oooc:=(_K*([.E175]-2*[.D175]+[.C175])) + [.D175]" office:value-type="float" office:value="0.712624464377457">
            <text:p>0.712624</text:p>
          </table:table-cell>
          <table:table-cell table:formula="oooc:=(_K*([.F175]-2*[.E175]+[.D175])) + [.E175]" office:value-type="float" office:value="0.623496710245444">
            <text:p>0.623497</text:p>
          </table:table-cell>
          <table:table-cell table:formula="oooc:=(_K*([.G175]-2*[.F175]+[.E175])) + [.F175]" office:value-type="float" office:value="0.534383702379128">
            <text:p>0.534384</text:p>
          </table:table-cell>
          <table:table-cell table:formula="oooc:=(_K*([.H175]-2*[.G175]+[.F175])) + [.G175]" office:value-type="float" office:value="0.445286740751027">
            <text:p>0.445287</text:p>
          </table:table-cell>
          <table:table-cell table:formula="oooc:=(_K*([.I175]-2*[.H175]+[.G175])) + [.H175]" office:value-type="float" office:value="0.3562058253631">
            <text:p>0.356206</text:p>
          </table:table-cell>
          <table:table-cell table:formula="oooc:=(_K*([.J175]-2*[.I175]+[.H175])) + [.I175]" office:value-type="float" office:value="0.267139656246126">
            <text:p>0.267140</text:p>
          </table:table-cell>
          <table:table-cell table:formula="oooc:=(_K*([.K175]-2*[.J175]+[.I175])) + [.J175]" office:value-type="float" office:value="0.178085738775088">
            <text:p>0.178086</text:p>
          </table:table-cell>
          <table:table-cell table:formula="oooc:=(_K*(_b-2*[.K175]+[.J175])) + [.K175]" office:value-type="float" office:value="0.0890405857686686">
            <text:p>0.089041</text:p>
          </table:table-cell>
          <table:table-cell table:number-columns-repeated="245"/>
        </table:table-row>
        <table:table-row table:style-name="ro1">
          <table:table-cell/>
          <table:table-cell table:formula="oooc:=(_K*([.C176]-2*[.B176]+_a)) + [.B176]" office:value-type="float" office:value="0.890915067271485">
            <text:p>0.890915</text:p>
          </table:table-cell>
          <table:table-cell table:formula="oooc:=(_K*([.D176]-2*[.C176]+[.B176])) + [.C176]" office:value-type="float" office:value="0.801767975931843">
            <text:p>0.801768</text:p>
          </table:table-cell>
          <table:table-cell table:formula="oooc:=(_K*([.E176]-2*[.D176]+[.C176])) + [.D176]" office:value-type="float" office:value="0.712629365033079">
            <text:p>0.712629</text:p>
          </table:table-cell>
          <table:table-cell table:formula="oooc:=(_K*([.F176]-2*[.E176]+[.D176])) + [.E176]" office:value-type="float" office:value="0.623502608751723">
            <text:p>0.623503</text:p>
          </table:table-cell>
          <table:table-cell table:formula="oooc:=(_K*([.G176]-2*[.F176]+[.E176])) + [.F176]" office:value-type="float" office:value="0.534390120874414">
            <text:p>0.534390</text:p>
          </table:table-cell>
          <table:table-cell table:formula="oooc:=(_K*([.H176]-2*[.G176]+[.F176])) + [.G176]" office:value-type="float" office:value="0.445293159247097">
            <text:p>0.445293</text:p>
          </table:table-cell>
          <table:table-cell table:formula="oooc:=(_K*([.I176]-2*[.H176]+[.G176])) + [.H176]" office:value-type="float" office:value="0.356211723871481">
            <text:p>0.356212</text:p>
          </table:table-cell>
          <table:table-cell table:formula="oooc:=(_K*([.J176]-2*[.I176]+[.H176])) + [.I176]" office:value-type="float" office:value="0.267144556904501">
            <text:p>0.267145</text:p>
          </table:table-cell>
          <table:table-cell table:formula="oooc:=(_K*([.K176]-2*[.J176]+[.I176])) + [.J176]" office:value-type="float" office:value="0.178089244560935">
            <text:p>0.178089</text:p>
          </table:table-cell>
          <table:table-cell table:formula="oooc:=(_K*(_b-2*[.K176]+[.J176])) + [.K176]" office:value-type="float" office:value="0.0890424126637691">
            <text:p>0.089042</text:p>
          </table:table-cell>
          <table:table-cell table:number-columns-repeated="245"/>
        </table:table-row>
        <table:table-row table:style-name="ro1">
          <table:table-cell/>
          <table:table-cell table:formula="oooc:=(_K*([.C177]-2*[.B177]+_a)) + [.B177]" office:value-type="float" office:value="0.890916834963531">
            <text:p>0.890917</text:p>
          </table:table-cell>
          <table:table-cell table:formula="oooc:=(_K*([.D177]-2*[.C177]+[.B177])) + [.C177]" office:value-type="float" office:value="0.801771368108194">
            <text:p>0.801771</text:p>
          </table:table-cell>
          <table:table-cell table:formula="oooc:=(_K*([.E177]-2*[.D177]+[.C177])) + [.D177]" office:value-type="float" office:value="0.712634106880042">
            <text:p>0.712634</text:p>
          </table:table-cell>
          <table:table-cell table:formula="oooc:=(_K*([.F177]-2*[.E177]+[.D177])) + [.E177]" office:value-type="float" office:value="0.623508316113342">
            <text:p>0.623508</text:p>
          </table:table-cell>
          <table:table-cell table:formula="oooc:=(_K*([.G177]-2*[.F177]+[.E177])) + [.F177]" office:value-type="float" office:value="0.534396331374411">
            <text:p>0.534396</text:p>
          </table:table-cell>
          <table:table-cell table:formula="oooc:=(_K*([.H177]-2*[.G177]+[.F177])) + [.G177]" office:value-type="float" office:value="0.445299369747778">
            <text:p>0.445299</text:p>
          </table:table-cell>
          <table:table-cell table:formula="oooc:=(_K*([.I177]-2*[.H177]+[.G177])) + [.H177]" office:value-type="float" office:value="0.356217431234935">
            <text:p>0.356217</text:p>
          </table:table-cell>
          <table:table-cell table:formula="oooc:=(_K*([.J177]-2*[.I177]+[.H177])) + [.I177]" office:value-type="float" office:value="0.267149298753867">
            <text:p>0.267149</text:p>
          </table:table-cell>
          <table:table-cell table:formula="oooc:=(_K*([.K177]-2*[.J177]+[.I177])) + [.J177]" office:value-type="float" office:value="0.178092636739495">
            <text:p>0.178093</text:p>
          </table:table-cell>
          <table:table-cell table:formula="oooc:=(_K*(_b-2*[.K177]+[.J177])) + [.K177]" office:value-type="float" office:value="0.089044180357128">
            <text:p>0.089044</text:p>
          </table:table-cell>
          <table:table-cell table:number-columns-repeated="245"/>
        </table:table-row>
        <table:table-row table:style-name="ro1">
          <table:table-cell/>
          <table:table-cell table:formula="oooc:=(_K*([.C178]-2*[.B178]+_a)) + [.B178]" office:value-type="float" office:value="0.89091854537248">
            <text:p>0.890919</text:p>
          </table:table-cell>
          <table:table-cell table:formula="oooc:=(_K*([.D178]-2*[.C178]+[.B178])) + [.C178]" office:value-type="float" office:value="0.801774650359068">
            <text:p>0.801775</text:p>
          </table:table-cell>
          <table:table-cell table:formula="oooc:=(_K*([.E178]-2*[.D178]+[.C178])) + [.D178]" office:value-type="float" office:value="0.712638695064623">
            <text:p>0.712639</text:p>
          </table:table-cell>
          <table:table-cell table:formula="oooc:=(_K*([.F178]-2*[.E178]+[.D178])) + [.E178]" office:value-type="float" office:value="0.62351383852445">
            <text:p>0.623514</text:p>
          </table:table-cell>
          <table:table-cell table:formula="oooc:=(_K*([.G178]-2*[.F178]+[.E178])) + [.F178]" office:value-type="float" office:value="0.53440234061933">
            <text:p>0.534402</text:p>
          </table:table-cell>
          <table:table-cell table:formula="oooc:=(_K*([.H178]-2*[.G178]+[.F178])) + [.G178]" office:value-type="float" office:value="0.445305378993294">
            <text:p>0.445305</text:p>
          </table:table-cell>
          <table:table-cell table:formula="oooc:=(_K*([.I178]-2*[.H178]+[.G178])) + [.H178]" office:value-type="float" office:value="0.356222953647645">
            <text:p>0.356223</text:p>
          </table:table-cell>
          <table:table-cell table:formula="oooc:=(_K*([.J178]-2*[.I178]+[.H178])) + [.I178]" office:value-type="float" office:value="0.267153886940545">
            <text:p>0.267154</text:p>
          </table:table-cell>
          <table:table-cell table:formula="oooc:=(_K*([.K178]-2*[.J178]+[.I178])) + [.J178]" office:value-type="float" office:value="0.178095918992297">
            <text:p>0.178096</text:p>
          </table:table-cell>
          <table:table-cell table:formula="oooc:=(_K*(_b-2*[.K178]+[.J178])) + [.K178]" office:value-type="float" office:value="0.0890458907672236">
            <text:p>0.089046</text:p>
          </table:table-cell>
          <table:table-cell table:number-columns-repeated="245"/>
        </table:table-row>
        <table:table-row table:style-name="ro1">
          <table:table-cell/>
          <table:table-cell table:formula="oooc:=(_K*([.C179]-2*[.B179]+_a)) + [.B179]" office:value-type="float" office:value="0.89092020035462">
            <text:p>0.890920</text:p>
          </table:table-cell>
          <table:table-cell table:formula="oooc:=(_K*([.D179]-2*[.C179]+[.B179])) + [.C179]" office:value-type="float" office:value="0.801777826246655">
            <text:p>0.801778</text:p>
          </table:table-cell>
          <table:table-cell table:formula="oooc:=(_K*([.E179]-2*[.D179]+[.C179])) + [.D179]" office:value-type="float" office:value="0.712643134566332">
            <text:p>0.712643</text:p>
          </table:table-cell>
          <table:table-cell table:formula="oooc:=(_K*([.F179]-2*[.E179]+[.D179])) + [.E179]" office:value-type="float" office:value="0.623519181978471">
            <text:p>0.623519</text:p>
          </table:table-cell>
          <table:table-cell table:formula="oooc:=(_K*([.G179]-2*[.F179]+[.E179])) + [.F179]" office:value-type="float" office:value="0.534408155130963">
            <text:p>0.534408</text:p>
          </table:table-cell>
          <table:table-cell table:formula="oooc:=(_K*([.H179]-2*[.G179]+[.F179])) + [.G179]" office:value-type="float" office:value="0.445311193505449">
            <text:p>0.445311</text:p>
          </table:table-cell>
          <table:table-cell table:formula="oooc:=(_K*([.I179]-2*[.H179]+[.G179])) + [.H179]" office:value-type="float" office:value="0.356228297103065">
            <text:p>0.356228</text:p>
          </table:table-cell>
          <table:table-cell table:formula="oooc:=(_K*([.J179]-2*[.I179]+[.H179])) + [.I179]" office:value-type="float" office:value="0.267158326444086">
            <text:p>0.267158</text:p>
          </table:table-cell>
          <table:table-cell table:formula="oooc:=(_K*([.K179]-2*[.J179]+[.I179])) + [.J179]" office:value-type="float" office:value="0.178099094881567">
            <text:p>0.178099</text:p>
          </table:table-cell>
          <table:table-cell table:formula="oooc:=(_K*(_b-2*[.K179]+[.J179])) + [.K179]" office:value-type="float" office:value="0.0890475457503635">
            <text:p>0.089048</text:p>
          </table:table-cell>
          <table:table-cell table:number-columns-repeated="245"/>
        </table:table-row>
        <table:table-row table:style-name="ro1">
          <table:table-cell/>
          <table:table-cell table:formula="oooc:=(_K*([.C180]-2*[.B180]+_a)) + [.B180]" office:value-type="float" office:value="0.890921801706083">
            <text:p>0.890922</text:p>
          </table:table-cell>
          <table:table-cell table:formula="oooc:=(_K*([.D180]-2*[.C180]+[.B180])) + [.C180]" office:value-type="float" office:value="0.801780899217712">
            <text:p>0.801781</text:p>
          </table:table-cell>
          <table:table-cell table:formula="oooc:=(_K*([.E180]-2*[.D180]+[.C180])) + [.D180]" office:value-type="float" office:value="0.712647430203317">
            <text:p>0.712647</text:p>
          </table:table-cell>
          <table:table-cell table:formula="oooc:=(_K*([.F180]-2*[.E180]+[.D180])) + [.E180]" office:value-type="float" office:value="0.623524352274612">
            <text:p>0.623524</text:p>
          </table:table-cell>
          <table:table-cell table:formula="oooc:=(_K*([.G180]-2*[.F180]+[.E180])) + [.F180]" office:value-type="float" office:value="0.534413781219761">
            <text:p>0.534414</text:p>
          </table:table-cell>
          <table:table-cell table:formula="oooc:=(_K*([.H180]-2*[.G180]+[.F180])) + [.G180]" office:value-type="float" office:value="0.445316819594701">
            <text:p>0.445317</text:p>
          </table:table-cell>
          <table:table-cell table:formula="oooc:=(_K*([.I180]-2*[.H180]+[.G180])) + [.H180]" office:value-type="float" office:value="0.356233467400427">
            <text:p>0.356233</text:p>
          </table:table-cell>
          <table:table-cell table:formula="oooc:=(_K*([.J180]-2*[.I180]+[.H180])) + [.I180]" office:value-type="float" office:value="0.26716262208267">
            <text:p>0.267163</text:p>
          </table:table-cell>
          <table:table-cell table:formula="oooc:=(_K*([.K180]-2*[.J180]+[.I180])) + [.J180]" office:value-type="float" office:value="0.178102167854093">
            <text:p>0.178102</text:p>
          </table:table-cell>
          <table:table-cell table:formula="oooc:=(_K*(_b-2*[.K180]+[.J180])) + [.K180]" office:value-type="float" office:value="0.0890491471026995">
            <text:p>0.089049</text:p>
          </table:table-cell>
          <table:table-cell table:number-columns-repeated="245"/>
        </table:table-row>
        <table:table-row table:style-name="ro1">
          <table:table-cell/>
          <table:table-cell table:formula="oooc:=(_K*([.C181]-2*[.B181]+_a)) + [.B181]" office:value-type="float" office:value="0.890923351164798">
            <text:p>0.890923</text:p>
          </table:table-cell>
          <table:table-cell table:formula="oooc:=(_K*([.D181]-2*[.C181]+[.B181])) + [.C181]" office:value-type="float" office:value="0.801783872607302">
            <text:p>0.801784</text:p>
          </table:table-cell>
          <table:table-cell table:formula="oooc:=(_K*([.E181]-2*[.D181]+[.C181])) + [.D181]" office:value-type="float" office:value="0.712651586637593">
            <text:p>0.712652</text:p>
          </table:table-cell>
          <table:table-cell table:formula="oooc:=(_K*([.F181]-2*[.E181]+[.D181])) + [.E181]" office:value-type="float" office:value="0.623529355024153">
            <text:p>0.623529</text:p>
          </table:table-cell>
          <table:table-cell table:formula="oooc:=(_K*([.G181]-2*[.F181]+[.E181])) + [.F181]" office:value-type="float" office:value="0.534419224991677">
            <text:p>0.534419</text:p>
          </table:table-cell>
          <table:table-cell table:formula="oooc:=(_K*([.H181]-2*[.G181]+[.F181])) + [.G181]" office:value-type="float" office:value="0.445322263367015">
            <text:p>0.445322</text:p>
          </table:table-cell>
          <table:table-cell table:formula="oooc:=(_K*([.I181]-2*[.H181]+[.G181])) + [.H181]" office:value-type="float" office:value="0.356238470151034">
            <text:p>0.356238</text:p>
          </table:table-cell>
          <table:table-cell table:formula="oooc:=(_K*([.J181]-2*[.I181]+[.H181])) + [.I181]" office:value-type="float" office:value="0.267166778518342">
            <text:p>0.267167</text:p>
          </table:table-cell>
          <table:table-cell table:formula="oooc:=(_K*([.K181]-2*[.J181]+[.I181])) + [.J181]" office:value-type="float" office:value="0.178105141244966">
            <text:p>0.178105</text:p>
          </table:table-cell>
          <table:table-cell table:formula="oooc:=(_K*(_b-2*[.K181]+[.J181])) + [.K181]" office:value-type="float" office:value="0.0890506965621771">
            <text:p>0.089051</text:p>
          </table:table-cell>
          <table:table-cell table:number-columns-repeated="245"/>
        </table:table-row>
        <table:table-row table:style-name="ro1">
          <table:table-cell/>
          <table:table-cell table:formula="oooc:=(_K*([.C182]-2*[.B182]+_a)) + [.B182]" office:value-type="float" office:value="0.890924850412377">
            <text:p>0.890925</text:p>
          </table:table-cell>
          <table:table-cell table:formula="oooc:=(_K*([.D182]-2*[.C182]+[.B182])) + [.C182]" office:value-type="float" office:value="0.801786749642417">
            <text:p>0.801787</text:p>
          </table:table-cell>
          <table:table-cell table:formula="oooc:=(_K*([.E182]-2*[.D182]+[.C182])) + [.D182]" office:value-type="float" office:value="0.712655608380101">
            <text:p>0.712656</text:p>
          </table:table-cell>
          <table:table-cell table:formula="oooc:=(_K*([.F182]-2*[.E182]+[.D182])) + [.E182]" office:value-type="float" office:value="0.623534195656539">
            <text:p>0.623534</text:p>
          </table:table-cell>
          <table:table-cell table:formula="oooc:=(_K*([.G182]-2*[.F182]+[.E182])) + [.F182]" office:value-type="float" office:value="0.534424492354803">
            <text:p>0.534424</text:p>
          </table:table-cell>
          <table:table-cell table:formula="oooc:=(_K*([.H182]-2*[.G182]+[.F182])) + [.G182]" office:value-type="float" office:value="0.445327530730487">
            <text:p>0.445328</text:p>
          </table:table-cell>
          <table:table-cell table:formula="oooc:=(_K*([.I182]-2*[.H182]+[.G182])) + [.H182]" office:value-type="float" office:value="0.35624331078435">
            <text:p>0.356243</text:p>
          </table:table-cell>
          <table:table-cell table:formula="oooc:=(_K*([.J182]-2*[.I182]+[.H182])) + [.I182]" office:value-type="float" office:value="0.267170800262068">
            <text:p>0.267171</text:p>
          </table:table-cell>
          <table:table-cell table:formula="oooc:=(_K*([.K182]-2*[.J182]+[.I182])) + [.J182]" office:value-type="float" office:value="0.178108018281201">
            <text:p>0.178108</text:p>
          </table:table-cell>
          <table:table-cell table:formula="oooc:=(_K*(_b-2*[.K182]+[.J182])) + [.K182]" office:value-type="float" office:value="0.089052195810422">
            <text:p>0.089052</text:p>
          </table:table-cell>
          <table:table-cell table:number-columns-repeated="245"/>
        </table:table-row>
        <table:table-row table:style-name="ro1">
          <table:table-cell/>
          <table:table-cell table:formula="oooc:=(_K*([.C183]-2*[.B183]+_a)) + [.B183]" office:value-type="float" office:value="0.890926301075939">
            <text:p>0.890926</text:p>
          </table:table-cell>
          <table:table-cell table:formula="oooc:=(_K*([.D183]-2*[.C183]+[.B183])) + [.C183]" office:value-type="float" office:value="0.801789533445474">
            <text:p>0.801790</text:p>
          </table:table-cell>
          <table:table-cell table:formula="oooc:=(_K*([.E183]-2*[.D183]+[.C183])) + [.D183]" office:value-type="float" office:value="0.712659499795602">
            <text:p>0.712659</text:p>
          </table:table-cell>
          <table:table-cell table:formula="oooc:=(_K*([.F183]-2*[.E183]+[.D183])) + [.E183]" office:value-type="float" office:value="0.623538879425269">
            <text:p>0.623539</text:p>
          </table:table-cell>
          <table:table-cell table:formula="oooc:=(_K*([.G183]-2*[.F183]+[.E183])) + [.F183]" office:value-type="float" office:value="0.534429589025771">
            <text:p>0.534430</text:p>
          </table:table-cell>
          <table:table-cell table:formula="oooc:=(_K*([.H183]-2*[.G183]+[.F183])) + [.G183]" office:value-type="float" office:value="0.445332627401758">
            <text:p>0.445333</text:p>
          </table:table-cell>
          <table:table-cell table:formula="oooc:=(_K*([.I183]-2*[.H183]+[.G183])) + [.H183]" office:value-type="float" office:value="0.356247994553892">
            <text:p>0.356248</text:p>
          </table:table-cell>
          <table:table-cell table:formula="oooc:=(_K*([.J183]-2*[.I183]+[.H183])) + [.I183]" office:value-type="float" office:value="0.267174691678634">
            <text:p>0.267175</text:p>
          </table:table-cell>
          <table:table-cell table:formula="oooc:=(_K*([.K183]-2*[.J183]+[.I183])) + [.J183]" office:value-type="float" office:value="0.178110802085236">
            <text:p>0.178111</text:p>
          </table:table-cell>
          <table:table-cell table:formula="oooc:=(_K*(_b-2*[.K183]+[.J183])) + [.K183]" office:value-type="float" office:value="0.0890536464745647">
            <text:p>0.089054</text:p>
          </table:table-cell>
          <table:table-cell table:number-columns-repeated="245"/>
        </table:table-row>
        <table:table-row table:style-name="ro1">
          <table:table-cell/>
          <table:table-cell table:formula="oooc:=(_K*([.C184]-2*[.B184]+_a)) + [.B184]" office:value-type="float" office:value="0.890927704729874">
            <text:p>0.890928</text:p>
          </table:table-cell>
          <table:table-cell table:formula="oooc:=(_K*([.D184]-2*[.C184]+[.B184])) + [.C184]" office:value-type="float" office:value="0.801792227037711">
            <text:p>0.801792</text:p>
          </table:table-cell>
          <table:table-cell table:formula="oooc:=(_K*([.E184]-2*[.D184]+[.C184])) + [.D184]" office:value-type="float" office:value="0.712663265107418">
            <text:p>0.712663</text:p>
          </table:table-cell>
          <table:table-cell table:formula="oooc:=(_K*([.F184]-2*[.E184]+[.D184])) + [.E184]" office:value-type="float" office:value="0.623543411413603">
            <text:p>0.623543</text:p>
          </table:table-cell>
          <table:table-cell table:formula="oooc:=(_K*([.G184]-2*[.F184]+[.E184])) + [.F184]" office:value-type="float" office:value="0.534434520535965">
            <text:p>0.534435</text:p>
          </table:table-cell>
          <table:table-cell table:formula="oooc:=(_K*([.H184]-2*[.G184]+[.F184])) + [.G184]" office:value-type="float" office:value="0.445337558912217">
            <text:p>0.445338</text:p>
          </table:table-cell>
          <table:table-cell table:formula="oooc:=(_K*([.I184]-2*[.H184]+[.G184])) + [.H184]" office:value-type="float" office:value="0.356252526542935">
            <text:p>0.356253</text:p>
          </table:table-cell>
          <table:table-cell table:formula="oooc:=(_K*([.J184]-2*[.I184]+[.H184])) + [.I184]" office:value-type="float" office:value="0.267178456991378">
            <text:p>0.267178</text:p>
          </table:table-cell>
          <table:table-cell table:formula="oooc:=(_K*([.K184]-2*[.J184]+[.I184])) + [.J184]" office:value-type="float" office:value="0.178113495678327">
            <text:p>0.178113</text:p>
          </table:table-cell>
          <table:table-cell table:formula="oooc:=(_K*(_b-2*[.K184]+[.J184])) + [.K184]" office:value-type="float" office:value="0.0890550501290075">
            <text:p>0.089055</text:p>
          </table:table-cell>
          <table:table-cell table:number-columns-repeated="245"/>
        </table:table-row>
        <table:table-row table:style-name="ro1">
          <table:table-cell/>
          <table:table-cell table:formula="oooc:=(_K*([.C185]-2*[.B185]+_a)) + [.B185]" office:value-type="float" office:value="0.890929062897556">
            <text:p>0.890929</text:p>
          </table:table-cell>
          <table:table-cell table:formula="oooc:=(_K*([.D185]-2*[.C185]+[.B185])) + [.C185]" office:value-type="float" office:value="0.801794833342459">
            <text:p>0.801795</text:p>
          </table:table-cell>
          <table:table-cell table:formula="oooc:=(_K*([.E185]-2*[.D185]+[.C185])) + [.D185]" office:value-type="float" office:value="0.712666908402009">
            <text:p>0.712667</text:p>
          </table:table-cell>
          <table:table-cell table:formula="oooc:=(_K*([.F185]-2*[.E185]+[.D185])) + [.E185]" office:value-type="float" office:value="0.623547796540074">
            <text:p>0.623548</text:p>
          </table:table-cell>
          <table:table-cell table:formula="oooc:=(_K*([.G185]-2*[.F185]+[.E185])) + [.F185]" office:value-type="float" office:value="0.534439292237521">
            <text:p>0.534439</text:p>
          </table:table-cell>
          <table:table-cell table:formula="oooc:=(_K*([.H185]-2*[.G185]+[.F185])) + [.G185]" office:value-type="float" office:value="0.445342330614004">
            <text:p>0.445342</text:p>
          </table:table-cell>
          <table:table-cell table:formula="oooc:=(_K*([.I185]-2*[.H185]+[.G185])) + [.H185]" office:value-type="float" office:value="0.356256911670025">
            <text:p>0.356257</text:p>
          </table:table-cell>
          <table:table-cell table:formula="oooc:=(_K*([.J185]-2*[.I185]+[.H185])) + [.I185]" office:value-type="float" office:value="0.26718210028678">
            <text:p>0.267182</text:p>
          </table:table-cell>
          <table:table-cell table:formula="oooc:=(_K*([.K185]-2*[.J185]+[.I185])) + [.J185]" office:value-type="float" office:value="0.17811610198382">
            <text:p>0.178116</text:p>
          </table:table-cell>
          <table:table-cell table:formula="oooc:=(_K*(_b-2*[.K185]+[.J185])) + [.K185]" office:value-type="float" office:value="0.0890564082971322">
            <text:p>0.089056</text:p>
          </table:table-cell>
          <table:table-cell table:number-columns-repeated="245"/>
        </table:table-row>
        <table:table-row table:style-name="ro1">
          <table:table-cell/>
          <table:table-cell table:formula="oooc:=(_K*([.C186]-2*[.B186]+_a)) + [.B186]" office:value-type="float" office:value="0.890930377052991">
            <text:p>0.890930</text:p>
          </table:table-cell>
          <table:table-cell table:formula="oooc:=(_K*([.D186]-2*[.C186]+[.B186])) + [.C186]" office:value-type="float" office:value="0.801797355188318">
            <text:p>0.801797</text:p>
          </table:table-cell>
          <table:table-cell table:formula="oooc:=(_K*([.E186]-2*[.D186]+[.C186])) + [.D186]" office:value-type="float" office:value="0.712670433633415">
            <text:p>0.712670</text:p>
          </table:table-cell>
          <table:table-cell table:formula="oooc:=(_K*([.F186]-2*[.E186]+[.D186])) + [.E186]" office:value-type="float" office:value="0.623552039563827">
            <text:p>0.623552</text:p>
          </table:table-cell>
          <table:table-cell table:formula="oooc:=(_K*([.G186]-2*[.F186]+[.E186])) + [.F186]" office:value-type="float" office:value="0.534443909309135">
            <text:p>0.534444</text:p>
          </table:table-cell>
          <table:table-cell table:formula="oooc:=(_K*([.H186]-2*[.G186]+[.F186])) + [.G186]" office:value-type="float" office:value="0.445346947685819">
            <text:p>0.445347</text:p>
          </table:table-cell>
          <table:table-cell table:formula="oooc:=(_K*([.I186]-2*[.H186]+[.G186])) + [.H186]" office:value-type="float" office:value="0.356261154694319">
            <text:p>0.356261</text:p>
          </table:table-cell>
          <table:table-cell table:formula="oooc:=(_K*([.J186]-2*[.I186]+[.H186])) + [.I186]" office:value-type="float" office:value="0.267185625518894">
            <text:p>0.267186</text:p>
          </table:table-cell>
          <table:table-cell table:formula="oooc:=(_K*([.K186]-2*[.J186]+[.I186])) + [.J186]" office:value-type="float" office:value="0.178118623830329">
            <text:p>0.178119</text:p>
          </table:table-cell>
          <table:table-cell table:formula="oooc:=(_K*(_b-2*[.K186]+[.J186])) + [.K186]" office:value-type="float" office:value="0.0890577224529543">
            <text:p>0.089058</text:p>
          </table:table-cell>
          <table:table-cell table:number-columns-repeated="245"/>
        </table:table-row>
        <table:table-row table:style-name="ro1">
          <table:table-cell/>
          <table:table-cell table:formula="oooc:=(_K*([.C187]-2*[.B187]+_a)) + [.B187]" office:value-type="float" office:value="0.890931648622422">
            <text:p>0.890932</text:p>
          </table:table-cell>
          <table:table-cell table:formula="oooc:=(_K*([.D187]-2*[.C187]+[.B187])) + [.C187]" office:value-type="float" office:value="0.801799795312226">
            <text:p>0.801800</text:p>
          </table:table-cell>
          <table:table-cell table:formula="oooc:=(_K*([.E187]-2*[.D187]+[.C187])) + [.D187]" office:value-type="float" office:value="0.712673844627541">
            <text:p>0.712674</text:p>
          </table:table-cell>
          <table:table-cell table:formula="oooc:=(_K*([.F187]-2*[.E187]+[.D187])) + [.E187]" office:value-type="float" office:value="0.623556145089785">
            <text:p>0.623556</text:p>
          </table:table-cell>
          <table:table-cell table:formula="oooc:=(_K*([.G187]-2*[.F187]+[.E187])) + [.F187]" office:value-type="float" office:value="0.534448376761686">
            <text:p>0.534448</text:p>
          </table:table-cell>
          <table:table-cell table:formula="oooc:=(_K*([.H187]-2*[.G187]+[.F187])) + [.G187]" office:value-type="float" office:value="0.445351415138545">
            <text:p>0.445351</text:p>
          </table:table-cell>
          <table:table-cell table:formula="oooc:=(_K*([.I187]-2*[.H187]+[.G187])) + [.H187]" office:value-type="float" office:value="0.356265260220749">
            <text:p>0.356265</text:p>
          </table:table-cell>
          <table:table-cell table:formula="oooc:=(_K*([.J187]-2*[.I187]+[.H187])) + [.I187]" office:value-type="float" office:value="0.267189036513638">
            <text:p>0.267189</text:p>
          </table:table-cell>
          <table:table-cell table:formula="oooc:=(_K*([.K187]-2*[.J187]+[.I187])) + [.J187]" office:value-type="float" office:value="0.178121063954805">
            <text:p>0.178121</text:p>
          </table:table-cell>
          <table:table-cell table:formula="oooc:=(_K*(_b-2*[.K187]+[.J187])) + [.K187]" office:value-type="float" office:value="0.0890589940227224">
            <text:p>0.089059</text:p>
          </table:table-cell>
          <table:table-cell table:number-columns-repeated="245"/>
        </table:table-row>
        <table:table-row table:style-name="ro1">
          <table:table-cell/>
          <table:table-cell table:formula="oooc:=(_K*([.C188]-2*[.B188]+_a)) + [.B188]" office:value-type="float" office:value="0.890932878985872">
            <text:p>0.890933</text:p>
          </table:table-cell>
          <table:table-cell table:formula="oooc:=(_K*([.D188]-2*[.C188]+[.B188])) + [.C188]" office:value-type="float" office:value="0.80180215636243">
            <text:p>0.801802</text:p>
          </table:table-cell>
          <table:table-cell table:formula="oooc:=(_K*([.E188]-2*[.D188]+[.C188])) + [.D188]" office:value-type="float" office:value="0.712677145086313">
            <text:p>0.712677</text:p>
          </table:table-cell>
          <table:table-cell table:formula="oooc:=(_K*([.F188]-2*[.E188]+[.D188])) + [.E188]" office:value-type="float" office:value="0.623560117573648">
            <text:p>0.623560</text:p>
          </table:table-cell>
          <table:table-cell table:formula="oooc:=(_K*([.G188]-2*[.F188]+[.E188])) + [.F188]" office:value-type="float" office:value="0.534452699443669">
            <text:p>0.534453</text:p>
          </table:table-cell>
          <table:table-cell table:formula="oooc:=(_K*([.H188]-2*[.G188]+[.F188])) + [.G188]" office:value-type="float" office:value="0.445355737820683">
            <text:p>0.445356</text:p>
          </table:table-cell>
          <table:table-cell table:formula="oooc:=(_K*([.I188]-2*[.H188]+[.G188])) + [.H188]" office:value-type="float" office:value="0.356269232705023">
            <text:p>0.356269</text:p>
          </table:table-cell>
          <table:table-cell table:formula="oooc:=(_K*([.J188]-2*[.I188]+[.H188])) + [.I188]" office:value-type="float" office:value="0.267192336972949">
            <text:p>0.267192</text:p>
          </table:table-cell>
          <table:table-cell table:formula="oooc:=(_K*([.K188]-2*[.J188]+[.I188])) + [.J188]" office:value-type="float" office:value="0.178123425005505">
            <text:p>0.178123</text:p>
          </table:table-cell>
          <table:table-cell table:formula="oooc:=(_K*(_b-2*[.K188]+[.J188])) + [.K188]" office:value-type="float" office:value="0.0890602243864665">
            <text:p>0.089060</text:p>
          </table:table-cell>
          <table:table-cell table:number-columns-repeated="245"/>
        </table:table-row>
        <table:table-row table:style-name="ro1">
          <table:table-cell/>
          <table:table-cell table:formula="oooc:=(_K*([.C189]-2*[.B189]+_a)) + [.B189]" office:value-type="float" office:value="0.890934069478643">
            <text:p>0.890934</text:p>
          </table:table-cell>
          <table:table-cell table:formula="oooc:=(_K*([.D189]-2*[.C189]+[.B189])) + [.C189]" office:value-type="float" office:value="0.80180444090136">
            <text:p>0.801804</text:p>
          </table:table-cell>
          <table:table-cell table:formula="oooc:=(_K*([.E189]-2*[.D189]+[.C189])) + [.D189]" office:value-type="float" office:value="0.712680338591694">
            <text:p>0.712680</text:p>
          </table:table-cell>
          <table:table-cell table:formula="oooc:=(_K*([.F189]-2*[.E189]+[.D189])) + [.E189]" office:value-type="float" office:value="0.623563961326722">
            <text:p>0.623564</text:p>
          </table:table-cell>
          <table:table-cell table:formula="oooc:=(_K*([.G189]-2*[.F189]+[.E189])) + [.F189]" office:value-type="float" office:value="0.534456882046466">
            <text:p>0.534457</text:p>
          </table:table-cell>
          <table:table-cell table:formula="oooc:=(_K*([.H189]-2*[.G189]+[.F189])) + [.G189]" office:value-type="float" office:value="0.445359920423614">
            <text:p>0.445360</text:p>
          </table:table-cell>
          <table:table-cell table:formula="oooc:=(_K*([.I189]-2*[.H189]+[.G189])) + [.H189]" office:value-type="float" office:value="0.356273076458457">
            <text:p>0.356273</text:p>
          </table:table-cell>
          <table:table-cell table:formula="oooc:=(_K*([.J189]-2*[.I189]+[.H189])) + [.I189]" office:value-type="float" office:value="0.267195530478801">
            <text:p>0.267196</text:p>
          </table:table-cell>
          <table:table-cell table:formula="oooc:=(_K*([.K189]-2*[.J189]+[.I189])) + [.J189]" office:value-type="float" office:value="0.178125709544867">
            <text:p>0.178126</text:p>
          </table:table-cell>
          <table:table-cell table:formula="oooc:=(_K*(_b-2*[.K189]+[.J189])) + [.K189]" office:value-type="float" office:value="0.0890614148794954">
            <text:p>0.089061</text:p>
          </table:table-cell>
          <table:table-cell table:number-columns-repeated="245"/>
        </table:table-row>
        <table:table-row table:style-name="ro1">
          <table:table-cell/>
          <table:table-cell table:formula="oooc:=(_K*([.C190]-2*[.B190]+_a)) + [.B190]" office:value-type="float" office:value="0.890935221392769">
            <text:p>0.890935</text:p>
          </table:table-cell>
          <table:table-cell table:formula="oooc:=(_K*([.D190]-2*[.C190]+[.B190])) + [.C190]" office:value-type="float" office:value="0.801806651408407">
            <text:p>0.801807</text:p>
          </table:table-cell>
          <table:table-cell table:formula="oooc:=(_K*([.E190]-2*[.D190]+[.C190])) + [.D190]" office:value-type="float" office:value="0.712683428609572">
            <text:p>0.712683</text:p>
          </table:table-cell>
          <table:table-cell table:formula="oooc:=(_K*([.F190]-2*[.E190]+[.D190])) + [.E190]" office:value-type="float" office:value="0.623567680520608">
            <text:p>0.623568</text:p>
          </table:table-cell>
          <table:table-cell table:formula="oooc:=(_K*([.G190]-2*[.F190]+[.E190])) + [.F190]" office:value-type="float" office:value="0.534460929109428">
            <text:p>0.534461</text:p>
          </table:table-cell>
          <table:table-cell table:formula="oooc:=(_K*([.H190]-2*[.G190]+[.F190])) + [.G190]" office:value-type="float" office:value="0.445363967486692">
            <text:p>0.445364</text:p>
          </table:table-cell>
          <table:table-cell table:formula="oooc:=(_K*([.I190]-2*[.H190]+[.G190])) + [.H190]" office:value-type="float" office:value="0.356276795652657">
            <text:p>0.356277</text:p>
          </table:table-cell>
          <table:table-cell table:formula="oooc:=(_K*([.J190]-2*[.I190]+[.H190])) + [.I190]" office:value-type="float" office:value="0.26719862049709">
            <text:p>0.267199</text:p>
          </table:table-cell>
          <table:table-cell table:formula="oooc:=(_K*([.K190]-2*[.J190]+[.I190])) + [.J190]" office:value-type="float" office:value="0.178127920052292">
            <text:p>0.178128</text:p>
          </table:table-cell>
          <table:table-cell table:formula="oooc:=(_K*(_b-2*[.K190]+[.J190])) + [.K190]" office:value-type="float" office:value="0.089062566793846">
            <text:p>0.089063</text:p>
          </table:table-cell>
          <table:table-cell table:number-columns-repeated="245"/>
        </table:table-row>
        <table:table-row table:style-name="ro1">
          <table:table-cell/>
          <table:table-cell table:formula="oooc:=(_K*([.C191]-2*[.B191]+_a)) + [.B191]" office:value-type="float" office:value="0.890936335978413">
            <text:p>0.890936</text:p>
          </table:table-cell>
          <table:table-cell table:formula="oooc:=(_K*([.D191]-2*[.C191]+[.B191])) + [.C191]" office:value-type="float" office:value="0.801808790282618">
            <text:p>0.801809</text:p>
          </table:table-cell>
          <table:table-cell table:formula="oooc:=(_K*([.E191]-2*[.D191]+[.C191])) + [.D191]" office:value-type="float" office:value="0.71268641849352">
            <text:p>0.712686</text:p>
          </table:table-cell>
          <table:table-cell table:formula="oooc:=(_K*([.F191]-2*[.E191]+[.D191])) + [.E191]" office:value-type="float" office:value="0.623571279191721">
            <text:p>0.623571</text:p>
          </table:table-cell>
          <table:table-cell table:formula="oooc:=(_K*([.G191]-2*[.F191]+[.E191])) + [.F191]" office:value-type="float" office:value="0.534464845024806">
            <text:p>0.534465</text:p>
          </table:table-cell>
          <table:table-cell table:formula="oooc:=(_K*([.H191]-2*[.G191]+[.F191])) + [.G191]" office:value-type="float" office:value="0.445367883402172">
            <text:p>0.445368</text:p>
          </table:table-cell>
          <table:table-cell table:formula="oooc:=(_K*([.I191]-2*[.H191]+[.G191])) + [.H191]" office:value-type="float" office:value="0.356280394324044">
            <text:p>0.356280</text:p>
          </table:table-cell>
          <table:table-cell table:formula="oooc:=(_K*([.J191]-2*[.I191]+[.H191])) + [.I191]" office:value-type="float" office:value="0.267201610381398">
            <text:p>0.267202</text:p>
          </table:table-cell>
          <table:table-cell table:formula="oooc:=(_K*([.K191]-2*[.J191]+[.I191])) + [.J191]" office:value-type="float" office:value="0.178130058926833">
            <text:p>0.178130</text:p>
          </table:table-cell>
          <table:table-cell table:formula="oooc:=(_K*(_b-2*[.K191]+[.J191])) + [.K191]" office:value-type="float" office:value="0.089063681379686">
            <text:p>0.089064</text:p>
          </table:table-cell>
          <table:table-cell table:number-columns-repeated="245"/>
        </table:table-row>
        <table:table-row table:style-name="ro1">
          <table:table-cell/>
          <table:table-cell table:formula="oooc:=(_K*([.C192]-2*[.B192]+_a)) + [.B192]" office:value-type="float" office:value="0.890937414445226">
            <text:p>0.890937</text:p>
          </table:table-cell>
          <table:table-cell table:formula="oooc:=(_K*([.D192]-2*[.C192]+[.B192])) + [.C192]" office:value-type="float" office:value="0.801810859845297">
            <text:p>0.801811</text:p>
          </table:table-cell>
          <table:table-cell table:formula="oooc:=(_K*([.E192]-2*[.D192]+[.C192])) + [.D192]" office:value-type="float" office:value="0.71268931148844">
            <text:p>0.712689</text:p>
          </table:table-cell>
          <table:table-cell table:formula="oooc:=(_K*([.F192]-2*[.E192]+[.D192])) + [.E192]" office:value-type="float" office:value="0.623574761245675">
            <text:p>0.623575</text:p>
          </table:table-cell>
          <table:table-cell table:formula="oooc:=(_K*([.G192]-2*[.F192]+[.E192])) + [.F192]" office:value-type="float" office:value="0.534468634042519">
            <text:p>0.534469</text:p>
          </table:table-cell>
          <table:table-cell table:formula="oooc:=(_K*([.H192]-2*[.G192]+[.F192])) + [.G192]" office:value-type="float" office:value="0.445371672419975">
            <text:p>0.445372</text:p>
          </table:table-cell>
          <table:table-cell table:formula="oooc:=(_K*([.I192]-2*[.H192]+[.G192])) + [.H192]" office:value-type="float" office:value="0.356283876378237">
            <text:p>0.356284</text:p>
          </table:table-cell>
          <table:table-cell table:formula="oooc:=(_K*([.J192]-2*[.I192]+[.H192])) + [.I192]" office:value-type="float" office:value="0.26720450337663">
            <text:p>0.267205</text:p>
          </table:table-cell>
          <table:table-cell table:formula="oooc:=(_K*([.K192]-2*[.J192]+[.I192])) + [.J192]" office:value-type="float" office:value="0.1781321284898">
            <text:p>0.178132</text:p>
          </table:table-cell>
          <table:table-cell table:formula="oooc:=(_K*(_b-2*[.K192]+[.J192])) + [.K192]" office:value-type="float" office:value="0.0890647598466704">
            <text:p>0.089065</text:p>
          </table:table-cell>
          <table:table-cell table:number-columns-repeated="245"/>
        </table:table-row>
        <table:table-row table:style-name="ro1">
          <table:table-cell/>
          <table:table-cell table:formula="oooc:=(_K*([.C193]-2*[.B193]+_a)) + [.B193]" office:value-type="float" office:value="0.890938457963661">
            <text:p>0.890938</text:p>
          </table:table-cell>
          <table:table-cell table:formula="oooc:=(_K*([.D193]-2*[.C193]+[.B193])) + [.C193]" office:value-type="float" office:value="0.801812862342526">
            <text:p>0.801813</text:p>
          </table:table-cell>
          <table:table-cell table:formula="oooc:=(_K*([.E193]-2*[.D193]+[.C193])) + [.D193]" office:value-type="float" office:value="0.712692110734077">
            <text:p>0.712692</text:p>
          </table:table-cell>
          <table:table-cell table:formula="oooc:=(_K*([.F193]-2*[.E193]+[.D193])) + [.E193]" office:value-type="float" office:value="0.623578130461518">
            <text:p>0.623578</text:p>
          </table:table-cell>
          <table:table-cell table:formula="oooc:=(_K*([.G193]-2*[.F193]+[.E193])) + [.F193]" office:value-type="float" office:value="0.534472300274763">
            <text:p>0.534472</text:p>
          </table:table-cell>
          <table:table-cell table:formula="oooc:=(_K*([.H193]-2*[.G193]+[.F193])) + [.G193]" office:value-type="float" office:value="0.445375338652297">
            <text:p>0.445375</text:p>
          </table:table-cell>
          <table:table-cell table:formula="oooc:=(_K*([.I193]-2*[.H193]+[.G193])) + [.H193]" office:value-type="float" office:value="0.356287245594289">
            <text:p>0.356287</text:p>
          </table:table-cell>
          <table:table-cell table:formula="oooc:=(_K*([.J193]-2*[.I193]+[.H193])) + [.I193]" office:value-type="float" office:value="0.267207302622541">
            <text:p>0.267207</text:p>
          </table:table-cell>
          <table:table-cell table:formula="oooc:=(_K*([.K193]-2*[.J193]+[.I193])) + [.J193]" office:value-type="float" office:value="0.17813413098728">
            <text:p>0.178134</text:p>
          </table:table-cell>
          <table:table-cell table:formula="oooc:=(_K*(_b-2*[.K193]+[.J193])) + [.K193]" office:value-type="float" office:value="0.0890658033652541">
            <text:p>0.089066</text:p>
          </table:table-cell>
          <table:table-cell table:number-columns-repeated="245"/>
        </table:table-row>
        <table:table-row table:style-name="ro1">
          <table:table-cell/>
          <table:table-cell table:formula="oooc:=(_K*([.C194]-2*[.B194]+_a)) + [.B194]" office:value-type="float" office:value="0.890939467666239">
            <text:p>0.890939</text:p>
          </table:table-cell>
          <table:table-cell table:formula="oooc:=(_K*([.D194]-2*[.C194]+[.B194])) + [.C194]" office:value-type="float" office:value="0.8018147999476">
            <text:p>0.801815</text:p>
          </table:table-cell>
          <table:table-cell table:formula="oooc:=(_K*([.E194]-2*[.D194]+[.C194])) + [.D194]" office:value-type="float" office:value="0.712694819268433">
            <text:p>0.712695</text:p>
          </table:table-cell>
          <table:table-cell table:formula="oooc:=(_K*([.F194]-2*[.E194]+[.D194])) + [.E194]" office:value-type="float" office:value="0.62358139049584">
            <text:p>0.623581</text:p>
          </table:table-cell>
          <table:table-cell table:formula="oooc:=(_K*([.G194]-2*[.F194]+[.E194])) + [.F194]" office:value-type="float" office:value="0.534475847700479">
            <text:p>0.534476</text:p>
          </table:table-cell>
          <table:table-cell table:formula="oooc:=(_K*([.H194]-2*[.G194]+[.F194])) + [.G194]" office:value-type="float" office:value="0.445378886078081">
            <text:p>0.445379</text:p>
          </table:table-cell>
          <table:table-cell table:formula="oooc:=(_K*([.I194]-2*[.H194]+[.G194])) + [.H194]" office:value-type="float" office:value="0.356290505628793">
            <text:p>0.356291</text:p>
          </table:table-cell>
          <table:table-cell table:formula="oooc:=(_K*([.J194]-2*[.I194]+[.H194])) + [.I194]" office:value-type="float" office:value="0.267210011157136">
            <text:p>0.267210</text:p>
          </table:table-cell>
          <table:table-cell table:formula="oooc:=(_K*([.K194]-2*[.J194]+[.I194])) + [.J194]" office:value-type="float" office:value="0.178136068592574">
            <text:p>0.178136</text:p>
          </table:table-cell>
          <table:table-cell table:formula="oooc:=(_K*(_b-2*[.K194]+[.J194])) + [.K194]" office:value-type="float" office:value="0.089066813067963">
            <text:p>0.089067</text:p>
          </table:table-cell>
          <table:table-cell table:number-columns-repeated="245"/>
        </table:table-row>
        <table:table-row table:style-name="ro1">
          <table:table-cell/>
          <table:table-cell table:formula="oooc:=(_K*([.C195]-2*[.B195]+_a)) + [.B195]" office:value-type="float" office:value="0.890940444648784">
            <text:p>0.890940</text:p>
          </table:table-cell>
          <table:table-cell table:formula="oooc:=(_K*([.D195]-2*[.C195]+[.B195])) + [.C195]" office:value-type="float" office:value="0.801816674763389">
            <text:p>0.801817</text:p>
          </table:table-cell>
          <table:table-cell table:formula="oooc:=(_K*([.E195]-2*[.D195]+[.C195])) + [.D195]" office:value-type="float" office:value="0.712697440031063">
            <text:p>0.712697</text:p>
          </table:table-cell>
          <table:table-cell table:formula="oooc:=(_K*([.F195]-2*[.E195]+[.D195])) + [.E195]" office:value-type="float" office:value="0.623584544886733">
            <text:p>0.623585</text:p>
          </table:table-cell>
          <table:table-cell table:formula="oooc:=(_K*([.G195]-2*[.F195]+[.E195])) + [.F195]" office:value-type="float" office:value="0.534479280169664">
            <text:p>0.534479</text:p>
          </table:table-cell>
          <table:table-cell table:formula="oooc:=(_K*([.H195]-2*[.G195]+[.F195])) + [.G195]" office:value-type="float" office:value="0.445382318547325">
            <text:p>0.445382</text:p>
          </table:table-cell>
          <table:table-cell table:formula="oooc:=(_K*([.I195]-2*[.H195]+[.G195])) + [.H195]" office:value-type="float" office:value="0.356293660019845">
            <text:p>0.356294</text:p>
          </table:table-cell>
          <table:table-cell table:formula="oooc:=(_K*([.J195]-2*[.I195]+[.H195])) + [.I195]" office:value-type="float" office:value="0.267212631919974">
            <text:p>0.267213</text:p>
          </table:table-cell>
          <table:table-cell table:formula="oooc:=(_K*([.K195]-2*[.J195]+[.I195])) + [.J195]" office:value-type="float" office:value="0.178137943408554">
            <text:p>0.178138</text:p>
          </table:table-cell>
          <table:table-cell table:formula="oooc:=(_K*(_b-2*[.K195]+[.J195])) + [.K195]" office:value-type="float" office:value="0.0890677900506222">
            <text:p>0.089068</text:p>
          </table:table-cell>
          <table:table-cell table:number-columns-repeated="245"/>
        </table:table-row>
        <table:table-row table:style-name="ro1">
          <table:table-cell/>
          <table:table-cell table:formula="oooc:=(_K*([.C196]-2*[.B196]+_a)) + [.B196]" office:value-type="float" office:value="0.890941389971609">
            <text:p>0.890941</text:p>
          </table:table-cell>
          <table:table-cell table:formula="oooc:=(_K*([.D196]-2*[.C196]+[.B196])) + [.C196]" office:value-type="float" office:value="0.801818488824617">
            <text:p>0.801818</text:p>
          </table:table-cell>
          <table:table-cell table:formula="oooc:=(_K*([.E196]-2*[.D196]+[.C196])) + [.D196]" office:value-type="float" office:value="0.712699975866261">
            <text:p>0.712700</text:p>
          </table:table-cell>
          <table:table-cell table:formula="oooc:=(_K*([.F196]-2*[.E196]+[.D196])) + [.E196]" office:value-type="float" office:value="0.623587597057637">
            <text:p>0.623588</text:p>
          </table:table-cell>
          <table:table-cell table:formula="oooc:=(_K*([.G196]-2*[.F196]+[.E196])) + [.F196]" office:value-type="float" office:value="0.534482601407556">
            <text:p>0.534483</text:p>
          </table:table-cell>
          <table:table-cell table:formula="oooc:=(_K*([.H196]-2*[.G196]+[.F196])) + [.G196]" office:value-type="float" office:value="0.445385639785269">
            <text:p>0.445386</text:p>
          </table:table-cell>
          <table:table-cell table:formula="oooc:=(_K*([.I196]-2*[.H196]+[.G196])) + [.H196]" office:value-type="float" office:value="0.356296712190889">
            <text:p>0.356297</text:p>
          </table:table-cell>
          <table:table-cell table:formula="oooc:=(_K*([.J196]-2*[.I196]+[.H196])) + [.I196]" office:value-type="float" office:value="0.267215167755355">
            <text:p>0.267215</text:p>
          </table:table-cell>
          <table:table-cell table:formula="oooc:=(_K*([.K196]-2*[.J196]+[.I196])) + [.J196]" office:value-type="float" office:value="0.178139757469949">
            <text:p>0.178140</text:p>
          </table:table-cell>
          <table:table-cell table:formula="oooc:=(_K*(_b-2*[.K196]+[.J196])) + [.K196]" office:value-type="float" office:value="0.0890687353735462">
            <text:p>0.089069</text:p>
          </table:table-cell>
          <table:table-cell table:number-columns-repeated="245"/>
        </table:table-row>
        <table:table-row table:style-name="ro1">
          <table:table-cell/>
          <table:table-cell table:formula="oooc:=(_K*([.C197]-2*[.B197]+_a)) + [.B197]" office:value-type="float" office:value="0.890942304660665">
            <text:p>0.890942</text:p>
          </table:table-cell>
          <table:table-cell table:formula="oooc:=(_K*([.D197]-2*[.C197]+[.B197])) + [.C197]" office:value-type="float" office:value="0.801820244100071">
            <text:p>0.801820</text:p>
          </table:table-cell>
          <table:table-cell table:formula="oooc:=(_K*([.E197]-2*[.D197]+[.C197])) + [.D197]" office:value-type="float" office:value="0.712702429526154">
            <text:p>0.712702</text:p>
          </table:table-cell>
          <table:table-cell table:formula="oooc:=(_K*([.F197]-2*[.E197]+[.D197])) + [.E197]" office:value-type="float" office:value="0.623590550321054">
            <text:p>0.623591</text:p>
          </table:table-cell>
          <table:table-cell table:formula="oooc:=(_K*([.G197]-2*[.F197]+[.E197])) + [.F197]" office:value-type="float" office:value="0.534485815018673">
            <text:p>0.534486</text:p>
          </table:table-cell>
          <table:table-cell table:formula="oooc:=(_K*([.H197]-2*[.G197]+[.F197])) + [.G197]" office:value-type="float" office:value="0.445388853396432">
            <text:p>0.445389</text:p>
          </table:table-cell>
          <table:table-cell table:formula="oooc:=(_K*([.I197]-2*[.H197]+[.G197])) + [.H197]" office:value-type="float" office:value="0.356299665454427">
            <text:p>0.356300</text:p>
          </table:table-cell>
          <table:table-cell table:formula="oooc:=(_K*([.J197]-2*[.I197]+[.H197])) + [.I197]" office:value-type="float" office:value="0.267217621415406">
            <text:p>0.267218</text:p>
          </table:table-cell>
          <table:table-cell table:formula="oooc:=(_K*([.K197]-2*[.J197]+[.I197])) + [.J197]" office:value-type="float" office:value="0.17814151274555">
            <text:p>0.178142</text:p>
          </table:table-cell>
          <table:table-cell table:formula="oooc:=(_K*(_b-2*[.K197]+[.J197])) + [.K197]" office:value-type="float" office:value="0.089069650062689">
            <text:p>0.089070</text:p>
          </table:table-cell>
          <table:table-cell table:number-columns-repeated="245"/>
        </table:table-row>
        <table:table-row table:style-name="ro1">
          <table:table-cell/>
          <table:table-cell table:formula="oooc:=(_K*([.C198]-2*[.B198]+_a)) + [.B198]" office:value-type="float" office:value="0.890943189708658">
            <text:p>0.890943</text:p>
          </table:table-cell>
          <table:table-cell table:formula="oooc:=(_K*([.D198]-2*[.C198]+[.B198])) + [.C198]" office:value-type="float" office:value="0.801821942494742">
            <text:p>0.801822</text:p>
          </table:table-cell>
          <table:table-cell table:formula="oooc:=(_K*([.E198]-2*[.D198]+[.C198])) + [.D198]" office:value-type="float" office:value="0.712704803673681">
            <text:p>0.712705</text:p>
          </table:table-cell>
          <table:table-cell table:formula="oooc:=(_K*([.F198]-2*[.E198]+[.D198])) + [.E198]" office:value-type="float" office:value="0.623593407882142">
            <text:p>0.623593</text:p>
          </table:table-cell>
          <table:table-cell table:formula="oooc:=(_K*([.G198]-2*[.F198]+[.E198])) + [.F198]" office:value-type="float" office:value="0.534488924490729">
            <text:p>0.534489</text:p>
          </table:table-cell>
          <table:table-cell table:formula="oooc:=(_K*([.H198]-2*[.G198]+[.F198])) + [.G198]" office:value-type="float" office:value="0.445391962868526">
            <text:p>0.445392</text:p>
          </table:table-cell>
          <table:table-cell table:formula="oooc:=(_K*([.I198]-2*[.H198]+[.G198])) + [.H198]" office:value-type="float" office:value="0.35630252301562">
            <text:p>0.356303</text:p>
          </table:table-cell>
          <table:table-cell table:formula="oooc:=(_K*([.J198]-2*[.I198]+[.H198])) + [.I198]" office:value-type="float" office:value="0.267219995563072">
            <text:p>0.267220</text:p>
          </table:table-cell>
          <table:table-cell table:formula="oooc:=(_K*([.K198]-2*[.J198]+[.I198])) + [.J198]" office:value-type="float" office:value="0.178143211140348">
            <text:p>0.178143</text:p>
          </table:table-cell>
          <table:table-cell table:formula="oooc:=(_K*(_b-2*[.K198]+[.J198])) + [.K198]" office:value-type="float" office:value="0.0890705351107579">
            <text:p>0.089071</text:p>
          </table:table-cell>
          <table:table-cell table:number-columns-repeated="245"/>
        </table:table-row>
        <table:table-row table:style-name="ro1">
          <table:table-cell/>
          <table:table-cell table:formula="oooc:=(_K*([.C199]-2*[.B199]+_a)) + [.B199]" office:value-type="float" office:value="0.890944046076125">
            <text:p>0.890944</text:p>
          </table:table-cell>
          <table:table-cell table:formula="oooc:=(_K*([.D199]-2*[.C199]+[.B199])) + [.C199]" office:value-type="float" office:value="0.801823585851884">
            <text:p>0.801824</text:p>
          </table:table-cell>
          <table:table-cell table:formula="oooc:=(_K*([.E199]-2*[.D199]+[.C199])) + [.D199]" office:value-type="float" office:value="0.71270710088549">
            <text:p>0.712707</text:p>
          </table:table-cell>
          <table:table-cell table:formula="oooc:=(_K*([.F199]-2*[.E199]+[.D199])) + [.E199]" office:value-type="float" office:value="0.623596172842192">
            <text:p>0.623596</text:p>
          </table:table-cell>
          <table:table-cell table:formula="oooc:=(_K*([.G199]-2*[.F199]+[.E199])) + [.F199]" office:value-type="float" office:value="0.534491933198413">
            <text:p>0.534492</text:p>
          </table:table-cell>
          <table:table-cell table:formula="oooc:=(_K*([.H199]-2*[.G199]+[.F199])) + [.G199]" office:value-type="float" office:value="0.445394971576245">
            <text:p>0.445395</text:p>
          </table:table-cell>
          <table:table-cell table:formula="oooc:=(_K*([.I199]-2*[.H199]+[.G199])) + [.H199]" office:value-type="float" office:value="0.356305287975764">
            <text:p>0.356305</text:p>
          </table:table-cell>
          <table:table-cell table:formula="oooc:=(_K*([.J199]-2*[.I199]+[.H199])) + [.I199]" office:value-type="float" office:value="0.267222292775002">
            <text:p>0.267222</text:p>
          </table:table-cell>
          <table:table-cell table:formula="oooc:=(_K*([.K199]-2*[.J199]+[.I199])) + [.J199]" office:value-type="float" office:value="0.178144854497602">
            <text:p>0.178145</text:p>
          </table:table-cell>
          <table:table-cell table:formula="oooc:=(_K*(_b-2*[.K199]+[.J199])) + [.K199]" office:value-type="float" office:value="0.0890713914782908">
            <text:p>0.089071</text:p>
          </table:table-cell>
          <table:table-cell table:number-columns-repeated="245"/>
        </table:table-row>
        <table:table-row table:style-name="ro1">
          <table:table-cell/>
          <table:table-cell table:formula="oooc:=(_K*([.C200]-2*[.B200]+_a)) + [.B200]" office:value-type="float" office:value="0.890944874692475">
            <text:p>0.890945</text:p>
          </table:table-cell>
          <table:table-cell table:formula="oooc:=(_K*([.D200]-2*[.C200]+[.B200])) + [.C200]" office:value-type="float" office:value="0.801825175955023">
            <text:p>0.801825</text:p>
          </table:table-cell>
          <table:table-cell table:formula="oooc:=(_K*([.E200]-2*[.D200]+[.C200])) + [.D200]" office:value-type="float" office:value="0.712709323654728">
            <text:p>0.712709</text:p>
          </table:table-cell>
          <table:table-cell table:formula="oooc:=(_K*([.F200]-2*[.E200]+[.D200])) + [.E200]" office:value-type="float" office:value="0.623598848201999">
            <text:p>0.623599</text:p>
          </table:table-cell>
          <table:table-cell table:formula="oooc:=(_K*([.G200]-2*[.F200]+[.E200])) + [.F200]" office:value-type="float" office:value="0.534494844407057">
            <text:p>0.534495</text:p>
          </table:table-cell>
          <table:table-cell table:formula="oooc:=(_K*([.H200]-2*[.G200]+[.F200])) + [.G200]" office:value-type="float" office:value="0.44539788278492">
            <text:p>0.445398</text:p>
          </table:table-cell>
          <table:table-cell table:formula="oooc:=(_K*([.I200]-2*[.H200]+[.G200])) + [.H200]" office:value-type="float" office:value="0.356307963335651">
            <text:p>0.356308</text:p>
          </table:table-cell>
          <table:table-cell table:formula="oooc:=(_K*([.J200]-2*[.I200]+[.H200])) + [.I200]" office:value-type="float" office:value="0.267224515544346">
            <text:p>0.267225</text:p>
          </table:table-cell>
          <table:table-cell table:formula="oooc:=(_K*([.K200]-2*[.J200]+[.I200])) + [.J200]" office:value-type="float" office:value="0.178146444600837">
            <text:p>0.178146</text:p>
          </table:table-cell>
          <table:table-cell table:formula="oooc:=(_K*(_b-2*[.K200]+[.J200])) + [.K200]" office:value-type="float" office:value="0.0890722200946988">
            <text:p>0.089072</text:p>
          </table:table-cell>
          <table:table-cell table:number-columns-repeated="245"/>
        </table:table-row>
        <table:table-row table:style-name="ro1">
          <table:table-cell/>
          <table:table-cell table:formula="oooc:=(_K*([.C201]-2*[.B201]+_a)) + [.B201]" office:value-type="float" office:value="0.890945676457001">
            <text:p>0.890946</text:p>
          </table:table-cell>
          <table:table-cell table:formula="oooc:=(_K*([.D201]-2*[.C201]+[.B201])) + [.C201]" office:value-type="float" office:value="0.801826714529886">
            <text:p>0.801827</text:p>
          </table:table-cell>
          <table:table-cell table:formula="oooc:=(_K*([.E201]-2*[.D201]+[.C201])) + [.D201]" office:value-type="float" office:value="0.712711474393755">
            <text:p>0.712711</text:p>
          </table:table-cell>
          <table:table-cell table:formula="oooc:=(_K*([.F201]-2*[.E201]+[.D201])) + [.E201]" office:value-type="float" office:value="0.623601436865114">
            <text:p>0.623601</text:p>
          </table:table-cell>
          <table:table-cell table:formula="oooc:=(_K*([.G201]-2*[.F201]+[.E201])) + [.F201]" office:value-type="float" office:value="0.534497661276179">
            <text:p>0.534498</text:p>
          </table:table-cell>
          <table:table-cell table:formula="oooc:=(_K*([.H201]-2*[.G201]+[.F201])) + [.G201]" office:value-type="float" office:value="0.445400699654068">
            <text:p>0.445401</text:p>
          </table:table-cell>
          <table:table-cell table:formula="oooc:=(_K*([.I201]-2*[.H201]+[.G201])) + [.H201]" office:value-type="float" office:value="0.356310551998837">
            <text:p>0.356311</text:p>
          </table:table-cell>
          <table:table-cell table:formula="oooc:=(_K*([.J201]-2*[.I201]+[.H201])) + [.I201]" office:value-type="float" office:value="0.267226666283465">
            <text:p>0.267227</text:p>
          </table:table-cell>
          <table:table-cell table:formula="oooc:=(_K*([.K201]-2*[.J201]+[.I201])) + [.J201]" office:value-type="float" office:value="0.178147983175786">
            <text:p>0.178148</text:p>
          </table:table-cell>
          <table:table-cell table:formula="oooc:=(_K*(_b-2*[.K201]+[.J201])) + [.K201]" office:value-type="float" office:value="0.0890730218592747">
            <text:p>0.089073</text:p>
          </table:table-cell>
          <table:table-cell table:number-columns-repeated="245"/>
        </table:table-row>
        <table:table-row table:style-name="ro1">
          <table:table-cell/>
          <table:table-cell table:formula="oooc:=(_K*([.C202]-2*[.B202]+_a)) + [.B202]" office:value-type="float" office:value="0.890946452239851">
            <text:p>0.890946</text:p>
          </table:table-cell>
          <table:table-cell table:formula="oooc:=(_K*([.D202]-2*[.C202]+[.B202])) + [.C202]" office:value-type="float" office:value="0.801828203246279">
            <text:p>0.801828</text:p>
          </table:table-cell>
          <table:table-cell table:formula="oooc:=(_K*([.E202]-2*[.D202]+[.C202])) + [.D202]" office:value-type="float" office:value="0.712713555436751">
            <text:p>0.712714</text:p>
          </table:table-cell>
          <table:table-cell table:formula="oooc:=(_K*([.F202]-2*[.E202]+[.D202])) + [.E202]" office:value-type="float" office:value="0.623603941640996">
            <text:p>0.623604</text:p>
          </table:table-cell>
          <table:table-cell table:formula="oooc:=(_K*([.G202]-2*[.F202]+[.E202])) + [.F202]" office:value-type="float" office:value="0.534500386862909">
            <text:p>0.534500</text:p>
          </table:table-cell>
          <table:table-cell table:formula="oooc:=(_K*([.H202]-2*[.G202]+[.F202])) + [.G202]" office:value-type="float" office:value="0.44540342524082">
            <text:p>0.445403</text:p>
          </table:table-cell>
          <table:table-cell table:formula="oooc:=(_K*([.I202]-2*[.H202]+[.G202])) + [.H202]" office:value-type="float" office:value="0.35631305677478">
            <text:p>0.356313</text:p>
          </table:table-cell>
          <table:table-cell table:formula="oooc:=(_K*([.J202]-2*[.I202]+[.H202])) + [.I202]" office:value-type="float" office:value="0.267228747326542">
            <text:p>0.267229</text:p>
          </table:table-cell>
          <table:table-cell table:formula="oooc:=(_K*([.K202]-2*[.J202]+[.I202])) + [.J202]" office:value-type="float" office:value="0.178149471892253">
            <text:p>0.178149</text:p>
          </table:table-cell>
          <table:table-cell table:formula="oooc:=(_K*(_b-2*[.K202]+[.J202])) + [.K202]" office:value-type="float" office:value="0.0890737976421692">
            <text:p>0.089074</text:p>
          </table:table-cell>
          <table:table-cell table:number-columns-repeated="245"/>
        </table:table-row>
        <table:table-row table:style-name="ro1">
          <table:table-cell/>
          <table:table-cell table:formula="oooc:=(_K*([.C203]-2*[.B203]+_a)) + [.B203]" office:value-type="float" office:value="0.890947202882979">
            <text:p>0.890947</text:p>
          </table:table-cell>
          <table:table-cell table:formula="oooc:=(_K*([.D203]-2*[.C203]+[.B203])) + [.C203]" office:value-type="float" office:value="0.801829643719897">
            <text:p>0.801830</text:p>
          </table:table-cell>
          <table:table-cell table:formula="oooc:=(_K*([.E203]-2*[.D203]+[.C203])) + [.D203]" office:value-type="float" office:value="0.71271556904226">
            <text:p>0.712716</text:p>
          </table:table-cell>
          <table:table-cell table:formula="oooc:=(_K*([.F203]-2*[.E203]+[.D203])) + [.E203]" office:value-type="float" office:value="0.623606365248063">
            <text:p>0.623606</text:p>
          </table:table-cell>
          <table:table-cell table:formula="oooc:=(_K*([.G203]-2*[.F203]+[.E203])) + [.F203]" office:value-type="float" office:value="0.534503024125308">
            <text:p>0.534503</text:p>
          </table:table-cell>
          <table:table-cell table:formula="oooc:=(_K*([.H203]-2*[.G203]+[.F203])) + [.G203]" office:value-type="float" office:value="0.44540606250324">
            <text:p>0.445406</text:p>
          </table:table-cell>
          <table:table-cell table:formula="oooc:=(_K*([.I203]-2*[.H203]+[.G203])) + [.H203]" office:value-type="float" office:value="0.356315480381901">
            <text:p>0.356315</text:p>
          </table:table-cell>
          <table:table-cell table:formula="oooc:=(_K*([.J203]-2*[.I203]+[.H203])) + [.I203]" office:value-type="float" office:value="0.267230760932122">
            <text:p>0.267231</text:p>
          </table:table-cell>
          <table:table-cell table:formula="oooc:=(_K*([.K203]-2*[.J203]+[.I203])) + [.J203]" office:value-type="float" office:value="0.178150912365935">
            <text:p>0.178151</text:p>
          </table:table-cell>
          <table:table-cell table:formula="oooc:=(_K*(_b-2*[.K203]+[.J203])) + [.K203]" office:value-type="float" office:value="0.089074548285335">
            <text:p>0.089075</text:p>
          </table:table-cell>
          <table:table-cell table:number-columns-repeated="245"/>
        </table:table-row>
        <table:table-row table:style-name="ro1">
          <table:table-cell/>
          <table:table-cell table:formula="oooc:=(_K*([.C204]-2*[.B204]+_a)) + [.B204]" office:value-type="float" office:value="0.890947929201051">
            <text:p>0.890948</text:p>
          </table:table-cell>
          <table:table-cell table:formula="oooc:=(_K*([.D204]-2*[.C204]+[.B204])) + [.C204]" office:value-type="float" office:value="0.801831037514075">
            <text:p>0.801831</text:p>
          </table:table-cell>
          <table:table-cell table:formula="oooc:=(_K*([.E204]-2*[.D204]+[.C204])) + [.D204]" office:value-type="float" office:value="0.712717517395636">
            <text:p>0.712718</text:p>
          </table:table-cell>
          <table:table-cell table:formula="oooc:=(_K*([.F204]-2*[.E204]+[.D204])) + [.E204]" office:value-type="float" office:value="0.62360871031664">
            <text:p>0.623609</text:p>
          </table:table-cell>
          <table:table-cell table:formula="oooc:=(_K*([.G204]-2*[.F204]+[.E204])) + [.F204]" office:value-type="float" office:value="0.534505575925583">
            <text:p>0.534506</text:p>
          </table:table-cell>
          <table:table-cell table:formula="oooc:=(_K*([.H204]-2*[.G204]+[.F204])) + [.G204]" office:value-type="float" office:value="0.445408614303531">
            <text:p>0.445409</text:p>
          </table:table-cell>
          <table:table-cell table:formula="oooc:=(_K*([.I204]-2*[.H204]+[.G204])) + [.H204]" office:value-type="float" office:value="0.356317825450525">
            <text:p>0.356318</text:p>
          </table:table-cell>
          <table:table-cell table:formula="oooc:=(_K*([.J204]-2*[.I204]+[.H204])) + [.I204]" office:value-type="float" office:value="0.267232709285559">
            <text:p>0.267233</text:p>
          </table:table-cell>
          <table:table-cell table:formula="oooc:=(_K*([.K204]-2*[.J204]+[.I204])) + [.J204]" office:value-type="float" office:value="0.17815230616017">
            <text:p>0.178152</text:p>
          </table:table-cell>
          <table:table-cell table:formula="oooc:=(_K*(_b-2*[.K204]+[.J204])) + [.K204]" office:value-type="float" office:value="0.089075274603441">
            <text:p>0.089075</text:p>
          </table:table-cell>
          <table:table-cell table:number-columns-repeated="245"/>
        </table:table-row>
        <table:table-row table:style-name="ro1">
          <table:table-cell/>
          <table:table-cell table:formula="oooc:=(_K*([.C205]-2*[.B205]+_a)) + [.B205]" office:value-type="float" office:value="0.890948631982337">
            <text:p>0.890949</text:p>
          </table:table-cell>
          <table:table-cell table:formula="oooc:=(_K*([.D205]-2*[.C205]+[.B205])) + [.C205]" office:value-type="float" office:value="0.80183238614149">
            <text:p>0.801832</text:p>
          </table:table-cell>
          <table:table-cell table:formula="oooc:=(_K*([.E205]-2*[.D205]+[.C205])) + [.D205]" office:value-type="float" office:value="0.712719402611413">
            <text:p>0.712719</text:p>
          </table:table-cell>
          <table:table-cell table:formula="oooc:=(_K*([.F205]-2*[.E205]+[.D205])) + [.E205]" office:value-type="float" office:value="0.623610979391815">
            <text:p>0.623611</text:p>
          </table:table-cell>
          <table:table-cell table:formula="oooc:=(_K*([.G205]-2*[.F205]+[.E205])) + [.F205]" office:value-type="float" office:value="0.534508045033185">
            <text:p>0.534508</text:p>
          </table:table-cell>
          <table:table-cell table:formula="oooc:=(_K*([.H205]-2*[.G205]+[.F205])) + [.G205]" office:value-type="float" office:value="0.445411083411149">
            <text:p>0.445411</text:p>
          </table:table-cell>
          <table:table-cell table:formula="oooc:=(_K*([.I205]-2*[.H205]+[.G205])) + [.H205]" office:value-type="float" office:value="0.356320094525741">
            <text:p>0.356320</text:p>
          </table:table-cell>
          <table:table-cell table:formula="oooc:=(_K*([.J205]-2*[.I205]+[.H205])) + [.I205]" office:value-type="float" office:value="0.267234594501389">
            <text:p>0.267235</text:p>
          </table:table-cell>
          <table:table-cell table:formula="oooc:=(_K*([.K205]-2*[.J205]+[.I205])) + [.J205]" office:value-type="float" office:value="0.178153654787634">
            <text:p>0.178154</text:p>
          </table:table-cell>
          <table:table-cell table:formula="oooc:=(_K*(_b-2*[.K205]+[.J205])) + [.K205]" office:value-type="float" office:value="0.0890759773847561">
            <text:p>0.089076</text:p>
          </table:table-cell>
          <table:table-cell table:number-columns-repeated="245"/>
        </table:table-row>
        <table:table-row table:style-name="ro1">
          <table:table-cell/>
          <table:table-cell table:formula="oooc:=(_K*([.C206]-2*[.B206]+_a)) + [.B206]" office:value-type="float" office:value="0.89094931198956">
            <text:p>0.890949</text:p>
          </table:table-cell>
          <table:table-cell table:formula="oooc:=(_K*([.D206]-2*[.C206]+[.B206])) + [.C206]" office:value-type="float" office:value="0.801833691065798">
            <text:p>0.801834</text:p>
          </table:table-cell>
          <table:table-cell table:formula="oooc:=(_K*([.E206]-2*[.D206]+[.C206])) + [.D206]" office:value-type="float" office:value="0.712721226735605">
            <text:p>0.712721</text:p>
          </table:table-cell>
          <table:table-cell table:formula="oooc:=(_K*([.F206]-2*[.E206]+[.D206])) + [.E206]" office:value-type="float" office:value="0.623613174936202">
            <text:p>0.623613</text:p>
          </table:table-cell>
          <table:table-cell table:formula="oooc:=(_K*([.G206]-2*[.F206]+[.E206])) + [.F206]" office:value-type="float" office:value="0.534510434127823">
            <text:p>0.534510</text:p>
          </table:table-cell>
          <table:table-cell table:formula="oooc:=(_K*([.H206]-2*[.G206]+[.F206])) + [.G206]" office:value-type="float" office:value="0.4454134725058">
            <text:p>0.445413</text:p>
          </table:table-cell>
          <table:table-cell table:formula="oooc:=(_K*([.I206]-2*[.H206]+[.G206])) + [.H206]" office:value-type="float" office:value="0.356322290070164">
            <text:p>0.356322</text:p>
          </table:table-cell>
          <table:table-cell table:formula="oooc:=(_K*([.J206]-2*[.I206]+[.H206])) + [.I206]" office:value-type="float" office:value="0.267236418625628">
            <text:p>0.267236</text:p>
          </table:table-cell>
          <table:table-cell table:formula="oooc:=(_K*([.K206]-2*[.J206]+[.I206])) + [.J206]" office:value-type="float" office:value="0.178154959711985">
            <text:p>0.178155</text:p>
          </table:table-cell>
          <table:table-cell table:formula="oooc:=(_K*(_b-2*[.K206]+[.J206])) + [.K206]" office:value-type="float" office:value="0.0890766573920047">
            <text:p>0.089077</text:p>
          </table:table-cell>
          <table:table-cell table:number-columns-repeated="245"/>
        </table:table-row>
        <table:table-row table:style-name="ro1">
          <table:table-cell/>
          <table:table-cell table:formula="oooc:=(_K*([.C207]-2*[.B207]+_a)) + [.B207]" office:value-type="float" office:value="0.890949969960728">
            <text:p>0.890950</text:p>
          </table:table-cell>
          <table:table-cell table:formula="oooc:=(_K*([.D207]-2*[.C207]+[.B207])) + [.C207]" office:value-type="float" office:value="0.801834953703226">
            <text:p>0.801835</text:p>
          </table:table-cell>
          <table:table-cell table:formula="oooc:=(_K*([.E207]-2*[.D207]+[.C207])) + [.D207]" office:value-type="float" office:value="0.712722991747921">
            <text:p>0.712723</text:p>
          </table:table-cell>
          <table:table-cell table:formula="oooc:=(_K*([.F207]-2*[.E207]+[.D207])) + [.E207]" office:value-type="float" office:value="0.623615299332612">
            <text:p>0.623615</text:p>
          </table:table-cell>
          <table:table-cell table:formula="oooc:=(_K*([.G207]-2*[.F207]+[.E207])) + [.F207]" office:value-type="float" office:value="0.534512745802366">
            <text:p>0.534513</text:p>
          </table:table-cell>
          <table:table-cell table:formula="oooc:=(_K*([.H207]-2*[.G207]+[.F207])) + [.G207]" office:value-type="float" office:value="0.445415784180355">
            <text:p>0.445416</text:p>
          </table:table-cell>
          <table:table-cell table:formula="oooc:=(_K*([.I207]-2*[.H207]+[.G207])) + [.H207]" office:value-type="float" office:value="0.356324414466604">
            <text:p>0.356324</text:p>
          </table:table-cell>
          <table:table-cell table:formula="oooc:=(_K*([.J207]-2*[.I207]+[.H207])) + [.I207]" office:value-type="float" office:value="0.267238183637985">
            <text:p>0.267238</text:p>
          </table:table-cell>
          <table:table-cell table:formula="oooc:=(_K*([.K207]-2*[.J207]+[.I207])) + [.J207]" office:value-type="float" office:value="0.17815622234945">
            <text:p>0.178156</text:p>
          </table:table-cell>
          <table:table-cell table:formula="oooc:=(_K*(_b-2*[.K207]+[.J207])) + [.K207]" office:value-type="float" office:value="0.0890773153631949">
            <text:p>0.089077</text:p>
          </table:table-cell>
          <table:table-cell table:number-columns-repeated="245"/>
        </table:table-row>
        <table:table-row table:style-name="ro1">
          <table:table-cell/>
          <table:table-cell table:formula="oooc:=(_K*([.C208]-2*[.B208]+_a)) + [.B208]" office:value-type="float" office:value="0.890950606609932">
            <text:p>0.890951</text:p>
          </table:table-cell>
          <table:table-cell table:formula="oooc:=(_K*([.D208]-2*[.C208]+[.B208])) + [.C208]" office:value-type="float" office:value="0.801836175424105">
            <text:p>0.801836</text:p>
          </table:table-cell>
          <table:table-cell table:formula="oooc:=(_K*([.E208]-2*[.D208]+[.C208])) + [.D208]" office:value-type="float" office:value="0.712724699563919">
            <text:p>0.712725</text:p>
          </table:table-cell>
          <table:table-cell table:formula="oooc:=(_K*([.F208]-2*[.E208]+[.D208])) + [.E208]" office:value-type="float" office:value="0.623617354886637">
            <text:p>0.623617</text:p>
          </table:table-cell>
          <table:table-cell table:formula="oooc:=(_K*([.G208]-2*[.F208]+[.E208])) + [.F208]" office:value-type="float" office:value="0.53451498256566">
            <text:p>0.534515</text:p>
          </table:table-cell>
          <table:table-cell table:formula="oooc:=(_K*([.H208]-2*[.G208]+[.F208])) + [.G208]" office:value-type="float" office:value="0.445418020943659">
            <text:p>0.445418</text:p>
          </table:table-cell>
          <table:table-cell table:formula="oooc:=(_K*([.I208]-2*[.H208]+[.G208])) + [.H208]" office:value-type="float" office:value="0.356326470020657">
            <text:p>0.356326</text:p>
          </table:table-cell>
          <table:table-cell table:formula="oooc:=(_K*([.J208]-2*[.I208]+[.H208])) + [.I208]" office:value-type="float" office:value="0.267239891454019">
            <text:p>0.267240</text:p>
          </table:table-cell>
          <table:table-cell table:formula="oooc:=(_K*([.K208]-2*[.J208]+[.I208])) + [.J208]" office:value-type="float" office:value="0.178157444070362">
            <text:p>0.178157</text:p>
          </table:table-cell>
          <table:table-cell table:formula="oooc:=(_K*(_b-2*[.K208]+[.J208])) + [.K208]" office:value-type="float" office:value="0.089077952012419">
            <text:p>0.089078</text:p>
          </table:table-cell>
          <table:table-cell table:number-columns-repeated="245"/>
        </table:table-row>
        <table:table-row table:style-name="ro1">
          <table:table-cell/>
          <table:table-cell table:formula="oooc:=(_K*([.C209]-2*[.B209]+_a)) + [.B209]" office:value-type="float" office:value="0.890951222628125">
            <text:p>0.890951</text:p>
          </table:table-cell>
          <table:table-cell table:formula="oooc:=(_K*([.D209]-2*[.C209]+[.B209])) + [.C209]" office:value-type="float" office:value="0.801837357554362">
            <text:p>0.801837</text:p>
          </table:table-cell>
          <table:table-cell table:formula="oooc:=(_K*([.E209]-2*[.D209]+[.C209])) + [.D209]" office:value-type="float" office:value="0.712726352037081">
            <text:p>0.712726</text:p>
          </table:table-cell>
          <table:table-cell table:formula="oooc:=(_K*([.F209]-2*[.E209]+[.D209])) + [.E209]" office:value-type="float" office:value="0.623619343829159">
            <text:p>0.623619</text:p>
          </table:table-cell>
          <table:table-cell table:formula="oooc:=(_K*([.G209]-2*[.F209]+[.E209])) + [.F209]" office:value-type="float" office:value="0.53451714684525">
            <text:p>0.534517</text:p>
          </table:table-cell>
          <table:table-cell table:formula="oooc:=(_K*([.H209]-2*[.G209]+[.F209])) + [.G209]" office:value-type="float" office:value="0.445420185223258">
            <text:p>0.445420</text:p>
          </table:table-cell>
          <table:table-cell table:formula="oooc:=(_K*([.I209]-2*[.H209]+[.G209])) + [.H209]" office:value-type="float" office:value="0.356328458963202">
            <text:p>0.356328</text:p>
          </table:table-cell>
          <table:table-cell table:formula="oooc:=(_K*([.J209]-2*[.I209]+[.H209])) + [.I209]" office:value-type="float" office:value="0.267241543927211">
            <text:p>0.267242</text:p>
          </table:table-cell>
          <table:table-cell table:formula="oooc:=(_K*([.K209]-2*[.J209]+[.I209])) + [.J209]" office:value-type="float" office:value="0.178158626200647">
            <text:p>0.178159</text:p>
          </table:table-cell>
          <table:table-cell table:formula="oooc:=(_K*(_b-2*[.K209]+[.J209])) + [.K209]" office:value-type="float" office:value="0.0890785680306286">
            <text:p>0.089079</text:p>
          </table:table-cell>
          <table:table-cell table:number-columns-repeated="245"/>
        </table:table-row>
        <table:table-row table:style-name="ro1">
          <table:table-cell/>
          <table:table-cell table:formula="oooc:=(_K*([.C210]-2*[.B210]+_a)) + [.B210]" office:value-type="float" office:value="0.890951818683866">
            <text:p>0.890952</text:p>
          </table:table-cell>
          <table:table-cell table:formula="oooc:=(_K*([.D210]-2*[.C210]+[.B210])) + [.C210]" office:value-type="float" office:value="0.801838501376955">
            <text:p>0.801839</text:p>
          </table:table-cell>
          <table:table-cell table:formula="oooc:=(_K*([.E210]-2*[.D210]+[.C210])) + [.D210]" office:value-type="float" office:value="0.712727950960824">
            <text:p>0.712728</text:p>
          </table:table-cell>
          <table:table-cell table:formula="oooc:=(_K*([.F210]-2*[.E210]+[.D210])) + [.E210]" office:value-type="float" office:value="0.623621268318764">
            <text:p>0.623621</text:p>
          </table:table-cell>
          <table:table-cell table:formula="oooc:=(_K*([.G210]-2*[.F210]+[.E210])) + [.F210]" office:value-type="float" office:value="0.534519240990017">
            <text:p>0.534519</text:p>
          </table:table-cell>
          <table:table-cell table:formula="oooc:=(_K*([.H210]-2*[.G210]+[.F210])) + [.G210]" office:value-type="float" office:value="0.445422279368033">
            <text:p>0.445422</text:p>
          </table:table-cell>
          <table:table-cell table:formula="oooc:=(_K*([.I210]-2*[.H210]+[.G210])) + [.H210]" office:value-type="float" office:value="0.356330383452828">
            <text:p>0.356330</text:p>
          </table:table-cell>
          <table:table-cell table:formula="oooc:=(_K*([.J210]-2*[.I210]+[.H210])) + [.I210]" office:value-type="float" office:value="0.267243142850982">
            <text:p>0.267243</text:p>
          </table:table-cell>
          <table:table-cell table:formula="oooc:=(_K*([.K210]-2*[.J210]+[.I210])) + [.J210]" office:value-type="float" office:value="0.178159770023265">
            <text:p>0.178160</text:p>
          </table:table-cell>
          <table:table-cell table:formula="oooc:=(_K*(_b-2*[.K210]+[.J210])) + [.K210]" office:value-type="float" office:value="0.0890791640863847">
            <text:p>0.089079</text:p>
          </table:table-cell>
          <table:table-cell table:number-columns-repeated="245"/>
        </table:table-row>
        <table:table-row table:style-name="ro1">
          <table:table-cell/>
          <table:table-cell table:formula="oooc:=(_K*([.C211]-2*[.B211]+_a)) + [.B211]" office:value-type="float" office:value="0.890952395424052">
            <text:p>0.890952</text:p>
          </table:table-cell>
          <table:table-cell table:formula="oooc:=(_K*([.D211]-2*[.C211]+[.B211])) + [.C211]" office:value-type="float" office:value="0.801839608133267">
            <text:p>0.801840</text:p>
          </table:table-cell>
          <table:table-cell table:formula="oooc:=(_K*([.E211]-2*[.D211]+[.C211])) + [.D211]" office:value-type="float" office:value="0.712729498070452">
            <text:p>0.712729</text:p>
          </table:table-cell>
          <table:table-cell table:formula="oooc:=(_K*([.F211]-2*[.E211]+[.D211])) + [.E211]" office:value-type="float" office:value="0.623623130444089">
            <text:p>0.623623</text:p>
          </table:table-cell>
          <table:table-cell table:formula="oooc:=(_K*([.G211]-2*[.F211]+[.E211])) + [.F211]" office:value-type="float" office:value="0.534521267272722">
            <text:p>0.534521</text:p>
          </table:table-cell>
          <table:table-cell table:formula="oooc:=(_K*([.H211]-2*[.G211]+[.F211])) + [.G211]" office:value-type="float" office:value="0.445424305650745">
            <text:p>0.445424</text:p>
          </table:table-cell>
          <table:table-cell table:formula="oooc:=(_K*([.I211]-2*[.H211]+[.G211])) + [.H211]" office:value-type="float" office:value="0.356332245578172">
            <text:p>0.356332</text:p>
          </table:table-cell>
          <table:table-cell table:formula="oooc:=(_K*([.J211]-2*[.I211]+[.H211])) + [.I211]" office:value-type="float" office:value="0.267244689960634">
            <text:p>0.267245</text:p>
          </table:table-cell>
          <table:table-cell table:formula="oooc:=(_K*([.K211]-2*[.J211]+[.I211])) + [.J211]" office:value-type="float" office:value="0.1781608767796">
            <text:p>0.178161</text:p>
          </table:table-cell>
          <table:table-cell table:formula="oooc:=(_K*(_b-2*[.K211]+[.J211])) + [.K211]" office:value-type="float" office:value="0.0890797408265831">
            <text:p>0.089080</text:p>
          </table:table-cell>
          <table:table-cell table:number-columns-repeated="245"/>
        </table:table-row>
        <table:table-row table:style-name="ro1">
          <table:table-cell/>
          <table:table-cell table:formula="oooc:=(_K*([.C212]-2*[.B212]+_a)) + [.B212]" office:value-type="float" office:value="0.890952953474614">
            <text:p>0.890953</text:p>
          </table:table-cell>
          <table:table-cell table:formula="oooc:=(_K*([.D212]-2*[.C212]+[.B212])) + [.C212]" office:value-type="float" office:value="0.801840679024455">
            <text:p>0.801841</text:p>
          </table:table-cell>
          <table:table-cell table:formula="oooc:=(_K*([.E212]-2*[.D212]+[.C212])) + [.D212]" office:value-type="float" office:value="0.712730995045033">
            <text:p>0.712731</text:p>
          </table:table-cell>
          <table:table-cell table:formula="oooc:=(_K*([.F212]-2*[.E212]+[.D212])) + [.E212]" office:value-type="float" office:value="0.623624932226088">
            <text:p>0.623625</text:p>
          </table:table-cell>
          <table:table-cell table:formula="oooc:=(_K*([.G212]-2*[.F212]+[.E212])) + [.F212]" office:value-type="float" office:value="0.534523227892478">
            <text:p>0.534523</text:p>
          </table:table-cell>
          <table:table-cell table:formula="oooc:=(_K*([.H212]-2*[.G212]+[.F212])) + [.G212]" office:value-type="float" office:value="0.445426266270506">
            <text:p>0.445426</text:p>
          </table:table-cell>
          <table:table-cell table:formula="oooc:=(_K*([.I212]-2*[.H212]+[.G212])) + [.H212]" office:value-type="float" office:value="0.356334047360186">
            <text:p>0.356334</text:p>
          </table:table-cell>
          <table:table-cell table:formula="oooc:=(_K*([.J212]-2*[.I212]+[.H212])) + [.I212]" office:value-type="float" office:value="0.267246186935235">
            <text:p>0.267246</text:p>
          </table:table-cell>
          <table:table-cell table:formula="oooc:=(_K*([.K212]-2*[.J212]+[.I212])) + [.J212]" office:value-type="float" office:value="0.178161947670807">
            <text:p>0.178162</text:p>
          </table:table-cell>
          <table:table-cell table:formula="oooc:=(_K*(_b-2*[.K212]+[.J212])) + [.K212]" office:value-type="float" office:value="0.0890802988771566">
            <text:p>0.089080</text:p>
          </table:table-cell>
          <table:table-cell table:number-columns-repeated="245"/>
        </table:table-row>
        <table:table-row table:style-name="ro1">
          <table:table-cell/>
          <table:table-cell table:formula="oooc:=(_K*([.C213]-2*[.B213]+_a)) + [.B213]" office:value-type="float" office:value="0.890953493441201">
            <text:p>0.890953</text:p>
          </table:table-cell>
          <table:table-cell table:formula="oooc:=(_K*([.D213]-2*[.C213]+[.B213])) + [.C213]" office:value-type="float" office:value="0.80184171521275">
            <text:p>0.801842</text:p>
          </table:table-cell>
          <table:table-cell table:formula="oooc:=(_K*([.E213]-2*[.D213]+[.C213])) + [.D213]" office:value-type="float" office:value="0.712732443509224">
            <text:p>0.712732</text:p>
          </table:table-cell>
          <table:table-cell table:formula="oooc:=(_K*([.F213]-2*[.E213]+[.D213])) + [.E213]" office:value-type="float" office:value="0.623626675620222">
            <text:p>0.623627</text:p>
          </table:table-cell>
          <table:table-cell table:formula="oooc:=(_K*([.G213]-2*[.F213]+[.E213])) + [.F213]" office:value-type="float" office:value="0.534525124977133">
            <text:p>0.534525</text:p>
          </table:table-cell>
          <table:table-cell table:formula="oooc:=(_K*([.H213]-2*[.G213]+[.F213])) + [.G213]" office:value-type="float" office:value="0.445428163355167">
            <text:p>0.445428</text:p>
          </table:table-cell>
          <table:table-cell table:formula="oooc:=(_K*([.I213]-2*[.H213]+[.G213])) + [.H213]" office:value-type="float" office:value="0.356335790754334">
            <text:p>0.356336</text:p>
          </table:table-cell>
          <table:table-cell table:formula="oooc:=(_K*([.J213]-2*[.I213]+[.H213])) + [.I213]" office:value-type="float" office:value="0.267247635399444">
            <text:p>0.267248</text:p>
          </table:table-cell>
          <table:table-cell table:formula="oooc:=(_K*([.K213]-2*[.J213]+[.I213])) + [.J213]" office:value-type="float" office:value="0.178162983859118">
            <text:p>0.178163</text:p>
          </table:table-cell>
          <table:table-cell table:formula="oooc:=(_K*(_b-2*[.K213]+[.J213])) + [.K213]" office:value-type="float" office:value="0.089080838843754">
            <text:p>0.089081</text:p>
          </table:table-cell>
          <table:table-cell table:number-columns-repeated="245"/>
        </table:table-row>
        <table:table-row table:style-name="ro1">
          <table:table-cell/>
          <table:table-cell table:formula="oooc:=(_K*([.C214]-2*[.B214]+_a)) + [.B214]" office:value-type="float" office:value="0.890954015909837">
            <text:p>0.890954</text:p>
          </table:table-cell>
          <table:table-cell table:formula="oooc:=(_K*([.D214]-2*[.C214]+[.B214])) + [.C214]" office:value-type="float" office:value="0.80184271782272">
            <text:p>0.801843</text:p>
          </table:table-cell>
          <table:table-cell table:formula="oooc:=(_K*([.E214]-2*[.D214]+[.C214])) + [.D214]" office:value-type="float" office:value="0.712733845035033">
            <text:p>0.712734</text:p>
          </table:table-cell>
          <table:table-cell table:formula="oooc:=(_K*([.F214]-2*[.E214]+[.D214])) + [.E214]" office:value-type="float" office:value="0.623628362518587">
            <text:p>0.623628</text:p>
          </table:table-cell>
          <table:table-cell table:formula="oooc:=(_K*([.G214]-2*[.F214]+[.E214])) + [.F214]" office:value-type="float" office:value="0.534526960585582">
            <text:p>0.534527</text:p>
          </table:table-cell>
          <table:table-cell table:formula="oooc:=(_K*([.H214]-2*[.G214]+[.F214])) + [.G214]" office:value-type="float" office:value="0.44542999896362">
            <text:p>0.445430</text:p>
          </table:table-cell>
          <table:table-cell table:formula="oooc:=(_K*([.I214]-2*[.H214]+[.G214])) + [.H214]" office:value-type="float" office:value="0.356337477652711">
            <text:p>0.356337</text:p>
          </table:table-cell>
          <table:table-cell table:formula="oooc:=(_K*([.J214]-2*[.I214]+[.H214])) + [.I214]" office:value-type="float" office:value="0.26724903692527">
            <text:p>0.267249</text:p>
          </table:table-cell>
          <table:table-cell table:formula="oooc:=(_K*([.K214]-2*[.J214]+[.I214])) + [.J214]" office:value-type="float" office:value="0.178163986469103">
            <text:p>0.178164</text:p>
          </table:table-cell>
          <table:table-cell table:formula="oooc:=(_K*(_b-2*[.K214]+[.J214])) + [.K214]" office:value-type="float" office:value="0.0890813613123981">
            <text:p>0.089081</text:p>
          </table:table-cell>
          <table:table-cell table:number-columns-repeated="245"/>
        </table:table-row>
        <table:table-row table:style-name="ro1">
          <table:table-cell/>
          <table:table-cell table:formula="oooc:=(_K*([.C215]-2*[.B215]+_a)) + [.B215]" office:value-type="float" office:value="0.890954521447552">
            <text:p>0.890955</text:p>
          </table:table-cell>
          <table:table-cell table:formula="oooc:=(_K*([.D215]-2*[.C215]+[.B215])) + [.C215]" office:value-type="float" office:value="0.801843687942492">
            <text:p>0.801844</text:p>
          </table:table-cell>
          <table:table-cell table:formula="oooc:=(_K*([.E215]-2*[.D215]+[.C215])) + [.D215]" office:value-type="float" office:value="0.71273520114353">
            <text:p>0.712735</text:p>
          </table:table-cell>
          <table:table-cell table:formula="oooc:=(_K*([.F215]-2*[.E215]+[.D215])) + [.E215]" office:value-type="float" office:value="0.623629994751964">
            <text:p>0.623630</text:p>
          </table:table-cell>
          <table:table-cell table:formula="oooc:=(_K*([.G215]-2*[.F215]+[.E215])) + [.F215]" office:value-type="float" office:value="0.534528736709999">
            <text:p>0.534529</text:p>
          </table:table-cell>
          <table:table-cell table:formula="oooc:=(_K*([.H215]-2*[.G215]+[.F215])) + [.G215]" office:value-type="float" office:value="0.445431775088041">
            <text:p>0.445432</text:p>
          </table:table-cell>
          <table:table-cell table:formula="oooc:=(_K*([.I215]-2*[.H215]+[.G215])) + [.H215]" office:value-type="float" office:value="0.356339109886098">
            <text:p>0.356339</text:p>
          </table:table-cell>
          <table:table-cell table:formula="oooc:=(_K*([.J215]-2*[.I215]+[.H215])) + [.I215]" office:value-type="float" office:value="0.267250393033779">
            <text:p>0.267250</text:p>
          </table:table-cell>
          <table:table-cell table:formula="oooc:=(_K*([.K215]-2*[.J215]+[.I215])) + [.J215]" office:value-type="float" office:value="0.178164956588888">
            <text:p>0.178165</text:p>
          </table:table-cell>
          <table:table-cell table:formula="oooc:=(_K*(_b-2*[.K215]+[.J215])) + [.K215]" office:value-type="float" office:value="0.0890818668501208">
            <text:p>0.089082</text:p>
          </table:table-cell>
          <table:table-cell table:number-columns-repeated="245"/>
        </table:table-row>
        <table:table-row table:style-name="ro1">
          <table:table-cell/>
          <table:table-cell table:formula="oooc:=(_K*([.C216]-2*[.B216]+_a)) + [.B216]" office:value-type="float" office:value="0.890955010603004">
            <text:p>0.890955</text:p>
          </table:table-cell>
          <table:table-cell table:formula="oooc:=(_K*([.D216]-2*[.C216]+[.B216])) + [.C216]" office:value-type="float" office:value="0.801844626624931">
            <text:p>0.801845</text:p>
          </table:table-cell>
          <table:table-cell table:formula="oooc:=(_K*([.E216]-2*[.D216]+[.C216])) + [.D216]" office:value-type="float" office:value="0.712736513306488">
            <text:p>0.712737</text:p>
          </table:table-cell>
          <table:table-cell table:formula="oooc:=(_K*([.F216]-2*[.E216]+[.D216])) + [.E216]" office:value-type="float" office:value="0.623631574091804">
            <text:p>0.623632</text:p>
          </table:table-cell>
          <table:table-cell table:formula="oooc:=(_K*([.G216]-2*[.F216]+[.E216])) + [.F216]" office:value-type="float" office:value="0.534530455278002">
            <text:p>0.534530</text:p>
          </table:table-cell>
          <table:table-cell table:formula="oooc:=(_K*([.H216]-2*[.G216]+[.F216])) + [.G216]" office:value-type="float" office:value="0.445433493656047">
            <text:p>0.445433</text:p>
          </table:table-cell>
          <table:table-cell table:formula="oooc:=(_K*([.I216]-2*[.H216]+[.G216])) + [.H216]" office:value-type="float" office:value="0.356340689225948">
            <text:p>0.356341</text:p>
          </table:table-cell>
          <table:table-cell table:formula="oooc:=(_K*([.J216]-2*[.I216]+[.H216])) + [.I216]" office:value-type="float" office:value="0.26725170519675">
            <text:p>0.267252</text:p>
          </table:table-cell>
          <table:table-cell table:formula="oooc:=(_K*([.K216]-2*[.J216]+[.I216])) + [.J216]" office:value-type="float" office:value="0.178165895271338">
            <text:p>0.178166</text:p>
          </table:table-cell>
          <table:table-cell table:formula="oooc:=(_K*(_b-2*[.K216]+[.J216])) + [.K216]" office:value-type="float" office:value="0.0890823560055792">
            <text:p>0.089082</text:p>
          </table:table-cell>
          <table:table-cell table:number-columns-repeated="245"/>
        </table:table-row>
        <table:table-row table:style-name="ro1">
          <table:table-cell/>
          <table:table-cell table:formula="oooc:=(_K*([.C217]-2*[.B217]+_a)) + [.B217]" office:value-type="float" office:value="0.89095548390707">
            <text:p>0.890955</text:p>
          </table:table-cell>
          <table:table-cell table:formula="oooc:=(_K*([.D217]-2*[.C217]+[.B217])) + [.C217]" office:value-type="float" office:value="0.801845534888783">
            <text:p>0.801846</text:p>
          </table:table-cell>
          <table:table-cell table:formula="oooc:=(_K*([.E217]-2*[.D217]+[.C217])) + [.D217]" office:value-type="float" office:value="0.712737782947992">
            <text:p>0.712738</text:p>
          </table:table-cell>
          <table:table-cell table:formula="oooc:=(_K*([.F217]-2*[.E217]+[.D217])) + [.E217]" office:value-type="float" office:value="0.623633102252157">
            <text:p>0.623633</text:p>
          </table:table-cell>
          <table:table-cell table:formula="oooc:=(_K*([.G217]-2*[.F217]+[.E217])) + [.F217]" office:value-type="float" office:value="0.534532118154741">
            <text:p>0.534532</text:p>
          </table:table-cell>
          <table:table-cell table:formula="oooc:=(_K*([.H217]-2*[.G217]+[.F217])) + [.G217]" office:value-type="float" office:value="0.445435156532789">
            <text:p>0.445435</text:p>
          </table:table-cell>
          <table:table-cell table:formula="oooc:=(_K*([.I217]-2*[.H217]+[.G217])) + [.H217]" office:value-type="float" office:value="0.356342217386309">
            <text:p>0.356342</text:p>
          </table:table-cell>
          <table:table-cell table:formula="oooc:=(_K*([.J217]-2*[.I217]+[.H217])) + [.I217]" office:value-type="float" office:value="0.267252974838264">
            <text:p>0.267253</text:p>
          </table:table-cell>
          <table:table-cell table:formula="oooc:=(_K*([.K217]-2*[.J217]+[.I217])) + [.J217]" office:value-type="float" office:value="0.178166803535199">
            <text:p>0.178167</text:p>
          </table:table-cell>
          <table:table-cell table:formula="oooc:=(_K*(_b-2*[.K217]+[.J217])) + [.K217]" office:value-type="float" office:value="0.0890828293096509">
            <text:p>0.089083</text:p>
          </table:table-cell>
          <table:table-cell table:number-columns-repeated="245"/>
        </table:table-row>
        <table:table-row table:style-name="ro1">
          <table:table-cell/>
          <table:table-cell table:formula="oooc:=(_K*([.C218]-2*[.B218]+_a)) + [.B218]" office:value-type="float" office:value="0.890955941873424">
            <text:p>0.890956</text:p>
          </table:table-cell>
          <table:table-cell table:formula="oooc:=(_K*([.D218]-2*[.C218]+[.B218])) + [.C218]" office:value-type="float" office:value="0.801846413719781">
            <text:p>0.801846</text:p>
          </table:table-cell>
          <table:table-cell table:formula="oooc:=(_K*([.E218]-2*[.D218]+[.C218])) + [.D218]" office:value-type="float" office:value="0.712739011445974">
            <text:p>0.712739</text:p>
          </table:table-cell>
          <table:table-cell table:formula="oooc:=(_K*([.F218]-2*[.E218]+[.D218])) + [.E218]" office:value-type="float" office:value="0.623634580891525">
            <text:p>0.623635</text:p>
          </table:table-cell>
          <table:table-cell table:formula="oooc:=(_K*([.G218]-2*[.F218]+[.E218])) + [.F218]" office:value-type="float" office:value="0.534533727144927">
            <text:p>0.534534</text:p>
          </table:table-cell>
          <table:table-cell table:formula="oooc:=(_K*([.H218]-2*[.G218]+[.F218])) + [.G218]" office:value-type="float" office:value="0.445436765522978">
            <text:p>0.445437</text:p>
          </table:table-cell>
          <table:table-cell table:formula="oooc:=(_K*([.I218]-2*[.H218]+[.G218])) + [.H218]" office:value-type="float" office:value="0.356343696025683">
            <text:p>0.356344</text:p>
          </table:table-cell>
          <table:table-cell table:formula="oooc:=(_K*([.J218]-2*[.I218]+[.H218])) + [.I218]" office:value-type="float" office:value="0.267254203336256">
            <text:p>0.267254</text:p>
          </table:table-cell>
          <table:table-cell table:formula="oooc:=(_K*([.K218]-2*[.J218]+[.I218])) + [.J218]" office:value-type="float" office:value="0.178167682366206">
            <text:p>0.178168</text:p>
          </table:table-cell>
          <table:table-cell table:formula="oooc:=(_K*(_b-2*[.K218]+[.J218])) + [.K218]" office:value-type="float" office:value="0.0890832872760099">
            <text:p>0.089083</text:p>
          </table:table-cell>
          <table:table-cell table:number-columns-repeated="245"/>
        </table:table-row>
        <table:table-row table:style-name="ro1">
          <table:table-cell/>
          <table:table-cell table:formula="oooc:=(_K*([.C219]-2*[.B219]+_a)) + [.B219]" office:value-type="float" office:value="0.890956384999094">
            <text:p>0.890956</text:p>
          </table:table-cell>
          <table:table-cell table:formula="oooc:=(_K*([.D219]-2*[.C219]+[.B219])) + [.C219]" office:value-type="float" office:value="0.801847264071716">
            <text:p>0.801847</text:p>
          </table:table-cell>
          <table:table-cell table:formula="oooc:=(_K*([.E219]-2*[.D219]+[.C219])) + [.D219]" office:value-type="float" office:value="0.712740200133717">
            <text:p>0.712740</text:p>
          </table:table-cell>
          <table:table-cell table:formula="oooc:=(_K*([.F219]-2*[.E219]+[.D219])) + [.E219]" office:value-type="float" office:value="0.623636011614665">
            <text:p>0.623636</text:p>
          </table:table-cell>
          <table:table-cell table:formula="oooc:=(_K*([.G219]-2*[.F219]+[.E219])) + [.F219]" office:value-type="float" office:value="0.534535283994786">
            <text:p>0.534535</text:p>
          </table:table-cell>
          <table:table-cell table:formula="oooc:=(_K*([.H219]-2*[.G219]+[.F219])) + [.G219]" office:value-type="float" office:value="0.44543832237284">
            <text:p>0.445438</text:p>
          </table:table-cell>
          <table:table-cell table:formula="oooc:=(_K*([.I219]-2*[.H219]+[.G219])) + [.H219]" office:value-type="float" office:value="0.35634512674883">
            <text:p>0.356345</text:p>
          </table:table-cell>
          <table:table-cell table:formula="oooc:=(_K*([.J219]-2*[.I219]+[.H219])) + [.I219]" office:value-type="float" office:value="0.267255392024007">
            <text:p>0.267255</text:p>
          </table:table-cell>
          <table:table-cell table:formula="oooc:=(_K*([.K219]-2*[.J219]+[.I219])) + [.J219]" office:value-type="float" office:value="0.178168532718148">
            <text:p>0.178169</text:p>
          </table:table-cell>
          <table:table-cell table:formula="oooc:=(_K*(_b-2*[.K219]+[.J219])) + [.K219]" office:value-type="float" office:value="0.0890837304016844">
            <text:p>0.089084</text:p>
          </table:table-cell>
          <table:table-cell table:number-columns-repeated="245"/>
        </table:table-row>
        <table:table-row table:style-name="ro1">
          <table:table-cell/>
          <table:table-cell table:formula="oooc:=(_K*([.C220]-2*[.B220]+_a)) + [.B220]" office:value-type="float" office:value="0.890956813765002">
            <text:p>0.890957</text:p>
          </table:table-cell>
          <table:table-cell table:formula="oooc:=(_K*([.D220]-2*[.C220]+[.B220])) + [.C220]" office:value-type="float" office:value="0.801848086867468">
            <text:p>0.801848</text:p>
          </table:table-cell>
          <table:table-cell table:formula="oooc:=(_K*([.E220]-2*[.D220]+[.C220])) + [.D220]" office:value-type="float" office:value="0.712741350301296">
            <text:p>0.712741</text:p>
          </table:table-cell>
          <table:table-cell table:formula="oooc:=(_K*([.F220]-2*[.E220]+[.D220])) + [.E220]" office:value-type="float" office:value="0.623637395974335">
            <text:p>0.623637</text:p>
          </table:table-cell>
          <table:table-cell table:formula="oooc:=(_K*([.G220]-2*[.F220]+[.E220])) + [.F220]" office:value-type="float" office:value="0.534536790393959">
            <text:p>0.534537</text:p>
          </table:table-cell>
          <table:table-cell table:formula="oooc:=(_K*([.H220]-2*[.G220]+[.F220])) + [.G220]" office:value-type="float" office:value="0.445439828772014">
            <text:p>0.445440</text:p>
          </table:table-cell>
          <table:table-cell table:formula="oooc:=(_K*([.I220]-2*[.H220]+[.G220])) + [.H220]" office:value-type="float" office:value="0.356346511108505">
            <text:p>0.356347</text:p>
          </table:table-cell>
          <table:table-cell table:formula="oooc:=(_K*([.J220]-2*[.I220]+[.H220])) + [.I220]" office:value-type="float" office:value="0.267256542191592">
            <text:p>0.267257</text:p>
          </table:table-cell>
          <table:table-cell table:formula="oooc:=(_K*([.K220]-2*[.J220]+[.I220])) + [.J220]" office:value-type="float" office:value="0.178169355513906">
            <text:p>0.178169</text:p>
          </table:table-cell>
          <table:table-cell table:formula="oooc:=(_K*(_b-2*[.K220]+[.J220])) + [.K220]" office:value-type="float" office:value="0.0890841591675959">
            <text:p>0.089084</text:p>
          </table:table-cell>
          <table:table-cell table:number-columns-repeated="245"/>
        </table:table-row>
        <table:table-row table:style-name="ro1">
          <table:table-cell/>
          <table:table-cell table:formula="oooc:=(_K*([.C221]-2*[.B221]+_a)) + [.B221]" office:value-type="float" office:value="0.890957228636484">
            <text:p>0.890957</text:p>
          </table:table-cell>
          <table:table-cell table:formula="oooc:=(_K*([.D221]-2*[.C221]+[.B221])) + [.C221]" office:value-type="float" office:value="0.801848883000013">
            <text:p>0.801849</text:p>
          </table:table-cell>
          <table:table-cell table:formula="oooc:=(_K*([.E221]-2*[.D221]+[.C221])) + [.D221]" office:value-type="float" office:value="0.71274246319698">
            <text:p>0.712742</text:p>
          </table:table-cell>
          <table:table-cell table:formula="oooc:=(_K*([.F221]-2*[.E221]+[.D221])) + [.E221]" office:value-type="float" office:value="0.623638735472969">
            <text:p>0.623639</text:p>
          </table:table-cell>
          <table:table-cell table:formula="oooc:=(_K*([.G221]-2*[.F221]+[.E221])) + [.F221]" office:value-type="float" office:value="0.534538247977331">
            <text:p>0.534538</text:p>
          </table:table-cell>
          <table:table-cell table:formula="oooc:=(_K*([.H221]-2*[.G221]+[.F221])) + [.G221]" office:value-type="float" office:value="0.445441286355388">
            <text:p>0.445441</text:p>
          </table:table-cell>
          <table:table-cell table:formula="oooc:=(_K*([.I221]-2*[.H221]+[.G221])) + [.H221]" office:value-type="float" office:value="0.356347850607144">
            <text:p>0.356348</text:p>
          </table:table-cell>
          <table:table-cell table:formula="oooc:=(_K*([.J221]-2*[.I221]+[.H221])) + [.I221]" office:value-type="float" office:value="0.267257655087283">
            <text:p>0.267258</text:p>
          </table:table-cell>
          <table:table-cell table:formula="oooc:=(_K*([.K221]-2*[.J221]+[.I221])) + [.J221]" office:value-type="float" office:value="0.178170151646457">
            <text:p>0.178170</text:p>
          </table:table-cell>
          <table:table-cell table:formula="oooc:=(_K*(_b-2*[.K221]+[.J221])) + [.K221]" office:value-type="float" office:value="0.0890845740390816">
            <text:p>0.089085</text:p>
          </table:table-cell>
          <table:table-cell table:number-columns-repeated="245"/>
        </table:table-row>
        <table:table-row table:style-name="ro1">
          <table:table-cell/>
          <table:table-cell table:formula="oooc:=(_K*([.C222]-2*[.B222]+_a)) + [.B222]" office:value-type="float" office:value="0.890957630063798">
            <text:p>0.890958</text:p>
          </table:table-cell>
          <table:table-cell table:formula="oooc:=(_K*([.D222]-2*[.C222]+[.B222])) + [.C222]" office:value-type="float" office:value="0.801849653333388">
            <text:p>0.801850</text:p>
          </table:table-cell>
          <table:table-cell table:formula="oooc:=(_K*([.E222]-2*[.D222]+[.C222])) + [.D222]" office:value-type="float" office:value="0.712743540028589">
            <text:p>0.712744</text:p>
          </table:table-cell>
          <table:table-cell table:formula="oooc:=(_K*([.F222]-2*[.E222]+[.D222])) + [.E222]" office:value-type="float" office:value="0.623640031564318">
            <text:p>0.623640</text:p>
          </table:table-cell>
          <table:table-cell table:formula="oooc:=(_K*([.G222]-2*[.F222]+[.E222])) + [.F222]" office:value-type="float" office:value="0.534539658326809">
            <text:p>0.534540</text:p>
          </table:table-cell>
          <table:table-cell table:formula="oooc:=(_K*([.H222]-2*[.G222]+[.F222])) + [.G222]" office:value-type="float" office:value="0.445442696704868">
            <text:p>0.445443</text:p>
          </table:table-cell>
          <table:table-cell table:formula="oooc:=(_K*([.I222]-2*[.H222]+[.G222])) + [.H222]" office:value-type="float" office:value="0.356349146698497">
            <text:p>0.356349</text:p>
          </table:table-cell>
          <table:table-cell table:formula="oooc:=(_K*([.J222]-2*[.I222]+[.H222])) + [.I222]" office:value-type="float" office:value="0.267258731918897">
            <text:p>0.267259</text:p>
          </table:table-cell>
          <table:table-cell table:formula="oooc:=(_K*([.K222]-2*[.J222]+[.I222])) + [.J222]" office:value-type="float" office:value="0.178170921979837">
            <text:p>0.178171</text:p>
          </table:table-cell>
          <table:table-cell table:formula="oooc:=(_K*(_b-2*[.K222]+[.J222])) + [.K222]" office:value-type="float" office:value="0.0890849754663989">
            <text:p>0.089085</text:p>
          </table:table-cell>
          <table:table-cell table:number-columns-repeated="245"/>
        </table:table-row>
        <table:table-row table:style-name="ro1">
          <table:table-cell/>
          <table:table-cell table:formula="oooc:=(_K*([.C223]-2*[.B223]+_a)) + [.B223]" office:value-type="float" office:value="0.890958018482612">
            <text:p>0.890958</text:p>
          </table:table-cell>
          <table:table-cell table:formula="oooc:=(_K*([.D223]-2*[.C223]+[.B223])) + [.C223]" office:value-type="float" office:value="0.801850398703632">
            <text:p>0.801850</text:p>
          </table:table-cell>
          <table:table-cell table:formula="oooc:=(_K*([.E223]-2*[.D223]+[.C223])) + [.D223]" office:value-type="float" office:value="0.7127445819648">
            <text:p>0.712745</text:p>
          </table:table-cell>
          <table:table-cell table:formula="oooc:=(_K*([.F223]-2*[.E223]+[.D223])) + [.E223]" office:value-type="float" office:value="0.623641285655023">
            <text:p>0.623641</text:p>
          </table:table-cell>
          <table:table-cell table:formula="oooc:=(_K*([.G223]-2*[.F223]+[.E223])) + [.F223]" office:value-type="float" office:value="0.534541022973036">
            <text:p>0.534541</text:p>
          </table:table-cell>
          <table:table-cell table:formula="oooc:=(_K*([.H223]-2*[.G223]+[.F223])) + [.G223]" office:value-type="float" office:value="0.445444061351096">
            <text:p>0.445444</text:p>
          </table:table-cell>
          <table:table-cell table:formula="oooc:=(_K*([.I223]-2*[.H223]+[.G223])) + [.H223]" office:value-type="float" office:value="0.356350400789205">
            <text:p>0.356350</text:p>
          </table:table-cell>
          <table:table-cell table:formula="oooc:=(_K*([.J223]-2*[.I223]+[.H223])) + [.I223]" office:value-type="float" office:value="0.267259773855113">
            <text:p>0.267260</text:p>
          </table:table-cell>
          <table:table-cell table:formula="oooc:=(_K*([.K223]-2*[.J223]+[.I223])) + [.J223]" office:value-type="float" office:value="0.178171667350086">
            <text:p>0.178172</text:p>
          </table:table-cell>
          <table:table-cell table:formula="oooc:=(_K*(_b-2*[.K223]+[.J223])) + [.K223]" office:value-type="float" office:value="0.0890853638852146">
            <text:p>0.089085</text:p>
          </table:table-cell>
          <table:table-cell table:number-columns-repeated="245"/>
        </table:table-row>
        <table:table-row table:style-name="ro1">
          <table:table-cell/>
          <table:table-cell table:formula="oooc:=(_K*([.C224]-2*[.B224]+_a)) + [.B224]" office:value-type="float" office:value="0.890958394314472">
            <text:p>0.890958</text:p>
          </table:table-cell>
          <table:table-cell table:formula="oooc:=(_K*([.D224]-2*[.C224]+[.B224])) + [.C224]" office:value-type="float" office:value="0.801851119919691">
            <text:p>0.801851</text:p>
          </table:table-cell>
          <table:table-cell table:formula="oooc:=(_K*([.E224]-2*[.D224]+[.C224])) + [.D224]" office:value-type="float" office:value="0.712745590136422">
            <text:p>0.712746</text:p>
          </table:table-cell>
          <table:table-cell table:formula="oooc:=(_K*([.F224]-2*[.E224]+[.D224])) + [.E224]" office:value-type="float" office:value="0.623642499106139">
            <text:p>0.623642</text:p>
          </table:table-cell>
          <table:table-cell table:formula="oooc:=(_K*([.G224]-2*[.F224]+[.E224])) + [.F224]" office:value-type="float" office:value="0.534542343397055">
            <text:p>0.534542</text:p>
          </table:table-cell>
          <table:table-cell table:formula="oooc:=(_K*([.H224]-2*[.G224]+[.F224])) + [.G224]" office:value-type="float" office:value="0.445445381775116">
            <text:p>0.445445</text:p>
          </table:table-cell>
          <table:table-cell table:formula="oooc:=(_K*([.I224]-2*[.H224]+[.G224])) + [.H224]" office:value-type="float" office:value="0.356351614240325">
            <text:p>0.356352</text:p>
          </table:table-cell>
          <table:table-cell table:formula="oooc:=(_K*([.J224]-2*[.I224]+[.H224])) + [.I224]" office:value-type="float" office:value="0.267260782026739">
            <text:p>0.267261</text:p>
          </table:table-cell>
          <table:table-cell table:formula="oooc:=(_K*([.K224]-2*[.J224]+[.I224])) + [.J224]" office:value-type="float" office:value="0.178172388566148">
            <text:p>0.178172</text:p>
          </table:table-cell>
          <table:table-cell table:formula="oooc:=(_K*(_b-2*[.K224]+[.J224])) + [.K224]" office:value-type="float" office:value="0.0890857397170772">
            <text:p>0.089086</text:p>
          </table:table-cell>
          <table:table-cell table:number-columns-repeated="245"/>
        </table:table-row>
        <table:table-row table:style-name="ro1">
          <table:table-cell/>
          <table:table-cell table:formula="oooc:=(_K*([.C225]-2*[.B225]+_a)) + [.B225]" office:value-type="float" office:value="0.890958757967267">
            <text:p>0.890959</text:p>
          </table:table-cell>
          <table:table-cell table:formula="oooc:=(_K*([.D225]-2*[.C225]+[.B225])) + [.C225]" office:value-type="float" office:value="0.801851817764296">
            <text:p>0.801852</text:p>
          </table:table-cell>
          <table:table-cell table:formula="oooc:=(_K*([.E225]-2*[.D225]+[.C225])) + [.D225]" office:value-type="float" office:value="0.712746565637617">
            <text:p>0.712747</text:p>
          </table:table-cell>
          <table:table-cell table:formula="oooc:=(_K*([.F225]-2*[.E225]+[.D225])) + [.E225]" office:value-type="float" office:value="0.623643673234619">
            <text:p>0.623644</text:p>
          </table:table-cell>
          <table:table-cell table:formula="oooc:=(_K*([.G225]-2*[.F225]+[.E225])) + [.F225]" office:value-type="float" office:value="0.534543621031913">
            <text:p>0.534544</text:p>
          </table:table-cell>
          <table:table-cell table:formula="oooc:=(_K*([.H225]-2*[.G225]+[.F225])) + [.G225]" office:value-type="float" office:value="0.445446659409975">
            <text:p>0.445447</text:p>
          </table:table-cell>
          <table:table-cell table:formula="oooc:=(_K*([.I225]-2*[.H225]+[.G225])) + [.H225]" office:value-type="float" office:value="0.356352788368807">
            <text:p>0.356353</text:p>
          </table:table-cell>
          <table:table-cell table:formula="oooc:=(_K*([.J225]-2*[.I225]+[.H225])) + [.I225]" office:value-type="float" office:value="0.267261757527937">
            <text:p>0.267262</text:p>
          </table:table-cell>
          <table:table-cell table:formula="oooc:=(_K*([.K225]-2*[.J225]+[.I225])) + [.J225]" office:value-type="float" office:value="0.178173086410756">
            <text:p>0.178173</text:p>
          </table:table-cell>
          <table:table-cell table:formula="oooc:=(_K*(_b-2*[.K225]+[.J225])) + [.K225]" office:value-type="float" office:value="0.0890861033698747">
            <text:p>0.089086</text:p>
          </table:table-cell>
          <table:table-cell table:number-columns-repeated="245"/>
        </table:table-row>
        <table:table-row table:style-name="ro1">
          <table:table-cell/>
          <table:table-cell table:formula="oooc:=(_K*([.C226]-2*[.B226]+_a)) + [.B226]" office:value-type="float" office:value="0.890959109835668">
            <text:p>0.890959</text:p>
          </table:table-cell>
          <table:table-cell table:formula="oooc:=(_K*([.D226]-2*[.C226]+[.B226])) + [.C226]" office:value-type="float" office:value="0.801852492994813">
            <text:p>0.801852</text:p>
          </table:table-cell>
          <table:table-cell table:formula="oooc:=(_K*([.E226]-2*[.D226]+[.C226])) + [.D226]" office:value-type="float" office:value="0.712747509527089">
            <text:p>0.712748</text:p>
          </table:table-cell>
          <table:table-cell table:formula="oooc:=(_K*([.F226]-2*[.E226]+[.D226])) + [.E226]" office:value-type="float" office:value="0.623644809314736">
            <text:p>0.623645</text:p>
          </table:table-cell>
          <table:table-cell table:formula="oooc:=(_K*([.G226]-2*[.F226]+[.E226])) + [.F226]" office:value-type="float" office:value="0.53454485726422">
            <text:p>0.534545</text:p>
          </table:table-cell>
          <table:table-cell table:formula="oooc:=(_K*([.H226]-2*[.G226]+[.F226])) + [.G226]" office:value-type="float" office:value="0.445447895642283">
            <text:p>0.445448</text:p>
          </table:table-cell>
          <table:table-cell table:formula="oooc:=(_K*([.I226]-2*[.H226]+[.G226])) + [.H226]" office:value-type="float" office:value="0.356353924448926">
            <text:p>0.356354</text:p>
          </table:table-cell>
          <table:table-cell table:formula="oooc:=(_K*([.J226]-2*[.I226]+[.H226])) + [.I226]" office:value-type="float" office:value="0.267262701417413">
            <text:p>0.267263</text:p>
          </table:table-cell>
          <table:table-cell table:formula="oooc:=(_K*([.K226]-2*[.J226]+[.I226])) + [.J226]" office:value-type="float" office:value="0.178173761641276">
            <text:p>0.178174</text:p>
          </table:table-cell>
          <table:table-cell table:formula="oooc:=(_K*(_b-2*[.K226]+[.J226])) + [.K226]" office:value-type="float" office:value="0.0890864552382774">
            <text:p>0.089086</text:p>
          </table:table-cell>
          <table:table-cell table:number-columns-repeated="245"/>
        </table:table-row>
        <table:table-row table:style-name="ro1">
          <table:table-cell/>
          <table:table-cell table:formula="oooc:=(_K*([.C227]-2*[.B227]+_a)) + [.B227]" office:value-type="float" office:value="0.890959450301555">
            <text:p>0.890959</text:p>
          </table:table-cell>
          <table:table-cell table:formula="oooc:=(_K*([.D227]-2*[.C227]+[.B227])) + [.C227]" office:value-type="float" office:value="0.801853146344066">
            <text:p>0.801853</text:p>
          </table:table-cell>
          <table:table-cell table:formula="oooc:=(_K*([.E227]-2*[.D227]+[.C227])) + [.D227]" office:value-type="float" office:value="0.712748422829237">
            <text:p>0.712748</text:p>
          </table:table-cell>
          <table:table-cell table:formula="oooc:=(_K*([.F227]-2*[.E227]+[.D227])) + [.E227]" office:value-type="float" office:value="0.623645908579471">
            <text:p>0.623646</text:p>
          </table:table-cell>
          <table:table-cell table:formula="oooc:=(_K*([.G227]-2*[.F227]+[.E227])) + [.F227]" office:value-type="float" office:value="0.534546053435651">
            <text:p>0.534546</text:p>
          </table:table-cell>
          <table:table-cell table:formula="oooc:=(_K*([.H227]-2*[.G227]+[.F227])) + [.G227]" office:value-type="float" office:value="0.445449091813715">
            <text:p>0.445449</text:p>
          </table:table-cell>
          <table:table-cell table:formula="oooc:=(_K*([.I227]-2*[.H227]+[.G227])) + [.H227]" office:value-type="float" office:value="0.356355023713663">
            <text:p>0.356355</text:p>
          </table:table-cell>
          <table:table-cell table:formula="oooc:=(_K*([.J227]-2*[.I227]+[.H227])) + [.I227]" office:value-type="float" office:value="0.267263614719563">
            <text:p>0.267264</text:p>
          </table:table-cell>
          <table:table-cell table:formula="oooc:=(_K*([.K227]-2*[.J227]+[.I227])) + [.J227]" office:value-type="float" office:value="0.178174414990531">
            <text:p>0.178174</text:p>
          </table:table-cell>
          <table:table-cell table:formula="oooc:=(_K*(_b-2*[.K227]+[.J227])) + [.K227]" office:value-type="float" office:value="0.0890867957041658">
            <text:p>0.089087</text:p>
          </table:table-cell>
          <table:table-cell table:number-columns-repeated="245"/>
        </table:table-row>
        <table:table-row table:style-name="ro1">
          <table:table-cell/>
          <table:table-cell table:formula="oooc:=(_K*([.C228]-2*[.B228]+_a)) + [.B228]" office:value-type="float" office:value="0.890959779734434">
            <text:p>0.890960</text:p>
          </table:table-cell>
          <table:table-cell table:formula="oooc:=(_K*([.D228]-2*[.C228]+[.B228])) + [.C228]" office:value-type="float" office:value="0.80185377852113">
            <text:p>0.801854</text:p>
          </table:table-cell>
          <table:table-cell table:formula="oooc:=(_K*([.E228]-2*[.D228]+[.C228])) + [.D228]" office:value-type="float" office:value="0.712749306535262">
            <text:p>0.712749</text:p>
          </table:table-cell>
          <table:table-cell table:formula="oooc:=(_K*([.F228]-2*[.E228]+[.D228])) + [.E228]" office:value-type="float" office:value="0.62364697222185">
            <text:p>0.623647</text:p>
          </table:table-cell>
          <table:table-cell table:formula="oooc:=(_K*([.G228]-2*[.F228]+[.E228])) + [.F228]" office:value-type="float" office:value="0.534547210844405">
            <text:p>0.534547</text:p>
          </table:table-cell>
          <table:table-cell table:formula="oooc:=(_K*([.H228]-2*[.G228]+[.F228])) + [.G228]" office:value-type="float" office:value="0.445450249222469">
            <text:p>0.445450</text:p>
          </table:table-cell>
          <table:table-cell table:formula="oooc:=(_K*([.I228]-2*[.H228]+[.G228])) + [.H228]" office:value-type="float" office:value="0.356356087356044">
            <text:p>0.356356</text:p>
          </table:table-cell>
          <table:table-cell table:formula="oooc:=(_K*([.J228]-2*[.I228]+[.H228])) + [.I228]" office:value-type="float" office:value="0.26726449842559">
            <text:p>0.267264</text:p>
          </table:table-cell>
          <table:table-cell table:formula="oooc:=(_K*([.K228]-2*[.J228]+[.I228])) + [.J228]" office:value-type="float" office:value="0.178175047167598">
            <text:p>0.178175</text:p>
          </table:table-cell>
          <table:table-cell table:formula="oooc:=(_K*(_b-2*[.K228]+[.J228])) + [.K228]" office:value-type="float" office:value="0.0890871251370456">
            <text:p>0.089087</text:p>
          </table:table-cell>
          <table:table-cell table:number-columns-repeated="245"/>
        </table:table-row>
        <table:table-row table:style-name="ro1">
          <table:table-cell/>
          <table:table-cell table:formula="oooc:=(_K*([.C229]-2*[.B229]+_a)) + [.B229]" office:value-type="float" office:value="0.890960098491836">
            <text:p>0.890960</text:p>
          </table:table-cell>
          <table:table-cell table:formula="oooc:=(_K*([.D229]-2*[.C229]+[.B229])) + [.C229]" office:value-type="float" office:value="0.801854390212104">
            <text:p>0.801854</text:p>
          </table:table-cell>
          <table:table-cell table:formula="oooc:=(_K*([.E229]-2*[.D229]+[.C229])) + [.D229]" office:value-type="float" office:value="0.712750161604244">
            <text:p>0.712750</text:p>
          </table:table-cell>
          <table:table-cell table:formula="oooc:=(_K*([.F229]-2*[.E229]+[.D229])) + [.E229]" office:value-type="float" office:value="0.623648001396237">
            <text:p>0.623648</text:p>
          </table:table-cell>
          <table:table-cell table:formula="oooc:=(_K*([.G229]-2*[.F229]+[.E229])) + [.F229]" office:value-type="float" office:value="0.534548330746608">
            <text:p>0.534548</text:p>
          </table:table-cell>
          <table:table-cell table:formula="oooc:=(_K*([.H229]-2*[.G229]+[.F229])) + [.G229]" office:value-type="float" office:value="0.445451369124673">
            <text:p>0.445451</text:p>
          </table:table-cell>
          <table:table-cell table:formula="oooc:=(_K*([.I229]-2*[.H229]+[.G229])) + [.H229]" office:value-type="float" office:value="0.356357116530433">
            <text:p>0.356357</text:p>
          </table:table-cell>
          <table:table-cell table:formula="oooc:=(_K*([.J229]-2*[.I229]+[.H229])) + [.I229]" office:value-type="float" office:value="0.267265353494575">
            <text:p>0.267265</text:p>
          </table:table-cell>
          <table:table-cell table:formula="oooc:=(_K*([.K229]-2*[.J229]+[.I229])) + [.J229]" office:value-type="float" office:value="0.178175658858574">
            <text:p>0.178176</text:p>
          </table:table-cell>
          <table:table-cell table:formula="oooc:=(_K*(_b-2*[.K229]+[.J229])) + [.K229]" office:value-type="float" office:value="0.0890874438944483">
            <text:p>0.089087</text:p>
          </table:table-cell>
          <table:table-cell table:number-columns-repeated="245"/>
        </table:table-row>
        <table:table-row table:style-name="ro1">
          <table:table-cell/>
          <table:table-cell table:formula="oooc:=(_K*([.C230]-2*[.B230]+_a)) + [.B230]" office:value-type="float" office:value="0.890960406919706">
            <text:p>0.890960</text:p>
          </table:table-cell>
          <table:table-cell table:formula="oooc:=(_K*([.D230]-2*[.C230]+[.B230])) + [.C230]" office:value-type="float" office:value="0.801854982080853">
            <text:p>0.801855</text:p>
          </table:table-cell>
          <table:table-cell table:formula="oooc:=(_K*([.E230]-2*[.D230]+[.C230])) + [.D230]" office:value-type="float" office:value="0.712750988964185">
            <text:p>0.712751</text:p>
          </table:table-cell>
          <table:table-cell table:formula="oooc:=(_K*([.F230]-2*[.E230]+[.D230])) + [.E230]" office:value-type="float" office:value="0.623648997219588">
            <text:p>0.623649</text:p>
          </table:table-cell>
          <table:table-cell table:formula="oooc:=(_K*([.G230]-2*[.F230]+[.E230])) + [.F230]" office:value-type="float" office:value="0.534549414357686">
            <text:p>0.534549</text:p>
          </table:table-cell>
          <table:table-cell table:formula="oooc:=(_K*([.H230]-2*[.G230]+[.F230])) + [.G230]" office:value-type="float" office:value="0.445452452735751">
            <text:p>0.445452</text:p>
          </table:table-cell>
          <table:table-cell table:formula="oooc:=(_K*([.I230]-2*[.H230]+[.G230])) + [.H230]" office:value-type="float" office:value="0.356358112353786">
            <text:p>0.356358</text:p>
          </table:table-cell>
          <table:table-cell table:formula="oooc:=(_K*([.J230]-2*[.I230]+[.H230])) + [.I230]" office:value-type="float" office:value="0.267266180854518">
            <text:p>0.267266</text:p>
          </table:table-cell>
          <table:table-cell table:formula="oooc:=(_K*([.K230]-2*[.J230]+[.I230])) + [.J230]" office:value-type="float" office:value="0.178176250727324">
            <text:p>0.178176</text:p>
          </table:table-cell>
          <table:table-cell table:formula="oooc:=(_K*(_b-2*[.K230]+[.J230])) + [.K230]" office:value-type="float" office:value="0.0890877523223193">
            <text:p>0.089088</text:p>
          </table:table-cell>
          <table:table-cell table:number-columns-repeated="245"/>
        </table:table-row>
        <table:table-row table:style-name="ro1">
          <table:table-cell/>
          <table:table-cell table:formula="oooc:=(_K*([.C231]-2*[.B231]+_a)) + [.B231]" office:value-type="float" office:value="0.890960705352779">
            <text:p>0.890961</text:p>
          </table:table-cell>
          <table:table-cell table:formula="oooc:=(_K*([.D231]-2*[.C231]+[.B231])) + [.C231]" office:value-type="float" office:value="0.801855554769727">
            <text:p>0.801856</text:p>
          </table:table-cell>
          <table:table-cell table:formula="oooc:=(_K*([.E231]-2*[.D231]+[.C231])) + [.D231]" office:value-type="float" office:value="0.712751789513014">
            <text:p>0.712752</text:p>
          </table:table-cell>
          <table:table-cell table:formula="oooc:=(_K*([.F231]-2*[.E231]+[.D231])) + [.E231]" office:value-type="float" office:value="0.623649960772666">
            <text:p>0.623650</text:p>
          </table:table-cell>
          <table:table-cell table:formula="oooc:=(_K*([.G231]-2*[.F231]+[.E231])) + [.F231]" office:value-type="float" office:value="0.534550462853673">
            <text:p>0.534550</text:p>
          </table:table-cell>
          <table:table-cell table:formula="oooc:=(_K*([.H231]-2*[.G231]+[.F231])) + [.G231]" office:value-type="float" office:value="0.445453501231739">
            <text:p>0.445454</text:p>
          </table:table-cell>
          <table:table-cell table:formula="oooc:=(_K*([.I231]-2*[.H231]+[.G231])) + [.H231]" office:value-type="float" office:value="0.356359075906865">
            <text:p>0.356359</text:p>
          </table:table-cell>
          <table:table-cell table:formula="oooc:=(_K*([.J231]-2*[.I231]+[.H231])) + [.I231]" office:value-type="float" office:value="0.267266981403347">
            <text:p>0.267267</text:p>
          </table:table-cell>
          <table:table-cell table:formula="oooc:=(_K*([.K231]-2*[.J231]+[.I231])) + [.J231]" office:value-type="float" office:value="0.1781768234162">
            <text:p>0.178177</text:p>
          </table:table-cell>
          <table:table-cell table:formula="oooc:=(_K*(_b-2*[.K231]+[.J231])) + [.K231]" office:value-type="float" office:value="0.0890880507553935">
            <text:p>0.089088</text:p>
          </table:table-cell>
          <table:table-cell table:number-columns-repeated="245"/>
        </table:table-row>
        <table:table-row table:style-name="ro1">
          <table:table-cell/>
          <table:table-cell table:formula="oooc:=(_K*([.C232]-2*[.B232]+_a)) + [.B232]" office:value-type="float" office:value="0.890960994114943">
            <text:p>0.890961</text:p>
          </table:table-cell>
          <table:table-cell table:formula="oooc:=(_K*([.D232]-2*[.C232]+[.B232])) + [.C232]" office:value-type="float" office:value="0.801856108900262">
            <text:p>0.801856</text:p>
          </table:table-cell>
          <table:table-cell table:formula="oooc:=(_K*([.E232]-2*[.D232]+[.C232])) + [.D232]" office:value-type="float" office:value="0.71275256411956">
            <text:p>0.712753</text:p>
          </table:table-cell>
          <table:table-cell table:formula="oooc:=(_K*([.F232]-2*[.E232]+[.D232])) + [.E232]" office:value-type="float" office:value="0.623650893101208">
            <text:p>0.623651</text:p>
          </table:table-cell>
          <table:table-cell table:formula="oooc:=(_K*([.G232]-2*[.F232]+[.E232])) + [.F232]" office:value-type="float" office:value="0.534551477372497">
            <text:p>0.534551</text:p>
          </table:table-cell>
          <table:table-cell table:formula="oooc:=(_K*([.H232]-2*[.G232]+[.F232])) + [.G232]" office:value-type="float" office:value="0.445454515750563">
            <text:p>0.445455</text:p>
          </table:table-cell>
          <table:table-cell table:formula="oooc:=(_K*([.I232]-2*[.H232]+[.G232])) + [.H232]" office:value-type="float" office:value="0.356360008235407">
            <text:p>0.356360</text:p>
          </table:table-cell>
          <table:table-cell table:formula="oooc:=(_K*([.J232]-2*[.I232]+[.H232])) + [.I232]" office:value-type="float" office:value="0.267267756009895">
            <text:p>0.267268</text:p>
          </table:table-cell>
          <table:table-cell table:formula="oooc:=(_K*([.K232]-2*[.J232]+[.I232])) + [.J232]" office:value-type="float" office:value="0.178177377546736">
            <text:p>0.178177</text:p>
          </table:table-cell>
          <table:table-cell table:formula="oooc:=(_K*(_b-2*[.K232]+[.J232])) + [.K232]" office:value-type="float" office:value="0.0890883395175585">
            <text:p>0.089088</text:p>
          </table:table-cell>
          <table:table-cell table:number-columns-repeated="245"/>
        </table:table-row>
        <table:table-row table:style-name="ro1">
          <table:table-cell/>
          <table:table-cell table:formula="oooc:=(_K*([.C233]-2*[.B233]+_a)) + [.B233]" office:value-type="float" office:value="0.89096127351959">
            <text:p>0.890961</text:p>
          </table:table-cell>
          <table:table-cell table:formula="oooc:=(_K*([.D233]-2*[.C233]+[.B233])) + [.C233]" office:value-type="float" office:value="0.801856645073854">
            <text:p>0.801857</text:p>
          </table:table-cell>
          <table:table-cell table:formula="oooc:=(_K*([.E233]-2*[.D233]+[.C233])) + [.D233]" office:value-type="float" office:value="0.7127533136245">
            <text:p>0.712753</text:p>
          </table:table-cell>
          <table:table-cell table:formula="oooc:=(_K*([.F233]-2*[.E233]+[.D233])) + [.E233]" office:value-type="float" office:value="0.623651795217064">
            <text:p>0.623652</text:p>
          </table:table-cell>
          <table:table-cell table:formula="oooc:=(_K*([.G233]-2*[.F233]+[.E233])) + [.F233]" office:value-type="float" office:value="0.534552459015208">
            <text:p>0.534552</text:p>
          </table:table-cell>
          <table:table-cell table:formula="oooc:=(_K*([.H233]-2*[.G233]+[.F233])) + [.G233]" office:value-type="float" office:value="0.445455497393274">
            <text:p>0.445455</text:p>
          </table:table-cell>
          <table:table-cell table:formula="oooc:=(_K*([.I233]-2*[.H233]+[.G233])) + [.H233]" office:value-type="float" office:value="0.356360910351265">
            <text:p>0.356361</text:p>
          </table:table-cell>
          <table:table-cell table:formula="oooc:=(_K*([.J233]-2*[.I233]+[.H233])) + [.I233]" office:value-type="float" office:value="0.267268505514836">
            <text:p>0.267269</text:p>
          </table:table-cell>
          <table:table-cell table:formula="oooc:=(_K*([.K233]-2*[.J233]+[.I233])) + [.J233]" office:value-type="float" office:value="0.178177913720329">
            <text:p>0.178178</text:p>
          </table:table-cell>
          <table:table-cell table:formula="oooc:=(_K*(_b-2*[.K233]+[.J233])) + [.K233]" office:value-type="float" office:value="0.0890886189222062">
            <text:p>0.089089</text:p>
          </table:table-cell>
          <table:table-cell table:number-columns-repeated="245"/>
        </table:table-row>
        <table:table-row table:style-name="ro1">
          <table:table-cell/>
          <table:table-cell table:formula="oooc:=(_K*([.C234]-2*[.B234]+_a)) + [.B234]" office:value-type="float" office:value="0.890961543869956">
            <text:p>0.890962</text:p>
          </table:table-cell>
          <table:table-cell table:formula="oooc:=(_K*([.D234]-2*[.C234]+[.B234])) + [.C234]" office:value-type="float" office:value="0.801857163872407">
            <text:p>0.801857</text:p>
          </table:table-cell>
          <table:table-cell table:formula="oooc:=(_K*([.E234]-2*[.D234]+[.C234])) + [.D234]" office:value-type="float" office:value="0.712754038841267">
            <text:p>0.712754</text:p>
          </table:table-cell>
          <table:table-cell table:formula="oooc:=(_K*([.F234]-2*[.E234]+[.D234])) + [.E234]" office:value-type="float" office:value="0.623652668099296">
            <text:p>0.623653</text:p>
          </table:table-cell>
          <table:table-cell table:formula="oooc:=(_K*([.G234]-2*[.F234]+[.E234])) + [.F234]" office:value-type="float" office:value="0.534553408847177">
            <text:p>0.534553</text:p>
          </table:table-cell>
          <table:table-cell table:formula="oooc:=(_K*([.H234]-2*[.G234]+[.F234])) + [.G234]" office:value-type="float" office:value="0.445456447225244">
            <text:p>0.445456</text:p>
          </table:table-cell>
          <table:table-cell table:formula="oooc:=(_K*([.I234]-2*[.H234]+[.G234])) + [.H234]" office:value-type="float" office:value="0.356361783233497">
            <text:p>0.356362</text:p>
          </table:table-cell>
          <table:table-cell table:formula="oooc:=(_K*([.J234]-2*[.I234]+[.H234])) + [.I234]" office:value-type="float" office:value="0.267269230731605">
            <text:p>0.267269</text:p>
          </table:table-cell>
          <table:table-cell table:formula="oooc:=(_K*([.K234]-2*[.J234]+[.I234])) + [.J234]" office:value-type="float" office:value="0.178178432518883">
            <text:p>0.178178</text:p>
          </table:table-cell>
          <table:table-cell table:formula="oooc:=(_K*(_b-2*[.K234]+[.J234])) + [.K234]" office:value-type="float" office:value="0.0890888892725727">
            <text:p>0.089089</text:p>
          </table:table-cell>
          <table:table-cell table:number-columns-repeated="245"/>
        </table:table-row>
        <table:table-row table:style-name="ro1">
          <table:table-cell/>
          <table:table-cell table:formula="oooc:=(_K*([.C235]-2*[.B235]+_a)) + [.B235]" office:value-type="float" office:value="0.890961805459451">
            <text:p>0.890962</text:p>
          </table:table-cell>
          <table:table-cell table:formula="oooc:=(_K*([.D235]-2*[.C235]+[.B235])) + [.C235]" office:value-type="float" office:value="0.801857665858971">
            <text:p>0.801858</text:p>
          </table:table-cell>
          <table:table-cell table:formula="oooc:=(_K*([.E235]-2*[.D235]+[.C235])) + [.D235]" office:value-type="float" office:value="0.712754740556934">
            <text:p>0.712755</text:p>
          </table:table-cell>
          <table:table-cell table:formula="oooc:=(_K*([.F235]-2*[.E235]+[.D235])) + [.E235]" office:value-type="float" office:value="0.623653512695237">
            <text:p>0.623654</text:p>
          </table:table-cell>
          <table:table-cell table:formula="oooc:=(_K*([.G235]-2*[.F235]+[.E235])) + [.F235]" office:value-type="float" office:value="0.534554327899251">
            <text:p>0.534554</text:p>
          </table:table-cell>
          <table:table-cell table:formula="oooc:=(_K*([.H235]-2*[.G235]+[.F235])) + [.G235]" office:value-type="float" office:value="0.445457366277318">
            <text:p>0.445457</text:p>
          </table:table-cell>
          <table:table-cell table:formula="oooc:=(_K*([.I235]-2*[.H235]+[.G235])) + [.H235]" office:value-type="float" office:value="0.356362627829439">
            <text:p>0.356363</text:p>
          </table:table-cell>
          <table:table-cell table:formula="oooc:=(_K*([.J235]-2*[.I235]+[.H235])) + [.I235]" office:value-type="float" office:value="0.267269932447273">
            <text:p>0.267270</text:p>
          </table:table-cell>
          <table:table-cell table:formula="oooc:=(_K*([.K235]-2*[.J235]+[.I235])) + [.J235]" office:value-type="float" office:value="0.178178934505448">
            <text:p>0.178179</text:p>
          </table:table-cell>
          <table:table-cell table:formula="oooc:=(_K*(_b-2*[.K235]+[.J235])) + [.K235]" office:value-type="float" office:value="0.0890891508620677">
            <text:p>0.089089</text:p>
          </table:table-cell>
          <table:table-cell table:number-columns-repeated="245"/>
        </table:table-row>
        <table:table-row table:style-name="ro1">
          <table:table-cell/>
          <table:table-cell table:formula="oooc:=(_K*([.C236]-2*[.B236]+_a)) + [.B236]" office:value-type="float" office:value="0.890962058571975">
            <text:p>0.890962</text:p>
          </table:table-cell>
          <table:table-cell table:formula="oooc:=(_K*([.D236]-2*[.C236]+[.B236])) + [.C236]" office:value-type="float" office:value="0.801858151578348">
            <text:p>0.801858</text:p>
          </table:table-cell>
          <table:table-cell table:formula="oooc:=(_K*([.E236]-2*[.D236]+[.C236])) + [.D236]" office:value-type="float" office:value="0.71275541953307">
            <text:p>0.712755</text:p>
          </table:table-cell>
          <table:table-cell table:formula="oooc:=(_K*([.F236]-2*[.E236]+[.D236])) + [.E236]" office:value-type="float" office:value="0.623654329921522">
            <text:p>0.623654</text:p>
          </table:table-cell>
          <table:table-cell table:formula="oooc:=(_K*([.G236]-2*[.F236]+[.E236])) + [.F236]" office:value-type="float" office:value="0.534555217168872">
            <text:p>0.534555</text:p>
          </table:table-cell>
          <table:table-cell table:formula="oooc:=(_K*([.H236]-2*[.G236]+[.F236])) + [.G236]" office:value-type="float" office:value="0.44545825554694">
            <text:p>0.445458</text:p>
          </table:table-cell>
          <table:table-cell table:formula="oooc:=(_K*([.I236]-2*[.H236]+[.G236])) + [.H236]" office:value-type="float" office:value="0.356363445055724">
            <text:p>0.356363</text:p>
          </table:table-cell>
          <table:table-cell table:formula="oooc:=(_K*([.J236]-2*[.I236]+[.H236])) + [.I236]" office:value-type="float" office:value="0.267270611423409">
            <text:p>0.267271</text:p>
          </table:table-cell>
          <table:table-cell table:formula="oooc:=(_K*([.K236]-2*[.J236]+[.I236])) + [.J236]" office:value-type="float" office:value="0.178179420224826">
            <text:p>0.178179</text:p>
          </table:table-cell>
          <table:table-cell table:formula="oooc:=(_K*(_b-2*[.K236]+[.J236])) + [.K236]" office:value-type="float" office:value="0.0890894039745925">
            <text:p>0.089089</text:p>
          </table:table-cell>
          <table:table-cell table:number-columns-repeated="245"/>
        </table:table-row>
        <table:table-row table:style-name="ro1">
          <table:table-cell/>
          <table:table-cell table:formula="oooc:=(_K*([.C237]-2*[.B237]+_a)) + [.B237]" office:value-type="float" office:value="0.890962303482231">
            <text:p>0.890962</text:p>
          </table:table-cell>
          <table:table-cell table:formula="oooc:=(_K*([.D237]-2*[.C237]+[.B237])) + [.C237]" office:value-type="float" office:value="0.801858621557688">
            <text:p>0.801859</text:p>
          </table:table-cell>
          <table:table-cell table:formula="oooc:=(_K*([.E237]-2*[.D237]+[.C237])) + [.D237]" office:value-type="float" office:value="0.712756076506562">
            <text:p>0.712756</text:p>
          </table:table-cell>
          <table:table-cell table:formula="oooc:=(_K*([.F237]-2*[.E237]+[.D237])) + [.E237]" office:value-type="float" office:value="0.623655120665081">
            <text:p>0.623655</text:p>
          </table:table-cell>
          <table:table-cell table:formula="oooc:=(_K*([.G237]-2*[.F237]+[.E237])) + [.F237]" office:value-type="float" office:value="0.534556077621159">
            <text:p>0.534556</text:p>
          </table:table-cell>
          <table:table-cell table:formula="oooc:=(_K*([.H237]-2*[.G237]+[.F237])) + [.G237]" office:value-type="float" office:value="0.445459115999227">
            <text:p>0.445459</text:p>
          </table:table-cell>
          <table:table-cell table:formula="oooc:=(_K*([.I237]-2*[.H237]+[.G237])) + [.H237]" office:value-type="float" office:value="0.356364235799284">
            <text:p>0.356364</text:p>
          </table:table-cell>
          <table:table-cell table:formula="oooc:=(_K*([.J237]-2*[.I237]+[.H237])) + [.I237]" office:value-type="float" office:value="0.267271268396902">
            <text:p>0.267271</text:p>
          </table:table-cell>
          <table:table-cell table:formula="oooc:=(_K*([.K237]-2*[.J237]+[.I237])) + [.J237]" office:value-type="float" office:value="0.178179890204166">
            <text:p>0.178180</text:p>
          </table:table-cell>
          <table:table-cell table:formula="oooc:=(_K*(_b-2*[.K237]+[.J237])) + [.K237]" office:value-type="float" office:value="0.0890896488848488">
            <text:p>0.089090</text:p>
          </table:table-cell>
          <table:table-cell table:number-columns-repeated="245"/>
        </table:table-row>
        <table:table-row table:style-name="ro1">
          <table:table-cell/>
          <table:table-cell table:formula="oooc:=(_K*([.C238]-2*[.B238]+_a)) + [.B238]" office:value-type="float" office:value="0.890962540456018">
            <text:p>0.890963</text:p>
          </table:table-cell>
          <table:table-cell table:formula="oooc:=(_K*([.D238]-2*[.C238]+[.B238])) + [.C238]" office:value-type="float" office:value="0.801859076307055">
            <text:p>0.801859</text:p>
          </table:table-cell>
          <table:table-cell table:formula="oooc:=(_K*([.E238]-2*[.D238]+[.C238])) + [.D238]" office:value-type="float" office:value="0.71275671219042">
            <text:p>0.712757</text:p>
          </table:table-cell>
          <table:table-cell table:formula="oooc:=(_K*([.F238]-2*[.E238]+[.D238])) + [.E238]" office:value-type="float" office:value="0.623655885784105">
            <text:p>0.623656</text:p>
          </table:table-cell>
          <table:table-cell table:formula="oooc:=(_K*([.G238]-2*[.F238]+[.E238])) + [.F238]" office:value-type="float" office:value="0.534556910189955">
            <text:p>0.534557</text:p>
          </table:table-cell>
          <table:table-cell table:formula="oooc:=(_K*([.H238]-2*[.G238]+[.F238])) + [.G238]" office:value-type="float" office:value="0.445459948568023">
            <text:p>0.445460</text:p>
          </table:table-cell>
          <table:table-cell table:formula="oooc:=(_K*([.I238]-2*[.H238]+[.G238])) + [.H238]" office:value-type="float" office:value="0.356365000918308">
            <text:p>0.356365</text:p>
          </table:table-cell>
          <table:table-cell table:formula="oooc:=(_K*([.J238]-2*[.I238]+[.H238])) + [.I238]" office:value-type="float" office:value="0.26727190408076">
            <text:p>0.267272</text:p>
          </table:table-cell>
          <table:table-cell table:formula="oooc:=(_K*([.K238]-2*[.J238]+[.I238])) + [.J238]" office:value-type="float" office:value="0.178180344953533">
            <text:p>0.178180</text:p>
          </table:table-cell>
          <table:table-cell table:formula="oooc:=(_K*(_b-2*[.K238]+[.J238])) + [.K238]" office:value-type="float" office:value="0.0890898858586361">
            <text:p>0.089090</text:p>
          </table:table-cell>
          <table:table-cell table:number-columns-repeated="245"/>
        </table:table-row>
        <table:table-row table:style-name="ro1">
          <table:table-cell/>
          <table:table-cell table:formula="oooc:=(_K*([.C239]-2*[.B239]+_a)) + [.B239]" office:value-type="float" office:value="0.890962769750522">
            <text:p>0.890963</text:p>
          </table:table-cell>
          <table:table-cell table:formula="oooc:=(_K*([.D239]-2*[.C239]+[.B239])) + [.C239]" office:value-type="float" office:value="0.801859516319986">
            <text:p>0.801860</text:p>
          </table:table-cell>
          <table:table-cell table:formula="oooc:=(_K*([.E239]-2*[.D239]+[.C239])) + [.D239]" office:value-type="float" office:value="0.712757327274548">
            <text:p>0.712757</text:p>
          </table:table-cell>
          <table:table-cell table:formula="oooc:=(_K*([.F239]-2*[.E239]+[.D239])) + [.E239]" office:value-type="float" office:value="0.623656626108971">
            <text:p>0.623657</text:p>
          </table:table-cell>
          <table:table-cell table:formula="oooc:=(_K*([.G239]-2*[.F239]+[.E239])) + [.F239]" office:value-type="float" office:value="0.534557715778842">
            <text:p>0.534558</text:p>
          </table:table-cell>
          <table:table-cell table:formula="oooc:=(_K*([.H239]-2*[.G239]+[.F239])) + [.G239]" office:value-type="float" office:value="0.44546075415691">
            <text:p>0.445461</text:p>
          </table:table-cell>
          <table:table-cell table:formula="oooc:=(_K*([.I239]-2*[.H239]+[.G239])) + [.H239]" office:value-type="float" office:value="0.356365741243175">
            <text:p>0.356366</text:p>
          </table:table-cell>
          <table:table-cell table:formula="oooc:=(_K*([.J239]-2*[.I239]+[.H239])) + [.I239]" office:value-type="float" office:value="0.267272519164889">
            <text:p>0.267273</text:p>
          </table:table-cell>
          <table:table-cell table:formula="oooc:=(_K*([.K239]-2*[.J239]+[.I239])) + [.J239]" office:value-type="float" office:value="0.178180784966465">
            <text:p>0.178181</text:p>
          </table:table-cell>
          <table:table-cell table:formula="oooc:=(_K*(_b-2*[.K239]+[.J239])) + [.K239]" office:value-type="float" office:value="0.0890901151531406">
            <text:p>0.089090</text:p>
          </table:table-cell>
          <table:table-cell table:number-columns-repeated="245"/>
        </table:table-row>
        <table:table-row table:style-name="ro1">
          <table:table-cell/>
          <table:table-cell table:formula="oooc:=(_K*([.C240]-2*[.B240]+_a)) + [.B240]" office:value-type="float" office:value="0.890962991614595">
            <text:p>0.890963</text:p>
          </table:table-cell>
          <table:table-cell table:formula="oooc:=(_K*([.D240]-2*[.C240]+[.B240])) + [.C240]" office:value-type="float" office:value="0.801859942074025">
            <text:p>0.801860</text:p>
          </table:table-cell>
          <table:table-cell table:formula="oooc:=(_K*([.E240]-2*[.D240]+[.C240])) + [.D240]" office:value-type="float" office:value="0.712757922426492">
            <text:p>0.712758</text:p>
          </table:table-cell>
          <table:table-cell table:formula="oooc:=(_K*([.F240]-2*[.E240]+[.D240])) + [.E240]" office:value-type="float" office:value="0.62365734244315">
            <text:p>0.623657</text:p>
          </table:table-cell>
          <table:table-cell table:formula="oooc:=(_K*([.G240]-2*[.F240]+[.E240])) + [.F240]" office:value-type="float" office:value="0.534558495262121">
            <text:p>0.534558</text:p>
          </table:table-cell>
          <table:table-cell table:formula="oooc:=(_K*([.H240]-2*[.G240]+[.F240])) + [.G240]" office:value-type="float" office:value="0.445461533640189">
            <text:p>0.445462</text:p>
          </table:table-cell>
          <table:table-cell table:formula="oooc:=(_K*([.I240]-2*[.H240]+[.G240])) + [.H240]" office:value-type="float" office:value="0.356366457577354">
            <text:p>0.356366</text:p>
          </table:table-cell>
          <table:table-cell table:formula="oooc:=(_K*([.J240]-2*[.I240]+[.H240])) + [.I240]" office:value-type="float" office:value="0.267273114316834">
            <text:p>0.267273</text:p>
          </table:table-cell>
          <table:table-cell table:formula="oooc:=(_K*([.K240]-2*[.J240]+[.I240])) + [.J240]" office:value-type="float" office:value="0.178181210720505">
            <text:p>0.178181</text:p>
          </table:table-cell>
          <table:table-cell table:formula="oooc:=(_K*(_b-2*[.K240]+[.J240])) + [.K240]" office:value-type="float" office:value="0.0890903370172142">
            <text:p>0.089090</text:p>
          </table:table-cell>
          <table:table-cell table:number-columns-repeated="245"/>
        </table:table-row>
        <table:table-row table:style-name="ro1">
          <table:table-cell/>
          <table:table-cell table:formula="oooc:=(_K*([.C241]-2*[.B241]+_a)) + [.B241]" office:value-type="float" office:value="0.890963206289026">
            <text:p>0.890963</text:p>
          </table:table-cell>
          <table:table-cell table:formula="oooc:=(_K*([.D241]-2*[.C241]+[.B241])) + [.C241]" office:value-type="float" office:value="0.80186035403124">
            <text:p>0.801860</text:p>
          </table:table-cell>
          <table:table-cell table:formula="oooc:=(_K*([.E241]-2*[.D241]+[.C241])) + [.D241]" office:value-type="float" office:value="0.712758498292168">
            <text:p>0.712758</text:p>
          </table:table-cell>
          <table:table-cell table:formula="oooc:=(_K*([.F241]-2*[.E241]+[.D241])) + [.E241]" office:value-type="float" office:value="0.623658035564075">
            <text:p>0.623658</text:p>
          </table:table-cell>
          <table:table-cell table:formula="oooc:=(_K*([.G241]-2*[.F241]+[.E241])) + [.F241]" office:value-type="float" office:value="0.534559249485759">
            <text:p>0.534559</text:p>
          </table:table-cell>
          <table:table-cell table:formula="oooc:=(_K*([.H241]-2*[.G241]+[.F241])) + [.G241]" office:value-type="float" office:value="0.445462287863828">
            <text:p>0.445462</text:p>
          </table:table-cell>
          <table:table-cell table:formula="oooc:=(_K*([.I241]-2*[.H241]+[.G241])) + [.H241]" office:value-type="float" office:value="0.35636715069828">
            <text:p>0.356367</text:p>
          </table:table-cell>
          <table:table-cell table:formula="oooc:=(_K*([.J241]-2*[.I241]+[.H241])) + [.I241]" office:value-type="float" office:value="0.26727369018251">
            <text:p>0.267274</text:p>
          </table:table-cell>
          <table:table-cell table:formula="oooc:=(_K*([.K241]-2*[.J241]+[.I241])) + [.J241]" office:value-type="float" office:value="0.17818162267772">
            <text:p>0.178182</text:p>
          </table:table-cell>
          <table:table-cell table:formula="oooc:=(_K*(_b-2*[.K241]+[.J241])) + [.K241]" office:value-type="float" office:value="0.0890905516916448">
            <text:p>0.089091</text:p>
          </table:table-cell>
          <table:table-cell table:number-columns-repeated="245"/>
        </table:table-row>
        <table:table-row table:style-name="ro1">
          <table:table-cell/>
          <table:table-cell table:formula="oooc:=(_K*([.C242]-2*[.B242]+_a)) + [.B242]" office:value-type="float" office:value="0.890963414006798">
            <text:p>0.890963</text:p>
          </table:table-cell>
          <table:table-cell table:formula="oooc:=(_K*([.D242]-2*[.C242]+[.B242])) + [.C242]" office:value-type="float" office:value="0.801860752638726">
            <text:p>0.801861</text:p>
          </table:table-cell>
          <table:table-cell table:formula="oooc:=(_K*([.E242]-2*[.D242]+[.C242])) + [.D242]" office:value-type="float" office:value="0.71275905549656">
            <text:p>0.712759</text:p>
          </table:table-cell>
          <table:table-cell table:formula="oooc:=(_K*([.F242]-2*[.E242]+[.D242])) + [.E242]" office:value-type="float" office:value="0.623658706223986">
            <text:p>0.623659</text:p>
          </table:table-cell>
          <table:table-cell table:formula="oooc:=(_K*([.G242]-2*[.F242]+[.E242])) + [.F242]" office:value-type="float" office:value="0.534559979268313">
            <text:p>0.534560</text:p>
          </table:table-cell>
          <table:table-cell table:formula="oooc:=(_K*([.H242]-2*[.G242]+[.F242])) + [.G242]" office:value-type="float" office:value="0.445463017646381">
            <text:p>0.445463</text:p>
          </table:table-cell>
          <table:table-cell table:formula="oooc:=(_K*([.I242]-2*[.H242]+[.G242])) + [.H242]" office:value-type="float" office:value="0.356367821358191">
            <text:p>0.356368</text:p>
          </table:table-cell>
          <table:table-cell table:formula="oooc:=(_K*([.J242]-2*[.I242]+[.H242])) + [.I242]" office:value-type="float" office:value="0.267274247386902">
            <text:p>0.267274</text:p>
          </table:table-cell>
          <table:table-cell table:formula="oooc:=(_K*([.K242]-2*[.J242]+[.I242])) + [.J242]" office:value-type="float" office:value="0.178182021285206">
            <text:p>0.178182</text:p>
          </table:table-cell>
          <table:table-cell table:formula="oooc:=(_K*(_b-2*[.K242]+[.J242])) + [.K242]" office:value-type="float" office:value="0.089090759409417">
            <text:p>0.089091</text:p>
          </table:table-cell>
          <table:table-cell table:number-columns-repeated="245"/>
        </table:table-row>
        <table:table-row table:style-name="ro1">
          <table:table-cell/>
          <table:table-cell table:formula="oooc:=(_K*([.C243]-2*[.B243]+_a)) + [.B243]" office:value-type="float" office:value="0.890963614993346">
            <text:p>0.890964</text:p>
          </table:table-cell>
          <table:table-cell table:formula="oooc:=(_K*([.D243]-2*[.C243]+[.B243])) + [.C243]" office:value-type="float" office:value="0.801861138329088">
            <text:p>0.801861</text:p>
          </table:table-cell>
          <table:table-cell table:formula="oooc:=(_K*([.E243]-2*[.D243]+[.C243])) + [.D243]" office:value-type="float" office:value="0.712759594644397">
            <text:p>0.712760</text:p>
          </table:table-cell>
          <table:table-cell table:formula="oooc:=(_K*([.F243]-2*[.E243]+[.D243])) + [.E243]" office:value-type="float" office:value="0.623659355150746">
            <text:p>0.623659</text:p>
          </table:table-cell>
          <table:table-cell table:formula="oooc:=(_K*([.G243]-2*[.F243]+[.E243])) + [.F243]" office:value-type="float" office:value="0.53456068540181">
            <text:p>0.534561</text:p>
          </table:table-cell>
          <table:table-cell table:formula="oooc:=(_K*([.H243]-2*[.G243]+[.F243])) + [.G243]" office:value-type="float" office:value="0.445463723779878">
            <text:p>0.445464</text:p>
          </table:table-cell>
          <table:table-cell table:formula="oooc:=(_K*([.I243]-2*[.H243]+[.G243])) + [.H243]" office:value-type="float" office:value="0.356368470284952">
            <text:p>0.356368</text:p>
          </table:table-cell>
          <table:table-cell table:formula="oooc:=(_K*([.J243]-2*[.I243]+[.H243])) + [.I243]" office:value-type="float" office:value="0.267274786534739">
            <text:p>0.267275</text:p>
          </table:table-cell>
          <table:table-cell table:formula="oooc:=(_K*([.K243]-2*[.J243]+[.I243])) + [.J243]" office:value-type="float" office:value="0.178182406975569">
            <text:p>0.178182</text:p>
          </table:table-cell>
          <table:table-cell table:formula="oooc:=(_K*(_b-2*[.K243]+[.J243])) + [.K243]" office:value-type="float" office:value="0.0890909603959659">
            <text:p>0.089091</text:p>
          </table:table-cell>
          <table:table-cell table:number-columns-repeated="245"/>
        </table:table-row>
        <table:table-row table:style-name="ro1">
          <table:table-cell/>
          <table:table-cell table:formula="oooc:=(_K*([.C244]-2*[.B244]+_a)) + [.B244]" office:value-type="float" office:value="0.890963809466801">
            <text:p>0.890964</text:p>
          </table:table-cell>
          <table:table-cell table:formula="oooc:=(_K*([.D244]-2*[.C244]+[.B244])) + [.C244]" office:value-type="float" office:value="0.801861511520915">
            <text:p>0.801862</text:p>
          </table:table-cell>
          <table:table-cell table:formula="oooc:=(_K*([.E244]-2*[.D244]+[.C244])) + [.D244]" office:value-type="float" office:value="0.712760116320813">
            <text:p>0.712760</text:p>
          </table:table-cell>
          <table:table-cell table:formula="oooc:=(_K*([.F244]-2*[.E244]+[.D244])) + [.E244]" office:value-type="float" office:value="0.623659983048632">
            <text:p>0.623660</text:p>
          </table:table-cell>
          <table:table-cell table:formula="oooc:=(_K*([.G244]-2*[.F244]+[.E244])) + [.F244]" office:value-type="float" office:value="0.534561368652612">
            <text:p>0.534561</text:p>
          </table:table-cell>
          <table:table-cell table:formula="oooc:=(_K*([.H244]-2*[.G244]+[.F244])) + [.G244]" office:value-type="float" office:value="0.44546440703068">
            <text:p>0.445464</text:p>
          </table:table-cell>
          <table:table-cell table:formula="oooc:=(_K*([.I244]-2*[.H244]+[.G244])) + [.H244]" office:value-type="float" office:value="0.356369098182837">
            <text:p>0.356369</text:p>
          </table:table-cell>
          <table:table-cell table:formula="oooc:=(_K*([.J244]-2*[.I244]+[.H244])) + [.I244]" office:value-type="float" office:value="0.267275308211156">
            <text:p>0.267275</text:p>
          </table:table-cell>
          <table:table-cell table:formula="oooc:=(_K*([.K244]-2*[.J244]+[.I244])) + [.J244]" office:value-type="float" office:value="0.178182780167396">
            <text:p>0.178183</text:p>
          </table:table-cell>
          <table:table-cell table:formula="oooc:=(_K*(_b-2*[.K244]+[.J244])) + [.K244]" office:value-type="float" office:value="0.0890911548694207">
            <text:p>0.089091</text:p>
          </table:table-cell>
          <table:table-cell table:number-columns-repeated="245"/>
        </table:table-row>
        <table:table-row table:style-name="ro1">
          <table:table-cell/>
          <table:table-cell table:formula="oooc:=(_K*([.C245]-2*[.B245]+_a)) + [.B245]" office:value-type="float" office:value="0.890963997638223">
            <text:p>0.890964</text:p>
          </table:table-cell>
          <table:table-cell table:formula="oooc:=(_K*([.D245]-2*[.C245]+[.B245])) + [.C245]" office:value-type="float" office:value="0.801861872619229">
            <text:p>0.801862</text:p>
          </table:table-cell>
          <table:table-cell table:formula="oooc:=(_K*([.E245]-2*[.D245]+[.C245])) + [.D245]" office:value-type="float" office:value="0.712760621091981">
            <text:p>0.712761</text:p>
          </table:table-cell>
          <table:table-cell table:formula="oooc:=(_K*([.F245]-2*[.E245]+[.D245])) + [.E245]" office:value-type="float" office:value="0.623660590599096">
            <text:p>0.623661</text:p>
          </table:table-cell>
          <table:table-cell table:formula="oooc:=(_K*([.G245]-2*[.F245]+[.E245])) + [.F245]" office:value-type="float" office:value="0.534562029762247">
            <text:p>0.534562</text:p>
          </table:table-cell>
          <table:table-cell table:formula="oooc:=(_K*([.H245]-2*[.G245]+[.F245])) + [.G245]" office:value-type="float" office:value="0.445465068140316">
            <text:p>0.445465</text:p>
          </table:table-cell>
          <table:table-cell table:formula="oooc:=(_K*([.I245]-2*[.H245]+[.G245])) + [.H245]" office:value-type="float" office:value="0.356369705733302">
            <text:p>0.356370</text:p>
          </table:table-cell>
          <table:table-cell table:formula="oooc:=(_K*([.J245]-2*[.I245]+[.H245])) + [.I245]" office:value-type="float" office:value="0.267275812982324">
            <text:p>0.267276</text:p>
          </table:table-cell>
          <table:table-cell table:formula="oooc:=(_K*([.K245]-2*[.J245]+[.I245])) + [.J245]" office:value-type="float" office:value="0.17818314126571">
            <text:p>0.178183</text:p>
          </table:table-cell>
          <table:table-cell table:formula="oooc:=(_K*(_b-2*[.K245]+[.J245])) + [.K245]" office:value-type="float" office:value="0.0890913430408425">
            <text:p>0.089091</text:p>
          </table:table-cell>
          <table:table-cell table:number-columns-repeated="245"/>
        </table:table-row>
        <table:table-row table:style-name="ro1">
          <table:table-cell/>
          <table:table-cell table:formula="oooc:=(_K*([.C246]-2*[.B246]+_a)) + [.B246]" office:value-type="float" office:value="0.890964179711833">
            <text:p>0.890964</text:p>
          </table:table-cell>
          <table:table-cell table:formula="oooc:=(_K*([.D246]-2*[.C246]+[.B246])) + [.C246]" office:value-type="float" office:value="0.801862222015927">
            <text:p>0.801862</text:p>
          </table:table-cell>
          <table:table-cell table:formula="oooc:=(_K*([.E246]-2*[.D246]+[.C246])) + [.D246]" office:value-type="float" office:value="0.712761109505726">
            <text:p>0.712761</text:p>
          </table:table-cell>
          <table:table-cell table:formula="oooc:=(_K*([.F246]-2*[.E246]+[.D246])) + [.E246]" office:value-type="float" office:value="0.623661178461511">
            <text:p>0.623661</text:p>
          </table:table-cell>
          <table:table-cell table:formula="oooc:=(_K*([.G246]-2*[.F246]+[.E246])) + [.F246]" office:value-type="float" office:value="0.534562669448214">
            <text:p>0.534563</text:p>
          </table:table-cell>
          <table:table-cell table:formula="oooc:=(_K*([.H246]-2*[.G246]+[.F246])) + [.G246]" office:value-type="float" office:value="0.445465707826283">
            <text:p>0.445466</text:p>
          </table:table-cell>
          <table:table-cell table:formula="oooc:=(_K*([.I246]-2*[.H246]+[.G246])) + [.H246]" office:value-type="float" office:value="0.356370293595716">
            <text:p>0.356370</text:p>
          </table:table-cell>
          <table:table-cell table:formula="oooc:=(_K*([.J246]-2*[.I246]+[.H246])) + [.I246]" office:value-type="float" office:value="0.26727630139607">
            <text:p>0.267276</text:p>
          </table:table-cell>
          <table:table-cell table:formula="oooc:=(_K*([.K246]-2*[.J246]+[.I246])) + [.J246]" office:value-type="float" office:value="0.178183490662409">
            <text:p>0.178183</text:p>
          </table:table-cell>
          <table:table-cell table:formula="oooc:=(_K*(_b-2*[.K246]+[.J246])) + [.K246]" office:value-type="float" office:value="0.0890915251144525">
            <text:p>0.089092</text:p>
          </table:table-cell>
          <table:table-cell table:number-columns-repeated="245"/>
        </table:table-row>
        <table:table-row table:style-name="ro1">
          <table:table-cell/>
          <table:table-cell table:formula="oooc:=(_K*([.C247]-2*[.B247]+_a)) + [.B247]" office:value-type="float" office:value="0.890964355885234">
            <text:p>0.890964</text:p>
          </table:table-cell>
          <table:table-cell table:formula="oooc:=(_K*([.D247]-2*[.C247]+[.B247])) + [.C247]" office:value-type="float" office:value="0.801862560090209">
            <text:p>0.801863</text:p>
          </table:table-cell>
          <table:table-cell table:formula="oooc:=(_K*([.E247]-2*[.D247]+[.C247])) + [.D247]" office:value-type="float" office:value="0.71276158209212">
            <text:p>0.712762</text:p>
          </table:table-cell>
          <table:table-cell table:formula="oooc:=(_K*([.F247]-2*[.E247]+[.D247])) + [.E247]" office:value-type="float" office:value="0.623661747273878">
            <text:p>0.623662</text:p>
          </table:table-cell>
          <table:table-cell table:formula="oooc:=(_K*([.G247]-2*[.F247]+[.E247])) + [.F247]" office:value-type="float" office:value="0.53456328840476">
            <text:p>0.534563</text:p>
          </table:table-cell>
          <table:table-cell table:formula="oooc:=(_K*([.H247]-2*[.G247]+[.F247])) + [.G247]" office:value-type="float" office:value="0.445466326782829">
            <text:p>0.445466</text:p>
          </table:table-cell>
          <table:table-cell table:formula="oooc:=(_K*([.I247]-2*[.H247]+[.G247])) + [.H247]" office:value-type="float" office:value="0.356370862408084">
            <text:p>0.356371</text:p>
          </table:table-cell>
          <table:table-cell table:formula="oooc:=(_K*([.J247]-2*[.I247]+[.H247])) + [.I247]" office:value-type="float" office:value="0.267276773982464">
            <text:p>0.267277</text:p>
          </table:table-cell>
          <table:table-cell table:formula="oooc:=(_K*([.K247]-2*[.J247]+[.I247])) + [.J247]" office:value-type="float" office:value="0.178183828736691">
            <text:p>0.178184</text:p>
          </table:table-cell>
          <table:table-cell table:formula="oooc:=(_K*(_b-2*[.K247]+[.J247])) + [.K247]" office:value-type="float" office:value="0.089091701287854">
            <text:p>0.089092</text:p>
          </table:table-cell>
          <table:table-cell table:number-columns-repeated="245"/>
        </table:table-row>
        <table:table-row table:style-name="ro1">
          <table:table-cell/>
          <table:table-cell table:formula="oooc:=(_K*([.C248]-2*[.B248]+_a)) + [.B248]" office:value-type="float" office:value="0.890964526349627">
            <text:p>0.890965</text:p>
          </table:table-cell>
          <table:table-cell table:formula="oooc:=(_K*([.D248]-2*[.C248]+[.B248])) + [.C248]" office:value-type="float" office:value="0.801862887208984">
            <text:p>0.801863</text:p>
          </table:table-cell>
          <table:table-cell table:formula="oooc:=(_K*([.E248]-2*[.D248]+[.C248])) + [.D248]" office:value-type="float" office:value="0.712762039364059">
            <text:p>0.712762</text:p>
          </table:table-cell>
          <table:table-cell table:formula="oooc:=(_K*([.F248]-2*[.E248]+[.D248])) + [.E248]" office:value-type="float" office:value="0.623662297653528">
            <text:p>0.623662</text:p>
          </table:table-cell>
          <table:table-cell table:formula="oooc:=(_K*([.G248]-2*[.F248]+[.E248])) + [.F248]" office:value-type="float" office:value="0.534563887303635">
            <text:p>0.534564</text:p>
          </table:table-cell>
          <table:table-cell table:formula="oooc:=(_K*([.H248]-2*[.G248]+[.F248])) + [.G248]" office:value-type="float" office:value="0.445466925681704">
            <text:p>0.445467</text:p>
          </table:table-cell>
          <table:table-cell table:formula="oooc:=(_K*([.I248]-2*[.H248]+[.G248])) + [.H248]" office:value-type="float" office:value="0.356371412787734">
            <text:p>0.356371</text:p>
          </table:table-cell>
          <table:table-cell table:formula="oooc:=(_K*([.J248]-2*[.I248]+[.H248])) + [.I248]" office:value-type="float" office:value="0.267277231254403">
            <text:p>0.267277</text:p>
          </table:table-cell>
          <table:table-cell table:formula="oooc:=(_K*([.K248]-2*[.J248]+[.I248])) + [.J248]" office:value-type="float" office:value="0.178184155855465">
            <text:p>0.178184</text:p>
          </table:table-cell>
          <table:table-cell table:formula="oooc:=(_K*(_b-2*[.K248]+[.J248])) + [.K248]" office:value-type="float" office:value="0.089091871752247">
            <text:p>0.089092</text:p>
          </table:table-cell>
          <table:table-cell table:number-columns-repeated="245"/>
        </table:table-row>
        <table:table-row table:style-name="ro1">
          <table:table-cell/>
          <table:table-cell table:formula="oooc:=(_K*([.C249]-2*[.B249]+_a)) + [.B249]" office:value-type="float" office:value="0.890964691290015">
            <text:p>0.890965</text:p>
          </table:table-cell>
          <table:table-cell table:formula="oooc:=(_K*([.D249]-2*[.C249]+[.B249])) + [.C249]" office:value-type="float" office:value="0.801863203727271">
            <text:p>0.801863</text:p>
          </table:table-cell>
          <table:table-cell table:formula="oooc:=(_K*([.E249]-2*[.D249]+[.C249])) + [.D249]" office:value-type="float" office:value="0.712762481817816">
            <text:p>0.712762</text:p>
          </table:table-cell>
          <table:table-cell table:formula="oooc:=(_K*([.F249]-2*[.E249]+[.D249])) + [.E249]" office:value-type="float" office:value="0.623662830197783">
            <text:p>0.623663</text:p>
          </table:table-cell>
          <table:table-cell table:formula="oooc:=(_K*([.G249]-2*[.F249]+[.E249])) + [.F249]" office:value-type="float" office:value="0.534564466794819">
            <text:p>0.534564</text:p>
          </table:table-cell>
          <table:table-cell table:formula="oooc:=(_K*([.H249]-2*[.G249]+[.F249])) + [.G249]" office:value-type="float" office:value="0.445467505172888">
            <text:p>0.445468</text:p>
          </table:table-cell>
          <table:table-cell table:formula="oooc:=(_K*([.I249]-2*[.H249]+[.G249])) + [.H249]" office:value-type="float" office:value="0.356371945331989">
            <text:p>0.356372</text:p>
          </table:table-cell>
          <table:table-cell table:formula="oooc:=(_K*([.J249]-2*[.I249]+[.H249])) + [.I249]" office:value-type="float" office:value="0.26727767370816">
            <text:p>0.267278</text:p>
          </table:table-cell>
          <table:table-cell table:formula="oooc:=(_K*([.K249]-2*[.J249]+[.I249])) + [.J249]" office:value-type="float" office:value="0.178184472373753">
            <text:p>0.178184</text:p>
          </table:table-cell>
          <table:table-cell table:formula="oooc:=(_K*(_b-2*[.K249]+[.J249])) + [.K249]" office:value-type="float" office:value="0.0890920366926355">
            <text:p>0.089092</text:p>
          </table:table-cell>
          <table:table-cell table:number-columns-repeated="245"/>
        </table:table-row>
        <table:table-row table:style-name="ro1">
          <table:table-cell/>
          <table:table-cell table:formula="oooc:=(_K*([.C250]-2*[.B250]+_a)) + [.B250]" office:value-type="float" office:value="0.890964850885408">
            <text:p>0.890965</text:p>
          </table:table-cell>
          <table:table-cell table:formula="oooc:=(_K*([.D250]-2*[.C250]+[.B250])) + [.C250]" office:value-type="float" office:value="0.801863509988587">
            <text:p>0.801864</text:p>
          </table:table-cell>
          <table:table-cell table:formula="oooc:=(_K*([.E250]-2*[.D250]+[.C250])) + [.D250]" office:value-type="float" office:value="0.712762909933585">
            <text:p>0.712763</text:p>
          </table:table-cell>
          <table:table-cell table:formula="oooc:=(_K*([.F250]-2*[.E250]+[.D250])) + [.E250]" office:value-type="float" office:value="0.623663345484611">
            <text:p>0.623663</text:p>
          </table:table-cell>
          <table:table-cell table:formula="oooc:=(_K*([.G250]-2*[.F250]+[.E250])) + [.F250]" office:value-type="float" office:value="0.534565027507232">
            <text:p>0.534565</text:p>
          </table:table-cell>
          <table:table-cell table:formula="oooc:=(_K*([.H250]-2*[.G250]+[.F250])) + [.G250]" office:value-type="float" office:value="0.445468065885301">
            <text:p>0.445468</text:p>
          </table:table-cell>
          <table:table-cell table:formula="oooc:=(_K*([.I250]-2*[.H250]+[.G250])) + [.H250]" office:value-type="float" office:value="0.356372460618817">
            <text:p>0.356372</text:p>
          </table:table-cell>
          <table:table-cell table:formula="oooc:=(_K*([.J250]-2*[.I250]+[.H250])) + [.I250]" office:value-type="float" office:value="0.267278101823929">
            <text:p>0.267278</text:p>
          </table:table-cell>
          <table:table-cell table:formula="oooc:=(_K*([.K250]-2*[.J250]+[.I250])) + [.J250]" office:value-type="float" office:value="0.178184778635069">
            <text:p>0.178185</text:p>
          </table:table-cell>
          <table:table-cell table:formula="oooc:=(_K*(_b-2*[.K250]+[.J250])) + [.K250]" office:value-type="float" office:value="0.0890921962880283">
            <text:p>0.089092</text:p>
          </table:table-cell>
          <table:table-cell table:number-columns-repeated="245"/>
        </table:table-row>
        <table:table-row table:style-name="ro1">
          <table:table-cell/>
          <table:table-cell table:formula="oooc:=(_K*([.C251]-2*[.B251]+_a)) + [.B251]" office:value-type="float" office:value="0.890965005309013">
            <text:p>0.890965</text:p>
          </table:table-cell>
          <table:table-cell table:formula="oooc:=(_K*([.D251]-2*[.C251]+[.B251])) + [.C251]" office:value-type="float" office:value="0.801863806325315">
            <text:p>0.801864</text:p>
          </table:table-cell>
          <table:table-cell table:formula="oooc:=(_K*([.E251]-2*[.D251]+[.C251])) + [.D251]" office:value-type="float" office:value="0.712763324175996">
            <text:p>0.712763</text:p>
          </table:table-cell>
          <table:table-cell table:formula="oooc:=(_K*([.F251]-2*[.E251]+[.D251])) + [.E251]" office:value-type="float" office:value="0.623663844073249">
            <text:p>0.623664</text:p>
          </table:table-cell>
          <table:table-cell table:formula="oooc:=(_K*([.G251]-2*[.F251]+[.E251])) + [.F251]" office:value-type="float" office:value="0.534565570049411">
            <text:p>0.534566</text:p>
          </table:table-cell>
          <table:table-cell table:formula="oooc:=(_K*([.H251]-2*[.G251]+[.F251])) + [.G251]" office:value-type="float" office:value="0.44546860842748">
            <text:p>0.445469</text:p>
          </table:table-cell>
          <table:table-cell table:formula="oooc:=(_K*([.I251]-2*[.H251]+[.G251])) + [.H251]" office:value-type="float" office:value="0.356372959207456">
            <text:p>0.356373</text:p>
          </table:table-cell>
          <table:table-cell table:formula="oooc:=(_K*([.J251]-2*[.I251]+[.H251])) + [.I251]" office:value-type="float" office:value="0.26727851606634">
            <text:p>0.267279</text:p>
          </table:table-cell>
          <table:table-cell table:formula="oooc:=(_K*([.K251]-2*[.J251]+[.I251])) + [.J251]" office:value-type="float" office:value="0.178185074971797">
            <text:p>0.178185</text:p>
          </table:table-cell>
          <table:table-cell table:formula="oooc:=(_K*(_b-2*[.K251]+[.J251])) + [.K251]" office:value-type="float" office:value="0.0890923507116332">
            <text:p>0.089092</text:p>
          </table:table-cell>
          <table:table-cell table:number-columns-repeated="245"/>
        </table:table-row>
        <table:table-row table:style-name="ro1">
          <table:table-cell/>
          <table:table-cell table:formula="oooc:=(_K*([.C252]-2*[.B252]+_a)) + [.B252]" office:value-type="float" office:value="0.890965154728425">
            <text:p>0.890965</text:p>
          </table:table-cell>
          <table:table-cell table:formula="oooc:=(_K*([.D252]-2*[.C252]+[.B252])) + [.C252]" office:value-type="float" office:value="0.801864093059067">
            <text:p>0.801864</text:p>
          </table:table-cell>
          <table:table-cell table:formula="oooc:=(_K*([.E252]-2*[.D252]+[.C252])) + [.D252]" office:value-type="float" office:value="0.712763724994625">
            <text:p>0.712764</text:p>
          </table:table-cell>
          <table:table-cell table:formula="oooc:=(_K*([.F252]-2*[.E252]+[.D252])) + [.E252]" office:value-type="float" office:value="0.623664326504813">
            <text:p>0.623664</text:p>
          </table:table-cell>
          <table:table-cell table:formula="oooc:=(_K*([.G252]-2*[.F252]+[.E252])) + [.F252]" office:value-type="float" office:value="0.534566095010174">
            <text:p>0.534566</text:p>
          </table:table-cell>
          <table:table-cell table:formula="oooc:=(_K*([.H252]-2*[.G252]+[.F252])) + [.G252]" office:value-type="float" office:value="0.445469133388243">
            <text:p>0.445469</text:p>
          </table:table-cell>
          <table:table-cell table:formula="oooc:=(_K*([.I252]-2*[.H252]+[.G252])) + [.H252]" office:value-type="float" office:value="0.356373441639019">
            <text:p>0.356373</text:p>
          </table:table-cell>
          <table:table-cell table:formula="oooc:=(_K*([.J252]-2*[.I252]+[.H252])) + [.I252]" office:value-type="float" office:value="0.267278916884969">
            <text:p>0.267279</text:p>
          </table:table-cell>
          <table:table-cell table:formula="oooc:=(_K*([.K252]-2*[.J252]+[.I252])) + [.J252]" office:value-type="float" office:value="0.178185361705549">
            <text:p>0.178185</text:p>
          </table:table-cell>
          <table:table-cell table:formula="oooc:=(_K*(_b-2*[.K252]+[.J252])) + [.K252]" office:value-type="float" office:value="0.0890925001310453">
            <text:p>0.089093</text:p>
          </table:table-cell>
          <table:table-cell table:number-columns-repeated="245"/>
        </table:table-row>
        <table:table-row table:style-name="ro1">
          <table:table-cell/>
          <table:table-cell table:formula="oooc:=(_K*([.C253]-2*[.B253]+_a)) + [.B253]" office:value-type="float" office:value="0.890965299305808">
            <text:p>0.890965</text:p>
          </table:table-cell>
          <table:table-cell table:formula="oooc:=(_K*([.D253]-2*[.C253]+[.B253])) + [.C253]" office:value-type="float" office:value="0.801864370501033">
            <text:p>0.801864</text:p>
          </table:table-cell>
          <table:table-cell table:formula="oooc:=(_K*([.E253]-2*[.D253]+[.C253])) + [.D253]" office:value-type="float" office:value="0.712764112824477">
            <text:p>0.712764</text:p>
          </table:table-cell>
          <table:table-cell table:formula="oooc:=(_K*([.F253]-2*[.E253]+[.D253])) + [.E253]" office:value-type="float" office:value="0.623664793302882">
            <text:p>0.623665</text:p>
          </table:table-cell>
          <table:table-cell table:formula="oooc:=(_K*([.G253]-2*[.F253]+[.E253])) + [.F253]" office:value-type="float" office:value="0.534566602959257">
            <text:p>0.534567</text:p>
          </table:table-cell>
          <table:table-cell table:formula="oooc:=(_K*([.H253]-2*[.G253]+[.F253])) + [.G253]" office:value-type="float" office:value="0.445469641337326">
            <text:p>0.445470</text:p>
          </table:table-cell>
          <table:table-cell table:formula="oooc:=(_K*([.I253]-2*[.H253]+[.G253])) + [.H253]" office:value-type="float" office:value="0.356373908437089">
            <text:p>0.356374</text:p>
          </table:table-cell>
          <table:table-cell table:formula="oooc:=(_K*([.J253]-2*[.I253]+[.H253])) + [.I253]" office:value-type="float" office:value="0.267279304714821">
            <text:p>0.267279</text:p>
          </table:table-cell>
          <table:table-cell table:formula="oooc:=(_K*([.K253]-2*[.J253]+[.I253])) + [.J253]" office:value-type="float" office:value="0.178185639147515">
            <text:p>0.178186</text:p>
          </table:table-cell>
          <table:table-cell table:formula="oooc:=(_K*(_b-2*[.K253]+[.J253])) + [.K253]" office:value-type="float" office:value="0.0890926447084285">
            <text:p>0.089093</text:p>
          </table:table-cell>
          <table:table-cell table:number-columns-repeated="245"/>
        </table:table-row>
        <table:table-row table:style-name="ro1">
          <table:table-cell/>
          <table:table-cell table:formula="oooc:=(_K*([.C254]-2*[.B254]+_a)) + [.B254]" office:value-type="float" office:value="0.890965439198072">
            <text:p>0.890965</text:p>
          </table:table-cell>
          <table:table-cell table:formula="oooc:=(_K*([.D254]-2*[.C254]+[.B254])) + [.C254]" office:value-type="float" office:value="0.801864638952321">
            <text:p>0.801865</text:p>
          </table:table-cell>
          <table:table-cell table:formula="oooc:=(_K*([.E254]-2*[.D254]+[.C254])) + [.D254]" office:value-type="float" office:value="0.712764488086461">
            <text:p>0.712764</text:p>
          </table:table-cell>
          <table:table-cell table:formula="oooc:=(_K*([.F254]-2*[.E254]+[.D254])) + [.E254]" office:value-type="float" office:value="0.62366524497407">
            <text:p>0.623665</text:p>
          </table:table-cell>
          <table:table-cell table:formula="oooc:=(_K*([.G254]-2*[.F254]+[.E254])) + [.F254]" office:value-type="float" office:value="0.534567094447935">
            <text:p>0.534567</text:p>
          </table:table-cell>
          <table:table-cell table:formula="oooc:=(_K*([.H254]-2*[.G254]+[.F254])) + [.G254]" office:value-type="float" office:value="0.445470132826003">
            <text:p>0.445470</text:p>
          </table:table-cell>
          <table:table-cell table:formula="oooc:=(_K*([.I254]-2*[.H254]+[.G254])) + [.H254]" office:value-type="float" office:value="0.356374360108276">
            <text:p>0.356374</text:p>
          </table:table-cell>
          <table:table-cell table:formula="oooc:=(_K*([.J254]-2*[.I254]+[.H254])) + [.I254]" office:value-type="float" office:value="0.267279679976806">
            <text:p>0.267280</text:p>
          </table:table-cell>
          <table:table-cell table:formula="oooc:=(_K*([.K254]-2*[.J254]+[.I254])) + [.J254]" office:value-type="float" office:value="0.178185907598803">
            <text:p>0.178186</text:p>
          </table:table-cell>
          <table:table-cell table:formula="oooc:=(_K*(_b-2*[.K254]+[.J254])) + [.K254]" office:value-type="float" office:value="0.0890927846006919">
            <text:p>0.089093</text:p>
          </table:table-cell>
          <table:table-cell table:number-columns-repeated="245"/>
        </table:table-row>
        <table:table-row table:style-name="ro1">
          <table:table-cell/>
          <table:table-cell table:formula="oooc:=(_K*([.C255]-2*[.B255]+_a)) + [.B255]" office:value-type="float" office:value="0.890965574557039">
            <text:p>0.890966</text:p>
          </table:table-cell>
          <table:table-cell table:formula="oooc:=(_K*([.D255]-2*[.C255]+[.B255])) + [.C255]" office:value-type="float" office:value="0.801864898704277">
            <text:p>0.801865</text:p>
          </table:table-cell>
          <table:table-cell table:formula="oooc:=(_K*([.E255]-2*[.D255]+[.C255])) + [.D255]" office:value-type="float" office:value="0.712764851187849">
            <text:p>0.712765</text:p>
          </table:table-cell>
          <table:table-cell table:formula="oooc:=(_K*([.F255]-2*[.E255]+[.D255])) + [.E255]" office:value-type="float" office:value="0.623665682008572">
            <text:p>0.623666</text:p>
          </table:table-cell>
          <table:table-cell table:formula="oooc:=(_K*([.G255]-2*[.F255]+[.E255])) + [.F255]" office:value-type="float" office:value="0.534567570009616">
            <text:p>0.534568</text:p>
          </table:table-cell>
          <table:table-cell table:formula="oooc:=(_K*([.H255]-2*[.G255]+[.F255])) + [.G255]" office:value-type="float" office:value="0.445470608387685">
            <text:p>0.445471</text:p>
          </table:table-cell>
          <table:table-cell table:formula="oooc:=(_K*([.I255]-2*[.H255]+[.G255])) + [.H255]" office:value-type="float" office:value="0.356374797142779">
            <text:p>0.356375</text:p>
          </table:table-cell>
          <table:table-cell table:formula="oooc:=(_K*([.J255]-2*[.I255]+[.H255])) + [.I255]" office:value-type="float" office:value="0.267280043078193">
            <text:p>0.267280</text:p>
          </table:table-cell>
          <table:table-cell table:formula="oooc:=(_K*([.K255]-2*[.J255]+[.I255])) + [.J255]" office:value-type="float" office:value="0.17818616735076">
            <text:p>0.178186</text:p>
          </table:table-cell>
          <table:table-cell table:formula="oooc:=(_K*(_b-2*[.K255]+[.J255])) + [.K255]" office:value-type="float" office:value="0.0890929199596595">
            <text:p>0.089093</text:p>
          </table:table-cell>
          <table:table-cell table:number-columns-repeated="245"/>
        </table:table-row>
        <table:table-row table:style-name="ro1">
          <table:table-cell/>
          <table:table-cell table:formula="oooc:=(_K*([.C256]-2*[.B256]+_a)) + [.B256]" office:value-type="float" office:value="0.890965705529615">
            <text:p>0.890966</text:p>
          </table:table-cell>
          <table:table-cell table:formula="oooc:=(_K*([.D256]-2*[.C256]+[.B256])) + [.C256]" office:value-type="float" office:value="0.801865150038811">
            <text:p>0.801865</text:p>
          </table:table-cell>
          <table:table-cell table:formula="oooc:=(_K*([.E256]-2*[.D256]+[.C256])) + [.D256]" office:value-type="float" office:value="0.71276520252271">
            <text:p>0.712765</text:p>
          </table:table-cell>
          <table:table-cell table:formula="oooc:=(_K*([.F256]-2*[.E256]+[.D256])) + [.E256]" office:value-type="float" office:value="0.6236661048807">
            <text:p>0.623666</text:p>
          </table:table-cell>
          <table:table-cell table:formula="oooc:=(_K*([.G256]-2*[.F256]+[.E256])) + [.F256]" office:value-type="float" office:value="0.534568030160426">
            <text:p>0.534568</text:p>
          </table:table-cell>
          <table:table-cell table:formula="oooc:=(_K*([.H256]-2*[.G256]+[.F256])) + [.G256]" office:value-type="float" office:value="0.445471068538495">
            <text:p>0.445471</text:p>
          </table:table-cell>
          <table:table-cell table:formula="oooc:=(_K*([.I256]-2*[.H256]+[.G256])) + [.H256]" office:value-type="float" office:value="0.356375220014907">
            <text:p>0.356375</text:p>
          </table:table-cell>
          <table:table-cell table:formula="oooc:=(_K*([.J256]-2*[.I256]+[.H256])) + [.I256]" office:value-type="float" office:value="0.267280394413054">
            <text:p>0.267280</text:p>
          </table:table-cell>
          <table:table-cell table:formula="oooc:=(_K*([.K256]-2*[.J256]+[.I256])) + [.J256]" office:value-type="float" office:value="0.178186418685293">
            <text:p>0.178186</text:p>
          </table:table-cell>
          <table:table-cell table:formula="oooc:=(_K*(_b-2*[.K256]+[.J256])) + [.K256]" office:value-type="float" office:value="0.0890930509322358">
            <text:p>0.089093</text:p>
          </table:table-cell>
          <table:table-cell table:number-columns-repeated="245"/>
        </table:table-row>
        <table:table-row table:style-name="ro1">
          <table:table-cell/>
          <table:table-cell table:formula="oooc:=(_K*([.C257]-2*[.B257]+_a)) + [.B257]" office:value-type="float" office:value="0.890965832257944">
            <text:p>0.890966</text:p>
          </table:table-cell>
          <table:table-cell table:formula="oooc:=(_K*([.D257]-2*[.C257]+[.B257])) + [.C257]" office:value-type="float" office:value="0.801865393228692">
            <text:p>0.801865</text:p>
          </table:table-cell>
          <table:table-cell table:formula="oooc:=(_K*([.E257]-2*[.D257]+[.C257])) + [.D257]" office:value-type="float" office:value="0.712765542472346">
            <text:p>0.712766</text:p>
          </table:table-cell>
          <table:table-cell table:formula="oooc:=(_K*([.F257]-2*[.E257]+[.D257])) + [.E257]" office:value-type="float" office:value="0.623666514049394">
            <text:p>0.623667</text:p>
          </table:table-cell>
          <table:table-cell table:formula="oooc:=(_K*([.G257]-2*[.F257]+[.E257])) + [.F257]" office:value-type="float" office:value="0.534568475399763">
            <text:p>0.534568</text:p>
          </table:table-cell>
          <table:table-cell table:formula="oooc:=(_K*([.H257]-2*[.G257]+[.F257])) + [.G257]" office:value-type="float" office:value="0.445471513777832">
            <text:p>0.445472</text:p>
          </table:table-cell>
          <table:table-cell table:formula="oooc:=(_K*([.I257]-2*[.H257]+[.G257])) + [.H257]" office:value-type="float" office:value="0.356375629183601">
            <text:p>0.356376</text:p>
          </table:table-cell>
          <table:table-cell table:formula="oooc:=(_K*([.J257]-2*[.I257]+[.H257])) + [.I257]" office:value-type="float" office:value="0.267280734362691">
            <text:p>0.267281</text:p>
          </table:table-cell>
          <table:table-cell table:formula="oooc:=(_K*([.K257]-2*[.J257]+[.I257])) + [.J257]" office:value-type="float" office:value="0.178186661875174">
            <text:p>0.178187</text:p>
          </table:table-cell>
          <table:table-cell table:formula="oooc:=(_K*(_b-2*[.K257]+[.J257])) + [.K257]" office:value-type="float" office:value="0.0890931776605643">
            <text:p>0.089093</text:p>
          </table:table-cell>
          <table:table-cell table:number-columns-repeated="245"/>
        </table:table-row>
        <table:table-row table:style-name="ro1">
          <table:table-cell/>
          <table:table-cell table:formula="oooc:=(_K*([.C258]-2*[.B258]+_a)) + [.B258]" office:value-type="float" office:value="0.890965954879562">
            <text:p>0.890966</text:p>
          </table:table-cell>
          <table:table-cell table:formula="oooc:=(_K*([.D258]-2*[.C258]+[.B258])) + [.C258]" office:value-type="float" office:value="0.801865628537855">
            <text:p>0.801866</text:p>
          </table:table-cell>
          <table:table-cell table:formula="oooc:=(_K*([.E258]-2*[.D258]+[.C258])) + [.D258]" office:value-type="float" office:value="0.712765871405704">
            <text:p>0.712766</text:p>
          </table:table-cell>
          <table:table-cell table:formula="oooc:=(_K*([.F258]-2*[.E258]+[.D258])) + [.E258]" office:value-type="float" office:value="0.623666909958723">
            <text:p>0.623667</text:p>
          </table:table-cell>
          <table:table-cell table:formula="oooc:=(_K*([.G258]-2*[.F258]+[.E258])) + [.F258]" office:value-type="float" office:value="0.534568906210843">
            <text:p>0.534569</text:p>
          </table:table-cell>
          <table:table-cell table:formula="oooc:=(_K*([.H258]-2*[.G258]+[.F258])) + [.G258]" office:value-type="float" office:value="0.445471944588912">
            <text:p>0.445472</text:p>
          </table:table-cell>
          <table:table-cell table:formula="oooc:=(_K*([.I258]-2*[.H258]+[.G258])) + [.H258]" office:value-type="float" office:value="0.356376025092929">
            <text:p>0.356376</text:p>
          </table:table-cell>
          <table:table-cell table:formula="oooc:=(_K*([.J258]-2*[.I258]+[.H258])) + [.I258]" office:value-type="float" office:value="0.267281063296048">
            <text:p>0.267281</text:p>
          </table:table-cell>
          <table:table-cell table:formula="oooc:=(_K*([.K258]-2*[.J258]+[.I258])) + [.J258]" office:value-type="float" office:value="0.178186897184337">
            <text:p>0.178187</text:p>
          </table:table-cell>
          <table:table-cell table:formula="oooc:=(_K*(_b-2*[.K258]+[.J258])) + [.K258]" office:value-type="float" office:value="0.0890933002821827">
            <text:p>0.089093</text:p>
          </table:table-cell>
          <table:table-cell table:number-columns-repeated="245"/>
        </table:table-row>
        <table:table-row table:style-name="ro1">
          <table:table-cell/>
          <table:table-cell table:formula="oooc:=(_K*([.C259]-2*[.B259]+_a)) + [.B259]" office:value-type="float" office:value="0.890966073527551">
            <text:p>0.890966</text:p>
          </table:table-cell>
          <table:table-cell table:formula="oooc:=(_K*([.D259]-2*[.C259]+[.B259])) + [.C259]" office:value-type="float" office:value="0.801865856221677">
            <text:p>0.801866</text:p>
          </table:table-cell>
          <table:table-cell table:formula="oooc:=(_K*([.E259]-2*[.D259]+[.C259])) + [.D259]" office:value-type="float" office:value="0.712766189679772">
            <text:p>0.712766</text:p>
          </table:table-cell>
          <table:table-cell table:formula="oooc:=(_K*([.F259]-2*[.E259]+[.D259])) + [.E259]" office:value-type="float" office:value="0.623667293038364">
            <text:p>0.623667</text:p>
          </table:table-cell>
          <table:table-cell table:formula="oooc:=(_K*([.G259]-2*[.F259]+[.E259])) + [.F259]" office:value-type="float" office:value="0.534569323061223">
            <text:p>0.534569</text:p>
          </table:table-cell>
          <table:table-cell table:formula="oooc:=(_K*([.H259]-2*[.G259]+[.F259])) + [.G259]" office:value-type="float" office:value="0.445472361439292">
            <text:p>0.445472</text:p>
          </table:table-cell>
          <table:table-cell table:formula="oooc:=(_K*([.I259]-2*[.H259]+[.G259])) + [.H259]" office:value-type="float" office:value="0.35637640817257">
            <text:p>0.356376</text:p>
          </table:table-cell>
          <table:table-cell table:formula="oooc:=(_K*([.J259]-2*[.I259]+[.H259])) + [.I259]" office:value-type="float" office:value="0.267281381570116">
            <text:p>0.267281</text:p>
          </table:table-cell>
          <table:table-cell table:formula="oooc:=(_K*([.K259]-2*[.J259]+[.I259])) + [.J259]" office:value-type="float" office:value="0.17818712486816">
            <text:p>0.178187</text:p>
          </table:table-cell>
          <table:table-cell table:formula="oooc:=(_K*(_b-2*[.K259]+[.J259])) + [.K259]" office:value-type="float" office:value="0.0890934189301713">
            <text:p>0.089093</text:p>
          </table:table-cell>
          <table:table-cell table:number-columns-repeated="245"/>
        </table:table-row>
        <table:table-row table:style-name="ro1">
          <table:table-cell/>
          <table:table-cell table:formula="oooc:=(_K*([.C260]-2*[.B260]+_a)) + [.B260]" office:value-type="float" office:value="0.890966188330678">
            <text:p>0.890966</text:p>
          </table:table-cell>
          <table:table-cell table:formula="oooc:=(_K*([.D260]-2*[.C260]+[.B260])) + [.C260]" office:value-type="float" office:value="0.801866076527265">
            <text:p>0.801866</text:p>
          </table:table-cell>
          <table:table-cell table:formula="oooc:=(_K*([.E260]-2*[.D260]+[.C260])) + [.D260]" office:value-type="float" office:value="0.712766497639971">
            <text:p>0.712766</text:p>
          </table:table-cell>
          <table:table-cell table:formula="oooc:=(_K*([.F260]-2*[.E260]+[.D260])) + [.E260]" office:value-type="float" office:value="0.623667663704071">
            <text:p>0.623668</text:p>
          </table:table-cell>
          <table:table-cell table:formula="oooc:=(_K*([.G260]-2*[.F260]+[.E260])) + [.F260]" office:value-type="float" office:value="0.534569726403307">
            <text:p>0.534570</text:p>
          </table:table-cell>
          <table:table-cell table:formula="oooc:=(_K*([.H260]-2*[.G260]+[.F260])) + [.G260]" office:value-type="float" office:value="0.445472764781375">
            <text:p>0.445473</text:p>
          </table:table-cell>
          <table:table-cell table:formula="oooc:=(_K*([.I260]-2*[.H260]+[.G260])) + [.H260]" office:value-type="float" office:value="0.356376778838277">
            <text:p>0.356377</text:p>
          </table:table-cell>
          <table:table-cell table:formula="oooc:=(_K*([.J260]-2*[.I260]+[.H260])) + [.I260]" office:value-type="float" office:value="0.267281689530315">
            <text:p>0.267282</text:p>
          </table:table-cell>
          <table:table-cell table:formula="oooc:=(_K*([.K260]-2*[.J260]+[.I260])) + [.J260]" office:value-type="float" office:value="0.178187345173747">
            <text:p>0.178187</text:p>
          </table:table-cell>
          <table:table-cell table:formula="oooc:=(_K*(_b-2*[.K260]+[.J260])) + [.K260]" office:value-type="float" office:value="0.0890935337332982">
            <text:p>0.089094</text:p>
          </table:table-cell>
          <table:table-cell table:number-columns-repeated="245"/>
        </table:table-row>
        <table:table-row table:style-name="ro1">
          <table:table-cell/>
          <table:table-cell table:formula="oooc:=(_K*([.C261]-2*[.B261]+_a)) + [.B261]" office:value-type="float" office:value="0.890966299413538">
            <text:p>0.890966</text:p>
          </table:table-cell>
          <table:table-cell table:formula="oooc:=(_K*([.D261]-2*[.C261]+[.B261])) + [.C261]" office:value-type="float" office:value="0.801866289693712">
            <text:p>0.801866</text:p>
          </table:table-cell>
          <table:table-cell table:formula="oooc:=(_K*([.E261]-2*[.D261]+[.C261])) + [.D261]" office:value-type="float" office:value="0.712766795620528">
            <text:p>0.712767</text:p>
          </table:table-cell>
          <table:table-cell table:formula="oooc:=(_K*([.F261]-2*[.E261]+[.D261])) + [.E261]" office:value-type="float" office:value="0.623668022358125">
            <text:p>0.623668</text:p>
          </table:table-cell>
          <table:table-cell table:formula="oooc:=(_K*([.G261]-2*[.F261]+[.E261])) + [.F261]" office:value-type="float" office:value="0.53457011667484">
            <text:p>0.534570</text:p>
          </table:table-cell>
          <table:table-cell table:formula="oooc:=(_K*([.H261]-2*[.G261]+[.F261])) + [.G261]" office:value-type="float" office:value="0.445473155052909">
            <text:p>0.445473</text:p>
          </table:table-cell>
          <table:table-cell table:formula="oooc:=(_K*([.I261]-2*[.H261]+[.G261])) + [.H261]" office:value-type="float" office:value="0.356377137492332">
            <text:p>0.356377</text:p>
          </table:table-cell>
          <table:table-cell table:formula="oooc:=(_K*([.J261]-2*[.I261]+[.H261])) + [.I261]" office:value-type="float" office:value="0.267281987510873">
            <text:p>0.267282</text:p>
          </table:table-cell>
          <table:table-cell table:formula="oooc:=(_K*([.K261]-2*[.J261]+[.I261])) + [.J261]" office:value-type="float" office:value="0.178187558340195">
            <text:p>0.178188</text:p>
          </table:table-cell>
          <table:table-cell table:formula="oooc:=(_K*(_b-2*[.K261]+[.J261])) + [.K261]" office:value-type="float" office:value="0.0890936448161584">
            <text:p>0.089094</text:p>
          </table:table-cell>
          <table:table-cell table:number-columns-repeated="245"/>
        </table:table-row>
        <table:table-row table:style-name="ro1">
          <table:table-cell/>
          <table:table-cell table:formula="oooc:=(_K*([.C262]-2*[.B262]+_a)) + [.B262]" office:value-type="float" office:value="0.890966406896689">
            <text:p>0.890966</text:p>
          </table:table-cell>
          <table:table-cell table:formula="oooc:=(_K*([.D262]-2*[.C262]+[.B262])) + [.C262]" office:value-type="float" office:value="0.801866495952369">
            <text:p>0.801866</text:p>
          </table:table-cell>
          <table:table-cell table:formula="oooc:=(_K*([.E262]-2*[.D262]+[.C262])) + [.D262]" office:value-type="float" office:value="0.712767083944841">
            <text:p>0.712767</text:p>
          </table:table-cell>
          <table:table-cell table:formula="oooc:=(_K*([.F262]-2*[.E262]+[.D262])) + [.E262]" office:value-type="float" office:value="0.623668369389772">
            <text:p>0.623668</text:p>
          </table:table-cell>
          <table:table-cell table:formula="oooc:=(_K*([.G262]-2*[.F262]+[.E262])) + [.F262]" office:value-type="float" office:value="0.534570494299381">
            <text:p>0.534570</text:p>
          </table:table-cell>
          <table:table-cell table:formula="oooc:=(_K*([.H262]-2*[.G262]+[.F262])) + [.G262]" office:value-type="float" office:value="0.44547353267745">
            <text:p>0.445474</text:p>
          </table:table-cell>
          <table:table-cell table:formula="oooc:=(_K*([.I262]-2*[.H262]+[.G262])) + [.H262]" office:value-type="float" office:value="0.356377484523979">
            <text:p>0.356377</text:p>
          </table:table-cell>
          <table:table-cell table:formula="oooc:=(_K*([.J262]-2*[.I262]+[.H262])) + [.I262]" office:value-type="float" office:value="0.267282275835185">
            <text:p>0.267282</text:p>
          </table:table-cell>
          <table:table-cell table:formula="oooc:=(_K*([.K262]-2*[.J262]+[.I262])) + [.J262]" office:value-type="float" office:value="0.178187764598851">
            <text:p>0.178188</text:p>
          </table:table-cell>
          <table:table-cell table:formula="oooc:=(_K*(_b-2*[.K262]+[.J262])) + [.K262]" office:value-type="float" office:value="0.0890937522993096">
            <text:p>0.089094</text:p>
          </table:table-cell>
          <table:table-cell table:number-columns-repeated="245"/>
        </table:table-row>
        <table:table-row table:style-name="ro1">
          <table:table-cell/>
          <table:table-cell table:formula="oooc:=(_K*([.C263]-2*[.B263]+_a)) + [.B263]" office:value-type="float" office:value="0.890966510896782">
            <text:p>0.890967</text:p>
          </table:table-cell>
          <table:table-cell table:formula="oooc:=(_K*([.D263]-2*[.C263]+[.B263])) + [.C263]" office:value-type="float" office:value="0.801866695527086">
            <text:p>0.801867</text:p>
          </table:table-cell>
          <table:table-cell table:formula="oooc:=(_K*([.E263]-2*[.D263]+[.C263])) + [.D263]" office:value-type="float" office:value="0.712767362925825">
            <text:p>0.712767</text:p>
          </table:table-cell>
          <table:table-cell table:formula="oooc:=(_K*([.F263]-2*[.E263]+[.D263])) + [.E263]" office:value-type="float" office:value="0.623668705175643">
            <text:p>0.623669</text:p>
          </table:table-cell>
          <table:table-cell table:formula="oooc:=(_K*([.G263]-2*[.F263]+[.E263])) + [.F263]" office:value-type="float" office:value="0.534570859686765">
            <text:p>0.534571</text:p>
          </table:table-cell>
          <table:table-cell table:formula="oooc:=(_K*([.H263]-2*[.G263]+[.F263])) + [.G263]" office:value-type="float" office:value="0.445473898064834">
            <text:p>0.445474</text:p>
          </table:table-cell>
          <table:table-cell table:formula="oooc:=(_K*([.I263]-2*[.H263]+[.G263])) + [.H263]" office:value-type="float" office:value="0.35637782030985">
            <text:p>0.356378</text:p>
          </table:table-cell>
          <table:table-cell table:formula="oooc:=(_K*([.J263]-2*[.I263]+[.H263])) + [.I263]" office:value-type="float" office:value="0.267282554816169">
            <text:p>0.267283</text:p>
          </table:table-cell>
          <table:table-cell table:formula="oooc:=(_K*([.K263]-2*[.J263]+[.I263])) + [.J263]" office:value-type="float" office:value="0.178187964173568">
            <text:p>0.178188</text:p>
          </table:table-cell>
          <table:table-cell table:formula="oooc:=(_K*(_b-2*[.K263]+[.J263])) + [.K263]" office:value-type="float" office:value="0.0890938562994025">
            <text:p>0.089094</text:p>
          </table:table-cell>
          <table:table-cell table:number-columns-repeated="245"/>
        </table:table-row>
        <table:table-row table:style-name="ro1">
          <table:table-cell/>
          <table:table-cell table:formula="oooc:=(_K*([.C264]-2*[.B264]+_a)) + [.B264]" office:value-type="float" office:value="0.890966611526687">
            <text:p>0.890967</text:p>
          </table:table-cell>
          <table:table-cell table:formula="oooc:=(_K*([.D264]-2*[.C264]+[.B264])) + [.C264]" office:value-type="float" office:value="0.80186688863446">
            <text:p>0.801867</text:p>
          </table:table-cell>
          <table:table-cell table:formula="oooc:=(_K*([.E264]-2*[.D264]+[.C264])) + [.D264]" office:value-type="float" office:value="0.712767632866256">
            <text:p>0.712768</text:p>
          </table:table-cell>
          <table:table-cell table:formula="oooc:=(_K*([.F264]-2*[.E264]+[.D264])) + [.E264]" office:value-type="float" office:value="0.623669030080165">
            <text:p>0.623669</text:p>
          </table:table-cell>
          <table:table-cell table:formula="oooc:=(_K*([.G264]-2*[.F264]+[.E264])) + [.F264]" office:value-type="float" office:value="0.534571213233544">
            <text:p>0.534571</text:p>
          </table:table-cell>
          <table:table-cell table:formula="oooc:=(_K*([.H264]-2*[.G264]+[.F264])) + [.G264]" office:value-type="float" office:value="0.445474251611613">
            <text:p>0.445474</text:p>
          </table:table-cell>
          <table:table-cell table:formula="oooc:=(_K*([.I264]-2*[.H264]+[.G264])) + [.H264]" office:value-type="float" office:value="0.356378145214371">
            <text:p>0.356378</text:p>
          </table:table-cell>
          <table:table-cell table:formula="oooc:=(_K*([.J264]-2*[.I264]+[.H264])) + [.I264]" office:value-type="float" office:value="0.267282824756601">
            <text:p>0.267283</text:p>
          </table:table-cell>
          <table:table-cell table:formula="oooc:=(_K*([.K264]-2*[.J264]+[.I264])) + [.J264]" office:value-type="float" office:value="0.178188157280942">
            <text:p>0.178188</text:p>
          </table:table-cell>
          <table:table-cell table:formula="oooc:=(_K*(_b-2*[.K264]+[.J264])) + [.K264]" office:value-type="float" office:value="0.0890939569293078">
            <text:p>0.089094</text:p>
          </table:table-cell>
          <table:table-cell table:number-columns-repeated="245"/>
        </table:table-row>
        <table:table-row table:style-name="ro1">
          <table:table-cell/>
          <table:table-cell table:formula="oooc:=(_K*([.C265]-2*[.B265]+_a)) + [.B265]" office:value-type="float" office:value="0.890966708895618">
            <text:p>0.890967</text:p>
          </table:table-cell>
          <table:table-cell table:formula="oooc:=(_K*([.D265]-2*[.C265]+[.B265])) + [.C265]" office:value-type="float" office:value="0.801867075484069">
            <text:p>0.801867</text:p>
          </table:table-cell>
          <table:table-cell table:formula="oooc:=(_K*([.E265]-2*[.D265]+[.C265])) + [.D265]" office:value-type="float" office:value="0.712767894059101">
            <text:p>0.712768</text:p>
          </table:table-cell>
          <table:table-cell table:formula="oooc:=(_K*([.F265]-2*[.E265]+[.D265])) + [.E265]" office:value-type="float" office:value="0.623669344455953">
            <text:p>0.623669</text:p>
          </table:table-cell>
          <table:table-cell table:formula="oooc:=(_K*([.G265]-2*[.F265]+[.E265])) + [.F265]" office:value-type="float" office:value="0.53457155532342">
            <text:p>0.534572</text:p>
          </table:table-cell>
          <table:table-cell table:formula="oooc:=(_K*([.H265]-2*[.G265]+[.F265])) + [.G265]" office:value-type="float" office:value="0.445474593701489">
            <text:p>0.445475</text:p>
          </table:table-cell>
          <table:table-cell table:formula="oooc:=(_K*([.I265]-2*[.H265]+[.G265])) + [.H265]" office:value-type="float" office:value="0.35637845959016">
            <text:p>0.356378</text:p>
          </table:table-cell>
          <table:table-cell table:formula="oooc:=(_K*([.J265]-2*[.I265]+[.H265])) + [.I265]" office:value-type="float" office:value="0.267283085949446">
            <text:p>0.267283</text:p>
          </table:table-cell>
          <table:table-cell table:formula="oooc:=(_K*([.K265]-2*[.J265]+[.I265])) + [.J265]" office:value-type="float" office:value="0.178188344130552">
            <text:p>0.178188</text:p>
          </table:table-cell>
          <table:table-cell table:formula="oooc:=(_K*(_b-2*[.K265]+[.J265])) + [.K265]" office:value-type="float" office:value="0.0890940542982385">
            <text:p>0.089094</text:p>
          </table:table-cell>
          <table:table-cell table:number-columns-repeated="245"/>
        </table:table-row>
        <table:table-row table:style-name="ro1">
          <table:table-cell/>
          <table:table-cell table:formula="oooc:=(_K*([.C266]-2*[.B266]+_a)) + [.B266]" office:value-type="float" office:value="0.890966803109248">
            <text:p>0.890967</text:p>
          </table:table-cell>
          <table:table-cell table:formula="oooc:=(_K*([.D266]-2*[.C266]+[.B266])) + [.C266]" office:value-type="float" office:value="0.801867256278701">
            <text:p>0.801867</text:p>
          </table:table-cell>
          <table:table-cell table:formula="oooc:=(_K*([.E266]-2*[.D266]+[.C266])) + [.D266]" office:value-type="float" office:value="0.712768146787829">
            <text:p>0.712768</text:p>
          </table:table-cell>
          <table:table-cell table:formula="oooc:=(_K*([.F266]-2*[.E266]+[.D266])) + [.E266]" office:value-type="float" office:value="0.623669648644199">
            <text:p>0.623670</text:p>
          </table:table-cell>
          <table:table-cell table:formula="oooc:=(_K*([.G266]-2*[.F266]+[.E266])) + [.F266]" office:value-type="float" office:value="0.534571886327661">
            <text:p>0.534572</text:p>
          </table:table-cell>
          <table:table-cell table:formula="oooc:=(_K*([.H266]-2*[.G266]+[.F266])) + [.G266]" office:value-type="float" office:value="0.44547492470573">
            <text:p>0.445475</text:p>
          </table:table-cell>
          <table:table-cell table:formula="oooc:=(_K*([.I266]-2*[.H266]+[.G266])) + [.H266]" office:value-type="float" office:value="0.356378763778406">
            <text:p>0.356379</text:p>
          </table:table-cell>
          <table:table-cell table:formula="oooc:=(_K*([.J266]-2*[.I266]+[.H266])) + [.I266]" office:value-type="float" office:value="0.267283338678174">
            <text:p>0.267283</text:p>
          </table:table-cell>
          <table:table-cell table:formula="oooc:=(_K*([.K266]-2*[.J266]+[.I266])) + [.J266]" office:value-type="float" office:value="0.178188524925184">
            <text:p>0.178189</text:p>
          </table:table-cell>
          <table:table-cell table:formula="oooc:=(_K*(_b-2*[.K266]+[.J266])) + [.K266]" office:value-type="float" office:value="0.0890941485118685">
            <text:p>0.089094</text:p>
          </table:table-cell>
          <table:table-cell table:number-columns-repeated="245"/>
        </table:table-row>
        <table:table-row table:style-name="ro1">
          <table:table-cell/>
          <table:table-cell table:formula="oooc:=(_K*([.C267]-2*[.B267]+_a)) + [.B267]" office:value-type="float" office:value="0.890966894269827">
            <text:p>0.890967</text:p>
          </table:table-cell>
          <table:table-cell table:formula="oooc:=(_K*([.D267]-2*[.C267]+[.B267])) + [.C267]" office:value-type="float" office:value="0.801867431214571">
            <text:p>0.801867</text:p>
          </table:table-cell>
          <table:table-cell table:formula="oooc:=(_K*([.E267]-2*[.D267]+[.C267])) + [.D267]" office:value-type="float" office:value="0.712768391326726">
            <text:p>0.712768</text:p>
          </table:table-cell>
          <table:table-cell table:formula="oooc:=(_K*([.F267]-2*[.E267]+[.D267])) + [.E267]" office:value-type="float" office:value="0.623669942975036">
            <text:p>0.623670</text:p>
          </table:table-cell>
          <table:table-cell table:formula="oooc:=(_K*([.G267]-2*[.F267]+[.E267])) + [.F267]" office:value-type="float" office:value="0.534572206605504">
            <text:p>0.534572</text:p>
          </table:table-cell>
          <table:table-cell table:formula="oooc:=(_K*([.H267]-2*[.G267]+[.F267])) + [.G267]" office:value-type="float" office:value="0.445475244983573">
            <text:p>0.445475</text:p>
          </table:table-cell>
          <table:table-cell table:formula="oooc:=(_K*([.I267]-2*[.H267]+[.G267])) + [.H267]" office:value-type="float" office:value="0.356379058109243">
            <text:p>0.356379</text:p>
          </table:table-cell>
          <table:table-cell table:formula="oooc:=(_K*([.J267]-2*[.I267]+[.H267])) + [.I267]" office:value-type="float" office:value="0.267283583217071">
            <text:p>0.267284</text:p>
          </table:table-cell>
          <table:table-cell table:formula="oooc:=(_K*([.K267]-2*[.J267]+[.I267])) + [.J267]" office:value-type="float" office:value="0.178188699861054">
            <text:p>0.178189</text:p>
          </table:table-cell>
          <table:table-cell table:formula="oooc:=(_K*(_b-2*[.K267]+[.J267])) + [.K267]" office:value-type="float" office:value="0.0890942396724473">
            <text:p>0.089094</text:p>
          </table:table-cell>
          <table:table-cell table:number-columns-repeated="245"/>
        </table:table-row>
        <table:table-row table:style-name="ro1">
          <table:table-cell/>
          <table:table-cell table:formula="oooc:=(_K*([.C268]-2*[.B268]+_a)) + [.B268]" office:value-type="float" office:value="0.89096698247629">
            <text:p>0.890967</text:p>
          </table:table-cell>
          <table:table-cell table:formula="oooc:=(_K*([.D268]-2*[.C268]+[.B268])) + [.C268]" office:value-type="float" office:value="0.801867600481535">
            <text:p>0.801868</text:p>
          </table:table-cell>
          <table:table-cell table:formula="oooc:=(_K*([.E268]-2*[.D268]+[.C268])) + [.D268]" office:value-type="float" office:value="0.712768627941188">
            <text:p>0.712769</text:p>
          </table:table-cell>
          <table:table-cell table:formula="oooc:=(_K*([.F268]-2*[.E268]+[.D268])) + [.E268]" office:value-type="float" office:value="0.623670227767899">
            <text:p>0.623670</text:p>
          </table:table-cell>
          <table:table-cell table:formula="oooc:=(_K*([.G268]-2*[.F268]+[.E268])) + [.F268]" office:value-type="float" office:value="0.534572516504544">
            <text:p>0.534573</text:p>
          </table:table-cell>
          <table:table-cell table:formula="oooc:=(_K*([.H268]-2*[.G268]+[.F268])) + [.G268]" office:value-type="float" office:value="0.445475554882613">
            <text:p>0.445476</text:p>
          </table:table-cell>
          <table:table-cell table:formula="oooc:=(_K*([.I268]-2*[.H268]+[.G268])) + [.H268]" office:value-type="float" office:value="0.356379342902106">
            <text:p>0.356379</text:p>
          </table:table-cell>
          <table:table-cell table:formula="oooc:=(_K*([.J268]-2*[.I268]+[.H268])) + [.I268]" office:value-type="float" office:value="0.267283819831533">
            <text:p>0.267284</text:p>
          </table:table-cell>
          <table:table-cell table:formula="oooc:=(_K*([.K268]-2*[.J268]+[.I268])) + [.J268]" office:value-type="float" office:value="0.178188869128018">
            <text:p>0.178189</text:p>
          </table:table-cell>
          <table:table-cell table:formula="oooc:=(_K*(_b-2*[.K268]+[.J268])) + [.K268]" office:value-type="float" office:value="0.089094327878911">
            <text:p>0.089094</text:p>
          </table:table-cell>
          <table:table-cell table:number-columns-repeated="245"/>
        </table:table-row>
        <table:table-row table:style-name="ro1">
          <table:table-cell/>
          <table:table-cell table:formula="oooc:=(_K*([.C269]-2*[.B269]+_a)) + [.B269]" office:value-type="float" office:value="0.890967067824369">
            <text:p>0.890967</text:p>
          </table:table-cell>
          <table:table-cell table:formula="oooc:=(_K*([.D269]-2*[.C269]+[.B269])) + [.C269]" office:value-type="float" office:value="0.801867764263298">
            <text:p>0.801868</text:p>
          </table:table-cell>
          <table:table-cell table:formula="oooc:=(_K*([.E269]-2*[.D269]+[.C269])) + [.D269]" office:value-type="float" office:value="0.712768856888011">
            <text:p>0.712769</text:p>
          </table:table-cell>
          <table:table-cell table:formula="oooc:=(_K*([.F269]-2*[.E269]+[.D269])) + [.E269]" office:value-type="float" office:value="0.623670503331873">
            <text:p>0.623671</text:p>
          </table:table-cell>
          <table:table-cell table:formula="oooc:=(_K*([.G269]-2*[.F269]+[.E269])) + [.F269]" office:value-type="float" office:value="0.534572816361114">
            <text:p>0.534573</text:p>
          </table:table-cell>
          <table:table-cell table:formula="oooc:=(_K*([.H269]-2*[.G269]+[.F269])) + [.G269]" office:value-type="float" office:value="0.445475854739183">
            <text:p>0.445476</text:p>
          </table:table-cell>
          <table:table-cell table:formula="oooc:=(_K*([.I269]-2*[.H269]+[.G269])) + [.H269]" office:value-type="float" office:value="0.356379618466079">
            <text:p>0.356380</text:p>
          </table:table-cell>
          <table:table-cell table:formula="oooc:=(_K*([.J269]-2*[.I269]+[.H269])) + [.I269]" office:value-type="float" office:value="0.267284048778356">
            <text:p>0.267284</text:p>
          </table:table-cell>
          <table:table-cell table:formula="oooc:=(_K*([.K269]-2*[.J269]+[.I269])) + [.J269]" office:value-type="float" office:value="0.178189032909781">
            <text:p>0.178189</text:p>
          </table:table-cell>
          <table:table-cell table:formula="oooc:=(_K*(_b-2*[.K269]+[.J269])) + [.K269]" office:value-type="float" office:value="0.0890944132269894">
            <text:p>0.089094</text:p>
          </table:table-cell>
          <table:table-cell table:number-columns-repeated="245"/>
        </table:table-row>
        <table:table-row table:style-name="ro1">
          <table:table-cell/>
          <table:table-cell table:formula="oooc:=(_K*([.C270]-2*[.B270]+_a)) + [.B270]" office:value-type="float" office:value="0.89096715040669">
            <text:p>0.890967</text:p>
          </table:table-cell>
          <table:table-cell table:formula="oooc:=(_K*([.D270]-2*[.C270]+[.B270])) + [.C270]" office:value-type="float" office:value="0.801867922737612">
            <text:p>0.801868</text:p>
          </table:table-cell>
          <table:table-cell table:formula="oooc:=(_K*([.E270]-2*[.D270]+[.C270])) + [.D270]" office:value-type="float" office:value="0.712769078415671">
            <text:p>0.712769</text:p>
          </table:table-cell>
          <table:table-cell table:formula="oooc:=(_K*([.F270]-2*[.E270]+[.D270])) + [.E270]" office:value-type="float" office:value="0.623670769966025">
            <text:p>0.623671</text:p>
          </table:table-cell>
          <table:table-cell table:formula="oooc:=(_K*([.G270]-2*[.F270]+[.E270])) + [.F270]" office:value-type="float" office:value="0.534573106500645">
            <text:p>0.534573</text:p>
          </table:table-cell>
          <table:table-cell table:formula="oooc:=(_K*([.H270]-2*[.G270]+[.F270])) + [.G270]" office:value-type="float" office:value="0.445476144878714">
            <text:p>0.445476</text:p>
          </table:table-cell>
          <table:table-cell table:formula="oooc:=(_K*([.I270]-2*[.H270]+[.G270])) + [.H270]" office:value-type="float" office:value="0.356379885100231">
            <text:p>0.356380</text:p>
          </table:table-cell>
          <table:table-cell table:formula="oooc:=(_K*([.J270]-2*[.I270]+[.H270])) + [.I270]" office:value-type="float" office:value="0.267284270306015">
            <text:p>0.267284</text:p>
          </table:table-cell>
          <table:table-cell table:formula="oooc:=(_K*([.K270]-2*[.J270]+[.I270])) + [.J270]" office:value-type="float" office:value="0.178189191384094">
            <text:p>0.178189</text:p>
          </table:table-cell>
          <table:table-cell table:formula="oooc:=(_K*(_b-2*[.K270]+[.J270])) + [.K270]" office:value-type="float" office:value="0.0890944958093103">
            <text:p>0.089094</text:p>
          </table:table-cell>
          <table:table-cell table:number-columns-repeated="245"/>
        </table:table-row>
        <table:table-row table:style-name="ro1">
          <table:table-cell/>
          <table:table-cell table:formula="oooc:=(_K*([.C271]-2*[.B271]+_a)) + [.B271]" office:value-type="float" office:value="0.890967230312879">
            <text:p>0.890967</text:p>
          </table:table-cell>
          <table:table-cell table:formula="oooc:=(_K*([.D271]-2*[.C271]+[.B271])) + [.C271]" office:value-type="float" office:value="0.801868076076467">
            <text:p>0.801868</text:p>
          </table:table-cell>
          <table:table-cell table:formula="oooc:=(_K*([.E271]-2*[.D271]+[.C271])) + [.D271]" office:value-type="float" office:value="0.712769292764589">
            <text:p>0.712769</text:p>
          </table:table-cell>
          <table:table-cell table:formula="oooc:=(_K*([.F271]-2*[.E271]+[.D271])) + [.E271]" office:value-type="float" office:value="0.623671027959731">
            <text:p>0.623671</text:p>
          </table:table-cell>
          <table:table-cell table:formula="oooc:=(_K*([.G271]-2*[.F271]+[.E271])) + [.F271]" office:value-type="float" office:value="0.534573387238024">
            <text:p>0.534573</text:p>
          </table:table-cell>
          <table:table-cell table:formula="oooc:=(_K*([.H271]-2*[.G271]+[.F271])) + [.G271]" office:value-type="float" office:value="0.445476425616093">
            <text:p>0.445476</text:p>
          </table:table-cell>
          <table:table-cell table:formula="oooc:=(_K*([.I271]-2*[.H271]+[.G271])) + [.H271]" office:value-type="float" office:value="0.356380143093938">
            <text:p>0.356380</text:p>
          </table:table-cell>
          <table:table-cell table:formula="oooc:=(_K*([.J271]-2*[.I271]+[.H271])) + [.I271]" office:value-type="float" office:value="0.267284484654933">
            <text:p>0.267284</text:p>
          </table:table-cell>
          <table:table-cell table:formula="oooc:=(_K*([.K271]-2*[.J271]+[.I271])) + [.J271]" office:value-type="float" office:value="0.178189344722949">
            <text:p>0.178189</text:p>
          </table:table-cell>
          <table:table-cell table:formula="oooc:=(_K*(_b-2*[.K271]+[.J271])) + [.K271]" office:value-type="float" office:value="0.0890945757154998">
            <text:p>0.089095</text:p>
          </table:table-cell>
          <table:table-cell table:number-columns-repeated="245"/>
        </table:table-row>
        <table:table-row table:style-name="ro1">
          <table:table-cell/>
          <table:table-cell table:formula="oooc:=(_K*([.C272]-2*[.B272]+_a)) + [.B272]" office:value-type="float" office:value="0.890967307629659">
            <text:p>0.890967</text:p>
          </table:table-cell>
          <table:table-cell table:formula="oooc:=(_K*([.D272]-2*[.C272]+[.B272])) + [.C272]" office:value-type="float" office:value="0.80186822444628">
            <text:p>0.801868</text:p>
          </table:table-cell>
          <table:table-cell table:formula="oooc:=(_K*([.E272]-2*[.D272]+[.C272])) + [.D272]" office:value-type="float" office:value="0.712769500167397">
            <text:p>0.712770</text:p>
          </table:table-cell>
          <table:table-cell table:formula="oooc:=(_K*([.F272]-2*[.E272]+[.D272])) + [.E272]" office:value-type="float" office:value="0.623671277592991">
            <text:p>0.623671</text:p>
          </table:table-cell>
          <table:table-cell table:formula="oooc:=(_K*([.G272]-2*[.F272]+[.E272])) + [.F272]" office:value-type="float" office:value="0.534573658877935">
            <text:p>0.534574</text:p>
          </table:table-cell>
          <table:table-cell table:formula="oooc:=(_K*([.H272]-2*[.G272]+[.F272])) + [.G272]" office:value-type="float" office:value="0.445476697256004">
            <text:p>0.445477</text:p>
          </table:table-cell>
          <table:table-cell table:formula="oooc:=(_K*([.I272]-2*[.H272]+[.G272])) + [.H272]" office:value-type="float" office:value="0.356380392727198">
            <text:p>0.356380</text:p>
          </table:table-cell>
          <table:table-cell table:formula="oooc:=(_K*([.J272]-2*[.I272]+[.H272])) + [.I272]" office:value-type="float" office:value="0.267284692057742">
            <text:p>0.267285</text:p>
          </table:table-cell>
          <table:table-cell table:formula="oooc:=(_K*([.K272]-2*[.J272]+[.I272])) + [.J272]" office:value-type="float" office:value="0.178189493092763">
            <text:p>0.178189</text:p>
          </table:table-cell>
          <table:table-cell table:formula="oooc:=(_K*(_b-2*[.K272]+[.J272])) + [.K272]" office:value-type="float" office:value="0.0890946530322796">
            <text:p>0.089095</text:p>
          </table:table-cell>
          <table:table-cell table:number-columns-repeated="245"/>
        </table:table-row>
        <table:table-row table:style-name="ro1">
          <table:table-cell/>
          <table:table-cell table:formula="oooc:=(_K*([.C273]-2*[.B273]+_a)) + [.B273]" office:value-type="float" office:value="0.890967382440941">
            <text:p>0.890967</text:p>
          </table:table-cell>
          <table:table-cell table:formula="oooc:=(_K*([.D273]-2*[.C273]+[.B273])) + [.C273]" office:value-type="float" office:value="0.801868368008078">
            <text:p>0.801868</text:p>
          </table:table-cell>
          <table:table-cell table:formula="oooc:=(_K*([.E273]-2*[.D273]+[.C273])) + [.D273]" office:value-type="float" office:value="0.712769700849188">
            <text:p>0.712770</text:p>
          </table:table-cell>
          <table:table-cell table:formula="oooc:=(_K*([.F273]-2*[.E273]+[.D273])) + [.E273]" office:value-type="float" office:value="0.623671519136731">
            <text:p>0.623672</text:p>
          </table:table-cell>
          <table:table-cell table:formula="oooc:=(_K*([.G273]-2*[.F273]+[.E273])) + [.F273]" office:value-type="float" office:value="0.534573921715185">
            <text:p>0.534574</text:p>
          </table:table-cell>
          <table:table-cell table:formula="oooc:=(_K*([.H273]-2*[.G273]+[.F273])) + [.G273]" office:value-type="float" office:value="0.445476960093254">
            <text:p>0.445477</text:p>
          </table:table-cell>
          <table:table-cell table:formula="oooc:=(_K*([.I273]-2*[.H273]+[.G273])) + [.H273]" office:value-type="float" office:value="0.356380634270938">
            <text:p>0.356381</text:p>
          </table:table-cell>
          <table:table-cell table:formula="oooc:=(_K*([.J273]-2*[.I273]+[.H273])) + [.I273]" office:value-type="float" office:value="0.267284892739533">
            <text:p>0.267285</text:p>
          </table:table-cell>
          <table:table-cell table:formula="oooc:=(_K*([.K273]-2*[.J273]+[.I273])) + [.J273]" office:value-type="float" office:value="0.178189636654561">
            <text:p>0.178190</text:p>
          </table:table-cell>
          <table:table-cell table:formula="oooc:=(_K*(_b-2*[.K273]+[.J273])) + [.K273]" office:value-type="float" office:value="0.0890947278435612">
            <text:p>0.089095</text:p>
          </table:table-cell>
          <table:table-cell table:number-columns-repeated="245"/>
        </table:table-row>
        <table:table-row table:style-name="ro1">
          <table:table-cell/>
          <table:table-cell table:formula="oooc:=(_K*([.C274]-2*[.B274]+_a)) + [.B274]" office:value-type="float" office:value="0.890967454827916">
            <text:p>0.890967</text:p>
          </table:table-cell>
          <table:table-cell table:formula="oooc:=(_K*([.D274]-2*[.C274]+[.B274])) + [.C274]" office:value-type="float" office:value="0.801868506917667">
            <text:p>0.801869</text:p>
          </table:table-cell>
          <table:table-cell table:formula="oooc:=(_K*([.E274]-2*[.D274]+[.C274])) + [.D274]" office:value-type="float" office:value="0.712769895027761">
            <text:p>0.712770</text:p>
          </table:table-cell>
          <table:table-cell table:formula="oooc:=(_K*([.F274]-2*[.E274]+[.D274])) + [.E274]" office:value-type="float" office:value="0.623671752853095">
            <text:p>0.623672</text:p>
          </table:table-cell>
          <table:table-cell table:formula="oooc:=(_K*([.G274]-2*[.F274]+[.E274])) + [.F274]" office:value-type="float" office:value="0.534574176035031">
            <text:p>0.534574</text:p>
          </table:table-cell>
          <table:table-cell table:formula="oooc:=(_K*([.H274]-2*[.G274]+[.F274])) + [.G274]" office:value-type="float" office:value="0.4454772144131">
            <text:p>0.445477</text:p>
          </table:table-cell>
          <table:table-cell table:formula="oooc:=(_K*([.I274]-2*[.H274]+[.G274])) + [.H274]" office:value-type="float" office:value="0.356380867987302">
            <text:p>0.356381</text:p>
          </table:table-cell>
          <table:table-cell table:formula="oooc:=(_K*([.J274]-2*[.I274]+[.H274])) + [.I274]" office:value-type="float" office:value="0.267285086918106">
            <text:p>0.267285</text:p>
          </table:table-cell>
          <table:table-cell table:formula="oooc:=(_K*([.K274]-2*[.J274]+[.I274])) + [.J274]" office:value-type="float" office:value="0.17818977556415">
            <text:p>0.178190</text:p>
          </table:table-cell>
          <table:table-cell table:formula="oooc:=(_K*(_b-2*[.K274]+[.J274])) + [.K274]" office:value-type="float" office:value="0.0890948002305367">
            <text:p>0.089095</text:p>
          </table:table-cell>
          <table:table-cell table:number-columns-repeated="245"/>
        </table:table-row>
        <table:table-row table:style-name="ro1">
          <table:table-cell/>
          <table:table-cell table:formula="oooc:=(_K*([.C275]-2*[.B275]+_a)) + [.B275]" office:value-type="float" office:value="0.890967524869147">
            <text:p>0.890968</text:p>
          </table:table-cell>
          <table:table-cell table:formula="oooc:=(_K*([.D275]-2*[.C275]+[.B275])) + [.C275]" office:value-type="float" office:value="0.801868641325804">
            <text:p>0.801869</text:p>
          </table:table-cell>
          <table:table-cell table:formula="oooc:=(_K*([.E275]-2*[.D275]+[.C275])) + [.D275]" office:value-type="float" office:value="0.712770082913857">
            <text:p>0.712770</text:p>
          </table:table-cell>
          <table:table-cell table:formula="oooc:=(_K*([.F275]-2*[.E275]+[.D275])) + [.E275]" office:value-type="float" office:value="0.623671978995736">
            <text:p>0.623672</text:p>
          </table:table-cell>
          <table:table-cell table:formula="oooc:=(_K*([.G275]-2*[.F275]+[.E275])) + [.F275]" office:value-type="float" office:value="0.534574422113484">
            <text:p>0.534574</text:p>
          </table:table-cell>
          <table:table-cell table:formula="oooc:=(_K*([.H275]-2*[.G275]+[.F275])) + [.G275]" office:value-type="float" office:value="0.445477460491553">
            <text:p>0.445477</text:p>
          </table:table-cell>
          <table:table-cell table:formula="oooc:=(_K*([.I275]-2*[.H275]+[.G275])) + [.H275]" office:value-type="float" office:value="0.356381094129943">
            <text:p>0.356381</text:p>
          </table:table-cell>
          <table:table-cell table:formula="oooc:=(_K*([.J275]-2*[.I275]+[.H275])) + [.I275]" office:value-type="float" office:value="0.267285274804202">
            <text:p>0.267285</text:p>
          </table:table-cell>
          <table:table-cell table:formula="oooc:=(_K*([.K275]-2*[.J275]+[.I275])) + [.J275]" office:value-type="float" office:value="0.178189909972287">
            <text:p>0.178190</text:p>
          </table:table-cell>
          <table:table-cell table:formula="oooc:=(_K*(_b-2*[.K275]+[.J275])) + [.K275]" office:value-type="float" office:value="0.0890948702717673">
            <text:p>0.089095</text:p>
          </table:table-cell>
          <table:table-cell table:number-columns-repeated="245"/>
        </table:table-row>
        <table:table-row table:style-name="ro1">
          <table:table-cell/>
          <table:table-cell table:formula="oooc:=(_K*([.C276]-2*[.B276]+_a)) + [.B276]" office:value-type="float" office:value="0.890967592640648">
            <text:p>0.890968</text:p>
          </table:table-cell>
          <table:table-cell table:formula="oooc:=(_K*([.D276]-2*[.C276]+[.B276])) + [.C276]" office:value-type="float" office:value="0.801868771378362">
            <text:p>0.801869</text:p>
          </table:table-cell>
          <table:table-cell table:formula="oooc:=(_K*([.E276]-2*[.D276]+[.C276])) + [.D276]" office:value-type="float" office:value="0.712770264711388">
            <text:p>0.712770</text:p>
          </table:table-cell>
          <table:table-cell table:formula="oooc:=(_K*([.F276]-2*[.E276]+[.D276])) + [.E276]" office:value-type="float" office:value="0.623672197810084">
            <text:p>0.623672</text:p>
          </table:table-cell>
          <table:table-cell table:formula="oooc:=(_K*([.G276]-2*[.F276]+[.E276])) + [.F276]" office:value-type="float" office:value="0.534574660217613">
            <text:p>0.534575</text:p>
          </table:table-cell>
          <table:table-cell table:formula="oooc:=(_K*([.H276]-2*[.G276]+[.F276])) + [.G276]" office:value-type="float" office:value="0.445477698595681">
            <text:p>0.445478</text:p>
          </table:table-cell>
          <table:table-cell table:formula="oooc:=(_K*([.I276]-2*[.H276]+[.G276])) + [.H276]" office:value-type="float" office:value="0.356381312944291">
            <text:p>0.356381</text:p>
          </table:table-cell>
          <table:table-cell table:formula="oooc:=(_K*([.J276]-2*[.I276]+[.H276])) + [.I276]" office:value-type="float" office:value="0.267285456601732">
            <text:p>0.267285</text:p>
          </table:table-cell>
          <table:table-cell table:formula="oooc:=(_K*([.K276]-2*[.J276]+[.I276])) + [.J276]" office:value-type="float" office:value="0.178190040024845">
            <text:p>0.178190</text:p>
          </table:table-cell>
          <table:table-cell table:formula="oooc:=(_K*(_b-2*[.K276]+[.J276])) + [.K276]" office:value-type="float" office:value="0.0890949380432683">
            <text:p>0.089095</text:p>
          </table:table-cell>
          <table:table-cell table:number-columns-repeated="245"/>
        </table:table-row>
        <table:table-row table:style-name="ro1">
          <table:table-cell/>
          <table:table-cell table:formula="oooc:=(_K*([.C277]-2*[.B277]+_a)) + [.B277]" office:value-type="float" office:value="0.890967658215971">
            <text:p>0.890968</text:p>
          </table:table-cell>
          <table:table-cell table:formula="oooc:=(_K*([.D277]-2*[.C277]+[.B277])) + [.C277]" office:value-type="float" office:value="0.801868897216487">
            <text:p>0.801869</text:p>
          </table:table-cell>
          <table:table-cell table:formula="oooc:=(_K*([.E277]-2*[.D277]+[.C277])) + [.D277]" office:value-type="float" office:value="0.712770440617656">
            <text:p>0.712770</text:p>
          </table:table-cell>
          <table:table-cell table:formula="oooc:=(_K*([.F277]-2*[.E277]+[.D277])) + [.E277]" office:value-type="float" office:value="0.623672409533617">
            <text:p>0.623672</text:p>
          </table:table-cell>
          <table:table-cell table:formula="oooc:=(_K*([.G277]-2*[.F277]+[.E277])) + [.F277]" office:value-type="float" office:value="0.534574890605829">
            <text:p>0.534575</text:p>
          </table:table-cell>
          <table:table-cell table:formula="oooc:=(_K*([.H277]-2*[.G277]+[.F277])) + [.G277]" office:value-type="float" office:value="0.445477928983898">
            <text:p>0.445478</text:p>
          </table:table-cell>
          <table:table-cell table:formula="oooc:=(_K*([.I277]-2*[.H277]+[.G277])) + [.H277]" office:value-type="float" office:value="0.356381524667824">
            <text:p>0.356382</text:p>
          </table:table-cell>
          <table:table-cell table:formula="oooc:=(_K*([.J277]-2*[.I277]+[.H277])) + [.I277]" office:value-type="float" office:value="0.267285632508001">
            <text:p>0.267286</text:p>
          </table:table-cell>
          <table:table-cell table:formula="oooc:=(_K*([.K277]-2*[.J277]+[.I277])) + [.J277]" office:value-type="float" office:value="0.178190165862969">
            <text:p>0.178190</text:p>
          </table:table-cell>
          <table:table-cell table:formula="oooc:=(_K*(_b-2*[.K277]+[.J277])) + [.K277]" office:value-type="float" office:value="0.0890950036185917">
            <text:p>0.089095</text:p>
          </table:table-cell>
          <table:table-cell table:number-columns-repeated="245"/>
        </table:table-row>
        <table:table-row table:style-name="ro1">
          <table:table-cell/>
          <table:table-cell table:formula="oooc:=(_K*([.C278]-2*[.B278]+_a)) + [.B278]" office:value-type="float" office:value="0.890967721666286">
            <text:p>0.890968</text:p>
          </table:table-cell>
          <table:table-cell table:formula="oooc:=(_K*([.D278]-2*[.C278]+[.B278])) + [.C278]" office:value-type="float" office:value="0.801869018976748">
            <text:p>0.801869</text:p>
          </table:table-cell>
          <table:table-cell table:formula="oooc:=(_K*([.E278]-2*[.D278]+[.C278])) + [.D278]" office:value-type="float" office:value="0.712770610823573">
            <text:p>0.712771</text:p>
          </table:table-cell>
          <table:table-cell table:formula="oooc:=(_K*([.F278]-2*[.E278]+[.D278])) + [.E278]" office:value-type="float" office:value="0.623672614396117">
            <text:p>0.623673</text:p>
          </table:table-cell>
          <table:table-cell table:formula="oooc:=(_K*([.G278]-2*[.F278]+[.E278])) + [.F278]" office:value-type="float" office:value="0.534575113528172">
            <text:p>0.534575</text:p>
          </table:table-cell>
          <table:table-cell table:formula="oooc:=(_K*([.H278]-2*[.G278]+[.F278])) + [.G278]" office:value-type="float" office:value="0.44547815190624">
            <text:p>0.445478</text:p>
          </table:table-cell>
          <table:table-cell table:formula="oooc:=(_K*([.I278]-2*[.H278]+[.G278])) + [.H278]" office:value-type="float" office:value="0.356381729530324">
            <text:p>0.356382</text:p>
          </table:table-cell>
          <table:table-cell table:formula="oooc:=(_K*([.J278]-2*[.I278]+[.H278])) + [.I278]" office:value-type="float" office:value="0.267285802713917">
            <text:p>0.267286</text:p>
          </table:table-cell>
          <table:table-cell table:formula="oooc:=(_K*([.K278]-2*[.J278]+[.I278])) + [.J278]" office:value-type="float" office:value="0.178190287623231">
            <text:p>0.178190</text:p>
          </table:table-cell>
          <table:table-cell table:formula="oooc:=(_K*(_b-2*[.K278]+[.J278])) + [.K278]" office:value-type="float" office:value="0.0890950670689061">
            <text:p>0.089095</text:p>
          </table:table-cell>
          <table:table-cell table:number-columns-repeated="245"/>
        </table:table-row>
        <table:table-row table:style-name="ro1">
          <table:table-cell/>
          <table:table-cell table:formula="oooc:=(_K*([.C279]-2*[.B279]+_a)) + [.B279]" office:value-type="float" office:value="0.890967783060453">
            <text:p>0.890968</text:p>
          </table:table-cell>
          <table:table-cell table:formula="oooc:=(_K*([.D279]-2*[.C279]+[.B279])) + [.C279]" office:value-type="float" office:value="0.801869136791293">
            <text:p>0.801869</text:p>
          </table:table-cell>
          <table:table-cell table:formula="oooc:=(_K*([.E279]-2*[.D279]+[.C279])) + [.D279]" office:value-type="float" office:value="0.712770775513861">
            <text:p>0.712771</text:p>
          </table:table-cell>
          <table:table-cell table:formula="oooc:=(_K*([.F279]-2*[.E279]+[.D279])) + [.E279]" office:value-type="float" office:value="0.623672812619921">
            <text:p>0.623673</text:p>
          </table:table-cell>
          <table:table-cell table:formula="oooc:=(_K*([.G279]-2*[.F279]+[.E279])) + [.F279]" office:value-type="float" office:value="0.534575329226577">
            <text:p>0.534575</text:p>
          </table:table-cell>
          <table:table-cell table:formula="oooc:=(_K*([.H279]-2*[.G279]+[.F279])) + [.G279]" office:value-type="float" office:value="0.445478367604646">
            <text:p>0.445478</text:p>
          </table:table-cell>
          <table:table-cell table:formula="oooc:=(_K*([.I279]-2*[.H279]+[.G279])) + [.H279]" office:value-type="float" office:value="0.356381927754128">
            <text:p>0.356382</text:p>
          </table:table-cell>
          <table:table-cell table:formula="oooc:=(_K*([.J279]-2*[.I279]+[.H279])) + [.I279]" office:value-type="float" office:value="0.267285967404205">
            <text:p>0.267286</text:p>
          </table:table-cell>
          <table:table-cell table:formula="oooc:=(_K*([.K279]-2*[.J279]+[.I279])) + [.J279]" office:value-type="float" office:value="0.178190405437776">
            <text:p>0.178190</text:p>
          </table:table-cell>
          <table:table-cell table:formula="oooc:=(_K*(_b-2*[.K279]+[.J279])) + [.K279]" office:value-type="float" office:value="0.0890951284630736">
            <text:p>0.089095</text:p>
          </table:table-cell>
          <table:table-cell table:number-columns-repeated="245"/>
        </table:table-row>
        <table:table-row table:style-name="ro1">
          <table:table-cell/>
          <table:table-cell table:formula="oooc:=(_K*([.C280]-2*[.B280]+_a)) + [.B280]" office:value-type="float" office:value="0.890967842465104">
            <text:p>0.890968</text:p>
          </table:table-cell>
          <table:table-cell table:formula="oooc:=(_K*([.D280]-2*[.C280]+[.B280])) + [.C280]" office:value-type="float" office:value="0.801869250787984">
            <text:p>0.801869</text:p>
          </table:table-cell>
          <table:table-cell table:formula="oooc:=(_K*([.E280]-2*[.D280]+[.C280])) + [.D280]" office:value-type="float" office:value="0.712770934867258">
            <text:p>0.712771</text:p>
          </table:table-cell>
          <table:table-cell table:formula="oooc:=(_K*([.F280]-2*[.E280]+[.D280])) + [.E280]" office:value-type="float" office:value="0.623673004420159">
            <text:p>0.623673</text:p>
          </table:table-cell>
          <table:table-cell table:formula="oooc:=(_K*([.G280]-2*[.F280]+[.E280])) + [.F280]" office:value-type="float" office:value="0.534575537935142">
            <text:p>0.534576</text:p>
          </table:table-cell>
          <table:table-cell table:formula="oooc:=(_K*([.H280]-2*[.G280]+[.F280])) + [.G280]" office:value-type="float" office:value="0.445478576313211">
            <text:p>0.445479</text:p>
          </table:table-cell>
          <table:table-cell table:formula="oooc:=(_K*([.I280]-2*[.H280]+[.G280])) + [.H280]" office:value-type="float" office:value="0.356382119554366">
            <text:p>0.356382</text:p>
          </table:table-cell>
          <table:table-cell table:formula="oooc:=(_K*([.J280]-2*[.I280]+[.H280])) + [.I280]" office:value-type="float" office:value="0.267286126757602">
            <text:p>0.267286</text:p>
          </table:table-cell>
          <table:table-cell table:formula="oooc:=(_K*([.K280]-2*[.J280]+[.I280])) + [.J280]" office:value-type="float" office:value="0.178190519434467">
            <text:p>0.178191</text:p>
          </table:table-cell>
          <table:table-cell table:formula="oooc:=(_K*(_b-2*[.K280]+[.J280])) + [.K280]" office:value-type="float" office:value="0.0890951878677249">
            <text:p>0.089095</text:p>
          </table:table-cell>
          <table:table-cell table:number-columns-repeated="245"/>
        </table:table-row>
        <table:table-row table:style-name="ro1">
          <table:table-cell/>
          <table:table-cell table:formula="oooc:=(_K*([.C281]-2*[.B281]+_a)) + [.B281]" office:value-type="float" office:value="0.890967899944711">
            <text:p>0.890968</text:p>
          </table:table-cell>
          <table:table-cell table:formula="oooc:=(_K*([.D281]-2*[.C281]+[.B281])) + [.C281]" office:value-type="float" office:value="0.801869361090542">
            <text:p>0.801869</text:p>
          </table:table-cell>
          <table:table-cell table:formula="oooc:=(_K*([.E281]-2*[.D281]+[.C281])) + [.D281]" office:value-type="float" office:value="0.712771089056709">
            <text:p>0.712771</text:p>
          </table:table-cell>
          <table:table-cell table:formula="oooc:=(_K*([.F281]-2*[.E281]+[.D281])) + [.E281]" office:value-type="float" office:value="0.623673190004992">
            <text:p>0.623673</text:p>
          </table:table-cell>
          <table:table-cell table:formula="oooc:=(_K*([.G281]-2*[.F281]+[.E281])) + [.F281]" office:value-type="float" office:value="0.534575739880377">
            <text:p>0.534576</text:p>
          </table:table-cell>
          <table:table-cell table:formula="oooc:=(_K*([.H281]-2*[.G281]+[.F281])) + [.G281]" office:value-type="float" office:value="0.445478778258446">
            <text:p>0.445479</text:p>
          </table:table-cell>
          <table:table-cell table:formula="oooc:=(_K*([.I281]-2*[.H281]+[.G281])) + [.H281]" office:value-type="float" office:value="0.356382305139199">
            <text:p>0.356382</text:p>
          </table:table-cell>
          <table:table-cell table:formula="oooc:=(_K*([.J281]-2*[.I281]+[.H281])) + [.I281]" office:value-type="float" office:value="0.267286280947054">
            <text:p>0.267286</text:p>
          </table:table-cell>
          <table:table-cell table:formula="oooc:=(_K*([.K281]-2*[.J281]+[.I281])) + [.J281]" office:value-type="float" office:value="0.178190629737024">
            <text:p>0.178191</text:p>
          </table:table-cell>
          <table:table-cell table:formula="oooc:=(_K*(_b-2*[.K281]+[.J281])) + [.K281]" office:value-type="float" office:value="0.0890952453473317">
            <text:p>0.089095</text:p>
          </table:table-cell>
          <table:table-cell table:number-columns-repeated="245"/>
        </table:table-row>
        <table:table-row table:style-name="ro1">
          <table:table-cell/>
          <table:table-cell table:formula="oooc:=(_K*([.C282]-2*[.B282]+_a)) + [.B282]" office:value-type="float" office:value="0.890967955561655">
            <text:p>0.890968</text:p>
          </table:table-cell>
          <table:table-cell table:formula="oooc:=(_K*([.D282]-2*[.C282]+[.B282])) + [.C282]" office:value-type="float" office:value="0.801869467818676">
            <text:p>0.801869</text:p>
          </table:table-cell>
          <table:table-cell table:formula="oooc:=(_K*([.E282]-2*[.D282]+[.C282])) + [.D282]" office:value-type="float" office:value="0.712771238249555">
            <text:p>0.712771</text:p>
          </table:table-cell>
          <table:table-cell table:formula="oooc:=(_K*([.F282]-2*[.E282]+[.D282])) + [.E282]" office:value-type="float" office:value="0.623673369575833">
            <text:p>0.623673</text:p>
          </table:table-cell>
          <table:table-cell table:formula="oooc:=(_K*([.G282]-2*[.F282]+[.E282])) + [.F282]" office:value-type="float" office:value="0.534575935281451">
            <text:p>0.534576</text:p>
          </table:table-cell>
          <table:table-cell table:formula="oooc:=(_K*([.H282]-2*[.G282]+[.F282])) + [.G282]" office:value-type="float" office:value="0.445478973659519">
            <text:p>0.445479</text:p>
          </table:table-cell>
          <table:table-cell table:formula="oooc:=(_K*([.I282]-2*[.H282]+[.G282])) + [.H282]" office:value-type="float" office:value="0.35638248471004">
            <text:p>0.356382</text:p>
          </table:table-cell>
          <table:table-cell table:formula="oooc:=(_K*([.J282]-2*[.I282]+[.H282])) + [.I282]" office:value-type="float" office:value="0.2672864301399">
            <text:p>0.267286</text:p>
          </table:table-cell>
          <table:table-cell table:formula="oooc:=(_K*([.K282]-2*[.J282]+[.I282])) + [.J282]" office:value-type="float" office:value="0.178190736465159">
            <text:p>0.178191</text:p>
          </table:table-cell>
          <table:table-cell table:formula="oooc:=(_K*(_b-2*[.K282]+[.J282])) + [.K282]" office:value-type="float" office:value="0.089095300964276">
            <text:p>0.089095</text:p>
          </table:table-cell>
          <table:table-cell table:number-columns-repeated="245"/>
        </table:table-row>
        <table:table-row table:style-name="ro1">
          <table:table-cell/>
          <table:table-cell table:formula="oooc:=(_K*([.C283]-2*[.B283]+_a)) + [.B283]" office:value-type="float" office:value="0.890968009376298">
            <text:p>0.890968</text:p>
          </table:table-cell>
          <table:table-cell table:formula="oooc:=(_K*([.D283]-2*[.C283]+[.B283])) + [.C283]" office:value-type="float" office:value="0.80186957108822">
            <text:p>0.801870</text:p>
          </table:table-cell>
          <table:table-cell table:formula="oooc:=(_K*([.E283]-2*[.D283]+[.C283])) + [.D283]" office:value-type="float" office:value="0.712771382607715">
            <text:p>0.712771</text:p>
          </table:table-cell>
          <table:table-cell table:formula="oooc:=(_K*([.F283]-2*[.E283]+[.D283])) + [.E283]" office:value-type="float" office:value="0.623673543327569">
            <text:p>0.623674</text:p>
          </table:table-cell>
          <table:table-cell table:formula="oooc:=(_K*([.G283]-2*[.F283]+[.E283])) + [.F283]" office:value-type="float" office:value="0.534576124350431">
            <text:p>0.534576</text:p>
          </table:table-cell>
          <table:table-cell table:formula="oooc:=(_K*([.H283]-2*[.G283]+[.F283])) + [.G283]" office:value-type="float" office:value="0.4454791627285">
            <text:p>0.445479</text:p>
          </table:table-cell>
          <table:table-cell table:formula="oooc:=(_K*([.I283]-2*[.H283]+[.G283])) + [.H283]" office:value-type="float" office:value="0.356382658461776">
            <text:p>0.356383</text:p>
          </table:table-cell>
          <table:table-cell table:formula="oooc:=(_K*([.J283]-2*[.I283]+[.H283])) + [.I283]" office:value-type="float" office:value="0.267286574498059">
            <text:p>0.267287</text:p>
          </table:table-cell>
          <table:table-cell table:formula="oooc:=(_K*([.K283]-2*[.J283]+[.I283])) + [.J283]" office:value-type="float" office:value="0.178190839734702">
            <text:p>0.178191</text:p>
          </table:table-cell>
          <table:table-cell table:formula="oooc:=(_K*(_b-2*[.K283]+[.J283])) + [.K283]" office:value-type="float" office:value="0.0890953547789188">
            <text:p>0.089095</text:p>
          </table:table-cell>
          <table:table-cell table:number-columns-repeated="245"/>
        </table:table-row>
        <table:table-row table:style-name="ro1">
          <table:table-cell/>
          <table:table-cell table:formula="oooc:=(_K*([.C284]-2*[.B284]+_a)) + [.B284]" office:value-type="float" office:value="0.890968061447044">
            <text:p>0.890968</text:p>
          </table:table-cell>
          <table:table-cell table:formula="oooc:=(_K*([.D284]-2*[.C284]+[.B284])) + [.C284]" office:value-type="float" office:value="0.801869671011249">
            <text:p>0.801870</text:p>
          </table:table-cell>
          <table:table-cell table:formula="oooc:=(_K*([.E284]-2*[.D284]+[.C284])) + [.D284]" office:value-type="float" office:value="0.712771522287858">
            <text:p>0.712772</text:p>
          </table:table-cell>
          <table:table-cell table:formula="oooc:=(_K*([.F284]-2*[.E284]+[.D284])) + [.E284]" office:value-type="float" office:value="0.623673711448772">
            <text:p>0.623674</text:p>
          </table:table-cell>
          <table:table-cell table:formula="oooc:=(_K*([.G284]-2*[.F284]+[.E284])) + [.F284]" office:value-type="float" office:value="0.534576307292514">
            <text:p>0.534576</text:p>
          </table:table-cell>
          <table:table-cell table:formula="oooc:=(_K*([.H284]-2*[.G284]+[.F284])) + [.G284]" office:value-type="float" office:value="0.445479345670583">
            <text:p>0.445479</text:p>
          </table:table-cell>
          <table:table-cell table:formula="oooc:=(_K*([.I284]-2*[.H284]+[.G284])) + [.H284]" office:value-type="float" office:value="0.356382826582979">
            <text:p>0.356383</text:p>
          </table:table-cell>
          <table:table-cell table:formula="oooc:=(_K*([.J284]-2*[.I284]+[.H284])) + [.I284]" office:value-type="float" office:value="0.267286714178203">
            <text:p>0.267287</text:p>
          </table:table-cell>
          <table:table-cell table:formula="oooc:=(_K*([.K284]-2*[.J284]+[.I284])) + [.J284]" office:value-type="float" office:value="0.178190939657732">
            <text:p>0.178191</text:p>
          </table:table-cell>
          <table:table-cell table:formula="oooc:=(_K*(_b-2*[.K284]+[.J284])) + [.K284]" office:value-type="float" office:value="0.0890954068496646">
            <text:p>0.089095</text:p>
          </table:table-cell>
          <table:table-cell table:number-columns-repeated="245"/>
        </table:table-row>
        <table:table-row table:style-name="ro1">
          <table:table-cell/>
          <table:table-cell table:formula="oooc:=(_K*([.C285]-2*[.B285]+_a)) + [.B285]" office:value-type="float" office:value="0.890968111830405">
            <text:p>0.890968</text:p>
          </table:table-cell>
          <table:table-cell table:formula="oooc:=(_K*([.D285]-2*[.C285]+[.B285])) + [.C285]" office:value-type="float" office:value="0.801869767696211">
            <text:p>0.801870</text:p>
          </table:table-cell>
          <table:table-cell table:formula="oooc:=(_K*([.E285]-2*[.D285]+[.C285])) + [.D285]" office:value-type="float" office:value="0.71277165744158">
            <text:p>0.712772</text:p>
          </table:table-cell>
          <table:table-cell table:formula="oooc:=(_K*([.F285]-2*[.E285]+[.D285])) + [.E285]" office:value-type="float" office:value="0.623673874121903">
            <text:p>0.623674</text:p>
          </table:table-cell>
          <table:table-cell table:formula="oooc:=(_K*([.G285]-2*[.F285]+[.E285])) + [.F285]" office:value-type="float" office:value="0.534576484306245">
            <text:p>0.534576</text:p>
          </table:table-cell>
          <table:table-cell table:formula="oooc:=(_K*([.H285]-2*[.G285]+[.F285])) + [.G285]" office:value-type="float" office:value="0.445479522684313">
            <text:p>0.445480</text:p>
          </table:table-cell>
          <table:table-cell table:formula="oooc:=(_K*([.I285]-2*[.H285]+[.G285])) + [.H285]" office:value-type="float" office:value="0.35638298925611">
            <text:p>0.356383</text:p>
          </table:table-cell>
          <table:table-cell table:formula="oooc:=(_K*([.J285]-2*[.I285]+[.H285])) + [.I285]" office:value-type="float" office:value="0.267286849331925">
            <text:p>0.267287</text:p>
          </table:table-cell>
          <table:table-cell table:formula="oooc:=(_K*([.K285]-2*[.J285]+[.I285])) + [.J285]" office:value-type="float" office:value="0.178191036342693">
            <text:p>0.178191</text:p>
          </table:table-cell>
          <table:table-cell table:formula="oooc:=(_K*(_b-2*[.K285]+[.J285])) + [.K285]" office:value-type="float" office:value="0.0890954572330256">
            <text:p>0.089095</text:p>
          </table:table-cell>
          <table:table-cell table:number-columns-repeated="245"/>
        </table:table-row>
        <table:table-row table:style-name="ro1">
          <table:table-cell/>
          <table:table-cell table:formula="oooc:=(_K*([.C286]-2*[.B286]+_a)) + [.B286]" office:value-type="float" office:value="0.890968160581062">
            <text:p>0.890968</text:p>
          </table:table-cell>
          <table:table-cell table:formula="oooc:=(_K*([.D286]-2*[.C286]+[.B286])) + [.C286]" office:value-type="float" office:value="0.801869861248036">
            <text:p>0.801870</text:p>
          </table:table-cell>
          <table:table-cell table:formula="oooc:=(_K*([.E286]-2*[.D286]+[.C286])) + [.D286]" office:value-type="float" office:value="0.712771788215562">
            <text:p>0.712772</text:p>
          </table:table-cell>
          <table:table-cell table:formula="oooc:=(_K*([.F286]-2*[.E286]+[.D286])) + [.E286]" office:value-type="float" office:value="0.62367403152351">
            <text:p>0.623674</text:p>
          </table:table-cell>
          <table:table-cell table:formula="oooc:=(_K*([.G286]-2*[.F286]+[.E286])) + [.F286]" office:value-type="float" office:value="0.534576655583736">
            <text:p>0.534577</text:p>
          </table:table-cell>
          <table:table-cell table:formula="oooc:=(_K*([.H286]-2*[.G286]+[.F286])) + [.G286]" office:value-type="float" office:value="0.445479693961805">
            <text:p>0.445480</text:p>
          </table:table-cell>
          <table:table-cell table:formula="oooc:=(_K*([.I286]-2*[.H286]+[.G286])) + [.H286]" office:value-type="float" office:value="0.356383146657717">
            <text:p>0.356383</text:p>
          </table:table-cell>
          <table:table-cell table:formula="oooc:=(_K*([.J286]-2*[.I286]+[.H286])) + [.I286]" office:value-type="float" office:value="0.267286980105906">
            <text:p>0.267287</text:p>
          </table:table-cell>
          <table:table-cell table:formula="oooc:=(_K*([.K286]-2*[.J286]+[.I286])) + [.J286]" office:value-type="float" office:value="0.178191129894519">
            <text:p>0.178191</text:p>
          </table:table-cell>
          <table:table-cell table:formula="oooc:=(_K*(_b-2*[.K286]+[.J286])) + [.K286]" office:value-type="float" office:value="0.0890955059836825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287]-2*[.B287]+_a)) + [.B287]" office:value-type="float" office:value="0.890968207751923">
            <text:p>0.890968</text:p>
          </table:table-cell>
          <table:table-cell table:formula="oooc:=(_K*([.D287]-2*[.C287]+[.B287])) + [.C287]" office:value-type="float" office:value="0.801869951768257">
            <text:p>0.801870</text:p>
          </table:table-cell>
          <table:table-cell table:formula="oooc:=(_K*([.E287]-2*[.D287]+[.C287])) + [.D287]" office:value-type="float" office:value="0.712771914751731">
            <text:p>0.712772</text:p>
          </table:table-cell>
          <table:table-cell table:formula="oooc:=(_K*([.F287]-2*[.E287]+[.D287])) + [.E287]" office:value-type="float" office:value="0.623674183824421">
            <text:p>0.623674</text:p>
          </table:table-cell>
          <table:table-cell table:formula="oooc:=(_K*([.G287]-2*[.F287]+[.E287])) + [.F287]" office:value-type="float" office:value="0.534576821310873">
            <text:p>0.534577</text:p>
          </table:table-cell>
          <table:table-cell table:formula="oooc:=(_K*([.H287]-2*[.G287]+[.F287])) + [.G287]" office:value-type="float" office:value="0.445479859688942">
            <text:p>0.445480</text:p>
          </table:table-cell>
          <table:table-cell table:formula="oooc:=(_K*([.I287]-2*[.H287]+[.G287])) + [.H287]" office:value-type="float" office:value="0.356383298958628">
            <text:p>0.356383</text:p>
          </table:table-cell>
          <table:table-cell table:formula="oooc:=(_K*([.J287]-2*[.I287]+[.H287])) + [.I287]" office:value-type="float" office:value="0.267287106642076">
            <text:p>0.267287</text:p>
          </table:table-cell>
          <table:table-cell table:formula="oooc:=(_K*([.K287]-2*[.J287]+[.I287])) + [.J287]" office:value-type="float" office:value="0.178191220414739">
            <text:p>0.178191</text:p>
          </table:table-cell>
          <table:table-cell table:formula="oooc:=(_K*(_b-2*[.K287]+[.J287])) + [.K287]" office:value-type="float" office:value="0.0890955531545441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288]-2*[.B288]+_a)) + [.B288]" office:value-type="float" office:value="0.890968253394184">
            <text:p>0.890968</text:p>
          </table:table-cell>
          <table:table-cell table:formula="oooc:=(_K*([.D288]-2*[.C288]+[.B288])) + [.C288]" office:value-type="float" office:value="0.801870039355113">
            <text:p>0.801870</text:p>
          </table:table-cell>
          <table:table-cell table:formula="oooc:=(_K*([.E288]-2*[.D288]+[.C288])) + [.D288]" office:value-type="float" office:value="0.712772037187417">
            <text:p>0.712772</text:p>
          </table:table-cell>
          <table:table-cell table:formula="oooc:=(_K*([.F288]-2*[.E288]+[.D288])) + [.E288]" office:value-type="float" office:value="0.623674331189926">
            <text:p>0.623674</text:p>
          </table:table-cell>
          <table:table-cell table:formula="oooc:=(_K*([.G288]-2*[.F288]+[.E288])) + [.F288]" office:value-type="float" office:value="0.53457698166752">
            <text:p>0.534577</text:p>
          </table:table-cell>
          <table:table-cell table:formula="oooc:=(_K*([.H288]-2*[.G288]+[.F288])) + [.G288]" office:value-type="float" office:value="0.445480020045589">
            <text:p>0.445480</text:p>
          </table:table-cell>
          <table:table-cell table:formula="oooc:=(_K*([.I288]-2*[.H288]+[.G288])) + [.H288]" office:value-type="float" office:value="0.356383446324133">
            <text:p>0.356383</text:p>
          </table:table-cell>
          <table:table-cell table:formula="oooc:=(_K*([.J288]-2*[.I288]+[.H288])) + [.I288]" office:value-type="float" office:value="0.267287229077762">
            <text:p>0.267287</text:p>
          </table:table-cell>
          <table:table-cell table:formula="oooc:=(_K*([.K288]-2*[.J288]+[.I288])) + [.J288]" office:value-type="float" office:value="0.178191308001596">
            <text:p>0.178191</text:p>
          </table:table-cell>
          <table:table-cell table:formula="oooc:=(_K*(_b-2*[.K288]+[.J288])) + [.K288]" office:value-type="float" office:value="0.0890955987968045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289]-2*[.B289]+_a)) + [.B289]" office:value-type="float" office:value="0.890968297557379">
            <text:p>0.890968</text:p>
          </table:table-cell>
          <table:table-cell table:formula="oooc:=(_K*([.D289]-2*[.C289]+[.B289])) + [.C289]" office:value-type="float" office:value="0.801870124103663">
            <text:p>0.801870</text:p>
          </table:table-cell>
          <table:table-cell table:formula="oooc:=(_K*([.E289]-2*[.D289]+[.C289])) + [.D289]" office:value-type="float" office:value="0.712772155655499">
            <text:p>0.712772</text:p>
          </table:table-cell>
          <table:table-cell table:formula="oooc:=(_K*([.F289]-2*[.E289]+[.D289])) + [.E289]" office:value-type="float" office:value="0.62367447377996">
            <text:p>0.623674</text:p>
          </table:table-cell>
          <table:table-cell table:formula="oooc:=(_K*([.G289]-2*[.F289]+[.E289])) + [.F289]" office:value-type="float" office:value="0.53457713682771">
            <text:p>0.534577</text:p>
          </table:table-cell>
          <table:table-cell table:formula="oooc:=(_K*([.H289]-2*[.G289]+[.F289])) + [.G289]" office:value-type="float" office:value="0.445480175205779">
            <text:p>0.445480</text:p>
          </table:table-cell>
          <table:table-cell table:formula="oooc:=(_K*([.I289]-2*[.H289]+[.G289])) + [.H289]" office:value-type="float" office:value="0.356383588914167">
            <text:p>0.356384</text:p>
          </table:table-cell>
          <table:table-cell table:formula="oooc:=(_K*([.J289]-2*[.I289]+[.H289])) + [.I289]" office:value-type="float" office:value="0.267287347545844">
            <text:p>0.267287</text:p>
          </table:table-cell>
          <table:table-cell table:formula="oooc:=(_K*([.K289]-2*[.J289]+[.I289])) + [.J289]" office:value-type="float" office:value="0.178191392750146">
            <text:p>0.178191</text:p>
          </table:table-cell>
          <table:table-cell table:formula="oooc:=(_K*(_b-2*[.K289]+[.J289])) + [.K289]" office:value-type="float" office:value="0.0890956429599992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290]-2*[.B290]+_a)) + [.B290]" office:value-type="float" office:value="0.890968340289438">
            <text:p>0.890968</text:p>
          </table:table-cell>
          <table:table-cell table:formula="oooc:=(_K*([.D290]-2*[.C290]+[.B290])) + [.C290]" office:value-type="float" office:value="0.801870206105884">
            <text:p>0.801870</text:p>
          </table:table-cell>
          <table:table-cell table:formula="oooc:=(_K*([.E290]-2*[.D290]+[.C290])) + [.D290]" office:value-type="float" office:value="0.712772270284549">
            <text:p>0.712772</text:p>
          </table:table-cell>
          <table:table-cell table:formula="oooc:=(_K*([.F290]-2*[.E290]+[.D290])) + [.E290]" office:value-type="float" office:value="0.623674611749276">
            <text:p>0.623675</text:p>
          </table:table-cell>
          <table:table-cell table:formula="oooc:=(_K*([.G290]-2*[.F290]+[.E290])) + [.F290]" office:value-type="float" office:value="0.534577286959837">
            <text:p>0.534577</text:p>
          </table:table-cell>
          <table:table-cell table:formula="oooc:=(_K*([.H290]-2*[.G290]+[.F290])) + [.G290]" office:value-type="float" office:value="0.445480325337906">
            <text:p>0.445480</text:p>
          </table:table-cell>
          <table:table-cell table:formula="oooc:=(_K*([.I290]-2*[.H290]+[.G290])) + [.H290]" office:value-type="float" office:value="0.356383726883482">
            <text:p>0.356384</text:p>
          </table:table-cell>
          <table:table-cell table:formula="oooc:=(_K*([.J290]-2*[.I290]+[.H290])) + [.I290]" office:value-type="float" office:value="0.267287462174894">
            <text:p>0.267287</text:p>
          </table:table-cell>
          <table:table-cell table:formula="oooc:=(_K*([.K290]-2*[.J290]+[.I290])) + [.J290]" office:value-type="float" office:value="0.178191474752366">
            <text:p>0.178191</text:p>
          </table:table-cell>
          <table:table-cell table:formula="oooc:=(_K*(_b-2*[.K290]+[.J290])) + [.K290]" office:value-type="float" office:value="0.0890956856920582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291]-2*[.B291]+_a)) + [.B291]" office:value-type="float" office:value="0.890968381636738">
            <text:p>0.890968</text:p>
          </table:table-cell>
          <table:table-cell table:formula="oooc:=(_K*([.D291]-2*[.C291]+[.B291])) + [.C291]" office:value-type="float" office:value="0.801870285450772">
            <text:p>0.801870</text:p>
          </table:table-cell>
          <table:table-cell table:formula="oooc:=(_K*([.E291]-2*[.D291]+[.C291])) + [.D291]" office:value-type="float" office:value="0.712772381198974">
            <text:p>0.712772</text:p>
          </table:table-cell>
          <table:table-cell table:formula="oooc:=(_K*([.F291]-2*[.E291]+[.D291])) + [.E291]" office:value-type="float" office:value="0.62367474524761">
            <text:p>0.623675</text:p>
          </table:table-cell>
          <table:table-cell table:formula="oooc:=(_K*([.G291]-2*[.F291]+[.E291])) + [.F291]" office:value-type="float" office:value="0.53457743222684">
            <text:p>0.534577</text:p>
          </table:table-cell>
          <table:table-cell table:formula="oooc:=(_K*([.H291]-2*[.G291]+[.F291])) + [.G291]" office:value-type="float" office:value="0.445480470604909">
            <text:p>0.445480</text:p>
          </table:table-cell>
          <table:table-cell table:formula="oooc:=(_K*([.I291]-2*[.H291]+[.G291])) + [.H291]" office:value-type="float" office:value="0.356383860381817">
            <text:p>0.356384</text:p>
          </table:table-cell>
          <table:table-cell table:formula="oooc:=(_K*([.J291]-2*[.I291]+[.H291])) + [.I291]" office:value-type="float" office:value="0.267287573089318">
            <text:p>0.267288</text:p>
          </table:table-cell>
          <table:table-cell table:formula="oooc:=(_K*([.K291]-2*[.J291]+[.I291])) + [.J291]" office:value-type="float" office:value="0.178191554097254">
            <text:p>0.178192</text:p>
          </table:table-cell>
          <table:table-cell table:formula="oooc:=(_K*(_b-2*[.K291]+[.J291])) + [.K291]" office:value-type="float" office:value="0.0890957270393582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292]-2*[.B292]+_a)) + [.B292]" office:value-type="float" office:value="0.890968421644153">
            <text:p>0.890968</text:p>
          </table:table-cell>
          <table:table-cell table:formula="oooc:=(_K*([.D292]-2*[.C292]+[.B292])) + [.C292]" office:value-type="float" office:value="0.801870362224439">
            <text:p>0.801870</text:p>
          </table:table-cell>
          <table:table-cell table:formula="oooc:=(_K*([.E292]-2*[.D292]+[.C292])) + [.D292]" office:value-type="float" office:value="0.712772488519147">
            <text:p>0.712772</text:p>
          </table:table-cell>
          <table:table-cell table:formula="oooc:=(_K*([.F292]-2*[.E292]+[.D292])) + [.E292]" office:value-type="float" office:value="0.623674874419848">
            <text:p>0.623675</text:p>
          </table:table-cell>
          <table:table-cell table:formula="oooc:=(_K*([.G292]-2*[.F292]+[.E292])) + [.F292]" office:value-type="float" office:value="0.534577572786376">
            <text:p>0.534578</text:p>
          </table:table-cell>
          <table:table-cell table:formula="oooc:=(_K*([.H292]-2*[.G292]+[.F292])) + [.G292]" office:value-type="float" office:value="0.445480611164445">
            <text:p>0.445481</text:p>
          </table:table-cell>
          <table:table-cell table:formula="oooc:=(_K*([.I292]-2*[.H292]+[.G292])) + [.H292]" office:value-type="float" office:value="0.356383989554054">
            <text:p>0.356384</text:p>
          </table:table-cell>
          <table:table-cell table:formula="oooc:=(_K*([.J292]-2*[.I292]+[.H292])) + [.I292]" office:value-type="float" office:value="0.267287680409492">
            <text:p>0.267288</text:p>
          </table:table-cell>
          <table:table-cell table:formula="oooc:=(_K*([.K292]-2*[.J292]+[.I292])) + [.J292]" office:value-type="float" office:value="0.178191630870921">
            <text:p>0.178192</text:p>
          </table:table-cell>
          <table:table-cell table:formula="oooc:=(_K*(_b-2*[.K292]+[.J292])) + [.K292]" office:value-type="float" office:value="0.0890957670467733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293]-2*[.B293]+_a)) + [.B293]" office:value-type="float" office:value="0.890968460355103">
            <text:p>0.890968</text:p>
          </table:table-cell>
          <table:table-cell table:formula="oooc:=(_K*([.D293]-2*[.C293]+[.B293])) + [.C293]" office:value-type="float" office:value="0.801870436510208">
            <text:p>0.801870</text:p>
          </table:table-cell>
          <table:table-cell table:formula="oooc:=(_K*([.E293]-2*[.D293]+[.C293])) + [.D293]" office:value-type="float" office:value="0.712772592361544">
            <text:p>0.712773</text:p>
          </table:table-cell>
          <table:table-cell table:formula="oooc:=(_K*([.F293]-2*[.E293]+[.D293])) + [.E293]" office:value-type="float" office:value="0.623674999406179">
            <text:p>0.623675</text:p>
          </table:table-cell>
          <table:table-cell table:formula="oooc:=(_K*([.G293]-2*[.F293]+[.E293])) + [.F293]" office:value-type="float" office:value="0.534577708790992">
            <text:p>0.534578</text:p>
          </table:table-cell>
          <table:table-cell table:formula="oooc:=(_K*([.H293]-2*[.G293]+[.F293])) + [.G293]" office:value-type="float" office:value="0.445480747169061">
            <text:p>0.445481</text:p>
          </table:table-cell>
          <table:table-cell table:formula="oooc:=(_K*([.I293]-2*[.H293]+[.G293])) + [.H293]" office:value-type="float" office:value="0.356384114540385">
            <text:p>0.356384</text:p>
          </table:table-cell>
          <table:table-cell table:formula="oooc:=(_K*([.J293]-2*[.I293]+[.H293])) + [.I293]" office:value-type="float" office:value="0.267287784251889">
            <text:p>0.267288</text:p>
          </table:table-cell>
          <table:table-cell table:formula="oooc:=(_K*([.K293]-2*[.J293]+[.I293])) + [.J293]" office:value-type="float" office:value="0.17819170515669">
            <text:p>0.178192</text:p>
          </table:table-cell>
          <table:table-cell table:formula="oooc:=(_K*(_b-2*[.K293]+[.J293])) + [.K293]" office:value-type="float" office:value="0.0890958057577232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294]-2*[.B294]+_a)) + [.B294]" office:value-type="float" office:value="0.8909684978116">
            <text:p>0.890968</text:p>
          </table:table-cell>
          <table:table-cell table:formula="oooc:=(_K*([.D294]-2*[.C294]+[.B294])) + [.C294]" office:value-type="float" office:value="0.8018705083887">
            <text:p>0.801871</text:p>
          </table:table-cell>
          <table:table-cell table:formula="oooc:=(_K*([.E294]-2*[.D294]+[.C294])) + [.D294]" office:value-type="float" office:value="0.712772692838863">
            <text:p>0.712773</text:p>
          </table:table-cell>
          <table:table-cell table:formula="oooc:=(_K*([.F294]-2*[.E294]+[.D294])) + [.E294]" office:value-type="float" office:value="0.62367512034225">
            <text:p>0.623675</text:p>
          </table:table-cell>
          <table:table-cell table:formula="oooc:=(_K*([.G294]-2*[.F294]+[.E294])) + [.F294]" office:value-type="float" office:value="0.534577840388294">
            <text:p>0.534578</text:p>
          </table:table-cell>
          <table:table-cell table:formula="oooc:=(_K*([.H294]-2*[.G294]+[.F294])) + [.G294]" office:value-type="float" office:value="0.445480878766363">
            <text:p>0.445481</text:p>
          </table:table-cell>
          <table:table-cell table:formula="oooc:=(_K*([.I294]-2*[.H294]+[.G294])) + [.H294]" office:value-type="float" office:value="0.356384235476457">
            <text:p>0.356384</text:p>
          </table:table-cell>
          <table:table-cell table:formula="oooc:=(_K*([.J294]-2*[.I294]+[.H294])) + [.I294]" office:value-type="float" office:value="0.267287884729208">
            <text:p>0.267288</text:p>
          </table:table-cell>
          <table:table-cell table:formula="oooc:=(_K*([.K294]-2*[.J294]+[.I294])) + [.J294]" office:value-type="float" office:value="0.178191777035183">
            <text:p>0.178192</text:p>
          </table:table-cell>
          <table:table-cell table:formula="oooc:=(_K*(_b-2*[.K294]+[.J294])) + [.K294]" office:value-type="float" office:value="0.0890958432142208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295]-2*[.B295]+_a)) + [.B295]" office:value-type="float" office:value="0.890968534054297">
            <text:p>0.890969</text:p>
          </table:table-cell>
          <table:table-cell table:formula="oooc:=(_K*([.D295]-2*[.C295]+[.B295])) + [.C295]" office:value-type="float" office:value="0.801870577937925">
            <text:p>0.801871</text:p>
          </table:table-cell>
          <table:table-cell table:formula="oooc:=(_K*([.E295]-2*[.D295]+[.C295])) + [.D295]" office:value-type="float" office:value="0.712772790060153">
            <text:p>0.712773</text:p>
          </table:table-cell>
          <table:table-cell table:formula="oooc:=(_K*([.F295]-2*[.E295]+[.D295])) + [.E295]" office:value-type="float" office:value="0.623675237359313">
            <text:p>0.623675</text:p>
          </table:table-cell>
          <table:table-cell table:formula="oooc:=(_K*([.G295]-2*[.F295]+[.E295])) + [.F295]" office:value-type="float" office:value="0.534577967721104">
            <text:p>0.534578</text:p>
          </table:table-cell>
          <table:table-cell table:formula="oooc:=(_K*([.H295]-2*[.G295]+[.F295])) + [.G295]" office:value-type="float" office:value="0.445481006099173">
            <text:p>0.445481</text:p>
          </table:table-cell>
          <table:table-cell table:formula="oooc:=(_K*([.I295]-2*[.H295]+[.G295])) + [.H295]" office:value-type="float" office:value="0.35638435249352">
            <text:p>0.356384</text:p>
          </table:table-cell>
          <table:table-cell table:formula="oooc:=(_K*([.J295]-2*[.I295]+[.H295])) + [.I295]" office:value-type="float" office:value="0.267287981950498">
            <text:p>0.267288</text:p>
          </table:table-cell>
          <table:table-cell table:formula="oooc:=(_K*([.K295]-2*[.J295]+[.I295])) + [.J295]" office:value-type="float" office:value="0.178191846584408">
            <text:p>0.178192</text:p>
          </table:table-cell>
          <table:table-cell table:formula="oooc:=(_K*(_b-2*[.K295]+[.J295])) + [.K295]" office:value-type="float" office:value="0.0890958794569173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296]-2*[.B296]+_a)) + [.B296]" office:value-type="float" office:value="0.890968569122526">
            <text:p>0.890969</text:p>
          </table:table-cell>
          <table:table-cell table:formula="oooc:=(_K*([.D296]-2*[.C296]+[.B296])) + [.C296]" office:value-type="float" office:value="0.801870645233365">
            <text:p>0.801871</text:p>
          </table:table-cell>
          <table:table-cell table:formula="oooc:=(_K*([.E296]-2*[.D296]+[.C296])) + [.D296]" office:value-type="float" office:value="0.712772884130926">
            <text:p>0.712773</text:p>
          </table:table-cell>
          <table:table-cell table:formula="oooc:=(_K*([.F296]-2*[.E296]+[.D296])) + [.E296]" office:value-type="float" office:value="0.623675350584365">
            <text:p>0.623675</text:p>
          </table:table-cell>
          <table:table-cell table:formula="oooc:=(_K*([.G296]-2*[.F296]+[.E296])) + [.F296]" office:value-type="float" office:value="0.534578090927615">
            <text:p>0.534578</text:p>
          </table:table-cell>
          <table:table-cell table:formula="oooc:=(_K*([.H296]-2*[.G296]+[.F296])) + [.G296]" office:value-type="float" office:value="0.445481129305684">
            <text:p>0.445481</text:p>
          </table:table-cell>
          <table:table-cell table:formula="oooc:=(_K*([.I296]-2*[.H296]+[.G296])) + [.H296]" office:value-type="float" office:value="0.356384465718572">
            <text:p>0.356384</text:p>
          </table:table-cell>
          <table:table-cell table:formula="oooc:=(_K*([.J296]-2*[.I296]+[.H296])) + [.I296]" office:value-type="float" office:value="0.267288076021271">
            <text:p>0.267288</text:p>
          </table:table-cell>
          <table:table-cell table:formula="oooc:=(_K*([.K296]-2*[.J296]+[.I296])) + [.J296]" office:value-type="float" office:value="0.178191913879848">
            <text:p>0.178192</text:p>
          </table:table-cell>
          <table:table-cell table:formula="oooc:=(_K*(_b-2*[.K296]+[.J296])) + [.K296]" office:value-type="float" office:value="0.0890959145251467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297]-2*[.B297]+_a)) + [.B297]" office:value-type="float" office:value="0.890968603054348">
            <text:p>0.890969</text:p>
          </table:table-cell>
          <table:table-cell table:formula="oooc:=(_K*([.D297]-2*[.C297]+[.B297])) + [.C297]" office:value-type="float" office:value="0.801870710348054">
            <text:p>0.801871</text:p>
          </table:table-cell>
          <table:table-cell table:formula="oooc:=(_K*([.E297]-2*[.D297]+[.C297])) + [.D297]" office:value-type="float" office:value="0.712772975153277">
            <text:p>0.712773</text:p>
          </table:table-cell>
          <table:table-cell table:formula="oooc:=(_K*([.F297]-2*[.E297]+[.D297])) + [.E297]" office:value-type="float" office:value="0.62367546014029">
            <text:p>0.623675</text:p>
          </table:table-cell>
          <table:table-cell table:formula="oooc:=(_K*([.G297]-2*[.F297]+[.E297])) + [.F297]" office:value-type="float" office:value="0.534578210141543">
            <text:p>0.534578</text:p>
          </table:table-cell>
          <table:table-cell table:formula="oooc:=(_K*([.H297]-2*[.G297]+[.F297])) + [.G297]" office:value-type="float" office:value="0.445481248519612">
            <text:p>0.445481</text:p>
          </table:table-cell>
          <table:table-cell table:formula="oooc:=(_K*([.I297]-2*[.H297]+[.G297])) + [.H297]" office:value-type="float" office:value="0.356384575274496">
            <text:p>0.356385</text:p>
          </table:table-cell>
          <table:table-cell table:formula="oooc:=(_K*([.J297]-2*[.I297]+[.H297])) + [.I297]" office:value-type="float" office:value="0.267288167043622">
            <text:p>0.267288</text:p>
          </table:table-cell>
          <table:table-cell table:formula="oooc:=(_K*([.K297]-2*[.J297]+[.I297])) + [.J297]" office:value-type="float" office:value="0.178191978994536">
            <text:p>0.178192</text:p>
          </table:table-cell>
          <table:table-cell table:formula="oooc:=(_K*(_b-2*[.K297]+[.J297])) + [.K297]" office:value-type="float" office:value="0.0890959484569683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298]-2*[.B298]+_a)) + [.B298]" office:value-type="float" office:value="0.890968635886588">
            <text:p>0.890969</text:p>
          </table:table-cell>
          <table:table-cell table:formula="oooc:=(_K*([.D298]-2*[.C298]+[.B298])) + [.C298]" office:value-type="float" office:value="0.801870773352661">
            <text:p>0.801871</text:p>
          </table:table-cell>
          <table:table-cell table:formula="oooc:=(_K*([.E298]-2*[.D298]+[.C298])) + [.D298]" office:value-type="float" office:value="0.712773063225993">
            <text:p>0.712773</text:p>
          </table:table-cell>
          <table:table-cell table:formula="oooc:=(_K*([.F298]-2*[.E298]+[.D298])) + [.E298]" office:value-type="float" office:value="0.623675566145986">
            <text:p>0.623676</text:p>
          </table:table-cell>
          <table:table-cell table:formula="oooc:=(_K*([.G298]-2*[.F298]+[.E298])) + [.F298]" office:value-type="float" office:value="0.534578325492269">
            <text:p>0.534578</text:p>
          </table:table-cell>
          <table:table-cell table:formula="oooc:=(_K*([.H298]-2*[.G298]+[.F298])) + [.G298]" office:value-type="float" office:value="0.445481363870338">
            <text:p>0.445481</text:p>
          </table:table-cell>
          <table:table-cell table:formula="oooc:=(_K*([.I298]-2*[.H298]+[.G298])) + [.H298]" office:value-type="float" office:value="0.356384681280193">
            <text:p>0.356385</text:p>
          </table:table-cell>
          <table:table-cell table:formula="oooc:=(_K*([.J298]-2*[.I298]+[.H298])) + [.I298]" office:value-type="float" office:value="0.267288255116338">
            <text:p>0.267288</text:p>
          </table:table-cell>
          <table:table-cell table:formula="oooc:=(_K*([.K298]-2*[.J298]+[.I298])) + [.J298]" office:value-type="float" office:value="0.178192041999143">
            <text:p>0.178192</text:p>
          </table:table-cell>
          <table:table-cell table:formula="oooc:=(_K*(_b-2*[.K298]+[.J298])) + [.K298]" office:value-type="float" office:value="0.0890959812892082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299]-2*[.B299]+_a)) + [.B299]" office:value-type="float" office:value="0.890968667654879">
            <text:p>0.890969</text:p>
          </table:table-cell>
          <table:table-cell table:formula="oooc:=(_K*([.D299]-2*[.C299]+[.B299])) + [.C299]" office:value-type="float" office:value="0.801870834315564">
            <text:p>0.801871</text:p>
          </table:table-cell>
          <table:table-cell table:formula="oooc:=(_K*([.E299]-2*[.D299]+[.C299])) + [.D299]" office:value-type="float" office:value="0.712773148444657">
            <text:p>0.712773</text:p>
          </table:table-cell>
          <table:table-cell table:formula="oooc:=(_K*([.F299]-2*[.E299]+[.D299])) + [.E299]" office:value-type="float" office:value="0.623675668716502">
            <text:p>0.623676</text:p>
          </table:table-cell>
          <table:table-cell table:formula="oooc:=(_K*([.G299]-2*[.F299]+[.E299])) + [.F299]" office:value-type="float" office:value="0.534578437104984">
            <text:p>0.534578</text:p>
          </table:table-cell>
          <table:table-cell table:formula="oooc:=(_K*([.H299]-2*[.G299]+[.F299])) + [.G299]" office:value-type="float" office:value="0.445481475483052">
            <text:p>0.445481</text:p>
          </table:table-cell>
          <table:table-cell table:formula="oooc:=(_K*([.I299]-2*[.H299]+[.G299])) + [.H299]" office:value-type="float" office:value="0.356384783850709">
            <text:p>0.356385</text:p>
          </table:table-cell>
          <table:table-cell table:formula="oooc:=(_K*([.J299]-2*[.I299]+[.H299])) + [.I299]" office:value-type="float" office:value="0.267288340335002">
            <text:p>0.267288</text:p>
          </table:table-cell>
          <table:table-cell table:formula="oooc:=(_K*([.K299]-2*[.J299]+[.I299])) + [.J299]" office:value-type="float" office:value="0.178192102962047">
            <text:p>0.178192</text:p>
          </table:table-cell>
          <table:table-cell table:formula="oooc:=(_K*(_b-2*[.K299]+[.J299])) + [.K299]" office:value-type="float" office:value="0.089096013057499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300]-2*[.B300]+_a)) + [.B300]" office:value-type="float" office:value="0.890968698393698">
            <text:p>0.890969</text:p>
          </table:table-cell>
          <table:table-cell table:formula="oooc:=(_K*([.D300]-2*[.C300]+[.B300])) + [.C300]" office:value-type="float" office:value="0.801870893302927">
            <text:p>0.801871</text:p>
          </table:table-cell>
          <table:table-cell table:formula="oooc:=(_K*([.E300]-2*[.D300]+[.C300])) + [.D300]" office:value-type="float" office:value="0.712773230901758">
            <text:p>0.712773</text:p>
          </table:table-cell>
          <table:table-cell table:formula="oooc:=(_K*([.F300]-2*[.E300]+[.D300])) + [.E300]" office:value-type="float" office:value="0.623675767963157">
            <text:p>0.623676</text:p>
          </table:table-cell>
          <table:table-cell table:formula="oooc:=(_K*([.G300]-2*[.F300]+[.E300])) + [.F300]" office:value-type="float" office:value="0.534578545100818">
            <text:p>0.534579</text:p>
          </table:table-cell>
          <table:table-cell table:formula="oooc:=(_K*([.H300]-2*[.G300]+[.F300])) + [.G300]" office:value-type="float" office:value="0.445481583478887">
            <text:p>0.445482</text:p>
          </table:table-cell>
          <table:table-cell table:formula="oooc:=(_K*([.I300]-2*[.H300]+[.G300])) + [.H300]" office:value-type="float" office:value="0.356384883097364">
            <text:p>0.356385</text:p>
          </table:table-cell>
          <table:table-cell table:formula="oooc:=(_K*([.J300]-2*[.I300]+[.H300])) + [.I300]" office:value-type="float" office:value="0.267288422792103">
            <text:p>0.267288</text:p>
          </table:table-cell>
          <table:table-cell table:formula="oooc:=(_K*([.K300]-2*[.J300]+[.I300])) + [.J300]" office:value-type="float" office:value="0.17819216194941">
            <text:p>0.178192</text:p>
          </table:table-cell>
          <table:table-cell table:formula="oooc:=(_K*(_b-2*[.K300]+[.J300])) + [.K300]" office:value-type="float" office:value="0.0890960437963186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301]-2*[.B301]+_a)) + [.B301]" office:value-type="float" office:value="0.890968728136407">
            <text:p>0.890969</text:p>
          </table:table-cell>
          <table:table-cell table:formula="oooc:=(_K*([.D301]-2*[.C301]+[.B301])) + [.C301]" office:value-type="float" office:value="0.801870950378768">
            <text:p>0.801871</text:p>
          </table:table-cell>
          <table:table-cell table:formula="oooc:=(_K*([.E301]-2*[.D301]+[.C301])) + [.D301]" office:value-type="float" office:value="0.712773310686785">
            <text:p>0.712773</text:p>
          </table:table-cell>
          <table:table-cell table:formula="oooc:=(_K*([.F301]-2*[.E301]+[.D301])) + [.E301]" office:value-type="float" office:value="0.623675863993662">
            <text:p>0.623676</text:p>
          </table:table-cell>
          <table:table-cell table:formula="oooc:=(_K*([.G301]-2*[.F301]+[.E301])) + [.F301]" office:value-type="float" office:value="0.534578649596981">
            <text:p>0.534579</text:p>
          </table:table-cell>
          <table:table-cell table:formula="oooc:=(_K*([.H301]-2*[.G301]+[.F301])) + [.G301]" office:value-type="float" office:value="0.44548168797505">
            <text:p>0.445482</text:p>
          </table:table-cell>
          <table:table-cell table:formula="oooc:=(_K*([.I301]-2*[.H301]+[.G301])) + [.H301]" office:value-type="float" office:value="0.356384979127869">
            <text:p>0.356385</text:p>
          </table:table-cell>
          <table:table-cell table:formula="oooc:=(_K*([.J301]-2*[.I301]+[.H301])) + [.I301]" office:value-type="float" office:value="0.26728850257713">
            <text:p>0.267289</text:p>
          </table:table-cell>
          <table:table-cell table:formula="oooc:=(_K*([.K301]-2*[.J301]+[.I301])) + [.J301]" office:value-type="float" office:value="0.17819221902525">
            <text:p>0.178192</text:p>
          </table:table-cell>
          <table:table-cell table:formula="oooc:=(_K*(_b-2*[.K301]+[.J301])) + [.K301]" office:value-type="float" office:value="0.0890960735390277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302]-2*[.B302]+_a)) + [.B302]" office:value-type="float" office:value="0.890968756915285">
            <text:p>0.890969</text:p>
          </table:table-cell>
          <table:table-cell table:formula="oooc:=(_K*([.D302]-2*[.C302]+[.B302])) + [.C302]" office:value-type="float" office:value="0.801871005605031">
            <text:p>0.801871</text:p>
          </table:table-cell>
          <table:table-cell table:formula="oooc:=(_K*([.E302]-2*[.D302]+[.C302])) + [.D302]" office:value-type="float" office:value="0.712773387886329">
            <text:p>0.712773</text:p>
          </table:table-cell>
          <table:table-cell table:formula="oooc:=(_K*([.F302]-2*[.E302]+[.D302])) + [.E302]" office:value-type="float" office:value="0.623675956912239">
            <text:p>0.623676</text:p>
          </table:table-cell>
          <table:table-cell table:formula="oooc:=(_K*([.G302]-2*[.F302]+[.E302])) + [.F302]" office:value-type="float" office:value="0.534578750706881">
            <text:p>0.534579</text:p>
          </table:table-cell>
          <table:table-cell table:formula="oooc:=(_K*([.H302]-2*[.G302]+[.F302])) + [.G302]" office:value-type="float" office:value="0.44548178908495">
            <text:p>0.445482</text:p>
          </table:table-cell>
          <table:table-cell table:formula="oooc:=(_K*([.I302]-2*[.H302]+[.G302])) + [.H302]" office:value-type="float" office:value="0.356385072046446">
            <text:p>0.356385</text:p>
          </table:table-cell>
          <table:table-cell table:formula="oooc:=(_K*([.J302]-2*[.I302]+[.H302])) + [.I302]" office:value-type="float" office:value="0.267288579776674">
            <text:p>0.267289</text:p>
          </table:table-cell>
          <table:table-cell table:formula="oooc:=(_K*([.K302]-2*[.J302]+[.I302])) + [.J302]" office:value-type="float" office:value="0.178192274251513">
            <text:p>0.178192</text:p>
          </table:table-cell>
          <table:table-cell table:formula="oooc:=(_K*(_b-2*[.K302]+[.J302])) + [.K302]" office:value-type="float" office:value="0.0890961023179057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303]-2*[.B303]+_a)) + [.B303]" office:value-type="float" office:value="0.890968784761566">
            <text:p>0.890969</text:p>
          </table:table-cell>
          <table:table-cell table:formula="oooc:=(_K*([.D303]-2*[.C303]+[.B303])) + [.C303]" office:value-type="float" office:value="0.801871059041652">
            <text:p>0.801871</text:p>
          </table:table-cell>
          <table:table-cell table:formula="oooc:=(_K*([.E303]-2*[.D303]+[.C303])) + [.D303]" office:value-type="float" office:value="0.712773462584174">
            <text:p>0.712773</text:p>
          </table:table-cell>
          <table:table-cell table:formula="oooc:=(_K*([.F303]-2*[.E303]+[.D303])) + [.E303]" office:value-type="float" office:value="0.623676046819732">
            <text:p>0.623676</text:p>
          </table:table-cell>
          <table:table-cell table:formula="oooc:=(_K*([.G303]-2*[.F303]+[.E303])) + [.F303]" office:value-type="float" office:value="0.534578848540252">
            <text:p>0.534579</text:p>
          </table:table-cell>
          <table:table-cell table:formula="oooc:=(_K*([.H303]-2*[.G303]+[.F303])) + [.G303]" office:value-type="float" office:value="0.445481886918321">
            <text:p>0.445482</text:p>
          </table:table-cell>
          <table:table-cell table:formula="oooc:=(_K*([.I303]-2*[.H303]+[.G303])) + [.H303]" office:value-type="float" office:value="0.356385161953939">
            <text:p>0.356385</text:p>
          </table:table-cell>
          <table:table-cell table:formula="oooc:=(_K*([.J303]-2*[.I303]+[.H303])) + [.I303]" office:value-type="float" office:value="0.267288654474518">
            <text:p>0.267289</text:p>
          </table:table-cell>
          <table:table-cell table:formula="oooc:=(_K*([.K303]-2*[.J303]+[.I303])) + [.J303]" office:value-type="float" office:value="0.178192327688134">
            <text:p>0.178192</text:p>
          </table:table-cell>
          <table:table-cell table:formula="oooc:=(_K*(_b-2*[.K303]+[.J303])) + [.K303]" office:value-type="float" office:value="0.0890961301641864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304]-2*[.B304]+_a)) + [.B304]" office:value-type="float" office:value="0.890968811705471">
            <text:p>0.890969</text:p>
          </table:table-cell>
          <table:table-cell table:formula="oooc:=(_K*([.D304]-2*[.C304]+[.B304])) + [.C304]" office:value-type="float" office:value="0.801871110746626">
            <text:p>0.801871</text:p>
          </table:table-cell>
          <table:table-cell table:formula="oooc:=(_K*([.E304]-2*[.D304]+[.C304])) + [.D304]" office:value-type="float" office:value="0.712773534861388">
            <text:p>0.712774</text:p>
          </table:table-cell>
          <table:table-cell table:formula="oooc:=(_K*([.F304]-2*[.E304]+[.D304])) + [.E304]" office:value-type="float" office:value="0.623676133813717">
            <text:p>0.623676</text:p>
          </table:table-cell>
          <table:table-cell table:formula="oooc:=(_K*([.G304]-2*[.F304]+[.E304])) + [.F304]" office:value-type="float" office:value="0.534578943203271">
            <text:p>0.534579</text:p>
          </table:table-cell>
          <table:table-cell table:formula="oooc:=(_K*([.H304]-2*[.G304]+[.F304])) + [.G304]" office:value-type="float" office:value="0.44548198158134">
            <text:p>0.445482</text:p>
          </table:table-cell>
          <table:table-cell table:formula="oooc:=(_K*([.I304]-2*[.H304]+[.G304])) + [.H304]" office:value-type="float" office:value="0.356385248947923">
            <text:p>0.356385</text:p>
          </table:table-cell>
          <table:table-cell table:formula="oooc:=(_K*([.J304]-2*[.I304]+[.H304])) + [.I304]" office:value-type="float" office:value="0.267288726751733">
            <text:p>0.267289</text:p>
          </table:table-cell>
          <table:table-cell table:formula="oooc:=(_K*([.K304]-2*[.J304]+[.I304])) + [.J304]" office:value-type="float" office:value="0.178192379393109">
            <text:p>0.178192</text:p>
          </table:table-cell>
          <table:table-cell table:formula="oooc:=(_K*(_b-2*[.K304]+[.J304])) + [.K304]" office:value-type="float" office:value="0.089096157108091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305]-2*[.B305]+_a)) + [.B305]" office:value-type="float" office:value="0.890968837776241">
            <text:p>0.890969</text:p>
          </table:table-cell>
          <table:table-cell table:formula="oooc:=(_K*([.D305]-2*[.C305]+[.B305])) + [.C305]" office:value-type="float" office:value="0.801871160776069">
            <text:p>0.801871</text:p>
          </table:table-cell>
          <table:table-cell table:formula="oooc:=(_K*([.E305]-2*[.D305]+[.C305])) + [.D305]" office:value-type="float" office:value="0.712773604796415">
            <text:p>0.712774</text:p>
          </table:table-cell>
          <table:table-cell table:formula="oooc:=(_K*([.F305]-2*[.E305]+[.D305])) + [.E305]" office:value-type="float" office:value="0.623676217988607">
            <text:p>0.623676</text:p>
          </table:table-cell>
          <table:table-cell table:formula="oooc:=(_K*([.G305]-2*[.F305]+[.E305])) + [.F305]" office:value-type="float" office:value="0.534579034798677">
            <text:p>0.534579</text:p>
          </table:table-cell>
          <table:table-cell table:formula="oooc:=(_K*([.H305]-2*[.G305]+[.F305])) + [.G305]" office:value-type="float" office:value="0.445482073176746">
            <text:p>0.445482</text:p>
          </table:table-cell>
          <table:table-cell table:formula="oooc:=(_K*([.I305]-2*[.H305]+[.G305])) + [.H305]" office:value-type="float" office:value="0.356385333122814">
            <text:p>0.356385</text:p>
          </table:table-cell>
          <table:table-cell table:formula="oooc:=(_K*([.J305]-2*[.I305]+[.H305])) + [.I305]" office:value-type="float" office:value="0.267288796686759">
            <text:p>0.267289</text:p>
          </table:table-cell>
          <table:table-cell table:formula="oooc:=(_K*([.K305]-2*[.J305]+[.I305])) + [.J305]" office:value-type="float" office:value="0.178192429422551">
            <text:p>0.178192</text:p>
          </table:table-cell>
          <table:table-cell table:formula="oooc:=(_K*(_b-2*[.K305]+[.J305])) + [.K305]" office:value-type="float" office:value="0.0890961831788617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306]-2*[.B306]+_a)) + [.B306]" office:value-type="float" office:value="0.890968863002172">
            <text:p>0.890969</text:p>
          </table:table-cell>
          <table:table-cell table:formula="oooc:=(_K*([.D306]-2*[.C306]+[.B306])) + [.C306]" office:value-type="float" office:value="0.801871209184276">
            <text:p>0.801871</text:p>
          </table:table-cell>
          <table:table-cell table:formula="oooc:=(_K*([.E306]-2*[.D306]+[.C306])) + [.D306]" office:value-type="float" office:value="0.712773672465153">
            <text:p>0.712774</text:p>
          </table:table-cell>
          <table:table-cell table:formula="oooc:=(_K*([.F306]-2*[.E306]+[.D306])) + [.E306]" office:value-type="float" office:value="0.623676299435758">
            <text:p>0.623676</text:p>
          </table:table-cell>
          <table:table-cell table:formula="oooc:=(_K*([.G306]-2*[.F306]+[.E306])) + [.F306]" office:value-type="float" office:value="0.534579123425877">
            <text:p>0.534579</text:p>
          </table:table-cell>
          <table:table-cell table:formula="oooc:=(_K*([.H306]-2*[.G306]+[.F306])) + [.G306]" office:value-type="float" office:value="0.445482161803946">
            <text:p>0.445482</text:p>
          </table:table-cell>
          <table:table-cell table:formula="oooc:=(_K*([.I306]-2*[.H306]+[.G306])) + [.H306]" office:value-type="float" office:value="0.356385414569965">
            <text:p>0.356385</text:p>
          </table:table-cell>
          <table:table-cell table:formula="oooc:=(_K*([.J306]-2*[.I306]+[.H306])) + [.I306]" office:value-type="float" office:value="0.267288864355498">
            <text:p>0.267289</text:p>
          </table:table-cell>
          <table:table-cell table:formula="oooc:=(_K*([.K306]-2*[.J306]+[.I306])) + [.J306]" office:value-type="float" office:value="0.178192477830759">
            <text:p>0.178192</text:p>
          </table:table-cell>
          <table:table-cell table:formula="oooc:=(_K*(_b-2*[.K306]+[.J306])) + [.K306]" office:value-type="float" office:value="0.0890962084047929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307]-2*[.B307]+_a)) + [.B307]" office:value-type="float" office:value="0.890968887410642">
            <text:p>0.890969</text:p>
          </table:table-cell>
          <table:table-cell table:formula="oooc:=(_K*([.D307]-2*[.C307]+[.B307])) + [.C307]" office:value-type="float" office:value="0.801871256023785">
            <text:p>0.801871</text:p>
          </table:table-cell>
          <table:table-cell table:formula="oooc:=(_K*([.E307]-2*[.D307]+[.C307])) + [.D307]" office:value-type="float" office:value="0.712773737941044">
            <text:p>0.712774</text:p>
          </table:table-cell>
          <table:table-cell table:formula="oooc:=(_K*([.F307]-2*[.E307]+[.D307])) + [.E307]" office:value-type="float" office:value="0.623676378243564">
            <text:p>0.623676</text:p>
          </table:table-cell>
          <table:table-cell table:formula="oooc:=(_K*([.G307]-2*[.F307]+[.E307])) + [.F307]" office:value-type="float" office:value="0.534579209181057">
            <text:p>0.534579</text:p>
          </table:table-cell>
          <table:table-cell table:formula="oooc:=(_K*([.H307]-2*[.G307]+[.F307])) + [.G307]" office:value-type="float" office:value="0.445482247559126">
            <text:p>0.445482</text:p>
          </table:table-cell>
          <table:table-cell table:formula="oooc:=(_K*([.I307]-2*[.H307]+[.G307])) + [.H307]" office:value-type="float" office:value="0.35638549337777">
            <text:p>0.356385</text:p>
          </table:table-cell>
          <table:table-cell table:formula="oooc:=(_K*([.J307]-2*[.I307]+[.H307])) + [.I307]" office:value-type="float" office:value="0.267288929831389">
            <text:p>0.267289</text:p>
          </table:table-cell>
          <table:table-cell table:formula="oooc:=(_K*([.K307]-2*[.J307]+[.I307])) + [.J307]" office:value-type="float" office:value="0.178192524670268">
            <text:p>0.178193</text:p>
          </table:table-cell>
          <table:table-cell table:formula="oooc:=(_K*(_b-2*[.K307]+[.J307])) + [.K307]" office:value-type="float" office:value="0.0890962328132621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308]-2*[.B308]+_a)) + [.B308]" office:value-type="float" office:value="0.890968911028139">
            <text:p>0.890969</text:p>
          </table:table-cell>
          <table:table-cell table:formula="oooc:=(_K*([.D308]-2*[.C308]+[.B308])) + [.C308]" office:value-type="float" office:value="0.801871301345431">
            <text:p>0.801871</text:p>
          </table:table-cell>
          <table:table-cell table:formula="oooc:=(_K*([.E308]-2*[.D308]+[.C308])) + [.D308]" office:value-type="float" office:value="0.712773801295149">
            <text:p>0.712774</text:p>
          </table:table-cell>
          <table:table-cell table:formula="oooc:=(_K*([.F308]-2*[.E308]+[.D308])) + [.E308]" office:value-type="float" office:value="0.623676454497553">
            <text:p>0.623676</text:p>
          </table:table-cell>
          <table:table-cell table:formula="oooc:=(_K*([.G308]-2*[.F308]+[.E308])) + [.F308]" office:value-type="float" office:value="0.534579292157287">
            <text:p>0.534579</text:p>
          </table:table-cell>
          <table:table-cell table:formula="oooc:=(_K*([.H308]-2*[.G308]+[.F308])) + [.G308]" office:value-type="float" office:value="0.445482330535356">
            <text:p>0.445482</text:p>
          </table:table-cell>
          <table:table-cell table:formula="oooc:=(_K*([.I308]-2*[.H308]+[.G308])) + [.H308]" office:value-type="float" office:value="0.35638556963176">
            <text:p>0.356386</text:p>
          </table:table-cell>
          <table:table-cell table:formula="oooc:=(_K*([.J308]-2*[.I308]+[.H308])) + [.I308]" office:value-type="float" office:value="0.267288993185493">
            <text:p>0.267289</text:p>
          </table:table-cell>
          <table:table-cell table:formula="oooc:=(_K*([.K308]-2*[.J308]+[.I308])) + [.J308]" office:value-type="float" office:value="0.178192569991914">
            <text:p>0.178193</text:p>
          </table:table-cell>
          <table:table-cell table:formula="oooc:=(_K*(_b-2*[.K308]+[.J308])) + [.K308]" office:value-type="float" office:value="0.0890962564307597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309]-2*[.B309]+_a)) + [.B309]" office:value-type="float" office:value="0.890968933880297">
            <text:p>0.890969</text:p>
          </table:table-cell>
          <table:table-cell table:formula="oooc:=(_K*([.D309]-2*[.C309]+[.B309])) + [.C309]" office:value-type="float" office:value="0.801871345198401">
            <text:p>0.801871</text:p>
          </table:table-cell>
          <table:table-cell table:formula="oooc:=(_K*([.E309]-2*[.D309]+[.C309])) + [.D309]" office:value-type="float" office:value="0.712773862596224">
            <text:p>0.712774</text:p>
          </table:table-cell>
          <table:table-cell table:formula="oooc:=(_K*([.F309]-2*[.E309]+[.D309])) + [.E309]" office:value-type="float" office:value="0.623676528280485">
            <text:p>0.623677</text:p>
          </table:table-cell>
          <table:table-cell table:formula="oooc:=(_K*([.G309]-2*[.F309]+[.E309])) + [.F309]" office:value-type="float" office:value="0.534579372444621">
            <text:p>0.534579</text:p>
          </table:table-cell>
          <table:table-cell table:formula="oooc:=(_K*([.H309]-2*[.G309]+[.F309])) + [.G309]" office:value-type="float" office:value="0.44548241082269">
            <text:p>0.445482</text:p>
          </table:table-cell>
          <table:table-cell table:formula="oooc:=(_K*([.I309]-2*[.H309]+[.G309])) + [.H309]" office:value-type="float" office:value="0.356385643414692">
            <text:p>0.356386</text:p>
          </table:table-cell>
          <table:table-cell table:formula="oooc:=(_K*([.J309]-2*[.I309]+[.H309])) + [.I309]" office:value-type="float" office:value="0.267289054486568">
            <text:p>0.267289</text:p>
          </table:table-cell>
          <table:table-cell table:formula="oooc:=(_K*([.K309]-2*[.J309]+[.I309])) + [.J309]" office:value-type="float" office:value="0.178192613844884">
            <text:p>0.178193</text:p>
          </table:table-cell>
          <table:table-cell table:formula="oooc:=(_K*(_b-2*[.K309]+[.J309])) + [.K309]" office:value-type="float" office:value="0.0890962792829176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310]-2*[.B310]+_a)) + [.B310]" office:value-type="float" office:value="0.890968955991917">
            <text:p>0.890969</text:p>
          </table:table-cell>
          <table:table-cell table:formula="oooc:=(_K*([.D310]-2*[.C310]+[.B310])) + [.C310]" office:value-type="float" office:value="0.801871387630288">
            <text:p>0.801871</text:p>
          </table:table-cell>
          <table:table-cell table:formula="oooc:=(_K*([.E310]-2*[.D310]+[.C310])) + [.D310]" office:value-type="float" office:value="0.712773921910799">
            <text:p>0.712774</text:p>
          </table:table-cell>
          <table:table-cell table:formula="oooc:=(_K*([.F310]-2*[.E310]+[.D310])) + [.E310]" office:value-type="float" office:value="0.623676599672435">
            <text:p>0.623677</text:p>
          </table:table-cell>
          <table:table-cell table:formula="oooc:=(_K*([.G310]-2*[.F310]+[.E310])) + [.F310]" office:value-type="float" office:value="0.534579450130194">
            <text:p>0.534579</text:p>
          </table:table-cell>
          <table:table-cell table:formula="oooc:=(_K*([.H310]-2*[.G310]+[.F310])) + [.G310]" office:value-type="float" office:value="0.445482488508263">
            <text:p>0.445482</text:p>
          </table:table-cell>
          <table:table-cell table:formula="oooc:=(_K*([.I310]-2*[.H310]+[.G310])) + [.H310]" office:value-type="float" office:value="0.356385714806642">
            <text:p>0.356386</text:p>
          </table:table-cell>
          <table:table-cell table:formula="oooc:=(_K*([.J310]-2*[.I310]+[.H310])) + [.I310]" office:value-type="float" office:value="0.267289113801144">
            <text:p>0.267289</text:p>
          </table:table-cell>
          <table:table-cell table:formula="oooc:=(_K*([.K310]-2*[.J310]+[.I310])) + [.J310]" office:value-type="float" office:value="0.178192656276771">
            <text:p>0.178193</text:p>
          </table:table-cell>
          <table:table-cell table:formula="oooc:=(_K*(_b-2*[.K310]+[.J310])) + [.K310]" office:value-type="float" office:value="0.0890963013945371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311]-2*[.B311]+_a)) + [.B311]" office:value-type="float" office:value="0.890968977386995">
            <text:p>0.890969</text:p>
          </table:table-cell>
          <table:table-cell table:formula="oooc:=(_K*([.D311]-2*[.C311]+[.B311])) + [.C311]" office:value-type="float" office:value="0.801871428687144">
            <text:p>0.801871</text:p>
          </table:table-cell>
          <table:table-cell table:formula="oooc:=(_K*([.E311]-2*[.D311]+[.C311])) + [.D311]" office:value-type="float" office:value="0.712773979303249">
            <text:p>0.712774</text:p>
          </table:table-cell>
          <table:table-cell table:formula="oooc:=(_K*([.F311]-2*[.E311]+[.D311])) + [.E311]" office:value-type="float" office:value="0.623676668750884">
            <text:p>0.623677</text:p>
          </table:table-cell>
          <table:table-cell table:formula="oooc:=(_K*([.G311]-2*[.F311]+[.E311])) + [.F311]" office:value-type="float" office:value="0.534579525298318">
            <text:p>0.534580</text:p>
          </table:table-cell>
          <table:table-cell table:formula="oooc:=(_K*([.H311]-2*[.G311]+[.F311])) + [.G311]" office:value-type="float" office:value="0.445482563676387">
            <text:p>0.445483</text:p>
          </table:table-cell>
          <table:table-cell table:formula="oooc:=(_K*([.I311]-2*[.H311]+[.G311])) + [.H311]" office:value-type="float" office:value="0.356385783885091">
            <text:p>0.356386</text:p>
          </table:table-cell>
          <table:table-cell table:formula="oooc:=(_K*([.J311]-2*[.I311]+[.H311])) + [.I311]" office:value-type="float" office:value="0.267289171193594">
            <text:p>0.267289</text:p>
          </table:table-cell>
          <table:table-cell table:formula="oooc:=(_K*([.K311]-2*[.J311]+[.I311])) + [.J311]" office:value-type="float" office:value="0.178192697333627">
            <text:p>0.178193</text:p>
          </table:table-cell>
          <table:table-cell table:formula="oooc:=(_K*(_b-2*[.K311]+[.J311])) + [.K311]" office:value-type="float" office:value="0.0890963227896159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312]-2*[.B312]+_a)) + [.B312]" office:value-type="float" office:value="0.890968998088753">
            <text:p>0.890969</text:p>
          </table:table-cell>
          <table:table-cell table:formula="oooc:=(_K*([.D312]-2*[.C312]+[.B312])) + [.C312]" office:value-type="float" office:value="0.801871468413527">
            <text:p>0.801871</text:p>
          </table:table-cell>
          <table:table-cell table:formula="oooc:=(_K*([.E312]-2*[.D312]+[.C312])) + [.D312]" office:value-type="float" office:value="0.712774034835861">
            <text:p>0.712774</text:p>
          </table:table-cell>
          <table:table-cell table:formula="oooc:=(_K*([.F312]-2*[.E312]+[.D312])) + [.E312]" office:value-type="float" office:value="0.623676735590804">
            <text:p>0.623677</text:p>
          </table:table-cell>
          <table:table-cell table:formula="oooc:=(_K*([.G312]-2*[.F312]+[.E312])) + [.F312]" office:value-type="float" office:value="0.534579598030572">
            <text:p>0.534580</text:p>
          </table:table-cell>
          <table:table-cell table:formula="oooc:=(_K*([.H312]-2*[.G312]+[.F312])) + [.G312]" office:value-type="float" office:value="0.445482636408641">
            <text:p>0.445483</text:p>
          </table:table-cell>
          <table:table-cell table:formula="oooc:=(_K*([.I312]-2*[.H312]+[.G312])) + [.H312]" office:value-type="float" office:value="0.356385850725011">
            <text:p>0.356386</text:p>
          </table:table-cell>
          <table:table-cell table:formula="oooc:=(_K*([.J312]-2*[.I312]+[.H312])) + [.I312]" office:value-type="float" office:value="0.267289226726206">
            <text:p>0.267289</text:p>
          </table:table-cell>
          <table:table-cell table:formula="oooc:=(_K*([.K312]-2*[.J312]+[.I312])) + [.J312]" office:value-type="float" office:value="0.178192737060009">
            <text:p>0.178193</text:p>
          </table:table-cell>
          <table:table-cell table:formula="oooc:=(_K*(_b-2*[.K312]+[.J312])) + [.K312]" office:value-type="float" office:value="0.0890963434913738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313]-2*[.B313]+_a)) + [.B313]" office:value-type="float" office:value="0.890969018119658">
            <text:p>0.890969</text:p>
          </table:table-cell>
          <table:table-cell table:formula="oooc:=(_K*([.D313]-2*[.C313]+[.B313])) + [.C313]" office:value-type="float" office:value="0.801871506852551">
            <text:p>0.801872</text:p>
          </table:table-cell>
          <table:table-cell table:formula="oooc:=(_K*([.E313]-2*[.D313]+[.C313])) + [.D313]" office:value-type="float" office:value="0.712774088568904">
            <text:p>0.712774</text:p>
          </table:table-cell>
          <table:table-cell table:formula="oooc:=(_K*([.F313]-2*[.E313]+[.D313])) + [.E313]" office:value-type="float" office:value="0.623676800264734">
            <text:p>0.623677</text:p>
          </table:table-cell>
          <table:table-cell table:formula="oooc:=(_K*([.G313]-2*[.F313]+[.E313])) + [.F313]" office:value-type="float" office:value="0.534579668405892">
            <text:p>0.534580</text:p>
          </table:table-cell>
          <table:table-cell table:formula="oooc:=(_K*([.H313]-2*[.G313]+[.F313])) + [.G313]" office:value-type="float" office:value="0.445482706783961">
            <text:p>0.445483</text:p>
          </table:table-cell>
          <table:table-cell table:formula="oooc:=(_K*([.I313]-2*[.H313]+[.G313])) + [.H313]" office:value-type="float" office:value="0.356385915398941">
            <text:p>0.356386</text:p>
          </table:table-cell>
          <table:table-cell table:formula="oooc:=(_K*([.J313]-2*[.I313]+[.H313])) + [.I313]" office:value-type="float" office:value="0.267289280459249">
            <text:p>0.267289</text:p>
          </table:table-cell>
          <table:table-cell table:formula="oooc:=(_K*([.K313]-2*[.J313]+[.I313])) + [.J313]" office:value-type="float" office:value="0.178192775499034">
            <text:p>0.178193</text:p>
          </table:table-cell>
          <table:table-cell table:formula="oooc:=(_K*(_b-2*[.K313]+[.J313])) + [.K313]" office:value-type="float" office:value="0.0890963635222785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314]-2*[.B314]+_a)) + [.B314]" office:value-type="float" office:value="0.890969037501449">
            <text:p>0.890969</text:p>
          </table:table-cell>
          <table:table-cell table:formula="oooc:=(_K*([.D314]-2*[.C314]+[.B314])) + [.C314]" office:value-type="float" office:value="0.801871544045935">
            <text:p>0.801872</text:p>
          </table:table-cell>
          <table:table-cell table:formula="oooc:=(_K*([.E314]-2*[.D314]+[.C314])) + [.D314]" office:value-type="float" office:value="0.712774140560695">
            <text:p>0.712774</text:p>
          </table:table-cell>
          <table:table-cell table:formula="oooc:=(_K*([.F314]-2*[.E314]+[.D314])) + [.E314]" office:value-type="float" office:value="0.623676862842865">
            <text:p>0.623677</text:p>
          </table:table-cell>
          <table:table-cell table:formula="oooc:=(_K*([.G314]-2*[.F314]+[.E314])) + [.F314]" office:value-type="float" office:value="0.534579736500657">
            <text:p>0.534580</text:p>
          </table:table-cell>
          <table:table-cell table:formula="oooc:=(_K*([.H314]-2*[.G314]+[.F314])) + [.G314]" office:value-type="float" office:value="0.445482774878726">
            <text:p>0.445483</text:p>
          </table:table-cell>
          <table:table-cell table:formula="oooc:=(_K*([.I314]-2*[.H314]+[.G314])) + [.H314]" office:value-type="float" office:value="0.356385977977072">
            <text:p>0.356386</text:p>
          </table:table-cell>
          <table:table-cell table:formula="oooc:=(_K*([.J314]-2*[.I314]+[.H314])) + [.I314]" office:value-type="float" office:value="0.26728933245104">
            <text:p>0.267289</text:p>
          </table:table-cell>
          <table:table-cell table:formula="oooc:=(_K*([.K314]-2*[.J314]+[.I314])) + [.J314]" office:value-type="float" office:value="0.178192812692418">
            <text:p>0.178193</text:p>
          </table:table-cell>
          <table:table-cell table:formula="oooc:=(_K*(_b-2*[.K314]+[.J314])) + [.K314]" office:value-type="float" office:value="0.0890963829040692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315]-2*[.B315]+_a)) + [.B315]" office:value-type="float" office:value="0.89096905625516">
            <text:p>0.890969</text:p>
          </table:table-cell>
          <table:table-cell table:formula="oooc:=(_K*([.D315]-2*[.C315]+[.B315])) + [.C315]" office:value-type="float" office:value="0.801871580034045">
            <text:p>0.801872</text:p>
          </table:table-cell>
          <table:table-cell table:formula="oooc:=(_K*([.E315]-2*[.D315]+[.C315])) + [.D315]" office:value-type="float" office:value="0.712774190867659">
            <text:p>0.712774</text:p>
          </table:table-cell>
          <table:table-cell table:formula="oooc:=(_K*([.F315]-2*[.E315]+[.D315])) + [.E315]" office:value-type="float" office:value="0.623676923393114">
            <text:p>0.623677</text:p>
          </table:table-cell>
          <table:table-cell table:formula="oooc:=(_K*([.G315]-2*[.F315]+[.E315])) + [.F315]" office:value-type="float" office:value="0.534579802388768">
            <text:p>0.534580</text:p>
          </table:table-cell>
          <table:table-cell table:formula="oooc:=(_K*([.H315]-2*[.G315]+[.F315])) + [.G315]" office:value-type="float" office:value="0.445482840766837">
            <text:p>0.445483</text:p>
          </table:table-cell>
          <table:table-cell table:formula="oooc:=(_K*([.I315]-2*[.H315]+[.G315])) + [.H315]" office:value-type="float" office:value="0.356386038527321">
            <text:p>0.356386</text:p>
          </table:table-cell>
          <table:table-cell table:formula="oooc:=(_K*([.J315]-2*[.I315]+[.H315])) + [.I315]" office:value-type="float" office:value="0.267289382758004">
            <text:p>0.267289</text:p>
          </table:table-cell>
          <table:table-cell table:formula="oooc:=(_K*([.K315]-2*[.J315]+[.I315])) + [.J315]" office:value-type="float" office:value="0.178192848680527">
            <text:p>0.178193</text:p>
          </table:table-cell>
          <table:table-cell table:formula="oooc:=(_K*(_b-2*[.K315]+[.J315])) + [.K315]" office:value-type="float" office:value="0.089096401657781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316]-2*[.B316]+_a)) + [.B316]" office:value-type="float" office:value="0.890969074401147">
            <text:p>0.890969</text:p>
          </table:table-cell>
          <table:table-cell table:formula="oooc:=(_K*([.D316]-2*[.C316]+[.B316])) + [.C316]" office:value-type="float" office:value="0.801871614855937">
            <text:p>0.801872</text:p>
          </table:table-cell>
          <table:table-cell table:formula="oooc:=(_K*([.E316]-2*[.D316]+[.C316])) + [.D316]" office:value-type="float" office:value="0.712774239544395">
            <text:p>0.712774</text:p>
          </table:table-cell>
          <table:table-cell table:formula="oooc:=(_K*([.F316]-2*[.E316]+[.D316])) + [.E316]" office:value-type="float" office:value="0.623676981981194">
            <text:p>0.623677</text:p>
          </table:table-cell>
          <table:table-cell table:formula="oooc:=(_K*([.G316]-2*[.F316]+[.E316])) + [.F316]" office:value-type="float" office:value="0.534579866141734">
            <text:p>0.534580</text:p>
          </table:table-cell>
          <table:table-cell table:formula="oooc:=(_K*([.H316]-2*[.G316]+[.F316])) + [.G316]" office:value-type="float" office:value="0.445482904519803">
            <text:p>0.445483</text:p>
          </table:table-cell>
          <table:table-cell table:formula="oooc:=(_K*([.I316]-2*[.H316]+[.G316])) + [.H316]" office:value-type="float" office:value="0.3563860971154">
            <text:p>0.356386</text:p>
          </table:table-cell>
          <table:table-cell table:formula="oooc:=(_K*([.J316]-2*[.I316]+[.H316])) + [.I316]" office:value-type="float" office:value="0.26728943143474">
            <text:p>0.267289</text:p>
          </table:table-cell>
          <table:table-cell table:formula="oooc:=(_K*([.K316]-2*[.J316]+[.I316])) + [.J316]" office:value-type="float" office:value="0.178192883502419">
            <text:p>0.178193</text:p>
          </table:table-cell>
          <table:table-cell table:formula="oooc:=(_K*(_b-2*[.K316]+[.J316])) + [.K316]" office:value-type="float" office:value="0.089096419803767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317]-2*[.B317]+_a)) + [.B317]" office:value-type="float" office:value="0.890969091959101">
            <text:p>0.890969</text:p>
          </table:table-cell>
          <table:table-cell table:formula="oooc:=(_K*([.D317]-2*[.C317]+[.B317])) + [.C317]" office:value-type="float" office:value="0.801871648549404">
            <text:p>0.801872</text:p>
          </table:table-cell>
          <table:table-cell table:formula="oooc:=(_K*([.E317]-2*[.D317]+[.C317])) + [.D317]" office:value-type="float" office:value="0.712774286643731">
            <text:p>0.712774</text:p>
          </table:table-cell>
          <table:table-cell table:formula="oooc:=(_K*([.F317]-2*[.E317]+[.D317])) + [.E317]" office:value-type="float" office:value="0.62367703867069">
            <text:p>0.623677</text:p>
          </table:table-cell>
          <table:table-cell table:formula="oooc:=(_K*([.G317]-2*[.F317]+[.E317])) + [.F317]" office:value-type="float" office:value="0.534579927828745">
            <text:p>0.534580</text:p>
          </table:table-cell>
          <table:table-cell table:formula="oooc:=(_K*([.H317]-2*[.G317]+[.F317])) + [.G317]" office:value-type="float" office:value="0.445482966206814">
            <text:p>0.445483</text:p>
          </table:table-cell>
          <table:table-cell table:formula="oooc:=(_K*([.I317]-2*[.H317]+[.G317])) + [.H317]" office:value-type="float" office:value="0.356386153804897">
            <text:p>0.356386</text:p>
          </table:table-cell>
          <table:table-cell table:formula="oooc:=(_K*([.J317]-2*[.I317]+[.H317])) + [.I317]" office:value-type="float" office:value="0.267289478534076">
            <text:p>0.267289</text:p>
          </table:table-cell>
          <table:table-cell table:formula="oooc:=(_K*([.K317]-2*[.J317]+[.I317])) + [.J317]" office:value-type="float" office:value="0.178192917195887">
            <text:p>0.178193</text:p>
          </table:table-cell>
          <table:table-cell table:formula="oooc:=(_K*(_b-2*[.K317]+[.J317])) + [.K317]" office:value-type="float" office:value="0.0890964373617212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318]-2*[.B318]+_a)) + [.B318]" office:value-type="float" office:value="0.890969108948078">
            <text:p>0.890969</text:p>
          </table:table-cell>
          <table:table-cell table:formula="oooc:=(_K*([.D318]-2*[.C318]+[.B318])) + [.C318]" office:value-type="float" office:value="0.801871681151014">
            <text:p>0.801872</text:p>
          </table:table-cell>
          <table:table-cell table:formula="oooc:=(_K*([.E318]-2*[.D318]+[.C318])) + [.D318]" office:value-type="float" office:value="0.712774332216784">
            <text:p>0.712774</text:p>
          </table:table-cell>
          <table:table-cell table:formula="oooc:=(_K*([.F318]-2*[.E318]+[.D318])) + [.E318]" office:value-type="float" office:value="0.623677093523129">
            <text:p>0.623677</text:p>
          </table:table-cell>
          <table:table-cell table:formula="oooc:=(_K*([.G318]-2*[.F318]+[.E318])) + [.F318]" office:value-type="float" office:value="0.534579987516751">
            <text:p>0.534580</text:p>
          </table:table-cell>
          <table:table-cell table:formula="oooc:=(_K*([.H318]-2*[.G318]+[.F318])) + [.G318]" office:value-type="float" office:value="0.44548302589482">
            <text:p>0.445483</text:p>
          </table:table-cell>
          <table:table-cell table:formula="oooc:=(_K*([.I318]-2*[.H318]+[.G318])) + [.H318]" office:value-type="float" office:value="0.356386208657335">
            <text:p>0.356386</text:p>
          </table:table-cell>
          <table:table-cell table:formula="oooc:=(_K*([.J318]-2*[.I318]+[.H318])) + [.I318]" office:value-type="float" office:value="0.267289524107129">
            <text:p>0.267290</text:p>
          </table:table-cell>
          <table:table-cell table:formula="oooc:=(_K*([.K318]-2*[.J318]+[.I318])) + [.J318]" office:value-type="float" office:value="0.178192949797496">
            <text:p>0.178193</text:p>
          </table:table-cell>
          <table:table-cell table:formula="oooc:=(_K*(_b-2*[.K318]+[.J318])) + [.K318]" office:value-type="float" office:value="0.0890964543506989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319]-2*[.B319]+_a)) + [.B319]" office:value-type="float" office:value="0.890969125386518">
            <text:p>0.890969</text:p>
          </table:table-cell>
          <table:table-cell table:formula="oooc:=(_K*([.D319]-2*[.C319]+[.B319])) + [.C319]" office:value-type="float" office:value="0.801871712696148">
            <text:p>0.801872</text:p>
          </table:table-cell>
          <table:table-cell table:formula="oooc:=(_K*([.E319]-2*[.D319]+[.C319])) + [.D319]" office:value-type="float" office:value="0.712774376313014">
            <text:p>0.712774</text:p>
          </table:table-cell>
          <table:table-cell table:formula="oooc:=(_K*([.F319]-2*[.E319]+[.D319])) + [.E319]" office:value-type="float" office:value="0.62367714659804">
            <text:p>0.623677</text:p>
          </table:table-cell>
          <table:table-cell table:formula="oooc:=(_K*([.G319]-2*[.F319]+[.E319])) + [.F319]" office:value-type="float" office:value="0.53458004527053">
            <text:p>0.534580</text:p>
          </table:table-cell>
          <table:table-cell table:formula="oooc:=(_K*([.H319]-2*[.G319]+[.F319])) + [.G319]" office:value-type="float" office:value="0.445483083648599">
            <text:p>0.445483</text:p>
          </table:table-cell>
          <table:table-cell table:formula="oooc:=(_K*([.I319]-2*[.H319]+[.G319])) + [.H319]" office:value-type="float" office:value="0.356386261732247">
            <text:p>0.356386</text:p>
          </table:table-cell>
          <table:table-cell table:formula="oooc:=(_K*([.J319]-2*[.I319]+[.H319])) + [.I319]" office:value-type="float" office:value="0.267289568203358">
            <text:p>0.267290</text:p>
          </table:table-cell>
          <table:table-cell table:formula="oooc:=(_K*([.K319]-2*[.J319]+[.I319])) + [.J319]" office:value-type="float" office:value="0.17819298134263">
            <text:p>0.178193</text:p>
          </table:table-cell>
          <table:table-cell table:formula="oooc:=(_K*(_b-2*[.K319]+[.J319])) + [.K319]" office:value-type="float" office:value="0.0890964707891382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320]-2*[.B320]+_a)) + [.B320]" office:value-type="float" office:value="0.890969141292259">
            <text:p>0.890969</text:p>
          </table:table-cell>
          <table:table-cell table:formula="oooc:=(_K*([.D320]-2*[.C320]+[.B320])) + [.C320]" office:value-type="float" office:value="0.801871743219042">
            <text:p>0.801872</text:p>
          </table:table-cell>
          <table:table-cell table:formula="oooc:=(_K*([.E320]-2*[.D320]+[.C320])) + [.D320]" office:value-type="float" office:value="0.712774418980278">
            <text:p>0.712774</text:p>
          </table:table-cell>
          <table:table-cell table:formula="oooc:=(_K*([.F320]-2*[.E320]+[.D320])) + [.E320]" office:value-type="float" office:value="0.623677197953025">
            <text:p>0.623677</text:p>
          </table:table-cell>
          <table:table-cell table:formula="oooc:=(_K*([.G320]-2*[.F320]+[.E320])) + [.F320]" office:value-type="float" office:value="0.534580101152761">
            <text:p>0.534580</text:p>
          </table:table-cell>
          <table:table-cell table:formula="oooc:=(_K*([.H320]-2*[.G320]+[.F320])) + [.G320]" office:value-type="float" office:value="0.44548313953083">
            <text:p>0.445483</text:p>
          </table:table-cell>
          <table:table-cell table:formula="oooc:=(_K*([.I320]-2*[.H320]+[.G320])) + [.H320]" office:value-type="float" office:value="0.356386313087232">
            <text:p>0.356386</text:p>
          </table:table-cell>
          <table:table-cell table:formula="oooc:=(_K*([.J320]-2*[.I320]+[.H320])) + [.I320]" office:value-type="float" office:value="0.267289610870622">
            <text:p>0.267290</text:p>
          </table:table-cell>
          <table:table-cell table:formula="oooc:=(_K*([.K320]-2*[.J320]+[.I320])) + [.J320]" office:value-type="float" office:value="0.178193011865525">
            <text:p>0.178193</text:p>
          </table:table-cell>
          <table:table-cell table:formula="oooc:=(_K*(_b-2*[.K320]+[.J320])) + [.K320]" office:value-type="float" office:value="0.0890964866948798">
            <text:p>0.089096</text:p>
          </table:table-cell>
          <table:table-cell table:number-columns-repeated="245"/>
        </table:table-row>
        <table:table-row table:style-name="ro1">
          <table:table-cell/>
          <table:table-cell table:formula="oooc:=(_K*([.C321]-2*[.B321]+_a)) + [.B321]" office:value-type="float" office:value="0.890969156682565">
            <text:p>0.890969</text:p>
          </table:table-cell>
          <table:table-cell table:formula="oooc:=(_K*([.D321]-2*[.C321]+[.B321])) + [.C321]" office:value-type="float" office:value="0.801871772752823">
            <text:p>0.801872</text:p>
          </table:table-cell>
          <table:table-cell table:formula="oooc:=(_K*([.E321]-2*[.D321]+[.C321])) + [.D321]" office:value-type="float" office:value="0.712774460264883">
            <text:p>0.712774</text:p>
          </table:table-cell>
          <table:table-cell table:formula="oooc:=(_K*([.F321]-2*[.E321]+[.D321])) + [.E321]" office:value-type="float" office:value="0.623677247643821">
            <text:p>0.623677</text:p>
          </table:table-cell>
          <table:table-cell table:formula="oooc:=(_K*([.G321]-2*[.F321]+[.E321])) + [.F321]" office:value-type="float" office:value="0.534580155224094">
            <text:p>0.534580</text:p>
          </table:table-cell>
          <table:table-cell table:formula="oooc:=(_K*([.H321]-2*[.G321]+[.F321])) + [.G321]" office:value-type="float" office:value="0.445483193602163">
            <text:p>0.445483</text:p>
          </table:table-cell>
          <table:table-cell table:formula="oooc:=(_K*([.I321]-2*[.H321]+[.G321])) + [.H321]" office:value-type="float" office:value="0.356386362778027">
            <text:p>0.356386</text:p>
          </table:table-cell>
          <table:table-cell table:formula="oooc:=(_K*([.J321]-2*[.I321]+[.H321])) + [.I321]" office:value-type="float" office:value="0.267289652155227">
            <text:p>0.267290</text:p>
          </table:table-cell>
          <table:table-cell table:formula="oooc:=(_K*([.K321]-2*[.J321]+[.I321])) + [.J321]" office:value-type="float" office:value="0.178193041399306">
            <text:p>0.178193</text:p>
          </table:table-cell>
          <table:table-cell table:formula="oooc:=(_K*(_b-2*[.K321]+[.J321])) + [.K321]" office:value-type="float" office:value="0.089096502085185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22]-2*[.B322]+_a)) + [.B322]" office:value-type="float" office:value="0.890969171574139">
            <text:p>0.890969</text:p>
          </table:table-cell>
          <table:table-cell table:formula="oooc:=(_K*([.D322]-2*[.C322]+[.B322])) + [.C322]" office:value-type="float" office:value="0.801871801329544">
            <text:p>0.801872</text:p>
          </table:table-cell>
          <table:table-cell table:formula="oooc:=(_K*([.E322]-2*[.D322]+[.C322])) + [.D322]" office:value-type="float" office:value="0.712774500211634">
            <text:p>0.712775</text:p>
          </table:table-cell>
          <table:table-cell table:formula="oooc:=(_K*([.F322]-2*[.E322]+[.D322])) + [.E322]" office:value-type="float" office:value="0.623677295724355">
            <text:p>0.623677</text:p>
          </table:table-cell>
          <table:table-cell table:formula="oooc:=(_K*([.G322]-2*[.F322]+[.E322])) + [.F322]" office:value-type="float" office:value="0.534580207543212">
            <text:p>0.534580</text:p>
          </table:table-cell>
          <table:table-cell table:formula="oooc:=(_K*([.H322]-2*[.G322]+[.F322])) + [.G322]" office:value-type="float" office:value="0.445483245921281">
            <text:p>0.445483</text:p>
          </table:table-cell>
          <table:table-cell table:formula="oooc:=(_K*([.I322]-2*[.H322]+[.G322])) + [.H322]" office:value-type="float" office:value="0.356386410858562">
            <text:p>0.356386</text:p>
          </table:table-cell>
          <table:table-cell table:formula="oooc:=(_K*([.J322]-2*[.I322]+[.H322])) + [.I322]" office:value-type="float" office:value="0.267289692101979">
            <text:p>0.267290</text:p>
          </table:table-cell>
          <table:table-cell table:formula="oooc:=(_K*([.K322]-2*[.J322]+[.I322])) + [.J322]" office:value-type="float" office:value="0.178193069976026">
            <text:p>0.178193</text:p>
          </table:table-cell>
          <table:table-cell table:formula="oooc:=(_K*(_b-2*[.K322]+[.J322])) + [.K322]" office:value-type="float" office:value="0.089096516976759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23]-2*[.B323]+_a)) + [.B323]" office:value-type="float" office:value="0.890969185983142">
            <text:p>0.890969</text:p>
          </table:table-cell>
          <table:table-cell table:formula="oooc:=(_K*([.D323]-2*[.C323]+[.B323])) + [.C323]" office:value-type="float" office:value="0.801871828980218">
            <text:p>0.801872</text:p>
          </table:table-cell>
          <table:table-cell table:formula="oooc:=(_K*([.E323]-2*[.D323]+[.C323])) + [.D323]" office:value-type="float" office:value="0.712774538863886">
            <text:p>0.712775</text:p>
          </table:table-cell>
          <table:table-cell table:formula="oooc:=(_K*([.F323]-2*[.E323]+[.D323])) + [.E323]" office:value-type="float" office:value="0.62367734224681">
            <text:p>0.623677</text:p>
          </table:table-cell>
          <table:table-cell table:formula="oooc:=(_K*([.G323]-2*[.F323]+[.E323])) + [.F323]" office:value-type="float" office:value="0.534580258166897">
            <text:p>0.534580</text:p>
          </table:table-cell>
          <table:table-cell table:formula="oooc:=(_K*([.H323]-2*[.G323]+[.F323])) + [.G323]" office:value-type="float" office:value="0.445483296544966">
            <text:p>0.445483</text:p>
          </table:table-cell>
          <table:table-cell table:formula="oooc:=(_K*([.I323]-2*[.H323]+[.G323])) + [.H323]" office:value-type="float" office:value="0.356386457381016">
            <text:p>0.356386</text:p>
          </table:table-cell>
          <table:table-cell table:formula="oooc:=(_K*([.J323]-2*[.I323]+[.H323])) + [.I323]" office:value-type="float" office:value="0.267289730754231">
            <text:p>0.267290</text:p>
          </table:table-cell>
          <table:table-cell table:formula="oooc:=(_K*([.K323]-2*[.J323]+[.I323])) + [.J323]" office:value-type="float" office:value="0.178193097626701">
            <text:p>0.178193</text:p>
          </table:table-cell>
          <table:table-cell table:formula="oooc:=(_K*(_b-2*[.K323]+[.J323])) + [.K323]" office:value-type="float" office:value="0.089096531385762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24]-2*[.B324]+_a)) + [.B324]" office:value-type="float" office:value="0.890969199925212">
            <text:p>0.890969</text:p>
          </table:table-cell>
          <table:table-cell table:formula="oooc:=(_K*([.D324]-2*[.C324]+[.B324])) + [.C324]" office:value-type="float" office:value="0.801871855734855">
            <text:p>0.801872</text:p>
          </table:table-cell>
          <table:table-cell table:formula="oooc:=(_K*([.E324]-2*[.D324]+[.C324])) + [.D324]" office:value-type="float" office:value="0.712774576263588">
            <text:p>0.712775</text:p>
          </table:table-cell>
          <table:table-cell table:formula="oooc:=(_K*([.F324]-2*[.E324]+[.D324])) + [.E324]" office:value-type="float" office:value="0.623677387261675">
            <text:p>0.623677</text:p>
          </table:table-cell>
          <table:table-cell table:formula="oooc:=(_K*([.G324]-2*[.F324]+[.E324])) + [.F324]" office:value-type="float" office:value="0.53458030715009">
            <text:p>0.534580</text:p>
          </table:table-cell>
          <table:table-cell table:formula="oooc:=(_K*([.H324]-2*[.G324]+[.F324])) + [.G324]" office:value-type="float" office:value="0.445483345528159">
            <text:p>0.445483</text:p>
          </table:table-cell>
          <table:table-cell table:formula="oooc:=(_K*([.I324]-2*[.H324]+[.G324])) + [.H324]" office:value-type="float" office:value="0.356386502395882">
            <text:p>0.356387</text:p>
          </table:table-cell>
          <table:table-cell table:formula="oooc:=(_K*([.J324]-2*[.I324]+[.H324])) + [.I324]" office:value-type="float" office:value="0.267289768153933">
            <text:p>0.267290</text:p>
          </table:table-cell>
          <table:table-cell table:formula="oooc:=(_K*([.K324]-2*[.J324]+[.I324])) + [.J324]" office:value-type="float" office:value="0.178193124381337">
            <text:p>0.178193</text:p>
          </table:table-cell>
          <table:table-cell table:formula="oooc:=(_K*(_b-2*[.K324]+[.J324])) + [.K324]" office:value-type="float" office:value="0.089096545327832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25]-2*[.B325]+_a)) + [.B325]" office:value-type="float" office:value="0.890969213415481">
            <text:p>0.890969</text:p>
          </table:table-cell>
          <table:table-cell table:formula="oooc:=(_K*([.D325]-2*[.C325]+[.B325])) + [.C325]" office:value-type="float" office:value="0.801871881622491">
            <text:p>0.801872</text:p>
          </table:table-cell>
          <table:table-cell table:formula="oooc:=(_K*([.E325]-2*[.D325]+[.C325])) + [.D325]" office:value-type="float" office:value="0.71277461245133">
            <text:p>0.712775</text:p>
          </table:table-cell>
          <table:table-cell table:formula="oooc:=(_K*([.F325]-2*[.E325]+[.D325])) + [.E325]" office:value-type="float" office:value="0.623677430817806">
            <text:p>0.623677</text:p>
          </table:table-cell>
          <table:table-cell table:formula="oooc:=(_K*([.G325]-2*[.F325]+[.E325])) + [.F325]" office:value-type="float" office:value="0.534580354545951">
            <text:p>0.534580</text:p>
          </table:table-cell>
          <table:table-cell table:formula="oooc:=(_K*([.H325]-2*[.G325]+[.F325])) + [.G325]" office:value-type="float" office:value="0.44548339292402">
            <text:p>0.445483</text:p>
          </table:table-cell>
          <table:table-cell table:formula="oooc:=(_K*([.I325]-2*[.H325]+[.G325])) + [.H325]" office:value-type="float" office:value="0.356386545952013">
            <text:p>0.356387</text:p>
          </table:table-cell>
          <table:table-cell table:formula="oooc:=(_K*([.J325]-2*[.I325]+[.H325])) + [.I325]" office:value-type="float" office:value="0.267289804341674">
            <text:p>0.267290</text:p>
          </table:table-cell>
          <table:table-cell table:formula="oooc:=(_K*([.K325]-2*[.J325]+[.I325])) + [.J325]" office:value-type="float" office:value="0.178193150268974">
            <text:p>0.178193</text:p>
          </table:table-cell>
          <table:table-cell table:formula="oooc:=(_K*(_b-2*[.K325]+[.J325])) + [.K325]" office:value-type="float" office:value="0.089096558818101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26]-2*[.B326]+_a)) + [.B326]" office:value-type="float" office:value="0.890969226468589">
            <text:p>0.890969</text:p>
          </table:table-cell>
          <table:table-cell table:formula="oooc:=(_K*([.D326]-2*[.C326]+[.B326])) + [.C326]" office:value-type="float" office:value="0.801871906671223">
            <text:p>0.801872</text:p>
          </table:table-cell>
          <table:table-cell table:formula="oooc:=(_K*([.E326]-2*[.D326]+[.C326])) + [.D326]" office:value-type="float" office:value="0.712774647466385">
            <text:p>0.712775</text:p>
          </table:table-cell>
          <table:table-cell table:formula="oooc:=(_K*([.F326]-2*[.E326]+[.D326])) + [.E326]" office:value-type="float" office:value="0.623677472962474">
            <text:p>0.623677</text:p>
          </table:table-cell>
          <table:table-cell table:formula="oooc:=(_K*([.G326]-2*[.F326]+[.E326])) + [.F326]" office:value-type="float" office:value="0.534580400405921">
            <text:p>0.534580</text:p>
          </table:table-cell>
          <table:table-cell table:formula="oooc:=(_K*([.H326]-2*[.G326]+[.F326])) + [.G326]" office:value-type="float" office:value="0.44548343878399">
            <text:p>0.445483</text:p>
          </table:table-cell>
          <table:table-cell table:formula="oooc:=(_K*([.I326]-2*[.H326]+[.G326])) + [.H326]" office:value-type="float" office:value="0.35638658809668">
            <text:p>0.356387</text:p>
          </table:table-cell>
          <table:table-cell table:formula="oooc:=(_K*([.J326]-2*[.I326]+[.H326])) + [.I326]" office:value-type="float" office:value="0.26728983935673">
            <text:p>0.267290</text:p>
          </table:table-cell>
          <table:table-cell table:formula="oooc:=(_K*([.K326]-2*[.J326]+[.I326])) + [.J326]" office:value-type="float" office:value="0.178193175317705">
            <text:p>0.178193</text:p>
          </table:table-cell>
          <table:table-cell table:formula="oooc:=(_K*(_b-2*[.K326]+[.J326])) + [.K326]" office:value-type="float" office:value="0.089096571871209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27]-2*[.B327]+_a)) + [.B327]" office:value-type="float" office:value="0.890969239098703">
            <text:p>0.890969</text:p>
          </table:table-cell>
          <table:table-cell table:formula="oooc:=(_K*([.D327]-2*[.C327]+[.B327])) + [.C327]" office:value-type="float" office:value="0.801871930908234">
            <text:p>0.801872</text:p>
          </table:table-cell>
          <table:table-cell table:formula="oooc:=(_K*([.E327]-2*[.D327]+[.C327])) + [.D327]" office:value-type="float" office:value="0.712774681346755">
            <text:p>0.712775</text:p>
          </table:table-cell>
          <table:table-cell table:formula="oooc:=(_K*([.F327]-2*[.E327]+[.D327])) + [.E327]" office:value-type="float" office:value="0.623677513741417">
            <text:p>0.623678</text:p>
          </table:table-cell>
          <table:table-cell table:formula="oooc:=(_K*([.G327]-2*[.F327]+[.E327])) + [.F327]" office:value-type="float" office:value="0.53458044477977">
            <text:p>0.534580</text:p>
          </table:table-cell>
          <table:table-cell table:formula="oooc:=(_K*([.H327]-2*[.G327]+[.F327])) + [.G327]" office:value-type="float" office:value="0.445483483157839">
            <text:p>0.445483</text:p>
          </table:table-cell>
          <table:table-cell table:formula="oooc:=(_K*([.I327]-2*[.H327]+[.G327])) + [.H327]" office:value-type="float" office:value="0.356386628875624">
            <text:p>0.356387</text:p>
          </table:table-cell>
          <table:table-cell table:formula="oooc:=(_K*([.J327]-2*[.I327]+[.H327])) + [.I327]" office:value-type="float" office:value="0.2672898732371">
            <text:p>0.267290</text:p>
          </table:table-cell>
          <table:table-cell table:formula="oooc:=(_K*([.K327]-2*[.J327]+[.I327])) + [.J327]" office:value-type="float" office:value="0.178193199554717">
            <text:p>0.178193</text:p>
          </table:table-cell>
          <table:table-cell table:formula="oooc:=(_K*(_b-2*[.K327]+[.J327])) + [.K327]" office:value-type="float" office:value="0.08909658450132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28]-2*[.B328]+_a)) + [.B328]" office:value-type="float" office:value="0.890969251319531">
            <text:p>0.890969</text:p>
          </table:table-cell>
          <table:table-cell table:formula="oooc:=(_K*([.D328]-2*[.C328]+[.B328])) + [.C328]" office:value-type="float" office:value="0.80187195435983">
            <text:p>0.801872</text:p>
          </table:table-cell>
          <table:table-cell table:formula="oooc:=(_K*([.E328]-2*[.D328]+[.C328])) + [.D328]" office:value-type="float" office:value="0.712774714129212">
            <text:p>0.712775</text:p>
          </table:table-cell>
          <table:table-cell table:formula="oooc:=(_K*([.F328]-2*[.E328]+[.D328])) + [.E328]" office:value-type="float" office:value="0.623677553198893">
            <text:p>0.623678</text:p>
          </table:table-cell>
          <table:table-cell table:formula="oooc:=(_K*([.G328]-2*[.F328]+[.E328])) + [.F328]" office:value-type="float" office:value="0.534580487715656">
            <text:p>0.534580</text:p>
          </table:table-cell>
          <table:table-cell table:formula="oooc:=(_K*([.H328]-2*[.G328]+[.F328])) + [.G328]" office:value-type="float" office:value="0.445483526093725">
            <text:p>0.445484</text:p>
          </table:table-cell>
          <table:table-cell table:formula="oooc:=(_K*([.I328]-2*[.H328]+[.G328])) + [.H328]" office:value-type="float" office:value="0.3563866683331">
            <text:p>0.356387</text:p>
          </table:table-cell>
          <table:table-cell table:formula="oooc:=(_K*([.J328]-2*[.I328]+[.H328])) + [.I328]" office:value-type="float" office:value="0.267289906019556">
            <text:p>0.267290</text:p>
          </table:table-cell>
          <table:table-cell table:formula="oooc:=(_K*([.K328]-2*[.J328]+[.I328])) + [.J328]" office:value-type="float" office:value="0.178193223006313">
            <text:p>0.178193</text:p>
          </table:table-cell>
          <table:table-cell table:formula="oooc:=(_K*(_b-2*[.K328]+[.J328])) + [.K328]" office:value-type="float" office:value="0.089096596722151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29]-2*[.B329]+_a)) + [.B329]" office:value-type="float" office:value="0.890969263144335">
            <text:p>0.890969</text:p>
          </table:table-cell>
          <table:table-cell table:formula="oooc:=(_K*([.D329]-2*[.C329]+[.B329])) + [.C329]" office:value-type="float" office:value="0.801871977051463">
            <text:p>0.801872</text:p>
          </table:table-cell>
          <table:table-cell table:formula="oooc:=(_K*([.E329]-2*[.D329]+[.C329])) + [.D329]" office:value-type="float" office:value="0.712774745849332">
            <text:p>0.712775</text:p>
          </table:table-cell>
          <table:table-cell table:formula="oooc:=(_K*([.F329]-2*[.E329]+[.D329])) + [.E329]" office:value-type="float" office:value="0.623677591377726">
            <text:p>0.623678</text:p>
          </table:table-cell>
          <table:table-cell table:formula="oooc:=(_K*([.G329]-2*[.F329]+[.E329])) + [.F329]" office:value-type="float" office:value="0.534580529260179">
            <text:p>0.534581</text:p>
          </table:table-cell>
          <table:table-cell table:formula="oooc:=(_K*([.H329]-2*[.G329]+[.F329])) + [.G329]" office:value-type="float" office:value="0.445483567638248">
            <text:p>0.445484</text:p>
          </table:table-cell>
          <table:table-cell table:formula="oooc:=(_K*([.I329]-2*[.H329]+[.G329])) + [.H329]" office:value-type="float" office:value="0.356386706511933">
            <text:p>0.356387</text:p>
          </table:table-cell>
          <table:table-cell table:formula="oooc:=(_K*([.J329]-2*[.I329]+[.H329])) + [.I329]" office:value-type="float" office:value="0.267289937739677">
            <text:p>0.267290</text:p>
          </table:table-cell>
          <table:table-cell table:formula="oooc:=(_K*([.K329]-2*[.J329]+[.I329])) + [.J329]" office:value-type="float" office:value="0.178193245697946">
            <text:p>0.178193</text:p>
          </table:table-cell>
          <table:table-cell table:formula="oooc:=(_K*(_b-2*[.K329]+[.J329])) + [.K329]" office:value-type="float" office:value="0.08909660854695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30]-2*[.B330]+_a)) + [.B330]" office:value-type="float" office:value="0.890969274585949">
            <text:p>0.890969</text:p>
          </table:table-cell>
          <table:table-cell table:formula="oooc:=(_K*([.D330]-2*[.C330]+[.B330])) + [.C330]" office:value-type="float" office:value="0.801871999007759">
            <text:p>0.801872</text:p>
          </table:table-cell>
          <table:table-cell table:formula="oooc:=(_K*([.E330]-2*[.D330]+[.C330])) + [.D330]" office:value-type="float" office:value="0.712774776541542">
            <text:p>0.712775</text:p>
          </table:table-cell>
          <table:table-cell table:formula="oooc:=(_K*([.F330]-2*[.E330]+[.D330])) + [.E330]" office:value-type="float" office:value="0.623677628319349">
            <text:p>0.623678</text:p>
          </table:table-cell>
          <table:table-cell table:formula="oooc:=(_K*([.G330]-2*[.F330]+[.E330])) + [.F330]" office:value-type="float" office:value="0.534580569458425">
            <text:p>0.534581</text:p>
          </table:table-cell>
          <table:table-cell table:formula="oooc:=(_K*([.H330]-2*[.G330]+[.F330])) + [.G330]" office:value-type="float" office:value="0.445483607836494">
            <text:p>0.445484</text:p>
          </table:table-cell>
          <table:table-cell table:formula="oooc:=(_K*([.I330]-2*[.H330]+[.G330])) + [.H330]" office:value-type="float" office:value="0.356386743453556">
            <text:p>0.356387</text:p>
          </table:table-cell>
          <table:table-cell table:formula="oooc:=(_K*([.J330]-2*[.I330]+[.H330])) + [.I330]" office:value-type="float" office:value="0.267289968431887">
            <text:p>0.267290</text:p>
          </table:table-cell>
          <table:table-cell table:formula="oooc:=(_K*([.K330]-2*[.J330]+[.I330])) + [.J330]" office:value-type="float" office:value="0.178193267654242">
            <text:p>0.178193</text:p>
          </table:table-cell>
          <table:table-cell table:formula="oooc:=(_K*(_b-2*[.K330]+[.J330])) + [.K330]" office:value-type="float" office:value="0.089096619988569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31]-2*[.B331]+_a)) + [.B331]" office:value-type="float" office:value="0.89096928565679">
            <text:p>0.890969</text:p>
          </table:table-cell>
          <table:table-cell table:formula="oooc:=(_K*([.D331]-2*[.C331]+[.B331])) + [.C331]" office:value-type="float" office:value="0.801872020252548">
            <text:p>0.801872</text:p>
          </table:table-cell>
          <table:table-cell table:formula="oooc:=(_K*([.E331]-2*[.D331]+[.C331])) + [.D331]" office:value-type="float" office:value="0.712774806239152">
            <text:p>0.712775</text:p>
          </table:table-cell>
          <table:table-cell table:formula="oooc:=(_K*([.F331]-2*[.E331]+[.D331])) + [.E331]" office:value-type="float" office:value="0.623677664063857">
            <text:p>0.623678</text:p>
          </table:table-cell>
          <table:table-cell table:formula="oooc:=(_K*([.G331]-2*[.F331]+[.E331])) + [.F331]" office:value-type="float" office:value="0.534580608354022">
            <text:p>0.534581</text:p>
          </table:table-cell>
          <table:table-cell table:formula="oooc:=(_K*([.H331]-2*[.G331]+[.F331])) + [.G331]" office:value-type="float" office:value="0.445483646732091">
            <text:p>0.445484</text:p>
          </table:table-cell>
          <table:table-cell table:formula="oooc:=(_K*([.I331]-2*[.H331]+[.G331])) + [.H331]" office:value-type="float" office:value="0.356386779198063">
            <text:p>0.356387</text:p>
          </table:table-cell>
          <table:table-cell table:formula="oooc:=(_K*([.J331]-2*[.I331]+[.H331])) + [.I331]" office:value-type="float" office:value="0.267289998129497">
            <text:p>0.267290</text:p>
          </table:table-cell>
          <table:table-cell table:formula="oooc:=(_K*([.K331]-2*[.J331]+[.I331])) + [.J331]" office:value-type="float" office:value="0.178193288899031">
            <text:p>0.178193</text:p>
          </table:table-cell>
          <table:table-cell table:formula="oooc:=(_K*(_b-2*[.K331]+[.J331])) + [.K331]" office:value-type="float" office:value="0.089096631059410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32]-2*[.B332]+_a)) + [.B332]" office:value-type="float" office:value="0.890969296368874">
            <text:p>0.890969</text:p>
          </table:table-cell>
          <table:table-cell table:formula="oooc:=(_K*([.D332]-2*[.C332]+[.B332])) + [.C332]" office:value-type="float" office:value="0.801872040808886">
            <text:p>0.801872</text:p>
          </table:table-cell>
          <table:table-cell table:formula="oooc:=(_K*([.E332]-2*[.D332]+[.C332])) + [.D332]" office:value-type="float" office:value="0.712774834974392">
            <text:p>0.712775</text:p>
          </table:table-cell>
          <table:table-cell table:formula="oooc:=(_K*([.F332]-2*[.E332]+[.D332])) + [.E332]" office:value-type="float" office:value="0.623677698650041">
            <text:p>0.623678</text:p>
          </table:table-cell>
          <table:table-cell table:formula="oooc:=(_K*([.G332]-2*[.F332]+[.E332])) + [.F332]" office:value-type="float" office:value="0.534580645989184">
            <text:p>0.534581</text:p>
          </table:table-cell>
          <table:table-cell table:formula="oooc:=(_K*([.H332]-2*[.G332]+[.F332])) + [.G332]" office:value-type="float" office:value="0.445483684367253">
            <text:p>0.445484</text:p>
          </table:table-cell>
          <table:table-cell table:formula="oooc:=(_K*([.I332]-2*[.H332]+[.G332])) + [.H332]" office:value-type="float" office:value="0.356386813784248">
            <text:p>0.356387</text:p>
          </table:table-cell>
          <table:table-cell table:formula="oooc:=(_K*([.J332]-2*[.I332]+[.H332])) + [.I332]" office:value-type="float" office:value="0.267290026864737">
            <text:p>0.267290</text:p>
          </table:table-cell>
          <table:table-cell table:formula="oooc:=(_K*([.K332]-2*[.J332]+[.I332])) + [.J332]" office:value-type="float" office:value="0.178193309455369">
            <text:p>0.178193</text:p>
          </table:table-cell>
          <table:table-cell table:formula="oooc:=(_K*(_b-2*[.K332]+[.J332])) + [.K332]" office:value-type="float" office:value="0.089096641771494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33]-2*[.B333]+_a)) + [.B333]" office:value-type="float" office:value="0.890969306733826">
            <text:p>0.890969</text:p>
          </table:table-cell>
          <table:table-cell table:formula="oooc:=(_K*([.D333]-2*[.C333]+[.B333])) + [.C333]" office:value-type="float" office:value="0.801872060699084">
            <text:p>0.801872</text:p>
          </table:table-cell>
          <table:table-cell table:formula="oooc:=(_K*([.E333]-2*[.D333]+[.C333])) + [.D333]" office:value-type="float" office:value="0.712774862778449">
            <text:p>0.712775</text:p>
          </table:table-cell>
          <table:table-cell table:formula="oooc:=(_K*([.F333]-2*[.E333]+[.D333])) + [.E333]" office:value-type="float" office:value="0.623677732115439">
            <text:p>0.623678</text:p>
          </table:table-cell>
          <table:table-cell table:formula="oooc:=(_K*([.G333]-2*[.F333]+[.E333])) + [.F333]" office:value-type="float" office:value="0.534580682404754">
            <text:p>0.534581</text:p>
          </table:table-cell>
          <table:table-cell table:formula="oooc:=(_K*([.H333]-2*[.G333]+[.F333])) + [.G333]" office:value-type="float" office:value="0.445483720782823">
            <text:p>0.445484</text:p>
          </table:table-cell>
          <table:table-cell table:formula="oooc:=(_K*([.I333]-2*[.H333]+[.G333])) + [.H333]" office:value-type="float" office:value="0.356386847249645">
            <text:p>0.356387</text:p>
          </table:table-cell>
          <table:table-cell table:formula="oooc:=(_K*([.J333]-2*[.I333]+[.H333])) + [.I333]" office:value-type="float" office:value="0.267290054668794">
            <text:p>0.267290</text:p>
          </table:table-cell>
          <table:table-cell table:formula="oooc:=(_K*([.K333]-2*[.J333]+[.I333])) + [.J333]" office:value-type="float" office:value="0.178193329345566">
            <text:p>0.178193</text:p>
          </table:table-cell>
          <table:table-cell table:formula="oooc:=(_K*(_b-2*[.K333]+[.J333])) + [.K333]" office:value-type="float" office:value="0.089096652136446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34]-2*[.B334]+_a)) + [.B334]" office:value-type="float" office:value="0.890969316762895">
            <text:p>0.890969</text:p>
          </table:table-cell>
          <table:table-cell table:formula="oooc:=(_K*([.D334]-2*[.C334]+[.B334])) + [.C334]" office:value-type="float" office:value="0.801872079944727">
            <text:p>0.801872</text:p>
          </table:table-cell>
          <table:table-cell table:formula="oooc:=(_K*([.E334]-2*[.D334]+[.C334])) + [.D334]" office:value-type="float" office:value="0.712774889681499">
            <text:p>0.712775</text:p>
          </table:table-cell>
          <table:table-cell table:formula="oooc:=(_K*([.F334]-2*[.E334]+[.D334])) + [.E334]" office:value-type="float" office:value="0.623677764496369">
            <text:p>0.623678</text:p>
          </table:table-cell>
          <table:table-cell table:formula="oooc:=(_K*([.G334]-2*[.F334]+[.E334])) + [.F334]" office:value-type="float" office:value="0.534580717640255">
            <text:p>0.534581</text:p>
          </table:table-cell>
          <table:table-cell table:formula="oooc:=(_K*([.H334]-2*[.G334]+[.F334])) + [.G334]" office:value-type="float" office:value="0.445483756018324">
            <text:p>0.445484</text:p>
          </table:table-cell>
          <table:table-cell table:formula="oooc:=(_K*([.I334]-2*[.H334]+[.G334])) + [.H334]" office:value-type="float" office:value="0.356386879630576">
            <text:p>0.356387</text:p>
          </table:table-cell>
          <table:table-cell table:formula="oooc:=(_K*([.J334]-2*[.I334]+[.H334])) + [.I334]" office:value-type="float" office:value="0.267290081571844">
            <text:p>0.267290</text:p>
          </table:table-cell>
          <table:table-cell table:formula="oooc:=(_K*([.K334]-2*[.J334]+[.I334])) + [.J334]" office:value-type="float" office:value="0.17819334859121">
            <text:p>0.178193</text:p>
          </table:table-cell>
          <table:table-cell table:formula="oooc:=(_K*(_b-2*[.K334]+[.J334])) + [.K334]" office:value-type="float" office:value="0.089096662165515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35]-2*[.B335]+_a)) + [.B335]" office:value-type="float" office:value="0.890969326466966">
            <text:p>0.890969</text:p>
          </table:table-cell>
          <table:table-cell table:formula="oooc:=(_K*([.D335]-2*[.C335]+[.B335])) + [.C335]" office:value-type="float" office:value="0.801872098566703">
            <text:p>0.801872</text:p>
          </table:table-cell>
          <table:table-cell table:formula="oooc:=(_K*([.E335]-2*[.D335]+[.C335])) + [.D335]" office:value-type="float" office:value="0.712774915712738">
            <text:p>0.712775</text:p>
          </table:table-cell>
          <table:table-cell table:formula="oooc:=(_K*([.F335]-2*[.E335]+[.D335])) + [.E335]" office:value-type="float" office:value="0.623677795827976">
            <text:p>0.623678</text:p>
          </table:table-cell>
          <table:table-cell table:formula="oooc:=(_K*([.G335]-2*[.F335]+[.E335])) + [.F335]" office:value-type="float" office:value="0.534580751733929">
            <text:p>0.534581</text:p>
          </table:table-cell>
          <table:table-cell table:formula="oooc:=(_K*([.H335]-2*[.G335]+[.F335])) + [.G335]" office:value-type="float" office:value="0.445483790111997">
            <text:p>0.445484</text:p>
          </table:table-cell>
          <table:table-cell table:formula="oooc:=(_K*([.I335]-2*[.H335]+[.G335])) + [.H335]" office:value-type="float" office:value="0.356386910962182">
            <text:p>0.356387</text:p>
          </table:table-cell>
          <table:table-cell table:formula="oooc:=(_K*([.J335]-2*[.I335]+[.H335])) + [.I335]" office:value-type="float" office:value="0.267290107603083">
            <text:p>0.267290</text:p>
          </table:table-cell>
          <table:table-cell table:formula="oooc:=(_K*([.K335]-2*[.J335]+[.I335])) + [.J335]" office:value-type="float" office:value="0.178193367213186">
            <text:p>0.178193</text:p>
          </table:table-cell>
          <table:table-cell table:formula="oooc:=(_K*(_b-2*[.K335]+[.J335])) + [.K335]" office:value-type="float" office:value="0.08909667186958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36]-2*[.B336]+_a)) + [.B336]" office:value-type="float" office:value="0.890969335856571">
            <text:p>0.890969</text:p>
          </table:table-cell>
          <table:table-cell table:formula="oooc:=(_K*([.D336]-2*[.C336]+[.B336])) + [.C336]" office:value-type="float" office:value="0.801872116585222">
            <text:p>0.801872</text:p>
          </table:table-cell>
          <table:table-cell table:formula="oooc:=(_K*([.E336]-2*[.D336]+[.C336])) + [.D336]" office:value-type="float" office:value="0.712774940900419">
            <text:p>0.712775</text:p>
          </table:table-cell>
          <table:table-cell table:formula="oooc:=(_K*([.F336]-2*[.E336]+[.D336])) + [.E336]" office:value-type="float" office:value="0.623677826144262">
            <text:p>0.623678</text:p>
          </table:table-cell>
          <table:table-cell table:formula="oooc:=(_K*([.G336]-2*[.F336]+[.E336])) + [.F336]" office:value-type="float" office:value="0.534580784722775">
            <text:p>0.534581</text:p>
          </table:table-cell>
          <table:table-cell table:formula="oooc:=(_K*([.H336]-2*[.G336]+[.F336])) + [.G336]" office:value-type="float" office:value="0.445483823100844">
            <text:p>0.445484</text:p>
          </table:table-cell>
          <table:table-cell table:formula="oooc:=(_K*([.I336]-2*[.H336]+[.G336])) + [.H336]" office:value-type="float" office:value="0.356386941278469">
            <text:p>0.356387</text:p>
          </table:table-cell>
          <table:table-cell table:formula="oooc:=(_K*([.J336]-2*[.I336]+[.H336])) + [.I336]" office:value-type="float" office:value="0.267290132790764">
            <text:p>0.267290</text:p>
          </table:table-cell>
          <table:table-cell table:formula="oooc:=(_K*([.K336]-2*[.J336]+[.I336])) + [.J336]" office:value-type="float" office:value="0.178193385231705">
            <text:p>0.178193</text:p>
          </table:table-cell>
          <table:table-cell table:formula="oooc:=(_K*(_b-2*[.K336]+[.J336])) + [.K336]" office:value-type="float" office:value="0.089096681259191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37]-2*[.B337]+_a)) + [.B337]" office:value-type="float" office:value="0.8909693449419">
            <text:p>0.890969</text:p>
          </table:table-cell>
          <table:table-cell table:formula="oooc:=(_K*([.D337]-2*[.C337]+[.B337])) + [.C337]" office:value-type="float" office:value="0.801872134019841">
            <text:p>0.801872</text:p>
          </table:table-cell>
          <table:table-cell table:formula="oooc:=(_K*([.E337]-2*[.D337]+[.C337])) + [.D337]" office:value-type="float" office:value="0.712774965271878">
            <text:p>0.712775</text:p>
          </table:table-cell>
          <table:table-cell table:formula="oooc:=(_K*([.F337]-2*[.E337]+[.D337])) + [.E337]" office:value-type="float" office:value="0.62367785547813">
            <text:p>0.623678</text:p>
          </table:table-cell>
          <table:table-cell table:formula="oooc:=(_K*([.G337]-2*[.F337]+[.E337])) + [.F337]" office:value-type="float" office:value="0.534580816642597">
            <text:p>0.534581</text:p>
          </table:table-cell>
          <table:table-cell table:formula="oooc:=(_K*([.H337]-2*[.G337]+[.F337])) + [.G337]" office:value-type="float" office:value="0.445483855020666">
            <text:p>0.445484</text:p>
          </table:table-cell>
          <table:table-cell table:formula="oooc:=(_K*([.I337]-2*[.H337]+[.G337])) + [.H337]" office:value-type="float" office:value="0.356386970612337">
            <text:p>0.356387</text:p>
          </table:table-cell>
          <table:table-cell table:formula="oooc:=(_K*([.J337]-2*[.I337]+[.H337])) + [.I337]" office:value-type="float" office:value="0.267290157162222">
            <text:p>0.267290</text:p>
          </table:table-cell>
          <table:table-cell table:formula="oooc:=(_K*([.K337]-2*[.J337]+[.I337])) + [.J337]" office:value-type="float" office:value="0.178193402666323">
            <text:p>0.178193</text:p>
          </table:table-cell>
          <table:table-cell table:formula="oooc:=(_K*(_b-2*[.K337]+[.J337])) + [.K337]" office:value-type="float" office:value="0.089096690344520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38]-2*[.B338]+_a)) + [.B338]" office:value-type="float" office:value="0.890969353732813">
            <text:p>0.890969</text:p>
          </table:table-cell>
          <table:table-cell table:formula="oooc:=(_K*([.D338]-2*[.C338]+[.B338])) + [.C338]" office:value-type="float" office:value="0.801872150889479">
            <text:p>0.801872</text:p>
          </table:table-cell>
          <table:table-cell table:formula="oooc:=(_K*([.E338]-2*[.D338]+[.C338])) + [.D338]" office:value-type="float" office:value="0.712774988853564">
            <text:p>0.712775</text:p>
          </table:table-cell>
          <table:table-cell table:formula="oooc:=(_K*([.F338]-2*[.E338]+[.D338])) + [.E338]" office:value-type="float" office:value="0.623677883861416">
            <text:p>0.623678</text:p>
          </table:table-cell>
          <table:table-cell table:formula="oooc:=(_K*([.G338]-2*[.F338]+[.E338])) + [.F338]" office:value-type="float" office:value="0.534580847528038">
            <text:p>0.534581</text:p>
          </table:table-cell>
          <table:table-cell table:formula="oooc:=(_K*([.H338]-2*[.G338]+[.F338])) + [.G338]" office:value-type="float" office:value="0.445483885906107">
            <text:p>0.445484</text:p>
          </table:table-cell>
          <table:table-cell table:formula="oooc:=(_K*([.I338]-2*[.H338]+[.G338])) + [.H338]" office:value-type="float" office:value="0.356386998995623">
            <text:p>0.356387</text:p>
          </table:table-cell>
          <table:table-cell table:formula="oooc:=(_K*([.J338]-2*[.I338]+[.H338])) + [.I338]" office:value-type="float" office:value="0.267290180743908">
            <text:p>0.267290</text:p>
          </table:table-cell>
          <table:table-cell table:formula="oooc:=(_K*([.K338]-2*[.J338]+[.I338])) + [.J338]" office:value-type="float" office:value="0.178193419535962">
            <text:p>0.178193</text:p>
          </table:table-cell>
          <table:table-cell table:formula="oooc:=(_K*(_b-2*[.K338]+[.J338])) + [.K338]" office:value-type="float" office:value="0.089096699135433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39]-2*[.B339]+_a)) + [.B339]" office:value-type="float" office:value="0.890969362238851">
            <text:p>0.890969</text:p>
          </table:table-cell>
          <table:table-cell table:formula="oooc:=(_K*([.D339]-2*[.C339]+[.B339])) + [.C339]" office:value-type="float" office:value="0.801872167212447">
            <text:p>0.801872</text:p>
          </table:table-cell>
          <table:table-cell table:formula="oooc:=(_K*([.E339]-2*[.D339]+[.C339])) + [.D339]" office:value-type="float" office:value="0.712775011671071">
            <text:p>0.712775</text:p>
          </table:table-cell>
          <table:table-cell table:formula="oooc:=(_K*([.F339]-2*[.E339]+[.D339])) + [.E339]" office:value-type="float" office:value="0.623677911324924">
            <text:p>0.623678</text:p>
          </table:table-cell>
          <table:table-cell table:formula="oooc:=(_K*([.G339]-2*[.F339]+[.E339])) + [.F339]" office:value-type="float" office:value="0.534580877412617">
            <text:p>0.534581</text:p>
          </table:table-cell>
          <table:table-cell table:formula="oooc:=(_K*([.H339]-2*[.G339]+[.F339])) + [.G339]" office:value-type="float" office:value="0.445483915790686">
            <text:p>0.445484</text:p>
          </table:table-cell>
          <table:table-cell table:formula="oooc:=(_K*([.I339]-2*[.H339]+[.G339])) + [.H339]" office:value-type="float" office:value="0.356387026459131">
            <text:p>0.356387</text:p>
          </table:table-cell>
          <table:table-cell table:formula="oooc:=(_K*([.J339]-2*[.I339]+[.H339])) + [.I339]" office:value-type="float" office:value="0.267290203561416">
            <text:p>0.267290</text:p>
          </table:table-cell>
          <table:table-cell table:formula="oooc:=(_K*([.K339]-2*[.J339]+[.I339])) + [.J339]" office:value-type="float" office:value="0.178193435858929">
            <text:p>0.178193</text:p>
          </table:table-cell>
          <table:table-cell table:formula="oooc:=(_K*(_b-2*[.K339]+[.J339])) + [.K339]" office:value-type="float" office:value="0.089096707641471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40]-2*[.B340]+_a)) + [.B340]" office:value-type="float" office:value="0.890969370469245">
            <text:p>0.890969</text:p>
          </table:table-cell>
          <table:table-cell table:formula="oooc:=(_K*([.D340]-2*[.C340]+[.B340])) + [.C340]" office:value-type="float" office:value="0.801872183006458">
            <text:p>0.801872</text:p>
          </table:table-cell>
          <table:table-cell table:formula="oooc:=(_K*([.E340]-2*[.D340]+[.C340])) + [.D340]" office:value-type="float" office:value="0.712775033749162">
            <text:p>0.712775</text:p>
          </table:table-cell>
          <table:table-cell table:formula="oooc:=(_K*([.F340]-2*[.E340]+[.D340])) + [.E340]" office:value-type="float" office:value="0.62367793789846">
            <text:p>0.623678</text:p>
          </table:table-cell>
          <table:table-cell table:formula="oooc:=(_K*([.G340]-2*[.F340]+[.E340])) + [.F340]" office:value-type="float" office:value="0.534580906328767">
            <text:p>0.534581</text:p>
          </table:table-cell>
          <table:table-cell table:formula="oooc:=(_K*([.H340]-2*[.G340]+[.F340])) + [.G340]" office:value-type="float" office:value="0.445483944706836">
            <text:p>0.445484</text:p>
          </table:table-cell>
          <table:table-cell table:formula="oooc:=(_K*([.I340]-2*[.H340]+[.G340])) + [.H340]" office:value-type="float" office:value="0.356387053032667">
            <text:p>0.356387</text:p>
          </table:table-cell>
          <table:table-cell table:formula="oooc:=(_K*([.J340]-2*[.I340]+[.H340])) + [.I340]" office:value-type="float" office:value="0.267290225639507">
            <text:p>0.267290</text:p>
          </table:table-cell>
          <table:table-cell table:formula="oooc:=(_K*([.K340]-2*[.J340]+[.I340])) + [.J340]" office:value-type="float" office:value="0.178193451652941">
            <text:p>0.178193</text:p>
          </table:table-cell>
          <table:table-cell table:formula="oooc:=(_K*(_b-2*[.K340]+[.J340])) + [.K340]" office:value-type="float" office:value="0.089096715871865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41]-2*[.B341]+_a)) + [.B341]" office:value-type="float" office:value="0.890969378432929">
            <text:p>0.890969</text:p>
          </table:table-cell>
          <table:table-cell table:formula="oooc:=(_K*([.D341]-2*[.C341]+[.B341])) + [.C341]" office:value-type="float" office:value="0.801872198288655">
            <text:p>0.801872</text:p>
          </table:table-cell>
          <table:table-cell table:formula="oooc:=(_K*([.E341]-2*[.D341]+[.C341])) + [.D341]" office:value-type="float" office:value="0.7127750551118">
            <text:p>0.712775</text:p>
          </table:table-cell>
          <table:table-cell table:formula="oooc:=(_K*([.F341]-2*[.E341]+[.D341])) + [.E341]" office:value-type="float" office:value="0.623677963610864">
            <text:p>0.623678</text:p>
          </table:table-cell>
          <table:table-cell table:formula="oooc:=(_K*([.G341]-2*[.F341]+[.E341])) + [.F341]" office:value-type="float" office:value="0.534580934307872">
            <text:p>0.534581</text:p>
          </table:table-cell>
          <table:table-cell table:formula="oooc:=(_K*([.H341]-2*[.G341]+[.F341])) + [.G341]" office:value-type="float" office:value="0.445483972685941">
            <text:p>0.445484</text:p>
          </table:table-cell>
          <table:table-cell table:formula="oooc:=(_K*([.I341]-2*[.H341]+[.G341])) + [.H341]" office:value-type="float" office:value="0.356387078745071">
            <text:p>0.356387</text:p>
          </table:table-cell>
          <table:table-cell table:formula="oooc:=(_K*([.J341]-2*[.I341]+[.H341])) + [.I341]" office:value-type="float" office:value="0.267290247002144">
            <text:p>0.267290</text:p>
          </table:table-cell>
          <table:table-cell table:formula="oooc:=(_K*([.K341]-2*[.J341]+[.I341])) + [.J341]" office:value-type="float" office:value="0.178193466935137">
            <text:p>0.178193</text:p>
          </table:table-cell>
          <table:table-cell table:formula="oooc:=(_K*(_b-2*[.K341]+[.J341])) + [.K341]" office:value-type="float" office:value="0.089096723835549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42]-2*[.B342]+_a)) + [.B342]" office:value-type="float" office:value="0.890969386138544">
            <text:p>0.890969</text:p>
          </table:table-cell>
          <table:table-cell table:formula="oooc:=(_K*([.D342]-2*[.C342]+[.B342])) + [.C342]" office:value-type="float" office:value="0.801872213075622">
            <text:p>0.801872</text:p>
          </table:table-cell>
          <table:table-cell table:formula="oooc:=(_K*([.E342]-2*[.D342]+[.C342])) + [.D342]" office:value-type="float" office:value="0.712775075782167">
            <text:p>0.712775</text:p>
          </table:table-cell>
          <table:table-cell table:formula="oooc:=(_K*([.F342]-2*[.E342]+[.D342])) + [.E342]" office:value-type="float" office:value="0.623677988490041">
            <text:p>0.623678</text:p>
          </table:table-cell>
          <table:table-cell table:formula="oooc:=(_K*([.G342]-2*[.F342]+[.E342])) + [.F342]" office:value-type="float" office:value="0.534580961380296">
            <text:p>0.534581</text:p>
          </table:table-cell>
          <table:table-cell table:formula="oooc:=(_K*([.H342]-2*[.G342]+[.F342])) + [.G342]" office:value-type="float" office:value="0.445483999758365">
            <text:p>0.445484</text:p>
          </table:table-cell>
          <table:table-cell table:formula="oooc:=(_K*([.I342]-2*[.H342]+[.G342])) + [.H342]" office:value-type="float" office:value="0.356387103624248">
            <text:p>0.356387</text:p>
          </table:table-cell>
          <table:table-cell table:formula="oooc:=(_K*([.J342]-2*[.I342]+[.H342])) + [.I342]" office:value-type="float" office:value="0.267290267672512">
            <text:p>0.267290</text:p>
          </table:table-cell>
          <table:table-cell table:formula="oooc:=(_K*([.K342]-2*[.J342]+[.I342])) + [.J342]" office:value-type="float" office:value="0.178193481722105">
            <text:p>0.178193</text:p>
          </table:table-cell>
          <table:table-cell table:formula="oooc:=(_K*(_b-2*[.K342]+[.J342])) + [.K342]" office:value-type="float" office:value="0.089096731541164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43]-2*[.B343]+_a)) + [.B343]" office:value-type="float" office:value="0.890969393594454">
            <text:p>0.890969</text:p>
          </table:table-cell>
          <table:table-cell table:formula="oooc:=(_K*([.D343]-2*[.C343]+[.B343])) + [.C343]" office:value-type="float" office:value="0.801872227383409">
            <text:p>0.801872</text:p>
          </table:table-cell>
          <table:table-cell table:formula="oooc:=(_K*([.E343]-2*[.D343]+[.C343])) + [.D343]" office:value-type="float" office:value="0.712775095782699">
            <text:p>0.712775</text:p>
          </table:table-cell>
          <table:table-cell table:formula="oooc:=(_K*([.F343]-2*[.E343]+[.D343])) + [.E343]" office:value-type="float" office:value="0.623678012562994">
            <text:p>0.623678</text:p>
          </table:table-cell>
          <table:table-cell table:formula="oooc:=(_K*([.G343]-2*[.F343]+[.E343])) + [.F343]" office:value-type="float" office:value="0.534580987575422">
            <text:p>0.534581</text:p>
          </table:table-cell>
          <table:table-cell table:formula="oooc:=(_K*([.H343]-2*[.G343]+[.F343])) + [.G343]" office:value-type="float" office:value="0.445484025953491">
            <text:p>0.445484</text:p>
          </table:table-cell>
          <table:table-cell table:formula="oooc:=(_K*([.I343]-2*[.H343]+[.G343])) + [.H343]" office:value-type="float" office:value="0.3563871276972">
            <text:p>0.356387</text:p>
          </table:table-cell>
          <table:table-cell table:formula="oooc:=(_K*([.J343]-2*[.I343]+[.H343])) + [.I343]" office:value-type="float" office:value="0.267290287673044">
            <text:p>0.267290</text:p>
          </table:table-cell>
          <table:table-cell table:formula="oooc:=(_K*([.K343]-2*[.J343]+[.I343])) + [.J343]" office:value-type="float" office:value="0.178193496029892">
            <text:p>0.178193</text:p>
          </table:table-cell>
          <table:table-cell table:formula="oooc:=(_K*(_b-2*[.K343]+[.J343])) + [.K343]" office:value-type="float" office:value="0.089096738997074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44]-2*[.B344]+_a)) + [.B344]" office:value-type="float" office:value="0.890969400808751">
            <text:p>0.890969</text:p>
          </table:table-cell>
          <table:table-cell table:formula="oooc:=(_K*([.D344]-2*[.C344]+[.B344])) + [.C344]" office:value-type="float" office:value="0.801872241227543">
            <text:p>0.801872</text:p>
          </table:table-cell>
          <table:table-cell table:formula="oooc:=(_K*([.E344]-2*[.D344]+[.C344])) + [.D344]" office:value-type="float" office:value="0.712775115135101">
            <text:p>0.712775</text:p>
          </table:table-cell>
          <table:table-cell table:formula="oooc:=(_K*([.F344]-2*[.E344]+[.D344])) + [.E344]" office:value-type="float" office:value="0.623678035855847">
            <text:p>0.623678</text:p>
          </table:table-cell>
          <table:table-cell table:formula="oooc:=(_K*([.G344]-2*[.F344]+[.E344])) + [.F344]" office:value-type="float" office:value="0.534581012921678">
            <text:p>0.534581</text:p>
          </table:table-cell>
          <table:table-cell table:formula="oooc:=(_K*([.H344]-2*[.G344]+[.F344])) + [.G344]" office:value-type="float" office:value="0.445484051299747">
            <text:p>0.445484</text:p>
          </table:table-cell>
          <table:table-cell table:formula="oooc:=(_K*([.I344]-2*[.H344]+[.G344])) + [.H344]" office:value-type="float" office:value="0.356387150990054">
            <text:p>0.356387</text:p>
          </table:table-cell>
          <table:table-cell table:formula="oooc:=(_K*([.J344]-2*[.I344]+[.H344])) + [.I344]" office:value-type="float" office:value="0.267290307025446">
            <text:p>0.267290</text:p>
          </table:table-cell>
          <table:table-cell table:formula="oooc:=(_K*([.K344]-2*[.J344]+[.I344])) + [.J344]" office:value-type="float" office:value="0.178193509874026">
            <text:p>0.178194</text:p>
          </table:table-cell>
          <table:table-cell table:formula="oooc:=(_K*(_b-2*[.K344]+[.J344])) + [.K344]" office:value-type="float" office:value="0.089096746211371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45]-2*[.B345]+_a)) + [.B345]" office:value-type="float" office:value="0.890969407789264">
            <text:p>0.890969</text:p>
          </table:table-cell>
          <table:table-cell table:formula="oooc:=(_K*([.D345]-2*[.C345]+[.B345])) + [.C345]" office:value-type="float" office:value="0.801872254623049">
            <text:p>0.801872</text:p>
          </table:table-cell>
          <table:table-cell table:formula="oooc:=(_K*([.E345]-2*[.D345]+[.C345])) + [.D345]" office:value-type="float" office:value="0.712775133860376">
            <text:p>0.712775</text:p>
          </table:table-cell>
          <table:table-cell table:formula="oooc:=(_K*([.F345]-2*[.E345]+[.D345])) + [.E345]" office:value-type="float" office:value="0.623678058393881">
            <text:p>0.623678</text:p>
          </table:table-cell>
          <table:table-cell table:formula="oooc:=(_K*([.G345]-2*[.F345]+[.E345])) + [.F345]" office:value-type="float" office:value="0.534581037446573">
            <text:p>0.534581</text:p>
          </table:table-cell>
          <table:table-cell table:formula="oooc:=(_K*([.H345]-2*[.G345]+[.F345])) + [.G345]" office:value-type="float" office:value="0.445484075824642">
            <text:p>0.445484</text:p>
          </table:table-cell>
          <table:table-cell table:formula="oooc:=(_K*([.I345]-2*[.H345]+[.G345])) + [.H345]" office:value-type="float" office:value="0.356387173528088">
            <text:p>0.356387</text:p>
          </table:table-cell>
          <table:table-cell table:formula="oooc:=(_K*([.J345]-2*[.I345]+[.H345])) + [.I345]" office:value-type="float" office:value="0.267290325750721">
            <text:p>0.267290</text:p>
          </table:table-cell>
          <table:table-cell table:formula="oooc:=(_K*([.K345]-2*[.J345]+[.I345])) + [.J345]" office:value-type="float" office:value="0.178193523269532">
            <text:p>0.178194</text:p>
          </table:table-cell>
          <table:table-cell table:formula="oooc:=(_K*(_b-2*[.K345]+[.J345])) + [.K345]" office:value-type="float" office:value="0.089096753191884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46]-2*[.B346]+_a)) + [.B346]" office:value-type="float" office:value="0.890969414543569">
            <text:p>0.890969</text:p>
          </table:table-cell>
          <table:table-cell table:formula="oooc:=(_K*([.D346]-2*[.C346]+[.B346])) + [.C346]" office:value-type="float" office:value="0.801872267584466">
            <text:p>0.801872</text:p>
          </table:table-cell>
          <table:table-cell table:formula="oooc:=(_K*([.E346]-2*[.D346]+[.C346])) + [.D346]" office:value-type="float" office:value="0.712775151978847">
            <text:p>0.712775</text:p>
          </table:table-cell>
          <table:table-cell table:formula="oooc:=(_K*([.F346]-2*[.E346]+[.D346])) + [.E346]" office:value-type="float" office:value="0.623678080201556">
            <text:p>0.623678</text:p>
          </table:table-cell>
          <table:table-cell table:formula="oooc:=(_K*([.G346]-2*[.F346]+[.E346])) + [.F346]" office:value-type="float" office:value="0.534581061176724">
            <text:p>0.534581</text:p>
          </table:table-cell>
          <table:table-cell table:formula="oooc:=(_K*([.H346]-2*[.G346]+[.F346])) + [.G346]" office:value-type="float" office:value="0.445484099554793">
            <text:p>0.445484</text:p>
          </table:table-cell>
          <table:table-cell table:formula="oooc:=(_K*([.I346]-2*[.H346]+[.G346])) + [.H346]" office:value-type="float" office:value="0.356387195335763">
            <text:p>0.356387</text:p>
          </table:table-cell>
          <table:table-cell table:formula="oooc:=(_K*([.J346]-2*[.I346]+[.H346])) + [.I346]" office:value-type="float" office:value="0.267290343869192">
            <text:p>0.267290</text:p>
          </table:table-cell>
          <table:table-cell table:formula="oooc:=(_K*([.K346]-2*[.J346]+[.I346])) + [.J346]" office:value-type="float" office:value="0.178193536230949">
            <text:p>0.178194</text:p>
          </table:table-cell>
          <table:table-cell table:formula="oooc:=(_K*(_b-2*[.K346]+[.J346])) + [.K346]" office:value-type="float" office:value="0.089096759946189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47]-2*[.B347]+_a)) + [.B347]" office:value-type="float" office:value="0.890969421078997">
            <text:p>0.890969</text:p>
          </table:table-cell>
          <table:table-cell table:formula="oooc:=(_K*([.D347]-2*[.C347]+[.B347])) + [.C347]" office:value-type="float" office:value="0.80187228012586">
            <text:p>0.801872</text:p>
          </table:table-cell>
          <table:table-cell table:formula="oooc:=(_K*([.E347]-2*[.D347]+[.C347])) + [.D347]" office:value-type="float" office:value="0.712775169510178">
            <text:p>0.712775</text:p>
          </table:table-cell>
          <table:table-cell table:formula="oooc:=(_K*([.F347]-2*[.E347]+[.D347])) + [.E347]" office:value-type="float" office:value="0.62367810130254">
            <text:p>0.623678</text:p>
          </table:table-cell>
          <table:table-cell table:formula="oooc:=(_K*([.G347]-2*[.F347]+[.E347])) + [.F347]" office:value-type="float" office:value="0.534581084137884">
            <text:p>0.534581</text:p>
          </table:table-cell>
          <table:table-cell table:formula="oooc:=(_K*([.H347]-2*[.G347]+[.F347])) + [.G347]" office:value-type="float" office:value="0.445484122515953">
            <text:p>0.445484</text:p>
          </table:table-cell>
          <table:table-cell table:formula="oooc:=(_K*([.I347]-2*[.H347]+[.G347])) + [.H347]" office:value-type="float" office:value="0.356387216436747">
            <text:p>0.356387</text:p>
          </table:table-cell>
          <table:table-cell table:formula="oooc:=(_K*([.J347]-2*[.I347]+[.H347])) + [.I347]" office:value-type="float" office:value="0.267290361400523">
            <text:p>0.267290</text:p>
          </table:table-cell>
          <table:table-cell table:formula="oooc:=(_K*([.K347]-2*[.J347]+[.I347])) + [.J347]" office:value-type="float" office:value="0.178193548772342">
            <text:p>0.178194</text:p>
          </table:table-cell>
          <table:table-cell table:formula="oooc:=(_K*(_b-2*[.K347]+[.J347])) + [.K347]" office:value-type="float" office:value="0.089096766481617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48]-2*[.B348]+_a)) + [.B348]" office:value-type="float" office:value="0.89096942740264">
            <text:p>0.890969</text:p>
          </table:table-cell>
          <table:table-cell table:formula="oooc:=(_K*([.D348]-2*[.C348]+[.B348])) + [.C348]" office:value-type="float" office:value="0.801872292260842">
            <text:p>0.801872</text:p>
          </table:table-cell>
          <table:table-cell table:formula="oooc:=(_K*([.E348]-2*[.D348]+[.C348])) + [.D348]" office:value-type="float" office:value="0.712775186473396">
            <text:p>0.712775</text:p>
          </table:table-cell>
          <table:table-cell table:formula="oooc:=(_K*([.F348]-2*[.E348]+[.D348])) + [.E348]" office:value-type="float" office:value="0.623678121719733">
            <text:p>0.623678</text:p>
          </table:table-cell>
          <table:table-cell table:formula="oooc:=(_K*([.G348]-2*[.F348]+[.E348])) + [.F348]" office:value-type="float" office:value="0.534581106354974">
            <text:p>0.534581</text:p>
          </table:table-cell>
          <table:table-cell table:formula="oooc:=(_K*([.H348]-2*[.G348]+[.F348])) + [.G348]" office:value-type="float" office:value="0.445484144733043">
            <text:p>0.445484</text:p>
          </table:table-cell>
          <table:table-cell table:formula="oooc:=(_K*([.I348]-2*[.H348]+[.G348])) + [.H348]" office:value-type="float" office:value="0.35638723685394">
            <text:p>0.356387</text:p>
          </table:table-cell>
          <table:table-cell table:formula="oooc:=(_K*([.J348]-2*[.I348]+[.H348])) + [.I348]" office:value-type="float" office:value="0.26729037836374">
            <text:p>0.267290</text:p>
          </table:table-cell>
          <table:table-cell table:formula="oooc:=(_K*([.K348]-2*[.J348]+[.I348])) + [.J348]" office:value-type="float" office:value="0.178193560907325">
            <text:p>0.178194</text:p>
          </table:table-cell>
          <table:table-cell table:formula="oooc:=(_K*(_b-2*[.K348]+[.J348])) + [.K348]" office:value-type="float" office:value="0.089096772805260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49]-2*[.B349]+_a)) + [.B349]" office:value-type="float" office:value="0.890969433521361">
            <text:p>0.890969</text:p>
          </table:table-cell>
          <table:table-cell table:formula="oooc:=(_K*([.D349]-2*[.C349]+[.B349])) + [.C349]" office:value-type="float" office:value="0.801872304002583">
            <text:p>0.801872</text:p>
          </table:table-cell>
          <table:table-cell table:formula="oooc:=(_K*([.E349]-2*[.D349]+[.C349])) + [.D349]" office:value-type="float" office:value="0.712775202886909">
            <text:p>0.712775</text:p>
          </table:table-cell>
          <table:table-cell table:formula="oooc:=(_K*([.F349]-2*[.E349]+[.D349])) + [.E349]" office:value-type="float" office:value="0.623678141475294">
            <text:p>0.623678</text:p>
          </table:table-cell>
          <table:table-cell table:formula="oooc:=(_K*([.G349]-2*[.F349]+[.E349])) + [.F349]" office:value-type="float" office:value="0.534581127852105">
            <text:p>0.534581</text:p>
          </table:table-cell>
          <table:table-cell table:formula="oooc:=(_K*([.H349]-2*[.G349]+[.F349])) + [.G349]" office:value-type="float" office:value="0.445484166230174">
            <text:p>0.445484</text:p>
          </table:table-cell>
          <table:table-cell table:formula="oooc:=(_K*([.I349]-2*[.H349]+[.G349])) + [.H349]" office:value-type="float" office:value="0.356387256609501">
            <text:p>0.356387</text:p>
          </table:table-cell>
          <table:table-cell table:formula="oooc:=(_K*([.J349]-2*[.I349]+[.H349])) + [.I349]" office:value-type="float" office:value="0.267290394777254">
            <text:p>0.267290</text:p>
          </table:table-cell>
          <table:table-cell table:formula="oooc:=(_K*([.K349]-2*[.J349]+[.I349])) + [.J349]" office:value-type="float" office:value="0.178193572649065">
            <text:p>0.178194</text:p>
          </table:table-cell>
          <table:table-cell table:formula="oooc:=(_K*(_b-2*[.K349]+[.J349])) + [.K349]" office:value-type="float" office:value="0.08909677892398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50]-2*[.B350]+_a)) + [.B350]" office:value-type="float" office:value="0.890969439441802">
            <text:p>0.890969</text:p>
          </table:table-cell>
          <table:table-cell table:formula="oooc:=(_K*([.D350]-2*[.C350]+[.B350])) + [.C350]" office:value-type="float" office:value="0.801872315363825">
            <text:p>0.801872</text:p>
          </table:table-cell>
          <table:table-cell table:formula="oooc:=(_K*([.E350]-2*[.D350]+[.C350])) + [.D350]" office:value-type="float" office:value="0.712775218768533">
            <text:p>0.712775</text:p>
          </table:table-cell>
          <table:table-cell table:formula="oooc:=(_K*([.F350]-2*[.E350]+[.D350])) + [.E350]" office:value-type="float" office:value="0.623678160590665">
            <text:p>0.623678</text:p>
          </table:table-cell>
          <table:table-cell table:formula="oooc:=(_K*([.G350]-2*[.F350]+[.E350])) + [.F350]" office:value-type="float" office:value="0.534581148652608">
            <text:p>0.534581</text:p>
          </table:table-cell>
          <table:table-cell table:formula="oooc:=(_K*([.H350]-2*[.G350]+[.F350])) + [.G350]" office:value-type="float" office:value="0.445484187030677">
            <text:p>0.445484</text:p>
          </table:table-cell>
          <table:table-cell table:formula="oooc:=(_K*([.I350]-2*[.H350]+[.G350])) + [.H350]" office:value-type="float" office:value="0.356387275724871">
            <text:p>0.356387</text:p>
          </table:table-cell>
          <table:table-cell table:formula="oooc:=(_K*([.J350]-2*[.I350]+[.H350])) + [.I350]" office:value-type="float" office:value="0.267290410658877">
            <text:p>0.267290</text:p>
          </table:table-cell>
          <table:table-cell table:formula="oooc:=(_K*([.K350]-2*[.J350]+[.I350])) + [.J350]" office:value-type="float" office:value="0.178193584010307">
            <text:p>0.178194</text:p>
          </table:table-cell>
          <table:table-cell table:formula="oooc:=(_K*(_b-2*[.K350]+[.J350])) + [.K350]" office:value-type="float" office:value="0.089096784844422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51]-2*[.B351]+_a)) + [.B351]" office:value-type="float" office:value="0.890969445170387">
            <text:p>0.890969</text:p>
          </table:table-cell>
          <table:table-cell table:formula="oooc:=(_K*([.D351]-2*[.C351]+[.B351])) + [.C351]" office:value-type="float" office:value="0.801872326356899">
            <text:p>0.801872</text:p>
          </table:table-cell>
          <table:table-cell table:formula="oooc:=(_K*([.E351]-2*[.D351]+[.C351])) + [.D351]" office:value-type="float" office:value="0.712775234135502">
            <text:p>0.712775</text:p>
          </table:table-cell>
          <table:table-cell table:formula="oooc:=(_K*([.F351]-2*[.E351]+[.D351])) + [.E351]" office:value-type="float" office:value="0.623678179086589">
            <text:p>0.623678</text:p>
          </table:table-cell>
          <table:table-cell table:formula="oooc:=(_K*([.G351]-2*[.F351]+[.E351])) + [.F351]" office:value-type="float" office:value="0.534581168779059">
            <text:p>0.534581</text:p>
          </table:table-cell>
          <table:table-cell table:formula="oooc:=(_K*([.H351]-2*[.G351]+[.F351])) + [.G351]" office:value-type="float" office:value="0.445484207157127">
            <text:p>0.445484</text:p>
          </table:table-cell>
          <table:table-cell table:formula="oooc:=(_K*([.I351]-2*[.H351]+[.G351])) + [.H351]" office:value-type="float" office:value="0.356387294220796">
            <text:p>0.356387</text:p>
          </table:table-cell>
          <table:table-cell table:formula="oooc:=(_K*([.J351]-2*[.I351]+[.H351])) + [.I351]" office:value-type="float" office:value="0.267290426025847">
            <text:p>0.267290</text:p>
          </table:table-cell>
          <table:table-cell table:formula="oooc:=(_K*([.K351]-2*[.J351]+[.I351])) + [.J351]" office:value-type="float" office:value="0.178193595003381">
            <text:p>0.178194</text:p>
          </table:table-cell>
          <table:table-cell table:formula="oooc:=(_K*(_b-2*[.K351]+[.J351])) + [.K351]" office:value-type="float" office:value="0.089096790573007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52]-2*[.B352]+_a)) + [.B352]" office:value-type="float" office:value="0.890969450713334">
            <text:p>0.890969</text:p>
          </table:table-cell>
          <table:table-cell table:formula="oooc:=(_K*([.D352]-2*[.C352]+[.B352])) + [.C352]" office:value-type="float" office:value="0.801872336993735">
            <text:p>0.801872</text:p>
          </table:table-cell>
          <table:table-cell table:formula="oooc:=(_K*([.E352]-2*[.D352]+[.C352])) + [.D352]" office:value-type="float" office:value="0.712775249004496">
            <text:p>0.712775</text:p>
          </table:table-cell>
          <table:table-cell table:formula="oooc:=(_K*([.F352]-2*[.E352]+[.D352])) + [.E352]" office:value-type="float" office:value="0.623678196983142">
            <text:p>0.623678</text:p>
          </table:table-cell>
          <table:table-cell table:formula="oooc:=(_K*([.G352]-2*[.F352]+[.E352])) + [.F352]" office:value-type="float" office:value="0.534581188253298">
            <text:p>0.534581</text:p>
          </table:table-cell>
          <table:table-cell table:formula="oooc:=(_K*([.H352]-2*[.G352]+[.F352])) + [.G352]" office:value-type="float" office:value="0.445484226631367">
            <text:p>0.445484</text:p>
          </table:table-cell>
          <table:table-cell table:formula="oooc:=(_K*([.I352]-2*[.H352]+[.G352])) + [.H352]" office:value-type="float" office:value="0.356387312117349">
            <text:p>0.356387</text:p>
          </table:table-cell>
          <table:table-cell table:formula="oooc:=(_K*([.J352]-2*[.I352]+[.H352])) + [.I352]" office:value-type="float" office:value="0.26729044089484">
            <text:p>0.267290</text:p>
          </table:table-cell>
          <table:table-cell table:formula="oooc:=(_K*([.K352]-2*[.J352]+[.I352])) + [.J352]" office:value-type="float" office:value="0.178193605640218">
            <text:p>0.178194</text:p>
          </table:table-cell>
          <table:table-cell table:formula="oooc:=(_K*(_b-2*[.K352]+[.J352])) + [.K352]" office:value-type="float" office:value="0.089096796115954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53]-2*[.B353]+_a)) + [.B353]" office:value-type="float" office:value="0.890969456076658">
            <text:p>0.890969</text:p>
          </table:table-cell>
          <table:table-cell table:formula="oooc:=(_K*([.D353]-2*[.C353]+[.B353])) + [.C353]" office:value-type="float" office:value="0.801872347285879">
            <text:p>0.801872</text:p>
          </table:table-cell>
          <table:table-cell table:formula="oooc:=(_K*([.E353]-2*[.D353]+[.C353])) + [.D353]" office:value-type="float" office:value="0.71277526339165">
            <text:p>0.712775</text:p>
          </table:table-cell>
          <table:table-cell table:formula="oooc:=(_K*([.F353]-2*[.E353]+[.D353])) + [.E353]" office:value-type="float" office:value="0.623678214299746">
            <text:p>0.623678</text:p>
          </table:table-cell>
          <table:table-cell table:formula="oooc:=(_K*([.G353]-2*[.F353]+[.E353])) + [.F353]" office:value-type="float" office:value="0.534581207096463">
            <text:p>0.534581</text:p>
          </table:table-cell>
          <table:table-cell table:formula="oooc:=(_K*([.H353]-2*[.G353]+[.F353])) + [.G353]" office:value-type="float" office:value="0.445484245474533">
            <text:p>0.445484</text:p>
          </table:table-cell>
          <table:table-cell table:formula="oooc:=(_K*([.I353]-2*[.H353]+[.G353])) + [.H353]" office:value-type="float" office:value="0.356387329433953">
            <text:p>0.356387</text:p>
          </table:table-cell>
          <table:table-cell table:formula="oooc:=(_K*([.J353]-2*[.I353]+[.H353])) + [.I353]" office:value-type="float" office:value="0.267290455281995">
            <text:p>0.267290</text:p>
          </table:table-cell>
          <table:table-cell table:formula="oooc:=(_K*([.K353]-2*[.J353]+[.I353])) + [.J353]" office:value-type="float" office:value="0.178193615932361">
            <text:p>0.178194</text:p>
          </table:table-cell>
          <table:table-cell table:formula="oooc:=(_K*(_b-2*[.K353]+[.J353])) + [.K353]" office:value-type="float" office:value="0.08909680147927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54]-2*[.B354]+_a)) + [.B354]" office:value-type="float" office:value="0.89096946126618">
            <text:p>0.890969</text:p>
          </table:table-cell>
          <table:table-cell table:formula="oooc:=(_K*([.D354]-2*[.C354]+[.B354])) + [.C354]" office:value-type="float" office:value="0.801872357244499">
            <text:p>0.801872</text:p>
          </table:table-cell>
          <table:table-cell table:formula="oooc:=(_K*([.E354]-2*[.D354]+[.C354])) + [.D354]" office:value-type="float" office:value="0.71277527731258">
            <text:p>0.712775</text:p>
          </table:table-cell>
          <table:table-cell table:formula="oooc:=(_K*([.F354]-2*[.E354]+[.D354])) + [.E354]" office:value-type="float" office:value="0.623678231055195">
            <text:p>0.623678</text:p>
          </table:table-cell>
          <table:table-cell table:formula="oooc:=(_K*([.G354]-2*[.F354]+[.E354])) + [.F354]" office:value-type="float" office:value="0.534581225329004">
            <text:p>0.534581</text:p>
          </table:table-cell>
          <table:table-cell table:formula="oooc:=(_K*([.H354]-2*[.G354]+[.F354])) + [.G354]" office:value-type="float" office:value="0.445484263707073">
            <text:p>0.445484</text:p>
          </table:table-cell>
          <table:table-cell table:formula="oooc:=(_K*([.I354]-2*[.H354]+[.G354])) + [.H354]" office:value-type="float" office:value="0.356387346189402">
            <text:p>0.356387</text:p>
          </table:table-cell>
          <table:table-cell table:formula="oooc:=(_K*([.J354]-2*[.I354]+[.H354])) + [.I354]" office:value-type="float" office:value="0.267290469202925">
            <text:p>0.267290</text:p>
          </table:table-cell>
          <table:table-cell table:formula="oooc:=(_K*([.K354]-2*[.J354]+[.I354])) + [.J354]" office:value-type="float" office:value="0.178193625890981">
            <text:p>0.178194</text:p>
          </table:table-cell>
          <table:table-cell table:formula="oooc:=(_K*(_b-2*[.K354]+[.J354])) + [.K354]" office:value-type="float" office:value="0.089096806668800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55]-2*[.B355]+_a)) + [.B355]" office:value-type="float" office:value="0.890969466287532">
            <text:p>0.890969</text:p>
          </table:table-cell>
          <table:table-cell table:formula="oooc:=(_K*([.D355]-2*[.C355]+[.B355])) + [.C355]" office:value-type="float" office:value="0.801872366880404">
            <text:p>0.801872</text:p>
          </table:table-cell>
          <table:table-cell table:formula="oooc:=(_K*([.E355]-2*[.D355]+[.C355])) + [.D355]" office:value-type="float" office:value="0.712775290782393">
            <text:p>0.712775</text:p>
          </table:table-cell>
          <table:table-cell table:formula="oooc:=(_K*([.F355]-2*[.E355]+[.D355])) + [.E355]" office:value-type="float" office:value="0.623678247267672">
            <text:p>0.623678</text:p>
          </table:table-cell>
          <table:table-cell table:formula="oooc:=(_K*([.G355]-2*[.F355]+[.E355])) + [.F355]" office:value-type="float" office:value="0.534581242970708">
            <text:p>0.534581</text:p>
          </table:table-cell>
          <table:table-cell table:formula="oooc:=(_K*([.H355]-2*[.G355]+[.F355])) + [.G355]" office:value-type="float" office:value="0.445484281348777">
            <text:p>0.445484</text:p>
          </table:table-cell>
          <table:table-cell table:formula="oooc:=(_K*([.I355]-2*[.H355]+[.G355])) + [.H355]" office:value-type="float" office:value="0.356387362401879">
            <text:p>0.356387</text:p>
          </table:table-cell>
          <table:table-cell table:formula="oooc:=(_K*([.J355]-2*[.I355]+[.H355])) + [.I355]" office:value-type="float" office:value="0.267290482672738">
            <text:p>0.267290</text:p>
          </table:table-cell>
          <table:table-cell table:formula="oooc:=(_K*([.K355]-2*[.J355]+[.I355])) + [.J355]" office:value-type="float" office:value="0.178193635526886">
            <text:p>0.178194</text:p>
          </table:table-cell>
          <table:table-cell table:formula="oooc:=(_K*(_b-2*[.K355]+[.J355])) + [.K355]" office:value-type="float" office:value="0.089096811690152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56]-2*[.B356]+_a)) + [.B356]" office:value-type="float" office:value="0.890969471146164">
            <text:p>0.890969</text:p>
          </table:table-cell>
          <table:table-cell table:formula="oooc:=(_K*([.D356]-2*[.C356]+[.B356])) + [.C356]" office:value-type="float" office:value="0.801872376204051">
            <text:p>0.801872</text:p>
          </table:table-cell>
          <table:table-cell table:formula="oooc:=(_K*([.E356]-2*[.D356]+[.C356])) + [.D356]" office:value-type="float" office:value="0.712775303815709">
            <text:p>0.712775</text:p>
          </table:table-cell>
          <table:table-cell table:formula="oooc:=(_K*([.F356]-2*[.E356]+[.D356])) + [.E356]" office:value-type="float" office:value="0.623678262954775">
            <text:p>0.623678</text:p>
          </table:table-cell>
          <table:table-cell table:formula="oooc:=(_K*([.G356]-2*[.F356]+[.E356])) + [.F356]" office:value-type="float" office:value="0.534581260040721">
            <text:p>0.534581</text:p>
          </table:table-cell>
          <table:table-cell table:formula="oooc:=(_K*([.H356]-2*[.G356]+[.F356])) + [.G356]" office:value-type="float" office:value="0.44548429841879">
            <text:p>0.445484</text:p>
          </table:table-cell>
          <table:table-cell table:formula="oooc:=(_K*([.I356]-2*[.H356]+[.G356])) + [.H356]" office:value-type="float" office:value="0.356387378088982">
            <text:p>0.356387</text:p>
          </table:table-cell>
          <table:table-cell table:formula="oooc:=(_K*([.J356]-2*[.I356]+[.H356])) + [.I356]" office:value-type="float" office:value="0.267290495706054">
            <text:p>0.267290</text:p>
          </table:table-cell>
          <table:table-cell table:formula="oooc:=(_K*([.K356]-2*[.J356]+[.I356])) + [.J356]" office:value-type="float" office:value="0.178193644850534">
            <text:p>0.178194</text:p>
          </table:table-cell>
          <table:table-cell table:formula="oooc:=(_K*(_b-2*[.K356]+[.J356])) + [.K356]" office:value-type="float" office:value="0.089096816548785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57]-2*[.B357]+_a)) + [.B357]" office:value-type="float" office:value="0.89096947584735">
            <text:p>0.890969</text:p>
          </table:table-cell>
          <table:table-cell table:formula="oooc:=(_K*([.D357]-2*[.C357]+[.B357])) + [.C357]" office:value-type="float" office:value="0.80187238522556">
            <text:p>0.801872</text:p>
          </table:table-cell>
          <table:table-cell table:formula="oooc:=(_K*([.E357]-2*[.D357]+[.C357])) + [.D357]" office:value-type="float" office:value="0.712775316426672">
            <text:p>0.712775</text:p>
          </table:table-cell>
          <table:table-cell table:formula="oooc:=(_K*([.F357]-2*[.E357]+[.D357])) + [.E357]" office:value-type="float" office:value="0.623678278133527">
            <text:p>0.623678</text:p>
          </table:table-cell>
          <table:table-cell table:formula="oooc:=(_K*([.G357]-2*[.F357]+[.E357])) + [.F357]" office:value-type="float" office:value="0.53458127655757">
            <text:p>0.534581</text:p>
          </table:table-cell>
          <table:table-cell table:formula="oooc:=(_K*([.H357]-2*[.G357]+[.F357])) + [.G357]" office:value-type="float" office:value="0.445484314935639">
            <text:p>0.445484</text:p>
          </table:table-cell>
          <table:table-cell table:formula="oooc:=(_K*([.I357]-2*[.H357]+[.G357])) + [.H357]" office:value-type="float" office:value="0.356387393267734">
            <text:p>0.356387</text:p>
          </table:table-cell>
          <table:table-cell table:formula="oooc:=(_K*([.J357]-2*[.I357]+[.H357])) + [.I357]" office:value-type="float" office:value="0.267290508317017">
            <text:p>0.267291</text:p>
          </table:table-cell>
          <table:table-cell table:formula="oooc:=(_K*([.K357]-2*[.J357]+[.I357])) + [.J357]" office:value-type="float" office:value="0.178193653872042">
            <text:p>0.178194</text:p>
          </table:table-cell>
          <table:table-cell table:formula="oooc:=(_K*(_b-2*[.K357]+[.J357])) + [.K357]" office:value-type="float" office:value="0.089096821249970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58]-2*[.B358]+_a)) + [.B358]" office:value-type="float" office:value="0.89096948039619">
            <text:p>0.890969</text:p>
          </table:table-cell>
          <table:table-cell table:formula="oooc:=(_K*([.D358]-2*[.C358]+[.B358])) + [.C358]" office:value-type="float" office:value="0.801872393954721">
            <text:p>0.801872</text:p>
          </table:table-cell>
          <table:table-cell table:formula="oooc:=(_K*([.E358]-2*[.D358]+[.C358])) + [.D358]" office:value-type="float" office:value="0.712775328628969">
            <text:p>0.712775</text:p>
          </table:table-cell>
          <table:table-cell table:formula="oooc:=(_K*([.F358]-2*[.E358]+[.D358])) + [.E358]" office:value-type="float" office:value="0.623678292820403">
            <text:p>0.623678</text:p>
          </table:table-cell>
          <table:table-cell table:formula="oooc:=(_K*([.G358]-2*[.F358]+[.E358])) + [.F358]" office:value-type="float" office:value="0.534581292539181">
            <text:p>0.534581</text:p>
          </table:table-cell>
          <table:table-cell table:formula="oooc:=(_K*([.H358]-2*[.G358]+[.F358])) + [.G358]" office:value-type="float" office:value="0.44548433091725">
            <text:p>0.445484</text:p>
          </table:table-cell>
          <table:table-cell table:formula="oooc:=(_K*([.I358]-2*[.H358]+[.G358])) + [.H358]" office:value-type="float" office:value="0.356387407954609">
            <text:p>0.356387</text:p>
          </table:table-cell>
          <table:table-cell table:formula="oooc:=(_K*([.J358]-2*[.I358]+[.H358])) + [.I358]" office:value-type="float" office:value="0.267290520519314">
            <text:p>0.267291</text:p>
          </table:table-cell>
          <table:table-cell table:formula="oooc:=(_K*([.K358]-2*[.J358]+[.I358])) + [.J358]" office:value-type="float" office:value="0.178193662601203">
            <text:p>0.178194</text:p>
          </table:table-cell>
          <table:table-cell table:formula="oooc:=(_K*(_b-2*[.K358]+[.J358])) + [.K358]" office:value-type="float" office:value="0.08909682579881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59]-2*[.B359]+_a)) + [.B359]" office:value-type="float" office:value="0.890969484797623">
            <text:p>0.890969</text:p>
          </table:table-cell>
          <table:table-cell table:formula="oooc:=(_K*([.D359]-2*[.C359]+[.B359])) + [.C359]" office:value-type="float" office:value="0.801872402401008">
            <text:p>0.801872</text:p>
          </table:table-cell>
          <table:table-cell table:formula="oooc:=(_K*([.E359]-2*[.D359]+[.C359])) + [.D359]" office:value-type="float" office:value="0.712775340435843">
            <text:p>0.712775</text:p>
          </table:table-cell>
          <table:table-cell table:formula="oooc:=(_K*([.F359]-2*[.E359]+[.D359])) + [.E359]" office:value-type="float" office:value="0.62367830703134">
            <text:p>0.623678</text:p>
          </table:table-cell>
          <table:table-cell table:formula="oooc:=(_K*([.G359]-2*[.F359]+[.E359])) + [.F359]" office:value-type="float" office:value="0.534581308002897">
            <text:p>0.534581</text:p>
          </table:table-cell>
          <table:table-cell table:formula="oooc:=(_K*([.H359]-2*[.G359]+[.F359])) + [.G359]" office:value-type="float" office:value="0.445484346380966">
            <text:p>0.445484</text:p>
          </table:table-cell>
          <table:table-cell table:formula="oooc:=(_K*([.I359]-2*[.H359]+[.G359])) + [.H359]" office:value-type="float" office:value="0.356387422165547">
            <text:p>0.356387</text:p>
          </table:table-cell>
          <table:table-cell table:formula="oooc:=(_K*([.J359]-2*[.I359]+[.H359])) + [.I359]" office:value-type="float" office:value="0.267290532326188">
            <text:p>0.267291</text:p>
          </table:table-cell>
          <table:table-cell table:formula="oooc:=(_K*([.K359]-2*[.J359]+[.I359])) + [.J359]" office:value-type="float" office:value="0.178193671047491">
            <text:p>0.178194</text:p>
          </table:table-cell>
          <table:table-cell table:formula="oooc:=(_K*(_b-2*[.K359]+[.J359])) + [.K359]" office:value-type="float" office:value="0.089096830200243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60]-2*[.B360]+_a)) + [.B360]" office:value-type="float" office:value="0.890969489056424">
            <text:p>0.890969</text:p>
          </table:table-cell>
          <table:table-cell table:formula="oooc:=(_K*([.D360]-2*[.C360]+[.B360])) + [.C360]" office:value-type="float" office:value="0.801872410573588">
            <text:p>0.801872</text:p>
          </table:table-cell>
          <table:table-cell table:formula="oooc:=(_K*([.E360]-2*[.D360]+[.C360])) + [.D360]" office:value-type="float" office:value="0.712775351860108">
            <text:p>0.712775</text:p>
          </table:table-cell>
          <table:table-cell table:formula="oooc:=(_K*([.F360]-2*[.E360]+[.D360])) + [.E360]" office:value-type="float" office:value="0.623678320781764">
            <text:p>0.623678</text:p>
          </table:table-cell>
          <table:table-cell table:formula="oooc:=(_K*([.G360]-2*[.F360]+[.E360])) + [.F360]" office:value-type="float" office:value="0.534581322965502">
            <text:p>0.534581</text:p>
          </table:table-cell>
          <table:table-cell table:formula="oooc:=(_K*([.H360]-2*[.G360]+[.F360])) + [.G360]" office:value-type="float" office:value="0.445484361343571">
            <text:p>0.445484</text:p>
          </table:table-cell>
          <table:table-cell table:formula="oooc:=(_K*([.I360]-2*[.H360]+[.G360])) + [.H360]" office:value-type="float" office:value="0.356387435915971">
            <text:p>0.356387</text:p>
          </table:table-cell>
          <table:table-cell table:formula="oooc:=(_K*([.J360]-2*[.I360]+[.H360])) + [.I360]" office:value-type="float" office:value="0.267290543750453">
            <text:p>0.267291</text:p>
          </table:table-cell>
          <table:table-cell table:formula="oooc:=(_K*([.K360]-2*[.J360]+[.I360])) + [.J360]" office:value-type="float" office:value="0.178193679220071">
            <text:p>0.178194</text:p>
          </table:table-cell>
          <table:table-cell table:formula="oooc:=(_K*(_b-2*[.K360]+[.J360])) + [.K360]" office:value-type="float" office:value="0.08909683445904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61]-2*[.B361]+_a)) + [.B361]" office:value-type="float" office:value="0.890969493177217">
            <text:p>0.890969</text:p>
          </table:table-cell>
          <table:table-cell table:formula="oooc:=(_K*([.D361]-2*[.C361]+[.B361])) + [.C361]" office:value-type="float" office:value="0.801872418481331">
            <text:p>0.801872</text:p>
          </table:table-cell>
          <table:table-cell table:formula="oooc:=(_K*([.E361]-2*[.D361]+[.C361])) + [.D361]" office:value-type="float" office:value="0.712775362914163">
            <text:p>0.712775</text:p>
          </table:table-cell>
          <table:table-cell table:formula="oooc:=(_K*([.F361]-2*[.E361]+[.D361])) + [.E361]" office:value-type="float" office:value="0.623678334086597">
            <text:p>0.623678</text:p>
          </table:table-cell>
          <table:table-cell table:formula="oooc:=(_K*([.G361]-2*[.F361]+[.E361])) + [.F361]" office:value-type="float" office:value="0.534581337443234">
            <text:p>0.534581</text:p>
          </table:table-cell>
          <table:table-cell table:formula="oooc:=(_K*([.H361]-2*[.G361]+[.F361])) + [.G361]" office:value-type="float" office:value="0.445484375821303">
            <text:p>0.445484</text:p>
          </table:table-cell>
          <table:table-cell table:formula="oooc:=(_K*([.I361]-2*[.H361]+[.G361])) + [.H361]" office:value-type="float" office:value="0.356387449220804">
            <text:p>0.356387</text:p>
          </table:table-cell>
          <table:table-cell table:formula="oooc:=(_K*([.J361]-2*[.I361]+[.H361])) + [.I361]" office:value-type="float" office:value="0.267290554804507">
            <text:p>0.267291</text:p>
          </table:table-cell>
          <table:table-cell table:formula="oooc:=(_K*([.K361]-2*[.J361]+[.I361])) + [.J361]" office:value-type="float" office:value="0.178193687127813">
            <text:p>0.178194</text:p>
          </table:table-cell>
          <table:table-cell table:formula="oooc:=(_K*(_b-2*[.K361]+[.J361])) + [.K361]" office:value-type="float" office:value="0.089096838579837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62]-2*[.B362]+_a)) + [.B362]" office:value-type="float" office:value="0.890969497164472">
            <text:p>0.890969</text:p>
          </table:table-cell>
          <table:table-cell table:formula="oooc:=(_K*([.D362]-2*[.C362]+[.B362])) + [.C362]" office:value-type="float" office:value="0.801872426132818">
            <text:p>0.801872</text:p>
          </table:table-cell>
          <table:table-cell table:formula="oooc:=(_K*([.E362]-2*[.D362]+[.C362])) + [.D362]" office:value-type="float" office:value="0.712775373610003">
            <text:p>0.712775</text:p>
          </table:table-cell>
          <table:table-cell table:formula="oooc:=(_K*([.F362]-2*[.E362]+[.D362])) + [.E362]" office:value-type="float" office:value="0.623678346960278">
            <text:p>0.623678</text:p>
          </table:table-cell>
          <table:table-cell table:formula="oooc:=(_K*([.G362]-2*[.F362]+[.E362])) + [.F362]" office:value-type="float" office:value="0.534581351451807">
            <text:p>0.534581</text:p>
          </table:table-cell>
          <table:table-cell table:formula="oooc:=(_K*([.H362]-2*[.G362]+[.F362])) + [.G362]" office:value-type="float" office:value="0.445484389829876">
            <text:p>0.445484</text:p>
          </table:table-cell>
          <table:table-cell table:formula="oooc:=(_K*([.I362]-2*[.H362]+[.G362])) + [.H362]" office:value-type="float" office:value="0.356387462094485">
            <text:p>0.356387</text:p>
          </table:table-cell>
          <table:table-cell table:formula="oooc:=(_K*([.J362]-2*[.I362]+[.H362])) + [.I362]" office:value-type="float" office:value="0.267290565500348">
            <text:p>0.267291</text:p>
          </table:table-cell>
          <table:table-cell table:formula="oooc:=(_K*([.K362]-2*[.J362]+[.I362])) + [.J362]" office:value-type="float" office:value="0.1781936947793">
            <text:p>0.178194</text:p>
          </table:table-cell>
          <table:table-cell table:formula="oooc:=(_K*(_b-2*[.K362]+[.J362])) + [.K362]" office:value-type="float" office:value="0.089096842567092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63]-2*[.B363]+_a)) + [.B363]" office:value-type="float" office:value="0.890969501022518">
            <text:p>0.890970</text:p>
          </table:table-cell>
          <table:table-cell table:formula="oooc:=(_K*([.D363]-2*[.C363]+[.B363])) + [.C363]" office:value-type="float" office:value="0.801872433536354">
            <text:p>0.801872</text:p>
          </table:table-cell>
          <table:table-cell table:formula="oooc:=(_K*([.E363]-2*[.D363]+[.C363])) + [.D363]" office:value-type="float" office:value="0.712775383959239">
            <text:p>0.712775</text:p>
          </table:table-cell>
          <table:table-cell table:formula="oooc:=(_K*([.F363]-2*[.E363]+[.D363])) + [.E363]" office:value-type="float" office:value="0.62367835941678">
            <text:p>0.623678</text:p>
          </table:table-cell>
          <table:table-cell table:formula="oooc:=(_K*([.G363]-2*[.F363]+[.E363])) + [.F363]" office:value-type="float" office:value="0.534581365006423">
            <text:p>0.534581</text:p>
          </table:table-cell>
          <table:table-cell table:formula="oooc:=(_K*([.H363]-2*[.G363]+[.F363])) + [.G363]" office:value-type="float" office:value="0.445484403384492">
            <text:p>0.445484</text:p>
          </table:table-cell>
          <table:table-cell table:formula="oooc:=(_K*([.I363]-2*[.H363]+[.G363])) + [.H363]" office:value-type="float" office:value="0.356387474550987">
            <text:p>0.356387</text:p>
          </table:table-cell>
          <table:table-cell table:formula="oooc:=(_K*([.J363]-2*[.I363]+[.H363])) + [.I363]" office:value-type="float" office:value="0.267290575849584">
            <text:p>0.267291</text:p>
          </table:table-cell>
          <table:table-cell table:formula="oooc:=(_K*([.K363]-2*[.J363]+[.I363])) + [.J363]" office:value-type="float" office:value="0.178193702182836">
            <text:p>0.178194</text:p>
          </table:table-cell>
          <table:table-cell table:formula="oooc:=(_K*(_b-2*[.K363]+[.J363])) + [.K363]" office:value-type="float" office:value="0.089096846425138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64]-2*[.B364]+_a)) + [.B364]" office:value-type="float" office:value="0.890969504755542">
            <text:p>0.890970</text:p>
          </table:table-cell>
          <table:table-cell table:formula="oooc:=(_K*([.D364]-2*[.C364]+[.B364])) + [.C364]" office:value-type="float" office:value="0.801872440699974">
            <text:p>0.801872</text:p>
          </table:table-cell>
          <table:table-cell table:formula="oooc:=(_K*([.E364]-2*[.D364]+[.C364])) + [.D364]" office:value-type="float" office:value="0.712775393973101">
            <text:p>0.712775</text:p>
          </table:table-cell>
          <table:table-cell table:formula="oooc:=(_K*([.F364]-2*[.E364]+[.D364])) + [.E364]" office:value-type="float" office:value="0.623678371469621">
            <text:p>0.623678</text:p>
          </table:table-cell>
          <table:table-cell table:formula="oooc:=(_K*([.G364]-2*[.F364]+[.E364])) + [.F364]" office:value-type="float" office:value="0.534581378121793">
            <text:p>0.534581</text:p>
          </table:table-cell>
          <table:table-cell table:formula="oooc:=(_K*([.H364]-2*[.G364]+[.F364])) + [.G364]" office:value-type="float" office:value="0.445484416499862">
            <text:p>0.445484</text:p>
          </table:table-cell>
          <table:table-cell table:formula="oooc:=(_K*([.I364]-2*[.H364]+[.G364])) + [.H364]" office:value-type="float" office:value="0.356387486603828">
            <text:p>0.356387</text:p>
          </table:table-cell>
          <table:table-cell table:formula="oooc:=(_K*([.J364]-2*[.I364]+[.H364])) + [.I364]" office:value-type="float" office:value="0.267290585863446">
            <text:p>0.267291</text:p>
          </table:table-cell>
          <table:table-cell table:formula="oooc:=(_K*([.K364]-2*[.J364]+[.I364])) + [.J364]" office:value-type="float" office:value="0.178193709346456">
            <text:p>0.178194</text:p>
          </table:table-cell>
          <table:table-cell table:formula="oooc:=(_K*(_b-2*[.K364]+[.J364])) + [.K364]" office:value-type="float" office:value="0.089096850158162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65]-2*[.B365]+_a)) + [.B365]" office:value-type="float" office:value="0.890969508367594">
            <text:p>0.890970</text:p>
          </table:table-cell>
          <table:table-cell table:formula="oooc:=(_K*([.D365]-2*[.C365]+[.B365])) + [.C365]" office:value-type="float" office:value="0.801872447631452">
            <text:p>0.801872</text:p>
          </table:table-cell>
          <table:table-cell table:formula="oooc:=(_K*([.E365]-2*[.D365]+[.C365])) + [.D365]" office:value-type="float" office:value="0.712775403662458">
            <text:p>0.712775</text:p>
          </table:table-cell>
          <table:table-cell table:formula="oooc:=(_K*([.F365]-2*[.E365]+[.D365])) + [.E365]" office:value-type="float" office:value="0.623678383131882">
            <text:p>0.623678</text:p>
          </table:table-cell>
          <table:table-cell table:formula="oooc:=(_K*([.G365]-2*[.F365]+[.E365])) + [.F365]" office:value-type="float" office:value="0.534581390812152">
            <text:p>0.534581</text:p>
          </table:table-cell>
          <table:table-cell table:formula="oooc:=(_K*([.H365]-2*[.G365]+[.F365])) + [.G365]" office:value-type="float" office:value="0.445484429190221">
            <text:p>0.445484</text:p>
          </table:table-cell>
          <table:table-cell table:formula="oooc:=(_K*([.I365]-2*[.H365]+[.G365])) + [.H365]" office:value-type="float" office:value="0.356387498266089">
            <text:p>0.356387</text:p>
          </table:table-cell>
          <table:table-cell table:formula="oooc:=(_K*([.J365]-2*[.I365]+[.H365])) + [.I365]" office:value-type="float" office:value="0.267290595552803">
            <text:p>0.267291</text:p>
          </table:table-cell>
          <table:table-cell table:formula="oooc:=(_K*([.K365]-2*[.J365]+[.I365])) + [.J365]" office:value-type="float" office:value="0.178193716277935">
            <text:p>0.178194</text:p>
          </table:table-cell>
          <table:table-cell table:formula="oooc:=(_K*(_b-2*[.K365]+[.J365])) + [.K365]" office:value-type="float" office:value="0.08909685377021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66]-2*[.B366]+_a)) + [.B366]" office:value-type="float" office:value="0.890969511862596">
            <text:p>0.890970</text:p>
          </table:table-cell>
          <table:table-cell table:formula="oooc:=(_K*([.D366]-2*[.C366]+[.B366])) + [.C366]" office:value-type="float" office:value="0.801872454338311">
            <text:p>0.801872</text:p>
          </table:table-cell>
          <table:table-cell table:formula="oooc:=(_K*([.E366]-2*[.D366]+[.C366])) + [.D366]" office:value-type="float" office:value="0.712775413037825">
            <text:p>0.712775</text:p>
          </table:table-cell>
          <table:table-cell table:formula="oooc:=(_K*([.F366]-2*[.E366]+[.D366])) + [.E366]" office:value-type="float" office:value="0.62367839441622">
            <text:p>0.623678</text:p>
          </table:table-cell>
          <table:table-cell table:formula="oooc:=(_K*([.G366]-2*[.F366]+[.E366])) + [.F366]" office:value-type="float" office:value="0.534581403091272">
            <text:p>0.534581</text:p>
          </table:table-cell>
          <table:table-cell table:formula="oooc:=(_K*([.H366]-2*[.G366]+[.F366])) + [.G366]" office:value-type="float" office:value="0.44548444146934">
            <text:p>0.445484</text:p>
          </table:table-cell>
          <table:table-cell table:formula="oooc:=(_K*([.I366]-2*[.H366]+[.G366])) + [.H366]" office:value-type="float" office:value="0.356387509550427">
            <text:p>0.356388</text:p>
          </table:table-cell>
          <table:table-cell table:formula="oooc:=(_K*([.J366]-2*[.I366]+[.H366])) + [.I366]" office:value-type="float" office:value="0.26729060492817">
            <text:p>0.267291</text:p>
          </table:table-cell>
          <table:table-cell table:formula="oooc:=(_K*([.K366]-2*[.J366]+[.I366])) + [.J366]" office:value-type="float" office:value="0.178193722984794">
            <text:p>0.178194</text:p>
          </table:table-cell>
          <table:table-cell table:formula="oooc:=(_K*(_b-2*[.K366]+[.J366])) + [.K366]" office:value-type="float" office:value="0.089096857265216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67]-2*[.B367]+_a)) + [.B367]" office:value-type="float" office:value="0.89096951524434">
            <text:p>0.890970</text:p>
          </table:table-cell>
          <table:table-cell table:formula="oooc:=(_K*([.D367]-2*[.C367]+[.B367])) + [.C367]" office:value-type="float" office:value="0.801872460827831">
            <text:p>0.801872</text:p>
          </table:table-cell>
          <table:table-cell table:formula="oooc:=(_K*([.E367]-2*[.D367]+[.C367])) + [.D367]" office:value-type="float" office:value="0.712775422109378">
            <text:p>0.712775</text:p>
          </table:table-cell>
          <table:table-cell table:formula="oooc:=(_K*([.F367]-2*[.E367]+[.D367])) + [.E367]" office:value-type="float" office:value="0.623678405334883">
            <text:p>0.623678</text:p>
          </table:table-cell>
          <table:table-cell table:formula="oooc:=(_K*([.G367]-2*[.F367]+[.E367])) + [.F367]" office:value-type="float" office:value="0.534581414972479">
            <text:p>0.534581</text:p>
          </table:table-cell>
          <table:table-cell table:formula="oooc:=(_K*([.H367]-2*[.G367]+[.F367])) + [.G367]" office:value-type="float" office:value="0.445484453350548">
            <text:p>0.445484</text:p>
          </table:table-cell>
          <table:table-cell table:formula="oooc:=(_K*([.I367]-2*[.H367]+[.G367])) + [.H367]" office:value-type="float" office:value="0.35638752046909">
            <text:p>0.356388</text:p>
          </table:table-cell>
          <table:table-cell table:formula="oooc:=(_K*([.J367]-2*[.I367]+[.H367])) + [.I367]" office:value-type="float" office:value="0.267290613999723">
            <text:p>0.267291</text:p>
          </table:table-cell>
          <table:table-cell table:formula="oooc:=(_K*([.K367]-2*[.J367]+[.I367])) + [.J367]" office:value-type="float" office:value="0.178193729474313">
            <text:p>0.178194</text:p>
          </table:table-cell>
          <table:table-cell table:formula="oooc:=(_K*(_b-2*[.K367]+[.J367])) + [.K367]" office:value-type="float" office:value="0.08909686064696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68]-2*[.B368]+_a)) + [.B368]" office:value-type="float" office:value="0.890969518516497">
            <text:p>0.890970</text:p>
          </table:table-cell>
          <table:table-cell table:formula="oooc:=(_K*([.D368]-2*[.C368]+[.B368])) + [.C368]" office:value-type="float" office:value="0.801872467107053">
            <text:p>0.801872</text:p>
          </table:table-cell>
          <table:table-cell table:formula="oooc:=(_K*([.E368]-2*[.D368]+[.C368])) + [.D368]" office:value-type="float" office:value="0.712775430886961">
            <text:p>0.712775</text:p>
          </table:table-cell>
          <table:table-cell table:formula="oooc:=(_K*([.F368]-2*[.E368]+[.D368])) + [.E368]" office:value-type="float" office:value="0.623678415899719">
            <text:p>0.623678</text:p>
          </table:table-cell>
          <table:table-cell table:formula="oooc:=(_K*([.G368]-2*[.F368]+[.E368])) + [.F368]" office:value-type="float" office:value="0.534581426468668">
            <text:p>0.534581</text:p>
          </table:table-cell>
          <table:table-cell table:formula="oooc:=(_K*([.H368]-2*[.G368]+[.F368])) + [.G368]" office:value-type="float" office:value="0.445484464846737">
            <text:p>0.445484</text:p>
          </table:table-cell>
          <table:table-cell table:formula="oooc:=(_K*([.I368]-2*[.H368]+[.G368])) + [.H368]" office:value-type="float" office:value="0.356387531033926">
            <text:p>0.356388</text:p>
          </table:table-cell>
          <table:table-cell table:formula="oooc:=(_K*([.J368]-2*[.I368]+[.H368])) + [.I368]" office:value-type="float" office:value="0.267290622777306">
            <text:p>0.267291</text:p>
          </table:table-cell>
          <table:table-cell table:formula="oooc:=(_K*([.K368]-2*[.J368]+[.I368])) + [.J368]" office:value-type="float" office:value="0.178193735753536">
            <text:p>0.178194</text:p>
          </table:table-cell>
          <table:table-cell table:formula="oooc:=(_K*(_b-2*[.K368]+[.J368])) + [.K368]" office:value-type="float" office:value="0.089096863919117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69]-2*[.B369]+_a)) + [.B369]" office:value-type="float" office:value="0.890969521682617">
            <text:p>0.890970</text:p>
          </table:table-cell>
          <table:table-cell table:formula="oooc:=(_K*([.D369]-2*[.C369]+[.B369])) + [.C369]" office:value-type="float" office:value="0.801872473182794">
            <text:p>0.801872</text:p>
          </table:table-cell>
          <table:table-cell table:formula="oooc:=(_K*([.E369]-2*[.D369]+[.C369])) + [.D369]" office:value-type="float" office:value="0.712775439380101">
            <text:p>0.712775</text:p>
          </table:table-cell>
          <table:table-cell table:formula="oooc:=(_K*([.F369]-2*[.E369]+[.D369])) + [.E369]" office:value-type="float" office:value="0.623678426122195">
            <text:p>0.623678</text:p>
          </table:table-cell>
          <table:table-cell table:formula="oooc:=(_K*([.G369]-2*[.F369]+[.E369])) + [.F369]" office:value-type="float" office:value="0.534581437592316">
            <text:p>0.534581</text:p>
          </table:table-cell>
          <table:table-cell table:formula="oooc:=(_K*([.H369]-2*[.G369]+[.F369])) + [.G369]" office:value-type="float" office:value="0.445484475970385">
            <text:p>0.445484</text:p>
          </table:table-cell>
          <table:table-cell table:formula="oooc:=(_K*([.I369]-2*[.H369]+[.G369])) + [.H369]" office:value-type="float" office:value="0.356387541256402">
            <text:p>0.356388</text:p>
          </table:table-cell>
          <table:table-cell table:formula="oooc:=(_K*([.J369]-2*[.I369]+[.H369])) + [.I369]" office:value-type="float" office:value="0.267290631270446">
            <text:p>0.267291</text:p>
          </table:table-cell>
          <table:table-cell table:formula="oooc:=(_K*([.K369]-2*[.J369]+[.I369])) + [.J369]" office:value-type="float" office:value="0.178193741829277">
            <text:p>0.178194</text:p>
          </table:table-cell>
          <table:table-cell table:formula="oooc:=(_K*(_b-2*[.K369]+[.J369])) + [.K369]" office:value-type="float" office:value="0.08909686708523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70]-2*[.B370]+_a)) + [.B370]" office:value-type="float" office:value="0.890969524746138">
            <text:p>0.890970</text:p>
          </table:table-cell>
          <table:table-cell table:formula="oooc:=(_K*([.D370]-2*[.C370]+[.B370])) + [.C370]" office:value-type="float" office:value="0.801872479061646">
            <text:p>0.801872</text:p>
          </table:table-cell>
          <table:table-cell table:formula="oooc:=(_K*([.E370]-2*[.D370]+[.C370])) + [.D370]" office:value-type="float" office:value="0.712775447598016">
            <text:p>0.712775</text:p>
          </table:table-cell>
          <table:table-cell table:formula="oooc:=(_K*([.F370]-2*[.E370]+[.D370])) + [.E370]" office:value-type="float" office:value="0.623678436013406">
            <text:p>0.623678</text:p>
          </table:table-cell>
          <table:table-cell table:formula="oooc:=(_K*([.G370]-2*[.F370]+[.E370])) + [.F370]" office:value-type="float" office:value="0.534581448355495">
            <text:p>0.534581</text:p>
          </table:table-cell>
          <table:table-cell table:formula="oooc:=(_K*([.H370]-2*[.G370]+[.F370])) + [.G370]" office:value-type="float" office:value="0.445484486733564">
            <text:p>0.445484</text:p>
          </table:table-cell>
          <table:table-cell table:formula="oooc:=(_K*([.I370]-2*[.H370]+[.G370])) + [.H370]" office:value-type="float" office:value="0.356387551147613">
            <text:p>0.356388</text:p>
          </table:table-cell>
          <table:table-cell table:formula="oooc:=(_K*([.J370]-2*[.I370]+[.H370])) + [.I370]" office:value-type="float" office:value="0.267290639488361">
            <text:p>0.267291</text:p>
          </table:table-cell>
          <table:table-cell table:formula="oooc:=(_K*([.K370]-2*[.J370]+[.I370])) + [.J370]" office:value-type="float" office:value="0.178193747708129">
            <text:p>0.178194</text:p>
          </table:table-cell>
          <table:table-cell table:formula="oooc:=(_K*(_b-2*[.K370]+[.J370])) + [.K370]" office:value-type="float" office:value="0.089096870148758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71]-2*[.B371]+_a)) + [.B371]" office:value-type="float" office:value="0.890969527710383">
            <text:p>0.890970</text:p>
          </table:table-cell>
          <table:table-cell table:formula="oooc:=(_K*([.D371]-2*[.C371]+[.B371])) + [.C371]" office:value-type="float" office:value="0.801872484749991">
            <text:p>0.801872</text:p>
          </table:table-cell>
          <table:table-cell table:formula="oooc:=(_K*([.E371]-2*[.D371]+[.C371])) + [.D371]" office:value-type="float" office:value="0.712775455549624">
            <text:p>0.712775</text:p>
          </table:table-cell>
          <table:table-cell table:formula="oooc:=(_K*([.F371]-2*[.E371]+[.D371])) + [.E371]" office:value-type="float" office:value="0.623678445584086">
            <text:p>0.623678</text:p>
          </table:table-cell>
          <table:table-cell table:formula="oooc:=(_K*([.G371]-2*[.F371]+[.E371])) + [.F371]" office:value-type="float" office:value="0.534581458769887">
            <text:p>0.534581</text:p>
          </table:table-cell>
          <table:table-cell table:formula="oooc:=(_K*([.H371]-2*[.G371]+[.F371])) + [.G371]" office:value-type="float" office:value="0.445484497147956">
            <text:p>0.445484</text:p>
          </table:table-cell>
          <table:table-cell table:formula="oooc:=(_K*([.I371]-2*[.H371]+[.G371])) + [.H371]" office:value-type="float" office:value="0.356387560718293">
            <text:p>0.356388</text:p>
          </table:table-cell>
          <table:table-cell table:formula="oooc:=(_K*([.J371]-2*[.I371]+[.H371])) + [.I371]" office:value-type="float" office:value="0.267290647439969">
            <text:p>0.267291</text:p>
          </table:table-cell>
          <table:table-cell table:formula="oooc:=(_K*([.K371]-2*[.J371]+[.I371])) + [.J371]" office:value-type="float" office:value="0.178193753396473">
            <text:p>0.178194</text:p>
          </table:table-cell>
          <table:table-cell table:formula="oooc:=(_K*(_b-2*[.K371]+[.J371])) + [.K371]" office:value-type="float" office:value="0.089096873113003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72]-2*[.B372]+_a)) + [.B372]" office:value-type="float" office:value="0.890969530578569">
            <text:p>0.890970</text:p>
          </table:table-cell>
          <table:table-cell table:formula="oooc:=(_K*([.D372]-2*[.C372]+[.B372])) + [.C372]" office:value-type="float" office:value="0.801872490254001">
            <text:p>0.801872</text:p>
          </table:table-cell>
          <table:table-cell table:formula="oooc:=(_K*([.E372]-2*[.D372]+[.C372])) + [.D372]" office:value-type="float" office:value="0.712775463243555">
            <text:p>0.712775</text:p>
          </table:table-cell>
          <table:table-cell table:formula="oooc:=(_K*([.F372]-2*[.E372]+[.D372])) + [.E372]" office:value-type="float" office:value="0.623678454844622">
            <text:p>0.623678</text:p>
          </table:table-cell>
          <table:table-cell table:formula="oooc:=(_K*([.G372]-2*[.F372]+[.E372])) + [.F372]" office:value-type="float" office:value="0.534581468846794">
            <text:p>0.534581</text:p>
          </table:table-cell>
          <table:table-cell table:formula="oooc:=(_K*([.H372]-2*[.G372]+[.F372])) + [.G372]" office:value-type="float" office:value="0.445484507224863">
            <text:p>0.445485</text:p>
          </table:table-cell>
          <table:table-cell table:formula="oooc:=(_K*([.I372]-2*[.H372]+[.G372])) + [.H372]" office:value-type="float" office:value="0.356387569978828">
            <text:p>0.356388</text:p>
          </table:table-cell>
          <table:table-cell table:formula="oooc:=(_K*([.J372]-2*[.I372]+[.H372])) + [.I372]" office:value-type="float" office:value="0.2672906551339">
            <text:p>0.267291</text:p>
          </table:table-cell>
          <table:table-cell table:formula="oooc:=(_K*([.K372]-2*[.J372]+[.I372])) + [.J372]" office:value-type="float" office:value="0.178193758900483">
            <text:p>0.178194</text:p>
          </table:table-cell>
          <table:table-cell table:formula="oooc:=(_K*(_b-2*[.K372]+[.J372])) + [.K372]" office:value-type="float" office:value="0.0890968759811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73]-2*[.B373]+_a)) + [.B373]" office:value-type="float" office:value="0.890969533353811">
            <text:p>0.890970</text:p>
          </table:table-cell>
          <table:table-cell table:formula="oooc:=(_K*([.D373]-2*[.C373]+[.B373])) + [.C373]" office:value-type="float" office:value="0.80187249557965">
            <text:p>0.801872</text:p>
          </table:table-cell>
          <table:table-cell table:formula="oooc:=(_K*([.E373]-2*[.D373]+[.C373])) + [.D373]" office:value-type="float" office:value="0.71277547068816">
            <text:p>0.712775</text:p>
          </table:table-cell>
          <table:table-cell table:formula="oooc:=(_K*([.F373]-2*[.E373]+[.D373])) + [.E373]" office:value-type="float" office:value="0.623678463805064">
            <text:p>0.623678</text:p>
          </table:table-cell>
          <table:table-cell table:formula="oooc:=(_K*([.G373]-2*[.F373]+[.E373])) + [.F373]" office:value-type="float" office:value="0.534581478597153">
            <text:p>0.534581</text:p>
          </table:table-cell>
          <table:table-cell table:formula="oooc:=(_K*([.H373]-2*[.G373]+[.F373])) + [.G373]" office:value-type="float" office:value="0.445484516975222">
            <text:p>0.445485</text:p>
          </table:table-cell>
          <table:table-cell table:formula="oooc:=(_K*([.I373]-2*[.H373]+[.G373])) + [.H373]" office:value-type="float" office:value="0.356387578939271">
            <text:p>0.356388</text:p>
          </table:table-cell>
          <table:table-cell table:formula="oooc:=(_K*([.J373]-2*[.I373]+[.H373])) + [.I373]" office:value-type="float" office:value="0.267290662578505">
            <text:p>0.267291</text:p>
          </table:table-cell>
          <table:table-cell table:formula="oooc:=(_K*([.K373]-2*[.J373]+[.I373])) + [.J373]" office:value-type="float" office:value="0.178193764226133">
            <text:p>0.178194</text:p>
          </table:table-cell>
          <table:table-cell table:formula="oooc:=(_K*(_b-2*[.K373]+[.J373])) + [.K373]" office:value-type="float" office:value="0.089096878756431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74]-2*[.B374]+_a)) + [.B374]" office:value-type="float" office:value="0.890969536039119">
            <text:p>0.890970</text:p>
          </table:table-cell>
          <table:table-cell table:formula="oooc:=(_K*([.D374]-2*[.C374]+[.B374])) + [.C374]" office:value-type="float" office:value="0.801872500732718">
            <text:p>0.801873</text:p>
          </table:table-cell>
          <table:table-cell table:formula="oooc:=(_K*([.E374]-2*[.D374]+[.C374])) + [.D374]" office:value-type="float" office:value="0.712775477891518">
            <text:p>0.712775</text:p>
          </table:table-cell>
          <table:table-cell table:formula="oooc:=(_K*([.F374]-2*[.E374]+[.D374])) + [.E374]" office:value-type="float" office:value="0.623678472475138">
            <text:p>0.623678</text:p>
          </table:table-cell>
          <table:table-cell table:formula="oooc:=(_K*([.G374]-2*[.F374]+[.E374])) + [.F374]" office:value-type="float" office:value="0.534581488031545">
            <text:p>0.534581</text:p>
          </table:table-cell>
          <table:table-cell table:formula="oooc:=(_K*([.H374]-2*[.G374]+[.F374])) + [.G374]" office:value-type="float" office:value="0.445484526409614">
            <text:p>0.445485</text:p>
          </table:table-cell>
          <table:table-cell table:formula="oooc:=(_K*([.I374]-2*[.H374]+[.G374])) + [.H374]" office:value-type="float" office:value="0.356387587609345">
            <text:p>0.356388</text:p>
          </table:table-cell>
          <table:table-cell table:formula="oooc:=(_K*([.J374]-2*[.I374]+[.H374])) + [.I374]" office:value-type="float" office:value="0.267290669781862">
            <text:p>0.267291</text:p>
          </table:table-cell>
          <table:table-cell table:formula="oooc:=(_K*([.K374]-2*[.J374]+[.I374])) + [.J374]" office:value-type="float" office:value="0.178193769379201">
            <text:p>0.178194</text:p>
          </table:table-cell>
          <table:table-cell table:formula="oooc:=(_K*(_b-2*[.K374]+[.J374])) + [.K374]" office:value-type="float" office:value="0.089096881441739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75]-2*[.B375]+_a)) + [.B375]" office:value-type="float" office:value="0.890969538637408">
            <text:p>0.890970</text:p>
          </table:table-cell>
          <table:table-cell table:formula="oooc:=(_K*([.D375]-2*[.C375]+[.B375])) + [.C375]" office:value-type="float" office:value="0.801872505718798">
            <text:p>0.801873</text:p>
          </table:table-cell>
          <table:table-cell table:formula="oooc:=(_K*([.E375]-2*[.D375]+[.C375])) + [.D375]" office:value-type="float" office:value="0.712775484861446">
            <text:p>0.712775</text:p>
          </table:table-cell>
          <table:table-cell table:formula="oooc:=(_K*([.F375]-2*[.E375]+[.D375])) + [.E375]" office:value-type="float" office:value="0.623678480864253">
            <text:p>0.623678</text:p>
          </table:table-cell>
          <table:table-cell table:formula="oooc:=(_K*([.G375]-2*[.F375]+[.E375])) + [.F375]" office:value-type="float" office:value="0.53458149716021">
            <text:p>0.534581</text:p>
          </table:table-cell>
          <table:table-cell table:formula="oooc:=(_K*([.H375]-2*[.G375]+[.F375])) + [.G375]" office:value-type="float" office:value="0.445484535538279">
            <text:p>0.445485</text:p>
          </table:table-cell>
          <table:table-cell table:formula="oooc:=(_K*([.I375]-2*[.H375]+[.G375])) + [.H375]" office:value-type="float" office:value="0.356387595998459">
            <text:p>0.356388</text:p>
          </table:table-cell>
          <table:table-cell table:formula="oooc:=(_K*([.J375]-2*[.I375]+[.H375])) + [.I375]" office:value-type="float" office:value="0.267290676751791">
            <text:p>0.267291</text:p>
          </table:table-cell>
          <table:table-cell table:formula="oooc:=(_K*([.K375]-2*[.J375]+[.I375])) + [.J375]" office:value-type="float" office:value="0.178193774365281">
            <text:p>0.178194</text:p>
          </table:table-cell>
          <table:table-cell table:formula="oooc:=(_K*(_b-2*[.K375]+[.J375])) + [.K375]" office:value-type="float" office:value="0.089096884040028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76]-2*[.B376]+_a)) + [.B376]" office:value-type="float" office:value="0.890969541151497">
            <text:p>0.890970</text:p>
          </table:table-cell>
          <table:table-cell table:formula="oooc:=(_K*([.D376]-2*[.C376]+[.B376])) + [.C376]" office:value-type="float" office:value="0.801872510543301">
            <text:p>0.801873</text:p>
          </table:table-cell>
          <table:table-cell table:formula="oooc:=(_K*([.E376]-2*[.D376]+[.C376])) + [.D376]" office:value-type="float" office:value="0.71277549160551">
            <text:p>0.712775</text:p>
          </table:table-cell>
          <table:table-cell table:formula="oooc:=(_K*([.F376]-2*[.E376]+[.D376])) + [.E376]" office:value-type="float" office:value="0.623678488981513">
            <text:p>0.623678</text:p>
          </table:table-cell>
          <table:table-cell table:formula="oooc:=(_K*([.G376]-2*[.F376]+[.E376])) + [.F376]" office:value-type="float" office:value="0.534581505993054">
            <text:p>0.534582</text:p>
          </table:table-cell>
          <table:table-cell table:formula="oooc:=(_K*([.H376]-2*[.G376]+[.F376])) + [.G376]" office:value-type="float" office:value="0.445484544371123">
            <text:p>0.445485</text:p>
          </table:table-cell>
          <table:table-cell table:formula="oooc:=(_K*([.I376]-2*[.H376]+[.G376])) + [.H376]" office:value-type="float" office:value="0.35638760411572">
            <text:p>0.356388</text:p>
          </table:table-cell>
          <table:table-cell table:formula="oooc:=(_K*([.J376]-2*[.I376]+[.H376])) + [.I376]" office:value-type="float" office:value="0.267290683495854">
            <text:p>0.267291</text:p>
          </table:table-cell>
          <table:table-cell table:formula="oooc:=(_K*([.K376]-2*[.J376]+[.I376])) + [.J376]" office:value-type="float" office:value="0.178193779189784">
            <text:p>0.178194</text:p>
          </table:table-cell>
          <table:table-cell table:formula="oooc:=(_K*(_b-2*[.K376]+[.J376])) + [.K376]" office:value-type="float" office:value="0.08909688655411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77]-2*[.B377]+_a)) + [.B377]" office:value-type="float" office:value="0.890969543584117">
            <text:p>0.890970</text:p>
          </table:table-cell>
          <table:table-cell table:formula="oooc:=(_K*([.D377]-2*[.C377]+[.B377])) + [.C377]" office:value-type="float" office:value="0.801872515211463">
            <text:p>0.801873</text:p>
          </table:table-cell>
          <table:table-cell table:formula="oooc:=(_K*([.E377]-2*[.D377]+[.C377])) + [.D377]" office:value-type="float" office:value="0.712775498131027">
            <text:p>0.712775</text:p>
          </table:table-cell>
          <table:table-cell table:formula="oooc:=(_K*([.F377]-2*[.E377]+[.D377])) + [.E377]" office:value-type="float" office:value="0.623678496835728">
            <text:p>0.623678</text:p>
          </table:table-cell>
          <table:table-cell table:formula="oooc:=(_K*([.G377]-2*[.F377]+[.E377])) + [.F377]" office:value-type="float" office:value="0.534581514539665">
            <text:p>0.534582</text:p>
          </table:table-cell>
          <table:table-cell table:formula="oooc:=(_K*([.H377]-2*[.G377]+[.F377])) + [.G377]" office:value-type="float" office:value="0.445484552917734">
            <text:p>0.445485</text:p>
          </table:table-cell>
          <table:table-cell table:formula="oooc:=(_K*([.I377]-2*[.H377]+[.G377])) + [.H377]" office:value-type="float" office:value="0.356387611969935">
            <text:p>0.356388</text:p>
          </table:table-cell>
          <table:table-cell table:formula="oooc:=(_K*([.J377]-2*[.I377]+[.H377])) + [.I377]" office:value-type="float" office:value="0.267290690021372">
            <text:p>0.267291</text:p>
          </table:table-cell>
          <table:table-cell table:formula="oooc:=(_K*([.K377]-2*[.J377]+[.I377])) + [.J377]" office:value-type="float" office:value="0.178193783857946">
            <text:p>0.178194</text:p>
          </table:table-cell>
          <table:table-cell table:formula="oooc:=(_K*(_b-2*[.K377]+[.J377])) + [.K377]" office:value-type="float" office:value="0.089096888986737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78]-2*[.B378]+_a)) + [.B378]" office:value-type="float" office:value="0.890969545937905">
            <text:p>0.890970</text:p>
          </table:table-cell>
          <table:table-cell table:formula="oooc:=(_K*([.D378]-2*[.C378]+[.B378])) + [.C378]" office:value-type="float" office:value="0.80187251972835">
            <text:p>0.801873</text:p>
          </table:table-cell>
          <table:table-cell table:formula="oooc:=(_K*([.E378]-2*[.D378]+[.C378])) + [.D378]" office:value-type="float" office:value="0.712775504445082">
            <text:p>0.712776</text:p>
          </table:table-cell>
          <table:table-cell table:formula="oooc:=(_K*([.F378]-2*[.E378]+[.D378])) + [.E378]" office:value-type="float" office:value="0.623678504435423">
            <text:p>0.623679</text:p>
          </table:table-cell>
          <table:table-cell table:formula="oooc:=(_K*([.G378]-2*[.F378]+[.E378])) + [.F378]" office:value-type="float" office:value="0.534581522809318">
            <text:p>0.534582</text:p>
          </table:table-cell>
          <table:table-cell table:formula="oooc:=(_K*([.H378]-2*[.G378]+[.F378])) + [.G378]" office:value-type="float" office:value="0.445484561187387">
            <text:p>0.445485</text:p>
          </table:table-cell>
          <table:table-cell table:formula="oooc:=(_K*([.I378]-2*[.H378]+[.G378])) + [.H378]" office:value-type="float" office:value="0.35638761956963">
            <text:p>0.356388</text:p>
          </table:table-cell>
          <table:table-cell table:formula="oooc:=(_K*([.J378]-2*[.I378]+[.H378])) + [.I378]" office:value-type="float" office:value="0.267290696335427">
            <text:p>0.267291</text:p>
          </table:table-cell>
          <table:table-cell table:formula="oooc:=(_K*([.K378]-2*[.J378]+[.I378])) + [.J378]" office:value-type="float" office:value="0.178193788374833">
            <text:p>0.178194</text:p>
          </table:table-cell>
          <table:table-cell table:formula="oooc:=(_K*(_b-2*[.K378]+[.J378])) + [.K378]" office:value-type="float" office:value="0.089096891340525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79]-2*[.B379]+_a)) + [.B379]" office:value-type="float" office:value="0.890969548215418">
            <text:p>0.890970</text:p>
          </table:table-cell>
          <table:table-cell table:formula="oooc:=(_K*([.D379]-2*[.C379]+[.B379])) + [.C379]" office:value-type="float" office:value="0.801872524098865">
            <text:p>0.801873</text:p>
          </table:table-cell>
          <table:table-cell table:formula="oooc:=(_K*([.E379]-2*[.D379]+[.C379])) + [.D379]" office:value-type="float" office:value="0.712775510554526">
            <text:p>0.712776</text:p>
          </table:table-cell>
          <table:table-cell table:formula="oooc:=(_K*([.F379]-2*[.E379]+[.D379])) + [.E379]" office:value-type="float" office:value="0.623678511788845">
            <text:p>0.623679</text:p>
          </table:table-cell>
          <table:table-cell table:formula="oooc:=(_K*([.G379]-2*[.F379]+[.E379])) + [.F379]" office:value-type="float" office:value="0.534581530810988">
            <text:p>0.534582</text:p>
          </table:table-cell>
          <table:table-cell table:formula="oooc:=(_K*([.H379]-2*[.G379]+[.F379])) + [.G379]" office:value-type="float" office:value="0.445484569189056">
            <text:p>0.445485</text:p>
          </table:table-cell>
          <table:table-cell table:formula="oooc:=(_K*([.I379]-2*[.H379]+[.G379])) + [.H379]" office:value-type="float" office:value="0.356387626923051">
            <text:p>0.356388</text:p>
          </table:table-cell>
          <table:table-cell table:formula="oooc:=(_K*([.J379]-2*[.I379]+[.H379])) + [.I379]" office:value-type="float" office:value="0.26729070244487">
            <text:p>0.267291</text:p>
          </table:table-cell>
          <table:table-cell table:formula="oooc:=(_K*([.K379]-2*[.J379]+[.I379])) + [.J379]" office:value-type="float" office:value="0.178193792745348">
            <text:p>0.178194</text:p>
          </table:table-cell>
          <table:table-cell table:formula="oooc:=(_K*(_b-2*[.K379]+[.J379])) + [.K379]" office:value-type="float" office:value="0.089096893618038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80]-2*[.B380]+_a)) + [.B380]" office:value-type="float" office:value="0.890969550419126">
            <text:p>0.890970</text:p>
          </table:table-cell>
          <table:table-cell table:formula="oooc:=(_K*([.D380]-2*[.C380]+[.B380])) + [.C380]" office:value-type="float" office:value="0.80187252832775">
            <text:p>0.801873</text:p>
          </table:table-cell>
          <table:table-cell table:formula="oooc:=(_K*([.E380]-2*[.D380]+[.C380])) + [.D380]" office:value-type="float" office:value="0.712775516465989">
            <text:p>0.712776</text:p>
          </table:table-cell>
          <table:table-cell table:formula="oooc:=(_K*([.F380]-2*[.E380]+[.D380])) + [.E380]" office:value-type="float" office:value="0.623678518903974">
            <text:p>0.623679</text:p>
          </table:table-cell>
          <table:table-cell table:formula="oooc:=(_K*([.G380]-2*[.F380]+[.E380])) + [.F380]" office:value-type="float" office:value="0.534581538553358">
            <text:p>0.534582</text:p>
          </table:table-cell>
          <table:table-cell table:formula="oooc:=(_K*([.H380]-2*[.G380]+[.F380])) + [.G380]" office:value-type="float" office:value="0.445484576931427">
            <text:p>0.445485</text:p>
          </table:table-cell>
          <table:table-cell table:formula="oooc:=(_K*([.I380]-2*[.H380]+[.G380])) + [.H380]" office:value-type="float" office:value="0.356387634038181">
            <text:p>0.356388</text:p>
          </table:table-cell>
          <table:table-cell table:formula="oooc:=(_K*([.J380]-2*[.I380]+[.H380])) + [.I380]" office:value-type="float" office:value="0.267290708356334">
            <text:p>0.267291</text:p>
          </table:table-cell>
          <table:table-cell table:formula="oooc:=(_K*([.K380]-2*[.J380]+[.I380])) + [.J380]" office:value-type="float" office:value="0.178193796974233">
            <text:p>0.178194</text:p>
          </table:table-cell>
          <table:table-cell table:formula="oooc:=(_K*(_b-2*[.K380]+[.J380])) + [.K380]" office:value-type="float" office:value="0.089096895821746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81]-2*[.B381]+_a)) + [.B381]" office:value-type="float" office:value="0.890969552551422">
            <text:p>0.890970</text:p>
          </table:table-cell>
          <table:table-cell table:formula="oooc:=(_K*([.D381]-2*[.C381]+[.B381])) + [.C381]" office:value-type="float" office:value="0.801872532419596">
            <text:p>0.801873</text:p>
          </table:table-cell>
          <table:table-cell table:formula="oooc:=(_K*([.E381]-2*[.D381]+[.C381])) + [.D381]" office:value-type="float" office:value="0.712775522185888">
            <text:p>0.712776</text:p>
          </table:table-cell>
          <table:table-cell table:formula="oooc:=(_K*([.F381]-2*[.E381]+[.D381])) + [.E381]" office:value-type="float" office:value="0.623678525788534">
            <text:p>0.623679</text:p>
          </table:table-cell>
          <table:table-cell table:formula="oooc:=(_K*([.G381]-2*[.F381]+[.E381])) + [.F381]" office:value-type="float" office:value="0.534581546044832">
            <text:p>0.534582</text:p>
          </table:table-cell>
          <table:table-cell table:formula="oooc:=(_K*([.H381]-2*[.G381]+[.F381])) + [.G381]" office:value-type="float" office:value="0.445484584422901">
            <text:p>0.445485</text:p>
          </table:table-cell>
          <table:table-cell table:formula="oooc:=(_K*([.I381]-2*[.H381]+[.G381])) + [.H381]" office:value-type="float" office:value="0.35638764092274">
            <text:p>0.356388</text:p>
          </table:table-cell>
          <table:table-cell table:formula="oooc:=(_K*([.J381]-2*[.I381]+[.H381])) + [.I381]" office:value-type="float" office:value="0.267290714076232">
            <text:p>0.267291</text:p>
          </table:table-cell>
          <table:table-cell table:formula="oooc:=(_K*([.K381]-2*[.J381]+[.I381])) + [.J381]" office:value-type="float" office:value="0.178193801066079">
            <text:p>0.178194</text:p>
          </table:table-cell>
          <table:table-cell table:formula="oooc:=(_K*(_b-2*[.K381]+[.J381])) + [.K381]" office:value-type="float" office:value="0.089096897954042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82]-2*[.B382]+_a)) + [.B382]" office:value-type="float" office:value="0.890969554614619">
            <text:p>0.890970</text:p>
          </table:table-cell>
          <table:table-cell table:formula="oooc:=(_K*([.D382]-2*[.C382]+[.B382])) + [.C382]" office:value-type="float" office:value="0.801872536378843">
            <text:p>0.801873</text:p>
          </table:table-cell>
          <table:table-cell table:formula="oooc:=(_K*([.E382]-2*[.D382]+[.C382])) + [.D382]" office:value-type="float" office:value="0.712775527720429">
            <text:p>0.712776</text:p>
          </table:table-cell>
          <table:table-cell table:formula="oooc:=(_K*([.F382]-2*[.E382]+[.D382])) + [.E382]" office:value-type="float" office:value="0.623678532449994">
            <text:p>0.623679</text:p>
          </table:table-cell>
          <table:table-cell table:formula="oooc:=(_K*([.G382]-2*[.F382]+[.E382])) + [.F382]" office:value-type="float" office:value="0.53458155329354">
            <text:p>0.534582</text:p>
          </table:table-cell>
          <table:table-cell table:formula="oooc:=(_K*([.H382]-2*[.G382]+[.F382])) + [.G382]" office:value-type="float" office:value="0.445484591671609">
            <text:p>0.445485</text:p>
          </table:table-cell>
          <table:table-cell table:formula="oooc:=(_K*([.I382]-2*[.H382]+[.G382])) + [.H382]" office:value-type="float" office:value="0.356387647584201">
            <text:p>0.356388</text:p>
          </table:table-cell>
          <table:table-cell table:formula="oooc:=(_K*([.J382]-2*[.I382]+[.H382])) + [.I382]" office:value-type="float" office:value="0.267290719610774">
            <text:p>0.267291</text:p>
          </table:table-cell>
          <table:table-cell table:formula="oooc:=(_K*([.K382]-2*[.J382]+[.I382])) + [.J382]" office:value-type="float" office:value="0.178193805025326">
            <text:p>0.178194</text:p>
          </table:table-cell>
          <table:table-cell table:formula="oooc:=(_K*(_b-2*[.K382]+[.J382])) + [.K382]" office:value-type="float" office:value="0.0890969000172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83]-2*[.B383]+_a)) + [.B383]" office:value-type="float" office:value="0.890969556610958">
            <text:p>0.890970</text:p>
          </table:table-cell>
          <table:table-cell table:formula="oooc:=(_K*([.D383]-2*[.C383]+[.B383])) + [.C383]" office:value-type="float" office:value="0.801872540209788">
            <text:p>0.801873</text:p>
          </table:table-cell>
          <table:table-cell table:formula="oooc:=(_K*([.E383]-2*[.D383]+[.C383])) + [.D383]" office:value-type="float" office:value="0.712775533075621">
            <text:p>0.712776</text:p>
          </table:table-cell>
          <table:table-cell table:formula="oooc:=(_K*([.F383]-2*[.E383]+[.D383])) + [.E383]" office:value-type="float" office:value="0.623678538895587">
            <text:p>0.623679</text:p>
          </table:table-cell>
          <table:table-cell table:formula="oooc:=(_K*([.G383]-2*[.F383]+[.E383])) + [.F383]" office:value-type="float" office:value="0.534581560307349">
            <text:p>0.534582</text:p>
          </table:table-cell>
          <table:table-cell table:formula="oooc:=(_K*([.H383]-2*[.G383]+[.F383])) + [.G383]" office:value-type="float" office:value="0.445484598685418">
            <text:p>0.445485</text:p>
          </table:table-cell>
          <table:table-cell table:formula="oooc:=(_K*([.I383]-2*[.H383]+[.G383])) + [.H383]" office:value-type="float" office:value="0.356387654029794">
            <text:p>0.356388</text:p>
          </table:table-cell>
          <table:table-cell table:formula="oooc:=(_K*([.J383]-2*[.I383]+[.H383])) + [.I383]" office:value-type="float" office:value="0.267290724965966">
            <text:p>0.267291</text:p>
          </table:table-cell>
          <table:table-cell table:formula="oooc:=(_K*([.K383]-2*[.J383]+[.I383])) + [.J383]" office:value-type="float" office:value="0.178193808856271">
            <text:p>0.178194</text:p>
          </table:table-cell>
          <table:table-cell table:formula="oooc:=(_K*(_b-2*[.K383]+[.J383])) + [.K383]" office:value-type="float" office:value="0.089096902013578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84]-2*[.B384]+_a)) + [.B384]" office:value-type="float" office:value="0.890969558542603">
            <text:p>0.890970</text:p>
          </table:table-cell>
          <table:table-cell table:formula="oooc:=(_K*([.D384]-2*[.C384]+[.B384])) + [.C384]" office:value-type="float" office:value="0.801872543916589">
            <text:p>0.801873</text:p>
          </table:table-cell>
          <table:table-cell table:formula="oooc:=(_K*([.E384]-2*[.D384]+[.C384])) + [.D384]" office:value-type="float" office:value="0.712775538257274">
            <text:p>0.712776</text:p>
          </table:table-cell>
          <table:table-cell table:formula="oooc:=(_K*([.F384]-2*[.E384]+[.D384])) + [.E384]" office:value-type="float" office:value="0.623678545132305">
            <text:p>0.623679</text:p>
          </table:table-cell>
          <table:table-cell table:formula="oooc:=(_K*([.G384]-2*[.F384]+[.E384])) + [.F384]" office:value-type="float" office:value="0.534581567093872">
            <text:p>0.534582</text:p>
          </table:table-cell>
          <table:table-cell table:formula="oooc:=(_K*([.H384]-2*[.G384]+[.F384])) + [.G384]" office:value-type="float" office:value="0.445484605471941">
            <text:p>0.445485</text:p>
          </table:table-cell>
          <table:table-cell table:formula="oooc:=(_K*([.I384]-2*[.H384]+[.G384])) + [.H384]" office:value-type="float" office:value="0.356387660266512">
            <text:p>0.356388</text:p>
          </table:table-cell>
          <table:table-cell table:formula="oooc:=(_K*([.J384]-2*[.I384]+[.H384])) + [.I384]" office:value-type="float" office:value="0.267290730147619">
            <text:p>0.267291</text:p>
          </table:table-cell>
          <table:table-cell table:formula="oooc:=(_K*([.K384]-2*[.J384]+[.I384])) + [.J384]" office:value-type="float" office:value="0.178193812563072">
            <text:p>0.178194</text:p>
          </table:table-cell>
          <table:table-cell table:formula="oooc:=(_K*(_b-2*[.K384]+[.J384])) + [.K384]" office:value-type="float" office:value="0.08909690394522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85]-2*[.B385]+_a)) + [.B385]" office:value-type="float" office:value="0.890969560411653">
            <text:p>0.890970</text:p>
          </table:table-cell>
          <table:table-cell table:formula="oooc:=(_K*([.D385]-2*[.C385]+[.B385])) + [.C385]" office:value-type="float" office:value="0.801872547503269">
            <text:p>0.801873</text:p>
          </table:table-cell>
          <table:table-cell table:formula="oooc:=(_K*([.E385]-2*[.D385]+[.C385])) + [.D385]" office:value-type="float" office:value="0.712775543271013">
            <text:p>0.712776</text:p>
          </table:table-cell>
          <table:table-cell table:formula="oooc:=(_K*([.F385]-2*[.E385]+[.D385])) + [.E385]" office:value-type="float" office:value="0.623678551166919">
            <text:p>0.623679</text:p>
          </table:table-cell>
          <table:table-cell table:formula="oooc:=(_K*([.G385]-2*[.F385]+[.E385])) + [.F385]" office:value-type="float" office:value="0.534581573660473">
            <text:p>0.534582</text:p>
          </table:table-cell>
          <table:table-cell table:formula="oooc:=(_K*([.H385]-2*[.G385]+[.F385])) + [.G385]" office:value-type="float" office:value="0.445484612038542">
            <text:p>0.445485</text:p>
          </table:table-cell>
          <table:table-cell table:formula="oooc:=(_K*([.I385]-2*[.H385]+[.G385])) + [.H385]" office:value-type="float" office:value="0.356387666301126">
            <text:p>0.356388</text:p>
          </table:table-cell>
          <table:table-cell table:formula="oooc:=(_K*([.J385]-2*[.I385]+[.H385])) + [.I385]" office:value-type="float" office:value="0.267290735161357">
            <text:p>0.267291</text:p>
          </table:table-cell>
          <table:table-cell table:formula="oooc:=(_K*([.K385]-2*[.J385]+[.I385])) + [.J385]" office:value-type="float" office:value="0.178193816149752">
            <text:p>0.178194</text:p>
          </table:table-cell>
          <table:table-cell table:formula="oooc:=(_K*(_b-2*[.K385]+[.J385])) + [.K385]" office:value-type="float" office:value="0.089096905814273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86]-2*[.B386]+_a)) + [.B386]" office:value-type="float" office:value="0.890969562220135">
            <text:p>0.890970</text:p>
          </table:table-cell>
          <table:table-cell table:formula="oooc:=(_K*([.D386]-2*[.C386]+[.B386])) + [.C386]" office:value-type="float" office:value="0.80187255097372">
            <text:p>0.801873</text:p>
          </table:table-cell>
          <table:table-cell table:formula="oooc:=(_K*([.E386]-2*[.D386]+[.C386])) + [.D386]" office:value-type="float" office:value="0.712775548122278">
            <text:p>0.712776</text:p>
          </table:table-cell>
          <table:table-cell table:formula="oooc:=(_K*([.F386]-2*[.E386]+[.D386])) + [.E386]" office:value-type="float" office:value="0.623678557005978">
            <text:p>0.623679</text:p>
          </table:table-cell>
          <table:table-cell table:formula="oooc:=(_K*([.G386]-2*[.F386]+[.E386])) + [.F386]" office:value-type="float" office:value="0.534581580014279">
            <text:p>0.534582</text:p>
          </table:table-cell>
          <table:table-cell table:formula="oooc:=(_K*([.H386]-2*[.G386]+[.F386])) + [.G386]" office:value-type="float" office:value="0.445484618392348">
            <text:p>0.445485</text:p>
          </table:table-cell>
          <table:table-cell table:formula="oooc:=(_K*([.I386]-2*[.H386]+[.G386])) + [.H386]" office:value-type="float" office:value="0.356387672140185">
            <text:p>0.356388</text:p>
          </table:table-cell>
          <table:table-cell table:formula="oooc:=(_K*([.J386]-2*[.I386]+[.H386])) + [.I386]" office:value-type="float" office:value="0.267290740012623">
            <text:p>0.267291</text:p>
          </table:table-cell>
          <table:table-cell table:formula="oooc:=(_K*([.K386]-2*[.J386]+[.I386])) + [.J386]" office:value-type="float" office:value="0.178193819620203">
            <text:p>0.178194</text:p>
          </table:table-cell>
          <table:table-cell table:formula="oooc:=(_K*(_b-2*[.K386]+[.J386])) + [.K386]" office:value-type="float" office:value="0.089096907622755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87]-2*[.B387]+_a)) + [.B387]" office:value-type="float" office:value="0.890969563970012">
            <text:p>0.890970</text:p>
          </table:table-cell>
          <table:table-cell table:formula="oooc:=(_K*([.D387]-2*[.C387]+[.B387])) + [.C387]" office:value-type="float" office:value="0.801872554331709">
            <text:p>0.801873</text:p>
          </table:table-cell>
          <table:table-cell table:formula="oooc:=(_K*([.E387]-2*[.D387]+[.C387])) + [.D387]" office:value-type="float" office:value="0.712775552816335">
            <text:p>0.712776</text:p>
          </table:table-cell>
          <table:table-cell table:formula="oooc:=(_K*([.F387]-2*[.E387]+[.D387])) + [.E387]" office:value-type="float" office:value="0.623678562655818">
            <text:p>0.623679</text:p>
          </table:table-cell>
          <table:table-cell table:formula="oooc:=(_K*([.G387]-2*[.F387]+[.E387])) + [.F387]" office:value-type="float" office:value="0.534581586162186">
            <text:p>0.534582</text:p>
          </table:table-cell>
          <table:table-cell table:formula="oooc:=(_K*([.H387]-2*[.G387]+[.F387])) + [.G387]" office:value-type="float" office:value="0.445484624540255">
            <text:p>0.445485</text:p>
          </table:table-cell>
          <table:table-cell table:formula="oooc:=(_K*([.I387]-2*[.H387]+[.G387])) + [.H387]" office:value-type="float" office:value="0.356387677790025">
            <text:p>0.356388</text:p>
          </table:table-cell>
          <table:table-cell table:formula="oooc:=(_K*([.J387]-2*[.I387]+[.H387])) + [.I387]" office:value-type="float" office:value="0.26729074470668">
            <text:p>0.267291</text:p>
          </table:table-cell>
          <table:table-cell table:formula="oooc:=(_K*([.K387]-2*[.J387]+[.I387])) + [.J387]" office:value-type="float" office:value="0.178193822978192">
            <text:p>0.178194</text:p>
          </table:table-cell>
          <table:table-cell table:formula="oooc:=(_K*(_b-2*[.K387]+[.J387])) + [.K387]" office:value-type="float" office:value="0.089096909372632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88]-2*[.B388]+_a)) + [.B388]" office:value-type="float" office:value="0.890969565663182">
            <text:p>0.890970</text:p>
          </table:table-cell>
          <table:table-cell table:formula="oooc:=(_K*([.D388]-2*[.C388]+[.B388])) + [.C388]" office:value-type="float" office:value="0.80187255758088">
            <text:p>0.801873</text:p>
          </table:table-cell>
          <table:table-cell table:formula="oooc:=(_K*([.E388]-2*[.D388]+[.C388])) + [.D388]" office:value-type="float" office:value="0.712775557358278">
            <text:p>0.712776</text:p>
          </table:table-cell>
          <table:table-cell table:formula="oooc:=(_K*([.F388]-2*[.E388]+[.D388])) + [.E388]" office:value-type="float" office:value="0.623678568122572">
            <text:p>0.623679</text:p>
          </table:table-cell>
          <table:table-cell table:formula="oooc:=(_K*([.G388]-2*[.F388]+[.E388])) + [.F388]" office:value-type="float" office:value="0.534581592110867">
            <text:p>0.534582</text:p>
          </table:table-cell>
          <table:table-cell table:formula="oooc:=(_K*([.H388]-2*[.G388]+[.F388])) + [.G388]" office:value-type="float" office:value="0.445484630488936">
            <text:p>0.445485</text:p>
          </table:table-cell>
          <table:table-cell table:formula="oooc:=(_K*([.I388]-2*[.H388]+[.G388])) + [.H388]" office:value-type="float" office:value="0.356387683256779">
            <text:p>0.356388</text:p>
          </table:table-cell>
          <table:table-cell table:formula="oooc:=(_K*([.J388]-2*[.I388]+[.H388])) + [.I388]" office:value-type="float" office:value="0.267290749248623">
            <text:p>0.267291</text:p>
          </table:table-cell>
          <table:table-cell table:formula="oooc:=(_K*([.K388]-2*[.J388]+[.I388])) + [.J388]" office:value-type="float" office:value="0.178193826227363">
            <text:p>0.178194</text:p>
          </table:table-cell>
          <table:table-cell table:formula="oooc:=(_K*(_b-2*[.K388]+[.J388])) + [.K388]" office:value-type="float" office:value="0.089096911065803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89]-2*[.B389]+_a)) + [.B389]" office:value-type="float" office:value="0.890969567301485">
            <text:p>0.890970</text:p>
          </table:table-cell>
          <table:table-cell table:formula="oooc:=(_K*([.D389]-2*[.C389]+[.B389])) + [.C389]" office:value-type="float" office:value="0.80187256072476">
            <text:p>0.801873</text:p>
          </table:table-cell>
          <table:table-cell table:formula="oooc:=(_K*([.E389]-2*[.D389]+[.C389])) + [.D389]" office:value-type="float" office:value="0.712775561753037">
            <text:p>0.712776</text:p>
          </table:table-cell>
          <table:table-cell table:formula="oooc:=(_K*([.F389]-2*[.E389]+[.D389])) + [.E389]" office:value-type="float" office:value="0.623678573412172">
            <text:p>0.623679</text:p>
          </table:table-cell>
          <table:table-cell table:formula="oooc:=(_K*([.G389]-2*[.F389]+[.E389])) + [.F389]" office:value-type="float" office:value="0.534581597866776">
            <text:p>0.534582</text:p>
          </table:table-cell>
          <table:table-cell table:formula="oooc:=(_K*([.H389]-2*[.G389]+[.F389])) + [.G389]" office:value-type="float" office:value="0.445484636244845">
            <text:p>0.445485</text:p>
          </table:table-cell>
          <table:table-cell table:formula="oooc:=(_K*([.I389]-2*[.H389]+[.G389])) + [.H389]" office:value-type="float" office:value="0.356387688546379">
            <text:p>0.356388</text:p>
          </table:table-cell>
          <table:table-cell table:formula="oooc:=(_K*([.J389]-2*[.I389]+[.H389])) + [.I389]" office:value-type="float" office:value="0.267290753643381">
            <text:p>0.267291</text:p>
          </table:table-cell>
          <table:table-cell table:formula="oooc:=(_K*([.K389]-2*[.J389]+[.I389])) + [.J389]" office:value-type="float" office:value="0.178193829371243">
            <text:p>0.178194</text:p>
          </table:table-cell>
          <table:table-cell table:formula="oooc:=(_K*(_b-2*[.K389]+[.J389])) + [.K389]" office:value-type="float" office:value="0.089096912704105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90]-2*[.B390]+_a)) + [.B390]" office:value-type="float" office:value="0.890969568886698">
            <text:p>0.890970</text:p>
          </table:table-cell>
          <table:table-cell table:formula="oooc:=(_K*([.D390]-2*[.C390]+[.B390])) + [.C390]" office:value-type="float" office:value="0.801872563766761">
            <text:p>0.801873</text:p>
          </table:table-cell>
          <table:table-cell table:formula="oooc:=(_K*([.E390]-2*[.D390]+[.C390])) + [.D390]" office:value-type="float" office:value="0.71277556600538">
            <text:p>0.712776</text:p>
          </table:table-cell>
          <table:table-cell table:formula="oooc:=(_K*([.F390]-2*[.E390]+[.D390])) + [.E390]" office:value-type="float" office:value="0.62367857853036">
            <text:p>0.623679</text:p>
          </table:table-cell>
          <table:table-cell table:formula="oooc:=(_K*([.G390]-2*[.F390]+[.E390])) + [.F390]" office:value-type="float" office:value="0.534581603436162">
            <text:p>0.534582</text:p>
          </table:table-cell>
          <table:table-cell table:formula="oooc:=(_K*([.H390]-2*[.G390]+[.F390])) + [.G390]" office:value-type="float" office:value="0.445484641814231">
            <text:p>0.445485</text:p>
          </table:table-cell>
          <table:table-cell table:formula="oooc:=(_K*([.I390]-2*[.H390]+[.G390])) + [.H390]" office:value-type="float" office:value="0.356387693664567">
            <text:p>0.356388</text:p>
          </table:table-cell>
          <table:table-cell table:formula="oooc:=(_K*([.J390]-2*[.I390]+[.H390])) + [.I390]" office:value-type="float" office:value="0.267290757895725">
            <text:p>0.267291</text:p>
          </table:table-cell>
          <table:table-cell table:formula="oooc:=(_K*([.K390]-2*[.J390]+[.I390])) + [.J390]" office:value-type="float" office:value="0.178193832413243">
            <text:p>0.178194</text:p>
          </table:table-cell>
          <table:table-cell table:formula="oooc:=(_K*(_b-2*[.K390]+[.J390])) + [.K390]" office:value-type="float" office:value="0.089096914289318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91]-2*[.B391]+_a)) + [.B391]" office:value-type="float" office:value="0.890969570420541">
            <text:p>0.890970</text:p>
          </table:table-cell>
          <table:table-cell table:formula="oooc:=(_K*([.D391]-2*[.C391]+[.B391])) + [.C391]" office:value-type="float" office:value="0.801872566710183">
            <text:p>0.801873</text:p>
          </table:table-cell>
          <table:table-cell table:formula="oooc:=(_K*([.E391]-2*[.D391]+[.C391])) + [.D391]" office:value-type="float" office:value="0.712775570119924">
            <text:p>0.712776</text:p>
          </table:table-cell>
          <table:table-cell table:formula="oooc:=(_K*([.F391]-2*[.E391]+[.D391])) + [.E391]" office:value-type="float" office:value="0.623678583482689">
            <text:p>0.623679</text:p>
          </table:table-cell>
          <table:table-cell table:formula="oooc:=(_K*([.G391]-2*[.F391]+[.E391])) + [.F391]" office:value-type="float" office:value="0.534581608825069">
            <text:p>0.534582</text:p>
          </table:table-cell>
          <table:table-cell table:formula="oooc:=(_K*([.H391]-2*[.G391]+[.F391])) + [.G391]" office:value-type="float" office:value="0.445484647203138">
            <text:p>0.445485</text:p>
          </table:table-cell>
          <table:table-cell table:formula="oooc:=(_K*([.I391]-2*[.H391]+[.G391])) + [.H391]" office:value-type="float" office:value="0.356387698616896">
            <text:p>0.356388</text:p>
          </table:table-cell>
          <table:table-cell table:formula="oooc:=(_K*([.J391]-2*[.I391]+[.H391])) + [.I391]" office:value-type="float" office:value="0.267290762010269">
            <text:p>0.267291</text:p>
          </table:table-cell>
          <table:table-cell table:formula="oooc:=(_K*([.K391]-2*[.J391]+[.I391])) + [.J391]" office:value-type="float" office:value="0.178193835356666">
            <text:p>0.178194</text:p>
          </table:table-cell>
          <table:table-cell table:formula="oooc:=(_K*(_b-2*[.K391]+[.J391])) + [.K391]" office:value-type="float" office:value="0.089096915823161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92]-2*[.B392]+_a)) + [.B392]" office:value-type="float" office:value="0.890969571904678">
            <text:p>0.890970</text:p>
          </table:table-cell>
          <table:table-cell table:formula="oooc:=(_K*([.D392]-2*[.C392]+[.B392])) + [.C392]" office:value-type="float" office:value="0.801872569558223">
            <text:p>0.801873</text:p>
          </table:table-cell>
          <table:table-cell table:formula="oooc:=(_K*([.E392]-2*[.D392]+[.C392])) + [.D392]" office:value-type="float" office:value="0.712775574101134">
            <text:p>0.712776</text:p>
          </table:table-cell>
          <table:table-cell table:formula="oooc:=(_K*([.F392]-2*[.E392]+[.D392])) + [.E392]" office:value-type="float" office:value="0.623678588274535">
            <text:p>0.623679</text:p>
          </table:table-cell>
          <table:table-cell table:formula="oooc:=(_K*([.G392]-2*[.F392]+[.E392])) + [.F392]" office:value-type="float" office:value="0.534581614039345">
            <text:p>0.534582</text:p>
          </table:table-cell>
          <table:table-cell table:formula="oooc:=(_K*([.H392]-2*[.G392]+[.F392])) + [.G392]" office:value-type="float" office:value="0.445484652417413">
            <text:p>0.445485</text:p>
          </table:table-cell>
          <table:table-cell table:formula="oooc:=(_K*([.I392]-2*[.H392]+[.G392])) + [.H392]" office:value-type="float" office:value="0.356387703408742">
            <text:p>0.356388</text:p>
          </table:table-cell>
          <table:table-cell table:formula="oooc:=(_K*([.J392]-2*[.I392]+[.H392])) + [.I392]" office:value-type="float" office:value="0.267290765991479">
            <text:p>0.267291</text:p>
          </table:table-cell>
          <table:table-cell table:formula="oooc:=(_K*([.K392]-2*[.J392]+[.I392])) + [.J392]" office:value-type="float" office:value="0.178193838204705">
            <text:p>0.178194</text:p>
          </table:table-cell>
          <table:table-cell table:formula="oooc:=(_K*(_b-2*[.K392]+[.J392])) + [.K392]" office:value-type="float" office:value="0.089096917307298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93]-2*[.B393]+_a)) + [.B393]" office:value-type="float" office:value="0.890969573340721">
            <text:p>0.890970</text:p>
          </table:table-cell>
          <table:table-cell table:formula="oooc:=(_K*([.D393]-2*[.C393]+[.B393])) + [.C393]" office:value-type="float" office:value="0.801872572313969">
            <text:p>0.801873</text:p>
          </table:table-cell>
          <table:table-cell table:formula="oooc:=(_K*([.E393]-2*[.D393]+[.C393])) + [.D393]" office:value-type="float" office:value="0.71277557795333">
            <text:p>0.712776</text:p>
          </table:table-cell>
          <table:table-cell table:formula="oooc:=(_K*([.F393]-2*[.E393]+[.D393])) + [.E393]" office:value-type="float" office:value="0.623678592911098">
            <text:p>0.623679</text:p>
          </table:table-cell>
          <table:table-cell table:formula="oooc:=(_K*([.G393]-2*[.F393]+[.E393])) + [.F393]" office:value-type="float" office:value="0.534581619084648">
            <text:p>0.534582</text:p>
          </table:table-cell>
          <table:table-cell table:formula="oooc:=(_K*([.H393]-2*[.G393]+[.F393])) + [.G393]" office:value-type="float" office:value="0.445484657462717">
            <text:p>0.445485</text:p>
          </table:table-cell>
          <table:table-cell table:formula="oooc:=(_K*([.I393]-2*[.H393]+[.G393])) + [.H393]" office:value-type="float" office:value="0.356387708045305">
            <text:p>0.356388</text:p>
          </table:table-cell>
          <table:table-cell table:formula="oooc:=(_K*([.J393]-2*[.I393]+[.H393])) + [.I393]" office:value-type="float" office:value="0.267290769843675">
            <text:p>0.267291</text:p>
          </table:table-cell>
          <table:table-cell table:formula="oooc:=(_K*([.K393]-2*[.J393]+[.I393])) + [.J393]" office:value-type="float" office:value="0.178193840960452">
            <text:p>0.178194</text:p>
          </table:table-cell>
          <table:table-cell table:formula="oooc:=(_K*(_b-2*[.K393]+[.J393])) + [.K393]" office:value-type="float" office:value="0.089096918743341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94]-2*[.B394]+_a)) + [.B394]" office:value-type="float" office:value="0.890969574730229">
            <text:p>0.890970</text:p>
          </table:table-cell>
          <table:table-cell table:formula="oooc:=(_K*([.D394]-2*[.C394]+[.B394])) + [.C394]" office:value-type="float" office:value="0.801872574980414">
            <text:p>0.801873</text:p>
          </table:table-cell>
          <table:table-cell table:formula="oooc:=(_K*([.E394]-2*[.D394]+[.C394])) + [.D394]" office:value-type="float" office:value="0.712775581680693">
            <text:p>0.712776</text:p>
          </table:table-cell>
          <table:table-cell table:formula="oooc:=(_K*([.F394]-2*[.E394]+[.D394])) + [.E394]" office:value-type="float" office:value="0.623678597397411">
            <text:p>0.623679</text:p>
          </table:table-cell>
          <table:table-cell table:formula="oooc:=(_K*([.G394]-2*[.F394]+[.E394])) + [.F394]" office:value-type="float" office:value="0.534581623966456">
            <text:p>0.534582</text:p>
          </table:table-cell>
          <table:table-cell table:formula="oooc:=(_K*([.H394]-2*[.G394]+[.F394])) + [.G394]" office:value-type="float" office:value="0.445484662344525">
            <text:p>0.445485</text:p>
          </table:table-cell>
          <table:table-cell table:formula="oooc:=(_K*([.I394]-2*[.H394]+[.G394])) + [.H394]" office:value-type="float" office:value="0.356387712531618">
            <text:p>0.356388</text:p>
          </table:table-cell>
          <table:table-cell table:formula="oooc:=(_K*([.J394]-2*[.I394]+[.H394])) + [.I394]" office:value-type="float" office:value="0.267290773571038">
            <text:p>0.267291</text:p>
          </table:table-cell>
          <table:table-cell table:formula="oooc:=(_K*([.K394]-2*[.J394]+[.I394])) + [.J394]" office:value-type="float" office:value="0.178193843626897">
            <text:p>0.178194</text:p>
          </table:table-cell>
          <table:table-cell table:formula="oooc:=(_K*(_b-2*[.K394]+[.J394])) + [.K394]" office:value-type="float" office:value="0.089096920132849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95]-2*[.B395]+_a)) + [.B395]" office:value-type="float" office:value="0.890969576074708">
            <text:p>0.890970</text:p>
          </table:table-cell>
          <table:table-cell table:formula="oooc:=(_K*([.D395]-2*[.C395]+[.B395])) + [.C395]" office:value-type="float" office:value="0.801872577560451">
            <text:p>0.801873</text:p>
          </table:table-cell>
          <table:table-cell table:formula="oooc:=(_K*([.E395]-2*[.D395]+[.C395])) + [.D395]" office:value-type="float" office:value="0.712775585287269">
            <text:p>0.712776</text:p>
          </table:table-cell>
          <table:table-cell table:formula="oooc:=(_K*([.F395]-2*[.E395]+[.D395])) + [.E395]" office:value-type="float" office:value="0.623678601738342">
            <text:p>0.623679</text:p>
          </table:table-cell>
          <table:table-cell table:formula="oooc:=(_K*([.G395]-2*[.F395]+[.E395])) + [.F395]" office:value-type="float" office:value="0.534581628690065">
            <text:p>0.534582</text:p>
          </table:table-cell>
          <table:table-cell table:formula="oooc:=(_K*([.H395]-2*[.G395]+[.F395])) + [.G395]" office:value-type="float" office:value="0.445484667068134">
            <text:p>0.445485</text:p>
          </table:table-cell>
          <table:table-cell table:formula="oooc:=(_K*([.I395]-2*[.H395]+[.G395])) + [.H395]" office:value-type="float" office:value="0.356387716872549">
            <text:p>0.356388</text:p>
          </table:table-cell>
          <table:table-cell table:formula="oooc:=(_K*([.J395]-2*[.I395]+[.H395])) + [.I395]" office:value-type="float" office:value="0.267290777177613">
            <text:p>0.267291</text:p>
          </table:table-cell>
          <table:table-cell table:formula="oooc:=(_K*([.K395]-2*[.J395]+[.I395])) + [.J395]" office:value-type="float" office:value="0.178193846206934">
            <text:p>0.178194</text:p>
          </table:table-cell>
          <table:table-cell table:formula="oooc:=(_K*(_b-2*[.K395]+[.J395])) + [.K395]" office:value-type="float" office:value="0.089096921477328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96]-2*[.B396]+_a)) + [.B396]" office:value-type="float" office:value="0.890969577375619">
            <text:p>0.890970</text:p>
          </table:table-cell>
          <table:table-cell table:formula="oooc:=(_K*([.D396]-2*[.C396]+[.B396])) + [.C396]" office:value-type="float" office:value="0.801872580056881">
            <text:p>0.801873</text:p>
          </table:table-cell>
          <table:table-cell table:formula="oooc:=(_K*([.E396]-2*[.D396]+[.C396])) + [.D396]" office:value-type="float" office:value="0.712775588776971">
            <text:p>0.712776</text:p>
          </table:table-cell>
          <table:table-cell table:formula="oooc:=(_K*([.F396]-2*[.E396]+[.D396])) + [.E396]" office:value-type="float" office:value="0.623678605938602">
            <text:p>0.623679</text:p>
          </table:table-cell>
          <table:table-cell table:formula="oooc:=(_K*([.G396]-2*[.F396]+[.E396])) + [.F396]" office:value-type="float" office:value="0.534581633260604">
            <text:p>0.534582</text:p>
          </table:table-cell>
          <table:table-cell table:formula="oooc:=(_K*([.H396]-2*[.G396]+[.F396])) + [.G396]" office:value-type="float" office:value="0.445484671638672">
            <text:p>0.445485</text:p>
          </table:table-cell>
          <table:table-cell table:formula="oooc:=(_K*([.I396]-2*[.H396]+[.G396])) + [.H396]" office:value-type="float" office:value="0.356387721072809">
            <text:p>0.356388</text:p>
          </table:table-cell>
          <table:table-cell table:formula="oooc:=(_K*([.J396]-2*[.I396]+[.H396])) + [.I396]" office:value-type="float" office:value="0.267290780667316">
            <text:p>0.267291</text:p>
          </table:table-cell>
          <table:table-cell table:formula="oooc:=(_K*([.K396]-2*[.J396]+[.I396])) + [.J396]" office:value-type="float" office:value="0.178193848703364">
            <text:p>0.178194</text:p>
          </table:table-cell>
          <table:table-cell table:formula="oooc:=(_K*(_b-2*[.K396]+[.J396])) + [.K396]" office:value-type="float" office:value="0.089096922778239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97]-2*[.B397]+_a)) + [.B397]" office:value-type="float" office:value="0.890969578634373">
            <text:p>0.890970</text:p>
          </table:table-cell>
          <table:table-cell table:formula="oooc:=(_K*([.D397]-2*[.C397]+[.B397])) + [.C397]" office:value-type="float" office:value="0.801872582472412">
            <text:p>0.801873</text:p>
          </table:table-cell>
          <table:table-cell table:formula="oooc:=(_K*([.E397]-2*[.D397]+[.C397])) + [.D397]" office:value-type="float" office:value="0.712775592153587">
            <text:p>0.712776</text:p>
          </table:table-cell>
          <table:table-cell table:formula="oooc:=(_K*([.F397]-2*[.E397]+[.D397])) + [.E397]" office:value-type="float" office:value="0.62367861000275">
            <text:p>0.623679</text:p>
          </table:table-cell>
          <table:table-cell table:formula="oooc:=(_K*([.G397]-2*[.F397]+[.E397])) + [.F397]" office:value-type="float" office:value="0.53458163768303">
            <text:p>0.534582</text:p>
          </table:table-cell>
          <table:table-cell table:formula="oooc:=(_K*([.H397]-2*[.G397]+[.F397])) + [.G397]" office:value-type="float" office:value="0.445484676061099">
            <text:p>0.445485</text:p>
          </table:table-cell>
          <table:table-cell table:formula="oooc:=(_K*([.I397]-2*[.H397]+[.G397])) + [.H397]" office:value-type="float" office:value="0.356387725136957">
            <text:p>0.356388</text:p>
          </table:table-cell>
          <table:table-cell table:formula="oooc:=(_K*([.J397]-2*[.I397]+[.H397])) + [.I397]" office:value-type="float" office:value="0.267290784043932">
            <text:p>0.267291</text:p>
          </table:table-cell>
          <table:table-cell table:formula="oooc:=(_K*([.K397]-2*[.J397]+[.I397])) + [.J397]" office:value-type="float" office:value="0.178193851118895">
            <text:p>0.178194</text:p>
          </table:table-cell>
          <table:table-cell table:formula="oooc:=(_K*(_b-2*[.K397]+[.J397])) + [.K397]" office:value-type="float" office:value="0.089096924036993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98]-2*[.B398]+_a)) + [.B398]" office:value-type="float" office:value="0.890969579852336">
            <text:p>0.890970</text:p>
          </table:table-cell>
          <table:table-cell table:formula="oooc:=(_K*([.D398]-2*[.C398]+[.B398])) + [.C398]" office:value-type="float" office:value="0.801872584809666">
            <text:p>0.801873</text:p>
          </table:table-cell>
          <table:table-cell table:formula="oooc:=(_K*([.E398]-2*[.D398]+[.C398])) + [.D398]" office:value-type="float" office:value="0.712775595420782">
            <text:p>0.712776</text:p>
          </table:table-cell>
          <table:table-cell table:formula="oooc:=(_K*([.F398]-2*[.E398]+[.D398])) + [.E398]" office:value-type="float" office:value="0.623678613935197">
            <text:p>0.623679</text:p>
          </table:table-cell>
          <table:table-cell table:formula="oooc:=(_K*([.G398]-2*[.F398]+[.E398])) + [.F398]" office:value-type="float" office:value="0.534581641962146">
            <text:p>0.534582</text:p>
          </table:table-cell>
          <table:table-cell table:formula="oooc:=(_K*([.H398]-2*[.G398]+[.F398])) + [.G398]" office:value-type="float" office:value="0.445484680340215">
            <text:p>0.445485</text:p>
          </table:table-cell>
          <table:table-cell table:formula="oooc:=(_K*([.I398]-2*[.H398]+[.G398])) + [.H398]" office:value-type="float" office:value="0.356387729069404">
            <text:p>0.356388</text:p>
          </table:table-cell>
          <table:table-cell table:formula="oooc:=(_K*([.J398]-2*[.I398]+[.H398])) + [.I398]" office:value-type="float" office:value="0.267290787311127">
            <text:p>0.267291</text:p>
          </table:table-cell>
          <table:table-cell table:formula="oooc:=(_K*([.K398]-2*[.J398]+[.I398])) + [.J398]" office:value-type="float" office:value="0.178193853456149">
            <text:p>0.178194</text:p>
          </table:table-cell>
          <table:table-cell table:formula="oooc:=(_K*(_b-2*[.K398]+[.J398])) + [.K398]" office:value-type="float" office:value="0.089096925254956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399]-2*[.B399]+_a)) + [.B399]" office:value-type="float" office:value="0.89096958103083">
            <text:p>0.890970</text:p>
          </table:table-cell>
          <table:table-cell table:formula="oooc:=(_K*([.D399]-2*[.C399]+[.B399])) + [.C399]" office:value-type="float" office:value="0.801872587071181">
            <text:p>0.801873</text:p>
          </table:table-cell>
          <table:table-cell table:formula="oooc:=(_K*([.E399]-2*[.D399]+[.C399])) + [.D399]" office:value-type="float" office:value="0.712775598582102">
            <text:p>0.712776</text:p>
          </table:table-cell>
          <table:table-cell table:formula="oooc:=(_K*([.F399]-2*[.E399]+[.D399])) + [.E399]" office:value-type="float" office:value="0.623678617740211">
            <text:p>0.623679</text:p>
          </table:table-cell>
          <table:table-cell table:formula="oooc:=(_K*([.G399]-2*[.F399]+[.E399])) + [.F399]" office:value-type="float" office:value="0.534581646102594">
            <text:p>0.534582</text:p>
          </table:table-cell>
          <table:table-cell table:formula="oooc:=(_K*([.H399]-2*[.G399]+[.F399])) + [.G399]" office:value-type="float" office:value="0.445484684480663">
            <text:p>0.445485</text:p>
          </table:table-cell>
          <table:table-cell table:formula="oooc:=(_K*([.I399]-2*[.H399]+[.G399])) + [.H399]" office:value-type="float" office:value="0.356387732874418">
            <text:p>0.356388</text:p>
          </table:table-cell>
          <table:table-cell table:formula="oooc:=(_K*([.J399]-2*[.I399]+[.H399])) + [.I399]" office:value-type="float" office:value="0.267290790472447">
            <text:p>0.267291</text:p>
          </table:table-cell>
          <table:table-cell table:formula="oooc:=(_K*([.K399]-2*[.J399]+[.I399])) + [.J399]" office:value-type="float" office:value="0.178193855717663">
            <text:p>0.178194</text:p>
          </table:table-cell>
          <table:table-cell table:formula="oooc:=(_K*(_b-2*[.K399]+[.J399])) + [.K399]" office:value-type="float" office:value="0.08909692643345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00]-2*[.B400]+_a)) + [.B400]" office:value-type="float" office:value="0.890969582171135">
            <text:p>0.890970</text:p>
          </table:table-cell>
          <table:table-cell table:formula="oooc:=(_K*([.D400]-2*[.C400]+[.B400])) + [.C400]" office:value-type="float" office:value="0.801872589259409">
            <text:p>0.801873</text:p>
          </table:table-cell>
          <table:table-cell table:formula="oooc:=(_K*([.E400]-2*[.D400]+[.C400])) + [.D400]" office:value-type="float" office:value="0.712775601640977">
            <text:p>0.712776</text:p>
          </table:table-cell>
          <table:table-cell table:formula="oooc:=(_K*([.F400]-2*[.E400]+[.D400])) + [.E400]" office:value-type="float" office:value="0.623678621421921">
            <text:p>0.623679</text:p>
          </table:table-cell>
          <table:table-cell table:formula="oooc:=(_K*([.G400]-2*[.F400]+[.E400])) + [.F400]" office:value-type="float" office:value="0.534581650108868">
            <text:p>0.534582</text:p>
          </table:table-cell>
          <table:table-cell table:formula="oooc:=(_K*([.H400]-2*[.G400]+[.F400])) + [.G400]" office:value-type="float" office:value="0.445484688486937">
            <text:p>0.445485</text:p>
          </table:table-cell>
          <table:table-cell table:formula="oooc:=(_K*([.I400]-2*[.H400]+[.G400])) + [.H400]" office:value-type="float" office:value="0.356387736556127">
            <text:p>0.356388</text:p>
          </table:table-cell>
          <table:table-cell table:formula="oooc:=(_K*([.J400]-2*[.I400]+[.H400])) + [.I400]" office:value-type="float" office:value="0.267290793531322">
            <text:p>0.267291</text:p>
          </table:table-cell>
          <table:table-cell table:formula="oooc:=(_K*([.K400]-2*[.J400]+[.I400])) + [.J400]" office:value-type="float" office:value="0.178193857905892">
            <text:p>0.178194</text:p>
          </table:table-cell>
          <table:table-cell table:formula="oooc:=(_K*(_b-2*[.K400]+[.J400])) + [.K400]" office:value-type="float" office:value="0.08909692757375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01]-2*[.B401]+_a)) + [.B401]" office:value-type="float" office:value="0.890969583274487">
            <text:p>0.890970</text:p>
          </table:table-cell>
          <table:table-cell table:formula="oooc:=(_K*([.D401]-2*[.C401]+[.B401])) + [.C401]" office:value-type="float" office:value="0.801872591376727">
            <text:p>0.801873</text:p>
          </table:table-cell>
          <table:table-cell table:formula="oooc:=(_K*([.E401]-2*[.D401]+[.C401])) + [.D401]" office:value-type="float" office:value="0.712775604600727">
            <text:p>0.712776</text:p>
          </table:table-cell>
          <table:table-cell table:formula="oooc:=(_K*([.F401]-2*[.E401]+[.D401])) + [.E401]" office:value-type="float" office:value="0.623678624984322">
            <text:p>0.623679</text:p>
          </table:table-cell>
          <table:table-cell table:formula="oooc:=(_K*([.G401]-2*[.F401]+[.E401])) + [.F401]" office:value-type="float" office:value="0.534581653985317">
            <text:p>0.534582</text:p>
          </table:table-cell>
          <table:table-cell table:formula="oooc:=(_K*([.H401]-2*[.G401]+[.F401])) + [.G401]" office:value-type="float" office:value="0.445484692363386">
            <text:p>0.445485</text:p>
          </table:table-cell>
          <table:table-cell table:formula="oooc:=(_K*([.I401]-2*[.H401]+[.G401])) + [.H401]" office:value-type="float" office:value="0.356387740118529">
            <text:p>0.356388</text:p>
          </table:table-cell>
          <table:table-cell table:formula="oooc:=(_K*([.J401]-2*[.I401]+[.H401])) + [.I401]" office:value-type="float" office:value="0.267290796491072">
            <text:p>0.267291</text:p>
          </table:table-cell>
          <table:table-cell table:formula="oooc:=(_K*([.K401]-2*[.J401]+[.I401])) + [.J401]" office:value-type="float" office:value="0.178193860023209">
            <text:p>0.178194</text:p>
          </table:table-cell>
          <table:table-cell table:formula="oooc:=(_K*(_b-2*[.K401]+[.J401])) + [.K401]" office:value-type="float" office:value="0.089096928677107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02]-2*[.B402]+_a)) + [.B402]" office:value-type="float" office:value="0.890969584342085">
            <text:p>0.890970</text:p>
          </table:table-cell>
          <table:table-cell table:formula="oooc:=(_K*([.D402]-2*[.C402]+[.B402])) + [.C402]" office:value-type="float" office:value="0.801872593425431">
            <text:p>0.801873</text:p>
          </table:table-cell>
          <table:table-cell table:formula="oooc:=(_K*([.E402]-2*[.D402]+[.C402])) + [.D402]" office:value-type="float" office:value="0.712775607464565">
            <text:p>0.712776</text:p>
          </table:table-cell>
          <table:table-cell table:formula="oooc:=(_K*([.F402]-2*[.E402]+[.D402])) + [.E402]" office:value-type="float" office:value="0.623678628431282">
            <text:p>0.623679</text:p>
          </table:table-cell>
          <table:table-cell table:formula="oooc:=(_K*([.G402]-2*[.F402]+[.E402])) + [.F402]" office:value-type="float" office:value="0.534581657736146">
            <text:p>0.534582</text:p>
          </table:table-cell>
          <table:table-cell table:formula="oooc:=(_K*([.H402]-2*[.G402]+[.F402])) + [.G402]" office:value-type="float" office:value="0.445484696114215">
            <text:p>0.445485</text:p>
          </table:table-cell>
          <table:table-cell table:formula="oooc:=(_K*([.I402]-2*[.H402]+[.G402])) + [.H402]" office:value-type="float" office:value="0.356387743565489">
            <text:p>0.356388</text:p>
          </table:table-cell>
          <table:table-cell table:formula="oooc:=(_K*([.J402]-2*[.I402]+[.H402])) + [.I402]" office:value-type="float" office:value="0.26729079935491">
            <text:p>0.267291</text:p>
          </table:table-cell>
          <table:table-cell table:formula="oooc:=(_K*([.K402]-2*[.J402]+[.I402])) + [.J402]" office:value-type="float" office:value="0.178193862071914">
            <text:p>0.178194</text:p>
          </table:table-cell>
          <table:table-cell table:formula="oooc:=(_K*(_b-2*[.K402]+[.J402])) + [.K402]" office:value-type="float" office:value="0.089096929744705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03]-2*[.B403]+_a)) + [.B403]" office:value-type="float" office:value="0.890969585375086">
            <text:p>0.890970</text:p>
          </table:table-cell>
          <table:table-cell table:formula="oooc:=(_K*([.D403]-2*[.C403]+[.B403])) + [.C403]" office:value-type="float" office:value="0.801872595407746">
            <text:p>0.801873</text:p>
          </table:table-cell>
          <table:table-cell table:formula="oooc:=(_K*([.E403]-2*[.D403]+[.C403])) + [.D403]" office:value-type="float" office:value="0.712775610235598">
            <text:p>0.712776</text:p>
          </table:table-cell>
          <table:table-cell table:formula="oooc:=(_K*([.F403]-2*[.E403]+[.D403])) + [.E403]" office:value-type="float" office:value="0.623678631766541">
            <text:p>0.623679</text:p>
          </table:table-cell>
          <table:table-cell table:formula="oooc:=(_K*([.G403]-2*[.F403]+[.E403])) + [.F403]" office:value-type="float" office:value="0.534581661365428">
            <text:p>0.534582</text:p>
          </table:table-cell>
          <table:table-cell table:formula="oooc:=(_K*([.H403]-2*[.G403]+[.F403])) + [.G403]" office:value-type="float" office:value="0.445484699743497">
            <text:p>0.445485</text:p>
          </table:table-cell>
          <table:table-cell table:formula="oooc:=(_K*([.I403]-2*[.H403]+[.G403])) + [.H403]" office:value-type="float" office:value="0.356387746900748">
            <text:p>0.356388</text:p>
          </table:table-cell>
          <table:table-cell table:formula="oooc:=(_K*([.J403]-2*[.I403]+[.H403])) + [.I403]" office:value-type="float" office:value="0.267290802125943">
            <text:p>0.267291</text:p>
          </table:table-cell>
          <table:table-cell table:formula="oooc:=(_K*([.K403]-2*[.J403]+[.I403])) + [.J403]" office:value-type="float" office:value="0.178193864054229">
            <text:p>0.178194</text:p>
          </table:table-cell>
          <table:table-cell table:formula="oooc:=(_K*(_b-2*[.K403]+[.J403])) + [.K403]" office:value-type="float" office:value="0.089096930777706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04]-2*[.B404]+_a)) + [.B404]" office:value-type="float" office:value="0.890969586374612">
            <text:p>0.890970</text:p>
          </table:table-cell>
          <table:table-cell table:formula="oooc:=(_K*([.D404]-2*[.C404]+[.B404])) + [.C404]" office:value-type="float" office:value="0.801872597325823">
            <text:p>0.801873</text:p>
          </table:table-cell>
          <table:table-cell table:formula="oooc:=(_K*([.E404]-2*[.D404]+[.C404])) + [.D404]" office:value-type="float" office:value="0.712775612916835">
            <text:p>0.712776</text:p>
          </table:table-cell>
          <table:table-cell table:formula="oooc:=(_K*([.F404]-2*[.E404]+[.D404])) + [.E404]" office:value-type="float" office:value="0.623678634993719">
            <text:p>0.623679</text:p>
          </table:table-cell>
          <table:table-cell table:formula="oooc:=(_K*([.G404]-2*[.F404]+[.E404])) + [.F404]" office:value-type="float" office:value="0.534581664877101">
            <text:p>0.534582</text:p>
          </table:table-cell>
          <table:table-cell table:formula="oooc:=(_K*([.H404]-2*[.G404]+[.F404])) + [.G404]" office:value-type="float" office:value="0.44548470325517">
            <text:p>0.445485</text:p>
          </table:table-cell>
          <table:table-cell table:formula="oooc:=(_K*([.I404]-2*[.H404]+[.G404])) + [.H404]" office:value-type="float" office:value="0.356387750127926">
            <text:p>0.356388</text:p>
          </table:table-cell>
          <table:table-cell table:formula="oooc:=(_K*([.J404]-2*[.I404]+[.H404])) + [.I404]" office:value-type="float" office:value="0.267290804807179">
            <text:p>0.267291</text:p>
          </table:table-cell>
          <table:table-cell table:formula="oooc:=(_K*([.K404]-2*[.J404]+[.I404])) + [.J404]" office:value-type="float" office:value="0.178193865972306">
            <text:p>0.178194</text:p>
          </table:table-cell>
          <table:table-cell table:formula="oooc:=(_K*(_b-2*[.K404]+[.J404])) + [.K404]" office:value-type="float" office:value="0.089096931777232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05]-2*[.B405]+_a)) + [.B405]" office:value-type="float" office:value="0.890969587341748">
            <text:p>0.890970</text:p>
          </table:table-cell>
          <table:table-cell table:formula="oooc:=(_K*([.D405]-2*[.C405]+[.B405])) + [.C405]" office:value-type="float" office:value="0.801872599181743">
            <text:p>0.801873</text:p>
          </table:table-cell>
          <table:table-cell table:formula="oooc:=(_K*([.E405]-2*[.D405]+[.C405])) + [.D405]" office:value-type="float" office:value="0.712775615511184">
            <text:p>0.712776</text:p>
          </table:table-cell>
          <table:table-cell table:formula="oooc:=(_K*([.F405]-2*[.E405]+[.D405])) + [.E405]" office:value-type="float" office:value="0.623678638116318">
            <text:p>0.623679</text:p>
          </table:table-cell>
          <table:table-cell table:formula="oooc:=(_K*([.G405]-2*[.F405]+[.E405])) + [.F405]" office:value-type="float" office:value="0.534581668274976">
            <text:p>0.534582</text:p>
          </table:table-cell>
          <table:table-cell table:formula="oooc:=(_K*([.H405]-2*[.G405]+[.F405])) + [.G405]" office:value-type="float" office:value="0.445484706653045">
            <text:p>0.445485</text:p>
          </table:table-cell>
          <table:table-cell table:formula="oooc:=(_K*([.I405]-2*[.H405]+[.G405])) + [.H405]" office:value-type="float" office:value="0.356387753250525">
            <text:p>0.356388</text:p>
          </table:table-cell>
          <table:table-cell table:formula="oooc:=(_K*([.J405]-2*[.I405]+[.H405])) + [.I405]" office:value-type="float" office:value="0.267290807401528">
            <text:p>0.267291</text:p>
          </table:table-cell>
          <table:table-cell table:formula="oooc:=(_K*([.K405]-2*[.J405]+[.I405])) + [.J405]" office:value-type="float" office:value="0.178193867828226">
            <text:p>0.178194</text:p>
          </table:table-cell>
          <table:table-cell table:formula="oooc:=(_K*(_b-2*[.K405]+[.J405])) + [.K405]" office:value-type="float" office:value="0.089096932744368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06]-2*[.B406]+_a)) + [.B406]" office:value-type="float" office:value="0.890969588277544">
            <text:p>0.890970</text:p>
          </table:table-cell>
          <table:table-cell table:formula="oooc:=(_K*([.D406]-2*[.C406]+[.B406])) + [.C406]" office:value-type="float" office:value="0.801872600977521">
            <text:p>0.801873</text:p>
          </table:table-cell>
          <table:table-cell table:formula="oooc:=(_K*([.E406]-2*[.D406]+[.C406])) + [.D406]" office:value-type="float" office:value="0.712775618021461">
            <text:p>0.712776</text:p>
          </table:table-cell>
          <table:table-cell table:formula="oooc:=(_K*([.F406]-2*[.E406]+[.D406])) + [.E406]" office:value-type="float" office:value="0.623678641137727">
            <text:p>0.623679</text:p>
          </table:table-cell>
          <table:table-cell table:formula="oooc:=(_K*([.G406]-2*[.F406]+[.E406])) + [.F406]" office:value-type="float" office:value="0.53458167156274">
            <text:p>0.534582</text:p>
          </table:table-cell>
          <table:table-cell table:formula="oooc:=(_K*([.H406]-2*[.G406]+[.F406])) + [.G406]" office:value-type="float" office:value="0.445484709940809">
            <text:p>0.445485</text:p>
          </table:table-cell>
          <table:table-cell table:formula="oooc:=(_K*([.I406]-2*[.H406]+[.G406])) + [.H406]" office:value-type="float" office:value="0.356387756271934">
            <text:p>0.356388</text:p>
          </table:table-cell>
          <table:table-cell table:formula="oooc:=(_K*([.J406]-2*[.I406]+[.H406])) + [.I406]" office:value-type="float" office:value="0.267290809911806">
            <text:p>0.267291</text:p>
          </table:table-cell>
          <table:table-cell table:formula="oooc:=(_K*([.K406]-2*[.J406]+[.I406])) + [.J406]" office:value-type="float" office:value="0.178193869624004">
            <text:p>0.178194</text:p>
          </table:table-cell>
          <table:table-cell table:formula="oooc:=(_K*(_b-2*[.K406]+[.J406])) + [.K406]" office:value-type="float" office:value="0.089096933680164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07]-2*[.B407]+_a)) + [.B407]" office:value-type="float" office:value="0.890969589183014">
            <text:p>0.890970</text:p>
          </table:table-cell>
          <table:table-cell table:formula="oooc:=(_K*([.D407]-2*[.C407]+[.B407])) + [.C407]" office:value-type="float" office:value="0.801872602715106">
            <text:p>0.801873</text:p>
          </table:table-cell>
          <table:table-cell table:formula="oooc:=(_K*([.E407]-2*[.D407]+[.C407])) + [.D407]" office:value-type="float" office:value="0.712775620450392">
            <text:p>0.712776</text:p>
          </table:table-cell>
          <table:table-cell table:formula="oooc:=(_K*([.F407]-2*[.E407]+[.D407])) + [.E407]" office:value-type="float" office:value="0.623678644061226">
            <text:p>0.623679</text:p>
          </table:table-cell>
          <table:table-cell table:formula="oooc:=(_K*([.G407]-2*[.F407]+[.E407])) + [.F407]" office:value-type="float" office:value="0.534581674743963">
            <text:p>0.534582</text:p>
          </table:table-cell>
          <table:table-cell table:formula="oooc:=(_K*([.H407]-2*[.G407]+[.F407])) + [.G407]" office:value-type="float" office:value="0.445484713122032">
            <text:p>0.445485</text:p>
          </table:table-cell>
          <table:table-cell table:formula="oooc:=(_K*([.I407]-2*[.H407]+[.G407])) + [.H407]" office:value-type="float" office:value="0.356387759195433">
            <text:p>0.356388</text:p>
          </table:table-cell>
          <table:table-cell table:formula="oooc:=(_K*([.J407]-2*[.I407]+[.H407])) + [.I407]" office:value-type="float" office:value="0.267290812340736">
            <text:p>0.267291</text:p>
          </table:table-cell>
          <table:table-cell table:formula="oooc:=(_K*([.K407]-2*[.J407]+[.I407])) + [.J407]" office:value-type="float" office:value="0.178193871361589">
            <text:p>0.178194</text:p>
          </table:table-cell>
          <table:table-cell table:formula="oooc:=(_K*(_b-2*[.K407]+[.J407])) + [.K407]" office:value-type="float" office:value="0.089096934585634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08]-2*[.B408]+_a)) + [.B408]" office:value-type="float" office:value="0.890969590059142">
            <text:p>0.890970</text:p>
          </table:table-cell>
          <table:table-cell table:formula="oooc:=(_K*([.D408]-2*[.C408]+[.B408])) + [.C408]" office:value-type="float" office:value="0.801872604396383">
            <text:p>0.801873</text:p>
          </table:table-cell>
          <table:table-cell table:formula="oooc:=(_K*([.E408]-2*[.D408]+[.C408])) + [.D408]" office:value-type="float" office:value="0.712775622800611">
            <text:p>0.712776</text:p>
          </table:table-cell>
          <table:table-cell table:formula="oooc:=(_K*([.F408]-2*[.E408]+[.D408])) + [.E408]" office:value-type="float" office:value="0.623678646889987">
            <text:p>0.623679</text:p>
          </table:table-cell>
          <table:table-cell table:formula="oooc:=(_K*([.G408]-2*[.F408]+[.E408])) + [.F408]" office:value-type="float" office:value="0.534581677822096">
            <text:p>0.534582</text:p>
          </table:table-cell>
          <table:table-cell table:formula="oooc:=(_K*([.H408]-2*[.G408]+[.F408])) + [.G408]" office:value-type="float" office:value="0.445484716200164">
            <text:p>0.445485</text:p>
          </table:table-cell>
          <table:table-cell table:formula="oooc:=(_K*([.I408]-2*[.H408]+[.G408])) + [.H408]" office:value-type="float" office:value="0.356387762024194">
            <text:p>0.356388</text:p>
          </table:table-cell>
          <table:table-cell table:formula="oooc:=(_K*([.J408]-2*[.I408]+[.H408])) + [.I408]" office:value-type="float" office:value="0.267290814690956">
            <text:p>0.267291</text:p>
          </table:table-cell>
          <table:table-cell table:formula="oooc:=(_K*([.K408]-2*[.J408]+[.I408])) + [.J408]" office:value-type="float" office:value="0.178193873042866">
            <text:p>0.178194</text:p>
          </table:table-cell>
          <table:table-cell table:formula="oooc:=(_K*(_b-2*[.K408]+[.J408])) + [.K408]" office:value-type="float" office:value="0.089096935461762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09]-2*[.B409]+_a)) + [.B409]" office:value-type="float" office:value="0.890969590906878">
            <text:p>0.890970</text:p>
          </table:table-cell>
          <table:table-cell table:formula="oooc:=(_K*([.D409]-2*[.C409]+[.B409])) + [.C409]" office:value-type="float" office:value="0.801872606023178">
            <text:p>0.801873</text:p>
          </table:table-cell>
          <table:table-cell table:formula="oooc:=(_K*([.E409]-2*[.D409]+[.C409])) + [.D409]" office:value-type="float" office:value="0.71277562507467">
            <text:p>0.712776</text:p>
          </table:table-cell>
          <table:table-cell table:formula="oooc:=(_K*([.F409]-2*[.E409]+[.D409])) + [.E409]" office:value-type="float" office:value="0.62367864962708">
            <text:p>0.623679</text:p>
          </table:table-cell>
          <table:table-cell table:formula="oooc:=(_K*([.G409]-2*[.F409]+[.E409])) + [.F409]" office:value-type="float" office:value="0.53458168080048">
            <text:p>0.534582</text:p>
          </table:table-cell>
          <table:table-cell table:formula="oooc:=(_K*([.H409]-2*[.G409]+[.F409])) + [.G409]" office:value-type="float" office:value="0.445484719178549">
            <text:p>0.445485</text:p>
          </table:table-cell>
          <table:table-cell table:formula="oooc:=(_K*([.I409]-2*[.H409]+[.G409])) + [.H409]" office:value-type="float" office:value="0.356387764761287">
            <text:p>0.356388</text:p>
          </table:table-cell>
          <table:table-cell table:formula="oooc:=(_K*([.J409]-2*[.I409]+[.H409])) + [.I409]" office:value-type="float" office:value="0.267290816965015">
            <text:p>0.267291</text:p>
          </table:table-cell>
          <table:table-cell table:formula="oooc:=(_K*([.K409]-2*[.J409]+[.I409])) + [.J409]" office:value-type="float" office:value="0.178193874669661">
            <text:p>0.178194</text:p>
          </table:table-cell>
          <table:table-cell table:formula="oooc:=(_K*(_b-2*[.K409]+[.J409])) + [.K409]" office:value-type="float" office:value="0.08909693630949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10]-2*[.B410]+_a)) + [.B410]" office:value-type="float" office:value="0.890969591727143">
            <text:p>0.890970</text:p>
          </table:table-cell>
          <table:table-cell table:formula="oooc:=(_K*([.D410]-2*[.C410]+[.B410])) + [.C410]" office:value-type="float" office:value="0.801872607597255">
            <text:p>0.801873</text:p>
          </table:table-cell>
          <table:table-cell table:formula="oooc:=(_K*([.E410]-2*[.D410]+[.C410])) + [.D410]" office:value-type="float" office:value="0.712775627275037">
            <text:p>0.712776</text:p>
          </table:table-cell>
          <table:table-cell table:formula="oooc:=(_K*([.F410]-2*[.E410]+[.D410])) + [.E410]" office:value-type="float" office:value="0.623678652275476">
            <text:p>0.623679</text:p>
          </table:table-cell>
          <table:table-cell table:formula="oooc:=(_K*([.G410]-2*[.F410]+[.E410])) + [.F410]" office:value-type="float" office:value="0.534581683682347">
            <text:p>0.534582</text:p>
          </table:table-cell>
          <table:table-cell table:formula="oooc:=(_K*([.H410]-2*[.G410]+[.F410])) + [.G410]" office:value-type="float" office:value="0.445484722060416">
            <text:p>0.445485</text:p>
          </table:table-cell>
          <table:table-cell table:formula="oooc:=(_K*([.I410]-2*[.H410]+[.G410])) + [.H410]" office:value-type="float" office:value="0.356387767409683">
            <text:p>0.356388</text:p>
          </table:table-cell>
          <table:table-cell table:formula="oooc:=(_K*([.J410]-2*[.I410]+[.H410])) + [.I410]" office:value-type="float" office:value="0.267290819165382">
            <text:p>0.267291</text:p>
          </table:table-cell>
          <table:table-cell table:formula="oooc:=(_K*([.K410]-2*[.J410]+[.I410])) + [.J410]" office:value-type="float" office:value="0.178193876243738">
            <text:p>0.178194</text:p>
          </table:table-cell>
          <table:table-cell table:formula="oooc:=(_K*(_b-2*[.K410]+[.J410])) + [.K410]" office:value-type="float" office:value="0.08909693712976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11]-2*[.B411]+_a)) + [.B411]" office:value-type="float" office:value="0.890969592520827">
            <text:p>0.890970</text:p>
          </table:table-cell>
          <table:table-cell table:formula="oooc:=(_K*([.D411]-2*[.C411]+[.B411])) + [.C411]" office:value-type="float" office:value="0.801872609120323">
            <text:p>0.801873</text:p>
          </table:table-cell>
          <table:table-cell table:formula="oooc:=(_K*([.E411]-2*[.D411]+[.C411])) + [.D411]" office:value-type="float" office:value="0.7127756294041">
            <text:p>0.712776</text:p>
          </table:table-cell>
          <table:table-cell table:formula="oooc:=(_K*([.F411]-2*[.E411]+[.D411])) + [.E411]" office:value-type="float" office:value="0.623678654838049">
            <text:p>0.623679</text:p>
          </table:table-cell>
          <table:table-cell table:formula="oooc:=(_K*([.G411]-2*[.F411]+[.E411])) + [.F411]" office:value-type="float" office:value="0.534581686470826">
            <text:p>0.534582</text:p>
          </table:table-cell>
          <table:table-cell table:formula="oooc:=(_K*([.H411]-2*[.G411]+[.F411])) + [.G411]" office:value-type="float" office:value="0.445484724848895">
            <text:p>0.445485</text:p>
          </table:table-cell>
          <table:table-cell table:formula="oooc:=(_K*([.I411]-2*[.H411]+[.G411])) + [.H411]" office:value-type="float" office:value="0.356387769972256">
            <text:p>0.356388</text:p>
          </table:table-cell>
          <table:table-cell table:formula="oooc:=(_K*([.J411]-2*[.I411]+[.H411])) + [.I411]" office:value-type="float" office:value="0.267290821294445">
            <text:p>0.267291</text:p>
          </table:table-cell>
          <table:table-cell table:formula="oooc:=(_K*([.K411]-2*[.J411]+[.I411])) + [.J411]" office:value-type="float" office:value="0.178193877766806">
            <text:p>0.178194</text:p>
          </table:table-cell>
          <table:table-cell table:formula="oooc:=(_K*(_b-2*[.K411]+[.J411])) + [.K411]" office:value-type="float" office:value="0.089096937923447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12]-2*[.B412]+_a)) + [.B412]" office:value-type="float" office:value="0.890969593288792">
            <text:p>0.890970</text:p>
          </table:table-cell>
          <table:table-cell table:formula="oooc:=(_K*([.D412]-2*[.C412]+[.B412])) + [.C412]" office:value-type="float" office:value="0.801872610594036">
            <text:p>0.801873</text:p>
          </table:table-cell>
          <table:table-cell table:formula="oooc:=(_K*([.E412]-2*[.D412]+[.C412])) + [.D412]" office:value-type="float" office:value="0.712775631464169">
            <text:p>0.712776</text:p>
          </table:table-cell>
          <table:table-cell table:formula="oooc:=(_K*([.F412]-2*[.E412]+[.D412])) + [.E412]" office:value-type="float" office:value="0.62367865731758">
            <text:p>0.623679</text:p>
          </table:table-cell>
          <table:table-cell table:formula="oooc:=(_K*([.G412]-2*[.F412]+[.E412])) + [.F412]" office:value-type="float" office:value="0.534581689168943">
            <text:p>0.534582</text:p>
          </table:table-cell>
          <table:table-cell table:formula="oooc:=(_K*([.H412]-2*[.G412]+[.F412])) + [.G412]" office:value-type="float" office:value="0.445484727547012">
            <text:p>0.445485</text:p>
          </table:table-cell>
          <table:table-cell table:formula="oooc:=(_K*([.I412]-2*[.H412]+[.G412])) + [.H412]" office:value-type="float" office:value="0.356387772451787">
            <text:p>0.356388</text:p>
          </table:table-cell>
          <table:table-cell table:formula="oooc:=(_K*([.J412]-2*[.I412]+[.H412])) + [.I412]" office:value-type="float" office:value="0.267290823354514">
            <text:p>0.267291</text:p>
          </table:table-cell>
          <table:table-cell table:formula="oooc:=(_K*([.K412]-2*[.J412]+[.I412])) + [.J412]" office:value-type="float" office:value="0.178193879240518">
            <text:p>0.178194</text:p>
          </table:table-cell>
          <table:table-cell table:formula="oooc:=(_K*(_b-2*[.K412]+[.J412])) + [.K412]" office:value-type="float" office:value="0.08909693869141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13]-2*[.B413]+_a)) + [.B413]" office:value-type="float" office:value="0.890969594031869">
            <text:p>0.890970</text:p>
          </table:table-cell>
          <table:table-cell table:formula="oooc:=(_K*([.D413]-2*[.C413]+[.B413])) + [.C413]" office:value-type="float" office:value="0.801872612019991">
            <text:p>0.801873</text:p>
          </table:table-cell>
          <table:table-cell table:formula="oooc:=(_K*([.E413]-2*[.D413]+[.C413])) + [.D413]" office:value-type="float" office:value="0.71277563345748">
            <text:p>0.712776</text:p>
          </table:table-cell>
          <table:table-cell table:formula="oooc:=(_K*([.F413]-2*[.E413]+[.D413])) + [.E413]" office:value-type="float" office:value="0.623678659716761">
            <text:p>0.623679</text:p>
          </table:table-cell>
          <table:table-cell table:formula="oooc:=(_K*([.G413]-2*[.F413]+[.E413])) + [.F413]" office:value-type="float" office:value="0.534581691779626">
            <text:p>0.534582</text:p>
          </table:table-cell>
          <table:table-cell table:formula="oooc:=(_K*([.H413]-2*[.G413]+[.F413])) + [.G413]" office:value-type="float" office:value="0.445484730157694">
            <text:p>0.445485</text:p>
          </table:table-cell>
          <table:table-cell table:formula="oooc:=(_K*([.I413]-2*[.H413]+[.G413])) + [.H413]" office:value-type="float" office:value="0.356387774850968">
            <text:p>0.356388</text:p>
          </table:table-cell>
          <table:table-cell table:formula="oooc:=(_K*([.J413]-2*[.I413]+[.H413])) + [.I413]" office:value-type="float" office:value="0.267290825347825">
            <text:p>0.267291</text:p>
          </table:table-cell>
          <table:table-cell table:formula="oooc:=(_K*([.K413]-2*[.J413]+[.I413])) + [.J413]" office:value-type="float" office:value="0.178193880666474">
            <text:p>0.178194</text:p>
          </table:table-cell>
          <table:table-cell table:formula="oooc:=(_K*(_b-2*[.K413]+[.J413])) + [.K413]" office:value-type="float" office:value="0.089096939434489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14]-2*[.B414]+_a)) + [.B414]" office:value-type="float" office:value="0.890969594750867">
            <text:p>0.890970</text:p>
          </table:table-cell>
          <table:table-cell table:formula="oooc:=(_K*([.D414]-2*[.C414]+[.B414])) + [.C414]" office:value-type="float" office:value="0.801872613399738">
            <text:p>0.801873</text:p>
          </table:table-cell>
          <table:table-cell table:formula="oooc:=(_K*([.E414]-2*[.D414]+[.C414])) + [.D414]" office:value-type="float" office:value="0.712775635386197">
            <text:p>0.712776</text:p>
          </table:table-cell>
          <table:table-cell table:formula="oooc:=(_K*([.F414]-2*[.E414]+[.D414])) + [.E414]" office:value-type="float" office:value="0.623678662038195">
            <text:p>0.623679</text:p>
          </table:table-cell>
          <table:table-cell table:formula="oooc:=(_K*([.G414]-2*[.F414]+[.E414])) + [.F414]" office:value-type="float" office:value="0.534581694305707">
            <text:p>0.534582</text:p>
          </table:table-cell>
          <table:table-cell table:formula="oooc:=(_K*([.H414]-2*[.G414]+[.F414])) + [.G414]" office:value-type="float" office:value="0.445484732683776">
            <text:p>0.445485</text:p>
          </table:table-cell>
          <table:table-cell table:formula="oooc:=(_K*([.I414]-2*[.H414]+[.G414])) + [.H414]" office:value-type="float" office:value="0.356387777172401">
            <text:p>0.356388</text:p>
          </table:table-cell>
          <table:table-cell table:formula="oooc:=(_K*([.J414]-2*[.I414]+[.H414])) + [.I414]" office:value-type="float" office:value="0.267290827276542">
            <text:p>0.267291</text:p>
          </table:table-cell>
          <table:table-cell table:formula="oooc:=(_K*([.K414]-2*[.J414]+[.I414])) + [.J414]" office:value-type="float" office:value="0.178193882046221">
            <text:p>0.178194</text:p>
          </table:table-cell>
          <table:table-cell table:formula="oooc:=(_K*(_b-2*[.K414]+[.J414])) + [.K414]" office:value-type="float" office:value="0.089096940153487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15]-2*[.B415]+_a)) + [.B415]" office:value-type="float" office:value="0.890969595446565">
            <text:p>0.890970</text:p>
          </table:table-cell>
          <table:table-cell table:formula="oooc:=(_K*([.D415]-2*[.C415]+[.B415])) + [.C415]" office:value-type="float" office:value="0.801872614734773">
            <text:p>0.801873</text:p>
          </table:table-cell>
          <table:table-cell table:formula="oooc:=(_K*([.E415]-2*[.D415]+[.C415])) + [.D415]" office:value-type="float" office:value="0.712775637252412">
            <text:p>0.712776</text:p>
          </table:table-cell>
          <table:table-cell table:formula="oooc:=(_K*([.F415]-2*[.E415]+[.D415])) + [.E415]" office:value-type="float" office:value="0.623678664284401">
            <text:p>0.623679</text:p>
          </table:table-cell>
          <table:table-cell table:formula="oooc:=(_K*([.G415]-2*[.F415]+[.E415])) + [.F415]" office:value-type="float" office:value="0.53458169674993">
            <text:p>0.534582</text:p>
          </table:table-cell>
          <table:table-cell table:formula="oooc:=(_K*([.H415]-2*[.G415]+[.F415])) + [.G415]" office:value-type="float" office:value="0.445484735127999">
            <text:p>0.445485</text:p>
          </table:table-cell>
          <table:table-cell table:formula="oooc:=(_K*([.I415]-2*[.H415]+[.G415])) + [.H415]" office:value-type="float" office:value="0.356387779418607">
            <text:p>0.356388</text:p>
          </table:table-cell>
          <table:table-cell table:formula="oooc:=(_K*([.J415]-2*[.I415]+[.H415])) + [.I415]" office:value-type="float" office:value="0.267290829142757">
            <text:p>0.267291</text:p>
          </table:table-cell>
          <table:table-cell table:formula="oooc:=(_K*([.K415]-2*[.J415]+[.I415])) + [.J415]" office:value-type="float" office:value="0.178193883381256">
            <text:p>0.178194</text:p>
          </table:table-cell>
          <table:table-cell table:formula="oooc:=(_K*(_b-2*[.K415]+[.J415])) + [.K415]" office:value-type="float" office:value="0.089096940849185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16]-2*[.B416]+_a)) + [.B416]" office:value-type="float" office:value="0.890969596119719">
            <text:p>0.890970</text:p>
          </table:table-cell>
          <table:table-cell table:formula="oooc:=(_K*([.D416]-2*[.C416]+[.B416])) + [.C416]" office:value-type="float" office:value="0.801872616026546">
            <text:p>0.801873</text:p>
          </table:table-cell>
          <table:table-cell table:formula="oooc:=(_K*([.E416]-2*[.D416]+[.C416])) + [.D416]" office:value-type="float" office:value="0.712775639058152">
            <text:p>0.712776</text:p>
          </table:table-cell>
          <table:table-cell table:formula="oooc:=(_K*([.F416]-2*[.E416]+[.D416])) + [.E416]" office:value-type="float" office:value="0.623678666457817">
            <text:p>0.623679</text:p>
          </table:table-cell>
          <table:table-cell table:formula="oooc:=(_K*([.G416]-2*[.F416]+[.E416])) + [.F416]" office:value-type="float" office:value="0.534581699114946">
            <text:p>0.534582</text:p>
          </table:table-cell>
          <table:table-cell table:formula="oooc:=(_K*([.H416]-2*[.G416]+[.F416])) + [.G416]" office:value-type="float" office:value="0.445484737493015">
            <text:p>0.445485</text:p>
          </table:table-cell>
          <table:table-cell table:formula="oooc:=(_K*([.I416]-2*[.H416]+[.G416])) + [.H416]" office:value-type="float" office:value="0.356387781592024">
            <text:p>0.356388</text:p>
          </table:table-cell>
          <table:table-cell table:formula="oooc:=(_K*([.J416]-2*[.I416]+[.H416])) + [.I416]" office:value-type="float" office:value="0.267290830948497">
            <text:p>0.267291</text:p>
          </table:table-cell>
          <table:table-cell table:formula="oooc:=(_K*([.K416]-2*[.J416]+[.I416])) + [.J416]" office:value-type="float" office:value="0.178193884673028">
            <text:p>0.178194</text:p>
          </table:table-cell>
          <table:table-cell table:formula="oooc:=(_K*(_b-2*[.K416]+[.J416])) + [.K416]" office:value-type="float" office:value="0.089096941522339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17]-2*[.B417]+_a)) + [.B417]" office:value-type="float" office:value="0.890969596771059">
            <text:p>0.890970</text:p>
          </table:table-cell>
          <table:table-cell table:formula="oooc:=(_K*([.D417]-2*[.C417]+[.B417])) + [.C417]" office:value-type="float" office:value="0.801872617276457">
            <text:p>0.801873</text:p>
          </table:table-cell>
          <table:table-cell table:formula="oooc:=(_K*([.E417]-2*[.D417]+[.C417])) + [.D417]" office:value-type="float" office:value="0.712775640805375">
            <text:p>0.712776</text:p>
          </table:table-cell>
          <table:table-cell table:formula="oooc:=(_K*([.F417]-2*[.E417]+[.D417])) + [.E417]" office:value-type="float" office:value="0.623678668560802">
            <text:p>0.623679</text:p>
          </table:table-cell>
          <table:table-cell table:formula="oooc:=(_K*([.G417]-2*[.F417]+[.E417])) + [.F417]" office:value-type="float" office:value="0.534581701403322">
            <text:p>0.534582</text:p>
          </table:table-cell>
          <table:table-cell table:formula="oooc:=(_K*([.H417]-2*[.G417]+[.F417])) + [.G417]" office:value-type="float" office:value="0.445484739781391">
            <text:p>0.445485</text:p>
          </table:table-cell>
          <table:table-cell table:formula="oooc:=(_K*([.I417]-2*[.H417]+[.G417])) + [.H417]" office:value-type="float" office:value="0.356387783695009">
            <text:p>0.356388</text:p>
          </table:table-cell>
          <table:table-cell table:formula="oooc:=(_K*([.J417]-2*[.I417]+[.H417])) + [.I417]" office:value-type="float" office:value="0.26729083269572">
            <text:p>0.267291</text:p>
          </table:table-cell>
          <table:table-cell table:formula="oooc:=(_K*([.K417]-2*[.J417]+[.I417])) + [.J417]" office:value-type="float" office:value="0.17819388592294">
            <text:p>0.178194</text:p>
          </table:table-cell>
          <table:table-cell table:formula="oooc:=(_K*(_b-2*[.K417]+[.J417])) + [.K417]" office:value-type="float" office:value="0.089096942173679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18]-2*[.B418]+_a)) + [.B418]" office:value-type="float" office:value="0.890969597401291">
            <text:p>0.890970</text:p>
          </table:table-cell>
          <table:table-cell table:formula="oooc:=(_K*([.D418]-2*[.C418]+[.B418])) + [.C418]" office:value-type="float" office:value="0.801872618485865">
            <text:p>0.801873</text:p>
          </table:table-cell>
          <table:table-cell table:formula="oooc:=(_K*([.E418]-2*[.D418]+[.C418])) + [.D418]" office:value-type="float" office:value="0.712775642495979">
            <text:p>0.712776</text:p>
          </table:table-cell>
          <table:table-cell table:formula="oooc:=(_K*([.F418]-2*[.E418]+[.D418])) + [.E418]" office:value-type="float" office:value="0.623678670595639">
            <text:p>0.623679</text:p>
          </table:table-cell>
          <table:table-cell table:formula="oooc:=(_K*([.G418]-2*[.F418]+[.E418])) + [.F418]" office:value-type="float" office:value="0.534581703617542">
            <text:p>0.534582</text:p>
          </table:table-cell>
          <table:table-cell table:formula="oooc:=(_K*([.H418]-2*[.G418]+[.F418])) + [.G418]" office:value-type="float" office:value="0.445484741995611">
            <text:p>0.445485</text:p>
          </table:table-cell>
          <table:table-cell table:formula="oooc:=(_K*([.I418]-2*[.H418]+[.G418])) + [.H418]" office:value-type="float" office:value="0.356387785729846">
            <text:p>0.356388</text:p>
          </table:table-cell>
          <table:table-cell table:formula="oooc:=(_K*([.J418]-2*[.I418]+[.H418])) + [.I418]" office:value-type="float" office:value="0.267290834386324">
            <text:p>0.267291</text:p>
          </table:table-cell>
          <table:table-cell table:formula="oooc:=(_K*([.K418]-2*[.J418]+[.I418])) + [.J418]" office:value-type="float" office:value="0.178193887132348">
            <text:p>0.178194</text:p>
          </table:table-cell>
          <table:table-cell table:formula="oooc:=(_K*(_b-2*[.K418]+[.J418])) + [.K418]" office:value-type="float" office:value="0.089096942803911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19]-2*[.B419]+_a)) + [.B419]" office:value-type="float" office:value="0.890969598011101">
            <text:p>0.890970</text:p>
          </table:table-cell>
          <table:table-cell table:formula="oooc:=(_K*([.D419]-2*[.C419]+[.B419])) + [.C419]" office:value-type="float" office:value="0.801872619656081">
            <text:p>0.801873</text:p>
          </table:table-cell>
          <table:table-cell table:formula="oooc:=(_K*([.E419]-2*[.D419]+[.C419])) + [.D419]" office:value-type="float" office:value="0.712775644131798">
            <text:p>0.712776</text:p>
          </table:table-cell>
          <table:table-cell table:formula="oooc:=(_K*([.F419]-2*[.E419]+[.D419])) + [.E419]" office:value-type="float" office:value="0.623678672564536">
            <text:p>0.623679</text:p>
          </table:table-cell>
          <table:table-cell table:formula="oooc:=(_K*([.G419]-2*[.F419]+[.E419])) + [.F419]" office:value-type="float" office:value="0.534581705760008">
            <text:p>0.534582</text:p>
          </table:table-cell>
          <table:table-cell table:formula="oooc:=(_K*([.H419]-2*[.G419]+[.F419])) + [.G419]" office:value-type="float" office:value="0.445484744138077">
            <text:p>0.445485</text:p>
          </table:table-cell>
          <table:table-cell table:formula="oooc:=(_K*([.I419]-2*[.H419]+[.G419])) + [.H419]" office:value-type="float" office:value="0.356387787698743">
            <text:p>0.356388</text:p>
          </table:table-cell>
          <table:table-cell table:formula="oooc:=(_K*([.J419]-2*[.I419]+[.H419])) + [.I419]" office:value-type="float" office:value="0.267290836022142">
            <text:p>0.267291</text:p>
          </table:table-cell>
          <table:table-cell table:formula="oooc:=(_K*([.K419]-2*[.J419]+[.I419])) + [.J419]" office:value-type="float" office:value="0.178193888302564">
            <text:p>0.178194</text:p>
          </table:table-cell>
          <table:table-cell table:formula="oooc:=(_K*(_b-2*[.K419]+[.J419])) + [.K419]" office:value-type="float" office:value="0.089096943413721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20]-2*[.B420]+_a)) + [.B420]" office:value-type="float" office:value="0.890969598601149">
            <text:p>0.890970</text:p>
          </table:table-cell>
          <table:table-cell table:formula="oooc:=(_K*([.D420]-2*[.C420]+[.B420])) + [.C420]" office:value-type="float" office:value="0.801872620788376">
            <text:p>0.801873</text:p>
          </table:table-cell>
          <table:table-cell table:formula="oooc:=(_K*([.E420]-2*[.D420]+[.C420])) + [.D420]" office:value-type="float" office:value="0.712775645714606">
            <text:p>0.712776</text:p>
          </table:table-cell>
          <table:table-cell table:formula="oooc:=(_K*([.F420]-2*[.E420]+[.D420])) + [.E420]" office:value-type="float" office:value="0.62367867446963">
            <text:p>0.623679</text:p>
          </table:table-cell>
          <table:table-cell table:formula="oooc:=(_K*([.G420]-2*[.F420]+[.E420])) + [.F420]" office:value-type="float" office:value="0.534581707833047">
            <text:p>0.534582</text:p>
          </table:table-cell>
          <table:table-cell table:formula="oooc:=(_K*([.H420]-2*[.G420]+[.F420])) + [.G420]" office:value-type="float" office:value="0.445484746211116">
            <text:p>0.445485</text:p>
          </table:table-cell>
          <table:table-cell table:formula="oooc:=(_K*([.I420]-2*[.H420]+[.G420])) + [.H420]" office:value-type="float" office:value="0.356387789603836">
            <text:p>0.356388</text:p>
          </table:table-cell>
          <table:table-cell table:formula="oooc:=(_K*([.J420]-2*[.I420]+[.H420])) + [.I420]" office:value-type="float" office:value="0.267290837604951">
            <text:p>0.267291</text:p>
          </table:table-cell>
          <table:table-cell table:formula="oooc:=(_K*([.K420]-2*[.J420]+[.I420])) + [.J420]" office:value-type="float" office:value="0.178193889434858">
            <text:p>0.178194</text:p>
          </table:table-cell>
          <table:table-cell table:formula="oooc:=(_K*(_b-2*[.K420]+[.J420])) + [.K420]" office:value-type="float" office:value="0.089096944003769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21]-2*[.B421]+_a)) + [.B421]" office:value-type="float" office:value="0.890969599172077">
            <text:p>0.890970</text:p>
          </table:table-cell>
          <table:table-cell table:formula="oooc:=(_K*([.D421]-2*[.C421]+[.B421])) + [.C421]" office:value-type="float" office:value="0.801872621883977">
            <text:p>0.801873</text:p>
          </table:table-cell>
          <table:table-cell table:formula="oooc:=(_K*([.E421]-2*[.D421]+[.C421])) + [.D421]" office:value-type="float" office:value="0.712775647246123">
            <text:p>0.712776</text:p>
          </table:table-cell>
          <table:table-cell table:formula="oooc:=(_K*([.F421]-2*[.E421]+[.D421])) + [.E421]" office:value-type="float" office:value="0.623678676312987">
            <text:p>0.623679</text:p>
          </table:table-cell>
          <table:table-cell table:formula="oooc:=(_K*([.G421]-2*[.F421]+[.E421])) + [.F421]" office:value-type="float" office:value="0.534581709838908">
            <text:p>0.534582</text:p>
          </table:table-cell>
          <table:table-cell table:formula="oooc:=(_K*([.H421]-2*[.G421]+[.F421])) + [.G421]" office:value-type="float" office:value="0.445484748216977">
            <text:p>0.445485</text:p>
          </table:table-cell>
          <table:table-cell table:formula="oooc:=(_K*([.I421]-2*[.H421]+[.G421])) + [.H421]" office:value-type="float" office:value="0.356387791447194">
            <text:p>0.356388</text:p>
          </table:table-cell>
          <table:table-cell table:formula="oooc:=(_K*([.J421]-2*[.I421]+[.H421])) + [.I421]" office:value-type="float" office:value="0.267290839136468">
            <text:p>0.267291</text:p>
          </table:table-cell>
          <table:table-cell table:formula="oooc:=(_K*([.K421]-2*[.J421]+[.I421])) + [.J421]" office:value-type="float" office:value="0.17819389053046">
            <text:p>0.178194</text:p>
          </table:table-cell>
          <table:table-cell table:formula="oooc:=(_K*(_b-2*[.K421]+[.J421])) + [.K421]" office:value-type="float" office:value="0.089096944574697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22]-2*[.B422]+_a)) + [.B422]" office:value-type="float" office:value="0.890969599724503">
            <text:p>0.890970</text:p>
          </table:table-cell>
          <table:table-cell table:formula="oooc:=(_K*([.D422]-2*[.C422]+[.B422])) + [.C422]" office:value-type="float" office:value="0.801872622944076">
            <text:p>0.801873</text:p>
          </table:table-cell>
          <table:table-cell table:formula="oooc:=(_K*([.E422]-2*[.D422]+[.C422])) + [.D422]" office:value-type="float" office:value="0.712775648728011">
            <text:p>0.712776</text:p>
          </table:table-cell>
          <table:table-cell table:formula="oooc:=(_K*([.F422]-2*[.E422]+[.D422])) + [.E422]" office:value-type="float" office:value="0.62367867809661">
            <text:p>0.623679</text:p>
          </table:table-cell>
          <table:table-cell table:formula="oooc:=(_K*([.G422]-2*[.F422]+[.E422])) + [.F422]" office:value-type="float" office:value="0.534581711779767">
            <text:p>0.534582</text:p>
          </table:table-cell>
          <table:table-cell table:formula="oooc:=(_K*([.H422]-2*[.G422]+[.F422])) + [.G422]" office:value-type="float" office:value="0.445484750157836">
            <text:p>0.445485</text:p>
          </table:table-cell>
          <table:table-cell table:formula="oooc:=(_K*([.I422]-2*[.H422]+[.G422])) + [.H422]" office:value-type="float" office:value="0.356387793230817">
            <text:p>0.356388</text:p>
          </table:table-cell>
          <table:table-cell table:formula="oooc:=(_K*([.J422]-2*[.I422]+[.H422])) + [.I422]" office:value-type="float" office:value="0.267290840618355">
            <text:p>0.267291</text:p>
          </table:table-cell>
          <table:table-cell table:formula="oooc:=(_K*([.K422]-2*[.J422]+[.I422])) + [.J422]" office:value-type="float" office:value="0.178193891590558">
            <text:p>0.178194</text:p>
          </table:table-cell>
          <table:table-cell table:formula="oooc:=(_K*(_b-2*[.K422]+[.J422])) + [.K422]" office:value-type="float" office:value="0.089096945127123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23]-2*[.B423]+_a)) + [.B423]" office:value-type="float" office:value="0.890969600259027">
            <text:p>0.890970</text:p>
          </table:table-cell>
          <table:table-cell table:formula="oooc:=(_K*([.D423]-2*[.C423]+[.B423])) + [.C423]" office:value-type="float" office:value="0.80187262396982">
            <text:p>0.801873</text:p>
          </table:table-cell>
          <table:table-cell table:formula="oooc:=(_K*([.E423]-2*[.D423]+[.C423])) + [.D423]" office:value-type="float" office:value="0.712775650161876">
            <text:p>0.712776</text:p>
          </table:table-cell>
          <table:table-cell table:formula="oooc:=(_K*([.F423]-2*[.E423]+[.D423])) + [.E423]" office:value-type="float" office:value="0.623678679822433">
            <text:p>0.623679</text:p>
          </table:table-cell>
          <table:table-cell table:formula="oooc:=(_K*([.G423]-2*[.F423]+[.E423])) + [.F423]" office:value-type="float" office:value="0.534581713657732">
            <text:p>0.534582</text:p>
          </table:table-cell>
          <table:table-cell table:formula="oooc:=(_K*([.H423]-2*[.G423]+[.F423])) + [.G423]" office:value-type="float" office:value="0.445484752035801">
            <text:p>0.445485</text:p>
          </table:table-cell>
          <table:table-cell table:formula="oooc:=(_K*([.I423]-2*[.H423]+[.G423])) + [.H423]" office:value-type="float" office:value="0.35638779495664">
            <text:p>0.356388</text:p>
          </table:table-cell>
          <table:table-cell table:formula="oooc:=(_K*([.J423]-2*[.I423]+[.H423])) + [.I423]" office:value-type="float" office:value="0.267290842052221">
            <text:p>0.267291</text:p>
          </table:table-cell>
          <table:table-cell table:formula="oooc:=(_K*([.K423]-2*[.J423]+[.I423])) + [.J423]" office:value-type="float" office:value="0.178193892616303">
            <text:p>0.178194</text:p>
          </table:table-cell>
          <table:table-cell table:formula="oooc:=(_K*(_b-2*[.K423]+[.J423])) + [.K423]" office:value-type="float" office:value="0.08909694566164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24]-2*[.B424]+_a)) + [.B424]" office:value-type="float" office:value="0.89096960077623">
            <text:p>0.890970</text:p>
          </table:table-cell>
          <table:table-cell table:formula="oooc:=(_K*([.D424]-2*[.C424]+[.B424])) + [.C424]" office:value-type="float" office:value="0.801872624962326">
            <text:p>0.801873</text:p>
          </table:table-cell>
          <table:table-cell table:formula="oooc:=(_K*([.E424]-2*[.D424]+[.C424])) + [.D424]" office:value-type="float" office:value="0.712775651549277">
            <text:p>0.712776</text:p>
          </table:table-cell>
          <table:table-cell table:formula="oooc:=(_K*([.F424]-2*[.E424]+[.D424])) + [.E424]" office:value-type="float" office:value="0.62367868149233">
            <text:p>0.623679</text:p>
          </table:table-cell>
          <table:table-cell table:formula="oooc:=(_K*([.G424]-2*[.F424]+[.E424])) + [.F424]" office:value-type="float" office:value="0.53458171547484">
            <text:p>0.534582</text:p>
          </table:table-cell>
          <table:table-cell table:formula="oooc:=(_K*([.H424]-2*[.G424]+[.F424])) + [.G424]" office:value-type="float" office:value="0.445484753852909">
            <text:p>0.445485</text:p>
          </table:table-cell>
          <table:table-cell table:formula="oooc:=(_K*([.I424]-2*[.H424]+[.G424])) + [.H424]" office:value-type="float" office:value="0.356387796626537">
            <text:p>0.356388</text:p>
          </table:table-cell>
          <table:table-cell table:formula="oooc:=(_K*([.J424]-2*[.I424]+[.H424])) + [.I424]" office:value-type="float" office:value="0.267290843439621">
            <text:p>0.267291</text:p>
          </table:table-cell>
          <table:table-cell table:formula="oooc:=(_K*([.K424]-2*[.J424]+[.I424])) + [.J424]" office:value-type="float" office:value="0.178193893608808">
            <text:p>0.178194</text:p>
          </table:table-cell>
          <table:table-cell table:formula="oooc:=(_K*(_b-2*[.K424]+[.J424])) + [.K424]" office:value-type="float" office:value="0.089096946178850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25]-2*[.B425]+_a)) + [.B425]" office:value-type="float" office:value="0.890969601276673">
            <text:p>0.890970</text:p>
          </table:table-cell>
          <table:table-cell table:formula="oooc:=(_K*([.D425]-2*[.C425]+[.B425])) + [.C425]" office:value-type="float" office:value="0.801872625922668">
            <text:p>0.801873</text:p>
          </table:table-cell>
          <table:table-cell table:formula="oooc:=(_K*([.E425]-2*[.D425]+[.C425])) + [.D425]" office:value-type="float" office:value="0.712775652891717">
            <text:p>0.712776</text:p>
          </table:table-cell>
          <table:table-cell table:formula="oooc:=(_K*([.F425]-2*[.E425]+[.D425])) + [.E425]" office:value-type="float" office:value="0.623678683108113">
            <text:p>0.623679</text:p>
          </table:table-cell>
          <table:table-cell table:formula="oooc:=(_K*([.G425]-2*[.F425]+[.E425])) + [.F425]" office:value-type="float" office:value="0.534581717233063">
            <text:p>0.534582</text:p>
          </table:table-cell>
          <table:table-cell table:formula="oooc:=(_K*([.H425]-2*[.G425]+[.F425])) + [.G425]" office:value-type="float" office:value="0.445484755611132">
            <text:p>0.445485</text:p>
          </table:table-cell>
          <table:table-cell table:formula="oooc:=(_K*([.I425]-2*[.H425]+[.G425])) + [.H425]" office:value-type="float" office:value="0.356387798242319">
            <text:p>0.356388</text:p>
          </table:table-cell>
          <table:table-cell table:formula="oooc:=(_K*([.J425]-2*[.I425]+[.H425])) + [.I425]" office:value-type="float" office:value="0.267290844782062">
            <text:p>0.267291</text:p>
          </table:table-cell>
          <table:table-cell table:formula="oooc:=(_K*([.K425]-2*[.J425]+[.I425])) + [.J425]" office:value-type="float" office:value="0.178193894569151">
            <text:p>0.178194</text:p>
          </table:table-cell>
          <table:table-cell table:formula="oooc:=(_K*(_b-2*[.K425]+[.J425])) + [.K425]" office:value-type="float" office:value="0.089096946679293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26]-2*[.B426]+_a)) + [.B426]" office:value-type="float" office:value="0.890969601760898">
            <text:p>0.890970</text:p>
          </table:table-cell>
          <table:table-cell table:formula="oooc:=(_K*([.D426]-2*[.C426]+[.B426])) + [.C426]" office:value-type="float" office:value="0.80187262685189">
            <text:p>0.801873</text:p>
          </table:table-cell>
          <table:table-cell table:formula="oooc:=(_K*([.E426]-2*[.D426]+[.C426])) + [.D426]" office:value-type="float" office:value="0.712775654190656">
            <text:p>0.712776</text:p>
          </table:table-cell>
          <table:table-cell table:formula="oooc:=(_K*([.F426]-2*[.E426]+[.D426])) + [.E426]" office:value-type="float" office:value="0.623678684671535">
            <text:p>0.623679</text:p>
          </table:table-cell>
          <table:table-cell table:formula="oooc:=(_K*([.G426]-2*[.F426]+[.E426])) + [.F426]" office:value-type="float" office:value="0.534581718934311">
            <text:p>0.534582</text:p>
          </table:table-cell>
          <table:table-cell table:formula="oooc:=(_K*([.H426]-2*[.G426]+[.F426])) + [.G426]" office:value-type="float" office:value="0.44548475731238">
            <text:p>0.445485</text:p>
          </table:table-cell>
          <table:table-cell table:formula="oooc:=(_K*([.I426]-2*[.H426]+[.G426])) + [.H426]" office:value-type="float" office:value="0.356387799805742">
            <text:p>0.356388</text:p>
          </table:table-cell>
          <table:table-cell table:formula="oooc:=(_K*([.J426]-2*[.I426]+[.H426])) + [.I426]" office:value-type="float" office:value="0.267290846081">
            <text:p>0.267291</text:p>
          </table:table-cell>
          <table:table-cell table:formula="oooc:=(_K*([.K426]-2*[.J426]+[.I426])) + [.J426]" office:value-type="float" office:value="0.178193895498372">
            <text:p>0.178194</text:p>
          </table:table-cell>
          <table:table-cell table:formula="oooc:=(_K*(_b-2*[.K426]+[.J426])) + [.K426]" office:value-type="float" office:value="0.089096947163518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27]-2*[.B427]+_a)) + [.B427]" office:value-type="float" office:value="0.890969602229432">
            <text:p>0.890970</text:p>
          </table:table-cell>
          <table:table-cell table:formula="oooc:=(_K*([.D427]-2*[.C427]+[.B427])) + [.C427]" office:value-type="float" office:value="0.801872627751">
            <text:p>0.801873</text:p>
          </table:table-cell>
          <table:table-cell table:formula="oooc:=(_K*([.E427]-2*[.D427]+[.C427])) + [.D427]" office:value-type="float" office:value="0.712775655447501">
            <text:p>0.712776</text:p>
          </table:table-cell>
          <table:table-cell table:formula="oooc:=(_K*([.F427]-2*[.E427]+[.D427])) + [.E427]" office:value-type="float" office:value="0.623678686184293">
            <text:p>0.623679</text:p>
          </table:table-cell>
          <table:table-cell table:formula="oooc:=(_K*([.G427]-2*[.F427]+[.E427])) + [.F427]" office:value-type="float" office:value="0.534581720580428">
            <text:p>0.534582</text:p>
          </table:table-cell>
          <table:table-cell table:formula="oooc:=(_K*([.H427]-2*[.G427]+[.F427])) + [.G427]" office:value-type="float" office:value="0.445484758958497">
            <text:p>0.445485</text:p>
          </table:table-cell>
          <table:table-cell table:formula="oooc:=(_K*([.I427]-2*[.H427]+[.G427])) + [.H427]" office:value-type="float" office:value="0.3563878013185">
            <text:p>0.356388</text:p>
          </table:table-cell>
          <table:table-cell table:formula="oooc:=(_K*([.J427]-2*[.I427]+[.H427])) + [.I427]" office:value-type="float" office:value="0.267290847337846">
            <text:p>0.267291</text:p>
          </table:table-cell>
          <table:table-cell table:formula="oooc:=(_K*([.K427]-2*[.J427]+[.I427])) + [.J427]" office:value-type="float" office:value="0.178193896397482">
            <text:p>0.178194</text:p>
          </table:table-cell>
          <table:table-cell table:formula="oooc:=(_K*(_b-2*[.K427]+[.J427])) + [.K427]" office:value-type="float" office:value="0.089096947632052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28]-2*[.B428]+_a)) + [.B428]" office:value-type="float" office:value="0.890969602682783">
            <text:p>0.890970</text:p>
          </table:table-cell>
          <table:table-cell table:formula="oooc:=(_K*([.D428]-2*[.C428]+[.B428])) + [.C428]" office:value-type="float" office:value="0.801872628620973">
            <text:p>0.801873</text:p>
          </table:table-cell>
          <table:table-cell table:formula="oooc:=(_K*([.E428]-2*[.D428]+[.C428])) + [.D428]" office:value-type="float" office:value="0.712775656663617">
            <text:p>0.712776</text:p>
          </table:table-cell>
          <table:table-cell table:formula="oooc:=(_K*([.F428]-2*[.E428]+[.D428])) + [.E428]" office:value-type="float" office:value="0.62367868764803">
            <text:p>0.623679</text:p>
          </table:table-cell>
          <table:table-cell table:formula="oooc:=(_K*([.G428]-2*[.F428]+[.E428])) + [.F428]" office:value-type="float" office:value="0.534581722173202">
            <text:p>0.534582</text:p>
          </table:table-cell>
          <table:table-cell table:formula="oooc:=(_K*([.H428]-2*[.G428]+[.F428])) + [.G428]" office:value-type="float" office:value="0.445484760551271">
            <text:p>0.445485</text:p>
          </table:table-cell>
          <table:table-cell table:formula="oooc:=(_K*([.I428]-2*[.H428]+[.G428])) + [.H428]" office:value-type="float" office:value="0.356387802782237">
            <text:p>0.356388</text:p>
          </table:table-cell>
          <table:table-cell table:formula="oooc:=(_K*([.J428]-2*[.I428]+[.H428])) + [.I428]" office:value-type="float" office:value="0.267290848553962">
            <text:p>0.267291</text:p>
          </table:table-cell>
          <table:table-cell table:formula="oooc:=(_K*([.K428]-2*[.J428]+[.I428])) + [.J428]" office:value-type="float" office:value="0.178193897267456">
            <text:p>0.178194</text:p>
          </table:table-cell>
          <table:table-cell table:formula="oooc:=(_K*(_b-2*[.K428]+[.J428])) + [.K428]" office:value-type="float" office:value="0.089096948085403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29]-2*[.B429]+_a)) + [.B429]" office:value-type="float" office:value="0.890969603121442">
            <text:p>0.890970</text:p>
          </table:table-cell>
          <table:table-cell table:formula="oooc:=(_K*([.D429]-2*[.C429]+[.B429])) + [.C429]" office:value-type="float" office:value="0.801872629462755">
            <text:p>0.801873</text:p>
          </table:table-cell>
          <table:table-cell table:formula="oooc:=(_K*([.E429]-2*[.D429]+[.C429])) + [.D429]" office:value-type="float" office:value="0.712775657840325">
            <text:p>0.712776</text:p>
          </table:table-cell>
          <table:table-cell table:formula="oooc:=(_K*([.F429]-2*[.E429]+[.D429])) + [.E429]" office:value-type="float" office:value="0.623678689064334">
            <text:p>0.623679</text:p>
          </table:table-cell>
          <table:table-cell table:formula="oooc:=(_K*([.G429]-2*[.F429]+[.E429])) + [.F429]" office:value-type="float" office:value="0.534581723714361">
            <text:p>0.534582</text:p>
          </table:table-cell>
          <table:table-cell table:formula="oooc:=(_K*([.H429]-2*[.G429]+[.F429])) + [.G429]" office:value-type="float" office:value="0.44548476209243">
            <text:p>0.445485</text:p>
          </table:table-cell>
          <table:table-cell table:formula="oooc:=(_K*([.I429]-2*[.H429]+[.G429])) + [.H429]" office:value-type="float" office:value="0.356387804198541">
            <text:p>0.356388</text:p>
          </table:table-cell>
          <table:table-cell table:formula="oooc:=(_K*([.J429]-2*[.I429]+[.H429])) + [.I429]" office:value-type="float" office:value="0.26729084973067">
            <text:p>0.267291</text:p>
          </table:table-cell>
          <table:table-cell table:formula="oooc:=(_K*([.K429]-2*[.J429]+[.I429])) + [.J429]" office:value-type="float" office:value="0.178193898109237">
            <text:p>0.178194</text:p>
          </table:table-cell>
          <table:table-cell table:formula="oooc:=(_K*(_b-2*[.K429]+[.J429])) + [.K429]" office:value-type="float" office:value="0.08909694852406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30]-2*[.B430]+_a)) + [.B430]" office:value-type="float" office:value="0.890969603545887">
            <text:p>0.890970</text:p>
          </table:table-cell>
          <table:table-cell table:formula="oooc:=(_K*([.D430]-2*[.C430]+[.B430])) + [.C430]" office:value-type="float" office:value="0.801872630277258">
            <text:p>0.801873</text:p>
          </table:table-cell>
          <table:table-cell table:formula="oooc:=(_K*([.E430]-2*[.D430]+[.C430])) + [.D430]" office:value-type="float" office:value="0.7127756589789">
            <text:p>0.712776</text:p>
          </table:table-cell>
          <table:table-cell table:formula="oooc:=(_K*([.F430]-2*[.E430]+[.D430])) + [.E430]" office:value-type="float" office:value="0.623678690434741">
            <text:p>0.623679</text:p>
          </table:table-cell>
          <table:table-cell table:formula="oooc:=(_K*([.G430]-2*[.F430]+[.E430])) + [.F430]" office:value-type="float" office:value="0.534581725205578">
            <text:p>0.534582</text:p>
          </table:table-cell>
          <table:table-cell table:formula="oooc:=(_K*([.H430]-2*[.G430]+[.F430])) + [.G430]" office:value-type="float" office:value="0.445484763583646">
            <text:p>0.445485</text:p>
          </table:table-cell>
          <table:table-cell table:formula="oooc:=(_K*([.I430]-2*[.H430]+[.G430])) + [.H430]" office:value-type="float" office:value="0.356387805568948">
            <text:p>0.356388</text:p>
          </table:table-cell>
          <table:table-cell table:formula="oooc:=(_K*([.J430]-2*[.I430]+[.H430])) + [.I430]" office:value-type="float" office:value="0.267290850869245">
            <text:p>0.267291</text:p>
          </table:table-cell>
          <table:table-cell table:formula="oooc:=(_K*([.K430]-2*[.J430]+[.I430])) + [.J430]" office:value-type="float" office:value="0.178193898923741">
            <text:p>0.178194</text:p>
          </table:table-cell>
          <table:table-cell table:formula="oooc:=(_K*(_b-2*[.K430]+[.J430])) + [.K430]" office:value-type="float" office:value="0.089096948948507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31]-2*[.B431]+_a)) + [.B431]" office:value-type="float" office:value="0.890969603956577">
            <text:p>0.890970</text:p>
          </table:table-cell>
          <table:table-cell table:formula="oooc:=(_K*([.D431]-2*[.C431]+[.B431])) + [.C431]" office:value-type="float" office:value="0.801872631065367">
            <text:p>0.801873</text:p>
          </table:table-cell>
          <table:table-cell table:formula="oooc:=(_K*([.E431]-2*[.D431]+[.C431])) + [.D431]" office:value-type="float" office:value="0.71277566008058">
            <text:p>0.712776</text:p>
          </table:table-cell>
          <table:table-cell table:formula="oooc:=(_K*([.F431]-2*[.E431]+[.D431])) + [.E431]" office:value-type="float" office:value="0.623678691760739">
            <text:p>0.623679</text:p>
          </table:table-cell>
          <table:table-cell table:formula="oooc:=(_K*([.G431]-2*[.F431]+[.E431])) + [.F431]" office:value-type="float" office:value="0.53458172664847">
            <text:p>0.534582</text:p>
          </table:table-cell>
          <table:table-cell table:formula="oooc:=(_K*([.H431]-2*[.G431]+[.F431])) + [.G431]" office:value-type="float" office:value="0.445484765026539">
            <text:p>0.445485</text:p>
          </table:table-cell>
          <table:table-cell table:formula="oooc:=(_K*([.I431]-2*[.H431]+[.G431])) + [.H431]" office:value-type="float" office:value="0.356387806894946">
            <text:p>0.356388</text:p>
          </table:table-cell>
          <table:table-cell table:formula="oooc:=(_K*([.J431]-2*[.I431]+[.H431])) + [.I431]" office:value-type="float" office:value="0.267290851970924">
            <text:p>0.267291</text:p>
          </table:table-cell>
          <table:table-cell table:formula="oooc:=(_K*([.K431]-2*[.J431]+[.I431])) + [.J431]" office:value-type="float" office:value="0.178193899711849">
            <text:p>0.178194</text:p>
          </table:table-cell>
          <table:table-cell table:formula="oooc:=(_K*(_b-2*[.K431]+[.J431])) + [.K431]" office:value-type="float" office:value="0.089096949359197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32]-2*[.B432]+_a)) + [.B432]" office:value-type="float" office:value="0.890969604353959">
            <text:p>0.890970</text:p>
          </table:table-cell>
          <table:table-cell table:formula="oooc:=(_K*([.D432]-2*[.C432]+[.B432])) + [.C432]" office:value-type="float" office:value="0.801872631827936">
            <text:p>0.801873</text:p>
          </table:table-cell>
          <table:table-cell table:formula="oooc:=(_K*([.E432]-2*[.D432]+[.C432])) + [.D432]" office:value-type="float" office:value="0.712775661146558">
            <text:p>0.712776</text:p>
          </table:table-cell>
          <table:table-cell table:formula="oooc:=(_K*([.F432]-2*[.E432]+[.D432])) + [.E432]" office:value-type="float" office:value="0.623678693043768">
            <text:p>0.623679</text:p>
          </table:table-cell>
          <table:table-cell table:formula="oooc:=(_K*([.G432]-2*[.F432]+[.E432])) + [.F432]" office:value-type="float" office:value="0.534581728044606">
            <text:p>0.534582</text:p>
          </table:table-cell>
          <table:table-cell table:formula="oooc:=(_K*([.H432]-2*[.G432]+[.F432])) + [.G432]" office:value-type="float" office:value="0.445484766422675">
            <text:p>0.445485</text:p>
          </table:table-cell>
          <table:table-cell table:formula="oooc:=(_K*([.I432]-2*[.H432]+[.G432])) + [.H432]" office:value-type="float" office:value="0.356387808177975">
            <text:p>0.356388</text:p>
          </table:table-cell>
          <table:table-cell table:formula="oooc:=(_K*([.J432]-2*[.I432]+[.H432])) + [.I432]" office:value-type="float" office:value="0.267290853036903">
            <text:p>0.267291</text:p>
          </table:table-cell>
          <table:table-cell table:formula="oooc:=(_K*([.K432]-2*[.J432]+[.I432])) + [.J432]" office:value-type="float" office:value="0.178193900474419">
            <text:p>0.178194</text:p>
          </table:table-cell>
          <table:table-cell table:formula="oooc:=(_K*(_b-2*[.K432]+[.J432])) + [.K432]" office:value-type="float" office:value="0.089096949756579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33]-2*[.B433]+_a)) + [.B433]" office:value-type="float" office:value="0.890969604738463">
            <text:p>0.890970</text:p>
          </table:table-cell>
          <table:table-cell table:formula="oooc:=(_K*([.D433]-2*[.C433]+[.B433])) + [.C433]" office:value-type="float" office:value="0.801872632565794">
            <text:p>0.801873</text:p>
          </table:table-cell>
          <table:table-cell table:formula="oooc:=(_K*([.E433]-2*[.D433]+[.C433])) + [.D433]" office:value-type="float" office:value="0.712775662177993">
            <text:p>0.712776</text:p>
          </table:table-cell>
          <table:table-cell table:formula="oooc:=(_K*([.F433]-2*[.E433]+[.D433])) + [.E433]" office:value-type="float" office:value="0.623678694285219">
            <text:p>0.623679</text:p>
          </table:table-cell>
          <table:table-cell table:formula="oooc:=(_K*([.G433]-2*[.F433]+[.E433])) + [.F433]" office:value-type="float" office:value="0.534581729395498">
            <text:p>0.534582</text:p>
          </table:table-cell>
          <table:table-cell table:formula="oooc:=(_K*([.H433]-2*[.G433]+[.F433])) + [.G433]" office:value-type="float" office:value="0.445484767773567">
            <text:p>0.445485</text:p>
          </table:table-cell>
          <table:table-cell table:formula="oooc:=(_K*([.I433]-2*[.H433]+[.G433])) + [.H433]" office:value-type="float" office:value="0.356387809419426">
            <text:p>0.356388</text:p>
          </table:table-cell>
          <table:table-cell table:formula="oooc:=(_K*([.J433]-2*[.I433]+[.H433])) + [.I433]" office:value-type="float" office:value="0.267290854068338">
            <text:p>0.267291</text:p>
          </table:table-cell>
          <table:table-cell table:formula="oooc:=(_K*([.K433]-2*[.J433]+[.I433])) + [.J433]" office:value-type="float" office:value="0.178193901212277">
            <text:p>0.178194</text:p>
          </table:table-cell>
          <table:table-cell table:formula="oooc:=(_K*(_b-2*[.K433]+[.J433])) + [.K433]" office:value-type="float" office:value="0.089096950141083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34]-2*[.B434]+_a)) + [.B434]" office:value-type="float" office:value="0.890969605110507">
            <text:p>0.890970</text:p>
          </table:table-cell>
          <table:table-cell table:formula="oooc:=(_K*([.D434]-2*[.C434]+[.B434])) + [.C434]" office:value-type="float" office:value="0.801872633279741">
            <text:p>0.801873</text:p>
          </table:table-cell>
          <table:table-cell table:formula="oooc:=(_K*([.E434]-2*[.D434]+[.C434])) + [.D434]" office:value-type="float" office:value="0.712775663176004">
            <text:p>0.712776</text:p>
          </table:table-cell>
          <table:table-cell table:formula="oooc:=(_K*([.F434]-2*[.E434]+[.D434])) + [.E434]" office:value-type="float" office:value="0.62367869548644">
            <text:p>0.623679</text:p>
          </table:table-cell>
          <table:table-cell table:formula="oooc:=(_K*([.G434]-2*[.F434]+[.E434])) + [.F434]" office:value-type="float" office:value="0.534581730702614">
            <text:p>0.534582</text:p>
          </table:table-cell>
          <table:table-cell table:formula="oooc:=(_K*([.H434]-2*[.G434]+[.F434])) + [.G434]" office:value-type="float" office:value="0.445484769080683">
            <text:p>0.445485</text:p>
          </table:table-cell>
          <table:table-cell table:formula="oooc:=(_K*([.I434]-2*[.H434]+[.G434])) + [.H434]" office:value-type="float" office:value="0.356387810620647">
            <text:p>0.356388</text:p>
          </table:table-cell>
          <table:table-cell table:formula="oooc:=(_K*([.J434]-2*[.I434]+[.H434])) + [.I434]" office:value-type="float" office:value="0.267290855066349">
            <text:p>0.267291</text:p>
          </table:table-cell>
          <table:table-cell table:formula="oooc:=(_K*([.K434]-2*[.J434]+[.I434])) + [.J434]" office:value-type="float" office:value="0.178193901926224">
            <text:p>0.178194</text:p>
          </table:table-cell>
          <table:table-cell table:formula="oooc:=(_K*(_b-2*[.K434]+[.J434])) + [.K434]" office:value-type="float" office:value="0.089096950513127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35]-2*[.B435]+_a)) + [.B435]" office:value-type="float" office:value="0.890969605470494">
            <text:p>0.890970</text:p>
          </table:table-cell>
          <table:table-cell table:formula="oooc:=(_K*([.D435]-2*[.C435]+[.B435])) + [.C435]" office:value-type="float" office:value="0.801872633970552">
            <text:p>0.801873</text:p>
          </table:table-cell>
          <table:table-cell table:formula="oooc:=(_K*([.E435]-2*[.D435]+[.C435])) + [.D435]" office:value-type="float" office:value="0.712775664141673">
            <text:p>0.712776</text:p>
          </table:table-cell>
          <table:table-cell table:formula="oooc:=(_K*([.F435]-2*[.E435]+[.D435])) + [.E435]" office:value-type="float" office:value="0.623678696648735">
            <text:p>0.623679</text:p>
          </table:table-cell>
          <table:table-cell table:formula="oooc:=(_K*([.G435]-2*[.F435]+[.E435])) + [.F435]" office:value-type="float" office:value="0.534581731967372">
            <text:p>0.534582</text:p>
          </table:table-cell>
          <table:table-cell table:formula="oooc:=(_K*([.H435]-2*[.G435]+[.F435])) + [.G435]" office:value-type="float" office:value="0.445484770345441">
            <text:p>0.445485</text:p>
          </table:table-cell>
          <table:table-cell table:formula="oooc:=(_K*([.I435]-2*[.H435]+[.G435])) + [.H435]" office:value-type="float" office:value="0.356387811782942">
            <text:p>0.356388</text:p>
          </table:table-cell>
          <table:table-cell table:formula="oooc:=(_K*([.J435]-2*[.I435]+[.H435])) + [.I435]" office:value-type="float" office:value="0.267290856032018">
            <text:p>0.267291</text:p>
          </table:table-cell>
          <table:table-cell table:formula="oooc:=(_K*([.K435]-2*[.J435]+[.I435])) + [.J435]" office:value-type="float" office:value="0.178193902617035">
            <text:p>0.178194</text:p>
          </table:table-cell>
          <table:table-cell table:formula="oooc:=(_K*(_b-2*[.K435]+[.J435])) + [.K435]" office:value-type="float" office:value="0.08909695087311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36]-2*[.B436]+_a)) + [.B436]" office:value-type="float" office:value="0.890969605818817">
            <text:p>0.890970</text:p>
          </table:table-cell>
          <table:table-cell table:formula="oooc:=(_K*([.D436]-2*[.C436]+[.B436])) + [.C436]" office:value-type="float" office:value="0.801872634638978">
            <text:p>0.801873</text:p>
          </table:table-cell>
          <table:table-cell table:formula="oooc:=(_K*([.E436]-2*[.D436]+[.C436])) + [.D436]" office:value-type="float" office:value="0.71277566507605">
            <text:p>0.712776</text:p>
          </table:table-cell>
          <table:table-cell table:formula="oooc:=(_K*([.F436]-2*[.E436]+[.D436])) + [.E436]" office:value-type="float" office:value="0.623678697773365">
            <text:p>0.623679</text:p>
          </table:table-cell>
          <table:table-cell table:formula="oooc:=(_K*([.G436]-2*[.F436]+[.E436])) + [.F436]" office:value-type="float" office:value="0.534581733191145">
            <text:p>0.534582</text:p>
          </table:table-cell>
          <table:table-cell table:formula="oooc:=(_K*([.H436]-2*[.G436]+[.F436])) + [.G436]" office:value-type="float" office:value="0.445484771569214">
            <text:p>0.445485</text:p>
          </table:table-cell>
          <table:table-cell table:formula="oooc:=(_K*([.I436]-2*[.H436]+[.G436])) + [.H436]" office:value-type="float" office:value="0.356387812907572">
            <text:p>0.356388</text:p>
          </table:table-cell>
          <table:table-cell table:formula="oooc:=(_K*([.J436]-2*[.I436]+[.H436])) + [.I436]" office:value-type="float" office:value="0.267290856966395">
            <text:p>0.267291</text:p>
          </table:table-cell>
          <table:table-cell table:formula="oooc:=(_K*([.K436]-2*[.J436]+[.I436])) + [.J436]" office:value-type="float" office:value="0.17819390328546">
            <text:p>0.178194</text:p>
          </table:table-cell>
          <table:table-cell table:formula="oooc:=(_K*(_b-2*[.K436]+[.J436])) + [.K436]" office:value-type="float" office:value="0.089096951221437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37]-2*[.B437]+_a)) + [.B437]" office:value-type="float" office:value="0.890969606155851">
            <text:p>0.890970</text:p>
          </table:table-cell>
          <table:table-cell table:formula="oooc:=(_K*([.D437]-2*[.C437]+[.B437])) + [.C437]" office:value-type="float" office:value="0.801872635285742">
            <text:p>0.801873</text:p>
          </table:table-cell>
          <table:table-cell table:formula="oooc:=(_K*([.E437]-2*[.D437]+[.C437])) + [.D437]" office:value-type="float" office:value="0.712775665980147">
            <text:p>0.712776</text:p>
          </table:table-cell>
          <table:table-cell table:formula="oooc:=(_K*([.F437]-2*[.E437]+[.D437])) + [.E437]" office:value-type="float" office:value="0.623678698861551">
            <text:p>0.623679</text:p>
          </table:table-cell>
          <table:table-cell table:formula="oooc:=(_K*([.G437]-2*[.F437]+[.E437])) + [.F437]" office:value-type="float" office:value="0.534581734375261">
            <text:p>0.534582</text:p>
          </table:table-cell>
          <table:table-cell table:formula="oooc:=(_K*([.H437]-2*[.G437]+[.F437])) + [.G437]" office:value-type="float" office:value="0.44548477275333">
            <text:p>0.445485</text:p>
          </table:table-cell>
          <table:table-cell table:formula="oooc:=(_K*([.I437]-2*[.H437]+[.G437])) + [.H437]" office:value-type="float" office:value="0.356387813995758">
            <text:p>0.356388</text:p>
          </table:table-cell>
          <table:table-cell table:formula="oooc:=(_K*([.J437]-2*[.I437]+[.H437])) + [.I437]" office:value-type="float" office:value="0.267290857870492">
            <text:p>0.267291</text:p>
          </table:table-cell>
          <table:table-cell table:formula="oooc:=(_K*([.K437]-2*[.J437]+[.I437])) + [.J437]" office:value-type="float" office:value="0.178193903932225">
            <text:p>0.178194</text:p>
          </table:table-cell>
          <table:table-cell table:formula="oooc:=(_K*(_b-2*[.K437]+[.J437])) + [.K437]" office:value-type="float" office:value="0.089096951558471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38]-2*[.B438]+_a)) + [.B438]" office:value-type="float" office:value="0.890969606481964">
            <text:p>0.890970</text:p>
          </table:table-cell>
          <table:table-cell table:formula="oooc:=(_K*([.D438]-2*[.C438]+[.B438])) + [.C438]" office:value-type="float" office:value="0.801872635911548">
            <text:p>0.801873</text:p>
          </table:table-cell>
          <table:table-cell table:formula="oooc:=(_K*([.E438]-2*[.D438]+[.C438])) + [.D438]" office:value-type="float" office:value="0.712775666854947">
            <text:p>0.712776</text:p>
          </table:table-cell>
          <table:table-cell table:formula="oooc:=(_K*([.F438]-2*[.E438]+[.D438])) + [.E438]" office:value-type="float" office:value="0.623678699914473">
            <text:p>0.623679</text:p>
          </table:table-cell>
          <table:table-cell table:formula="oooc:=(_K*([.G438]-2*[.F438]+[.E438])) + [.F438]" office:value-type="float" office:value="0.534581735521004">
            <text:p>0.534582</text:p>
          </table:table-cell>
          <table:table-cell table:formula="oooc:=(_K*([.H438]-2*[.G438]+[.F438])) + [.G438]" office:value-type="float" office:value="0.445484773899073">
            <text:p>0.445485</text:p>
          </table:table-cell>
          <table:table-cell table:formula="oooc:=(_K*([.I438]-2*[.H438]+[.G438])) + [.H438]" office:value-type="float" office:value="0.35638781504868">
            <text:p>0.356388</text:p>
          </table:table-cell>
          <table:table-cell table:formula="oooc:=(_K*([.J438]-2*[.I438]+[.H438])) + [.I438]" office:value-type="float" office:value="0.267290858745291">
            <text:p>0.267291</text:p>
          </table:table-cell>
          <table:table-cell table:formula="oooc:=(_K*([.K438]-2*[.J438]+[.I438])) + [.J438]" office:value-type="float" office:value="0.17819390455803">
            <text:p>0.178194</text:p>
          </table:table-cell>
          <table:table-cell table:formula="oooc:=(_K*(_b-2*[.K438]+[.J438])) + [.K438]" office:value-type="float" office:value="0.089096951884584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39]-2*[.B439]+_a)) + [.B439]" office:value-type="float" office:value="0.890969606797508">
            <text:p>0.890970</text:p>
          </table:table-cell>
          <table:table-cell table:formula="oooc:=(_K*([.D439]-2*[.C439]+[.B439])) + [.C439]" office:value-type="float" office:value="0.801872636517074">
            <text:p>0.801873</text:p>
          </table:table-cell>
          <table:table-cell table:formula="oooc:=(_K*([.E439]-2*[.D439]+[.C439])) + [.D439]" office:value-type="float" office:value="0.712775667701398">
            <text:p>0.712776</text:p>
          </table:table-cell>
          <table:table-cell table:formula="oooc:=(_K*([.F439]-2*[.E439]+[.D439])) + [.E439]" office:value-type="float" office:value="0.623678700933275">
            <text:p>0.623679</text:p>
          </table:table-cell>
          <table:table-cell table:formula="oooc:=(_K*([.G439]-2*[.F439]+[.E439])) + [.F439]" office:value-type="float" office:value="0.53458173662962">
            <text:p>0.534582</text:p>
          </table:table-cell>
          <table:table-cell table:formula="oooc:=(_K*([.H439]-2*[.G439]+[.F439])) + [.G439]" office:value-type="float" office:value="0.445484775007689">
            <text:p>0.445485</text:p>
          </table:table-cell>
          <table:table-cell table:formula="oooc:=(_K*([.I439]-2*[.H439]+[.G439])) + [.H439]" office:value-type="float" office:value="0.356387816067482">
            <text:p>0.356388</text:p>
          </table:table-cell>
          <table:table-cell table:formula="oooc:=(_K*([.J439]-2*[.I439]+[.H439])) + [.I439]" office:value-type="float" office:value="0.267290859591742">
            <text:p>0.267291</text:p>
          </table:table-cell>
          <table:table-cell table:formula="oooc:=(_K*([.K439]-2*[.J439]+[.I439])) + [.J439]" office:value-type="float" office:value="0.178193905163556">
            <text:p>0.178194</text:p>
          </table:table-cell>
          <table:table-cell table:formula="oooc:=(_K*(_b-2*[.K439]+[.J439])) + [.K439]" office:value-type="float" office:value="0.08909695220012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40]-2*[.B440]+_a)) + [.B440]" office:value-type="float" office:value="0.890969607102828">
            <text:p>0.890970</text:p>
          </table:table-cell>
          <table:table-cell table:formula="oooc:=(_K*([.D440]-2*[.C440]+[.B440])) + [.C440]" office:value-type="float" office:value="0.801872637102977">
            <text:p>0.801873</text:p>
          </table:table-cell>
          <table:table-cell table:formula="oooc:=(_K*([.E440]-2*[.D440]+[.C440])) + [.D440]" office:value-type="float" office:value="0.712775668520419">
            <text:p>0.712776</text:p>
          </table:table-cell>
          <table:table-cell table:formula="oooc:=(_K*([.F440]-2*[.E440]+[.D440])) + [.E440]" office:value-type="float" office:value="0.623678701919062">
            <text:p>0.623679</text:p>
          </table:table-cell>
          <table:table-cell table:formula="oooc:=(_K*([.G440]-2*[.F440]+[.E440])) + [.F440]" office:value-type="float" office:value="0.534581737702309">
            <text:p>0.534582</text:p>
          </table:table-cell>
          <table:table-cell table:formula="oooc:=(_K*([.H440]-2*[.G440]+[.F440])) + [.G440]" office:value-type="float" office:value="0.445484776080378">
            <text:p>0.445485</text:p>
          </table:table-cell>
          <table:table-cell table:formula="oooc:=(_K*([.I440]-2*[.H440]+[.G440])) + [.H440]" office:value-type="float" office:value="0.356387817053269">
            <text:p>0.356388</text:p>
          </table:table-cell>
          <table:table-cell table:formula="oooc:=(_K*([.J440]-2*[.I440]+[.H440])) + [.I440]" office:value-type="float" office:value="0.267290860410764">
            <text:p>0.267291</text:p>
          </table:table-cell>
          <table:table-cell table:formula="oooc:=(_K*([.K440]-2*[.J440]+[.I440])) + [.J440]" office:value-type="float" office:value="0.17819390574946">
            <text:p>0.178194</text:p>
          </table:table-cell>
          <table:table-cell table:formula="oooc:=(_K*(_b-2*[.K440]+[.J440])) + [.K440]" office:value-type="float" office:value="0.089096952505448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41]-2*[.B441]+_a)) + [.B441]" office:value-type="float" office:value="0.890969607398253">
            <text:p>0.890970</text:p>
          </table:table-cell>
          <table:table-cell table:formula="oooc:=(_K*([.D441]-2*[.C441]+[.B441])) + [.C441]" office:value-type="float" office:value="0.801872637669894">
            <text:p>0.801873</text:p>
          </table:table-cell>
          <table:table-cell table:formula="oooc:=(_K*([.E441]-2*[.D441]+[.C441])) + [.D441]" office:value-type="float" office:value="0.7127756693129">
            <text:p>0.712776</text:p>
          </table:table-cell>
          <table:table-cell table:formula="oooc:=(_K*([.F441]-2*[.E441]+[.D441])) + [.E441]" office:value-type="float" office:value="0.623678702872904">
            <text:p>0.623679</text:p>
          </table:table-cell>
          <table:table-cell table:formula="oooc:=(_K*([.G441]-2*[.F441]+[.E441])) + [.F441]" office:value-type="float" office:value="0.534581738740238">
            <text:p>0.534582</text:p>
          </table:table-cell>
          <table:table-cell table:formula="oooc:=(_K*([.H441]-2*[.G441]+[.F441])) + [.G441]" office:value-type="float" office:value="0.445484777118307">
            <text:p>0.445485</text:p>
          </table:table-cell>
          <table:table-cell table:formula="oooc:=(_K*([.I441]-2*[.H441]+[.G441])) + [.H441]" office:value-type="float" office:value="0.356387818007111">
            <text:p>0.356388</text:p>
          </table:table-cell>
          <table:table-cell table:formula="oooc:=(_K*([.J441]-2*[.I441]+[.H441])) + [.I441]" office:value-type="float" office:value="0.267290861203244">
            <text:p>0.267291</text:p>
          </table:table-cell>
          <table:table-cell table:formula="oooc:=(_K*([.K441]-2*[.J441]+[.I441])) + [.J441]" office:value-type="float" office:value="0.178193906316377">
            <text:p>0.178194</text:p>
          </table:table-cell>
          <table:table-cell table:formula="oooc:=(_K*(_b-2*[.K441]+[.J441])) + [.K441]" office:value-type="float" office:value="0.089096952800873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42]-2*[.B442]+_a)) + [.B442]" office:value-type="float" office:value="0.890969607684105">
            <text:p>0.890970</text:p>
          </table:table-cell>
          <table:table-cell table:formula="oooc:=(_K*([.D442]-2*[.C442]+[.B442])) + [.C442]" office:value-type="float" office:value="0.80187263821844">
            <text:p>0.801873</text:p>
          </table:table-cell>
          <table:table-cell table:formula="oooc:=(_K*([.E442]-2*[.D442]+[.C442])) + [.D442]" office:value-type="float" office:value="0.712775670079699">
            <text:p>0.712776</text:p>
          </table:table-cell>
          <table:table-cell table:formula="oooc:=(_K*([.F442]-2*[.E442]+[.D442])) + [.E442]" office:value-type="float" office:value="0.623678703795836">
            <text:p>0.623679</text:p>
          </table:table-cell>
          <table:table-cell table:formula="oooc:=(_K*([.G442]-2*[.F442]+[.E442])) + [.F442]" office:value-type="float" office:value="0.534581739744532">
            <text:p>0.534582</text:p>
          </table:table-cell>
          <table:table-cell table:formula="oooc:=(_K*([.H442]-2*[.G442]+[.F442])) + [.G442]" office:value-type="float" office:value="0.445484778122601">
            <text:p>0.445485</text:p>
          </table:table-cell>
          <table:table-cell table:formula="oooc:=(_K*([.I442]-2*[.H442]+[.G442])) + [.H442]" office:value-type="float" office:value="0.356387818930043">
            <text:p>0.356388</text:p>
          </table:table-cell>
          <table:table-cell table:formula="oooc:=(_K*([.J442]-2*[.I442]+[.H442])) + [.I442]" office:value-type="float" office:value="0.267290861970044">
            <text:p>0.267291</text:p>
          </table:table-cell>
          <table:table-cell table:formula="oooc:=(_K*([.K442]-2*[.J442]+[.I442])) + [.J442]" office:value-type="float" office:value="0.178193906864922">
            <text:p>0.178194</text:p>
          </table:table-cell>
          <table:table-cell table:formula="oooc:=(_K*(_b-2*[.K442]+[.J442])) + [.K442]" office:value-type="float" office:value="0.0890969530867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43]-2*[.B443]+_a)) + [.B443]" office:value-type="float" office:value="0.890969607960694">
            <text:p>0.890970</text:p>
          </table:table-cell>
          <table:table-cell table:formula="oooc:=(_K*([.D443]-2*[.C443]+[.B443])) + [.C443]" office:value-type="float" office:value="0.80187263874921">
            <text:p>0.801873</text:p>
          </table:table-cell>
          <table:table-cell table:formula="oooc:=(_K*([.E443]-2*[.D443]+[.C443])) + [.D443]" office:value-type="float" office:value="0.71277567082165">
            <text:p>0.712776</text:p>
          </table:table-cell>
          <table:table-cell table:formula="oooc:=(_K*([.F443]-2*[.E443]+[.D443])) + [.E443]" office:value-type="float" office:value="0.62367870468886">
            <text:p>0.623679</text:p>
          </table:table-cell>
          <table:table-cell table:formula="oooc:=(_K*([.G443]-2*[.F443]+[.E443])) + [.F443]" office:value-type="float" office:value="0.534581740716281">
            <text:p>0.534582</text:p>
          </table:table-cell>
          <table:table-cell table:formula="oooc:=(_K*([.H443]-2*[.G443]+[.F443])) + [.G443]" office:value-type="float" office:value="0.44548477909435">
            <text:p>0.445485</text:p>
          </table:table-cell>
          <table:table-cell table:formula="oooc:=(_K*([.I443]-2*[.H443]+[.G443])) + [.H443]" office:value-type="float" office:value="0.356387819823066">
            <text:p>0.356388</text:p>
          </table:table-cell>
          <table:table-cell table:formula="oooc:=(_K*([.J443]-2*[.I443]+[.H443])) + [.I443]" office:value-type="float" office:value="0.267290862711995">
            <text:p>0.267291</text:p>
          </table:table-cell>
          <table:table-cell table:formula="oooc:=(_K*([.K443]-2*[.J443]+[.I443])) + [.J443]" office:value-type="float" office:value="0.178193907395692">
            <text:p>0.178194</text:p>
          </table:table-cell>
          <table:table-cell table:formula="oooc:=(_K*(_b-2*[.K443]+[.J443])) + [.K443]" office:value-type="float" office:value="0.089096953363314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44]-2*[.B444]+_a)) + [.B444]" office:value-type="float" office:value="0.890969608228319">
            <text:p>0.890970</text:p>
          </table:table-cell>
          <table:table-cell table:formula="oooc:=(_K*([.D444]-2*[.C444]+[.B444])) + [.C444]" office:value-type="float" office:value="0.801872639262779">
            <text:p>0.801873</text:p>
          </table:table-cell>
          <table:table-cell table:formula="oooc:=(_K*([.E444]-2*[.D444]+[.C444])) + [.D444]" office:value-type="float" office:value="0.712775671539558">
            <text:p>0.712776</text:p>
          </table:table-cell>
          <table:table-cell table:formula="oooc:=(_K*([.F444]-2*[.E444]+[.D444])) + [.E444]" office:value-type="float" office:value="0.623678705552944">
            <text:p>0.623679</text:p>
          </table:table-cell>
          <table:table-cell table:formula="oooc:=(_K*([.G444]-2*[.F444]+[.E444])) + [.F444]" office:value-type="float" office:value="0.53458174165654">
            <text:p>0.534582</text:p>
          </table:table-cell>
          <table:table-cell table:formula="oooc:=(_K*([.H444]-2*[.G444]+[.F444])) + [.G444]" office:value-type="float" office:value="0.445484780034609">
            <text:p>0.445485</text:p>
          </table:table-cell>
          <table:table-cell table:formula="oooc:=(_K*([.I444]-2*[.H444]+[.G444])) + [.H444]" office:value-type="float" office:value="0.356387820687151">
            <text:p>0.356388</text:p>
          </table:table-cell>
          <table:table-cell table:formula="oooc:=(_K*([.J444]-2*[.I444]+[.H444])) + [.I444]" office:value-type="float" office:value="0.267290863429902">
            <text:p>0.267291</text:p>
          </table:table-cell>
          <table:table-cell table:formula="oooc:=(_K*([.K444]-2*[.J444]+[.I444])) + [.J444]" office:value-type="float" office:value="0.178193907909262">
            <text:p>0.178194</text:p>
          </table:table-cell>
          <table:table-cell table:formula="oooc:=(_K*(_b-2*[.K444]+[.J444])) + [.K444]" office:value-type="float" office:value="0.089096953630939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45]-2*[.B445]+_a)) + [.B445]" office:value-type="float" office:value="0.890969608487272">
            <text:p>0.890970</text:p>
          </table:table-cell>
          <table:table-cell table:formula="oooc:=(_K*([.D445]-2*[.C445]+[.B445])) + [.C445]" office:value-type="float" office:value="0.801872639759707">
            <text:p>0.801873</text:p>
          </table:table-cell>
          <table:table-cell table:formula="oooc:=(_K*([.E445]-2*[.D445]+[.C445])) + [.D445]" office:value-type="float" office:value="0.712775672234201">
            <text:p>0.712776</text:p>
          </table:table-cell>
          <table:table-cell table:formula="oooc:=(_K*([.F445]-2*[.E445]+[.D445])) + [.E445]" office:value-type="float" office:value="0.623678706389028">
            <text:p>0.623679</text:p>
          </table:table-cell>
          <table:table-cell table:formula="oooc:=(_K*([.G445]-2*[.F445]+[.E445])) + [.F445]" office:value-type="float" office:value="0.534581742566329">
            <text:p>0.534582</text:p>
          </table:table-cell>
          <table:table-cell table:formula="oooc:=(_K*([.H445]-2*[.G445]+[.F445])) + [.G445]" office:value-type="float" office:value="0.445484780944398">
            <text:p>0.445485</text:p>
          </table:table-cell>
          <table:table-cell table:formula="oooc:=(_K*([.I445]-2*[.H445]+[.G445])) + [.H445]" office:value-type="float" office:value="0.356387821523235">
            <text:p>0.356388</text:p>
          </table:table-cell>
          <table:table-cell table:formula="oooc:=(_K*([.J445]-2*[.I445]+[.H445])) + [.I445]" office:value-type="float" office:value="0.267290864124546">
            <text:p>0.267291</text:p>
          </table:table-cell>
          <table:table-cell table:formula="oooc:=(_K*([.K445]-2*[.J445]+[.I445])) + [.J445]" office:value-type="float" office:value="0.178193908406189">
            <text:p>0.178194</text:p>
          </table:table-cell>
          <table:table-cell table:formula="oooc:=(_K*(_b-2*[.K445]+[.J445])) + [.K445]" office:value-type="float" office:value="0.089096953889892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46]-2*[.B446]+_a)) + [.B446]" office:value-type="float" office:value="0.890969608737834">
            <text:p>0.890970</text:p>
          </table:table-cell>
          <table:table-cell table:formula="oooc:=(_K*([.D446]-2*[.C446]+[.B446])) + [.C446]" office:value-type="float" office:value="0.801872640240531">
            <text:p>0.801873</text:p>
          </table:table-cell>
          <table:table-cell table:formula="oooc:=(_K*([.E446]-2*[.D446]+[.C446])) + [.D446]" office:value-type="float" office:value="0.712775672906334">
            <text:p>0.712776</text:p>
          </table:table-cell>
          <table:table-cell table:formula="oooc:=(_K*([.F446]-2*[.E446]+[.D446])) + [.E446]" office:value-type="float" office:value="0.623678707198018">
            <text:p>0.623679</text:p>
          </table:table-cell>
          <table:table-cell table:formula="oooc:=(_K*([.G446]-2*[.F446]+[.E446])) + [.F446]" office:value-type="float" office:value="0.534581743446636">
            <text:p>0.534582</text:p>
          </table:table-cell>
          <table:table-cell table:formula="oooc:=(_K*([.H446]-2*[.G446]+[.F446])) + [.G446]" office:value-type="float" office:value="0.445484781824705">
            <text:p>0.445485</text:p>
          </table:table-cell>
          <table:table-cell table:formula="oooc:=(_K*([.I446]-2*[.H446]+[.G446])) + [.H446]" office:value-type="float" office:value="0.356387822332225">
            <text:p>0.356388</text:p>
          </table:table-cell>
          <table:table-cell table:formula="oooc:=(_K*([.J446]-2*[.I446]+[.H446])) + [.I446]" office:value-type="float" office:value="0.267290864796679">
            <text:p>0.267291</text:p>
          </table:table-cell>
          <table:table-cell table:formula="oooc:=(_K*([.K446]-2*[.J446]+[.I446])) + [.J446]" office:value-type="float" office:value="0.178193908887013">
            <text:p>0.178194</text:p>
          </table:table-cell>
          <table:table-cell table:formula="oooc:=(_K*(_b-2*[.K446]+[.J446])) + [.K446]" office:value-type="float" office:value="0.089096954140454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47]-2*[.B447]+_a)) + [.B447]" office:value-type="float" office:value="0.890969608980276">
            <text:p>0.890970</text:p>
          </table:table-cell>
          <table:table-cell table:formula="oooc:=(_K*([.D447]-2*[.C447]+[.B447])) + [.C447]" office:value-type="float" office:value="0.801872640705773">
            <text:p>0.801873</text:p>
          </table:table-cell>
          <table:table-cell table:formula="oooc:=(_K*([.E447]-2*[.D447]+[.C447])) + [.D447]" office:value-type="float" office:value="0.712775673556686">
            <text:p>0.712776</text:p>
          </table:table-cell>
          <table:table-cell table:formula="oooc:=(_K*([.F447]-2*[.E447]+[.D447])) + [.E447]" office:value-type="float" office:value="0.623678707980792">
            <text:p>0.623679</text:p>
          </table:table-cell>
          <table:table-cell table:formula="oooc:=(_K*([.G447]-2*[.F447]+[.E447])) + [.F447]" office:value-type="float" office:value="0.534581744298417">
            <text:p>0.534582</text:p>
          </table:table-cell>
          <table:table-cell table:formula="oooc:=(_K*([.H447]-2*[.G447]+[.F447])) + [.G447]" office:value-type="float" office:value="0.445484782676485">
            <text:p>0.445485</text:p>
          </table:table-cell>
          <table:table-cell table:formula="oooc:=(_K*([.I447]-2*[.H447]+[.G447])) + [.H447]" office:value-type="float" office:value="0.356387823114998">
            <text:p>0.356388</text:p>
          </table:table-cell>
          <table:table-cell table:formula="oooc:=(_K*([.J447]-2*[.I447]+[.H447])) + [.I447]" office:value-type="float" office:value="0.267290865447031">
            <text:p>0.267291</text:p>
          </table:table-cell>
          <table:table-cell table:formula="oooc:=(_K*([.K447]-2*[.J447]+[.I447])) + [.J447]" office:value-type="float" office:value="0.178193909352256">
            <text:p>0.178194</text:p>
          </table:table-cell>
          <table:table-cell table:formula="oooc:=(_K*(_b-2*[.K447]+[.J447])) + [.K447]" office:value-type="float" office:value="0.089096954382896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48]-2*[.B448]+_a)) + [.B448]" office:value-type="float" office:value="0.890969609214861">
            <text:p>0.890970</text:p>
          </table:table-cell>
          <table:table-cell table:formula="oooc:=(_K*([.D448]-2*[.C448]+[.B448])) + [.C448]" office:value-type="float" office:value="0.801872641155939">
            <text:p>0.801873</text:p>
          </table:table-cell>
          <table:table-cell table:formula="oooc:=(_K*([.E448]-2*[.D448]+[.C448])) + [.D448]" office:value-type="float" office:value="0.712775674185963">
            <text:p>0.712776</text:p>
          </table:table-cell>
          <table:table-cell table:formula="oooc:=(_K*([.F448]-2*[.E448]+[.D448])) + [.E448]" office:value-type="float" office:value="0.623678708738199">
            <text:p>0.623679</text:p>
          </table:table-cell>
          <table:table-cell table:formula="oooc:=(_K*([.G448]-2*[.F448]+[.E448])) + [.F448]" office:value-type="float" office:value="0.534581745122594">
            <text:p>0.534582</text:p>
          </table:table-cell>
          <table:table-cell table:formula="oooc:=(_K*([.H448]-2*[.G448]+[.F448])) + [.G448]" office:value-type="float" office:value="0.445484783500663">
            <text:p>0.445485</text:p>
          </table:table-cell>
          <table:table-cell table:formula="oooc:=(_K*([.I448]-2*[.H448]+[.G448])) + [.H448]" office:value-type="float" office:value="0.356387823872406">
            <text:p>0.356388</text:p>
          </table:table-cell>
          <table:table-cell table:formula="oooc:=(_K*([.J448]-2*[.I448]+[.H448])) + [.I448]" office:value-type="float" office:value="0.267290866076308">
            <text:p>0.267291</text:p>
          </table:table-cell>
          <table:table-cell table:formula="oooc:=(_K*([.K448]-2*[.J448]+[.I448])) + [.J448]" office:value-type="float" office:value="0.178193909802422">
            <text:p>0.178194</text:p>
          </table:table-cell>
          <table:table-cell table:formula="oooc:=(_K*(_b-2*[.K448]+[.J448])) + [.K448]" office:value-type="float" office:value="0.089096954617481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49]-2*[.B449]+_a)) + [.B449]" office:value-type="float" office:value="0.890969609441845">
            <text:p>0.890970</text:p>
          </table:table-cell>
          <table:table-cell table:formula="oooc:=(_K*([.D449]-2*[.C449]+[.B449])) + [.C449]" office:value-type="float" office:value="0.801872641591518">
            <text:p>0.801873</text:p>
          </table:table-cell>
          <table:table-cell table:formula="oooc:=(_K*([.E449]-2*[.D449]+[.C449])) + [.D449]" office:value-type="float" office:value="0.712775674794848">
            <text:p>0.712776</text:p>
          </table:table-cell>
          <table:table-cell table:formula="oooc:=(_K*([.F449]-2*[.E449]+[.D449])) + [.E449]" office:value-type="float" office:value="0.623678709471063">
            <text:p>0.623679</text:p>
          </table:table-cell>
          <table:table-cell table:formula="oooc:=(_K*([.G449]-2*[.F449]+[.E449])) + [.F449]" office:value-type="float" office:value="0.534581745920064">
            <text:p>0.534582</text:p>
          </table:table-cell>
          <table:table-cell table:formula="oooc:=(_K*([.H449]-2*[.G449]+[.F449])) + [.G449]" office:value-type="float" office:value="0.445484784298133">
            <text:p>0.445485</text:p>
          </table:table-cell>
          <table:table-cell table:formula="oooc:=(_K*([.I449]-2*[.H449]+[.G449])) + [.H449]" office:value-type="float" office:value="0.35638782460527">
            <text:p>0.356388</text:p>
          </table:table-cell>
          <table:table-cell table:formula="oooc:=(_K*([.J449]-2*[.I449]+[.H449])) + [.I449]" office:value-type="float" office:value="0.267290866685193">
            <text:p>0.267291</text:p>
          </table:table-cell>
          <table:table-cell table:formula="oooc:=(_K*([.K449]-2*[.J449]+[.I449])) + [.J449]" office:value-type="float" office:value="0.178193910238">
            <text:p>0.178194</text:p>
          </table:table-cell>
          <table:table-cell table:formula="oooc:=(_K*(_b-2*[.K449]+[.J449])) + [.K449]" office:value-type="float" office:value="0.089096954844465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50]-2*[.B450]+_a)) + [.B450]" office:value-type="float" office:value="0.890969609661473">
            <text:p>0.890970</text:p>
          </table:table-cell>
          <table:table-cell table:formula="oooc:=(_K*([.D450]-2*[.C450]+[.B450])) + [.C450]" office:value-type="float" office:value="0.801872642012981">
            <text:p>0.801873</text:p>
          </table:table-cell>
          <table:table-cell table:formula="oooc:=(_K*([.E450]-2*[.D450]+[.C450])) + [.D450]" office:value-type="float" office:value="0.712775675384002">
            <text:p>0.712776</text:p>
          </table:table-cell>
          <table:table-cell table:formula="oooc:=(_K*([.F450]-2*[.E450]+[.D450])) + [.E450]" office:value-type="float" office:value="0.623678710180177">
            <text:p>0.623679</text:p>
          </table:table-cell>
          <table:table-cell table:formula="oooc:=(_K*([.G450]-2*[.F450]+[.E450])) + [.F450]" office:value-type="float" office:value="0.534581746691691">
            <text:p>0.534582</text:p>
          </table:table-cell>
          <table:table-cell table:formula="oooc:=(_K*([.H450]-2*[.G450]+[.F450])) + [.G450]" office:value-type="float" office:value="0.44548478506976">
            <text:p>0.445485</text:p>
          </table:table-cell>
          <table:table-cell table:formula="oooc:=(_K*([.I450]-2*[.H450]+[.G450])) + [.H450]" office:value-type="float" office:value="0.356387825314384">
            <text:p>0.356388</text:p>
          </table:table-cell>
          <table:table-cell table:formula="oooc:=(_K*([.J450]-2*[.I450]+[.H450])) + [.I450]" office:value-type="float" office:value="0.267290867274346">
            <text:p>0.267291</text:p>
          </table:table-cell>
          <table:table-cell table:formula="oooc:=(_K*([.K450]-2*[.J450]+[.I450])) + [.J450]" office:value-type="float" office:value="0.178193910659463">
            <text:p>0.178194</text:p>
          </table:table-cell>
          <table:table-cell table:formula="oooc:=(_K*(_b-2*[.K450]+[.J450])) + [.K450]" office:value-type="float" office:value="0.089096955064093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51]-2*[.B451]+_a)) + [.B451]" office:value-type="float" office:value="0.890969609873983">
            <text:p>0.890970</text:p>
          </table:table-cell>
          <table:table-cell table:formula="oooc:=(_K*([.D451]-2*[.C451]+[.B451])) + [.C451]" office:value-type="float" office:value="0.801872642420786">
            <text:p>0.801873</text:p>
          </table:table-cell>
          <table:table-cell table:formula="oooc:=(_K*([.E451]-2*[.D451]+[.C451])) + [.D451]" office:value-type="float" office:value="0.712775675954064">
            <text:p>0.712776</text:p>
          </table:table-cell>
          <table:table-cell table:formula="oooc:=(_K*([.F451]-2*[.E451]+[.D451])) + [.E451]" office:value-type="float" office:value="0.623678710866313">
            <text:p>0.623679</text:p>
          </table:table-cell>
          <table:table-cell table:formula="oooc:=(_K*([.G451]-2*[.F451]+[.E451])) + [.F451]" office:value-type="float" office:value="0.534581747438313">
            <text:p>0.534582</text:p>
          </table:table-cell>
          <table:table-cell table:formula="oooc:=(_K*([.H451]-2*[.G451]+[.F451])) + [.G451]" office:value-type="float" office:value="0.445484785816382">
            <text:p>0.445485</text:p>
          </table:table-cell>
          <table:table-cell table:formula="oooc:=(_K*([.I451]-2*[.H451]+[.G451])) + [.H451]" office:value-type="float" office:value="0.356387826000519">
            <text:p>0.356388</text:p>
          </table:table-cell>
          <table:table-cell table:formula="oooc:=(_K*([.J451]-2*[.I451]+[.H451])) + [.I451]" office:value-type="float" office:value="0.267290867844408">
            <text:p>0.267291</text:p>
          </table:table-cell>
          <table:table-cell table:formula="oooc:=(_K*([.K451]-2*[.J451]+[.I451])) + [.J451]" office:value-type="float" office:value="0.178193911067268">
            <text:p>0.178194</text:p>
          </table:table-cell>
          <table:table-cell table:formula="oooc:=(_K*(_b-2*[.K451]+[.J451])) + [.K451]" office:value-type="float" office:value="0.089096955276603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52]-2*[.B452]+_a)) + [.B452]" office:value-type="float" office:value="0.890969610079608">
            <text:p>0.890970</text:p>
          </table:table-cell>
          <table:table-cell table:formula="oooc:=(_K*([.D452]-2*[.C452]+[.B452])) + [.C452]" office:value-type="float" office:value="0.801872642815376">
            <text:p>0.801873</text:p>
          </table:table-cell>
          <table:table-cell table:formula="oooc:=(_K*([.E452]-2*[.D452]+[.C452])) + [.D452]" office:value-type="float" office:value="0.712775676505652">
            <text:p>0.712776</text:p>
          </table:table-cell>
          <table:table-cell table:formula="oooc:=(_K*([.F452]-2*[.E452]+[.D452])) + [.E452]" office:value-type="float" office:value="0.623678711530213">
            <text:p>0.623679</text:p>
          </table:table-cell>
          <table:table-cell table:formula="oooc:=(_K*([.G452]-2*[.F452]+[.E452])) + [.F452]" office:value-type="float" office:value="0.53458174816074">
            <text:p>0.534582</text:p>
          </table:table-cell>
          <table:table-cell table:formula="oooc:=(_K*([.H452]-2*[.G452]+[.F452])) + [.G452]" office:value-type="float" office:value="0.445484786538809">
            <text:p>0.445485</text:p>
          </table:table-cell>
          <table:table-cell table:formula="oooc:=(_K*([.I452]-2*[.H452]+[.G452])) + [.H452]" office:value-type="float" office:value="0.35638782666442">
            <text:p>0.356388</text:p>
          </table:table-cell>
          <table:table-cell table:formula="oooc:=(_K*([.J452]-2*[.I452]+[.H452])) + [.I452]" office:value-type="float" office:value="0.267290868395997">
            <text:p>0.267291</text:p>
          </table:table-cell>
          <table:table-cell table:formula="oooc:=(_K*([.K452]-2*[.J452]+[.I452])) + [.J452]" office:value-type="float" office:value="0.178193911461859">
            <text:p>0.178194</text:p>
          </table:table-cell>
          <table:table-cell table:formula="oooc:=(_K*(_b-2*[.K452]+[.J452])) + [.K452]" office:value-type="float" office:value="0.089096955482228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53]-2*[.B453]+_a)) + [.B453]" office:value-type="float" office:value="0.890969610278569">
            <text:p>0.890970</text:p>
          </table:table-cell>
          <table:table-cell table:formula="oooc:=(_K*([.D453]-2*[.C453]+[.B453])) + [.C453]" office:value-type="float" office:value="0.801872643197179">
            <text:p>0.801873</text:p>
          </table:table-cell>
          <table:table-cell table:formula="oooc:=(_K*([.E453]-2*[.D453]+[.C453])) + [.D453]" office:value-type="float" office:value="0.712775677039366">
            <text:p>0.712776</text:p>
          </table:table-cell>
          <table:table-cell table:formula="oooc:=(_K*([.F453]-2*[.E453]+[.D453])) + [.E453]" office:value-type="float" office:value="0.6236787121726">
            <text:p>0.623679</text:p>
          </table:table-cell>
          <table:table-cell table:formula="oooc:=(_K*([.G453]-2*[.F453]+[.E453])) + [.F453]" office:value-type="float" office:value="0.534581748859757">
            <text:p>0.534582</text:p>
          </table:table-cell>
          <table:table-cell table:formula="oooc:=(_K*([.H453]-2*[.G453]+[.F453])) + [.G453]" office:value-type="float" office:value="0.445484787237826">
            <text:p>0.445485</text:p>
          </table:table-cell>
          <table:table-cell table:formula="oooc:=(_K*([.I453]-2*[.H453]+[.G453])) + [.H453]" office:value-type="float" office:value="0.356387827306806">
            <text:p>0.356388</text:p>
          </table:table-cell>
          <table:table-cell table:formula="oooc:=(_K*([.J453]-2*[.I453]+[.H453])) + [.I453]" office:value-type="float" office:value="0.267290868929711">
            <text:p>0.267291</text:p>
          </table:table-cell>
          <table:table-cell table:formula="oooc:=(_K*([.K453]-2*[.J453]+[.I453])) + [.J453]" office:value-type="float" office:value="0.178193911843662">
            <text:p>0.178194</text:p>
          </table:table-cell>
          <table:table-cell table:formula="oooc:=(_K*(_b-2*[.K453]+[.J453])) + [.K453]" office:value-type="float" office:value="0.089096955681189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54]-2*[.B454]+_a)) + [.B454]" office:value-type="float" office:value="0.890969610471082">
            <text:p>0.890970</text:p>
          </table:table-cell>
          <table:table-cell table:formula="oooc:=(_K*([.D454]-2*[.C454]+[.B454])) + [.C454]" office:value-type="float" office:value="0.80187264356661">
            <text:p>0.801873</text:p>
          </table:table-cell>
          <table:table-cell table:formula="oooc:=(_K*([.E454]-2*[.D454]+[.C454])) + [.D454]" office:value-type="float" office:value="0.712775677555785">
            <text:p>0.712776</text:p>
          </table:table-cell>
          <table:table-cell table:formula="oooc:=(_K*([.F454]-2*[.E454]+[.D454])) + [.E454]" office:value-type="float" office:value="0.623678712794169">
            <text:p>0.623679</text:p>
          </table:table-cell>
          <table:table-cell table:formula="oooc:=(_K*([.G454]-2*[.F454]+[.E454])) + [.F454]" office:value-type="float" office:value="0.534581749536122">
            <text:p>0.534582</text:p>
          </table:table-cell>
          <table:table-cell table:formula="oooc:=(_K*([.H454]-2*[.G454]+[.F454])) + [.G454]" office:value-type="float" office:value="0.445484787914191">
            <text:p>0.445485</text:p>
          </table:table-cell>
          <table:table-cell table:formula="oooc:=(_K*([.I454]-2*[.H454]+[.G454])) + [.H454]" office:value-type="float" office:value="0.356387827928376">
            <text:p>0.356388</text:p>
          </table:table-cell>
          <table:table-cell table:formula="oooc:=(_K*([.J454]-2*[.I454]+[.H454])) + [.I454]" office:value-type="float" office:value="0.267290869446129">
            <text:p>0.267291</text:p>
          </table:table-cell>
          <table:table-cell table:formula="oooc:=(_K*([.K454]-2*[.J454]+[.I454])) + [.J454]" office:value-type="float" office:value="0.178193912213092">
            <text:p>0.178194</text:p>
          </table:table-cell>
          <table:table-cell table:formula="oooc:=(_K*(_b-2*[.K454]+[.J454])) + [.K454]" office:value-type="float" office:value="0.089096955873702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55]-2*[.B455]+_a)) + [.B455]" office:value-type="float" office:value="0.890969610657357">
            <text:p>0.890970</text:p>
          </table:table-cell>
          <table:table-cell table:formula="oooc:=(_K*([.D455]-2*[.C455]+[.B455])) + [.C455]" office:value-type="float" office:value="0.801872643924069">
            <text:p>0.801873</text:p>
          </table:table-cell>
          <table:table-cell table:formula="oooc:=(_K*([.E455]-2*[.D455]+[.C455])) + [.D455]" office:value-type="float" office:value="0.712775678055468">
            <text:p>0.712776</text:p>
          </table:table-cell>
          <table:table-cell table:formula="oooc:=(_K*([.F455]-2*[.E455]+[.D455])) + [.E455]" office:value-type="float" office:value="0.623678713395596">
            <text:p>0.623679</text:p>
          </table:table-cell>
          <table:table-cell table:formula="oooc:=(_K*([.G455]-2*[.F455]+[.E455])) + [.F455]" office:value-type="float" office:value="0.534581750190568">
            <text:p>0.534582</text:p>
          </table:table-cell>
          <table:table-cell table:formula="oooc:=(_K*([.H455]-2*[.G455]+[.F455])) + [.G455]" office:value-type="float" office:value="0.445484788568637">
            <text:p>0.445485</text:p>
          </table:table-cell>
          <table:table-cell table:formula="oooc:=(_K*([.I455]-2*[.H455]+[.G455])) + [.H455]" office:value-type="float" office:value="0.356387828529803">
            <text:p>0.356388</text:p>
          </table:table-cell>
          <table:table-cell table:formula="oooc:=(_K*([.J455]-2*[.I455]+[.H455])) + [.I455]" office:value-type="float" office:value="0.267290869945813">
            <text:p>0.267291</text:p>
          </table:table-cell>
          <table:table-cell table:formula="oooc:=(_K*([.K455]-2*[.J455]+[.I455])) + [.J455]" office:value-type="float" office:value="0.178193912570551">
            <text:p>0.178194</text:p>
          </table:table-cell>
          <table:table-cell table:formula="oooc:=(_K*(_b-2*[.K455]+[.J455])) + [.K455]" office:value-type="float" office:value="0.089096956059977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56]-2*[.B456]+_a)) + [.B456]" office:value-type="float" office:value="0.890969610837595">
            <text:p>0.890970</text:p>
          </table:table-cell>
          <table:table-cell table:formula="oooc:=(_K*([.D456]-2*[.C456]+[.B456])) + [.C456]" office:value-type="float" office:value="0.801872644269944">
            <text:p>0.801873</text:p>
          </table:table-cell>
          <table:table-cell table:formula="oooc:=(_K*([.E456]-2*[.D456]+[.C456])) + [.D456]" office:value-type="float" office:value="0.71277567853896">
            <text:p>0.712776</text:p>
          </table:table-cell>
          <table:table-cell table:formula="oooc:=(_K*([.F456]-2*[.E456]+[.D456])) + [.E456]" office:value-type="float" office:value="0.623678713977534">
            <text:p>0.623679</text:p>
          </table:table-cell>
          <table:table-cell table:formula="oooc:=(_K*([.G456]-2*[.F456]+[.E456])) + [.F456]" office:value-type="float" office:value="0.534581750823807">
            <text:p>0.534582</text:p>
          </table:table-cell>
          <table:table-cell table:formula="oooc:=(_K*([.H456]-2*[.G456]+[.F456])) + [.G456]" office:value-type="float" office:value="0.445484789201876">
            <text:p>0.445485</text:p>
          </table:table-cell>
          <table:table-cell table:formula="oooc:=(_K*([.I456]-2*[.H456]+[.G456])) + [.H456]" office:value-type="float" office:value="0.356387829111741">
            <text:p>0.356388</text:p>
          </table:table-cell>
          <table:table-cell table:formula="oooc:=(_K*([.J456]-2*[.I456]+[.H456])) + [.I456]" office:value-type="float" office:value="0.267290870429304">
            <text:p>0.267291</text:p>
          </table:table-cell>
          <table:table-cell table:formula="oooc:=(_K*([.K456]-2*[.J456]+[.I456])) + [.J456]" office:value-type="float" office:value="0.178193912916426">
            <text:p>0.178194</text:p>
          </table:table-cell>
          <table:table-cell table:formula="oooc:=(_K*(_b-2*[.K456]+[.J456])) + [.K456]" office:value-type="float" office:value="0.08909695624021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57]-2*[.B457]+_a)) + [.B457]" office:value-type="float" office:value="0.890969611011993">
            <text:p>0.890970</text:p>
          </table:table-cell>
          <table:table-cell table:formula="oooc:=(_K*([.D457]-2*[.C457]+[.B457])) + [.C457]" office:value-type="float" office:value="0.801872644604611">
            <text:p>0.801873</text:p>
          </table:table-cell>
          <table:table-cell table:formula="oooc:=(_K*([.E457]-2*[.D457]+[.C457])) + [.D457]" office:value-type="float" office:value="0.712775679006783">
            <text:p>0.712776</text:p>
          </table:table-cell>
          <table:table-cell table:formula="oooc:=(_K*([.F457]-2*[.E457]+[.D457])) + [.E457]" office:value-type="float" office:value="0.623678714540613">
            <text:p>0.623679</text:p>
          </table:table-cell>
          <table:table-cell table:formula="oooc:=(_K*([.G457]-2*[.F457]+[.E457])) + [.F457]" office:value-type="float" office:value="0.534581751436525">
            <text:p>0.534582</text:p>
          </table:table-cell>
          <table:table-cell table:formula="oooc:=(_K*([.H457]-2*[.G457]+[.F457])) + [.G457]" office:value-type="float" office:value="0.445484789814594">
            <text:p>0.445485</text:p>
          </table:table-cell>
          <table:table-cell table:formula="oooc:=(_K*([.I457]-2*[.H457]+[.G457])) + [.H457]" office:value-type="float" office:value="0.35638782967482">
            <text:p>0.356388</text:p>
          </table:table-cell>
          <table:table-cell table:formula="oooc:=(_K*([.J457]-2*[.I457]+[.H457])) + [.I457]" office:value-type="float" office:value="0.267290870897128">
            <text:p>0.267291</text:p>
          </table:table-cell>
          <table:table-cell table:formula="oooc:=(_K*([.K457]-2*[.J457]+[.I457])) + [.J457]" office:value-type="float" office:value="0.178193913251093">
            <text:p>0.178194</text:p>
          </table:table-cell>
          <table:table-cell table:formula="oooc:=(_K*(_b-2*[.K457]+[.J457])) + [.K457]" office:value-type="float" office:value="0.089096956414613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58]-2*[.B458]+_a)) + [.B458]" office:value-type="float" office:value="0.89096961118074">
            <text:p>0.890970</text:p>
          </table:table-cell>
          <table:table-cell table:formula="oooc:=(_K*([.D458]-2*[.C458]+[.B458])) + [.C458]" office:value-type="float" office:value="0.801872644928433">
            <text:p>0.801873</text:p>
          </table:table-cell>
          <table:table-cell table:formula="oooc:=(_K*([.E458]-2*[.D458]+[.C458])) + [.D458]" office:value-type="float" office:value="0.712775679459446">
            <text:p>0.712776</text:p>
          </table:table-cell>
          <table:table-cell table:formula="oooc:=(_K*([.F458]-2*[.E458]+[.D458])) + [.E458]" office:value-type="float" office:value="0.623678715085446">
            <text:p>0.623679</text:p>
          </table:table-cell>
          <table:table-cell table:formula="oooc:=(_K*([.G458]-2*[.F458]+[.E458])) + [.F458]" office:value-type="float" office:value="0.534581752029388">
            <text:p>0.534582</text:p>
          </table:table-cell>
          <table:table-cell table:formula="oooc:=(_K*([.H458]-2*[.G458]+[.F458])) + [.G458]" office:value-type="float" office:value="0.445484790407457">
            <text:p>0.445485</text:p>
          </table:table-cell>
          <table:table-cell table:formula="oooc:=(_K*([.I458]-2*[.H458]+[.G458])) + [.H458]" office:value-type="float" office:value="0.356387830219653">
            <text:p>0.356388</text:p>
          </table:table-cell>
          <table:table-cell table:formula="oooc:=(_K*([.J458]-2*[.I458]+[.H458])) + [.I458]" office:value-type="float" office:value="0.267290871349791">
            <text:p>0.267291</text:p>
          </table:table-cell>
          <table:table-cell table:formula="oooc:=(_K*([.K458]-2*[.J458]+[.I458])) + [.J458]" office:value-type="float" office:value="0.178193913574915">
            <text:p>0.178194</text:p>
          </table:table-cell>
          <table:table-cell table:formula="oooc:=(_K*(_b-2*[.K458]+[.J458])) + [.K458]" office:value-type="float" office:value="0.089096956583360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59]-2*[.B459]+_a)) + [.B459]" office:value-type="float" office:value="0.890969611344018">
            <text:p>0.890970</text:p>
          </table:table-cell>
          <table:table-cell table:formula="oooc:=(_K*([.D459]-2*[.C459]+[.B459])) + [.C459]" office:value-type="float" office:value="0.801872645241761">
            <text:p>0.801873</text:p>
          </table:table-cell>
          <table:table-cell table:formula="oooc:=(_K*([.E459]-2*[.D459]+[.C459])) + [.D459]" office:value-type="float" office:value="0.712775679897441">
            <text:p>0.712776</text:p>
          </table:table-cell>
          <table:table-cell table:formula="oooc:=(_K*([.F459]-2*[.E459]+[.D459])) + [.E459]" office:value-type="float" office:value="0.623678715612623">
            <text:p>0.623679</text:p>
          </table:table-cell>
          <table:table-cell table:formula="oooc:=(_K*([.G459]-2*[.F459]+[.E459])) + [.F459]" office:value-type="float" office:value="0.534581752603039">
            <text:p>0.534582</text:p>
          </table:table-cell>
          <table:table-cell table:formula="oooc:=(_K*([.H459]-2*[.G459]+[.F459])) + [.G459]" office:value-type="float" office:value="0.445484790981108">
            <text:p>0.445485</text:p>
          </table:table-cell>
          <table:table-cell table:formula="oooc:=(_K*([.I459]-2*[.H459]+[.G459])) + [.H459]" office:value-type="float" office:value="0.35638783074683">
            <text:p>0.356388</text:p>
          </table:table-cell>
          <table:table-cell table:formula="oooc:=(_K*([.J459]-2*[.I459]+[.H459])) + [.I459]" office:value-type="float" office:value="0.267290871787786">
            <text:p>0.267291</text:p>
          </table:table-cell>
          <table:table-cell table:formula="oooc:=(_K*([.K459]-2*[.J459]+[.I459])) + [.J459]" office:value-type="float" office:value="0.178193913888244">
            <text:p>0.178194</text:p>
          </table:table-cell>
          <table:table-cell table:formula="oooc:=(_K*(_b-2*[.K459]+[.J459])) + [.K459]" office:value-type="float" office:value="0.089096956746638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60]-2*[.B460]+_a)) + [.B460]" office:value-type="float" office:value="0.890969611502005">
            <text:p>0.890970</text:p>
          </table:table-cell>
          <table:table-cell table:formula="oooc:=(_K*([.D460]-2*[.C460]+[.B460])) + [.C460]" office:value-type="float" office:value="0.801872645544935">
            <text:p>0.801873</text:p>
          </table:table-cell>
          <table:table-cell table:formula="oooc:=(_K*([.E460]-2*[.D460]+[.C460])) + [.D460]" office:value-type="float" office:value="0.712775680321242">
            <text:p>0.712776</text:p>
          </table:table-cell>
          <table:table-cell table:formula="oooc:=(_K*([.F460]-2*[.E460]+[.D460])) + [.E460]" office:value-type="float" office:value="0.623678716122716">
            <text:p>0.623679</text:p>
          </table:table-cell>
          <table:table-cell table:formula="oooc:=(_K*([.G460]-2*[.F460]+[.E460])) + [.F460]" office:value-type="float" office:value="0.5345817531581">
            <text:p>0.534582</text:p>
          </table:table-cell>
          <table:table-cell table:formula="oooc:=(_K*([.H460]-2*[.G460]+[.F460])) + [.G460]" office:value-type="float" office:value="0.445484791536169">
            <text:p>0.445485</text:p>
          </table:table-cell>
          <table:table-cell table:formula="oooc:=(_K*([.I460]-2*[.H460]+[.G460])) + [.H460]" office:value-type="float" office:value="0.356387831256923">
            <text:p>0.356388</text:p>
          </table:table-cell>
          <table:table-cell table:formula="oooc:=(_K*([.J460]-2*[.I460]+[.H460])) + [.I460]" office:value-type="float" office:value="0.267290872211586">
            <text:p>0.267291</text:p>
          </table:table-cell>
          <table:table-cell table:formula="oooc:=(_K*([.K460]-2*[.J460]+[.I460])) + [.J460]" office:value-type="float" office:value="0.178193914191418">
            <text:p>0.178194</text:p>
          </table:table-cell>
          <table:table-cell table:formula="oooc:=(_K*(_b-2*[.K460]+[.J460])) + [.K460]" office:value-type="float" office:value="0.08909695690462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61]-2*[.B461]+_a)) + [.B461]" office:value-type="float" office:value="0.890969611654872">
            <text:p>0.890970</text:p>
          </table:table-cell>
          <table:table-cell table:formula="oooc:=(_K*([.D461]-2*[.C461]+[.B461])) + [.C461]" office:value-type="float" office:value="0.801872645838286">
            <text:p>0.801873</text:p>
          </table:table-cell>
          <table:table-cell table:formula="oooc:=(_K*([.E461]-2*[.D461]+[.C461])) + [.D461]" office:value-type="float" office:value="0.712775680731309">
            <text:p>0.712776</text:p>
          </table:table-cell>
          <table:table-cell table:formula="oooc:=(_K*([.F461]-2*[.E461]+[.D461])) + [.E461]" office:value-type="float" office:value="0.62367871661628">
            <text:p>0.623679</text:p>
          </table:table-cell>
          <table:table-cell table:formula="oooc:=(_K*([.G461]-2*[.F461]+[.E461])) + [.F461]" office:value-type="float" office:value="0.534581753695174">
            <text:p>0.534582</text:p>
          </table:table-cell>
          <table:table-cell table:formula="oooc:=(_K*([.H461]-2*[.G461]+[.F461])) + [.G461]" office:value-type="float" office:value="0.445484792073243">
            <text:p>0.445485</text:p>
          </table:table-cell>
          <table:table-cell table:formula="oooc:=(_K*([.I461]-2*[.H461]+[.G461])) + [.H461]" office:value-type="float" office:value="0.356387831750487">
            <text:p>0.356388</text:p>
          </table:table-cell>
          <table:table-cell table:formula="oooc:=(_K*([.J461]-2*[.I461]+[.H461])) + [.I461]" office:value-type="float" office:value="0.267290872621654">
            <text:p>0.267291</text:p>
          </table:table-cell>
          <table:table-cell table:formula="oooc:=(_K*([.K461]-2*[.J461]+[.I461])) + [.J461]" office:value-type="float" office:value="0.178193914484768">
            <text:p>0.178194</text:p>
          </table:table-cell>
          <table:table-cell table:formula="oooc:=(_K*(_b-2*[.K461]+[.J461])) + [.K461]" office:value-type="float" office:value="0.089096957057492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62]-2*[.B462]+_a)) + [.B462]" office:value-type="float" office:value="0.890969611802785">
            <text:p>0.890970</text:p>
          </table:table-cell>
          <table:table-cell table:formula="oooc:=(_K*([.D462]-2*[.C462]+[.B462])) + [.C462]" office:value-type="float" office:value="0.801872646122129">
            <text:p>0.801873</text:p>
          </table:table-cell>
          <table:table-cell table:formula="oooc:=(_K*([.E462]-2*[.D462]+[.C462])) + [.D462]" office:value-type="float" office:value="0.712775681128088">
            <text:p>0.712776</text:p>
          </table:table-cell>
          <table:table-cell table:formula="oooc:=(_K*([.F462]-2*[.E462]+[.D462])) + [.E462]" office:value-type="float" office:value="0.623678717093849">
            <text:p>0.623679</text:p>
          </table:table-cell>
          <table:table-cell table:formula="oooc:=(_K*([.G462]-2*[.F462]+[.E462])) + [.F462]" office:value-type="float" office:value="0.534581754214844">
            <text:p>0.534582</text:p>
          </table:table-cell>
          <table:table-cell table:formula="oooc:=(_K*([.H462]-2*[.G462]+[.F462])) + [.G462]" office:value-type="float" office:value="0.445484792592913">
            <text:p>0.445485</text:p>
          </table:table-cell>
          <table:table-cell table:formula="oooc:=(_K*([.I462]-2*[.H462]+[.G462])) + [.H462]" office:value-type="float" office:value="0.356387832228056">
            <text:p>0.356388</text:p>
          </table:table-cell>
          <table:table-cell table:formula="oooc:=(_K*([.J462]-2*[.I462]+[.H462])) + [.I462]" office:value-type="float" office:value="0.267290873018433">
            <text:p>0.267291</text:p>
          </table:table-cell>
          <table:table-cell table:formula="oooc:=(_K*([.K462]-2*[.J462]+[.I462])) + [.J462]" office:value-type="float" office:value="0.178193914768612">
            <text:p>0.178194</text:p>
          </table:table-cell>
          <table:table-cell table:formula="oooc:=(_K*(_b-2*[.K462]+[.J462])) + [.K462]" office:value-type="float" office:value="0.089096957205405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63]-2*[.B463]+_a)) + [.B463]" office:value-type="float" office:value="0.890969611945905">
            <text:p>0.890970</text:p>
          </table:table-cell>
          <table:table-cell table:formula="oooc:=(_K*([.D463]-2*[.C463]+[.B463])) + [.C463]" office:value-type="float" office:value="0.801872646396775">
            <text:p>0.801873</text:p>
          </table:table-cell>
          <table:table-cell table:formula="oooc:=(_K*([.E463]-2*[.D463]+[.C463])) + [.D463]" office:value-type="float" office:value="0.712775681512009">
            <text:p>0.712776</text:p>
          </table:table-cell>
          <table:table-cell table:formula="oooc:=(_K*([.F463]-2*[.E463]+[.D463])) + [.E463]" office:value-type="float" office:value="0.623678717555943">
            <text:p>0.623679</text:p>
          </table:table-cell>
          <table:table-cell table:formula="oooc:=(_K*([.G463]-2*[.F463]+[.E463])) + [.F463]" office:value-type="float" office:value="0.534581754717674">
            <text:p>0.534582</text:p>
          </table:table-cell>
          <table:table-cell table:formula="oooc:=(_K*([.H463]-2*[.G463]+[.F463])) + [.G463]" office:value-type="float" office:value="0.445484793095743">
            <text:p>0.445485</text:p>
          </table:table-cell>
          <table:table-cell table:formula="oooc:=(_K*([.I463]-2*[.H463]+[.G463])) + [.H463]" office:value-type="float" office:value="0.35638783269015">
            <text:p>0.356388</text:p>
          </table:table-cell>
          <table:table-cell table:formula="oooc:=(_K*([.J463]-2*[.I463]+[.H463])) + [.I463]" office:value-type="float" office:value="0.267290873402354">
            <text:p>0.267291</text:p>
          </table:table-cell>
          <table:table-cell table:formula="oooc:=(_K*([.K463]-2*[.J463]+[.I463])) + [.J463]" office:value-type="float" office:value="0.178193915043258">
            <text:p>0.178194</text:p>
          </table:table-cell>
          <table:table-cell table:formula="oooc:=(_K*(_b-2*[.K463]+[.J463])) + [.K463]" office:value-type="float" office:value="0.08909695734852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64]-2*[.B464]+_a)) + [.B464]" office:value-type="float" office:value="0.890969612084388">
            <text:p>0.890970</text:p>
          </table:table-cell>
          <table:table-cell table:formula="oooc:=(_K*([.D464]-2*[.C464]+[.B464])) + [.C464]" office:value-type="float" office:value="0.801872646662521">
            <text:p>0.801873</text:p>
          </table:table-cell>
          <table:table-cell table:formula="oooc:=(_K*([.E464]-2*[.D464]+[.C464])) + [.D464]" office:value-type="float" office:value="0.712775681883489">
            <text:p>0.712776</text:p>
          </table:table-cell>
          <table:table-cell table:formula="oooc:=(_K*([.F464]-2*[.E464]+[.D464])) + [.E464]" office:value-type="float" office:value="0.623678718003062">
            <text:p>0.623679</text:p>
          </table:table-cell>
          <table:table-cell table:formula="oooc:=(_K*([.G464]-2*[.F464]+[.E464])) + [.F464]" office:value-type="float" office:value="0.534581755204209">
            <text:p>0.534582</text:p>
          </table:table-cell>
          <table:table-cell table:formula="oooc:=(_K*([.H464]-2*[.G464]+[.F464])) + [.G464]" office:value-type="float" office:value="0.445484793582278">
            <text:p>0.445485</text:p>
          </table:table-cell>
          <table:table-cell table:formula="oooc:=(_K*([.I464]-2*[.H464]+[.G464])) + [.H464]" office:value-type="float" office:value="0.356387833137269">
            <text:p>0.356388</text:p>
          </table:table-cell>
          <table:table-cell table:formula="oooc:=(_K*([.J464]-2*[.I464]+[.H464])) + [.I464]" office:value-type="float" office:value="0.267290873773834">
            <text:p>0.267291</text:p>
          </table:table-cell>
          <table:table-cell table:formula="oooc:=(_K*([.K464]-2*[.J464]+[.I464])) + [.J464]" office:value-type="float" office:value="0.178193915309004">
            <text:p>0.178194</text:p>
          </table:table-cell>
          <table:table-cell table:formula="oooc:=(_K*(_b-2*[.K464]+[.J464])) + [.K464]" office:value-type="float" office:value="0.089096957487008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65]-2*[.B465]+_a)) + [.B465]" office:value-type="float" office:value="0.890969612218383">
            <text:p>0.890970</text:p>
          </table:table-cell>
          <table:table-cell table:formula="oooc:=(_K*([.D465]-2*[.C465]+[.B465])) + [.C465]" office:value-type="float" office:value="0.801872646919655">
            <text:p>0.801873</text:p>
          </table:table-cell>
          <table:table-cell table:formula="oooc:=(_K*([.E465]-2*[.D465]+[.C465])) + [.D465]" office:value-type="float" office:value="0.712775682242931">
            <text:p>0.712776</text:p>
          </table:table-cell>
          <table:table-cell table:formula="oooc:=(_K*([.F465]-2*[.E465]+[.D465])) + [.E465]" office:value-type="float" office:value="0.623678718435692">
            <text:p>0.623679</text:p>
          </table:table-cell>
          <table:table-cell table:formula="oooc:=(_K*([.G465]-2*[.F465]+[.E465])) + [.F465]" office:value-type="float" office:value="0.534581755674978">
            <text:p>0.534582</text:p>
          </table:table-cell>
          <table:table-cell table:formula="oooc:=(_K*([.H465]-2*[.G465]+[.F465])) + [.G465]" office:value-type="float" office:value="0.445484794053047">
            <text:p>0.445485</text:p>
          </table:table-cell>
          <table:table-cell table:formula="oooc:=(_K*([.I465]-2*[.H465]+[.G465])) + [.H465]" office:value-type="float" office:value="0.356387833569898">
            <text:p>0.356388</text:p>
          </table:table-cell>
          <table:table-cell table:formula="oooc:=(_K*([.J465]-2*[.I465]+[.H465])) + [.I465]" office:value-type="float" office:value="0.267290874133276">
            <text:p>0.267291</text:p>
          </table:table-cell>
          <table:table-cell table:formula="oooc:=(_K*([.K465]-2*[.J465]+[.I465])) + [.J465]" office:value-type="float" office:value="0.178193915566138">
            <text:p>0.178194</text:p>
          </table:table-cell>
          <table:table-cell table:formula="oooc:=(_K*(_b-2*[.K465]+[.J465])) + [.K465]" office:value-type="float" office:value="0.089096957621003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66]-2*[.B466]+_a)) + [.B466]" office:value-type="float" office:value="0.890969612348035">
            <text:p>0.890970</text:p>
          </table:table-cell>
          <table:table-cell table:formula="oooc:=(_K*([.D466]-2*[.C466]+[.B466])) + [.C466]" office:value-type="float" office:value="0.801872647168456">
            <text:p>0.801873</text:p>
          </table:table-cell>
          <table:table-cell table:formula="oooc:=(_K*([.E466]-2*[.D466]+[.C466])) + [.D466]" office:value-type="float" office:value="0.712775682590725">
            <text:p>0.712776</text:p>
          </table:table-cell>
          <table:table-cell table:formula="oooc:=(_K*([.F466]-2*[.E466]+[.D466])) + [.E466]" office:value-type="float" office:value="0.623678718854302">
            <text:p>0.623679</text:p>
          </table:table-cell>
          <table:table-cell table:formula="oooc:=(_K*([.G466]-2*[.F466]+[.E466])) + [.F466]" office:value-type="float" office:value="0.534581756130491">
            <text:p>0.534582</text:p>
          </table:table-cell>
          <table:table-cell table:formula="oooc:=(_K*([.H466]-2*[.G466]+[.F466])) + [.G466]" office:value-type="float" office:value="0.44548479450856">
            <text:p>0.445485</text:p>
          </table:table-cell>
          <table:table-cell table:formula="oooc:=(_K*([.I466]-2*[.H466]+[.G466])) + [.H466]" office:value-type="float" office:value="0.356387833988509">
            <text:p>0.356388</text:p>
          </table:table-cell>
          <table:table-cell table:formula="oooc:=(_K*([.J466]-2*[.I466]+[.H466])) + [.I466]" office:value-type="float" office:value="0.26729087448107">
            <text:p>0.267291</text:p>
          </table:table-cell>
          <table:table-cell table:formula="oooc:=(_K*([.K466]-2*[.J466]+[.I466])) + [.J466]" office:value-type="float" office:value="0.178193915814939">
            <text:p>0.178194</text:p>
          </table:table-cell>
          <table:table-cell table:formula="oooc:=(_K*(_b-2*[.K466]+[.J466])) + [.K466]" office:value-type="float" office:value="0.089096957750655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67]-2*[.B467]+_a)) + [.B467]" office:value-type="float" office:value="0.890969612473486">
            <text:p>0.890970</text:p>
          </table:table-cell>
          <table:table-cell table:formula="oooc:=(_K*([.D467]-2*[.C467]+[.B467])) + [.C467]" office:value-type="float" office:value="0.801872647409195">
            <text:p>0.801873</text:p>
          </table:table-cell>
          <table:table-cell table:formula="oooc:=(_K*([.E467]-2*[.D467]+[.C467])) + [.D467]" office:value-type="float" office:value="0.712775682927248">
            <text:p>0.712776</text:p>
          </table:table-cell>
          <table:table-cell table:formula="oooc:=(_K*([.F467]-2*[.E467]+[.D467])) + [.E467]" office:value-type="float" office:value="0.623678719259347">
            <text:p>0.623679</text:p>
          </table:table-cell>
          <table:table-cell table:formula="oooc:=(_K*([.G467]-2*[.F467]+[.E467])) + [.F467]" office:value-type="float" office:value="0.534581756571243">
            <text:p>0.534582</text:p>
          </table:table-cell>
          <table:table-cell table:formula="oooc:=(_K*([.H467]-2*[.G467]+[.F467])) + [.G467]" office:value-type="float" office:value="0.445484794949312">
            <text:p>0.445485</text:p>
          </table:table-cell>
          <table:table-cell table:formula="oooc:=(_K*([.I467]-2*[.H467]+[.G467])) + [.H467]" office:value-type="float" office:value="0.356387834393553">
            <text:p>0.356388</text:p>
          </table:table-cell>
          <table:table-cell table:formula="oooc:=(_K*([.J467]-2*[.I467]+[.H467])) + [.I467]" office:value-type="float" office:value="0.267290874817593">
            <text:p>0.267291</text:p>
          </table:table-cell>
          <table:table-cell table:formula="oooc:=(_K*([.K467]-2*[.J467]+[.I467])) + [.J467]" office:value-type="float" office:value="0.178193916055678">
            <text:p>0.178194</text:p>
          </table:table-cell>
          <table:table-cell table:formula="oooc:=(_K*(_b-2*[.K467]+[.J467])) + [.K467]" office:value-type="float" office:value="0.089096957876106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68]-2*[.B468]+_a)) + [.B468]" office:value-type="float" office:value="0.890969612594872">
            <text:p>0.890970</text:p>
          </table:table-cell>
          <table:table-cell table:formula="oooc:=(_K*([.D468]-2*[.C468]+[.B468])) + [.C468]" office:value-type="float" office:value="0.801872647642133">
            <text:p>0.801873</text:p>
          </table:table-cell>
          <table:table-cell table:formula="oooc:=(_K*([.E468]-2*[.D468]+[.C468])) + [.D468]" office:value-type="float" office:value="0.712775683252866">
            <text:p>0.712776</text:p>
          </table:table-cell>
          <table:table-cell table:formula="oooc:=(_K*([.F468]-2*[.E468]+[.D468])) + [.E468]" office:value-type="float" office:value="0.623678719651266">
            <text:p>0.623679</text:p>
          </table:table-cell>
          <table:table-cell table:formula="oooc:=(_K*([.G468]-2*[.F468]+[.E468])) + [.F468]" office:value-type="float" office:value="0.534581756997712">
            <text:p>0.534582</text:p>
          </table:table-cell>
          <table:table-cell table:formula="oooc:=(_K*([.H468]-2*[.G468]+[.F468])) + [.G468]" office:value-type="float" office:value="0.445484795375781">
            <text:p>0.445485</text:p>
          </table:table-cell>
          <table:table-cell table:formula="oooc:=(_K*([.I468]-2*[.H468]+[.G468])) + [.H468]" office:value-type="float" office:value="0.356387834785473">
            <text:p>0.356388</text:p>
          </table:table-cell>
          <table:table-cell table:formula="oooc:=(_K*([.J468]-2*[.I468]+[.H468])) + [.I468]" office:value-type="float" office:value="0.267290875143211">
            <text:p>0.267291</text:p>
          </table:table-cell>
          <table:table-cell table:formula="oooc:=(_K*([.K468]-2*[.J468]+[.I468])) + [.J468]" office:value-type="float" office:value="0.178193916288615">
            <text:p>0.178194</text:p>
          </table:table-cell>
          <table:table-cell table:formula="oooc:=(_K*(_b-2*[.K468]+[.J468])) + [.K468]" office:value-type="float" office:value="0.089096957997492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69]-2*[.B469]+_a)) + [.B469]" office:value-type="float" office:value="0.890969612712324">
            <text:p>0.890970</text:p>
          </table:table-cell>
          <table:table-cell table:formula="oooc:=(_K*([.D469]-2*[.C469]+[.B469])) + [.C469]" office:value-type="float" office:value="0.801872647867522">
            <text:p>0.801873</text:p>
          </table:table-cell>
          <table:table-cell table:formula="oooc:=(_K*([.E469]-2*[.D469]+[.C469])) + [.D469]" office:value-type="float" office:value="0.712775683567933">
            <text:p>0.712776</text:p>
          </table:table-cell>
          <table:table-cell table:formula="oooc:=(_K*([.F469]-2*[.E469]+[.D469])) + [.E469]" office:value-type="float" office:value="0.623678720030484">
            <text:p>0.623679</text:p>
          </table:table-cell>
          <table:table-cell table:formula="oooc:=(_K*([.G469]-2*[.F469]+[.E469])) + [.F469]" office:value-type="float" office:value="0.534581757410361">
            <text:p>0.534582</text:p>
          </table:table-cell>
          <table:table-cell table:formula="oooc:=(_K*([.H469]-2*[.G469]+[.F469])) + [.G469]" office:value-type="float" office:value="0.44548479578843">
            <text:p>0.445485</text:p>
          </table:table-cell>
          <table:table-cell table:formula="oooc:=(_K*([.I469]-2*[.H469]+[.G469])) + [.H469]" office:value-type="float" office:value="0.356387835164691">
            <text:p>0.356388</text:p>
          </table:table-cell>
          <table:table-cell table:formula="oooc:=(_K*([.J469]-2*[.I469]+[.H469])) + [.I469]" office:value-type="float" office:value="0.267290875458277">
            <text:p>0.267291</text:p>
          </table:table-cell>
          <table:table-cell table:formula="oooc:=(_K*([.K469]-2*[.J469]+[.I469])) + [.J469]" office:value-type="float" office:value="0.178193916514005">
            <text:p>0.178194</text:p>
          </table:table-cell>
          <table:table-cell table:formula="oooc:=(_K*(_b-2*[.K469]+[.J469])) + [.K469]" office:value-type="float" office:value="0.089096958114944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70]-2*[.B470]+_a)) + [.B470]" office:value-type="float" office:value="0.89096961282597">
            <text:p>0.890970</text:p>
          </table:table-cell>
          <table:table-cell table:formula="oooc:=(_K*([.D470]-2*[.C470]+[.B470])) + [.C470]" office:value-type="float" office:value="0.801872648085607">
            <text:p>0.801873</text:p>
          </table:table-cell>
          <table:table-cell table:formula="oooc:=(_K*([.E470]-2*[.D470]+[.C470])) + [.D470]" office:value-type="float" office:value="0.712775683872789">
            <text:p>0.712776</text:p>
          </table:table-cell>
          <table:table-cell table:formula="oooc:=(_K*([.F470]-2*[.E470]+[.D470])) + [.E470]" office:value-type="float" office:value="0.623678720397414">
            <text:p>0.623679</text:p>
          </table:table-cell>
          <table:table-cell table:formula="oooc:=(_K*([.G470]-2*[.F470]+[.E470])) + [.F470]" office:value-type="float" office:value="0.534581757809638">
            <text:p>0.534582</text:p>
          </table:table-cell>
          <table:table-cell table:formula="oooc:=(_K*([.H470]-2*[.G470]+[.F470])) + [.G470]" office:value-type="float" office:value="0.445484796187707">
            <text:p>0.445485</text:p>
          </table:table-cell>
          <table:table-cell table:formula="oooc:=(_K*([.I470]-2*[.H470]+[.G470])) + [.H470]" office:value-type="float" office:value="0.356387835531621">
            <text:p>0.356388</text:p>
          </table:table-cell>
          <table:table-cell table:formula="oooc:=(_K*([.J470]-2*[.I470]+[.H470])) + [.I470]" office:value-type="float" office:value="0.267290875763134">
            <text:p>0.267291</text:p>
          </table:table-cell>
          <table:table-cell table:formula="oooc:=(_K*([.K470]-2*[.J470]+[.I470])) + [.J470]" office:value-type="float" office:value="0.17819391673209">
            <text:p>0.178194</text:p>
          </table:table-cell>
          <table:table-cell table:formula="oooc:=(_K*(_b-2*[.K470]+[.J470])) + [.K470]" office:value-type="float" office:value="0.089096958228590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71]-2*[.B471]+_a)) + [.B471]" office:value-type="float" office:value="0.890969612935934">
            <text:p>0.890970</text:p>
          </table:table-cell>
          <table:table-cell table:formula="oooc:=(_K*([.D471]-2*[.C471]+[.B471])) + [.C471]" office:value-type="float" office:value="0.801872648296625">
            <text:p>0.801873</text:p>
          </table:table-cell>
          <table:table-cell table:formula="oooc:=(_K*([.E471]-2*[.D471]+[.C471])) + [.D471]" office:value-type="float" office:value="0.712775684167766">
            <text:p>0.712776</text:p>
          </table:table-cell>
          <table:table-cell table:formula="oooc:=(_K*([.F471]-2*[.E471]+[.D471])) + [.E471]" office:value-type="float" office:value="0.623678720752454">
            <text:p>0.623679</text:p>
          </table:table-cell>
          <table:table-cell table:formula="oooc:=(_K*([.G471]-2*[.F471]+[.E471])) + [.F471]" office:value-type="float" office:value="0.534581758195976">
            <text:p>0.534582</text:p>
          </table:table-cell>
          <table:table-cell table:formula="oooc:=(_K*([.H471]-2*[.G471]+[.F471])) + [.G471]" office:value-type="float" office:value="0.445484796574045">
            <text:p>0.445485</text:p>
          </table:table-cell>
          <table:table-cell table:formula="oooc:=(_K*([.I471]-2*[.H471]+[.G471])) + [.H471]" office:value-type="float" office:value="0.356387835886661">
            <text:p>0.356388</text:p>
          </table:table-cell>
          <table:table-cell table:formula="oooc:=(_K*([.J471]-2*[.I471]+[.H471])) + [.I471]" office:value-type="float" office:value="0.267290876058111">
            <text:p>0.267291</text:p>
          </table:table-cell>
          <table:table-cell table:formula="oooc:=(_K*([.K471]-2*[.J471]+[.I471])) + [.J471]" office:value-type="float" office:value="0.178193916943108">
            <text:p>0.178194</text:p>
          </table:table-cell>
          <table:table-cell table:formula="oooc:=(_K*(_b-2*[.K471]+[.J471])) + [.K471]" office:value-type="float" office:value="0.08909695833855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72]-2*[.B472]+_a)) + [.B472]" office:value-type="float" office:value="0.890969613042333">
            <text:p>0.890970</text:p>
          </table:table-cell>
          <table:table-cell table:formula="oooc:=(_K*([.D472]-2*[.C472]+[.B472])) + [.C472]" office:value-type="float" office:value="0.801872648500805">
            <text:p>0.801873</text:p>
          </table:table-cell>
          <table:table-cell table:formula="oooc:=(_K*([.E472]-2*[.D472]+[.C472])) + [.D472]" office:value-type="float" office:value="0.712775684453185">
            <text:p>0.712776</text:p>
          </table:table-cell>
          <table:table-cell table:formula="oooc:=(_K*([.F472]-2*[.E472]+[.D472])) + [.E472]" office:value-type="float" office:value="0.623678721095988">
            <text:p>0.623679</text:p>
          </table:table-cell>
          <table:table-cell table:formula="oooc:=(_K*([.G472]-2*[.F472]+[.E472])) + [.F472]" office:value-type="float" office:value="0.534581758569795">
            <text:p>0.534582</text:p>
          </table:table-cell>
          <table:table-cell table:formula="oooc:=(_K*([.H472]-2*[.G472]+[.F472])) + [.G472]" office:value-type="float" office:value="0.445484796947864">
            <text:p>0.445485</text:p>
          </table:table-cell>
          <table:table-cell table:formula="oooc:=(_K*([.I472]-2*[.H472]+[.G472])) + [.H472]" office:value-type="float" office:value="0.356387836230195">
            <text:p>0.356388</text:p>
          </table:table-cell>
          <table:table-cell table:formula="oooc:=(_K*([.J472]-2*[.I472]+[.H472])) + [.I472]" office:value-type="float" office:value="0.26729087634353">
            <text:p>0.267291</text:p>
          </table:table-cell>
          <table:table-cell table:formula="oooc:=(_K*([.K472]-2*[.J472]+[.I472])) + [.J472]" office:value-type="float" office:value="0.178193917147288">
            <text:p>0.178194</text:p>
          </table:table-cell>
          <table:table-cell table:formula="oooc:=(_K*(_b-2*[.K472]+[.J472])) + [.K472]" office:value-type="float" office:value="0.089096958444953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73]-2*[.B473]+_a)) + [.B473]" office:value-type="float" office:value="0.890969613145285">
            <text:p>0.890970</text:p>
          </table:table-cell>
          <table:table-cell table:formula="oooc:=(_K*([.D473]-2*[.C473]+[.B473])) + [.C473]" office:value-type="float" office:value="0.801872648698368">
            <text:p>0.801873</text:p>
          </table:table-cell>
          <table:table-cell table:formula="oooc:=(_K*([.E473]-2*[.D473]+[.C473])) + [.D473]" office:value-type="float" office:value="0.712775684729354">
            <text:p>0.712776</text:p>
          </table:table-cell>
          <table:table-cell table:formula="oooc:=(_K*([.F473]-2*[.E473]+[.D473])) + [.E473]" office:value-type="float" office:value="0.623678721428389">
            <text:p>0.623679</text:p>
          </table:table-cell>
          <table:table-cell table:formula="oooc:=(_K*([.G473]-2*[.F473]+[.E473])) + [.F473]" office:value-type="float" office:value="0.534581758931499">
            <text:p>0.534582</text:p>
          </table:table-cell>
          <table:table-cell table:formula="oooc:=(_K*([.H473]-2*[.G473]+[.F473])) + [.G473]" office:value-type="float" office:value="0.445484797309569">
            <text:p>0.445485</text:p>
          </table:table-cell>
          <table:table-cell table:formula="oooc:=(_K*([.I473]-2*[.H473]+[.G473])) + [.H473]" office:value-type="float" office:value="0.356387836562596">
            <text:p>0.356388</text:p>
          </table:table-cell>
          <table:table-cell table:formula="oooc:=(_K*([.J473]-2*[.I473]+[.H473])) + [.I473]" office:value-type="float" office:value="0.267290876619699">
            <text:p>0.267291</text:p>
          </table:table-cell>
          <table:table-cell table:formula="oooc:=(_K*([.K473]-2*[.J473]+[.I473])) + [.J473]" office:value-type="float" office:value="0.178193917344851">
            <text:p>0.178194</text:p>
          </table:table-cell>
          <table:table-cell table:formula="oooc:=(_K*(_b-2*[.K473]+[.J473])) + [.K473]" office:value-type="float" office:value="0.089096958547905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74]-2*[.B474]+_a)) + [.B474]" office:value-type="float" office:value="0.890969613244901">
            <text:p>0.890970</text:p>
          </table:table-cell>
          <table:table-cell table:formula="oooc:=(_K*([.D474]-2*[.C474]+[.B474])) + [.C474]" office:value-type="float" office:value="0.801872648889529">
            <text:p>0.801873</text:p>
          </table:table-cell>
          <table:table-cell table:formula="oooc:=(_K*([.E474]-2*[.D474]+[.C474])) + [.D474]" office:value-type="float" office:value="0.712775684996574">
            <text:p>0.712776</text:p>
          </table:table-cell>
          <table:table-cell table:formula="oooc:=(_K*([.F474]-2*[.E474]+[.D474])) + [.E474]" office:value-type="float" office:value="0.623678721750019">
            <text:p>0.623679</text:p>
          </table:table-cell>
          <table:table-cell table:formula="oooc:=(_K*([.G474]-2*[.F474]+[.E474])) + [.F474]" office:value-type="float" office:value="0.534581759281483">
            <text:p>0.534582</text:p>
          </table:table-cell>
          <table:table-cell table:formula="oooc:=(_K*([.H474]-2*[.G474]+[.F474])) + [.G474]" office:value-type="float" office:value="0.445484797659552">
            <text:p>0.445485</text:p>
          </table:table-cell>
          <table:table-cell table:formula="oooc:=(_K*([.I474]-2*[.H474]+[.G474])) + [.H474]" office:value-type="float" office:value="0.356387836884226">
            <text:p>0.356388</text:p>
          </table:table-cell>
          <table:table-cell table:formula="oooc:=(_K*([.J474]-2*[.I474]+[.H474])) + [.I474]" office:value-type="float" office:value="0.267290876886919">
            <text:p>0.267291</text:p>
          </table:table-cell>
          <table:table-cell table:formula="oooc:=(_K*([.K474]-2*[.J474]+[.I474])) + [.J474]" office:value-type="float" office:value="0.178193917536012">
            <text:p>0.178194</text:p>
          </table:table-cell>
          <table:table-cell table:formula="oooc:=(_K*(_b-2*[.K474]+[.J474])) + [.K474]" office:value-type="float" office:value="0.089096958647521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75]-2*[.B475]+_a)) + [.B475]" office:value-type="float" office:value="0.890969613341289">
            <text:p>0.890970</text:p>
          </table:table-cell>
          <table:table-cell table:formula="oooc:=(_K*([.D475]-2*[.C475]+[.B475])) + [.C475]" office:value-type="float" office:value="0.801872649074496">
            <text:p>0.801873</text:p>
          </table:table-cell>
          <table:table-cell table:formula="oooc:=(_K*([.E475]-2*[.D475]+[.C475])) + [.D475]" office:value-type="float" office:value="0.712775685255134">
            <text:p>0.712776</text:p>
          </table:table-cell>
          <table:table-cell table:formula="oooc:=(_K*([.F475]-2*[.E475]+[.D475])) + [.E475]" office:value-type="float" office:value="0.623678722061227">
            <text:p>0.623679</text:p>
          </table:table-cell>
          <table:table-cell table:formula="oooc:=(_K*([.G475]-2*[.F475]+[.E475])) + [.F475]" office:value-type="float" office:value="0.534581759620125">
            <text:p>0.534582</text:p>
          </table:table-cell>
          <table:table-cell table:formula="oooc:=(_K*([.H475]-2*[.G475]+[.F475])) + [.G475]" office:value-type="float" office:value="0.445484797998194">
            <text:p>0.445485</text:p>
          </table:table-cell>
          <table:table-cell table:formula="oooc:=(_K*([.I475]-2*[.H475]+[.G475])) + [.H475]" office:value-type="float" office:value="0.356387837195433">
            <text:p>0.356388</text:p>
          </table:table-cell>
          <table:table-cell table:formula="oooc:=(_K*([.J475]-2*[.I475]+[.H475])) + [.I475]" office:value-type="float" office:value="0.267290877145479">
            <text:p>0.267291</text:p>
          </table:table-cell>
          <table:table-cell table:formula="oooc:=(_K*([.K475]-2*[.J475]+[.I475])) + [.J475]" office:value-type="float" office:value="0.178193917720978">
            <text:p>0.178194</text:p>
          </table:table-cell>
          <table:table-cell table:formula="oooc:=(_K*(_b-2*[.K475]+[.J475])) + [.K475]" office:value-type="float" office:value="0.089096958743909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76]-2*[.B476]+_a)) + [.B476]" office:value-type="float" office:value="0.890969613434553">
            <text:p>0.890970</text:p>
          </table:table-cell>
          <table:table-cell table:formula="oooc:=(_K*([.D476]-2*[.C476]+[.B476])) + [.C476]" office:value-type="float" office:value="0.801872649253468">
            <text:p>0.801873</text:p>
          </table:table-cell>
          <table:table-cell table:formula="oooc:=(_K*([.E476]-2*[.D476]+[.C476])) + [.D476]" office:value-type="float" office:value="0.712775685505316">
            <text:p>0.712776</text:p>
          </table:table-cell>
          <table:table-cell table:formula="oooc:=(_K*([.F476]-2*[.E476]+[.D476])) + [.E476]" office:value-type="float" office:value="0.623678722362349">
            <text:p>0.623679</text:p>
          </table:table-cell>
          <table:table-cell table:formula="oooc:=(_K*([.G476]-2*[.F476]+[.E476])) + [.F476]" office:value-type="float" office:value="0.534581759947793">
            <text:p>0.534582</text:p>
          </table:table-cell>
          <table:table-cell table:formula="oooc:=(_K*([.H476]-2*[.G476]+[.F476])) + [.G476]" office:value-type="float" office:value="0.445484798325862">
            <text:p>0.445485</text:p>
          </table:table-cell>
          <table:table-cell table:formula="oooc:=(_K*([.I476]-2*[.H476]+[.G476])) + [.H476]" office:value-type="float" office:value="0.356387837496556">
            <text:p>0.356388</text:p>
          </table:table-cell>
          <table:table-cell table:formula="oooc:=(_K*([.J476]-2*[.I476]+[.H476])) + [.I476]" office:value-type="float" office:value="0.267290877395661">
            <text:p>0.267291</text:p>
          </table:table-cell>
          <table:table-cell table:formula="oooc:=(_K*([.K476]-2*[.J476]+[.I476])) + [.J476]" office:value-type="float" office:value="0.178193917899951">
            <text:p>0.178194</text:p>
          </table:table-cell>
          <table:table-cell table:formula="oooc:=(_K*(_b-2*[.K476]+[.J476])) + [.K476]" office:value-type="float" office:value="0.089096958837173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77]-2*[.B477]+_a)) + [.B477]" office:value-type="float" office:value="0.890969613524794">
            <text:p>0.890970</text:p>
          </table:table-cell>
          <table:table-cell table:formula="oooc:=(_K*([.D477]-2*[.C477]+[.B477])) + [.C477]" office:value-type="float" office:value="0.801872649426641">
            <text:p>0.801873</text:p>
          </table:table-cell>
          <table:table-cell table:formula="oooc:=(_K*([.E477]-2*[.D477]+[.C477])) + [.D477]" office:value-type="float" office:value="0.71277568574739">
            <text:p>0.712776</text:p>
          </table:table-cell>
          <table:table-cell table:formula="oooc:=(_K*([.F477]-2*[.E477]+[.D477])) + [.E477]" office:value-type="float" office:value="0.623678722653713">
            <text:p>0.623679</text:p>
          </table:table-cell>
          <table:table-cell table:formula="oooc:=(_K*([.G477]-2*[.F477]+[.E477])) + [.F477]" office:value-type="float" office:value="0.534581760264843">
            <text:p>0.534582</text:p>
          </table:table-cell>
          <table:table-cell table:formula="oooc:=(_K*([.H477]-2*[.G477]+[.F477])) + [.G477]" office:value-type="float" office:value="0.445484798642912">
            <text:p>0.445485</text:p>
          </table:table-cell>
          <table:table-cell table:formula="oooc:=(_K*([.I477]-2*[.H477]+[.G477])) + [.H477]" office:value-type="float" office:value="0.35638783778792">
            <text:p>0.356388</text:p>
          </table:table-cell>
          <table:table-cell table:formula="oooc:=(_K*([.J477]-2*[.I477]+[.H477])) + [.I477]" office:value-type="float" office:value="0.267290877637735">
            <text:p>0.267291</text:p>
          </table:table-cell>
          <table:table-cell table:formula="oooc:=(_K*([.K477]-2*[.J477]+[.I477])) + [.J477]" office:value-type="float" office:value="0.178193918073124">
            <text:p>0.178194</text:p>
          </table:table-cell>
          <table:table-cell table:formula="oooc:=(_K*(_b-2*[.K477]+[.J477])) + [.K477]" office:value-type="float" office:value="0.08909695892741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78]-2*[.B478]+_a)) + [.B478]" office:value-type="float" office:value="0.890969613612112">
            <text:p>0.890970</text:p>
          </table:table-cell>
          <table:table-cell table:formula="oooc:=(_K*([.D478]-2*[.C478]+[.B478])) + [.C478]" office:value-type="float" office:value="0.801872649594202">
            <text:p>0.801873</text:p>
          </table:table-cell>
          <table:table-cell table:formula="oooc:=(_K*([.E478]-2*[.D478]+[.C478])) + [.D478]" office:value-type="float" office:value="0.71277568598162">
            <text:p>0.712776</text:p>
          </table:table-cell>
          <table:table-cell table:formula="oooc:=(_K*([.F478]-2*[.E478]+[.D478])) + [.E478]" office:value-type="float" office:value="0.623678722935636">
            <text:p>0.623679</text:p>
          </table:table-cell>
          <table:table-cell table:formula="oooc:=(_K*([.G478]-2*[.F478]+[.E478])) + [.F478]" office:value-type="float" office:value="0.534581760571619">
            <text:p>0.534582</text:p>
          </table:table-cell>
          <table:table-cell table:formula="oooc:=(_K*([.H478]-2*[.G478]+[.F478])) + [.G478]" office:value-type="float" office:value="0.445484798949688">
            <text:p>0.445485</text:p>
          </table:table-cell>
          <table:table-cell table:formula="oooc:=(_K*([.I478]-2*[.H478]+[.G478])) + [.H478]" office:value-type="float" office:value="0.356387838069843">
            <text:p>0.356388</text:p>
          </table:table-cell>
          <table:table-cell table:formula="oooc:=(_K*([.J478]-2*[.I478]+[.H478])) + [.I478]" office:value-type="float" office:value="0.267290877871965">
            <text:p>0.267291</text:p>
          </table:table-cell>
          <table:table-cell table:formula="oooc:=(_K*([.K478]-2*[.J478]+[.I478])) + [.J478]" office:value-type="float" office:value="0.178193918240685">
            <text:p>0.178194</text:p>
          </table:table-cell>
          <table:table-cell table:formula="oooc:=(_K*(_b-2*[.K478]+[.J478])) + [.K478]" office:value-type="float" office:value="0.089096959014732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79]-2*[.B479]+_a)) + [.B479]" office:value-type="float" office:value="0.8909696136966">
            <text:p>0.890970</text:p>
          </table:table-cell>
          <table:table-cell table:formula="oooc:=(_K*([.D479]-2*[.C479]+[.B479])) + [.C479]" office:value-type="float" office:value="0.801872649756333">
            <text:p>0.801873</text:p>
          </table:table-cell>
          <table:table-cell table:formula="oooc:=(_K*([.E479]-2*[.D479]+[.C479])) + [.D479]" office:value-type="float" office:value="0.712775686208259">
            <text:p>0.712776</text:p>
          </table:table-cell>
          <table:table-cell table:formula="oooc:=(_K*([.F479]-2*[.E479]+[.D479])) + [.E479]" office:value-type="float" office:value="0.623678723208423">
            <text:p>0.623679</text:p>
          </table:table-cell>
          <table:table-cell table:formula="oooc:=(_K*([.G479]-2*[.F479]+[.E479])) + [.F479]" office:value-type="float" office:value="0.534581760868453">
            <text:p>0.534582</text:p>
          </table:table-cell>
          <table:table-cell table:formula="oooc:=(_K*([.H479]-2*[.G479]+[.F479])) + [.G479]" office:value-type="float" office:value="0.445484799246522">
            <text:p>0.445485</text:p>
          </table:table-cell>
          <table:table-cell table:formula="oooc:=(_K*([.I479]-2*[.H479]+[.G479])) + [.H479]" office:value-type="float" office:value="0.35638783834263">
            <text:p>0.356388</text:p>
          </table:table-cell>
          <table:table-cell table:formula="oooc:=(_K*([.J479]-2*[.I479]+[.H479])) + [.I479]" office:value-type="float" office:value="0.267290878098604">
            <text:p>0.267291</text:p>
          </table:table-cell>
          <table:table-cell table:formula="oooc:=(_K*([.K479]-2*[.J479]+[.I479])) + [.J479]" office:value-type="float" office:value="0.178193918402816">
            <text:p>0.178194</text:p>
          </table:table-cell>
          <table:table-cell table:formula="oooc:=(_K*(_b-2*[.K479]+[.J479])) + [.K479]" office:value-type="float" office:value="0.089096959099220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80]-2*[.B480]+_a)) + [.B480]" office:value-type="float" office:value="0.89096961377835">
            <text:p>0.890970</text:p>
          </table:table-cell>
          <table:table-cell table:formula="oooc:=(_K*([.D480]-2*[.C480]+[.B480])) + [.C480]" office:value-type="float" office:value="0.80187264991321">
            <text:p>0.801873</text:p>
          </table:table-cell>
          <table:table-cell table:formula="oooc:=(_K*([.E480]-2*[.D480]+[.C480])) + [.D480]" office:value-type="float" office:value="0.712775686427554">
            <text:p>0.712776</text:p>
          </table:table-cell>
          <table:table-cell table:formula="oooc:=(_K*([.F480]-2*[.E480]+[.D480])) + [.E480]" office:value-type="float" office:value="0.62367872347237">
            <text:p>0.623679</text:p>
          </table:table-cell>
          <table:table-cell table:formula="oooc:=(_K*([.G480]-2*[.F480]+[.E480])) + [.F480]" office:value-type="float" office:value="0.534581761155669">
            <text:p>0.534582</text:p>
          </table:table-cell>
          <table:table-cell table:formula="oooc:=(_K*([.H480]-2*[.G480]+[.F480])) + [.G480]" office:value-type="float" office:value="0.445484799533738">
            <text:p>0.445485</text:p>
          </table:table-cell>
          <table:table-cell table:formula="oooc:=(_K*([.I480]-2*[.H480]+[.G480])) + [.H480]" office:value-type="float" office:value="0.356387838606576">
            <text:p>0.356388</text:p>
          </table:table-cell>
          <table:table-cell table:formula="oooc:=(_K*([.J480]-2*[.I480]+[.H480])) + [.I480]" office:value-type="float" office:value="0.267290878317899">
            <text:p>0.267291</text:p>
          </table:table-cell>
          <table:table-cell table:formula="oooc:=(_K*([.K480]-2*[.J480]+[.I480])) + [.J480]" office:value-type="float" office:value="0.178193918559693">
            <text:p>0.178194</text:p>
          </table:table-cell>
          <table:table-cell table:formula="oooc:=(_K*(_b-2*[.K480]+[.J480])) + [.K480]" office:value-type="float" office:value="0.089096959180970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81]-2*[.B481]+_a)) + [.B481]" office:value-type="float" office:value="0.890969613857451">
            <text:p>0.890970</text:p>
          </table:table-cell>
          <table:table-cell table:formula="oooc:=(_K*([.D481]-2*[.C481]+[.B481])) + [.C481]" office:value-type="float" office:value="0.801872650065004">
            <text:p>0.801873</text:p>
          </table:table-cell>
          <table:table-cell table:formula="oooc:=(_K*([.E481]-2*[.D481]+[.C481])) + [.D481]" office:value-type="float" office:value="0.712775686639743">
            <text:p>0.712776</text:p>
          </table:table-cell>
          <table:table-cell table:formula="oooc:=(_K*([.F481]-2*[.E481]+[.D481])) + [.E481]" office:value-type="float" office:value="0.623678723727763">
            <text:p>0.623679</text:p>
          </table:table-cell>
          <table:table-cell table:formula="oooc:=(_K*([.G481]-2*[.F481]+[.E481])) + [.F481]" office:value-type="float" office:value="0.534581761433577">
            <text:p>0.534582</text:p>
          </table:table-cell>
          <table:table-cell table:formula="oooc:=(_K*([.H481]-2*[.G481]+[.F481])) + [.G481]" office:value-type="float" office:value="0.445484799811646">
            <text:p>0.445485</text:p>
          </table:table-cell>
          <table:table-cell table:formula="oooc:=(_K*([.I481]-2*[.H481]+[.G481])) + [.H481]" office:value-type="float" office:value="0.35638783886197">
            <text:p>0.356388</text:p>
          </table:table-cell>
          <table:table-cell table:formula="oooc:=(_K*([.J481]-2*[.I481]+[.H481])) + [.I481]" office:value-type="float" office:value="0.267290878530087">
            <text:p>0.267291</text:p>
          </table:table-cell>
          <table:table-cell table:formula="oooc:=(_K*([.K481]-2*[.J481]+[.I481])) + [.J481]" office:value-type="float" office:value="0.178193918711486">
            <text:p>0.178194</text:p>
          </table:table-cell>
          <table:table-cell table:formula="oooc:=(_K*(_b-2*[.K481]+[.J481])) + [.K481]" office:value-type="float" office:value="0.089096959260071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82]-2*[.B482]+_a)) + [.B482]" office:value-type="float" office:value="0.890969613933988">
            <text:p>0.890970</text:p>
          </table:table-cell>
          <table:table-cell table:formula="oooc:=(_K*([.D482]-2*[.C482]+[.B482])) + [.C482]" office:value-type="float" office:value="0.801872650211878">
            <text:p>0.801873</text:p>
          </table:table-cell>
          <table:table-cell table:formula="oooc:=(_K*([.E482]-2*[.D482]+[.C482])) + [.D482]" office:value-type="float" office:value="0.712775686845055">
            <text:p>0.712776</text:p>
          </table:table-cell>
          <table:table-cell table:formula="oooc:=(_K*([.F482]-2*[.E482]+[.D482])) + [.E482]" office:value-type="float" office:value="0.62367872397488">
            <text:p>0.623679</text:p>
          </table:table-cell>
          <table:table-cell table:formula="oooc:=(_K*([.G482]-2*[.F482]+[.E482])) + [.F482]" office:value-type="float" office:value="0.534581761702479">
            <text:p>0.534582</text:p>
          </table:table-cell>
          <table:table-cell table:formula="oooc:=(_K*([.H482]-2*[.G482]+[.F482])) + [.G482]" office:value-type="float" office:value="0.445484800080548">
            <text:p>0.445485</text:p>
          </table:table-cell>
          <table:table-cell table:formula="oooc:=(_K*([.I482]-2*[.H482]+[.G482])) + [.H482]" office:value-type="float" office:value="0.356387839109087">
            <text:p>0.356388</text:p>
          </table:table-cell>
          <table:table-cell table:formula="oooc:=(_K*([.J482]-2*[.I482]+[.H482])) + [.I482]" office:value-type="float" office:value="0.2672908787354">
            <text:p>0.267291</text:p>
          </table:table-cell>
          <table:table-cell table:formula="oooc:=(_K*([.K482]-2*[.J482]+[.I482])) + [.J482]" office:value-type="float" office:value="0.178193918858361">
            <text:p>0.178194</text:p>
          </table:table-cell>
          <table:table-cell table:formula="oooc:=(_K*(_b-2*[.K482]+[.J482])) + [.K482]" office:value-type="float" office:value="0.089096959336608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83]-2*[.B483]+_a)) + [.B483]" office:value-type="float" office:value="0.890969614008045">
            <text:p>0.890970</text:p>
          </table:table-cell>
          <table:table-cell table:formula="oooc:=(_K*([.D483]-2*[.C483]+[.B483])) + [.C483]" office:value-type="float" office:value="0.801872650353993">
            <text:p>0.801873</text:p>
          </table:table-cell>
          <table:table-cell table:formula="oooc:=(_K*([.E483]-2*[.D483]+[.C483])) + [.D483]" office:value-type="float" office:value="0.712775687043714">
            <text:p>0.712776</text:p>
          </table:table-cell>
          <table:table-cell table:formula="oooc:=(_K*([.F483]-2*[.E483]+[.D483])) + [.E483]" office:value-type="float" office:value="0.62367872421399">
            <text:p>0.623679</text:p>
          </table:table-cell>
          <table:table-cell table:formula="oooc:=(_K*([.G483]-2*[.F483]+[.E483])) + [.F483]" office:value-type="float" office:value="0.534581761962667">
            <text:p>0.534582</text:p>
          </table:table-cell>
          <table:table-cell table:formula="oooc:=(_K*([.H483]-2*[.G483]+[.F483])) + [.G483]" office:value-type="float" office:value="0.445484800340736">
            <text:p>0.445485</text:p>
          </table:table-cell>
          <table:table-cell table:formula="oooc:=(_K*([.I483]-2*[.H483]+[.G483])) + [.H483]" office:value-type="float" office:value="0.356387839348196">
            <text:p>0.356388</text:p>
          </table:table-cell>
          <table:table-cell table:formula="oooc:=(_K*([.J483]-2*[.I483]+[.H483])) + [.I483]" office:value-type="float" office:value="0.267290878934059">
            <text:p>0.267291</text:p>
          </table:table-cell>
          <table:table-cell table:formula="oooc:=(_K*([.K483]-2*[.J483]+[.I483])) + [.J483]" office:value-type="float" office:value="0.178193919000476">
            <text:p>0.178194</text:p>
          </table:table-cell>
          <table:table-cell table:formula="oooc:=(_K*(_b-2*[.K483]+[.J483])) + [.K483]" office:value-type="float" office:value="0.08909695941066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84]-2*[.B484]+_a)) + [.B484]" office:value-type="float" office:value="0.890969614079703">
            <text:p>0.890970</text:p>
          </table:table-cell>
          <table:table-cell table:formula="oooc:=(_K*([.D484]-2*[.C484]+[.B484])) + [.C484]" office:value-type="float" office:value="0.801872650491503">
            <text:p>0.801873</text:p>
          </table:table-cell>
          <table:table-cell table:formula="oooc:=(_K*([.E484]-2*[.D484]+[.C484])) + [.D484]" office:value-type="float" office:value="0.712775687235936">
            <text:p>0.712776</text:p>
          </table:table-cell>
          <table:table-cell table:formula="oooc:=(_K*([.F484]-2*[.E484]+[.D484])) + [.E484]" office:value-type="float" office:value="0.62367872444535">
            <text:p>0.623679</text:p>
          </table:table-cell>
          <table:table-cell table:formula="oooc:=(_K*([.G484]-2*[.F484]+[.E484])) + [.F484]" office:value-type="float" office:value="0.534581762214424">
            <text:p>0.534582</text:p>
          </table:table-cell>
          <table:table-cell table:formula="oooc:=(_K*([.H484]-2*[.G484]+[.F484])) + [.G484]" office:value-type="float" office:value="0.445484800592493">
            <text:p>0.445485</text:p>
          </table:table-cell>
          <table:table-cell table:formula="oooc:=(_K*([.I484]-2*[.H484]+[.G484])) + [.H484]" office:value-type="float" office:value="0.356387839579557">
            <text:p>0.356388</text:p>
          </table:table-cell>
          <table:table-cell table:formula="oooc:=(_K*([.J484]-2*[.I484]+[.H484])) + [.I484]" office:value-type="float" office:value="0.267290879126281">
            <text:p>0.267291</text:p>
          </table:table-cell>
          <table:table-cell table:formula="oooc:=(_K*([.K484]-2*[.J484]+[.I484])) + [.J484]" office:value-type="float" office:value="0.178193919137985">
            <text:p>0.178194</text:p>
          </table:table-cell>
          <table:table-cell table:formula="oooc:=(_K*(_b-2*[.K484]+[.J484])) + [.K484]" office:value-type="float" office:value="0.089096959482323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85]-2*[.B485]+_a)) + [.B485]" office:value-type="float" office:value="0.890969614149038">
            <text:p>0.890970</text:p>
          </table:table-cell>
          <table:table-cell table:formula="oooc:=(_K*([.D485]-2*[.C485]+[.B485])) + [.C485]" office:value-type="float" office:value="0.801872650624556">
            <text:p>0.801873</text:p>
          </table:table-cell>
          <table:table-cell table:formula="oooc:=(_K*([.E485]-2*[.D485]+[.C485])) + [.D485]" office:value-type="float" office:value="0.712775687421928">
            <text:p>0.712776</text:p>
          </table:table-cell>
          <table:table-cell table:formula="oooc:=(_K*([.F485]-2*[.E485]+[.D485])) + [.E485]" office:value-type="float" office:value="0.623678724669214">
            <text:p>0.623679</text:p>
          </table:table-cell>
          <table:table-cell table:formula="oooc:=(_K*([.G485]-2*[.F485]+[.E485])) + [.F485]" office:value-type="float" office:value="0.534581762458022">
            <text:p>0.534582</text:p>
          </table:table-cell>
          <table:table-cell table:formula="oooc:=(_K*([.H485]-2*[.G485]+[.F485])) + [.G485]" office:value-type="float" office:value="0.445484800836091">
            <text:p>0.445485</text:p>
          </table:table-cell>
          <table:table-cell table:formula="oooc:=(_K*([.I485]-2*[.H485]+[.G485])) + [.H485]" office:value-type="float" office:value="0.356387839803421">
            <text:p>0.356388</text:p>
          </table:table-cell>
          <table:table-cell table:formula="oooc:=(_K*([.J485]-2*[.I485]+[.H485])) + [.I485]" office:value-type="float" office:value="0.267290879312273">
            <text:p>0.267291</text:p>
          </table:table-cell>
          <table:table-cell table:formula="oooc:=(_K*([.K485]-2*[.J485]+[.I485])) + [.J485]" office:value-type="float" office:value="0.178193919271039">
            <text:p>0.178194</text:p>
          </table:table-cell>
          <table:table-cell table:formula="oooc:=(_K*(_b-2*[.K485]+[.J485])) + [.K485]" office:value-type="float" office:value="0.089096959551658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86]-2*[.B486]+_a)) + [.B486]" office:value-type="float" office:value="0.890969614216127">
            <text:p>0.890970</text:p>
          </table:table-cell>
          <table:table-cell table:formula="oooc:=(_K*([.D486]-2*[.C486]+[.B486])) + [.C486]" office:value-type="float" office:value="0.801872650753298">
            <text:p>0.801873</text:p>
          </table:table-cell>
          <table:table-cell table:formula="oooc:=(_K*([.E486]-2*[.D486]+[.C486])) + [.D486]" office:value-type="float" office:value="0.712775687601894">
            <text:p>0.712776</text:p>
          </table:table-cell>
          <table:table-cell table:formula="oooc:=(_K*([.F486]-2*[.E486]+[.D486])) + [.E486]" office:value-type="float" office:value="0.623678724885823">
            <text:p>0.623679</text:p>
          </table:table-cell>
          <table:table-cell table:formula="oooc:=(_K*([.G486]-2*[.F486]+[.E486])) + [.F486]" office:value-type="float" office:value="0.534581762693726">
            <text:p>0.534582</text:p>
          </table:table-cell>
          <table:table-cell table:formula="oooc:=(_K*([.H486]-2*[.G486]+[.F486])) + [.G486]" office:value-type="float" office:value="0.445484801071795">
            <text:p>0.445485</text:p>
          </table:table-cell>
          <table:table-cell table:formula="oooc:=(_K*([.I486]-2*[.H486]+[.G486])) + [.H486]" office:value-type="float" office:value="0.35638784002003">
            <text:p>0.356388</text:p>
          </table:table-cell>
          <table:table-cell table:formula="oooc:=(_K*([.J486]-2*[.I486]+[.H486])) + [.I486]" office:value-type="float" office:value="0.267290879492238">
            <text:p>0.267291</text:p>
          </table:table-cell>
          <table:table-cell table:formula="oooc:=(_K*([.K486]-2*[.J486]+[.I486])) + [.J486]" office:value-type="float" office:value="0.17819391939978">
            <text:p>0.178194</text:p>
          </table:table-cell>
          <table:table-cell table:formula="oooc:=(_K*(_b-2*[.K486]+[.J486])) + [.K486]" office:value-type="float" office:value="0.089096959618747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87]-2*[.B487]+_a)) + [.B487]" office:value-type="float" office:value="0.890969614281041">
            <text:p>0.890970</text:p>
          </table:table-cell>
          <table:table-cell table:formula="oooc:=(_K*([.D487]-2*[.C487]+[.B487])) + [.C487]" office:value-type="float" office:value="0.801872650877868">
            <text:p>0.801873</text:p>
          </table:table-cell>
          <table:table-cell table:formula="oooc:=(_K*([.E487]-2*[.D487]+[.C487])) + [.D487]" office:value-type="float" office:value="0.712775687776027">
            <text:p>0.712776</text:p>
          </table:table-cell>
          <table:table-cell table:formula="oooc:=(_K*([.F487]-2*[.E487]+[.D487])) + [.E487]" office:value-type="float" office:value="0.623678725095413">
            <text:p>0.623679</text:p>
          </table:table-cell>
          <table:table-cell table:formula="oooc:=(_K*([.G487]-2*[.F487]+[.E487])) + [.F487]" office:value-type="float" office:value="0.534581762921792">
            <text:p>0.534582</text:p>
          </table:table-cell>
          <table:table-cell table:formula="oooc:=(_K*([.H487]-2*[.G487]+[.F487])) + [.G487]" office:value-type="float" office:value="0.445484801299861">
            <text:p>0.445485</text:p>
          </table:table-cell>
          <table:table-cell table:formula="oooc:=(_K*([.I487]-2*[.H487]+[.G487])) + [.H487]" office:value-type="float" office:value="0.356387840229619">
            <text:p>0.356388</text:p>
          </table:table-cell>
          <table:table-cell table:formula="oooc:=(_K*([.J487]-2*[.I487]+[.H487])) + [.I487]" office:value-type="float" office:value="0.267290879666372">
            <text:p>0.267291</text:p>
          </table:table-cell>
          <table:table-cell table:formula="oooc:=(_K*([.K487]-2*[.J487]+[.I487])) + [.J487]" office:value-type="float" office:value="0.17819391952435">
            <text:p>0.178194</text:p>
          </table:table-cell>
          <table:table-cell table:formula="oooc:=(_K*(_b-2*[.K487]+[.J487])) + [.K487]" office:value-type="float" office:value="0.089096959683661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88]-2*[.B488]+_a)) + [.B488]" office:value-type="float" office:value="0.890969614343852">
            <text:p>0.890970</text:p>
          </table:table-cell>
          <table:table-cell table:formula="oooc:=(_K*([.D488]-2*[.C488]+[.B488])) + [.C488]" office:value-type="float" office:value="0.801872650998401">
            <text:p>0.801873</text:p>
          </table:table-cell>
          <table:table-cell table:formula="oooc:=(_K*([.E488]-2*[.D488]+[.C488])) + [.D488]" office:value-type="float" office:value="0.712775687944517">
            <text:p>0.712776</text:p>
          </table:table-cell>
          <table:table-cell table:formula="oooc:=(_K*([.F488]-2*[.E488]+[.D488])) + [.E488]" office:value-type="float" office:value="0.62367872529821">
            <text:p>0.623679</text:p>
          </table:table-cell>
          <table:table-cell table:formula="oooc:=(_K*([.G488]-2*[.F488]+[.E488])) + [.F488]" office:value-type="float" office:value="0.534581763142468">
            <text:p>0.534582</text:p>
          </table:table-cell>
          <table:table-cell table:formula="oooc:=(_K*([.H488]-2*[.G488]+[.F488])) + [.G488]" office:value-type="float" office:value="0.445484801520537">
            <text:p>0.445485</text:p>
          </table:table-cell>
          <table:table-cell table:formula="oooc:=(_K*([.I488]-2*[.H488]+[.G488])) + [.H488]" office:value-type="float" office:value="0.356387840432417">
            <text:p>0.356388</text:p>
          </table:table-cell>
          <table:table-cell table:formula="oooc:=(_K*([.J488]-2*[.I488]+[.H488])) + [.I488]" office:value-type="float" office:value="0.267290879834862">
            <text:p>0.267291</text:p>
          </table:table-cell>
          <table:table-cell table:formula="oooc:=(_K*([.K488]-2*[.J488]+[.I488])) + [.J488]" office:value-type="float" office:value="0.178193919644883">
            <text:p>0.178194</text:p>
          </table:table-cell>
          <table:table-cell table:formula="oooc:=(_K*(_b-2*[.K488]+[.J488])) + [.K488]" office:value-type="float" office:value="0.089096959746472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89]-2*[.B489]+_a)) + [.B489]" office:value-type="float" office:value="0.890969614404627">
            <text:p>0.890970</text:p>
          </table:table-cell>
          <table:table-cell table:formula="oooc:=(_K*([.D489]-2*[.C489]+[.B489])) + [.C489]" office:value-type="float" office:value="0.801872651115028">
            <text:p>0.801873</text:p>
          </table:table-cell>
          <table:table-cell table:formula="oooc:=(_K*([.E489]-2*[.D489]+[.C489])) + [.D489]" office:value-type="float" office:value="0.712775688107548">
            <text:p>0.712776</text:p>
          </table:table-cell>
          <table:table-cell table:formula="oooc:=(_K*([.F489]-2*[.E489]+[.D489])) + [.E489]" office:value-type="float" office:value="0.623678725494436">
            <text:p>0.623679</text:p>
          </table:table-cell>
          <table:table-cell table:formula="oooc:=(_K*([.G489]-2*[.F489]+[.E489])) + [.F489]" office:value-type="float" office:value="0.534581763355993">
            <text:p>0.534582</text:p>
          </table:table-cell>
          <table:table-cell table:formula="oooc:=(_K*([.H489]-2*[.G489]+[.F489])) + [.G489]" office:value-type="float" office:value="0.445484801734062">
            <text:p>0.445485</text:p>
          </table:table-cell>
          <table:table-cell table:formula="oooc:=(_K*([.I489]-2*[.H489]+[.G489])) + [.H489]" office:value-type="float" office:value="0.356387840628643">
            <text:p>0.356388</text:p>
          </table:table-cell>
          <table:table-cell table:formula="oooc:=(_K*([.J489]-2*[.I489]+[.H489])) + [.I489]" office:value-type="float" office:value="0.267290879997893">
            <text:p>0.267291</text:p>
          </table:table-cell>
          <table:table-cell table:formula="oooc:=(_K*([.K489]-2*[.J489]+[.I489])) + [.J489]" office:value-type="float" office:value="0.178193919761511">
            <text:p>0.178194</text:p>
          </table:table-cell>
          <table:table-cell table:formula="oooc:=(_K*(_b-2*[.K489]+[.J489])) + [.K489]" office:value-type="float" office:value="0.089096959807247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90]-2*[.B490]+_a)) + [.B490]" office:value-type="float" office:value="0.890969614463433">
            <text:p>0.890970</text:p>
          </table:table-cell>
          <table:table-cell table:formula="oooc:=(_K*([.D490]-2*[.C490]+[.B490])) + [.C490]" office:value-type="float" office:value="0.801872651227876">
            <text:p>0.801873</text:p>
          </table:table-cell>
          <table:table-cell table:formula="oooc:=(_K*([.E490]-2*[.D490]+[.C490])) + [.D490]" office:value-type="float" office:value="0.712775688265295">
            <text:p>0.712776</text:p>
          </table:table-cell>
          <table:table-cell table:formula="oooc:=(_K*([.F490]-2*[.E490]+[.D490])) + [.E490]" office:value-type="float" office:value="0.623678725684303">
            <text:p>0.623679</text:p>
          </table:table-cell>
          <table:table-cell table:formula="oooc:=(_K*([.G490]-2*[.F490]+[.E490])) + [.F490]" office:value-type="float" office:value="0.534581763562598">
            <text:p>0.534582</text:p>
          </table:table-cell>
          <table:table-cell table:formula="oooc:=(_K*([.H490]-2*[.G490]+[.F490])) + [.G490]" office:value-type="float" office:value="0.445484801940667">
            <text:p>0.445485</text:p>
          </table:table-cell>
          <table:table-cell table:formula="oooc:=(_K*([.I490]-2*[.H490]+[.G490])) + [.H490]" office:value-type="float" office:value="0.35638784081851">
            <text:p>0.356388</text:p>
          </table:table-cell>
          <table:table-cell table:formula="oooc:=(_K*([.J490]-2*[.I490]+[.H490])) + [.I490]" office:value-type="float" office:value="0.26729088015564">
            <text:p>0.267291</text:p>
          </table:table-cell>
          <table:table-cell table:formula="oooc:=(_K*([.K490]-2*[.J490]+[.I490])) + [.J490]" office:value-type="float" office:value="0.178193919874358">
            <text:p>0.178194</text:p>
          </table:table-cell>
          <table:table-cell table:formula="oooc:=(_K*(_b-2*[.K490]+[.J490])) + [.K490]" office:value-type="float" office:value="0.089096959866053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91]-2*[.B491]+_a)) + [.B491]" office:value-type="float" office:value="0.890969614520334">
            <text:p>0.890970</text:p>
          </table:table-cell>
          <table:table-cell table:formula="oooc:=(_K*([.D491]-2*[.C491]+[.B491])) + [.C491]" office:value-type="float" office:value="0.801872651337067">
            <text:p>0.801873</text:p>
          </table:table-cell>
          <table:table-cell table:formula="oooc:=(_K*([.E491]-2*[.D491]+[.C491])) + [.D491]" office:value-type="float" office:value="0.712775688417931">
            <text:p>0.712776</text:p>
          </table:table-cell>
          <table:table-cell table:formula="oooc:=(_K*([.F491]-2*[.E491]+[.D491])) + [.E491]" office:value-type="float" office:value="0.623678725868018">
            <text:p>0.623679</text:p>
          </table:table-cell>
          <table:table-cell table:formula="oooc:=(_K*([.G491]-2*[.F491]+[.E491])) + [.F491]" office:value-type="float" office:value="0.534581763762508">
            <text:p>0.534582</text:p>
          </table:table-cell>
          <table:table-cell table:formula="oooc:=(_K*([.H491]-2*[.G491]+[.F491])) + [.G491]" office:value-type="float" office:value="0.445484802140577">
            <text:p>0.445485</text:p>
          </table:table-cell>
          <table:table-cell table:formula="oooc:=(_K*([.I491]-2*[.H491]+[.G491])) + [.H491]" office:value-type="float" office:value="0.356387841002225">
            <text:p>0.356388</text:p>
          </table:table-cell>
          <table:table-cell table:formula="oooc:=(_K*([.J491]-2*[.I491]+[.H491])) + [.I491]" office:value-type="float" office:value="0.267290880308275">
            <text:p>0.267291</text:p>
          </table:table-cell>
          <table:table-cell table:formula="oooc:=(_K*([.K491]-2*[.J491]+[.I491])) + [.J491]" office:value-type="float" office:value="0.178193919983549">
            <text:p>0.178194</text:p>
          </table:table-cell>
          <table:table-cell table:formula="oooc:=(_K*(_b-2*[.K491]+[.J491])) + [.K491]" office:value-type="float" office:value="0.089096959922954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92]-2*[.B492]+_a)) + [.B492]" office:value-type="float" office:value="0.89096961457539">
            <text:p>0.890970</text:p>
          </table:table-cell>
          <table:table-cell table:formula="oooc:=(_K*([.D492]-2*[.C492]+[.B492])) + [.C492]" office:value-type="float" office:value="0.801872651442719">
            <text:p>0.801873</text:p>
          </table:table-cell>
          <table:table-cell table:formula="oooc:=(_K*([.E492]-2*[.D492]+[.C492])) + [.D492]" office:value-type="float" office:value="0.71277568856562">
            <text:p>0.712776</text:p>
          </table:table-cell>
          <table:table-cell table:formula="oooc:=(_K*([.F492]-2*[.E492]+[.D492])) + [.E492]" office:value-type="float" office:value="0.623678726045779">
            <text:p>0.623679</text:p>
          </table:table-cell>
          <table:table-cell table:formula="oooc:=(_K*([.G492]-2*[.F492]+[.E492])) + [.F492]" office:value-type="float" office:value="0.534581763955939">
            <text:p>0.534582</text:p>
          </table:table-cell>
          <table:table-cell table:formula="oooc:=(_K*([.H492]-2*[.G492]+[.F492])) + [.G492]" office:value-type="float" office:value="0.445484802334008">
            <text:p>0.445485</text:p>
          </table:table-cell>
          <table:table-cell table:formula="oooc:=(_K*([.I492]-2*[.H492]+[.G492])) + [.H492]" office:value-type="float" office:value="0.356387841179986">
            <text:p>0.356388</text:p>
          </table:table-cell>
          <table:table-cell table:formula="oooc:=(_K*([.J492]-2*[.I492]+[.H492])) + [.I492]" office:value-type="float" office:value="0.267290880455965">
            <text:p>0.267291</text:p>
          </table:table-cell>
          <table:table-cell table:formula="oooc:=(_K*([.K492]-2*[.J492]+[.I492])) + [.J492]" office:value-type="float" office:value="0.178193920089202">
            <text:p>0.178194</text:p>
          </table:table-cell>
          <table:table-cell table:formula="oooc:=(_K*(_b-2*[.K492]+[.J492])) + [.K492]" office:value-type="float" office:value="0.089096959978010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93]-2*[.B493]+_a)) + [.B493]" office:value-type="float" office:value="0.890969614628662">
            <text:p>0.890970</text:p>
          </table:table-cell>
          <table:table-cell table:formula="oooc:=(_K*([.D493]-2*[.C493]+[.B493])) + [.C493]" office:value-type="float" office:value="0.801872651544948">
            <text:p>0.801873</text:p>
          </table:table-cell>
          <table:table-cell table:formula="oooc:=(_K*([.E493]-2*[.D493]+[.C493])) + [.D493]" office:value-type="float" office:value="0.712775688708523">
            <text:p>0.712776</text:p>
          </table:table-cell>
          <table:table-cell table:formula="oooc:=(_K*([.F493]-2*[.E493]+[.D493])) + [.E493]" office:value-type="float" office:value="0.623678726217779">
            <text:p>0.623679</text:p>
          </table:table-cell>
          <table:table-cell table:formula="oooc:=(_K*([.G493]-2*[.F493]+[.E493])) + [.F493]" office:value-type="float" office:value="0.534581764143103">
            <text:p>0.534582</text:p>
          </table:table-cell>
          <table:table-cell table:formula="oooc:=(_K*([.H493]-2*[.G493]+[.F493])) + [.G493]" office:value-type="float" office:value="0.445484802521172">
            <text:p>0.445485</text:p>
          </table:table-cell>
          <table:table-cell table:formula="oooc:=(_K*([.I493]-2*[.H493]+[.G493])) + [.H493]" office:value-type="float" office:value="0.356387841351986">
            <text:p>0.356388</text:p>
          </table:table-cell>
          <table:table-cell table:formula="oooc:=(_K*([.J493]-2*[.I493]+[.H493])) + [.I493]" office:value-type="float" office:value="0.267290880598868">
            <text:p>0.267291</text:p>
          </table:table-cell>
          <table:table-cell table:formula="oooc:=(_K*([.K493]-2*[.J493]+[.I493])) + [.J493]" office:value-type="float" office:value="0.17819392019143">
            <text:p>0.178194</text:p>
          </table:table-cell>
          <table:table-cell table:formula="oooc:=(_K*(_b-2*[.K493]+[.J493])) + [.K493]" office:value-type="float" office:value="0.089096960031282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94]-2*[.B494]+_a)) + [.B494]" office:value-type="float" office:value="0.890969614680208">
            <text:p>0.890970</text:p>
          </table:table-cell>
          <table:table-cell table:formula="oooc:=(_K*([.D494]-2*[.C494]+[.B494])) + [.C494]" office:value-type="float" office:value="0.801872651643864">
            <text:p>0.801873</text:p>
          </table:table-cell>
          <table:table-cell table:formula="oooc:=(_K*([.E494]-2*[.D494]+[.C494])) + [.D494]" office:value-type="float" office:value="0.712775688846796">
            <text:p>0.712776</text:p>
          </table:table-cell>
          <table:table-cell table:formula="oooc:=(_K*([.F494]-2*[.E494]+[.D494])) + [.E494]" office:value-type="float" office:value="0.623678726384206">
            <text:p>0.623679</text:p>
          </table:table-cell>
          <table:table-cell table:formula="oooc:=(_K*([.G494]-2*[.F494]+[.E494])) + [.F494]" office:value-type="float" office:value="0.534581764324201">
            <text:p>0.534582</text:p>
          </table:table-cell>
          <table:table-cell table:formula="oooc:=(_K*([.H494]-2*[.G494]+[.F494])) + [.G494]" office:value-type="float" office:value="0.44548480270227">
            <text:p>0.445485</text:p>
          </table:table-cell>
          <table:table-cell table:formula="oooc:=(_K*([.I494]-2*[.H494]+[.G494])) + [.H494]" office:value-type="float" office:value="0.356387841518413">
            <text:p>0.356388</text:p>
          </table:table-cell>
          <table:table-cell table:formula="oooc:=(_K*([.J494]-2*[.I494]+[.H494])) + [.I494]" office:value-type="float" office:value="0.26729088073714">
            <text:p>0.267291</text:p>
          </table:table-cell>
          <table:table-cell table:formula="oooc:=(_K*([.K494]-2*[.J494]+[.I494])) + [.J494]" office:value-type="float" office:value="0.178193920290346">
            <text:p>0.178194</text:p>
          </table:table-cell>
          <table:table-cell table:formula="oooc:=(_K*(_b-2*[.K494]+[.J494])) + [.K494]" office:value-type="float" office:value="0.089096960082828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95]-2*[.B495]+_a)) + [.B495]" office:value-type="float" office:value="0.890969614730084">
            <text:p>0.890970</text:p>
          </table:table-cell>
          <table:table-cell table:formula="oooc:=(_K*([.D495]-2*[.C495]+[.B495])) + [.C495]" office:value-type="float" office:value="0.801872651739574">
            <text:p>0.801873</text:p>
          </table:table-cell>
          <table:table-cell table:formula="oooc:=(_K*([.E495]-2*[.D495]+[.C495])) + [.D495]" office:value-type="float" office:value="0.712775688980587">
            <text:p>0.712776</text:p>
          </table:table-cell>
          <table:table-cell table:formula="oooc:=(_K*([.F495]-2*[.E495]+[.D495])) + [.E495]" office:value-type="float" office:value="0.62367872654524">
            <text:p>0.623679</text:p>
          </table:table-cell>
          <table:table-cell table:formula="oooc:=(_K*([.G495]-2*[.F495]+[.E495])) + [.F495]" office:value-type="float" office:value="0.534581764499431">
            <text:p>0.534582</text:p>
          </table:table-cell>
          <table:table-cell table:formula="oooc:=(_K*([.H495]-2*[.G495]+[.F495])) + [.G495]" office:value-type="float" office:value="0.4454848028775">
            <text:p>0.445485</text:p>
          </table:table-cell>
          <table:table-cell table:formula="oooc:=(_K*([.I495]-2*[.H495]+[.G495])) + [.H495]" office:value-type="float" office:value="0.356387841679447">
            <text:p>0.356388</text:p>
          </table:table-cell>
          <table:table-cell table:formula="oooc:=(_K*([.J495]-2*[.I495]+[.H495])) + [.I495]" office:value-type="float" office:value="0.267290880870932">
            <text:p>0.267291</text:p>
          </table:table-cell>
          <table:table-cell table:formula="oooc:=(_K*([.K495]-2*[.J495]+[.I495])) + [.J495]" office:value-type="float" office:value="0.178193920386057">
            <text:p>0.178194</text:p>
          </table:table-cell>
          <table:table-cell table:formula="oooc:=(_K*(_b-2*[.K495]+[.J495])) + [.K495]" office:value-type="float" office:value="0.089096960132704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96]-2*[.B496]+_a)) + [.B496]" office:value-type="float" office:value="0.890969614778343">
            <text:p>0.890970</text:p>
          </table:table-cell>
          <table:table-cell table:formula="oooc:=(_K*([.D496]-2*[.C496]+[.B496])) + [.C496]" office:value-type="float" office:value="0.801872651832183">
            <text:p>0.801873</text:p>
          </table:table-cell>
          <table:table-cell table:formula="oooc:=(_K*([.E496]-2*[.D496]+[.C496])) + [.D496]" office:value-type="float" office:value="0.712775689110043">
            <text:p>0.712776</text:p>
          </table:table-cell>
          <table:table-cell table:formula="oooc:=(_K*([.F496]-2*[.E496]+[.D496])) + [.E496]" office:value-type="float" office:value="0.623678726701055">
            <text:p>0.623679</text:p>
          </table:table-cell>
          <table:table-cell table:formula="oooc:=(_K*([.G496]-2*[.F496]+[.E496])) + [.F496]" office:value-type="float" office:value="0.534581764668982">
            <text:p>0.534582</text:p>
          </table:table-cell>
          <table:table-cell table:formula="oooc:=(_K*([.H496]-2*[.G496]+[.F496])) + [.G496]" office:value-type="float" office:value="0.445484803047051">
            <text:p>0.445485</text:p>
          </table:table-cell>
          <table:table-cell table:formula="oooc:=(_K*([.I496]-2*[.H496]+[.G496])) + [.H496]" office:value-type="float" office:value="0.356387841835262">
            <text:p>0.356388</text:p>
          </table:table-cell>
          <table:table-cell table:formula="oooc:=(_K*([.J496]-2*[.I496]+[.H496])) + [.I496]" office:value-type="float" office:value="0.267290881000388">
            <text:p>0.267291</text:p>
          </table:table-cell>
          <table:table-cell table:formula="oooc:=(_K*([.K496]-2*[.J496]+[.I496])) + [.J496]" office:value-type="float" office:value="0.178193920478666">
            <text:p>0.178194</text:p>
          </table:table-cell>
          <table:table-cell table:formula="oooc:=(_K*(_b-2*[.K496]+[.J496])) + [.K496]" office:value-type="float" office:value="0.089096960180963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97]-2*[.B497]+_a)) + [.B497]" office:value-type="float" office:value="0.890969614825039">
            <text:p>0.890970</text:p>
          </table:table-cell>
          <table:table-cell table:formula="oooc:=(_K*([.D497]-2*[.C497]+[.B497])) + [.C497]" office:value-type="float" office:value="0.801872651921791">
            <text:p>0.801873</text:p>
          </table:table-cell>
          <table:table-cell table:formula="oooc:=(_K*([.E497]-2*[.D497]+[.C497])) + [.D497]" office:value-type="float" office:value="0.712775689235304">
            <text:p>0.712776</text:p>
          </table:table-cell>
          <table:table-cell table:formula="oooc:=(_K*([.F497]-2*[.E497]+[.D497])) + [.E497]" office:value-type="float" office:value="0.623678726851821">
            <text:p>0.623679</text:p>
          </table:table-cell>
          <table:table-cell table:formula="oooc:=(_K*([.G497]-2*[.F497]+[.E497])) + [.F497]" office:value-type="float" office:value="0.534581764833039">
            <text:p>0.534582</text:p>
          </table:table-cell>
          <table:table-cell table:formula="oooc:=(_K*([.H497]-2*[.G497]+[.F497])) + [.G497]" office:value-type="float" office:value="0.445484803211108">
            <text:p>0.445485</text:p>
          </table:table-cell>
          <table:table-cell table:formula="oooc:=(_K*([.I497]-2*[.H497]+[.G497])) + [.H497]" office:value-type="float" office:value="0.356387841986028">
            <text:p>0.356388</text:p>
          </table:table-cell>
          <table:table-cell table:formula="oooc:=(_K*([.J497]-2*[.I497]+[.H497])) + [.I497]" office:value-type="float" office:value="0.267290881125649">
            <text:p>0.267291</text:p>
          </table:table-cell>
          <table:table-cell table:formula="oooc:=(_K*([.K497]-2*[.J497]+[.I497])) + [.J497]" office:value-type="float" office:value="0.178193920568274">
            <text:p>0.178194</text:p>
          </table:table-cell>
          <table:table-cell table:formula="oooc:=(_K*(_b-2*[.K497]+[.J497])) + [.K497]" office:value-type="float" office:value="0.08909696022765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98]-2*[.B498]+_a)) + [.B498]" office:value-type="float" office:value="0.890969614870221">
            <text:p>0.890970</text:p>
          </table:table-cell>
          <table:table-cell table:formula="oooc:=(_K*([.D498]-2*[.C498]+[.B498])) + [.C498]" office:value-type="float" office:value="0.801872652008495">
            <text:p>0.801873</text:p>
          </table:table-cell>
          <table:table-cell table:formula="oooc:=(_K*([.E498]-2*[.D498]+[.C498])) + [.D498]" office:value-type="float" office:value="0.712775689356506">
            <text:p>0.712776</text:p>
          </table:table-cell>
          <table:table-cell table:formula="oooc:=(_K*([.F498]-2*[.E498]+[.D498])) + [.E498]" office:value-type="float" office:value="0.623678726997701">
            <text:p>0.623679</text:p>
          </table:table-cell>
          <table:table-cell table:formula="oooc:=(_K*([.G498]-2*[.F498]+[.E498])) + [.F498]" office:value-type="float" office:value="0.534581764991779">
            <text:p>0.534582</text:p>
          </table:table-cell>
          <table:table-cell table:formula="oooc:=(_K*([.H498]-2*[.G498]+[.F498])) + [.G498]" office:value-type="float" office:value="0.445484803369848">
            <text:p>0.445485</text:p>
          </table:table-cell>
          <table:table-cell table:formula="oooc:=(_K*([.I498]-2*[.H498]+[.G498])) + [.H498]" office:value-type="float" office:value="0.356387842131908">
            <text:p>0.356388</text:p>
          </table:table-cell>
          <table:table-cell table:formula="oooc:=(_K*([.J498]-2*[.I498]+[.H498])) + [.I498]" office:value-type="float" office:value="0.26729088124685">
            <text:p>0.267291</text:p>
          </table:table-cell>
          <table:table-cell table:formula="oooc:=(_K*([.K498]-2*[.J498]+[.I498])) + [.J498]" office:value-type="float" office:value="0.178193920654978">
            <text:p>0.178194</text:p>
          </table:table-cell>
          <table:table-cell table:formula="oooc:=(_K*(_b-2*[.K498]+[.J498])) + [.K498]" office:value-type="float" office:value="0.089096960272841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499]-2*[.B499]+_a)) + [.B499]" office:value-type="float" office:value="0.890969614913939">
            <text:p>0.890970</text:p>
          </table:table-cell>
          <table:table-cell table:formula="oooc:=(_K*([.D499]-2*[.C499]+[.B499])) + [.C499]" office:value-type="float" office:value="0.80187265209239">
            <text:p>0.801873</text:p>
          </table:table-cell>
          <table:table-cell table:formula="oooc:=(_K*([.E499]-2*[.D499]+[.C499])) + [.D499]" office:value-type="float" office:value="0.71277568947378">
            <text:p>0.712776</text:p>
          </table:table-cell>
          <table:table-cell table:formula="oooc:=(_K*([.F499]-2*[.E499]+[.D499])) + [.E499]" office:value-type="float" office:value="0.623678727138854">
            <text:p>0.623679</text:p>
          </table:table-cell>
          <table:table-cell table:formula="oooc:=(_K*([.G499]-2*[.F499]+[.E499])) + [.F499]" office:value-type="float" office:value="0.534581765145376">
            <text:p>0.534582</text:p>
          </table:table-cell>
          <table:table-cell table:formula="oooc:=(_K*([.H499]-2*[.G499]+[.F499])) + [.G499]" office:value-type="float" office:value="0.445484803523445">
            <text:p>0.445485</text:p>
          </table:table-cell>
          <table:table-cell table:formula="oooc:=(_K*([.I499]-2*[.H499]+[.G499])) + [.H499]" office:value-type="float" office:value="0.356387842273061">
            <text:p>0.356388</text:p>
          </table:table-cell>
          <table:table-cell table:formula="oooc:=(_K*([.J499]-2*[.I499]+[.H499])) + [.I499]" office:value-type="float" office:value="0.267290881364124">
            <text:p>0.267291</text:p>
          </table:table-cell>
          <table:table-cell table:formula="oooc:=(_K*([.K499]-2*[.J499]+[.I499])) + [.J499]" office:value-type="float" office:value="0.178193920738872">
            <text:p>0.178194</text:p>
          </table:table-cell>
          <table:table-cell table:formula="oooc:=(_K*(_b-2*[.K499]+[.J499])) + [.K499]" office:value-type="float" office:value="0.089096960316559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00]-2*[.B500]+_a)) + [.B500]" office:value-type="float" office:value="0.89096961495624">
            <text:p>0.890970</text:p>
          </table:table-cell>
          <table:table-cell table:formula="oooc:=(_K*([.D500]-2*[.C500]+[.B500])) + [.C500]" office:value-type="float" office:value="0.801872652173565">
            <text:p>0.801873</text:p>
          </table:table-cell>
          <table:table-cell table:formula="oooc:=(_K*([.E500]-2*[.D500]+[.C500])) + [.D500]" office:value-type="float" office:value="0.712775689587253">
            <text:p>0.712776</text:p>
          </table:table-cell>
          <table:table-cell table:formula="oooc:=(_K*([.F500]-2*[.E500]+[.D500])) + [.E500]" office:value-type="float" office:value="0.623678727275433">
            <text:p>0.623679</text:p>
          </table:table-cell>
          <table:table-cell table:formula="oooc:=(_K*([.G500]-2*[.F500]+[.E500])) + [.F500]" office:value-type="float" office:value="0.534581765293995">
            <text:p>0.534582</text:p>
          </table:table-cell>
          <table:table-cell table:formula="oooc:=(_K*([.H500]-2*[.G500]+[.F500])) + [.G500]" office:value-type="float" office:value="0.445484803672064">
            <text:p>0.445485</text:p>
          </table:table-cell>
          <table:table-cell table:formula="oooc:=(_K*([.I500]-2*[.H500]+[.G500])) + [.H500]" office:value-type="float" office:value="0.35638784240964">
            <text:p>0.356388</text:p>
          </table:table-cell>
          <table:table-cell table:formula="oooc:=(_K*([.J500]-2*[.I500]+[.H500])) + [.I500]" office:value-type="float" office:value="0.267290881477598">
            <text:p>0.267291</text:p>
          </table:table-cell>
          <table:table-cell table:formula="oooc:=(_K*([.K500]-2*[.J500]+[.I500])) + [.J500]" office:value-type="float" office:value="0.178193920820048">
            <text:p>0.178194</text:p>
          </table:table-cell>
          <table:table-cell table:formula="oooc:=(_K*(_b-2*[.K500]+[.J500])) + [.K500]" office:value-type="float" office:value="0.089096960358860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01]-2*[.B501]+_a)) + [.B501]" office:value-type="float" office:value="0.890969614997171">
            <text:p>0.890970</text:p>
          </table:table-cell>
          <table:table-cell table:formula="oooc:=(_K*([.D501]-2*[.C501]+[.B501])) + [.C501]" office:value-type="float" office:value="0.801872652252111">
            <text:p>0.801873</text:p>
          </table:table-cell>
          <table:table-cell table:formula="oooc:=(_K*([.E501]-2*[.D501]+[.C501])) + [.D501]" office:value-type="float" office:value="0.71277568969705">
            <text:p>0.712776</text:p>
          </table:table-cell>
          <table:table-cell table:formula="oooc:=(_K*([.F501]-2*[.E501]+[.D501])) + [.E501]" office:value-type="float" office:value="0.623678727407586">
            <text:p>0.623679</text:p>
          </table:table-cell>
          <table:table-cell table:formula="oooc:=(_K*([.G501]-2*[.F501]+[.E501])) + [.F501]" office:value-type="float" office:value="0.534581765437798">
            <text:p>0.534582</text:p>
          </table:table-cell>
          <table:table-cell table:formula="oooc:=(_K*([.H501]-2*[.G501]+[.F501])) + [.G501]" office:value-type="float" office:value="0.445484803815866">
            <text:p>0.445485</text:p>
          </table:table-cell>
          <table:table-cell table:formula="oooc:=(_K*([.I501]-2*[.H501]+[.G501])) + [.H501]" office:value-type="float" office:value="0.356387842541793">
            <text:p>0.356388</text:p>
          </table:table-cell>
          <table:table-cell table:formula="oooc:=(_K*([.J501]-2*[.I501]+[.H501])) + [.I501]" office:value-type="float" office:value="0.267290881587395">
            <text:p>0.267291</text:p>
          </table:table-cell>
          <table:table-cell table:formula="oooc:=(_K*([.K501]-2*[.J501]+[.I501])) + [.J501]" office:value-type="float" office:value="0.178193920898593">
            <text:p>0.178194</text:p>
          </table:table-cell>
          <table:table-cell table:formula="oooc:=(_K*(_b-2*[.K501]+[.J501])) + [.K501]" office:value-type="float" office:value="0.089096960399791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02]-2*[.B502]+_a)) + [.B502]" office:value-type="float" office:value="0.890969615036775">
            <text:p>0.890970</text:p>
          </table:table-cell>
          <table:table-cell table:formula="oooc:=(_K*([.D502]-2*[.C502]+[.B502])) + [.C502]" office:value-type="float" office:value="0.80187265232811">
            <text:p>0.801873</text:p>
          </table:table-cell>
          <table:table-cell table:formula="oooc:=(_K*([.E502]-2*[.D502]+[.C502])) + [.D502]" office:value-type="float" office:value="0.712775689803288">
            <text:p>0.712776</text:p>
          </table:table-cell>
          <table:table-cell table:formula="oooc:=(_K*([.F502]-2*[.E502]+[.D502])) + [.E502]" office:value-type="float" office:value="0.623678727535456">
            <text:p>0.623679</text:p>
          </table:table-cell>
          <table:table-cell table:formula="oooc:=(_K*([.G502]-2*[.F502]+[.E502])) + [.F502]" office:value-type="float" office:value="0.53458176557694">
            <text:p>0.534582</text:p>
          </table:table-cell>
          <table:table-cell table:formula="oooc:=(_K*([.H502]-2*[.G502]+[.F502])) + [.G502]" office:value-type="float" office:value="0.445484803955009">
            <text:p>0.445485</text:p>
          </table:table-cell>
          <table:table-cell table:formula="oooc:=(_K*([.I502]-2*[.H502]+[.G502])) + [.H502]" office:value-type="float" office:value="0.356387842669663">
            <text:p>0.356388</text:p>
          </table:table-cell>
          <table:table-cell table:formula="oooc:=(_K*([.J502]-2*[.I502]+[.H502])) + [.I502]" office:value-type="float" office:value="0.267290881693633">
            <text:p>0.267291</text:p>
          </table:table-cell>
          <table:table-cell table:formula="oooc:=(_K*([.K502]-2*[.J502]+[.I502])) + [.J502]" office:value-type="float" office:value="0.178193920974593">
            <text:p>0.178194</text:p>
          </table:table-cell>
          <table:table-cell table:formula="oooc:=(_K*(_b-2*[.K502]+[.J502])) + [.K502]" office:value-type="float" office:value="0.08909696043939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03]-2*[.B503]+_a)) + [.B503]" office:value-type="float" office:value="0.890969615075096">
            <text:p>0.890970</text:p>
          </table:table-cell>
          <table:table-cell table:formula="oooc:=(_K*([.D503]-2*[.C503]+[.B503])) + [.C503]" office:value-type="float" office:value="0.801872652401647">
            <text:p>0.801873</text:p>
          </table:table-cell>
          <table:table-cell table:formula="oooc:=(_K*([.E503]-2*[.D503]+[.C503])) + [.D503]" office:value-type="float" office:value="0.712775689906084">
            <text:p>0.712776</text:p>
          </table:table-cell>
          <table:table-cell table:formula="oooc:=(_K*([.F503]-2*[.E503]+[.D503])) + [.E503]" office:value-type="float" office:value="0.623678727659183">
            <text:p>0.623679</text:p>
          </table:table-cell>
          <table:table-cell table:formula="oooc:=(_K*([.G503]-2*[.F503]+[.E503])) + [.F503]" office:value-type="float" office:value="0.534581765711574">
            <text:p>0.534582</text:p>
          </table:table-cell>
          <table:table-cell table:formula="oooc:=(_K*([.H503]-2*[.G503]+[.F503])) + [.G503]" office:value-type="float" office:value="0.445484804089643">
            <text:p>0.445485</text:p>
          </table:table-cell>
          <table:table-cell table:formula="oooc:=(_K*([.I503]-2*[.H503]+[.G503])) + [.H503]" office:value-type="float" office:value="0.35638784279339">
            <text:p>0.356388</text:p>
          </table:table-cell>
          <table:table-cell table:formula="oooc:=(_K*([.J503]-2*[.I503]+[.H503])) + [.I503]" office:value-type="float" office:value="0.267290881796429">
            <text:p>0.267291</text:p>
          </table:table-cell>
          <table:table-cell table:formula="oooc:=(_K*([.K503]-2*[.J503]+[.I503])) + [.J503]" office:value-type="float" office:value="0.17819392104813">
            <text:p>0.178194</text:p>
          </table:table-cell>
          <table:table-cell table:formula="oooc:=(_K*(_b-2*[.K503]+[.J503])) + [.K503]" office:value-type="float" office:value="0.089096960477716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04]-2*[.B504]+_a)) + [.B504]" office:value-type="float" office:value="0.890969615112175">
            <text:p>0.890970</text:p>
          </table:table-cell>
          <table:table-cell table:formula="oooc:=(_K*([.D504]-2*[.C504]+[.B504])) + [.C504]" office:value-type="float" office:value="0.801872652472802">
            <text:p>0.801873</text:p>
          </table:table-cell>
          <table:table-cell table:formula="oooc:=(_K*([.E504]-2*[.D504]+[.C504])) + [.D504]" office:value-type="float" office:value="0.712775690005549">
            <text:p>0.712776</text:p>
          </table:table-cell>
          <table:table-cell table:formula="oooc:=(_K*([.F504]-2*[.E504]+[.D504])) + [.E504]" office:value-type="float" office:value="0.6236787277789">
            <text:p>0.623679</text:p>
          </table:table-cell>
          <table:table-cell table:formula="oooc:=(_K*([.G504]-2*[.F504]+[.E504])) + [.F504]" office:value-type="float" office:value="0.534581765841845">
            <text:p>0.534582</text:p>
          </table:table-cell>
          <table:table-cell table:formula="oooc:=(_K*([.H504]-2*[.G504]+[.F504])) + [.G504]" office:value-type="float" office:value="0.445484804219914">
            <text:p>0.445485</text:p>
          </table:table-cell>
          <table:table-cell table:formula="oooc:=(_K*([.I504]-2*[.H504]+[.G504])) + [.H504]" office:value-type="float" office:value="0.356387842913107">
            <text:p>0.356388</text:p>
          </table:table-cell>
          <table:table-cell table:formula="oooc:=(_K*([.J504]-2*[.I504]+[.H504])) + [.I504]" office:value-type="float" office:value="0.267290881895894">
            <text:p>0.267291</text:p>
          </table:table-cell>
          <table:table-cell table:formula="oooc:=(_K*([.K504]-2*[.J504]+[.I504])) + [.J504]" office:value-type="float" office:value="0.178193921119284">
            <text:p>0.178194</text:p>
          </table:table-cell>
          <table:table-cell table:formula="oooc:=(_K*(_b-2*[.K504]+[.J504])) + [.K504]" office:value-type="float" office:value="0.089096960514795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05]-2*[.B505]+_a)) + [.B505]" office:value-type="float" office:value="0.890969615148052">
            <text:p>0.890970</text:p>
          </table:table-cell>
          <table:table-cell table:formula="oooc:=(_K*([.D505]-2*[.C505]+[.B505])) + [.C505]" office:value-type="float" office:value="0.80187265254165">
            <text:p>0.801873</text:p>
          </table:table-cell>
          <table:table-cell table:formula="oooc:=(_K*([.E505]-2*[.D505]+[.C505])) + [.D505]" office:value-type="float" office:value="0.71277569010179">
            <text:p>0.712776</text:p>
          </table:table-cell>
          <table:table-cell table:formula="oooc:=(_K*([.F505]-2*[.E505]+[.D505])) + [.E505]" office:value-type="float" office:value="0.623678727894738">
            <text:p>0.623679</text:p>
          </table:table-cell>
          <table:table-cell table:formula="oooc:=(_K*([.G505]-2*[.F505]+[.E505])) + [.F505]" office:value-type="float" office:value="0.534581765967895">
            <text:p>0.534582</text:p>
          </table:table-cell>
          <table:table-cell table:formula="oooc:=(_K*([.H505]-2*[.G505]+[.F505])) + [.G505]" office:value-type="float" office:value="0.445484804345964">
            <text:p>0.445485</text:p>
          </table:table-cell>
          <table:table-cell table:formula="oooc:=(_K*([.I505]-2*[.H505]+[.G505])) + [.H505]" office:value-type="float" office:value="0.356387843028945">
            <text:p>0.356388</text:p>
          </table:table-cell>
          <table:table-cell table:formula="oooc:=(_K*([.J505]-2*[.I505]+[.H505])) + [.I505]" office:value-type="float" office:value="0.267290881992135">
            <text:p>0.267291</text:p>
          </table:table-cell>
          <table:table-cell table:formula="oooc:=(_K*([.K505]-2*[.J505]+[.I505])) + [.J505]" office:value-type="float" office:value="0.178193921188132">
            <text:p>0.178194</text:p>
          </table:table-cell>
          <table:table-cell table:formula="oooc:=(_K*(_b-2*[.K505]+[.J505])) + [.K505]" office:value-type="float" office:value="0.089096960550672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06]-2*[.B506]+_a)) + [.B506]" office:value-type="float" office:value="0.890969615182767">
            <text:p>0.890970</text:p>
          </table:table-cell>
          <table:table-cell table:formula="oooc:=(_K*([.D506]-2*[.C506]+[.B506])) + [.C506]" office:value-type="float" office:value="0.801872652608267">
            <text:p>0.801873</text:p>
          </table:table-cell>
          <table:table-cell table:formula="oooc:=(_K*([.E506]-2*[.D506]+[.C506])) + [.D506]" office:value-type="float" office:value="0.712775690194913">
            <text:p>0.712776</text:p>
          </table:table-cell>
          <table:table-cell table:formula="oooc:=(_K*([.F506]-2*[.E506]+[.D506])) + [.E506]" office:value-type="float" office:value="0.623678728006822">
            <text:p>0.623679</text:p>
          </table:table-cell>
          <table:table-cell table:formula="oooc:=(_K*([.G506]-2*[.F506]+[.E506])) + [.F506]" office:value-type="float" office:value="0.53458176608986">
            <text:p>0.534582</text:p>
          </table:table-cell>
          <table:table-cell table:formula="oooc:=(_K*([.H506]-2*[.G506]+[.F506])) + [.G506]" office:value-type="float" office:value="0.445484804467928">
            <text:p>0.445485</text:p>
          </table:table-cell>
          <table:table-cell table:formula="oooc:=(_K*([.I506]-2*[.H506]+[.G506])) + [.H506]" office:value-type="float" office:value="0.356387843141028">
            <text:p>0.356388</text:p>
          </table:table-cell>
          <table:table-cell table:formula="oooc:=(_K*([.J506]-2*[.I506]+[.H506])) + [.I506]" office:value-type="float" office:value="0.267290882085258">
            <text:p>0.267291</text:p>
          </table:table-cell>
          <table:table-cell table:formula="oooc:=(_K*([.K506]-2*[.J506]+[.I506])) + [.J506]" office:value-type="float" office:value="0.17819392125475">
            <text:p>0.178194</text:p>
          </table:table-cell>
          <table:table-cell table:formula="oooc:=(_K*(_b-2*[.K506]+[.J506])) + [.K506]" office:value-type="float" office:value="0.089096960585387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07]-2*[.B507]+_a)) + [.B507]" office:value-type="float" office:value="0.890969615216357">
            <text:p>0.890970</text:p>
          </table:table-cell>
          <table:table-cell table:formula="oooc:=(_K*([.D507]-2*[.C507]+[.B507])) + [.C507]" office:value-type="float" office:value="0.801872652672725">
            <text:p>0.801873</text:p>
          </table:table-cell>
          <table:table-cell table:formula="oooc:=(_K*([.E507]-2*[.D507]+[.C507])) + [.D507]" office:value-type="float" office:value="0.712775690285018">
            <text:p>0.712776</text:p>
          </table:table-cell>
          <table:table-cell table:formula="oooc:=(_K*([.F507]-2*[.E507]+[.D507])) + [.E507]" office:value-type="float" office:value="0.623678728115273">
            <text:p>0.623679</text:p>
          </table:table-cell>
          <table:table-cell table:formula="oooc:=(_K*([.G507]-2*[.F507]+[.E507])) + [.F507]" office:value-type="float" office:value="0.534581766207872">
            <text:p>0.534582</text:p>
          </table:table-cell>
          <table:table-cell table:formula="oooc:=(_K*([.H507]-2*[.G507]+[.F507])) + [.G507]" office:value-type="float" office:value="0.445484804585941">
            <text:p>0.445485</text:p>
          </table:table-cell>
          <table:table-cell table:formula="oooc:=(_K*([.I507]-2*[.H507]+[.G507])) + [.H507]" office:value-type="float" office:value="0.35638784324948">
            <text:p>0.356388</text:p>
          </table:table-cell>
          <table:table-cell table:formula="oooc:=(_K*([.J507]-2*[.I507]+[.H507])) + [.I507]" office:value-type="float" office:value="0.267290882175363">
            <text:p>0.267291</text:p>
          </table:table-cell>
          <table:table-cell table:formula="oooc:=(_K*([.K507]-2*[.J507]+[.I507])) + [.J507]" office:value-type="float" office:value="0.178193921319208">
            <text:p>0.178194</text:p>
          </table:table-cell>
          <table:table-cell table:formula="oooc:=(_K*(_b-2*[.K507]+[.J507])) + [.K507]" office:value-type="float" office:value="0.089096960618977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08]-2*[.B508]+_a)) + [.B508]" office:value-type="float" office:value="0.890969615248858">
            <text:p>0.890970</text:p>
          </table:table-cell>
          <table:table-cell table:formula="oooc:=(_K*([.D508]-2*[.C508]+[.B508])) + [.C508]" office:value-type="float" office:value="0.801872652735095">
            <text:p>0.801873</text:p>
          </table:table-cell>
          <table:table-cell table:formula="oooc:=(_K*([.E508]-2*[.D508]+[.C508])) + [.D508]" office:value-type="float" office:value="0.712775690372203">
            <text:p>0.712776</text:p>
          </table:table-cell>
          <table:table-cell table:formula="oooc:=(_K*([.F508]-2*[.E508]+[.D508])) + [.E508]" office:value-type="float" office:value="0.623678728220211">
            <text:p>0.623679</text:p>
          </table:table-cell>
          <table:table-cell table:formula="oooc:=(_K*([.G508]-2*[.F508]+[.E508])) + [.F508]" office:value-type="float" office:value="0.53458176632206">
            <text:p>0.534582</text:p>
          </table:table-cell>
          <table:table-cell table:formula="oooc:=(_K*([.H508]-2*[.G508]+[.F508])) + [.G508]" office:value-type="float" office:value="0.445484804700129">
            <text:p>0.445485</text:p>
          </table:table-cell>
          <table:table-cell table:formula="oooc:=(_K*([.I508]-2*[.H508]+[.G508])) + [.H508]" office:value-type="float" office:value="0.356387843354418">
            <text:p>0.356388</text:p>
          </table:table-cell>
          <table:table-cell table:formula="oooc:=(_K*([.J508]-2*[.I508]+[.H508])) + [.I508]" office:value-type="float" office:value="0.267290882262548">
            <text:p>0.267291</text:p>
          </table:table-cell>
          <table:table-cell table:formula="oooc:=(_K*([.K508]-2*[.J508]+[.I508])) + [.J508]" office:value-type="float" office:value="0.178193921381578">
            <text:p>0.178194</text:p>
          </table:table-cell>
          <table:table-cell table:formula="oooc:=(_K*(_b-2*[.K508]+[.J508])) + [.K508]" office:value-type="float" office:value="0.089096960651478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09]-2*[.B509]+_a)) + [.B509]" office:value-type="float" office:value="0.890969615280306">
            <text:p>0.890970</text:p>
          </table:table-cell>
          <table:table-cell table:formula="oooc:=(_K*([.D509]-2*[.C509]+[.B509])) + [.C509]" office:value-type="float" office:value="0.801872652795444">
            <text:p>0.801873</text:p>
          </table:table-cell>
          <table:table-cell table:formula="oooc:=(_K*([.E509]-2*[.D509]+[.C509])) + [.D509]" office:value-type="float" office:value="0.712775690456563">
            <text:p>0.712776</text:p>
          </table:table-cell>
          <table:table-cell table:formula="oooc:=(_K*([.F509]-2*[.E509]+[.D509])) + [.E509]" office:value-type="float" office:value="0.623678728321747">
            <text:p>0.623679</text:p>
          </table:table-cell>
          <table:table-cell table:formula="oooc:=(_K*([.G509]-2*[.F509]+[.E509])) + [.F509]" office:value-type="float" office:value="0.534581766432548">
            <text:p>0.534582</text:p>
          </table:table-cell>
          <table:table-cell table:formula="oooc:=(_K*([.H509]-2*[.G509]+[.F509])) + [.G509]" office:value-type="float" office:value="0.445484804810617">
            <text:p>0.445485</text:p>
          </table:table-cell>
          <table:table-cell table:formula="oooc:=(_K*([.I509]-2*[.H509]+[.G509])) + [.H509]" office:value-type="float" office:value="0.356387843455954">
            <text:p>0.356388</text:p>
          </table:table-cell>
          <table:table-cell table:formula="oooc:=(_K*([.J509]-2*[.I509]+[.H509])) + [.I509]" office:value-type="float" office:value="0.267290882346908">
            <text:p>0.267291</text:p>
          </table:table-cell>
          <table:table-cell table:formula="oooc:=(_K*([.K509]-2*[.J509]+[.I509])) + [.J509]" office:value-type="float" office:value="0.178193921441926">
            <text:p>0.178194</text:p>
          </table:table-cell>
          <table:table-cell table:formula="oooc:=(_K*(_b-2*[.K509]+[.J509])) + [.K509]" office:value-type="float" office:value="0.089096960682926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10]-2*[.B510]+_a)) + [.B510]" office:value-type="float" office:value="0.890969615310735">
            <text:p>0.890970</text:p>
          </table:table-cell>
          <table:table-cell table:formula="oooc:=(_K*([.D510]-2*[.C510]+[.B510])) + [.C510]" office:value-type="float" office:value="0.801872652853836">
            <text:p>0.801873</text:p>
          </table:table-cell>
          <table:table-cell table:formula="oooc:=(_K*([.E510]-2*[.D510]+[.C510])) + [.D510]" office:value-type="float" office:value="0.712775690538189">
            <text:p>0.712776</text:p>
          </table:table-cell>
          <table:table-cell table:formula="oooc:=(_K*([.F510]-2*[.E510]+[.D510])) + [.E510]" office:value-type="float" office:value="0.623678728419994">
            <text:p>0.623679</text:p>
          </table:table-cell>
          <table:table-cell table:formula="oooc:=(_K*([.G510]-2*[.F510]+[.E510])) + [.F510]" office:value-type="float" office:value="0.534581766539455">
            <text:p>0.534582</text:p>
          </table:table-cell>
          <table:table-cell table:formula="oooc:=(_K*([.H510]-2*[.G510]+[.F510])) + [.G510]" office:value-type="float" office:value="0.445484804917524">
            <text:p>0.445485</text:p>
          </table:table-cell>
          <table:table-cell table:formula="oooc:=(_K*([.I510]-2*[.H510]+[.G510])) + [.H510]" office:value-type="float" office:value="0.356387843554201">
            <text:p>0.356388</text:p>
          </table:table-cell>
          <table:table-cell table:formula="oooc:=(_K*([.J510]-2*[.I510]+[.H510])) + [.I510]" office:value-type="float" office:value="0.267290882428534">
            <text:p>0.267291</text:p>
          </table:table-cell>
          <table:table-cell table:formula="oooc:=(_K*([.K510]-2*[.J510]+[.I510])) + [.J510]" office:value-type="float" office:value="0.178193921500319">
            <text:p>0.178194</text:p>
          </table:table-cell>
          <table:table-cell table:formula="oooc:=(_K*(_b-2*[.K510]+[.J510])) + [.K510]" office:value-type="float" office:value="0.089096960713355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11]-2*[.B511]+_a)) + [.B511]" office:value-type="float" office:value="0.890969615340178">
            <text:p>0.890970</text:p>
          </table:table-cell>
          <table:table-cell table:formula="oooc:=(_K*([.D511]-2*[.C511]+[.B511])) + [.C511]" office:value-type="float" office:value="0.801872652910337">
            <text:p>0.801873</text:p>
          </table:table-cell>
          <table:table-cell table:formula="oooc:=(_K*([.E511]-2*[.D511]+[.C511])) + [.D511]" office:value-type="float" office:value="0.71277569061717">
            <text:p>0.712776</text:p>
          </table:table-cell>
          <table:table-cell table:formula="oooc:=(_K*([.F511]-2*[.E511]+[.D511])) + [.E511]" office:value-type="float" office:value="0.623678728515057">
            <text:p>0.623679</text:p>
          </table:table-cell>
          <table:table-cell table:formula="oooc:=(_K*([.G511]-2*[.F511]+[.E511])) + [.F511]" office:value-type="float" office:value="0.534581766642898">
            <text:p>0.534582</text:p>
          </table:table-cell>
          <table:table-cell table:formula="oooc:=(_K*([.H511]-2*[.G511]+[.F511])) + [.G511]" office:value-type="float" office:value="0.445484805020967">
            <text:p>0.445485</text:p>
          </table:table-cell>
          <table:table-cell table:formula="oooc:=(_K*([.I511]-2*[.H511]+[.G511])) + [.H511]" office:value-type="float" office:value="0.356387843649263">
            <text:p>0.356388</text:p>
          </table:table-cell>
          <table:table-cell table:formula="oooc:=(_K*([.J511]-2*[.I511]+[.H511])) + [.I511]" office:value-type="float" office:value="0.267290882507515">
            <text:p>0.267291</text:p>
          </table:table-cell>
          <table:table-cell table:formula="oooc:=(_K*([.K511]-2*[.J511]+[.I511])) + [.J511]" office:value-type="float" office:value="0.17819392155682">
            <text:p>0.178194</text:p>
          </table:table-cell>
          <table:table-cell table:formula="oooc:=(_K*(_b-2*[.K511]+[.J511])) + [.K511]" office:value-type="float" office:value="0.089096960742798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12]-2*[.B512]+_a)) + [.B512]" office:value-type="float" office:value="0.890969615368667">
            <text:p>0.890970</text:p>
          </table:table-cell>
          <table:table-cell table:formula="oooc:=(_K*([.D512]-2*[.C512]+[.B512])) + [.C512]" office:value-type="float" office:value="0.801872652965007">
            <text:p>0.801873</text:p>
          </table:table-cell>
          <table:table-cell table:formula="oooc:=(_K*([.E512]-2*[.D512]+[.C512])) + [.D512]" office:value-type="float" office:value="0.712775690693591">
            <text:p>0.712776</text:p>
          </table:table-cell>
          <table:table-cell table:formula="oooc:=(_K*([.F512]-2*[.E512]+[.D512])) + [.E512]" office:value-type="float" office:value="0.623678728607039">
            <text:p>0.623679</text:p>
          </table:table-cell>
          <table:table-cell table:formula="oooc:=(_K*([.G512]-2*[.F512]+[.E512])) + [.F512]" office:value-type="float" office:value="0.534581766742989">
            <text:p>0.534582</text:p>
          </table:table-cell>
          <table:table-cell table:formula="oooc:=(_K*([.H512]-2*[.G512]+[.F512])) + [.G512]" office:value-type="float" office:value="0.445484805121058">
            <text:p>0.445485</text:p>
          </table:table-cell>
          <table:table-cell table:formula="oooc:=(_K*([.I512]-2*[.H512]+[.G512])) + [.H512]" office:value-type="float" office:value="0.356387843741245">
            <text:p>0.356388</text:p>
          </table:table-cell>
          <table:table-cell table:formula="oooc:=(_K*([.J512]-2*[.I512]+[.H512])) + [.I512]" office:value-type="float" office:value="0.267290882583936">
            <text:p>0.267291</text:p>
          </table:table-cell>
          <table:table-cell table:formula="oooc:=(_K*([.K512]-2*[.J512]+[.I512])) + [.J512]" office:value-type="float" office:value="0.178193921611489">
            <text:p>0.178194</text:p>
          </table:table-cell>
          <table:table-cell table:formula="oooc:=(_K*(_b-2*[.K512]+[.J512])) + [.K512]" office:value-type="float" office:value="0.089096960771287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13]-2*[.B513]+_a)) + [.B513]" office:value-type="float" office:value="0.890969615396233">
            <text:p>0.890970</text:p>
          </table:table-cell>
          <table:table-cell table:formula="oooc:=(_K*([.D513]-2*[.C513]+[.B513])) + [.C513]" office:value-type="float" office:value="0.801872653017905">
            <text:p>0.801873</text:p>
          </table:table-cell>
          <table:table-cell table:formula="oooc:=(_K*([.E513]-2*[.D513]+[.C513])) + [.D513]" office:value-type="float" office:value="0.712775690767536">
            <text:p>0.712776</text:p>
          </table:table-cell>
          <table:table-cell table:formula="oooc:=(_K*([.F513]-2*[.E513]+[.D513])) + [.E513]" office:value-type="float" office:value="0.62367872869604">
            <text:p>0.623679</text:p>
          </table:table-cell>
          <table:table-cell table:formula="oooc:=(_K*([.G513]-2*[.F513]+[.E513])) + [.F513]" office:value-type="float" office:value="0.534581766839837">
            <text:p>0.534582</text:p>
          </table:table-cell>
          <table:table-cell table:formula="oooc:=(_K*([.H513]-2*[.G513]+[.F513])) + [.G513]" office:value-type="float" office:value="0.445484805217905">
            <text:p>0.445485</text:p>
          </table:table-cell>
          <table:table-cell table:formula="oooc:=(_K*([.I513]-2*[.H513]+[.G513])) + [.H513]" office:value-type="float" office:value="0.356387843830247">
            <text:p>0.356388</text:p>
          </table:table-cell>
          <table:table-cell table:formula="oooc:=(_K*([.J513]-2*[.I513]+[.H513])) + [.I513]" office:value-type="float" office:value="0.267290882657881">
            <text:p>0.267291</text:p>
          </table:table-cell>
          <table:table-cell table:formula="oooc:=(_K*([.K513]-2*[.J513]+[.I513])) + [.J513]" office:value-type="float" office:value="0.178193921664387">
            <text:p>0.178194</text:p>
          </table:table-cell>
          <table:table-cell table:formula="oooc:=(_K*(_b-2*[.K513]+[.J513])) + [.K513]" office:value-type="float" office:value="0.089096960798853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14]-2*[.B514]+_a)) + [.B514]" office:value-type="float" office:value="0.890969615422905">
            <text:p>0.890970</text:p>
          </table:table-cell>
          <table:table-cell table:formula="oooc:=(_K*([.D514]-2*[.C514]+[.B514])) + [.C514]" office:value-type="float" office:value="0.801872653069089">
            <text:p>0.801873</text:p>
          </table:table-cell>
          <table:table-cell table:formula="oooc:=(_K*([.E514]-2*[.D514]+[.C514])) + [.D514]" office:value-type="float" office:value="0.712775690839085">
            <text:p>0.712776</text:p>
          </table:table-cell>
          <table:table-cell table:formula="oooc:=(_K*([.F514]-2*[.E514]+[.D514])) + [.E514]" office:value-type="float" office:value="0.623678728782157">
            <text:p>0.623679</text:p>
          </table:table-cell>
          <table:table-cell table:formula="oooc:=(_K*([.G514]-2*[.F514]+[.E514])) + [.F514]" office:value-type="float" office:value="0.534581766933546">
            <text:p>0.534582</text:p>
          </table:table-cell>
          <table:table-cell table:formula="oooc:=(_K*([.H514]-2*[.G514]+[.F514])) + [.G514]" office:value-type="float" office:value="0.445484805311614">
            <text:p>0.445485</text:p>
          </table:table-cell>
          <table:table-cell table:formula="oooc:=(_K*([.I514]-2*[.H514]+[.G514])) + [.H514]" office:value-type="float" office:value="0.356387843916364">
            <text:p>0.356388</text:p>
          </table:table-cell>
          <table:table-cell table:formula="oooc:=(_K*([.J514]-2*[.I514]+[.H514])) + [.I514]" office:value-type="float" office:value="0.26729088272943">
            <text:p>0.267291</text:p>
          </table:table-cell>
          <table:table-cell table:formula="oooc:=(_K*([.K514]-2*[.J514]+[.I514])) + [.J514]" office:value-type="float" office:value="0.178193921715571">
            <text:p>0.178194</text:p>
          </table:table-cell>
          <table:table-cell table:formula="oooc:=(_K*(_b-2*[.K514]+[.J514])) + [.K514]" office:value-type="float" office:value="0.089096960825525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15]-2*[.B515]+_a)) + [.B515]" office:value-type="float" office:value="0.890969615448713">
            <text:p>0.890970</text:p>
          </table:table-cell>
          <table:table-cell table:formula="oooc:=(_K*([.D515]-2*[.C515]+[.B515])) + [.C515]" office:value-type="float" office:value="0.801872653118614">
            <text:p>0.801873</text:p>
          </table:table-cell>
          <table:table-cell table:formula="oooc:=(_K*([.E515]-2*[.D515]+[.C515])) + [.D515]" office:value-type="float" office:value="0.712775690908315">
            <text:p>0.712776</text:p>
          </table:table-cell>
          <table:table-cell table:formula="oooc:=(_K*([.F515]-2*[.E515]+[.D515])) + [.E515]" office:value-type="float" office:value="0.623678728865484">
            <text:p>0.623679</text:p>
          </table:table-cell>
          <table:table-cell table:formula="oooc:=(_K*([.G515]-2*[.F515]+[.E515])) + [.F515]" office:value-type="float" office:value="0.534581767024218">
            <text:p>0.534582</text:p>
          </table:table-cell>
          <table:table-cell table:formula="oooc:=(_K*([.H515]-2*[.G515]+[.F515])) + [.G515]" office:value-type="float" office:value="0.445484805402287">
            <text:p>0.445485</text:p>
          </table:table-cell>
          <table:table-cell table:formula="oooc:=(_K*([.I515]-2*[.H515]+[.G515])) + [.H515]" office:value-type="float" office:value="0.356387843999691">
            <text:p>0.356388</text:p>
          </table:table-cell>
          <table:table-cell table:formula="oooc:=(_K*([.J515]-2*[.I515]+[.H515])) + [.I515]" office:value-type="float" office:value="0.26729088279866">
            <text:p>0.267291</text:p>
          </table:table-cell>
          <table:table-cell table:formula="oooc:=(_K*([.K515]-2*[.J515]+[.I515])) + [.J515]" office:value-type="float" office:value="0.178193921765096">
            <text:p>0.178194</text:p>
          </table:table-cell>
          <table:table-cell table:formula="oooc:=(_K*(_b-2*[.K515]+[.J515])) + [.K515]" office:value-type="float" office:value="0.089096960851333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16]-2*[.B516]+_a)) + [.B516]" office:value-type="float" office:value="0.890969615473685">
            <text:p>0.890970</text:p>
          </table:table-cell>
          <table:table-cell table:formula="oooc:=(_K*([.D516]-2*[.C516]+[.B516])) + [.C516]" office:value-type="float" office:value="0.801872653166534">
            <text:p>0.801873</text:p>
          </table:table-cell>
          <table:table-cell table:formula="oooc:=(_K*([.E516]-2*[.D516]+[.C516])) + [.D516]" office:value-type="float" office:value="0.712775690975302">
            <text:p>0.712776</text:p>
          </table:table-cell>
          <table:table-cell table:formula="oooc:=(_K*([.F516]-2*[.E516]+[.D516])) + [.E516]" office:value-type="float" office:value="0.62367872894611">
            <text:p>0.623679</text:p>
          </table:table-cell>
          <table:table-cell table:formula="oooc:=(_K*([.G516]-2*[.F516]+[.E516])) + [.F516]" office:value-type="float" office:value="0.534581767111952">
            <text:p>0.534582</text:p>
          </table:table-cell>
          <table:table-cell table:formula="oooc:=(_K*([.H516]-2*[.G516]+[.F516])) + [.G516]" office:value-type="float" office:value="0.445484805490021">
            <text:p>0.445485</text:p>
          </table:table-cell>
          <table:table-cell table:formula="oooc:=(_K*([.I516]-2*[.H516]+[.G516])) + [.H516]" office:value-type="float" office:value="0.356387844080317">
            <text:p>0.356388</text:p>
          </table:table-cell>
          <table:table-cell table:formula="oooc:=(_K*([.J516]-2*[.I516]+[.H516])) + [.I516]" office:value-type="float" office:value="0.267290882865647">
            <text:p>0.267291</text:p>
          </table:table-cell>
          <table:table-cell table:formula="oooc:=(_K*([.K516]-2*[.J516]+[.I516])) + [.J516]" office:value-type="float" office:value="0.178193921813017">
            <text:p>0.178194</text:p>
          </table:table-cell>
          <table:table-cell table:formula="oooc:=(_K*(_b-2*[.K516]+[.J516])) + [.K516]" office:value-type="float" office:value="0.089096960876305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17]-2*[.B517]+_a)) + [.B517]" office:value-type="float" office:value="0.890969615497847">
            <text:p>0.890970</text:p>
          </table:table-cell>
          <table:table-cell table:formula="oooc:=(_K*([.D517]-2*[.C517]+[.B517])) + [.C517]" office:value-type="float" office:value="0.801872653212902">
            <text:p>0.801873</text:p>
          </table:table-cell>
          <table:table-cell table:formula="oooc:=(_K*([.E517]-2*[.D517]+[.C517])) + [.D517]" office:value-type="float" office:value="0.712775691040118">
            <text:p>0.712776</text:p>
          </table:table-cell>
          <table:table-cell table:formula="oooc:=(_K*([.F517]-2*[.E517]+[.D517])) + [.E517]" office:value-type="float" office:value="0.623678729024124">
            <text:p>0.623679</text:p>
          </table:table-cell>
          <table:table-cell table:formula="oooc:=(_K*([.G517]-2*[.F517]+[.E517])) + [.F517]" office:value-type="float" office:value="0.534581767196843">
            <text:p>0.534582</text:p>
          </table:table-cell>
          <table:table-cell table:formula="oooc:=(_K*([.H517]-2*[.G517]+[.F517])) + [.G517]" office:value-type="float" office:value="0.445484805574912">
            <text:p>0.445485</text:p>
          </table:table-cell>
          <table:table-cell table:formula="oooc:=(_K*([.I517]-2*[.H517]+[.G517])) + [.H517]" office:value-type="float" office:value="0.35638784415833">
            <text:p>0.356388</text:p>
          </table:table-cell>
          <table:table-cell table:formula="oooc:=(_K*([.J517]-2*[.I517]+[.H517])) + [.I517]" office:value-type="float" office:value="0.267290882930463">
            <text:p>0.267291</text:p>
          </table:table-cell>
          <table:table-cell table:formula="oooc:=(_K*([.K517]-2*[.J517]+[.I517])) + [.J517]" office:value-type="float" office:value="0.178193921859384">
            <text:p>0.178194</text:p>
          </table:table-cell>
          <table:table-cell table:formula="oooc:=(_K*(_b-2*[.K517]+[.J517])) + [.K517]" office:value-type="float" office:value="0.089096960900467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18]-2*[.B518]+_a)) + [.B518]" office:value-type="float" office:value="0.890969615521227">
            <text:p>0.890970</text:p>
          </table:table-cell>
          <table:table-cell table:formula="oooc:=(_K*([.D518]-2*[.C518]+[.B518])) + [.C518]" office:value-type="float" office:value="0.801872653257766">
            <text:p>0.801873</text:p>
          </table:table-cell>
          <table:table-cell table:formula="oooc:=(_K*([.E518]-2*[.D518]+[.C518])) + [.D518]" office:value-type="float" office:value="0.712775691102834">
            <text:p>0.712776</text:p>
          </table:table-cell>
          <table:table-cell table:formula="oooc:=(_K*([.F518]-2*[.E518]+[.D518])) + [.E518]" office:value-type="float" office:value="0.623678729099609">
            <text:p>0.623679</text:p>
          </table:table-cell>
          <table:table-cell table:formula="oooc:=(_K*([.G518]-2*[.F518]+[.E518])) + [.F518]" office:value-type="float" office:value="0.534581767278983">
            <text:p>0.534582</text:p>
          </table:table-cell>
          <table:table-cell table:formula="oooc:=(_K*([.H518]-2*[.G518]+[.F518])) + [.G518]" office:value-type="float" office:value="0.445484805657051">
            <text:p>0.445485</text:p>
          </table:table-cell>
          <table:table-cell table:formula="oooc:=(_K*([.I518]-2*[.H518]+[.G518])) + [.H518]" office:value-type="float" office:value="0.356387844233816">
            <text:p>0.356388</text:p>
          </table:table-cell>
          <table:table-cell table:formula="oooc:=(_K*([.J518]-2*[.I518]+[.H518])) + [.I518]" office:value-type="float" office:value="0.267290882993178">
            <text:p>0.267291</text:p>
          </table:table-cell>
          <table:table-cell table:formula="oooc:=(_K*([.K518]-2*[.J518]+[.I518])) + [.J518]" office:value-type="float" office:value="0.178193921904249">
            <text:p>0.178194</text:p>
          </table:table-cell>
          <table:table-cell table:formula="oooc:=(_K*(_b-2*[.K518]+[.J518])) + [.K518]" office:value-type="float" office:value="0.089096960923847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19]-2*[.B519]+_a)) + [.B519]" office:value-type="float" office:value="0.890969615543849">
            <text:p>0.890970</text:p>
          </table:table-cell>
          <table:table-cell table:formula="oooc:=(_K*([.D519]-2*[.C519]+[.B519])) + [.C519]" office:value-type="float" office:value="0.801872653301177">
            <text:p>0.801873</text:p>
          </table:table-cell>
          <table:table-cell table:formula="oooc:=(_K*([.E519]-2*[.D519]+[.C519])) + [.D519]" office:value-type="float" office:value="0.712775691163517">
            <text:p>0.712776</text:p>
          </table:table-cell>
          <table:table-cell table:formula="oooc:=(_K*([.F519]-2*[.E519]+[.D519])) + [.E519]" office:value-type="float" office:value="0.623678729172648">
            <text:p>0.623679</text:p>
          </table:table-cell>
          <table:table-cell table:formula="oooc:=(_K*([.G519]-2*[.F519]+[.E519])) + [.F519]" office:value-type="float" office:value="0.534581767358461">
            <text:p>0.534582</text:p>
          </table:table-cell>
          <table:table-cell table:formula="oooc:=(_K*([.H519]-2*[.G519]+[.F519])) + [.G519]" office:value-type="float" office:value="0.44548480573653">
            <text:p>0.445485</text:p>
          </table:table-cell>
          <table:table-cell table:formula="oooc:=(_K*([.I519]-2*[.H519]+[.G519])) + [.H519]" office:value-type="float" office:value="0.356387844306855">
            <text:p>0.356388</text:p>
          </table:table-cell>
          <table:table-cell table:formula="oooc:=(_K*([.J519]-2*[.I519]+[.H519])) + [.I519]" office:value-type="float" office:value="0.267290883053862">
            <text:p>0.267291</text:p>
          </table:table-cell>
          <table:table-cell table:formula="oooc:=(_K*([.K519]-2*[.J519]+[.I519])) + [.J519]" office:value-type="float" office:value="0.17819392194766">
            <text:p>0.178194</text:p>
          </table:table-cell>
          <table:table-cell table:formula="oooc:=(_K*(_b-2*[.K519]+[.J519])) + [.K519]" office:value-type="float" office:value="0.089096960946469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20]-2*[.B520]+_a)) + [.B520]" office:value-type="float" office:value="0.890969615565737">
            <text:p>0.890970</text:p>
          </table:table-cell>
          <table:table-cell table:formula="oooc:=(_K*([.D520]-2*[.C520]+[.B520])) + [.C520]" office:value-type="float" office:value="0.801872653343182">
            <text:p>0.801873</text:p>
          </table:table-cell>
          <table:table-cell table:formula="oooc:=(_K*([.E520]-2*[.D520]+[.C520])) + [.D520]" office:value-type="float" office:value="0.712775691222234">
            <text:p>0.712776</text:p>
          </table:table-cell>
          <table:table-cell table:formula="oooc:=(_K*([.F520]-2*[.E520]+[.D520])) + [.E520]" office:value-type="float" office:value="0.623678729243321">
            <text:p>0.623679</text:p>
          </table:table-cell>
          <table:table-cell table:formula="oooc:=(_K*([.G520]-2*[.F520]+[.E520])) + [.F520]" office:value-type="float" office:value="0.534581767435363">
            <text:p>0.534582</text:p>
          </table:table-cell>
          <table:table-cell table:formula="oooc:=(_K*([.H520]-2*[.G520]+[.F520])) + [.G520]" office:value-type="float" office:value="0.445484805813432">
            <text:p>0.445485</text:p>
          </table:table-cell>
          <table:table-cell table:formula="oooc:=(_K*([.I520]-2*[.H520]+[.G520])) + [.H520]" office:value-type="float" office:value="0.356387844377527">
            <text:p>0.356388</text:p>
          </table:table-cell>
          <table:table-cell table:formula="oooc:=(_K*([.J520]-2*[.I520]+[.H520])) + [.I520]" office:value-type="float" office:value="0.267290883112578">
            <text:p>0.267291</text:p>
          </table:table-cell>
          <table:table-cell table:formula="oooc:=(_K*([.K520]-2*[.J520]+[.I520])) + [.J520]" office:value-type="float" office:value="0.178193921989664">
            <text:p>0.178194</text:p>
          </table:table-cell>
          <table:table-cell table:formula="oooc:=(_K*(_b-2*[.K520]+[.J520])) + [.K520]" office:value-type="float" office:value="0.089096960968357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21]-2*[.B521]+_a)) + [.B521]" office:value-type="float" office:value="0.890969615586917">
            <text:p>0.890970</text:p>
          </table:table-cell>
          <table:table-cell table:formula="oooc:=(_K*([.D521]-2*[.C521]+[.B521])) + [.C521]" office:value-type="float" office:value="0.801872653383825">
            <text:p>0.801873</text:p>
          </table:table-cell>
          <table:table-cell table:formula="oooc:=(_K*([.E521]-2*[.D521]+[.C521])) + [.D521]" office:value-type="float" office:value="0.712775691279048">
            <text:p>0.712776</text:p>
          </table:table-cell>
          <table:table-cell table:formula="oooc:=(_K*([.F521]-2*[.E521]+[.D521])) + [.E521]" office:value-type="float" office:value="0.623678729311703">
            <text:p>0.623679</text:p>
          </table:table-cell>
          <table:table-cell table:formula="oooc:=(_K*([.G521]-2*[.F521]+[.E521])) + [.F521]" office:value-type="float" office:value="0.534581767509774">
            <text:p>0.534582</text:p>
          </table:table-cell>
          <table:table-cell table:formula="oooc:=(_K*([.H521]-2*[.G521]+[.F521])) + [.G521]" office:value-type="float" office:value="0.445484805887843">
            <text:p>0.445485</text:p>
          </table:table-cell>
          <table:table-cell table:formula="oooc:=(_K*([.I521]-2*[.H521]+[.G521])) + [.H521]" office:value-type="float" office:value="0.35638784444591">
            <text:p>0.356388</text:p>
          </table:table-cell>
          <table:table-cell table:formula="oooc:=(_K*([.J521]-2*[.I521]+[.H521])) + [.I521]" office:value-type="float" office:value="0.267290883169392">
            <text:p>0.267291</text:p>
          </table:table-cell>
          <table:table-cell table:formula="oooc:=(_K*([.K521]-2*[.J521]+[.I521])) + [.J521]" office:value-type="float" office:value="0.178193922030307">
            <text:p>0.178194</text:p>
          </table:table-cell>
          <table:table-cell table:formula="oooc:=(_K*(_b-2*[.K521]+[.J521])) + [.K521]" office:value-type="float" office:value="0.089096960989537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22]-2*[.B522]+_a)) + [.B522]" office:value-type="float" office:value="0.89096961560741">
            <text:p>0.890970</text:p>
          </table:table-cell>
          <table:table-cell table:formula="oooc:=(_K*([.D522]-2*[.C522]+[.B522])) + [.C522]" office:value-type="float" office:value="0.801872653423151">
            <text:p>0.801873</text:p>
          </table:table-cell>
          <table:table-cell table:formula="oooc:=(_K*([.E522]-2*[.D522]+[.C522])) + [.D522]" office:value-type="float" office:value="0.712775691334021">
            <text:p>0.712776</text:p>
          </table:table-cell>
          <table:table-cell table:formula="oooc:=(_K*([.F522]-2*[.E522]+[.D522])) + [.E522]" office:value-type="float" office:value="0.623678729377869">
            <text:p>0.623679</text:p>
          </table:table-cell>
          <table:table-cell table:formula="oooc:=(_K*([.G522]-2*[.F522]+[.E522])) + [.F522]" office:value-type="float" office:value="0.534581767581773">
            <text:p>0.534582</text:p>
          </table:table-cell>
          <table:table-cell table:formula="oooc:=(_K*([.H522]-2*[.G522]+[.F522])) + [.G522]" office:value-type="float" office:value="0.445484805959842">
            <text:p>0.445485</text:p>
          </table:table-cell>
          <table:table-cell table:formula="oooc:=(_K*([.I522]-2*[.H522]+[.G522])) + [.H522]" office:value-type="float" office:value="0.356387844512076">
            <text:p>0.356388</text:p>
          </table:table-cell>
          <table:table-cell table:formula="oooc:=(_K*([.J522]-2*[.I522]+[.H522])) + [.I522]" office:value-type="float" office:value="0.267290883224365">
            <text:p>0.267291</text:p>
          </table:table-cell>
          <table:table-cell table:formula="oooc:=(_K*([.K522]-2*[.J522]+[.I522])) + [.J522]" office:value-type="float" office:value="0.178193922069633">
            <text:p>0.178194</text:p>
          </table:table-cell>
          <table:table-cell table:formula="oooc:=(_K*(_b-2*[.K522]+[.J522])) + [.K522]" office:value-type="float" office:value="0.089096961010030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23]-2*[.B523]+_a)) + [.B523]" office:value-type="float" office:value="0.890969615627239">
            <text:p>0.890970</text:p>
          </table:table-cell>
          <table:table-cell table:formula="oooc:=(_K*([.D523]-2*[.C523]+[.B523])) + [.C523]" office:value-type="float" office:value="0.801872653461202">
            <text:p>0.801873</text:p>
          </table:table-cell>
          <table:table-cell table:formula="oooc:=(_K*([.E523]-2*[.D523]+[.C523])) + [.D523]" office:value-type="float" office:value="0.712775691387212">
            <text:p>0.712776</text:p>
          </table:table-cell>
          <table:table-cell table:formula="oooc:=(_K*([.F523]-2*[.E523]+[.D523])) + [.E523]" office:value-type="float" office:value="0.623678729441891">
            <text:p>0.623679</text:p>
          </table:table-cell>
          <table:table-cell table:formula="oooc:=(_K*([.G523]-2*[.F523]+[.E523])) + [.F523]" office:value-type="float" office:value="0.534581767651439">
            <text:p>0.534582</text:p>
          </table:table-cell>
          <table:table-cell table:formula="oooc:=(_K*([.H523]-2*[.G523]+[.F523])) + [.G523]" office:value-type="float" office:value="0.445484806029508">
            <text:p>0.445485</text:p>
          </table:table-cell>
          <table:table-cell table:formula="oooc:=(_K*([.I523]-2*[.H523]+[.G523])) + [.H523]" office:value-type="float" office:value="0.356387844576098">
            <text:p>0.356388</text:p>
          </table:table-cell>
          <table:table-cell table:formula="oooc:=(_K*([.J523]-2*[.I523]+[.H523])) + [.I523]" office:value-type="float" office:value="0.267290883277557">
            <text:p>0.267291</text:p>
          </table:table-cell>
          <table:table-cell table:formula="oooc:=(_K*([.K523]-2*[.J523]+[.I523])) + [.J523]" office:value-type="float" office:value="0.178193922107685">
            <text:p>0.178194</text:p>
          </table:table-cell>
          <table:table-cell table:formula="oooc:=(_K*(_b-2*[.K523]+[.J523])) + [.K523]" office:value-type="float" office:value="0.089096961029859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24]-2*[.B524]+_a)) + [.B524]" office:value-type="float" office:value="0.890969615646425">
            <text:p>0.890970</text:p>
          </table:table-cell>
          <table:table-cell table:formula="oooc:=(_K*([.D524]-2*[.C524]+[.B524])) + [.C524]" office:value-type="float" office:value="0.801872653498021">
            <text:p>0.801873</text:p>
          </table:table-cell>
          <table:table-cell table:formula="oooc:=(_K*([.E524]-2*[.D524]+[.C524])) + [.D524]" office:value-type="float" office:value="0.71277569143868">
            <text:p>0.712776</text:p>
          </table:table-cell>
          <table:table-cell table:formula="oooc:=(_K*([.F524]-2*[.E524]+[.D524])) + [.E524]" office:value-type="float" office:value="0.623678729503839">
            <text:p>0.623679</text:p>
          </table:table-cell>
          <table:table-cell table:formula="oooc:=(_K*([.G524]-2*[.F524]+[.E524])) + [.F524]" office:value-type="float" office:value="0.534581767718848">
            <text:p>0.534582</text:p>
          </table:table-cell>
          <table:table-cell table:formula="oooc:=(_K*([.H524]-2*[.G524]+[.F524])) + [.G524]" office:value-type="float" office:value="0.445484806096916">
            <text:p>0.445485</text:p>
          </table:table-cell>
          <table:table-cell table:formula="oooc:=(_K*([.I524]-2*[.H524]+[.G524])) + [.H524]" office:value-type="float" office:value="0.356387844638046">
            <text:p>0.356388</text:p>
          </table:table-cell>
          <table:table-cell table:formula="oooc:=(_K*([.J524]-2*[.I524]+[.H524])) + [.I524]" office:value-type="float" office:value="0.267290883329025">
            <text:p>0.267291</text:p>
          </table:table-cell>
          <table:table-cell table:formula="oooc:=(_K*([.K524]-2*[.J524]+[.I524])) + [.J524]" office:value-type="float" office:value="0.178193922144503">
            <text:p>0.178194</text:p>
          </table:table-cell>
          <table:table-cell table:formula="oooc:=(_K*(_b-2*[.K524]+[.J524])) + [.K524]" office:value-type="float" office:value="0.089096961049045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25]-2*[.B525]+_a)) + [.B525]" office:value-type="float" office:value="0.89096961566499">
            <text:p>0.890970</text:p>
          </table:table-cell>
          <table:table-cell table:formula="oooc:=(_K*([.D525]-2*[.C525]+[.B525])) + [.C525]" office:value-type="float" office:value="0.801872653533646">
            <text:p>0.801873</text:p>
          </table:table-cell>
          <table:table-cell table:formula="oooc:=(_K*([.E525]-2*[.D525]+[.C525])) + [.D525]" office:value-type="float" office:value="0.71277569148848">
            <text:p>0.712776</text:p>
          </table:table-cell>
          <table:table-cell table:formula="oooc:=(_K*([.F525]-2*[.E525]+[.D525])) + [.E525]" office:value-type="float" office:value="0.623678729563779">
            <text:p>0.623679</text:p>
          </table:table-cell>
          <table:table-cell table:formula="oooc:=(_K*([.G525]-2*[.F525]+[.E525])) + [.F525]" office:value-type="float" office:value="0.534581767784072">
            <text:p>0.534582</text:p>
          </table:table-cell>
          <table:table-cell table:formula="oooc:=(_K*([.H525]-2*[.G525]+[.F525])) + [.G525]" office:value-type="float" office:value="0.445484806162141">
            <text:p>0.445485</text:p>
          </table:table-cell>
          <table:table-cell table:formula="oooc:=(_K*([.I525]-2*[.H525]+[.G525])) + [.H525]" office:value-type="float" office:value="0.356387844697986">
            <text:p>0.356388</text:p>
          </table:table-cell>
          <table:table-cell table:formula="oooc:=(_K*([.J525]-2*[.I525]+[.H525])) + [.I525]" office:value-type="float" office:value="0.267290883378825">
            <text:p>0.267291</text:p>
          </table:table-cell>
          <table:table-cell table:formula="oooc:=(_K*([.K525]-2*[.J525]+[.I525])) + [.J525]" office:value-type="float" office:value="0.178193922180129">
            <text:p>0.178194</text:p>
          </table:table-cell>
          <table:table-cell table:formula="oooc:=(_K*(_b-2*[.K525]+[.J525])) + [.K525]" office:value-type="float" office:value="0.089096961067610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26]-2*[.B526]+_a)) + [.B526]" office:value-type="float" office:value="0.890969615682953">
            <text:p>0.890970</text:p>
          </table:table-cell>
          <table:table-cell table:formula="oooc:=(_K*([.D526]-2*[.C526]+[.B526])) + [.C526]" office:value-type="float" office:value="0.801872653568117">
            <text:p>0.801873</text:p>
          </table:table-cell>
          <table:table-cell table:formula="oooc:=(_K*([.E526]-2*[.D526]+[.C526])) + [.D526]" office:value-type="float" office:value="0.712775691536666">
            <text:p>0.712776</text:p>
          </table:table-cell>
          <table:table-cell table:formula="oooc:=(_K*([.F526]-2*[.E526]+[.D526])) + [.E526]" office:value-type="float" office:value="0.623678729621776">
            <text:p>0.623679</text:p>
          </table:table-cell>
          <table:table-cell table:formula="oooc:=(_K*([.G526]-2*[.F526]+[.E526])) + [.F526]" office:value-type="float" office:value="0.534581767847182">
            <text:p>0.534582</text:p>
          </table:table-cell>
          <table:table-cell table:formula="oooc:=(_K*([.H526]-2*[.G526]+[.F526])) + [.G526]" office:value-type="float" office:value="0.445484806225251">
            <text:p>0.445485</text:p>
          </table:table-cell>
          <table:table-cell table:formula="oooc:=(_K*([.I526]-2*[.H526]+[.G526])) + [.H526]" office:value-type="float" office:value="0.356387844755983">
            <text:p>0.356388</text:p>
          </table:table-cell>
          <table:table-cell table:formula="oooc:=(_K*([.J526]-2*[.I526]+[.H526])) + [.I526]" office:value-type="float" office:value="0.267290883427011">
            <text:p>0.267291</text:p>
          </table:table-cell>
          <table:table-cell table:formula="oooc:=(_K*([.K526]-2*[.J526]+[.I526])) + [.J526]" office:value-type="float" office:value="0.1781939222146">
            <text:p>0.178194</text:p>
          </table:table-cell>
          <table:table-cell table:formula="oooc:=(_K*(_b-2*[.K526]+[.J526])) + [.K526]" office:value-type="float" office:value="0.089096961085573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27]-2*[.B527]+_a)) + [.B527]" office:value-type="float" office:value="0.890969615700334">
            <text:p>0.890970</text:p>
          </table:table-cell>
          <table:table-cell table:formula="oooc:=(_K*([.D527]-2*[.C527]+[.B527])) + [.C527]" office:value-type="float" office:value="0.801872653601471">
            <text:p>0.801873</text:p>
          </table:table-cell>
          <table:table-cell table:formula="oooc:=(_K*([.E527]-2*[.D527]+[.C527])) + [.D527]" office:value-type="float" office:value="0.712775691583291">
            <text:p>0.712776</text:p>
          </table:table-cell>
          <table:table-cell table:formula="oooc:=(_K*([.F527]-2*[.E527]+[.D527])) + [.E527]" office:value-type="float" office:value="0.623678729677894">
            <text:p>0.623679</text:p>
          </table:table-cell>
          <table:table-cell table:formula="oooc:=(_K*([.G527]-2*[.F527]+[.E527])) + [.F527]" office:value-type="float" office:value="0.534581767908247">
            <text:p>0.534582</text:p>
          </table:table-cell>
          <table:table-cell table:formula="oooc:=(_K*([.H527]-2*[.G527]+[.F527])) + [.G527]" office:value-type="float" office:value="0.445484806286316">
            <text:p>0.445485</text:p>
          </table:table-cell>
          <table:table-cell table:formula="oooc:=(_K*([.I527]-2*[.H527]+[.G527])) + [.H527]" office:value-type="float" office:value="0.356387844812101">
            <text:p>0.356388</text:p>
          </table:table-cell>
          <table:table-cell table:formula="oooc:=(_K*([.J527]-2*[.I527]+[.H527])) + [.I527]" office:value-type="float" office:value="0.267290883473635">
            <text:p>0.267291</text:p>
          </table:table-cell>
          <table:table-cell table:formula="oooc:=(_K*([.K527]-2*[.J527]+[.I527])) + [.J527]" office:value-type="float" office:value="0.178193922247954">
            <text:p>0.178194</text:p>
          </table:table-cell>
          <table:table-cell table:formula="oooc:=(_K*(_b-2*[.K527]+[.J527])) + [.K527]" office:value-type="float" office:value="0.089096961102954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28]-2*[.B528]+_a)) + [.B528]" office:value-type="float" office:value="0.890969615717152">
            <text:p>0.890970</text:p>
          </table:table-cell>
          <table:table-cell table:formula="oooc:=(_K*([.D528]-2*[.C528]+[.B528])) + [.C528]" office:value-type="float" office:value="0.801872653633744">
            <text:p>0.801873</text:p>
          </table:table-cell>
          <table:table-cell table:formula="oooc:=(_K*([.E528]-2*[.D528]+[.C528])) + [.D528]" office:value-type="float" office:value="0.712775691628404">
            <text:p>0.712776</text:p>
          </table:table-cell>
          <table:table-cell table:formula="oooc:=(_K*([.F528]-2*[.E528]+[.D528])) + [.E528]" office:value-type="float" office:value="0.623678729732194">
            <text:p>0.623679</text:p>
          </table:table-cell>
          <table:table-cell table:formula="oooc:=(_K*([.G528]-2*[.F528]+[.E528])) + [.F528]" office:value-type="float" office:value="0.534581767967334">
            <text:p>0.534582</text:p>
          </table:table-cell>
          <table:table-cell table:formula="oooc:=(_K*([.H528]-2*[.G528]+[.F528])) + [.G528]" office:value-type="float" office:value="0.445484806345403">
            <text:p>0.445485</text:p>
          </table:table-cell>
          <table:table-cell table:formula="oooc:=(_K*([.I528]-2*[.H528]+[.G528])) + [.H528]" office:value-type="float" office:value="0.356387844866401">
            <text:p>0.356388</text:p>
          </table:table-cell>
          <table:table-cell table:formula="oooc:=(_K*([.J528]-2*[.I528]+[.H528])) + [.I528]" office:value-type="float" office:value="0.267290883518749">
            <text:p>0.267291</text:p>
          </table:table-cell>
          <table:table-cell table:formula="oooc:=(_K*([.K528]-2*[.J528]+[.I528])) + [.J528]" office:value-type="float" office:value="0.178193922280227">
            <text:p>0.178194</text:p>
          </table:table-cell>
          <table:table-cell table:formula="oooc:=(_K*(_b-2*[.K528]+[.J528])) + [.K528]" office:value-type="float" office:value="0.089096961119772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29]-2*[.B529]+_a)) + [.B529]" office:value-type="float" office:value="0.890969615733425">
            <text:p>0.890970</text:p>
          </table:table-cell>
          <table:table-cell table:formula="oooc:=(_K*([.D529]-2*[.C529]+[.B529])) + [.C529]" office:value-type="float" office:value="0.801872653664971">
            <text:p>0.801873</text:p>
          </table:table-cell>
          <table:table-cell table:formula="oooc:=(_K*([.E529]-2*[.D529]+[.C529])) + [.D529]" office:value-type="float" office:value="0.712775691672056">
            <text:p>0.712776</text:p>
          </table:table-cell>
          <table:table-cell table:formula="oooc:=(_K*([.F529]-2*[.E529]+[.D529])) + [.E529]" office:value-type="float" office:value="0.623678729784734">
            <text:p>0.623679</text:p>
          </table:table-cell>
          <table:table-cell table:formula="oooc:=(_K*([.G529]-2*[.F529]+[.E529])) + [.F529]" office:value-type="float" office:value="0.534581768024505">
            <text:p>0.534582</text:p>
          </table:table-cell>
          <table:table-cell table:formula="oooc:=(_K*([.H529]-2*[.G529]+[.F529])) + [.G529]" office:value-type="float" office:value="0.445484806402574">
            <text:p>0.445485</text:p>
          </table:table-cell>
          <table:table-cell table:formula="oooc:=(_K*([.I529]-2*[.H529]+[.G529])) + [.H529]" office:value-type="float" office:value="0.356387844918941">
            <text:p>0.356388</text:p>
          </table:table-cell>
          <table:table-cell table:formula="oooc:=(_K*([.J529]-2*[.I529]+[.H529])) + [.I529]" office:value-type="float" office:value="0.267290883562401">
            <text:p>0.267291</text:p>
          </table:table-cell>
          <table:table-cell table:formula="oooc:=(_K*([.K529]-2*[.J529]+[.I529])) + [.J529]" office:value-type="float" office:value="0.178193922311454">
            <text:p>0.178194</text:p>
          </table:table-cell>
          <table:table-cell table:formula="oooc:=(_K*(_b-2*[.K529]+[.J529])) + [.K529]" office:value-type="float" office:value="0.089096961136045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30]-2*[.B530]+_a)) + [.B530]" office:value-type="float" office:value="0.89096961574917">
            <text:p>0.890970</text:p>
          </table:table-cell>
          <table:table-cell table:formula="oooc:=(_K*([.D530]-2*[.C530]+[.B530])) + [.C530]" office:value-type="float" office:value="0.801872653695187">
            <text:p>0.801873</text:p>
          </table:table-cell>
          <table:table-cell table:formula="oooc:=(_K*([.E530]-2*[.D530]+[.C530])) + [.D530]" office:value-type="float" office:value="0.712775691714293">
            <text:p>0.712776</text:p>
          </table:table-cell>
          <table:table-cell table:formula="oooc:=(_K*([.F530]-2*[.E530]+[.D530])) + [.E530]" office:value-type="float" office:value="0.623678729835571">
            <text:p>0.623679</text:p>
          </table:table-cell>
          <table:table-cell table:formula="oooc:=(_K*([.G530]-2*[.F530]+[.E530])) + [.F530]" office:value-type="float" office:value="0.534581768079825">
            <text:p>0.534582</text:p>
          </table:table-cell>
          <table:table-cell table:formula="oooc:=(_K*([.H530]-2*[.G530]+[.F530])) + [.G530]" office:value-type="float" office:value="0.445484806457893">
            <text:p>0.445485</text:p>
          </table:table-cell>
          <table:table-cell table:formula="oooc:=(_K*([.I530]-2*[.H530]+[.G530])) + [.H530]" office:value-type="float" office:value="0.356387844969778">
            <text:p>0.356388</text:p>
          </table:table-cell>
          <table:table-cell table:formula="oooc:=(_K*([.J530]-2*[.I530]+[.H530])) + [.I530]" office:value-type="float" office:value="0.267290883604638">
            <text:p>0.267291</text:p>
          </table:table-cell>
          <table:table-cell table:formula="oooc:=(_K*([.K530]-2*[.J530]+[.I530])) + [.J530]" office:value-type="float" office:value="0.178193922341669">
            <text:p>0.178194</text:p>
          </table:table-cell>
          <table:table-cell table:formula="oooc:=(_K*(_b-2*[.K530]+[.J530])) + [.K530]" office:value-type="float" office:value="0.089096961151790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31]-2*[.B531]+_a)) + [.B531]" office:value-type="float" office:value="0.890969615764405">
            <text:p>0.890970</text:p>
          </table:table-cell>
          <table:table-cell table:formula="oooc:=(_K*([.D531]-2*[.C531]+[.B531])) + [.C531]" office:value-type="float" office:value="0.801872653724423">
            <text:p>0.801873</text:p>
          </table:table-cell>
          <table:table-cell table:formula="oooc:=(_K*([.E531]-2*[.D531]+[.C531])) + [.D531]" office:value-type="float" office:value="0.712775691755162">
            <text:p>0.712776</text:p>
          </table:table-cell>
          <table:table-cell table:formula="oooc:=(_K*([.F531]-2*[.E531]+[.D531])) + [.E531]" office:value-type="float" office:value="0.623678729884761">
            <text:p>0.623679</text:p>
          </table:table-cell>
          <table:table-cell table:formula="oooc:=(_K*([.G531]-2*[.F531]+[.E531])) + [.F531]" office:value-type="float" office:value="0.534581768133351">
            <text:p>0.534582</text:p>
          </table:table-cell>
          <table:table-cell table:formula="oooc:=(_K*([.H531]-2*[.G531]+[.F531])) + [.G531]" office:value-type="float" office:value="0.44548480651142">
            <text:p>0.445485</text:p>
          </table:table-cell>
          <table:table-cell table:formula="oooc:=(_K*([.I531]-2*[.H531]+[.G531])) + [.H531]" office:value-type="float" office:value="0.356387845018968">
            <text:p>0.356388</text:p>
          </table:table-cell>
          <table:table-cell table:formula="oooc:=(_K*([.J531]-2*[.I531]+[.H531])) + [.I531]" office:value-type="float" office:value="0.267290883645507">
            <text:p>0.267291</text:p>
          </table:table-cell>
          <table:table-cell table:formula="oooc:=(_K*([.K531]-2*[.J531]+[.I531])) + [.J531]" office:value-type="float" office:value="0.178193922370905">
            <text:p>0.178194</text:p>
          </table:table-cell>
          <table:table-cell table:formula="oooc:=(_K*(_b-2*[.K531]+[.J531])) + [.K531]" office:value-type="float" office:value="0.089096961167025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32]-2*[.B532]+_a)) + [.B532]" office:value-type="float" office:value="0.890969615779147">
            <text:p>0.890970</text:p>
          </table:table-cell>
          <table:table-cell table:formula="oooc:=(_K*([.D532]-2*[.C532]+[.B532])) + [.C532]" office:value-type="float" office:value="0.801872653752711">
            <text:p>0.801873</text:p>
          </table:table-cell>
          <table:table-cell table:formula="oooc:=(_K*([.E532]-2*[.D532]+[.C532])) + [.D532]" office:value-type="float" office:value="0.712775691794706">
            <text:p>0.712776</text:p>
          </table:table-cell>
          <table:table-cell table:formula="oooc:=(_K*([.F532]-2*[.E532]+[.D532])) + [.E532]" office:value-type="float" office:value="0.623678729932357">
            <text:p>0.623679</text:p>
          </table:table-cell>
          <table:table-cell table:formula="oooc:=(_K*([.G532]-2*[.F532]+[.E532])) + [.F532]" office:value-type="float" office:value="0.534581768185143">
            <text:p>0.534582</text:p>
          </table:table-cell>
          <table:table-cell table:formula="oooc:=(_K*([.H532]-2*[.G532]+[.F532])) + [.G532]" office:value-type="float" office:value="0.445484806563212">
            <text:p>0.445485</text:p>
          </table:table-cell>
          <table:table-cell table:formula="oooc:=(_K*([.I532]-2*[.H532]+[.G532])) + [.H532]" office:value-type="float" office:value="0.356387845066564">
            <text:p>0.356388</text:p>
          </table:table-cell>
          <table:table-cell table:formula="oooc:=(_K*([.J532]-2*[.I532]+[.H532])) + [.I532]" office:value-type="float" office:value="0.267290883685051">
            <text:p>0.267291</text:p>
          </table:table-cell>
          <table:table-cell table:formula="oooc:=(_K*([.K532]-2*[.J532]+[.I532])) + [.J532]" office:value-type="float" office:value="0.178193922399194">
            <text:p>0.178194</text:p>
          </table:table-cell>
          <table:table-cell table:formula="oooc:=(_K*(_b-2*[.K532]+[.J532])) + [.K532]" office:value-type="float" office:value="0.089096961181767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33]-2*[.B533]+_a)) + [.B533]" office:value-type="float" office:value="0.890969615793411">
            <text:p>0.890970</text:p>
          </table:table-cell>
          <table:table-cell table:formula="oooc:=(_K*([.D533]-2*[.C533]+[.B533])) + [.C533]" office:value-type="float" office:value="0.801872653780083">
            <text:p>0.801873</text:p>
          </table:table-cell>
          <table:table-cell table:formula="oooc:=(_K*([.E533]-2*[.D533]+[.C533])) + [.D533]" office:value-type="float" office:value="0.712775691832969">
            <text:p>0.712776</text:p>
          </table:table-cell>
          <table:table-cell table:formula="oooc:=(_K*([.F533]-2*[.E533]+[.D533])) + [.E533]" office:value-type="float" office:value="0.623678729978411">
            <text:p>0.623679</text:p>
          </table:table-cell>
          <table:table-cell table:formula="oooc:=(_K*([.G533]-2*[.F533]+[.E533])) + [.F533]" office:value-type="float" office:value="0.534581768235256">
            <text:p>0.534582</text:p>
          </table:table-cell>
          <table:table-cell table:formula="oooc:=(_K*([.H533]-2*[.G533]+[.F533])) + [.G533]" office:value-type="float" office:value="0.445484806613325">
            <text:p>0.445485</text:p>
          </table:table-cell>
          <table:table-cell table:formula="oooc:=(_K*([.I533]-2*[.H533]+[.G533])) + [.H533]" office:value-type="float" office:value="0.356387845112618">
            <text:p>0.356388</text:p>
          </table:table-cell>
          <table:table-cell table:formula="oooc:=(_K*([.J533]-2*[.I533]+[.H533])) + [.I533]" office:value-type="float" office:value="0.267290883723313">
            <text:p>0.267291</text:p>
          </table:table-cell>
          <table:table-cell table:formula="oooc:=(_K*([.K533]-2*[.J533]+[.I533])) + [.J533]" office:value-type="float" office:value="0.178193922426566">
            <text:p>0.178194</text:p>
          </table:table-cell>
          <table:table-cell table:formula="oooc:=(_K*(_b-2*[.K533]+[.J533])) + [.K533]" office:value-type="float" office:value="0.089096961196031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34]-2*[.B534]+_a)) + [.B534]" office:value-type="float" office:value="0.890969615807212">
            <text:p>0.890970</text:p>
          </table:table-cell>
          <table:table-cell table:formula="oooc:=(_K*([.D534]-2*[.C534]+[.B534])) + [.C534]" office:value-type="float" office:value="0.801872653806568">
            <text:p>0.801873</text:p>
          </table:table-cell>
          <table:table-cell table:formula="oooc:=(_K*([.E534]-2*[.D534]+[.C534])) + [.D534]" office:value-type="float" office:value="0.712775691869992">
            <text:p>0.712776</text:p>
          </table:table-cell>
          <table:table-cell table:formula="oooc:=(_K*([.F534]-2*[.E534]+[.D534])) + [.E534]" office:value-type="float" office:value="0.623678730022972">
            <text:p>0.623679</text:p>
          </table:table-cell>
          <table:table-cell table:formula="oooc:=(_K*([.G534]-2*[.F534]+[.E534])) + [.F534]" office:value-type="float" office:value="0.534581768283746">
            <text:p>0.534582</text:p>
          </table:table-cell>
          <table:table-cell table:formula="oooc:=(_K*([.H534]-2*[.G534]+[.F534])) + [.G534]" office:value-type="float" office:value="0.445484806661815">
            <text:p>0.445485</text:p>
          </table:table-cell>
          <table:table-cell table:formula="oooc:=(_K*([.I534]-2*[.H534]+[.G534])) + [.H534]" office:value-type="float" office:value="0.356387845157179">
            <text:p>0.356388</text:p>
          </table:table-cell>
          <table:table-cell table:formula="oooc:=(_K*([.J534]-2*[.I534]+[.H534])) + [.I534]" office:value-type="float" office:value="0.267290883760336">
            <text:p>0.267291</text:p>
          </table:table-cell>
          <table:table-cell table:formula="oooc:=(_K*([.K534]-2*[.J534]+[.I534])) + [.J534]" office:value-type="float" office:value="0.178193922453051">
            <text:p>0.178194</text:p>
          </table:table-cell>
          <table:table-cell table:formula="oooc:=(_K*(_b-2*[.K534]+[.J534])) + [.K534]" office:value-type="float" office:value="0.089096961209832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35]-2*[.B535]+_a)) + [.B535]" office:value-type="float" office:value="0.890969615820566">
            <text:p>0.890970</text:p>
          </table:table-cell>
          <table:table-cell table:formula="oooc:=(_K*([.D535]-2*[.C535]+[.B535])) + [.C535]" office:value-type="float" office:value="0.801872653832195">
            <text:p>0.801873</text:p>
          </table:table-cell>
          <table:table-cell table:formula="oooc:=(_K*([.E535]-2*[.D535]+[.C535])) + [.D535]" office:value-type="float" office:value="0.712775691905815">
            <text:p>0.712776</text:p>
          </table:table-cell>
          <table:table-cell table:formula="oooc:=(_K*([.F535]-2*[.E535]+[.D535])) + [.E535]" office:value-type="float" office:value="0.623678730066089">
            <text:p>0.623679</text:p>
          </table:table-cell>
          <table:table-cell table:formula="oooc:=(_K*([.G535]-2*[.F535]+[.E535])) + [.F535]" office:value-type="float" office:value="0.534581768330664">
            <text:p>0.534582</text:p>
          </table:table-cell>
          <table:table-cell table:formula="oooc:=(_K*([.H535]-2*[.G535]+[.F535])) + [.G535]" office:value-type="float" office:value="0.445484806708733">
            <text:p>0.445485</text:p>
          </table:table-cell>
          <table:table-cell table:formula="oooc:=(_K*([.I535]-2*[.H535]+[.G535])) + [.H535]" office:value-type="float" office:value="0.356387845200296">
            <text:p>0.356388</text:p>
          </table:table-cell>
          <table:table-cell table:formula="oooc:=(_K*([.J535]-2*[.I535]+[.H535])) + [.I535]" office:value-type="float" office:value="0.267290883796159">
            <text:p>0.267291</text:p>
          </table:table-cell>
          <table:table-cell table:formula="oooc:=(_K*([.K535]-2*[.J535]+[.I535])) + [.J535]" office:value-type="float" office:value="0.178193922478678">
            <text:p>0.178194</text:p>
          </table:table-cell>
          <table:table-cell table:formula="oooc:=(_K*(_b-2*[.K535]+[.J535])) + [.K535]" office:value-type="float" office:value="0.089096961223186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36]-2*[.B536]+_a)) + [.B536]" office:value-type="float" office:value="0.890969615833488">
            <text:p>0.890970</text:p>
          </table:table-cell>
          <table:table-cell table:formula="oooc:=(_K*([.D536]-2*[.C536]+[.B536])) + [.C536]" office:value-type="float" office:value="0.801872653856991">
            <text:p>0.801873</text:p>
          </table:table-cell>
          <table:table-cell table:formula="oooc:=(_K*([.E536]-2*[.D536]+[.C536])) + [.D536]" office:value-type="float" office:value="0.712775691940477">
            <text:p>0.712776</text:p>
          </table:table-cell>
          <table:table-cell table:formula="oooc:=(_K*([.F536]-2*[.E536]+[.D536])) + [.E536]" office:value-type="float" office:value="0.623678730107809">
            <text:p>0.623679</text:p>
          </table:table-cell>
          <table:table-cell table:formula="oooc:=(_K*([.G536]-2*[.F536]+[.E536])) + [.F536]" office:value-type="float" office:value="0.534581768376062">
            <text:p>0.534582</text:p>
          </table:table-cell>
          <table:table-cell table:formula="oooc:=(_K*([.H536]-2*[.G536]+[.F536])) + [.G536]" office:value-type="float" office:value="0.445484806754131">
            <text:p>0.445485</text:p>
          </table:table-cell>
          <table:table-cell table:formula="oooc:=(_K*([.I536]-2*[.H536]+[.G536])) + [.H536]" office:value-type="float" office:value="0.356387845242016">
            <text:p>0.356388</text:p>
          </table:table-cell>
          <table:table-cell table:formula="oooc:=(_K*([.J536]-2*[.I536]+[.H536])) + [.I536]" office:value-type="float" office:value="0.267290883830821">
            <text:p>0.267291</text:p>
          </table:table-cell>
          <table:table-cell table:formula="oooc:=(_K*([.K536]-2*[.J536]+[.I536])) + [.J536]" office:value-type="float" office:value="0.178193922503474">
            <text:p>0.178194</text:p>
          </table:table-cell>
          <table:table-cell table:formula="oooc:=(_K*(_b-2*[.K536]+[.J536])) + [.K536]" office:value-type="float" office:value="0.089096961236108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37]-2*[.B537]+_a)) + [.B537]" office:value-type="float" office:value="0.890969615845991">
            <text:p>0.890970</text:p>
          </table:table-cell>
          <table:table-cell table:formula="oooc:=(_K*([.D537]-2*[.C537]+[.B537])) + [.C537]" office:value-type="float" office:value="0.801872653880984">
            <text:p>0.801873</text:p>
          </table:table-cell>
          <table:table-cell table:formula="oooc:=(_K*([.E537]-2*[.D537]+[.C537])) + [.D537]" office:value-type="float" office:value="0.712775691974016">
            <text:p>0.712776</text:p>
          </table:table-cell>
          <table:table-cell table:formula="oooc:=(_K*([.F537]-2*[.E537]+[.D537])) + [.E537]" office:value-type="float" office:value="0.623678730148177">
            <text:p>0.623679</text:p>
          </table:table-cell>
          <table:table-cell table:formula="oooc:=(_K*([.G537]-2*[.F537]+[.E537])) + [.F537]" office:value-type="float" office:value="0.534581768419988">
            <text:p>0.534582</text:p>
          </table:table-cell>
          <table:table-cell table:formula="oooc:=(_K*([.H537]-2*[.G537]+[.F537])) + [.G537]" office:value-type="float" office:value="0.445484806798057">
            <text:p>0.445485</text:p>
          </table:table-cell>
          <table:table-cell table:formula="oooc:=(_K*([.I537]-2*[.H537]+[.G537])) + [.H537]" office:value-type="float" office:value="0.356387845282384">
            <text:p>0.356388</text:p>
          </table:table-cell>
          <table:table-cell table:formula="oooc:=(_K*([.J537]-2*[.I537]+[.H537])) + [.I537]" office:value-type="float" office:value="0.26729088386436">
            <text:p>0.267291</text:p>
          </table:table-cell>
          <table:table-cell table:formula="oooc:=(_K*([.K537]-2*[.J537]+[.I537])) + [.J537]" office:value-type="float" office:value="0.178193922527467">
            <text:p>0.178194</text:p>
          </table:table-cell>
          <table:table-cell table:formula="oooc:=(_K*(_b-2*[.K537]+[.J537])) + [.K537]" office:value-type="float" office:value="0.089096961248611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38]-2*[.B538]+_a)) + [.B538]" office:value-type="float" office:value="0.890969615858088">
            <text:p>0.890970</text:p>
          </table:table-cell>
          <table:table-cell table:formula="oooc:=(_K*([.D538]-2*[.C538]+[.B538])) + [.C538]" office:value-type="float" office:value="0.801872653904199">
            <text:p>0.801873</text:p>
          </table:table-cell>
          <table:table-cell table:formula="oooc:=(_K*([.E538]-2*[.D538]+[.C538])) + [.D538]" office:value-type="float" office:value="0.712775692006468">
            <text:p>0.712776</text:p>
          </table:table-cell>
          <table:table-cell table:formula="oooc:=(_K*([.F538]-2*[.E538]+[.D538])) + [.E538]" office:value-type="float" office:value="0.623678730187237">
            <text:p>0.623679</text:p>
          </table:table-cell>
          <table:table-cell table:formula="oooc:=(_K*([.G538]-2*[.F538]+[.E538])) + [.F538]" office:value-type="float" office:value="0.534581768462491">
            <text:p>0.534582</text:p>
          </table:table-cell>
          <table:table-cell table:formula="oooc:=(_K*([.H538]-2*[.G538]+[.F538])) + [.G538]" office:value-type="float" office:value="0.44548480684056">
            <text:p>0.445485</text:p>
          </table:table-cell>
          <table:table-cell table:formula="oooc:=(_K*([.I538]-2*[.H538]+[.G538])) + [.H538]" office:value-type="float" office:value="0.356387845321444">
            <text:p>0.356388</text:p>
          </table:table-cell>
          <table:table-cell table:formula="oooc:=(_K*([.J538]-2*[.I538]+[.H538])) + [.I538]" office:value-type="float" office:value="0.267290883896812">
            <text:p>0.267291</text:p>
          </table:table-cell>
          <table:table-cell table:formula="oooc:=(_K*([.K538]-2*[.J538]+[.I538])) + [.J538]" office:value-type="float" office:value="0.178193922550682">
            <text:p>0.178194</text:p>
          </table:table-cell>
          <table:table-cell table:formula="oooc:=(_K*(_b-2*[.K538]+[.J538])) + [.K538]" office:value-type="float" office:value="0.08909696126070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39]-2*[.B539]+_a)) + [.B539]" office:value-type="float" office:value="0.890969615869794">
            <text:p>0.890970</text:p>
          </table:table-cell>
          <table:table-cell table:formula="oooc:=(_K*([.D539]-2*[.C539]+[.B539])) + [.C539]" office:value-type="float" office:value="0.801872653926662">
            <text:p>0.801873</text:p>
          </table:table-cell>
          <table:table-cell table:formula="oooc:=(_K*([.E539]-2*[.D539]+[.C539])) + [.D539]" office:value-type="float" office:value="0.712775692037868">
            <text:p>0.712776</text:p>
          </table:table-cell>
          <table:table-cell table:formula="oooc:=(_K*([.F539]-2*[.E539]+[.D539])) + [.E539]" office:value-type="float" office:value="0.623678730225031">
            <text:p>0.623679</text:p>
          </table:table-cell>
          <table:table-cell table:formula="oooc:=(_K*([.G539]-2*[.F539]+[.E539])) + [.F539]" office:value-type="float" office:value="0.534581768503617">
            <text:p>0.534582</text:p>
          </table:table-cell>
          <table:table-cell table:formula="oooc:=(_K*([.H539]-2*[.G539]+[.F539])) + [.G539]" office:value-type="float" office:value="0.445484806881686">
            <text:p>0.445485</text:p>
          </table:table-cell>
          <table:table-cell table:formula="oooc:=(_K*([.I539]-2*[.H539]+[.G539])) + [.H539]" office:value-type="float" office:value="0.356387845359238">
            <text:p>0.356388</text:p>
          </table:table-cell>
          <table:table-cell table:formula="oooc:=(_K*([.J539]-2*[.I539]+[.H539])) + [.I539]" office:value-type="float" office:value="0.267290883928213">
            <text:p>0.267291</text:p>
          </table:table-cell>
          <table:table-cell table:formula="oooc:=(_K*([.K539]-2*[.J539]+[.I539])) + [.J539]" office:value-type="float" office:value="0.178193922573145">
            <text:p>0.178194</text:p>
          </table:table-cell>
          <table:table-cell table:formula="oooc:=(_K*(_b-2*[.K539]+[.J539])) + [.K539]" office:value-type="float" office:value="0.089096961272414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40]-2*[.B540]+_a)) + [.B540]" office:value-type="float" office:value="0.89096961588112">
            <text:p>0.890970</text:p>
          </table:table-cell>
          <table:table-cell table:formula="oooc:=(_K*([.D540]-2*[.C540]+[.B540])) + [.C540]" office:value-type="float" office:value="0.801872653948397">
            <text:p>0.801873</text:p>
          </table:table-cell>
          <table:table-cell table:formula="oooc:=(_K*([.E540]-2*[.D540]+[.C540])) + [.D540]" office:value-type="float" office:value="0.712775692068251">
            <text:p>0.712776</text:p>
          </table:table-cell>
          <table:table-cell table:formula="oooc:=(_K*([.F540]-2*[.E540]+[.D540])) + [.E540]" office:value-type="float" office:value="0.6236787302616">
            <text:p>0.623679</text:p>
          </table:table-cell>
          <table:table-cell table:formula="oooc:=(_K*([.G540]-2*[.F540]+[.E540])) + [.F540]" office:value-type="float" office:value="0.53458176854341">
            <text:p>0.534582</text:p>
          </table:table-cell>
          <table:table-cell table:formula="oooc:=(_K*([.H540]-2*[.G540]+[.F540])) + [.G540]" office:value-type="float" office:value="0.445484806921479">
            <text:p>0.445485</text:p>
          </table:table-cell>
          <table:table-cell table:formula="oooc:=(_K*([.I540]-2*[.H540]+[.G540])) + [.H540]" office:value-type="float" office:value="0.356387845395807">
            <text:p>0.356388</text:p>
          </table:table-cell>
          <table:table-cell table:formula="oooc:=(_K*([.J540]-2*[.I540]+[.H540])) + [.I540]" office:value-type="float" office:value="0.267290883958596">
            <text:p>0.267291</text:p>
          </table:table-cell>
          <table:table-cell table:formula="oooc:=(_K*([.K540]-2*[.J540]+[.I540])) + [.J540]" office:value-type="float" office:value="0.17819392259488">
            <text:p>0.178194</text:p>
          </table:table-cell>
          <table:table-cell table:formula="oooc:=(_K*(_b-2*[.K540]+[.J540])) + [.K540]" office:value-type="float" office:value="0.089096961283740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41]-2*[.B541]+_a)) + [.B541]" office:value-type="float" office:value="0.89096961589208">
            <text:p>0.890970</text:p>
          </table:table-cell>
          <table:table-cell table:formula="oooc:=(_K*([.D541]-2*[.C541]+[.B541])) + [.C541]" office:value-type="float" office:value="0.801872653969428">
            <text:p>0.801873</text:p>
          </table:table-cell>
          <table:table-cell table:formula="oooc:=(_K*([.E541]-2*[.D541]+[.C541])) + [.D541]" office:value-type="float" office:value="0.712775692097649">
            <text:p>0.712776</text:p>
          </table:table-cell>
          <table:table-cell table:formula="oooc:=(_K*([.F541]-2*[.E541]+[.D541])) + [.E541]" office:value-type="float" office:value="0.623678730296985">
            <text:p>0.623679</text:p>
          </table:table-cell>
          <table:table-cell table:formula="oooc:=(_K*([.G541]-2*[.F541]+[.E541])) + [.F541]" office:value-type="float" office:value="0.534581768581914">
            <text:p>0.534582</text:p>
          </table:table-cell>
          <table:table-cell table:formula="oooc:=(_K*([.H541]-2*[.G541]+[.F541])) + [.G541]" office:value-type="float" office:value="0.445484806959983">
            <text:p>0.445485</text:p>
          </table:table-cell>
          <table:table-cell table:formula="oooc:=(_K*([.I541]-2*[.H541]+[.G541])) + [.H541]" office:value-type="float" office:value="0.356387845431191">
            <text:p>0.356388</text:p>
          </table:table-cell>
          <table:table-cell table:formula="oooc:=(_K*([.J541]-2*[.I541]+[.H541])) + [.I541]" office:value-type="float" office:value="0.267290883987994">
            <text:p>0.267291</text:p>
          </table:table-cell>
          <table:table-cell table:formula="oooc:=(_K*([.K541]-2*[.J541]+[.I541])) + [.J541]" office:value-type="float" office:value="0.178193922615911">
            <text:p>0.178194</text:p>
          </table:table-cell>
          <table:table-cell table:formula="oooc:=(_K*(_b-2*[.K541]+[.J541])) + [.K541]" office:value-type="float" office:value="0.089096961294700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42]-2*[.B542]+_a)) + [.B542]" office:value-type="float" office:value="0.890969615902684">
            <text:p>0.890970</text:p>
          </table:table-cell>
          <table:table-cell table:formula="oooc:=(_K*([.D542]-2*[.C542]+[.B542])) + [.C542]" office:value-type="float" office:value="0.801872653989777">
            <text:p>0.801873</text:p>
          </table:table-cell>
          <table:table-cell table:formula="oooc:=(_K*([.E542]-2*[.D542]+[.C542])) + [.D542]" office:value-type="float" office:value="0.712775692126095">
            <text:p>0.712776</text:p>
          </table:table-cell>
          <table:table-cell table:formula="oooc:=(_K*([.F542]-2*[.E542]+[.D542])) + [.E542]" office:value-type="float" office:value="0.623678730331222">
            <text:p>0.623679</text:p>
          </table:table-cell>
          <table:table-cell table:formula="oooc:=(_K*([.G542]-2*[.F542]+[.E542])) + [.F542]" office:value-type="float" office:value="0.53458176861917">
            <text:p>0.534582</text:p>
          </table:table-cell>
          <table:table-cell table:formula="oooc:=(_K*([.H542]-2*[.G542]+[.F542])) + [.G542]" office:value-type="float" office:value="0.445484806997239">
            <text:p>0.445485</text:p>
          </table:table-cell>
          <table:table-cell table:formula="oooc:=(_K*([.I542]-2*[.H542]+[.G542])) + [.H542]" office:value-type="float" office:value="0.356387845465429">
            <text:p>0.356388</text:p>
          </table:table-cell>
          <table:table-cell table:formula="oooc:=(_K*([.J542]-2*[.I542]+[.H542])) + [.I542]" office:value-type="float" office:value="0.26729088401644">
            <text:p>0.267291</text:p>
          </table:table-cell>
          <table:table-cell table:formula="oooc:=(_K*([.K542]-2*[.J542]+[.I542])) + [.J542]" office:value-type="float" office:value="0.17819392263626">
            <text:p>0.178194</text:p>
          </table:table-cell>
          <table:table-cell table:formula="oooc:=(_K*(_b-2*[.K542]+[.J542])) + [.K542]" office:value-type="float" office:value="0.089096961305304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43]-2*[.B543]+_a)) + [.B543]" office:value-type="float" office:value="0.890969615912944">
            <text:p>0.890970</text:p>
          </table:table-cell>
          <table:table-cell table:formula="oooc:=(_K*([.D543]-2*[.C543]+[.B543])) + [.C543]" office:value-type="float" office:value="0.801872654009467">
            <text:p>0.801873</text:p>
          </table:table-cell>
          <table:table-cell table:formula="oooc:=(_K*([.E543]-2*[.D543]+[.C543])) + [.D543]" office:value-type="float" office:value="0.712775692153619">
            <text:p>0.712776</text:p>
          </table:table-cell>
          <table:table-cell table:formula="oooc:=(_K*([.F543]-2*[.E543]+[.D543])) + [.E543]" office:value-type="float" office:value="0.62367873036435">
            <text:p>0.623679</text:p>
          </table:table-cell>
          <table:table-cell table:formula="oooc:=(_K*([.G543]-2*[.F543]+[.E543])) + [.F543]" office:value-type="float" office:value="0.534581768655218">
            <text:p>0.534582</text:p>
          </table:table-cell>
          <table:table-cell table:formula="oooc:=(_K*([.H543]-2*[.G543]+[.F543])) + [.G543]" office:value-type="float" office:value="0.445484807033287">
            <text:p>0.445485</text:p>
          </table:table-cell>
          <table:table-cell table:formula="oooc:=(_K*([.I543]-2*[.H543]+[.G543])) + [.H543]" office:value-type="float" office:value="0.356387845498557">
            <text:p>0.356388</text:p>
          </table:table-cell>
          <table:table-cell table:formula="oooc:=(_K*([.J543]-2*[.I543]+[.H543])) + [.I543]" office:value-type="float" office:value="0.267290884043963">
            <text:p>0.267291</text:p>
          </table:table-cell>
          <table:table-cell table:formula="oooc:=(_K*([.K543]-2*[.J543]+[.I543])) + [.J543]" office:value-type="float" office:value="0.178193922655949">
            <text:p>0.178194</text:p>
          </table:table-cell>
          <table:table-cell table:formula="oooc:=(_K*(_b-2*[.K543]+[.J543])) + [.K543]" office:value-type="float" office:value="0.089096961315564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44]-2*[.B544]+_a)) + [.B544]" office:value-type="float" office:value="0.890969615922872">
            <text:p>0.890970</text:p>
          </table:table-cell>
          <table:table-cell table:formula="oooc:=(_K*([.D544]-2*[.C544]+[.B544])) + [.C544]" office:value-type="float" office:value="0.801872654028519">
            <text:p>0.801873</text:p>
          </table:table-cell>
          <table:table-cell table:formula="oooc:=(_K*([.E544]-2*[.D544]+[.C544])) + [.D544]" office:value-type="float" office:value="0.712775692180251">
            <text:p>0.712776</text:p>
          </table:table-cell>
          <table:table-cell table:formula="oooc:=(_K*([.F544]-2*[.E544]+[.D544])) + [.E544]" office:value-type="float" office:value="0.623678730396405">
            <text:p>0.623679</text:p>
          </table:table-cell>
          <table:table-cell table:formula="oooc:=(_K*([.G544]-2*[.F544]+[.E544])) + [.F544]" office:value-type="float" office:value="0.534581768690099">
            <text:p>0.534582</text:p>
          </table:table-cell>
          <table:table-cell table:formula="oooc:=(_K*([.H544]-2*[.G544]+[.F544])) + [.G544]" office:value-type="float" office:value="0.445484807068168">
            <text:p>0.445485</text:p>
          </table:table-cell>
          <table:table-cell table:formula="oooc:=(_K*([.I544]-2*[.H544]+[.G544])) + [.H544]" office:value-type="float" office:value="0.356387845530612">
            <text:p>0.356388</text:p>
          </table:table-cell>
          <table:table-cell table:formula="oooc:=(_K*([.J544]-2*[.I544]+[.H544])) + [.I544]" office:value-type="float" office:value="0.267290884070595">
            <text:p>0.267291</text:p>
          </table:table-cell>
          <table:table-cell table:formula="oooc:=(_K*([.K544]-2*[.J544]+[.I544])) + [.J544]" office:value-type="float" office:value="0.178193922675001">
            <text:p>0.178194</text:p>
          </table:table-cell>
          <table:table-cell table:formula="oooc:=(_K*(_b-2*[.K544]+[.J544])) + [.K544]" office:value-type="float" office:value="0.089096961325492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45]-2*[.B545]+_a)) + [.B545]" office:value-type="float" office:value="0.890969615932479">
            <text:p>0.890970</text:p>
          </table:table-cell>
          <table:table-cell table:formula="oooc:=(_K*([.D545]-2*[.C545]+[.B545])) + [.C545]" office:value-type="float" office:value="0.801872654046953">
            <text:p>0.801873</text:p>
          </table:table-cell>
          <table:table-cell table:formula="oooc:=(_K*([.E545]-2*[.D545]+[.C545])) + [.D545]" office:value-type="float" office:value="0.71277569220602">
            <text:p>0.712776</text:p>
          </table:table-cell>
          <table:table-cell table:formula="oooc:=(_K*([.F545]-2*[.E545]+[.D545])) + [.E545]" office:value-type="float" office:value="0.623678730427421">
            <text:p>0.623679</text:p>
          </table:table-cell>
          <table:table-cell table:formula="oooc:=(_K*([.G545]-2*[.F545]+[.E545])) + [.F545]" office:value-type="float" office:value="0.534581768723849">
            <text:p>0.534582</text:p>
          </table:table-cell>
          <table:table-cell table:formula="oooc:=(_K*([.H545]-2*[.G545]+[.F545])) + [.G545]" office:value-type="float" office:value="0.445484807101918">
            <text:p>0.445485</text:p>
          </table:table-cell>
          <table:table-cell table:formula="oooc:=(_K*([.I545]-2*[.H545]+[.G545])) + [.H545]" office:value-type="float" office:value="0.356387845561627">
            <text:p>0.356388</text:p>
          </table:table-cell>
          <table:table-cell table:formula="oooc:=(_K*([.J545]-2*[.I545]+[.H545])) + [.I545]" office:value-type="float" office:value="0.267290884096364">
            <text:p>0.267291</text:p>
          </table:table-cell>
          <table:table-cell table:formula="oooc:=(_K*([.K545]-2*[.J545]+[.I545])) + [.J545]" office:value-type="float" office:value="0.178193922693435">
            <text:p>0.178194</text:p>
          </table:table-cell>
          <table:table-cell table:formula="oooc:=(_K*(_b-2*[.K545]+[.J545])) + [.K545]" office:value-type="float" office:value="0.08909696133509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46]-2*[.B546]+_a)) + [.B546]" office:value-type="float" office:value="0.890969615941773">
            <text:p>0.890970</text:p>
          </table:table-cell>
          <table:table-cell table:formula="oooc:=(_K*([.D546]-2*[.C546]+[.B546])) + [.C546]" office:value-type="float" office:value="0.80187265406479">
            <text:p>0.801873</text:p>
          </table:table-cell>
          <table:table-cell table:formula="oooc:=(_K*([.E546]-2*[.D546]+[.C546])) + [.D546]" office:value-type="float" office:value="0.712775692230953">
            <text:p>0.712776</text:p>
          </table:table-cell>
          <table:table-cell table:formula="oooc:=(_K*([.F546]-2*[.E546]+[.D546])) + [.E546]" office:value-type="float" office:value="0.623678730457431">
            <text:p>0.623679</text:p>
          </table:table-cell>
          <table:table-cell table:formula="oooc:=(_K*([.G546]-2*[.F546]+[.E546])) + [.F546]" office:value-type="float" office:value="0.534581768756505">
            <text:p>0.534582</text:p>
          </table:table-cell>
          <table:table-cell table:formula="oooc:=(_K*([.H546]-2*[.G546]+[.F546])) + [.G546]" office:value-type="float" office:value="0.445484807134574">
            <text:p>0.445485</text:p>
          </table:table-cell>
          <table:table-cell table:formula="oooc:=(_K*([.I546]-2*[.H546]+[.G546])) + [.H546]" office:value-type="float" office:value="0.356387845591638">
            <text:p>0.356388</text:p>
          </table:table-cell>
          <table:table-cell table:formula="oooc:=(_K*([.J546]-2*[.I546]+[.H546])) + [.I546]" office:value-type="float" office:value="0.267290884121298">
            <text:p>0.267291</text:p>
          </table:table-cell>
          <table:table-cell table:formula="oooc:=(_K*([.K546]-2*[.J546]+[.I546])) + [.J546]" office:value-type="float" office:value="0.178193922711272">
            <text:p>0.178194</text:p>
          </table:table-cell>
          <table:table-cell table:formula="oooc:=(_K*(_b-2*[.K546]+[.J546])) + [.K546]" office:value-type="float" office:value="0.08909696134439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47]-2*[.B547]+_a)) + [.B547]" office:value-type="float" office:value="0.890969615950767">
            <text:p>0.890970</text:p>
          </table:table-cell>
          <table:table-cell table:formula="oooc:=(_K*([.D547]-2*[.C547]+[.B547])) + [.C547]" office:value-type="float" office:value="0.801872654082049">
            <text:p>0.801873</text:p>
          </table:table-cell>
          <table:table-cell table:formula="oooc:=(_K*([.E547]-2*[.D547]+[.C547])) + [.D547]" office:value-type="float" office:value="0.712775692255079">
            <text:p>0.712776</text:p>
          </table:table-cell>
          <table:table-cell table:formula="oooc:=(_K*([.F547]-2*[.E547]+[.D547])) + [.E547]" office:value-type="float" office:value="0.62367873048647">
            <text:p>0.623679</text:p>
          </table:table-cell>
          <table:table-cell table:formula="oooc:=(_K*([.G547]-2*[.F547]+[.E547])) + [.F547]" office:value-type="float" office:value="0.534581768788103">
            <text:p>0.534582</text:p>
          </table:table-cell>
          <table:table-cell table:formula="oooc:=(_K*([.H547]-2*[.G547]+[.F547])) + [.G547]" office:value-type="float" office:value="0.445484807166172">
            <text:p>0.445485</text:p>
          </table:table-cell>
          <table:table-cell table:formula="oooc:=(_K*([.I547]-2*[.H547]+[.G547])) + [.H547]" office:value-type="float" office:value="0.356387845620676">
            <text:p>0.356388</text:p>
          </table:table-cell>
          <table:table-cell table:formula="oooc:=(_K*([.J547]-2*[.I547]+[.H547])) + [.I547]" office:value-type="float" office:value="0.267290884145424">
            <text:p>0.267291</text:p>
          </table:table-cell>
          <table:table-cell table:formula="oooc:=(_K*([.K547]-2*[.J547]+[.I547])) + [.J547]" office:value-type="float" office:value="0.178193922728531">
            <text:p>0.178194</text:p>
          </table:table-cell>
          <table:table-cell table:formula="oooc:=(_K*(_b-2*[.K547]+[.J547])) + [.K547]" office:value-type="float" office:value="0.089096961353387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48]-2*[.B548]+_a)) + [.B548]" office:value-type="float" office:value="0.89096961595947">
            <text:p>0.890970</text:p>
          </table:table-cell>
          <table:table-cell table:formula="oooc:=(_K*([.D548]-2*[.C548]+[.B548])) + [.C548]" office:value-type="float" office:value="0.801872654098748">
            <text:p>0.801873</text:p>
          </table:table-cell>
          <table:table-cell table:formula="oooc:=(_K*([.E548]-2*[.D548]+[.C548])) + [.D548]" office:value-type="float" office:value="0.712775692278423">
            <text:p>0.712776</text:p>
          </table:table-cell>
          <table:table-cell table:formula="oooc:=(_K*([.F548]-2*[.E548]+[.D548])) + [.E548]" office:value-type="float" office:value="0.623678730514567">
            <text:p>0.623679</text:p>
          </table:table-cell>
          <table:table-cell table:formula="oooc:=(_K*([.G548]-2*[.F548]+[.E548])) + [.F548]" office:value-type="float" office:value="0.534581768818677">
            <text:p>0.534582</text:p>
          </table:table-cell>
          <table:table-cell table:formula="oooc:=(_K*([.H548]-2*[.G548]+[.F548])) + [.G548]" office:value-type="float" office:value="0.445484807196746">
            <text:p>0.445485</text:p>
          </table:table-cell>
          <table:table-cell table:formula="oooc:=(_K*([.I548]-2*[.H548]+[.G548])) + [.H548]" office:value-type="float" office:value="0.356387845648774">
            <text:p>0.356388</text:p>
          </table:table-cell>
          <table:table-cell table:formula="oooc:=(_K*([.J548]-2*[.I548]+[.H548])) + [.I548]" office:value-type="float" office:value="0.267290884168768">
            <text:p>0.267291</text:p>
          </table:table-cell>
          <table:table-cell table:formula="oooc:=(_K*([.K548]-2*[.J548]+[.I548])) + [.J548]" office:value-type="float" office:value="0.178193922745231">
            <text:p>0.178194</text:p>
          </table:table-cell>
          <table:table-cell table:formula="oooc:=(_K*(_b-2*[.K548]+[.J548])) + [.K548]" office:value-type="float" office:value="0.089096961362090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49]-2*[.B549]+_a)) + [.B549]" office:value-type="float" office:value="0.89096961596789">
            <text:p>0.890970</text:p>
          </table:table-cell>
          <table:table-cell table:formula="oooc:=(_K*([.D549]-2*[.C549]+[.B549])) + [.C549]" office:value-type="float" office:value="0.801872654114907">
            <text:p>0.801873</text:p>
          </table:table-cell>
          <table:table-cell table:formula="oooc:=(_K*([.E549]-2*[.D549]+[.C549])) + [.D549]" office:value-type="float" office:value="0.712775692301011">
            <text:p>0.712776</text:p>
          </table:table-cell>
          <table:table-cell table:formula="oooc:=(_K*([.F549]-2*[.E549]+[.D549])) + [.E549]" office:value-type="float" office:value="0.623678730541754">
            <text:p>0.623679</text:p>
          </table:table-cell>
          <table:table-cell table:formula="oooc:=(_K*([.G549]-2*[.F549]+[.E549])) + [.F549]" office:value-type="float" office:value="0.534581768848261">
            <text:p>0.534582</text:p>
          </table:table-cell>
          <table:table-cell table:formula="oooc:=(_K*([.H549]-2*[.G549]+[.F549])) + [.G549]" office:value-type="float" office:value="0.44548480722633">
            <text:p>0.445485</text:p>
          </table:table-cell>
          <table:table-cell table:formula="oooc:=(_K*([.I549]-2*[.H549]+[.G549])) + [.H549]" office:value-type="float" office:value="0.35638784567596">
            <text:p>0.356388</text:p>
          </table:table-cell>
          <table:table-cell table:formula="oooc:=(_K*([.J549]-2*[.I549]+[.H549])) + [.I549]" office:value-type="float" office:value="0.267290884191355">
            <text:p>0.267291</text:p>
          </table:table-cell>
          <table:table-cell table:formula="oooc:=(_K*([.K549]-2*[.J549]+[.I549])) + [.J549]" office:value-type="float" office:value="0.178193922761389">
            <text:p>0.178194</text:p>
          </table:table-cell>
          <table:table-cell table:formula="oooc:=(_K*(_b-2*[.K549]+[.J549])) + [.K549]" office:value-type="float" office:value="0.089096961370510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50]-2*[.B550]+_a)) + [.B550]" office:value-type="float" office:value="0.890969615976037">
            <text:p>0.890970</text:p>
          </table:table-cell>
          <table:table-cell table:formula="oooc:=(_K*([.D550]-2*[.C550]+[.B550])) + [.C550]" office:value-type="float" office:value="0.801872654130541">
            <text:p>0.801873</text:p>
          </table:table-cell>
          <table:table-cell table:formula="oooc:=(_K*([.E550]-2*[.D550]+[.C550])) + [.D550]" office:value-type="float" office:value="0.712775692322866">
            <text:p>0.712776</text:p>
          </table:table-cell>
          <table:table-cell table:formula="oooc:=(_K*([.F550]-2*[.E550]+[.D550])) + [.E550]" office:value-type="float" office:value="0.623678730568059">
            <text:p>0.623679</text:p>
          </table:table-cell>
          <table:table-cell table:formula="oooc:=(_K*([.G550]-2*[.F550]+[.E550])) + [.F550]" office:value-type="float" office:value="0.534581768876885">
            <text:p>0.534582</text:p>
          </table:table-cell>
          <table:table-cell table:formula="oooc:=(_K*([.H550]-2*[.G550]+[.F550])) + [.G550]" office:value-type="float" office:value="0.445484807254954">
            <text:p>0.445485</text:p>
          </table:table-cell>
          <table:table-cell table:formula="oooc:=(_K*([.I550]-2*[.H550]+[.G550])) + [.H550]" office:value-type="float" office:value="0.356387845702266">
            <text:p>0.356388</text:p>
          </table:table-cell>
          <table:table-cell table:formula="oooc:=(_K*([.J550]-2*[.I550]+[.H550])) + [.I550]" office:value-type="float" office:value="0.267290884213211">
            <text:p>0.267291</text:p>
          </table:table-cell>
          <table:table-cell table:formula="oooc:=(_K*([.K550]-2*[.J550]+[.I550])) + [.J550]" office:value-type="float" office:value="0.178193922777024">
            <text:p>0.178194</text:p>
          </table:table-cell>
          <table:table-cell table:formula="oooc:=(_K*(_b-2*[.K550]+[.J550])) + [.K550]" office:value-type="float" office:value="0.089096961378657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51]-2*[.B551]+_a)) + [.B551]" office:value-type="float" office:value="0.890969615983921">
            <text:p>0.890970</text:p>
          </table:table-cell>
          <table:table-cell table:formula="oooc:=(_K*([.D551]-2*[.C551]+[.B551])) + [.C551]" office:value-type="float" office:value="0.80187265414567">
            <text:p>0.801873</text:p>
          </table:table-cell>
          <table:table-cell table:formula="oooc:=(_K*([.E551]-2*[.D551]+[.C551])) + [.D551]" office:value-type="float" office:value="0.712775692344014">
            <text:p>0.712776</text:p>
          </table:table-cell>
          <table:table-cell table:formula="oooc:=(_K*([.F551]-2*[.E551]+[.D551])) + [.E551]" office:value-type="float" office:value="0.623678730593512">
            <text:p>0.623679</text:p>
          </table:table-cell>
          <table:table-cell table:formula="oooc:=(_K*([.G551]-2*[.F551]+[.E551])) + [.F551]" office:value-type="float" office:value="0.534581768904583">
            <text:p>0.534582</text:p>
          </table:table-cell>
          <table:table-cell table:formula="oooc:=(_K*([.H551]-2*[.G551]+[.F551])) + [.G551]" office:value-type="float" office:value="0.445484807282651">
            <text:p>0.445485</text:p>
          </table:table-cell>
          <table:table-cell table:formula="oooc:=(_K*([.I551]-2*[.H551]+[.G551])) + [.H551]" office:value-type="float" office:value="0.356387845727719">
            <text:p>0.356388</text:p>
          </table:table-cell>
          <table:table-cell table:formula="oooc:=(_K*([.J551]-2*[.I551]+[.H551])) + [.I551]" office:value-type="float" office:value="0.267290884234358">
            <text:p>0.267291</text:p>
          </table:table-cell>
          <table:table-cell table:formula="oooc:=(_K*([.K551]-2*[.J551]+[.I551])) + [.J551]" office:value-type="float" office:value="0.178193922792152">
            <text:p>0.178194</text:p>
          </table:table-cell>
          <table:table-cell table:formula="oooc:=(_K*(_b-2*[.K551]+[.J551])) + [.K551]" office:value-type="float" office:value="0.089096961386541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52]-2*[.B552]+_a)) + [.B552]" office:value-type="float" office:value="0.890969615991549">
            <text:p>0.890970</text:p>
          </table:table-cell>
          <table:table-cell table:formula="oooc:=(_K*([.D552]-2*[.C552]+[.B552])) + [.C552]" office:value-type="float" office:value="0.801872654160308">
            <text:p>0.801873</text:p>
          </table:table-cell>
          <table:table-cell table:formula="oooc:=(_K*([.E552]-2*[.D552]+[.C552])) + [.D552]" office:value-type="float" office:value="0.712775692364476">
            <text:p>0.712776</text:p>
          </table:table-cell>
          <table:table-cell table:formula="oooc:=(_K*([.F552]-2*[.E552]+[.D552])) + [.E552]" office:value-type="float" office:value="0.623678730618141">
            <text:p>0.623679</text:p>
          </table:table-cell>
          <table:table-cell table:formula="oooc:=(_K*([.G552]-2*[.F552]+[.E552])) + [.F552]" office:value-type="float" office:value="0.534581768931382">
            <text:p>0.534582</text:p>
          </table:table-cell>
          <table:table-cell table:formula="oooc:=(_K*([.H552]-2*[.G552]+[.F552])) + [.G552]" office:value-type="float" office:value="0.445484807309451">
            <text:p>0.445485</text:p>
          </table:table-cell>
          <table:table-cell table:formula="oooc:=(_K*([.I552]-2*[.H552]+[.G552])) + [.H552]" office:value-type="float" office:value="0.356387845752348">
            <text:p>0.356388</text:p>
          </table:table-cell>
          <table:table-cell table:formula="oooc:=(_K*([.J552]-2*[.I552]+[.H552])) + [.I552]" office:value-type="float" office:value="0.26729088425482">
            <text:p>0.267291</text:p>
          </table:table-cell>
          <table:table-cell table:formula="oooc:=(_K*([.K552]-2*[.J552]+[.I552])) + [.J552]" office:value-type="float" office:value="0.17819392280679">
            <text:p>0.178194</text:p>
          </table:table-cell>
          <table:table-cell table:formula="oooc:=(_K*(_b-2*[.K552]+[.J552])) + [.K552]" office:value-type="float" office:value="0.089096961394169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53]-2*[.B553]+_a)) + [.B553]" office:value-type="float" office:value="0.890969615998929">
            <text:p>0.890970</text:p>
          </table:table-cell>
          <table:table-cell table:formula="oooc:=(_K*([.D553]-2*[.C553]+[.B553])) + [.C553]" office:value-type="float" office:value="0.801872654174471">
            <text:p>0.801873</text:p>
          </table:table-cell>
          <table:table-cell table:formula="oooc:=(_K*([.E553]-2*[.D553]+[.C553])) + [.D553]" office:value-type="float" office:value="0.712775692384275">
            <text:p>0.712776</text:p>
          </table:table-cell>
          <table:table-cell table:formula="oooc:=(_K*([.F553]-2*[.E553]+[.D553])) + [.E553]" office:value-type="float" office:value="0.623678730641971">
            <text:p>0.623679</text:p>
          </table:table-cell>
          <table:table-cell table:formula="oooc:=(_K*([.G553]-2*[.F553]+[.E553])) + [.F553]" office:value-type="float" office:value="0.534581768957313">
            <text:p>0.534582</text:p>
          </table:table-cell>
          <table:table-cell table:formula="oooc:=(_K*([.H553]-2*[.G553]+[.F553])) + [.G553]" office:value-type="float" office:value="0.445484807335382">
            <text:p>0.445485</text:p>
          </table:table-cell>
          <table:table-cell table:formula="oooc:=(_K*([.I553]-2*[.H553]+[.G553])) + [.H553]" office:value-type="float" office:value="0.356387845776178">
            <text:p>0.356388</text:p>
          </table:table-cell>
          <table:table-cell table:formula="oooc:=(_K*([.J553]-2*[.I553]+[.H553])) + [.I553]" office:value-type="float" office:value="0.267290884274619">
            <text:p>0.267291</text:p>
          </table:table-cell>
          <table:table-cell table:formula="oooc:=(_K*([.K553]-2*[.J553]+[.I553])) + [.J553]" office:value-type="float" office:value="0.178193922820954">
            <text:p>0.178194</text:p>
          </table:table-cell>
          <table:table-cell table:formula="oooc:=(_K*(_b-2*[.K553]+[.J553])) + [.K553]" office:value-type="float" office:value="0.089096961401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54]-2*[.B554]+_a)) + [.B554]" office:value-type="float" office:value="0.890969616006071">
            <text:p>0.890970</text:p>
          </table:table-cell>
          <table:table-cell table:formula="oooc:=(_K*([.D554]-2*[.C554]+[.B554])) + [.C554]" office:value-type="float" office:value="0.801872654188176">
            <text:p>0.801873</text:p>
          </table:table-cell>
          <table:table-cell table:formula="oooc:=(_K*([.E554]-2*[.D554]+[.C554])) + [.D554]" office:value-type="float" office:value="0.712775692403432">
            <text:p>0.712776</text:p>
          </table:table-cell>
          <table:table-cell table:formula="oooc:=(_K*([.F554]-2*[.E554]+[.D554])) + [.E554]" office:value-type="float" office:value="0.623678730665029">
            <text:p>0.623679</text:p>
          </table:table-cell>
          <table:table-cell table:formula="oooc:=(_K*([.G554]-2*[.F554]+[.E554])) + [.F554]" office:value-type="float" office:value="0.534581768982404">
            <text:p>0.534582</text:p>
          </table:table-cell>
          <table:table-cell table:formula="oooc:=(_K*([.H554]-2*[.G554]+[.F554])) + [.G554]" office:value-type="float" office:value="0.445484807360473">
            <text:p>0.445485</text:p>
          </table:table-cell>
          <table:table-cell table:formula="oooc:=(_K*([.I554]-2*[.H554]+[.G554])) + [.H554]" office:value-type="float" office:value="0.356387845799236">
            <text:p>0.356388</text:p>
          </table:table-cell>
          <table:table-cell table:formula="oooc:=(_K*([.J554]-2*[.I554]+[.H554])) + [.I554]" office:value-type="float" office:value="0.267290884293777">
            <text:p>0.267291</text:p>
          </table:table-cell>
          <table:table-cell table:formula="oooc:=(_K*([.K554]-2*[.J554]+[.I554])) + [.J554]" office:value-type="float" office:value="0.178193922834659">
            <text:p>0.178194</text:p>
          </table:table-cell>
          <table:table-cell table:formula="oooc:=(_K*(_b-2*[.K554]+[.J554])) + [.K554]" office:value-type="float" office:value="0.089096961408691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55]-2*[.B555]+_a)) + [.B555]" office:value-type="float" office:value="0.890969616012981">
            <text:p>0.890970</text:p>
          </table:table-cell>
          <table:table-cell table:formula="oooc:=(_K*([.D555]-2*[.C555]+[.B555])) + [.C555]" office:value-type="float" office:value="0.801872654201436">
            <text:p>0.801873</text:p>
          </table:table-cell>
          <table:table-cell table:formula="oooc:=(_K*([.E555]-2*[.D555]+[.C555])) + [.D555]" office:value-type="float" office:value="0.712775692421968">
            <text:p>0.712776</text:p>
          </table:table-cell>
          <table:table-cell table:formula="oooc:=(_K*([.F555]-2*[.E555]+[.D555])) + [.E555]" office:value-type="float" office:value="0.62367873068734">
            <text:p>0.623679</text:p>
          </table:table-cell>
          <table:table-cell table:formula="oooc:=(_K*([.G555]-2*[.F555]+[.E555])) + [.F555]" office:value-type="float" office:value="0.534581769006682">
            <text:p>0.534582</text:p>
          </table:table-cell>
          <table:table-cell table:formula="oooc:=(_K*([.H555]-2*[.G555]+[.F555])) + [.G555]" office:value-type="float" office:value="0.445484807384751">
            <text:p>0.445485</text:p>
          </table:table-cell>
          <table:table-cell table:formula="oooc:=(_K*([.I555]-2*[.H555]+[.G555])) + [.H555]" office:value-type="float" office:value="0.356387845821547">
            <text:p>0.356388</text:p>
          </table:table-cell>
          <table:table-cell table:formula="oooc:=(_K*([.J555]-2*[.I555]+[.H555])) + [.I555]" office:value-type="float" office:value="0.267290884312313">
            <text:p>0.267291</text:p>
          </table:table-cell>
          <table:table-cell table:formula="oooc:=(_K*([.K555]-2*[.J555]+[.I555])) + [.J555]" office:value-type="float" office:value="0.178193922847919">
            <text:p>0.178194</text:p>
          </table:table-cell>
          <table:table-cell table:formula="oooc:=(_K*(_b-2*[.K555]+[.J555])) + [.K555]" office:value-type="float" office:value="0.089096961415601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56]-2*[.B556]+_a)) + [.B556]" office:value-type="float" office:value="0.890969616019667">
            <text:p>0.890970</text:p>
          </table:table-cell>
          <table:table-cell table:formula="oooc:=(_K*([.D556]-2*[.C556]+[.B556])) + [.C556]" office:value-type="float" office:value="0.801872654214267">
            <text:p>0.801873</text:p>
          </table:table-cell>
          <table:table-cell table:formula="oooc:=(_K*([.E556]-2*[.D556]+[.C556])) + [.D556]" office:value-type="float" office:value="0.712775692439904">
            <text:p>0.712776</text:p>
          </table:table-cell>
          <table:table-cell table:formula="oooc:=(_K*([.F556]-2*[.E556]+[.D556])) + [.E556]" office:value-type="float" office:value="0.623678730708928">
            <text:p>0.623679</text:p>
          </table:table-cell>
          <table:table-cell table:formula="oooc:=(_K*([.G556]-2*[.F556]+[.E556])) + [.F556]" office:value-type="float" office:value="0.534581769030173">
            <text:p>0.534582</text:p>
          </table:table-cell>
          <table:table-cell table:formula="oooc:=(_K*([.H556]-2*[.G556]+[.F556])) + [.G556]" office:value-type="float" office:value="0.445484807408242">
            <text:p>0.445485</text:p>
          </table:table-cell>
          <table:table-cell table:formula="oooc:=(_K*([.I556]-2*[.H556]+[.G556])) + [.H556]" office:value-type="float" office:value="0.356387845843135">
            <text:p>0.356388</text:p>
          </table:table-cell>
          <table:table-cell table:formula="oooc:=(_K*([.J556]-2*[.I556]+[.H556])) + [.I556]" office:value-type="float" office:value="0.267290884330249">
            <text:p>0.267291</text:p>
          </table:table-cell>
          <table:table-cell table:formula="oooc:=(_K*([.K556]-2*[.J556]+[.I556])) + [.J556]" office:value-type="float" office:value="0.17819392286075">
            <text:p>0.178194</text:p>
          </table:table-cell>
          <table:table-cell table:formula="oooc:=(_K*(_b-2*[.K556]+[.J556])) + [.K556]" office:value-type="float" office:value="0.089096961422287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57]-2*[.B557]+_a)) + [.B557]" office:value-type="float" office:value="0.890969616026137">
            <text:p>0.890970</text:p>
          </table:table-cell>
          <table:table-cell table:formula="oooc:=(_K*([.D557]-2*[.C557]+[.B557])) + [.C557]" office:value-type="float" office:value="0.801872654226682">
            <text:p>0.801873</text:p>
          </table:table-cell>
          <table:table-cell table:formula="oooc:=(_K*([.E557]-2*[.D557]+[.C557])) + [.D557]" office:value-type="float" office:value="0.712775692457259">
            <text:p>0.712776</text:p>
          </table:table-cell>
          <table:table-cell table:formula="oooc:=(_K*([.F557]-2*[.E557]+[.D557])) + [.E557]" office:value-type="float" office:value="0.623678730729816">
            <text:p>0.623679</text:p>
          </table:table-cell>
          <table:table-cell table:formula="oooc:=(_K*([.G557]-2*[.F557]+[.E557])) + [.F557]" office:value-type="float" office:value="0.534581769052902">
            <text:p>0.534582</text:p>
          </table:table-cell>
          <table:table-cell table:formula="oooc:=(_K*([.H557]-2*[.G557]+[.F557])) + [.G557]" office:value-type="float" office:value="0.445484807430971">
            <text:p>0.445485</text:p>
          </table:table-cell>
          <table:table-cell table:formula="oooc:=(_K*([.I557]-2*[.H557]+[.G557])) + [.H557]" office:value-type="float" office:value="0.356387845864023">
            <text:p>0.356388</text:p>
          </table:table-cell>
          <table:table-cell table:formula="oooc:=(_K*([.J557]-2*[.I557]+[.H557])) + [.I557]" office:value-type="float" office:value="0.267290884347604">
            <text:p>0.267291</text:p>
          </table:table-cell>
          <table:table-cell table:formula="oooc:=(_K*([.K557]-2*[.J557]+[.I557])) + [.J557]" office:value-type="float" office:value="0.178193922873165">
            <text:p>0.178194</text:p>
          </table:table-cell>
          <table:table-cell table:formula="oooc:=(_K*(_b-2*[.K557]+[.J557])) + [.K557]" office:value-type="float" office:value="0.089096961428757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58]-2*[.B558]+_a)) + [.B558]" office:value-type="float" office:value="0.890969616032397">
            <text:p>0.890970</text:p>
          </table:table-cell>
          <table:table-cell table:formula="oooc:=(_K*([.D558]-2*[.C558]+[.B558])) + [.C558]" office:value-type="float" office:value="0.801872654238695">
            <text:p>0.801873</text:p>
          </table:table-cell>
          <table:table-cell table:formula="oooc:=(_K*([.E558]-2*[.D558]+[.C558])) + [.D558]" office:value-type="float" office:value="0.712775692474051">
            <text:p>0.712776</text:p>
          </table:table-cell>
          <table:table-cell table:formula="oooc:=(_K*([.F558]-2*[.E558]+[.D558])) + [.E558]" office:value-type="float" office:value="0.623678730750028">
            <text:p>0.623679</text:p>
          </table:table-cell>
          <table:table-cell table:formula="oooc:=(_K*([.G558]-2*[.F558]+[.E558])) + [.F558]" office:value-type="float" office:value="0.534581769074896">
            <text:p>0.534582</text:p>
          </table:table-cell>
          <table:table-cell table:formula="oooc:=(_K*([.H558]-2*[.G558]+[.F558])) + [.G558]" office:value-type="float" office:value="0.445484807452965">
            <text:p>0.445485</text:p>
          </table:table-cell>
          <table:table-cell table:formula="oooc:=(_K*([.I558]-2*[.H558]+[.G558])) + [.H558]" office:value-type="float" office:value="0.356387845884235">
            <text:p>0.356388</text:p>
          </table:table-cell>
          <table:table-cell table:formula="oooc:=(_K*([.J558]-2*[.I558]+[.H558])) + [.I558]" office:value-type="float" office:value="0.267290884364396">
            <text:p>0.267291</text:p>
          </table:table-cell>
          <table:table-cell table:formula="oooc:=(_K*([.K558]-2*[.J558]+[.I558])) + [.J558]" office:value-type="float" office:value="0.178193922885177">
            <text:p>0.178194</text:p>
          </table:table-cell>
          <table:table-cell table:formula="oooc:=(_K*(_b-2*[.K558]+[.J558])) + [.K558]" office:value-type="float" office:value="0.089096961435017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59]-2*[.B559]+_a)) + [.B559]" office:value-type="float" office:value="0.890969616038454">
            <text:p>0.890970</text:p>
          </table:table-cell>
          <table:table-cell table:formula="oooc:=(_K*([.D559]-2*[.C559]+[.B559])) + [.C559]" office:value-type="float" office:value="0.801872654250318">
            <text:p>0.801873</text:p>
          </table:table-cell>
          <table:table-cell table:formula="oooc:=(_K*([.E559]-2*[.D559]+[.C559])) + [.D559]" office:value-type="float" office:value="0.712775692490299">
            <text:p>0.712776</text:p>
          </table:table-cell>
          <table:table-cell table:formula="oooc:=(_K*([.F559]-2*[.E559]+[.D559])) + [.E559]" office:value-type="float" office:value="0.623678730769584">
            <text:p>0.623679</text:p>
          </table:table-cell>
          <table:table-cell table:formula="oooc:=(_K*([.G559]-2*[.F559]+[.E559])) + [.F559]" office:value-type="float" office:value="0.534581769096176">
            <text:p>0.534582</text:p>
          </table:table-cell>
          <table:table-cell table:formula="oooc:=(_K*([.H559]-2*[.G559]+[.F559])) + [.G559]" office:value-type="float" office:value="0.445484807474245">
            <text:p>0.445485</text:p>
          </table:table-cell>
          <table:table-cell table:formula="oooc:=(_K*([.I559]-2*[.H559]+[.G559])) + [.H559]" office:value-type="float" office:value="0.356387845903791">
            <text:p>0.356388</text:p>
          </table:table-cell>
          <table:table-cell table:formula="oooc:=(_K*([.J559]-2*[.I559]+[.H559])) + [.I559]" office:value-type="float" office:value="0.267290884380644">
            <text:p>0.267291</text:p>
          </table:table-cell>
          <table:table-cell table:formula="oooc:=(_K*([.K559]-2*[.J559]+[.I559])) + [.J559]" office:value-type="float" office:value="0.178193922896801">
            <text:p>0.178194</text:p>
          </table:table-cell>
          <table:table-cell table:formula="oooc:=(_K*(_b-2*[.K559]+[.J559])) + [.K559]" office:value-type="float" office:value="0.089096961441074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60]-2*[.B560]+_a)) + [.B560]" office:value-type="float" office:value="0.890969616044315">
            <text:p>0.890970</text:p>
          </table:table-cell>
          <table:table-cell table:formula="oooc:=(_K*([.D560]-2*[.C560]+[.B560])) + [.C560]" office:value-type="float" office:value="0.801872654261565">
            <text:p>0.801873</text:p>
          </table:table-cell>
          <table:table-cell table:formula="oooc:=(_K*([.E560]-2*[.D560]+[.C560])) + [.D560]" office:value-type="float" office:value="0.712775692506021">
            <text:p>0.712776</text:p>
          </table:table-cell>
          <table:table-cell table:formula="oooc:=(_K*([.F560]-2*[.E560]+[.D560])) + [.E560]" office:value-type="float" office:value="0.623678730788507">
            <text:p>0.623679</text:p>
          </table:table-cell>
          <table:table-cell table:formula="oooc:=(_K*([.G560]-2*[.F560]+[.E560])) + [.F560]" office:value-type="float" office:value="0.534581769116767">
            <text:p>0.534582</text:p>
          </table:table-cell>
          <table:table-cell table:formula="oooc:=(_K*([.H560]-2*[.G560]+[.F560])) + [.G560]" office:value-type="float" office:value="0.445484807494836">
            <text:p>0.445485</text:p>
          </table:table-cell>
          <table:table-cell table:formula="oooc:=(_K*([.I560]-2*[.H560]+[.G560])) + [.H560]" office:value-type="float" office:value="0.356387845922714">
            <text:p>0.356388</text:p>
          </table:table-cell>
          <table:table-cell table:formula="oooc:=(_K*([.J560]-2*[.I560]+[.H560])) + [.I560]" office:value-type="float" office:value="0.267290884396366">
            <text:p>0.267291</text:p>
          </table:table-cell>
          <table:table-cell table:formula="oooc:=(_K*([.K560]-2*[.J560]+[.I560])) + [.J560]" office:value-type="float" office:value="0.178193922908048">
            <text:p>0.178194</text:p>
          </table:table-cell>
          <table:table-cell table:formula="oooc:=(_K*(_b-2*[.K560]+[.J560])) + [.K560]" office:value-type="float" office:value="0.089096961446935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61]-2*[.B561]+_a)) + [.B561]" office:value-type="float" office:value="0.890969616049986">
            <text:p>0.890970</text:p>
          </table:table-cell>
          <table:table-cell table:formula="oooc:=(_K*([.D561]-2*[.C561]+[.B561])) + [.C561]" office:value-type="float" office:value="0.801872654272447">
            <text:p>0.801873</text:p>
          </table:table-cell>
          <table:table-cell table:formula="oooc:=(_K*([.E561]-2*[.D561]+[.C561])) + [.D561]" office:value-type="float" office:value="0.712775692521233">
            <text:p>0.712776</text:p>
          </table:table-cell>
          <table:table-cell table:formula="oooc:=(_K*([.F561]-2*[.E561]+[.D561])) + [.E561]" office:value-type="float" office:value="0.623678730806817">
            <text:p>0.623679</text:p>
          </table:table-cell>
          <table:table-cell table:formula="oooc:=(_K*([.G561]-2*[.F561]+[.E561])) + [.F561]" office:value-type="float" office:value="0.534581769136691">
            <text:p>0.534582</text:p>
          </table:table-cell>
          <table:table-cell table:formula="oooc:=(_K*([.H561]-2*[.G561]+[.F561])) + [.G561]" office:value-type="float" office:value="0.44548480751476">
            <text:p>0.445485</text:p>
          </table:table-cell>
          <table:table-cell table:formula="oooc:=(_K*([.I561]-2*[.H561]+[.G561])) + [.H561]" office:value-type="float" office:value="0.356387845941023">
            <text:p>0.356388</text:p>
          </table:table-cell>
          <table:table-cell table:formula="oooc:=(_K*([.J561]-2*[.I561]+[.H561])) + [.I561]" office:value-type="float" office:value="0.267290884411578">
            <text:p>0.267291</text:p>
          </table:table-cell>
          <table:table-cell table:formula="oooc:=(_K*([.K561]-2*[.J561]+[.I561])) + [.J561]" office:value-type="float" office:value="0.17819392291893">
            <text:p>0.178194</text:p>
          </table:table-cell>
          <table:table-cell table:formula="oooc:=(_K*(_b-2*[.K561]+[.J561])) + [.K561]" office:value-type="float" office:value="0.089096961452606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62]-2*[.B562]+_a)) + [.B562]" office:value-type="float" office:value="0.890969616055473">
            <text:p>0.890970</text:p>
          </table:table-cell>
          <table:table-cell table:formula="oooc:=(_K*([.D562]-2*[.C562]+[.B562])) + [.C562]" office:value-type="float" office:value="0.801872654282977">
            <text:p>0.801873</text:p>
          </table:table-cell>
          <table:table-cell table:formula="oooc:=(_K*([.E562]-2*[.D562]+[.C562])) + [.D562]" office:value-type="float" office:value="0.712775692535952">
            <text:p>0.712776</text:p>
          </table:table-cell>
          <table:table-cell table:formula="oooc:=(_K*([.F562]-2*[.E562]+[.D562])) + [.E562]" office:value-type="float" office:value="0.623678730824533">
            <text:p>0.623679</text:p>
          </table:table-cell>
          <table:table-cell table:formula="oooc:=(_K*([.G562]-2*[.F562]+[.E562])) + [.F562]" office:value-type="float" office:value="0.534581769155969">
            <text:p>0.534582</text:p>
          </table:table-cell>
          <table:table-cell table:formula="oooc:=(_K*([.H562]-2*[.G562]+[.F562])) + [.G562]" office:value-type="float" office:value="0.445484807534037">
            <text:p>0.445485</text:p>
          </table:table-cell>
          <table:table-cell table:formula="oooc:=(_K*([.I562]-2*[.H562]+[.G562])) + [.H562]" office:value-type="float" office:value="0.35638784595874">
            <text:p>0.356388</text:p>
          </table:table-cell>
          <table:table-cell table:formula="oooc:=(_K*([.J562]-2*[.I562]+[.H562])) + [.I562]" office:value-type="float" office:value="0.267290884426297">
            <text:p>0.267291</text:p>
          </table:table-cell>
          <table:table-cell table:formula="oooc:=(_K*([.K562]-2*[.J562]+[.I562])) + [.J562]" office:value-type="float" office:value="0.178193922929459">
            <text:p>0.178194</text:p>
          </table:table-cell>
          <table:table-cell table:formula="oooc:=(_K*(_b-2*[.K562]+[.J562])) + [.K562]" office:value-type="float" office:value="0.089096961458093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63]-2*[.B563]+_a)) + [.B563]" office:value-type="float" office:value="0.890969616060782">
            <text:p>0.890970</text:p>
          </table:table-cell>
          <table:table-cell table:formula="oooc:=(_K*([.D563]-2*[.C563]+[.B563])) + [.C563]" office:value-type="float" office:value="0.801872654293165">
            <text:p>0.801873</text:p>
          </table:table-cell>
          <table:table-cell table:formula="oooc:=(_K*([.E563]-2*[.D563]+[.C563])) + [.D563]" office:value-type="float" office:value="0.712775692550194">
            <text:p>0.712776</text:p>
          </table:table-cell>
          <table:table-cell table:formula="oooc:=(_K*([.F563]-2*[.E563]+[.D563])) + [.E563]" office:value-type="float" office:value="0.623678730841675">
            <text:p>0.623679</text:p>
          </table:table-cell>
          <table:table-cell table:formula="oooc:=(_K*([.G563]-2*[.F563]+[.E563])) + [.F563]" office:value-type="float" office:value="0.534581769174622">
            <text:p>0.534582</text:p>
          </table:table-cell>
          <table:table-cell table:formula="oooc:=(_K*([.H563]-2*[.G563]+[.F563])) + [.G563]" office:value-type="float" office:value="0.445484807552691">
            <text:p>0.445485</text:p>
          </table:table-cell>
          <table:table-cell table:formula="oooc:=(_K*([.I563]-2*[.H563]+[.G563])) + [.H563]" office:value-type="float" office:value="0.356387845975882">
            <text:p>0.356388</text:p>
          </table:table-cell>
          <table:table-cell table:formula="oooc:=(_K*([.J563]-2*[.I563]+[.H563])) + [.I563]" office:value-type="float" office:value="0.267290884440539">
            <text:p>0.267291</text:p>
          </table:table-cell>
          <table:table-cell table:formula="oooc:=(_K*([.K563]-2*[.J563]+[.I563])) + [.J563]" office:value-type="float" office:value="0.178193922939648">
            <text:p>0.178194</text:p>
          </table:table-cell>
          <table:table-cell table:formula="oooc:=(_K*(_b-2*[.K563]+[.J563])) + [.K563]" office:value-type="float" office:value="0.089096961463402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64]-2*[.B564]+_a)) + [.B564]" office:value-type="float" office:value="0.890969616065919">
            <text:p>0.890970</text:p>
          </table:table-cell>
          <table:table-cell table:formula="oooc:=(_K*([.D564]-2*[.C564]+[.B564])) + [.C564]" office:value-type="float" office:value="0.801872654303024">
            <text:p>0.801873</text:p>
          </table:table-cell>
          <table:table-cell table:formula="oooc:=(_K*([.E564]-2*[.D564]+[.C564])) + [.D564]" office:value-type="float" office:value="0.712775692563975">
            <text:p>0.712776</text:p>
          </table:table-cell>
          <table:table-cell table:formula="oooc:=(_K*([.F564]-2*[.E564]+[.D564])) + [.E564]" office:value-type="float" office:value="0.623678730858261">
            <text:p>0.623679</text:p>
          </table:table-cell>
          <table:table-cell table:formula="oooc:=(_K*([.G564]-2*[.F564]+[.E564])) + [.F564]" office:value-type="float" office:value="0.534581769192671">
            <text:p>0.534582</text:p>
          </table:table-cell>
          <table:table-cell table:formula="oooc:=(_K*([.H564]-2*[.G564]+[.F564])) + [.G564]" office:value-type="float" office:value="0.445484807570739">
            <text:p>0.445485</text:p>
          </table:table-cell>
          <table:table-cell table:formula="oooc:=(_K*([.I564]-2*[.H564]+[.G564])) + [.H564]" office:value-type="float" office:value="0.356387845992468">
            <text:p>0.356388</text:p>
          </table:table-cell>
          <table:table-cell table:formula="oooc:=(_K*([.J564]-2*[.I564]+[.H564])) + [.I564]" office:value-type="float" office:value="0.26729088445432">
            <text:p>0.267291</text:p>
          </table:table-cell>
          <table:table-cell table:formula="oooc:=(_K*([.K564]-2*[.J564]+[.I564])) + [.J564]" office:value-type="float" office:value="0.178193922949506">
            <text:p>0.178194</text:p>
          </table:table-cell>
          <table:table-cell table:formula="oooc:=(_K*(_b-2*[.K564]+[.J564])) + [.K564]" office:value-type="float" office:value="0.089096961468539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65]-2*[.B565]+_a)) + [.B565]" office:value-type="float" office:value="0.89096961607089">
            <text:p>0.890970</text:p>
          </table:table-cell>
          <table:table-cell table:formula="oooc:=(_K*([.D565]-2*[.C565]+[.B565])) + [.C565]" office:value-type="float" office:value="0.801872654312562">
            <text:p>0.801873</text:p>
          </table:table-cell>
          <table:table-cell table:formula="oooc:=(_K*([.E565]-2*[.D565]+[.C565])) + [.D565]" office:value-type="float" office:value="0.712775692577309">
            <text:p>0.712776</text:p>
          </table:table-cell>
          <table:table-cell table:formula="oooc:=(_K*([.F565]-2*[.E565]+[.D565])) + [.E565]" office:value-type="float" office:value="0.62367873087431">
            <text:p>0.623679</text:p>
          </table:table-cell>
          <table:table-cell table:formula="oooc:=(_K*([.G565]-2*[.F565]+[.E565])) + [.F565]" office:value-type="float" office:value="0.534581769210134">
            <text:p>0.534582</text:p>
          </table:table-cell>
          <table:table-cell table:formula="oooc:=(_K*([.H565]-2*[.G565]+[.F565])) + [.G565]" office:value-type="float" office:value="0.445484807588203">
            <text:p>0.445485</text:p>
          </table:table-cell>
          <table:table-cell table:formula="oooc:=(_K*([.I565]-2*[.H565]+[.G565])) + [.H565]" office:value-type="float" office:value="0.356387846008517">
            <text:p>0.356388</text:p>
          </table:table-cell>
          <table:table-cell table:formula="oooc:=(_K*([.J565]-2*[.I565]+[.H565])) + [.I565]" office:value-type="float" office:value="0.267290884467654">
            <text:p>0.267291</text:p>
          </table:table-cell>
          <table:table-cell table:formula="oooc:=(_K*([.K565]-2*[.J565]+[.I565])) + [.J565]" office:value-type="float" office:value="0.178193922959045">
            <text:p>0.178194</text:p>
          </table:table-cell>
          <table:table-cell table:formula="oooc:=(_K*(_b-2*[.K565]+[.J565])) + [.K565]" office:value-type="float" office:value="0.089096961473510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66]-2*[.B566]+_a)) + [.B566]" office:value-type="float" office:value="0.8909696160757">
            <text:p>0.890970</text:p>
          </table:table-cell>
          <table:table-cell table:formula="oooc:=(_K*([.D566]-2*[.C566]+[.B566])) + [.C566]" office:value-type="float" office:value="0.801872654321792">
            <text:p>0.801873</text:p>
          </table:table-cell>
          <table:table-cell table:formula="oooc:=(_K*([.E566]-2*[.D566]+[.C566])) + [.D566]" office:value-type="float" office:value="0.712775692590211">
            <text:p>0.712776</text:p>
          </table:table-cell>
          <table:table-cell table:formula="oooc:=(_K*([.F566]-2*[.E566]+[.D566])) + [.E566]" office:value-type="float" office:value="0.623678730889839">
            <text:p>0.623679</text:p>
          </table:table-cell>
          <table:table-cell table:formula="oooc:=(_K*([.G566]-2*[.F566]+[.E566])) + [.F566]" office:value-type="float" office:value="0.534581769227032">
            <text:p>0.534582</text:p>
          </table:table-cell>
          <table:table-cell table:formula="oooc:=(_K*([.H566]-2*[.G566]+[.F566])) + [.G566]" office:value-type="float" office:value="0.445484807605101">
            <text:p>0.445485</text:p>
          </table:table-cell>
          <table:table-cell table:formula="oooc:=(_K*([.I566]-2*[.H566]+[.G566])) + [.H566]" office:value-type="float" office:value="0.356387846024046">
            <text:p>0.356388</text:p>
          </table:table-cell>
          <table:table-cell table:formula="oooc:=(_K*([.J566]-2*[.I566]+[.H566])) + [.I566]" office:value-type="float" office:value="0.267290884480556">
            <text:p>0.267291</text:p>
          </table:table-cell>
          <table:table-cell table:formula="oooc:=(_K*([.K566]-2*[.J566]+[.I566])) + [.J566]" office:value-type="float" office:value="0.178193922968275">
            <text:p>0.178194</text:p>
          </table:table-cell>
          <table:table-cell table:formula="oooc:=(_K*(_b-2*[.K566]+[.J566])) + [.K566]" office:value-type="float" office:value="0.089096961478320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67]-2*[.B567]+_a)) + [.B567]" office:value-type="float" office:value="0.890969616080353">
            <text:p>0.890970</text:p>
          </table:table-cell>
          <table:table-cell table:formula="oooc:=(_K*([.D567]-2*[.C567]+[.B567])) + [.C567]" office:value-type="float" office:value="0.801872654330723">
            <text:p>0.801873</text:p>
          </table:table-cell>
          <table:table-cell table:formula="oooc:=(_K*([.E567]-2*[.D567]+[.C567])) + [.D567]" office:value-type="float" office:value="0.712775692602695">
            <text:p>0.712776</text:p>
          </table:table-cell>
          <table:table-cell table:formula="oooc:=(_K*([.F567]-2*[.E567]+[.D567])) + [.E567]" office:value-type="float" office:value="0.623678730904865">
            <text:p>0.623679</text:p>
          </table:table-cell>
          <table:table-cell table:formula="oooc:=(_K*([.G567]-2*[.F567]+[.E567])) + [.F567]" office:value-type="float" office:value="0.534581769243383">
            <text:p>0.534582</text:p>
          </table:table-cell>
          <table:table-cell table:formula="oooc:=(_K*([.H567]-2*[.G567]+[.F567])) + [.G567]" office:value-type="float" office:value="0.445484807621452">
            <text:p>0.445485</text:p>
          </table:table-cell>
          <table:table-cell table:formula="oooc:=(_K*([.I567]-2*[.H567]+[.G567])) + [.H567]" office:value-type="float" office:value="0.356387846039072">
            <text:p>0.356388</text:p>
          </table:table-cell>
          <table:table-cell table:formula="oooc:=(_K*([.J567]-2*[.I567]+[.H567])) + [.I567]" office:value-type="float" office:value="0.267290884493039">
            <text:p>0.267291</text:p>
          </table:table-cell>
          <table:table-cell table:formula="oooc:=(_K*([.K567]-2*[.J567]+[.I567])) + [.J567]" office:value-type="float" office:value="0.178193922977205">
            <text:p>0.178194</text:p>
          </table:table-cell>
          <table:table-cell table:formula="oooc:=(_K*(_b-2*[.K567]+[.J567])) + [.K567]" office:value-type="float" office:value="0.089096961482973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68]-2*[.B568]+_a)) + [.B568]" office:value-type="float" office:value="0.890969616084856">
            <text:p>0.890970</text:p>
          </table:table-cell>
          <table:table-cell table:formula="oooc:=(_K*([.D568]-2*[.C568]+[.B568])) + [.C568]" office:value-type="float" office:value="0.801872654339364">
            <text:p>0.801873</text:p>
          </table:table-cell>
          <table:table-cell table:formula="oooc:=(_K*([.E568]-2*[.D568]+[.C568])) + [.D568]" office:value-type="float" office:value="0.712775692614774">
            <text:p>0.712776</text:p>
          </table:table-cell>
          <table:table-cell table:formula="oooc:=(_K*([.F568]-2*[.E568]+[.D568])) + [.E568]" office:value-type="float" office:value="0.623678730919404">
            <text:p>0.623679</text:p>
          </table:table-cell>
          <table:table-cell table:formula="oooc:=(_K*([.G568]-2*[.F568]+[.E568])) + [.F568]" office:value-type="float" office:value="0.534581769259203">
            <text:p>0.534582</text:p>
          </table:table-cell>
          <table:table-cell table:formula="oooc:=(_K*([.H568]-2*[.G568]+[.F568])) + [.G568]" office:value-type="float" office:value="0.445484807637272">
            <text:p>0.445485</text:p>
          </table:table-cell>
          <table:table-cell table:formula="oooc:=(_K*([.I568]-2*[.H568]+[.G568])) + [.H568]" office:value-type="float" office:value="0.356387846053611">
            <text:p>0.356388</text:p>
          </table:table-cell>
          <table:table-cell table:formula="oooc:=(_K*([.J568]-2*[.I568]+[.H568])) + [.I568]" office:value-type="float" office:value="0.267290884505119">
            <text:p>0.267291</text:p>
          </table:table-cell>
          <table:table-cell table:formula="oooc:=(_K*([.K568]-2*[.J568]+[.I568])) + [.J568]" office:value-type="float" office:value="0.178193922985846">
            <text:p>0.178194</text:p>
          </table:table-cell>
          <table:table-cell table:formula="oooc:=(_K*(_b-2*[.K568]+[.J568])) + [.K568]" office:value-type="float" office:value="0.089096961487476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69]-2*[.B569]+_a)) + [.B569]" office:value-type="float" office:value="0.890969616089213">
            <text:p>0.890970</text:p>
          </table:table-cell>
          <table:table-cell table:formula="oooc:=(_K*([.D569]-2*[.C569]+[.B569])) + [.C569]" office:value-type="float" office:value="0.801872654347725">
            <text:p>0.801873</text:p>
          </table:table-cell>
          <table:table-cell table:formula="oooc:=(_K*([.E569]-2*[.D569]+[.C569])) + [.D569]" office:value-type="float" office:value="0.712775692626462">
            <text:p>0.712776</text:p>
          </table:table-cell>
          <table:table-cell table:formula="oooc:=(_K*([.F569]-2*[.E569]+[.D569])) + [.E569]" office:value-type="float" office:value="0.623678730933472">
            <text:p>0.623679</text:p>
          </table:table-cell>
          <table:table-cell table:formula="oooc:=(_K*([.G569]-2*[.F569]+[.E569])) + [.F569]" office:value-type="float" office:value="0.534581769274511">
            <text:p>0.534582</text:p>
          </table:table-cell>
          <table:table-cell table:formula="oooc:=(_K*([.H569]-2*[.G569]+[.F569])) + [.G569]" office:value-type="float" office:value="0.44548480765258">
            <text:p>0.445485</text:p>
          </table:table-cell>
          <table:table-cell table:formula="oooc:=(_K*([.I569]-2*[.H569]+[.G569])) + [.H569]" office:value-type="float" office:value="0.356387846067679">
            <text:p>0.356388</text:p>
          </table:table-cell>
          <table:table-cell table:formula="oooc:=(_K*([.J569]-2*[.I569]+[.H569])) + [.I569]" office:value-type="float" office:value="0.267290884516807">
            <text:p>0.267291</text:p>
          </table:table-cell>
          <table:table-cell table:formula="oooc:=(_K*([.K569]-2*[.J569]+[.I569])) + [.J569]" office:value-type="float" office:value="0.178193922994208">
            <text:p>0.178194</text:p>
          </table:table-cell>
          <table:table-cell table:formula="oooc:=(_K*(_b-2*[.K569]+[.J569])) + [.K569]" office:value-type="float" office:value="0.089096961491833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70]-2*[.B570]+_a)) + [.B570]" office:value-type="float" office:value="0.890969616093429">
            <text:p>0.890970</text:p>
          </table:table-cell>
          <table:table-cell table:formula="oooc:=(_K*([.D570]-2*[.C570]+[.B570])) + [.C570]" office:value-type="float" office:value="0.801872654355815">
            <text:p>0.801873</text:p>
          </table:table-cell>
          <table:table-cell table:formula="oooc:=(_K*([.E570]-2*[.D570]+[.C570])) + [.D570]" office:value-type="float" office:value="0.712775692637771">
            <text:p>0.712776</text:p>
          </table:table-cell>
          <table:table-cell table:formula="oooc:=(_K*([.F570]-2*[.E570]+[.D570])) + [.E570]" office:value-type="float" office:value="0.623678730947084">
            <text:p>0.623679</text:p>
          </table:table-cell>
          <table:table-cell table:formula="oooc:=(_K*([.G570]-2*[.F570]+[.E570])) + [.F570]" office:value-type="float" office:value="0.534581769289323">
            <text:p>0.534582</text:p>
          </table:table-cell>
          <table:table-cell table:formula="oooc:=(_K*([.H570]-2*[.G570]+[.F570])) + [.G570]" office:value-type="float" office:value="0.445484807667392">
            <text:p>0.445485</text:p>
          </table:table-cell>
          <table:table-cell table:formula="oooc:=(_K*([.I570]-2*[.H570]+[.G570])) + [.H570]" office:value-type="float" office:value="0.35638784608129">
            <text:p>0.356388</text:p>
          </table:table-cell>
          <table:table-cell table:formula="oooc:=(_K*([.J570]-2*[.I570]+[.H570])) + [.I570]" office:value-type="float" office:value="0.267290884528116">
            <text:p>0.267291</text:p>
          </table:table-cell>
          <table:table-cell table:formula="oooc:=(_K*([.K570]-2*[.J570]+[.I570])) + [.J570]" office:value-type="float" office:value="0.178193923002298">
            <text:p>0.178194</text:p>
          </table:table-cell>
          <table:table-cell table:formula="oooc:=(_K*(_b-2*[.K570]+[.J570])) + [.K570]" office:value-type="float" office:value="0.089096961496049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71]-2*[.B571]+_a)) + [.B571]" office:value-type="float" office:value="0.890969616097509">
            <text:p>0.890970</text:p>
          </table:table-cell>
          <table:table-cell table:formula="oooc:=(_K*([.D571]-2*[.C571]+[.B571])) + [.C571]" office:value-type="float" office:value="0.801872654363643">
            <text:p>0.801873</text:p>
          </table:table-cell>
          <table:table-cell table:formula="oooc:=(_K*([.E571]-2*[.D571]+[.C571])) + [.D571]" office:value-type="float" office:value="0.712775692648714">
            <text:p>0.712776</text:p>
          </table:table-cell>
          <table:table-cell table:formula="oooc:=(_K*([.F571]-2*[.E571]+[.D571])) + [.E571]" office:value-type="float" office:value="0.623678730960254">
            <text:p>0.623679</text:p>
          </table:table-cell>
          <table:table-cell table:formula="oooc:=(_K*([.G571]-2*[.F571]+[.E571])) + [.F571]" office:value-type="float" office:value="0.534581769303655">
            <text:p>0.534582</text:p>
          </table:table-cell>
          <table:table-cell table:formula="oooc:=(_K*([.H571]-2*[.G571]+[.F571])) + [.G571]" office:value-type="float" office:value="0.445484807681724">
            <text:p>0.445485</text:p>
          </table:table-cell>
          <table:table-cell table:formula="oooc:=(_K*([.I571]-2*[.H571]+[.G571])) + [.H571]" office:value-type="float" office:value="0.356387846094461">
            <text:p>0.356388</text:p>
          </table:table-cell>
          <table:table-cell table:formula="oooc:=(_K*([.J571]-2*[.I571]+[.H571])) + [.I571]" office:value-type="float" office:value="0.267290884539058">
            <text:p>0.267291</text:p>
          </table:table-cell>
          <table:table-cell table:formula="oooc:=(_K*([.K571]-2*[.J571]+[.I571])) + [.J571]" office:value-type="float" office:value="0.178193923010126">
            <text:p>0.178194</text:p>
          </table:table-cell>
          <table:table-cell table:formula="oooc:=(_K*(_b-2*[.K571]+[.J571])) + [.K571]" office:value-type="float" office:value="0.089096961500129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72]-2*[.B572]+_a)) + [.B572]" office:value-type="float" office:value="0.890969616101456">
            <text:p>0.890970</text:p>
          </table:table-cell>
          <table:table-cell table:formula="oooc:=(_K*([.D572]-2*[.C572]+[.B572])) + [.C572]" office:value-type="float" office:value="0.801872654371218">
            <text:p>0.801873</text:p>
          </table:table-cell>
          <table:table-cell table:formula="oooc:=(_K*([.E572]-2*[.D572]+[.C572])) + [.D572]" office:value-type="float" office:value="0.712775692659302">
            <text:p>0.712776</text:p>
          </table:table-cell>
          <table:table-cell table:formula="oooc:=(_K*([.F572]-2*[.E572]+[.D572])) + [.E572]" office:value-type="float" office:value="0.623678730972998">
            <text:p>0.623679</text:p>
          </table:table-cell>
          <table:table-cell table:formula="oooc:=(_K*([.G572]-2*[.F572]+[.E572])) + [.F572]" office:value-type="float" office:value="0.534581769317522">
            <text:p>0.534582</text:p>
          </table:table-cell>
          <table:table-cell table:formula="oooc:=(_K*([.H572]-2*[.G572]+[.F572])) + [.G572]" office:value-type="float" office:value="0.445484807695591">
            <text:p>0.445485</text:p>
          </table:table-cell>
          <table:table-cell table:formula="oooc:=(_K*([.I572]-2*[.H572]+[.G572])) + [.H572]" office:value-type="float" office:value="0.356387846107205">
            <text:p>0.356388</text:p>
          </table:table-cell>
          <table:table-cell table:formula="oooc:=(_K*([.J572]-2*[.I572]+[.H572])) + [.I572]" office:value-type="float" office:value="0.267290884549646">
            <text:p>0.267291</text:p>
          </table:table-cell>
          <table:table-cell table:formula="oooc:=(_K*([.K572]-2*[.J572]+[.I572])) + [.J572]" office:value-type="float" office:value="0.1781939230177">
            <text:p>0.178194</text:p>
          </table:table-cell>
          <table:table-cell table:formula="oooc:=(_K*(_b-2*[.K572]+[.J572])) + [.K572]" office:value-type="float" office:value="0.089096961504076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73]-2*[.B573]+_a)) + [.B573]" office:value-type="float" office:value="0.890969616105275">
            <text:p>0.890970</text:p>
          </table:table-cell>
          <table:table-cell table:formula="oooc:=(_K*([.D573]-2*[.C573]+[.B573])) + [.C573]" office:value-type="float" office:value="0.801872654378546">
            <text:p>0.801873</text:p>
          </table:table-cell>
          <table:table-cell table:formula="oooc:=(_K*([.E573]-2*[.D573]+[.C573])) + [.D573]" office:value-type="float" office:value="0.712775692669547">
            <text:p>0.712776</text:p>
          </table:table-cell>
          <table:table-cell table:formula="oooc:=(_K*([.F573]-2*[.E573]+[.D573])) + [.E573]" office:value-type="float" office:value="0.623678730985329">
            <text:p>0.623679</text:p>
          </table:table-cell>
          <table:table-cell table:formula="oooc:=(_K*([.G573]-2*[.F573]+[.E573])) + [.F573]" office:value-type="float" office:value="0.53458176933094">
            <text:p>0.534582</text:p>
          </table:table-cell>
          <table:table-cell table:formula="oooc:=(_K*([.H573]-2*[.G573]+[.F573])) + [.G573]" office:value-type="float" office:value="0.445484807709009">
            <text:p>0.445485</text:p>
          </table:table-cell>
          <table:table-cell table:formula="oooc:=(_K*([.I573]-2*[.H573]+[.G573])) + [.H573]" office:value-type="float" office:value="0.356387846119536">
            <text:p>0.356388</text:p>
          </table:table-cell>
          <table:table-cell table:formula="oooc:=(_K*([.J573]-2*[.I573]+[.H573])) + [.I573]" office:value-type="float" office:value="0.267290884559891">
            <text:p>0.267291</text:p>
          </table:table-cell>
          <table:table-cell table:formula="oooc:=(_K*([.K573]-2*[.J573]+[.I573])) + [.J573]" office:value-type="float" office:value="0.178193923025029">
            <text:p>0.178194</text:p>
          </table:table-cell>
          <table:table-cell table:formula="oooc:=(_K*(_b-2*[.K573]+[.J573])) + [.K573]" office:value-type="float" office:value="0.089096961507895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74]-2*[.B574]+_a)) + [.B574]" office:value-type="float" office:value="0.89096961610897">
            <text:p>0.890970</text:p>
          </table:table-cell>
          <table:table-cell table:formula="oooc:=(_K*([.D574]-2*[.C574]+[.B574])) + [.C574]" office:value-type="float" office:value="0.801872654385638">
            <text:p>0.801873</text:p>
          </table:table-cell>
          <table:table-cell table:formula="oooc:=(_K*([.E574]-2*[.D574]+[.C574])) + [.D574]" office:value-type="float" office:value="0.71277569267946">
            <text:p>0.712776</text:p>
          </table:table-cell>
          <table:table-cell table:formula="oooc:=(_K*([.F574]-2*[.E574]+[.D574])) + [.E574]" office:value-type="float" office:value="0.623678730997261">
            <text:p>0.623679</text:p>
          </table:table-cell>
          <table:table-cell table:formula="oooc:=(_K*([.G574]-2*[.F574]+[.E574])) + [.F574]" office:value-type="float" office:value="0.534581769343923">
            <text:p>0.534582</text:p>
          </table:table-cell>
          <table:table-cell table:formula="oooc:=(_K*([.H574]-2*[.G574]+[.F574])) + [.G574]" office:value-type="float" office:value="0.445484807721992">
            <text:p>0.445485</text:p>
          </table:table-cell>
          <table:table-cell table:formula="oooc:=(_K*([.I574]-2*[.H574]+[.G574])) + [.H574]" office:value-type="float" office:value="0.356387846131467">
            <text:p>0.356388</text:p>
          </table:table-cell>
          <table:table-cell table:formula="oooc:=(_K*([.J574]-2*[.I574]+[.H574])) + [.I574]" office:value-type="float" office:value="0.267290884569804">
            <text:p>0.267291</text:p>
          </table:table-cell>
          <table:table-cell table:formula="oooc:=(_K*([.K574]-2*[.J574]+[.I574])) + [.J574]" office:value-type="float" office:value="0.17819392303212">
            <text:p>0.178194</text:p>
          </table:table-cell>
          <table:table-cell table:formula="oooc:=(_K*(_b-2*[.K574]+[.J574])) + [.K574]" office:value-type="float" office:value="0.089096961511590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75]-2*[.B575]+_a)) + [.B575]" office:value-type="float" office:value="0.890969616112546">
            <text:p>0.890970</text:p>
          </table:table-cell>
          <table:table-cell table:formula="oooc:=(_K*([.D575]-2*[.C575]+[.B575])) + [.C575]" office:value-type="float" office:value="0.8018726543925">
            <text:p>0.801873</text:p>
          </table:table-cell>
          <table:table-cell table:formula="oooc:=(_K*([.E575]-2*[.D575]+[.C575])) + [.D575]" office:value-type="float" office:value="0.712775692689051">
            <text:p>0.712776</text:p>
          </table:table-cell>
          <table:table-cell table:formula="oooc:=(_K*([.F575]-2*[.E575]+[.D575])) + [.E575]" office:value-type="float" office:value="0.623678731008805">
            <text:p>0.623679</text:p>
          </table:table-cell>
          <table:table-cell table:formula="oooc:=(_K*([.G575]-2*[.F575]+[.E575])) + [.F575]" office:value-type="float" office:value="0.534581769356486">
            <text:p>0.534582</text:p>
          </table:table-cell>
          <table:table-cell table:formula="oooc:=(_K*([.H575]-2*[.G575]+[.F575])) + [.G575]" office:value-type="float" office:value="0.445484807734555">
            <text:p>0.445485</text:p>
          </table:table-cell>
          <table:table-cell table:formula="oooc:=(_K*([.I575]-2*[.H575]+[.G575])) + [.H575]" office:value-type="float" office:value="0.356387846143012">
            <text:p>0.356388</text:p>
          </table:table-cell>
          <table:table-cell table:formula="oooc:=(_K*([.J575]-2*[.I575]+[.H575])) + [.I575]" office:value-type="float" office:value="0.267290884579396">
            <text:p>0.267291</text:p>
          </table:table-cell>
          <table:table-cell table:formula="oooc:=(_K*([.K575]-2*[.J575]+[.I575])) + [.J575]" office:value-type="float" office:value="0.178193923038982">
            <text:p>0.178194</text:p>
          </table:table-cell>
          <table:table-cell table:formula="oooc:=(_K*(_b-2*[.K575]+[.J575])) + [.K575]" office:value-type="float" office:value="0.089096961515166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76]-2*[.B576]+_a)) + [.B576]" office:value-type="float" office:value="0.890969616116006">
            <text:p>0.890970</text:p>
          </table:table-cell>
          <table:table-cell table:formula="oooc:=(_K*([.D576]-2*[.C576]+[.B576])) + [.C576]" office:value-type="float" office:value="0.801872654399139">
            <text:p>0.801873</text:p>
          </table:table-cell>
          <table:table-cell table:formula="oooc:=(_K*([.E576]-2*[.D576]+[.C576])) + [.D576]" office:value-type="float" office:value="0.712775692698332">
            <text:p>0.712776</text:p>
          </table:table-cell>
          <table:table-cell table:formula="oooc:=(_K*([.F576]-2*[.E576]+[.D576])) + [.E576]" office:value-type="float" office:value="0.623678731019976">
            <text:p>0.623679</text:p>
          </table:table-cell>
          <table:table-cell table:formula="oooc:=(_K*([.G576]-2*[.F576]+[.E576])) + [.F576]" office:value-type="float" office:value="0.534581769368641">
            <text:p>0.534582</text:p>
          </table:table-cell>
          <table:table-cell table:formula="oooc:=(_K*([.H576]-2*[.G576]+[.F576])) + [.G576]" office:value-type="float" office:value="0.44548480774671">
            <text:p>0.445485</text:p>
          </table:table-cell>
          <table:table-cell table:formula="oooc:=(_K*([.I576]-2*[.H576]+[.G576])) + [.H576]" office:value-type="float" office:value="0.356387846154183">
            <text:p>0.356388</text:p>
          </table:table-cell>
          <table:table-cell table:formula="oooc:=(_K*([.J576]-2*[.I576]+[.H576])) + [.I576]" office:value-type="float" office:value="0.267290884588677">
            <text:p>0.267291</text:p>
          </table:table-cell>
          <table:table-cell table:formula="oooc:=(_K*([.K576]-2*[.J576]+[.I576])) + [.J576]" office:value-type="float" office:value="0.178193923045621">
            <text:p>0.178194</text:p>
          </table:table-cell>
          <table:table-cell table:formula="oooc:=(_K*(_b-2*[.K576]+[.J576])) + [.K576]" office:value-type="float" office:value="0.089096961518626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77]-2*[.B577]+_a)) + [.B577]" office:value-type="float" office:value="0.890969616119353">
            <text:p>0.890970</text:p>
          </table:table-cell>
          <table:table-cell table:formula="oooc:=(_K*([.D577]-2*[.C577]+[.B577])) + [.C577]" office:value-type="float" office:value="0.801872654405563">
            <text:p>0.801873</text:p>
          </table:table-cell>
          <table:table-cell table:formula="oooc:=(_K*([.E577]-2*[.D577]+[.C577])) + [.D577]" office:value-type="float" office:value="0.712775692707312">
            <text:p>0.712776</text:p>
          </table:table-cell>
          <table:table-cell table:formula="oooc:=(_K*([.F577]-2*[.E577]+[.D577])) + [.E577]" office:value-type="float" office:value="0.623678731030784">
            <text:p>0.623679</text:p>
          </table:table-cell>
          <table:table-cell table:formula="oooc:=(_K*([.G577]-2*[.F577]+[.E577])) + [.F577]" office:value-type="float" office:value="0.534581769380403">
            <text:p>0.534582</text:p>
          </table:table-cell>
          <table:table-cell table:formula="oooc:=(_K*([.H577]-2*[.G577]+[.F577])) + [.G577]" office:value-type="float" office:value="0.445484807758472">
            <text:p>0.445485</text:p>
          </table:table-cell>
          <table:table-cell table:formula="oooc:=(_K*([.I577]-2*[.H577]+[.G577])) + [.H577]" office:value-type="float" office:value="0.356387846164991">
            <text:p>0.356388</text:p>
          </table:table-cell>
          <table:table-cell table:formula="oooc:=(_K*([.J577]-2*[.I577]+[.H577])) + [.I577]" office:value-type="float" office:value="0.267290884597657">
            <text:p>0.267291</text:p>
          </table:table-cell>
          <table:table-cell table:formula="oooc:=(_K*([.K577]-2*[.J577]+[.I577])) + [.J577]" office:value-type="float" office:value="0.178193923052046">
            <text:p>0.178194</text:p>
          </table:table-cell>
          <table:table-cell table:formula="oooc:=(_K*(_b-2*[.K577]+[.J577])) + [.K577]" office:value-type="float" office:value="0.089096961521973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78]-2*[.B578]+_a)) + [.B578]" office:value-type="float" office:value="0.890969616122592">
            <text:p>0.890970</text:p>
          </table:table-cell>
          <table:table-cell table:formula="oooc:=(_K*([.D578]-2*[.C578]+[.B578])) + [.C578]" office:value-type="float" office:value="0.801872654411779">
            <text:p>0.801873</text:p>
          </table:table-cell>
          <table:table-cell table:formula="oooc:=(_K*([.E578]-2*[.D578]+[.C578])) + [.D578]" office:value-type="float" office:value="0.712775692716001">
            <text:p>0.712776</text:p>
          </table:table-cell>
          <table:table-cell table:formula="oooc:=(_K*([.F578]-2*[.E578]+[.D578])) + [.E578]" office:value-type="float" office:value="0.623678731041243">
            <text:p>0.623679</text:p>
          </table:table-cell>
          <table:table-cell table:formula="oooc:=(_K*([.G578]-2*[.F578]+[.E578])) + [.F578]" office:value-type="float" office:value="0.534581769391783">
            <text:p>0.534582</text:p>
          </table:table-cell>
          <table:table-cell table:formula="oooc:=(_K*([.H578]-2*[.G578]+[.F578])) + [.G578]" office:value-type="float" office:value="0.445484807769852">
            <text:p>0.445485</text:p>
          </table:table-cell>
          <table:table-cell table:formula="oooc:=(_K*([.I578]-2*[.H578]+[.G578])) + [.H578]" office:value-type="float" office:value="0.35638784617545">
            <text:p>0.356388</text:p>
          </table:table-cell>
          <table:table-cell table:formula="oooc:=(_K*([.J578]-2*[.I578]+[.H578])) + [.I578]" office:value-type="float" office:value="0.267290884606346">
            <text:p>0.267291</text:p>
          </table:table-cell>
          <table:table-cell table:formula="oooc:=(_K*([.K578]-2*[.J578]+[.I578])) + [.J578]" office:value-type="float" office:value="0.178193923058261">
            <text:p>0.178194</text:p>
          </table:table-cell>
          <table:table-cell table:formula="oooc:=(_K*(_b-2*[.K578]+[.J578])) + [.K578]" office:value-type="float" office:value="0.08909696152521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79]-2*[.B579]+_a)) + [.B579]" office:value-type="float" office:value="0.890969616125727">
            <text:p>0.890970</text:p>
          </table:table-cell>
          <table:table-cell table:formula="oooc:=(_K*([.D579]-2*[.C579]+[.B579])) + [.C579]" office:value-type="float" office:value="0.801872654417793">
            <text:p>0.801873</text:p>
          </table:table-cell>
          <table:table-cell table:formula="oooc:=(_K*([.E579]-2*[.D579]+[.C579])) + [.D579]" office:value-type="float" office:value="0.712775692724409">
            <text:p>0.712776</text:p>
          </table:table-cell>
          <table:table-cell table:formula="oooc:=(_K*([.F579]-2*[.E579]+[.D579])) + [.E579]" office:value-type="float" office:value="0.623678731051362">
            <text:p>0.623679</text:p>
          </table:table-cell>
          <table:table-cell table:formula="oooc:=(_K*([.G579]-2*[.F579]+[.E579])) + [.F579]" office:value-type="float" office:value="0.534581769402795">
            <text:p>0.534582</text:p>
          </table:table-cell>
          <table:table-cell table:formula="oooc:=(_K*([.H579]-2*[.G579]+[.F579])) + [.G579]" office:value-type="float" office:value="0.445484807780863">
            <text:p>0.445485</text:p>
          </table:table-cell>
          <table:table-cell table:formula="oooc:=(_K*([.I579]-2*[.H579]+[.G579])) + [.H579]" office:value-type="float" office:value="0.356387846185569">
            <text:p>0.356388</text:p>
          </table:table-cell>
          <table:table-cell table:formula="oooc:=(_K*([.J579]-2*[.I579]+[.H579])) + [.I579]" office:value-type="float" office:value="0.267290884614754">
            <text:p>0.267291</text:p>
          </table:table-cell>
          <table:table-cell table:formula="oooc:=(_K*([.K579]-2*[.J579]+[.I579])) + [.J579]" office:value-type="float" office:value="0.178193923064276">
            <text:p>0.178194</text:p>
          </table:table-cell>
          <table:table-cell table:formula="oooc:=(_K*(_b-2*[.K579]+[.J579])) + [.K579]" office:value-type="float" office:value="0.089096961528347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80]-2*[.B580]+_a)) + [.B580]" office:value-type="float" office:value="0.890969616128759">
            <text:p>0.890970</text:p>
          </table:table-cell>
          <table:table-cell table:formula="oooc:=(_K*([.D580]-2*[.C580]+[.B580])) + [.C580]" office:value-type="float" office:value="0.801872654423613">
            <text:p>0.801873</text:p>
          </table:table-cell>
          <table:table-cell table:formula="oooc:=(_K*([.E580]-2*[.D580]+[.C580])) + [.D580]" office:value-type="float" office:value="0.712775692732544">
            <text:p>0.712776</text:p>
          </table:table-cell>
          <table:table-cell table:formula="oooc:=(_K*([.F580]-2*[.E580]+[.D580])) + [.E580]" office:value-type="float" office:value="0.623678731061154">
            <text:p>0.623679</text:p>
          </table:table-cell>
          <table:table-cell table:formula="oooc:=(_K*([.G580]-2*[.F580]+[.E580])) + [.F580]" office:value-type="float" office:value="0.534581769413449">
            <text:p>0.534582</text:p>
          </table:table-cell>
          <table:table-cell table:formula="oooc:=(_K*([.H580]-2*[.G580]+[.F580])) + [.G580]" office:value-type="float" office:value="0.445484807791518">
            <text:p>0.445485</text:p>
          </table:table-cell>
          <table:table-cell table:formula="oooc:=(_K*([.I580]-2*[.H580]+[.G580])) + [.H580]" office:value-type="float" office:value="0.356387846195361">
            <text:p>0.356388</text:p>
          </table:table-cell>
          <table:table-cell table:formula="oooc:=(_K*([.J580]-2*[.I580]+[.H580])) + [.I580]" office:value-type="float" office:value="0.267290884622889">
            <text:p>0.267291</text:p>
          </table:table-cell>
          <table:table-cell table:formula="oooc:=(_K*([.K580]-2*[.J580]+[.I580])) + [.J580]" office:value-type="float" office:value="0.178193923070096">
            <text:p>0.178194</text:p>
          </table:table-cell>
          <table:table-cell table:formula="oooc:=(_K*(_b-2*[.K580]+[.J580])) + [.K580]" office:value-type="float" office:value="0.089096961531379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81]-2*[.B581]+_a)) + [.B581]" office:value-type="float" office:value="0.890969616131694">
            <text:p>0.890970</text:p>
          </table:table-cell>
          <table:table-cell table:formula="oooc:=(_K*([.D581]-2*[.C581]+[.B581])) + [.C581]" office:value-type="float" office:value="0.801872654429244">
            <text:p>0.801873</text:p>
          </table:table-cell>
          <table:table-cell table:formula="oooc:=(_K*([.E581]-2*[.D581]+[.C581])) + [.D581]" office:value-type="float" office:value="0.712775692740415">
            <text:p>0.712776</text:p>
          </table:table-cell>
          <table:table-cell table:formula="oooc:=(_K*([.F581]-2*[.E581]+[.D581])) + [.E581]" office:value-type="float" office:value="0.623678731070628">
            <text:p>0.623679</text:p>
          </table:table-cell>
          <table:table-cell table:formula="oooc:=(_K*([.G581]-2*[.F581]+[.E581])) + [.F581]" office:value-type="float" office:value="0.534581769423759">
            <text:p>0.534582</text:p>
          </table:table-cell>
          <table:table-cell table:formula="oooc:=(_K*([.H581]-2*[.G581]+[.F581])) + [.G581]" office:value-type="float" office:value="0.445484807801828">
            <text:p>0.445485</text:p>
          </table:table-cell>
          <table:table-cell table:formula="oooc:=(_K*([.I581]-2*[.H581]+[.G581])) + [.H581]" office:value-type="float" office:value="0.356387846204835">
            <text:p>0.356388</text:p>
          </table:table-cell>
          <table:table-cell table:formula="oooc:=(_K*([.J581]-2*[.I581]+[.H581])) + [.I581]" office:value-type="float" office:value="0.26729088463076">
            <text:p>0.267291</text:p>
          </table:table-cell>
          <table:table-cell table:formula="oooc:=(_K*([.K581]-2*[.J581]+[.I581])) + [.J581]" office:value-type="float" office:value="0.178193923075727">
            <text:p>0.178194</text:p>
          </table:table-cell>
          <table:table-cell table:formula="oooc:=(_K*(_b-2*[.K581]+[.J581])) + [.K581]" office:value-type="float" office:value="0.089096961534314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82]-2*[.B582]+_a)) + [.B582]" office:value-type="float" office:value="0.890969616134533">
            <text:p>0.890970</text:p>
          </table:table-cell>
          <table:table-cell table:formula="oooc:=(_K*([.D582]-2*[.C582]+[.B582])) + [.C582]" office:value-type="float" office:value="0.801872654434692">
            <text:p>0.801873</text:p>
          </table:table-cell>
          <table:table-cell table:formula="oooc:=(_K*([.E582]-2*[.D582]+[.C582])) + [.D582]" office:value-type="float" office:value="0.712775692748032">
            <text:p>0.712776</text:p>
          </table:table-cell>
          <table:table-cell table:formula="oooc:=(_K*([.F582]-2*[.E582]+[.D582])) + [.E582]" office:value-type="float" office:value="0.623678731079795">
            <text:p>0.623679</text:p>
          </table:table-cell>
          <table:table-cell table:formula="oooc:=(_K*([.G582]-2*[.F582]+[.E582])) + [.F582]" office:value-type="float" office:value="0.534581769433734">
            <text:p>0.534582</text:p>
          </table:table-cell>
          <table:table-cell table:formula="oooc:=(_K*([.H582]-2*[.G582]+[.F582])) + [.G582]" office:value-type="float" office:value="0.445484807811803">
            <text:p>0.445485</text:p>
          </table:table-cell>
          <table:table-cell table:formula="oooc:=(_K*([.I582]-2*[.H582]+[.G582])) + [.H582]" office:value-type="float" office:value="0.356387846214002">
            <text:p>0.356388</text:p>
          </table:table-cell>
          <table:table-cell table:formula="oooc:=(_K*([.J582]-2*[.I582]+[.H582])) + [.I582]" office:value-type="float" office:value="0.267290884638377">
            <text:p>0.267291</text:p>
          </table:table-cell>
          <table:table-cell table:formula="oooc:=(_K*([.K582]-2*[.J582]+[.I582])) + [.J582]" office:value-type="float" office:value="0.178193923081175">
            <text:p>0.178194</text:p>
          </table:table-cell>
          <table:table-cell table:formula="oooc:=(_K*(_b-2*[.K582]+[.J582])) + [.K582]" office:value-type="float" office:value="0.089096961537153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83]-2*[.B583]+_a)) + [.B583]" office:value-type="float" office:value="0.89096961613728">
            <text:p>0.890970</text:p>
          </table:table-cell>
          <table:table-cell table:formula="oooc:=(_K*([.D583]-2*[.C583]+[.B583])) + [.C583]" office:value-type="float" office:value="0.801872654439964">
            <text:p>0.801873</text:p>
          </table:table-cell>
          <table:table-cell table:formula="oooc:=(_K*([.E583]-2*[.D583]+[.C583])) + [.D583]" office:value-type="float" office:value="0.712775692755401">
            <text:p>0.712776</text:p>
          </table:table-cell>
          <table:table-cell table:formula="oooc:=(_K*([.F583]-2*[.E583]+[.D583])) + [.E583]" office:value-type="float" office:value="0.623678731088665">
            <text:p>0.623679</text:p>
          </table:table-cell>
          <table:table-cell table:formula="oooc:=(_K*([.G583]-2*[.F583]+[.E583])) + [.F583]" office:value-type="float" office:value="0.534581769443386">
            <text:p>0.534582</text:p>
          </table:table-cell>
          <table:table-cell table:formula="oooc:=(_K*([.H583]-2*[.G583]+[.F583])) + [.G583]" office:value-type="float" office:value="0.445484807821455">
            <text:p>0.445485</text:p>
          </table:table-cell>
          <table:table-cell table:formula="oooc:=(_K*([.I583]-2*[.H583]+[.G583])) + [.H583]" office:value-type="float" office:value="0.356387846222872">
            <text:p>0.356388</text:p>
          </table:table-cell>
          <table:table-cell table:formula="oooc:=(_K*([.J583]-2*[.I583]+[.H583])) + [.I583]" office:value-type="float" office:value="0.267290884645746">
            <text:p>0.267291</text:p>
          </table:table-cell>
          <table:table-cell table:formula="oooc:=(_K*([.K583]-2*[.J583]+[.I583])) + [.J583]" office:value-type="float" office:value="0.178193923086447">
            <text:p>0.178194</text:p>
          </table:table-cell>
          <table:table-cell table:formula="oooc:=(_K*(_b-2*[.K583]+[.J583])) + [.K583]" office:value-type="float" office:value="0.089096961539900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84]-2*[.B584]+_a)) + [.B584]" office:value-type="float" office:value="0.890969616139938">
            <text:p>0.890970</text:p>
          </table:table-cell>
          <table:table-cell table:formula="oooc:=(_K*([.D584]-2*[.C584]+[.B584])) + [.C584]" office:value-type="float" office:value="0.801872654445066">
            <text:p>0.801873</text:p>
          </table:table-cell>
          <table:table-cell table:formula="oooc:=(_K*([.E584]-2*[.D584]+[.C584])) + [.D584]" office:value-type="float" office:value="0.712775692762532">
            <text:p>0.712776</text:p>
          </table:table-cell>
          <table:table-cell table:formula="oooc:=(_K*([.F584]-2*[.E584]+[.D584])) + [.E584]" office:value-type="float" office:value="0.623678731097248">
            <text:p>0.623679</text:p>
          </table:table-cell>
          <table:table-cell table:formula="oooc:=(_K*([.G584]-2*[.F584]+[.E584])) + [.F584]" office:value-type="float" office:value="0.534581769452725">
            <text:p>0.534582</text:p>
          </table:table-cell>
          <table:table-cell table:formula="oooc:=(_K*([.H584]-2*[.G584]+[.F584])) + [.G584]" office:value-type="float" office:value="0.445484807830794">
            <text:p>0.445485</text:p>
          </table:table-cell>
          <table:table-cell table:formula="oooc:=(_K*([.I584]-2*[.H584]+[.G584])) + [.H584]" office:value-type="float" office:value="0.356387846231455">
            <text:p>0.356388</text:p>
          </table:table-cell>
          <table:table-cell table:formula="oooc:=(_K*([.J584]-2*[.I584]+[.H584])) + [.I584]" office:value-type="float" office:value="0.267290884652877">
            <text:p>0.267291</text:p>
          </table:table-cell>
          <table:table-cell table:formula="oooc:=(_K*([.K584]-2*[.J584]+[.I584])) + [.J584]" office:value-type="float" office:value="0.178193923091548">
            <text:p>0.178194</text:p>
          </table:table-cell>
          <table:table-cell table:formula="oooc:=(_K*(_b-2*[.K584]+[.J584])) + [.K584]" office:value-type="float" office:value="0.08909696154255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85]-2*[.B585]+_a)) + [.B585]" office:value-type="float" office:value="0.890969616142511">
            <text:p>0.890970</text:p>
          </table:table-cell>
          <table:table-cell table:formula="oooc:=(_K*([.D585]-2*[.C585]+[.B585])) + [.C585]" office:value-type="float" office:value="0.801872654450001">
            <text:p>0.801873</text:p>
          </table:table-cell>
          <table:table-cell table:formula="oooc:=(_K*([.E585]-2*[.D585]+[.C585])) + [.D585]" office:value-type="float" office:value="0.712775692769432">
            <text:p>0.712776</text:p>
          </table:table-cell>
          <table:table-cell table:formula="oooc:=(_K*([.F585]-2*[.E585]+[.D585])) + [.E585]" office:value-type="float" office:value="0.623678731105553">
            <text:p>0.623679</text:p>
          </table:table-cell>
          <table:table-cell table:formula="oooc:=(_K*([.G585]-2*[.F585]+[.E585])) + [.F585]" office:value-type="float" office:value="0.534581769461762">
            <text:p>0.534582</text:p>
          </table:table-cell>
          <table:table-cell table:formula="oooc:=(_K*([.H585]-2*[.G585]+[.F585])) + [.G585]" office:value-type="float" office:value="0.445484807839831">
            <text:p>0.445485</text:p>
          </table:table-cell>
          <table:table-cell table:formula="oooc:=(_K*([.I585]-2*[.H585]+[.G585])) + [.H585]" office:value-type="float" office:value="0.35638784623976">
            <text:p>0.356388</text:p>
          </table:table-cell>
          <table:table-cell table:formula="oooc:=(_K*([.J585]-2*[.I585]+[.H585])) + [.I585]" office:value-type="float" office:value="0.267290884659777">
            <text:p>0.267291</text:p>
          </table:table-cell>
          <table:table-cell table:formula="oooc:=(_K*([.K585]-2*[.J585]+[.I585])) + [.J585]" office:value-type="float" office:value="0.178193923096484">
            <text:p>0.178194</text:p>
          </table:table-cell>
          <table:table-cell table:formula="oooc:=(_K*(_b-2*[.K585]+[.J585])) + [.K585]" office:value-type="float" office:value="0.089096961545131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86]-2*[.B586]+_a)) + [.B586]" office:value-type="float" office:value="0.890969616144999">
            <text:p>0.890970</text:p>
          </table:table-cell>
          <table:table-cell table:formula="oooc:=(_K*([.D586]-2*[.C586]+[.B586])) + [.C586]" office:value-type="float" office:value="0.801872654454777">
            <text:p>0.801873</text:p>
          </table:table-cell>
          <table:table-cell table:formula="oooc:=(_K*([.E586]-2*[.D586]+[.C586])) + [.D586]" office:value-type="float" office:value="0.712775692776108">
            <text:p>0.712776</text:p>
          </table:table-cell>
          <table:table-cell table:formula="oooc:=(_K*([.F586]-2*[.E586]+[.D586])) + [.E586]" office:value-type="float" office:value="0.623678731113588">
            <text:p>0.623679</text:p>
          </table:table-cell>
          <table:table-cell table:formula="oooc:=(_K*([.G586]-2*[.F586]+[.E586])) + [.F586]" office:value-type="float" office:value="0.534581769470506">
            <text:p>0.534582</text:p>
          </table:table-cell>
          <table:table-cell table:formula="oooc:=(_K*([.H586]-2*[.G586]+[.F586])) + [.G586]" office:value-type="float" office:value="0.445484807848575">
            <text:p>0.445485</text:p>
          </table:table-cell>
          <table:table-cell table:formula="oooc:=(_K*([.I586]-2*[.H586]+[.G586])) + [.H586]" office:value-type="float" office:value="0.356387846247795">
            <text:p>0.356388</text:p>
          </table:table-cell>
          <table:table-cell table:formula="oooc:=(_K*([.J586]-2*[.I586]+[.H586])) + [.I586]" office:value-type="float" office:value="0.267290884666453">
            <text:p>0.267291</text:p>
          </table:table-cell>
          <table:table-cell table:formula="oooc:=(_K*([.K586]-2*[.J586]+[.I586])) + [.J586]" office:value-type="float" office:value="0.17819392310126">
            <text:p>0.178194</text:p>
          </table:table-cell>
          <table:table-cell table:formula="oooc:=(_K*(_b-2*[.K586]+[.J586])) + [.K586]" office:value-type="float" office:value="0.089096961547619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87]-2*[.B587]+_a)) + [.B587]" office:value-type="float" office:value="0.890969616147407">
            <text:p>0.890970</text:p>
          </table:table-cell>
          <table:table-cell table:formula="oooc:=(_K*([.D587]-2*[.C587]+[.B587])) + [.C587]" office:value-type="float" office:value="0.801872654459398">
            <text:p>0.801873</text:p>
          </table:table-cell>
          <table:table-cell table:formula="oooc:=(_K*([.E587]-2*[.D587]+[.C587])) + [.D587]" office:value-type="float" office:value="0.712775692782568">
            <text:p>0.712776</text:p>
          </table:table-cell>
          <table:table-cell table:formula="oooc:=(_K*([.F587]-2*[.E587]+[.D587])) + [.E587]" office:value-type="float" office:value="0.623678731121363">
            <text:p>0.623679</text:p>
          </table:table-cell>
          <table:table-cell table:formula="oooc:=(_K*([.G587]-2*[.F587]+[.E587])) + [.F587]" office:value-type="float" office:value="0.534581769478966">
            <text:p>0.534582</text:p>
          </table:table-cell>
          <table:table-cell table:formula="oooc:=(_K*([.H587]-2*[.G587]+[.F587])) + [.G587]" office:value-type="float" office:value="0.445484807857035">
            <text:p>0.445485</text:p>
          </table:table-cell>
          <table:table-cell table:formula="oooc:=(_K*([.I587]-2*[.H587]+[.G587])) + [.H587]" office:value-type="float" office:value="0.35638784625557">
            <text:p>0.356388</text:p>
          </table:table-cell>
          <table:table-cell table:formula="oooc:=(_K*([.J587]-2*[.I587]+[.H587])) + [.I587]" office:value-type="float" office:value="0.267290884672912">
            <text:p>0.267291</text:p>
          </table:table-cell>
          <table:table-cell table:formula="oooc:=(_K*([.K587]-2*[.J587]+[.I587])) + [.J587]" office:value-type="float" office:value="0.178193923105881">
            <text:p>0.178194</text:p>
          </table:table-cell>
          <table:table-cell table:formula="oooc:=(_K*(_b-2*[.K587]+[.J587])) + [.K587]" office:value-type="float" office:value="0.089096961550027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88]-2*[.B588]+_a)) + [.B588]" office:value-type="float" office:value="0.890969616149738">
            <text:p>0.890970</text:p>
          </table:table-cell>
          <table:table-cell table:formula="oooc:=(_K*([.D588]-2*[.C588]+[.B588])) + [.C588]" office:value-type="float" office:value="0.80187265446387">
            <text:p>0.801873</text:p>
          </table:table-cell>
          <table:table-cell table:formula="oooc:=(_K*([.E588]-2*[.D588]+[.C588])) + [.D588]" office:value-type="float" office:value="0.712775692788818">
            <text:p>0.712776</text:p>
          </table:table-cell>
          <table:table-cell table:formula="oooc:=(_K*([.F588]-2*[.E588]+[.D588])) + [.E588]" office:value-type="float" office:value="0.623678731128886">
            <text:p>0.623679</text:p>
          </table:table-cell>
          <table:table-cell table:formula="oooc:=(_K*([.G588]-2*[.F588]+[.E588])) + [.F588]" office:value-type="float" office:value="0.534581769487153">
            <text:p>0.534582</text:p>
          </table:table-cell>
          <table:table-cell table:formula="oooc:=(_K*([.H588]-2*[.G588]+[.F588])) + [.G588]" office:value-type="float" office:value="0.445484807865222">
            <text:p>0.445485</text:p>
          </table:table-cell>
          <table:table-cell table:formula="oooc:=(_K*([.I588]-2*[.H588]+[.G588])) + [.H588]" office:value-type="float" office:value="0.356387846263093">
            <text:p>0.356388</text:p>
          </table:table-cell>
          <table:table-cell table:formula="oooc:=(_K*([.J588]-2*[.I588]+[.H588])) + [.I588]" office:value-type="float" office:value="0.267290884679163">
            <text:p>0.267291</text:p>
          </table:table-cell>
          <table:table-cell table:formula="oooc:=(_K*([.K588]-2*[.J588]+[.I588])) + [.J588]" office:value-type="float" office:value="0.178193923110352">
            <text:p>0.178194</text:p>
          </table:table-cell>
          <table:table-cell table:formula="oooc:=(_K*(_b-2*[.K588]+[.J588])) + [.K588]" office:value-type="float" office:value="0.08909696155235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89]-2*[.B589]+_a)) + [.B589]" office:value-type="float" office:value="0.890969616151992">
            <text:p>0.890970</text:p>
          </table:table-cell>
          <table:table-cell table:formula="oooc:=(_K*([.D589]-2*[.C589]+[.B589])) + [.C589]" office:value-type="float" office:value="0.801872654468196">
            <text:p>0.801873</text:p>
          </table:table-cell>
          <table:table-cell table:formula="oooc:=(_K*([.E589]-2*[.D589]+[.C589])) + [.D589]" office:value-type="float" office:value="0.712775692794866">
            <text:p>0.712776</text:p>
          </table:table-cell>
          <table:table-cell table:formula="oooc:=(_K*([.F589]-2*[.E589]+[.D589])) + [.E589]" office:value-type="float" office:value="0.623678731136166">
            <text:p>0.623679</text:p>
          </table:table-cell>
          <table:table-cell table:formula="oooc:=(_K*([.G589]-2*[.F589]+[.E589])) + [.F589]" office:value-type="float" office:value="0.534581769495074">
            <text:p>0.534582</text:p>
          </table:table-cell>
          <table:table-cell table:formula="oooc:=(_K*([.H589]-2*[.G589]+[.F589])) + [.G589]" office:value-type="float" office:value="0.445484807873143">
            <text:p>0.445485</text:p>
          </table:table-cell>
          <table:table-cell table:formula="oooc:=(_K*([.I589]-2*[.H589]+[.G589])) + [.H589]" office:value-type="float" office:value="0.356387846270372">
            <text:p>0.356388</text:p>
          </table:table-cell>
          <table:table-cell table:formula="oooc:=(_K*([.J589]-2*[.I589]+[.H589])) + [.I589]" office:value-type="float" office:value="0.267290884685211">
            <text:p>0.267291</text:p>
          </table:table-cell>
          <table:table-cell table:formula="oooc:=(_K*([.K589]-2*[.J589]+[.I589])) + [.J589]" office:value-type="float" office:value="0.178193923114679">
            <text:p>0.178194</text:p>
          </table:table-cell>
          <table:table-cell table:formula="oooc:=(_K*(_b-2*[.K589]+[.J589])) + [.K589]" office:value-type="float" office:value="0.089096961554612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90]-2*[.B590]+_a)) + [.B590]" office:value-type="float" office:value="0.890969616154174">
            <text:p>0.890970</text:p>
          </table:table-cell>
          <table:table-cell table:formula="oooc:=(_K*([.D590]-2*[.C590]+[.B590])) + [.C590]" office:value-type="float" office:value="0.801872654472382">
            <text:p>0.801873</text:p>
          </table:table-cell>
          <table:table-cell table:formula="oooc:=(_K*([.E590]-2*[.D590]+[.C590])) + [.D590]" office:value-type="float" office:value="0.712775692800718">
            <text:p>0.712776</text:p>
          </table:table-cell>
          <table:table-cell table:formula="oooc:=(_K*([.F590]-2*[.E590]+[.D590])) + [.E590]" office:value-type="float" office:value="0.623678731143209">
            <text:p>0.623679</text:p>
          </table:table-cell>
          <table:table-cell table:formula="oooc:=(_K*([.G590]-2*[.F590]+[.E590])) + [.F590]" office:value-type="float" office:value="0.534581769502738">
            <text:p>0.534582</text:p>
          </table:table-cell>
          <table:table-cell table:formula="oooc:=(_K*([.H590]-2*[.G590]+[.F590])) + [.G590]" office:value-type="float" office:value="0.445484807880807">
            <text:p>0.445485</text:p>
          </table:table-cell>
          <table:table-cell table:formula="oooc:=(_K*([.I590]-2*[.H590]+[.G590])) + [.H590]" office:value-type="float" office:value="0.356387846277416">
            <text:p>0.356388</text:p>
          </table:table-cell>
          <table:table-cell table:formula="oooc:=(_K*([.J590]-2*[.I590]+[.H590])) + [.I590]" office:value-type="float" office:value="0.267290884691063">
            <text:p>0.267291</text:p>
          </table:table-cell>
          <table:table-cell table:formula="oooc:=(_K*([.K590]-2*[.J590]+[.I590])) + [.J590]" office:value-type="float" office:value="0.178193923118865">
            <text:p>0.178194</text:p>
          </table:table-cell>
          <table:table-cell table:formula="oooc:=(_K*(_b-2*[.K590]+[.J590])) + [.K590]" office:value-type="float" office:value="0.08909696155679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91]-2*[.B591]+_a)) + [.B591]" office:value-type="float" office:value="0.890969616156284">
            <text:p>0.890970</text:p>
          </table:table-cell>
          <table:table-cell table:formula="oooc:=(_K*([.D591]-2*[.C591]+[.B591])) + [.C591]" office:value-type="float" office:value="0.801872654476433">
            <text:p>0.801873</text:p>
          </table:table-cell>
          <table:table-cell table:formula="oooc:=(_K*([.E591]-2*[.D591]+[.C591])) + [.D591]" office:value-type="float" office:value="0.71277569280638">
            <text:p>0.712776</text:p>
          </table:table-cell>
          <table:table-cell table:formula="oooc:=(_K*([.F591]-2*[.E591]+[.D591])) + [.E591]" office:value-type="float" office:value="0.623678731150024">
            <text:p>0.623679</text:p>
          </table:table-cell>
          <table:table-cell table:formula="oooc:=(_K*([.G591]-2*[.F591]+[.E591])) + [.F591]" office:value-type="float" office:value="0.534581769510154">
            <text:p>0.534582</text:p>
          </table:table-cell>
          <table:table-cell table:formula="oooc:=(_K*([.H591]-2*[.G591]+[.F591])) + [.G591]" office:value-type="float" office:value="0.445484807888223">
            <text:p>0.445485</text:p>
          </table:table-cell>
          <table:table-cell table:formula="oooc:=(_K*([.I591]-2*[.H591]+[.G591])) + [.H591]" office:value-type="float" office:value="0.356387846284231">
            <text:p>0.356388</text:p>
          </table:table-cell>
          <table:table-cell table:formula="oooc:=(_K*([.J591]-2*[.I591]+[.H591])) + [.I591]" office:value-type="float" office:value="0.267290884696725">
            <text:p>0.267291</text:p>
          </table:table-cell>
          <table:table-cell table:formula="oooc:=(_K*([.K591]-2*[.J591]+[.I591])) + [.J591]" office:value-type="float" office:value="0.178193923122916">
            <text:p>0.178194</text:p>
          </table:table-cell>
          <table:table-cell table:formula="oooc:=(_K*(_b-2*[.K591]+[.J591])) + [.K591]" office:value-type="float" office:value="0.089096961558904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92]-2*[.B592]+_a)) + [.B592]" office:value-type="float" office:value="0.890969616158327">
            <text:p>0.890970</text:p>
          </table:table-cell>
          <table:table-cell table:formula="oooc:=(_K*([.D592]-2*[.C592]+[.B592])) + [.C592]" office:value-type="float" office:value="0.801872654480352">
            <text:p>0.801873</text:p>
          </table:table-cell>
          <table:table-cell table:formula="oooc:=(_K*([.E592]-2*[.D592]+[.C592])) + [.D592]" office:value-type="float" office:value="0.712775692811859">
            <text:p>0.712776</text:p>
          </table:table-cell>
          <table:table-cell table:formula="oooc:=(_K*([.F592]-2*[.E592]+[.D592])) + [.E592]" office:value-type="float" office:value="0.623678731156619">
            <text:p>0.623679</text:p>
          </table:table-cell>
          <table:table-cell table:formula="oooc:=(_K*([.G592]-2*[.F592]+[.E592])) + [.F592]" office:value-type="float" office:value="0.53458176951733">
            <text:p>0.534582</text:p>
          </table:table-cell>
          <table:table-cell table:formula="oooc:=(_K*([.H592]-2*[.G592]+[.F592])) + [.G592]" office:value-type="float" office:value="0.445484807895399">
            <text:p>0.445485</text:p>
          </table:table-cell>
          <table:table-cell table:formula="oooc:=(_K*([.I592]-2*[.H592]+[.G592])) + [.H592]" office:value-type="float" office:value="0.356387846290825">
            <text:p>0.356388</text:p>
          </table:table-cell>
          <table:table-cell table:formula="oooc:=(_K*([.J592]-2*[.I592]+[.H592])) + [.I592]" office:value-type="float" office:value="0.267290884702204">
            <text:p>0.267291</text:p>
          </table:table-cell>
          <table:table-cell table:formula="oooc:=(_K*([.K592]-2*[.J592]+[.I592])) + [.J592]" office:value-type="float" office:value="0.178193923126835">
            <text:p>0.178194</text:p>
          </table:table-cell>
          <table:table-cell table:formula="oooc:=(_K*(_b-2*[.K592]+[.J592])) + [.K592]" office:value-type="float" office:value="0.089096961560947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93]-2*[.B593]+_a)) + [.B593]" office:value-type="float" office:value="0.890969616160303">
            <text:p>0.890970</text:p>
          </table:table-cell>
          <table:table-cell table:formula="oooc:=(_K*([.D593]-2*[.C593]+[.B593])) + [.C593]" office:value-type="float" office:value="0.801872654484145">
            <text:p>0.801873</text:p>
          </table:table-cell>
          <table:table-cell table:formula="oooc:=(_K*([.E593]-2*[.D593]+[.C593])) + [.D593]" office:value-type="float" office:value="0.71277569281716">
            <text:p>0.712776</text:p>
          </table:table-cell>
          <table:table-cell table:formula="oooc:=(_K*([.F593]-2*[.E593]+[.D593])) + [.E593]" office:value-type="float" office:value="0.623678731162999">
            <text:p>0.623679</text:p>
          </table:table-cell>
          <table:table-cell table:formula="oooc:=(_K*([.G593]-2*[.F593]+[.E593])) + [.F593]" office:value-type="float" office:value="0.534581769524273">
            <text:p>0.534582</text:p>
          </table:table-cell>
          <table:table-cell table:formula="oooc:=(_K*([.H593]-2*[.G593]+[.F593])) + [.G593]" office:value-type="float" office:value="0.445484807902342">
            <text:p>0.445485</text:p>
          </table:table-cell>
          <table:table-cell table:formula="oooc:=(_K*([.I593]-2*[.H593]+[.G593])) + [.H593]" office:value-type="float" office:value="0.356387846297206">
            <text:p>0.356388</text:p>
          </table:table-cell>
          <table:table-cell table:formula="oooc:=(_K*([.J593]-2*[.I593]+[.H593])) + [.I593]" office:value-type="float" office:value="0.267290884707505">
            <text:p>0.267291</text:p>
          </table:table-cell>
          <table:table-cell table:formula="oooc:=(_K*([.K593]-2*[.J593]+[.I593])) + [.J593]" office:value-type="float" office:value="0.178193923130627">
            <text:p>0.178194</text:p>
          </table:table-cell>
          <table:table-cell table:formula="oooc:=(_K*(_b-2*[.K593]+[.J593])) + [.K593]" office:value-type="float" office:value="0.089096961562923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94]-2*[.B594]+_a)) + [.B594]" office:value-type="float" office:value="0.890969616162215">
            <text:p>0.890970</text:p>
          </table:table-cell>
          <table:table-cell table:formula="oooc:=(_K*([.D594]-2*[.C594]+[.B594])) + [.C594]" office:value-type="float" office:value="0.801872654487814">
            <text:p>0.801873</text:p>
          </table:table-cell>
          <table:table-cell table:formula="oooc:=(_K*([.E594]-2*[.D594]+[.C594])) + [.D594]" office:value-type="float" office:value="0.71277569282229">
            <text:p>0.712776</text:p>
          </table:table-cell>
          <table:table-cell table:formula="oooc:=(_K*([.F594]-2*[.E594]+[.D594])) + [.E594]" office:value-type="float" office:value="0.623678731169173">
            <text:p>0.623679</text:p>
          </table:table-cell>
          <table:table-cell table:formula="oooc:=(_K*([.G594]-2*[.F594]+[.E594])) + [.F594]" office:value-type="float" office:value="0.534581769530991">
            <text:p>0.534582</text:p>
          </table:table-cell>
          <table:table-cell table:formula="oooc:=(_K*([.H594]-2*[.G594]+[.F594])) + [.G594]" office:value-type="float" office:value="0.44548480790906">
            <text:p>0.445485</text:p>
          </table:table-cell>
          <table:table-cell table:formula="oooc:=(_K*([.I594]-2*[.H594]+[.G594])) + [.H594]" office:value-type="float" office:value="0.35638784630338">
            <text:p>0.356388</text:p>
          </table:table-cell>
          <table:table-cell table:formula="oooc:=(_K*([.J594]-2*[.I594]+[.H594])) + [.I594]" office:value-type="float" office:value="0.267290884712634">
            <text:p>0.267291</text:p>
          </table:table-cell>
          <table:table-cell table:formula="oooc:=(_K*([.K594]-2*[.J594]+[.I594])) + [.J594]" office:value-type="float" office:value="0.178193923134297">
            <text:p>0.178194</text:p>
          </table:table-cell>
          <table:table-cell table:formula="oooc:=(_K*(_b-2*[.K594]+[.J594])) + [.K594]" office:value-type="float" office:value="0.089096961564835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95]-2*[.B595]+_a)) + [.B595]" office:value-type="float" office:value="0.890969616164065">
            <text:p>0.890970</text:p>
          </table:table-cell>
          <table:table-cell table:formula="oooc:=(_K*([.D595]-2*[.C595]+[.B595])) + [.C595]" office:value-type="float" office:value="0.801872654491365">
            <text:p>0.801873</text:p>
          </table:table-cell>
          <table:table-cell table:formula="oooc:=(_K*([.E595]-2*[.D595]+[.C595])) + [.D595]" office:value-type="float" office:value="0.712775692827253">
            <text:p>0.712776</text:p>
          </table:table-cell>
          <table:table-cell table:formula="oooc:=(_K*([.F595]-2*[.E595]+[.D595])) + [.E595]" office:value-type="float" office:value="0.623678731175147">
            <text:p>0.623679</text:p>
          </table:table-cell>
          <table:table-cell table:formula="oooc:=(_K*([.G595]-2*[.F595]+[.E595])) + [.F595]" office:value-type="float" office:value="0.534581769537491">
            <text:p>0.534582</text:p>
          </table:table-cell>
          <table:table-cell table:formula="oooc:=(_K*([.H595]-2*[.G595]+[.F595])) + [.G595]" office:value-type="float" office:value="0.44548480791556">
            <text:p>0.445485</text:p>
          </table:table-cell>
          <table:table-cell table:formula="oooc:=(_K*([.I595]-2*[.H595]+[.G595])) + [.H595]" office:value-type="float" office:value="0.356387846309354">
            <text:p>0.356388</text:p>
          </table:table-cell>
          <table:table-cell table:formula="oooc:=(_K*([.J595]-2*[.I595]+[.H595])) + [.I595]" office:value-type="float" office:value="0.267290884717598">
            <text:p>0.267291</text:p>
          </table:table-cell>
          <table:table-cell table:formula="oooc:=(_K*([.K595]-2*[.J595]+[.I595])) + [.J595]" office:value-type="float" office:value="0.178193923137847">
            <text:p>0.178194</text:p>
          </table:table-cell>
          <table:table-cell table:formula="oooc:=(_K*(_b-2*[.K595]+[.J595])) + [.K595]" office:value-type="float" office:value="0.089096961566685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96]-2*[.B596]+_a)) + [.B596]" office:value-type="float" office:value="0.890969616165856">
            <text:p>0.890970</text:p>
          </table:table-cell>
          <table:table-cell table:formula="oooc:=(_K*([.D596]-2*[.C596]+[.B596])) + [.C596]" office:value-type="float" office:value="0.8018726544948">
            <text:p>0.801873</text:p>
          </table:table-cell>
          <table:table-cell table:formula="oooc:=(_K*([.E596]-2*[.D596]+[.C596])) + [.D596]" office:value-type="float" office:value="0.712775692832055">
            <text:p>0.712776</text:p>
          </table:table-cell>
          <table:table-cell table:formula="oooc:=(_K*([.F596]-2*[.E596]+[.D596])) + [.E596]" office:value-type="float" office:value="0.623678731180927">
            <text:p>0.623679</text:p>
          </table:table-cell>
          <table:table-cell table:formula="oooc:=(_K*([.G596]-2*[.F596]+[.E596])) + [.F596]" office:value-type="float" office:value="0.534581769543781">
            <text:p>0.534582</text:p>
          </table:table-cell>
          <table:table-cell table:formula="oooc:=(_K*([.H596]-2*[.G596]+[.F596])) + [.G596]" office:value-type="float" office:value="0.44548480792185">
            <text:p>0.445485</text:p>
          </table:table-cell>
          <table:table-cell table:formula="oooc:=(_K*([.I596]-2*[.H596]+[.G596])) + [.H596]" office:value-type="float" office:value="0.356387846315134">
            <text:p>0.356388</text:p>
          </table:table-cell>
          <table:table-cell table:formula="oooc:=(_K*([.J596]-2*[.I596]+[.H596])) + [.I596]" office:value-type="float" office:value="0.2672908847224">
            <text:p>0.267291</text:p>
          </table:table-cell>
          <table:table-cell table:formula="oooc:=(_K*([.K596]-2*[.J596]+[.I596])) + [.J596]" office:value-type="float" office:value="0.178193923141283">
            <text:p>0.178194</text:p>
          </table:table-cell>
          <table:table-cell table:formula="oooc:=(_K*(_b-2*[.K596]+[.J596])) + [.K596]" office:value-type="float" office:value="0.089096961568476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97]-2*[.B597]+_a)) + [.B597]" office:value-type="float" office:value="0.890969616167588">
            <text:p>0.890970</text:p>
          </table:table-cell>
          <table:table-cell table:formula="oooc:=(_K*([.D597]-2*[.C597]+[.B597])) + [.C597]" office:value-type="float" office:value="0.801872654498124">
            <text:p>0.801873</text:p>
          </table:table-cell>
          <table:table-cell table:formula="oooc:=(_K*([.E597]-2*[.D597]+[.C597])) + [.D597]" office:value-type="float" office:value="0.712775692836702">
            <text:p>0.712776</text:p>
          </table:table-cell>
          <table:table-cell table:formula="oooc:=(_K*([.F597]-2*[.E597]+[.D597])) + [.E597]" office:value-type="float" office:value="0.62367873118652">
            <text:p>0.623679</text:p>
          </table:table-cell>
          <table:table-cell table:formula="oooc:=(_K*([.G597]-2*[.F597]+[.E597])) + [.F597]" office:value-type="float" office:value="0.534581769549867">
            <text:p>0.534582</text:p>
          </table:table-cell>
          <table:table-cell table:formula="oooc:=(_K*([.H597]-2*[.G597]+[.F597])) + [.G597]" office:value-type="float" office:value="0.445484807927936">
            <text:p>0.445485</text:p>
          </table:table-cell>
          <table:table-cell table:formula="oooc:=(_K*([.I597]-2*[.H597]+[.G597])) + [.H597]" office:value-type="float" office:value="0.356387846320727">
            <text:p>0.356388</text:p>
          </table:table-cell>
          <table:table-cell table:formula="oooc:=(_K*([.J597]-2*[.I597]+[.H597])) + [.I597]" office:value-type="float" office:value="0.267290884727047">
            <text:p>0.267291</text:p>
          </table:table-cell>
          <table:table-cell table:formula="oooc:=(_K*([.K597]-2*[.J597]+[.I597])) + [.J597]" office:value-type="float" office:value="0.178193923144607">
            <text:p>0.178194</text:p>
          </table:table-cell>
          <table:table-cell table:formula="oooc:=(_K*(_b-2*[.K597]+[.J597])) + [.K597]" office:value-type="float" office:value="0.089096961570208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98]-2*[.B598]+_a)) + [.B598]" office:value-type="float" office:value="0.890969616169264">
            <text:p>0.890970</text:p>
          </table:table-cell>
          <table:table-cell table:formula="oooc:=(_K*([.D598]-2*[.C598]+[.B598])) + [.C598]" office:value-type="float" office:value="0.801872654501341">
            <text:p>0.801873</text:p>
          </table:table-cell>
          <table:table-cell table:formula="oooc:=(_K*([.E598]-2*[.D598]+[.C598])) + [.D598]" office:value-type="float" office:value="0.712775692841198">
            <text:p>0.712776</text:p>
          </table:table-cell>
          <table:table-cell table:formula="oooc:=(_K*([.F598]-2*[.E598]+[.D598])) + [.E598]" office:value-type="float" office:value="0.623678731191932">
            <text:p>0.623679</text:p>
          </table:table-cell>
          <table:table-cell table:formula="oooc:=(_K*([.G598]-2*[.F598]+[.E598])) + [.F598]" office:value-type="float" office:value="0.534581769555756">
            <text:p>0.534582</text:p>
          </table:table-cell>
          <table:table-cell table:formula="oooc:=(_K*([.H598]-2*[.G598]+[.F598])) + [.G598]" office:value-type="float" office:value="0.445484807933825">
            <text:p>0.445485</text:p>
          </table:table-cell>
          <table:table-cell table:formula="oooc:=(_K*([.I598]-2*[.H598]+[.G598])) + [.H598]" office:value-type="float" office:value="0.356387846326138">
            <text:p>0.356388</text:p>
          </table:table-cell>
          <table:table-cell table:formula="oooc:=(_K*([.J598]-2*[.I598]+[.H598])) + [.I598]" office:value-type="float" office:value="0.267290884731543">
            <text:p>0.267291</text:p>
          </table:table-cell>
          <table:table-cell table:formula="oooc:=(_K*([.K598]-2*[.J598]+[.I598])) + [.J598]" office:value-type="float" office:value="0.178193923147823">
            <text:p>0.178194</text:p>
          </table:table-cell>
          <table:table-cell table:formula="oooc:=(_K*(_b-2*[.K598]+[.J598])) + [.K598]" office:value-type="float" office:value="0.089096961571884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599]-2*[.B599]+_a)) + [.B599]" office:value-type="float" office:value="0.890969616170886">
            <text:p>0.890970</text:p>
          </table:table-cell>
          <table:table-cell table:formula="oooc:=(_K*([.D599]-2*[.C599]+[.B599])) + [.C599]" office:value-type="float" office:value="0.801872654504453">
            <text:p>0.801873</text:p>
          </table:table-cell>
          <table:table-cell table:formula="oooc:=(_K*([.E599]-2*[.D599]+[.C599])) + [.D599]" office:value-type="float" office:value="0.712775692845549">
            <text:p>0.712776</text:p>
          </table:table-cell>
          <table:table-cell table:formula="oooc:=(_K*([.F599]-2*[.E599]+[.D599])) + [.E599]" office:value-type="float" office:value="0.623678731197168">
            <text:p>0.623679</text:p>
          </table:table-cell>
          <table:table-cell table:formula="oooc:=(_K*([.G599]-2*[.F599]+[.E599])) + [.F599]" office:value-type="float" office:value="0.534581769561454">
            <text:p>0.534582</text:p>
          </table:table-cell>
          <table:table-cell table:formula="oooc:=(_K*([.H599]-2*[.G599]+[.F599])) + [.G599]" office:value-type="float" office:value="0.445484807939523">
            <text:p>0.445485</text:p>
          </table:table-cell>
          <table:table-cell table:formula="oooc:=(_K*([.I599]-2*[.H599]+[.G599])) + [.H599]" office:value-type="float" office:value="0.356387846331375">
            <text:p>0.356388</text:p>
          </table:table-cell>
          <table:table-cell table:formula="oooc:=(_K*([.J599]-2*[.I599]+[.H599])) + [.I599]" office:value-type="float" office:value="0.267290884735893">
            <text:p>0.267291</text:p>
          </table:table-cell>
          <table:table-cell table:formula="oooc:=(_K*([.K599]-2*[.J599]+[.I599])) + [.J599]" office:value-type="float" office:value="0.178193923150936">
            <text:p>0.178194</text:p>
          </table:table-cell>
          <table:table-cell table:formula="oooc:=(_K*(_b-2*[.K599]+[.J599])) + [.K599]" office:value-type="float" office:value="0.089096961573506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00]-2*[.B600]+_a)) + [.B600]" office:value-type="float" office:value="0.890969616172455">
            <text:p>0.890970</text:p>
          </table:table-cell>
          <table:table-cell table:formula="oooc:=(_K*([.D600]-2*[.C600]+[.B600])) + [.C600]" office:value-type="float" office:value="0.801872654507464">
            <text:p>0.801873</text:p>
          </table:table-cell>
          <table:table-cell table:formula="oooc:=(_K*([.E600]-2*[.D600]+[.C600])) + [.D600]" office:value-type="float" office:value="0.712775692849758">
            <text:p>0.712776</text:p>
          </table:table-cell>
          <table:table-cell table:formula="oooc:=(_K*([.F600]-2*[.E600]+[.D600])) + [.E600]" office:value-type="float" office:value="0.623678731202234">
            <text:p>0.623679</text:p>
          </table:table-cell>
          <table:table-cell table:formula="oooc:=(_K*([.G600]-2*[.F600]+[.E600])) + [.F600]" office:value-type="float" office:value="0.534581769566967">
            <text:p>0.534582</text:p>
          </table:table-cell>
          <table:table-cell table:formula="oooc:=(_K*([.H600]-2*[.G600]+[.F600])) + [.G600]" office:value-type="float" office:value="0.445484807945036">
            <text:p>0.445485</text:p>
          </table:table-cell>
          <table:table-cell table:formula="oooc:=(_K*([.I600]-2*[.H600]+[.G600])) + [.H600]" office:value-type="float" office:value="0.356387846336441">
            <text:p>0.356388</text:p>
          </table:table-cell>
          <table:table-cell table:formula="oooc:=(_K*([.J600]-2*[.I600]+[.H600])) + [.I600]" office:value-type="float" office:value="0.267290884740103">
            <text:p>0.267291</text:p>
          </table:table-cell>
          <table:table-cell table:formula="oooc:=(_K*([.K600]-2*[.J600]+[.I600])) + [.J600]" office:value-type="float" office:value="0.178193923153947">
            <text:p>0.178194</text:p>
          </table:table-cell>
          <table:table-cell table:formula="oooc:=(_K*(_b-2*[.K600]+[.J600])) + [.K600]" office:value-type="float" office:value="0.08909696157507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01]-2*[.B601]+_a)) + [.B601]" office:value-type="float" office:value="0.890969616173973">
            <text:p>0.890970</text:p>
          </table:table-cell>
          <table:table-cell table:formula="oooc:=(_K*([.D601]-2*[.C601]+[.B601])) + [.C601]" office:value-type="float" office:value="0.801872654510378">
            <text:p>0.801873</text:p>
          </table:table-cell>
          <table:table-cell table:formula="oooc:=(_K*([.E601]-2*[.D601]+[.C601])) + [.D601]" office:value-type="float" office:value="0.712775692853831">
            <text:p>0.712776</text:p>
          </table:table-cell>
          <table:table-cell table:formula="oooc:=(_K*([.F601]-2*[.E601]+[.D601])) + [.E601]" office:value-type="float" office:value="0.623678731207137">
            <text:p>0.623679</text:p>
          </table:table-cell>
          <table:table-cell table:formula="oooc:=(_K*([.G601]-2*[.F601]+[.E601])) + [.F601]" office:value-type="float" office:value="0.534581769572301">
            <text:p>0.534582</text:p>
          </table:table-cell>
          <table:table-cell table:formula="oooc:=(_K*([.H601]-2*[.G601]+[.F601])) + [.G601]" office:value-type="float" office:value="0.44548480795037">
            <text:p>0.445485</text:p>
          </table:table-cell>
          <table:table-cell table:formula="oooc:=(_K*([.I601]-2*[.H601]+[.G601])) + [.H601]" office:value-type="float" office:value="0.356387846341344">
            <text:p>0.356388</text:p>
          </table:table-cell>
          <table:table-cell table:formula="oooc:=(_K*([.J601]-2*[.I601]+[.H601])) + [.I601]" office:value-type="float" office:value="0.267290884744176">
            <text:p>0.267291</text:p>
          </table:table-cell>
          <table:table-cell table:formula="oooc:=(_K*([.K601]-2*[.J601]+[.I601])) + [.J601]" office:value-type="float" office:value="0.178193923156861">
            <text:p>0.178194</text:p>
          </table:table-cell>
          <table:table-cell table:formula="oooc:=(_K*(_b-2*[.K601]+[.J601])) + [.K601]" office:value-type="float" office:value="0.089096961576593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02]-2*[.B602]+_a)) + [.B602]" office:value-type="float" office:value="0.890969616175443">
            <text:p>0.890970</text:p>
          </table:table-cell>
          <table:table-cell table:formula="oooc:=(_K*([.D602]-2*[.C602]+[.B602])) + [.C602]" office:value-type="float" office:value="0.801872654513197">
            <text:p>0.801873</text:p>
          </table:table-cell>
          <table:table-cell table:formula="oooc:=(_K*([.E602]-2*[.D602]+[.C602])) + [.D602]" office:value-type="float" office:value="0.712775692857772">
            <text:p>0.712776</text:p>
          </table:table-cell>
          <table:table-cell table:formula="oooc:=(_K*([.F602]-2*[.E602]+[.D602])) + [.E602]" office:value-type="float" office:value="0.62367873121188">
            <text:p>0.623679</text:p>
          </table:table-cell>
          <table:table-cell table:formula="oooc:=(_K*([.G602]-2*[.F602]+[.E602])) + [.F602]" office:value-type="float" office:value="0.534581769577463">
            <text:p>0.534582</text:p>
          </table:table-cell>
          <table:table-cell table:formula="oooc:=(_K*([.H602]-2*[.G602]+[.F602])) + [.G602]" office:value-type="float" office:value="0.445484807955532">
            <text:p>0.445485</text:p>
          </table:table-cell>
          <table:table-cell table:formula="oooc:=(_K*([.I602]-2*[.H602]+[.G602])) + [.H602]" office:value-type="float" office:value="0.356387846346087">
            <text:p>0.356388</text:p>
          </table:table-cell>
          <table:table-cell table:formula="oooc:=(_K*([.J602]-2*[.I602]+[.H602])) + [.I602]" office:value-type="float" office:value="0.267290884748117">
            <text:p>0.267291</text:p>
          </table:table-cell>
          <table:table-cell table:formula="oooc:=(_K*([.K602]-2*[.J602]+[.I602])) + [.J602]" office:value-type="float" office:value="0.17819392315968">
            <text:p>0.178194</text:p>
          </table:table-cell>
          <table:table-cell table:formula="oooc:=(_K*(_b-2*[.K602]+[.J602])) + [.K602]" office:value-type="float" office:value="0.089096961578063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03]-2*[.B603]+_a)) + [.B603]" office:value-type="float" office:value="0.890969616176864">
            <text:p>0.890970</text:p>
          </table:table-cell>
          <table:table-cell table:formula="oooc:=(_K*([.D603]-2*[.C603]+[.B603])) + [.C603]" office:value-type="float" office:value="0.801872654515925">
            <text:p>0.801873</text:p>
          </table:table-cell>
          <table:table-cell table:formula="oooc:=(_K*([.E603]-2*[.D603]+[.C603])) + [.D603]" office:value-type="float" office:value="0.712775692861586">
            <text:p>0.712776</text:p>
          </table:table-cell>
          <table:table-cell table:formula="oooc:=(_K*([.F603]-2*[.E603]+[.D603])) + [.E603]" office:value-type="float" office:value="0.62367873121647">
            <text:p>0.623679</text:p>
          </table:table-cell>
          <table:table-cell table:formula="oooc:=(_K*([.G603]-2*[.F603]+[.E603])) + [.F603]" office:value-type="float" office:value="0.534581769582458">
            <text:p>0.534582</text:p>
          </table:table-cell>
          <table:table-cell table:formula="oooc:=(_K*([.H603]-2*[.G603]+[.F603])) + [.G603]" office:value-type="float" office:value="0.445484807960527">
            <text:p>0.445485</text:p>
          </table:table-cell>
          <table:table-cell table:formula="oooc:=(_K*([.I603]-2*[.H603]+[.G603])) + [.H603]" office:value-type="float" office:value="0.356387846350677">
            <text:p>0.356388</text:p>
          </table:table-cell>
          <table:table-cell table:formula="oooc:=(_K*([.J603]-2*[.I603]+[.H603])) + [.I603]" office:value-type="float" office:value="0.26729088475193">
            <text:p>0.267291</text:p>
          </table:table-cell>
          <table:table-cell table:formula="oooc:=(_K*([.K603]-2*[.J603]+[.I603])) + [.J603]" office:value-type="float" office:value="0.178193923162408">
            <text:p>0.178194</text:p>
          </table:table-cell>
          <table:table-cell table:formula="oooc:=(_K*(_b-2*[.K603]+[.J603])) + [.K603]" office:value-type="float" office:value="0.089096961579484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04]-2*[.B604]+_a)) + [.B604]" office:value-type="float" office:value="0.89096961617824">
            <text:p>0.890970</text:p>
          </table:table-cell>
          <table:table-cell table:formula="oooc:=(_K*([.D604]-2*[.C604]+[.B604])) + [.C604]" office:value-type="float" office:value="0.801872654518565">
            <text:p>0.801873</text:p>
          </table:table-cell>
          <table:table-cell table:formula="oooc:=(_K*([.E604]-2*[.D604]+[.C604])) + [.D604]" office:value-type="float" office:value="0.712775692865275">
            <text:p>0.712776</text:p>
          </table:table-cell>
          <table:table-cell table:formula="oooc:=(_K*([.F604]-2*[.E604]+[.D604])) + [.E604]" office:value-type="float" office:value="0.623678731220911">
            <text:p>0.623679</text:p>
          </table:table-cell>
          <table:table-cell table:formula="oooc:=(_K*([.G604]-2*[.F604]+[.E604])) + [.F604]" office:value-type="float" office:value="0.53458176958729">
            <text:p>0.534582</text:p>
          </table:table-cell>
          <table:table-cell table:formula="oooc:=(_K*([.H604]-2*[.G604]+[.F604])) + [.G604]" office:value-type="float" office:value="0.445484807965359">
            <text:p>0.445485</text:p>
          </table:table-cell>
          <table:table-cell table:formula="oooc:=(_K*([.I604]-2*[.H604]+[.G604])) + [.H604]" office:value-type="float" office:value="0.356387846355118">
            <text:p>0.356388</text:p>
          </table:table-cell>
          <table:table-cell table:formula="oooc:=(_K*([.J604]-2*[.I604]+[.H604])) + [.I604]" office:value-type="float" office:value="0.26729088475562">
            <text:p>0.267291</text:p>
          </table:table-cell>
          <table:table-cell table:formula="oooc:=(_K*([.K604]-2*[.J604]+[.I604])) + [.J604]" office:value-type="float" office:value="0.178193923165048">
            <text:p>0.178194</text:p>
          </table:table-cell>
          <table:table-cell table:formula="oooc:=(_K*(_b-2*[.K604]+[.J604])) + [.K604]" office:value-type="float" office:value="0.089096961580860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05]-2*[.B605]+_a)) + [.B605]" office:value-type="float" office:value="0.890969616179571">
            <text:p>0.890970</text:p>
          </table:table-cell>
          <table:table-cell table:formula="oooc:=(_K*([.D605]-2*[.C605]+[.B605])) + [.C605]" office:value-type="float" office:value="0.801872654521119">
            <text:p>0.801873</text:p>
          </table:table-cell>
          <table:table-cell table:formula="oooc:=(_K*([.E605]-2*[.D605]+[.C605])) + [.D605]" office:value-type="float" office:value="0.712775692868846">
            <text:p>0.712776</text:p>
          </table:table-cell>
          <table:table-cell table:formula="oooc:=(_K*([.F605]-2*[.E605]+[.D605])) + [.E605]" office:value-type="float" office:value="0.623678731225209">
            <text:p>0.623679</text:p>
          </table:table-cell>
          <table:table-cell table:formula="oooc:=(_K*([.G605]-2*[.F605]+[.E605])) + [.F605]" office:value-type="float" office:value="0.534581769591966">
            <text:p>0.534582</text:p>
          </table:table-cell>
          <table:table-cell table:formula="oooc:=(_K*([.H605]-2*[.G605]+[.F605])) + [.G605]" office:value-type="float" office:value="0.445484807970035">
            <text:p>0.445485</text:p>
          </table:table-cell>
          <table:table-cell table:formula="oooc:=(_K*([.I605]-2*[.H605]+[.G605])) + [.H605]" office:value-type="float" office:value="0.356387846359415">
            <text:p>0.356388</text:p>
          </table:table-cell>
          <table:table-cell table:formula="oooc:=(_K*([.J605]-2*[.I605]+[.H605])) + [.I605]" office:value-type="float" office:value="0.26729088475919">
            <text:p>0.267291</text:p>
          </table:table-cell>
          <table:table-cell table:formula="oooc:=(_K*([.K605]-2*[.J605]+[.I605])) + [.J605]" office:value-type="float" office:value="0.178193923167602">
            <text:p>0.178194</text:p>
          </table:table-cell>
          <table:table-cell table:formula="oooc:=(_K*(_b-2*[.K605]+[.J605])) + [.K605]" office:value-type="float" office:value="0.089096961582191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06]-2*[.B606]+_a)) + [.B606]" office:value-type="float" office:value="0.890969616180858">
            <text:p>0.890970</text:p>
          </table:table-cell>
          <table:table-cell table:formula="oooc:=(_K*([.D606]-2*[.C606]+[.B606])) + [.C606]" office:value-type="float" office:value="0.80187265452359">
            <text:p>0.801873</text:p>
          </table:table-cell>
          <table:table-cell table:formula="oooc:=(_K*([.E606]-2*[.D606]+[.C606])) + [.D606]" office:value-type="float" office:value="0.7127756928723">
            <text:p>0.712776</text:p>
          </table:table-cell>
          <table:table-cell table:formula="oooc:=(_K*([.F606]-2*[.E606]+[.D606])) + [.E606]" office:value-type="float" office:value="0.623678731229367">
            <text:p>0.623679</text:p>
          </table:table-cell>
          <table:table-cell table:formula="oooc:=(_K*([.G606]-2*[.F606]+[.E606])) + [.F606]" office:value-type="float" office:value="0.534581769596491">
            <text:p>0.534582</text:p>
          </table:table-cell>
          <table:table-cell table:formula="oooc:=(_K*([.H606]-2*[.G606]+[.F606])) + [.G606]" office:value-type="float" office:value="0.44548480797456">
            <text:p>0.445485</text:p>
          </table:table-cell>
          <table:table-cell table:formula="oooc:=(_K*([.I606]-2*[.H606]+[.G606])) + [.H606]" office:value-type="float" office:value="0.356387846363573">
            <text:p>0.356388</text:p>
          </table:table-cell>
          <table:table-cell table:formula="oooc:=(_K*([.J606]-2*[.I606]+[.H606])) + [.I606]" office:value-type="float" office:value="0.267290884762645">
            <text:p>0.267291</text:p>
          </table:table-cell>
          <table:table-cell table:formula="oooc:=(_K*([.K606]-2*[.J606]+[.I606])) + [.J606]" office:value-type="float" office:value="0.178193923170073">
            <text:p>0.178194</text:p>
          </table:table-cell>
          <table:table-cell table:formula="oooc:=(_K*(_b-2*[.K606]+[.J606])) + [.K606]" office:value-type="float" office:value="0.089096961583478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07]-2*[.B607]+_a)) + [.B607]" office:value-type="float" office:value="0.890969616182104">
            <text:p>0.890970</text:p>
          </table:table-cell>
          <table:table-cell table:formula="oooc:=(_K*([.D607]-2*[.C607]+[.B607])) + [.C607]" office:value-type="float" office:value="0.801872654525981">
            <text:p>0.801873</text:p>
          </table:table-cell>
          <table:table-cell table:formula="oooc:=(_K*([.E607]-2*[.D607]+[.C607])) + [.D607]" office:value-type="float" office:value="0.712775692875643">
            <text:p>0.712776</text:p>
          </table:table-cell>
          <table:table-cell table:formula="oooc:=(_K*([.F607]-2*[.E607]+[.D607])) + [.E607]" office:value-type="float" office:value="0.62367873123339">
            <text:p>0.623679</text:p>
          </table:table-cell>
          <table:table-cell table:formula="oooc:=(_K*([.G607]-2*[.F607]+[.E607])) + [.F607]" office:value-type="float" office:value="0.534581769600869">
            <text:p>0.534582</text:p>
          </table:table-cell>
          <table:table-cell table:formula="oooc:=(_K*([.H607]-2*[.G607]+[.F607])) + [.G607]" office:value-type="float" office:value="0.445484807978938">
            <text:p>0.445485</text:p>
          </table:table-cell>
          <table:table-cell table:formula="oooc:=(_K*([.I607]-2*[.H607]+[.G607])) + [.H607]" office:value-type="float" office:value="0.356387846367596">
            <text:p>0.356388</text:p>
          </table:table-cell>
          <table:table-cell table:formula="oooc:=(_K*([.J607]-2*[.I607]+[.H607])) + [.I607]" office:value-type="float" office:value="0.267290884765987">
            <text:p>0.267291</text:p>
          </table:table-cell>
          <table:table-cell table:formula="oooc:=(_K*([.K607]-2*[.J607]+[.I607])) + [.J607]" office:value-type="float" office:value="0.178193923172464">
            <text:p>0.178194</text:p>
          </table:table-cell>
          <table:table-cell table:formula="oooc:=(_K*(_b-2*[.K607]+[.J607])) + [.K607]" office:value-type="float" office:value="0.089096961584724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08]-2*[.B608]+_a)) + [.B608]" office:value-type="float" office:value="0.89096961618331">
            <text:p>0.890970</text:p>
          </table:table-cell>
          <table:table-cell table:formula="oooc:=(_K*([.D608]-2*[.C608]+[.B608])) + [.C608]" office:value-type="float" office:value="0.801872654528295">
            <text:p>0.801873</text:p>
          </table:table-cell>
          <table:table-cell table:formula="oooc:=(_K*([.E608]-2*[.D608]+[.C608])) + [.D608]" office:value-type="float" office:value="0.712775692878877">
            <text:p>0.712776</text:p>
          </table:table-cell>
          <table:table-cell table:formula="oooc:=(_K*([.F608]-2*[.E608]+[.D608])) + [.E608]" office:value-type="float" office:value="0.623678731237283">
            <text:p>0.623679</text:p>
          </table:table-cell>
          <table:table-cell table:formula="oooc:=(_K*([.G608]-2*[.F608]+[.E608])) + [.F608]" office:value-type="float" office:value="0.534581769605105">
            <text:p>0.534582</text:p>
          </table:table-cell>
          <table:table-cell table:formula="oooc:=(_K*([.H608]-2*[.G608]+[.F608])) + [.G608]" office:value-type="float" office:value="0.445484807983174">
            <text:p>0.445485</text:p>
          </table:table-cell>
          <table:table-cell table:formula="oooc:=(_K*([.I608]-2*[.H608]+[.G608])) + [.H608]" office:value-type="float" office:value="0.356387846371489">
            <text:p>0.356388</text:p>
          </table:table-cell>
          <table:table-cell table:formula="oooc:=(_K*([.J608]-2*[.I608]+[.H608])) + [.I608]" office:value-type="float" office:value="0.267290884769222">
            <text:p>0.267291</text:p>
          </table:table-cell>
          <table:table-cell table:formula="oooc:=(_K*([.K608]-2*[.J608]+[.I608])) + [.J608]" office:value-type="float" office:value="0.178193923174778">
            <text:p>0.178194</text:p>
          </table:table-cell>
          <table:table-cell table:formula="oooc:=(_K*(_b-2*[.K608]+[.J608])) + [.K608]" office:value-type="float" office:value="0.089096961585930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09]-2*[.B609]+_a)) + [.B609]" office:value-type="float" office:value="0.890969616184477">
            <text:p>0.890970</text:p>
          </table:table-cell>
          <table:table-cell table:formula="oooc:=(_K*([.D609]-2*[.C609]+[.B609])) + [.C609]" office:value-type="float" office:value="0.801872654530534">
            <text:p>0.801873</text:p>
          </table:table-cell>
          <table:table-cell table:formula="oooc:=(_K*([.E609]-2*[.D609]+[.C609])) + [.D609]" office:value-type="float" office:value="0.712775692882006">
            <text:p>0.712776</text:p>
          </table:table-cell>
          <table:table-cell table:formula="oooc:=(_K*([.F609]-2*[.E609]+[.D609])) + [.E609]" office:value-type="float" office:value="0.623678731241049">
            <text:p>0.623679</text:p>
          </table:table-cell>
          <table:table-cell table:formula="oooc:=(_K*([.G609]-2*[.F609]+[.E609])) + [.F609]" office:value-type="float" office:value="0.534581769609203">
            <text:p>0.534582</text:p>
          </table:table-cell>
          <table:table-cell table:formula="oooc:=(_K*([.H609]-2*[.G609]+[.F609])) + [.G609]" office:value-type="float" office:value="0.445484807987272">
            <text:p>0.445485</text:p>
          </table:table-cell>
          <table:table-cell table:formula="oooc:=(_K*([.I609]-2*[.H609]+[.G609])) + [.H609]" office:value-type="float" office:value="0.356387846375256">
            <text:p>0.356388</text:p>
          </table:table-cell>
          <table:table-cell table:formula="oooc:=(_K*([.J609]-2*[.I609]+[.H609])) + [.I609]" office:value-type="float" office:value="0.267290884772351">
            <text:p>0.267291</text:p>
          </table:table-cell>
          <table:table-cell table:formula="oooc:=(_K*([.K609]-2*[.J609]+[.I609])) + [.J609]" office:value-type="float" office:value="0.178193923177016">
            <text:p>0.178194</text:p>
          </table:table-cell>
          <table:table-cell table:formula="oooc:=(_K*(_b-2*[.K609]+[.J609])) + [.K609]" office:value-type="float" office:value="0.089096961587097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10]-2*[.B610]+_a)) + [.B610]" office:value-type="float" office:value="0.890969616185606">
            <text:p>0.890970</text:p>
          </table:table-cell>
          <table:table-cell table:formula="oooc:=(_K*([.D610]-2*[.C610]+[.B610])) + [.C610]" office:value-type="float" office:value="0.8018726545327">
            <text:p>0.801873</text:p>
          </table:table-cell>
          <table:table-cell table:formula="oooc:=(_K*([.E610]-2*[.D610]+[.C610])) + [.D610]" office:value-type="float" office:value="0.712775692885034">
            <text:p>0.712776</text:p>
          </table:table-cell>
          <table:table-cell table:formula="oooc:=(_K*([.F610]-2*[.E610]+[.D610])) + [.E610]" office:value-type="float" office:value="0.623678731244694">
            <text:p>0.623679</text:p>
          </table:table-cell>
          <table:table-cell table:formula="oooc:=(_K*([.G610]-2*[.F610]+[.E610])) + [.F610]" office:value-type="float" office:value="0.534581769613169">
            <text:p>0.534582</text:p>
          </table:table-cell>
          <table:table-cell table:formula="oooc:=(_K*([.H610]-2*[.G610]+[.F610])) + [.G610]" office:value-type="float" office:value="0.445484807991238">
            <text:p>0.445485</text:p>
          </table:table-cell>
          <table:table-cell table:formula="oooc:=(_K*([.I610]-2*[.H610]+[.G610])) + [.H610]" office:value-type="float" office:value="0.356387846378901">
            <text:p>0.356388</text:p>
          </table:table-cell>
          <table:table-cell table:formula="oooc:=(_K*([.J610]-2*[.I610]+[.H610])) + [.I610]" office:value-type="float" office:value="0.267290884775379">
            <text:p>0.267291</text:p>
          </table:table-cell>
          <table:table-cell table:formula="oooc:=(_K*([.K610]-2*[.J610]+[.I610])) + [.J610]" office:value-type="float" office:value="0.178193923179183">
            <text:p>0.178194</text:p>
          </table:table-cell>
          <table:table-cell table:formula="oooc:=(_K*(_b-2*[.K610]+[.J610])) + [.K610]" office:value-type="float" office:value="0.08909696158822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11]-2*[.B611]+_a)) + [.B611]" office:value-type="float" office:value="0.890969616186698">
            <text:p>0.890970</text:p>
          </table:table-cell>
          <table:table-cell table:formula="oooc:=(_K*([.D611]-2*[.C611]+[.B611])) + [.C611]" office:value-type="float" office:value="0.801872654534796">
            <text:p>0.801873</text:p>
          </table:table-cell>
          <table:table-cell table:formula="oooc:=(_K*([.E611]-2*[.D611]+[.C611])) + [.D611]" office:value-type="float" office:value="0.712775692887964">
            <text:p>0.712776</text:p>
          </table:table-cell>
          <table:table-cell table:formula="oooc:=(_K*([.F611]-2*[.E611]+[.D611])) + [.E611]" office:value-type="float" office:value="0.62367873124822">
            <text:p>0.623679</text:p>
          </table:table-cell>
          <table:table-cell table:formula="oooc:=(_K*([.G611]-2*[.F611]+[.E611])) + [.F611]" office:value-type="float" office:value="0.534581769617007">
            <text:p>0.534582</text:p>
          </table:table-cell>
          <table:table-cell table:formula="oooc:=(_K*([.H611]-2*[.G611]+[.F611])) + [.G611]" office:value-type="float" office:value="0.445484807995076">
            <text:p>0.445485</text:p>
          </table:table-cell>
          <table:table-cell table:formula="oooc:=(_K*([.I611]-2*[.H611]+[.G611])) + [.H611]" office:value-type="float" office:value="0.356387846382427">
            <text:p>0.356388</text:p>
          </table:table-cell>
          <table:table-cell table:formula="oooc:=(_K*([.J611]-2*[.I611]+[.H611])) + [.I611]" office:value-type="float" office:value="0.267290884778309">
            <text:p>0.267291</text:p>
          </table:table-cell>
          <table:table-cell table:formula="oooc:=(_K*([.K611]-2*[.J611]+[.I611])) + [.J611]" office:value-type="float" office:value="0.178193923181279">
            <text:p>0.178194</text:p>
          </table:table-cell>
          <table:table-cell table:formula="oooc:=(_K*(_b-2*[.K611]+[.J611])) + [.K611]" office:value-type="float" office:value="0.089096961589318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12]-2*[.B612]+_a)) + [.B612]" office:value-type="float" office:value="0.890969616187755">
            <text:p>0.890970</text:p>
          </table:table-cell>
          <table:table-cell table:formula="oooc:=(_K*([.D612]-2*[.C612]+[.B612])) + [.C612]" office:value-type="float" office:value="0.801872654536824">
            <text:p>0.801873</text:p>
          </table:table-cell>
          <table:table-cell table:formula="oooc:=(_K*([.E612]-2*[.D612]+[.C612])) + [.D612]" office:value-type="float" office:value="0.712775692890799">
            <text:p>0.712776</text:p>
          </table:table-cell>
          <table:table-cell table:formula="oooc:=(_K*([.F612]-2*[.E612]+[.D612])) + [.E612]" office:value-type="float" office:value="0.623678731251632">
            <text:p>0.623679</text:p>
          </table:table-cell>
          <table:table-cell table:formula="oooc:=(_K*([.G612]-2*[.F612]+[.E612])) + [.F612]" office:value-type="float" office:value="0.53458176962072">
            <text:p>0.534582</text:p>
          </table:table-cell>
          <table:table-cell table:formula="oooc:=(_K*([.H612]-2*[.G612]+[.F612])) + [.G612]" office:value-type="float" office:value="0.445484807998789">
            <text:p>0.445485</text:p>
          </table:table-cell>
          <table:table-cell table:formula="oooc:=(_K*([.I612]-2*[.H612]+[.G612])) + [.H612]" office:value-type="float" office:value="0.356387846385839">
            <text:p>0.356388</text:p>
          </table:table-cell>
          <table:table-cell table:formula="oooc:=(_K*([.J612]-2*[.I612]+[.H612])) + [.I612]" office:value-type="float" office:value="0.267290884781144">
            <text:p>0.267291</text:p>
          </table:table-cell>
          <table:table-cell table:formula="oooc:=(_K*([.K612]-2*[.J612]+[.I612])) + [.J612]" office:value-type="float" office:value="0.178193923183307">
            <text:p>0.178194</text:p>
          </table:table-cell>
          <table:table-cell table:formula="oooc:=(_K*(_b-2*[.K612]+[.J612])) + [.K612]" office:value-type="float" office:value="0.089096961590375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13]-2*[.B613]+_a)) + [.B613]" office:value-type="float" office:value="0.890969616188777">
            <text:p>0.890970</text:p>
          </table:table-cell>
          <table:table-cell table:formula="oooc:=(_K*([.D613]-2*[.C613]+[.B613])) + [.C613]" office:value-type="float" office:value="0.801872654538786">
            <text:p>0.801873</text:p>
          </table:table-cell>
          <table:table-cell table:formula="oooc:=(_K*([.E613]-2*[.D613]+[.C613])) + [.D613]" office:value-type="float" office:value="0.712775692893542">
            <text:p>0.712776</text:p>
          </table:table-cell>
          <table:table-cell table:formula="oooc:=(_K*([.F613]-2*[.E613]+[.D613])) + [.E613]" office:value-type="float" office:value="0.623678731254934">
            <text:p>0.623679</text:p>
          </table:table-cell>
          <table:table-cell table:formula="oooc:=(_K*([.G613]-2*[.F613]+[.E613])) + [.F613]" office:value-type="float" office:value="0.534581769624312">
            <text:p>0.534582</text:p>
          </table:table-cell>
          <table:table-cell table:formula="oooc:=(_K*([.H613]-2*[.G613]+[.F613])) + [.G613]" office:value-type="float" office:value="0.445484808002381">
            <text:p>0.445485</text:p>
          </table:table-cell>
          <table:table-cell table:formula="oooc:=(_K*([.I613]-2*[.H613]+[.G613])) + [.H613]" office:value-type="float" office:value="0.356387846389141">
            <text:p>0.356388</text:p>
          </table:table-cell>
          <table:table-cell table:formula="oooc:=(_K*([.J613]-2*[.I613]+[.H613])) + [.I613]" office:value-type="float" office:value="0.267290884783887">
            <text:p>0.267291</text:p>
          </table:table-cell>
          <table:table-cell table:formula="oooc:=(_K*([.K613]-2*[.J613]+[.I613])) + [.J613]" office:value-type="float" office:value="0.178193923185269">
            <text:p>0.178194</text:p>
          </table:table-cell>
          <table:table-cell table:formula="oooc:=(_K*(_b-2*[.K613]+[.J613])) + [.K613]" office:value-type="float" office:value="0.089096961591397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14]-2*[.B614]+_a)) + [.B614]" office:value-type="float" office:value="0.890969616189767">
            <text:p>0.890970</text:p>
          </table:table-cell>
          <table:table-cell table:formula="oooc:=(_K*([.D614]-2*[.C614]+[.B614])) + [.C614]" office:value-type="float" office:value="0.801872654540685">
            <text:p>0.801873</text:p>
          </table:table-cell>
          <table:table-cell table:formula="oooc:=(_K*([.E614]-2*[.D614]+[.C614])) + [.D614]" office:value-type="float" office:value="0.712775692896197">
            <text:p>0.712776</text:p>
          </table:table-cell>
          <table:table-cell table:formula="oooc:=(_K*([.F614]-2*[.E614]+[.D614])) + [.E614]" office:value-type="float" office:value="0.623678731258129">
            <text:p>0.623679</text:p>
          </table:table-cell>
          <table:table-cell table:formula="oooc:=(_K*([.G614]-2*[.F614]+[.E614])) + [.F614]" office:value-type="float" office:value="0.534581769627789">
            <text:p>0.534582</text:p>
          </table:table-cell>
          <table:table-cell table:formula="oooc:=(_K*([.H614]-2*[.G614]+[.F614])) + [.G614]" office:value-type="float" office:value="0.445484808005858">
            <text:p>0.445485</text:p>
          </table:table-cell>
          <table:table-cell table:formula="oooc:=(_K*([.I614]-2*[.H614]+[.G614])) + [.H614]" office:value-type="float" office:value="0.356387846392336">
            <text:p>0.356388</text:p>
          </table:table-cell>
          <table:table-cell table:formula="oooc:=(_K*([.J614]-2*[.I614]+[.H614])) + [.I614]" office:value-type="float" office:value="0.267290884786541">
            <text:p>0.267291</text:p>
          </table:table-cell>
          <table:table-cell table:formula="oooc:=(_K*([.K614]-2*[.J614]+[.I614])) + [.J614]" office:value-type="float" office:value="0.178193923187168">
            <text:p>0.178194</text:p>
          </table:table-cell>
          <table:table-cell table:formula="oooc:=(_K*(_b-2*[.K614]+[.J614])) + [.K614]" office:value-type="float" office:value="0.089096961592387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15]-2*[.B615]+_a)) + [.B615]" office:value-type="float" office:value="0.890969616190724">
            <text:p>0.890970</text:p>
          </table:table-cell>
          <table:table-cell table:formula="oooc:=(_K*([.D615]-2*[.C615]+[.B615])) + [.C615]" office:value-type="float" office:value="0.801872654542522">
            <text:p>0.801873</text:p>
          </table:table-cell>
          <table:table-cell table:formula="oooc:=(_K*([.E615]-2*[.D615]+[.C615])) + [.D615]" office:value-type="float" office:value="0.712775692898765">
            <text:p>0.712776</text:p>
          </table:table-cell>
          <table:table-cell table:formula="oooc:=(_K*([.F615]-2*[.E615]+[.D615])) + [.E615]" office:value-type="float" office:value="0.62367873126122">
            <text:p>0.623679</text:p>
          </table:table-cell>
          <table:table-cell table:formula="oooc:=(_K*([.G615]-2*[.F615]+[.E615])) + [.F615]" office:value-type="float" office:value="0.534581769631152">
            <text:p>0.534582</text:p>
          </table:table-cell>
          <table:table-cell table:formula="oooc:=(_K*([.H615]-2*[.G615]+[.F615])) + [.G615]" office:value-type="float" office:value="0.445484808009221">
            <text:p>0.445485</text:p>
          </table:table-cell>
          <table:table-cell table:formula="oooc:=(_K*([.I615]-2*[.H615]+[.G615])) + [.H615]" office:value-type="float" office:value="0.356387846395427">
            <text:p>0.356388</text:p>
          </table:table-cell>
          <table:table-cell table:formula="oooc:=(_K*([.J615]-2*[.I615]+[.H615])) + [.I615]" office:value-type="float" office:value="0.26729088478911">
            <text:p>0.267291</text:p>
          </table:table-cell>
          <table:table-cell table:formula="oooc:=(_K*([.K615]-2*[.J615]+[.I615])) + [.J615]" office:value-type="float" office:value="0.178193923189005">
            <text:p>0.178194</text:p>
          </table:table-cell>
          <table:table-cell table:formula="oooc:=(_K*(_b-2*[.K615]+[.J615])) + [.K615]" office:value-type="float" office:value="0.089096961593344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16]-2*[.B616]+_a)) + [.B616]" office:value-type="float" office:value="0.89096961619165">
            <text:p>0.890970</text:p>
          </table:table-cell>
          <table:table-cell table:formula="oooc:=(_K*([.D616]-2*[.C616]+[.B616])) + [.C616]" office:value-type="float" office:value="0.8018726545443">
            <text:p>0.801873</text:p>
          </table:table-cell>
          <table:table-cell table:formula="oooc:=(_K*([.E616]-2*[.D616]+[.C616])) + [.D616]" office:value-type="float" office:value="0.71277569290125">
            <text:p>0.712776</text:p>
          </table:table-cell>
          <table:table-cell table:formula="oooc:=(_K*([.F616]-2*[.E616]+[.D616])) + [.E616]" office:value-type="float" office:value="0.623678731264211">
            <text:p>0.623679</text:p>
          </table:table-cell>
          <table:table-cell table:formula="oooc:=(_K*([.G616]-2*[.F616]+[.E616])) + [.F616]" office:value-type="float" office:value="0.534581769634407">
            <text:p>0.534582</text:p>
          </table:table-cell>
          <table:table-cell table:formula="oooc:=(_K*([.H616]-2*[.G616]+[.F616])) + [.G616]" office:value-type="float" office:value="0.445484808012476">
            <text:p>0.445485</text:p>
          </table:table-cell>
          <table:table-cell table:formula="oooc:=(_K*([.I616]-2*[.H616]+[.G616])) + [.H616]" office:value-type="float" office:value="0.356387846398418">
            <text:p>0.356388</text:p>
          </table:table-cell>
          <table:table-cell table:formula="oooc:=(_K*([.J616]-2*[.I616]+[.H616])) + [.I616]" office:value-type="float" office:value="0.267290884791595">
            <text:p>0.267291</text:p>
          </table:table-cell>
          <table:table-cell table:formula="oooc:=(_K*([.K616]-2*[.J616]+[.I616])) + [.J616]" office:value-type="float" office:value="0.178193923190783">
            <text:p>0.178194</text:p>
          </table:table-cell>
          <table:table-cell table:formula="oooc:=(_K*(_b-2*[.K616]+[.J616])) + [.K616]" office:value-type="float" office:value="0.089096961594270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17]-2*[.B617]+_a)) + [.B617]" office:value-type="float" office:value="0.890969616192547">
            <text:p>0.890970</text:p>
          </table:table-cell>
          <table:table-cell table:formula="oooc:=(_K*([.D617]-2*[.C617]+[.B617])) + [.C617]" office:value-type="float" office:value="0.80187265454602">
            <text:p>0.801873</text:p>
          </table:table-cell>
          <table:table-cell table:formula="oooc:=(_K*([.E617]-2*[.D617]+[.C617])) + [.D617]" office:value-type="float" office:value="0.712775692903654">
            <text:p>0.712776</text:p>
          </table:table-cell>
          <table:table-cell table:formula="oooc:=(_K*([.F617]-2*[.E617]+[.D617])) + [.E617]" office:value-type="float" office:value="0.623678731267105">
            <text:p>0.623679</text:p>
          </table:table-cell>
          <table:table-cell table:formula="oooc:=(_K*([.G617]-2*[.F617]+[.E617])) + [.F617]" office:value-type="float" office:value="0.534581769637556">
            <text:p>0.534582</text:p>
          </table:table-cell>
          <table:table-cell table:formula="oooc:=(_K*([.H617]-2*[.G617]+[.F617])) + [.G617]" office:value-type="float" office:value="0.445484808015625">
            <text:p>0.445485</text:p>
          </table:table-cell>
          <table:table-cell table:formula="oooc:=(_K*([.I617]-2*[.H617]+[.G617])) + [.H617]" office:value-type="float" office:value="0.356387846401312">
            <text:p>0.356388</text:p>
          </table:table-cell>
          <table:table-cell table:formula="oooc:=(_K*([.J617]-2*[.I617]+[.H617])) + [.I617]" office:value-type="float" office:value="0.267290884793999">
            <text:p>0.267291</text:p>
          </table:table-cell>
          <table:table-cell table:formula="oooc:=(_K*([.K617]-2*[.J617]+[.I617])) + [.J617]" office:value-type="float" office:value="0.178193923192503">
            <text:p>0.178194</text:p>
          </table:table-cell>
          <table:table-cell table:formula="oooc:=(_K*(_b-2*[.K617]+[.J617])) + [.K617]" office:value-type="float" office:value="0.089096961595167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18]-2*[.B618]+_a)) + [.B618]" office:value-type="float" office:value="0.890969616193414">
            <text:p>0.890970</text:p>
          </table:table-cell>
          <table:table-cell table:formula="oooc:=(_K*([.D618]-2*[.C618]+[.B618])) + [.C618]" office:value-type="float" office:value="0.801872654547684">
            <text:p>0.801873</text:p>
          </table:table-cell>
          <table:table-cell table:formula="oooc:=(_K*([.E618]-2*[.D618]+[.C618])) + [.D618]" office:value-type="float" office:value="0.712775692905981">
            <text:p>0.712776</text:p>
          </table:table-cell>
          <table:table-cell table:formula="oooc:=(_K*([.F618]-2*[.E618]+[.D618])) + [.E618]" office:value-type="float" office:value="0.623678731269905">
            <text:p>0.623679</text:p>
          </table:table-cell>
          <table:table-cell table:formula="oooc:=(_K*([.G618]-2*[.F618]+[.E618])) + [.F618]" office:value-type="float" office:value="0.534581769640603">
            <text:p>0.534582</text:p>
          </table:table-cell>
          <table:table-cell table:formula="oooc:=(_K*([.H618]-2*[.G618]+[.F618])) + [.G618]" office:value-type="float" office:value="0.445484808018672">
            <text:p>0.445485</text:p>
          </table:table-cell>
          <table:table-cell table:formula="oooc:=(_K*([.I618]-2*[.H618]+[.G618])) + [.H618]" office:value-type="float" office:value="0.356387846404112">
            <text:p>0.356388</text:p>
          </table:table-cell>
          <table:table-cell table:formula="oooc:=(_K*([.J618]-2*[.I618]+[.H618])) + [.I618]" office:value-type="float" office:value="0.267290884796326">
            <text:p>0.267291</text:p>
          </table:table-cell>
          <table:table-cell table:formula="oooc:=(_K*([.K618]-2*[.J618]+[.I618])) + [.J618]" office:value-type="float" office:value="0.178193923194167">
            <text:p>0.178194</text:p>
          </table:table-cell>
          <table:table-cell table:formula="oooc:=(_K*(_b-2*[.K618]+[.J618])) + [.K618]" office:value-type="float" office:value="0.089096961596034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19]-2*[.B619]+_a)) + [.B619]" office:value-type="float" office:value="0.890969616194253">
            <text:p>0.890970</text:p>
          </table:table-cell>
          <table:table-cell table:formula="oooc:=(_K*([.D619]-2*[.C619]+[.B619])) + [.C619]" office:value-type="float" office:value="0.801872654549295">
            <text:p>0.801873</text:p>
          </table:table-cell>
          <table:table-cell table:formula="oooc:=(_K*([.E619]-2*[.D619]+[.C619])) + [.D619]" office:value-type="float" office:value="0.712775692908232">
            <text:p>0.712776</text:p>
          </table:table-cell>
          <table:table-cell table:formula="oooc:=(_K*([.F619]-2*[.E619]+[.D619])) + [.E619]" office:value-type="float" office:value="0.623678731272615">
            <text:p>0.623679</text:p>
          </table:table-cell>
          <table:table-cell table:formula="oooc:=(_K*([.G619]-2*[.F619]+[.E619])) + [.F619]" office:value-type="float" office:value="0.534581769643552">
            <text:p>0.534582</text:p>
          </table:table-cell>
          <table:table-cell table:formula="oooc:=(_K*([.H619]-2*[.G619]+[.F619])) + [.G619]" office:value-type="float" office:value="0.44548480802162">
            <text:p>0.445485</text:p>
          </table:table-cell>
          <table:table-cell table:formula="oooc:=(_K*([.I619]-2*[.H619]+[.G619])) + [.H619]" office:value-type="float" office:value="0.356387846406821">
            <text:p>0.356388</text:p>
          </table:table-cell>
          <table:table-cell table:formula="oooc:=(_K*([.J619]-2*[.I619]+[.H619])) + [.I619]" office:value-type="float" office:value="0.267290884798577">
            <text:p>0.267291</text:p>
          </table:table-cell>
          <table:table-cell table:formula="oooc:=(_K*([.K619]-2*[.J619]+[.I619])) + [.J619]" office:value-type="float" office:value="0.178193923195777">
            <text:p>0.178194</text:p>
          </table:table-cell>
          <table:table-cell table:formula="oooc:=(_K*(_b-2*[.K619]+[.J619])) + [.K619]" office:value-type="float" office:value="0.089096961596873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20]-2*[.B620]+_a)) + [.B620]" office:value-type="float" office:value="0.890969616195065">
            <text:p>0.890970</text:p>
          </table:table-cell>
          <table:table-cell table:formula="oooc:=(_K*([.D620]-2*[.C620]+[.B620])) + [.C620]" office:value-type="float" office:value="0.801872654550853">
            <text:p>0.801873</text:p>
          </table:table-cell>
          <table:table-cell table:formula="oooc:=(_K*([.E620]-2*[.D620]+[.C620])) + [.D620]" office:value-type="float" office:value="0.71277569291041">
            <text:p>0.712776</text:p>
          </table:table-cell>
          <table:table-cell table:formula="oooc:=(_K*([.F620]-2*[.E620]+[.D620])) + [.E620]" office:value-type="float" office:value="0.623678731275236">
            <text:p>0.623679</text:p>
          </table:table-cell>
          <table:table-cell table:formula="oooc:=(_K*([.G620]-2*[.F620]+[.E620])) + [.F620]" office:value-type="float" office:value="0.534581769646404">
            <text:p>0.534582</text:p>
          </table:table-cell>
          <table:table-cell table:formula="oooc:=(_K*([.H620]-2*[.G620]+[.F620])) + [.G620]" office:value-type="float" office:value="0.445484808024473">
            <text:p>0.445485</text:p>
          </table:table-cell>
          <table:table-cell table:formula="oooc:=(_K*([.I620]-2*[.H620]+[.G620])) + [.H620]" office:value-type="float" office:value="0.356387846409443">
            <text:p>0.356388</text:p>
          </table:table-cell>
          <table:table-cell table:formula="oooc:=(_K*([.J620]-2*[.I620]+[.H620])) + [.I620]" office:value-type="float" office:value="0.267290884800755">
            <text:p>0.267291</text:p>
          </table:table-cell>
          <table:table-cell table:formula="oooc:=(_K*([.K620]-2*[.J620]+[.I620])) + [.J620]" office:value-type="float" office:value="0.178193923197336">
            <text:p>0.178194</text:p>
          </table:table-cell>
          <table:table-cell table:formula="oooc:=(_K*(_b-2*[.K620]+[.J620])) + [.K620]" office:value-type="float" office:value="0.089096961597685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21]-2*[.B621]+_a)) + [.B621]" office:value-type="float" office:value="0.890969616195851">
            <text:p>0.890970</text:p>
          </table:table-cell>
          <table:table-cell table:formula="oooc:=(_K*([.D621]-2*[.C621]+[.B621])) + [.C621]" office:value-type="float" office:value="0.801872654552361">
            <text:p>0.801873</text:p>
          </table:table-cell>
          <table:table-cell table:formula="oooc:=(_K*([.E621]-2*[.D621]+[.C621])) + [.D621]" office:value-type="float" office:value="0.712775692912518">
            <text:p>0.712776</text:p>
          </table:table-cell>
          <table:table-cell table:formula="oooc:=(_K*([.F621]-2*[.E621]+[.D621])) + [.E621]" office:value-type="float" office:value="0.623678731277773">
            <text:p>0.623679</text:p>
          </table:table-cell>
          <table:table-cell table:formula="oooc:=(_K*([.G621]-2*[.F621]+[.E621])) + [.F621]" office:value-type="float" office:value="0.534581769649165">
            <text:p>0.534582</text:p>
          </table:table-cell>
          <table:table-cell table:formula="oooc:=(_K*([.H621]-2*[.G621]+[.F621])) + [.G621]" office:value-type="float" office:value="0.445484808027234">
            <text:p>0.445485</text:p>
          </table:table-cell>
          <table:table-cell table:formula="oooc:=(_K*([.I621]-2*[.H621]+[.G621])) + [.H621]" office:value-type="float" office:value="0.35638784641198">
            <text:p>0.356388</text:p>
          </table:table-cell>
          <table:table-cell table:formula="oooc:=(_K*([.J621]-2*[.I621]+[.H621])) + [.I621]" office:value-type="float" office:value="0.267290884802862">
            <text:p>0.267291</text:p>
          </table:table-cell>
          <table:table-cell table:formula="oooc:=(_K*([.K621]-2*[.J621]+[.I621])) + [.J621]" office:value-type="float" office:value="0.178193923198843">
            <text:p>0.178194</text:p>
          </table:table-cell>
          <table:table-cell table:formula="oooc:=(_K*(_b-2*[.K621]+[.J621])) + [.K621]" office:value-type="float" office:value="0.089096961598471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22]-2*[.B622]+_a)) + [.B622]" office:value-type="float" office:value="0.890969616196611">
            <text:p>0.890970</text:p>
          </table:table-cell>
          <table:table-cell table:formula="oooc:=(_K*([.D622]-2*[.C622]+[.B622])) + [.C622]" office:value-type="float" office:value="0.80187265455382">
            <text:p>0.801873</text:p>
          </table:table-cell>
          <table:table-cell table:formula="oooc:=(_K*([.E622]-2*[.D622]+[.C622])) + [.D622]" office:value-type="float" office:value="0.712775692914557">
            <text:p>0.712776</text:p>
          </table:table-cell>
          <table:table-cell table:formula="oooc:=(_K*([.F622]-2*[.E622]+[.D622])) + [.E622]" office:value-type="float" office:value="0.623678731280228">
            <text:p>0.623679</text:p>
          </table:table-cell>
          <table:table-cell table:formula="oooc:=(_K*([.G622]-2*[.F622]+[.E622])) + [.F622]" office:value-type="float" office:value="0.534581769651836">
            <text:p>0.534582</text:p>
          </table:table-cell>
          <table:table-cell table:formula="oooc:=(_K*([.H622]-2*[.G622]+[.F622])) + [.G622]" office:value-type="float" office:value="0.445484808029905">
            <text:p>0.445485</text:p>
          </table:table-cell>
          <table:table-cell table:formula="oooc:=(_K*([.I622]-2*[.H622]+[.G622])) + [.H622]" office:value-type="float" office:value="0.356387846414434">
            <text:p>0.356388</text:p>
          </table:table-cell>
          <table:table-cell table:formula="oooc:=(_K*([.J622]-2*[.I622]+[.H622])) + [.I622]" office:value-type="float" office:value="0.267290884804902">
            <text:p>0.267291</text:p>
          </table:table-cell>
          <table:table-cell table:formula="oooc:=(_K*([.K622]-2*[.J622]+[.I622])) + [.J622]" office:value-type="float" office:value="0.178193923200302">
            <text:p>0.178194</text:p>
          </table:table-cell>
          <table:table-cell table:formula="oooc:=(_K*(_b-2*[.K622]+[.J622])) + [.K622]" office:value-type="float" office:value="0.089096961599231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23]-2*[.B623]+_a)) + [.B623]" office:value-type="float" office:value="0.890969616197347">
            <text:p>0.890970</text:p>
          </table:table-cell>
          <table:table-cell table:formula="oooc:=(_K*([.D623]-2*[.C623]+[.B623])) + [.C623]" office:value-type="float" office:value="0.801872654555231">
            <text:p>0.801873</text:p>
          </table:table-cell>
          <table:table-cell table:formula="oooc:=(_K*([.E623]-2*[.D623]+[.C623])) + [.D623]" office:value-type="float" office:value="0.71277569291653">
            <text:p>0.712776</text:p>
          </table:table-cell>
          <table:table-cell table:formula="oooc:=(_K*([.F623]-2*[.E623]+[.D623])) + [.E623]" office:value-type="float" office:value="0.623678731282603">
            <text:p>0.623679</text:p>
          </table:table-cell>
          <table:table-cell table:formula="oooc:=(_K*([.G623]-2*[.F623]+[.E623])) + [.F623]" office:value-type="float" office:value="0.53458176965442">
            <text:p>0.534582</text:p>
          </table:table-cell>
          <table:table-cell table:formula="oooc:=(_K*([.H623]-2*[.G623]+[.F623])) + [.G623]" office:value-type="float" office:value="0.445484808032489">
            <text:p>0.445485</text:p>
          </table:table-cell>
          <table:table-cell table:formula="oooc:=(_K*([.I623]-2*[.H623]+[.G623])) + [.H623]" office:value-type="float" office:value="0.356387846416809">
            <text:p>0.356388</text:p>
          </table:table-cell>
          <table:table-cell table:formula="oooc:=(_K*([.J623]-2*[.I623]+[.H623])) + [.I623]" office:value-type="float" office:value="0.267290884806875">
            <text:p>0.267291</text:p>
          </table:table-cell>
          <table:table-cell table:formula="oooc:=(_K*([.K623]-2*[.J623]+[.I623])) + [.J623]" office:value-type="float" office:value="0.178193923201714">
            <text:p>0.178194</text:p>
          </table:table-cell>
          <table:table-cell table:formula="oooc:=(_K*(_b-2*[.K623]+[.J623])) + [.K623]" office:value-type="float" office:value="0.089096961599967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24]-2*[.B624]+_a)) + [.B624]" office:value-type="float" office:value="0.890969616198058">
            <text:p>0.890970</text:p>
          </table:table-cell>
          <table:table-cell table:formula="oooc:=(_K*([.D624]-2*[.C624]+[.B624])) + [.C624]" office:value-type="float" office:value="0.801872654556597">
            <text:p>0.801873</text:p>
          </table:table-cell>
          <table:table-cell table:formula="oooc:=(_K*([.E624]-2*[.D624]+[.C624])) + [.D624]" office:value-type="float" office:value="0.71277569291844">
            <text:p>0.712776</text:p>
          </table:table-cell>
          <table:table-cell table:formula="oooc:=(_K*([.F624]-2*[.E624]+[.D624])) + [.E624]" office:value-type="float" office:value="0.623678731284901">
            <text:p>0.623679</text:p>
          </table:table-cell>
          <table:table-cell table:formula="oooc:=(_K*([.G624]-2*[.F624]+[.E624])) + [.F624]" office:value-type="float" office:value="0.534581769656921">
            <text:p>0.534582</text:p>
          </table:table-cell>
          <table:table-cell table:formula="oooc:=(_K*([.H624]-2*[.G624]+[.F624])) + [.G624]" office:value-type="float" office:value="0.445484808034989">
            <text:p>0.445485</text:p>
          </table:table-cell>
          <table:table-cell table:formula="oooc:=(_K*([.I624]-2*[.H624]+[.G624])) + [.H624]" office:value-type="float" office:value="0.356387846419107">
            <text:p>0.356388</text:p>
          </table:table-cell>
          <table:table-cell table:formula="oooc:=(_K*([.J624]-2*[.I624]+[.H624])) + [.I624]" office:value-type="float" office:value="0.267290884808784">
            <text:p>0.267291</text:p>
          </table:table-cell>
          <table:table-cell table:formula="oooc:=(_K*([.K624]-2*[.J624]+[.I624])) + [.J624]" office:value-type="float" office:value="0.17819392320308">
            <text:p>0.178194</text:p>
          </table:table-cell>
          <table:table-cell table:formula="oooc:=(_K*(_b-2*[.K624]+[.J624])) + [.K624]" office:value-type="float" office:value="0.08909696160067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25]-2*[.B625]+_a)) + [.B625]" office:value-type="float" office:value="0.890969616198747">
            <text:p>0.890970</text:p>
          </table:table-cell>
          <table:table-cell table:formula="oooc:=(_K*([.D625]-2*[.C625]+[.B625])) + [.C625]" office:value-type="float" office:value="0.801872654557919">
            <text:p>0.801873</text:p>
          </table:table-cell>
          <table:table-cell table:formula="oooc:=(_K*([.E625]-2*[.D625]+[.C625])) + [.D625]" office:value-type="float" office:value="0.712775692920287">
            <text:p>0.712776</text:p>
          </table:table-cell>
          <table:table-cell table:formula="oooc:=(_K*([.F625]-2*[.E625]+[.D625])) + [.E625]" office:value-type="float" office:value="0.623678731287124">
            <text:p>0.623679</text:p>
          </table:table-cell>
          <table:table-cell table:formula="oooc:=(_K*([.G625]-2*[.F625]+[.E625])) + [.F625]" office:value-type="float" office:value="0.53458176965934">
            <text:p>0.534582</text:p>
          </table:table-cell>
          <table:table-cell table:formula="oooc:=(_K*([.H625]-2*[.G625]+[.F625])) + [.G625]" office:value-type="float" office:value="0.445484808037409">
            <text:p>0.445485</text:p>
          </table:table-cell>
          <table:table-cell table:formula="oooc:=(_K*([.I625]-2*[.H625]+[.G625])) + [.H625]" office:value-type="float" office:value="0.356387846421331">
            <text:p>0.356388</text:p>
          </table:table-cell>
          <table:table-cell table:formula="oooc:=(_K*([.J625]-2*[.I625]+[.H625])) + [.I625]" office:value-type="float" office:value="0.267290884810632">
            <text:p>0.267291</text:p>
          </table:table-cell>
          <table:table-cell table:formula="oooc:=(_K*([.K625]-2*[.J625]+[.I625])) + [.J625]" office:value-type="float" office:value="0.178193923204401">
            <text:p>0.178194</text:p>
          </table:table-cell>
          <table:table-cell table:formula="oooc:=(_K*(_b-2*[.K625]+[.J625])) + [.K625]" office:value-type="float" office:value="0.089096961601367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26]-2*[.B626]+_a)) + [.B626]" office:value-type="float" office:value="0.890969616199413">
            <text:p>0.890970</text:p>
          </table:table-cell>
          <table:table-cell table:formula="oooc:=(_K*([.D626]-2*[.C626]+[.B626])) + [.C626]" office:value-type="float" office:value="0.801872654559197">
            <text:p>0.801873</text:p>
          </table:table-cell>
          <table:table-cell table:formula="oooc:=(_K*([.E626]-2*[.D626]+[.C626])) + [.D626]" office:value-type="float" office:value="0.712775692922075">
            <text:p>0.712776</text:p>
          </table:table-cell>
          <table:table-cell table:formula="oooc:=(_K*([.F626]-2*[.E626]+[.D626])) + [.E626]" office:value-type="float" office:value="0.623678731289276">
            <text:p>0.623679</text:p>
          </table:table-cell>
          <table:table-cell table:formula="oooc:=(_K*([.G626]-2*[.F626]+[.E626])) + [.F626]" office:value-type="float" office:value="0.534581769661681">
            <text:p>0.534582</text:p>
          </table:table-cell>
          <table:table-cell table:formula="oooc:=(_K*([.H626]-2*[.G626]+[.F626])) + [.G626]" office:value-type="float" office:value="0.44548480803975">
            <text:p>0.445485</text:p>
          </table:table-cell>
          <table:table-cell table:formula="oooc:=(_K*([.I626]-2*[.H626]+[.G626])) + [.H626]" office:value-type="float" office:value="0.356387846423483">
            <text:p>0.356388</text:p>
          </table:table-cell>
          <table:table-cell table:formula="oooc:=(_K*([.J626]-2*[.I626]+[.H626])) + [.I626]" office:value-type="float" office:value="0.267290884812419">
            <text:p>0.267291</text:p>
          </table:table-cell>
          <table:table-cell table:formula="oooc:=(_K*([.K626]-2*[.J626]+[.I626])) + [.J626]" office:value-type="float" office:value="0.17819392320568">
            <text:p>0.178194</text:p>
          </table:table-cell>
          <table:table-cell table:formula="oooc:=(_K*(_b-2*[.K626]+[.J626])) + [.K626]" office:value-type="float" office:value="0.08909696160203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27]-2*[.B627]+_a)) + [.B627]" office:value-type="float" office:value="0.890969616200058">
            <text:p>0.890970</text:p>
          </table:table-cell>
          <table:table-cell table:formula="oooc:=(_K*([.D627]-2*[.C627]+[.B627])) + [.C627]" office:value-type="float" office:value="0.801872654560435">
            <text:p>0.801873</text:p>
          </table:table-cell>
          <table:table-cell table:formula="oooc:=(_K*([.E627]-2*[.D627]+[.C627])) + [.D627]" office:value-type="float" office:value="0.712775692923804">
            <text:p>0.712776</text:p>
          </table:table-cell>
          <table:table-cell table:formula="oooc:=(_K*([.F627]-2*[.E627]+[.D627])) + [.E627]" office:value-type="float" office:value="0.623678731291358">
            <text:p>0.623679</text:p>
          </table:table-cell>
          <table:table-cell table:formula="oooc:=(_K*([.G627]-2*[.F627]+[.E627])) + [.F627]" office:value-type="float" office:value="0.534581769663947">
            <text:p>0.534582</text:p>
          </table:table-cell>
          <table:table-cell table:formula="oooc:=(_K*([.H627]-2*[.G627]+[.F627])) + [.G627]" office:value-type="float" office:value="0.445484808042016">
            <text:p>0.445485</text:p>
          </table:table-cell>
          <table:table-cell table:formula="oooc:=(_K*([.I627]-2*[.H627]+[.G627])) + [.H627]" office:value-type="float" office:value="0.356387846425564">
            <text:p>0.356388</text:p>
          </table:table-cell>
          <table:table-cell table:formula="oooc:=(_K*([.J627]-2*[.I627]+[.H627])) + [.I627]" office:value-type="float" office:value="0.267290884814149">
            <text:p>0.267291</text:p>
          </table:table-cell>
          <table:table-cell table:formula="oooc:=(_K*([.K627]-2*[.J627]+[.I627])) + [.J627]" office:value-type="float" office:value="0.178193923206917">
            <text:p>0.178194</text:p>
          </table:table-cell>
          <table:table-cell table:formula="oooc:=(_K*(_b-2*[.K627]+[.J627])) + [.K627]" office:value-type="float" office:value="0.089096961602678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28]-2*[.B628]+_a)) + [.B628]" office:value-type="float" office:value="0.890969616200682">
            <text:p>0.890970</text:p>
          </table:table-cell>
          <table:table-cell table:formula="oooc:=(_K*([.D628]-2*[.C628]+[.B628])) + [.C628]" office:value-type="float" office:value="0.801872654561632">
            <text:p>0.801873</text:p>
          </table:table-cell>
          <table:table-cell table:formula="oooc:=(_K*([.E628]-2*[.D628]+[.C628])) + [.D628]" office:value-type="float" office:value="0.712775692925478">
            <text:p>0.712776</text:p>
          </table:table-cell>
          <table:table-cell table:formula="oooc:=(_K*([.F628]-2*[.E628]+[.D628])) + [.E628]" office:value-type="float" office:value="0.623678731293372">
            <text:p>0.623679</text:p>
          </table:table-cell>
          <table:table-cell table:formula="oooc:=(_K*([.G628]-2*[.F628]+[.E628])) + [.F628]" office:value-type="float" office:value="0.534581769666139">
            <text:p>0.534582</text:p>
          </table:table-cell>
          <table:table-cell table:formula="oooc:=(_K*([.H628]-2*[.G628]+[.F628])) + [.G628]" office:value-type="float" office:value="0.445484808044208">
            <text:p>0.445485</text:p>
          </table:table-cell>
          <table:table-cell table:formula="oooc:=(_K*([.I628]-2*[.H628]+[.G628])) + [.H628]" office:value-type="float" office:value="0.356387846427579">
            <text:p>0.356388</text:p>
          </table:table-cell>
          <table:table-cell table:formula="oooc:=(_K*([.J628]-2*[.I628]+[.H628])) + [.I628]" office:value-type="float" office:value="0.267290884815822">
            <text:p>0.267291</text:p>
          </table:table-cell>
          <table:table-cell table:formula="oooc:=(_K*([.K628]-2*[.J628]+[.I628])) + [.J628]" office:value-type="float" office:value="0.178193923208115">
            <text:p>0.178194</text:p>
          </table:table-cell>
          <table:table-cell table:formula="oooc:=(_K*(_b-2*[.K628]+[.J628])) + [.K628]" office:value-type="float" office:value="0.089096961603302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29]-2*[.B629]+_a)) + [.B629]" office:value-type="float" office:value="0.890969616201286">
            <text:p>0.890970</text:p>
          </table:table-cell>
          <table:table-cell table:formula="oooc:=(_K*([.D629]-2*[.C629]+[.B629])) + [.C629]" office:value-type="float" office:value="0.80187265456279">
            <text:p>0.801873</text:p>
          </table:table-cell>
          <table:table-cell table:formula="oooc:=(_K*([.E629]-2*[.D629]+[.C629])) + [.D629]" office:value-type="float" office:value="0.712775692927097">
            <text:p>0.712776</text:p>
          </table:table-cell>
          <table:table-cell table:formula="oooc:=(_K*([.F629]-2*[.E629]+[.D629])) + [.E629]" office:value-type="float" office:value="0.623678731295321">
            <text:p>0.623679</text:p>
          </table:table-cell>
          <table:table-cell table:formula="oooc:=(_K*([.G629]-2*[.F629]+[.E629])) + [.F629]" office:value-type="float" office:value="0.53458176966826">
            <text:p>0.534582</text:p>
          </table:table-cell>
          <table:table-cell table:formula="oooc:=(_K*([.H629]-2*[.G629]+[.F629])) + [.G629]" office:value-type="float" office:value="0.445484808046328">
            <text:p>0.445485</text:p>
          </table:table-cell>
          <table:table-cell table:formula="oooc:=(_K*([.I629]-2*[.H629]+[.G629])) + [.H629]" office:value-type="float" office:value="0.356387846429528">
            <text:p>0.356388</text:p>
          </table:table-cell>
          <table:table-cell table:formula="oooc:=(_K*([.J629]-2*[.I629]+[.H629])) + [.I629]" office:value-type="float" office:value="0.267290884817442">
            <text:p>0.267291</text:p>
          </table:table-cell>
          <table:table-cell table:formula="oooc:=(_K*([.K629]-2*[.J629]+[.I629])) + [.J629]" office:value-type="float" office:value="0.178193923209273">
            <text:p>0.178194</text:p>
          </table:table-cell>
          <table:table-cell table:formula="oooc:=(_K*(_b-2*[.K629]+[.J629])) + [.K629]" office:value-type="float" office:value="0.089096961603906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30]-2*[.B630]+_a)) + [.B630]" office:value-type="float" office:value="0.89096961620187">
            <text:p>0.890970</text:p>
          </table:table-cell>
          <table:table-cell table:formula="oooc:=(_K*([.D630]-2*[.C630]+[.B630])) + [.C630]" office:value-type="float" office:value="0.801872654563911">
            <text:p>0.801873</text:p>
          </table:table-cell>
          <table:table-cell table:formula="oooc:=(_K*([.E630]-2*[.D630]+[.C630])) + [.D630]" office:value-type="float" office:value="0.712775692928664">
            <text:p>0.712776</text:p>
          </table:table-cell>
          <table:table-cell table:formula="oooc:=(_K*([.F630]-2*[.E630]+[.D630])) + [.E630]" office:value-type="float" office:value="0.623678731297207">
            <text:p>0.623679</text:p>
          </table:table-cell>
          <table:table-cell table:formula="oooc:=(_K*([.G630]-2*[.F630]+[.E630])) + [.F630]" office:value-type="float" office:value="0.534581769670312">
            <text:p>0.534582</text:p>
          </table:table-cell>
          <table:table-cell table:formula="oooc:=(_K*([.H630]-2*[.G630]+[.F630])) + [.G630]" office:value-type="float" office:value="0.445484808048381">
            <text:p>0.445485</text:p>
          </table:table-cell>
          <table:table-cell table:formula="oooc:=(_K*([.I630]-2*[.H630]+[.G630])) + [.H630]" office:value-type="float" office:value="0.356387846431414">
            <text:p>0.356388</text:p>
          </table:table-cell>
          <table:table-cell table:formula="oooc:=(_K*([.J630]-2*[.I630]+[.H630])) + [.I630]" office:value-type="float" office:value="0.267290884819009">
            <text:p>0.267291</text:p>
          </table:table-cell>
          <table:table-cell table:formula="oooc:=(_K*([.K630]-2*[.J630]+[.I630])) + [.J630]" office:value-type="float" office:value="0.178193923210394">
            <text:p>0.178194</text:p>
          </table:table-cell>
          <table:table-cell table:formula="oooc:=(_K*(_b-2*[.K630]+[.J630])) + [.K630]" office:value-type="float" office:value="0.089096961604490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31]-2*[.B631]+_a)) + [.B631]" office:value-type="float" office:value="0.890969616202435">
            <text:p>0.890970</text:p>
          </table:table-cell>
          <table:table-cell table:formula="oooc:=(_K*([.D631]-2*[.C631]+[.B631])) + [.C631]" office:value-type="float" office:value="0.801872654564996">
            <text:p>0.801873</text:p>
          </table:table-cell>
          <table:table-cell table:formula="oooc:=(_K*([.E631]-2*[.D631]+[.C631])) + [.D631]" office:value-type="float" office:value="0.71277569293018">
            <text:p>0.712776</text:p>
          </table:table-cell>
          <table:table-cell table:formula="oooc:=(_K*([.F631]-2*[.E631]+[.D631])) + [.E631]" office:value-type="float" office:value="0.623678731299032">
            <text:p>0.623679</text:p>
          </table:table-cell>
          <table:table-cell table:formula="oooc:=(_K*([.G631]-2*[.F631]+[.E631])) + [.F631]" office:value-type="float" office:value="0.534581769672297">
            <text:p>0.534582</text:p>
          </table:table-cell>
          <table:table-cell table:formula="oooc:=(_K*([.H631]-2*[.G631]+[.F631])) + [.G631]" office:value-type="float" office:value="0.445484808050366">
            <text:p>0.445485</text:p>
          </table:table-cell>
          <table:table-cell table:formula="oooc:=(_K*([.I631]-2*[.H631]+[.G631])) + [.H631]" office:value-type="float" office:value="0.356387846433238">
            <text:p>0.356388</text:p>
          </table:table-cell>
          <table:table-cell table:formula="oooc:=(_K*([.J631]-2*[.I631]+[.H631])) + [.I631]" office:value-type="float" office:value="0.267290884820525">
            <text:p>0.267291</text:p>
          </table:table-cell>
          <table:table-cell table:formula="oooc:=(_K*([.K631]-2*[.J631]+[.I631])) + [.J631]" office:value-type="float" office:value="0.178193923211478">
            <text:p>0.178194</text:p>
          </table:table-cell>
          <table:table-cell table:formula="oooc:=(_K*(_b-2*[.K631]+[.J631])) + [.K631]" office:value-type="float" office:value="0.089096961605055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32]-2*[.B632]+_a)) + [.B632]" office:value-type="float" office:value="0.890969616202982">
            <text:p>0.890970</text:p>
          </table:table-cell>
          <table:table-cell table:formula="oooc:=(_K*([.D632]-2*[.C632]+[.B632])) + [.C632]" office:value-type="float" office:value="0.801872654566045">
            <text:p>0.801873</text:p>
          </table:table-cell>
          <table:table-cell table:formula="oooc:=(_K*([.E632]-2*[.D632]+[.C632])) + [.D632]" office:value-type="float" office:value="0.712775692931647">
            <text:p>0.712776</text:p>
          </table:table-cell>
          <table:table-cell table:formula="oooc:=(_K*([.F632]-2*[.E632]+[.D632])) + [.E632]" office:value-type="float" office:value="0.623678731300797">
            <text:p>0.623679</text:p>
          </table:table-cell>
          <table:table-cell table:formula="oooc:=(_K*([.G632]-2*[.F632]+[.E632])) + [.F632]" office:value-type="float" office:value="0.534581769674219">
            <text:p>0.534582</text:p>
          </table:table-cell>
          <table:table-cell table:formula="oooc:=(_K*([.H632]-2*[.G632]+[.F632])) + [.G632]" office:value-type="float" office:value="0.445484808052287">
            <text:p>0.445485</text:p>
          </table:table-cell>
          <table:table-cell table:formula="oooc:=(_K*([.I632]-2*[.H632]+[.G632])) + [.H632]" office:value-type="float" office:value="0.356387846435004">
            <text:p>0.356388</text:p>
          </table:table-cell>
          <table:table-cell table:formula="oooc:=(_K*([.J632]-2*[.I632]+[.H632])) + [.I632]" office:value-type="float" office:value="0.267290884821992">
            <text:p>0.267291</text:p>
          </table:table-cell>
          <table:table-cell table:formula="oooc:=(_K*([.K632]-2*[.J632]+[.I632])) + [.J632]" office:value-type="float" office:value="0.178193923212528">
            <text:p>0.178194</text:p>
          </table:table-cell>
          <table:table-cell table:formula="oooc:=(_K*(_b-2*[.K632]+[.J632])) + [.K632]" office:value-type="float" office:value="0.089096961605602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33]-2*[.B633]+_a)) + [.B633]" office:value-type="float" office:value="0.890969616203511">
            <text:p>0.890970</text:p>
          </table:table-cell>
          <table:table-cell table:formula="oooc:=(_K*([.D633]-2*[.C633]+[.B633])) + [.C633]" office:value-type="float" office:value="0.801872654567061">
            <text:p>0.801873</text:p>
          </table:table-cell>
          <table:table-cell table:formula="oooc:=(_K*([.E633]-2*[.D633]+[.C633])) + [.D633]" office:value-type="float" office:value="0.712775692933066">
            <text:p>0.712776</text:p>
          </table:table-cell>
          <table:table-cell table:formula="oooc:=(_K*([.F633]-2*[.E633]+[.D633])) + [.E633]" office:value-type="float" office:value="0.623678731302506">
            <text:p>0.623679</text:p>
          </table:table-cell>
          <table:table-cell table:formula="oooc:=(_K*([.G633]-2*[.F633]+[.E633])) + [.F633]" office:value-type="float" office:value="0.534581769676078">
            <text:p>0.534582</text:p>
          </table:table-cell>
          <table:table-cell table:formula="oooc:=(_K*([.H633]-2*[.G633]+[.F633])) + [.G633]" office:value-type="float" office:value="0.445484808054147">
            <text:p>0.445485</text:p>
          </table:table-cell>
          <table:table-cell table:formula="oooc:=(_K*([.I633]-2*[.H633]+[.G633])) + [.H633]" office:value-type="float" office:value="0.356387846436712">
            <text:p>0.356388</text:p>
          </table:table-cell>
          <table:table-cell table:formula="oooc:=(_K*([.J633]-2*[.I633]+[.H633])) + [.I633]" office:value-type="float" office:value="0.267290884823411">
            <text:p>0.267291</text:p>
          </table:table-cell>
          <table:table-cell table:formula="oooc:=(_K*([.K633]-2*[.J633]+[.I633])) + [.J633]" office:value-type="float" office:value="0.178193923213543">
            <text:p>0.178194</text:p>
          </table:table-cell>
          <table:table-cell table:formula="oooc:=(_K*(_b-2*[.K633]+[.J633])) + [.K633]" office:value-type="float" office:value="0.089096961606131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34]-2*[.B634]+_a)) + [.B634]" office:value-type="float" office:value="0.890969616204023">
            <text:p>0.890970</text:p>
          </table:table-cell>
          <table:table-cell table:formula="oooc:=(_K*([.D634]-2*[.C634]+[.B634])) + [.C634]" office:value-type="float" office:value="0.801872654568043">
            <text:p>0.801873</text:p>
          </table:table-cell>
          <table:table-cell table:formula="oooc:=(_K*([.E634]-2*[.D634]+[.C634])) + [.D634]" office:value-type="float" office:value="0.71277569293444">
            <text:p>0.712776</text:p>
          </table:table-cell>
          <table:table-cell table:formula="oooc:=(_K*([.F634]-2*[.E634]+[.D634])) + [.E634]" office:value-type="float" office:value="0.623678731304159">
            <text:p>0.623679</text:p>
          </table:table-cell>
          <table:table-cell table:formula="oooc:=(_K*([.G634]-2*[.F634]+[.E634])) + [.F634]" office:value-type="float" office:value="0.534581769677876">
            <text:p>0.534582</text:p>
          </table:table-cell>
          <table:table-cell table:formula="oooc:=(_K*([.H634]-2*[.G634]+[.F634])) + [.G634]" office:value-type="float" office:value="0.445484808055945">
            <text:p>0.445485</text:p>
          </table:table-cell>
          <table:table-cell table:formula="oooc:=(_K*([.I634]-2*[.H634]+[.G634])) + [.H634]" office:value-type="float" office:value="0.356387846438366">
            <text:p>0.356388</text:p>
          </table:table-cell>
          <table:table-cell table:formula="oooc:=(_K*([.J634]-2*[.I634]+[.H634])) + [.I634]" office:value-type="float" office:value="0.267290884824784">
            <text:p>0.267291</text:p>
          </table:table-cell>
          <table:table-cell table:formula="oooc:=(_K*([.K634]-2*[.J634]+[.I634])) + [.J634]" office:value-type="float" office:value="0.178193923214526">
            <text:p>0.178194</text:p>
          </table:table-cell>
          <table:table-cell table:formula="oooc:=(_K*(_b-2*[.K634]+[.J634])) + [.K634]" office:value-type="float" office:value="0.089096961606643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35]-2*[.B635]+_a)) + [.B635]" office:value-type="float" office:value="0.890969616204518">
            <text:p>0.890970</text:p>
          </table:table-cell>
          <table:table-cell table:formula="oooc:=(_K*([.D635]-2*[.C635]+[.B635])) + [.C635]" office:value-type="float" office:value="0.801872654568994">
            <text:p>0.801873</text:p>
          </table:table-cell>
          <table:table-cell table:formula="oooc:=(_K*([.E635]-2*[.D635]+[.C635])) + [.D635]" office:value-type="float" office:value="0.712775692935769">
            <text:p>0.712776</text:p>
          </table:table-cell>
          <table:table-cell table:formula="oooc:=(_K*([.F635]-2*[.E635]+[.D635])) + [.E635]" office:value-type="float" office:value="0.623678731305758">
            <text:p>0.623679</text:p>
          </table:table-cell>
          <table:table-cell table:formula="oooc:=(_K*([.G635]-2*[.F635]+[.E635])) + [.F635]" office:value-type="float" office:value="0.534581769679617">
            <text:p>0.534582</text:p>
          </table:table-cell>
          <table:table-cell table:formula="oooc:=(_K*([.H635]-2*[.G635]+[.F635])) + [.G635]" office:value-type="float" office:value="0.445484808057686">
            <text:p>0.445485</text:p>
          </table:table-cell>
          <table:table-cell table:formula="oooc:=(_K*([.I635]-2*[.H635]+[.G635])) + [.H635]" office:value-type="float" office:value="0.356387846439965">
            <text:p>0.356388</text:p>
          </table:table-cell>
          <table:table-cell table:formula="oooc:=(_K*([.J635]-2*[.I635]+[.H635])) + [.I635]" office:value-type="float" office:value="0.267290884826113">
            <text:p>0.267291</text:p>
          </table:table-cell>
          <table:table-cell table:formula="oooc:=(_K*([.K635]-2*[.J635]+[.I635])) + [.J635]" office:value-type="float" office:value="0.178193923215476">
            <text:p>0.178194</text:p>
          </table:table-cell>
          <table:table-cell table:formula="oooc:=(_K*(_b-2*[.K635]+[.J635])) + [.K635]" office:value-type="float" office:value="0.08909696160713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36]-2*[.B636]+_a)) + [.B636]" office:value-type="float" office:value="0.890969616204998">
            <text:p>0.890970</text:p>
          </table:table-cell>
          <table:table-cell table:formula="oooc:=(_K*([.D636]-2*[.C636]+[.B636])) + [.C636]" office:value-type="float" office:value="0.801872654569914">
            <text:p>0.801873</text:p>
          </table:table-cell>
          <table:table-cell table:formula="oooc:=(_K*([.E636]-2*[.D636]+[.C636])) + [.D636]" office:value-type="float" office:value="0.712775692937055">
            <text:p>0.712776</text:p>
          </table:table-cell>
          <table:table-cell table:formula="oooc:=(_K*([.F636]-2*[.E636]+[.D636])) + [.E636]" office:value-type="float" office:value="0.623678731307306">
            <text:p>0.623679</text:p>
          </table:table-cell>
          <table:table-cell table:formula="oooc:=(_K*([.G636]-2*[.F636]+[.E636])) + [.F636]" office:value-type="float" office:value="0.534581769681301">
            <text:p>0.534582</text:p>
          </table:table-cell>
          <table:table-cell table:formula="oooc:=(_K*([.H636]-2*[.G636]+[.F636])) + [.G636]" office:value-type="float" office:value="0.44548480805937">
            <text:p>0.445485</text:p>
          </table:table-cell>
          <table:table-cell table:formula="oooc:=(_K*([.I636]-2*[.H636]+[.G636])) + [.H636]" office:value-type="float" office:value="0.356387846441513">
            <text:p>0.356388</text:p>
          </table:table-cell>
          <table:table-cell table:formula="oooc:=(_K*([.J636]-2*[.I636]+[.H636])) + [.I636]" office:value-type="float" office:value="0.267290884827399">
            <text:p>0.267291</text:p>
          </table:table-cell>
          <table:table-cell table:formula="oooc:=(_K*([.K636]-2*[.J636]+[.I636])) + [.J636]" office:value-type="float" office:value="0.178193923216396">
            <text:p>0.178194</text:p>
          </table:table-cell>
          <table:table-cell table:formula="oooc:=(_K*(_b-2*[.K636]+[.J636])) + [.K636]" office:value-type="float" office:value="0.089096961607618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37]-2*[.B637]+_a)) + [.B637]" office:value-type="float" office:value="0.890969616205462">
            <text:p>0.890970</text:p>
          </table:table-cell>
          <table:table-cell table:formula="oooc:=(_K*([.D637]-2*[.C637]+[.B637])) + [.C637]" office:value-type="float" office:value="0.801872654570804">
            <text:p>0.801873</text:p>
          </table:table-cell>
          <table:table-cell table:formula="oooc:=(_K*([.E637]-2*[.D637]+[.C637])) + [.D637]" office:value-type="float" office:value="0.712775692938299">
            <text:p>0.712776</text:p>
          </table:table-cell>
          <table:table-cell table:formula="oooc:=(_K*([.F637]-2*[.E637]+[.D637])) + [.E637]" office:value-type="float" office:value="0.623678731308803">
            <text:p>0.623679</text:p>
          </table:table-cell>
          <table:table-cell table:formula="oooc:=(_K*([.G637]-2*[.F637]+[.E637])) + [.F637]" office:value-type="float" office:value="0.534581769682931">
            <text:p>0.534582</text:p>
          </table:table-cell>
          <table:table-cell table:formula="oooc:=(_K*([.H637]-2*[.G637]+[.F637])) + [.G637]" office:value-type="float" office:value="0.445484808060999">
            <text:p>0.445485</text:p>
          </table:table-cell>
          <table:table-cell table:formula="oooc:=(_K*([.I637]-2*[.H637]+[.G637])) + [.H637]" office:value-type="float" office:value="0.35638784644301">
            <text:p>0.356388</text:p>
          </table:table-cell>
          <table:table-cell table:formula="oooc:=(_K*([.J637]-2*[.I637]+[.H637])) + [.I637]" office:value-type="float" office:value="0.267290884828643">
            <text:p>0.267291</text:p>
          </table:table-cell>
          <table:table-cell table:formula="oooc:=(_K*([.K637]-2*[.J637]+[.I637])) + [.J637]" office:value-type="float" office:value="0.178193923217286">
            <text:p>0.178194</text:p>
          </table:table-cell>
          <table:table-cell table:formula="oooc:=(_K*(_b-2*[.K637]+[.J637])) + [.K637]" office:value-type="float" office:value="0.089096961608082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38]-2*[.B638]+_a)) + [.B638]" office:value-type="float" office:value="0.89096961620591">
            <text:p>0.890970</text:p>
          </table:table-cell>
          <table:table-cell table:formula="oooc:=(_K*([.D638]-2*[.C638]+[.B638])) + [.C638]" office:value-type="float" office:value="0.801872654571665">
            <text:p>0.801873</text:p>
          </table:table-cell>
          <table:table-cell table:formula="oooc:=(_K*([.E638]-2*[.D638]+[.C638])) + [.D638]" office:value-type="float" office:value="0.712775692939503">
            <text:p>0.712776</text:p>
          </table:table-cell>
          <table:table-cell table:formula="oooc:=(_K*([.F638]-2*[.E638]+[.D638])) + [.E638]" office:value-type="float" office:value="0.623678731310252">
            <text:p>0.623679</text:p>
          </table:table-cell>
          <table:table-cell table:formula="oooc:=(_K*([.G638]-2*[.F638]+[.E638])) + [.F638]" office:value-type="float" office:value="0.534581769684507">
            <text:p>0.534582</text:p>
          </table:table-cell>
          <table:table-cell table:formula="oooc:=(_K*([.H638]-2*[.G638]+[.F638])) + [.G638]" office:value-type="float" office:value="0.445484808062576">
            <text:p>0.445485</text:p>
          </table:table-cell>
          <table:table-cell table:formula="oooc:=(_K*([.I638]-2*[.H638]+[.G638])) + [.H638]" office:value-type="float" office:value="0.356387846444459">
            <text:p>0.356388</text:p>
          </table:table-cell>
          <table:table-cell table:formula="oooc:=(_K*([.J638]-2*[.I638]+[.H638])) + [.I638]" office:value-type="float" office:value="0.267290884829847">
            <text:p>0.267291</text:p>
          </table:table-cell>
          <table:table-cell table:formula="oooc:=(_K*([.K638]-2*[.J638]+[.I638])) + [.J638]" office:value-type="float" office:value="0.178193923218147">
            <text:p>0.178194</text:p>
          </table:table-cell>
          <table:table-cell table:formula="oooc:=(_K*(_b-2*[.K638]+[.J638])) + [.K638]" office:value-type="float" office:value="0.089096961608530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39]-2*[.B639]+_a)) + [.B639]" office:value-type="float" office:value="0.890969616206345">
            <text:p>0.890970</text:p>
          </table:table-cell>
          <table:table-cell table:formula="oooc:=(_K*([.D639]-2*[.C639]+[.B639])) + [.C639]" office:value-type="float" office:value="0.801872654572498">
            <text:p>0.801873</text:p>
          </table:table-cell>
          <table:table-cell table:formula="oooc:=(_K*([.E639]-2*[.D639]+[.C639])) + [.D639]" office:value-type="float" office:value="0.712775692940667">
            <text:p>0.712776</text:p>
          </table:table-cell>
          <table:table-cell table:formula="oooc:=(_K*([.F639]-2*[.E639]+[.D639])) + [.E639]" office:value-type="float" office:value="0.623678731311654">
            <text:p>0.623679</text:p>
          </table:table-cell>
          <table:table-cell table:formula="oooc:=(_K*([.G639]-2*[.F639]+[.E639])) + [.F639]" office:value-type="float" office:value="0.534581769686033">
            <text:p>0.534582</text:p>
          </table:table-cell>
          <table:table-cell table:formula="oooc:=(_K*([.H639]-2*[.G639]+[.F639])) + [.G639]" office:value-type="float" office:value="0.445484808064102">
            <text:p>0.445485</text:p>
          </table:table-cell>
          <table:table-cell table:formula="oooc:=(_K*([.I639]-2*[.H639]+[.G639])) + [.H639]" office:value-type="float" office:value="0.356387846445861">
            <text:p>0.356388</text:p>
          </table:table-cell>
          <table:table-cell table:formula="oooc:=(_K*([.J639]-2*[.I639]+[.H639])) + [.I639]" office:value-type="float" office:value="0.267290884831012">
            <text:p>0.267291</text:p>
          </table:table-cell>
          <table:table-cell table:formula="oooc:=(_K*([.K639]-2*[.J639]+[.I639])) + [.J639]" office:value-type="float" office:value="0.178193923218981">
            <text:p>0.178194</text:p>
          </table:table-cell>
          <table:table-cell table:formula="oooc:=(_K*(_b-2*[.K639]+[.J639])) + [.K639]" office:value-type="float" office:value="0.089096961608965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40]-2*[.B640]+_a)) + [.B640]" office:value-type="float" office:value="0.890969616206765">
            <text:p>0.890970</text:p>
          </table:table-cell>
          <table:table-cell table:formula="oooc:=(_K*([.D640]-2*[.C640]+[.B640])) + [.C640]" office:value-type="float" office:value="0.801872654573304">
            <text:p>0.801873</text:p>
          </table:table-cell>
          <table:table-cell table:formula="oooc:=(_K*([.E640]-2*[.D640]+[.C640])) + [.D640]" office:value-type="float" office:value="0.712775692941795">
            <text:p>0.712776</text:p>
          </table:table-cell>
          <table:table-cell table:formula="oooc:=(_K*([.F640]-2*[.E640]+[.D640])) + [.E640]" office:value-type="float" office:value="0.623678731313011">
            <text:p>0.623679</text:p>
          </table:table-cell>
          <table:table-cell table:formula="oooc:=(_K*([.G640]-2*[.F640]+[.E640])) + [.F640]" office:value-type="float" office:value="0.534581769687509">
            <text:p>0.534582</text:p>
          </table:table-cell>
          <table:table-cell table:formula="oooc:=(_K*([.H640]-2*[.G640]+[.F640])) + [.G640]" office:value-type="float" office:value="0.445484808065578">
            <text:p>0.445485</text:p>
          </table:table-cell>
          <table:table-cell table:formula="oooc:=(_K*([.I640]-2*[.H640]+[.G640])) + [.H640]" office:value-type="float" office:value="0.356387846447218">
            <text:p>0.356388</text:p>
          </table:table-cell>
          <table:table-cell table:formula="oooc:=(_K*([.J640]-2*[.I640]+[.H640])) + [.I640]" office:value-type="float" office:value="0.267290884832139">
            <text:p>0.267291</text:p>
          </table:table-cell>
          <table:table-cell table:formula="oooc:=(_K*([.K640]-2*[.J640]+[.I640])) + [.J640]" office:value-type="float" office:value="0.178193923219787">
            <text:p>0.178194</text:p>
          </table:table-cell>
          <table:table-cell table:formula="oooc:=(_K*(_b-2*[.K640]+[.J640])) + [.K640]" office:value-type="float" office:value="0.089096961609385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41]-2*[.B641]+_a)) + [.B641]" office:value-type="float" office:value="0.890969616207171">
            <text:p>0.890970</text:p>
          </table:table-cell>
          <table:table-cell table:formula="oooc:=(_K*([.D641]-2*[.C641]+[.B641])) + [.C641]" office:value-type="float" office:value="0.801872654574085">
            <text:p>0.801873</text:p>
          </table:table-cell>
          <table:table-cell table:formula="oooc:=(_K*([.E641]-2*[.D641]+[.C641])) + [.D641]" office:value-type="float" office:value="0.712775692942885">
            <text:p>0.712776</text:p>
          </table:table-cell>
          <table:table-cell table:formula="oooc:=(_K*([.F641]-2*[.E641]+[.D641])) + [.E641]" office:value-type="float" office:value="0.623678731314324">
            <text:p>0.623679</text:p>
          </table:table-cell>
          <table:table-cell table:formula="oooc:=(_K*([.G641]-2*[.F641]+[.E641])) + [.F641]" office:value-type="float" office:value="0.534581769688937">
            <text:p>0.534582</text:p>
          </table:table-cell>
          <table:table-cell table:formula="oooc:=(_K*([.H641]-2*[.G641]+[.F641])) + [.G641]" office:value-type="float" office:value="0.445484808067006">
            <text:p>0.445485</text:p>
          </table:table-cell>
          <table:table-cell table:formula="oooc:=(_K*([.I641]-2*[.H641]+[.G641])) + [.H641]" office:value-type="float" office:value="0.35638784644853">
            <text:p>0.356388</text:p>
          </table:table-cell>
          <table:table-cell table:formula="oooc:=(_K*([.J641]-2*[.I641]+[.H641])) + [.I641]" office:value-type="float" office:value="0.26729088483323">
            <text:p>0.267291</text:p>
          </table:table-cell>
          <table:table-cell table:formula="oooc:=(_K*([.K641]-2*[.J641]+[.I641])) + [.J641]" office:value-type="float" office:value="0.178193923220567">
            <text:p>0.178194</text:p>
          </table:table-cell>
          <table:table-cell table:formula="oooc:=(_K*(_b-2*[.K641]+[.J641])) + [.K641]" office:value-type="float" office:value="0.089096961609791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42]-2*[.B642]+_a)) + [.B642]" office:value-type="float" office:value="0.890969616207565">
            <text:p>0.890970</text:p>
          </table:table-cell>
          <table:table-cell table:formula="oooc:=(_K*([.D642]-2*[.C642]+[.B642])) + [.C642]" office:value-type="float" office:value="0.80187265457484">
            <text:p>0.801873</text:p>
          </table:table-cell>
          <table:table-cell table:formula="oooc:=(_K*([.E642]-2*[.D642]+[.C642])) + [.D642]" office:value-type="float" office:value="0.71277569294394">
            <text:p>0.712776</text:p>
          </table:table-cell>
          <table:table-cell table:formula="oooc:=(_K*([.F642]-2*[.E642]+[.D642])) + [.E642]" office:value-type="float" office:value="0.623678731315594">
            <text:p>0.623679</text:p>
          </table:table-cell>
          <table:table-cell table:formula="oooc:=(_K*([.G642]-2*[.F642]+[.E642])) + [.F642]" office:value-type="float" office:value="0.534581769690319">
            <text:p>0.534582</text:p>
          </table:table-cell>
          <table:table-cell table:formula="oooc:=(_K*([.H642]-2*[.G642]+[.F642])) + [.G642]" office:value-type="float" office:value="0.445484808068388">
            <text:p>0.445485</text:p>
          </table:table-cell>
          <table:table-cell table:formula="oooc:=(_K*([.I642]-2*[.H642]+[.G642])) + [.H642]" office:value-type="float" office:value="0.356387846449801">
            <text:p>0.356388</text:p>
          </table:table-cell>
          <table:table-cell table:formula="oooc:=(_K*([.J642]-2*[.I642]+[.H642])) + [.I642]" office:value-type="float" office:value="0.267290884834285">
            <text:p>0.267291</text:p>
          </table:table-cell>
          <table:table-cell table:formula="oooc:=(_K*([.K642]-2*[.J642]+[.I642])) + [.J642]" office:value-type="float" office:value="0.178193923221322">
            <text:p>0.178194</text:p>
          </table:table-cell>
          <table:table-cell table:formula="oooc:=(_K*(_b-2*[.K642]+[.J642])) + [.K642]" office:value-type="float" office:value="0.089096961610185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43]-2*[.B643]+_a)) + [.B643]" office:value-type="float" office:value="0.890969616207945">
            <text:p>0.890970</text:p>
          </table:table-cell>
          <table:table-cell table:formula="oooc:=(_K*([.D643]-2*[.C643]+[.B643])) + [.C643]" office:value-type="float" office:value="0.80187265457557">
            <text:p>0.801873</text:p>
          </table:table-cell>
          <table:table-cell table:formula="oooc:=(_K*([.E643]-2*[.D643]+[.C643])) + [.D643]" office:value-type="float" office:value="0.712775692944961">
            <text:p>0.712776</text:p>
          </table:table-cell>
          <table:table-cell table:formula="oooc:=(_K*([.F643]-2*[.E643]+[.D643])) + [.E643]" office:value-type="float" office:value="0.623678731316823">
            <text:p>0.623679</text:p>
          </table:table-cell>
          <table:table-cell table:formula="oooc:=(_K*([.G643]-2*[.F643]+[.E643])) + [.F643]" office:value-type="float" office:value="0.534581769691657">
            <text:p>0.534582</text:p>
          </table:table-cell>
          <table:table-cell table:formula="oooc:=(_K*([.H643]-2*[.G643]+[.F643])) + [.G643]" office:value-type="float" office:value="0.445484808069726">
            <text:p>0.445485</text:p>
          </table:table-cell>
          <table:table-cell table:formula="oooc:=(_K*([.I643]-2*[.H643]+[.G643])) + [.H643]" office:value-type="float" office:value="0.35638784645103">
            <text:p>0.356388</text:p>
          </table:table-cell>
          <table:table-cell table:formula="oooc:=(_K*([.J643]-2*[.I643]+[.H643])) + [.I643]" office:value-type="float" office:value="0.267290884835306">
            <text:p>0.267291</text:p>
          </table:table-cell>
          <table:table-cell table:formula="oooc:=(_K*([.K643]-2*[.J643]+[.I643])) + [.J643]" office:value-type="float" office:value="0.178193923222053">
            <text:p>0.178194</text:p>
          </table:table-cell>
          <table:table-cell table:formula="oooc:=(_K*(_b-2*[.K643]+[.J643])) + [.K643]" office:value-type="float" office:value="0.089096961610565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44]-2*[.B644]+_a)) + [.B644]" office:value-type="float" office:value="0.890969616208314">
            <text:p>0.890970</text:p>
          </table:table-cell>
          <table:table-cell table:formula="oooc:=(_K*([.D644]-2*[.C644]+[.B644])) + [.C644]" office:value-type="float" office:value="0.801872654576277">
            <text:p>0.801873</text:p>
          </table:table-cell>
          <table:table-cell table:formula="oooc:=(_K*([.E644]-2*[.D644]+[.C644])) + [.D644]" office:value-type="float" office:value="0.712775692945949">
            <text:p>0.712776</text:p>
          </table:table-cell>
          <table:table-cell table:formula="oooc:=(_K*([.F644]-2*[.E644]+[.D644])) + [.E644]" office:value-type="float" office:value="0.623678731318012">
            <text:p>0.623679</text:p>
          </table:table-cell>
          <table:table-cell table:formula="oooc:=(_K*([.G644]-2*[.F644]+[.E644])) + [.F644]" office:value-type="float" office:value="0.534581769692951">
            <text:p>0.534582</text:p>
          </table:table-cell>
          <table:table-cell table:formula="oooc:=(_K*([.H644]-2*[.G644]+[.F644])) + [.G644]" office:value-type="float" office:value="0.44548480807102">
            <text:p>0.445485</text:p>
          </table:table-cell>
          <table:table-cell table:formula="oooc:=(_K*([.I644]-2*[.H644]+[.G644])) + [.H644]" office:value-type="float" office:value="0.356387846452219">
            <text:p>0.356388</text:p>
          </table:table-cell>
          <table:table-cell table:formula="oooc:=(_K*([.J644]-2*[.I644]+[.H644])) + [.I644]" office:value-type="float" office:value="0.267290884836294">
            <text:p>0.267291</text:p>
          </table:table-cell>
          <table:table-cell table:formula="oooc:=(_K*([.K644]-2*[.J644]+[.I644])) + [.J644]" office:value-type="float" office:value="0.178193923222759">
            <text:p>0.178194</text:p>
          </table:table-cell>
          <table:table-cell table:formula="oooc:=(_K*(_b-2*[.K644]+[.J644])) + [.K644]" office:value-type="float" office:value="0.089096961610934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45]-2*[.B645]+_a)) + [.B645]" office:value-type="float" office:value="0.89096961620867">
            <text:p>0.890970</text:p>
          </table:table-cell>
          <table:table-cell table:formula="oooc:=(_K*([.D645]-2*[.C645]+[.B645])) + [.C645]" office:value-type="float" office:value="0.801872654576961">
            <text:p>0.801873</text:p>
          </table:table-cell>
          <table:table-cell table:formula="oooc:=(_K*([.E645]-2*[.D645]+[.C645])) + [.D645]" office:value-type="float" office:value="0.712775692946905">
            <text:p>0.712776</text:p>
          </table:table-cell>
          <table:table-cell table:formula="oooc:=(_K*([.F645]-2*[.E645]+[.D645])) + [.E645]" office:value-type="float" office:value="0.623678731319162">
            <text:p>0.623679</text:p>
          </table:table-cell>
          <table:table-cell table:formula="oooc:=(_K*([.G645]-2*[.F645]+[.E645])) + [.F645]" office:value-type="float" office:value="0.534581769694203">
            <text:p>0.534582</text:p>
          </table:table-cell>
          <table:table-cell table:formula="oooc:=(_K*([.H645]-2*[.G645]+[.F645])) + [.G645]" office:value-type="float" office:value="0.445484808072272">
            <text:p>0.445485</text:p>
          </table:table-cell>
          <table:table-cell table:formula="oooc:=(_K*([.I645]-2*[.H645]+[.G645])) + [.H645]" office:value-type="float" office:value="0.356387846453369">
            <text:p>0.356388</text:p>
          </table:table-cell>
          <table:table-cell table:formula="oooc:=(_K*([.J645]-2*[.I645]+[.H645])) + [.I645]" office:value-type="float" office:value="0.26729088483725">
            <text:p>0.267291</text:p>
          </table:table-cell>
          <table:table-cell table:formula="oooc:=(_K*([.K645]-2*[.J645]+[.I645])) + [.J645]" office:value-type="float" office:value="0.178193923223443">
            <text:p>0.178194</text:p>
          </table:table-cell>
          <table:table-cell table:formula="oooc:=(_K*(_b-2*[.K645]+[.J645])) + [.K645]" office:value-type="float" office:value="0.089096961611290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46]-2*[.B646]+_a)) + [.B646]" office:value-type="float" office:value="0.890969616209015">
            <text:p>0.890970</text:p>
          </table:table-cell>
          <table:table-cell table:formula="oooc:=(_K*([.D646]-2*[.C646]+[.B646])) + [.C646]" office:value-type="float" office:value="0.801872654577622">
            <text:p>0.801873</text:p>
          </table:table-cell>
          <table:table-cell table:formula="oooc:=(_K*([.E646]-2*[.D646]+[.C646])) + [.D646]" office:value-type="float" office:value="0.71277569294783">
            <text:p>0.712776</text:p>
          </table:table-cell>
          <table:table-cell table:formula="oooc:=(_K*([.F646]-2*[.E646]+[.D646])) + [.E646]" office:value-type="float" office:value="0.623678731320276">
            <text:p>0.623679</text:p>
          </table:table-cell>
          <table:table-cell table:formula="oooc:=(_K*([.G646]-2*[.F646]+[.E646])) + [.F646]" office:value-type="float" office:value="0.534581769695414">
            <text:p>0.534582</text:p>
          </table:table-cell>
          <table:table-cell table:formula="oooc:=(_K*([.H646]-2*[.G646]+[.F646])) + [.G646]" office:value-type="float" office:value="0.445484808073483">
            <text:p>0.445485</text:p>
          </table:table-cell>
          <table:table-cell table:formula="oooc:=(_K*([.I646]-2*[.H646]+[.G646])) + [.H646]" office:value-type="float" office:value="0.356387846454482">
            <text:p>0.356388</text:p>
          </table:table-cell>
          <table:table-cell table:formula="oooc:=(_K*([.J646]-2*[.I646]+[.H646])) + [.I646]" office:value-type="float" office:value="0.267290884838175">
            <text:p>0.267291</text:p>
          </table:table-cell>
          <table:table-cell table:formula="oooc:=(_K*([.K646]-2*[.J646]+[.I646])) + [.J646]" office:value-type="float" office:value="0.178193923224105">
            <text:p>0.178194</text:p>
          </table:table-cell>
          <table:table-cell table:formula="oooc:=(_K*(_b-2*[.K646]+[.J646])) + [.K646]" office:value-type="float" office:value="0.089096961611635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47]-2*[.B647]+_a)) + [.B647]" office:value-type="float" office:value="0.890969616209349">
            <text:p>0.890970</text:p>
          </table:table-cell>
          <table:table-cell table:formula="oooc:=(_K*([.D647]-2*[.C647]+[.B647])) + [.C647]" office:value-type="float" office:value="0.801872654578262">
            <text:p>0.801873</text:p>
          </table:table-cell>
          <table:table-cell table:formula="oooc:=(_K*([.E647]-2*[.D647]+[.C647])) + [.D647]" office:value-type="float" office:value="0.712775692948725">
            <text:p>0.712776</text:p>
          </table:table-cell>
          <table:table-cell table:formula="oooc:=(_K*([.F647]-2*[.E647]+[.D647])) + [.E647]" office:value-type="float" office:value="0.623678731321353">
            <text:p>0.623679</text:p>
          </table:table-cell>
          <table:table-cell table:formula="oooc:=(_K*([.G647]-2*[.F647]+[.E647])) + [.F647]" office:value-type="float" office:value="0.534581769696586">
            <text:p>0.534582</text:p>
          </table:table-cell>
          <table:table-cell table:formula="oooc:=(_K*([.H647]-2*[.G647]+[.F647])) + [.G647]" office:value-type="float" office:value="0.445484808074655">
            <text:p>0.445485</text:p>
          </table:table-cell>
          <table:table-cell table:formula="oooc:=(_K*([.I647]-2*[.H647]+[.G647])) + [.H647]" office:value-type="float" office:value="0.35638784645556">
            <text:p>0.356388</text:p>
          </table:table-cell>
          <table:table-cell table:formula="oooc:=(_K*([.J647]-2*[.I647]+[.H647])) + [.I647]" office:value-type="float" office:value="0.26729088483907">
            <text:p>0.267291</text:p>
          </table:table-cell>
          <table:table-cell table:formula="oooc:=(_K*([.K647]-2*[.J647]+[.I647])) + [.J647]" office:value-type="float" office:value="0.178193923224745">
            <text:p>0.178194</text:p>
          </table:table-cell>
          <table:table-cell table:formula="oooc:=(_K*(_b-2*[.K647]+[.J647])) + [.K647]" office:value-type="float" office:value="0.08909696161196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48]-2*[.B648]+_a)) + [.B648]" office:value-type="float" office:value="0.890969616209671">
            <text:p>0.890970</text:p>
          </table:table-cell>
          <table:table-cell table:formula="oooc:=(_K*([.D648]-2*[.C648]+[.B648])) + [.C648]" office:value-type="float" office:value="0.801872654578882">
            <text:p>0.801873</text:p>
          </table:table-cell>
          <table:table-cell table:formula="oooc:=(_K*([.E648]-2*[.D648]+[.C648])) + [.D648]" office:value-type="float" office:value="0.712775692949591">
            <text:p>0.712776</text:p>
          </table:table-cell>
          <table:table-cell table:formula="oooc:=(_K*([.F648]-2*[.E648]+[.D648])) + [.E648]" office:value-type="float" office:value="0.623678731322395">
            <text:p>0.623679</text:p>
          </table:table-cell>
          <table:table-cell table:formula="oooc:=(_K*([.G648]-2*[.F648]+[.E648])) + [.F648]" office:value-type="float" office:value="0.534581769697721">
            <text:p>0.534582</text:p>
          </table:table-cell>
          <table:table-cell table:formula="oooc:=(_K*([.H648]-2*[.G648]+[.F648])) + [.G648]" office:value-type="float" office:value="0.445484808075789">
            <text:p>0.445485</text:p>
          </table:table-cell>
          <table:table-cell table:formula="oooc:=(_K*([.I648]-2*[.H648]+[.G648])) + [.H648]" office:value-type="float" office:value="0.356387846456602">
            <text:p>0.356388</text:p>
          </table:table-cell>
          <table:table-cell table:formula="oooc:=(_K*([.J648]-2*[.I648]+[.H648])) + [.I648]" office:value-type="float" office:value="0.267290884839936">
            <text:p>0.267291</text:p>
          </table:table-cell>
          <table:table-cell table:formula="oooc:=(_K*([.K648]-2*[.J648]+[.I648])) + [.J648]" office:value-type="float" office:value="0.178193923225365">
            <text:p>0.178194</text:p>
          </table:table-cell>
          <table:table-cell table:formula="oooc:=(_K*(_b-2*[.K648]+[.J648])) + [.K648]" office:value-type="float" office:value="0.089096961612291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49]-2*[.B649]+_a)) + [.B649]" office:value-type="float" office:value="0.890969616209984">
            <text:p>0.890970</text:p>
          </table:table-cell>
          <table:table-cell table:formula="oooc:=(_K*([.D649]-2*[.C649]+[.B649])) + [.C649]" office:value-type="float" office:value="0.801872654579481">
            <text:p>0.801873</text:p>
          </table:table-cell>
          <table:table-cell table:formula="oooc:=(_K*([.E649]-2*[.D649]+[.C649])) + [.D649]" office:value-type="float" office:value="0.712775692950429">
            <text:p>0.712776</text:p>
          </table:table-cell>
          <table:table-cell table:formula="oooc:=(_K*([.F649]-2*[.E649]+[.D649])) + [.E649]" office:value-type="float" office:value="0.623678731323404">
            <text:p>0.623679</text:p>
          </table:table-cell>
          <table:table-cell table:formula="oooc:=(_K*([.G649]-2*[.F649]+[.E649])) + [.F649]" office:value-type="float" office:value="0.534581769698818">
            <text:p>0.534582</text:p>
          </table:table-cell>
          <table:table-cell table:formula="oooc:=(_K*([.H649]-2*[.G649]+[.F649])) + [.G649]" office:value-type="float" office:value="0.445484808076887">
            <text:p>0.445485</text:p>
          </table:table-cell>
          <table:table-cell table:formula="oooc:=(_K*([.I649]-2*[.H649]+[.G649])) + [.H649]" office:value-type="float" office:value="0.356387846457611">
            <text:p>0.356388</text:p>
          </table:table-cell>
          <table:table-cell table:formula="oooc:=(_K*([.J649]-2*[.I649]+[.H649])) + [.I649]" office:value-type="float" office:value="0.267290884840774">
            <text:p>0.267291</text:p>
          </table:table-cell>
          <table:table-cell table:formula="oooc:=(_K*([.K649]-2*[.J649]+[.I649])) + [.J649]" office:value-type="float" office:value="0.178193923225964">
            <text:p>0.178194</text:p>
          </table:table-cell>
          <table:table-cell table:formula="oooc:=(_K*(_b-2*[.K649]+[.J649])) + [.K649]" office:value-type="float" office:value="0.089096961612604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50]-2*[.B650]+_a)) + [.B650]" office:value-type="float" office:value="0.890969616210286">
            <text:p>0.890970</text:p>
          </table:table-cell>
          <table:table-cell table:formula="oooc:=(_K*([.D650]-2*[.C650]+[.B650])) + [.C650]" office:value-type="float" office:value="0.801872654580061">
            <text:p>0.801873</text:p>
          </table:table-cell>
          <table:table-cell table:formula="oooc:=(_K*([.E650]-2*[.D650]+[.C650])) + [.D650]" office:value-type="float" office:value="0.71277569295124">
            <text:p>0.712776</text:p>
          </table:table-cell>
          <table:table-cell table:formula="oooc:=(_K*([.F650]-2*[.E650]+[.D650])) + [.E650]" office:value-type="float" office:value="0.62367873132438">
            <text:p>0.623679</text:p>
          </table:table-cell>
          <table:table-cell table:formula="oooc:=(_K*([.G650]-2*[.F650]+[.E650])) + [.F650]" office:value-type="float" office:value="0.53458176969988">
            <text:p>0.534582</text:p>
          </table:table-cell>
          <table:table-cell table:formula="oooc:=(_K*([.H650]-2*[.G650]+[.F650])) + [.G650]" office:value-type="float" office:value="0.445484808077949">
            <text:p>0.445485</text:p>
          </table:table-cell>
          <table:table-cell table:formula="oooc:=(_K*([.I650]-2*[.H650]+[.G650])) + [.H650]" office:value-type="float" office:value="0.356387846458586">
            <text:p>0.356388</text:p>
          </table:table-cell>
          <table:table-cell table:formula="oooc:=(_K*([.J650]-2*[.I650]+[.H650])) + [.I650]" office:value-type="float" office:value="0.267290884841585">
            <text:p>0.267291</text:p>
          </table:table-cell>
          <table:table-cell table:formula="oooc:=(_K*([.K650]-2*[.J650]+[.I650])) + [.J650]" office:value-type="float" office:value="0.178193923226544">
            <text:p>0.178194</text:p>
          </table:table-cell>
          <table:table-cell table:formula="oooc:=(_K*(_b-2*[.K650]+[.J650])) + [.K650]" office:value-type="float" office:value="0.089096961612906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51]-2*[.B651]+_a)) + [.B651]" office:value-type="float" office:value="0.890969616210578">
            <text:p>0.890970</text:p>
          </table:table-cell>
          <table:table-cell table:formula="oooc:=(_K*([.D651]-2*[.C651]+[.B651])) + [.C651]" office:value-type="float" office:value="0.801872654580623">
            <text:p>0.801873</text:p>
          </table:table-cell>
          <table:table-cell table:formula="oooc:=(_K*([.E651]-2*[.D651]+[.C651])) + [.D651]" office:value-type="float" office:value="0.712775692952024">
            <text:p>0.712776</text:p>
          </table:table-cell>
          <table:table-cell table:formula="oooc:=(_K*([.F651]-2*[.E651]+[.D651])) + [.E651]" office:value-type="float" office:value="0.623678731325324">
            <text:p>0.623679</text:p>
          </table:table-cell>
          <table:table-cell table:formula="oooc:=(_K*([.G651]-2*[.F651]+[.E651])) + [.F651]" office:value-type="float" office:value="0.534581769700907">
            <text:p>0.534582</text:p>
          </table:table-cell>
          <table:table-cell table:formula="oooc:=(_K*([.H651]-2*[.G651]+[.F651])) + [.G651]" office:value-type="float" office:value="0.445484808078976">
            <text:p>0.445485</text:p>
          </table:table-cell>
          <table:table-cell table:formula="oooc:=(_K*([.I651]-2*[.H651]+[.G651])) + [.H651]" office:value-type="float" office:value="0.356387846459531">
            <text:p>0.356388</text:p>
          </table:table-cell>
          <table:table-cell table:formula="oooc:=(_K*([.J651]-2*[.I651]+[.H651])) + [.I651]" office:value-type="float" office:value="0.267290884842369">
            <text:p>0.267291</text:p>
          </table:table-cell>
          <table:table-cell table:formula="oooc:=(_K*([.K651]-2*[.J651]+[.I651])) + [.J651]" office:value-type="float" office:value="0.178193923227105">
            <text:p>0.178194</text:p>
          </table:table-cell>
          <table:table-cell table:formula="oooc:=(_K*(_b-2*[.K651]+[.J651])) + [.K651]" office:value-type="float" office:value="0.089096961613198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52]-2*[.B652]+_a)) + [.B652]" office:value-type="float" office:value="0.890969616210861">
            <text:p>0.890970</text:p>
          </table:table-cell>
          <table:table-cell table:formula="oooc:=(_K*([.D652]-2*[.C652]+[.B652])) + [.C652]" office:value-type="float" office:value="0.801872654581166">
            <text:p>0.801873</text:p>
          </table:table-cell>
          <table:table-cell table:formula="oooc:=(_K*([.E652]-2*[.D652]+[.C652])) + [.D652]" office:value-type="float" office:value="0.712775692952783">
            <text:p>0.712776</text:p>
          </table:table-cell>
          <table:table-cell table:formula="oooc:=(_K*([.F652]-2*[.E652]+[.D652])) + [.E652]" office:value-type="float" office:value="0.623678731326237">
            <text:p>0.623679</text:p>
          </table:table-cell>
          <table:table-cell table:formula="oooc:=(_K*([.G652]-2*[.F652]+[.E652])) + [.F652]" office:value-type="float" office:value="0.534581769701901">
            <text:p>0.534582</text:p>
          </table:table-cell>
          <table:table-cell table:formula="oooc:=(_K*([.H652]-2*[.G652]+[.F652])) + [.G652]" office:value-type="float" office:value="0.44548480807997">
            <text:p>0.445485</text:p>
          </table:table-cell>
          <table:table-cell table:formula="oooc:=(_K*([.I652]-2*[.H652]+[.G652])) + [.H652]" office:value-type="float" office:value="0.356387846460444">
            <text:p>0.356388</text:p>
          </table:table-cell>
          <table:table-cell table:formula="oooc:=(_K*([.J652]-2*[.I652]+[.H652])) + [.I652]" office:value-type="float" office:value="0.267290884843128">
            <text:p>0.267291</text:p>
          </table:table-cell>
          <table:table-cell table:formula="oooc:=(_K*([.K652]-2*[.J652]+[.I652])) + [.J652]" office:value-type="float" office:value="0.178193923227648">
            <text:p>0.178194</text:p>
          </table:table-cell>
          <table:table-cell table:formula="oooc:=(_K*(_b-2*[.K652]+[.J652])) + [.K652]" office:value-type="float" office:value="0.089096961613481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53]-2*[.B653]+_a)) + [.B653]" office:value-type="float" office:value="0.890969616211135">
            <text:p>0.890970</text:p>
          </table:table-cell>
          <table:table-cell table:formula="oooc:=(_K*([.D653]-2*[.C653]+[.B653])) + [.C653]" office:value-type="float" office:value="0.801872654581691">
            <text:p>0.801873</text:p>
          </table:table-cell>
          <table:table-cell table:formula="oooc:=(_K*([.E653]-2*[.D653]+[.C653])) + [.D653]" office:value-type="float" office:value="0.712775692953518">
            <text:p>0.712776</text:p>
          </table:table-cell>
          <table:table-cell table:formula="oooc:=(_K*([.F653]-2*[.E653]+[.D653])) + [.E653]" office:value-type="float" office:value="0.623678731327121">
            <text:p>0.623679</text:p>
          </table:table-cell>
          <table:table-cell table:formula="oooc:=(_K*([.G653]-2*[.F653]+[.E653])) + [.F653]" office:value-type="float" office:value="0.534581769702863">
            <text:p>0.534582</text:p>
          </table:table-cell>
          <table:table-cell table:formula="oooc:=(_K*([.H653]-2*[.G653]+[.F653])) + [.G653]" office:value-type="float" office:value="0.445484808080932">
            <text:p>0.445485</text:p>
          </table:table-cell>
          <table:table-cell table:formula="oooc:=(_K*([.I653]-2*[.H653]+[.G653])) + [.H653]" office:value-type="float" office:value="0.356387846461328">
            <text:p>0.356388</text:p>
          </table:table-cell>
          <table:table-cell table:formula="oooc:=(_K*([.J653]-2*[.I653]+[.H653])) + [.I653]" office:value-type="float" office:value="0.267290884843863">
            <text:p>0.267291</text:p>
          </table:table-cell>
          <table:table-cell table:formula="oooc:=(_K*([.K653]-2*[.J653]+[.I653])) + [.J653]" office:value-type="float" office:value="0.178193923228174">
            <text:p>0.178194</text:p>
          </table:table-cell>
          <table:table-cell table:formula="oooc:=(_K*(_b-2*[.K653]+[.J653])) + [.K653]" office:value-type="float" office:value="0.089096961613755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54]-2*[.B654]+_a)) + [.B654]" office:value-type="float" office:value="0.8909696162114">
            <text:p>0.890970</text:p>
          </table:table-cell>
          <table:table-cell table:formula="oooc:=(_K*([.D654]-2*[.C654]+[.B654])) + [.C654]" office:value-type="float" office:value="0.801872654582199">
            <text:p>0.801873</text:p>
          </table:table-cell>
          <table:table-cell table:formula="oooc:=(_K*([.E654]-2*[.D654]+[.C654])) + [.D654]" office:value-type="float" office:value="0.712775692954229">
            <text:p>0.712776</text:p>
          </table:table-cell>
          <table:table-cell table:formula="oooc:=(_K*([.F654]-2*[.E654]+[.D654])) + [.E654]" office:value-type="float" office:value="0.623678731327977">
            <text:p>0.623679</text:p>
          </table:table-cell>
          <table:table-cell table:formula="oooc:=(_K*([.G654]-2*[.F654]+[.E654])) + [.F654]" office:value-type="float" office:value="0.534581769703794">
            <text:p>0.534582</text:p>
          </table:table-cell>
          <table:table-cell table:formula="oooc:=(_K*([.H654]-2*[.G654]+[.F654])) + [.G654]" office:value-type="float" office:value="0.445484808081863">
            <text:p>0.445485</text:p>
          </table:table-cell>
          <table:table-cell table:formula="oooc:=(_K*([.I654]-2*[.H654]+[.G654])) + [.H654]" office:value-type="float" office:value="0.356387846462184">
            <text:p>0.356388</text:p>
          </table:table-cell>
          <table:table-cell table:formula="oooc:=(_K*([.J654]-2*[.I654]+[.H654])) + [.I654]" office:value-type="float" office:value="0.267290884844573">
            <text:p>0.267291</text:p>
          </table:table-cell>
          <table:table-cell table:formula="oooc:=(_K*([.K654]-2*[.J654]+[.I654])) + [.J654]" office:value-type="float" office:value="0.178193923228682">
            <text:p>0.178194</text:p>
          </table:table-cell>
          <table:table-cell table:formula="oooc:=(_K*(_b-2*[.K654]+[.J654])) + [.K654]" office:value-type="float" office:value="0.089096961614020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55]-2*[.B655]+_a)) + [.B655]" office:value-type="float" office:value="0.890969616211656">
            <text:p>0.890970</text:p>
          </table:table-cell>
          <table:table-cell table:formula="oooc:=(_K*([.D655]-2*[.C655]+[.B655])) + [.C655]" office:value-type="float" office:value="0.801872654582691">
            <text:p>0.801873</text:p>
          </table:table-cell>
          <table:table-cell table:formula="oooc:=(_K*([.E655]-2*[.D655]+[.C655])) + [.D655]" office:value-type="float" office:value="0.712775692954916">
            <text:p>0.712776</text:p>
          </table:table-cell>
          <table:table-cell table:formula="oooc:=(_K*([.F655]-2*[.E655]+[.D655])) + [.E655]" office:value-type="float" office:value="0.623678731328804">
            <text:p>0.623679</text:p>
          </table:table-cell>
          <table:table-cell table:formula="oooc:=(_K*([.G655]-2*[.F655]+[.E655])) + [.F655]" office:value-type="float" office:value="0.534581769704695">
            <text:p>0.534582</text:p>
          </table:table-cell>
          <table:table-cell table:formula="oooc:=(_K*([.H655]-2*[.G655]+[.F655])) + [.G655]" office:value-type="float" office:value="0.445484808082764">
            <text:p>0.445485</text:p>
          </table:table-cell>
          <table:table-cell table:formula="oooc:=(_K*([.I655]-2*[.H655]+[.G655])) + [.H655]" office:value-type="float" office:value="0.356387846463011">
            <text:p>0.356388</text:p>
          </table:table-cell>
          <table:table-cell table:formula="oooc:=(_K*([.J655]-2*[.I655]+[.H655])) + [.I655]" office:value-type="float" office:value="0.267290884845261">
            <text:p>0.267291</text:p>
          </table:table-cell>
          <table:table-cell table:formula="oooc:=(_K*([.K655]-2*[.J655]+[.I655])) + [.J655]" office:value-type="float" office:value="0.178193923229174">
            <text:p>0.178194</text:p>
          </table:table-cell>
          <table:table-cell table:formula="oooc:=(_K*(_b-2*[.K655]+[.J655])) + [.K655]" office:value-type="float" office:value="0.089096961614276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56]-2*[.B656]+_a)) + [.B656]" office:value-type="float" office:value="0.890969616211904">
            <text:p>0.890970</text:p>
          </table:table-cell>
          <table:table-cell table:formula="oooc:=(_K*([.D656]-2*[.C656]+[.B656])) + [.C656]" office:value-type="float" office:value="0.801872654583167">
            <text:p>0.801873</text:p>
          </table:table-cell>
          <table:table-cell table:formula="oooc:=(_K*([.E656]-2*[.D656]+[.C656])) + [.D656]" office:value-type="float" office:value="0.712775692955581">
            <text:p>0.712776</text:p>
          </table:table-cell>
          <table:table-cell table:formula="oooc:=(_K*([.F656]-2*[.E656]+[.D656])) + [.E656]" office:value-type="float" office:value="0.623678731329605">
            <text:p>0.623679</text:p>
          </table:table-cell>
          <table:table-cell table:formula="oooc:=(_K*([.G656]-2*[.F656]+[.E656])) + [.F656]" office:value-type="float" office:value="0.534581769705566">
            <text:p>0.534582</text:p>
          </table:table-cell>
          <table:table-cell table:formula="oooc:=(_K*([.H656]-2*[.G656]+[.F656])) + [.G656]" office:value-type="float" office:value="0.445484808083635">
            <text:p>0.445485</text:p>
          </table:table-cell>
          <table:table-cell table:formula="oooc:=(_K*([.I656]-2*[.H656]+[.G656])) + [.H656]" office:value-type="float" office:value="0.356387846463812">
            <text:p>0.356388</text:p>
          </table:table-cell>
          <table:table-cell table:formula="oooc:=(_K*([.J656]-2*[.I656]+[.H656])) + [.I656]" office:value-type="float" office:value="0.267290884845926">
            <text:p>0.267291</text:p>
          </table:table-cell>
          <table:table-cell table:formula="oooc:=(_K*([.K656]-2*[.J656]+[.I656])) + [.J656]" office:value-type="float" office:value="0.17819392322965">
            <text:p>0.178194</text:p>
          </table:table-cell>
          <table:table-cell table:formula="oooc:=(_K*(_b-2*[.K656]+[.J656])) + [.K656]" office:value-type="float" office:value="0.08909696161452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57]-2*[.B657]+_a)) + [.B657]" office:value-type="float" office:value="0.890969616212144">
            <text:p>0.890970</text:p>
          </table:table-cell>
          <table:table-cell table:formula="oooc:=(_K*([.D657]-2*[.C657]+[.B657])) + [.C657]" office:value-type="float" office:value="0.801872654583628">
            <text:p>0.801873</text:p>
          </table:table-cell>
          <table:table-cell table:formula="oooc:=(_K*([.E657]-2*[.D657]+[.C657])) + [.D657]" office:value-type="float" office:value="0.712775692956225">
            <text:p>0.712776</text:p>
          </table:table-cell>
          <table:table-cell table:formula="oooc:=(_K*([.F657]-2*[.E657]+[.D657])) + [.E657]" office:value-type="float" office:value="0.62367873133038">
            <text:p>0.623679</text:p>
          </table:table-cell>
          <table:table-cell table:formula="oooc:=(_K*([.G657]-2*[.F657]+[.E657])) + [.F657]" office:value-type="float" office:value="0.534581769706409">
            <text:p>0.534582</text:p>
          </table:table-cell>
          <table:table-cell table:formula="oooc:=(_K*([.H657]-2*[.G657]+[.F657])) + [.G657]" office:value-type="float" office:value="0.445484808084478">
            <text:p>0.445485</text:p>
          </table:table-cell>
          <table:table-cell table:formula="oooc:=(_K*([.I657]-2*[.H657]+[.G657])) + [.H657]" office:value-type="float" office:value="0.356387846464587">
            <text:p>0.356388</text:p>
          </table:table-cell>
          <table:table-cell table:formula="oooc:=(_K*([.J657]-2*[.I657]+[.H657])) + [.I657]" office:value-type="float" office:value="0.26729088484657">
            <text:p>0.267291</text:p>
          </table:table-cell>
          <table:table-cell table:formula="oooc:=(_K*([.K657]-2*[.J657]+[.I657])) + [.J657]" office:value-type="float" office:value="0.178193923230111">
            <text:p>0.178194</text:p>
          </table:table-cell>
          <table:table-cell table:formula="oooc:=(_K*(_b-2*[.K657]+[.J657])) + [.K657]" office:value-type="float" office:value="0.08909696161476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58]-2*[.B658]+_a)) + [.B658]" office:value-type="float" office:value="0.890969616212377">
            <text:p>0.890970</text:p>
          </table:table-cell>
          <table:table-cell table:formula="oooc:=(_K*([.D658]-2*[.C658]+[.B658])) + [.C658]" office:value-type="float" office:value="0.801872654584073">
            <text:p>0.801873</text:p>
          </table:table-cell>
          <table:table-cell table:formula="oooc:=(_K*([.E658]-2*[.D658]+[.C658])) + [.D658]" office:value-type="float" office:value="0.712775692956848">
            <text:p>0.712776</text:p>
          </table:table-cell>
          <table:table-cell table:formula="oooc:=(_K*([.F658]-2*[.E658]+[.D658])) + [.E658]" office:value-type="float" office:value="0.62367873133113">
            <text:p>0.623679</text:p>
          </table:table-cell>
          <table:table-cell table:formula="oooc:=(_K*([.G658]-2*[.F658]+[.E658])) + [.F658]" office:value-type="float" office:value="0.534581769707225">
            <text:p>0.534582</text:p>
          </table:table-cell>
          <table:table-cell table:formula="oooc:=(_K*([.H658]-2*[.G658]+[.F658])) + [.G658]" office:value-type="float" office:value="0.445484808085294">
            <text:p>0.445485</text:p>
          </table:table-cell>
          <table:table-cell table:formula="oooc:=(_K*([.I658]-2*[.H658]+[.G658])) + [.H658]" office:value-type="float" office:value="0.356387846465337">
            <text:p>0.356388</text:p>
          </table:table-cell>
          <table:table-cell table:formula="oooc:=(_K*([.J658]-2*[.I658]+[.H658])) + [.I658]" office:value-type="float" office:value="0.267290884847193">
            <text:p>0.267291</text:p>
          </table:table-cell>
          <table:table-cell table:formula="oooc:=(_K*([.K658]-2*[.J658]+[.I658])) + [.J658]" office:value-type="float" office:value="0.178193923230556">
            <text:p>0.178194</text:p>
          </table:table-cell>
          <table:table-cell table:formula="oooc:=(_K*(_b-2*[.K658]+[.J658])) + [.K658]" office:value-type="float" office:value="0.089096961614997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59]-2*[.B659]+_a)) + [.B659]" office:value-type="float" office:value="0.890969616212601">
            <text:p>0.890970</text:p>
          </table:table-cell>
          <table:table-cell table:formula="oooc:=(_K*([.D659]-2*[.C659]+[.B659])) + [.C659]" office:value-type="float" office:value="0.801872654584505">
            <text:p>0.801873</text:p>
          </table:table-cell>
          <table:table-cell table:formula="oooc:=(_K*([.E659]-2*[.D659]+[.C659])) + [.D659]" office:value-type="float" office:value="0.712775692957451">
            <text:p>0.712776</text:p>
          </table:table-cell>
          <table:table-cell table:formula="oooc:=(_K*([.F659]-2*[.E659]+[.D659])) + [.E659]" office:value-type="float" office:value="0.623678731331855">
            <text:p>0.623679</text:p>
          </table:table-cell>
          <table:table-cell table:formula="oooc:=(_K*([.G659]-2*[.F659]+[.E659])) + [.F659]" office:value-type="float" office:value="0.534581769708015">
            <text:p>0.534582</text:p>
          </table:table-cell>
          <table:table-cell table:formula="oooc:=(_K*([.H659]-2*[.G659]+[.F659])) + [.G659]" office:value-type="float" office:value="0.445484808086084">
            <text:p>0.445485</text:p>
          </table:table-cell>
          <table:table-cell table:formula="oooc:=(_K*([.I659]-2*[.H659]+[.G659])) + [.H659]" office:value-type="float" office:value="0.356387846466062">
            <text:p>0.356388</text:p>
          </table:table-cell>
          <table:table-cell table:formula="oooc:=(_K*([.J659]-2*[.I659]+[.H659])) + [.I659]" office:value-type="float" office:value="0.267290884847796">
            <text:p>0.267291</text:p>
          </table:table-cell>
          <table:table-cell table:formula="oooc:=(_K*([.K659]-2*[.J659]+[.I659])) + [.J659]" office:value-type="float" office:value="0.178193923230987">
            <text:p>0.178194</text:p>
          </table:table-cell>
          <table:table-cell table:formula="oooc:=(_K*(_b-2*[.K659]+[.J659])) + [.K659]" office:value-type="float" office:value="0.089096961615221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60]-2*[.B660]+_a)) + [.B660]" office:value-type="float" office:value="0.890969616212819">
            <text:p>0.890970</text:p>
          </table:table-cell>
          <table:table-cell table:formula="oooc:=(_K*([.D660]-2*[.C660]+[.B660])) + [.C660]" office:value-type="float" office:value="0.801872654584922">
            <text:p>0.801873</text:p>
          </table:table-cell>
          <table:table-cell table:formula="oooc:=(_K*([.E660]-2*[.D660]+[.C660])) + [.D660]" office:value-type="float" office:value="0.712775692958034">
            <text:p>0.712776</text:p>
          </table:table-cell>
          <table:table-cell table:formula="oooc:=(_K*([.F660]-2*[.E660]+[.D660])) + [.E660]" office:value-type="float" office:value="0.623678731332557">
            <text:p>0.623679</text:p>
          </table:table-cell>
          <table:table-cell table:formula="oooc:=(_K*([.G660]-2*[.F660]+[.E660])) + [.F660]" office:value-type="float" office:value="0.534581769708779">
            <text:p>0.534582</text:p>
          </table:table-cell>
          <table:table-cell table:formula="oooc:=(_K*([.H660]-2*[.G660]+[.F660])) + [.G660]" office:value-type="float" office:value="0.445484808086848">
            <text:p>0.445485</text:p>
          </table:table-cell>
          <table:table-cell table:formula="oooc:=(_K*([.I660]-2*[.H660]+[.G660])) + [.H660]" office:value-type="float" office:value="0.356387846466764">
            <text:p>0.356388</text:p>
          </table:table-cell>
          <table:table-cell table:formula="oooc:=(_K*([.J660]-2*[.I660]+[.H660])) + [.I660]" office:value-type="float" office:value="0.267290884848379">
            <text:p>0.267291</text:p>
          </table:table-cell>
          <table:table-cell table:formula="oooc:=(_K*([.K660]-2*[.J660]+[.I660])) + [.J660]" office:value-type="float" office:value="0.178193923231405">
            <text:p>0.178194</text:p>
          </table:table-cell>
          <table:table-cell table:formula="oooc:=(_K*(_b-2*[.K660]+[.J660])) + [.K660]" office:value-type="float" office:value="0.089096961615439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61]-2*[.B661]+_a)) + [.B661]" office:value-type="float" office:value="0.890969616213029">
            <text:p>0.890970</text:p>
          </table:table-cell>
          <table:table-cell table:formula="oooc:=(_K*([.D661]-2*[.C661]+[.B661])) + [.C661]" office:value-type="float" office:value="0.801872654585326">
            <text:p>0.801873</text:p>
          </table:table-cell>
          <table:table-cell table:formula="oooc:=(_K*([.E661]-2*[.D661]+[.C661])) + [.D661]" office:value-type="float" office:value="0.712775692958599">
            <text:p>0.712776</text:p>
          </table:table-cell>
          <table:table-cell table:formula="oooc:=(_K*([.F661]-2*[.E661]+[.D661])) + [.E661]" office:value-type="float" office:value="0.623678731333237">
            <text:p>0.623679</text:p>
          </table:table-cell>
          <table:table-cell table:formula="oooc:=(_K*([.G661]-2*[.F661]+[.E661])) + [.F661]" office:value-type="float" office:value="0.534581769709518">
            <text:p>0.534582</text:p>
          </table:table-cell>
          <table:table-cell table:formula="oooc:=(_K*([.H661]-2*[.G661]+[.F661])) + [.G661]" office:value-type="float" office:value="0.445484808087587">
            <text:p>0.445485</text:p>
          </table:table-cell>
          <table:table-cell table:formula="oooc:=(_K*([.I661]-2*[.H661]+[.G661])) + [.H661]" office:value-type="float" office:value="0.356387846467444">
            <text:p>0.356388</text:p>
          </table:table-cell>
          <table:table-cell table:formula="oooc:=(_K*([.J661]-2*[.I661]+[.H661])) + [.I661]" office:value-type="float" office:value="0.267290884848943">
            <text:p>0.267291</text:p>
          </table:table-cell>
          <table:table-cell table:formula="oooc:=(_K*([.K661]-2*[.J661]+[.I661])) + [.J661]" office:value-type="float" office:value="0.178193923231808">
            <text:p>0.178194</text:p>
          </table:table-cell>
          <table:table-cell table:formula="oooc:=(_K*(_b-2*[.K661]+[.J661])) + [.K661]" office:value-type="float" office:value="0.089096961615649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62]-2*[.B662]+_a)) + [.B662]" office:value-type="float" office:value="0.890969616213233">
            <text:p>0.890970</text:p>
          </table:table-cell>
          <table:table-cell table:formula="oooc:=(_K*([.D662]-2*[.C662]+[.B662])) + [.C662]" office:value-type="float" office:value="0.801872654585716">
            <text:p>0.801873</text:p>
          </table:table-cell>
          <table:table-cell table:formula="oooc:=(_K*([.E662]-2*[.D662]+[.C662])) + [.D662]" office:value-type="float" office:value="0.712775692959145">
            <text:p>0.712776</text:p>
          </table:table-cell>
          <table:table-cell table:formula="oooc:=(_K*([.F662]-2*[.E662]+[.D662])) + [.E662]" office:value-type="float" office:value="0.623678731333894">
            <text:p>0.623679</text:p>
          </table:table-cell>
          <table:table-cell table:formula="oooc:=(_K*([.G662]-2*[.F662]+[.E662])) + [.F662]" office:value-type="float" office:value="0.534581769710233">
            <text:p>0.534582</text:p>
          </table:table-cell>
          <table:table-cell table:formula="oooc:=(_K*([.H662]-2*[.G662]+[.F662])) + [.G662]" office:value-type="float" office:value="0.445484808088302">
            <text:p>0.445485</text:p>
          </table:table-cell>
          <table:table-cell table:formula="oooc:=(_K*([.I662]-2*[.H662]+[.G662])) + [.H662]" office:value-type="float" office:value="0.356387846468101">
            <text:p>0.356388</text:p>
          </table:table-cell>
          <table:table-cell table:formula="oooc:=(_K*([.J662]-2*[.I662]+[.H662])) + [.I662]" office:value-type="float" office:value="0.267290884849489">
            <text:p>0.267291</text:p>
          </table:table-cell>
          <table:table-cell table:formula="oooc:=(_K*([.K662]-2*[.J662]+[.I662])) + [.J662]" office:value-type="float" office:value="0.178193923232199">
            <text:p>0.178194</text:p>
          </table:table-cell>
          <table:table-cell table:formula="oooc:=(_K*(_b-2*[.K662]+[.J662])) + [.K662]" office:value-type="float" office:value="0.089096961615853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63]-2*[.B663]+_a)) + [.B663]" office:value-type="float" office:value="0.89096961621343">
            <text:p>0.890970</text:p>
          </table:table-cell>
          <table:table-cell table:formula="oooc:=(_K*([.D663]-2*[.C663]+[.B663])) + [.C663]" office:value-type="float" office:value="0.801872654586094">
            <text:p>0.801873</text:p>
          </table:table-cell>
          <table:table-cell table:formula="oooc:=(_K*([.E663]-2*[.D663]+[.C663])) + [.D663]" office:value-type="float" office:value="0.712775692959673">
            <text:p>0.712776</text:p>
          </table:table-cell>
          <table:table-cell table:formula="oooc:=(_K*([.F663]-2*[.E663]+[.D663])) + [.E663]" office:value-type="float" office:value="0.62367873133453">
            <text:p>0.623679</text:p>
          </table:table-cell>
          <table:table-cell table:formula="oooc:=(_K*([.G663]-2*[.F663]+[.E663])) + [.F663]" office:value-type="float" office:value="0.534581769710925">
            <text:p>0.534582</text:p>
          </table:table-cell>
          <table:table-cell table:formula="oooc:=(_K*([.H663]-2*[.G663]+[.F663])) + [.G663]" office:value-type="float" office:value="0.445484808088994">
            <text:p>0.445485</text:p>
          </table:table-cell>
          <table:table-cell table:formula="oooc:=(_K*([.I663]-2*[.H663]+[.G663])) + [.H663]" office:value-type="float" office:value="0.356387846468737">
            <text:p>0.356388</text:p>
          </table:table-cell>
          <table:table-cell table:formula="oooc:=(_K*([.J663]-2*[.I663]+[.H663])) + [.I663]" office:value-type="float" office:value="0.267290884850018">
            <text:p>0.267291</text:p>
          </table:table-cell>
          <table:table-cell table:formula="oooc:=(_K*([.K663]-2*[.J663]+[.I663])) + [.J663]" office:value-type="float" office:value="0.178193923232577">
            <text:p>0.178194</text:p>
          </table:table-cell>
          <table:table-cell table:formula="oooc:=(_K*(_b-2*[.K663]+[.J663])) + [.K663]" office:value-type="float" office:value="0.089096961616050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64]-2*[.B664]+_a)) + [.B664]" office:value-type="float" office:value="0.89096961621362">
            <text:p>0.890970</text:p>
          </table:table-cell>
          <table:table-cell table:formula="oooc:=(_K*([.D664]-2*[.C664]+[.B664])) + [.C664]" office:value-type="float" office:value="0.80187265458646">
            <text:p>0.801873</text:p>
          </table:table-cell>
          <table:table-cell table:formula="oooc:=(_K*([.E664]-2*[.D664]+[.C664])) + [.D664]" office:value-type="float" office:value="0.712775692960184">
            <text:p>0.712776</text:p>
          </table:table-cell>
          <table:table-cell table:formula="oooc:=(_K*([.F664]-2*[.E664]+[.D664])) + [.E664]" office:value-type="float" office:value="0.623678731335145">
            <text:p>0.623679</text:p>
          </table:table-cell>
          <table:table-cell table:formula="oooc:=(_K*([.G664]-2*[.F664]+[.E664])) + [.F664]" office:value-type="float" office:value="0.534581769711594">
            <text:p>0.534582</text:p>
          </table:table-cell>
          <table:table-cell table:formula="oooc:=(_K*([.H664]-2*[.G664]+[.F664])) + [.G664]" office:value-type="float" office:value="0.445484808089663">
            <text:p>0.445485</text:p>
          </table:table-cell>
          <table:table-cell table:formula="oooc:=(_K*([.I664]-2*[.H664]+[.G664])) + [.H664]" office:value-type="float" office:value="0.356387846469352">
            <text:p>0.356388</text:p>
          </table:table-cell>
          <table:table-cell table:formula="oooc:=(_K*([.J664]-2*[.I664]+[.H664])) + [.I664]" office:value-type="float" office:value="0.267290884850529">
            <text:p>0.267291</text:p>
          </table:table-cell>
          <table:table-cell table:formula="oooc:=(_K*([.K664]-2*[.J664]+[.I664])) + [.J664]" office:value-type="float" office:value="0.178193923232943">
            <text:p>0.178194</text:p>
          </table:table-cell>
          <table:table-cell table:formula="oooc:=(_K*(_b-2*[.K664]+[.J664])) + [.K664]" office:value-type="float" office:value="0.089096961616240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65]-2*[.B665]+_a)) + [.B665]" office:value-type="float" office:value="0.890969616213805">
            <text:p>0.890970</text:p>
          </table:table-cell>
          <table:table-cell table:formula="oooc:=(_K*([.D665]-2*[.C665]+[.B665])) + [.C665]" office:value-type="float" office:value="0.801872654586814">
            <text:p>0.801873</text:p>
          </table:table-cell>
          <table:table-cell table:formula="oooc:=(_K*([.E665]-2*[.D665]+[.C665])) + [.D665]" office:value-type="float" office:value="0.712775692960679">
            <text:p>0.712776</text:p>
          </table:table-cell>
          <table:table-cell table:formula="oooc:=(_K*([.F665]-2*[.E665]+[.D665])) + [.E665]" office:value-type="float" office:value="0.62367873133574">
            <text:p>0.623679</text:p>
          </table:table-cell>
          <table:table-cell table:formula="oooc:=(_K*([.G665]-2*[.F665]+[.E665])) + [.F665]" office:value-type="float" office:value="0.534581769712242">
            <text:p>0.534582</text:p>
          </table:table-cell>
          <table:table-cell table:formula="oooc:=(_K*([.H665]-2*[.G665]+[.F665])) + [.G665]" office:value-type="float" office:value="0.445484808090311">
            <text:p>0.445485</text:p>
          </table:table-cell>
          <table:table-cell table:formula="oooc:=(_K*([.I665]-2*[.H665]+[.G665])) + [.H665]" office:value-type="float" office:value="0.356387846469947">
            <text:p>0.356388</text:p>
          </table:table-cell>
          <table:table-cell table:formula="oooc:=(_K*([.J665]-2*[.I665]+[.H665])) + [.I665]" office:value-type="float" office:value="0.267290884851024">
            <text:p>0.267291</text:p>
          </table:table-cell>
          <table:table-cell table:formula="oooc:=(_K*([.K665]-2*[.J665]+[.I665])) + [.J665]" office:value-type="float" office:value="0.178193923233296">
            <text:p>0.178194</text:p>
          </table:table-cell>
          <table:table-cell table:formula="oooc:=(_K*(_b-2*[.K665]+[.J665])) + [.K665]" office:value-type="float" office:value="0.089096961616425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66]-2*[.B666]+_a)) + [.B666]" office:value-type="float" office:value="0.890969616213983">
            <text:p>0.890970</text:p>
          </table:table-cell>
          <table:table-cell table:formula="oooc:=(_K*([.D666]-2*[.C666]+[.B666])) + [.C666]" office:value-type="float" office:value="0.801872654587156">
            <text:p>0.801873</text:p>
          </table:table-cell>
          <table:table-cell table:formula="oooc:=(_K*([.E666]-2*[.D666]+[.C666])) + [.D666]" office:value-type="float" office:value="0.712775692961157">
            <text:p>0.712776</text:p>
          </table:table-cell>
          <table:table-cell table:formula="oooc:=(_K*([.F666]-2*[.E666]+[.D666])) + [.E666]" office:value-type="float" office:value="0.623678731336317">
            <text:p>0.623679</text:p>
          </table:table-cell>
          <table:table-cell table:formula="oooc:=(_K*([.G666]-2*[.F666]+[.E666])) + [.F666]" office:value-type="float" office:value="0.534581769712869">
            <text:p>0.534582</text:p>
          </table:table-cell>
          <table:table-cell table:formula="oooc:=(_K*([.H666]-2*[.G666]+[.F666])) + [.G666]" office:value-type="float" office:value="0.445484808090938">
            <text:p>0.445485</text:p>
          </table:table-cell>
          <table:table-cell table:formula="oooc:=(_K*([.I666]-2*[.H666]+[.G666])) + [.H666]" office:value-type="float" office:value="0.356387846470523">
            <text:p>0.356388</text:p>
          </table:table-cell>
          <table:table-cell table:formula="oooc:=(_K*([.J666]-2*[.I666]+[.H666])) + [.I666]" office:value-type="float" office:value="0.267290884851502">
            <text:p>0.267291</text:p>
          </table:table-cell>
          <table:table-cell table:formula="oooc:=(_K*([.K666]-2*[.J666]+[.I666])) + [.J666]" office:value-type="float" office:value="0.178193923233639">
            <text:p>0.178194</text:p>
          </table:table-cell>
          <table:table-cell table:formula="oooc:=(_K*(_b-2*[.K666]+[.J666])) + [.K666]" office:value-type="float" office:value="0.089096961616603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67]-2*[.B667]+_a)) + [.B667]" office:value-type="float" office:value="0.890969616214156">
            <text:p>0.890970</text:p>
          </table:table-cell>
          <table:table-cell table:formula="oooc:=(_K*([.D667]-2*[.C667]+[.B667])) + [.C667]" office:value-type="float" office:value="0.801872654587487">
            <text:p>0.801873</text:p>
          </table:table-cell>
          <table:table-cell table:formula="oooc:=(_K*([.E667]-2*[.D667]+[.C667])) + [.D667]" office:value-type="float" office:value="0.712775692961621">
            <text:p>0.712776</text:p>
          </table:table-cell>
          <table:table-cell table:formula="oooc:=(_K*([.F667]-2*[.E667]+[.D667])) + [.E667]" office:value-type="float" office:value="0.623678731336874">
            <text:p>0.623679</text:p>
          </table:table-cell>
          <table:table-cell table:formula="oooc:=(_K*([.G667]-2*[.F667]+[.E667])) + [.F667]" office:value-type="float" office:value="0.534581769713476">
            <text:p>0.534582</text:p>
          </table:table-cell>
          <table:table-cell table:formula="oooc:=(_K*([.H667]-2*[.G667]+[.F667])) + [.G667]" office:value-type="float" office:value="0.445484808091545">
            <text:p>0.445485</text:p>
          </table:table-cell>
          <table:table-cell table:formula="oooc:=(_K*([.I667]-2*[.H667]+[.G667])) + [.H667]" office:value-type="float" office:value="0.356387846471081">
            <text:p>0.356388</text:p>
          </table:table-cell>
          <table:table-cell table:formula="oooc:=(_K*([.J667]-2*[.I667]+[.H667])) + [.I667]" office:value-type="float" office:value="0.267290884851965">
            <text:p>0.267291</text:p>
          </table:table-cell>
          <table:table-cell table:formula="oooc:=(_K*([.K667]-2*[.J667]+[.I667])) + [.J667]" office:value-type="float" office:value="0.17819392323397">
            <text:p>0.178194</text:p>
          </table:table-cell>
          <table:table-cell table:formula="oooc:=(_K*(_b-2*[.K667]+[.J667])) + [.K667]" office:value-type="float" office:value="0.089096961616776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68]-2*[.B668]+_a)) + [.B668]" office:value-type="float" office:value="0.890969616214323">
            <text:p>0.890970</text:p>
          </table:table-cell>
          <table:table-cell table:formula="oooc:=(_K*([.D668]-2*[.C668]+[.B668])) + [.C668]" office:value-type="float" office:value="0.801872654587808">
            <text:p>0.801873</text:p>
          </table:table-cell>
          <table:table-cell table:formula="oooc:=(_K*([.E668]-2*[.D668]+[.C668])) + [.D668]" office:value-type="float" office:value="0.712775692962069">
            <text:p>0.712776</text:p>
          </table:table-cell>
          <table:table-cell table:formula="oooc:=(_K*([.F668]-2*[.E668]+[.D668])) + [.E668]" office:value-type="float" office:value="0.623678731337413">
            <text:p>0.623679</text:p>
          </table:table-cell>
          <table:table-cell table:formula="oooc:=(_K*([.G668]-2*[.F668]+[.E668])) + [.F668]" office:value-type="float" office:value="0.534581769714063">
            <text:p>0.534582</text:p>
          </table:table-cell>
          <table:table-cell table:formula="oooc:=(_K*([.H668]-2*[.G668]+[.F668])) + [.G668]" office:value-type="float" office:value="0.445484808092132">
            <text:p>0.445485</text:p>
          </table:table-cell>
          <table:table-cell table:formula="oooc:=(_K*([.I668]-2*[.H668]+[.G668])) + [.H668]" office:value-type="float" office:value="0.35638784647162">
            <text:p>0.356388</text:p>
          </table:table-cell>
          <table:table-cell table:formula="oooc:=(_K*([.J668]-2*[.I668]+[.H668])) + [.I668]" office:value-type="float" office:value="0.267290884852413">
            <text:p>0.267291</text:p>
          </table:table-cell>
          <table:table-cell table:formula="oooc:=(_K*([.K668]-2*[.J668]+[.I668])) + [.J668]" office:value-type="float" office:value="0.178193923234291">
            <text:p>0.178194</text:p>
          </table:table-cell>
          <table:table-cell table:formula="oooc:=(_K*(_b-2*[.K668]+[.J668])) + [.K668]" office:value-type="float" office:value="0.089096961616943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69]-2*[.B669]+_a)) + [.B669]" office:value-type="float" office:value="0.890969616214484">
            <text:p>0.890970</text:p>
          </table:table-cell>
          <table:table-cell table:formula="oooc:=(_K*([.D669]-2*[.C669]+[.B669])) + [.C669]" office:value-type="float" office:value="0.801872654588118">
            <text:p>0.801873</text:p>
          </table:table-cell>
          <table:table-cell table:formula="oooc:=(_K*([.E669]-2*[.D669]+[.C669])) + [.D669]" office:value-type="float" office:value="0.712775692962502">
            <text:p>0.712776</text:p>
          </table:table-cell>
          <table:table-cell table:formula="oooc:=(_K*([.F669]-2*[.E669]+[.D669])) + [.E669]" office:value-type="float" office:value="0.623678731337935">
            <text:p>0.623679</text:p>
          </table:table-cell>
          <table:table-cell table:formula="oooc:=(_K*([.G669]-2*[.F669]+[.E669])) + [.F669]" office:value-type="float" office:value="0.53458176971463">
            <text:p>0.534582</text:p>
          </table:table-cell>
          <table:table-cell table:formula="oooc:=(_K*([.H669]-2*[.G669]+[.F669])) + [.G669]" office:value-type="float" office:value="0.445484808092699">
            <text:p>0.445485</text:p>
          </table:table-cell>
          <table:table-cell table:formula="oooc:=(_K*([.I669]-2*[.H669]+[.G669])) + [.H669]" office:value-type="float" office:value="0.356387846472142">
            <text:p>0.356388</text:p>
          </table:table-cell>
          <table:table-cell table:formula="oooc:=(_K*([.J669]-2*[.I669]+[.H669])) + [.I669]" office:value-type="float" office:value="0.267290884852847">
            <text:p>0.267291</text:p>
          </table:table-cell>
          <table:table-cell table:formula="oooc:=(_K*([.K669]-2*[.J669]+[.I669])) + [.J669]" office:value-type="float" office:value="0.178193923234601">
            <text:p>0.178194</text:p>
          </table:table-cell>
          <table:table-cell table:formula="oooc:=(_K*(_b-2*[.K669]+[.J669])) + [.K669]" office:value-type="float" office:value="0.089096961617104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70]-2*[.B670]+_a)) + [.B670]" office:value-type="float" office:value="0.890969616214641">
            <text:p>0.890970</text:p>
          </table:table-cell>
          <table:table-cell table:formula="oooc:=(_K*([.D670]-2*[.C670]+[.B670])) + [.C670]" office:value-type="float" office:value="0.801872654588418">
            <text:p>0.801873</text:p>
          </table:table-cell>
          <table:table-cell table:formula="oooc:=(_K*([.E670]-2*[.D670]+[.C670])) + [.D670]" office:value-type="float" office:value="0.712775692962922">
            <text:p>0.712776</text:p>
          </table:table-cell>
          <table:table-cell table:formula="oooc:=(_K*([.F670]-2*[.E670]+[.D670])) + [.E670]" office:value-type="float" office:value="0.62367873133844">
            <text:p>0.623679</text:p>
          </table:table-cell>
          <table:table-cell table:formula="oooc:=(_K*([.G670]-2*[.F670]+[.E670])) + [.F670]" office:value-type="float" office:value="0.53458176971518">
            <text:p>0.534582</text:p>
          </table:table-cell>
          <table:table-cell table:formula="oooc:=(_K*([.H670]-2*[.G670]+[.F670])) + [.G670]" office:value-type="float" office:value="0.445484808093249">
            <text:p>0.445485</text:p>
          </table:table-cell>
          <table:table-cell table:formula="oooc:=(_K*([.I670]-2*[.H670]+[.G670])) + [.H670]" office:value-type="float" office:value="0.356387846472647">
            <text:p>0.356388</text:p>
          </table:table-cell>
          <table:table-cell table:formula="oooc:=(_K*([.J670]-2*[.I670]+[.H670])) + [.I670]" office:value-type="float" office:value="0.267290884853267">
            <text:p>0.267291</text:p>
          </table:table-cell>
          <table:table-cell table:formula="oooc:=(_K*([.K670]-2*[.J670]+[.I670])) + [.J670]" office:value-type="float" office:value="0.178193923234901">
            <text:p>0.178194</text:p>
          </table:table-cell>
          <table:table-cell table:formula="oooc:=(_K*(_b-2*[.K670]+[.J670])) + [.K670]" office:value-type="float" office:value="0.089096961617261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71]-2*[.B671]+_a)) + [.B671]" office:value-type="float" office:value="0.890969616214792">
            <text:p>0.890970</text:p>
          </table:table-cell>
          <table:table-cell table:formula="oooc:=(_K*([.D671]-2*[.C671]+[.B671])) + [.C671]" office:value-type="float" office:value="0.801872654588709">
            <text:p>0.801873</text:p>
          </table:table-cell>
          <table:table-cell table:formula="oooc:=(_K*([.E671]-2*[.D671]+[.C671])) + [.D671]" office:value-type="float" office:value="0.712775692963328">
            <text:p>0.712776</text:p>
          </table:table-cell>
          <table:table-cell table:formula="oooc:=(_K*([.F671]-2*[.E671]+[.D671])) + [.E671]" office:value-type="float" office:value="0.623678731338929">
            <text:p>0.623679</text:p>
          </table:table-cell>
          <table:table-cell table:formula="oooc:=(_K*([.G671]-2*[.F671]+[.E671])) + [.F671]" office:value-type="float" office:value="0.534581769715712">
            <text:p>0.534582</text:p>
          </table:table-cell>
          <table:table-cell table:formula="oooc:=(_K*([.H671]-2*[.G671]+[.F671])) + [.G671]" office:value-type="float" office:value="0.44548480809378">
            <text:p>0.445485</text:p>
          </table:table-cell>
          <table:table-cell table:formula="oooc:=(_K*([.I671]-2*[.H671]+[.G671])) + [.H671]" office:value-type="float" office:value="0.356387846473136">
            <text:p>0.356388</text:p>
          </table:table-cell>
          <table:table-cell table:formula="oooc:=(_K*([.J671]-2*[.I671]+[.H671])) + [.I671]" office:value-type="float" office:value="0.267290884853672">
            <text:p>0.267291</text:p>
          </table:table-cell>
          <table:table-cell table:formula="oooc:=(_K*([.K671]-2*[.J671]+[.I671])) + [.J671]" office:value-type="float" office:value="0.178193923235191">
            <text:p>0.178194</text:p>
          </table:table-cell>
          <table:table-cell table:formula="oooc:=(_K*(_b-2*[.K671]+[.J671])) + [.K671]" office:value-type="float" office:value="0.089096961617412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72]-2*[.B672]+_a)) + [.B672]" office:value-type="float" office:value="0.890969616214938">
            <text:p>0.890970</text:p>
          </table:table-cell>
          <table:table-cell table:formula="oooc:=(_K*([.D672]-2*[.C672]+[.B672])) + [.C672]" office:value-type="float" office:value="0.80187265458899">
            <text:p>0.801873</text:p>
          </table:table-cell>
          <table:table-cell table:formula="oooc:=(_K*([.E672]-2*[.D672]+[.C672])) + [.D672]" office:value-type="float" office:value="0.712775692963721">
            <text:p>0.712776</text:p>
          </table:table-cell>
          <table:table-cell table:formula="oooc:=(_K*([.F672]-2*[.E672]+[.D672])) + [.E672]" office:value-type="float" office:value="0.623678731339401">
            <text:p>0.623679</text:p>
          </table:table-cell>
          <table:table-cell table:formula="oooc:=(_K*([.G672]-2*[.F672]+[.E672])) + [.F672]" office:value-type="float" office:value="0.534581769716226">
            <text:p>0.534582</text:p>
          </table:table-cell>
          <table:table-cell table:formula="oooc:=(_K*([.H672]-2*[.G672]+[.F672])) + [.G672]" office:value-type="float" office:value="0.445484808094295">
            <text:p>0.445485</text:p>
          </table:table-cell>
          <table:table-cell table:formula="oooc:=(_K*([.I672]-2*[.H672]+[.G672])) + [.H672]" office:value-type="float" office:value="0.356387846473608">
            <text:p>0.356388</text:p>
          </table:table-cell>
          <table:table-cell table:formula="oooc:=(_K*([.J672]-2*[.I672]+[.H672])) + [.I672]" office:value-type="float" office:value="0.267290884854065">
            <text:p>0.267291</text:p>
          </table:table-cell>
          <table:table-cell table:formula="oooc:=(_K*([.K672]-2*[.J672]+[.I672])) + [.J672]" office:value-type="float" office:value="0.178193923235472">
            <text:p>0.178194</text:p>
          </table:table-cell>
          <table:table-cell table:formula="oooc:=(_K*(_b-2*[.K672]+[.J672])) + [.K672]" office:value-type="float" office:value="0.08909696161755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73]-2*[.B673]+_a)) + [.B673]" office:value-type="float" office:value="0.89096961621508">
            <text:p>0.890970</text:p>
          </table:table-cell>
          <table:table-cell table:formula="oooc:=(_K*([.D673]-2*[.C673]+[.B673])) + [.C673]" office:value-type="float" office:value="0.801872654589262">
            <text:p>0.801873</text:p>
          </table:table-cell>
          <table:table-cell table:formula="oooc:=(_K*([.E673]-2*[.D673]+[.C673])) + [.D673]" office:value-type="float" office:value="0.712775692964101">
            <text:p>0.712776</text:p>
          </table:table-cell>
          <table:table-cell table:formula="oooc:=(_K*([.F673]-2*[.E673]+[.D673])) + [.E673]" office:value-type="float" office:value="0.623678731339859">
            <text:p>0.623679</text:p>
          </table:table-cell>
          <table:table-cell table:formula="oooc:=(_K*([.G673]-2*[.F673]+[.E673])) + [.F673]" office:value-type="float" office:value="0.534581769716724">
            <text:p>0.534582</text:p>
          </table:table-cell>
          <table:table-cell table:formula="oooc:=(_K*([.H673]-2*[.G673]+[.F673])) + [.G673]" office:value-type="float" office:value="0.445484808094793">
            <text:p>0.445485</text:p>
          </table:table-cell>
          <table:table-cell table:formula="oooc:=(_K*([.I673]-2*[.H673]+[.G673])) + [.H673]" office:value-type="float" office:value="0.356387846474066">
            <text:p>0.356388</text:p>
          </table:table-cell>
          <table:table-cell table:formula="oooc:=(_K*([.J673]-2*[.I673]+[.H673])) + [.I673]" office:value-type="float" office:value="0.267290884854445">
            <text:p>0.267291</text:p>
          </table:table-cell>
          <table:table-cell table:formula="oooc:=(_K*([.K673]-2*[.J673]+[.I673])) + [.J673]" office:value-type="float" office:value="0.178193923235744">
            <text:p>0.178194</text:p>
          </table:table-cell>
          <table:table-cell table:formula="oooc:=(_K*(_b-2*[.K673]+[.J673])) + [.K673]" office:value-type="float" office:value="0.089096961617700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74]-2*[.B674]+_a)) + [.B674]" office:value-type="float" office:value="0.890969616215217">
            <text:p>0.890970</text:p>
          </table:table-cell>
          <table:table-cell table:formula="oooc:=(_K*([.D674]-2*[.C674]+[.B674])) + [.C674]" office:value-type="float" office:value="0.801872654589525">
            <text:p>0.801873</text:p>
          </table:table-cell>
          <table:table-cell table:formula="oooc:=(_K*([.E674]-2*[.D674]+[.C674])) + [.D674]" office:value-type="float" office:value="0.712775692964468">
            <text:p>0.712776</text:p>
          </table:table-cell>
          <table:table-cell table:formula="oooc:=(_K*([.F674]-2*[.E674]+[.D674])) + [.E674]" office:value-type="float" office:value="0.623678731340301">
            <text:p>0.623679</text:p>
          </table:table-cell>
          <table:table-cell table:formula="oooc:=(_K*([.G674]-2*[.F674]+[.E674])) + [.F674]" office:value-type="float" office:value="0.534581769717205">
            <text:p>0.534582</text:p>
          </table:table-cell>
          <table:table-cell table:formula="oooc:=(_K*([.H674]-2*[.G674]+[.F674])) + [.G674]" office:value-type="float" office:value="0.445484808095274">
            <text:p>0.445485</text:p>
          </table:table-cell>
          <table:table-cell table:formula="oooc:=(_K*([.I674]-2*[.H674]+[.G674])) + [.H674]" office:value-type="float" office:value="0.356387846474508">
            <text:p>0.356388</text:p>
          </table:table-cell>
          <table:table-cell table:formula="oooc:=(_K*([.J674]-2*[.I674]+[.H674])) + [.I674]" office:value-type="float" office:value="0.267290884854813">
            <text:p>0.267291</text:p>
          </table:table-cell>
          <table:table-cell table:formula="oooc:=(_K*([.K674]-2*[.J674]+[.I674])) + [.J674]" office:value-type="float" office:value="0.178193923236007">
            <text:p>0.178194</text:p>
          </table:table-cell>
          <table:table-cell table:formula="oooc:=(_K*(_b-2*[.K674]+[.J674])) + [.K674]" office:value-type="float" office:value="0.089096961617837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75]-2*[.B675]+_a)) + [.B675]" office:value-type="float" office:value="0.89096961621535">
            <text:p>0.890970</text:p>
          </table:table-cell>
          <table:table-cell table:formula="oooc:=(_K*([.D675]-2*[.C675]+[.B675])) + [.C675]" office:value-type="float" office:value="0.801872654589779">
            <text:p>0.801873</text:p>
          </table:table-cell>
          <table:table-cell table:formula="oooc:=(_K*([.E675]-2*[.D675]+[.C675])) + [.D675]" office:value-type="float" office:value="0.712775692964824">
            <text:p>0.712776</text:p>
          </table:table-cell>
          <table:table-cell table:formula="oooc:=(_K*([.F675]-2*[.E675]+[.D675])) + [.E675]" office:value-type="float" office:value="0.62367873134073">
            <text:p>0.623679</text:p>
          </table:table-cell>
          <table:table-cell table:formula="oooc:=(_K*([.G675]-2*[.F675]+[.E675])) + [.F675]" office:value-type="float" office:value="0.534581769717671">
            <text:p>0.534582</text:p>
          </table:table-cell>
          <table:table-cell table:formula="oooc:=(_K*([.H675]-2*[.G675]+[.F675])) + [.G675]" office:value-type="float" office:value="0.44548480809574">
            <text:p>0.445485</text:p>
          </table:table-cell>
          <table:table-cell table:formula="oooc:=(_K*([.I675]-2*[.H675]+[.G675])) + [.H675]" office:value-type="float" office:value="0.356387846474937">
            <text:p>0.356388</text:p>
          </table:table-cell>
          <table:table-cell table:formula="oooc:=(_K*([.J675]-2*[.I675]+[.H675])) + [.I675]" office:value-type="float" office:value="0.267290884855169">
            <text:p>0.267291</text:p>
          </table:table-cell>
          <table:table-cell table:formula="oooc:=(_K*([.K675]-2*[.J675]+[.I675])) + [.J675]" office:value-type="float" office:value="0.178193923236262">
            <text:p>0.178194</text:p>
          </table:table-cell>
          <table:table-cell table:formula="oooc:=(_K*(_b-2*[.K675]+[.J675])) + [.K675]" office:value-type="float" office:value="0.089096961617970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76]-2*[.B676]+_a)) + [.B676]" office:value-type="float" office:value="0.890969616215478">
            <text:p>0.890970</text:p>
          </table:table-cell>
          <table:table-cell table:formula="oooc:=(_K*([.D676]-2*[.C676]+[.B676])) + [.C676]" office:value-type="float" office:value="0.801872654590025">
            <text:p>0.801873</text:p>
          </table:table-cell>
          <table:table-cell table:formula="oooc:=(_K*([.E676]-2*[.D676]+[.C676])) + [.D676]" office:value-type="float" office:value="0.712775692965168">
            <text:p>0.712776</text:p>
          </table:table-cell>
          <table:table-cell table:formula="oooc:=(_K*([.F676]-2*[.E676]+[.D676])) + [.E676]" office:value-type="float" office:value="0.623678731341144">
            <text:p>0.623679</text:p>
          </table:table-cell>
          <table:table-cell table:formula="oooc:=(_K*([.G676]-2*[.F676]+[.E676])) + [.F676]" office:value-type="float" office:value="0.534581769718122">
            <text:p>0.534582</text:p>
          </table:table-cell>
          <table:table-cell table:formula="oooc:=(_K*([.H676]-2*[.G676]+[.F676])) + [.G676]" office:value-type="float" office:value="0.445484808096191">
            <text:p>0.445485</text:p>
          </table:table-cell>
          <table:table-cell table:formula="oooc:=(_K*([.I676]-2*[.H676]+[.G676])) + [.H676]" office:value-type="float" office:value="0.356387846475351">
            <text:p>0.356388</text:p>
          </table:table-cell>
          <table:table-cell table:formula="oooc:=(_K*([.J676]-2*[.I676]+[.H676])) + [.I676]" office:value-type="float" office:value="0.267290884855513">
            <text:p>0.267291</text:p>
          </table:table-cell>
          <table:table-cell table:formula="oooc:=(_K*([.K676]-2*[.J676]+[.I676])) + [.J676]" office:value-type="float" office:value="0.178193923236508">
            <text:p>0.178194</text:p>
          </table:table-cell>
          <table:table-cell table:formula="oooc:=(_K*(_b-2*[.K676]+[.J676])) + [.K676]" office:value-type="float" office:value="0.089096961618098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77]-2*[.B677]+_a)) + [.B677]" office:value-type="float" office:value="0.890969616215602">
            <text:p>0.890970</text:p>
          </table:table-cell>
          <table:table-cell table:formula="oooc:=(_K*([.D677]-2*[.C677]+[.B677])) + [.C677]" office:value-type="float" office:value="0.801872654590264">
            <text:p>0.801873</text:p>
          </table:table-cell>
          <table:table-cell table:formula="oooc:=(_K*([.E677]-2*[.D677]+[.C677])) + [.D677]" office:value-type="float" office:value="0.712775692965501">
            <text:p>0.712776</text:p>
          </table:table-cell>
          <table:table-cell table:formula="oooc:=(_K*([.F677]-2*[.E677]+[.D677])) + [.E677]" office:value-type="float" office:value="0.623678731341545">
            <text:p>0.623679</text:p>
          </table:table-cell>
          <table:table-cell table:formula="oooc:=(_K*([.G677]-2*[.F677]+[.E677])) + [.F677]" office:value-type="float" office:value="0.534581769718559">
            <text:p>0.534582</text:p>
          </table:table-cell>
          <table:table-cell table:formula="oooc:=(_K*([.H677]-2*[.G677]+[.F677])) + [.G677]" office:value-type="float" office:value="0.445484808096628">
            <text:p>0.445485</text:p>
          </table:table-cell>
          <table:table-cell table:formula="oooc:=(_K*([.I677]-2*[.H677]+[.G677])) + [.H677]" office:value-type="float" office:value="0.356387846475752">
            <text:p>0.356388</text:p>
          </table:table-cell>
          <table:table-cell table:formula="oooc:=(_K*([.J677]-2*[.I677]+[.H677])) + [.I677]" office:value-type="float" office:value="0.267290884855846">
            <text:p>0.267291</text:p>
          </table:table-cell>
          <table:table-cell table:formula="oooc:=(_K*([.K677]-2*[.J677]+[.I677])) + [.J677]" office:value-type="float" office:value="0.178193923236746">
            <text:p>0.178194</text:p>
          </table:table-cell>
          <table:table-cell table:formula="oooc:=(_K*(_b-2*[.K677]+[.J677])) + [.K677]" office:value-type="float" office:value="0.08909696161822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78]-2*[.B678]+_a)) + [.B678]" office:value-type="float" office:value="0.890969616215723">
            <text:p>0.890970</text:p>
          </table:table-cell>
          <table:table-cell table:formula="oooc:=(_K*([.D678]-2*[.C678]+[.B678])) + [.C678]" office:value-type="float" office:value="0.801872654590494">
            <text:p>0.801873</text:p>
          </table:table-cell>
          <table:table-cell table:formula="oooc:=(_K*([.E678]-2*[.D678]+[.C678])) + [.D678]" office:value-type="float" office:value="0.712775692965824">
            <text:p>0.712776</text:p>
          </table:table-cell>
          <table:table-cell table:formula="oooc:=(_K*([.F678]-2*[.E678]+[.D678])) + [.E678]" office:value-type="float" office:value="0.623678731341933">
            <text:p>0.623679</text:p>
          </table:table-cell>
          <table:table-cell table:formula="oooc:=(_K*([.G678]-2*[.F678]+[.E678])) + [.F678]" office:value-type="float" office:value="0.534581769718981">
            <text:p>0.534582</text:p>
          </table:table-cell>
          <table:table-cell table:formula="oooc:=(_K*([.H678]-2*[.G678]+[.F678])) + [.G678]" office:value-type="float" office:value="0.44548480809705">
            <text:p>0.445485</text:p>
          </table:table-cell>
          <table:table-cell table:formula="oooc:=(_K*([.I678]-2*[.H678]+[.G678])) + [.H678]" office:value-type="float" office:value="0.35638784647614">
            <text:p>0.356388</text:p>
          </table:table-cell>
          <table:table-cell table:formula="oooc:=(_K*([.J678]-2*[.I678]+[.H678])) + [.I678]" office:value-type="float" office:value="0.267290884856169">
            <text:p>0.267291</text:p>
          </table:table-cell>
          <table:table-cell table:formula="oooc:=(_K*([.K678]-2*[.J678]+[.I678])) + [.J678]" office:value-type="float" office:value="0.178193923236977">
            <text:p>0.178194</text:p>
          </table:table-cell>
          <table:table-cell table:formula="oooc:=(_K*(_b-2*[.K678]+[.J678])) + [.K678]" office:value-type="float" office:value="0.089096961618343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79]-2*[.B679]+_a)) + [.B679]" office:value-type="float" office:value="0.890969616215839">
            <text:p>0.890970</text:p>
          </table:table-cell>
          <table:table-cell table:formula="oooc:=(_K*([.D679]-2*[.C679]+[.B679])) + [.C679]" office:value-type="float" office:value="0.801872654590717">
            <text:p>0.801873</text:p>
          </table:table-cell>
          <table:table-cell table:formula="oooc:=(_K*([.E679]-2*[.D679]+[.C679])) + [.D679]" office:value-type="float" office:value="0.712775692966136">
            <text:p>0.712776</text:p>
          </table:table-cell>
          <table:table-cell table:formula="oooc:=(_K*([.F679]-2*[.E679]+[.D679])) + [.E679]" office:value-type="float" office:value="0.623678731342309">
            <text:p>0.623679</text:p>
          </table:table-cell>
          <table:table-cell table:formula="oooc:=(_K*([.G679]-2*[.F679]+[.E679])) + [.F679]" office:value-type="float" office:value="0.534581769719389">
            <text:p>0.534582</text:p>
          </table:table-cell>
          <table:table-cell table:formula="oooc:=(_K*([.H679]-2*[.G679]+[.F679])) + [.G679]" office:value-type="float" office:value="0.445484808097458">
            <text:p>0.445485</text:p>
          </table:table-cell>
          <table:table-cell table:formula="oooc:=(_K*([.I679]-2*[.H679]+[.G679])) + [.H679]" office:value-type="float" office:value="0.356387846476515">
            <text:p>0.356388</text:p>
          </table:table-cell>
          <table:table-cell table:formula="oooc:=(_K*([.J679]-2*[.I679]+[.H679])) + [.I679]" office:value-type="float" office:value="0.26729088485648">
            <text:p>0.267291</text:p>
          </table:table-cell>
          <table:table-cell table:formula="oooc:=(_K*([.K679]-2*[.J679]+[.I679])) + [.J679]" office:value-type="float" office:value="0.1781939232372">
            <text:p>0.178194</text:p>
          </table:table-cell>
          <table:table-cell table:formula="oooc:=(_K*(_b-2*[.K679]+[.J679])) + [.K679]" office:value-type="float" office:value="0.089096961618459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80]-2*[.B680]+_a)) + [.B680]" office:value-type="float" office:value="0.890969616215951">
            <text:p>0.890970</text:p>
          </table:table-cell>
          <table:table-cell table:formula="oooc:=(_K*([.D680]-2*[.C680]+[.B680])) + [.C680]" office:value-type="float" office:value="0.801872654590933">
            <text:p>0.801873</text:p>
          </table:table-cell>
          <table:table-cell table:formula="oooc:=(_K*([.E680]-2*[.D680]+[.C680])) + [.D680]" office:value-type="float" office:value="0.712775692966437">
            <text:p>0.712776</text:p>
          </table:table-cell>
          <table:table-cell table:formula="oooc:=(_K*([.F680]-2*[.E680]+[.D680])) + [.E680]" office:value-type="float" office:value="0.623678731342672">
            <text:p>0.623679</text:p>
          </table:table-cell>
          <table:table-cell table:formula="oooc:=(_K*([.G680]-2*[.F680]+[.E680])) + [.F680]" office:value-type="float" office:value="0.534581769719785">
            <text:p>0.534582</text:p>
          </table:table-cell>
          <table:table-cell table:formula="oooc:=(_K*([.H680]-2*[.G680]+[.F680])) + [.G680]" office:value-type="float" office:value="0.445484808097853">
            <text:p>0.445485</text:p>
          </table:table-cell>
          <table:table-cell table:formula="oooc:=(_K*([.I680]-2*[.H680]+[.G680])) + [.H680]" office:value-type="float" office:value="0.356387846476879">
            <text:p>0.356388</text:p>
          </table:table-cell>
          <table:table-cell table:formula="oooc:=(_K*([.J680]-2*[.I680]+[.H680])) + [.I680]" office:value-type="float" office:value="0.267290884856782">
            <text:p>0.267291</text:p>
          </table:table-cell>
          <table:table-cell table:formula="oooc:=(_K*([.K680]-2*[.J680]+[.I680])) + [.J680]" office:value-type="float" office:value="0.178193923237416">
            <text:p>0.178194</text:p>
          </table:table-cell>
          <table:table-cell table:formula="oooc:=(_K*(_b-2*[.K680]+[.J680])) + [.K680]" office:value-type="float" office:value="0.089096961618571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81]-2*[.B681]+_a)) + [.B681]" office:value-type="float" office:value="0.89096961621606">
            <text:p>0.890970</text:p>
          </table:table-cell>
          <table:table-cell table:formula="oooc:=(_K*([.D681]-2*[.C681]+[.B681])) + [.C681]" office:value-type="float" office:value="0.801872654591142">
            <text:p>0.801873</text:p>
          </table:table-cell>
          <table:table-cell table:formula="oooc:=(_K*([.E681]-2*[.D681]+[.C681])) + [.D681]" office:value-type="float" office:value="0.712775692966729">
            <text:p>0.712776</text:p>
          </table:table-cell>
          <table:table-cell table:formula="oooc:=(_K*([.F681]-2*[.E681]+[.D681])) + [.E681]" office:value-type="float" office:value="0.623678731343023">
            <text:p>0.623679</text:p>
          </table:table-cell>
          <table:table-cell table:formula="oooc:=(_K*([.G681]-2*[.F681]+[.E681])) + [.F681]" office:value-type="float" office:value="0.534581769720167">
            <text:p>0.534582</text:p>
          </table:table-cell>
          <table:table-cell table:formula="oooc:=(_K*([.H681]-2*[.G681]+[.F681])) + [.G681]" office:value-type="float" office:value="0.445484808098236">
            <text:p>0.445485</text:p>
          </table:table-cell>
          <table:table-cell table:formula="oooc:=(_K*([.I681]-2*[.H681]+[.G681])) + [.H681]" office:value-type="float" office:value="0.35638784647723">
            <text:p>0.356388</text:p>
          </table:table-cell>
          <table:table-cell table:formula="oooc:=(_K*([.J681]-2*[.I681]+[.H681])) + [.I681]" office:value-type="float" office:value="0.267290884857074">
            <text:p>0.267291</text:p>
          </table:table-cell>
          <table:table-cell table:formula="oooc:=(_K*([.K681]-2*[.J681]+[.I681])) + [.J681]" office:value-type="float" office:value="0.178193923237625">
            <text:p>0.178194</text:p>
          </table:table-cell>
          <table:table-cell table:formula="oooc:=(_K*(_b-2*[.K681]+[.J681])) + [.K681]" office:value-type="float" office:value="0.089096961618680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82]-2*[.B682]+_a)) + [.B682]" office:value-type="float" office:value="0.890969616216166">
            <text:p>0.890970</text:p>
          </table:table-cell>
          <table:table-cell table:formula="oooc:=(_K*([.D682]-2*[.C682]+[.B682])) + [.C682]" office:value-type="float" office:value="0.801872654591344">
            <text:p>0.801873</text:p>
          </table:table-cell>
          <table:table-cell table:formula="oooc:=(_K*([.E682]-2*[.D682]+[.C682])) + [.D682]" office:value-type="float" office:value="0.712775692967012">
            <text:p>0.712776</text:p>
          </table:table-cell>
          <table:table-cell table:formula="oooc:=(_K*([.F682]-2*[.E682]+[.D682])) + [.E682]" office:value-type="float" office:value="0.623678731343363">
            <text:p>0.623679</text:p>
          </table:table-cell>
          <table:table-cell table:formula="oooc:=(_K*([.G682]-2*[.F682]+[.E682])) + [.F682]" office:value-type="float" office:value="0.534581769720537">
            <text:p>0.534582</text:p>
          </table:table-cell>
          <table:table-cell table:formula="oooc:=(_K*([.H682]-2*[.G682]+[.F682])) + [.G682]" office:value-type="float" office:value="0.445484808098606">
            <text:p>0.445485</text:p>
          </table:table-cell>
          <table:table-cell table:formula="oooc:=(_K*([.I682]-2*[.H682]+[.G682])) + [.H682]" office:value-type="float" office:value="0.35638784647757">
            <text:p>0.356388</text:p>
          </table:table-cell>
          <table:table-cell table:formula="oooc:=(_K*([.J682]-2*[.I682]+[.H682])) + [.I682]" office:value-type="float" office:value="0.267290884857357">
            <text:p>0.267291</text:p>
          </table:table-cell>
          <table:table-cell table:formula="oooc:=(_K*([.K682]-2*[.J682]+[.I682])) + [.J682]" office:value-type="float" office:value="0.178193923237827">
            <text:p>0.178194</text:p>
          </table:table-cell>
          <table:table-cell table:formula="oooc:=(_K*(_b-2*[.K682]+[.J682])) + [.K682]" office:value-type="float" office:value="0.089096961618786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83]-2*[.B683]+_a)) + [.B683]" office:value-type="float" office:value="0.890969616216267">
            <text:p>0.890970</text:p>
          </table:table-cell>
          <table:table-cell table:formula="oooc:=(_K*([.D683]-2*[.C683]+[.B683])) + [.C683]" office:value-type="float" office:value="0.80187265459154">
            <text:p>0.801873</text:p>
          </table:table-cell>
          <table:table-cell table:formula="oooc:=(_K*([.E683]-2*[.D683]+[.C683])) + [.D683]" office:value-type="float" office:value="0.712775692967285">
            <text:p>0.712776</text:p>
          </table:table-cell>
          <table:table-cell table:formula="oooc:=(_K*([.F683]-2*[.E683]+[.D683])) + [.E683]" office:value-type="float" office:value="0.623678731343692">
            <text:p>0.623679</text:p>
          </table:table-cell>
          <table:table-cell table:formula="oooc:=(_K*([.G683]-2*[.F683]+[.E683])) + [.F683]" office:value-type="float" office:value="0.534581769720895">
            <text:p>0.534582</text:p>
          </table:table-cell>
          <table:table-cell table:formula="oooc:=(_K*([.H683]-2*[.G683]+[.F683])) + [.G683]" office:value-type="float" office:value="0.445484808098964">
            <text:p>0.445485</text:p>
          </table:table-cell>
          <table:table-cell table:formula="oooc:=(_K*([.I683]-2*[.H683]+[.G683])) + [.H683]" office:value-type="float" office:value="0.356387846477899">
            <text:p>0.356388</text:p>
          </table:table-cell>
          <table:table-cell table:formula="oooc:=(_K*([.J683]-2*[.I683]+[.H683])) + [.I683]" office:value-type="float" office:value="0.26729088485763">
            <text:p>0.267291</text:p>
          </table:table-cell>
          <table:table-cell table:formula="oooc:=(_K*([.K683]-2*[.J683]+[.I683])) + [.J683]" office:value-type="float" office:value="0.178193923238023">
            <text:p>0.178194</text:p>
          </table:table-cell>
          <table:table-cell table:formula="oooc:=(_K*(_b-2*[.K683]+[.J683])) + [.K683]" office:value-type="float" office:value="0.08909696161888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84]-2*[.B684]+_a)) + [.B684]" office:value-type="float" office:value="0.890969616216366">
            <text:p>0.890970</text:p>
          </table:table-cell>
          <table:table-cell table:formula="oooc:=(_K*([.D684]-2*[.C684]+[.B684])) + [.C684]" office:value-type="float" office:value="0.801872654591729">
            <text:p>0.801873</text:p>
          </table:table-cell>
          <table:table-cell table:formula="oooc:=(_K*([.E684]-2*[.D684]+[.C684])) + [.D684]" office:value-type="float" office:value="0.71277569296755">
            <text:p>0.712776</text:p>
          </table:table-cell>
          <table:table-cell table:formula="oooc:=(_K*([.F684]-2*[.E684]+[.D684])) + [.E684]" office:value-type="float" office:value="0.623678731344011">
            <text:p>0.623679</text:p>
          </table:table-cell>
          <table:table-cell table:formula="oooc:=(_K*([.G684]-2*[.F684]+[.E684])) + [.F684]" office:value-type="float" office:value="0.534581769721242">
            <text:p>0.534582</text:p>
          </table:table-cell>
          <table:table-cell table:formula="oooc:=(_K*([.H684]-2*[.G684]+[.F684])) + [.G684]" office:value-type="float" office:value="0.44548480809931">
            <text:p>0.445485</text:p>
          </table:table-cell>
          <table:table-cell table:formula="oooc:=(_K*([.I684]-2*[.H684]+[.G684])) + [.H684]" office:value-type="float" office:value="0.356387846478218">
            <text:p>0.356388</text:p>
          </table:table-cell>
          <table:table-cell table:formula="oooc:=(_K*([.J684]-2*[.I684]+[.H684])) + [.I684]" office:value-type="float" office:value="0.267290884857895">
            <text:p>0.267291</text:p>
          </table:table-cell>
          <table:table-cell table:formula="oooc:=(_K*([.K684]-2*[.J684]+[.I684])) + [.J684]" office:value-type="float" office:value="0.178193923238212">
            <text:p>0.178194</text:p>
          </table:table-cell>
          <table:table-cell table:formula="oooc:=(_K*(_b-2*[.K684]+[.J684])) + [.K684]" office:value-type="float" office:value="0.089096961618986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85]-2*[.B685]+_a)) + [.B685]" office:value-type="float" office:value="0.890969616216461">
            <text:p>0.890970</text:p>
          </table:table-cell>
          <table:table-cell table:formula="oooc:=(_K*([.D685]-2*[.C685]+[.B685])) + [.C685]" office:value-type="float" office:value="0.801872654591912">
            <text:p>0.801873</text:p>
          </table:table-cell>
          <table:table-cell table:formula="oooc:=(_K*([.E685]-2*[.D685]+[.C685])) + [.D685]" office:value-type="float" office:value="0.712775692967806">
            <text:p>0.712776</text:p>
          </table:table-cell>
          <table:table-cell table:formula="oooc:=(_K*([.F685]-2*[.E685]+[.D685])) + [.E685]" office:value-type="float" office:value="0.623678731344319">
            <text:p>0.623679</text:p>
          </table:table-cell>
          <table:table-cell table:formula="oooc:=(_K*([.G685]-2*[.F685]+[.E685])) + [.F685]" office:value-type="float" office:value="0.534581769721577">
            <text:p>0.534582</text:p>
          </table:table-cell>
          <table:table-cell table:formula="oooc:=(_K*([.H685]-2*[.G685]+[.F685])) + [.G685]" office:value-type="float" office:value="0.445484808099646">
            <text:p>0.445485</text:p>
          </table:table-cell>
          <table:table-cell table:formula="oooc:=(_K*([.I685]-2*[.H685]+[.G685])) + [.H685]" office:value-type="float" office:value="0.356387846478526">
            <text:p>0.356388</text:p>
          </table:table-cell>
          <table:table-cell table:formula="oooc:=(_K*([.J685]-2*[.I685]+[.H685])) + [.I685]" office:value-type="float" office:value="0.267290884858151">
            <text:p>0.267291</text:p>
          </table:table-cell>
          <table:table-cell table:formula="oooc:=(_K*([.K685]-2*[.J685]+[.I685])) + [.J685]" office:value-type="float" office:value="0.178193923238395">
            <text:p>0.178194</text:p>
          </table:table-cell>
          <table:table-cell table:formula="oooc:=(_K*(_b-2*[.K685]+[.J685])) + [.K685]" office:value-type="float" office:value="0.08909696161908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86]-2*[.B686]+_a)) + [.B686]" office:value-type="float" office:value="0.890969616216554">
            <text:p>0.890970</text:p>
          </table:table-cell>
          <table:table-cell table:formula="oooc:=(_K*([.D686]-2*[.C686]+[.B686])) + [.C686]" office:value-type="float" office:value="0.801872654592089">
            <text:p>0.801873</text:p>
          </table:table-cell>
          <table:table-cell table:formula="oooc:=(_K*([.E686]-2*[.D686]+[.C686])) + [.D686]" office:value-type="float" office:value="0.712775692968054">
            <text:p>0.712776</text:p>
          </table:table-cell>
          <table:table-cell table:formula="oooc:=(_K*([.F686]-2*[.E686]+[.D686])) + [.E686]" office:value-type="float" office:value="0.623678731344617">
            <text:p>0.623679</text:p>
          </table:table-cell>
          <table:table-cell table:formula="oooc:=(_K*([.G686]-2*[.F686]+[.E686])) + [.F686]" office:value-type="float" office:value="0.534581769721901">
            <text:p>0.534582</text:p>
          </table:table-cell>
          <table:table-cell table:formula="oooc:=(_K*([.H686]-2*[.G686]+[.F686])) + [.G686]" office:value-type="float" office:value="0.44548480809997">
            <text:p>0.445485</text:p>
          </table:table-cell>
          <table:table-cell table:formula="oooc:=(_K*([.I686]-2*[.H686]+[.G686])) + [.H686]" office:value-type="float" office:value="0.356387846478824">
            <text:p>0.356388</text:p>
          </table:table-cell>
          <table:table-cell table:formula="oooc:=(_K*([.J686]-2*[.I686]+[.H686])) + [.I686]" office:value-type="float" office:value="0.267290884858398">
            <text:p>0.267291</text:p>
          </table:table-cell>
          <table:table-cell table:formula="oooc:=(_K*([.K686]-2*[.J686]+[.I686])) + [.J686]" office:value-type="float" office:value="0.178193923238572">
            <text:p>0.178194</text:p>
          </table:table-cell>
          <table:table-cell table:formula="oooc:=(_K*(_b-2*[.K686]+[.J686])) + [.K686]" office:value-type="float" office:value="0.089096961619174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87]-2*[.B687]+_a)) + [.B687]" office:value-type="float" office:value="0.890969616216643">
            <text:p>0.890970</text:p>
          </table:table-cell>
          <table:table-cell table:formula="oooc:=(_K*([.D687]-2*[.C687]+[.B687])) + [.C687]" office:value-type="float" office:value="0.801872654592261">
            <text:p>0.801873</text:p>
          </table:table-cell>
          <table:table-cell table:formula="oooc:=(_K*([.E687]-2*[.D687]+[.C687])) + [.D687]" office:value-type="float" office:value="0.712775692968293">
            <text:p>0.712776</text:p>
          </table:table-cell>
          <table:table-cell table:formula="oooc:=(_K*([.F687]-2*[.E687]+[.D687])) + [.E687]" office:value-type="float" office:value="0.623678731344905">
            <text:p>0.623679</text:p>
          </table:table-cell>
          <table:table-cell table:formula="oooc:=(_K*([.G687]-2*[.F687]+[.E687])) + [.F687]" office:value-type="float" office:value="0.534581769722215">
            <text:p>0.534582</text:p>
          </table:table-cell>
          <table:table-cell table:formula="oooc:=(_K*([.H687]-2*[.G687]+[.F687])) + [.G687]" office:value-type="float" office:value="0.445484808100284">
            <text:p>0.445485</text:p>
          </table:table-cell>
          <table:table-cell table:formula="oooc:=(_K*([.I687]-2*[.H687]+[.G687])) + [.H687]" office:value-type="float" office:value="0.356387846479112">
            <text:p>0.356388</text:p>
          </table:table-cell>
          <table:table-cell table:formula="oooc:=(_K*([.J687]-2*[.I687]+[.H687])) + [.I687]" office:value-type="float" office:value="0.267290884858638">
            <text:p>0.267291</text:p>
          </table:table-cell>
          <table:table-cell table:formula="oooc:=(_K*([.K687]-2*[.J687]+[.I687])) + [.J687]" office:value-type="float" office:value="0.178193923238743">
            <text:p>0.178194</text:p>
          </table:table-cell>
          <table:table-cell table:formula="oooc:=(_K*(_b-2*[.K687]+[.J687])) + [.K687]" office:value-type="float" office:value="0.089096961619263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88]-2*[.B688]+_a)) + [.B688]" office:value-type="float" office:value="0.89096961621673">
            <text:p>0.890970</text:p>
          </table:table-cell>
          <table:table-cell table:formula="oooc:=(_K*([.D688]-2*[.C688]+[.B688])) + [.C688]" office:value-type="float" office:value="0.801872654592427">
            <text:p>0.801873</text:p>
          </table:table-cell>
          <table:table-cell table:formula="oooc:=(_K*([.E688]-2*[.D688]+[.C688])) + [.D688]" office:value-type="float" office:value="0.712775692968525">
            <text:p>0.712776</text:p>
          </table:table-cell>
          <table:table-cell table:formula="oooc:=(_K*([.F688]-2*[.E688]+[.D688])) + [.E688]" office:value-type="float" office:value="0.623678731345184">
            <text:p>0.623679</text:p>
          </table:table-cell>
          <table:table-cell table:formula="oooc:=(_K*([.G688]-2*[.F688]+[.E688])) + [.F688]" office:value-type="float" office:value="0.534581769722519">
            <text:p>0.534582</text:p>
          </table:table-cell>
          <table:table-cell table:formula="oooc:=(_K*([.H688]-2*[.G688]+[.F688])) + [.G688]" office:value-type="float" office:value="0.445484808100588">
            <text:p>0.445485</text:p>
          </table:table-cell>
          <table:table-cell table:formula="oooc:=(_K*([.I688]-2*[.H688]+[.G688])) + [.H688]" office:value-type="float" office:value="0.356387846479391">
            <text:p>0.356388</text:p>
          </table:table-cell>
          <table:table-cell table:formula="oooc:=(_K*([.J688]-2*[.I688]+[.H688])) + [.I688]" office:value-type="float" office:value="0.26729088485887">
            <text:p>0.267291</text:p>
          </table:table-cell>
          <table:table-cell table:formula="oooc:=(_K*([.K688]-2*[.J688]+[.I688])) + [.J688]" office:value-type="float" office:value="0.178193923238909">
            <text:p>0.178194</text:p>
          </table:table-cell>
          <table:table-cell table:formula="oooc:=(_K*(_b-2*[.K688]+[.J688])) + [.K688]" office:value-type="float" office:value="0.089096961619350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89]-2*[.B689]+_a)) + [.B689]" office:value-type="float" office:value="0.890969616216813">
            <text:p>0.890970</text:p>
          </table:table-cell>
          <table:table-cell table:formula="oooc:=(_K*([.D689]-2*[.C689]+[.B689])) + [.C689]" office:value-type="float" office:value="0.801872654592587">
            <text:p>0.801873</text:p>
          </table:table-cell>
          <table:table-cell table:formula="oooc:=(_K*([.E689]-2*[.D689]+[.C689])) + [.D689]" office:value-type="float" office:value="0.712775692968749">
            <text:p>0.712776</text:p>
          </table:table-cell>
          <table:table-cell table:formula="oooc:=(_K*([.F689]-2*[.E689]+[.D689])) + [.E689]" office:value-type="float" office:value="0.623678731345454">
            <text:p>0.623679</text:p>
          </table:table-cell>
          <table:table-cell table:formula="oooc:=(_K*([.G689]-2*[.F689]+[.E689])) + [.F689]" office:value-type="float" office:value="0.534581769722813">
            <text:p>0.534582</text:p>
          </table:table-cell>
          <table:table-cell table:formula="oooc:=(_K*([.H689]-2*[.G689]+[.F689])) + [.G689]" office:value-type="float" office:value="0.445484808100882">
            <text:p>0.445485</text:p>
          </table:table-cell>
          <table:table-cell table:formula="oooc:=(_K*([.I689]-2*[.H689]+[.G689])) + [.H689]" office:value-type="float" office:value="0.356387846479661">
            <text:p>0.356388</text:p>
          </table:table-cell>
          <table:table-cell table:formula="oooc:=(_K*([.J689]-2*[.I689]+[.H689])) + [.I689]" office:value-type="float" office:value="0.267290884859094">
            <text:p>0.267291</text:p>
          </table:table-cell>
          <table:table-cell table:formula="oooc:=(_K*([.K689]-2*[.J689]+[.I689])) + [.J689]" office:value-type="float" office:value="0.17819392323907">
            <text:p>0.178194</text:p>
          </table:table-cell>
          <table:table-cell table:formula="oooc:=(_K*(_b-2*[.K689]+[.J689])) + [.K689]" office:value-type="float" office:value="0.089096961619433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90]-2*[.B690]+_a)) + [.B690]" office:value-type="float" office:value="0.890969616216894">
            <text:p>0.890970</text:p>
          </table:table-cell>
          <table:table-cell table:formula="oooc:=(_K*([.D690]-2*[.C690]+[.B690])) + [.C690]" office:value-type="float" office:value="0.801872654592742">
            <text:p>0.801873</text:p>
          </table:table-cell>
          <table:table-cell table:formula="oooc:=(_K*([.E690]-2*[.D690]+[.C690])) + [.D690]" office:value-type="float" office:value="0.712775692968967">
            <text:p>0.712776</text:p>
          </table:table-cell>
          <table:table-cell table:formula="oooc:=(_K*([.F690]-2*[.E690]+[.D690])) + [.E690]" office:value-type="float" office:value="0.623678731345716">
            <text:p>0.623679</text:p>
          </table:table-cell>
          <table:table-cell table:formula="oooc:=(_K*([.G690]-2*[.F690]+[.E690])) + [.F690]" office:value-type="float" office:value="0.534581769723097">
            <text:p>0.534582</text:p>
          </table:table-cell>
          <table:table-cell table:formula="oooc:=(_K*([.H690]-2*[.G690]+[.F690])) + [.G690]" office:value-type="float" office:value="0.445484808101166">
            <text:p>0.445485</text:p>
          </table:table-cell>
          <table:table-cell table:formula="oooc:=(_K*([.I690]-2*[.H690]+[.G690])) + [.H690]" office:value-type="float" office:value="0.356387846479923">
            <text:p>0.356388</text:p>
          </table:table-cell>
          <table:table-cell table:formula="oooc:=(_K*([.J690]-2*[.I690]+[.H690])) + [.I690]" office:value-type="float" office:value="0.267290884859311">
            <text:p>0.267291</text:p>
          </table:table-cell>
          <table:table-cell table:formula="oooc:=(_K*([.K690]-2*[.J690]+[.I690])) + [.J690]" office:value-type="float" office:value="0.178193923239225">
            <text:p>0.178194</text:p>
          </table:table-cell>
          <table:table-cell table:formula="oooc:=(_K*(_b-2*[.K690]+[.J690])) + [.K690]" office:value-type="float" office:value="0.089096961619514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91]-2*[.B691]+_a)) + [.B691]" office:value-type="float" office:value="0.890969616216972">
            <text:p>0.890970</text:p>
          </table:table-cell>
          <table:table-cell table:formula="oooc:=(_K*([.D691]-2*[.C691]+[.B691])) + [.C691]" office:value-type="float" office:value="0.801872654592893">
            <text:p>0.801873</text:p>
          </table:table-cell>
          <table:table-cell table:formula="oooc:=(_K*([.E691]-2*[.D691]+[.C691])) + [.D691]" office:value-type="float" office:value="0.712775692969177">
            <text:p>0.712776</text:p>
          </table:table-cell>
          <table:table-cell table:formula="oooc:=(_K*([.F691]-2*[.E691]+[.D691])) + [.E691]" office:value-type="float" office:value="0.623678731345968">
            <text:p>0.623679</text:p>
          </table:table-cell>
          <table:table-cell table:formula="oooc:=(_K*([.G691]-2*[.F691]+[.E691])) + [.F691]" office:value-type="float" office:value="0.534581769723372">
            <text:p>0.534582</text:p>
          </table:table-cell>
          <table:table-cell table:formula="oooc:=(_K*([.H691]-2*[.G691]+[.F691])) + [.G691]" office:value-type="float" office:value="0.445484808101441">
            <text:p>0.445485</text:p>
          </table:table-cell>
          <table:table-cell table:formula="oooc:=(_K*([.I691]-2*[.H691]+[.G691])) + [.H691]" office:value-type="float" office:value="0.356387846480175">
            <text:p>0.356388</text:p>
          </table:table-cell>
          <table:table-cell table:formula="oooc:=(_K*([.J691]-2*[.I691]+[.H691])) + [.I691]" office:value-type="float" office:value="0.267290884859521">
            <text:p>0.267291</text:p>
          </table:table-cell>
          <table:table-cell table:formula="oooc:=(_K*([.K691]-2*[.J691]+[.I691])) + [.J691]" office:value-type="float" office:value="0.178193923239375">
            <text:p>0.178194</text:p>
          </table:table-cell>
          <table:table-cell table:formula="oooc:=(_K*(_b-2*[.K691]+[.J691])) + [.K691]" office:value-type="float" office:value="0.08909696161959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92]-2*[.B692]+_a)) + [.B692]" office:value-type="float" office:value="0.890969616217048">
            <text:p>0.890970</text:p>
          </table:table-cell>
          <table:table-cell table:formula="oooc:=(_K*([.D692]-2*[.C692]+[.B692])) + [.C692]" office:value-type="float" office:value="0.801872654593038">
            <text:p>0.801873</text:p>
          </table:table-cell>
          <table:table-cell table:formula="oooc:=(_K*([.E692]-2*[.D692]+[.C692])) + [.D692]" office:value-type="float" office:value="0.71277569296938">
            <text:p>0.712776</text:p>
          </table:table-cell>
          <table:table-cell table:formula="oooc:=(_K*([.F692]-2*[.E692]+[.D692])) + [.E692]" office:value-type="float" office:value="0.623678731346213">
            <text:p>0.623679</text:p>
          </table:table-cell>
          <table:table-cell table:formula="oooc:=(_K*([.G692]-2*[.F692]+[.E692])) + [.F692]" office:value-type="float" office:value="0.534581769723638">
            <text:p>0.534582</text:p>
          </table:table-cell>
          <table:table-cell table:formula="oooc:=(_K*([.H692]-2*[.G692]+[.F692])) + [.G692]" office:value-type="float" office:value="0.445484808101707">
            <text:p>0.445485</text:p>
          </table:table-cell>
          <table:table-cell table:formula="oooc:=(_K*([.I692]-2*[.H692]+[.G692])) + [.H692]" office:value-type="float" office:value="0.35638784648042">
            <text:p>0.356388</text:p>
          </table:table-cell>
          <table:table-cell table:formula="oooc:=(_K*([.J692]-2*[.I692]+[.H692])) + [.I692]" office:value-type="float" office:value="0.267290884859725">
            <text:p>0.267291</text:p>
          </table:table-cell>
          <table:table-cell table:formula="oooc:=(_K*([.K692]-2*[.J692]+[.I692])) + [.J692]" office:value-type="float" office:value="0.178193923239521">
            <text:p>0.178194</text:p>
          </table:table-cell>
          <table:table-cell table:formula="oooc:=(_K*(_b-2*[.K692]+[.J692])) + [.K692]" office:value-type="float" office:value="0.089096961619668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93]-2*[.B693]+_a)) + [.B693]" office:value-type="float" office:value="0.890969616217122">
            <text:p>0.890970</text:p>
          </table:table-cell>
          <table:table-cell table:formula="oooc:=(_K*([.D693]-2*[.C693]+[.B693])) + [.C693]" office:value-type="float" office:value="0.801872654593179">
            <text:p>0.801873</text:p>
          </table:table-cell>
          <table:table-cell table:formula="oooc:=(_K*([.E693]-2*[.D693]+[.C693])) + [.D693]" office:value-type="float" office:value="0.712775692969577">
            <text:p>0.712776</text:p>
          </table:table-cell>
          <table:table-cell table:formula="oooc:=(_K*([.F693]-2*[.E693]+[.D693])) + [.E693]" office:value-type="float" office:value="0.62367873134645">
            <text:p>0.623679</text:p>
          </table:table-cell>
          <table:table-cell table:formula="oooc:=(_K*([.G693]-2*[.F693]+[.E693])) + [.F693]" office:value-type="float" office:value="0.534581769723896">
            <text:p>0.534582</text:p>
          </table:table-cell>
          <table:table-cell table:formula="oooc:=(_K*([.H693]-2*[.G693]+[.F693])) + [.G693]" office:value-type="float" office:value="0.445484808101965">
            <text:p>0.445485</text:p>
          </table:table-cell>
          <table:table-cell table:formula="oooc:=(_K*([.I693]-2*[.H693]+[.G693])) + [.H693]" office:value-type="float" office:value="0.356387846480657">
            <text:p>0.356388</text:p>
          </table:table-cell>
          <table:table-cell table:formula="oooc:=(_K*([.J693]-2*[.I693]+[.H693])) + [.I693]" office:value-type="float" office:value="0.267290884859921">
            <text:p>0.267291</text:p>
          </table:table-cell>
          <table:table-cell table:formula="oooc:=(_K*([.K693]-2*[.J693]+[.I693])) + [.J693]" office:value-type="float" office:value="0.178193923239662">
            <text:p>0.178194</text:p>
          </table:table-cell>
          <table:table-cell table:formula="oooc:=(_K*(_b-2*[.K693]+[.J693])) + [.K693]" office:value-type="float" office:value="0.089096961619742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94]-2*[.B694]+_a)) + [.B694]" office:value-type="float" office:value="0.890969616217192">
            <text:p>0.890970</text:p>
          </table:table-cell>
          <table:table-cell table:formula="oooc:=(_K*([.D694]-2*[.C694]+[.B694])) + [.C694]" office:value-type="float" office:value="0.801872654593315">
            <text:p>0.801873</text:p>
          </table:table-cell>
          <table:table-cell table:formula="oooc:=(_K*([.E694]-2*[.D694]+[.C694])) + [.D694]" office:value-type="float" office:value="0.712775692969767">
            <text:p>0.712776</text:p>
          </table:table-cell>
          <table:table-cell table:formula="oooc:=(_K*([.F694]-2*[.E694]+[.D694])) + [.E694]" office:value-type="float" office:value="0.623678731346679">
            <text:p>0.623679</text:p>
          </table:table-cell>
          <table:table-cell table:formula="oooc:=(_K*([.G694]-2*[.F694]+[.E694])) + [.F694]" office:value-type="float" office:value="0.534581769724145">
            <text:p>0.534582</text:p>
          </table:table-cell>
          <table:table-cell table:formula="oooc:=(_K*([.H694]-2*[.G694]+[.F694])) + [.G694]" office:value-type="float" office:value="0.445484808102214">
            <text:p>0.445485</text:p>
          </table:table-cell>
          <table:table-cell table:formula="oooc:=(_K*([.I694]-2*[.H694]+[.G694])) + [.H694]" office:value-type="float" office:value="0.356387846480886">
            <text:p>0.356388</text:p>
          </table:table-cell>
          <table:table-cell table:formula="oooc:=(_K*([.J694]-2*[.I694]+[.H694])) + [.I694]" office:value-type="float" office:value="0.267290884860112">
            <text:p>0.267291</text:p>
          </table:table-cell>
          <table:table-cell table:formula="oooc:=(_K*([.K694]-2*[.J694]+[.I694])) + [.J694]" office:value-type="float" office:value="0.178193923239798">
            <text:p>0.178194</text:p>
          </table:table-cell>
          <table:table-cell table:formula="oooc:=(_K*(_b-2*[.K694]+[.J694])) + [.K694]" office:value-type="float" office:value="0.08909696161981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95]-2*[.B695]+_a)) + [.B695]" office:value-type="float" office:value="0.890969616217261">
            <text:p>0.890970</text:p>
          </table:table-cell>
          <table:table-cell table:formula="oooc:=(_K*([.D695]-2*[.C695]+[.B695])) + [.C695]" office:value-type="float" office:value="0.801872654593447">
            <text:p>0.801873</text:p>
          </table:table-cell>
          <table:table-cell table:formula="oooc:=(_K*([.E695]-2*[.D695]+[.C695])) + [.D695]" office:value-type="float" office:value="0.712775692969951">
            <text:p>0.712776</text:p>
          </table:table-cell>
          <table:table-cell table:formula="oooc:=(_K*([.F695]-2*[.E695]+[.D695])) + [.E695]" office:value-type="float" office:value="0.623678731346901">
            <text:p>0.623679</text:p>
          </table:table-cell>
          <table:table-cell table:formula="oooc:=(_K*([.G695]-2*[.F695]+[.E695])) + [.F695]" office:value-type="float" office:value="0.534581769724386">
            <text:p>0.534582</text:p>
          </table:table-cell>
          <table:table-cell table:formula="oooc:=(_K*([.H695]-2*[.G695]+[.F695])) + [.G695]" office:value-type="float" office:value="0.445484808102455">
            <text:p>0.445485</text:p>
          </table:table-cell>
          <table:table-cell table:formula="oooc:=(_K*([.I695]-2*[.H695]+[.G695])) + [.H695]" office:value-type="float" office:value="0.356387846481107">
            <text:p>0.356388</text:p>
          </table:table-cell>
          <table:table-cell table:formula="oooc:=(_K*([.J695]-2*[.I695]+[.H695])) + [.I695]" office:value-type="float" office:value="0.267290884860296">
            <text:p>0.267291</text:p>
          </table:table-cell>
          <table:table-cell table:formula="oooc:=(_K*([.K695]-2*[.J695]+[.I695])) + [.J695]" office:value-type="float" office:value="0.178193923239929">
            <text:p>0.178194</text:p>
          </table:table-cell>
          <table:table-cell table:formula="oooc:=(_K*(_b-2*[.K695]+[.J695])) + [.K695]" office:value-type="float" office:value="0.089096961619881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96]-2*[.B696]+_a)) + [.B696]" office:value-type="float" office:value="0.890969616217327">
            <text:p>0.890970</text:p>
          </table:table-cell>
          <table:table-cell table:formula="oooc:=(_K*([.D696]-2*[.C696]+[.B696])) + [.C696]" office:value-type="float" office:value="0.801872654593574">
            <text:p>0.801873</text:p>
          </table:table-cell>
          <table:table-cell table:formula="oooc:=(_K*([.E696]-2*[.D696]+[.C696])) + [.D696]" office:value-type="float" office:value="0.712775692970129">
            <text:p>0.712776</text:p>
          </table:table-cell>
          <table:table-cell table:formula="oooc:=(_K*([.F696]-2*[.E696]+[.D696])) + [.E696]" office:value-type="float" office:value="0.623678731347115">
            <text:p>0.623679</text:p>
          </table:table-cell>
          <table:table-cell table:formula="oooc:=(_K*([.G696]-2*[.F696]+[.E696])) + [.F696]" office:value-type="float" office:value="0.534581769724619">
            <text:p>0.534582</text:p>
          </table:table-cell>
          <table:table-cell table:formula="oooc:=(_K*([.H696]-2*[.G696]+[.F696])) + [.G696]" office:value-type="float" office:value="0.445484808102688">
            <text:p>0.445485</text:p>
          </table:table-cell>
          <table:table-cell table:formula="oooc:=(_K*([.I696]-2*[.H696]+[.G696])) + [.H696]" office:value-type="float" office:value="0.356387846481322">
            <text:p>0.356388</text:p>
          </table:table-cell>
          <table:table-cell table:formula="oooc:=(_K*([.J696]-2*[.I696]+[.H696])) + [.I696]" office:value-type="float" office:value="0.267290884860474">
            <text:p>0.267291</text:p>
          </table:table-cell>
          <table:table-cell table:formula="oooc:=(_K*([.K696]-2*[.J696]+[.I696])) + [.J696]" office:value-type="float" office:value="0.178193923240057">
            <text:p>0.178194</text:p>
          </table:table-cell>
          <table:table-cell table:formula="oooc:=(_K*(_b-2*[.K696]+[.J696])) + [.K696]" office:value-type="float" office:value="0.089096961619948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97]-2*[.B697]+_a)) + [.B697]" office:value-type="float" office:value="0.890969616217392">
            <text:p>0.890970</text:p>
          </table:table-cell>
          <table:table-cell table:formula="oooc:=(_K*([.D697]-2*[.C697]+[.B697])) + [.C697]" office:value-type="float" office:value="0.801872654593697">
            <text:p>0.801873</text:p>
          </table:table-cell>
          <table:table-cell table:formula="oooc:=(_K*([.E697]-2*[.D697]+[.C697])) + [.D697]" office:value-type="float" office:value="0.712775692970301">
            <text:p>0.712776</text:p>
          </table:table-cell>
          <table:table-cell table:formula="oooc:=(_K*([.F697]-2*[.E697]+[.D697])) + [.E697]" office:value-type="float" office:value="0.623678731347322">
            <text:p>0.623679</text:p>
          </table:table-cell>
          <table:table-cell table:formula="oooc:=(_K*([.G697]-2*[.F697]+[.E697])) + [.F697]" office:value-type="float" office:value="0.534581769724845">
            <text:p>0.534582</text:p>
          </table:table-cell>
          <table:table-cell table:formula="oooc:=(_K*([.H697]-2*[.G697]+[.F697])) + [.G697]" office:value-type="float" office:value="0.445484808102914">
            <text:p>0.445485</text:p>
          </table:table-cell>
          <table:table-cell table:formula="oooc:=(_K*([.I697]-2*[.H697]+[.G697])) + [.H697]" office:value-type="float" office:value="0.356387846481529">
            <text:p>0.356388</text:p>
          </table:table-cell>
          <table:table-cell table:formula="oooc:=(_K*([.J697]-2*[.I697]+[.H697])) + [.I697]" office:value-type="float" office:value="0.267290884860646">
            <text:p>0.267291</text:p>
          </table:table-cell>
          <table:table-cell table:formula="oooc:=(_K*([.K697]-2*[.J697]+[.I697])) + [.J697]" office:value-type="float" office:value="0.17819392324018">
            <text:p>0.178194</text:p>
          </table:table-cell>
          <table:table-cell table:formula="oooc:=(_K*(_b-2*[.K697]+[.J697])) + [.K697]" office:value-type="float" office:value="0.089096961620012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98]-2*[.B698]+_a)) + [.B698]" office:value-type="float" office:value="0.890969616217454">
            <text:p>0.890970</text:p>
          </table:table-cell>
          <table:table-cell table:formula="oooc:=(_K*([.D698]-2*[.C698]+[.B698])) + [.C698]" office:value-type="float" office:value="0.801872654593817">
            <text:p>0.801873</text:p>
          </table:table-cell>
          <table:table-cell table:formula="oooc:=(_K*([.E698]-2*[.D698]+[.C698])) + [.D698]" office:value-type="float" office:value="0.712775692970468">
            <text:p>0.712776</text:p>
          </table:table-cell>
          <table:table-cell table:formula="oooc:=(_K*([.F698]-2*[.E698]+[.D698])) + [.E698]" office:value-type="float" office:value="0.623678731347523">
            <text:p>0.623679</text:p>
          </table:table-cell>
          <table:table-cell table:formula="oooc:=(_K*([.G698]-2*[.F698]+[.E698])) + [.F698]" office:value-type="float" office:value="0.534581769725064">
            <text:p>0.534582</text:p>
          </table:table-cell>
          <table:table-cell table:formula="oooc:=(_K*([.H698]-2*[.G698]+[.F698])) + [.G698]" office:value-type="float" office:value="0.445484808103133">
            <text:p>0.445485</text:p>
          </table:table-cell>
          <table:table-cell table:formula="oooc:=(_K*([.I698]-2*[.H698]+[.G698])) + [.H698]" office:value-type="float" office:value="0.35638784648173">
            <text:p>0.356388</text:p>
          </table:table-cell>
          <table:table-cell table:formula="oooc:=(_K*([.J698]-2*[.I698]+[.H698])) + [.I698]" office:value-type="float" office:value="0.267290884860813">
            <text:p>0.267291</text:p>
          </table:table-cell>
          <table:table-cell table:formula="oooc:=(_K*([.K698]-2*[.J698]+[.I698])) + [.J698]" office:value-type="float" office:value="0.178193923240299">
            <text:p>0.178194</text:p>
          </table:table-cell>
          <table:table-cell table:formula="oooc:=(_K*(_b-2*[.K698]+[.J698])) + [.K698]" office:value-type="float" office:value="0.089096961620074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699]-2*[.B699]+_a)) + [.B699]" office:value-type="float" office:value="0.890969616217514">
            <text:p>0.890970</text:p>
          </table:table-cell>
          <table:table-cell table:formula="oooc:=(_K*([.D699]-2*[.C699]+[.B699])) + [.C699]" office:value-type="float" office:value="0.801872654593932">
            <text:p>0.801873</text:p>
          </table:table-cell>
          <table:table-cell table:formula="oooc:=(_K*([.E699]-2*[.D699]+[.C699])) + [.D699]" office:value-type="float" office:value="0.71277569297063">
            <text:p>0.712776</text:p>
          </table:table-cell>
          <table:table-cell table:formula="oooc:=(_K*([.F699]-2*[.E699]+[.D699])) + [.E699]" office:value-type="float" office:value="0.623678731347717">
            <text:p>0.623679</text:p>
          </table:table-cell>
          <table:table-cell table:formula="oooc:=(_K*([.G699]-2*[.F699]+[.E699])) + [.F699]" office:value-type="float" office:value="0.534581769725275">
            <text:p>0.534582</text:p>
          </table:table-cell>
          <table:table-cell table:formula="oooc:=(_K*([.H699]-2*[.G699]+[.F699])) + [.G699]" office:value-type="float" office:value="0.445484808103344">
            <text:p>0.445485</text:p>
          </table:table-cell>
          <table:table-cell table:formula="oooc:=(_K*([.I699]-2*[.H699]+[.G699])) + [.H699]" office:value-type="float" office:value="0.356387846481924">
            <text:p>0.356388</text:p>
          </table:table-cell>
          <table:table-cell table:formula="oooc:=(_K*([.J699]-2*[.I699]+[.H699])) + [.I699]" office:value-type="float" office:value="0.267290884860974">
            <text:p>0.267291</text:p>
          </table:table-cell>
          <table:table-cell table:formula="oooc:=(_K*([.K699]-2*[.J699]+[.I699])) + [.J699]" office:value-type="float" office:value="0.178193923240415">
            <text:p>0.178194</text:p>
          </table:table-cell>
          <table:table-cell table:formula="oooc:=(_K*(_b-2*[.K699]+[.J699])) + [.K699]" office:value-type="float" office:value="0.089096961620134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00]-2*[.B700]+_a)) + [.B700]" office:value-type="float" office:value="0.890969616217572">
            <text:p>0.890970</text:p>
          </table:table-cell>
          <table:table-cell table:formula="oooc:=(_K*([.D700]-2*[.C700]+[.B700])) + [.C700]" office:value-type="float" office:value="0.801872654594044">
            <text:p>0.801873</text:p>
          </table:table-cell>
          <table:table-cell table:formula="oooc:=(_K*([.E700]-2*[.D700]+[.C700])) + [.D700]" office:value-type="float" office:value="0.712775692970786">
            <text:p>0.712776</text:p>
          </table:table-cell>
          <table:table-cell table:formula="oooc:=(_K*([.F700]-2*[.E700]+[.D700])) + [.E700]" office:value-type="float" office:value="0.623678731347905">
            <text:p>0.623679</text:p>
          </table:table-cell>
          <table:table-cell table:formula="oooc:=(_K*([.G700]-2*[.F700]+[.E700])) + [.F700]" office:value-type="float" office:value="0.53458176972548">
            <text:p>0.534582</text:p>
          </table:table-cell>
          <table:table-cell table:formula="oooc:=(_K*([.H700]-2*[.G700]+[.F700])) + [.G700]" office:value-type="float" office:value="0.445484808103548">
            <text:p>0.445485</text:p>
          </table:table-cell>
          <table:table-cell table:formula="oooc:=(_K*([.I700]-2*[.H700]+[.G700])) + [.H700]" office:value-type="float" office:value="0.356387846482112">
            <text:p>0.356388</text:p>
          </table:table-cell>
          <table:table-cell table:formula="oooc:=(_K*([.J700]-2*[.I700]+[.H700])) + [.I700]" office:value-type="float" office:value="0.267290884861131">
            <text:p>0.267291</text:p>
          </table:table-cell>
          <table:table-cell table:formula="oooc:=(_K*([.K700]-2*[.J700]+[.I700])) + [.J700]" office:value-type="float" office:value="0.178193923240527">
            <text:p>0.178194</text:p>
          </table:table-cell>
          <table:table-cell table:formula="oooc:=(_K*(_b-2*[.K700]+[.J700])) + [.K700]" office:value-type="float" office:value="0.089096961620192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01]-2*[.B701]+_a)) + [.B701]" office:value-type="float" office:value="0.890969616217629">
            <text:p>0.890970</text:p>
          </table:table-cell>
          <table:table-cell table:formula="oooc:=(_K*([.D701]-2*[.C701]+[.B701])) + [.C701]" office:value-type="float" office:value="0.801872654594152">
            <text:p>0.801873</text:p>
          </table:table-cell>
          <table:table-cell table:formula="oooc:=(_K*([.E701]-2*[.D701]+[.C701])) + [.D701]" office:value-type="float" office:value="0.712775692970937">
            <text:p>0.712776</text:p>
          </table:table-cell>
          <table:table-cell table:formula="oooc:=(_K*([.F701]-2*[.E701]+[.D701])) + [.E701]" office:value-type="float" office:value="0.623678731348087">
            <text:p>0.623679</text:p>
          </table:table-cell>
          <table:table-cell table:formula="oooc:=(_K*([.G701]-2*[.F701]+[.E701])) + [.F701]" office:value-type="float" office:value="0.534581769725677">
            <text:p>0.534582</text:p>
          </table:table-cell>
          <table:table-cell table:formula="oooc:=(_K*([.H701]-2*[.G701]+[.F701])) + [.G701]" office:value-type="float" office:value="0.445484808103746">
            <text:p>0.445485</text:p>
          </table:table-cell>
          <table:table-cell table:formula="oooc:=(_K*([.I701]-2*[.H701]+[.G701])) + [.H701]" office:value-type="float" office:value="0.356387846482294">
            <text:p>0.356388</text:p>
          </table:table-cell>
          <table:table-cell table:formula="oooc:=(_K*([.J701]-2*[.I701]+[.H701])) + [.I701]" office:value-type="float" office:value="0.267290884861282">
            <text:p>0.267291</text:p>
          </table:table-cell>
          <table:table-cell table:formula="oooc:=(_K*([.K701]-2*[.J701]+[.I701])) + [.J701]" office:value-type="float" office:value="0.178193923240635">
            <text:p>0.178194</text:p>
          </table:table-cell>
          <table:table-cell table:formula="oooc:=(_K*(_b-2*[.K701]+[.J701])) + [.K701]" office:value-type="float" office:value="0.089096961620249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02]-2*[.B702]+_a)) + [.B702]" office:value-type="float" office:value="0.890969616217683">
            <text:p>0.890970</text:p>
          </table:table-cell>
          <table:table-cell table:formula="oooc:=(_K*([.D702]-2*[.C702]+[.B702])) + [.C702]" office:value-type="float" office:value="0.801872654594257">
            <text:p>0.801873</text:p>
          </table:table-cell>
          <table:table-cell table:formula="oooc:=(_K*([.E702]-2*[.D702]+[.C702])) + [.D702]" office:value-type="float" office:value="0.712775692971083">
            <text:p>0.712776</text:p>
          </table:table-cell>
          <table:table-cell table:formula="oooc:=(_K*([.F702]-2*[.E702]+[.D702])) + [.E702]" office:value-type="float" office:value="0.623678731348263">
            <text:p>0.623679</text:p>
          </table:table-cell>
          <table:table-cell table:formula="oooc:=(_K*([.G702]-2*[.F702]+[.E702])) + [.F702]" office:value-type="float" office:value="0.534581769725869">
            <text:p>0.534582</text:p>
          </table:table-cell>
          <table:table-cell table:formula="oooc:=(_K*([.H702]-2*[.G702]+[.F702])) + [.G702]" office:value-type="float" office:value="0.445484808103938">
            <text:p>0.445485</text:p>
          </table:table-cell>
          <table:table-cell table:formula="oooc:=(_K*([.I702]-2*[.H702]+[.G702])) + [.H702]" office:value-type="float" office:value="0.35638784648247">
            <text:p>0.356388</text:p>
          </table:table-cell>
          <table:table-cell table:formula="oooc:=(_K*([.J702]-2*[.I702]+[.H702])) + [.I702]" office:value-type="float" office:value="0.267290884861428">
            <text:p>0.267291</text:p>
          </table:table-cell>
          <table:table-cell table:formula="oooc:=(_K*([.K702]-2*[.J702]+[.I702])) + [.J702]" office:value-type="float" office:value="0.178193923240739">
            <text:p>0.178194</text:p>
          </table:table-cell>
          <table:table-cell table:formula="oooc:=(_K*(_b-2*[.K702]+[.J702])) + [.K702]" office:value-type="float" office:value="0.089096961620303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03]-2*[.B703]+_a)) + [.B703]" office:value-type="float" office:value="0.890969616217736">
            <text:p>0.890970</text:p>
          </table:table-cell>
          <table:table-cell table:formula="oooc:=(_K*([.D703]-2*[.C703]+[.B703])) + [.C703]" office:value-type="float" office:value="0.801872654594358">
            <text:p>0.801873</text:p>
          </table:table-cell>
          <table:table-cell table:formula="oooc:=(_K*([.E703]-2*[.D703]+[.C703])) + [.D703]" office:value-type="float" office:value="0.712775692971224">
            <text:p>0.712776</text:p>
          </table:table-cell>
          <table:table-cell table:formula="oooc:=(_K*([.F703]-2*[.E703]+[.D703])) + [.E703]" office:value-type="float" office:value="0.623678731348433">
            <text:p>0.623679</text:p>
          </table:table-cell>
          <table:table-cell table:formula="oooc:=(_K*([.G703]-2*[.F703]+[.E703])) + [.F703]" office:value-type="float" office:value="0.534581769726054">
            <text:p>0.534582</text:p>
          </table:table-cell>
          <table:table-cell table:formula="oooc:=(_K*([.H703]-2*[.G703]+[.F703])) + [.G703]" office:value-type="float" office:value="0.445484808104123">
            <text:p>0.445485</text:p>
          </table:table-cell>
          <table:table-cell table:formula="oooc:=(_K*([.I703]-2*[.H703]+[.G703])) + [.H703]" office:value-type="float" office:value="0.35638784648264">
            <text:p>0.356388</text:p>
          </table:table-cell>
          <table:table-cell table:formula="oooc:=(_K*([.J703]-2*[.I703]+[.H703])) + [.I703]" office:value-type="float" office:value="0.267290884861569">
            <text:p>0.267291</text:p>
          </table:table-cell>
          <table:table-cell table:formula="oooc:=(_K*([.K703]-2*[.J703]+[.I703])) + [.J703]" office:value-type="float" office:value="0.17819392324084">
            <text:p>0.178194</text:p>
          </table:table-cell>
          <table:table-cell table:formula="oooc:=(_K*(_b-2*[.K703]+[.J703])) + [.K703]" office:value-type="float" office:value="0.089096961620356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04]-2*[.B704]+_a)) + [.B704]" office:value-type="float" office:value="0.890969616217787">
            <text:p>0.890970</text:p>
          </table:table-cell>
          <table:table-cell table:formula="oooc:=(_K*([.D704]-2*[.C704]+[.B704])) + [.C704]" office:value-type="float" office:value="0.801872654594456">
            <text:p>0.801873</text:p>
          </table:table-cell>
          <table:table-cell table:formula="oooc:=(_K*([.E704]-2*[.D704]+[.C704])) + [.D704]" office:value-type="float" office:value="0.712775692971361">
            <text:p>0.712776</text:p>
          </table:table-cell>
          <table:table-cell table:formula="oooc:=(_K*([.F704]-2*[.E704]+[.D704])) + [.E704]" office:value-type="float" office:value="0.623678731348598">
            <text:p>0.623679</text:p>
          </table:table-cell>
          <table:table-cell table:formula="oooc:=(_K*([.G704]-2*[.F704]+[.E704])) + [.F704]" office:value-type="float" office:value="0.534581769726233">
            <text:p>0.534582</text:p>
          </table:table-cell>
          <table:table-cell table:formula="oooc:=(_K*([.H704]-2*[.G704]+[.F704])) + [.G704]" office:value-type="float" office:value="0.445484808104302">
            <text:p>0.445485</text:p>
          </table:table-cell>
          <table:table-cell table:formula="oooc:=(_K*([.I704]-2*[.H704]+[.G704])) + [.H704]" office:value-type="float" office:value="0.356387846482805">
            <text:p>0.356388</text:p>
          </table:table-cell>
          <table:table-cell table:formula="oooc:=(_K*([.J704]-2*[.I704]+[.H704])) + [.I704]" office:value-type="float" office:value="0.267290884861706">
            <text:p>0.267291</text:p>
          </table:table-cell>
          <table:table-cell table:formula="oooc:=(_K*([.K704]-2*[.J704]+[.I704])) + [.J704]" office:value-type="float" office:value="0.178193923240938">
            <text:p>0.178194</text:p>
          </table:table-cell>
          <table:table-cell table:formula="oooc:=(_K*(_b-2*[.K704]+[.J704])) + [.K704]" office:value-type="float" office:value="0.089096961620407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05]-2*[.B705]+_a)) + [.B705]" office:value-type="float" office:value="0.890969616217836">
            <text:p>0.890970</text:p>
          </table:table-cell>
          <table:table-cell table:formula="oooc:=(_K*([.D705]-2*[.C705]+[.B705])) + [.C705]" office:value-type="float" office:value="0.801872654594551">
            <text:p>0.801873</text:p>
          </table:table-cell>
          <table:table-cell table:formula="oooc:=(_K*([.E705]-2*[.D705]+[.C705])) + [.D705]" office:value-type="float" office:value="0.712775692971494">
            <text:p>0.712776</text:p>
          </table:table-cell>
          <table:table-cell table:formula="oooc:=(_K*([.F705]-2*[.E705]+[.D705])) + [.E705]" office:value-type="float" office:value="0.623678731348758">
            <text:p>0.623679</text:p>
          </table:table-cell>
          <table:table-cell table:formula="oooc:=(_K*([.G705]-2*[.F705]+[.E705])) + [.F705]" office:value-type="float" office:value="0.534581769726407">
            <text:p>0.534582</text:p>
          </table:table-cell>
          <table:table-cell table:formula="oooc:=(_K*([.H705]-2*[.G705]+[.F705])) + [.G705]" office:value-type="float" office:value="0.445484808104476">
            <text:p>0.445485</text:p>
          </table:table-cell>
          <table:table-cell table:formula="oooc:=(_K*([.I705]-2*[.H705]+[.G705])) + [.H705]" office:value-type="float" office:value="0.356387846482964">
            <text:p>0.356388</text:p>
          </table:table-cell>
          <table:table-cell table:formula="oooc:=(_K*([.J705]-2*[.I705]+[.H705])) + [.I705]" office:value-type="float" office:value="0.267290884861839">
            <text:p>0.267291</text:p>
          </table:table-cell>
          <table:table-cell table:formula="oooc:=(_K*([.K705]-2*[.J705]+[.I705])) + [.J705]" office:value-type="float" office:value="0.178193923241033">
            <text:p>0.178194</text:p>
          </table:table-cell>
          <table:table-cell table:formula="oooc:=(_K*(_b-2*[.K705]+[.J705])) + [.K705]" office:value-type="float" office:value="0.089096961620456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06]-2*[.B706]+_a)) + [.B706]" office:value-type="float" office:value="0.890969616217884">
            <text:p>0.890970</text:p>
          </table:table-cell>
          <table:table-cell table:formula="oooc:=(_K*([.D706]-2*[.C706]+[.B706])) + [.C706]" office:value-type="float" office:value="0.801872654594642">
            <text:p>0.801873</text:p>
          </table:table-cell>
          <table:table-cell table:formula="oooc:=(_K*([.E706]-2*[.D706]+[.C706])) + [.D706]" office:value-type="float" office:value="0.712775692971622">
            <text:p>0.712776</text:p>
          </table:table-cell>
          <table:table-cell table:formula="oooc:=(_K*([.F706]-2*[.E706]+[.D706])) + [.E706]" office:value-type="float" office:value="0.623678731348912">
            <text:p>0.623679</text:p>
          </table:table-cell>
          <table:table-cell table:formula="oooc:=(_K*([.G706]-2*[.F706]+[.E706])) + [.F706]" office:value-type="float" office:value="0.534581769726575">
            <text:p>0.534582</text:p>
          </table:table-cell>
          <table:table-cell table:formula="oooc:=(_K*([.H706]-2*[.G706]+[.F706])) + [.G706]" office:value-type="float" office:value="0.445484808104644">
            <text:p>0.445485</text:p>
          </table:table-cell>
          <table:table-cell table:formula="oooc:=(_K*([.I706]-2*[.H706]+[.G706])) + [.H706]" office:value-type="float" office:value="0.356387846483119">
            <text:p>0.356388</text:p>
          </table:table-cell>
          <table:table-cell table:formula="oooc:=(_K*([.J706]-2*[.I706]+[.H706])) + [.I706]" office:value-type="float" office:value="0.267290884861967">
            <text:p>0.267291</text:p>
          </table:table-cell>
          <table:table-cell table:formula="oooc:=(_K*([.K706]-2*[.J706]+[.I706])) + [.J706]" office:value-type="float" office:value="0.178193923241125">
            <text:p>0.178194</text:p>
          </table:table-cell>
          <table:table-cell table:formula="oooc:=(_K*(_b-2*[.K706]+[.J706])) + [.K706]" office:value-type="float" office:value="0.089096961620504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07]-2*[.B707]+_a)) + [.B707]" office:value-type="float" office:value="0.89096961621793">
            <text:p>0.890970</text:p>
          </table:table-cell>
          <table:table-cell table:formula="oooc:=(_K*([.D707]-2*[.C707]+[.B707])) + [.C707]" office:value-type="float" office:value="0.801872654594731">
            <text:p>0.801873</text:p>
          </table:table-cell>
          <table:table-cell table:formula="oooc:=(_K*([.E707]-2*[.D707]+[.C707])) + [.D707]" office:value-type="float" office:value="0.712775692971746">
            <text:p>0.712776</text:p>
          </table:table-cell>
          <table:table-cell table:formula="oooc:=(_K*([.F707]-2*[.E707]+[.D707])) + [.E707]" office:value-type="float" office:value="0.623678731349061">
            <text:p>0.623679</text:p>
          </table:table-cell>
          <table:table-cell table:formula="oooc:=(_K*([.G707]-2*[.F707]+[.E707])) + [.F707]" office:value-type="float" office:value="0.534581769726737">
            <text:p>0.534582</text:p>
          </table:table-cell>
          <table:table-cell table:formula="oooc:=(_K*([.H707]-2*[.G707]+[.F707])) + [.G707]" office:value-type="float" office:value="0.445484808104806">
            <text:p>0.445485</text:p>
          </table:table-cell>
          <table:table-cell table:formula="oooc:=(_K*([.I707]-2*[.H707]+[.G707])) + [.H707]" office:value-type="float" office:value="0.356387846483268">
            <text:p>0.356388</text:p>
          </table:table-cell>
          <table:table-cell table:formula="oooc:=(_K*([.J707]-2*[.I707]+[.H707])) + [.I707]" office:value-type="float" office:value="0.267290884862091">
            <text:p>0.267291</text:p>
          </table:table-cell>
          <table:table-cell table:formula="oooc:=(_K*([.K707]-2*[.J707]+[.I707])) + [.J707]" office:value-type="float" office:value="0.178193923241213">
            <text:p>0.178194</text:p>
          </table:table-cell>
          <table:table-cell table:formula="oooc:=(_K*(_b-2*[.K707]+[.J707])) + [.K707]" office:value-type="float" office:value="0.089096961620550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08]-2*[.B708]+_a)) + [.B708]" office:value-type="float" office:value="0.890969616217975">
            <text:p>0.890970</text:p>
          </table:table-cell>
          <table:table-cell table:formula="oooc:=(_K*([.D708]-2*[.C708]+[.B708])) + [.C708]" office:value-type="float" office:value="0.801872654594817">
            <text:p>0.801873</text:p>
          </table:table-cell>
          <table:table-cell table:formula="oooc:=(_K*([.E708]-2*[.D708]+[.C708])) + [.D708]" office:value-type="float" office:value="0.712775692971866">
            <text:p>0.712776</text:p>
          </table:table-cell>
          <table:table-cell table:formula="oooc:=(_K*([.F708]-2*[.E708]+[.D708])) + [.E708]" office:value-type="float" office:value="0.623678731349205">
            <text:p>0.623679</text:p>
          </table:table-cell>
          <table:table-cell table:formula="oooc:=(_K*([.G708]-2*[.F708]+[.E708])) + [.F708]" office:value-type="float" office:value="0.534581769726894">
            <text:p>0.534582</text:p>
          </table:table-cell>
          <table:table-cell table:formula="oooc:=(_K*([.H708]-2*[.G708]+[.F708])) + [.G708]" office:value-type="float" office:value="0.445484808104963">
            <text:p>0.445485</text:p>
          </table:table-cell>
          <table:table-cell table:formula="oooc:=(_K*([.I708]-2*[.H708]+[.G708])) + [.H708]" office:value-type="float" office:value="0.356387846483412">
            <text:p>0.356388</text:p>
          </table:table-cell>
          <table:table-cell table:formula="oooc:=(_K*([.J708]-2*[.I708]+[.H708])) + [.I708]" office:value-type="float" office:value="0.267290884862211">
            <text:p>0.267291</text:p>
          </table:table-cell>
          <table:table-cell table:formula="oooc:=(_K*([.K708]-2*[.J708]+[.I708])) + [.J708]" office:value-type="float" office:value="0.178193923241299">
            <text:p>0.178194</text:p>
          </table:table-cell>
          <table:table-cell table:formula="oooc:=(_K*(_b-2*[.K708]+[.J708])) + [.K708]" office:value-type="float" office:value="0.089096961620595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09]-2*[.B709]+_a)) + [.B709]" office:value-type="float" office:value="0.890969616218018">
            <text:p>0.890970</text:p>
          </table:table-cell>
          <table:table-cell table:formula="oooc:=(_K*([.D709]-2*[.C709]+[.B709])) + [.C709]" office:value-type="float" office:value="0.8018726545949">
            <text:p>0.801873</text:p>
          </table:table-cell>
          <table:table-cell table:formula="oooc:=(_K*([.E709]-2*[.D709]+[.C709])) + [.D709]" office:value-type="float" office:value="0.712775692971982">
            <text:p>0.712776</text:p>
          </table:table-cell>
          <table:table-cell table:formula="oooc:=(_K*([.F709]-2*[.E709]+[.D709])) + [.E709]" office:value-type="float" office:value="0.623678731349345">
            <text:p>0.623679</text:p>
          </table:table-cell>
          <table:table-cell table:formula="oooc:=(_K*([.G709]-2*[.F709]+[.E709])) + [.F709]" office:value-type="float" office:value="0.534581769727046">
            <text:p>0.534582</text:p>
          </table:table-cell>
          <table:table-cell table:formula="oooc:=(_K*([.H709]-2*[.G709]+[.F709])) + [.G709]" office:value-type="float" office:value="0.445484808105115">
            <text:p>0.445485</text:p>
          </table:table-cell>
          <table:table-cell table:formula="oooc:=(_K*([.I709]-2*[.H709]+[.G709])) + [.H709]" office:value-type="float" office:value="0.356387846483552">
            <text:p>0.356388</text:p>
          </table:table-cell>
          <table:table-cell table:formula="oooc:=(_K*([.J709]-2*[.I709]+[.H709])) + [.I709]" office:value-type="float" office:value="0.267290884862327">
            <text:p>0.267291</text:p>
          </table:table-cell>
          <table:table-cell table:formula="oooc:=(_K*([.K709]-2*[.J709]+[.I709])) + [.J709]" office:value-type="float" office:value="0.178193923241382">
            <text:p>0.178194</text:p>
          </table:table-cell>
          <table:table-cell table:formula="oooc:=(_K*(_b-2*[.K709]+[.J709])) + [.K709]" office:value-type="float" office:value="0.089096961620638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10]-2*[.B710]+_a)) + [.B710]" office:value-type="float" office:value="0.89096961621806">
            <text:p>0.890970</text:p>
          </table:table-cell>
          <table:table-cell table:formula="oooc:=(_K*([.D710]-2*[.C710]+[.B710])) + [.C710]" office:value-type="float" office:value="0.80187265459498">
            <text:p>0.801873</text:p>
          </table:table-cell>
          <table:table-cell table:formula="oooc:=(_K*([.E710]-2*[.D710]+[.C710])) + [.D710]" office:value-type="float" office:value="0.712775692972094">
            <text:p>0.712776</text:p>
          </table:table-cell>
          <table:table-cell table:formula="oooc:=(_K*([.F710]-2*[.E710]+[.D710])) + [.E710]" office:value-type="float" office:value="0.62367873134948">
            <text:p>0.623679</text:p>
          </table:table-cell>
          <table:table-cell table:formula="oooc:=(_K*([.G710]-2*[.F710]+[.E710])) + [.F710]" office:value-type="float" office:value="0.534581769727193">
            <text:p>0.534582</text:p>
          </table:table-cell>
          <table:table-cell table:formula="oooc:=(_K*([.H710]-2*[.G710]+[.F710])) + [.G710]" office:value-type="float" office:value="0.445484808105262">
            <text:p>0.445485</text:p>
          </table:table-cell>
          <table:table-cell table:formula="oooc:=(_K*([.I710]-2*[.H710]+[.G710])) + [.H710]" office:value-type="float" office:value="0.356387846483687">
            <text:p>0.356388</text:p>
          </table:table-cell>
          <table:table-cell table:formula="oooc:=(_K*([.J710]-2*[.I710]+[.H710])) + [.I710]" office:value-type="float" office:value="0.267290884862439">
            <text:p>0.267291</text:p>
          </table:table-cell>
          <table:table-cell table:formula="oooc:=(_K*([.K710]-2*[.J710]+[.I710])) + [.J710]" office:value-type="float" office:value="0.178193923241463">
            <text:p>0.178194</text:p>
          </table:table-cell>
          <table:table-cell table:formula="oooc:=(_K*(_b-2*[.K710]+[.J710])) + [.K710]" office:value-type="float" office:value="0.089096961620680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11]-2*[.B711]+_a)) + [.B711]" office:value-type="float" office:value="0.890969616218101">
            <text:p>0.890970</text:p>
          </table:table-cell>
          <table:table-cell table:formula="oooc:=(_K*([.D711]-2*[.C711]+[.B711])) + [.C711]" office:value-type="float" office:value="0.801872654595058">
            <text:p>0.801873</text:p>
          </table:table-cell>
          <table:table-cell table:formula="oooc:=(_K*([.E711]-2*[.D711]+[.C711])) + [.D711]" office:value-type="float" office:value="0.712775692972203">
            <text:p>0.712776</text:p>
          </table:table-cell>
          <table:table-cell table:formula="oooc:=(_K*([.F711]-2*[.E711]+[.D711])) + [.E711]" office:value-type="float" office:value="0.623678731349611">
            <text:p>0.623679</text:p>
          </table:table-cell>
          <table:table-cell table:formula="oooc:=(_K*([.G711]-2*[.F711]+[.E711])) + [.F711]" office:value-type="float" office:value="0.534581769727336">
            <text:p>0.534582</text:p>
          </table:table-cell>
          <table:table-cell table:formula="oooc:=(_K*([.H711]-2*[.G711]+[.F711])) + [.G711]" office:value-type="float" office:value="0.445484808105405">
            <text:p>0.445485</text:p>
          </table:table-cell>
          <table:table-cell table:formula="oooc:=(_K*([.I711]-2*[.H711]+[.G711])) + [.H711]" office:value-type="float" office:value="0.356387846483818">
            <text:p>0.356388</text:p>
          </table:table-cell>
          <table:table-cell table:formula="oooc:=(_K*([.J711]-2*[.I711]+[.H711])) + [.I711]" office:value-type="float" office:value="0.267290884862548">
            <text:p>0.267291</text:p>
          </table:table-cell>
          <table:table-cell table:formula="oooc:=(_K*([.K711]-2*[.J711]+[.I711])) + [.J711]" office:value-type="float" office:value="0.178193923241541">
            <text:p>0.178194</text:p>
          </table:table-cell>
          <table:table-cell table:formula="oooc:=(_K*(_b-2*[.K711]+[.J711])) + [.K711]" office:value-type="float" office:value="0.089096961620721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12]-2*[.B712]+_a)) + [.B712]" office:value-type="float" office:value="0.89096961621814">
            <text:p>0.890970</text:p>
          </table:table-cell>
          <table:table-cell table:formula="oooc:=(_K*([.D712]-2*[.C712]+[.B712])) + [.C712]" office:value-type="float" office:value="0.801872654595133">
            <text:p>0.801873</text:p>
          </table:table-cell>
          <table:table-cell table:formula="oooc:=(_K*([.E712]-2*[.D712]+[.C712])) + [.D712]" office:value-type="float" office:value="0.712775692972308">
            <text:p>0.712776</text:p>
          </table:table-cell>
          <table:table-cell table:formula="oooc:=(_K*([.F712]-2*[.E712]+[.D712])) + [.E712]" office:value-type="float" office:value="0.623678731349738">
            <text:p>0.623679</text:p>
          </table:table-cell>
          <table:table-cell table:formula="oooc:=(_K*([.G712]-2*[.F712]+[.E712])) + [.F712]" office:value-type="float" office:value="0.534581769727473">
            <text:p>0.534582</text:p>
          </table:table-cell>
          <table:table-cell table:formula="oooc:=(_K*([.H712]-2*[.G712]+[.F712])) + [.G712]" office:value-type="float" office:value="0.445484808105543">
            <text:p>0.445485</text:p>
          </table:table-cell>
          <table:table-cell table:formula="oooc:=(_K*([.I712]-2*[.H712]+[.G712])) + [.H712]" office:value-type="float" office:value="0.356387846483945">
            <text:p>0.356388</text:p>
          </table:table-cell>
          <table:table-cell table:formula="oooc:=(_K*([.J712]-2*[.I712]+[.H712])) + [.I712]" office:value-type="float" office:value="0.267290884862653">
            <text:p>0.267291</text:p>
          </table:table-cell>
          <table:table-cell table:formula="oooc:=(_K*([.K712]-2*[.J712]+[.I712])) + [.J712]" office:value-type="float" office:value="0.178193923241616">
            <text:p>0.178194</text:p>
          </table:table-cell>
          <table:table-cell table:formula="oooc:=(_K*(_b-2*[.K712]+[.J712])) + [.K712]" office:value-type="float" office:value="0.089096961620760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13]-2*[.B713]+_a)) + [.B713]" office:value-type="float" office:value="0.890969616218178">
            <text:p>0.890970</text:p>
          </table:table-cell>
          <table:table-cell table:formula="oooc:=(_K*([.D713]-2*[.C713]+[.B713])) + [.C713]" office:value-type="float" office:value="0.801872654595206">
            <text:p>0.801873</text:p>
          </table:table-cell>
          <table:table-cell table:formula="oooc:=(_K*([.E713]-2*[.D713]+[.C713])) + [.D713]" office:value-type="float" office:value="0.71277569297241">
            <text:p>0.712776</text:p>
          </table:table-cell>
          <table:table-cell table:formula="oooc:=(_K*([.F713]-2*[.E713]+[.D713])) + [.E713]" office:value-type="float" office:value="0.62367873134986">
            <text:p>0.623679</text:p>
          </table:table-cell>
          <table:table-cell table:formula="oooc:=(_K*([.G713]-2*[.F713]+[.E713])) + [.F713]" office:value-type="float" office:value="0.534581769727607">
            <text:p>0.534582</text:p>
          </table:table-cell>
          <table:table-cell table:formula="oooc:=(_K*([.H713]-2*[.G713]+[.F713])) + [.G713]" office:value-type="float" office:value="0.445484808105676">
            <text:p>0.445485</text:p>
          </table:table-cell>
          <table:table-cell table:formula="oooc:=(_K*([.I713]-2*[.H713]+[.G713])) + [.H713]" office:value-type="float" office:value="0.356387846484067">
            <text:p>0.356388</text:p>
          </table:table-cell>
          <table:table-cell table:formula="oooc:=(_K*([.J713]-2*[.I713]+[.H713])) + [.I713]" office:value-type="float" office:value="0.267290884862755">
            <text:p>0.267291</text:p>
          </table:table-cell>
          <table:table-cell table:formula="oooc:=(_K*([.K713]-2*[.J713]+[.I713])) + [.J713]" office:value-type="float" office:value="0.178193923241689">
            <text:p>0.178194</text:p>
          </table:table-cell>
          <table:table-cell table:formula="oooc:=(_K*(_b-2*[.K713]+[.J713])) + [.K713]" office:value-type="float" office:value="0.089096961620798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14]-2*[.B714]+_a)) + [.B714]" office:value-type="float" office:value="0.890969616218215">
            <text:p>0.890970</text:p>
          </table:table-cell>
          <table:table-cell table:formula="oooc:=(_K*([.D714]-2*[.C714]+[.B714])) + [.C714]" office:value-type="float" office:value="0.801872654595276">
            <text:p>0.801873</text:p>
          </table:table-cell>
          <table:table-cell table:formula="oooc:=(_K*([.E714]-2*[.D714]+[.C714])) + [.D714]" office:value-type="float" office:value="0.712775692972508">
            <text:p>0.712776</text:p>
          </table:table-cell>
          <table:table-cell table:formula="oooc:=(_K*([.F714]-2*[.E714]+[.D714])) + [.E714]" office:value-type="float" office:value="0.623678731349979">
            <text:p>0.623679</text:p>
          </table:table-cell>
          <table:table-cell table:formula="oooc:=(_K*([.G714]-2*[.F714]+[.E714])) + [.F714]" office:value-type="float" office:value="0.534581769727736">
            <text:p>0.534582</text:p>
          </table:table-cell>
          <table:table-cell table:formula="oooc:=(_K*([.H714]-2*[.G714]+[.F714])) + [.G714]" office:value-type="float" office:value="0.445484808105805">
            <text:p>0.445485</text:p>
          </table:table-cell>
          <table:table-cell table:formula="oooc:=(_K*([.I714]-2*[.H714]+[.G714])) + [.H714]" office:value-type="float" office:value="0.356387846484186">
            <text:p>0.356388</text:p>
          </table:table-cell>
          <table:table-cell table:formula="oooc:=(_K*([.J714]-2*[.I714]+[.H714])) + [.I714]" office:value-type="float" office:value="0.267290884862853">
            <text:p>0.267291</text:p>
          </table:table-cell>
          <table:table-cell table:formula="oooc:=(_K*([.K714]-2*[.J714]+[.I714])) + [.J714]" office:value-type="float" office:value="0.178193923241759">
            <text:p>0.178194</text:p>
          </table:table-cell>
          <table:table-cell table:formula="oooc:=(_K*(_b-2*[.K714]+[.J714])) + [.K714]" office:value-type="float" office:value="0.089096961620835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15]-2*[.B715]+_a)) + [.B715]" office:value-type="float" office:value="0.89096961621825">
            <text:p>0.890970</text:p>
          </table:table-cell>
          <table:table-cell table:formula="oooc:=(_K*([.D715]-2*[.C715]+[.B715])) + [.C715]" office:value-type="float" office:value="0.801872654595344">
            <text:p>0.801873</text:p>
          </table:table-cell>
          <table:table-cell table:formula="oooc:=(_K*([.E715]-2*[.D715]+[.C715])) + [.D715]" office:value-type="float" office:value="0.712775692972604">
            <text:p>0.712776</text:p>
          </table:table-cell>
          <table:table-cell table:formula="oooc:=(_K*([.F715]-2*[.E715]+[.D715])) + [.E715]" office:value-type="float" office:value="0.623678731350093">
            <text:p>0.623679</text:p>
          </table:table-cell>
          <table:table-cell table:formula="oooc:=(_K*([.G715]-2*[.F715]+[.E715])) + [.F715]" office:value-type="float" office:value="0.534581769727861">
            <text:p>0.534582</text:p>
          </table:table-cell>
          <table:table-cell table:formula="oooc:=(_K*([.H715]-2*[.G715]+[.F715])) + [.G715]" office:value-type="float" office:value="0.445484808105929">
            <text:p>0.445485</text:p>
          </table:table-cell>
          <table:table-cell table:formula="oooc:=(_K*([.I715]-2*[.H715]+[.G715])) + [.H715]" office:value-type="float" office:value="0.3563878464843">
            <text:p>0.356388</text:p>
          </table:table-cell>
          <table:table-cell table:formula="oooc:=(_K*([.J715]-2*[.I715]+[.H715])) + [.I715]" office:value-type="float" office:value="0.267290884862948">
            <text:p>0.267291</text:p>
          </table:table-cell>
          <table:table-cell table:formula="oooc:=(_K*([.K715]-2*[.J715]+[.I715])) + [.J715]" office:value-type="float" office:value="0.178193923241827">
            <text:p>0.178194</text:p>
          </table:table-cell>
          <table:table-cell table:formula="oooc:=(_K*(_b-2*[.K715]+[.J715])) + [.K715]" office:value-type="float" office:value="0.089096961620870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16]-2*[.B716]+_a)) + [.B716]" office:value-type="float" office:value="0.890969616218284">
            <text:p>0.890970</text:p>
          </table:table-cell>
          <table:table-cell table:formula="oooc:=(_K*([.D716]-2*[.C716]+[.B716])) + [.C716]" office:value-type="float" office:value="0.80187265459541">
            <text:p>0.801873</text:p>
          </table:table-cell>
          <table:table-cell table:formula="oooc:=(_K*([.E716]-2*[.D716]+[.C716])) + [.D716]" office:value-type="float" office:value="0.712775692972696">
            <text:p>0.712776</text:p>
          </table:table-cell>
          <table:table-cell table:formula="oooc:=(_K*([.F716]-2*[.E716]+[.D716])) + [.E716]" office:value-type="float" office:value="0.623678731350204">
            <text:p>0.623679</text:p>
          </table:table-cell>
          <table:table-cell table:formula="oooc:=(_K*([.G716]-2*[.F716]+[.E716])) + [.F716]" office:value-type="float" office:value="0.534581769727981">
            <text:p>0.534582</text:p>
          </table:table-cell>
          <table:table-cell table:formula="oooc:=(_K*([.H716]-2*[.G716]+[.F716])) + [.G716]" office:value-type="float" office:value="0.44548480810605">
            <text:p>0.445485</text:p>
          </table:table-cell>
          <table:table-cell table:formula="oooc:=(_K*([.I716]-2*[.H716]+[.G716])) + [.H716]" office:value-type="float" office:value="0.356387846484411">
            <text:p>0.356388</text:p>
          </table:table-cell>
          <table:table-cell table:formula="oooc:=(_K*([.J716]-2*[.I716]+[.H716])) + [.I716]" office:value-type="float" office:value="0.267290884863041">
            <text:p>0.267291</text:p>
          </table:table-cell>
          <table:table-cell table:formula="oooc:=(_K*([.K716]-2*[.J716]+[.I716])) + [.J716]" office:value-type="float" office:value="0.178193923241893">
            <text:p>0.178194</text:p>
          </table:table-cell>
          <table:table-cell table:formula="oooc:=(_K*(_b-2*[.K716]+[.J716])) + [.K716]" office:value-type="float" office:value="0.08909696162090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17]-2*[.B717]+_a)) + [.B717]" office:value-type="float" office:value="0.890969616218318">
            <text:p>0.890970</text:p>
          </table:table-cell>
          <table:table-cell table:formula="oooc:=(_K*([.D717]-2*[.C717]+[.B717])) + [.C717]" office:value-type="float" office:value="0.801872654595474">
            <text:p>0.801873</text:p>
          </table:table-cell>
          <table:table-cell table:formula="oooc:=(_K*([.E717]-2*[.D717]+[.C717])) + [.D717]" office:value-type="float" office:value="0.712775692972785">
            <text:p>0.712776</text:p>
          </table:table-cell>
          <table:table-cell table:formula="oooc:=(_K*([.F717]-2*[.E717]+[.D717])) + [.E717]" office:value-type="float" office:value="0.623678731350312">
            <text:p>0.623679</text:p>
          </table:table-cell>
          <table:table-cell table:formula="oooc:=(_K*([.G717]-2*[.F717]+[.E717])) + [.F717]" office:value-type="float" office:value="0.534581769728098">
            <text:p>0.534582</text:p>
          </table:table-cell>
          <table:table-cell table:formula="oooc:=(_K*([.H717]-2*[.G717]+[.F717])) + [.G717]" office:value-type="float" office:value="0.445484808106167">
            <text:p>0.445485</text:p>
          </table:table-cell>
          <table:table-cell table:formula="oooc:=(_K*([.I717]-2*[.H717]+[.G717])) + [.H717]" office:value-type="float" office:value="0.356387846484519">
            <text:p>0.356388</text:p>
          </table:table-cell>
          <table:table-cell table:formula="oooc:=(_K*([.J717]-2*[.I717]+[.H717])) + [.I717]" office:value-type="float" office:value="0.26729088486313">
            <text:p>0.267291</text:p>
          </table:table-cell>
          <table:table-cell table:formula="oooc:=(_K*([.K717]-2*[.J717]+[.I717])) + [.J717]" office:value-type="float" office:value="0.178193923241957">
            <text:p>0.178194</text:p>
          </table:table-cell>
          <table:table-cell table:formula="oooc:=(_K*(_b-2*[.K717]+[.J717])) + [.K717]" office:value-type="float" office:value="0.089096961620938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18]-2*[.B718]+_a)) + [.B718]" office:value-type="float" office:value="0.89096961621835">
            <text:p>0.890970</text:p>
          </table:table-cell>
          <table:table-cell table:formula="oooc:=(_K*([.D718]-2*[.C718]+[.B718])) + [.C718]" office:value-type="float" office:value="0.801872654595536">
            <text:p>0.801873</text:p>
          </table:table-cell>
          <table:table-cell table:formula="oooc:=(_K*([.E718]-2*[.D718]+[.C718])) + [.D718]" office:value-type="float" office:value="0.712775692972871">
            <text:p>0.712776</text:p>
          </table:table-cell>
          <table:table-cell table:formula="oooc:=(_K*([.F718]-2*[.E718]+[.D718])) + [.E718]" office:value-type="float" office:value="0.623678731350416">
            <text:p>0.623679</text:p>
          </table:table-cell>
          <table:table-cell table:formula="oooc:=(_K*([.G718]-2*[.F718]+[.E718])) + [.F718]" office:value-type="float" office:value="0.534581769728211">
            <text:p>0.534582</text:p>
          </table:table-cell>
          <table:table-cell table:formula="oooc:=(_K*([.H718]-2*[.G718]+[.F718])) + [.G718]" office:value-type="float" office:value="0.44548480810628">
            <text:p>0.445485</text:p>
          </table:table-cell>
          <table:table-cell table:formula="oooc:=(_K*([.I718]-2*[.H718]+[.G718])) + [.H718]" office:value-type="float" office:value="0.356387846484622">
            <text:p>0.356388</text:p>
          </table:table-cell>
          <table:table-cell table:formula="oooc:=(_K*([.J718]-2*[.I718]+[.H718])) + [.I718]" office:value-type="float" office:value="0.267290884863216">
            <text:p>0.267291</text:p>
          </table:table-cell>
          <table:table-cell table:formula="oooc:=(_K*([.K718]-2*[.J718]+[.I718])) + [.J718]" office:value-type="float" office:value="0.178193923242019">
            <text:p>0.178194</text:p>
          </table:table-cell>
          <table:table-cell table:formula="oooc:=(_K*(_b-2*[.K718]+[.J718])) + [.K718]" office:value-type="float" office:value="0.089096961620970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19]-2*[.B719]+_a)) + [.B719]" office:value-type="float" office:value="0.890969616218381">
            <text:p>0.890970</text:p>
          </table:table-cell>
          <table:table-cell table:formula="oooc:=(_K*([.D719]-2*[.C719]+[.B719])) + [.C719]" office:value-type="float" office:value="0.801872654595596">
            <text:p>0.801873</text:p>
          </table:table-cell>
          <table:table-cell table:formula="oooc:=(_K*([.E719]-2*[.D719]+[.C719])) + [.D719]" office:value-type="float" office:value="0.712775692972955">
            <text:p>0.712776</text:p>
          </table:table-cell>
          <table:table-cell table:formula="oooc:=(_K*([.F719]-2*[.E719]+[.D719])) + [.E719]" office:value-type="float" office:value="0.623678731350516">
            <text:p>0.623679</text:p>
          </table:table-cell>
          <table:table-cell table:formula="oooc:=(_K*([.G719]-2*[.F719]+[.E719])) + [.F719]" office:value-type="float" office:value="0.534581769728321">
            <text:p>0.534582</text:p>
          </table:table-cell>
          <table:table-cell table:formula="oooc:=(_K*([.H719]-2*[.G719]+[.F719])) + [.G719]" office:value-type="float" office:value="0.445484808106389">
            <text:p>0.445485</text:p>
          </table:table-cell>
          <table:table-cell table:formula="oooc:=(_K*([.I719]-2*[.H719]+[.G719])) + [.H719]" office:value-type="float" office:value="0.356387846484723">
            <text:p>0.356388</text:p>
          </table:table-cell>
          <table:table-cell table:formula="oooc:=(_K*([.J719]-2*[.I719]+[.H719])) + [.I719]" office:value-type="float" office:value="0.2672908848633">
            <text:p>0.267291</text:p>
          </table:table-cell>
          <table:table-cell table:formula="oooc:=(_K*([.K719]-2*[.J719]+[.I719])) + [.J719]" office:value-type="float" office:value="0.178193923242078">
            <text:p>0.178194</text:p>
          </table:table-cell>
          <table:table-cell table:formula="oooc:=(_K*(_b-2*[.K719]+[.J719])) + [.K719]" office:value-type="float" office:value="0.089096961621001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20]-2*[.B720]+_a)) + [.B720]" office:value-type="float" office:value="0.890969616218411">
            <text:p>0.890970</text:p>
          </table:table-cell>
          <table:table-cell table:formula="oooc:=(_K*([.D720]-2*[.C720]+[.B720])) + [.C720]" office:value-type="float" office:value="0.801872654595653">
            <text:p>0.801873</text:p>
          </table:table-cell>
          <table:table-cell table:formula="oooc:=(_K*([.E720]-2*[.D720]+[.C720])) + [.D720]" office:value-type="float" office:value="0.712775692973036">
            <text:p>0.712776</text:p>
          </table:table-cell>
          <table:table-cell table:formula="oooc:=(_K*([.F720]-2*[.E720]+[.D720])) + [.E720]" office:value-type="float" office:value="0.623678731350613">
            <text:p>0.623679</text:p>
          </table:table-cell>
          <table:table-cell table:formula="oooc:=(_K*([.G720]-2*[.F720]+[.E720])) + [.F720]" office:value-type="float" office:value="0.534581769728426">
            <text:p>0.534582</text:p>
          </table:table-cell>
          <table:table-cell table:formula="oooc:=(_K*([.H720]-2*[.G720]+[.F720])) + [.G720]" office:value-type="float" office:value="0.445484808106495">
            <text:p>0.445485</text:p>
          </table:table-cell>
          <table:table-cell table:formula="oooc:=(_K*([.I720]-2*[.H720]+[.G720])) + [.H720]" office:value-type="float" office:value="0.35638784648482">
            <text:p>0.356388</text:p>
          </table:table-cell>
          <table:table-cell table:formula="oooc:=(_K*([.J720]-2*[.I720]+[.H720])) + [.I720]" office:value-type="float" office:value="0.26729088486338">
            <text:p>0.267291</text:p>
          </table:table-cell>
          <table:table-cell table:formula="oooc:=(_K*([.K720]-2*[.J720]+[.I720])) + [.J720]" office:value-type="float" office:value="0.178193923242136">
            <text:p>0.178194</text:p>
          </table:table-cell>
          <table:table-cell table:formula="oooc:=(_K*(_b-2*[.K720]+[.J720])) + [.K720]" office:value-type="float" office:value="0.089096961621031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21]-2*[.B721]+_a)) + [.B721]" office:value-type="float" office:value="0.89096961621844">
            <text:p>0.890970</text:p>
          </table:table-cell>
          <table:table-cell table:formula="oooc:=(_K*([.D721]-2*[.C721]+[.B721])) + [.C721]" office:value-type="float" office:value="0.801872654595709">
            <text:p>0.801873</text:p>
          </table:table-cell>
          <table:table-cell table:formula="oooc:=(_K*([.E721]-2*[.D721]+[.C721])) + [.D721]" office:value-type="float" office:value="0.712775692973114">
            <text:p>0.712776</text:p>
          </table:table-cell>
          <table:table-cell table:formula="oooc:=(_K*([.F721]-2*[.E721]+[.D721])) + [.E721]" office:value-type="float" office:value="0.623678731350708">
            <text:p>0.623679</text:p>
          </table:table-cell>
          <table:table-cell table:formula="oooc:=(_K*([.G721]-2*[.F721]+[.E721])) + [.F721]" office:value-type="float" office:value="0.534581769728529">
            <text:p>0.534582</text:p>
          </table:table-cell>
          <table:table-cell table:formula="oooc:=(_K*([.H721]-2*[.G721]+[.F721])) + [.G721]" office:value-type="float" office:value="0.445484808106598">
            <text:p>0.445485</text:p>
          </table:table-cell>
          <table:table-cell table:formula="oooc:=(_K*([.I721]-2*[.H721]+[.G721])) + [.H721]" office:value-type="float" office:value="0.356387846484914">
            <text:p>0.356388</text:p>
          </table:table-cell>
          <table:table-cell table:formula="oooc:=(_K*([.J721]-2*[.I721]+[.H721])) + [.I721]" office:value-type="float" office:value="0.267290884863459">
            <text:p>0.267291</text:p>
          </table:table-cell>
          <table:table-cell table:formula="oooc:=(_K*([.K721]-2*[.J721]+[.I721])) + [.J721]" office:value-type="float" office:value="0.178193923242192">
            <text:p>0.178194</text:p>
          </table:table-cell>
          <table:table-cell table:formula="oooc:=(_K*(_b-2*[.K721]+[.J721])) + [.K721]" office:value-type="float" office:value="0.089096961621060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22]-2*[.B722]+_a)) + [.B722]" office:value-type="float" office:value="0.890969616218468">
            <text:p>0.890970</text:p>
          </table:table-cell>
          <table:table-cell table:formula="oooc:=(_K*([.D722]-2*[.C722]+[.B722])) + [.C722]" office:value-type="float" office:value="0.801872654595764">
            <text:p>0.801873</text:p>
          </table:table-cell>
          <table:table-cell table:formula="oooc:=(_K*([.E722]-2*[.D722]+[.C722])) + [.D722]" office:value-type="float" office:value="0.71277569297319">
            <text:p>0.712776</text:p>
          </table:table-cell>
          <table:table-cell table:formula="oooc:=(_K*([.F722]-2*[.E722]+[.D722])) + [.E722]" office:value-type="float" office:value="0.623678731350799">
            <text:p>0.623679</text:p>
          </table:table-cell>
          <table:table-cell table:formula="oooc:=(_K*([.G722]-2*[.F722]+[.E722])) + [.F722]" office:value-type="float" office:value="0.534581769728628">
            <text:p>0.534582</text:p>
          </table:table-cell>
          <table:table-cell table:formula="oooc:=(_K*([.H722]-2*[.G722]+[.F722])) + [.G722]" office:value-type="float" office:value="0.445484808106697">
            <text:p>0.445485</text:p>
          </table:table-cell>
          <table:table-cell table:formula="oooc:=(_K*([.I722]-2*[.H722]+[.G722])) + [.H722]" office:value-type="float" office:value="0.356387846485005">
            <text:p>0.356388</text:p>
          </table:table-cell>
          <table:table-cell table:formula="oooc:=(_K*([.J722]-2*[.I722]+[.H722])) + [.I722]" office:value-type="float" office:value="0.267290884863534">
            <text:p>0.267291</text:p>
          </table:table-cell>
          <table:table-cell table:formula="oooc:=(_K*([.K722]-2*[.J722]+[.I722])) + [.J722]" office:value-type="float" office:value="0.178193923242246">
            <text:p>0.178194</text:p>
          </table:table-cell>
          <table:table-cell table:formula="oooc:=(_K*(_b-2*[.K722]+[.J722])) + [.K722]" office:value-type="float" office:value="0.08909696162108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23]-2*[.B723]+_a)) + [.B723]" office:value-type="float" office:value="0.890969616218496">
            <text:p>0.890970</text:p>
          </table:table-cell>
          <table:table-cell table:formula="oooc:=(_K*([.D723]-2*[.C723]+[.B723])) + [.C723]" office:value-type="float" office:value="0.801872654595816">
            <text:p>0.801873</text:p>
          </table:table-cell>
          <table:table-cell table:formula="oooc:=(_K*([.E723]-2*[.D723]+[.C723])) + [.D723]" office:value-type="float" office:value="0.712775692973263">
            <text:p>0.712776</text:p>
          </table:table-cell>
          <table:table-cell table:formula="oooc:=(_K*([.F723]-2*[.E723]+[.D723])) + [.E723]" office:value-type="float" office:value="0.623678731350887">
            <text:p>0.623679</text:p>
          </table:table-cell>
          <table:table-cell table:formula="oooc:=(_K*([.G723]-2*[.F723]+[.E723])) + [.F723]" office:value-type="float" office:value="0.534581769728724">
            <text:p>0.534582</text:p>
          </table:table-cell>
          <table:table-cell table:formula="oooc:=(_K*([.H723]-2*[.G723]+[.F723])) + [.G723]" office:value-type="float" office:value="0.445484808106793">
            <text:p>0.445485</text:p>
          </table:table-cell>
          <table:table-cell table:formula="oooc:=(_K*([.I723]-2*[.H723]+[.G723])) + [.H723]" office:value-type="float" office:value="0.356387846485094">
            <text:p>0.356388</text:p>
          </table:table-cell>
          <table:table-cell table:formula="oooc:=(_K*([.J723]-2*[.I723]+[.H723])) + [.I723]" office:value-type="float" office:value="0.267290884863608">
            <text:p>0.267291</text:p>
          </table:table-cell>
          <table:table-cell table:formula="oooc:=(_K*([.K723]-2*[.J723]+[.I723])) + [.J723]" office:value-type="float" office:value="0.178193923242299">
            <text:p>0.178194</text:p>
          </table:table-cell>
          <table:table-cell table:formula="oooc:=(_K*(_b-2*[.K723]+[.J723])) + [.K723]" office:value-type="float" office:value="0.089096961621116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24]-2*[.B724]+_a)) + [.B724]" office:value-type="float" office:value="0.890969616218522">
            <text:p>0.890970</text:p>
          </table:table-cell>
          <table:table-cell table:formula="oooc:=(_K*([.D724]-2*[.C724]+[.B724])) + [.C724]" office:value-type="float" office:value="0.801872654595867">
            <text:p>0.801873</text:p>
          </table:table-cell>
          <table:table-cell table:formula="oooc:=(_K*([.E724]-2*[.D724]+[.C724])) + [.D724]" office:value-type="float" office:value="0.712775692973334">
            <text:p>0.712776</text:p>
          </table:table-cell>
          <table:table-cell table:formula="oooc:=(_K*([.F724]-2*[.E724]+[.D724])) + [.E724]" office:value-type="float" office:value="0.623678731350972">
            <text:p>0.623679</text:p>
          </table:table-cell>
          <table:table-cell table:formula="oooc:=(_K*([.G724]-2*[.F724]+[.E724])) + [.F724]" office:value-type="float" office:value="0.534581769728817">
            <text:p>0.534582</text:p>
          </table:table-cell>
          <table:table-cell table:formula="oooc:=(_K*([.H724]-2*[.G724]+[.F724])) + [.G724]" office:value-type="float" office:value="0.445484808106885">
            <text:p>0.445485</text:p>
          </table:table-cell>
          <table:table-cell table:formula="oooc:=(_K*([.I724]-2*[.H724]+[.G724])) + [.H724]" office:value-type="float" office:value="0.356387846485179">
            <text:p>0.356388</text:p>
          </table:table-cell>
          <table:table-cell table:formula="oooc:=(_K*([.J724]-2*[.I724]+[.H724])) + [.I724]" office:value-type="float" office:value="0.267290884863678">
            <text:p>0.267291</text:p>
          </table:table-cell>
          <table:table-cell table:formula="oooc:=(_K*([.K724]-2*[.J724]+[.I724])) + [.J724]" office:value-type="float" office:value="0.178193923242349">
            <text:p>0.178194</text:p>
          </table:table-cell>
          <table:table-cell table:formula="oooc:=(_K*(_b-2*[.K724]+[.J724])) + [.K724]" office:value-type="float" office:value="0.089096961621142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25]-2*[.B725]+_a)) + [.B725]" office:value-type="float" office:value="0.890969616218548">
            <text:p>0.890970</text:p>
          </table:table-cell>
          <table:table-cell table:formula="oooc:=(_K*([.D725]-2*[.C725]+[.B725])) + [.C725]" office:value-type="float" office:value="0.801872654595916">
            <text:p>0.801873</text:p>
          </table:table-cell>
          <table:table-cell table:formula="oooc:=(_K*([.E725]-2*[.D725]+[.C725])) + [.D725]" office:value-type="float" office:value="0.712775692973402">
            <text:p>0.712776</text:p>
          </table:table-cell>
          <table:table-cell table:formula="oooc:=(_K*([.F725]-2*[.E725]+[.D725])) + [.E725]" office:value-type="float" office:value="0.623678731351054">
            <text:p>0.623679</text:p>
          </table:table-cell>
          <table:table-cell table:formula="oooc:=(_K*([.G725]-2*[.F725]+[.E725])) + [.F725]" office:value-type="float" office:value="0.534581769728906">
            <text:p>0.534582</text:p>
          </table:table-cell>
          <table:table-cell table:formula="oooc:=(_K*([.H725]-2*[.G725]+[.F725])) + [.G725]" office:value-type="float" office:value="0.445484808106975">
            <text:p>0.445485</text:p>
          </table:table-cell>
          <table:table-cell table:formula="oooc:=(_K*([.I725]-2*[.H725]+[.G725])) + [.H725]" office:value-type="float" office:value="0.356387846485261">
            <text:p>0.356388</text:p>
          </table:table-cell>
          <table:table-cell table:formula="oooc:=(_K*([.J725]-2*[.I725]+[.H725])) + [.I725]" office:value-type="float" office:value="0.267290884863747">
            <text:p>0.267291</text:p>
          </table:table-cell>
          <table:table-cell table:formula="oooc:=(_K*([.K725]-2*[.J725]+[.I725])) + [.J725]" office:value-type="float" office:value="0.178193923242398">
            <text:p>0.178194</text:p>
          </table:table-cell>
          <table:table-cell table:formula="oooc:=(_K*(_b-2*[.K725]+[.J725])) + [.K725]" office:value-type="float" office:value="0.089096961621168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26]-2*[.B726]+_a)) + [.B726]" office:value-type="float" office:value="0.890969616218572">
            <text:p>0.890970</text:p>
          </table:table-cell>
          <table:table-cell table:formula="oooc:=(_K*([.D726]-2*[.C726]+[.B726])) + [.C726]" office:value-type="float" office:value="0.801872654595963">
            <text:p>0.801873</text:p>
          </table:table-cell>
          <table:table-cell table:formula="oooc:=(_K*([.E726]-2*[.D726]+[.C726])) + [.D726]" office:value-type="float" office:value="0.712775692973469">
            <text:p>0.712776</text:p>
          </table:table-cell>
          <table:table-cell table:formula="oooc:=(_K*([.F726]-2*[.E726]+[.D726])) + [.E726]" office:value-type="float" office:value="0.623678731351134">
            <text:p>0.623679</text:p>
          </table:table-cell>
          <table:table-cell table:formula="oooc:=(_K*([.G726]-2*[.F726]+[.E726])) + [.F726]" office:value-type="float" office:value="0.534581769728993">
            <text:p>0.534582</text:p>
          </table:table-cell>
          <table:table-cell table:formula="oooc:=(_K*([.H726]-2*[.G726]+[.F726])) + [.G726]" office:value-type="float" office:value="0.445484808107062">
            <text:p>0.445485</text:p>
          </table:table-cell>
          <table:table-cell table:formula="oooc:=(_K*([.I726]-2*[.H726]+[.G726])) + [.H726]" office:value-type="float" office:value="0.356387846485341">
            <text:p>0.356388</text:p>
          </table:table-cell>
          <table:table-cell table:formula="oooc:=(_K*([.J726]-2*[.I726]+[.H726])) + [.I726]" office:value-type="float" office:value="0.267290884863813">
            <text:p>0.267291</text:p>
          </table:table-cell>
          <table:table-cell table:formula="oooc:=(_K*([.K726]-2*[.J726]+[.I726])) + [.J726]" office:value-type="float" office:value="0.178193923242446">
            <text:p>0.178194</text:p>
          </table:table-cell>
          <table:table-cell table:formula="oooc:=(_K*(_b-2*[.K726]+[.J726])) + [.K726]" office:value-type="float" office:value="0.089096961621192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27]-2*[.B727]+_a)) + [.B727]" office:value-type="float" office:value="0.890969616218596">
            <text:p>0.890970</text:p>
          </table:table-cell>
          <table:table-cell table:formula="oooc:=(_K*([.D727]-2*[.C727]+[.B727])) + [.C727]" office:value-type="float" office:value="0.801872654596009">
            <text:p>0.801873</text:p>
          </table:table-cell>
          <table:table-cell table:formula="oooc:=(_K*([.E727]-2*[.D727]+[.C727])) + [.D727]" office:value-type="float" office:value="0.712775692973533">
            <text:p>0.712776</text:p>
          </table:table-cell>
          <table:table-cell table:formula="oooc:=(_K*([.F727]-2*[.E727]+[.D727])) + [.E727]" office:value-type="float" office:value="0.623678731351212">
            <text:p>0.623679</text:p>
          </table:table-cell>
          <table:table-cell table:formula="oooc:=(_K*([.G727]-2*[.F727]+[.E727])) + [.F727]" office:value-type="float" office:value="0.534581769729077">
            <text:p>0.534582</text:p>
          </table:table-cell>
          <table:table-cell table:formula="oooc:=(_K*([.H727]-2*[.G727]+[.F727])) + [.G727]" office:value-type="float" office:value="0.445484808107146">
            <text:p>0.445485</text:p>
          </table:table-cell>
          <table:table-cell table:formula="oooc:=(_K*([.I727]-2*[.H727]+[.G727])) + [.H727]" office:value-type="float" office:value="0.356387846485418">
            <text:p>0.356388</text:p>
          </table:table-cell>
          <table:table-cell table:formula="oooc:=(_K*([.J727]-2*[.I727]+[.H727])) + [.I727]" office:value-type="float" office:value="0.267290884863877">
            <text:p>0.267291</text:p>
          </table:table-cell>
          <table:table-cell table:formula="oooc:=(_K*([.K727]-2*[.J727]+[.I727])) + [.J727]" office:value-type="float" office:value="0.178193923242492">
            <text:p>0.178194</text:p>
          </table:table-cell>
          <table:table-cell table:formula="oooc:=(_K*(_b-2*[.K727]+[.J727])) + [.K727]" office:value-type="float" office:value="0.089096961621216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28]-2*[.B728]+_a)) + [.B728]" office:value-type="float" office:value="0.89096961621862">
            <text:p>0.890970</text:p>
          </table:table-cell>
          <table:table-cell table:formula="oooc:=(_K*([.D728]-2*[.C728]+[.B728])) + [.C728]" office:value-type="float" office:value="0.801872654596053">
            <text:p>0.801873</text:p>
          </table:table-cell>
          <table:table-cell table:formula="oooc:=(_K*([.E728]-2*[.D728]+[.C728])) + [.D728]" office:value-type="float" office:value="0.712775692973595">
            <text:p>0.712776</text:p>
          </table:table-cell>
          <table:table-cell table:formula="oooc:=(_K*([.F728]-2*[.E728]+[.D728])) + [.E728]" office:value-type="float" office:value="0.623678731351286">
            <text:p>0.623679</text:p>
          </table:table-cell>
          <table:table-cell table:formula="oooc:=(_K*([.G728]-2*[.F728]+[.E728])) + [.F728]" office:value-type="float" office:value="0.534581769729158">
            <text:p>0.534582</text:p>
          </table:table-cell>
          <table:table-cell table:formula="oooc:=(_K*([.H728]-2*[.G728]+[.F728])) + [.G728]" office:value-type="float" office:value="0.445484808107227">
            <text:p>0.445485</text:p>
          </table:table-cell>
          <table:table-cell table:formula="oooc:=(_K*([.I728]-2*[.H728]+[.G728])) + [.H728]" office:value-type="float" office:value="0.356387846485493">
            <text:p>0.356388</text:p>
          </table:table-cell>
          <table:table-cell table:formula="oooc:=(_K*([.J728]-2*[.I728]+[.H728])) + [.I728]" office:value-type="float" office:value="0.267290884863939">
            <text:p>0.267291</text:p>
          </table:table-cell>
          <table:table-cell table:formula="oooc:=(_K*([.K728]-2*[.J728]+[.I728])) + [.J728]" office:value-type="float" office:value="0.178193923242536">
            <text:p>0.178194</text:p>
          </table:table-cell>
          <table:table-cell table:formula="oooc:=(_K*(_b-2*[.K728]+[.J728])) + [.K728]" office:value-type="float" office:value="0.0890969616212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29]-2*[.B729]+_a)) + [.B729]" office:value-type="float" office:value="0.890969616218642">
            <text:p>0.890970</text:p>
          </table:table-cell>
          <table:table-cell table:formula="oooc:=(_K*([.D729]-2*[.C729]+[.B729])) + [.C729]" office:value-type="float" office:value="0.801872654596096">
            <text:p>0.801873</text:p>
          </table:table-cell>
          <table:table-cell table:formula="oooc:=(_K*([.E729]-2*[.D729]+[.C729])) + [.D729]" office:value-type="float" office:value="0.712775692973655">
            <text:p>0.712776</text:p>
          </table:table-cell>
          <table:table-cell table:formula="oooc:=(_K*([.F729]-2*[.E729]+[.D729])) + [.E729]" office:value-type="float" office:value="0.623678731351359">
            <text:p>0.623679</text:p>
          </table:table-cell>
          <table:table-cell table:formula="oooc:=(_K*([.G729]-2*[.F729]+[.E729])) + [.F729]" office:value-type="float" office:value="0.534581769729237">
            <text:p>0.534582</text:p>
          </table:table-cell>
          <table:table-cell table:formula="oooc:=(_K*([.H729]-2*[.G729]+[.F729])) + [.G729]" office:value-type="float" office:value="0.445484808107306">
            <text:p>0.445485</text:p>
          </table:table-cell>
          <table:table-cell table:formula="oooc:=(_K*([.I729]-2*[.H729]+[.G729])) + [.H729]" office:value-type="float" office:value="0.356387846485565">
            <text:p>0.356388</text:p>
          </table:table-cell>
          <table:table-cell table:formula="oooc:=(_K*([.J729]-2*[.I729]+[.H729])) + [.I729]" office:value-type="float" office:value="0.267290884864">
            <text:p>0.267291</text:p>
          </table:table-cell>
          <table:table-cell table:formula="oooc:=(_K*([.K729]-2*[.J729]+[.I729])) + [.J729]" office:value-type="float" office:value="0.178193923242579">
            <text:p>0.178194</text:p>
          </table:table-cell>
          <table:table-cell table:formula="oooc:=(_K*(_b-2*[.K729]+[.J729])) + [.K729]" office:value-type="float" office:value="0.089096961621262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30]-2*[.B730]+_a)) + [.B730]" office:value-type="float" office:value="0.890969616218664">
            <text:p>0.890970</text:p>
          </table:table-cell>
          <table:table-cell table:formula="oooc:=(_K*([.D730]-2*[.C730]+[.B730])) + [.C730]" office:value-type="float" office:value="0.801872654596138">
            <text:p>0.801873</text:p>
          </table:table-cell>
          <table:table-cell table:formula="oooc:=(_K*([.E730]-2*[.D730]+[.C730])) + [.D730]" office:value-type="float" office:value="0.712775692973713">
            <text:p>0.712776</text:p>
          </table:table-cell>
          <table:table-cell table:formula="oooc:=(_K*([.F730]-2*[.E730]+[.D730])) + [.E730]" office:value-type="float" office:value="0.623678731351428">
            <text:p>0.623679</text:p>
          </table:table-cell>
          <table:table-cell table:formula="oooc:=(_K*([.G730]-2*[.F730]+[.E730])) + [.F730]" office:value-type="float" office:value="0.534581769729313">
            <text:p>0.534582</text:p>
          </table:table-cell>
          <table:table-cell table:formula="oooc:=(_K*([.H730]-2*[.G730]+[.F730])) + [.G730]" office:value-type="float" office:value="0.445484808107382">
            <text:p>0.445485</text:p>
          </table:table-cell>
          <table:table-cell table:formula="oooc:=(_K*([.I730]-2*[.H730]+[.G730])) + [.H730]" office:value-type="float" office:value="0.356387846485635">
            <text:p>0.356388</text:p>
          </table:table-cell>
          <table:table-cell table:formula="oooc:=(_K*([.J730]-2*[.I730]+[.H730])) + [.I730]" office:value-type="float" office:value="0.267290884864058">
            <text:p>0.267291</text:p>
          </table:table-cell>
          <table:table-cell table:formula="oooc:=(_K*([.K730]-2*[.J730]+[.I730])) + [.J730]" office:value-type="float" office:value="0.178193923242621">
            <text:p>0.178194</text:p>
          </table:table-cell>
          <table:table-cell table:formula="oooc:=(_K*(_b-2*[.K730]+[.J730])) + [.K730]" office:value-type="float" office:value="0.089096961621284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31]-2*[.B731]+_a)) + [.B731]" office:value-type="float" office:value="0.890969616218684">
            <text:p>0.890970</text:p>
          </table:table-cell>
          <table:table-cell table:formula="oooc:=(_K*([.D731]-2*[.C731]+[.B731])) + [.C731]" office:value-type="float" office:value="0.801872654596178">
            <text:p>0.801873</text:p>
          </table:table-cell>
          <table:table-cell table:formula="oooc:=(_K*([.E731]-2*[.D731]+[.C731])) + [.D731]" office:value-type="float" office:value="0.712775692973769">
            <text:p>0.712776</text:p>
          </table:table-cell>
          <table:table-cell table:formula="oooc:=(_K*([.F731]-2*[.E731]+[.D731])) + [.E731]" office:value-type="float" office:value="0.623678731351496">
            <text:p>0.623679</text:p>
          </table:table-cell>
          <table:table-cell table:formula="oooc:=(_K*([.G731]-2*[.F731]+[.E731])) + [.F731]" office:value-type="float" office:value="0.534581769729387">
            <text:p>0.534582</text:p>
          </table:table-cell>
          <table:table-cell table:formula="oooc:=(_K*([.H731]-2*[.G731]+[.F731])) + [.G731]" office:value-type="float" office:value="0.445484808107456">
            <text:p>0.445485</text:p>
          </table:table-cell>
          <table:table-cell table:formula="oooc:=(_K*([.I731]-2*[.H731]+[.G731])) + [.H731]" office:value-type="float" office:value="0.356387846485703">
            <text:p>0.356388</text:p>
          </table:table-cell>
          <table:table-cell table:formula="oooc:=(_K*([.J731]-2*[.I731]+[.H731])) + [.I731]" office:value-type="float" office:value="0.267290884864114">
            <text:p>0.267291</text:p>
          </table:table-cell>
          <table:table-cell table:formula="oooc:=(_K*([.K731]-2*[.J731]+[.I731])) + [.J731]" office:value-type="float" office:value="0.178193923242661">
            <text:p>0.178194</text:p>
          </table:table-cell>
          <table:table-cell table:formula="oooc:=(_K*(_b-2*[.K731]+[.J731])) + [.K731]" office:value-type="float" office:value="0.08909696162130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32]-2*[.B732]+_a)) + [.B732]" office:value-type="float" office:value="0.890969616218705">
            <text:p>0.890970</text:p>
          </table:table-cell>
          <table:table-cell table:formula="oooc:=(_K*([.D732]-2*[.C732]+[.B732])) + [.C732]" office:value-type="float" office:value="0.801872654596217">
            <text:p>0.801873</text:p>
          </table:table-cell>
          <table:table-cell table:formula="oooc:=(_K*([.E732]-2*[.D732]+[.C732])) + [.D732]" office:value-type="float" office:value="0.712775692973824">
            <text:p>0.712776</text:p>
          </table:table-cell>
          <table:table-cell table:formula="oooc:=(_K*([.F732]-2*[.E732]+[.D732])) + [.E732]" office:value-type="float" office:value="0.623678731351562">
            <text:p>0.623679</text:p>
          </table:table-cell>
          <table:table-cell table:formula="oooc:=(_K*([.G732]-2*[.F732]+[.E732])) + [.F732]" office:value-type="float" office:value="0.534581769729458">
            <text:p>0.534582</text:p>
          </table:table-cell>
          <table:table-cell table:formula="oooc:=(_K*([.H732]-2*[.G732]+[.F732])) + [.G732]" office:value-type="float" office:value="0.445484808107527">
            <text:p>0.445485</text:p>
          </table:table-cell>
          <table:table-cell table:formula="oooc:=(_K*([.I732]-2*[.H732]+[.G732])) + [.H732]" office:value-type="float" office:value="0.356387846485769">
            <text:p>0.356388</text:p>
          </table:table-cell>
          <table:table-cell table:formula="oooc:=(_K*([.J732]-2*[.I732]+[.H732])) + [.I732]" office:value-type="float" office:value="0.267290884864168">
            <text:p>0.267291</text:p>
          </table:table-cell>
          <table:table-cell table:formula="oooc:=(_K*([.K732]-2*[.J732]+[.I732])) + [.J732]" office:value-type="float" office:value="0.1781939232427">
            <text:p>0.178194</text:p>
          </table:table-cell>
          <table:table-cell table:formula="oooc:=(_K*(_b-2*[.K732]+[.J732])) + [.K732]" office:value-type="float" office:value="0.089096961621325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33]-2*[.B733]+_a)) + [.B733]" office:value-type="float" office:value="0.890969616218724">
            <text:p>0.890970</text:p>
          </table:table-cell>
          <table:table-cell table:formula="oooc:=(_K*([.D733]-2*[.C733]+[.B733])) + [.C733]" office:value-type="float" office:value="0.801872654596255">
            <text:p>0.801873</text:p>
          </table:table-cell>
          <table:table-cell table:formula="oooc:=(_K*([.E733]-2*[.D733]+[.C733])) + [.D733]" office:value-type="float" office:value="0.712775692973876">
            <text:p>0.712776</text:p>
          </table:table-cell>
          <table:table-cell table:formula="oooc:=(_K*([.F733]-2*[.E733]+[.D733])) + [.E733]" office:value-type="float" office:value="0.623678731351625">
            <text:p>0.623679</text:p>
          </table:table-cell>
          <table:table-cell table:formula="oooc:=(_K*([.G733]-2*[.F733]+[.E733])) + [.F733]" office:value-type="float" office:value="0.534581769729527">
            <text:p>0.534582</text:p>
          </table:table-cell>
          <table:table-cell table:formula="oooc:=(_K*([.H733]-2*[.G733]+[.F733])) + [.G733]" office:value-type="float" office:value="0.445484808107596">
            <text:p>0.445485</text:p>
          </table:table-cell>
          <table:table-cell table:formula="oooc:=(_K*([.I733]-2*[.H733]+[.G733])) + [.H733]" office:value-type="float" office:value="0.356387846485832">
            <text:p>0.356388</text:p>
          </table:table-cell>
          <table:table-cell table:formula="oooc:=(_K*([.J733]-2*[.I733]+[.H733])) + [.I733]" office:value-type="float" office:value="0.267290884864221">
            <text:p>0.267291</text:p>
          </table:table-cell>
          <table:table-cell table:formula="oooc:=(_K*([.K733]-2*[.J733]+[.I733])) + [.J733]" office:value-type="float" office:value="0.178193923242737">
            <text:p>0.178194</text:p>
          </table:table-cell>
          <table:table-cell table:formula="oooc:=(_K*(_b-2*[.K733]+[.J733])) + [.K733]" office:value-type="float" office:value="0.08909696162134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34]-2*[.B734]+_a)) + [.B734]" office:value-type="float" office:value="0.890969616218743">
            <text:p>0.890970</text:p>
          </table:table-cell>
          <table:table-cell table:formula="oooc:=(_K*([.D734]-2*[.C734]+[.B734])) + [.C734]" office:value-type="float" office:value="0.801872654596291">
            <text:p>0.801873</text:p>
          </table:table-cell>
          <table:table-cell table:formula="oooc:=(_K*([.E734]-2*[.D734]+[.C734])) + [.D734]" office:value-type="float" office:value="0.712775692973927">
            <text:p>0.712776</text:p>
          </table:table-cell>
          <table:table-cell table:formula="oooc:=(_K*([.F734]-2*[.E734]+[.D734])) + [.E734]" office:value-type="float" office:value="0.623678731351686">
            <text:p>0.623679</text:p>
          </table:table-cell>
          <table:table-cell table:formula="oooc:=(_K*([.G734]-2*[.F734]+[.E734])) + [.F734]" office:value-type="float" office:value="0.534581769729594">
            <text:p>0.534582</text:p>
          </table:table-cell>
          <table:table-cell table:formula="oooc:=(_K*([.H734]-2*[.G734]+[.F734])) + [.G734]" office:value-type="float" office:value="0.445484808107663">
            <text:p>0.445485</text:p>
          </table:table-cell>
          <table:table-cell table:formula="oooc:=(_K*([.I734]-2*[.H734]+[.G734])) + [.H734]" office:value-type="float" office:value="0.356387846485893">
            <text:p>0.356388</text:p>
          </table:table-cell>
          <table:table-cell table:formula="oooc:=(_K*([.J734]-2*[.I734]+[.H734])) + [.I734]" office:value-type="float" office:value="0.267290884864272">
            <text:p>0.267291</text:p>
          </table:table-cell>
          <table:table-cell table:formula="oooc:=(_K*([.K734]-2*[.J734]+[.I734])) + [.J734]" office:value-type="float" office:value="0.178193923242774">
            <text:p>0.178194</text:p>
          </table:table-cell>
          <table:table-cell table:formula="oooc:=(_K*(_b-2*[.K734]+[.J734])) + [.K734]" office:value-type="float" office:value="0.08909696162136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35]-2*[.B735]+_a)) + [.B735]" office:value-type="float" office:value="0.890969616218762">
            <text:p>0.890970</text:p>
          </table:table-cell>
          <table:table-cell table:formula="oooc:=(_K*([.D735]-2*[.C735]+[.B735])) + [.C735]" office:value-type="float" office:value="0.801872654596326">
            <text:p>0.801873</text:p>
          </table:table-cell>
          <table:table-cell table:formula="oooc:=(_K*([.E735]-2*[.D735]+[.C735])) + [.D735]" office:value-type="float" office:value="0.712775692973976">
            <text:p>0.712776</text:p>
          </table:table-cell>
          <table:table-cell table:formula="oooc:=(_K*([.F735]-2*[.E735]+[.D735])) + [.E735]" office:value-type="float" office:value="0.623678731351746">
            <text:p>0.623679</text:p>
          </table:table-cell>
          <table:table-cell table:formula="oooc:=(_K*([.G735]-2*[.F735]+[.E735])) + [.F735]" office:value-type="float" office:value="0.534581769729659">
            <text:p>0.534582</text:p>
          </table:table-cell>
          <table:table-cell table:formula="oooc:=(_K*([.H735]-2*[.G735]+[.F735])) + [.G735]" office:value-type="float" office:value="0.445484808107727">
            <text:p>0.445485</text:p>
          </table:table-cell>
          <table:table-cell table:formula="oooc:=(_K*([.I735]-2*[.H735]+[.G735])) + [.H735]" office:value-type="float" office:value="0.356387846485953">
            <text:p>0.356388</text:p>
          </table:table-cell>
          <table:table-cell table:formula="oooc:=(_K*([.J735]-2*[.I735]+[.H735])) + [.I735]" office:value-type="float" office:value="0.267290884864321">
            <text:p>0.267291</text:p>
          </table:table-cell>
          <table:table-cell table:formula="oooc:=(_K*([.K735]-2*[.J735]+[.I735])) + [.J735]" office:value-type="float" office:value="0.178193923242809">
            <text:p>0.178194</text:p>
          </table:table-cell>
          <table:table-cell table:formula="oooc:=(_K*(_b-2*[.K735]+[.J735])) + [.K735]" office:value-type="float" office:value="0.089096961621382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36]-2*[.B736]+_a)) + [.B736]" office:value-type="float" office:value="0.89096961621878">
            <text:p>0.890970</text:p>
          </table:table-cell>
          <table:table-cell table:formula="oooc:=(_K*([.D736]-2*[.C736]+[.B736])) + [.C736]" office:value-type="float" office:value="0.801872654596361">
            <text:p>0.801873</text:p>
          </table:table-cell>
          <table:table-cell table:formula="oooc:=(_K*([.E736]-2*[.D736]+[.C736])) + [.D736]" office:value-type="float" office:value="0.712775692974024">
            <text:p>0.712776</text:p>
          </table:table-cell>
          <table:table-cell table:formula="oooc:=(_K*([.F736]-2*[.E736]+[.D736])) + [.E736]" office:value-type="float" office:value="0.623678731351803">
            <text:p>0.623679</text:p>
          </table:table-cell>
          <table:table-cell table:formula="oooc:=(_K*([.G736]-2*[.F736]+[.E736])) + [.F736]" office:value-type="float" office:value="0.534581769729721">
            <text:p>0.534582</text:p>
          </table:table-cell>
          <table:table-cell table:formula="oooc:=(_K*([.H736]-2*[.G736]+[.F736])) + [.G736]" office:value-type="float" office:value="0.44548480810779">
            <text:p>0.445485</text:p>
          </table:table-cell>
          <table:table-cell table:formula="oooc:=(_K*([.I736]-2*[.H736]+[.G736])) + [.H736]" office:value-type="float" office:value="0.35638784648601">
            <text:p>0.356388</text:p>
          </table:table-cell>
          <table:table-cell table:formula="oooc:=(_K*([.J736]-2*[.I736]+[.H736])) + [.I736]" office:value-type="float" office:value="0.267290884864369">
            <text:p>0.267291</text:p>
          </table:table-cell>
          <table:table-cell table:formula="oooc:=(_K*([.K736]-2*[.J736]+[.I736])) + [.J736]" office:value-type="float" office:value="0.178193923242843">
            <text:p>0.178194</text:p>
          </table:table-cell>
          <table:table-cell table:formula="oooc:=(_K*(_b-2*[.K736]+[.J736])) + [.K736]" office:value-type="float" office:value="0.089096961621400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37]-2*[.B737]+_a)) + [.B737]" office:value-type="float" office:value="0.890969616218797">
            <text:p>0.890970</text:p>
          </table:table-cell>
          <table:table-cell table:formula="oooc:=(_K*([.D737]-2*[.C737]+[.B737])) + [.C737]" office:value-type="float" office:value="0.801872654596394">
            <text:p>0.801873</text:p>
          </table:table-cell>
          <table:table-cell table:formula="oooc:=(_K*([.E737]-2*[.D737]+[.C737])) + [.D737]" office:value-type="float" office:value="0.71277569297407">
            <text:p>0.712776</text:p>
          </table:table-cell>
          <table:table-cell table:formula="oooc:=(_K*([.F737]-2*[.E737]+[.D737])) + [.E737]" office:value-type="float" office:value="0.623678731351859">
            <text:p>0.623679</text:p>
          </table:table-cell>
          <table:table-cell table:formula="oooc:=(_K*([.G737]-2*[.F737]+[.E737])) + [.F737]" office:value-type="float" office:value="0.534581769729781">
            <text:p>0.534582</text:p>
          </table:table-cell>
          <table:table-cell table:formula="oooc:=(_K*([.H737]-2*[.G737]+[.F737])) + [.G737]" office:value-type="float" office:value="0.44548480810785">
            <text:p>0.445485</text:p>
          </table:table-cell>
          <table:table-cell table:formula="oooc:=(_K*([.I737]-2*[.H737]+[.G737])) + [.H737]" office:value-type="float" office:value="0.356387846486066">
            <text:p>0.356388</text:p>
          </table:table-cell>
          <table:table-cell table:formula="oooc:=(_K*([.J737]-2*[.I737]+[.H737])) + [.I737]" office:value-type="float" office:value="0.267290884864415">
            <text:p>0.267291</text:p>
          </table:table-cell>
          <table:table-cell table:formula="oooc:=(_K*([.K737]-2*[.J737]+[.I737])) + [.J737]" office:value-type="float" office:value="0.178193923242876">
            <text:p>0.178194</text:p>
          </table:table-cell>
          <table:table-cell table:formula="oooc:=(_K*(_b-2*[.K737]+[.J737])) + [.K737]" office:value-type="float" office:value="0.089096961621417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38]-2*[.B738]+_a)) + [.B738]" office:value-type="float" office:value="0.890969616218813">
            <text:p>0.890970</text:p>
          </table:table-cell>
          <table:table-cell table:formula="oooc:=(_K*([.D738]-2*[.C738]+[.B738])) + [.C738]" office:value-type="float" office:value="0.801872654596426">
            <text:p>0.801873</text:p>
          </table:table-cell>
          <table:table-cell table:formula="oooc:=(_K*([.E738]-2*[.D738]+[.C738])) + [.D738]" office:value-type="float" office:value="0.712775692974115">
            <text:p>0.712776</text:p>
          </table:table-cell>
          <table:table-cell table:formula="oooc:=(_K*([.F738]-2*[.E738]+[.D738])) + [.E738]" office:value-type="float" office:value="0.623678731351912">
            <text:p>0.623679</text:p>
          </table:table-cell>
          <table:table-cell table:formula="oooc:=(_K*([.G738]-2*[.F738]+[.E738])) + [.F738]" office:value-type="float" office:value="0.53458176972984">
            <text:p>0.534582</text:p>
          </table:table-cell>
          <table:table-cell table:formula="oooc:=(_K*([.H738]-2*[.G738]+[.F738])) + [.G738]" office:value-type="float" office:value="0.445484808107909">
            <text:p>0.445485</text:p>
          </table:table-cell>
          <table:table-cell table:formula="oooc:=(_K*([.I738]-2*[.H738]+[.G738])) + [.H738]" office:value-type="float" office:value="0.356387846486119">
            <text:p>0.356388</text:p>
          </table:table-cell>
          <table:table-cell table:formula="oooc:=(_K*([.J738]-2*[.I738]+[.H738])) + [.I738]" office:value-type="float" office:value="0.26729088486446">
            <text:p>0.267291</text:p>
          </table:table-cell>
          <table:table-cell table:formula="oooc:=(_K*([.K738]-2*[.J738]+[.I738])) + [.J738]" office:value-type="float" office:value="0.178193923242908">
            <text:p>0.178194</text:p>
          </table:table-cell>
          <table:table-cell table:formula="oooc:=(_K*(_b-2*[.K738]+[.J738])) + [.K738]" office:value-type="float" office:value="0.08909696162143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39]-2*[.B739]+_a)) + [.B739]" office:value-type="float" office:value="0.89096961621883">
            <text:p>0.890970</text:p>
          </table:table-cell>
          <table:table-cell table:formula="oooc:=(_K*([.D739]-2*[.C739]+[.B739])) + [.C739]" office:value-type="float" office:value="0.801872654596456">
            <text:p>0.801873</text:p>
          </table:table-cell>
          <table:table-cell table:formula="oooc:=(_K*([.E739]-2*[.D739]+[.C739])) + [.D739]" office:value-type="float" office:value="0.712775692974158">
            <text:p>0.712776</text:p>
          </table:table-cell>
          <table:table-cell table:formula="oooc:=(_K*([.F739]-2*[.E739]+[.D739])) + [.E739]" office:value-type="float" office:value="0.623678731351964">
            <text:p>0.623679</text:p>
          </table:table-cell>
          <table:table-cell table:formula="oooc:=(_K*([.G739]-2*[.F739]+[.E739])) + [.F739]" office:value-type="float" office:value="0.534581769729896">
            <text:p>0.534582</text:p>
          </table:table-cell>
          <table:table-cell table:formula="oooc:=(_K*([.H739]-2*[.G739]+[.F739])) + [.G739]" office:value-type="float" office:value="0.445484808107965">
            <text:p>0.445485</text:p>
          </table:table-cell>
          <table:table-cell table:formula="oooc:=(_K*([.I739]-2*[.H739]+[.G739])) + [.H739]" office:value-type="float" office:value="0.356387846486171">
            <text:p>0.356388</text:p>
          </table:table-cell>
          <table:table-cell table:formula="oooc:=(_K*([.J739]-2*[.I739]+[.H739])) + [.I739]" office:value-type="float" office:value="0.267290884864503">
            <text:p>0.267291</text:p>
          </table:table-cell>
          <table:table-cell table:formula="oooc:=(_K*([.K739]-2*[.J739]+[.I739])) + [.J739]" office:value-type="float" office:value="0.178193923242939">
            <text:p>0.178194</text:p>
          </table:table-cell>
          <table:table-cell table:formula="oooc:=(_K*(_b-2*[.K739]+[.J739])) + [.K739]" office:value-type="float" office:value="0.089096961621450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40]-2*[.B740]+_a)) + [.B740]" office:value-type="float" office:value="0.890969616218845">
            <text:p>0.890970</text:p>
          </table:table-cell>
          <table:table-cell table:formula="oooc:=(_K*([.D740]-2*[.C740]+[.B740])) + [.C740]" office:value-type="float" office:value="0.801872654596486">
            <text:p>0.801873</text:p>
          </table:table-cell>
          <table:table-cell table:formula="oooc:=(_K*([.E740]-2*[.D740]+[.C740])) + [.D740]" office:value-type="float" office:value="0.7127756929742">
            <text:p>0.712776</text:p>
          </table:table-cell>
          <table:table-cell table:formula="oooc:=(_K*([.F740]-2*[.E740]+[.D740])) + [.E740]" office:value-type="float" office:value="0.623678731352015">
            <text:p>0.623679</text:p>
          </table:table-cell>
          <table:table-cell table:formula="oooc:=(_K*([.G740]-2*[.F740]+[.E740])) + [.F740]" office:value-type="float" office:value="0.534581769729951">
            <text:p>0.534582</text:p>
          </table:table-cell>
          <table:table-cell table:formula="oooc:=(_K*([.H740]-2*[.G740]+[.F740])) + [.G740]" office:value-type="float" office:value="0.44548480810802">
            <text:p>0.445485</text:p>
          </table:table-cell>
          <table:table-cell table:formula="oooc:=(_K*([.I740]-2*[.H740]+[.G740])) + [.H740]" office:value-type="float" office:value="0.356387846486222">
            <text:p>0.356388</text:p>
          </table:table-cell>
          <table:table-cell table:formula="oooc:=(_K*([.J740]-2*[.I740]+[.H740])) + [.I740]" office:value-type="float" office:value="0.267290884864545">
            <text:p>0.267291</text:p>
          </table:table-cell>
          <table:table-cell table:formula="oooc:=(_K*([.K740]-2*[.J740]+[.I740])) + [.J740]" office:value-type="float" office:value="0.178193923242969">
            <text:p>0.178194</text:p>
          </table:table-cell>
          <table:table-cell table:formula="oooc:=(_K*(_b-2*[.K740]+[.J740])) + [.K740]" office:value-type="float" office:value="0.089096961621465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41]-2*[.B741]+_a)) + [.B741]" office:value-type="float" office:value="0.89096961621886">
            <text:p>0.890970</text:p>
          </table:table-cell>
          <table:table-cell table:formula="oooc:=(_K*([.D741]-2*[.C741]+[.B741])) + [.C741]" office:value-type="float" office:value="0.801872654596515">
            <text:p>0.801873</text:p>
          </table:table-cell>
          <table:table-cell table:formula="oooc:=(_K*([.E741]-2*[.D741]+[.C741])) + [.D741]" office:value-type="float" office:value="0.71277569297424">
            <text:p>0.712776</text:p>
          </table:table-cell>
          <table:table-cell table:formula="oooc:=(_K*([.F741]-2*[.E741]+[.D741])) + [.E741]" office:value-type="float" office:value="0.623678731352063">
            <text:p>0.623679</text:p>
          </table:table-cell>
          <table:table-cell table:formula="oooc:=(_K*([.G741]-2*[.F741]+[.E741])) + [.F741]" office:value-type="float" office:value="0.534581769730004">
            <text:p>0.534582</text:p>
          </table:table-cell>
          <table:table-cell table:formula="oooc:=(_K*([.H741]-2*[.G741]+[.F741])) + [.G741]" office:value-type="float" office:value="0.445484808108073">
            <text:p>0.445485</text:p>
          </table:table-cell>
          <table:table-cell table:formula="oooc:=(_K*([.I741]-2*[.H741]+[.G741])) + [.H741]" office:value-type="float" office:value="0.35638784648627">
            <text:p>0.356388</text:p>
          </table:table-cell>
          <table:table-cell table:formula="oooc:=(_K*([.J741]-2*[.I741]+[.H741])) + [.I741]" office:value-type="float" office:value="0.267290884864585">
            <text:p>0.267291</text:p>
          </table:table-cell>
          <table:table-cell table:formula="oooc:=(_K*([.K741]-2*[.J741]+[.I741])) + [.J741]" office:value-type="float" office:value="0.178193923242998">
            <text:p>0.178194</text:p>
          </table:table-cell>
          <table:table-cell table:formula="oooc:=(_K*(_b-2*[.K741]+[.J741])) + [.K741]" office:value-type="float" office:value="0.089096961621480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42]-2*[.B742]+_a)) + [.B742]" office:value-type="float" office:value="0.890969616218875">
            <text:p>0.890970</text:p>
          </table:table-cell>
          <table:table-cell table:formula="oooc:=(_K*([.D742]-2*[.C742]+[.B742])) + [.C742]" office:value-type="float" office:value="0.801872654596543">
            <text:p>0.801873</text:p>
          </table:table-cell>
          <table:table-cell table:formula="oooc:=(_K*([.E742]-2*[.D742]+[.C742])) + [.D742]" office:value-type="float" office:value="0.71277569297428">
            <text:p>0.712776</text:p>
          </table:table-cell>
          <table:table-cell table:formula="oooc:=(_K*([.F742]-2*[.E742]+[.D742])) + [.E742]" office:value-type="float" office:value="0.623678731352111">
            <text:p>0.623679</text:p>
          </table:table-cell>
          <table:table-cell table:formula="oooc:=(_K*([.G742]-2*[.F742]+[.E742])) + [.F742]" office:value-type="float" office:value="0.534581769730056">
            <text:p>0.534582</text:p>
          </table:table-cell>
          <table:table-cell table:formula="oooc:=(_K*([.H742]-2*[.G742]+[.F742])) + [.G742]" office:value-type="float" office:value="0.445484808108124">
            <text:p>0.445485</text:p>
          </table:table-cell>
          <table:table-cell table:formula="oooc:=(_K*([.I742]-2*[.H742]+[.G742])) + [.H742]" office:value-type="float" office:value="0.356387846486317">
            <text:p>0.356388</text:p>
          </table:table-cell>
          <table:table-cell table:formula="oooc:=(_K*([.J742]-2*[.I742]+[.H742])) + [.I742]" office:value-type="float" office:value="0.267290884864624">
            <text:p>0.267291</text:p>
          </table:table-cell>
          <table:table-cell table:formula="oooc:=(_K*([.K742]-2*[.J742]+[.I742])) + [.J742]" office:value-type="float" office:value="0.178193923243026">
            <text:p>0.178194</text:p>
          </table:table-cell>
          <table:table-cell table:formula="oooc:=(_K*(_b-2*[.K742]+[.J742])) + [.K742]" office:value-type="float" office:value="0.089096961621495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43]-2*[.B743]+_a)) + [.B743]" office:value-type="float" office:value="0.890969616218889">
            <text:p>0.890970</text:p>
          </table:table-cell>
          <table:table-cell table:formula="oooc:=(_K*([.D743]-2*[.C743]+[.B743])) + [.C743]" office:value-type="float" office:value="0.80187265459657">
            <text:p>0.801873</text:p>
          </table:table-cell>
          <table:table-cell table:formula="oooc:=(_K*([.E743]-2*[.D743]+[.C743])) + [.D743]" office:value-type="float" office:value="0.712775692974317">
            <text:p>0.712776</text:p>
          </table:table-cell>
          <table:table-cell table:formula="oooc:=(_K*([.F743]-2*[.E743]+[.D743])) + [.E743]" office:value-type="float" office:value="0.623678731352156">
            <text:p>0.623679</text:p>
          </table:table-cell>
          <table:table-cell table:formula="oooc:=(_K*([.G743]-2*[.F743]+[.E743])) + [.F743]" office:value-type="float" office:value="0.534581769730105">
            <text:p>0.534582</text:p>
          </table:table-cell>
          <table:table-cell table:formula="oooc:=(_K*([.H743]-2*[.G743]+[.F743])) + [.G743]" office:value-type="float" office:value="0.445484808108174">
            <text:p>0.445485</text:p>
          </table:table-cell>
          <table:table-cell table:formula="oooc:=(_K*([.I743]-2*[.H743]+[.G743])) + [.H743]" office:value-type="float" office:value="0.356387846486363">
            <text:p>0.356388</text:p>
          </table:table-cell>
          <table:table-cell table:formula="oooc:=(_K*([.J743]-2*[.I743]+[.H743])) + [.I743]" office:value-type="float" office:value="0.267290884864662">
            <text:p>0.267291</text:p>
          </table:table-cell>
          <table:table-cell table:formula="oooc:=(_K*([.K743]-2*[.J743]+[.I743])) + [.J743]" office:value-type="float" office:value="0.178193923243053">
            <text:p>0.178194</text:p>
          </table:table-cell>
          <table:table-cell table:formula="oooc:=(_K*(_b-2*[.K743]+[.J743])) + [.K743]" office:value-type="float" office:value="0.089096961621509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44]-2*[.B744]+_a)) + [.B744]" office:value-type="float" office:value="0.890969616218903">
            <text:p>0.890970</text:p>
          </table:table-cell>
          <table:table-cell table:formula="oooc:=(_K*([.D744]-2*[.C744]+[.B744])) + [.C744]" office:value-type="float" office:value="0.801872654596597">
            <text:p>0.801873</text:p>
          </table:table-cell>
          <table:table-cell table:formula="oooc:=(_K*([.E744]-2*[.D744]+[.C744])) + [.D744]" office:value-type="float" office:value="0.712775692974354">
            <text:p>0.712776</text:p>
          </table:table-cell>
          <table:table-cell table:formula="oooc:=(_K*([.F744]-2*[.E744]+[.D744])) + [.E744]" office:value-type="float" office:value="0.6236787313522">
            <text:p>0.623679</text:p>
          </table:table-cell>
          <table:table-cell table:formula="oooc:=(_K*([.G744]-2*[.F744]+[.E744])) + [.F744]" office:value-type="float" office:value="0.534581769730153">
            <text:p>0.534582</text:p>
          </table:table-cell>
          <table:table-cell table:formula="oooc:=(_K*([.H744]-2*[.G744]+[.F744])) + [.G744]" office:value-type="float" office:value="0.445484808108222">
            <text:p>0.445485</text:p>
          </table:table-cell>
          <table:table-cell table:formula="oooc:=(_K*([.I744]-2*[.H744]+[.G744])) + [.H744]" office:value-type="float" office:value="0.356387846486407">
            <text:p>0.356388</text:p>
          </table:table-cell>
          <table:table-cell table:formula="oooc:=(_K*([.J744]-2*[.I744]+[.H744])) + [.I744]" office:value-type="float" office:value="0.267290884864699">
            <text:p>0.267291</text:p>
          </table:table-cell>
          <table:table-cell table:formula="oooc:=(_K*([.K744]-2*[.J744]+[.I744])) + [.J744]" office:value-type="float" office:value="0.178193923243079">
            <text:p>0.178194</text:p>
          </table:table-cell>
          <table:table-cell table:formula="oooc:=(_K*(_b-2*[.K744]+[.J744])) + [.K744]" office:value-type="float" office:value="0.089096961621523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45]-2*[.B745]+_a)) + [.B745]" office:value-type="float" office:value="0.890969616218916">
            <text:p>0.890970</text:p>
          </table:table-cell>
          <table:table-cell table:formula="oooc:=(_K*([.D745]-2*[.C745]+[.B745])) + [.C745]" office:value-type="float" office:value="0.801872654596622">
            <text:p>0.801873</text:p>
          </table:table-cell>
          <table:table-cell table:formula="oooc:=(_K*([.E745]-2*[.D745]+[.C745])) + [.D745]" office:value-type="float" office:value="0.71277569297439">
            <text:p>0.712776</text:p>
          </table:table-cell>
          <table:table-cell table:formula="oooc:=(_K*([.F745]-2*[.E745]+[.D745])) + [.E745]" office:value-type="float" office:value="0.623678731352243">
            <text:p>0.623679</text:p>
          </table:table-cell>
          <table:table-cell table:formula="oooc:=(_K*([.G745]-2*[.F745]+[.E745])) + [.F745]" office:value-type="float" office:value="0.5345817697302">
            <text:p>0.534582</text:p>
          </table:table-cell>
          <table:table-cell table:formula="oooc:=(_K*([.H745]-2*[.G745]+[.F745])) + [.G745]" office:value-type="float" office:value="0.445484808108268">
            <text:p>0.445485</text:p>
          </table:table-cell>
          <table:table-cell table:formula="oooc:=(_K*([.I745]-2*[.H745]+[.G745])) + [.H745]" office:value-type="float" office:value="0.35638784648645">
            <text:p>0.356388</text:p>
          </table:table-cell>
          <table:table-cell table:formula="oooc:=(_K*([.J745]-2*[.I745]+[.H745])) + [.I745]" office:value-type="float" office:value="0.267290884864734">
            <text:p>0.267291</text:p>
          </table:table-cell>
          <table:table-cell table:formula="oooc:=(_K*([.K745]-2*[.J745]+[.I745])) + [.J745]" office:value-type="float" office:value="0.178193923243105">
            <text:p>0.178194</text:p>
          </table:table-cell>
          <table:table-cell table:formula="oooc:=(_K*(_b-2*[.K745]+[.J745])) + [.K745]" office:value-type="float" office:value="0.089096961621536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46]-2*[.B746]+_a)) + [.B746]" office:value-type="float" office:value="0.890969616218929">
            <text:p>0.890970</text:p>
          </table:table-cell>
          <table:table-cell table:formula="oooc:=(_K*([.D746]-2*[.C746]+[.B746])) + [.C746]" office:value-type="float" office:value="0.801872654596647">
            <text:p>0.801873</text:p>
          </table:table-cell>
          <table:table-cell table:formula="oooc:=(_K*([.E746]-2*[.D746]+[.C746])) + [.D746]" office:value-type="float" office:value="0.712775692974424">
            <text:p>0.712776</text:p>
          </table:table-cell>
          <table:table-cell table:formula="oooc:=(_K*([.F746]-2*[.E746]+[.D746])) + [.E746]" office:value-type="float" office:value="0.623678731352284">
            <text:p>0.623679</text:p>
          </table:table-cell>
          <table:table-cell table:formula="oooc:=(_K*([.G746]-2*[.F746]+[.E746])) + [.F746]" office:value-type="float" office:value="0.534581769730244">
            <text:p>0.534582</text:p>
          </table:table-cell>
          <table:table-cell table:formula="oooc:=(_K*([.H746]-2*[.G746]+[.F746])) + [.G746]" office:value-type="float" office:value="0.445484808108313">
            <text:p>0.445485</text:p>
          </table:table-cell>
          <table:table-cell table:formula="oooc:=(_K*([.I746]-2*[.H746]+[.G746])) + [.H746]" office:value-type="float" office:value="0.356387846486491">
            <text:p>0.356388</text:p>
          </table:table-cell>
          <table:table-cell table:formula="oooc:=(_K*([.J746]-2*[.I746]+[.H746])) + [.I746]" office:value-type="float" office:value="0.267290884864769">
            <text:p>0.267291</text:p>
          </table:table-cell>
          <table:table-cell table:formula="oooc:=(_K*([.K746]-2*[.J746]+[.I746])) + [.J746]" office:value-type="float" office:value="0.178193923243129">
            <text:p>0.178194</text:p>
          </table:table-cell>
          <table:table-cell table:formula="oooc:=(_K*(_b-2*[.K746]+[.J746])) + [.K746]" office:value-type="float" office:value="0.089096961621549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47]-2*[.B747]+_a)) + [.B747]" office:value-type="float" office:value="0.890969616218941">
            <text:p>0.890970</text:p>
          </table:table-cell>
          <table:table-cell table:formula="oooc:=(_K*([.D747]-2*[.C747]+[.B747])) + [.C747]" office:value-type="float" office:value="0.80187265459667">
            <text:p>0.801873</text:p>
          </table:table-cell>
          <table:table-cell table:formula="oooc:=(_K*([.E747]-2*[.D747]+[.C747])) + [.D747]" office:value-type="float" office:value="0.712775692974457">
            <text:p>0.712776</text:p>
          </table:table-cell>
          <table:table-cell table:formula="oooc:=(_K*([.F747]-2*[.E747]+[.D747])) + [.E747]" office:value-type="float" office:value="0.623678731352324">
            <text:p>0.623679</text:p>
          </table:table-cell>
          <table:table-cell table:formula="oooc:=(_K*([.G747]-2*[.F747]+[.E747])) + [.F747]" office:value-type="float" office:value="0.534581769730288">
            <text:p>0.534582</text:p>
          </table:table-cell>
          <table:table-cell table:formula="oooc:=(_K*([.H747]-2*[.G747]+[.F747])) + [.G747]" office:value-type="float" office:value="0.445484808108357">
            <text:p>0.445485</text:p>
          </table:table-cell>
          <table:table-cell table:formula="oooc:=(_K*([.I747]-2*[.H747]+[.G747])) + [.H747]" office:value-type="float" office:value="0.356387846486531">
            <text:p>0.356388</text:p>
          </table:table-cell>
          <table:table-cell table:formula="oooc:=(_K*([.J747]-2*[.I747]+[.H747])) + [.I747]" office:value-type="float" office:value="0.267290884864802">
            <text:p>0.267291</text:p>
          </table:table-cell>
          <table:table-cell table:formula="oooc:=(_K*([.K747]-2*[.J747]+[.I747])) + [.J747]" office:value-type="float" office:value="0.178193923243153">
            <text:p>0.178194</text:p>
          </table:table-cell>
          <table:table-cell table:formula="oooc:=(_K*(_b-2*[.K747]+[.J747])) + [.K747]" office:value-type="float" office:value="0.089096961621561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48]-2*[.B748]+_a)) + [.B748]" office:value-type="float" office:value="0.890969616218953">
            <text:p>0.890970</text:p>
          </table:table-cell>
          <table:table-cell table:formula="oooc:=(_K*([.D748]-2*[.C748]+[.B748])) + [.C748]" office:value-type="float" office:value="0.801872654596693">
            <text:p>0.801873</text:p>
          </table:table-cell>
          <table:table-cell table:formula="oooc:=(_K*([.E748]-2*[.D748]+[.C748])) + [.D748]" office:value-type="float" office:value="0.712775692974489">
            <text:p>0.712776</text:p>
          </table:table-cell>
          <table:table-cell table:formula="oooc:=(_K*([.F748]-2*[.E748]+[.D748])) + [.E748]" office:value-type="float" office:value="0.623678731352363">
            <text:p>0.623679</text:p>
          </table:table-cell>
          <table:table-cell table:formula="oooc:=(_K*([.G748]-2*[.F748]+[.E748])) + [.F748]" office:value-type="float" office:value="0.53458176973033">
            <text:p>0.534582</text:p>
          </table:table-cell>
          <table:table-cell table:formula="oooc:=(_K*([.H748]-2*[.G748]+[.F748])) + [.G748]" office:value-type="float" office:value="0.445484808108399">
            <text:p>0.445485</text:p>
          </table:table-cell>
          <table:table-cell table:formula="oooc:=(_K*([.I748]-2*[.H748]+[.G748])) + [.H748]" office:value-type="float" office:value="0.35638784648657">
            <text:p>0.356388</text:p>
          </table:table-cell>
          <table:table-cell table:formula="oooc:=(_K*([.J748]-2*[.I748]+[.H748])) + [.I748]" office:value-type="float" office:value="0.267290884864834">
            <text:p>0.267291</text:p>
          </table:table-cell>
          <table:table-cell table:formula="oooc:=(_K*([.K748]-2*[.J748]+[.I748])) + [.J748]" office:value-type="float" office:value="0.178193923243176">
            <text:p>0.178194</text:p>
          </table:table-cell>
          <table:table-cell table:formula="oooc:=(_K*(_b-2*[.K748]+[.J748])) + [.K748]" office:value-type="float" office:value="0.089096961621573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49]-2*[.B749]+_a)) + [.B749]" office:value-type="float" office:value="0.890969616218964">
            <text:p>0.890970</text:p>
          </table:table-cell>
          <table:table-cell table:formula="oooc:=(_K*([.D749]-2*[.C749]+[.B749])) + [.C749]" office:value-type="float" office:value="0.801872654596715">
            <text:p>0.801873</text:p>
          </table:table-cell>
          <table:table-cell table:formula="oooc:=(_K*([.E749]-2*[.D749]+[.C749])) + [.D749]" office:value-type="float" office:value="0.71277569297452">
            <text:p>0.712776</text:p>
          </table:table-cell>
          <table:table-cell table:formula="oooc:=(_K*([.F749]-2*[.E749]+[.D749])) + [.E749]" office:value-type="float" office:value="0.6236787313524">
            <text:p>0.623679</text:p>
          </table:table-cell>
          <table:table-cell table:formula="oooc:=(_K*([.G749]-2*[.F749]+[.E749])) + [.F749]" office:value-type="float" office:value="0.534581769730371">
            <text:p>0.534582</text:p>
          </table:table-cell>
          <table:table-cell table:formula="oooc:=(_K*([.H749]-2*[.G749]+[.F749])) + [.G749]" office:value-type="float" office:value="0.44548480810844">
            <text:p>0.445485</text:p>
          </table:table-cell>
          <table:table-cell table:formula="oooc:=(_K*([.I749]-2*[.H749]+[.G749])) + [.H749]" office:value-type="float" office:value="0.356387846486607">
            <text:p>0.356388</text:p>
          </table:table-cell>
          <table:table-cell table:formula="oooc:=(_K*([.J749]-2*[.I749]+[.H749])) + [.I749]" office:value-type="float" office:value="0.267290884864865">
            <text:p>0.267291</text:p>
          </table:table-cell>
          <table:table-cell table:formula="oooc:=(_K*([.K749]-2*[.J749]+[.I749])) + [.J749]" office:value-type="float" office:value="0.178193923243198">
            <text:p>0.178194</text:p>
          </table:table-cell>
          <table:table-cell table:formula="oooc:=(_K*(_b-2*[.K749]+[.J749])) + [.K749]" office:value-type="float" office:value="0.089096961621585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50]-2*[.B750]+_a)) + [.B750]" office:value-type="float" office:value="0.890969616218976">
            <text:p>0.890970</text:p>
          </table:table-cell>
          <table:table-cell table:formula="oooc:=(_K*([.D750]-2*[.C750]+[.B750])) + [.C750]" office:value-type="float" office:value="0.801872654596737">
            <text:p>0.801873</text:p>
          </table:table-cell>
          <table:table-cell table:formula="oooc:=(_K*([.E750]-2*[.D750]+[.C750])) + [.D750]" office:value-type="float" office:value="0.71277569297455">
            <text:p>0.712776</text:p>
          </table:table-cell>
          <table:table-cell table:formula="oooc:=(_K*([.F750]-2*[.E750]+[.D750])) + [.E750]" office:value-type="float" office:value="0.623678731352436">
            <text:p>0.623679</text:p>
          </table:table-cell>
          <table:table-cell table:formula="oooc:=(_K*([.G750]-2*[.F750]+[.E750])) + [.F750]" office:value-type="float" office:value="0.53458176973041">
            <text:p>0.534582</text:p>
          </table:table-cell>
          <table:table-cell table:formula="oooc:=(_K*([.H750]-2*[.G750]+[.F750])) + [.G750]" office:value-type="float" office:value="0.445484808108479">
            <text:p>0.445485</text:p>
          </table:table-cell>
          <table:table-cell table:formula="oooc:=(_K*([.I750]-2*[.H750]+[.G750])) + [.H750]" office:value-type="float" office:value="0.356387846486643">
            <text:p>0.356388</text:p>
          </table:table-cell>
          <table:table-cell table:formula="oooc:=(_K*([.J750]-2*[.I750]+[.H750])) + [.I750]" office:value-type="float" office:value="0.267290884864895">
            <text:p>0.267291</text:p>
          </table:table-cell>
          <table:table-cell table:formula="oooc:=(_K*([.K750]-2*[.J750]+[.I750])) + [.J750]" office:value-type="float" office:value="0.17819392324322">
            <text:p>0.178194</text:p>
          </table:table-cell>
          <table:table-cell table:formula="oooc:=(_K*(_b-2*[.K750]+[.J750])) + [.K750]" office:value-type="float" office:value="0.089096961621596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51]-2*[.B751]+_a)) + [.B751]" office:value-type="float" office:value="0.890969616218987">
            <text:p>0.890970</text:p>
          </table:table-cell>
          <table:table-cell table:formula="oooc:=(_K*([.D751]-2*[.C751]+[.B751])) + [.C751]" office:value-type="float" office:value="0.801872654596758">
            <text:p>0.801873</text:p>
          </table:table-cell>
          <table:table-cell table:formula="oooc:=(_K*([.E751]-2*[.D751]+[.C751])) + [.D751]" office:value-type="float" office:value="0.712775692974579">
            <text:p>0.712776</text:p>
          </table:table-cell>
          <table:table-cell table:formula="oooc:=(_K*([.F751]-2*[.E751]+[.D751])) + [.E751]" office:value-type="float" office:value="0.623678731352472">
            <text:p>0.623679</text:p>
          </table:table-cell>
          <table:table-cell table:formula="oooc:=(_K*([.G751]-2*[.F751]+[.E751])) + [.F751]" office:value-type="float" office:value="0.534581769730448">
            <text:p>0.534582</text:p>
          </table:table-cell>
          <table:table-cell table:formula="oooc:=(_K*([.H751]-2*[.G751]+[.F751])) + [.G751]" office:value-type="float" office:value="0.445484808108517">
            <text:p>0.445485</text:p>
          </table:table-cell>
          <table:table-cell table:formula="oooc:=(_K*([.I751]-2*[.H751]+[.G751])) + [.H751]" office:value-type="float" office:value="0.356387846486678">
            <text:p>0.356388</text:p>
          </table:table-cell>
          <table:table-cell table:formula="oooc:=(_K*([.J751]-2*[.I751]+[.H751])) + [.I751]" office:value-type="float" office:value="0.267290884864924">
            <text:p>0.267291</text:p>
          </table:table-cell>
          <table:table-cell table:formula="oooc:=(_K*([.K751]-2*[.J751]+[.I751])) + [.J751]" office:value-type="float" office:value="0.178193923243241">
            <text:p>0.178194</text:p>
          </table:table-cell>
          <table:table-cell table:formula="oooc:=(_K*(_b-2*[.K751]+[.J751])) + [.K751]" office:value-type="float" office:value="0.089096961621607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52]-2*[.B752]+_a)) + [.B752]" office:value-type="float" office:value="0.890969616218997">
            <text:p>0.890970</text:p>
          </table:table-cell>
          <table:table-cell table:formula="oooc:=(_K*([.D752]-2*[.C752]+[.B752])) + [.C752]" office:value-type="float" office:value="0.801872654596778">
            <text:p>0.801873</text:p>
          </table:table-cell>
          <table:table-cell table:formula="oooc:=(_K*([.E752]-2*[.D752]+[.C752])) + [.D752]" office:value-type="float" office:value="0.712775692974608">
            <text:p>0.712776</text:p>
          </table:table-cell>
          <table:table-cell table:formula="oooc:=(_K*([.F752]-2*[.E752]+[.D752])) + [.E752]" office:value-type="float" office:value="0.623678731352505">
            <text:p>0.623679</text:p>
          </table:table-cell>
          <table:table-cell table:formula="oooc:=(_K*([.G752]-2*[.F752]+[.E752])) + [.F752]" office:value-type="float" office:value="0.534581769730485">
            <text:p>0.534582</text:p>
          </table:table-cell>
          <table:table-cell table:formula="oooc:=(_K*([.H752]-2*[.G752]+[.F752])) + [.G752]" office:value-type="float" office:value="0.445484808108554">
            <text:p>0.445485</text:p>
          </table:table-cell>
          <table:table-cell table:formula="oooc:=(_K*([.I752]-2*[.H752]+[.G752])) + [.H752]" office:value-type="float" office:value="0.356387846486712">
            <text:p>0.356388</text:p>
          </table:table-cell>
          <table:table-cell table:formula="oooc:=(_K*([.J752]-2*[.I752]+[.H752])) + [.I752]" office:value-type="float" office:value="0.267290884864952">
            <text:p>0.267291</text:p>
          </table:table-cell>
          <table:table-cell table:formula="oooc:=(_K*([.K752]-2*[.J752]+[.I752])) + [.J752]" office:value-type="float" office:value="0.178193923243261">
            <text:p>0.178194</text:p>
          </table:table-cell>
          <table:table-cell table:formula="oooc:=(_K*(_b-2*[.K752]+[.J752])) + [.K752]" office:value-type="float" office:value="0.089096961621617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53]-2*[.B753]+_a)) + [.B753]" office:value-type="float" office:value="0.890969616219007">
            <text:p>0.890970</text:p>
          </table:table-cell>
          <table:table-cell table:formula="oooc:=(_K*([.D753]-2*[.C753]+[.B753])) + [.C753]" office:value-type="float" office:value="0.801872654596797">
            <text:p>0.801873</text:p>
          </table:table-cell>
          <table:table-cell table:formula="oooc:=(_K*([.E753]-2*[.D753]+[.C753])) + [.D753]" office:value-type="float" office:value="0.712775692974635">
            <text:p>0.712776</text:p>
          </table:table-cell>
          <table:table-cell table:formula="oooc:=(_K*([.F753]-2*[.E753]+[.D753])) + [.E753]" office:value-type="float" office:value="0.623678731352538">
            <text:p>0.623679</text:p>
          </table:table-cell>
          <table:table-cell table:formula="oooc:=(_K*([.G753]-2*[.F753]+[.E753])) + [.F753]" office:value-type="float" office:value="0.534581769730521">
            <text:p>0.534582</text:p>
          </table:table-cell>
          <table:table-cell table:formula="oooc:=(_K*([.H753]-2*[.G753]+[.F753])) + [.G753]" office:value-type="float" office:value="0.44548480810859">
            <text:p>0.445485</text:p>
          </table:table-cell>
          <table:table-cell table:formula="oooc:=(_K*([.I753]-2*[.H753]+[.G753])) + [.H753]" office:value-type="float" office:value="0.356387846486745">
            <text:p>0.356388</text:p>
          </table:table-cell>
          <table:table-cell table:formula="oooc:=(_K*([.J753]-2*[.I753]+[.H753])) + [.I753]" office:value-type="float" office:value="0.26729088486498">
            <text:p>0.267291</text:p>
          </table:table-cell>
          <table:table-cell table:formula="oooc:=(_K*([.K753]-2*[.J753]+[.I753])) + [.J753]" office:value-type="float" office:value="0.17819392324328">
            <text:p>0.178194</text:p>
          </table:table-cell>
          <table:table-cell table:formula="oooc:=(_K*(_b-2*[.K753]+[.J753])) + [.K753]" office:value-type="float" office:value="0.089096961621627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54]-2*[.B754]+_a)) + [.B754]" office:value-type="float" office:value="0.890969616219017">
            <text:p>0.890970</text:p>
          </table:table-cell>
          <table:table-cell table:formula="oooc:=(_K*([.D754]-2*[.C754]+[.B754])) + [.C754]" office:value-type="float" office:value="0.801872654596816">
            <text:p>0.801873</text:p>
          </table:table-cell>
          <table:table-cell table:formula="oooc:=(_K*([.E754]-2*[.D754]+[.C754])) + [.D754]" office:value-type="float" office:value="0.712775692974661">
            <text:p>0.712776</text:p>
          </table:table-cell>
          <table:table-cell table:formula="oooc:=(_K*([.F754]-2*[.E754]+[.D754])) + [.E754]" office:value-type="float" office:value="0.62367873135257">
            <text:p>0.623679</text:p>
          </table:table-cell>
          <table:table-cell table:formula="oooc:=(_K*([.G754]-2*[.F754]+[.E754])) + [.F754]" office:value-type="float" office:value="0.534581769730555">
            <text:p>0.534582</text:p>
          </table:table-cell>
          <table:table-cell table:formula="oooc:=(_K*([.H754]-2*[.G754]+[.F754])) + [.G754]" office:value-type="float" office:value="0.445484808108624">
            <text:p>0.445485</text:p>
          </table:table-cell>
          <table:table-cell table:formula="oooc:=(_K*([.I754]-2*[.H754]+[.G754])) + [.H754]" office:value-type="float" office:value="0.356387846486777">
            <text:p>0.356388</text:p>
          </table:table-cell>
          <table:table-cell table:formula="oooc:=(_K*([.J754]-2*[.I754]+[.H754])) + [.I754]" office:value-type="float" office:value="0.267290884865006">
            <text:p>0.267291</text:p>
          </table:table-cell>
          <table:table-cell table:formula="oooc:=(_K*([.K754]-2*[.J754]+[.I754])) + [.J754]" office:value-type="float" office:value="0.178193923243299">
            <text:p>0.178194</text:p>
          </table:table-cell>
          <table:table-cell table:formula="oooc:=(_K*(_b-2*[.K754]+[.J754])) + [.K754]" office:value-type="float" office:value="0.089096961621637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55]-2*[.B755]+_a)) + [.B755]" office:value-type="float" office:value="0.890969616219027">
            <text:p>0.890970</text:p>
          </table:table-cell>
          <table:table-cell table:formula="oooc:=(_K*([.D755]-2*[.C755]+[.B755])) + [.C755]" office:value-type="float" office:value="0.801872654596834">
            <text:p>0.801873</text:p>
          </table:table-cell>
          <table:table-cell table:formula="oooc:=(_K*([.E755]-2*[.D755]+[.C755])) + [.D755]" office:value-type="float" office:value="0.712775692974687">
            <text:p>0.712776</text:p>
          </table:table-cell>
          <table:table-cell table:formula="oooc:=(_K*([.F755]-2*[.E755]+[.D755])) + [.E755]" office:value-type="float" office:value="0.623678731352601">
            <text:p>0.623679</text:p>
          </table:table-cell>
          <table:table-cell table:formula="oooc:=(_K*([.G755]-2*[.F755]+[.E755])) + [.F755]" office:value-type="float" office:value="0.534581769730589">
            <text:p>0.534582</text:p>
          </table:table-cell>
          <table:table-cell table:formula="oooc:=(_K*([.H755]-2*[.G755]+[.F755])) + [.G755]" office:value-type="float" office:value="0.445484808108658">
            <text:p>0.445485</text:p>
          </table:table-cell>
          <table:table-cell table:formula="oooc:=(_K*([.I755]-2*[.H755]+[.G755])) + [.H755]" office:value-type="float" office:value="0.356387846486807">
            <text:p>0.356388</text:p>
          </table:table-cell>
          <table:table-cell table:formula="oooc:=(_K*([.J755]-2*[.I755]+[.H755])) + [.I755]" office:value-type="float" office:value="0.267290884865031">
            <text:p>0.267291</text:p>
          </table:table-cell>
          <table:table-cell table:formula="oooc:=(_K*([.K755]-2*[.J755]+[.I755])) + [.J755]" office:value-type="float" office:value="0.178193923243317">
            <text:p>0.178194</text:p>
          </table:table-cell>
          <table:table-cell table:formula="oooc:=(_K*(_b-2*[.K755]+[.J755])) + [.K755]" office:value-type="float" office:value="0.089096961621647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56]-2*[.B756]+_a)) + [.B756]" office:value-type="float" office:value="0.890969616219036">
            <text:p>0.890970</text:p>
          </table:table-cell>
          <table:table-cell table:formula="oooc:=(_K*([.D756]-2*[.C756]+[.B756])) + [.C756]" office:value-type="float" office:value="0.801872654596852">
            <text:p>0.801873</text:p>
          </table:table-cell>
          <table:table-cell table:formula="oooc:=(_K*([.E756]-2*[.D756]+[.C756])) + [.D756]" office:value-type="float" office:value="0.712775692974711">
            <text:p>0.712776</text:p>
          </table:table-cell>
          <table:table-cell table:formula="oooc:=(_K*([.F756]-2*[.E756]+[.D756])) + [.E756]" office:value-type="float" office:value="0.62367873135263">
            <text:p>0.623679</text:p>
          </table:table-cell>
          <table:table-cell table:formula="oooc:=(_K*([.G756]-2*[.F756]+[.E756])) + [.F756]" office:value-type="float" office:value="0.534581769730621">
            <text:p>0.534582</text:p>
          </table:table-cell>
          <table:table-cell table:formula="oooc:=(_K*([.H756]-2*[.G756]+[.F756])) + [.G756]" office:value-type="float" office:value="0.44548480810869">
            <text:p>0.445485</text:p>
          </table:table-cell>
          <table:table-cell table:formula="oooc:=(_K*([.I756]-2*[.H756]+[.G756])) + [.H756]" office:value-type="float" office:value="0.356387846486837">
            <text:p>0.356388</text:p>
          </table:table-cell>
          <table:table-cell table:formula="oooc:=(_K*([.J756]-2*[.I756]+[.H756])) + [.I756]" office:value-type="float" office:value="0.267290884865056">
            <text:p>0.267291</text:p>
          </table:table-cell>
          <table:table-cell table:formula="oooc:=(_K*([.K756]-2*[.J756]+[.I756])) + [.J756]" office:value-type="float" office:value="0.178193923243335">
            <text:p>0.178194</text:p>
          </table:table-cell>
          <table:table-cell table:formula="oooc:=(_K*(_b-2*[.K756]+[.J756])) + [.K756]" office:value-type="float" office:value="0.089096961621656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57]-2*[.B757]+_a)) + [.B757]" office:value-type="float" office:value="0.890969616219045">
            <text:p>0.890970</text:p>
          </table:table-cell>
          <table:table-cell table:formula="oooc:=(_K*([.D757]-2*[.C757]+[.B757])) + [.C757]" office:value-type="float" office:value="0.801872654596869">
            <text:p>0.801873</text:p>
          </table:table-cell>
          <table:table-cell table:formula="oooc:=(_K*([.E757]-2*[.D757]+[.C757])) + [.D757]" office:value-type="float" office:value="0.712775692974735">
            <text:p>0.712776</text:p>
          </table:table-cell>
          <table:table-cell table:formula="oooc:=(_K*([.F757]-2*[.E757]+[.D757])) + [.E757]" office:value-type="float" office:value="0.623678731352659">
            <text:p>0.623679</text:p>
          </table:table-cell>
          <table:table-cell table:formula="oooc:=(_K*([.G757]-2*[.F757]+[.E757])) + [.F757]" office:value-type="float" office:value="0.534581769730652">
            <text:p>0.534582</text:p>
          </table:table-cell>
          <table:table-cell table:formula="oooc:=(_K*([.H757]-2*[.G757]+[.F757])) + [.G757]" office:value-type="float" office:value="0.445484808108721">
            <text:p>0.445485</text:p>
          </table:table-cell>
          <table:table-cell table:formula="oooc:=(_K*([.I757]-2*[.H757]+[.G757])) + [.H757]" office:value-type="float" office:value="0.356387846486866">
            <text:p>0.356388</text:p>
          </table:table-cell>
          <table:table-cell table:formula="oooc:=(_K*([.J757]-2*[.I757]+[.H757])) + [.I757]" office:value-type="float" office:value="0.26729088486508">
            <text:p>0.267291</text:p>
          </table:table-cell>
          <table:table-cell table:formula="oooc:=(_K*([.K757]-2*[.J757]+[.I757])) + [.J757]" office:value-type="float" office:value="0.178193923243352">
            <text:p>0.178194</text:p>
          </table:table-cell>
          <table:table-cell table:formula="oooc:=(_K*(_b-2*[.K757]+[.J757])) + [.K757]" office:value-type="float" office:value="0.089096961621665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58]-2*[.B758]+_a)) + [.B758]" office:value-type="float" office:value="0.890969616219053">
            <text:p>0.890970</text:p>
          </table:table-cell>
          <table:table-cell table:formula="oooc:=(_K*([.D758]-2*[.C758]+[.B758])) + [.C758]" office:value-type="float" office:value="0.801872654596886">
            <text:p>0.801873</text:p>
          </table:table-cell>
          <table:table-cell table:formula="oooc:=(_K*([.E758]-2*[.D758]+[.C758])) + [.D758]" office:value-type="float" office:value="0.712775692974758">
            <text:p>0.712776</text:p>
          </table:table-cell>
          <table:table-cell table:formula="oooc:=(_K*([.F758]-2*[.E758]+[.D758])) + [.E758]" office:value-type="float" office:value="0.623678731352687">
            <text:p>0.623679</text:p>
          </table:table-cell>
          <table:table-cell table:formula="oooc:=(_K*([.G758]-2*[.F758]+[.E758])) + [.F758]" office:value-type="float" office:value="0.534581769730683">
            <text:p>0.534582</text:p>
          </table:table-cell>
          <table:table-cell table:formula="oooc:=(_K*([.H758]-2*[.G758]+[.F758])) + [.G758]" office:value-type="float" office:value="0.445484808108752">
            <text:p>0.445485</text:p>
          </table:table-cell>
          <table:table-cell table:formula="oooc:=(_K*([.I758]-2*[.H758]+[.G758])) + [.H758]" office:value-type="float" office:value="0.356387846486894">
            <text:p>0.356388</text:p>
          </table:table-cell>
          <table:table-cell table:formula="oooc:=(_K*([.J758]-2*[.I758]+[.H758])) + [.I758]" office:value-type="float" office:value="0.267290884865103">
            <text:p>0.267291</text:p>
          </table:table-cell>
          <table:table-cell table:formula="oooc:=(_K*([.K758]-2*[.J758]+[.I758])) + [.J758]" office:value-type="float" office:value="0.178193923243369">
            <text:p>0.178194</text:p>
          </table:table-cell>
          <table:table-cell table:formula="oooc:=(_K*(_b-2*[.K758]+[.J758])) + [.K758]" office:value-type="float" office:value="0.089096961621673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59]-2*[.B759]+_a)) + [.B759]" office:value-type="float" office:value="0.890969616219062">
            <text:p>0.890970</text:p>
          </table:table-cell>
          <table:table-cell table:formula="oooc:=(_K*([.D759]-2*[.C759]+[.B759])) + [.C759]" office:value-type="float" office:value="0.801872654596902">
            <text:p>0.801873</text:p>
          </table:table-cell>
          <table:table-cell table:formula="oooc:=(_K*([.E759]-2*[.D759]+[.C759])) + [.D759]" office:value-type="float" office:value="0.712775692974781">
            <text:p>0.712776</text:p>
          </table:table-cell>
          <table:table-cell table:formula="oooc:=(_K*([.F759]-2*[.E759]+[.D759])) + [.E759]" office:value-type="float" office:value="0.623678731352714">
            <text:p>0.623679</text:p>
          </table:table-cell>
          <table:table-cell table:formula="oooc:=(_K*([.G759]-2*[.F759]+[.E759])) + [.F759]" office:value-type="float" office:value="0.534581769730712">
            <text:p>0.534582</text:p>
          </table:table-cell>
          <table:table-cell table:formula="oooc:=(_K*([.H759]-2*[.G759]+[.F759])) + [.G759]" office:value-type="float" office:value="0.445484808108781">
            <text:p>0.445485</text:p>
          </table:table-cell>
          <table:table-cell table:formula="oooc:=(_K*([.I759]-2*[.H759]+[.G759])) + [.H759]" office:value-type="float" office:value="0.356387846486921">
            <text:p>0.356388</text:p>
          </table:table-cell>
          <table:table-cell table:formula="oooc:=(_K*([.J759]-2*[.I759]+[.H759])) + [.I759]" office:value-type="float" office:value="0.267290884865126">
            <text:p>0.267291</text:p>
          </table:table-cell>
          <table:table-cell table:formula="oooc:=(_K*([.K759]-2*[.J759]+[.I759])) + [.J759]" office:value-type="float" office:value="0.178193923243385">
            <text:p>0.178194</text:p>
          </table:table-cell>
          <table:table-cell table:formula="oooc:=(_K*(_b-2*[.K759]+[.J759])) + [.K759]" office:value-type="float" office:value="0.089096961621682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60]-2*[.B760]+_a)) + [.B760]" office:value-type="float" office:value="0.89096961621907">
            <text:p>0.890970</text:p>
          </table:table-cell>
          <table:table-cell table:formula="oooc:=(_K*([.D760]-2*[.C760]+[.B760])) + [.C760]" office:value-type="float" office:value="0.801872654596917">
            <text:p>0.801873</text:p>
          </table:table-cell>
          <table:table-cell table:formula="oooc:=(_K*([.E760]-2*[.D760]+[.C760])) + [.D760]" office:value-type="float" office:value="0.712775692974802">
            <text:p>0.712776</text:p>
          </table:table-cell>
          <table:table-cell table:formula="oooc:=(_K*([.F760]-2*[.E760]+[.D760])) + [.E760]" office:value-type="float" office:value="0.62367873135274">
            <text:p>0.623679</text:p>
          </table:table-cell>
          <table:table-cell table:formula="oooc:=(_K*([.G760]-2*[.F760]+[.E760])) + [.F760]" office:value-type="float" office:value="0.53458176973074">
            <text:p>0.534582</text:p>
          </table:table-cell>
          <table:table-cell table:formula="oooc:=(_K*([.H760]-2*[.G760]+[.F760])) + [.G760]" office:value-type="float" office:value="0.445484808108809">
            <text:p>0.445485</text:p>
          </table:table-cell>
          <table:table-cell table:formula="oooc:=(_K*([.I760]-2*[.H760]+[.G760])) + [.H760]" office:value-type="float" office:value="0.356387846486947">
            <text:p>0.356388</text:p>
          </table:table-cell>
          <table:table-cell table:formula="oooc:=(_K*([.J760]-2*[.I760]+[.H760])) + [.I760]" office:value-type="float" office:value="0.267290884865147">
            <text:p>0.267291</text:p>
          </table:table-cell>
          <table:table-cell table:formula="oooc:=(_K*([.K760]-2*[.J760]+[.I760])) + [.J760]" office:value-type="float" office:value="0.1781939232434">
            <text:p>0.178194</text:p>
          </table:table-cell>
          <table:table-cell table:formula="oooc:=(_K*(_b-2*[.K760]+[.J760])) + [.K760]" office:value-type="float" office:value="0.089096961621690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61]-2*[.B761]+_a)) + [.B761]" office:value-type="float" office:value="0.890969616219078">
            <text:p>0.890970</text:p>
          </table:table-cell>
          <table:table-cell table:formula="oooc:=(_K*([.D761]-2*[.C761]+[.B761])) + [.C761]" office:value-type="float" office:value="0.801872654596932">
            <text:p>0.801873</text:p>
          </table:table-cell>
          <table:table-cell table:formula="oooc:=(_K*([.E761]-2*[.D761]+[.C761])) + [.D761]" office:value-type="float" office:value="0.712775692974823">
            <text:p>0.712776</text:p>
          </table:table-cell>
          <table:table-cell table:formula="oooc:=(_K*([.F761]-2*[.E761]+[.D761])) + [.E761]" office:value-type="float" office:value="0.623678731352765">
            <text:p>0.623679</text:p>
          </table:table-cell>
          <table:table-cell table:formula="oooc:=(_K*([.G761]-2*[.F761]+[.E761])) + [.F761]" office:value-type="float" office:value="0.534581769730768">
            <text:p>0.534582</text:p>
          </table:table-cell>
          <table:table-cell table:formula="oooc:=(_K*([.H761]-2*[.G761]+[.F761])) + [.G761]" office:value-type="float" office:value="0.445484808108837">
            <text:p>0.445485</text:p>
          </table:table-cell>
          <table:table-cell table:formula="oooc:=(_K*([.I761]-2*[.H761]+[.G761])) + [.H761]" office:value-type="float" office:value="0.356387846486972">
            <text:p>0.356388</text:p>
          </table:table-cell>
          <table:table-cell table:formula="oooc:=(_K*([.J761]-2*[.I761]+[.H761])) + [.I761]" office:value-type="float" office:value="0.267290884865168">
            <text:p>0.267291</text:p>
          </table:table-cell>
          <table:table-cell table:formula="oooc:=(_K*([.K761]-2*[.J761]+[.I761])) + [.J761]" office:value-type="float" office:value="0.178193923243415">
            <text:p>0.178194</text:p>
          </table:table-cell>
          <table:table-cell table:formula="oooc:=(_K*(_b-2*[.K761]+[.J761])) + [.K761]" office:value-type="float" office:value="0.08909696162169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62]-2*[.B762]+_a)) + [.B762]" office:value-type="float" office:value="0.890969616219085">
            <text:p>0.890970</text:p>
          </table:table-cell>
          <table:table-cell table:formula="oooc:=(_K*([.D762]-2*[.C762]+[.B762])) + [.C762]" office:value-type="float" office:value="0.801872654596947">
            <text:p>0.801873</text:p>
          </table:table-cell>
          <table:table-cell table:formula="oooc:=(_K*([.E762]-2*[.D762]+[.C762])) + [.D762]" office:value-type="float" office:value="0.712775692974844">
            <text:p>0.712776</text:p>
          </table:table-cell>
          <table:table-cell table:formula="oooc:=(_K*([.F762]-2*[.E762]+[.D762])) + [.E762]" office:value-type="float" office:value="0.623678731352789">
            <text:p>0.623679</text:p>
          </table:table-cell>
          <table:table-cell table:formula="oooc:=(_K*([.G762]-2*[.F762]+[.E762])) + [.F762]" office:value-type="float" office:value="0.534581769730794">
            <text:p>0.534582</text:p>
          </table:table-cell>
          <table:table-cell table:formula="oooc:=(_K*([.H762]-2*[.G762]+[.F762])) + [.G762]" office:value-type="float" office:value="0.445484808108863">
            <text:p>0.445485</text:p>
          </table:table-cell>
          <table:table-cell table:formula="oooc:=(_K*([.I762]-2*[.H762]+[.G762])) + [.H762]" office:value-type="float" office:value="0.356387846486996">
            <text:p>0.356388</text:p>
          </table:table-cell>
          <table:table-cell table:formula="oooc:=(_K*([.J762]-2*[.I762]+[.H762])) + [.I762]" office:value-type="float" office:value="0.267290884865188">
            <text:p>0.267291</text:p>
          </table:table-cell>
          <table:table-cell table:formula="oooc:=(_K*([.K762]-2*[.J762]+[.I762])) + [.J762]" office:value-type="float" office:value="0.178193923243429">
            <text:p>0.178194</text:p>
          </table:table-cell>
          <table:table-cell table:formula="oooc:=(_K*(_b-2*[.K762]+[.J762])) + [.K762]" office:value-type="float" office:value="0.089096961621705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63]-2*[.B763]+_a)) + [.B763]" office:value-type="float" office:value="0.890969616219092">
            <text:p>0.890970</text:p>
          </table:table-cell>
          <table:table-cell table:formula="oooc:=(_K*([.D763]-2*[.C763]+[.B763])) + [.C763]" office:value-type="float" office:value="0.801872654596961">
            <text:p>0.801873</text:p>
          </table:table-cell>
          <table:table-cell table:formula="oooc:=(_K*([.E763]-2*[.D763]+[.C763])) + [.D763]" office:value-type="float" office:value="0.712775692974863">
            <text:p>0.712776</text:p>
          </table:table-cell>
          <table:table-cell table:formula="oooc:=(_K*([.F763]-2*[.E763]+[.D763])) + [.E763]" office:value-type="float" office:value="0.623678731352813">
            <text:p>0.623679</text:p>
          </table:table-cell>
          <table:table-cell table:formula="oooc:=(_K*([.G763]-2*[.F763]+[.E763])) + [.F763]" office:value-type="float" office:value="0.53458176973082">
            <text:p>0.534582</text:p>
          </table:table-cell>
          <table:table-cell table:formula="oooc:=(_K*([.H763]-2*[.G763]+[.F763])) + [.G763]" office:value-type="float" office:value="0.445484808108889">
            <text:p>0.445485</text:p>
          </table:table-cell>
          <table:table-cell table:formula="oooc:=(_K*([.I763]-2*[.H763]+[.G763])) + [.H763]" office:value-type="float" office:value="0.35638784648702">
            <text:p>0.356388</text:p>
          </table:table-cell>
          <table:table-cell table:formula="oooc:=(_K*([.J763]-2*[.I763]+[.H763])) + [.I763]" office:value-type="float" office:value="0.267290884865208">
            <text:p>0.267291</text:p>
          </table:table-cell>
          <table:table-cell table:formula="oooc:=(_K*([.K763]-2*[.J763]+[.I763])) + [.J763]" office:value-type="float" office:value="0.178193923243443">
            <text:p>0.178194</text:p>
          </table:table-cell>
          <table:table-cell table:formula="oooc:=(_K*(_b-2*[.K763]+[.J763])) + [.K763]" office:value-type="float" office:value="0.089096961621712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64]-2*[.B764]+_a)) + [.B764]" office:value-type="float" office:value="0.890969616219099">
            <text:p>0.890970</text:p>
          </table:table-cell>
          <table:table-cell table:formula="oooc:=(_K*([.D764]-2*[.C764]+[.B764])) + [.C764]" office:value-type="float" office:value="0.801872654596974">
            <text:p>0.801873</text:p>
          </table:table-cell>
          <table:table-cell table:formula="oooc:=(_K*([.E764]-2*[.D764]+[.C764])) + [.D764]" office:value-type="float" office:value="0.712775692974882">
            <text:p>0.712776</text:p>
          </table:table-cell>
          <table:table-cell table:formula="oooc:=(_K*([.F764]-2*[.E764]+[.D764])) + [.E764]" office:value-type="float" office:value="0.623678731352836">
            <text:p>0.623679</text:p>
          </table:table-cell>
          <table:table-cell table:formula="oooc:=(_K*([.G764]-2*[.F764]+[.E764])) + [.F764]" office:value-type="float" office:value="0.534581769730845">
            <text:p>0.534582</text:p>
          </table:table-cell>
          <table:table-cell table:formula="oooc:=(_K*([.H764]-2*[.G764]+[.F764])) + [.G764]" office:value-type="float" office:value="0.445484808108914">
            <text:p>0.445485</text:p>
          </table:table-cell>
          <table:table-cell table:formula="oooc:=(_K*([.I764]-2*[.H764]+[.G764])) + [.H764]" office:value-type="float" office:value="0.356387846487043">
            <text:p>0.356388</text:p>
          </table:table-cell>
          <table:table-cell table:formula="oooc:=(_K*([.J764]-2*[.I764]+[.H764])) + [.I764]" office:value-type="float" office:value="0.267290884865227">
            <text:p>0.267291</text:p>
          </table:table-cell>
          <table:table-cell table:formula="oooc:=(_K*([.K764]-2*[.J764]+[.I764])) + [.J764]" office:value-type="float" office:value="0.178193923243457">
            <text:p>0.178194</text:p>
          </table:table-cell>
          <table:table-cell table:formula="oooc:=(_K*(_b-2*[.K764]+[.J764])) + [.K764]" office:value-type="float" office:value="0.0890969616217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65]-2*[.B765]+_a)) + [.B765]" office:value-type="float" office:value="0.890969616219106">
            <text:p>0.890970</text:p>
          </table:table-cell>
          <table:table-cell table:formula="oooc:=(_K*([.D765]-2*[.C765]+[.B765])) + [.C765]" office:value-type="float" office:value="0.801872654596987">
            <text:p>0.801873</text:p>
          </table:table-cell>
          <table:table-cell table:formula="oooc:=(_K*([.E765]-2*[.D765]+[.C765])) + [.D765]" office:value-type="float" office:value="0.7127756929749">
            <text:p>0.712776</text:p>
          </table:table-cell>
          <table:table-cell table:formula="oooc:=(_K*([.F765]-2*[.E765]+[.D765])) + [.E765]" office:value-type="float" office:value="0.623678731352858">
            <text:p>0.623679</text:p>
          </table:table-cell>
          <table:table-cell table:formula="oooc:=(_K*([.G765]-2*[.F765]+[.E765])) + [.F765]" office:value-type="float" office:value="0.534581769730869">
            <text:p>0.534582</text:p>
          </table:table-cell>
          <table:table-cell table:formula="oooc:=(_K*([.H765]-2*[.G765]+[.F765])) + [.G765]" office:value-type="float" office:value="0.445484808108938">
            <text:p>0.445485</text:p>
          </table:table-cell>
          <table:table-cell table:formula="oooc:=(_K*([.I765]-2*[.H765]+[.G765])) + [.H765]" office:value-type="float" office:value="0.356387846487065">
            <text:p>0.356388</text:p>
          </table:table-cell>
          <table:table-cell table:formula="oooc:=(_K*([.J765]-2*[.I765]+[.H765])) + [.I765]" office:value-type="float" office:value="0.267290884865245">
            <text:p>0.267291</text:p>
          </table:table-cell>
          <table:table-cell table:formula="oooc:=(_K*([.K765]-2*[.J765]+[.I765])) + [.J765]" office:value-type="float" office:value="0.17819392324347">
            <text:p>0.178194</text:p>
          </table:table-cell>
          <table:table-cell table:formula="oooc:=(_K*(_b-2*[.K765]+[.J765])) + [.K765]" office:value-type="float" office:value="0.089096961621726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66]-2*[.B766]+_a)) + [.B766]" office:value-type="float" office:value="0.890969616219113">
            <text:p>0.890970</text:p>
          </table:table-cell>
          <table:table-cell table:formula="oooc:=(_K*([.D766]-2*[.C766]+[.B766])) + [.C766]" office:value-type="float" office:value="0.801872654597">
            <text:p>0.801873</text:p>
          </table:table-cell>
          <table:table-cell table:formula="oooc:=(_K*([.E766]-2*[.D766]+[.C766])) + [.D766]" office:value-type="float" office:value="0.712775692974918">
            <text:p>0.712776</text:p>
          </table:table-cell>
          <table:table-cell table:formula="oooc:=(_K*([.F766]-2*[.E766]+[.D766])) + [.E766]" office:value-type="float" office:value="0.623678731352879">
            <text:p>0.623679</text:p>
          </table:table-cell>
          <table:table-cell table:formula="oooc:=(_K*([.G766]-2*[.F766]+[.E766])) + [.F766]" office:value-type="float" office:value="0.534581769730892">
            <text:p>0.534582</text:p>
          </table:table-cell>
          <table:table-cell table:formula="oooc:=(_K*([.H766]-2*[.G766]+[.F766])) + [.G766]" office:value-type="float" office:value="0.445484808108961">
            <text:p>0.445485</text:p>
          </table:table-cell>
          <table:table-cell table:formula="oooc:=(_K*([.I766]-2*[.H766]+[.G766])) + [.H766]" office:value-type="float" office:value="0.356387846487086">
            <text:p>0.356388</text:p>
          </table:table-cell>
          <table:table-cell table:formula="oooc:=(_K*([.J766]-2*[.I766]+[.H766])) + [.I766]" office:value-type="float" office:value="0.267290884865263">
            <text:p>0.267291</text:p>
          </table:table-cell>
          <table:table-cell table:formula="oooc:=(_K*([.K766]-2*[.J766]+[.I766])) + [.J766]" office:value-type="float" office:value="0.178193923243483">
            <text:p>0.178194</text:p>
          </table:table-cell>
          <table:table-cell table:formula="oooc:=(_K*(_b-2*[.K766]+[.J766])) + [.K766]" office:value-type="float" office:value="0.089096961621733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67]-2*[.B767]+_a)) + [.B767]" office:value-type="float" office:value="0.890969616219119">
            <text:p>0.890970</text:p>
          </table:table-cell>
          <table:table-cell table:formula="oooc:=(_K*([.D767]-2*[.C767]+[.B767])) + [.C767]" office:value-type="float" office:value="0.801872654597012">
            <text:p>0.801873</text:p>
          </table:table-cell>
          <table:table-cell table:formula="oooc:=(_K*([.E767]-2*[.D767]+[.C767])) + [.D767]" office:value-type="float" office:value="0.712775692974935">
            <text:p>0.712776</text:p>
          </table:table-cell>
          <table:table-cell table:formula="oooc:=(_K*([.F767]-2*[.E767]+[.D767])) + [.E767]" office:value-type="float" office:value="0.6236787313529">
            <text:p>0.623679</text:p>
          </table:table-cell>
          <table:table-cell table:formula="oooc:=(_K*([.G767]-2*[.F767]+[.E767])) + [.F767]" office:value-type="float" office:value="0.534581769730914">
            <text:p>0.534582</text:p>
          </table:table-cell>
          <table:table-cell table:formula="oooc:=(_K*([.H767]-2*[.G767]+[.F767])) + [.G767]" office:value-type="float" office:value="0.445484808108983">
            <text:p>0.445485</text:p>
          </table:table-cell>
          <table:table-cell table:formula="oooc:=(_K*([.I767]-2*[.H767]+[.G767])) + [.H767]" office:value-type="float" office:value="0.356387846487107">
            <text:p>0.356388</text:p>
          </table:table-cell>
          <table:table-cell table:formula="oooc:=(_K*([.J767]-2*[.I767]+[.H767])) + [.I767]" office:value-type="float" office:value="0.26729088486528">
            <text:p>0.267291</text:p>
          </table:table-cell>
          <table:table-cell table:formula="oooc:=(_K*([.K767]-2*[.J767]+[.I767])) + [.J767]" office:value-type="float" office:value="0.178193923243495">
            <text:p>0.178194</text:p>
          </table:table-cell>
          <table:table-cell table:formula="oooc:=(_K*(_b-2*[.K767]+[.J767])) + [.K767]" office:value-type="float" office:value="0.089096961621739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68]-2*[.B768]+_a)) + [.B768]" office:value-type="float" office:value="0.890969616219125">
            <text:p>0.890970</text:p>
          </table:table-cell>
          <table:table-cell table:formula="oooc:=(_K*([.D768]-2*[.C768]+[.B768])) + [.C768]" office:value-type="float" office:value="0.801872654597024">
            <text:p>0.801873</text:p>
          </table:table-cell>
          <table:table-cell table:formula="oooc:=(_K*([.E768]-2*[.D768]+[.C768])) + [.D768]" office:value-type="float" office:value="0.712775692974952">
            <text:p>0.712776</text:p>
          </table:table-cell>
          <table:table-cell table:formula="oooc:=(_K*([.F768]-2*[.E768]+[.D768])) + [.E768]" office:value-type="float" office:value="0.62367873135292">
            <text:p>0.623679</text:p>
          </table:table-cell>
          <table:table-cell table:formula="oooc:=(_K*([.G768]-2*[.F768]+[.E768])) + [.F768]" office:value-type="float" office:value="0.534581769730936">
            <text:p>0.534582</text:p>
          </table:table-cell>
          <table:table-cell table:formula="oooc:=(_K*([.H768]-2*[.G768]+[.F768])) + [.G768]" office:value-type="float" office:value="0.445484808109005">
            <text:p>0.445485</text:p>
          </table:table-cell>
          <table:table-cell table:formula="oooc:=(_K*([.I768]-2*[.H768]+[.G768])) + [.H768]" office:value-type="float" office:value="0.356387846487127">
            <text:p>0.356388</text:p>
          </table:table-cell>
          <table:table-cell table:formula="oooc:=(_K*([.J768]-2*[.I768]+[.H768])) + [.I768]" office:value-type="float" office:value="0.267290884865297">
            <text:p>0.267291</text:p>
          </table:table-cell>
          <table:table-cell table:formula="oooc:=(_K*([.K768]-2*[.J768]+[.I768])) + [.J768]" office:value-type="float" office:value="0.178193923243507">
            <text:p>0.178194</text:p>
          </table:table-cell>
          <table:table-cell table:formula="oooc:=(_K*(_b-2*[.K768]+[.J768])) + [.K768]" office:value-type="float" office:value="0.08909696162174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69]-2*[.B769]+_a)) + [.B769]" office:value-type="float" office:value="0.890969616219131">
            <text:p>0.890970</text:p>
          </table:table-cell>
          <table:table-cell table:formula="oooc:=(_K*([.D769]-2*[.C769]+[.B769])) + [.C769]" office:value-type="float" office:value="0.801872654597036">
            <text:p>0.801873</text:p>
          </table:table-cell>
          <table:table-cell table:formula="oooc:=(_K*([.E769]-2*[.D769]+[.C769])) + [.D769]" office:value-type="float" office:value="0.712775692974968">
            <text:p>0.712776</text:p>
          </table:table-cell>
          <table:table-cell table:formula="oooc:=(_K*([.F769]-2*[.E769]+[.D769])) + [.E769]" office:value-type="float" office:value="0.623678731352939">
            <text:p>0.623679</text:p>
          </table:table-cell>
          <table:table-cell table:formula="oooc:=(_K*([.G769]-2*[.F769]+[.E769])) + [.F769]" office:value-type="float" office:value="0.534581769730957">
            <text:p>0.534582</text:p>
          </table:table-cell>
          <table:table-cell table:formula="oooc:=(_K*([.H769]-2*[.G769]+[.F769])) + [.G769]" office:value-type="float" office:value="0.445484808109026">
            <text:p>0.445485</text:p>
          </table:table-cell>
          <table:table-cell table:formula="oooc:=(_K*([.I769]-2*[.H769]+[.G769])) + [.H769]" office:value-type="float" office:value="0.356387846487146">
            <text:p>0.356388</text:p>
          </table:table-cell>
          <table:table-cell table:formula="oooc:=(_K*([.J769]-2*[.I769]+[.H769])) + [.I769]" office:value-type="float" office:value="0.267290884865313">
            <text:p>0.267291</text:p>
          </table:table-cell>
          <table:table-cell table:formula="oooc:=(_K*([.K769]-2*[.J769]+[.I769])) + [.J769]" office:value-type="float" office:value="0.178193923243519">
            <text:p>0.178194</text:p>
          </table:table-cell>
          <table:table-cell table:formula="oooc:=(_K*(_b-2*[.K769]+[.J769])) + [.K769]" office:value-type="float" office:value="0.08909696162175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70]-2*[.B770]+_a)) + [.B770]" office:value-type="float" office:value="0.890969616219137">
            <text:p>0.890970</text:p>
          </table:table-cell>
          <table:table-cell table:formula="oooc:=(_K*([.D770]-2*[.C770]+[.B770])) + [.C770]" office:value-type="float" office:value="0.801872654597047">
            <text:p>0.801873</text:p>
          </table:table-cell>
          <table:table-cell table:formula="oooc:=(_K*([.E770]-2*[.D770]+[.C770])) + [.D770]" office:value-type="float" office:value="0.712775692974984">
            <text:p>0.712776</text:p>
          </table:table-cell>
          <table:table-cell table:formula="oooc:=(_K*([.F770]-2*[.E770]+[.D770])) + [.E770]" office:value-type="float" office:value="0.623678731352958">
            <text:p>0.623679</text:p>
          </table:table-cell>
          <table:table-cell table:formula="oooc:=(_K*([.G770]-2*[.F770]+[.E770])) + [.F770]" office:value-type="float" office:value="0.534581769730978">
            <text:p>0.534582</text:p>
          </table:table-cell>
          <table:table-cell table:formula="oooc:=(_K*([.H770]-2*[.G770]+[.F770])) + [.G770]" office:value-type="float" office:value="0.445484808109047">
            <text:p>0.445485</text:p>
          </table:table-cell>
          <table:table-cell table:formula="oooc:=(_K*([.I770]-2*[.H770]+[.G770])) + [.H770]" office:value-type="float" office:value="0.356387846487165">
            <text:p>0.356388</text:p>
          </table:table-cell>
          <table:table-cell table:formula="oooc:=(_K*([.J770]-2*[.I770]+[.H770])) + [.I770]" office:value-type="float" office:value="0.267290884865328">
            <text:p>0.267291</text:p>
          </table:table-cell>
          <table:table-cell table:formula="oooc:=(_K*([.K770]-2*[.J770]+[.I770])) + [.J770]" office:value-type="float" office:value="0.17819392324353">
            <text:p>0.178194</text:p>
          </table:table-cell>
          <table:table-cell table:formula="oooc:=(_K*(_b-2*[.K770]+[.J770])) + [.K770]" office:value-type="float" office:value="0.089096961621757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71]-2*[.B771]+_a)) + [.B771]" office:value-type="float" office:value="0.890969616219143">
            <text:p>0.890970</text:p>
          </table:table-cell>
          <table:table-cell table:formula="oooc:=(_K*([.D771]-2*[.C771]+[.B771])) + [.C771]" office:value-type="float" office:value="0.801872654597058">
            <text:p>0.801873</text:p>
          </table:table-cell>
          <table:table-cell table:formula="oooc:=(_K*([.E771]-2*[.D771]+[.C771])) + [.D771]" office:value-type="float" office:value="0.712775692974999">
            <text:p>0.712776</text:p>
          </table:table-cell>
          <table:table-cell table:formula="oooc:=(_K*([.F771]-2*[.E771]+[.D771])) + [.E771]" office:value-type="float" office:value="0.623678731352976">
            <text:p>0.623679</text:p>
          </table:table-cell>
          <table:table-cell table:formula="oooc:=(_K*([.G771]-2*[.F771]+[.E771])) + [.F771]" office:value-type="float" office:value="0.534581769730997">
            <text:p>0.534582</text:p>
          </table:table-cell>
          <table:table-cell table:formula="oooc:=(_K*([.H771]-2*[.G771]+[.F771])) + [.G771]" office:value-type="float" office:value="0.445484808109066">
            <text:p>0.445485</text:p>
          </table:table-cell>
          <table:table-cell table:formula="oooc:=(_K*([.I771]-2*[.H771]+[.G771])) + [.H771]" office:value-type="float" office:value="0.356387846487183">
            <text:p>0.356388</text:p>
          </table:table-cell>
          <table:table-cell table:formula="oooc:=(_K*([.J771]-2*[.I771]+[.H771])) + [.I771]" office:value-type="float" office:value="0.267290884865344">
            <text:p>0.267291</text:p>
          </table:table-cell>
          <table:table-cell table:formula="oooc:=(_K*([.K771]-2*[.J771]+[.I771])) + [.J771]" office:value-type="float" office:value="0.17819392324354">
            <text:p>0.178194</text:p>
          </table:table-cell>
          <table:table-cell table:formula="oooc:=(_K*(_b-2*[.K771]+[.J771])) + [.K771]" office:value-type="float" office:value="0.089096961621763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72]-2*[.B772]+_a)) + [.B772]" office:value-type="float" office:value="0.890969616219148">
            <text:p>0.890970</text:p>
          </table:table-cell>
          <table:table-cell table:formula="oooc:=(_K*([.D772]-2*[.C772]+[.B772])) + [.C772]" office:value-type="float" office:value="0.801872654597068">
            <text:p>0.801873</text:p>
          </table:table-cell>
          <table:table-cell table:formula="oooc:=(_K*([.E772]-2*[.D772]+[.C772])) + [.D772]" office:value-type="float" office:value="0.712775692975013">
            <text:p>0.712776</text:p>
          </table:table-cell>
          <table:table-cell table:formula="oooc:=(_K*([.F772]-2*[.E772]+[.D772])) + [.E772]" office:value-type="float" office:value="0.623678731352994">
            <text:p>0.623679</text:p>
          </table:table-cell>
          <table:table-cell table:formula="oooc:=(_K*([.G772]-2*[.F772]+[.E772])) + [.F772]" office:value-type="float" office:value="0.534581769731016">
            <text:p>0.534582</text:p>
          </table:table-cell>
          <table:table-cell table:formula="oooc:=(_K*([.H772]-2*[.G772]+[.F772])) + [.G772]" office:value-type="float" office:value="0.445484808109085">
            <text:p>0.445485</text:p>
          </table:table-cell>
          <table:table-cell table:formula="oooc:=(_K*([.I772]-2*[.H772]+[.G772])) + [.H772]" office:value-type="float" office:value="0.356387846487201">
            <text:p>0.356388</text:p>
          </table:table-cell>
          <table:table-cell table:formula="oooc:=(_K*([.J772]-2*[.I772]+[.H772])) + [.I772]" office:value-type="float" office:value="0.267290884865358">
            <text:p>0.267291</text:p>
          </table:table-cell>
          <table:table-cell table:formula="oooc:=(_K*([.K772]-2*[.J772]+[.I772])) + [.J772]" office:value-type="float" office:value="0.178193923243551">
            <text:p>0.178194</text:p>
          </table:table-cell>
          <table:table-cell table:formula="oooc:=(_K*(_b-2*[.K772]+[.J772])) + [.K772]" office:value-type="float" office:value="0.089096961621768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73]-2*[.B773]+_a)) + [.B773]" office:value-type="float" office:value="0.890969616219154">
            <text:p>0.890970</text:p>
          </table:table-cell>
          <table:table-cell table:formula="oooc:=(_K*([.D773]-2*[.C773]+[.B773])) + [.C773]" office:value-type="float" office:value="0.801872654597078">
            <text:p>0.801873</text:p>
          </table:table-cell>
          <table:table-cell table:formula="oooc:=(_K*([.E773]-2*[.D773]+[.C773])) + [.D773]" office:value-type="float" office:value="0.712775692975027">
            <text:p>0.712776</text:p>
          </table:table-cell>
          <table:table-cell table:formula="oooc:=(_K*([.F773]-2*[.E773]+[.D773])) + [.E773]" office:value-type="float" office:value="0.623678731353011">
            <text:p>0.623679</text:p>
          </table:table-cell>
          <table:table-cell table:formula="oooc:=(_K*([.G773]-2*[.F773]+[.E773])) + [.F773]" office:value-type="float" office:value="0.534581769731035">
            <text:p>0.534582</text:p>
          </table:table-cell>
          <table:table-cell table:formula="oooc:=(_K*([.H773]-2*[.G773]+[.F773])) + [.G773]" office:value-type="float" office:value="0.445484808109104">
            <text:p>0.445485</text:p>
          </table:table-cell>
          <table:table-cell table:formula="oooc:=(_K*([.I773]-2*[.H773]+[.G773])) + [.H773]" office:value-type="float" office:value="0.356387846487218">
            <text:p>0.356388</text:p>
          </table:table-cell>
          <table:table-cell table:formula="oooc:=(_K*([.J773]-2*[.I773]+[.H773])) + [.I773]" office:value-type="float" office:value="0.267290884865372">
            <text:p>0.267291</text:p>
          </table:table-cell>
          <table:table-cell table:formula="oooc:=(_K*([.K773]-2*[.J773]+[.I773])) + [.J773]" office:value-type="float" office:value="0.178193923243561">
            <text:p>0.178194</text:p>
          </table:table-cell>
          <table:table-cell table:formula="oooc:=(_K*(_b-2*[.K773]+[.J773])) + [.K773]" office:value-type="float" office:value="0.089096961621774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74]-2*[.B774]+_a)) + [.B774]" office:value-type="float" office:value="0.890969616219159">
            <text:p>0.890970</text:p>
          </table:table-cell>
          <table:table-cell table:formula="oooc:=(_K*([.D774]-2*[.C774]+[.B774])) + [.C774]" office:value-type="float" office:value="0.801872654597088">
            <text:p>0.801873</text:p>
          </table:table-cell>
          <table:table-cell table:formula="oooc:=(_K*([.E774]-2*[.D774]+[.C774])) + [.D774]" office:value-type="float" office:value="0.712775692975041">
            <text:p>0.712776</text:p>
          </table:table-cell>
          <table:table-cell table:formula="oooc:=(_K*([.F774]-2*[.E774]+[.D774])) + [.E774]" office:value-type="float" office:value="0.623678731353027">
            <text:p>0.623679</text:p>
          </table:table-cell>
          <table:table-cell table:formula="oooc:=(_K*([.G774]-2*[.F774]+[.E774])) + [.F774]" office:value-type="float" office:value="0.534581769731053">
            <text:p>0.534582</text:p>
          </table:table-cell>
          <table:table-cell table:formula="oooc:=(_K*([.H774]-2*[.G774]+[.F774])) + [.G774]" office:value-type="float" office:value="0.445484808109122">
            <text:p>0.445485</text:p>
          </table:table-cell>
          <table:table-cell table:formula="oooc:=(_K*([.I774]-2*[.H774]+[.G774])) + [.H774]" office:value-type="float" office:value="0.356387846487234">
            <text:p>0.356388</text:p>
          </table:table-cell>
          <table:table-cell table:formula="oooc:=(_K*([.J774]-2*[.I774]+[.H774])) + [.I774]" office:value-type="float" office:value="0.267290884865386">
            <text:p>0.267291</text:p>
          </table:table-cell>
          <table:table-cell table:formula="oooc:=(_K*([.K774]-2*[.J774]+[.I774])) + [.J774]" office:value-type="float" office:value="0.178193923243571">
            <text:p>0.178194</text:p>
          </table:table-cell>
          <table:table-cell table:formula="oooc:=(_K*(_b-2*[.K774]+[.J774])) + [.K774]" office:value-type="float" office:value="0.089096961621779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75]-2*[.B775]+_a)) + [.B775]" office:value-type="float" office:value="0.890969616219164">
            <text:p>0.890970</text:p>
          </table:table-cell>
          <table:table-cell table:formula="oooc:=(_K*([.D775]-2*[.C775]+[.B775])) + [.C775]" office:value-type="float" office:value="0.801872654597098">
            <text:p>0.801873</text:p>
          </table:table-cell>
          <table:table-cell table:formula="oooc:=(_K*([.E775]-2*[.D775]+[.C775])) + [.D775]" office:value-type="float" office:value="0.712775692975054">
            <text:p>0.712776</text:p>
          </table:table-cell>
          <table:table-cell table:formula="oooc:=(_K*([.F775]-2*[.E775]+[.D775])) + [.E775]" office:value-type="float" office:value="0.623678731353043">
            <text:p>0.623679</text:p>
          </table:table-cell>
          <table:table-cell table:formula="oooc:=(_K*([.G775]-2*[.F775]+[.E775])) + [.F775]" office:value-type="float" office:value="0.53458176973107">
            <text:p>0.534582</text:p>
          </table:table-cell>
          <table:table-cell table:formula="oooc:=(_K*([.H775]-2*[.G775]+[.F775])) + [.G775]" office:value-type="float" office:value="0.445484808109139">
            <text:p>0.445485</text:p>
          </table:table-cell>
          <table:table-cell table:formula="oooc:=(_K*([.I775]-2*[.H775]+[.G775])) + [.H775]" office:value-type="float" office:value="0.35638784648725">
            <text:p>0.356388</text:p>
          </table:table-cell>
          <table:table-cell table:formula="oooc:=(_K*([.J775]-2*[.I775]+[.H775])) + [.I775]" office:value-type="float" office:value="0.267290884865399">
            <text:p>0.267291</text:p>
          </table:table-cell>
          <table:table-cell table:formula="oooc:=(_K*([.K775]-2*[.J775]+[.I775])) + [.J775]" office:value-type="float" office:value="0.17819392324358">
            <text:p>0.178194</text:p>
          </table:table-cell>
          <table:table-cell table:formula="oooc:=(_K*(_b-2*[.K775]+[.J775])) + [.K775]" office:value-type="float" office:value="0.089096961621784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76]-2*[.B776]+_a)) + [.B776]" office:value-type="float" office:value="0.890969616219168">
            <text:p>0.890970</text:p>
          </table:table-cell>
          <table:table-cell table:formula="oooc:=(_K*([.D776]-2*[.C776]+[.B776])) + [.C776]" office:value-type="float" office:value="0.801872654597107">
            <text:p>0.801873</text:p>
          </table:table-cell>
          <table:table-cell table:formula="oooc:=(_K*([.E776]-2*[.D776]+[.C776])) + [.D776]" office:value-type="float" office:value="0.712775692975067">
            <text:p>0.712776</text:p>
          </table:table-cell>
          <table:table-cell table:formula="oooc:=(_K*([.F776]-2*[.E776]+[.D776])) + [.E776]" office:value-type="float" office:value="0.623678731353058">
            <text:p>0.623679</text:p>
          </table:table-cell>
          <table:table-cell table:formula="oooc:=(_K*([.G776]-2*[.F776]+[.E776])) + [.F776]" office:value-type="float" office:value="0.534581769731087">
            <text:p>0.534582</text:p>
          </table:table-cell>
          <table:table-cell table:formula="oooc:=(_K*([.H776]-2*[.G776]+[.F776])) + [.G776]" office:value-type="float" office:value="0.445484808109156">
            <text:p>0.445485</text:p>
          </table:table-cell>
          <table:table-cell table:formula="oooc:=(_K*([.I776]-2*[.H776]+[.G776])) + [.H776]" office:value-type="float" office:value="0.356387846487265">
            <text:p>0.356388</text:p>
          </table:table-cell>
          <table:table-cell table:formula="oooc:=(_K*([.J776]-2*[.I776]+[.H776])) + [.I776]" office:value-type="float" office:value="0.267290884865412">
            <text:p>0.267291</text:p>
          </table:table-cell>
          <table:table-cell table:formula="oooc:=(_K*([.K776]-2*[.J776]+[.I776])) + [.J776]" office:value-type="float" office:value="0.178193923243589">
            <text:p>0.178194</text:p>
          </table:table-cell>
          <table:table-cell table:formula="oooc:=(_K*(_b-2*[.K776]+[.J776])) + [.K776]" office:value-type="float" office:value="0.089096961621788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77]-2*[.B777]+_a)) + [.B777]" office:value-type="float" office:value="0.890969616219173">
            <text:p>0.890970</text:p>
          </table:table-cell>
          <table:table-cell table:formula="oooc:=(_K*([.D777]-2*[.C777]+[.B777])) + [.C777]" office:value-type="float" office:value="0.801872654597115">
            <text:p>0.801873</text:p>
          </table:table-cell>
          <table:table-cell table:formula="oooc:=(_K*([.E777]-2*[.D777]+[.C777])) + [.D777]" office:value-type="float" office:value="0.712775692975079">
            <text:p>0.712776</text:p>
          </table:table-cell>
          <table:table-cell table:formula="oooc:=(_K*([.F777]-2*[.E777]+[.D777])) + [.E777]" office:value-type="float" office:value="0.623678731353073">
            <text:p>0.623679</text:p>
          </table:table-cell>
          <table:table-cell table:formula="oooc:=(_K*([.G777]-2*[.F777]+[.E777])) + [.F777]" office:value-type="float" office:value="0.534581769731103">
            <text:p>0.534582</text:p>
          </table:table-cell>
          <table:table-cell table:formula="oooc:=(_K*([.H777]-2*[.G777]+[.F777])) + [.G777]" office:value-type="float" office:value="0.445484808109172">
            <text:p>0.445485</text:p>
          </table:table-cell>
          <table:table-cell table:formula="oooc:=(_K*([.I777]-2*[.H777]+[.G777])) + [.H777]" office:value-type="float" office:value="0.35638784648728">
            <text:p>0.356388</text:p>
          </table:table-cell>
          <table:table-cell table:formula="oooc:=(_K*([.J777]-2*[.I777]+[.H777])) + [.I777]" office:value-type="float" office:value="0.267290884865424">
            <text:p>0.267291</text:p>
          </table:table-cell>
          <table:table-cell table:formula="oooc:=(_K*([.K777]-2*[.J777]+[.I777])) + [.J777]" office:value-type="float" office:value="0.178193923243598">
            <text:p>0.178194</text:p>
          </table:table-cell>
          <table:table-cell table:formula="oooc:=(_K*(_b-2*[.K777]+[.J777])) + [.K777]" office:value-type="float" office:value="0.089096961621793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78]-2*[.B778]+_a)) + [.B778]" office:value-type="float" office:value="0.890969616219177">
            <text:p>0.890970</text:p>
          </table:table-cell>
          <table:table-cell table:formula="oooc:=(_K*([.D778]-2*[.C778]+[.B778])) + [.C778]" office:value-type="float" office:value="0.801872654597124">
            <text:p>0.801873</text:p>
          </table:table-cell>
          <table:table-cell table:formula="oooc:=(_K*([.E778]-2*[.D778]+[.C778])) + [.D778]" office:value-type="float" office:value="0.712775692975091">
            <text:p>0.712776</text:p>
          </table:table-cell>
          <table:table-cell table:formula="oooc:=(_K*([.F778]-2*[.E778]+[.D778])) + [.E778]" office:value-type="float" office:value="0.623678731353088">
            <text:p>0.623679</text:p>
          </table:table-cell>
          <table:table-cell table:formula="oooc:=(_K*([.G778]-2*[.F778]+[.E778])) + [.F778]" office:value-type="float" office:value="0.534581769731119">
            <text:p>0.534582</text:p>
          </table:table-cell>
          <table:table-cell table:formula="oooc:=(_K*([.H778]-2*[.G778]+[.F778])) + [.G778]" office:value-type="float" office:value="0.445484808109188">
            <text:p>0.445485</text:p>
          </table:table-cell>
          <table:table-cell table:formula="oooc:=(_K*([.I778]-2*[.H778]+[.G778])) + [.H778]" office:value-type="float" office:value="0.356387846487294">
            <text:p>0.356388</text:p>
          </table:table-cell>
          <table:table-cell table:formula="oooc:=(_K*([.J778]-2*[.I778]+[.H778])) + [.I778]" office:value-type="float" office:value="0.267290884865436">
            <text:p>0.267291</text:p>
          </table:table-cell>
          <table:table-cell table:formula="oooc:=(_K*([.K778]-2*[.J778]+[.I778])) + [.J778]" office:value-type="float" office:value="0.178193923243607">
            <text:p>0.178194</text:p>
          </table:table-cell>
          <table:table-cell table:formula="oooc:=(_K*(_b-2*[.K778]+[.J778])) + [.K778]" office:value-type="float" office:value="0.08909696162179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79]-2*[.B779]+_a)) + [.B779]" office:value-type="float" office:value="0.890969616219182">
            <text:p>0.890970</text:p>
          </table:table-cell>
          <table:table-cell table:formula="oooc:=(_K*([.D779]-2*[.C779]+[.B779])) + [.C779]" office:value-type="float" office:value="0.801872654597132">
            <text:p>0.801873</text:p>
          </table:table-cell>
          <table:table-cell table:formula="oooc:=(_K*([.E779]-2*[.D779]+[.C779])) + [.D779]" office:value-type="float" office:value="0.712775692975103">
            <text:p>0.712776</text:p>
          </table:table-cell>
          <table:table-cell table:formula="oooc:=(_K*([.F779]-2*[.E779]+[.D779])) + [.E779]" office:value-type="float" office:value="0.623678731353102">
            <text:p>0.623679</text:p>
          </table:table-cell>
          <table:table-cell table:formula="oooc:=(_K*([.G779]-2*[.F779]+[.E779])) + [.F779]" office:value-type="float" office:value="0.534581769731134">
            <text:p>0.534582</text:p>
          </table:table-cell>
          <table:table-cell table:formula="oooc:=(_K*([.H779]-2*[.G779]+[.F779])) + [.G779]" office:value-type="float" office:value="0.445484808109203">
            <text:p>0.445485</text:p>
          </table:table-cell>
          <table:table-cell table:formula="oooc:=(_K*([.I779]-2*[.H779]+[.G779])) + [.H779]" office:value-type="float" office:value="0.356387846487308">
            <text:p>0.356388</text:p>
          </table:table-cell>
          <table:table-cell table:formula="oooc:=(_K*([.J779]-2*[.I779]+[.H779])) + [.I779]" office:value-type="float" office:value="0.267290884865448">
            <text:p>0.267291</text:p>
          </table:table-cell>
          <table:table-cell table:formula="oooc:=(_K*([.K779]-2*[.J779]+[.I779])) + [.J779]" office:value-type="float" office:value="0.178193923243615">
            <text:p>0.178194</text:p>
          </table:table-cell>
          <table:table-cell table:formula="oooc:=(_K*(_b-2*[.K779]+[.J779])) + [.K779]" office:value-type="float" office:value="0.089096961621802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80]-2*[.B780]+_a)) + [.B780]" office:value-type="float" office:value="0.890969616219186">
            <text:p>0.890970</text:p>
          </table:table-cell>
          <table:table-cell table:formula="oooc:=(_K*([.D780]-2*[.C780]+[.B780])) + [.C780]" office:value-type="float" office:value="0.80187265459714">
            <text:p>0.801873</text:p>
          </table:table-cell>
          <table:table-cell table:formula="oooc:=(_K*([.E780]-2*[.D780]+[.C780])) + [.D780]" office:value-type="float" office:value="0.712775692975114">
            <text:p>0.712776</text:p>
          </table:table-cell>
          <table:table-cell table:formula="oooc:=(_K*([.F780]-2*[.E780]+[.D780])) + [.E780]" office:value-type="float" office:value="0.623678731353115">
            <text:p>0.623679</text:p>
          </table:table-cell>
          <table:table-cell table:formula="oooc:=(_K*([.G780]-2*[.F780]+[.E780])) + [.F780]" office:value-type="float" office:value="0.534581769731149">
            <text:p>0.534582</text:p>
          </table:table-cell>
          <table:table-cell table:formula="oooc:=(_K*([.H780]-2*[.G780]+[.F780])) + [.G780]" office:value-type="float" office:value="0.445484808109217">
            <text:p>0.445485</text:p>
          </table:table-cell>
          <table:table-cell table:formula="oooc:=(_K*([.I780]-2*[.H780]+[.G780])) + [.H780]" office:value-type="float" office:value="0.356387846487322">
            <text:p>0.356388</text:p>
          </table:table-cell>
          <table:table-cell table:formula="oooc:=(_K*([.J780]-2*[.I780]+[.H780])) + [.I780]" office:value-type="float" office:value="0.267290884865459">
            <text:p>0.267291</text:p>
          </table:table-cell>
          <table:table-cell table:formula="oooc:=(_K*([.K780]-2*[.J780]+[.I780])) + [.J780]" office:value-type="float" office:value="0.178193923243623">
            <text:p>0.178194</text:p>
          </table:table-cell>
          <table:table-cell table:formula="oooc:=(_K*(_b-2*[.K780]+[.J780])) + [.K780]" office:value-type="float" office:value="0.089096961621806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81]-2*[.B781]+_a)) + [.B781]" office:value-type="float" office:value="0.89096961621919">
            <text:p>0.890970</text:p>
          </table:table-cell>
          <table:table-cell table:formula="oooc:=(_K*([.D781]-2*[.C781]+[.B781])) + [.C781]" office:value-type="float" office:value="0.801872654597148">
            <text:p>0.801873</text:p>
          </table:table-cell>
          <table:table-cell table:formula="oooc:=(_K*([.E781]-2*[.D781]+[.C781])) + [.D781]" office:value-type="float" office:value="0.712775692975125">
            <text:p>0.712776</text:p>
          </table:table-cell>
          <table:table-cell table:formula="oooc:=(_K*([.F781]-2*[.E781]+[.D781])) + [.E781]" office:value-type="float" office:value="0.623678731353128">
            <text:p>0.623679</text:p>
          </table:table-cell>
          <table:table-cell table:formula="oooc:=(_K*([.G781]-2*[.F781]+[.E781])) + [.F781]" office:value-type="float" office:value="0.534581769731163">
            <text:p>0.534582</text:p>
          </table:table-cell>
          <table:table-cell table:formula="oooc:=(_K*([.H781]-2*[.G781]+[.F781])) + [.G781]" office:value-type="float" office:value="0.445484808109232">
            <text:p>0.445485</text:p>
          </table:table-cell>
          <table:table-cell table:formula="oooc:=(_K*([.I781]-2*[.H781]+[.G781])) + [.H781]" office:value-type="float" office:value="0.356387846487335">
            <text:p>0.356388</text:p>
          </table:table-cell>
          <table:table-cell table:formula="oooc:=(_K*([.J781]-2*[.I781]+[.H781])) + [.I781]" office:value-type="float" office:value="0.26729088486547">
            <text:p>0.267291</text:p>
          </table:table-cell>
          <table:table-cell table:formula="oooc:=(_K*([.K781]-2*[.J781]+[.I781])) + [.J781]" office:value-type="float" office:value="0.178193923243631">
            <text:p>0.178194</text:p>
          </table:table-cell>
          <table:table-cell table:formula="oooc:=(_K*(_b-2*[.K781]+[.J781])) + [.K781]" office:value-type="float" office:value="0.089096961621810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82]-2*[.B782]+_a)) + [.B782]" office:value-type="float" office:value="0.890969616219194">
            <text:p>0.890970</text:p>
          </table:table-cell>
          <table:table-cell table:formula="oooc:=(_K*([.D782]-2*[.C782]+[.B782])) + [.C782]" office:value-type="float" office:value="0.801872654597156">
            <text:p>0.801873</text:p>
          </table:table-cell>
          <table:table-cell table:formula="oooc:=(_K*([.E782]-2*[.D782]+[.C782])) + [.D782]" office:value-type="float" office:value="0.712775692975135">
            <text:p>0.712776</text:p>
          </table:table-cell>
          <table:table-cell table:formula="oooc:=(_K*([.F782]-2*[.E782]+[.D782])) + [.E782]" office:value-type="float" office:value="0.623678731353141">
            <text:p>0.623679</text:p>
          </table:table-cell>
          <table:table-cell table:formula="oooc:=(_K*([.G782]-2*[.F782]+[.E782])) + [.F782]" office:value-type="float" office:value="0.534581769731176">
            <text:p>0.534582</text:p>
          </table:table-cell>
          <table:table-cell table:formula="oooc:=(_K*([.H782]-2*[.G782]+[.F782])) + [.G782]" office:value-type="float" office:value="0.445484808109245">
            <text:p>0.445485</text:p>
          </table:table-cell>
          <table:table-cell table:formula="oooc:=(_K*([.I782]-2*[.H782]+[.G782])) + [.H782]" office:value-type="float" office:value="0.356387846487348">
            <text:p>0.356388</text:p>
          </table:table-cell>
          <table:table-cell table:formula="oooc:=(_K*([.J782]-2*[.I782]+[.H782])) + [.I782]" office:value-type="float" office:value="0.26729088486548">
            <text:p>0.267291</text:p>
          </table:table-cell>
          <table:table-cell table:formula="oooc:=(_K*([.K782]-2*[.J782]+[.I782])) + [.J782]" office:value-type="float" office:value="0.178193923243638">
            <text:p>0.178194</text:p>
          </table:table-cell>
          <table:table-cell table:formula="oooc:=(_K*(_b-2*[.K782]+[.J782])) + [.K782]" office:value-type="float" office:value="0.089096961621814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83]-2*[.B783]+_a)) + [.B783]" office:value-type="float" office:value="0.890969616219198">
            <text:p>0.890970</text:p>
          </table:table-cell>
          <table:table-cell table:formula="oooc:=(_K*([.D783]-2*[.C783]+[.B783])) + [.C783]" office:value-type="float" office:value="0.801872654597163">
            <text:p>0.801873</text:p>
          </table:table-cell>
          <table:table-cell table:formula="oooc:=(_K*([.E783]-2*[.D783]+[.C783])) + [.D783]" office:value-type="float" office:value="0.712775692975146">
            <text:p>0.712776</text:p>
          </table:table-cell>
          <table:table-cell table:formula="oooc:=(_K*([.F783]-2*[.E783]+[.D783])) + [.E783]" office:value-type="float" office:value="0.623678731353153">
            <text:p>0.623679</text:p>
          </table:table-cell>
          <table:table-cell table:formula="oooc:=(_K*([.G783]-2*[.F783]+[.E783])) + [.F783]" office:value-type="float" office:value="0.53458176973119">
            <text:p>0.534582</text:p>
          </table:table-cell>
          <table:table-cell table:formula="oooc:=(_K*([.H783]-2*[.G783]+[.F783])) + [.G783]" office:value-type="float" office:value="0.445484808109259">
            <text:p>0.445485</text:p>
          </table:table-cell>
          <table:table-cell table:formula="oooc:=(_K*([.I783]-2*[.H783]+[.G783])) + [.H783]" office:value-type="float" office:value="0.35638784648736">
            <text:p>0.356388</text:p>
          </table:table-cell>
          <table:table-cell table:formula="oooc:=(_K*([.J783]-2*[.I783]+[.H783])) + [.I783]" office:value-type="float" office:value="0.26729088486549">
            <text:p>0.267291</text:p>
          </table:table-cell>
          <table:table-cell table:formula="oooc:=(_K*([.K783]-2*[.J783]+[.I783])) + [.J783]" office:value-type="float" office:value="0.178193923243645">
            <text:p>0.178194</text:p>
          </table:table-cell>
          <table:table-cell table:formula="oooc:=(_K*(_b-2*[.K783]+[.J783])) + [.K783]" office:value-type="float" office:value="0.089096961621818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84]-2*[.B784]+_a)) + [.B784]" office:value-type="float" office:value="0.890969616219201">
            <text:p>0.890970</text:p>
          </table:table-cell>
          <table:table-cell table:formula="oooc:=(_K*([.D784]-2*[.C784]+[.B784])) + [.C784]" office:value-type="float" office:value="0.80187265459717">
            <text:p>0.801873</text:p>
          </table:table-cell>
          <table:table-cell table:formula="oooc:=(_K*([.E784]-2*[.D784]+[.C784])) + [.D784]" office:value-type="float" office:value="0.712775692975155">
            <text:p>0.712776</text:p>
          </table:table-cell>
          <table:table-cell table:formula="oooc:=(_K*([.F784]-2*[.E784]+[.D784])) + [.E784]" office:value-type="float" office:value="0.623678731353165">
            <text:p>0.623679</text:p>
          </table:table-cell>
          <table:table-cell table:formula="oooc:=(_K*([.G784]-2*[.F784]+[.E784])) + [.F784]" office:value-type="float" office:value="0.534581769731202">
            <text:p>0.534582</text:p>
          </table:table-cell>
          <table:table-cell table:formula="oooc:=(_K*([.H784]-2*[.G784]+[.F784])) + [.G784]" office:value-type="float" office:value="0.445484808109271">
            <text:p>0.445485</text:p>
          </table:table-cell>
          <table:table-cell table:formula="oooc:=(_K*([.I784]-2*[.H784]+[.G784])) + [.H784]" office:value-type="float" office:value="0.356387846487372">
            <text:p>0.356388</text:p>
          </table:table-cell>
          <table:table-cell table:formula="oooc:=(_K*([.J784]-2*[.I784]+[.H784])) + [.I784]" office:value-type="float" office:value="0.2672908848655">
            <text:p>0.267291</text:p>
          </table:table-cell>
          <table:table-cell table:formula="oooc:=(_K*([.K784]-2*[.J784]+[.I784])) + [.J784]" office:value-type="float" office:value="0.178193923243653">
            <text:p>0.178194</text:p>
          </table:table-cell>
          <table:table-cell table:formula="oooc:=(_K*(_b-2*[.K784]+[.J784])) + [.K784]" office:value-type="float" office:value="0.089096961621821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85]-2*[.B785]+_a)) + [.B785]" office:value-type="float" office:value="0.890969616219205">
            <text:p>0.890970</text:p>
          </table:table-cell>
          <table:table-cell table:formula="oooc:=(_K*([.D785]-2*[.C785]+[.B785])) + [.C785]" office:value-type="float" office:value="0.801872654597177">
            <text:p>0.801873</text:p>
          </table:table-cell>
          <table:table-cell table:formula="oooc:=(_K*([.E785]-2*[.D785]+[.C785])) + [.D785]" office:value-type="float" office:value="0.712775692975165">
            <text:p>0.712776</text:p>
          </table:table-cell>
          <table:table-cell table:formula="oooc:=(_K*([.F785]-2*[.E785]+[.D785])) + [.E785]" office:value-type="float" office:value="0.623678731353176">
            <text:p>0.623679</text:p>
          </table:table-cell>
          <table:table-cell table:formula="oooc:=(_K*([.G785]-2*[.F785]+[.E785])) + [.F785]" office:value-type="float" office:value="0.534581769731215">
            <text:p>0.534582</text:p>
          </table:table-cell>
          <table:table-cell table:formula="oooc:=(_K*([.H785]-2*[.G785]+[.F785])) + [.G785]" office:value-type="float" office:value="0.445484808109284">
            <text:p>0.445485</text:p>
          </table:table-cell>
          <table:table-cell table:formula="oooc:=(_K*([.I785]-2*[.H785]+[.G785])) + [.H785]" office:value-type="float" office:value="0.356387846487383">
            <text:p>0.356388</text:p>
          </table:table-cell>
          <table:table-cell table:formula="oooc:=(_K*([.J785]-2*[.I785]+[.H785])) + [.I785]" office:value-type="float" office:value="0.26729088486551">
            <text:p>0.267291</text:p>
          </table:table-cell>
          <table:table-cell table:formula="oooc:=(_K*([.K785]-2*[.J785]+[.I785])) + [.J785]" office:value-type="float" office:value="0.178193923243659">
            <text:p>0.178194</text:p>
          </table:table-cell>
          <table:table-cell table:formula="oooc:=(_K*(_b-2*[.K785]+[.J785])) + [.K785]" office:value-type="float" office:value="0.089096961621825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86]-2*[.B786]+_a)) + [.B786]" office:value-type="float" office:value="0.890969616219208">
            <text:p>0.890970</text:p>
          </table:table-cell>
          <table:table-cell table:formula="oooc:=(_K*([.D786]-2*[.C786]+[.B786])) + [.C786]" office:value-type="float" office:value="0.801872654597183">
            <text:p>0.801873</text:p>
          </table:table-cell>
          <table:table-cell table:formula="oooc:=(_K*([.E786]-2*[.D786]+[.C786])) + [.D786]" office:value-type="float" office:value="0.712775692975174">
            <text:p>0.712776</text:p>
          </table:table-cell>
          <table:table-cell table:formula="oooc:=(_K*([.F786]-2*[.E786]+[.D786])) + [.E786]" office:value-type="float" office:value="0.623678731353187">
            <text:p>0.623679</text:p>
          </table:table-cell>
          <table:table-cell table:formula="oooc:=(_K*([.G786]-2*[.F786]+[.E786])) + [.F786]" office:value-type="float" office:value="0.534581769731227">
            <text:p>0.534582</text:p>
          </table:table-cell>
          <table:table-cell table:formula="oooc:=(_K*([.H786]-2*[.G786]+[.F786])) + [.G786]" office:value-type="float" office:value="0.445484808109296">
            <text:p>0.445485</text:p>
          </table:table-cell>
          <table:table-cell table:formula="oooc:=(_K*([.I786]-2*[.H786]+[.G786])) + [.H786]" office:value-type="float" office:value="0.356387846487394">
            <text:p>0.356388</text:p>
          </table:table-cell>
          <table:table-cell table:formula="oooc:=(_K*([.J786]-2*[.I786]+[.H786])) + [.I786]" office:value-type="float" office:value="0.267290884865519">
            <text:p>0.267291</text:p>
          </table:table-cell>
          <table:table-cell table:formula="oooc:=(_K*([.K786]-2*[.J786]+[.I786])) + [.J786]" office:value-type="float" office:value="0.178193923243666">
            <text:p>0.178194</text:p>
          </table:table-cell>
          <table:table-cell table:formula="oooc:=(_K*(_b-2*[.K786]+[.J786])) + [.K786]" office:value-type="float" office:value="0.089096961621828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87]-2*[.B787]+_a)) + [.B787]" office:value-type="float" office:value="0.890969616219212">
            <text:p>0.890970</text:p>
          </table:table-cell>
          <table:table-cell table:formula="oooc:=(_K*([.D787]-2*[.C787]+[.B787])) + [.C787]" office:value-type="float" office:value="0.80187265459719">
            <text:p>0.801873</text:p>
          </table:table-cell>
          <table:table-cell table:formula="oooc:=(_K*([.E787]-2*[.D787]+[.C787])) + [.D787]" office:value-type="float" office:value="0.712775692975183">
            <text:p>0.712776</text:p>
          </table:table-cell>
          <table:table-cell table:formula="oooc:=(_K*([.F787]-2*[.E787]+[.D787])) + [.E787]" office:value-type="float" office:value="0.623678731353198">
            <text:p>0.623679</text:p>
          </table:table-cell>
          <table:table-cell table:formula="oooc:=(_K*([.G787]-2*[.F787]+[.E787])) + [.F787]" office:value-type="float" office:value="0.534581769731239">
            <text:p>0.534582</text:p>
          </table:table-cell>
          <table:table-cell table:formula="oooc:=(_K*([.H787]-2*[.G787]+[.F787])) + [.G787]" office:value-type="float" office:value="0.445484808109308">
            <text:p>0.445485</text:p>
          </table:table-cell>
          <table:table-cell table:formula="oooc:=(_K*([.I787]-2*[.H787]+[.G787])) + [.H787]" office:value-type="float" office:value="0.356387846487405">
            <text:p>0.356388</text:p>
          </table:table-cell>
          <table:table-cell table:formula="oooc:=(_K*([.J787]-2*[.I787]+[.H787])) + [.I787]" office:value-type="float" office:value="0.267290884865528">
            <text:p>0.267291</text:p>
          </table:table-cell>
          <table:table-cell table:formula="oooc:=(_K*([.K787]-2*[.J787]+[.I787])) + [.J787]" office:value-type="float" office:value="0.178193923243672">
            <text:p>0.178194</text:p>
          </table:table-cell>
          <table:table-cell table:formula="oooc:=(_K*(_b-2*[.K787]+[.J787])) + [.K787]" office:value-type="float" office:value="0.089096961621832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88]-2*[.B788]+_a)) + [.B788]" office:value-type="float" office:value="0.890969616219215">
            <text:p>0.890970</text:p>
          </table:table-cell>
          <table:table-cell table:formula="oooc:=(_K*([.D788]-2*[.C788]+[.B788])) + [.C788]" office:value-type="float" office:value="0.801872654597196">
            <text:p>0.801873</text:p>
          </table:table-cell>
          <table:table-cell table:formula="oooc:=(_K*([.E788]-2*[.D788]+[.C788])) + [.D788]" office:value-type="float" office:value="0.712775692975192">
            <text:p>0.712776</text:p>
          </table:table-cell>
          <table:table-cell table:formula="oooc:=(_K*([.F788]-2*[.E788]+[.D788])) + [.E788]" office:value-type="float" office:value="0.623678731353208">
            <text:p>0.623679</text:p>
          </table:table-cell>
          <table:table-cell table:formula="oooc:=(_K*([.G788]-2*[.F788]+[.E788])) + [.F788]" office:value-type="float" office:value="0.53458176973125">
            <text:p>0.534582</text:p>
          </table:table-cell>
          <table:table-cell table:formula="oooc:=(_K*([.H788]-2*[.G788]+[.F788])) + [.G788]" office:value-type="float" office:value="0.445484808109319">
            <text:p>0.445485</text:p>
          </table:table-cell>
          <table:table-cell table:formula="oooc:=(_K*([.I788]-2*[.H788]+[.G788])) + [.H788]" office:value-type="float" office:value="0.356387846487415">
            <text:p>0.356388</text:p>
          </table:table-cell>
          <table:table-cell table:formula="oooc:=(_K*([.J788]-2*[.I788]+[.H788])) + [.I788]" office:value-type="float" office:value="0.267290884865536">
            <text:p>0.267291</text:p>
          </table:table-cell>
          <table:table-cell table:formula="oooc:=(_K*([.K788]-2*[.J788]+[.I788])) + [.J788]" office:value-type="float" office:value="0.178193923243678">
            <text:p>0.178194</text:p>
          </table:table-cell>
          <table:table-cell table:formula="oooc:=(_K*(_b-2*[.K788]+[.J788])) + [.K788]" office:value-type="float" office:value="0.089096961621835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89]-2*[.B789]+_a)) + [.B789]" office:value-type="float" office:value="0.890969616219218">
            <text:p>0.890970</text:p>
          </table:table-cell>
          <table:table-cell table:formula="oooc:=(_K*([.D789]-2*[.C789]+[.B789])) + [.C789]" office:value-type="float" office:value="0.801872654597202">
            <text:p>0.801873</text:p>
          </table:table-cell>
          <table:table-cell table:formula="oooc:=(_K*([.E789]-2*[.D789]+[.C789])) + [.D789]" office:value-type="float" office:value="0.7127756929752">
            <text:p>0.712776</text:p>
          </table:table-cell>
          <table:table-cell table:formula="oooc:=(_K*([.F789]-2*[.E789]+[.D789])) + [.E789]" office:value-type="float" office:value="0.623678731353218">
            <text:p>0.623679</text:p>
          </table:table-cell>
          <table:table-cell table:formula="oooc:=(_K*([.G789]-2*[.F789]+[.E789])) + [.F789]" office:value-type="float" office:value="0.534581769731261">
            <text:p>0.534582</text:p>
          </table:table-cell>
          <table:table-cell table:formula="oooc:=(_K*([.H789]-2*[.G789]+[.F789])) + [.G789]" office:value-type="float" office:value="0.44548480810933">
            <text:p>0.445485</text:p>
          </table:table-cell>
          <table:table-cell table:formula="oooc:=(_K*([.I789]-2*[.H789]+[.G789])) + [.H789]" office:value-type="float" office:value="0.356387846487425">
            <text:p>0.356388</text:p>
          </table:table-cell>
          <table:table-cell table:formula="oooc:=(_K*([.J789]-2*[.I789]+[.H789])) + [.I789]" office:value-type="float" office:value="0.267290884865545">
            <text:p>0.267291</text:p>
          </table:table-cell>
          <table:table-cell table:formula="oooc:=(_K*([.K789]-2*[.J789]+[.I789])) + [.J789]" office:value-type="float" office:value="0.178193923243684">
            <text:p>0.178194</text:p>
          </table:table-cell>
          <table:table-cell table:formula="oooc:=(_K*(_b-2*[.K789]+[.J789])) + [.K789]" office:value-type="float" office:value="0.089096961621838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90]-2*[.B790]+_a)) + [.B790]" office:value-type="float" office:value="0.890969616219221">
            <text:p>0.890970</text:p>
          </table:table-cell>
          <table:table-cell table:formula="oooc:=(_K*([.D790]-2*[.C790]+[.B790])) + [.C790]" office:value-type="float" office:value="0.801872654597207">
            <text:p>0.801873</text:p>
          </table:table-cell>
          <table:table-cell table:formula="oooc:=(_K*([.E790]-2*[.D790]+[.C790])) + [.D790]" office:value-type="float" office:value="0.712775692975208">
            <text:p>0.712776</text:p>
          </table:table-cell>
          <table:table-cell table:formula="oooc:=(_K*([.F790]-2*[.E790]+[.D790])) + [.E790]" office:value-type="float" office:value="0.623678731353228">
            <text:p>0.623679</text:p>
          </table:table-cell>
          <table:table-cell table:formula="oooc:=(_K*([.G790]-2*[.F790]+[.E790])) + [.F790]" office:value-type="float" office:value="0.534581769731271">
            <text:p>0.534582</text:p>
          </table:table-cell>
          <table:table-cell table:formula="oooc:=(_K*([.H790]-2*[.G790]+[.F790])) + [.G790]" office:value-type="float" office:value="0.44548480810934">
            <text:p>0.445485</text:p>
          </table:table-cell>
          <table:table-cell table:formula="oooc:=(_K*([.I790]-2*[.H790]+[.G790])) + [.H790]" office:value-type="float" office:value="0.356387846487435">
            <text:p>0.356388</text:p>
          </table:table-cell>
          <table:table-cell table:formula="oooc:=(_K*([.J790]-2*[.I790]+[.H790])) + [.I790]" office:value-type="float" office:value="0.267290884865553">
            <text:p>0.267291</text:p>
          </table:table-cell>
          <table:table-cell table:formula="oooc:=(_K*([.K790]-2*[.J790]+[.I790])) + [.J790]" office:value-type="float" office:value="0.17819392324369">
            <text:p>0.178194</text:p>
          </table:table-cell>
          <table:table-cell table:formula="oooc:=(_K*(_b-2*[.K790]+[.J790])) + [.K790]" office:value-type="float" office:value="0.089096961621841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91]-2*[.B791]+_a)) + [.B791]" office:value-type="float" office:value="0.890969616219224">
            <text:p>0.890970</text:p>
          </table:table-cell>
          <table:table-cell table:formula="oooc:=(_K*([.D791]-2*[.C791]+[.B791])) + [.C791]" office:value-type="float" office:value="0.801872654597213">
            <text:p>0.801873</text:p>
          </table:table-cell>
          <table:table-cell table:formula="oooc:=(_K*([.E791]-2*[.D791]+[.C791])) + [.D791]" office:value-type="float" office:value="0.712775692975216">
            <text:p>0.712776</text:p>
          </table:table-cell>
          <table:table-cell table:formula="oooc:=(_K*([.F791]-2*[.E791]+[.D791])) + [.E791]" office:value-type="float" office:value="0.623678731353237">
            <text:p>0.623679</text:p>
          </table:table-cell>
          <table:table-cell table:formula="oooc:=(_K*([.G791]-2*[.F791]+[.E791])) + [.F791]" office:value-type="float" office:value="0.534581769731282">
            <text:p>0.534582</text:p>
          </table:table-cell>
          <table:table-cell table:formula="oooc:=(_K*([.H791]-2*[.G791]+[.F791])) + [.G791]" office:value-type="float" office:value="0.445484808109351">
            <text:p>0.445485</text:p>
          </table:table-cell>
          <table:table-cell table:formula="oooc:=(_K*([.I791]-2*[.H791]+[.G791])) + [.H791]" office:value-type="float" office:value="0.356387846487444">
            <text:p>0.356388</text:p>
          </table:table-cell>
          <table:table-cell table:formula="oooc:=(_K*([.J791]-2*[.I791]+[.H791])) + [.I791]" office:value-type="float" office:value="0.26729088486556">
            <text:p>0.267291</text:p>
          </table:table-cell>
          <table:table-cell table:formula="oooc:=(_K*([.K791]-2*[.J791]+[.I791])) + [.J791]" office:value-type="float" office:value="0.178193923243696">
            <text:p>0.178194</text:p>
          </table:table-cell>
          <table:table-cell table:formula="oooc:=(_K*(_b-2*[.K791]+[.J791])) + [.K791]" office:value-type="float" office:value="0.089096961621844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92]-2*[.B792]+_a)) + [.B792]" office:value-type="float" office:value="0.890969616219227">
            <text:p>0.890970</text:p>
          </table:table-cell>
          <table:table-cell table:formula="oooc:=(_K*([.D792]-2*[.C792]+[.B792])) + [.C792]" office:value-type="float" office:value="0.801872654597218">
            <text:p>0.801873</text:p>
          </table:table-cell>
          <table:table-cell table:formula="oooc:=(_K*([.E792]-2*[.D792]+[.C792])) + [.D792]" office:value-type="float" office:value="0.712775692975223">
            <text:p>0.712776</text:p>
          </table:table-cell>
          <table:table-cell table:formula="oooc:=(_K*([.F792]-2*[.E792]+[.D792])) + [.E792]" office:value-type="float" office:value="0.623678731353246">
            <text:p>0.623679</text:p>
          </table:table-cell>
          <table:table-cell table:formula="oooc:=(_K*([.G792]-2*[.F792]+[.E792])) + [.F792]" office:value-type="float" office:value="0.534581769731291">
            <text:p>0.534582</text:p>
          </table:table-cell>
          <table:table-cell table:formula="oooc:=(_K*([.H792]-2*[.G792]+[.F792])) + [.G792]" office:value-type="float" office:value="0.44548480810936">
            <text:p>0.445485</text:p>
          </table:table-cell>
          <table:table-cell table:formula="oooc:=(_K*([.I792]-2*[.H792]+[.G792])) + [.H792]" office:value-type="float" office:value="0.356387846487453">
            <text:p>0.356388</text:p>
          </table:table-cell>
          <table:table-cell table:formula="oooc:=(_K*([.J792]-2*[.I792]+[.H792])) + [.I792]" office:value-type="float" office:value="0.267290884865568">
            <text:p>0.267291</text:p>
          </table:table-cell>
          <table:table-cell table:formula="oooc:=(_K*([.K792]-2*[.J792]+[.I792])) + [.J792]" office:value-type="float" office:value="0.178193923243701">
            <text:p>0.178194</text:p>
          </table:table-cell>
          <table:table-cell table:formula="oooc:=(_K*(_b-2*[.K792]+[.J792])) + [.K792]" office:value-type="float" office:value="0.089096961621847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93]-2*[.B793]+_a)) + [.B793]" office:value-type="float" office:value="0.890969616219229">
            <text:p>0.890970</text:p>
          </table:table-cell>
          <table:table-cell table:formula="oooc:=(_K*([.D793]-2*[.C793]+[.B793])) + [.C793]" office:value-type="float" office:value="0.801872654597224">
            <text:p>0.801873</text:p>
          </table:table-cell>
          <table:table-cell table:formula="oooc:=(_K*([.E793]-2*[.D793]+[.C793])) + [.D793]" office:value-type="float" office:value="0.712775692975231">
            <text:p>0.712776</text:p>
          </table:table-cell>
          <table:table-cell table:formula="oooc:=(_K*([.F793]-2*[.E793]+[.D793])) + [.E793]" office:value-type="float" office:value="0.623678731353255">
            <text:p>0.623679</text:p>
          </table:table-cell>
          <table:table-cell table:formula="oooc:=(_K*([.G793]-2*[.F793]+[.E793])) + [.F793]" office:value-type="float" office:value="0.534581769731301">
            <text:p>0.534582</text:p>
          </table:table-cell>
          <table:table-cell table:formula="oooc:=(_K*([.H793]-2*[.G793]+[.F793])) + [.G793]" office:value-type="float" office:value="0.44548480810937">
            <text:p>0.445485</text:p>
          </table:table-cell>
          <table:table-cell table:formula="oooc:=(_K*([.I793]-2*[.H793]+[.G793])) + [.H793]" office:value-type="float" office:value="0.356387846487462">
            <text:p>0.356388</text:p>
          </table:table-cell>
          <table:table-cell table:formula="oooc:=(_K*([.J793]-2*[.I793]+[.H793])) + [.I793]" office:value-type="float" office:value="0.267290884865575">
            <text:p>0.267291</text:p>
          </table:table-cell>
          <table:table-cell table:formula="oooc:=(_K*([.K793]-2*[.J793]+[.I793])) + [.J793]" office:value-type="float" office:value="0.178193923243706">
            <text:p>0.178194</text:p>
          </table:table-cell>
          <table:table-cell table:formula="oooc:=(_K*(_b-2*[.K793]+[.J793])) + [.K793]" office:value-type="float" office:value="0.089096961621849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94]-2*[.B794]+_a)) + [.B794]" office:value-type="float" office:value="0.890969616219232">
            <text:p>0.890970</text:p>
          </table:table-cell>
          <table:table-cell table:formula="oooc:=(_K*([.D794]-2*[.C794]+[.B794])) + [.C794]" office:value-type="float" office:value="0.801872654597229">
            <text:p>0.801873</text:p>
          </table:table-cell>
          <table:table-cell table:formula="oooc:=(_K*([.E794]-2*[.D794]+[.C794])) + [.D794]" office:value-type="float" office:value="0.712775692975238">
            <text:p>0.712776</text:p>
          </table:table-cell>
          <table:table-cell table:formula="oooc:=(_K*([.F794]-2*[.E794]+[.D794])) + [.E794]" office:value-type="float" office:value="0.623678731353264">
            <text:p>0.623679</text:p>
          </table:table-cell>
          <table:table-cell table:formula="oooc:=(_K*([.G794]-2*[.F794]+[.E794])) + [.F794]" office:value-type="float" office:value="0.53458176973131">
            <text:p>0.534582</text:p>
          </table:table-cell>
          <table:table-cell table:formula="oooc:=(_K*([.H794]-2*[.G794]+[.F794])) + [.G794]" office:value-type="float" office:value="0.445484808109379">
            <text:p>0.445485</text:p>
          </table:table-cell>
          <table:table-cell table:formula="oooc:=(_K*([.I794]-2*[.H794]+[.G794])) + [.H794]" office:value-type="float" office:value="0.35638784648747">
            <text:p>0.356388</text:p>
          </table:table-cell>
          <table:table-cell table:formula="oooc:=(_K*([.J794]-2*[.I794]+[.H794])) + [.I794]" office:value-type="float" office:value="0.267290884865582">
            <text:p>0.267291</text:p>
          </table:table-cell>
          <table:table-cell table:formula="oooc:=(_K*([.K794]-2*[.J794]+[.I794])) + [.J794]" office:value-type="float" office:value="0.178193923243711">
            <text:p>0.178194</text:p>
          </table:table-cell>
          <table:table-cell table:formula="oooc:=(_K*(_b-2*[.K794]+[.J794])) + [.K794]" office:value-type="float" office:value="0.089096961621852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95]-2*[.B795]+_a)) + [.B795]" office:value-type="float" office:value="0.890969616219234">
            <text:p>0.890970</text:p>
          </table:table-cell>
          <table:table-cell table:formula="oooc:=(_K*([.D795]-2*[.C795]+[.B795])) + [.C795]" office:value-type="float" office:value="0.801872654597234">
            <text:p>0.801873</text:p>
          </table:table-cell>
          <table:table-cell table:formula="oooc:=(_K*([.E795]-2*[.D795]+[.C795])) + [.D795]" office:value-type="float" office:value="0.712775692975244">
            <text:p>0.712776</text:p>
          </table:table-cell>
          <table:table-cell table:formula="oooc:=(_K*([.F795]-2*[.E795]+[.D795])) + [.E795]" office:value-type="float" office:value="0.623678731353272">
            <text:p>0.623679</text:p>
          </table:table-cell>
          <table:table-cell table:formula="oooc:=(_K*([.G795]-2*[.F795]+[.E795])) + [.F795]" office:value-type="float" office:value="0.534581769731319">
            <text:p>0.534582</text:p>
          </table:table-cell>
          <table:table-cell table:formula="oooc:=(_K*([.H795]-2*[.G795]+[.F795])) + [.G795]" office:value-type="float" office:value="0.445484808109388">
            <text:p>0.445485</text:p>
          </table:table-cell>
          <table:table-cell table:formula="oooc:=(_K*([.I795]-2*[.H795]+[.G795])) + [.H795]" office:value-type="float" office:value="0.356387846487479">
            <text:p>0.356388</text:p>
          </table:table-cell>
          <table:table-cell table:formula="oooc:=(_K*([.J795]-2*[.I795]+[.H795])) + [.I795]" office:value-type="float" office:value="0.267290884865589">
            <text:p>0.267291</text:p>
          </table:table-cell>
          <table:table-cell table:formula="oooc:=(_K*([.K795]-2*[.J795]+[.I795])) + [.J795]" office:value-type="float" office:value="0.178193923243716">
            <text:p>0.178194</text:p>
          </table:table-cell>
          <table:table-cell table:formula="oooc:=(_K*(_b-2*[.K795]+[.J795])) + [.K795]" office:value-type="float" office:value="0.0890969616218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96]-2*[.B796]+_a)) + [.B796]" office:value-type="float" office:value="0.890969616219237">
            <text:p>0.890970</text:p>
          </table:table-cell>
          <table:table-cell table:formula="oooc:=(_K*([.D796]-2*[.C796]+[.B796])) + [.C796]" office:value-type="float" office:value="0.801872654597238">
            <text:p>0.801873</text:p>
          </table:table-cell>
          <table:table-cell table:formula="oooc:=(_K*([.E796]-2*[.D796]+[.C796])) + [.D796]" office:value-type="float" office:value="0.712775692975251">
            <text:p>0.712776</text:p>
          </table:table-cell>
          <table:table-cell table:formula="oooc:=(_K*([.F796]-2*[.E796]+[.D796])) + [.E796]" office:value-type="float" office:value="0.62367873135328">
            <text:p>0.623679</text:p>
          </table:table-cell>
          <table:table-cell table:formula="oooc:=(_K*([.G796]-2*[.F796]+[.E796])) + [.F796]" office:value-type="float" office:value="0.534581769731328">
            <text:p>0.534582</text:p>
          </table:table-cell>
          <table:table-cell table:formula="oooc:=(_K*([.H796]-2*[.G796]+[.F796])) + [.G796]" office:value-type="float" office:value="0.445484808109397">
            <text:p>0.445485</text:p>
          </table:table-cell>
          <table:table-cell table:formula="oooc:=(_K*([.I796]-2*[.H796]+[.G796])) + [.H796]" office:value-type="float" office:value="0.356387846487487">
            <text:p>0.356388</text:p>
          </table:table-cell>
          <table:table-cell table:formula="oooc:=(_K*([.J796]-2*[.I796]+[.H796])) + [.I796]" office:value-type="float" office:value="0.267290884865596">
            <text:p>0.267291</text:p>
          </table:table-cell>
          <table:table-cell table:formula="oooc:=(_K*([.K796]-2*[.J796]+[.I796])) + [.J796]" office:value-type="float" office:value="0.178193923243721">
            <text:p>0.178194</text:p>
          </table:table-cell>
          <table:table-cell table:formula="oooc:=(_K*(_b-2*[.K796]+[.J796])) + [.K796]" office:value-type="float" office:value="0.089096961621857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97]-2*[.B797]+_a)) + [.B797]" office:value-type="float" office:value="0.890969616219239">
            <text:p>0.890970</text:p>
          </table:table-cell>
          <table:table-cell table:formula="oooc:=(_K*([.D797]-2*[.C797]+[.B797])) + [.C797]" office:value-type="float" office:value="0.801872654597243">
            <text:p>0.801873</text:p>
          </table:table-cell>
          <table:table-cell table:formula="oooc:=(_K*([.E797]-2*[.D797]+[.C797])) + [.D797]" office:value-type="float" office:value="0.712775692975258">
            <text:p>0.712776</text:p>
          </table:table-cell>
          <table:table-cell table:formula="oooc:=(_K*([.F797]-2*[.E797]+[.D797])) + [.E797]" office:value-type="float" office:value="0.623678731353288">
            <text:p>0.623679</text:p>
          </table:table-cell>
          <table:table-cell table:formula="oooc:=(_K*([.G797]-2*[.F797]+[.E797])) + [.F797]" office:value-type="float" office:value="0.534581769731336">
            <text:p>0.534582</text:p>
          </table:table-cell>
          <table:table-cell table:formula="oooc:=(_K*([.H797]-2*[.G797]+[.F797])) + [.G797]" office:value-type="float" office:value="0.445484808109405">
            <text:p>0.445485</text:p>
          </table:table-cell>
          <table:table-cell table:formula="oooc:=(_K*([.I797]-2*[.H797]+[.G797])) + [.H797]" office:value-type="float" office:value="0.356387846487494">
            <text:p>0.356388</text:p>
          </table:table-cell>
          <table:table-cell table:formula="oooc:=(_K*([.J797]-2*[.I797]+[.H797])) + [.I797]" office:value-type="float" office:value="0.267290884865602">
            <text:p>0.267291</text:p>
          </table:table-cell>
          <table:table-cell table:formula="oooc:=(_K*([.K797]-2*[.J797]+[.I797])) + [.J797]" office:value-type="float" office:value="0.178193923243726">
            <text:p>0.178194</text:p>
          </table:table-cell>
          <table:table-cell table:formula="oooc:=(_K*(_b-2*[.K797]+[.J797])) + [.K797]" office:value-type="float" office:value="0.089096961621859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98]-2*[.B798]+_a)) + [.B798]" office:value-type="float" office:value="0.890969616219242">
            <text:p>0.890970</text:p>
          </table:table-cell>
          <table:table-cell table:formula="oooc:=(_K*([.D798]-2*[.C798]+[.B798])) + [.C798]" office:value-type="float" office:value="0.801872654597247">
            <text:p>0.801873</text:p>
          </table:table-cell>
          <table:table-cell table:formula="oooc:=(_K*([.E798]-2*[.D798]+[.C798])) + [.D798]" office:value-type="float" office:value="0.712775692975264">
            <text:p>0.712776</text:p>
          </table:table-cell>
          <table:table-cell table:formula="oooc:=(_K*([.F798]-2*[.E798]+[.D798])) + [.E798]" office:value-type="float" office:value="0.623678731353295">
            <text:p>0.623679</text:p>
          </table:table-cell>
          <table:table-cell table:formula="oooc:=(_K*([.G798]-2*[.F798]+[.E798])) + [.F798]" office:value-type="float" office:value="0.534581769731344">
            <text:p>0.534582</text:p>
          </table:table-cell>
          <table:table-cell table:formula="oooc:=(_K*([.H798]-2*[.G798]+[.F798])) + [.G798]" office:value-type="float" office:value="0.445484808109413">
            <text:p>0.445485</text:p>
          </table:table-cell>
          <table:table-cell table:formula="oooc:=(_K*([.I798]-2*[.H798]+[.G798])) + [.H798]" office:value-type="float" office:value="0.356387846487502">
            <text:p>0.356388</text:p>
          </table:table-cell>
          <table:table-cell table:formula="oooc:=(_K*([.J798]-2*[.I798]+[.H798])) + [.I798]" office:value-type="float" office:value="0.267290884865608">
            <text:p>0.267291</text:p>
          </table:table-cell>
          <table:table-cell table:formula="oooc:=(_K*([.K798]-2*[.J798]+[.I798])) + [.J798]" office:value-type="float" office:value="0.17819392324373">
            <text:p>0.178194</text:p>
          </table:table-cell>
          <table:table-cell table:formula="oooc:=(_K*(_b-2*[.K798]+[.J798])) + [.K798]" office:value-type="float" office:value="0.089096961621862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799]-2*[.B799]+_a)) + [.B799]" office:value-type="float" office:value="0.890969616219244">
            <text:p>0.890970</text:p>
          </table:table-cell>
          <table:table-cell table:formula="oooc:=(_K*([.D799]-2*[.C799]+[.B799])) + [.C799]" office:value-type="float" office:value="0.801872654597251">
            <text:p>0.801873</text:p>
          </table:table-cell>
          <table:table-cell table:formula="oooc:=(_K*([.E799]-2*[.D799]+[.C799])) + [.D799]" office:value-type="float" office:value="0.71277569297527">
            <text:p>0.712776</text:p>
          </table:table-cell>
          <table:table-cell table:formula="oooc:=(_K*([.F799]-2*[.E799]+[.D799])) + [.E799]" office:value-type="float" office:value="0.623678731353302">
            <text:p>0.623679</text:p>
          </table:table-cell>
          <table:table-cell table:formula="oooc:=(_K*([.G799]-2*[.F799]+[.E799])) + [.F799]" office:value-type="float" office:value="0.534581769731352">
            <text:p>0.534582</text:p>
          </table:table-cell>
          <table:table-cell table:formula="oooc:=(_K*([.H799]-2*[.G799]+[.F799])) + [.G799]" office:value-type="float" office:value="0.445484808109421">
            <text:p>0.445485</text:p>
          </table:table-cell>
          <table:table-cell table:formula="oooc:=(_K*([.I799]-2*[.H799]+[.G799])) + [.H799]" office:value-type="float" office:value="0.356387846487509">
            <text:p>0.356388</text:p>
          </table:table-cell>
          <table:table-cell table:formula="oooc:=(_K*([.J799]-2*[.I799]+[.H799])) + [.I799]" office:value-type="float" office:value="0.267290884865614">
            <text:p>0.267291</text:p>
          </table:table-cell>
          <table:table-cell table:formula="oooc:=(_K*([.K799]-2*[.J799]+[.I799])) + [.J799]" office:value-type="float" office:value="0.178193923243734">
            <text:p>0.178194</text:p>
          </table:table-cell>
          <table:table-cell table:formula="oooc:=(_K*(_b-2*[.K799]+[.J799])) + [.K799]" office:value-type="float" office:value="0.089096961621864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00]-2*[.B800]+_a)) + [.B800]" office:value-type="float" office:value="0.890969616219246">
            <text:p>0.890970</text:p>
          </table:table-cell>
          <table:table-cell table:formula="oooc:=(_K*([.D800]-2*[.C800]+[.B800])) + [.C800]" office:value-type="float" office:value="0.801872654597256">
            <text:p>0.801873</text:p>
          </table:table-cell>
          <table:table-cell table:formula="oooc:=(_K*([.E800]-2*[.D800]+[.C800])) + [.D800]" office:value-type="float" office:value="0.712775692975275">
            <text:p>0.712776</text:p>
          </table:table-cell>
          <table:table-cell table:formula="oooc:=(_K*([.F800]-2*[.E800]+[.D800])) + [.E800]" office:value-type="float" office:value="0.623678731353309">
            <text:p>0.623679</text:p>
          </table:table-cell>
          <table:table-cell table:formula="oooc:=(_K*([.G800]-2*[.F800]+[.E800])) + [.F800]" office:value-type="float" office:value="0.53458176973136">
            <text:p>0.534582</text:p>
          </table:table-cell>
          <table:table-cell table:formula="oooc:=(_K*([.H800]-2*[.G800]+[.F800])) + [.G800]" office:value-type="float" office:value="0.445484808109429">
            <text:p>0.445485</text:p>
          </table:table-cell>
          <table:table-cell table:formula="oooc:=(_K*([.I800]-2*[.H800]+[.G800])) + [.H800]" office:value-type="float" office:value="0.356387846487516">
            <text:p>0.356388</text:p>
          </table:table-cell>
          <table:table-cell table:formula="oooc:=(_K*([.J800]-2*[.I800]+[.H800])) + [.I800]" office:value-type="float" office:value="0.26729088486562">
            <text:p>0.267291</text:p>
          </table:table-cell>
          <table:table-cell table:formula="oooc:=(_K*([.K800]-2*[.J800]+[.I800])) + [.J800]" office:value-type="float" office:value="0.178193923243738">
            <text:p>0.178194</text:p>
          </table:table-cell>
          <table:table-cell table:formula="oooc:=(_K*(_b-2*[.K800]+[.J800])) + [.K800]" office:value-type="float" office:value="0.089096961621866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01]-2*[.B801]+_a)) + [.B801]" office:value-type="float" office:value="0.890969616219248">
            <text:p>0.890970</text:p>
          </table:table-cell>
          <table:table-cell table:formula="oooc:=(_K*([.D801]-2*[.C801]+[.B801])) + [.C801]" office:value-type="float" office:value="0.80187265459726">
            <text:p>0.801873</text:p>
          </table:table-cell>
          <table:table-cell table:formula="oooc:=(_K*([.E801]-2*[.D801]+[.C801])) + [.D801]" office:value-type="float" office:value="0.712775692975281">
            <text:p>0.712776</text:p>
          </table:table-cell>
          <table:table-cell table:formula="oooc:=(_K*([.F801]-2*[.E801]+[.D801])) + [.E801]" office:value-type="float" office:value="0.623678731353316">
            <text:p>0.623679</text:p>
          </table:table-cell>
          <table:table-cell table:formula="oooc:=(_K*([.G801]-2*[.F801]+[.E801])) + [.F801]" office:value-type="float" office:value="0.534581769731367">
            <text:p>0.534582</text:p>
          </table:table-cell>
          <table:table-cell table:formula="oooc:=(_K*([.H801]-2*[.G801]+[.F801])) + [.G801]" office:value-type="float" office:value="0.445484808109436">
            <text:p>0.445485</text:p>
          </table:table-cell>
          <table:table-cell table:formula="oooc:=(_K*([.I801]-2*[.H801]+[.G801])) + [.H801]" office:value-type="float" office:value="0.356387846487523">
            <text:p>0.356388</text:p>
          </table:table-cell>
          <table:table-cell table:formula="oooc:=(_K*([.J801]-2*[.I801]+[.H801])) + [.I801]" office:value-type="float" office:value="0.267290884865626">
            <text:p>0.267291</text:p>
          </table:table-cell>
          <table:table-cell table:formula="oooc:=(_K*([.K801]-2*[.J801]+[.I801])) + [.J801]" office:value-type="float" office:value="0.178193923243742">
            <text:p>0.178194</text:p>
          </table:table-cell>
          <table:table-cell table:formula="oooc:=(_K*(_b-2*[.K801]+[.J801])) + [.K801]" office:value-type="float" office:value="0.089096961621868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02]-2*[.B802]+_a)) + [.B802]" office:value-type="float" office:value="0.89096961621925">
            <text:p>0.890970</text:p>
          </table:table-cell>
          <table:table-cell table:formula="oooc:=(_K*([.D802]-2*[.C802]+[.B802])) + [.C802]" office:value-type="float" office:value="0.801872654597264">
            <text:p>0.801873</text:p>
          </table:table-cell>
          <table:table-cell table:formula="oooc:=(_K*([.E802]-2*[.D802]+[.C802])) + [.D802]" office:value-type="float" office:value="0.712775692975286">
            <text:p>0.712776</text:p>
          </table:table-cell>
          <table:table-cell table:formula="oooc:=(_K*([.F802]-2*[.E802]+[.D802])) + [.E802]" office:value-type="float" office:value="0.623678731353322">
            <text:p>0.623679</text:p>
          </table:table-cell>
          <table:table-cell table:formula="oooc:=(_K*([.G802]-2*[.F802]+[.E802])) + [.F802]" office:value-type="float" office:value="0.534581769731374">
            <text:p>0.534582</text:p>
          </table:table-cell>
          <table:table-cell table:formula="oooc:=(_K*([.H802]-2*[.G802]+[.F802])) + [.G802]" office:value-type="float" office:value="0.445484808109443">
            <text:p>0.445485</text:p>
          </table:table-cell>
          <table:table-cell table:formula="oooc:=(_K*([.I802]-2*[.H802]+[.G802])) + [.H802]" office:value-type="float" office:value="0.356387846487529">
            <text:p>0.356388</text:p>
          </table:table-cell>
          <table:table-cell table:formula="oooc:=(_K*([.J802]-2*[.I802]+[.H802])) + [.I802]" office:value-type="float" office:value="0.267290884865631">
            <text:p>0.267291</text:p>
          </table:table-cell>
          <table:table-cell table:formula="oooc:=(_K*([.K802]-2*[.J802]+[.I802])) + [.J802]" office:value-type="float" office:value="0.178193923243746">
            <text:p>0.178194</text:p>
          </table:table-cell>
          <table:table-cell table:formula="oooc:=(_K*(_b-2*[.K802]+[.J802])) + [.K802]" office:value-type="float" office:value="0.089096961621870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03]-2*[.B803]+_a)) + [.B803]" office:value-type="float" office:value="0.890969616219252">
            <text:p>0.890970</text:p>
          </table:table-cell>
          <table:table-cell table:formula="oooc:=(_K*([.D803]-2*[.C803]+[.B803])) + [.C803]" office:value-type="float" office:value="0.801872654597267">
            <text:p>0.801873</text:p>
          </table:table-cell>
          <table:table-cell table:formula="oooc:=(_K*([.E803]-2*[.D803]+[.C803])) + [.D803]" office:value-type="float" office:value="0.712775692975292">
            <text:p>0.712776</text:p>
          </table:table-cell>
          <table:table-cell table:formula="oooc:=(_K*([.F803]-2*[.E803]+[.D803])) + [.E803]" office:value-type="float" office:value="0.623678731353329">
            <text:p>0.623679</text:p>
          </table:table-cell>
          <table:table-cell table:formula="oooc:=(_K*([.G803]-2*[.F803]+[.E803])) + [.F803]" office:value-type="float" office:value="0.534581769731381">
            <text:p>0.534582</text:p>
          </table:table-cell>
          <table:table-cell table:formula="oooc:=(_K*([.H803]-2*[.G803]+[.F803])) + [.G803]" office:value-type="float" office:value="0.44548480810945">
            <text:p>0.445485</text:p>
          </table:table-cell>
          <table:table-cell table:formula="oooc:=(_K*([.I803]-2*[.H803]+[.G803])) + [.H803]" office:value-type="float" office:value="0.356387846487536">
            <text:p>0.356388</text:p>
          </table:table-cell>
          <table:table-cell table:formula="oooc:=(_K*([.J803]-2*[.I803]+[.H803])) + [.I803]" office:value-type="float" office:value="0.267290884865636">
            <text:p>0.267291</text:p>
          </table:table-cell>
          <table:table-cell table:formula="oooc:=(_K*([.K803]-2*[.J803]+[.I803])) + [.J803]" office:value-type="float" office:value="0.17819392324375">
            <text:p>0.178194</text:p>
          </table:table-cell>
          <table:table-cell table:formula="oooc:=(_K*(_b-2*[.K803]+[.J803])) + [.K803]" office:value-type="float" office:value="0.089096961621872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04]-2*[.B804]+_a)) + [.B804]" office:value-type="float" office:value="0.890969616219254">
            <text:p>0.890970</text:p>
          </table:table-cell>
          <table:table-cell table:formula="oooc:=(_K*([.D804]-2*[.C804]+[.B804])) + [.C804]" office:value-type="float" office:value="0.801872654597271">
            <text:p>0.801873</text:p>
          </table:table-cell>
          <table:table-cell table:formula="oooc:=(_K*([.E804]-2*[.D804]+[.C804])) + [.D804]" office:value-type="float" office:value="0.712775692975297">
            <text:p>0.712776</text:p>
          </table:table-cell>
          <table:table-cell table:formula="oooc:=(_K*([.F804]-2*[.E804]+[.D804])) + [.E804]" office:value-type="float" office:value="0.623678731353335">
            <text:p>0.623679</text:p>
          </table:table-cell>
          <table:table-cell table:formula="oooc:=(_K*([.G804]-2*[.F804]+[.E804])) + [.F804]" office:value-type="float" office:value="0.534581769731388">
            <text:p>0.534582</text:p>
          </table:table-cell>
          <table:table-cell table:formula="oooc:=(_K*([.H804]-2*[.G804]+[.F804])) + [.G804]" office:value-type="float" office:value="0.445484808109457">
            <text:p>0.445485</text:p>
          </table:table-cell>
          <table:table-cell table:formula="oooc:=(_K*([.I804]-2*[.H804]+[.G804])) + [.H804]" office:value-type="float" office:value="0.356387846487542">
            <text:p>0.356388</text:p>
          </table:table-cell>
          <table:table-cell table:formula="oooc:=(_K*([.J804]-2*[.I804]+[.H804])) + [.I804]" office:value-type="float" office:value="0.267290884865642">
            <text:p>0.267291</text:p>
          </table:table-cell>
          <table:table-cell table:formula="oooc:=(_K*([.K804]-2*[.J804]+[.I804])) + [.J804]" office:value-type="float" office:value="0.178193923243754">
            <text:p>0.178194</text:p>
          </table:table-cell>
          <table:table-cell table:formula="oooc:=(_K*(_b-2*[.K804]+[.J804])) + [.K804]" office:value-type="float" office:value="0.089096961621874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05]-2*[.B805]+_a)) + [.B805]" office:value-type="float" office:value="0.890969616219256">
            <text:p>0.890970</text:p>
          </table:table-cell>
          <table:table-cell table:formula="oooc:=(_K*([.D805]-2*[.C805]+[.B805])) + [.C805]" office:value-type="float" office:value="0.801872654597275">
            <text:p>0.801873</text:p>
          </table:table-cell>
          <table:table-cell table:formula="oooc:=(_K*([.E805]-2*[.D805]+[.C805])) + [.D805]" office:value-type="float" office:value="0.712775692975302">
            <text:p>0.712776</text:p>
          </table:table-cell>
          <table:table-cell table:formula="oooc:=(_K*([.F805]-2*[.E805]+[.D805])) + [.E805]" office:value-type="float" office:value="0.623678731353341">
            <text:p>0.623679</text:p>
          </table:table-cell>
          <table:table-cell table:formula="oooc:=(_K*([.G805]-2*[.F805]+[.E805])) + [.F805]" office:value-type="float" office:value="0.534581769731394">
            <text:p>0.534582</text:p>
          </table:table-cell>
          <table:table-cell table:formula="oooc:=(_K*([.H805]-2*[.G805]+[.F805])) + [.G805]" office:value-type="float" office:value="0.445484808109463">
            <text:p>0.445485</text:p>
          </table:table-cell>
          <table:table-cell table:formula="oooc:=(_K*([.I805]-2*[.H805]+[.G805])) + [.H805]" office:value-type="float" office:value="0.356387846487548">
            <text:p>0.356388</text:p>
          </table:table-cell>
          <table:table-cell table:formula="oooc:=(_K*([.J805]-2*[.I805]+[.H805])) + [.I805]" office:value-type="float" office:value="0.267290884865646">
            <text:p>0.267291</text:p>
          </table:table-cell>
          <table:table-cell table:formula="oooc:=(_K*([.K805]-2*[.J805]+[.I805])) + [.J805]" office:value-type="float" office:value="0.178193923243757">
            <text:p>0.178194</text:p>
          </table:table-cell>
          <table:table-cell table:formula="oooc:=(_K*(_b-2*[.K805]+[.J805])) + [.K805]" office:value-type="float" office:value="0.089096961621876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06]-2*[.B806]+_a)) + [.B806]" office:value-type="float" office:value="0.890969616219258">
            <text:p>0.890970</text:p>
          </table:table-cell>
          <table:table-cell table:formula="oooc:=(_K*([.D806]-2*[.C806]+[.B806])) + [.C806]" office:value-type="float" office:value="0.801872654597278">
            <text:p>0.801873</text:p>
          </table:table-cell>
          <table:table-cell table:formula="oooc:=(_K*([.E806]-2*[.D806]+[.C806])) + [.D806]" office:value-type="float" office:value="0.712775692975306">
            <text:p>0.712776</text:p>
          </table:table-cell>
          <table:table-cell table:formula="oooc:=(_K*([.F806]-2*[.E806]+[.D806])) + [.E806]" office:value-type="float" office:value="0.623678731353347">
            <text:p>0.623679</text:p>
          </table:table-cell>
          <table:table-cell table:formula="oooc:=(_K*([.G806]-2*[.F806]+[.E806])) + [.F806]" office:value-type="float" office:value="0.5345817697314">
            <text:p>0.534582</text:p>
          </table:table-cell>
          <table:table-cell table:formula="oooc:=(_K*([.H806]-2*[.G806]+[.F806])) + [.G806]" office:value-type="float" office:value="0.445484808109469">
            <text:p>0.445485</text:p>
          </table:table-cell>
          <table:table-cell table:formula="oooc:=(_K*([.I806]-2*[.H806]+[.G806])) + [.H806]" office:value-type="float" office:value="0.356387846487553">
            <text:p>0.356388</text:p>
          </table:table-cell>
          <table:table-cell table:formula="oooc:=(_K*([.J806]-2*[.I806]+[.H806])) + [.I806]" office:value-type="float" office:value="0.267290884865651">
            <text:p>0.267291</text:p>
          </table:table-cell>
          <table:table-cell table:formula="oooc:=(_K*([.K806]-2*[.J806]+[.I806])) + [.J806]" office:value-type="float" office:value="0.178193923243761">
            <text:p>0.178194</text:p>
          </table:table-cell>
          <table:table-cell table:formula="oooc:=(_K*(_b-2*[.K806]+[.J806])) + [.K806]" office:value-type="float" office:value="0.089096961621878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07]-2*[.B807]+_a)) + [.B807]" office:value-type="float" office:value="0.890969616219259">
            <text:p>0.890970</text:p>
          </table:table-cell>
          <table:table-cell table:formula="oooc:=(_K*([.D807]-2*[.C807]+[.B807])) + [.C807]" office:value-type="float" office:value="0.801872654597281">
            <text:p>0.801873</text:p>
          </table:table-cell>
          <table:table-cell table:formula="oooc:=(_K*([.E807]-2*[.D807]+[.C807])) + [.D807]" office:value-type="float" office:value="0.712775692975311">
            <text:p>0.712776</text:p>
          </table:table-cell>
          <table:table-cell table:formula="oooc:=(_K*([.F807]-2*[.E807]+[.D807])) + [.E807]" office:value-type="float" office:value="0.623678731353352">
            <text:p>0.623679</text:p>
          </table:table-cell>
          <table:table-cell table:formula="oooc:=(_K*([.G807]-2*[.F807]+[.E807])) + [.F807]" office:value-type="float" office:value="0.534581769731406">
            <text:p>0.534582</text:p>
          </table:table-cell>
          <table:table-cell table:formula="oooc:=(_K*([.H807]-2*[.G807]+[.F807])) + [.G807]" office:value-type="float" office:value="0.445484808109475">
            <text:p>0.445485</text:p>
          </table:table-cell>
          <table:table-cell table:formula="oooc:=(_K*([.I807]-2*[.H807]+[.G807])) + [.H807]" office:value-type="float" office:value="0.356387846487559">
            <text:p>0.356388</text:p>
          </table:table-cell>
          <table:table-cell table:formula="oooc:=(_K*([.J807]-2*[.I807]+[.H807])) + [.I807]" office:value-type="float" office:value="0.267290884865656">
            <text:p>0.267291</text:p>
          </table:table-cell>
          <table:table-cell table:formula="oooc:=(_K*([.K807]-2*[.J807]+[.I807])) + [.J807]" office:value-type="float" office:value="0.178193923243764">
            <text:p>0.178194</text:p>
          </table:table-cell>
          <table:table-cell table:formula="oooc:=(_K*(_b-2*[.K807]+[.J807])) + [.K807]" office:value-type="float" office:value="0.089096961621879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08]-2*[.B808]+_a)) + [.B808]" office:value-type="float" office:value="0.890969616219261">
            <text:p>0.890970</text:p>
          </table:table-cell>
          <table:table-cell table:formula="oooc:=(_K*([.D808]-2*[.C808]+[.B808])) + [.C808]" office:value-type="float" office:value="0.801872654597284">
            <text:p>0.801873</text:p>
          </table:table-cell>
          <table:table-cell table:formula="oooc:=(_K*([.E808]-2*[.D808]+[.C808])) + [.D808]" office:value-type="float" office:value="0.712775692975316">
            <text:p>0.712776</text:p>
          </table:table-cell>
          <table:table-cell table:formula="oooc:=(_K*([.F808]-2*[.E808]+[.D808])) + [.E808]" office:value-type="float" office:value="0.623678731353357">
            <text:p>0.623679</text:p>
          </table:table-cell>
          <table:table-cell table:formula="oooc:=(_K*([.G808]-2*[.F808]+[.E808])) + [.F808]" office:value-type="float" office:value="0.534581769731412">
            <text:p>0.534582</text:p>
          </table:table-cell>
          <table:table-cell table:formula="oooc:=(_K*([.H808]-2*[.G808]+[.F808])) + [.G808]" office:value-type="float" office:value="0.445484808109481">
            <text:p>0.445485</text:p>
          </table:table-cell>
          <table:table-cell table:formula="oooc:=(_K*([.I808]-2*[.H808]+[.G808])) + [.H808]" office:value-type="float" office:value="0.356387846487564">
            <text:p>0.356388</text:p>
          </table:table-cell>
          <table:table-cell table:formula="oooc:=(_K*([.J808]-2*[.I808]+[.H808])) + [.I808]" office:value-type="float" office:value="0.26729088486566">
            <text:p>0.267291</text:p>
          </table:table-cell>
          <table:table-cell table:formula="oooc:=(_K*([.K808]-2*[.J808]+[.I808])) + [.J808]" office:value-type="float" office:value="0.178193923243767">
            <text:p>0.178194</text:p>
          </table:table-cell>
          <table:table-cell table:formula="oooc:=(_K*(_b-2*[.K808]+[.J808])) + [.K808]" office:value-type="float" office:value="0.089096961621881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09]-2*[.B809]+_a)) + [.B809]" office:value-type="float" office:value="0.890969616219263">
            <text:p>0.890970</text:p>
          </table:table-cell>
          <table:table-cell table:formula="oooc:=(_K*([.D809]-2*[.C809]+[.B809])) + [.C809]" office:value-type="float" office:value="0.801872654597288">
            <text:p>0.801873</text:p>
          </table:table-cell>
          <table:table-cell table:formula="oooc:=(_K*([.E809]-2*[.D809]+[.C809])) + [.D809]" office:value-type="float" office:value="0.71277569297532">
            <text:p>0.712776</text:p>
          </table:table-cell>
          <table:table-cell table:formula="oooc:=(_K*([.F809]-2*[.E809]+[.D809])) + [.E809]" office:value-type="float" office:value="0.623678731353363">
            <text:p>0.623679</text:p>
          </table:table-cell>
          <table:table-cell table:formula="oooc:=(_K*([.G809]-2*[.F809]+[.E809])) + [.F809]" office:value-type="float" office:value="0.534581769731418">
            <text:p>0.534582</text:p>
          </table:table-cell>
          <table:table-cell table:formula="oooc:=(_K*([.H809]-2*[.G809]+[.F809])) + [.G809]" office:value-type="float" office:value="0.445484808109487">
            <text:p>0.445485</text:p>
          </table:table-cell>
          <table:table-cell table:formula="oooc:=(_K*([.I809]-2*[.H809]+[.G809])) + [.H809]" office:value-type="float" office:value="0.356387846487569">
            <text:p>0.356388</text:p>
          </table:table-cell>
          <table:table-cell table:formula="oooc:=(_K*([.J809]-2*[.I809]+[.H809])) + [.I809]" office:value-type="float" office:value="0.267290884865665">
            <text:p>0.267291</text:p>
          </table:table-cell>
          <table:table-cell table:formula="oooc:=(_K*([.K809]-2*[.J809]+[.I809])) + [.J809]" office:value-type="float" office:value="0.17819392324377">
            <text:p>0.178194</text:p>
          </table:table-cell>
          <table:table-cell table:formula="oooc:=(_K*(_b-2*[.K809]+[.J809])) + [.K809]" office:value-type="float" office:value="0.089096961621883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10]-2*[.B810]+_a)) + [.B810]" office:value-type="float" office:value="0.890969616219264">
            <text:p>0.890970</text:p>
          </table:table-cell>
          <table:table-cell table:formula="oooc:=(_K*([.D810]-2*[.C810]+[.B810])) + [.C810]" office:value-type="float" office:value="0.80187265459729">
            <text:p>0.801873</text:p>
          </table:table-cell>
          <table:table-cell table:formula="oooc:=(_K*([.E810]-2*[.D810]+[.C810])) + [.D810]" office:value-type="float" office:value="0.712775692975324">
            <text:p>0.712776</text:p>
          </table:table-cell>
          <table:table-cell table:formula="oooc:=(_K*([.F810]-2*[.E810]+[.D810])) + [.E810]" office:value-type="float" office:value="0.623678731353368">
            <text:p>0.623679</text:p>
          </table:table-cell>
          <table:table-cell table:formula="oooc:=(_K*([.G810]-2*[.F810]+[.E810])) + [.F810]" office:value-type="float" office:value="0.534581769731423">
            <text:p>0.534582</text:p>
          </table:table-cell>
          <table:table-cell table:formula="oooc:=(_K*([.H810]-2*[.G810]+[.F810])) + [.G810]" office:value-type="float" office:value="0.445484808109492">
            <text:p>0.445485</text:p>
          </table:table-cell>
          <table:table-cell table:formula="oooc:=(_K*([.I810]-2*[.H810]+[.G810])) + [.H810]" office:value-type="float" office:value="0.356387846487574">
            <text:p>0.356388</text:p>
          </table:table-cell>
          <table:table-cell table:formula="oooc:=(_K*([.J810]-2*[.I810]+[.H810])) + [.I810]" office:value-type="float" office:value="0.267290884865669">
            <text:p>0.267291</text:p>
          </table:table-cell>
          <table:table-cell table:formula="oooc:=(_K*([.K810]-2*[.J810]+[.I810])) + [.J810]" office:value-type="float" office:value="0.178193923243773">
            <text:p>0.178194</text:p>
          </table:table-cell>
          <table:table-cell table:formula="oooc:=(_K*(_b-2*[.K810]+[.J810])) + [.K810]" office:value-type="float" office:value="0.089096961621884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11]-2*[.B811]+_a)) + [.B811]" office:value-type="float" office:value="0.890969616219266">
            <text:p>0.890970</text:p>
          </table:table-cell>
          <table:table-cell table:formula="oooc:=(_K*([.D811]-2*[.C811]+[.B811])) + [.C811]" office:value-type="float" office:value="0.801872654597293">
            <text:p>0.801873</text:p>
          </table:table-cell>
          <table:table-cell table:formula="oooc:=(_K*([.E811]-2*[.D811]+[.C811])) + [.D811]" office:value-type="float" office:value="0.712775692975328">
            <text:p>0.712776</text:p>
          </table:table-cell>
          <table:table-cell table:formula="oooc:=(_K*([.F811]-2*[.E811]+[.D811])) + [.E811]" office:value-type="float" office:value="0.623678731353373">
            <text:p>0.623679</text:p>
          </table:table-cell>
          <table:table-cell table:formula="oooc:=(_K*([.G811]-2*[.F811]+[.E811])) + [.F811]" office:value-type="float" office:value="0.534581769731429">
            <text:p>0.534582</text:p>
          </table:table-cell>
          <table:table-cell table:formula="oooc:=(_K*([.H811]-2*[.G811]+[.F811])) + [.G811]" office:value-type="float" office:value="0.445484808109498">
            <text:p>0.445485</text:p>
          </table:table-cell>
          <table:table-cell table:formula="oooc:=(_K*([.I811]-2*[.H811]+[.G811])) + [.H811]" office:value-type="float" office:value="0.356387846487579">
            <text:p>0.356388</text:p>
          </table:table-cell>
          <table:table-cell table:formula="oooc:=(_K*([.J811]-2*[.I811]+[.H811])) + [.I811]" office:value-type="float" office:value="0.267290884865673">
            <text:p>0.267291</text:p>
          </table:table-cell>
          <table:table-cell table:formula="oooc:=(_K*([.K811]-2*[.J811]+[.I811])) + [.J811]" office:value-type="float" office:value="0.178193923243776">
            <text:p>0.178194</text:p>
          </table:table-cell>
          <table:table-cell table:formula="oooc:=(_K*(_b-2*[.K811]+[.J811])) + [.K811]" office:value-type="float" office:value="0.089096961621886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12]-2*[.B812]+_a)) + [.B812]" office:value-type="float" office:value="0.890969616219267">
            <text:p>0.890970</text:p>
          </table:table-cell>
          <table:table-cell table:formula="oooc:=(_K*([.D812]-2*[.C812]+[.B812])) + [.C812]" office:value-type="float" office:value="0.801872654597296">
            <text:p>0.801873</text:p>
          </table:table-cell>
          <table:table-cell table:formula="oooc:=(_K*([.E812]-2*[.D812]+[.C812])) + [.D812]" office:value-type="float" office:value="0.712775692975332">
            <text:p>0.712776</text:p>
          </table:table-cell>
          <table:table-cell table:formula="oooc:=(_K*([.F812]-2*[.E812]+[.D812])) + [.E812]" office:value-type="float" office:value="0.623678731353377">
            <text:p>0.623679</text:p>
          </table:table-cell>
          <table:table-cell table:formula="oooc:=(_K*([.G812]-2*[.F812]+[.E812])) + [.F812]" office:value-type="float" office:value="0.534581769731434">
            <text:p>0.534582</text:p>
          </table:table-cell>
          <table:table-cell table:formula="oooc:=(_K*([.H812]-2*[.G812]+[.F812])) + [.G812]" office:value-type="float" office:value="0.445484808109503">
            <text:p>0.445485</text:p>
          </table:table-cell>
          <table:table-cell table:formula="oooc:=(_K*([.I812]-2*[.H812]+[.G812])) + [.H812]" office:value-type="float" office:value="0.356387846487584">
            <text:p>0.356388</text:p>
          </table:table-cell>
          <table:table-cell table:formula="oooc:=(_K*([.J812]-2*[.I812]+[.H812])) + [.I812]" office:value-type="float" office:value="0.267290884865677">
            <text:p>0.267291</text:p>
          </table:table-cell>
          <table:table-cell table:formula="oooc:=(_K*([.K812]-2*[.J812]+[.I812])) + [.J812]" office:value-type="float" office:value="0.178193923243779">
            <text:p>0.178194</text:p>
          </table:table-cell>
          <table:table-cell table:formula="oooc:=(_K*(_b-2*[.K812]+[.J812])) + [.K812]" office:value-type="float" office:value="0.089096961621887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13]-2*[.B813]+_a)) + [.B813]" office:value-type="float" office:value="0.890969616219269">
            <text:p>0.890970</text:p>
          </table:table-cell>
          <table:table-cell table:formula="oooc:=(_K*([.D813]-2*[.C813]+[.B813])) + [.C813]" office:value-type="float" office:value="0.801872654597299">
            <text:p>0.801873</text:p>
          </table:table-cell>
          <table:table-cell table:formula="oooc:=(_K*([.E813]-2*[.D813]+[.C813])) + [.D813]" office:value-type="float" office:value="0.712775692975336">
            <text:p>0.712776</text:p>
          </table:table-cell>
          <table:table-cell table:formula="oooc:=(_K*([.F813]-2*[.E813]+[.D813])) + [.E813]" office:value-type="float" office:value="0.623678731353382">
            <text:p>0.623679</text:p>
          </table:table-cell>
          <table:table-cell table:formula="oooc:=(_K*([.G813]-2*[.F813]+[.E813])) + [.F813]" office:value-type="float" office:value="0.534581769731439">
            <text:p>0.534582</text:p>
          </table:table-cell>
          <table:table-cell table:formula="oooc:=(_K*([.H813]-2*[.G813]+[.F813])) + [.G813]" office:value-type="float" office:value="0.445484808109508">
            <text:p>0.445485</text:p>
          </table:table-cell>
          <table:table-cell table:formula="oooc:=(_K*([.I813]-2*[.H813]+[.G813])) + [.H813]" office:value-type="float" office:value="0.356387846487589">
            <text:p>0.356388</text:p>
          </table:table-cell>
          <table:table-cell table:formula="oooc:=(_K*([.J813]-2*[.I813]+[.H813])) + [.I813]" office:value-type="float" office:value="0.26729088486568">
            <text:p>0.267291</text:p>
          </table:table-cell>
          <table:table-cell table:formula="oooc:=(_K*([.K813]-2*[.J813]+[.I813])) + [.J813]" office:value-type="float" office:value="0.178193923243781">
            <text:p>0.178194</text:p>
          </table:table-cell>
          <table:table-cell table:formula="oooc:=(_K*(_b-2*[.K813]+[.J813])) + [.K813]" office:value-type="float" office:value="0.089096961621889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14]-2*[.B814]+_a)) + [.B814]" office:value-type="float" office:value="0.890969616219269">
            <text:p>0.890970</text:p>
          </table:table-cell>
          <table:table-cell table:formula="oooc:=(_K*([.D814]-2*[.C814]+[.B814])) + [.C814]" office:value-type="float" office:value="0.801872654597302">
            <text:p>0.801873</text:p>
          </table:table-cell>
          <table:table-cell table:formula="oooc:=(_K*([.E814]-2*[.D814]+[.C814])) + [.D814]" office:value-type="float" office:value="0.712775692975339">
            <text:p>0.712776</text:p>
          </table:table-cell>
          <table:table-cell table:formula="oooc:=(_K*([.F814]-2*[.E814]+[.D814])) + [.E814]" office:value-type="float" office:value="0.623678731353386">
            <text:p>0.623679</text:p>
          </table:table-cell>
          <table:table-cell table:formula="oooc:=(_K*([.G814]-2*[.F814]+[.E814])) + [.F814]" office:value-type="float" office:value="0.534581769731444">
            <text:p>0.534582</text:p>
          </table:table-cell>
          <table:table-cell table:formula="oooc:=(_K*([.H814]-2*[.G814]+[.F814])) + [.G814]" office:value-type="float" office:value="0.445484808109512">
            <text:p>0.445485</text:p>
          </table:table-cell>
          <table:table-cell table:formula="oooc:=(_K*([.I814]-2*[.H814]+[.G814])) + [.H814]" office:value-type="float" office:value="0.356387846487593">
            <text:p>0.356388</text:p>
          </table:table-cell>
          <table:table-cell table:formula="oooc:=(_K*([.J814]-2*[.I814]+[.H814])) + [.I814]" office:value-type="float" office:value="0.267290884865684">
            <text:p>0.267291</text:p>
          </table:table-cell>
          <table:table-cell table:formula="oooc:=(_K*([.K814]-2*[.J814]+[.I814])) + [.J814]" office:value-type="float" office:value="0.178193923243784">
            <text:p>0.178194</text:p>
          </table:table-cell>
          <table:table-cell table:formula="oooc:=(_K*(_b-2*[.K814]+[.J814])) + [.K814]" office:value-type="float" office:value="0.089096961621890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15]-2*[.B815]+_a)) + [.B815]" office:value-type="float" office:value="0.890969616219271">
            <text:p>0.890970</text:p>
          </table:table-cell>
          <table:table-cell table:formula="oooc:=(_K*([.D815]-2*[.C815]+[.B815])) + [.C815]" office:value-type="float" office:value="0.801872654597304">
            <text:p>0.801873</text:p>
          </table:table-cell>
          <table:table-cell table:formula="oooc:=(_K*([.E815]-2*[.D815]+[.C815])) + [.D815]" office:value-type="float" office:value="0.712775692975343">
            <text:p>0.712776</text:p>
          </table:table-cell>
          <table:table-cell table:formula="oooc:=(_K*([.F815]-2*[.E815]+[.D815])) + [.E815]" office:value-type="float" office:value="0.62367873135339">
            <text:p>0.623679</text:p>
          </table:table-cell>
          <table:table-cell table:formula="oooc:=(_K*([.G815]-2*[.F815]+[.E815])) + [.F815]" office:value-type="float" office:value="0.534581769731448">
            <text:p>0.534582</text:p>
          </table:table-cell>
          <table:table-cell table:formula="oooc:=(_K*([.H815]-2*[.G815]+[.F815])) + [.G815]" office:value-type="float" office:value="0.445484808109517">
            <text:p>0.445485</text:p>
          </table:table-cell>
          <table:table-cell table:formula="oooc:=(_K*([.I815]-2*[.H815]+[.G815])) + [.H815]" office:value-type="float" office:value="0.356387846487597">
            <text:p>0.356388</text:p>
          </table:table-cell>
          <table:table-cell table:formula="oooc:=(_K*([.J815]-2*[.I815]+[.H815])) + [.I815]" office:value-type="float" office:value="0.267290884865688">
            <text:p>0.267291</text:p>
          </table:table-cell>
          <table:table-cell table:formula="oooc:=(_K*([.K815]-2*[.J815]+[.I815])) + [.J815]" office:value-type="float" office:value="0.178193923243787">
            <text:p>0.178194</text:p>
          </table:table-cell>
          <table:table-cell table:formula="oooc:=(_K*(_b-2*[.K815]+[.J815])) + [.K815]" office:value-type="float" office:value="0.089096961621891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16]-2*[.B816]+_a)) + [.B816]" office:value-type="float" office:value="0.890969616219271">
            <text:p>0.890970</text:p>
          </table:table-cell>
          <table:table-cell table:formula="oooc:=(_K*([.D816]-2*[.C816]+[.B816])) + [.C816]" office:value-type="float" office:value="0.801872654597306">
            <text:p>0.801873</text:p>
          </table:table-cell>
          <table:table-cell table:formula="oooc:=(_K*([.E816]-2*[.D816]+[.C816])) + [.D816]" office:value-type="float" office:value="0.712775692975346">
            <text:p>0.712776</text:p>
          </table:table-cell>
          <table:table-cell table:formula="oooc:=(_K*([.F816]-2*[.E816]+[.D816])) + [.E816]" office:value-type="float" office:value="0.623678731353395">
            <text:p>0.623679</text:p>
          </table:table-cell>
          <table:table-cell table:formula="oooc:=(_K*([.G816]-2*[.F816]+[.E816])) + [.F816]" office:value-type="float" office:value="0.534581769731453">
            <text:p>0.534582</text:p>
          </table:table-cell>
          <table:table-cell table:formula="oooc:=(_K*([.H816]-2*[.G816]+[.F816])) + [.G816]" office:value-type="float" office:value="0.445484808109522">
            <text:p>0.445485</text:p>
          </table:table-cell>
          <table:table-cell table:formula="oooc:=(_K*([.I816]-2*[.H816]+[.G816])) + [.H816]" office:value-type="float" office:value="0.356387846487601">
            <text:p>0.356388</text:p>
          </table:table-cell>
          <table:table-cell table:formula="oooc:=(_K*([.J816]-2*[.I816]+[.H816])) + [.I816]" office:value-type="float" office:value="0.267290884865691">
            <text:p>0.267291</text:p>
          </table:table-cell>
          <table:table-cell table:formula="oooc:=(_K*([.K816]-2*[.J816]+[.I816])) + [.J816]" office:value-type="float" office:value="0.178193923243789">
            <text:p>0.178194</text:p>
          </table:table-cell>
          <table:table-cell table:formula="oooc:=(_K*(_b-2*[.K816]+[.J816])) + [.K816]" office:value-type="float" office:value="0.08909696162189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17]-2*[.B817]+_a)) + [.B817]" office:value-type="float" office:value="0.890969616219273">
            <text:p>0.890970</text:p>
          </table:table-cell>
          <table:table-cell table:formula="oooc:=(_K*([.D817]-2*[.C817]+[.B817])) + [.C817]" office:value-type="float" office:value="0.801872654597308">
            <text:p>0.801873</text:p>
          </table:table-cell>
          <table:table-cell table:formula="oooc:=(_K*([.E817]-2*[.D817]+[.C817])) + [.D817]" office:value-type="float" office:value="0.71277569297535">
            <text:p>0.712776</text:p>
          </table:table-cell>
          <table:table-cell table:formula="oooc:=(_K*([.F817]-2*[.E817]+[.D817])) + [.E817]" office:value-type="float" office:value="0.623678731353398">
            <text:p>0.623679</text:p>
          </table:table-cell>
          <table:table-cell table:formula="oooc:=(_K*([.G817]-2*[.F817]+[.E817])) + [.F817]" office:value-type="float" office:value="0.534581769731457">
            <text:p>0.534582</text:p>
          </table:table-cell>
          <table:table-cell table:formula="oooc:=(_K*([.H817]-2*[.G817]+[.F817])) + [.G817]" office:value-type="float" office:value="0.445484808109526">
            <text:p>0.445485</text:p>
          </table:table-cell>
          <table:table-cell table:formula="oooc:=(_K*([.I817]-2*[.H817]+[.G817])) + [.H817]" office:value-type="float" office:value="0.356387846487605">
            <text:p>0.356388</text:p>
          </table:table-cell>
          <table:table-cell table:formula="oooc:=(_K*([.J817]-2*[.I817]+[.H817])) + [.I817]" office:value-type="float" office:value="0.267290884865694">
            <text:p>0.267291</text:p>
          </table:table-cell>
          <table:table-cell table:formula="oooc:=(_K*([.K817]-2*[.J817]+[.I817])) + [.J817]" office:value-type="float" office:value="0.178193923243791">
            <text:p>0.178194</text:p>
          </table:table-cell>
          <table:table-cell table:formula="oooc:=(_K*(_b-2*[.K817]+[.J817])) + [.K817]" office:value-type="float" office:value="0.089096961621894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18]-2*[.B818]+_a)) + [.B818]" office:value-type="float" office:value="0.890969616219273">
            <text:p>0.890970</text:p>
          </table:table-cell>
          <table:table-cell table:formula="oooc:=(_K*([.D818]-2*[.C818]+[.B818])) + [.C818]" office:value-type="float" office:value="0.801872654597311">
            <text:p>0.801873</text:p>
          </table:table-cell>
          <table:table-cell table:formula="oooc:=(_K*([.E818]-2*[.D818]+[.C818])) + [.D818]" office:value-type="float" office:value="0.712775692975353">
            <text:p>0.712776</text:p>
          </table:table-cell>
          <table:table-cell table:formula="oooc:=(_K*([.F818]-2*[.E818]+[.D818])) + [.E818]" office:value-type="float" office:value="0.623678731353402">
            <text:p>0.623679</text:p>
          </table:table-cell>
          <table:table-cell table:formula="oooc:=(_K*([.G818]-2*[.F818]+[.E818])) + [.F818]" office:value-type="float" office:value="0.534581769731461">
            <text:p>0.534582</text:p>
          </table:table-cell>
          <table:table-cell table:formula="oooc:=(_K*([.H818]-2*[.G818]+[.F818])) + [.G818]" office:value-type="float" office:value="0.44548480810953">
            <text:p>0.445485</text:p>
          </table:table-cell>
          <table:table-cell table:formula="oooc:=(_K*([.I818]-2*[.H818]+[.G818])) + [.H818]" office:value-type="float" office:value="0.356387846487609">
            <text:p>0.356388</text:p>
          </table:table-cell>
          <table:table-cell table:formula="oooc:=(_K*([.J818]-2*[.I818]+[.H818])) + [.I818]" office:value-type="float" office:value="0.267290884865698">
            <text:p>0.267291</text:p>
          </table:table-cell>
          <table:table-cell table:formula="oooc:=(_K*([.K818]-2*[.J818]+[.I818])) + [.J818]" office:value-type="float" office:value="0.178193923243794">
            <text:p>0.178194</text:p>
          </table:table-cell>
          <table:table-cell table:formula="oooc:=(_K*(_b-2*[.K818]+[.J818])) + [.K818]" office:value-type="float" office:value="0.089096961621895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19]-2*[.B819]+_a)) + [.B819]" office:value-type="float" office:value="0.890969616219276">
            <text:p>0.890970</text:p>
          </table:table-cell>
          <table:table-cell table:formula="oooc:=(_K*([.D819]-2*[.C819]+[.B819])) + [.C819]" office:value-type="float" office:value="0.801872654597313">
            <text:p>0.801873</text:p>
          </table:table-cell>
          <table:table-cell table:formula="oooc:=(_K*([.E819]-2*[.D819]+[.C819])) + [.D819]" office:value-type="float" office:value="0.712775692975356">
            <text:p>0.712776</text:p>
          </table:table-cell>
          <table:table-cell table:formula="oooc:=(_K*([.F819]-2*[.E819]+[.D819])) + [.E819]" office:value-type="float" office:value="0.623678731353406">
            <text:p>0.623679</text:p>
          </table:table-cell>
          <table:table-cell table:formula="oooc:=(_K*([.G819]-2*[.F819]+[.E819])) + [.F819]" office:value-type="float" office:value="0.534581769731465">
            <text:p>0.534582</text:p>
          </table:table-cell>
          <table:table-cell table:formula="oooc:=(_K*([.H819]-2*[.G819]+[.F819])) + [.G819]" office:value-type="float" office:value="0.445484808109534">
            <text:p>0.445485</text:p>
          </table:table-cell>
          <table:table-cell table:formula="oooc:=(_K*([.I819]-2*[.H819]+[.G819])) + [.H819]" office:value-type="float" office:value="0.356387846487613">
            <text:p>0.356388</text:p>
          </table:table-cell>
          <table:table-cell table:formula="oooc:=(_K*([.J819]-2*[.I819]+[.H819])) + [.I819]" office:value-type="float" office:value="0.267290884865701">
            <text:p>0.267291</text:p>
          </table:table-cell>
          <table:table-cell table:formula="oooc:=(_K*([.K819]-2*[.J819]+[.I819])) + [.J819]" office:value-type="float" office:value="0.178193923243796">
            <text:p>0.178194</text:p>
          </table:table-cell>
          <table:table-cell table:formula="oooc:=(_K*(_b-2*[.K819]+[.J819])) + [.K819]" office:value-type="float" office:value="0.089096961621896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20]-2*[.B820]+_a)) + [.B820]" office:value-type="float" office:value="0.890969616219276">
            <text:p>0.890970</text:p>
          </table:table-cell>
          <table:table-cell table:formula="oooc:=(_K*([.D820]-2*[.C820]+[.B820])) + [.C820]" office:value-type="float" office:value="0.801872654597315">
            <text:p>0.801873</text:p>
          </table:table-cell>
          <table:table-cell table:formula="oooc:=(_K*([.E820]-2*[.D820]+[.C820])) + [.D820]" office:value-type="float" office:value="0.712775692975359">
            <text:p>0.712776</text:p>
          </table:table-cell>
          <table:table-cell table:formula="oooc:=(_K*([.F820]-2*[.E820]+[.D820])) + [.E820]" office:value-type="float" office:value="0.62367873135341">
            <text:p>0.623679</text:p>
          </table:table-cell>
          <table:table-cell table:formula="oooc:=(_K*([.G820]-2*[.F820]+[.E820])) + [.F820]" office:value-type="float" office:value="0.534581769731469">
            <text:p>0.534582</text:p>
          </table:table-cell>
          <table:table-cell table:formula="oooc:=(_K*([.H820]-2*[.G820]+[.F820])) + [.G820]" office:value-type="float" office:value="0.445484808109538">
            <text:p>0.445485</text:p>
          </table:table-cell>
          <table:table-cell table:formula="oooc:=(_K*([.I820]-2*[.H820]+[.G820])) + [.H820]" office:value-type="float" office:value="0.356387846487617">
            <text:p>0.356388</text:p>
          </table:table-cell>
          <table:table-cell table:formula="oooc:=(_K*([.J820]-2*[.I820]+[.H820])) + [.I820]" office:value-type="float" office:value="0.267290884865704">
            <text:p>0.267291</text:p>
          </table:table-cell>
          <table:table-cell table:formula="oooc:=(_K*([.K820]-2*[.J820]+[.I820])) + [.J820]" office:value-type="float" office:value="0.178193923243798">
            <text:p>0.178194</text:p>
          </table:table-cell>
          <table:table-cell table:formula="oooc:=(_K*(_b-2*[.K820]+[.J820])) + [.K820]" office:value-type="float" office:value="0.089096961621897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21]-2*[.B821]+_a)) + [.B821]" office:value-type="float" office:value="0.890969616219278">
            <text:p>0.890970</text:p>
          </table:table-cell>
          <table:table-cell table:formula="oooc:=(_K*([.D821]-2*[.C821]+[.B821])) + [.C821]" office:value-type="float" office:value="0.801872654597317">
            <text:p>0.801873</text:p>
          </table:table-cell>
          <table:table-cell table:formula="oooc:=(_K*([.E821]-2*[.D821]+[.C821])) + [.D821]" office:value-type="float" office:value="0.712775692975362">
            <text:p>0.712776</text:p>
          </table:table-cell>
          <table:table-cell table:formula="oooc:=(_K*([.F821]-2*[.E821]+[.D821])) + [.E821]" office:value-type="float" office:value="0.623678731353413">
            <text:p>0.623679</text:p>
          </table:table-cell>
          <table:table-cell table:formula="oooc:=(_K*([.G821]-2*[.F821]+[.E821])) + [.F821]" office:value-type="float" office:value="0.534581769731473">
            <text:p>0.534582</text:p>
          </table:table-cell>
          <table:table-cell table:formula="oooc:=(_K*([.H821]-2*[.G821]+[.F821])) + [.G821]" office:value-type="float" office:value="0.445484808109542">
            <text:p>0.445485</text:p>
          </table:table-cell>
          <table:table-cell table:formula="oooc:=(_K*([.I821]-2*[.H821]+[.G821])) + [.H821]" office:value-type="float" office:value="0.35638784648762">
            <text:p>0.356388</text:p>
          </table:table-cell>
          <table:table-cell table:formula="oooc:=(_K*([.J821]-2*[.I821]+[.H821])) + [.I821]" office:value-type="float" office:value="0.267290884865707">
            <text:p>0.267291</text:p>
          </table:table-cell>
          <table:table-cell table:formula="oooc:=(_K*([.K821]-2*[.J821]+[.I821])) + [.J821]" office:value-type="float" office:value="0.1781939232438">
            <text:p>0.178194</text:p>
          </table:table-cell>
          <table:table-cell table:formula="oooc:=(_K*(_b-2*[.K821]+[.J821])) + [.K821]" office:value-type="float" office:value="0.089096961621898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22]-2*[.B822]+_a)) + [.B822]" office:value-type="float" office:value="0.890969616219278">
            <text:p>0.890970</text:p>
          </table:table-cell>
          <table:table-cell table:formula="oooc:=(_K*([.D822]-2*[.C822]+[.B822])) + [.C822]" office:value-type="float" office:value="0.801872654597319">
            <text:p>0.801873</text:p>
          </table:table-cell>
          <table:table-cell table:formula="oooc:=(_K*([.E822]-2*[.D822]+[.C822])) + [.D822]" office:value-type="float" office:value="0.712775692975364">
            <text:p>0.712776</text:p>
          </table:table-cell>
          <table:table-cell table:formula="oooc:=(_K*([.F822]-2*[.E822]+[.D822])) + [.E822]" office:value-type="float" office:value="0.623678731353416">
            <text:p>0.623679</text:p>
          </table:table-cell>
          <table:table-cell table:formula="oooc:=(_K*([.G822]-2*[.F822]+[.E822])) + [.F822]" office:value-type="float" office:value="0.534581769731477">
            <text:p>0.534582</text:p>
          </table:table-cell>
          <table:table-cell table:formula="oooc:=(_K*([.H822]-2*[.G822]+[.F822])) + [.G822]" office:value-type="float" office:value="0.445484808109546">
            <text:p>0.445485</text:p>
          </table:table-cell>
          <table:table-cell table:formula="oooc:=(_K*([.I822]-2*[.H822]+[.G822])) + [.H822]" office:value-type="float" office:value="0.356387846487623">
            <text:p>0.356388</text:p>
          </table:table-cell>
          <table:table-cell table:formula="oooc:=(_K*([.J822]-2*[.I822]+[.H822])) + [.I822]" office:value-type="float" office:value="0.267290884865709">
            <text:p>0.267291</text:p>
          </table:table-cell>
          <table:table-cell table:formula="oooc:=(_K*([.K822]-2*[.J822]+[.I822])) + [.J822]" office:value-type="float" office:value="0.178193923243802">
            <text:p>0.178194</text:p>
          </table:table-cell>
          <table:table-cell table:formula="oooc:=(_K*(_b-2*[.K822]+[.J822])) + [.K822]" office:value-type="float" office:value="0.089096961621899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23]-2*[.B823]+_a)) + [.B823]" office:value-type="float" office:value="0.89096961621928">
            <text:p>0.890970</text:p>
          </table:table-cell>
          <table:table-cell table:formula="oooc:=(_K*([.D823]-2*[.C823]+[.B823])) + [.C823]" office:value-type="float" office:value="0.801872654597321">
            <text:p>0.801873</text:p>
          </table:table-cell>
          <table:table-cell table:formula="oooc:=(_K*([.E823]-2*[.D823]+[.C823])) + [.D823]" office:value-type="float" office:value="0.712775692975367">
            <text:p>0.712776</text:p>
          </table:table-cell>
          <table:table-cell table:formula="oooc:=(_K*([.F823]-2*[.E823]+[.D823])) + [.E823]" office:value-type="float" office:value="0.62367873135342">
            <text:p>0.623679</text:p>
          </table:table-cell>
          <table:table-cell table:formula="oooc:=(_K*([.G823]-2*[.F823]+[.E823])) + [.F823]" office:value-type="float" office:value="0.53458176973148">
            <text:p>0.534582</text:p>
          </table:table-cell>
          <table:table-cell table:formula="oooc:=(_K*([.H823]-2*[.G823]+[.F823])) + [.G823]" office:value-type="float" office:value="0.445484808109549">
            <text:p>0.445485</text:p>
          </table:table-cell>
          <table:table-cell table:formula="oooc:=(_K*([.I823]-2*[.H823]+[.G823])) + [.H823]" office:value-type="float" office:value="0.356387846487627">
            <text:p>0.356388</text:p>
          </table:table-cell>
          <table:table-cell table:formula="oooc:=(_K*([.J823]-2*[.I823]+[.H823])) + [.I823]" office:value-type="float" office:value="0.267290884865712">
            <text:p>0.267291</text:p>
          </table:table-cell>
          <table:table-cell table:formula="oooc:=(_K*([.K823]-2*[.J823]+[.I823])) + [.J823]" office:value-type="float" office:value="0.178193923243804">
            <text:p>0.178194</text:p>
          </table:table-cell>
          <table:table-cell table:formula="oooc:=(_K*(_b-2*[.K823]+[.J823])) + [.K823]" office:value-type="float" office:value="0.089096961621900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24]-2*[.B824]+_a)) + [.B824]" office:value-type="float" office:value="0.89096961621928">
            <text:p>0.890970</text:p>
          </table:table-cell>
          <table:table-cell table:formula="oooc:=(_K*([.D824]-2*[.C824]+[.B824])) + [.C824]" office:value-type="float" office:value="0.801872654597323">
            <text:p>0.801873</text:p>
          </table:table-cell>
          <table:table-cell table:formula="oooc:=(_K*([.E824]-2*[.D824]+[.C824])) + [.D824]" office:value-type="float" office:value="0.712775692975369">
            <text:p>0.712776</text:p>
          </table:table-cell>
          <table:table-cell table:formula="oooc:=(_K*([.F824]-2*[.E824]+[.D824])) + [.E824]" office:value-type="float" office:value="0.623678731353423">
            <text:p>0.623679</text:p>
          </table:table-cell>
          <table:table-cell table:formula="oooc:=(_K*([.G824]-2*[.F824]+[.E824])) + [.F824]" office:value-type="float" office:value="0.534581769731483">
            <text:p>0.534582</text:p>
          </table:table-cell>
          <table:table-cell table:formula="oooc:=(_K*([.H824]-2*[.G824]+[.F824])) + [.G824]" office:value-type="float" office:value="0.445484808109553">
            <text:p>0.445485</text:p>
          </table:table-cell>
          <table:table-cell table:formula="oooc:=(_K*([.I824]-2*[.H824]+[.G824])) + [.H824]" office:value-type="float" office:value="0.35638784648763">
            <text:p>0.356388</text:p>
          </table:table-cell>
          <table:table-cell table:formula="oooc:=(_K*([.J824]-2*[.I824]+[.H824])) + [.I824]" office:value-type="float" office:value="0.267290884865715">
            <text:p>0.267291</text:p>
          </table:table-cell>
          <table:table-cell table:formula="oooc:=(_K*([.K824]-2*[.J824]+[.I824])) + [.J824]" office:value-type="float" office:value="0.178193923243806">
            <text:p>0.178194</text:p>
          </table:table-cell>
          <table:table-cell table:formula="oooc:=(_K*(_b-2*[.K824]+[.J824])) + [.K824]" office:value-type="float" office:value="0.089096961621901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25]-2*[.B825]+_a)) + [.B825]" office:value-type="float" office:value="0.890969616219282">
            <text:p>0.890970</text:p>
          </table:table-cell>
          <table:table-cell table:formula="oooc:=(_K*([.D825]-2*[.C825]+[.B825])) + [.C825]" office:value-type="float" office:value="0.801872654597324">
            <text:p>0.801873</text:p>
          </table:table-cell>
          <table:table-cell table:formula="oooc:=(_K*([.E825]-2*[.D825]+[.C825])) + [.D825]" office:value-type="float" office:value="0.712775692975372">
            <text:p>0.712776</text:p>
          </table:table-cell>
          <table:table-cell table:formula="oooc:=(_K*([.F825]-2*[.E825]+[.D825])) + [.E825]" office:value-type="float" office:value="0.623678731353426">
            <text:p>0.623679</text:p>
          </table:table-cell>
          <table:table-cell table:formula="oooc:=(_K*([.G825]-2*[.F825]+[.E825])) + [.F825]" office:value-type="float" office:value="0.534581769731487">
            <text:p>0.534582</text:p>
          </table:table-cell>
          <table:table-cell table:formula="oooc:=(_K*([.H825]-2*[.G825]+[.F825])) + [.G825]" office:value-type="float" office:value="0.445484808109556">
            <text:p>0.445485</text:p>
          </table:table-cell>
          <table:table-cell table:formula="oooc:=(_K*([.I825]-2*[.H825]+[.G825])) + [.H825]" office:value-type="float" office:value="0.356387846487633">
            <text:p>0.356388</text:p>
          </table:table-cell>
          <table:table-cell table:formula="oooc:=(_K*([.J825]-2*[.I825]+[.H825])) + [.I825]" office:value-type="float" office:value="0.267290884865717">
            <text:p>0.267291</text:p>
          </table:table-cell>
          <table:table-cell table:formula="oooc:=(_K*([.K825]-2*[.J825]+[.I825])) + [.J825]" office:value-type="float" office:value="0.178193923243808">
            <text:p>0.178194</text:p>
          </table:table-cell>
          <table:table-cell table:formula="oooc:=(_K*(_b-2*[.K825]+[.J825])) + [.K825]" office:value-type="float" office:value="0.089096961621902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26]-2*[.B826]+_a)) + [.B826]" office:value-type="float" office:value="0.890969616219282">
            <text:p>0.890970</text:p>
          </table:table-cell>
          <table:table-cell table:formula="oooc:=(_K*([.D826]-2*[.C826]+[.B826])) + [.C826]" office:value-type="float" office:value="0.801872654597326">
            <text:p>0.801873</text:p>
          </table:table-cell>
          <table:table-cell table:formula="oooc:=(_K*([.E826]-2*[.D826]+[.C826])) + [.D826]" office:value-type="float" office:value="0.712775692975374">
            <text:p>0.712776</text:p>
          </table:table-cell>
          <table:table-cell table:formula="oooc:=(_K*([.F826]-2*[.E826]+[.D826])) + [.E826]" office:value-type="float" office:value="0.623678731353429">
            <text:p>0.623679</text:p>
          </table:table-cell>
          <table:table-cell table:formula="oooc:=(_K*([.G826]-2*[.F826]+[.E826])) + [.F826]" office:value-type="float" office:value="0.53458176973149">
            <text:p>0.534582</text:p>
          </table:table-cell>
          <table:table-cell table:formula="oooc:=(_K*([.H826]-2*[.G826]+[.F826])) + [.G826]" office:value-type="float" office:value="0.445484808109559">
            <text:p>0.445485</text:p>
          </table:table-cell>
          <table:table-cell table:formula="oooc:=(_K*([.I826]-2*[.H826]+[.G826])) + [.H826]" office:value-type="float" office:value="0.356387846487636">
            <text:p>0.356388</text:p>
          </table:table-cell>
          <table:table-cell table:formula="oooc:=(_K*([.J826]-2*[.I826]+[.H826])) + [.I826]" office:value-type="float" office:value="0.26729088486572">
            <text:p>0.267291</text:p>
          </table:table-cell>
          <table:table-cell table:formula="oooc:=(_K*([.K826]-2*[.J826]+[.I826])) + [.J826]" office:value-type="float" office:value="0.17819392324381">
            <text:p>0.178194</text:p>
          </table:table-cell>
          <table:table-cell table:formula="oooc:=(_K*(_b-2*[.K826]+[.J826])) + [.K826]" office:value-type="float" office:value="0.089096961621903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27]-2*[.B827]+_a)) + [.B827]" office:value-type="float" office:value="0.890969616219284">
            <text:p>0.890970</text:p>
          </table:table-cell>
          <table:table-cell table:formula="oooc:=(_K*([.D827]-2*[.C827]+[.B827])) + [.C827]" office:value-type="float" office:value="0.801872654597328">
            <text:p>0.801873</text:p>
          </table:table-cell>
          <table:table-cell table:formula="oooc:=(_K*([.E827]-2*[.D827]+[.C827])) + [.D827]" office:value-type="float" office:value="0.712775692975377">
            <text:p>0.712776</text:p>
          </table:table-cell>
          <table:table-cell table:formula="oooc:=(_K*([.F827]-2*[.E827]+[.D827])) + [.E827]" office:value-type="float" office:value="0.623678731353431">
            <text:p>0.623679</text:p>
          </table:table-cell>
          <table:table-cell table:formula="oooc:=(_K*([.G827]-2*[.F827]+[.E827])) + [.F827]" office:value-type="float" office:value="0.534581769731493">
            <text:p>0.534582</text:p>
          </table:table-cell>
          <table:table-cell table:formula="oooc:=(_K*([.H827]-2*[.G827]+[.F827])) + [.G827]" office:value-type="float" office:value="0.445484808109562">
            <text:p>0.445485</text:p>
          </table:table-cell>
          <table:table-cell table:formula="oooc:=(_K*([.I827]-2*[.H827]+[.G827])) + [.H827]" office:value-type="float" office:value="0.356387846487639">
            <text:p>0.356388</text:p>
          </table:table-cell>
          <table:table-cell table:formula="oooc:=(_K*([.J827]-2*[.I827]+[.H827])) + [.I827]" office:value-type="float" office:value="0.267290884865722">
            <text:p>0.267291</text:p>
          </table:table-cell>
          <table:table-cell table:formula="oooc:=(_K*([.K827]-2*[.J827]+[.I827])) + [.J827]" office:value-type="float" office:value="0.178193923243811">
            <text:p>0.178194</text:p>
          </table:table-cell>
          <table:table-cell table:formula="oooc:=(_K*(_b-2*[.K827]+[.J827])) + [.K827]" office:value-type="float" office:value="0.089096961621904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28]-2*[.B828]+_a)) + [.B828]" office:value-type="float" office:value="0.890969616219284">
            <text:p>0.890970</text:p>
          </table:table-cell>
          <table:table-cell table:formula="oooc:=(_K*([.D828]-2*[.C828]+[.B828])) + [.C828]" office:value-type="float" office:value="0.80187265459733">
            <text:p>0.801873</text:p>
          </table:table-cell>
          <table:table-cell table:formula="oooc:=(_K*([.E828]-2*[.D828]+[.C828])) + [.D828]" office:value-type="float" office:value="0.712775692975379">
            <text:p>0.712776</text:p>
          </table:table-cell>
          <table:table-cell table:formula="oooc:=(_K*([.F828]-2*[.E828]+[.D828])) + [.E828]" office:value-type="float" office:value="0.623678731353434">
            <text:p>0.623679</text:p>
          </table:table-cell>
          <table:table-cell table:formula="oooc:=(_K*([.G828]-2*[.F828]+[.E828])) + [.F828]" office:value-type="float" office:value="0.534581769731496">
            <text:p>0.534582</text:p>
          </table:table-cell>
          <table:table-cell table:formula="oooc:=(_K*([.H828]-2*[.G828]+[.F828])) + [.G828]" office:value-type="float" office:value="0.445484808109565">
            <text:p>0.445485</text:p>
          </table:table-cell>
          <table:table-cell table:formula="oooc:=(_K*([.I828]-2*[.H828]+[.G828])) + [.H828]" office:value-type="float" office:value="0.356387846487641">
            <text:p>0.356388</text:p>
          </table:table-cell>
          <table:table-cell table:formula="oooc:=(_K*([.J828]-2*[.I828]+[.H828])) + [.I828]" office:value-type="float" office:value="0.267290884865724">
            <text:p>0.267291</text:p>
          </table:table-cell>
          <table:table-cell table:formula="oooc:=(_K*([.K828]-2*[.J828]+[.I828])) + [.J828]" office:value-type="float" office:value="0.178193923243813">
            <text:p>0.178194</text:p>
          </table:table-cell>
          <table:table-cell table:formula="oooc:=(_K*(_b-2*[.K828]+[.J828])) + [.K828]" office:value-type="float" office:value="0.089096961621905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29]-2*[.B829]+_a)) + [.B829]" office:value-type="float" office:value="0.890969616219285">
            <text:p>0.890970</text:p>
          </table:table-cell>
          <table:table-cell table:formula="oooc:=(_K*([.D829]-2*[.C829]+[.B829])) + [.C829]" office:value-type="float" office:value="0.80187265459733">
            <text:p>0.801873</text:p>
          </table:table-cell>
          <table:table-cell table:formula="oooc:=(_K*([.E829]-2*[.D829]+[.C829])) + [.D829]" office:value-type="float" office:value="0.712775692975381">
            <text:p>0.712776</text:p>
          </table:table-cell>
          <table:table-cell table:formula="oooc:=(_K*([.F829]-2*[.E829]+[.D829])) + [.E829]" office:value-type="float" office:value="0.623678731353437">
            <text:p>0.623679</text:p>
          </table:table-cell>
          <table:table-cell table:formula="oooc:=(_K*([.G829]-2*[.F829]+[.E829])) + [.F829]" office:value-type="float" office:value="0.534581769731499">
            <text:p>0.534582</text:p>
          </table:table-cell>
          <table:table-cell table:formula="oooc:=(_K*([.H829]-2*[.G829]+[.F829])) + [.G829]" office:value-type="float" office:value="0.445484808109568">
            <text:p>0.445485</text:p>
          </table:table-cell>
          <table:table-cell table:formula="oooc:=(_K*([.I829]-2*[.H829]+[.G829])) + [.H829]" office:value-type="float" office:value="0.356387846487644">
            <text:p>0.356388</text:p>
          </table:table-cell>
          <table:table-cell table:formula="oooc:=(_K*([.J829]-2*[.I829]+[.H829])) + [.I829]" office:value-type="float" office:value="0.267290884865727">
            <text:p>0.267291</text:p>
          </table:table-cell>
          <table:table-cell table:formula="oooc:=(_K*([.K829]-2*[.J829]+[.I829])) + [.J829]" office:value-type="float" office:value="0.178193923243815">
            <text:p>0.178194</text:p>
          </table:table-cell>
          <table:table-cell table:formula="oooc:=(_K*(_b-2*[.K829]+[.J829])) + [.K829]" office:value-type="float" office:value="0.089096961621906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30]-2*[.B830]+_a)) + [.B830]" office:value-type="float" office:value="0.890969616219285">
            <text:p>0.890970</text:p>
          </table:table-cell>
          <table:table-cell table:formula="oooc:=(_K*([.D830]-2*[.C830]+[.B830])) + [.C830]" office:value-type="float" office:value="0.801872654597333">
            <text:p>0.801873</text:p>
          </table:table-cell>
          <table:table-cell table:formula="oooc:=(_K*([.E830]-2*[.D830]+[.C830])) + [.D830]" office:value-type="float" office:value="0.712775692975383">
            <text:p>0.712776</text:p>
          </table:table-cell>
          <table:table-cell table:formula="oooc:=(_K*([.F830]-2*[.E830]+[.D830])) + [.E830]" office:value-type="float" office:value="0.62367873135344">
            <text:p>0.623679</text:p>
          </table:table-cell>
          <table:table-cell table:formula="oooc:=(_K*([.G830]-2*[.F830]+[.E830])) + [.F830]" office:value-type="float" office:value="0.534581769731502">
            <text:p>0.534582</text:p>
          </table:table-cell>
          <table:table-cell table:formula="oooc:=(_K*([.H830]-2*[.G830]+[.F830])) + [.G830]" office:value-type="float" office:value="0.445484808109571">
            <text:p>0.445485</text:p>
          </table:table-cell>
          <table:table-cell table:formula="oooc:=(_K*([.I830]-2*[.H830]+[.G830])) + [.H830]" office:value-type="float" office:value="0.356387846487647">
            <text:p>0.356388</text:p>
          </table:table-cell>
          <table:table-cell table:formula="oooc:=(_K*([.J830]-2*[.I830]+[.H830])) + [.I830]" office:value-type="float" office:value="0.267290884865729">
            <text:p>0.267291</text:p>
          </table:table-cell>
          <table:table-cell table:formula="oooc:=(_K*([.K830]-2*[.J830]+[.I830])) + [.J830]" office:value-type="float" office:value="0.178193923243816">
            <text:p>0.178194</text:p>
          </table:table-cell>
          <table:table-cell table:formula="oooc:=(_K*(_b-2*[.K830]+[.J830])) + [.K830]" office:value-type="float" office:value="0.089096961621907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31]-2*[.B831]+_a)) + [.B831]" office:value-type="float" office:value="0.890969616219287">
            <text:p>0.890970</text:p>
          </table:table-cell>
          <table:table-cell table:formula="oooc:=(_K*([.D831]-2*[.C831]+[.B831])) + [.C831]" office:value-type="float" office:value="0.801872654597333">
            <text:p>0.801873</text:p>
          </table:table-cell>
          <table:table-cell table:formula="oooc:=(_K*([.E831]-2*[.D831]+[.C831])) + [.D831]" office:value-type="float" office:value="0.712775692975385">
            <text:p>0.712776</text:p>
          </table:table-cell>
          <table:table-cell table:formula="oooc:=(_K*([.F831]-2*[.E831]+[.D831])) + [.E831]" office:value-type="float" office:value="0.623678731353442">
            <text:p>0.623679</text:p>
          </table:table-cell>
          <table:table-cell table:formula="oooc:=(_K*([.G831]-2*[.F831]+[.E831])) + [.F831]" office:value-type="float" office:value="0.534581769731504">
            <text:p>0.534582</text:p>
          </table:table-cell>
          <table:table-cell table:formula="oooc:=(_K*([.H831]-2*[.G831]+[.F831])) + [.G831]" office:value-type="float" office:value="0.445484808109574">
            <text:p>0.445485</text:p>
          </table:table-cell>
          <table:table-cell table:formula="oooc:=(_K*([.I831]-2*[.H831]+[.G831])) + [.H831]" office:value-type="float" office:value="0.356387846487649">
            <text:p>0.356388</text:p>
          </table:table-cell>
          <table:table-cell table:formula="oooc:=(_K*([.J831]-2*[.I831]+[.H831])) + [.I831]" office:value-type="float" office:value="0.267290884865731">
            <text:p>0.267291</text:p>
          </table:table-cell>
          <table:table-cell table:formula="oooc:=(_K*([.K831]-2*[.J831]+[.I831])) + [.J831]" office:value-type="float" office:value="0.178193923243818">
            <text:p>0.178194</text:p>
          </table:table-cell>
          <table:table-cell table:formula="oooc:=(_K*(_b-2*[.K831]+[.J831])) + [.K831]" office:value-type="float" office:value="0.089096961621907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32]-2*[.B832]+_a)) + [.B832]" office:value-type="float" office:value="0.890969616219287">
            <text:p>0.890970</text:p>
          </table:table-cell>
          <table:table-cell table:formula="oooc:=(_K*([.D832]-2*[.C832]+[.B832])) + [.C832]" office:value-type="float" office:value="0.801872654597335">
            <text:p>0.801873</text:p>
          </table:table-cell>
          <table:table-cell table:formula="oooc:=(_K*([.E832]-2*[.D832]+[.C832])) + [.D832]" office:value-type="float" office:value="0.712775692975387">
            <text:p>0.712776</text:p>
          </table:table-cell>
          <table:table-cell table:formula="oooc:=(_K*([.F832]-2*[.E832]+[.D832])) + [.E832]" office:value-type="float" office:value="0.623678731353444">
            <text:p>0.623679</text:p>
          </table:table-cell>
          <table:table-cell table:formula="oooc:=(_K*([.G832]-2*[.F832]+[.E832])) + [.F832]" office:value-type="float" office:value="0.534581769731507">
            <text:p>0.534582</text:p>
          </table:table-cell>
          <table:table-cell table:formula="oooc:=(_K*([.H832]-2*[.G832]+[.F832])) + [.G832]" office:value-type="float" office:value="0.445484808109576">
            <text:p>0.445485</text:p>
          </table:table-cell>
          <table:table-cell table:formula="oooc:=(_K*([.I832]-2*[.H832]+[.G832])) + [.H832]" office:value-type="float" office:value="0.356387846487652">
            <text:p>0.356388</text:p>
          </table:table-cell>
          <table:table-cell table:formula="oooc:=(_K*([.J832]-2*[.I832]+[.H832])) + [.I832]" office:value-type="float" office:value="0.267290884865733">
            <text:p>0.267291</text:p>
          </table:table-cell>
          <table:table-cell table:formula="oooc:=(_K*([.K832]-2*[.J832]+[.I832])) + [.J832]" office:value-type="float" office:value="0.178193923243819">
            <text:p>0.178194</text:p>
          </table:table-cell>
          <table:table-cell table:formula="oooc:=(_K*(_b-2*[.K832]+[.J832])) + [.K832]" office:value-type="float" office:value="0.089096961621908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33]-2*[.B833]+_a)) + [.B833]" office:value-type="float" office:value="0.890969616219287">
            <text:p>0.890970</text:p>
          </table:table-cell>
          <table:table-cell table:formula="oooc:=(_K*([.D833]-2*[.C833]+[.B833])) + [.C833]" office:value-type="float" office:value="0.801872654597335">
            <text:p>0.801873</text:p>
          </table:table-cell>
          <table:table-cell table:formula="oooc:=(_K*([.E833]-2*[.D833]+[.C833])) + [.D833]" office:value-type="float" office:value="0.712775692975389">
            <text:p>0.712776</text:p>
          </table:table-cell>
          <table:table-cell table:formula="oooc:=(_K*([.F833]-2*[.E833]+[.D833])) + [.E833]" office:value-type="float" office:value="0.623678731353446">
            <text:p>0.623679</text:p>
          </table:table-cell>
          <table:table-cell table:formula="oooc:=(_K*([.G833]-2*[.F833]+[.E833])) + [.F833]" office:value-type="float" office:value="0.53458176973151">
            <text:p>0.534582</text:p>
          </table:table-cell>
          <table:table-cell table:formula="oooc:=(_K*([.H833]-2*[.G833]+[.F833])) + [.G833]" office:value-type="float" office:value="0.445484808109579">
            <text:p>0.445485</text:p>
          </table:table-cell>
          <table:table-cell table:formula="oooc:=(_K*([.I833]-2*[.H833]+[.G833])) + [.H833]" office:value-type="float" office:value="0.356387846487654">
            <text:p>0.356388</text:p>
          </table:table-cell>
          <table:table-cell table:formula="oooc:=(_K*([.J833]-2*[.I833]+[.H833])) + [.I833]" office:value-type="float" office:value="0.267290884865735">
            <text:p>0.267291</text:p>
          </table:table-cell>
          <table:table-cell table:formula="oooc:=(_K*([.K833]-2*[.J833]+[.I833])) + [.J833]" office:value-type="float" office:value="0.17819392324382">
            <text:p>0.178194</text:p>
          </table:table-cell>
          <table:table-cell table:formula="oooc:=(_K*(_b-2*[.K833]+[.J833])) + [.K833]" office:value-type="float" office:value="0.089096961621909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34]-2*[.B834]+_a)) + [.B834]" office:value-type="float" office:value="0.890969616219287">
            <text:p>0.890970</text:p>
          </table:table-cell>
          <table:table-cell table:formula="oooc:=(_K*([.D834]-2*[.C834]+[.B834])) + [.C834]" office:value-type="float" office:value="0.801872654597338">
            <text:p>0.801873</text:p>
          </table:table-cell>
          <table:table-cell table:formula="oooc:=(_K*([.E834]-2*[.D834]+[.C834])) + [.D834]" office:value-type="float" office:value="0.712775692975391">
            <text:p>0.712776</text:p>
          </table:table-cell>
          <table:table-cell table:formula="oooc:=(_K*([.F834]-2*[.E834]+[.D834])) + [.E834]" office:value-type="float" office:value="0.623678731353449">
            <text:p>0.623679</text:p>
          </table:table-cell>
          <table:table-cell table:formula="oooc:=(_K*([.G834]-2*[.F834]+[.E834])) + [.F834]" office:value-type="float" office:value="0.534581769731512">
            <text:p>0.534582</text:p>
          </table:table-cell>
          <table:table-cell table:formula="oooc:=(_K*([.H834]-2*[.G834]+[.F834])) + [.G834]" office:value-type="float" office:value="0.445484808109581">
            <text:p>0.445485</text:p>
          </table:table-cell>
          <table:table-cell table:formula="oooc:=(_K*([.I834]-2*[.H834]+[.G834])) + [.H834]" office:value-type="float" office:value="0.356387846487656">
            <text:p>0.356388</text:p>
          </table:table-cell>
          <table:table-cell table:formula="oooc:=(_K*([.J834]-2*[.I834]+[.H834])) + [.I834]" office:value-type="float" office:value="0.267290884865737">
            <text:p>0.267291</text:p>
          </table:table-cell>
          <table:table-cell table:formula="oooc:=(_K*([.K834]-2*[.J834]+[.I834])) + [.J834]" office:value-type="float" office:value="0.178193923243822">
            <text:p>0.178194</text:p>
          </table:table-cell>
          <table:table-cell table:formula="oooc:=(_K*(_b-2*[.K834]+[.J834])) + [.K834]" office:value-type="float" office:value="0.0890969616219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35]-2*[.B835]+_a)) + [.B835]" office:value-type="float" office:value="0.890969616219289">
            <text:p>0.890970</text:p>
          </table:table-cell>
          <table:table-cell table:formula="oooc:=(_K*([.D835]-2*[.C835]+[.B835])) + [.C835]" office:value-type="float" office:value="0.801872654597338">
            <text:p>0.801873</text:p>
          </table:table-cell>
          <table:table-cell table:formula="oooc:=(_K*([.E835]-2*[.D835]+[.C835])) + [.D835]" office:value-type="float" office:value="0.712775692975393">
            <text:p>0.712776</text:p>
          </table:table-cell>
          <table:table-cell table:formula="oooc:=(_K*([.F835]-2*[.E835]+[.D835])) + [.E835]" office:value-type="float" office:value="0.623678731353451">
            <text:p>0.623679</text:p>
          </table:table-cell>
          <table:table-cell table:formula="oooc:=(_K*([.G835]-2*[.F835]+[.E835])) + [.F835]" office:value-type="float" office:value="0.534581769731514">
            <text:p>0.534582</text:p>
          </table:table-cell>
          <table:table-cell table:formula="oooc:=(_K*([.H835]-2*[.G835]+[.F835])) + [.G835]" office:value-type="float" office:value="0.445484808109583">
            <text:p>0.445485</text:p>
          </table:table-cell>
          <table:table-cell table:formula="oooc:=(_K*([.I835]-2*[.H835]+[.G835])) + [.H835]" office:value-type="float" office:value="0.356387846487658">
            <text:p>0.356388</text:p>
          </table:table-cell>
          <table:table-cell table:formula="oooc:=(_K*([.J835]-2*[.I835]+[.H835])) + [.I835]" office:value-type="float" office:value="0.267290884865739">
            <text:p>0.267291</text:p>
          </table:table-cell>
          <table:table-cell table:formula="oooc:=(_K*([.K835]-2*[.J835]+[.I835])) + [.J835]" office:value-type="float" office:value="0.178193923243823">
            <text:p>0.178194</text:p>
          </table:table-cell>
          <table:table-cell table:formula="oooc:=(_K*(_b-2*[.K835]+[.J835])) + [.K835]" office:value-type="float" office:value="0.089096961621910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36]-2*[.B836]+_a)) + [.B836]" office:value-type="float" office:value="0.890969616219289">
            <text:p>0.890970</text:p>
          </table:table-cell>
          <table:table-cell table:formula="oooc:=(_K*([.D836]-2*[.C836]+[.B836])) + [.C836]" office:value-type="float" office:value="0.80187265459734">
            <text:p>0.801873</text:p>
          </table:table-cell>
          <table:table-cell table:formula="oooc:=(_K*([.E836]-2*[.D836]+[.C836])) + [.D836]" office:value-type="float" office:value="0.712775692975394">
            <text:p>0.712776</text:p>
          </table:table-cell>
          <table:table-cell table:formula="oooc:=(_K*([.F836]-2*[.E836]+[.D836])) + [.E836]" office:value-type="float" office:value="0.623678731353453">
            <text:p>0.623679</text:p>
          </table:table-cell>
          <table:table-cell table:formula="oooc:=(_K*([.G836]-2*[.F836]+[.E836])) + [.F836]" office:value-type="float" office:value="0.534581769731517">
            <text:p>0.534582</text:p>
          </table:table-cell>
          <table:table-cell table:formula="oooc:=(_K*([.H836]-2*[.G836]+[.F836])) + [.G836]" office:value-type="float" office:value="0.445484808109586">
            <text:p>0.445485</text:p>
          </table:table-cell>
          <table:table-cell table:formula="oooc:=(_K*([.I836]-2*[.H836]+[.G836])) + [.H836]" office:value-type="float" office:value="0.35638784648766">
            <text:p>0.356388</text:p>
          </table:table-cell>
          <table:table-cell table:formula="oooc:=(_K*([.J836]-2*[.I836]+[.H836])) + [.I836]" office:value-type="float" office:value="0.26729088486574">
            <text:p>0.267291</text:p>
          </table:table-cell>
          <table:table-cell table:formula="oooc:=(_K*([.K836]-2*[.J836]+[.I836])) + [.J836]" office:value-type="float" office:value="0.178193923243824">
            <text:p>0.178194</text:p>
          </table:table-cell>
          <table:table-cell table:formula="oooc:=(_K*(_b-2*[.K836]+[.J836])) + [.K836]" office:value-type="float" office:value="0.089096961621911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37]-2*[.B837]+_a)) + [.B837]" office:value-type="float" office:value="0.890969616219291">
            <text:p>0.890970</text:p>
          </table:table-cell>
          <table:table-cell table:formula="oooc:=(_K*([.D837]-2*[.C837]+[.B837])) + [.C837]" office:value-type="float" office:value="0.80187265459734">
            <text:p>0.801873</text:p>
          </table:table-cell>
          <table:table-cell table:formula="oooc:=(_K*([.E837]-2*[.D837]+[.C837])) + [.D837]" office:value-type="float" office:value="0.712775692975396">
            <text:p>0.712776</text:p>
          </table:table-cell>
          <table:table-cell table:formula="oooc:=(_K*([.F837]-2*[.E837]+[.D837])) + [.E837]" office:value-type="float" office:value="0.623678731353455">
            <text:p>0.623679</text:p>
          </table:table-cell>
          <table:table-cell table:formula="oooc:=(_K*([.G837]-2*[.F837]+[.E837])) + [.F837]" office:value-type="float" office:value="0.534581769731519">
            <text:p>0.534582</text:p>
          </table:table-cell>
          <table:table-cell table:formula="oooc:=(_K*([.H837]-2*[.G837]+[.F837])) + [.G837]" office:value-type="float" office:value="0.445484808109588">
            <text:p>0.445485</text:p>
          </table:table-cell>
          <table:table-cell table:formula="oooc:=(_K*([.I837]-2*[.H837]+[.G837])) + [.H837]" office:value-type="float" office:value="0.356387846487663">
            <text:p>0.356388</text:p>
          </table:table-cell>
          <table:table-cell table:formula="oooc:=(_K*([.J837]-2*[.I837]+[.H837])) + [.I837]" office:value-type="float" office:value="0.267290884865742">
            <text:p>0.267291</text:p>
          </table:table-cell>
          <table:table-cell table:formula="oooc:=(_K*([.K837]-2*[.J837]+[.I837])) + [.J837]" office:value-type="float" office:value="0.178193923243825">
            <text:p>0.178194</text:p>
          </table:table-cell>
          <table:table-cell table:formula="oooc:=(_K*(_b-2*[.K837]+[.J837])) + [.K837]" office:value-type="float" office:value="0.08909696162191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38]-2*[.B838]+_a)) + [.B838]" office:value-type="float" office:value="0.890969616219291">
            <text:p>0.890970</text:p>
          </table:table-cell>
          <table:table-cell table:formula="oooc:=(_K*([.D838]-2*[.C838]+[.B838])) + [.C838]" office:value-type="float" office:value="0.801872654597343">
            <text:p>0.801873</text:p>
          </table:table-cell>
          <table:table-cell table:formula="oooc:=(_K*([.E838]-2*[.D838]+[.C838])) + [.D838]" office:value-type="float" office:value="0.712775692975396">
            <text:p>0.712776</text:p>
          </table:table-cell>
          <table:table-cell table:formula="oooc:=(_K*([.F838]-2*[.E838]+[.D838])) + [.E838]" office:value-type="float" office:value="0.623678731353457">
            <text:p>0.623679</text:p>
          </table:table-cell>
          <table:table-cell table:formula="oooc:=(_K*([.G838]-2*[.F838]+[.E838])) + [.F838]" office:value-type="float" office:value="0.534581769731521">
            <text:p>0.534582</text:p>
          </table:table-cell>
          <table:table-cell table:formula="oooc:=(_K*([.H838]-2*[.G838]+[.F838])) + [.G838]" office:value-type="float" office:value="0.44548480810959">
            <text:p>0.445485</text:p>
          </table:table-cell>
          <table:table-cell table:formula="oooc:=(_K*([.I838]-2*[.H838]+[.G838])) + [.H838]" office:value-type="float" office:value="0.356387846487664">
            <text:p>0.356388</text:p>
          </table:table-cell>
          <table:table-cell table:formula="oooc:=(_K*([.J838]-2*[.I838]+[.H838])) + [.I838]" office:value-type="float" office:value="0.267290884865744">
            <text:p>0.267291</text:p>
          </table:table-cell>
          <table:table-cell table:formula="oooc:=(_K*([.K838]-2*[.J838]+[.I838])) + [.J838]" office:value-type="float" office:value="0.178193923243827">
            <text:p>0.178194</text:p>
          </table:table-cell>
          <table:table-cell table:formula="oooc:=(_K*(_b-2*[.K838]+[.J838])) + [.K838]" office:value-type="float" office:value="0.089096961621912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39]-2*[.B839]+_a)) + [.B839]" office:value-type="float" office:value="0.890969616219291">
            <text:p>0.890970</text:p>
          </table:table-cell>
          <table:table-cell table:formula="oooc:=(_K*([.D839]-2*[.C839]+[.B839])) + [.C839]" office:value-type="float" office:value="0.801872654597343">
            <text:p>0.801873</text:p>
          </table:table-cell>
          <table:table-cell table:formula="oooc:=(_K*([.E839]-2*[.D839]+[.C839])) + [.D839]" office:value-type="float" office:value="0.712775692975399">
            <text:p>0.712776</text:p>
          </table:table-cell>
          <table:table-cell table:formula="oooc:=(_K*([.F839]-2*[.E839]+[.D839])) + [.E839]" office:value-type="float" office:value="0.623678731353458">
            <text:p>0.623679</text:p>
          </table:table-cell>
          <table:table-cell table:formula="oooc:=(_K*([.G839]-2*[.F839]+[.E839])) + [.F839]" office:value-type="float" office:value="0.534581769731523">
            <text:p>0.534582</text:p>
          </table:table-cell>
          <table:table-cell table:formula="oooc:=(_K*([.H839]-2*[.G839]+[.F839])) + [.G839]" office:value-type="float" office:value="0.445484808109592">
            <text:p>0.445485</text:p>
          </table:table-cell>
          <table:table-cell table:formula="oooc:=(_K*([.I839]-2*[.H839]+[.G839])) + [.H839]" office:value-type="float" office:value="0.356387846487666">
            <text:p>0.356388</text:p>
          </table:table-cell>
          <table:table-cell table:formula="oooc:=(_K*([.J839]-2*[.I839]+[.H839])) + [.I839]" office:value-type="float" office:value="0.267290884865745">
            <text:p>0.267291</text:p>
          </table:table-cell>
          <table:table-cell table:formula="oooc:=(_K*([.K839]-2*[.J839]+[.I839])) + [.J839]" office:value-type="float" office:value="0.178193923243828">
            <text:p>0.178194</text:p>
          </table:table-cell>
          <table:table-cell table:formula="oooc:=(_K*(_b-2*[.K839]+[.J839])) + [.K839]" office:value-type="float" office:value="0.089096961621913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40]-2*[.B840]+_a)) + [.B840]" office:value-type="float" office:value="0.890969616219291">
            <text:p>0.890970</text:p>
          </table:table-cell>
          <table:table-cell table:formula="oooc:=(_K*([.D840]-2*[.C840]+[.B840])) + [.C840]" office:value-type="float" office:value="0.801872654597344">
            <text:p>0.801873</text:p>
          </table:table-cell>
          <table:table-cell table:formula="oooc:=(_K*([.E840]-2*[.D840]+[.C840])) + [.D840]" office:value-type="float" office:value="0.712775692975399">
            <text:p>0.712776</text:p>
          </table:table-cell>
          <table:table-cell table:formula="oooc:=(_K*([.F840]-2*[.E840]+[.D840])) + [.E840]" office:value-type="float" office:value="0.62367873135346">
            <text:p>0.623679</text:p>
          </table:table-cell>
          <table:table-cell table:formula="oooc:=(_K*([.G840]-2*[.F840]+[.E840])) + [.F840]" office:value-type="float" office:value="0.534581769731525">
            <text:p>0.534582</text:p>
          </table:table-cell>
          <table:table-cell table:formula="oooc:=(_K*([.H840]-2*[.G840]+[.F840])) + [.G840]" office:value-type="float" office:value="0.445484808109594">
            <text:p>0.445485</text:p>
          </table:table-cell>
          <table:table-cell table:formula="oooc:=(_K*([.I840]-2*[.H840]+[.G840])) + [.H840]" office:value-type="float" office:value="0.356387846487668">
            <text:p>0.356388</text:p>
          </table:table-cell>
          <table:table-cell table:formula="oooc:=(_K*([.J840]-2*[.I840]+[.H840])) + [.I840]" office:value-type="float" office:value="0.267290884865747">
            <text:p>0.267291</text:p>
          </table:table-cell>
          <table:table-cell table:formula="oooc:=(_K*([.K840]-2*[.J840]+[.I840])) + [.J840]" office:value-type="float" office:value="0.178193923243829">
            <text:p>0.178194</text:p>
          </table:table-cell>
          <table:table-cell table:formula="oooc:=(_K*(_b-2*[.K840]+[.J840])) + [.K840]" office:value-type="float" office:value="0.089096961621913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41]-2*[.B841]+_a)) + [.B841]" office:value-type="float" office:value="0.890969616219293">
            <text:p>0.890970</text:p>
          </table:table-cell>
          <table:table-cell table:formula="oooc:=(_K*([.D841]-2*[.C841]+[.B841])) + [.C841]" office:value-type="float" office:value="0.801872654597344">
            <text:p>0.801873</text:p>
          </table:table-cell>
          <table:table-cell table:formula="oooc:=(_K*([.E841]-2*[.D841]+[.C841])) + [.D841]" office:value-type="float" office:value="0.712775692975402">
            <text:p>0.712776</text:p>
          </table:table-cell>
          <table:table-cell table:formula="oooc:=(_K*([.F841]-2*[.E841]+[.D841])) + [.E841]" office:value-type="float" office:value="0.623678731353462">
            <text:p>0.623679</text:p>
          </table:table-cell>
          <table:table-cell table:formula="oooc:=(_K*([.G841]-2*[.F841]+[.E841])) + [.F841]" office:value-type="float" office:value="0.534581769731527">
            <text:p>0.534582</text:p>
          </table:table-cell>
          <table:table-cell table:formula="oooc:=(_K*([.H841]-2*[.G841]+[.F841])) + [.G841]" office:value-type="float" office:value="0.445484808109596">
            <text:p>0.445485</text:p>
          </table:table-cell>
          <table:table-cell table:formula="oooc:=(_K*([.I841]-2*[.H841]+[.G841])) + [.H841]" office:value-type="float" office:value="0.35638784648767">
            <text:p>0.356388</text:p>
          </table:table-cell>
          <table:table-cell table:formula="oooc:=(_K*([.J841]-2*[.I841]+[.H841])) + [.I841]" office:value-type="float" office:value="0.267290884865748">
            <text:p>0.267291</text:p>
          </table:table-cell>
          <table:table-cell table:formula="oooc:=(_K*([.K841]-2*[.J841]+[.I841])) + [.J841]" office:value-type="float" office:value="0.17819392324383">
            <text:p>0.178194</text:p>
          </table:table-cell>
          <table:table-cell table:formula="oooc:=(_K*(_b-2*[.K841]+[.J841])) + [.K841]" office:value-type="float" office:value="0.089096961621914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42]-2*[.B842]+_a)) + [.B842]" office:value-type="float" office:value="0.890969616219293">
            <text:p>0.890970</text:p>
          </table:table-cell>
          <table:table-cell table:formula="oooc:=(_K*([.D842]-2*[.C842]+[.B842])) + [.C842]" office:value-type="float" office:value="0.801872654597347">
            <text:p>0.801873</text:p>
          </table:table-cell>
          <table:table-cell table:formula="oooc:=(_K*([.E842]-2*[.D842]+[.C842])) + [.D842]" office:value-type="float" office:value="0.712775692975402">
            <text:p>0.712776</text:p>
          </table:table-cell>
          <table:table-cell table:formula="oooc:=(_K*([.F842]-2*[.E842]+[.D842])) + [.E842]" office:value-type="float" office:value="0.623678731353464">
            <text:p>0.623679</text:p>
          </table:table-cell>
          <table:table-cell table:formula="oooc:=(_K*([.G842]-2*[.F842]+[.E842])) + [.F842]" office:value-type="float" office:value="0.534581769731528">
            <text:p>0.534582</text:p>
          </table:table-cell>
          <table:table-cell table:formula="oooc:=(_K*([.H842]-2*[.G842]+[.F842])) + [.G842]" office:value-type="float" office:value="0.445484808109598">
            <text:p>0.445485</text:p>
          </table:table-cell>
          <table:table-cell table:formula="oooc:=(_K*([.I842]-2*[.H842]+[.G842])) + [.H842]" office:value-type="float" office:value="0.356387846487672">
            <text:p>0.356388</text:p>
          </table:table-cell>
          <table:table-cell table:formula="oooc:=(_K*([.J842]-2*[.I842]+[.H842])) + [.I842]" office:value-type="float" office:value="0.26729088486575">
            <text:p>0.267291</text:p>
          </table:table-cell>
          <table:table-cell table:formula="oooc:=(_K*([.K842]-2*[.J842]+[.I842])) + [.J842]" office:value-type="float" office:value="0.178193923243831">
            <text:p>0.178194</text:p>
          </table:table-cell>
          <table:table-cell table:formula="oooc:=(_K*(_b-2*[.K842]+[.J842])) + [.K842]" office:value-type="float" office:value="0.089096961621914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43]-2*[.B843]+_a)) + [.B843]" office:value-type="float" office:value="0.890969616219293">
            <text:p>0.890970</text:p>
          </table:table-cell>
          <table:table-cell table:formula="oooc:=(_K*([.D843]-2*[.C843]+[.B843])) + [.C843]" office:value-type="float" office:value="0.801872654597347">
            <text:p>0.801873</text:p>
          </table:table-cell>
          <table:table-cell table:formula="oooc:=(_K*([.E843]-2*[.D843]+[.C843])) + [.D843]" office:value-type="float" office:value="0.712775692975405">
            <text:p>0.712776</text:p>
          </table:table-cell>
          <table:table-cell table:formula="oooc:=(_K*([.F843]-2*[.E843]+[.D843])) + [.E843]" office:value-type="float" office:value="0.623678731353465">
            <text:p>0.623679</text:p>
          </table:table-cell>
          <table:table-cell table:formula="oooc:=(_K*([.G843]-2*[.F843]+[.E843])) + [.F843]" office:value-type="float" office:value="0.53458176973153">
            <text:p>0.534582</text:p>
          </table:table-cell>
          <table:table-cell table:formula="oooc:=(_K*([.H843]-2*[.G843]+[.F843])) + [.G843]" office:value-type="float" office:value="0.4454848081096">
            <text:p>0.445485</text:p>
          </table:table-cell>
          <table:table-cell table:formula="oooc:=(_K*([.I843]-2*[.H843]+[.G843])) + [.H843]" office:value-type="float" office:value="0.356387846487673">
            <text:p>0.356388</text:p>
          </table:table-cell>
          <table:table-cell table:formula="oooc:=(_K*([.J843]-2*[.I843]+[.H843])) + [.I843]" office:value-type="float" office:value="0.267290884865751">
            <text:p>0.267291</text:p>
          </table:table-cell>
          <table:table-cell table:formula="oooc:=(_K*([.K843]-2*[.J843]+[.I843])) + [.J843]" office:value-type="float" office:value="0.178193923243832">
            <text:p>0.178194</text:p>
          </table:table-cell>
          <table:table-cell table:formula="oooc:=(_K*(_b-2*[.K843]+[.J843])) + [.K843]" office:value-type="float" office:value="0.089096961621915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44]-2*[.B844]+_a)) + [.B844]" office:value-type="float" office:value="0.890969616219293">
            <text:p>0.890970</text:p>
          </table:table-cell>
          <table:table-cell table:formula="oooc:=(_K*([.D844]-2*[.C844]+[.B844])) + [.C844]" office:value-type="float" office:value="0.801872654597348">
            <text:p>0.801873</text:p>
          </table:table-cell>
          <table:table-cell table:formula="oooc:=(_K*([.E844]-2*[.D844]+[.C844])) + [.D844]" office:value-type="float" office:value="0.712775692975405">
            <text:p>0.712776</text:p>
          </table:table-cell>
          <table:table-cell table:formula="oooc:=(_K*([.F844]-2*[.E844]+[.D844])) + [.E844]" office:value-type="float" office:value="0.623678731353467">
            <text:p>0.623679</text:p>
          </table:table-cell>
          <table:table-cell table:formula="oooc:=(_K*([.G844]-2*[.F844]+[.E844])) + [.F844]" office:value-type="float" office:value="0.534581769731532">
            <text:p>0.534582</text:p>
          </table:table-cell>
          <table:table-cell table:formula="oooc:=(_K*([.H844]-2*[.G844]+[.F844])) + [.G844]" office:value-type="float" office:value="0.445484808109601">
            <text:p>0.445485</text:p>
          </table:table-cell>
          <table:table-cell table:formula="oooc:=(_K*([.I844]-2*[.H844]+[.G844])) + [.H844]" office:value-type="float" office:value="0.356387846487675">
            <text:p>0.356388</text:p>
          </table:table-cell>
          <table:table-cell table:formula="oooc:=(_K*([.J844]-2*[.I844]+[.H844])) + [.I844]" office:value-type="float" office:value="0.267290884865752">
            <text:p>0.267291</text:p>
          </table:table-cell>
          <table:table-cell table:formula="oooc:=(_K*([.K844]-2*[.J844]+[.I844])) + [.J844]" office:value-type="float" office:value="0.178193923243833">
            <text:p>0.178194</text:p>
          </table:table-cell>
          <table:table-cell table:formula="oooc:=(_K*(_b-2*[.K844]+[.J844])) + [.K844]" office:value-type="float" office:value="0.089096961621915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45]-2*[.B845]+_a)) + [.B845]" office:value-type="float" office:value="0.890969616219294">
            <text:p>0.890970</text:p>
          </table:table-cell>
          <table:table-cell table:formula="oooc:=(_K*([.D845]-2*[.C845]+[.B845])) + [.C845]" office:value-type="float" office:value="0.801872654597348">
            <text:p>0.801873</text:p>
          </table:table-cell>
          <table:table-cell table:formula="oooc:=(_K*([.E845]-2*[.D845]+[.C845])) + [.D845]" office:value-type="float" office:value="0.712775692975407">
            <text:p>0.712776</text:p>
          </table:table-cell>
          <table:table-cell table:formula="oooc:=(_K*([.F845]-2*[.E845]+[.D845])) + [.E845]" office:value-type="float" office:value="0.623678731353468">
            <text:p>0.623679</text:p>
          </table:table-cell>
          <table:table-cell table:formula="oooc:=(_K*([.G845]-2*[.F845]+[.E845])) + [.F845]" office:value-type="float" office:value="0.534581769731534">
            <text:p>0.534582</text:p>
          </table:table-cell>
          <table:table-cell table:formula="oooc:=(_K*([.H845]-2*[.G845]+[.F845])) + [.G845]" office:value-type="float" office:value="0.445484808109603">
            <text:p>0.445485</text:p>
          </table:table-cell>
          <table:table-cell table:formula="oooc:=(_K*([.I845]-2*[.H845]+[.G845])) + [.H845]" office:value-type="float" office:value="0.356387846487676">
            <text:p>0.356388</text:p>
          </table:table-cell>
          <table:table-cell table:formula="oooc:=(_K*([.J845]-2*[.I845]+[.H845])) + [.I845]" office:value-type="float" office:value="0.267290884865754">
            <text:p>0.267291</text:p>
          </table:table-cell>
          <table:table-cell table:formula="oooc:=(_K*([.K845]-2*[.J845]+[.I845])) + [.J845]" office:value-type="float" office:value="0.178193923243834">
            <text:p>0.178194</text:p>
          </table:table-cell>
          <table:table-cell table:formula="oooc:=(_K*(_b-2*[.K845]+[.J845])) + [.K845]" office:value-type="float" office:value="0.089096961621916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46]-2*[.B846]+_a)) + [.B846]" office:value-type="float" office:value="0.890969616219294">
            <text:p>0.890970</text:p>
          </table:table-cell>
          <table:table-cell table:formula="oooc:=(_K*([.D846]-2*[.C846]+[.B846])) + [.C846]" office:value-type="float" office:value="0.80187265459735">
            <text:p>0.801873</text:p>
          </table:table-cell>
          <table:table-cell table:formula="oooc:=(_K*([.E846]-2*[.D846]+[.C846])) + [.D846]" office:value-type="float" office:value="0.712775692975407">
            <text:p>0.712776</text:p>
          </table:table-cell>
          <table:table-cell table:formula="oooc:=(_K*([.F846]-2*[.E846]+[.D846])) + [.E846]" office:value-type="float" office:value="0.62367873135347">
            <text:p>0.623679</text:p>
          </table:table-cell>
          <table:table-cell table:formula="oooc:=(_K*([.G846]-2*[.F846]+[.E846])) + [.F846]" office:value-type="float" office:value="0.534581769731535">
            <text:p>0.534582</text:p>
          </table:table-cell>
          <table:table-cell table:formula="oooc:=(_K*([.H846]-2*[.G846]+[.F846])) + [.G846]" office:value-type="float" office:value="0.445484808109605">
            <text:p>0.445485</text:p>
          </table:table-cell>
          <table:table-cell table:formula="oooc:=(_K*([.I846]-2*[.H846]+[.G846])) + [.H846]" office:value-type="float" office:value="0.356387846487678">
            <text:p>0.356388</text:p>
          </table:table-cell>
          <table:table-cell table:formula="oooc:=(_K*([.J846]-2*[.I846]+[.H846])) + [.I846]" office:value-type="float" office:value="0.267290884865755">
            <text:p>0.267291</text:p>
          </table:table-cell>
          <table:table-cell table:formula="oooc:=(_K*([.K846]-2*[.J846]+[.I846])) + [.J846]" office:value-type="float" office:value="0.178193923243835">
            <text:p>0.178194</text:p>
          </table:table-cell>
          <table:table-cell table:formula="oooc:=(_K*(_b-2*[.K846]+[.J846])) + [.K846]" office:value-type="float" office:value="0.0890969616219168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47]-2*[.B847]+_a)) + [.B847]" office:value-type="float" office:value="0.890969616219294">
            <text:p>0.890970</text:p>
          </table:table-cell>
          <table:table-cell table:formula="oooc:=(_K*([.D847]-2*[.C847]+[.B847])) + [.C847]" office:value-type="float" office:value="0.80187265459735">
            <text:p>0.801873</text:p>
          </table:table-cell>
          <table:table-cell table:formula="oooc:=(_K*([.E847]-2*[.D847]+[.C847])) + [.D847]" office:value-type="float" office:value="0.712775692975409">
            <text:p>0.712776</text:p>
          </table:table-cell>
          <table:table-cell table:formula="oooc:=(_K*([.F847]-2*[.E847]+[.D847])) + [.E847]" office:value-type="float" office:value="0.62367873135347">
            <text:p>0.623679</text:p>
          </table:table-cell>
          <table:table-cell table:formula="oooc:=(_K*([.G847]-2*[.F847]+[.E847])) + [.F847]" office:value-type="float" office:value="0.534581769731537">
            <text:p>0.534582</text:p>
          </table:table-cell>
          <table:table-cell table:formula="oooc:=(_K*([.H847]-2*[.G847]+[.F847])) + [.G847]" office:value-type="float" office:value="0.445484808109606">
            <text:p>0.445485</text:p>
          </table:table-cell>
          <table:table-cell table:formula="oooc:=(_K*([.I847]-2*[.H847]+[.G847])) + [.H847]" office:value-type="float" office:value="0.356387846487679">
            <text:p>0.356388</text:p>
          </table:table-cell>
          <table:table-cell table:formula="oooc:=(_K*([.J847]-2*[.I847]+[.H847])) + [.I847]" office:value-type="float" office:value="0.267290884865756">
            <text:p>0.267291</text:p>
          </table:table-cell>
          <table:table-cell table:formula="oooc:=(_K*([.K847]-2*[.J847]+[.I847])) + [.J847]" office:value-type="float" office:value="0.178193923243836">
            <text:p>0.178194</text:p>
          </table:table-cell>
          <table:table-cell table:formula="oooc:=(_K*(_b-2*[.K847]+[.J847])) + [.K847]" office:value-type="float" office:value="0.089096961621917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48]-2*[.B848]+_a)) + [.B848]" office:value-type="float" office:value="0.890969616219294">
            <text:p>0.890970</text:p>
          </table:table-cell>
          <table:table-cell table:formula="oooc:=(_K*([.D848]-2*[.C848]+[.B848])) + [.C848]" office:value-type="float" office:value="0.801872654597352">
            <text:p>0.801873</text:p>
          </table:table-cell>
          <table:table-cell table:formula="oooc:=(_K*([.E848]-2*[.D848]+[.C848])) + [.D848]" office:value-type="float" office:value="0.712775692975409">
            <text:p>0.712776</text:p>
          </table:table-cell>
          <table:table-cell table:formula="oooc:=(_K*([.F848]-2*[.E848]+[.D848])) + [.E848]" office:value-type="float" office:value="0.623678731353472">
            <text:p>0.623679</text:p>
          </table:table-cell>
          <table:table-cell table:formula="oooc:=(_K*([.G848]-2*[.F848]+[.E848])) + [.F848]" office:value-type="float" office:value="0.534581769731538">
            <text:p>0.534582</text:p>
          </table:table-cell>
          <table:table-cell table:formula="oooc:=(_K*([.H848]-2*[.G848]+[.F848])) + [.G848]" office:value-type="float" office:value="0.445484808109608">
            <text:p>0.445485</text:p>
          </table:table-cell>
          <table:table-cell table:formula="oooc:=(_K*([.I848]-2*[.H848]+[.G848])) + [.H848]" office:value-type="float" office:value="0.356387846487681">
            <text:p>0.356388</text:p>
          </table:table-cell>
          <table:table-cell table:formula="oooc:=(_K*([.J848]-2*[.I848]+[.H848])) + [.I848]" office:value-type="float" office:value="0.267290884865757">
            <text:p>0.267291</text:p>
          </table:table-cell>
          <table:table-cell table:formula="oooc:=(_K*([.K848]-2*[.J848]+[.I848])) + [.J848]" office:value-type="float" office:value="0.178193923243836">
            <text:p>0.178194</text:p>
          </table:table-cell>
          <table:table-cell table:formula="oooc:=(_K*(_b-2*[.K848]+[.J848])) + [.K848]" office:value-type="float" office:value="0.089096961621917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49]-2*[.B849]+_a)) + [.B849]" office:value-type="float" office:value="0.890969616219296">
            <text:p>0.890970</text:p>
          </table:table-cell>
          <table:table-cell table:formula="oooc:=(_K*([.D849]-2*[.C849]+[.B849])) + [.C849]" office:value-type="float" office:value="0.801872654597352">
            <text:p>0.801873</text:p>
          </table:table-cell>
          <table:table-cell table:formula="oooc:=(_K*([.E849]-2*[.D849]+[.C849])) + [.D849]" office:value-type="float" office:value="0.712775692975412">
            <text:p>0.712776</text:p>
          </table:table-cell>
          <table:table-cell table:formula="oooc:=(_K*([.F849]-2*[.E849]+[.D849])) + [.E849]" office:value-type="float" office:value="0.623678731353472">
            <text:p>0.623679</text:p>
          </table:table-cell>
          <table:table-cell table:formula="oooc:=(_K*([.G849]-2*[.F849]+[.E849])) + [.F849]" office:value-type="float" office:value="0.53458176973154">
            <text:p>0.534582</text:p>
          </table:table-cell>
          <table:table-cell table:formula="oooc:=(_K*([.H849]-2*[.G849]+[.F849])) + [.G849]" office:value-type="float" office:value="0.445484808109609">
            <text:p>0.445485</text:p>
          </table:table-cell>
          <table:table-cell table:formula="oooc:=(_K*([.I849]-2*[.H849]+[.G849])) + [.H849]" office:value-type="float" office:value="0.356387846487682">
            <text:p>0.356388</text:p>
          </table:table-cell>
          <table:table-cell table:formula="oooc:=(_K*([.J849]-2*[.I849]+[.H849])) + [.I849]" office:value-type="float" office:value="0.267290884865758">
            <text:p>0.267291</text:p>
          </table:table-cell>
          <table:table-cell table:formula="oooc:=(_K*([.K849]-2*[.J849]+[.I849])) + [.J849]" office:value-type="float" office:value="0.178193923243837">
            <text:p>0.178194</text:p>
          </table:table-cell>
          <table:table-cell table:formula="oooc:=(_K*(_b-2*[.K849]+[.J849])) + [.K849]" office:value-type="float" office:value="0.089096961621918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50]-2*[.B850]+_a)) + [.B850]" office:value-type="float" office:value="0.890969616219296">
            <text:p>0.890970</text:p>
          </table:table-cell>
          <table:table-cell table:formula="oooc:=(_K*([.D850]-2*[.C850]+[.B850])) + [.C850]" office:value-type="float" office:value="0.801872654597353">
            <text:p>0.801873</text:p>
          </table:table-cell>
          <table:table-cell table:formula="oooc:=(_K*([.E850]-2*[.D850]+[.C850])) + [.D850]" office:value-type="float" office:value="0.712775692975412">
            <text:p>0.712776</text:p>
          </table:table-cell>
          <table:table-cell table:formula="oooc:=(_K*([.F850]-2*[.E850]+[.D850])) + [.E850]" office:value-type="float" office:value="0.623678731353475">
            <text:p>0.623679</text:p>
          </table:table-cell>
          <table:table-cell table:formula="oooc:=(_K*([.G850]-2*[.F850]+[.E850])) + [.F850]" office:value-type="float" office:value="0.53458176973154">
            <text:p>0.534582</text:p>
          </table:table-cell>
          <table:table-cell table:formula="oooc:=(_K*([.H850]-2*[.G850]+[.F850])) + [.G850]" office:value-type="float" office:value="0.44548480810961">
            <text:p>0.445485</text:p>
          </table:table-cell>
          <table:table-cell table:formula="oooc:=(_K*([.I850]-2*[.H850]+[.G850])) + [.H850]" office:value-type="float" office:value="0.356387846487683">
            <text:p>0.356388</text:p>
          </table:table-cell>
          <table:table-cell table:formula="oooc:=(_K*([.J850]-2*[.I850]+[.H850])) + [.I850]" office:value-type="float" office:value="0.267290884865759">
            <text:p>0.267291</text:p>
          </table:table-cell>
          <table:table-cell table:formula="oooc:=(_K*([.K850]-2*[.J850]+[.I850])) + [.J850]" office:value-type="float" office:value="0.178193923243838">
            <text:p>0.178194</text:p>
          </table:table-cell>
          <table:table-cell table:formula="oooc:=(_K*(_b-2*[.K850]+[.J850])) + [.K850]" office:value-type="float" office:value="0.089096961621918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51]-2*[.B851]+_a)) + [.B851]" office:value-type="float" office:value="0.890969616219296">
            <text:p>0.890970</text:p>
          </table:table-cell>
          <table:table-cell table:formula="oooc:=(_K*([.D851]-2*[.C851]+[.B851])) + [.C851]" office:value-type="float" office:value="0.801872654597353">
            <text:p>0.801873</text:p>
          </table:table-cell>
          <table:table-cell table:formula="oooc:=(_K*([.E851]-2*[.D851]+[.C851])) + [.D851]" office:value-type="float" office:value="0.712775692975414">
            <text:p>0.712776</text:p>
          </table:table-cell>
          <table:table-cell table:formula="oooc:=(_K*([.F851]-2*[.E851]+[.D851])) + [.E851]" office:value-type="float" office:value="0.623678731353475">
            <text:p>0.623679</text:p>
          </table:table-cell>
          <table:table-cell table:formula="oooc:=(_K*([.G851]-2*[.F851]+[.E851])) + [.F851]" office:value-type="float" office:value="0.534581769731542">
            <text:p>0.534582</text:p>
          </table:table-cell>
          <table:table-cell table:formula="oooc:=(_K*([.H851]-2*[.G851]+[.F851])) + [.G851]" office:value-type="float" office:value="0.445484808109612">
            <text:p>0.445485</text:p>
          </table:table-cell>
          <table:table-cell table:formula="oooc:=(_K*([.I851]-2*[.H851]+[.G851])) + [.H851]" office:value-type="float" office:value="0.356387846487685">
            <text:p>0.356388</text:p>
          </table:table-cell>
          <table:table-cell table:formula="oooc:=(_K*([.J851]-2*[.I851]+[.H851])) + [.I851]" office:value-type="float" office:value="0.26729088486576">
            <text:p>0.267291</text:p>
          </table:table-cell>
          <table:table-cell table:formula="oooc:=(_K*([.K851]-2*[.J851]+[.I851])) + [.J851]" office:value-type="float" office:value="0.178193923243839">
            <text:p>0.178194</text:p>
          </table:table-cell>
          <table:table-cell table:formula="oooc:=(_K*(_b-2*[.K851]+[.J851])) + [.K851]" office:value-type="float" office:value="0.089096961621918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52]-2*[.B852]+_a)) + [.B852]" office:value-type="float" office:value="0.890969616219296">
            <text:p>0.890970</text:p>
          </table:table-cell>
          <table:table-cell table:formula="oooc:=(_K*([.D852]-2*[.C852]+[.B852])) + [.C852]" office:value-type="float" office:value="0.801872654597353">
            <text:p>0.801873</text:p>
          </table:table-cell>
          <table:table-cell table:formula="oooc:=(_K*([.E852]-2*[.D852]+[.C852])) + [.D852]" office:value-type="float" office:value="0.712775692975414">
            <text:p>0.712776</text:p>
          </table:table-cell>
          <table:table-cell table:formula="oooc:=(_K*([.F852]-2*[.E852]+[.D852])) + [.E852]" office:value-type="float" office:value="0.623678731353477">
            <text:p>0.623679</text:p>
          </table:table-cell>
          <table:table-cell table:formula="oooc:=(_K*([.G852]-2*[.F852]+[.E852])) + [.F852]" office:value-type="float" office:value="0.534581769731542">
            <text:p>0.534582</text:p>
          </table:table-cell>
          <table:table-cell table:formula="oooc:=(_K*([.H852]-2*[.G852]+[.F852])) + [.G852]" office:value-type="float" office:value="0.445484808109613">
            <text:p>0.445485</text:p>
          </table:table-cell>
          <table:table-cell table:formula="oooc:=(_K*([.I852]-2*[.H852]+[.G852])) + [.H852]" office:value-type="float" office:value="0.356387846487686">
            <text:p>0.356388</text:p>
          </table:table-cell>
          <table:table-cell table:formula="oooc:=(_K*([.J852]-2*[.I852]+[.H852])) + [.I852]" office:value-type="float" office:value="0.267290884865761">
            <text:p>0.267291</text:p>
          </table:table-cell>
          <table:table-cell table:formula="oooc:=(_K*([.K852]-2*[.J852]+[.I852])) + [.J852]" office:value-type="float" office:value="0.178193923243839">
            <text:p>0.178194</text:p>
          </table:table-cell>
          <table:table-cell table:formula="oooc:=(_K*(_b-2*[.K852]+[.J852])) + [.K852]" office:value-type="float" office:value="0.089096961621919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53]-2*[.B853]+_a)) + [.B853]" office:value-type="float" office:value="0.890969616219296">
            <text:p>0.890970</text:p>
          </table:table-cell>
          <table:table-cell table:formula="oooc:=(_K*([.D853]-2*[.C853]+[.B853])) + [.C853]" office:value-type="float" office:value="0.801872654597353">
            <text:p>0.801873</text:p>
          </table:table-cell>
          <table:table-cell table:formula="oooc:=(_K*([.E853]-2*[.D853]+[.C853])) + [.D853]" office:value-type="float" office:value="0.712775692975415">
            <text:p>0.712776</text:p>
          </table:table-cell>
          <table:table-cell table:formula="oooc:=(_K*([.F853]-2*[.E853]+[.D853])) + [.E853]" office:value-type="float" office:value="0.623678731353477">
            <text:p>0.623679</text:p>
          </table:table-cell>
          <table:table-cell table:formula="oooc:=(_K*([.G853]-2*[.F853]+[.E853])) + [.F853]" office:value-type="float" office:value="0.534581769731545">
            <text:p>0.534582</text:p>
          </table:table-cell>
          <table:table-cell table:formula="oooc:=(_K*([.H853]-2*[.G853]+[.F853])) + [.G853]" office:value-type="float" office:value="0.445484808109613">
            <text:p>0.445485</text:p>
          </table:table-cell>
          <table:table-cell table:formula="oooc:=(_K*([.I853]-2*[.H853]+[.G853])) + [.H853]" office:value-type="float" office:value="0.356387846487687">
            <text:p>0.356388</text:p>
          </table:table-cell>
          <table:table-cell table:formula="oooc:=(_K*([.J853]-2*[.I853]+[.H853])) + [.I853]" office:value-type="float" office:value="0.267290884865762">
            <text:p>0.267291</text:p>
          </table:table-cell>
          <table:table-cell table:formula="oooc:=(_K*([.K853]-2*[.J853]+[.I853])) + [.J853]" office:value-type="float" office:value="0.17819392324384">
            <text:p>0.178194</text:p>
          </table:table-cell>
          <table:table-cell table:formula="oooc:=(_K*(_b-2*[.K853]+[.J853])) + [.K853]" office:value-type="float" office:value="0.089096961621919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54]-2*[.B854]+_a)) + [.B854]" office:value-type="float" office:value="0.890969616219296">
            <text:p>0.890970</text:p>
          </table:table-cell>
          <table:table-cell table:formula="oooc:=(_K*([.D854]-2*[.C854]+[.B854])) + [.C854]" office:value-type="float" office:value="0.801872654597355">
            <text:p>0.801873</text:p>
          </table:table-cell>
          <table:table-cell table:formula="oooc:=(_K*([.E854]-2*[.D854]+[.C854])) + [.D854]" office:value-type="float" office:value="0.712775692975415">
            <text:p>0.712776</text:p>
          </table:table-cell>
          <table:table-cell table:formula="oooc:=(_K*([.F854]-2*[.E854]+[.D854])) + [.E854]" office:value-type="float" office:value="0.623678731353479">
            <text:p>0.623679</text:p>
          </table:table-cell>
          <table:table-cell table:formula="oooc:=(_K*([.G854]-2*[.F854]+[.E854])) + [.F854]" office:value-type="float" office:value="0.534581769731545">
            <text:p>0.534582</text:p>
          </table:table-cell>
          <table:table-cell table:formula="oooc:=(_K*([.H854]-2*[.G854]+[.F854])) + [.G854]" office:value-type="float" office:value="0.445484808109615">
            <text:p>0.445485</text:p>
          </table:table-cell>
          <table:table-cell table:formula="oooc:=(_K*([.I854]-2*[.H854]+[.G854])) + [.H854]" office:value-type="float" office:value="0.356387846487687">
            <text:p>0.356388</text:p>
          </table:table-cell>
          <table:table-cell table:formula="oooc:=(_K*([.J854]-2*[.I854]+[.H854])) + [.I854]" office:value-type="float" office:value="0.267290884865763">
            <text:p>0.267291</text:p>
          </table:table-cell>
          <table:table-cell table:formula="oooc:=(_K*([.K854]-2*[.J854]+[.I854])) + [.J854]" office:value-type="float" office:value="0.178193923243841">
            <text:p>0.178194</text:p>
          </table:table-cell>
          <table:table-cell table:formula="oooc:=(_K*(_b-2*[.K854]+[.J854])) + [.K854]" office:value-type="float" office:value="0.08909696162192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55]-2*[.B855]+_a)) + [.B855]" office:value-type="float" office:value="0.890969616219298">
            <text:p>0.890970</text:p>
          </table:table-cell>
          <table:table-cell table:formula="oooc:=(_K*([.D855]-2*[.C855]+[.B855])) + [.C855]" office:value-type="float" office:value="0.801872654597355">
            <text:p>0.801873</text:p>
          </table:table-cell>
          <table:table-cell table:formula="oooc:=(_K*([.E855]-2*[.D855]+[.C855])) + [.D855]" office:value-type="float" office:value="0.712775692975417">
            <text:p>0.712776</text:p>
          </table:table-cell>
          <table:table-cell table:formula="oooc:=(_K*([.F855]-2*[.E855]+[.D855])) + [.E855]" office:value-type="float" office:value="0.623678731353479">
            <text:p>0.623679</text:p>
          </table:table-cell>
          <table:table-cell table:formula="oooc:=(_K*([.G855]-2*[.F855]+[.E855])) + [.F855]" office:value-type="float" office:value="0.534581769731547">
            <text:p>0.534582</text:p>
          </table:table-cell>
          <table:table-cell table:formula="oooc:=(_K*([.H855]-2*[.G855]+[.F855])) + [.G855]" office:value-type="float" office:value="0.445484808109615">
            <text:p>0.445485</text:p>
          </table:table-cell>
          <table:table-cell table:formula="oooc:=(_K*([.I855]-2*[.H855]+[.G855])) + [.H855]" office:value-type="float" office:value="0.356387846487689">
            <text:p>0.356388</text:p>
          </table:table-cell>
          <table:table-cell table:formula="oooc:=(_K*([.J855]-2*[.I855]+[.H855])) + [.I855]" office:value-type="float" office:value="0.267290884865763">
            <text:p>0.267291</text:p>
          </table:table-cell>
          <table:table-cell table:formula="oooc:=(_K*([.K855]-2*[.J855]+[.I855])) + [.J855]" office:value-type="float" office:value="0.178193923243841">
            <text:p>0.178194</text:p>
          </table:table-cell>
          <table:table-cell table:formula="oooc:=(_K*(_b-2*[.K855]+[.J855])) + [.K855]" office:value-type="float" office:value="0.089096961621920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56]-2*[.B856]+_a)) + [.B856]" office:value-type="float" office:value="0.890969616219298">
            <text:p>0.890970</text:p>
          </table:table-cell>
          <table:table-cell table:formula="oooc:=(_K*([.D856]-2*[.C856]+[.B856])) + [.C856]" office:value-type="float" office:value="0.801872654597357">
            <text:p>0.801873</text:p>
          </table:table-cell>
          <table:table-cell table:formula="oooc:=(_K*([.E856]-2*[.D856]+[.C856])) + [.D856]" office:value-type="float" office:value="0.712775692975417">
            <text:p>0.712776</text:p>
          </table:table-cell>
          <table:table-cell table:formula="oooc:=(_K*([.F856]-2*[.E856]+[.D856])) + [.E856]" office:value-type="float" office:value="0.623678731353481">
            <text:p>0.623679</text:p>
          </table:table-cell>
          <table:table-cell table:formula="oooc:=(_K*([.G856]-2*[.F856]+[.E856])) + [.F856]" office:value-type="float" office:value="0.534581769731547">
            <text:p>0.534582</text:p>
          </table:table-cell>
          <table:table-cell table:formula="oooc:=(_K*([.H856]-2*[.G856]+[.F856])) + [.G856]" office:value-type="float" office:value="0.445484808109617">
            <text:p>0.445485</text:p>
          </table:table-cell>
          <table:table-cell table:formula="oooc:=(_K*([.I856]-2*[.H856]+[.G856])) + [.H856]" office:value-type="float" office:value="0.356387846487689">
            <text:p>0.356388</text:p>
          </table:table-cell>
          <table:table-cell table:formula="oooc:=(_K*([.J856]-2*[.I856]+[.H856])) + [.I856]" office:value-type="float" office:value="0.267290884865765">
            <text:p>0.267291</text:p>
          </table:table-cell>
          <table:table-cell table:formula="oooc:=(_K*([.K856]-2*[.J856]+[.I856])) + [.J856]" office:value-type="float" office:value="0.178193923243841">
            <text:p>0.178194</text:p>
          </table:table-cell>
          <table:table-cell table:formula="oooc:=(_K*(_b-2*[.K856]+[.J856])) + [.K856]" office:value-type="float" office:value="0.089096961621920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57]-2*[.B857]+_a)) + [.B857]" office:value-type="float" office:value="0.890969616219298">
            <text:p>0.890970</text:p>
          </table:table-cell>
          <table:table-cell table:formula="oooc:=(_K*([.D857]-2*[.C857]+[.B857])) + [.C857]" office:value-type="float" office:value="0.801872654597357">
            <text:p>0.801873</text:p>
          </table:table-cell>
          <table:table-cell table:formula="oooc:=(_K*([.E857]-2*[.D857]+[.C857])) + [.D857]" office:value-type="float" office:value="0.712775692975419">
            <text:p>0.712776</text:p>
          </table:table-cell>
          <table:table-cell table:formula="oooc:=(_K*([.F857]-2*[.E857]+[.D857])) + [.E857]" office:value-type="float" office:value="0.623678731353481">
            <text:p>0.623679</text:p>
          </table:table-cell>
          <table:table-cell table:formula="oooc:=(_K*([.G857]-2*[.F857]+[.E857])) + [.F857]" office:value-type="float" office:value="0.534581769731549">
            <text:p>0.534582</text:p>
          </table:table-cell>
          <table:table-cell table:formula="oooc:=(_K*([.H857]-2*[.G857]+[.F857])) + [.G857]" office:value-type="float" office:value="0.445484808109617">
            <text:p>0.445485</text:p>
          </table:table-cell>
          <table:table-cell table:formula="oooc:=(_K*([.I857]-2*[.H857]+[.G857])) + [.H857]" office:value-type="float" office:value="0.356387846487691">
            <text:p>0.356388</text:p>
          </table:table-cell>
          <table:table-cell table:formula="oooc:=(_K*([.J857]-2*[.I857]+[.H857])) + [.I857]" office:value-type="float" office:value="0.267290884865765">
            <text:p>0.267291</text:p>
          </table:table-cell>
          <table:table-cell table:formula="oooc:=(_K*([.K857]-2*[.J857]+[.I857])) + [.J857]" office:value-type="float" office:value="0.178193923243842">
            <text:p>0.178194</text:p>
          </table:table-cell>
          <table:table-cell table:formula="oooc:=(_K*(_b-2*[.K857]+[.J857])) + [.K857]" office:value-type="float" office:value="0.089096961621920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58]-2*[.B858]+_a)) + [.B858]" office:value-type="float" office:value="0.890969616219298">
            <text:p>0.890970</text:p>
          </table:table-cell>
          <table:table-cell table:formula="oooc:=(_K*([.D858]-2*[.C858]+[.B858])) + [.C858]" office:value-type="float" office:value="0.801872654597357">
            <text:p>0.801873</text:p>
          </table:table-cell>
          <table:table-cell table:formula="oooc:=(_K*([.E858]-2*[.D858]+[.C858])) + [.D858]" office:value-type="float" office:value="0.712775692975419">
            <text:p>0.712776</text:p>
          </table:table-cell>
          <table:table-cell table:formula="oooc:=(_K*([.F858]-2*[.E858]+[.D858])) + [.E858]" office:value-type="float" office:value="0.623678731353483">
            <text:p>0.623679</text:p>
          </table:table-cell>
          <table:table-cell table:formula="oooc:=(_K*([.G858]-2*[.F858]+[.E858])) + [.F858]" office:value-type="float" office:value="0.534581769731549">
            <text:p>0.534582</text:p>
          </table:table-cell>
          <table:table-cell table:formula="oooc:=(_K*([.H858]-2*[.G858]+[.F858])) + [.G858]" office:value-type="float" office:value="0.445484808109619">
            <text:p>0.445485</text:p>
          </table:table-cell>
          <table:table-cell table:formula="oooc:=(_K*([.I858]-2*[.H858]+[.G858])) + [.H858]" office:value-type="float" office:value="0.356387846487691">
            <text:p>0.356388</text:p>
          </table:table-cell>
          <table:table-cell table:formula="oooc:=(_K*([.J858]-2*[.I858]+[.H858])) + [.I858]" office:value-type="float" office:value="0.267290884865766">
            <text:p>0.267291</text:p>
          </table:table-cell>
          <table:table-cell table:formula="oooc:=(_K*([.K858]-2*[.J858]+[.I858])) + [.J858]" office:value-type="float" office:value="0.178193923243842">
            <text:p>0.178194</text:p>
          </table:table-cell>
          <table:table-cell table:formula="oooc:=(_K*(_b-2*[.K858]+[.J858])) + [.K858]" office:value-type="float" office:value="0.089096961621921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59]-2*[.B859]+_a)) + [.B859]" office:value-type="float" office:value="0.890969616219298">
            <text:p>0.890970</text:p>
          </table:table-cell>
          <table:table-cell table:formula="oooc:=(_K*([.D859]-2*[.C859]+[.B859])) + [.C859]" office:value-type="float" office:value="0.801872654597357">
            <text:p>0.801873</text:p>
          </table:table-cell>
          <table:table-cell table:formula="oooc:=(_K*([.E859]-2*[.D859]+[.C859])) + [.D859]" office:value-type="float" office:value="0.712775692975419">
            <text:p>0.712776</text:p>
          </table:table-cell>
          <table:table-cell table:formula="oooc:=(_K*([.F859]-2*[.E859]+[.D859])) + [.E859]" office:value-type="float" office:value="0.623678731353483">
            <text:p>0.623679</text:p>
          </table:table-cell>
          <table:table-cell table:formula="oooc:=(_K*([.G859]-2*[.F859]+[.E859])) + [.F859]" office:value-type="float" office:value="0.534581769731551">
            <text:p>0.534582</text:p>
          </table:table-cell>
          <table:table-cell table:formula="oooc:=(_K*([.H859]-2*[.G859]+[.F859])) + [.G859]" office:value-type="float" office:value="0.445484808109619">
            <text:p>0.445485</text:p>
          </table:table-cell>
          <table:table-cell table:formula="oooc:=(_K*([.I859]-2*[.H859]+[.G859])) + [.H859]" office:value-type="float" office:value="0.356387846487692">
            <text:p>0.356388</text:p>
          </table:table-cell>
          <table:table-cell table:formula="oooc:=(_K*([.J859]-2*[.I859]+[.H859])) + [.I859]" office:value-type="float" office:value="0.267290884865766">
            <text:p>0.267291</text:p>
          </table:table-cell>
          <table:table-cell table:formula="oooc:=(_K*([.K859]-2*[.J859]+[.I859])) + [.J859]" office:value-type="float" office:value="0.178193923243843">
            <text:p>0.178194</text:p>
          </table:table-cell>
          <table:table-cell table:formula="oooc:=(_K*(_b-2*[.K859]+[.J859])) + [.K859]" office:value-type="float" office:value="0.089096961621921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60]-2*[.B860]+_a)) + [.B860]" office:value-type="float" office:value="0.890969616219298">
            <text:p>0.890970</text:p>
          </table:table-cell>
          <table:table-cell table:formula="oooc:=(_K*([.D860]-2*[.C860]+[.B860])) + [.C860]" office:value-type="float" office:value="0.801872654597357">
            <text:p>0.801873</text:p>
          </table:table-cell>
          <table:table-cell table:formula="oooc:=(_K*([.E860]-2*[.D860]+[.C860])) + [.D860]" office:value-type="float" office:value="0.712775692975419">
            <text:p>0.712776</text:p>
          </table:table-cell>
          <table:table-cell table:formula="oooc:=(_K*([.F860]-2*[.E860]+[.D860])) + [.E860]" office:value-type="float" office:value="0.623678731353484">
            <text:p>0.623679</text:p>
          </table:table-cell>
          <table:table-cell table:formula="oooc:=(_K*([.G860]-2*[.F860]+[.E860])) + [.F860]" office:value-type="float" office:value="0.534581769731551">
            <text:p>0.534582</text:p>
          </table:table-cell>
          <table:table-cell table:formula="oooc:=(_K*([.H860]-2*[.G860]+[.F860])) + [.G860]" office:value-type="float" office:value="0.445484808109621">
            <text:p>0.445485</text:p>
          </table:table-cell>
          <table:table-cell table:formula="oooc:=(_K*([.I860]-2*[.H860]+[.G860])) + [.H860]" office:value-type="float" office:value="0.356387846487692">
            <text:p>0.356388</text:p>
          </table:table-cell>
          <table:table-cell table:formula="oooc:=(_K*([.J860]-2*[.I860]+[.H860])) + [.I860]" office:value-type="float" office:value="0.267290884865768">
            <text:p>0.267291</text:p>
          </table:table-cell>
          <table:table-cell table:formula="oooc:=(_K*([.K860]-2*[.J860]+[.I860])) + [.J860]" office:value-type="float" office:value="0.178193923243843">
            <text:p>0.178194</text:p>
          </table:table-cell>
          <table:table-cell table:formula="oooc:=(_K*(_b-2*[.K860]+[.J860])) + [.K860]" office:value-type="float" office:value="0.089096961621921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61]-2*[.B861]+_a)) + [.B861]" office:value-type="float" office:value="0.890969616219298">
            <text:p>0.890970</text:p>
          </table:table-cell>
          <table:table-cell table:formula="oooc:=(_K*([.D861]-2*[.C861]+[.B861])) + [.C861]" office:value-type="float" office:value="0.801872654597357">
            <text:p>0.801873</text:p>
          </table:table-cell>
          <table:table-cell table:formula="oooc:=(_K*([.E861]-2*[.D861]+[.C861])) + [.D861]" office:value-type="float" office:value="0.71277569297542">
            <text:p>0.712776</text:p>
          </table:table-cell>
          <table:table-cell table:formula="oooc:=(_K*([.F861]-2*[.E861]+[.D861])) + [.E861]" office:value-type="float" office:value="0.623678731353484">
            <text:p>0.623679</text:p>
          </table:table-cell>
          <table:table-cell table:formula="oooc:=(_K*([.G861]-2*[.F861]+[.E861])) + [.F861]" office:value-type="float" office:value="0.534581769731552">
            <text:p>0.534582</text:p>
          </table:table-cell>
          <table:table-cell table:formula="oooc:=(_K*([.H861]-2*[.G861]+[.F861])) + [.G861]" office:value-type="float" office:value="0.445484808109621">
            <text:p>0.445485</text:p>
          </table:table-cell>
          <table:table-cell table:formula="oooc:=(_K*([.I861]-2*[.H861]+[.G861])) + [.H861]" office:value-type="float" office:value="0.356387846487694">
            <text:p>0.356388</text:p>
          </table:table-cell>
          <table:table-cell table:formula="oooc:=(_K*([.J861]-2*[.I861]+[.H861])) + [.I861]" office:value-type="float" office:value="0.267290884865768">
            <text:p>0.267291</text:p>
          </table:table-cell>
          <table:table-cell table:formula="oooc:=(_K*([.K861]-2*[.J861]+[.I861])) + [.J861]" office:value-type="float" office:value="0.178193923243844">
            <text:p>0.178194</text:p>
          </table:table-cell>
          <table:table-cell table:formula="oooc:=(_K*(_b-2*[.K861]+[.J861])) + [.K861]" office:value-type="float" office:value="0.0890969616219216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62]-2*[.B862]+_a)) + [.B862]" office:value-type="float" office:value="0.890969616219298">
            <text:p>0.890970</text:p>
          </table:table-cell>
          <table:table-cell table:formula="oooc:=(_K*([.D862]-2*[.C862]+[.B862])) + [.C862]" office:value-type="float" office:value="0.801872654597359">
            <text:p>0.801873</text:p>
          </table:table-cell>
          <table:table-cell table:formula="oooc:=(_K*([.E862]-2*[.D862]+[.C862])) + [.D862]" office:value-type="float" office:value="0.71277569297542">
            <text:p>0.712776</text:p>
          </table:table-cell>
          <table:table-cell table:formula="oooc:=(_K*([.F862]-2*[.E862]+[.D862])) + [.E862]" office:value-type="float" office:value="0.623678731353486">
            <text:p>0.623679</text:p>
          </table:table-cell>
          <table:table-cell table:formula="oooc:=(_K*([.G862]-2*[.F862]+[.E862])) + [.F862]" office:value-type="float" office:value="0.534581769731552">
            <text:p>0.534582</text:p>
          </table:table-cell>
          <table:table-cell table:formula="oooc:=(_K*([.H862]-2*[.G862]+[.F862])) + [.G862]" office:value-type="float" office:value="0.445484808109623">
            <text:p>0.445485</text:p>
          </table:table-cell>
          <table:table-cell table:formula="oooc:=(_K*([.I862]-2*[.H862]+[.G862])) + [.H862]" office:value-type="float" office:value="0.356387846487694">
            <text:p>0.356388</text:p>
          </table:table-cell>
          <table:table-cell table:formula="oooc:=(_K*([.J862]-2*[.I862]+[.H862])) + [.I862]" office:value-type="float" office:value="0.267290884865769">
            <text:p>0.267291</text:p>
          </table:table-cell>
          <table:table-cell table:formula="oooc:=(_K*([.K862]-2*[.J862]+[.I862])) + [.J862]" office:value-type="float" office:value="0.178193923243844">
            <text:p>0.178194</text:p>
          </table:table-cell>
          <table:table-cell table:formula="oooc:=(_K*(_b-2*[.K862]+[.J862])) + [.K862]" office:value-type="float" office:value="0.089096961621922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63]-2*[.B863]+_a)) + [.B863]" office:value-type="float" office:value="0.8909696162193">
            <text:p>0.890970</text:p>
          </table:table-cell>
          <table:table-cell table:formula="oooc:=(_K*([.D863]-2*[.C863]+[.B863])) + [.C863]" office:value-type="float" office:value="0.801872654597359">
            <text:p>0.801873</text:p>
          </table:table-cell>
          <table:table-cell table:formula="oooc:=(_K*([.E863]-2*[.D863]+[.C863])) + [.D863]" office:value-type="float" office:value="0.712775692975422">
            <text:p>0.712776</text:p>
          </table:table-cell>
          <table:table-cell table:formula="oooc:=(_K*([.F863]-2*[.E863]+[.D863])) + [.E863]" office:value-type="float" office:value="0.623678731353486">
            <text:p>0.623679</text:p>
          </table:table-cell>
          <table:table-cell table:formula="oooc:=(_K*([.G863]-2*[.F863]+[.E863])) + [.F863]" office:value-type="float" office:value="0.534581769731554">
            <text:p>0.534582</text:p>
          </table:table-cell>
          <table:table-cell table:formula="oooc:=(_K*([.H863]-2*[.G863]+[.F863])) + [.G863]" office:value-type="float" office:value="0.445484808109623">
            <text:p>0.445485</text:p>
          </table:table-cell>
          <table:table-cell table:formula="oooc:=(_K*([.I863]-2*[.H863]+[.G863])) + [.H863]" office:value-type="float" office:value="0.356387846487695">
            <text:p>0.356388</text:p>
          </table:table-cell>
          <table:table-cell table:formula="oooc:=(_K*([.J863]-2*[.I863]+[.H863])) + [.I863]" office:value-type="float" office:value="0.267290884865769">
            <text:p>0.267291</text:p>
          </table:table-cell>
          <table:table-cell table:formula="oooc:=(_K*([.K863]-2*[.J863]+[.I863])) + [.J863]" office:value-type="float" office:value="0.178193923243845">
            <text:p>0.178194</text:p>
          </table:table-cell>
          <table:table-cell table:formula="oooc:=(_K*(_b-2*[.K863]+[.J863])) + [.K863]" office:value-type="float" office:value="0.0890969616219221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64]-2*[.B864]+_a)) + [.B864]" office:value-type="float" office:value="0.8909696162193">
            <text:p>0.890970</text:p>
          </table:table-cell>
          <table:table-cell table:formula="oooc:=(_K*([.D864]-2*[.C864]+[.B864])) + [.C864]" office:value-type="float" office:value="0.80187265459736">
            <text:p>0.801873</text:p>
          </table:table-cell>
          <table:table-cell table:formula="oooc:=(_K*([.E864]-2*[.D864]+[.C864])) + [.D864]" office:value-type="float" office:value="0.712775692975422">
            <text:p>0.712776</text:p>
          </table:table-cell>
          <table:table-cell table:formula="oooc:=(_K*([.F864]-2*[.E864]+[.D864])) + [.E864]" office:value-type="float" office:value="0.623678731353487">
            <text:p>0.623679</text:p>
          </table:table-cell>
          <table:table-cell table:formula="oooc:=(_K*([.G864]-2*[.F864]+[.E864])) + [.F864]" office:value-type="float" office:value="0.534581769731554">
            <text:p>0.534582</text:p>
          </table:table-cell>
          <table:table-cell table:formula="oooc:=(_K*([.H864]-2*[.G864]+[.F864])) + [.G864]" office:value-type="float" office:value="0.445484808109624">
            <text:p>0.445485</text:p>
          </table:table-cell>
          <table:table-cell table:formula="oooc:=(_K*([.I864]-2*[.H864]+[.G864])) + [.H864]" office:value-type="float" office:value="0.356387846487695">
            <text:p>0.356388</text:p>
          </table:table-cell>
          <table:table-cell table:formula="oooc:=(_K*([.J864]-2*[.I864]+[.H864])) + [.I864]" office:value-type="float" office:value="0.26729088486577">
            <text:p>0.267291</text:p>
          </table:table-cell>
          <table:table-cell table:formula="oooc:=(_K*([.K864]-2*[.J864]+[.I864])) + [.J864]" office:value-type="float" office:value="0.178193923243845">
            <text:p>0.178194</text:p>
          </table:table-cell>
          <table:table-cell table:formula="oooc:=(_K*(_b-2*[.K864]+[.J864])) + [.K864]" office:value-type="float" office:value="0.089096961621922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65]-2*[.B865]+_a)) + [.B865]" office:value-type="float" office:value="0.8909696162193">
            <text:p>0.890970</text:p>
          </table:table-cell>
          <table:table-cell table:formula="oooc:=(_K*([.D865]-2*[.C865]+[.B865])) + [.C865]" office:value-type="float" office:value="0.80187265459736">
            <text:p>0.801873</text:p>
          </table:table-cell>
          <table:table-cell table:formula="oooc:=(_K*([.E865]-2*[.D865]+[.C865])) + [.D865]" office:value-type="float" office:value="0.712775692975423">
            <text:p>0.712776</text:p>
          </table:table-cell>
          <table:table-cell table:formula="oooc:=(_K*([.F865]-2*[.E865]+[.D865])) + [.E865]" office:value-type="float" office:value="0.623678731353487">
            <text:p>0.623679</text:p>
          </table:table-cell>
          <table:table-cell table:formula="oooc:=(_K*([.G865]-2*[.F865]+[.E865])) + [.F865]" office:value-type="float" office:value="0.534581769731555">
            <text:p>0.534582</text:p>
          </table:table-cell>
          <table:table-cell table:formula="oooc:=(_K*([.H865]-2*[.G865]+[.F865])) + [.G865]" office:value-type="float" office:value="0.445484808109624">
            <text:p>0.445485</text:p>
          </table:table-cell>
          <table:table-cell table:formula="oooc:=(_K*([.I865]-2*[.H865]+[.G865])) + [.H865]" office:value-type="float" office:value="0.356387846487697">
            <text:p>0.356388</text:p>
          </table:table-cell>
          <table:table-cell table:formula="oooc:=(_K*([.J865]-2*[.I865]+[.H865])) + [.I865]" office:value-type="float" office:value="0.26729088486577">
            <text:p>0.267291</text:p>
          </table:table-cell>
          <table:table-cell table:formula="oooc:=(_K*([.K865]-2*[.J865]+[.I865])) + [.J865]" office:value-type="float" office:value="0.178193923243846">
            <text:p>0.178194</text:p>
          </table:table-cell>
          <table:table-cell table:formula="oooc:=(_K*(_b-2*[.K865]+[.J865])) + [.K865]" office:value-type="float" office:value="0.089096961621922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66]-2*[.B866]+_a)) + [.B866]" office:value-type="float" office:value="0.8909696162193">
            <text:p>0.890970</text:p>
          </table:table-cell>
          <table:table-cell table:formula="oooc:=(_K*([.D866]-2*[.C866]+[.B866])) + [.C866]" office:value-type="float" office:value="0.80187265459736">
            <text:p>0.801873</text:p>
          </table:table-cell>
          <table:table-cell table:formula="oooc:=(_K*([.E866]-2*[.D866]+[.C866])) + [.D866]" office:value-type="float" office:value="0.712775692975423">
            <text:p>0.712776</text:p>
          </table:table-cell>
          <table:table-cell table:formula="oooc:=(_K*([.F866]-2*[.E866]+[.D866])) + [.E866]" office:value-type="float" office:value="0.623678731353489">
            <text:p>0.623679</text:p>
          </table:table-cell>
          <table:table-cell table:formula="oooc:=(_K*([.G866]-2*[.F866]+[.E866])) + [.F866]" office:value-type="float" office:value="0.534581769731555">
            <text:p>0.534582</text:p>
          </table:table-cell>
          <table:table-cell table:formula="oooc:=(_K*([.H866]-2*[.G866]+[.F866])) + [.G866]" office:value-type="float" office:value="0.445484808109626">
            <text:p>0.445485</text:p>
          </table:table-cell>
          <table:table-cell table:formula="oooc:=(_K*([.I866]-2*[.H866]+[.G866])) + [.H866]" office:value-type="float" office:value="0.356387846487697">
            <text:p>0.356388</text:p>
          </table:table-cell>
          <table:table-cell table:formula="oooc:=(_K*([.J866]-2*[.I866]+[.H866])) + [.I866]" office:value-type="float" office:value="0.267290884865771">
            <text:p>0.267291</text:p>
          </table:table-cell>
          <table:table-cell table:formula="oooc:=(_K*([.K866]-2*[.J866]+[.I866])) + [.J866]" office:value-type="float" office:value="0.178193923243846">
            <text:p>0.178194</text:p>
          </table:table-cell>
          <table:table-cell table:formula="oooc:=(_K*(_b-2*[.K866]+[.J866])) + [.K866]" office:value-type="float" office:value="0.089096961621922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67]-2*[.B867]+_a)) + [.B867]" office:value-type="float" office:value="0.8909696162193">
            <text:p>0.890970</text:p>
          </table:table-cell>
          <table:table-cell table:formula="oooc:=(_K*([.D867]-2*[.C867]+[.B867])) + [.C867]" office:value-type="float" office:value="0.80187265459736">
            <text:p>0.801873</text:p>
          </table:table-cell>
          <table:table-cell table:formula="oooc:=(_K*([.E867]-2*[.D867]+[.C867])) + [.D867]" office:value-type="float" office:value="0.712775692975423">
            <text:p>0.712776</text:p>
          </table:table-cell>
          <table:table-cell table:formula="oooc:=(_K*([.F867]-2*[.E867]+[.D867])) + [.E867]" office:value-type="float" office:value="0.623678731353489">
            <text:p>0.623679</text:p>
          </table:table-cell>
          <table:table-cell table:formula="oooc:=(_K*([.G867]-2*[.F867]+[.E867])) + [.F867]" office:value-type="float" office:value="0.534581769731557">
            <text:p>0.534582</text:p>
          </table:table-cell>
          <table:table-cell table:formula="oooc:=(_K*([.H867]-2*[.G867]+[.F867])) + [.G867]" office:value-type="float" office:value="0.445484808109626">
            <text:p>0.445485</text:p>
          </table:table-cell>
          <table:table-cell table:formula="oooc:=(_K*([.I867]-2*[.H867]+[.G867])) + [.H867]" office:value-type="float" office:value="0.356387846487698">
            <text:p>0.356388</text:p>
          </table:table-cell>
          <table:table-cell table:formula="oooc:=(_K*([.J867]-2*[.I867]+[.H867])) + [.I867]" office:value-type="float" office:value="0.267290884865771">
            <text:p>0.267291</text:p>
          </table:table-cell>
          <table:table-cell table:formula="oooc:=(_K*([.K867]-2*[.J867]+[.I867])) + [.J867]" office:value-type="float" office:value="0.178193923243847">
            <text:p>0.178194</text:p>
          </table:table-cell>
          <table:table-cell table:formula="oooc:=(_K*(_b-2*[.K867]+[.J867])) + [.K867]" office:value-type="float" office:value="0.0890969616219229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68]-2*[.B868]+_a)) + [.B868]" office:value-type="float" office:value="0.8909696162193">
            <text:p>0.890970</text:p>
          </table:table-cell>
          <table:table-cell table:formula="oooc:=(_K*([.D868]-2*[.C868]+[.B868])) + [.C868]" office:value-type="float" office:value="0.80187265459736">
            <text:p>0.801873</text:p>
          </table:table-cell>
          <table:table-cell table:formula="oooc:=(_K*([.E868]-2*[.D868]+[.C868])) + [.D868]" office:value-type="float" office:value="0.712775692975423">
            <text:p>0.712776</text:p>
          </table:table-cell>
          <table:table-cell table:formula="oooc:=(_K*([.F868]-2*[.E868]+[.D868])) + [.E868]" office:value-type="float" office:value="0.623678731353489">
            <text:p>0.623679</text:p>
          </table:table-cell>
          <table:table-cell table:formula="oooc:=(_K*([.G868]-2*[.F868]+[.E868])) + [.F868]" office:value-type="float" office:value="0.534581769731557">
            <text:p>0.534582</text:p>
          </table:table-cell>
          <table:table-cell table:formula="oooc:=(_K*([.H868]-2*[.G868]+[.F868])) + [.G868]" office:value-type="float" office:value="0.445484808109627">
            <text:p>0.445485</text:p>
          </table:table-cell>
          <table:table-cell table:formula="oooc:=(_K*([.I868]-2*[.H868]+[.G868])) + [.H868]" office:value-type="float" office:value="0.356387846487698">
            <text:p>0.356388</text:p>
          </table:table-cell>
          <table:table-cell table:formula="oooc:=(_K*([.J868]-2*[.I868]+[.H868])) + [.I868]" office:value-type="float" office:value="0.267290884865772">
            <text:p>0.267291</text:p>
          </table:table-cell>
          <table:table-cell table:formula="oooc:=(_K*([.K868]-2*[.J868]+[.I868])) + [.J868]" office:value-type="float" office:value="0.178193923243847">
            <text:p>0.178194</text:p>
          </table:table-cell>
          <table:table-cell table:formula="oooc:=(_K*(_b-2*[.K868]+[.J868])) + [.K868]" office:value-type="float" office:value="0.089096961621923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69]-2*[.B869]+_a)) + [.B869]" office:value-type="float" office:value="0.8909696162193">
            <text:p>0.890970</text:p>
          </table:table-cell>
          <table:table-cell table:formula="oooc:=(_K*([.D869]-2*[.C869]+[.B869])) + [.C869]" office:value-type="float" office:value="0.80187265459736">
            <text:p>0.801873</text:p>
          </table:table-cell>
          <table:table-cell table:formula="oooc:=(_K*([.E869]-2*[.D869]+[.C869])) + [.D869]" office:value-type="float" office:value="0.712775692975423">
            <text:p>0.712776</text:p>
          </table:table-cell>
          <table:table-cell table:formula="oooc:=(_K*([.F869]-2*[.E869]+[.D869])) + [.E869]" office:value-type="float" office:value="0.623678731353489">
            <text:p>0.623679</text:p>
          </table:table-cell>
          <table:table-cell table:formula="oooc:=(_K*([.G869]-2*[.F869]+[.E869])) + [.F869]" office:value-type="float" office:value="0.534581769731558">
            <text:p>0.534582</text:p>
          </table:table-cell>
          <table:table-cell table:formula="oooc:=(_K*([.H869]-2*[.G869]+[.F869])) + [.G869]" office:value-type="float" office:value="0.445484808109627">
            <text:p>0.445485</text:p>
          </table:table-cell>
          <table:table-cell table:formula="oooc:=(_K*([.I869]-2*[.H869]+[.G869])) + [.H869]" office:value-type="float" office:value="0.356387846487699">
            <text:p>0.356388</text:p>
          </table:table-cell>
          <table:table-cell table:formula="oooc:=(_K*([.J869]-2*[.I869]+[.H869])) + [.I869]" office:value-type="float" office:value="0.267290884865772">
            <text:p>0.267291</text:p>
          </table:table-cell>
          <table:table-cell table:formula="oooc:=(_K*([.K869]-2*[.J869]+[.I869])) + [.J869]" office:value-type="float" office:value="0.178193923243848">
            <text:p>0.178194</text:p>
          </table:table-cell>
          <table:table-cell table:formula="oooc:=(_K*(_b-2*[.K869]+[.J869])) + [.K869]" office:value-type="float" office:value="0.089096961621923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70]-2*[.B870]+_a)) + [.B870]" office:value-type="float" office:value="0.8909696162193">
            <text:p>0.890970</text:p>
          </table:table-cell>
          <table:table-cell table:formula="oooc:=(_K*([.D870]-2*[.C870]+[.B870])) + [.C870]" office:value-type="float" office:value="0.80187265459736">
            <text:p>0.801873</text:p>
          </table:table-cell>
          <table:table-cell table:formula="oooc:=(_K*([.E870]-2*[.D870]+[.C870])) + [.D870]" office:value-type="float" office:value="0.712775692975423">
            <text:p>0.712776</text:p>
          </table:table-cell>
          <table:table-cell table:formula="oooc:=(_K*([.F870]-2*[.E870]+[.D870])) + [.E870]" office:value-type="float" office:value="0.62367873135349">
            <text:p>0.623679</text:p>
          </table:table-cell>
          <table:table-cell table:formula="oooc:=(_K*([.G870]-2*[.F870]+[.E870])) + [.F870]" office:value-type="float" office:value="0.534581769731558">
            <text:p>0.534582</text:p>
          </table:table-cell>
          <table:table-cell table:formula="oooc:=(_K*([.H870]-2*[.G870]+[.F870])) + [.G870]" office:value-type="float" office:value="0.445484808109628">
            <text:p>0.445485</text:p>
          </table:table-cell>
          <table:table-cell table:formula="oooc:=(_K*([.I870]-2*[.H870]+[.G870])) + [.H870]" office:value-type="float" office:value="0.356387846487699">
            <text:p>0.356388</text:p>
          </table:table-cell>
          <table:table-cell table:formula="oooc:=(_K*([.J870]-2*[.I870]+[.H870])) + [.I870]" office:value-type="float" office:value="0.267290884865773">
            <text:p>0.267291</text:p>
          </table:table-cell>
          <table:table-cell table:formula="oooc:=(_K*([.K870]-2*[.J870]+[.I870])) + [.J870]" office:value-type="float" office:value="0.178193923243848">
            <text:p>0.178194</text:p>
          </table:table-cell>
          <table:table-cell table:formula="oooc:=(_K*(_b-2*[.K870]+[.J870])) + [.K870]" office:value-type="float" office:value="0.089096961621923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71]-2*[.B871]+_a)) + [.B871]" office:value-type="float" office:value="0.8909696162193">
            <text:p>0.890970</text:p>
          </table:table-cell>
          <table:table-cell table:formula="oooc:=(_K*([.D871]-2*[.C871]+[.B871])) + [.C871]" office:value-type="float" office:value="0.80187265459736">
            <text:p>0.801873</text:p>
          </table:table-cell>
          <table:table-cell table:formula="oooc:=(_K*([.E871]-2*[.D871]+[.C871])) + [.D871]" office:value-type="float" office:value="0.712775692975425">
            <text:p>0.712776</text:p>
          </table:table-cell>
          <table:table-cell table:formula="oooc:=(_K*([.F871]-2*[.E871]+[.D871])) + [.E871]" office:value-type="float" office:value="0.62367873135349">
            <text:p>0.623679</text:p>
          </table:table-cell>
          <table:table-cell table:formula="oooc:=(_K*([.G871]-2*[.F871]+[.E871])) + [.F871]" office:value-type="float" office:value="0.534581769731559">
            <text:p>0.534582</text:p>
          </table:table-cell>
          <table:table-cell table:formula="oooc:=(_K*([.H871]-2*[.G871]+[.F871])) + [.G871]" office:value-type="float" office:value="0.445484808109628">
            <text:p>0.445485</text:p>
          </table:table-cell>
          <table:table-cell table:formula="oooc:=(_K*([.I871]-2*[.H871]+[.G871])) + [.H871]" office:value-type="float" office:value="0.3563878464877">
            <text:p>0.356388</text:p>
          </table:table-cell>
          <table:table-cell table:formula="oooc:=(_K*([.J871]-2*[.I871]+[.H871])) + [.I871]" office:value-type="float" office:value="0.267290884865773">
            <text:p>0.267291</text:p>
          </table:table-cell>
          <table:table-cell table:formula="oooc:=(_K*([.K871]-2*[.J871]+[.I871])) + [.J871]" office:value-type="float" office:value="0.178193923243848">
            <text:p>0.178194</text:p>
          </table:table-cell>
          <table:table-cell table:formula="oooc:=(_K*(_b-2*[.K871]+[.J871])) + [.K871]" office:value-type="float" office:value="0.089096961621923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72]-2*[.B872]+_a)) + [.B872]" office:value-type="float" office:value="0.8909696162193">
            <text:p>0.890970</text:p>
          </table:table-cell>
          <table:table-cell table:formula="oooc:=(_K*([.D872]-2*[.C872]+[.B872])) + [.C872]" office:value-type="float" office:value="0.801872654597362">
            <text:p>0.801873</text:p>
          </table:table-cell>
          <table:table-cell table:formula="oooc:=(_K*([.E872]-2*[.D872]+[.C872])) + [.D872]" office:value-type="float" office:value="0.712775692975425">
            <text:p>0.712776</text:p>
          </table:table-cell>
          <table:table-cell table:formula="oooc:=(_K*([.F872]-2*[.E872]+[.D872])) + [.E872]" office:value-type="float" office:value="0.623678731353492">
            <text:p>0.623679</text:p>
          </table:table-cell>
          <table:table-cell table:formula="oooc:=(_K*([.G872]-2*[.F872]+[.E872])) + [.F872]" office:value-type="float" office:value="0.534581769731559">
            <text:p>0.534582</text:p>
          </table:table-cell>
          <table:table-cell table:formula="oooc:=(_K*([.H872]-2*[.G872]+[.F872])) + [.G872]" office:value-type="float" office:value="0.445484808109629">
            <text:p>0.445485</text:p>
          </table:table-cell>
          <table:table-cell table:formula="oooc:=(_K*([.I872]-2*[.H872]+[.G872])) + [.H872]" office:value-type="float" office:value="0.3563878464877">
            <text:p>0.356388</text:p>
          </table:table-cell>
          <table:table-cell table:formula="oooc:=(_K*([.J872]-2*[.I872]+[.H872])) + [.I872]" office:value-type="float" office:value="0.267290884865774">
            <text:p>0.267291</text:p>
          </table:table-cell>
          <table:table-cell table:formula="oooc:=(_K*([.K872]-2*[.J872]+[.I872])) + [.J872]" office:value-type="float" office:value="0.178193923243848">
            <text:p>0.178194</text:p>
          </table:table-cell>
          <table:table-cell table:formula="oooc:=(_K*(_b-2*[.K872]+[.J872])) + [.K872]" office:value-type="float" office:value="0.08909696162192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73]-2*[.B873]+_a)) + [.B873]" office:value-type="float" office:value="0.890969616219301">
            <text:p>0.890970</text:p>
          </table:table-cell>
          <table:table-cell table:formula="oooc:=(_K*([.D873]-2*[.C873]+[.B873])) + [.C873]" office:value-type="float" office:value="0.801872654597362">
            <text:p>0.801873</text:p>
          </table:table-cell>
          <table:table-cell table:formula="oooc:=(_K*([.E873]-2*[.D873]+[.C873])) + [.D873]" office:value-type="float" office:value="0.712775692975426">
            <text:p>0.712776</text:p>
          </table:table-cell>
          <table:table-cell table:formula="oooc:=(_K*([.F873]-2*[.E873]+[.D873])) + [.E873]" office:value-type="float" office:value="0.623678731353492">
            <text:p>0.623679</text:p>
          </table:table-cell>
          <table:table-cell table:formula="oooc:=(_K*([.G873]-2*[.F873]+[.E873])) + [.F873]" office:value-type="float" office:value="0.53458176973156">
            <text:p>0.534582</text:p>
          </table:table-cell>
          <table:table-cell table:formula="oooc:=(_K*([.H873]-2*[.G873]+[.F873])) + [.G873]" office:value-type="float" office:value="0.445484808109629">
            <text:p>0.445485</text:p>
          </table:table-cell>
          <table:table-cell table:formula="oooc:=(_K*([.I873]-2*[.H873]+[.G873])) + [.H873]" office:value-type="float" office:value="0.356387846487702">
            <text:p>0.356388</text:p>
          </table:table-cell>
          <table:table-cell table:formula="oooc:=(_K*([.J873]-2*[.I873]+[.H873])) + [.I873]" office:value-type="float" office:value="0.267290884865774">
            <text:p>0.267291</text:p>
          </table:table-cell>
          <table:table-cell table:formula="oooc:=(_K*([.K873]-2*[.J873]+[.I873])) + [.J873]" office:value-type="float" office:value="0.178193923243849">
            <text:p>0.178194</text:p>
          </table:table-cell>
          <table:table-cell table:formula="oooc:=(_K*(_b-2*[.K873]+[.J873])) + [.K873]" office:value-type="float" office:value="0.08909696162192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74]-2*[.B874]+_a)) + [.B874]" office:value-type="float" office:value="0.890969616219301">
            <text:p>0.890970</text:p>
          </table:table-cell>
          <table:table-cell table:formula="oooc:=(_K*([.D874]-2*[.C874]+[.B874])) + [.C874]" office:value-type="float" office:value="0.801872654597363">
            <text:p>0.801873</text:p>
          </table:table-cell>
          <table:table-cell table:formula="oooc:=(_K*([.E874]-2*[.D874]+[.C874])) + [.D874]" office:value-type="float" office:value="0.712775692975426">
            <text:p>0.712776</text:p>
          </table:table-cell>
          <table:table-cell table:formula="oooc:=(_K*([.F874]-2*[.E874]+[.D874])) + [.E874]" office:value-type="float" office:value="0.623678731353493">
            <text:p>0.623679</text:p>
          </table:table-cell>
          <table:table-cell table:formula="oooc:=(_K*([.G874]-2*[.F874]+[.E874])) + [.F874]" office:value-type="float" office:value="0.53458176973156">
            <text:p>0.534582</text:p>
          </table:table-cell>
          <table:table-cell table:formula="oooc:=(_K*([.H874]-2*[.G874]+[.F874])) + [.G874]" office:value-type="float" office:value="0.445484808109631">
            <text:p>0.445485</text:p>
          </table:table-cell>
          <table:table-cell table:formula="oooc:=(_K*([.I874]-2*[.H874]+[.G874])) + [.H874]" office:value-type="float" office:value="0.356387846487702">
            <text:p>0.356388</text:p>
          </table:table-cell>
          <table:table-cell table:formula="oooc:=(_K*([.J874]-2*[.I874]+[.H874])) + [.I874]" office:value-type="float" office:value="0.267290884865775">
            <text:p>0.267291</text:p>
          </table:table-cell>
          <table:table-cell table:formula="oooc:=(_K*([.K874]-2*[.J874]+[.I874])) + [.J874]" office:value-type="float" office:value="0.178193923243849">
            <text:p>0.178194</text:p>
          </table:table-cell>
          <table:table-cell table:formula="oooc:=(_K*(_b-2*[.K874]+[.J874])) + [.K874]" office:value-type="float" office:value="0.089096961621924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75]-2*[.B875]+_a)) + [.B875]" office:value-type="float" office:value="0.890969616219301">
            <text:p>0.890970</text:p>
          </table:table-cell>
          <table:table-cell table:formula="oooc:=(_K*([.D875]-2*[.C875]+[.B875])) + [.C875]" office:value-type="float" office:value="0.801872654597363">
            <text:p>0.801873</text:p>
          </table:table-cell>
          <table:table-cell table:formula="oooc:=(_K*([.E875]-2*[.D875]+[.C875])) + [.D875]" office:value-type="float" office:value="0.712775692975428">
            <text:p>0.712776</text:p>
          </table:table-cell>
          <table:table-cell table:formula="oooc:=(_K*([.F875]-2*[.E875]+[.D875])) + [.E875]" office:value-type="float" office:value="0.623678731353493">
            <text:p>0.623679</text:p>
          </table:table-cell>
          <table:table-cell table:formula="oooc:=(_K*([.G875]-2*[.F875]+[.E875])) + [.F875]" office:value-type="float" office:value="0.534581769731561">
            <text:p>0.534582</text:p>
          </table:table-cell>
          <table:table-cell table:formula="oooc:=(_K*([.H875]-2*[.G875]+[.F875])) + [.G875]" office:value-type="float" office:value="0.445484808109631">
            <text:p>0.445485</text:p>
          </table:table-cell>
          <table:table-cell table:formula="oooc:=(_K*([.I875]-2*[.H875]+[.G875])) + [.H875]" office:value-type="float" office:value="0.356387846487703">
            <text:p>0.356388</text:p>
          </table:table-cell>
          <table:table-cell table:formula="oooc:=(_K*([.J875]-2*[.I875]+[.H875])) + [.I875]" office:value-type="float" office:value="0.267290884865775">
            <text:p>0.267291</text:p>
          </table:table-cell>
          <table:table-cell table:formula="oooc:=(_K*([.K875]-2*[.J875]+[.I875])) + [.J875]" office:value-type="float" office:value="0.17819392324385">
            <text:p>0.178194</text:p>
          </table:table-cell>
          <table:table-cell table:formula="oooc:=(_K*(_b-2*[.K875]+[.J875])) + [.K875]" office:value-type="float" office:value="0.0890969616219244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76]-2*[.B876]+_a)) + [.B876]" office:value-type="float" office:value="0.890969616219301">
            <text:p>0.890970</text:p>
          </table:table-cell>
          <table:table-cell table:formula="oooc:=(_K*([.D876]-2*[.C876]+[.B876])) + [.C876]" office:value-type="float" office:value="0.801872654597363">
            <text:p>0.801873</text:p>
          </table:table-cell>
          <table:table-cell table:formula="oooc:=(_K*([.E876]-2*[.D876]+[.C876])) + [.D876]" office:value-type="float" office:value="0.712775692975428">
            <text:p>0.712776</text:p>
          </table:table-cell>
          <table:table-cell table:formula="oooc:=(_K*([.F876]-2*[.E876]+[.D876])) + [.E876]" office:value-type="float" office:value="0.623678731353494">
            <text:p>0.623679</text:p>
          </table:table-cell>
          <table:table-cell table:formula="oooc:=(_K*([.G876]-2*[.F876]+[.E876])) + [.F876]" office:value-type="float" office:value="0.534581769731561">
            <text:p>0.534582</text:p>
          </table:table-cell>
          <table:table-cell table:formula="oooc:=(_K*([.H876]-2*[.G876]+[.F876])) + [.G876]" office:value-type="float" office:value="0.445484808109632">
            <text:p>0.445485</text:p>
          </table:table-cell>
          <table:table-cell table:formula="oooc:=(_K*([.I876]-2*[.H876]+[.G876])) + [.H876]" office:value-type="float" office:value="0.356387846487703">
            <text:p>0.356388</text:p>
          </table:table-cell>
          <table:table-cell table:formula="oooc:=(_K*([.J876]-2*[.I876]+[.H876])) + [.I876]" office:value-type="float" office:value="0.267290884865776">
            <text:p>0.267291</text:p>
          </table:table-cell>
          <table:table-cell table:formula="oooc:=(_K*([.K876]-2*[.J876]+[.I876])) + [.J876]" office:value-type="float" office:value="0.17819392324385">
            <text:p>0.178194</text:p>
          </table:table-cell>
          <table:table-cell table:formula="oooc:=(_K*(_b-2*[.K876]+[.J876])) + [.K876]" office:value-type="float" office:value="0.089096961621924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77]-2*[.B877]+_a)) + [.B877]" office:value-type="float" office:value="0.890969616219301">
            <text:p>0.890970</text:p>
          </table:table-cell>
          <table:table-cell table:formula="oooc:=(_K*([.D877]-2*[.C877]+[.B877])) + [.C877]" office:value-type="float" office:value="0.801872654597363">
            <text:p>0.801873</text:p>
          </table:table-cell>
          <table:table-cell table:formula="oooc:=(_K*([.E877]-2*[.D877]+[.C877])) + [.D877]" office:value-type="float" office:value="0.712775692975428">
            <text:p>0.712776</text:p>
          </table:table-cell>
          <table:table-cell table:formula="oooc:=(_K*([.F877]-2*[.E877]+[.D877])) + [.E877]" office:value-type="float" office:value="0.623678731353494">
            <text:p>0.623679</text:p>
          </table:table-cell>
          <table:table-cell table:formula="oooc:=(_K*([.G877]-2*[.F877]+[.E877])) + [.F877]" office:value-type="float" office:value="0.534581769731563">
            <text:p>0.534582</text:p>
          </table:table-cell>
          <table:table-cell table:formula="oooc:=(_K*([.H877]-2*[.G877]+[.F877])) + [.G877]" office:value-type="float" office:value="0.445484808109632">
            <text:p>0.445485</text:p>
          </table:table-cell>
          <table:table-cell table:formula="oooc:=(_K*([.I877]-2*[.H877]+[.G877])) + [.H877]" office:value-type="float" office:value="0.356387846487704">
            <text:p>0.356388</text:p>
          </table:table-cell>
          <table:table-cell table:formula="oooc:=(_K*([.J877]-2*[.I877]+[.H877])) + [.I877]" office:value-type="float" office:value="0.267290884865776">
            <text:p>0.267291</text:p>
          </table:table-cell>
          <table:table-cell table:formula="oooc:=(_K*([.K877]-2*[.J877]+[.I877])) + [.J877]" office:value-type="float" office:value="0.17819392324385">
            <text:p>0.178194</text:p>
          </table:table-cell>
          <table:table-cell table:formula="oooc:=(_K*(_b-2*[.K877]+[.J877])) + [.K877]" office:value-type="float" office:value="0.0890969616219247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78]-2*[.B878]+_a)) + [.B878]" office:value-type="float" office:value="0.890969616219301">
            <text:p>0.890970</text:p>
          </table:table-cell>
          <table:table-cell table:formula="oooc:=(_K*([.D878]-2*[.C878]+[.B878])) + [.C878]" office:value-type="float" office:value="0.801872654597363">
            <text:p>0.801873</text:p>
          </table:table-cell>
          <table:table-cell table:formula="oooc:=(_K*([.E878]-2*[.D878]+[.C878])) + [.D878]" office:value-type="float" office:value="0.712775692975428">
            <text:p>0.712776</text:p>
          </table:table-cell>
          <table:table-cell table:formula="oooc:=(_K*([.F878]-2*[.E878]+[.D878])) + [.E878]" office:value-type="float" office:value="0.623678731353494">
            <text:p>0.623679</text:p>
          </table:table-cell>
          <table:table-cell table:formula="oooc:=(_K*([.G878]-2*[.F878]+[.E878])) + [.F878]" office:value-type="float" office:value="0.534581769731563">
            <text:p>0.534582</text:p>
          </table:table-cell>
          <table:table-cell table:formula="oooc:=(_K*([.H878]-2*[.G878]+[.F878])) + [.G878]" office:value-type="float" office:value="0.445484808109633">
            <text:p>0.445485</text:p>
          </table:table-cell>
          <table:table-cell table:formula="oooc:=(_K*([.I878]-2*[.H878]+[.G878])) + [.H878]" office:value-type="float" office:value="0.356387846487704">
            <text:p>0.356388</text:p>
          </table:table-cell>
          <table:table-cell table:formula="oooc:=(_K*([.J878]-2*[.I878]+[.H878])) + [.I878]" office:value-type="float" office:value="0.267290884865777">
            <text:p>0.267291</text:p>
          </table:table-cell>
          <table:table-cell table:formula="oooc:=(_K*([.K878]-2*[.J878]+[.I878])) + [.J878]" office:value-type="float" office:value="0.17819392324385">
            <text:p>0.178194</text:p>
          </table:table-cell>
          <table:table-cell table:formula="oooc:=(_K*(_b-2*[.K878]+[.J878])) + [.K878]" office:value-type="float" office:value="0.08909696162192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79]-2*[.B879]+_a)) + [.B879]" office:value-type="float" office:value="0.890969616219301">
            <text:p>0.890970</text:p>
          </table:table-cell>
          <table:table-cell table:formula="oooc:=(_K*([.D879]-2*[.C879]+[.B879])) + [.C879]" office:value-type="float" office:value="0.801872654597363">
            <text:p>0.801873</text:p>
          </table:table-cell>
          <table:table-cell table:formula="oooc:=(_K*([.E879]-2*[.D879]+[.C879])) + [.D879]" office:value-type="float" office:value="0.712775692975428">
            <text:p>0.712776</text:p>
          </table:table-cell>
          <table:table-cell table:formula="oooc:=(_K*([.F879]-2*[.E879]+[.D879])) + [.E879]" office:value-type="float" office:value="0.623678731353494">
            <text:p>0.623679</text:p>
          </table:table-cell>
          <table:table-cell table:formula="oooc:=(_K*([.G879]-2*[.F879]+[.E879])) + [.F879]" office:value-type="float" office:value="0.534581769731563">
            <text:p>0.534582</text:p>
          </table:table-cell>
          <table:table-cell table:formula="oooc:=(_K*([.H879]-2*[.G879]+[.F879])) + [.G879]" office:value-type="float" office:value="0.445484808109633">
            <text:p>0.445485</text:p>
          </table:table-cell>
          <table:table-cell table:formula="oooc:=(_K*([.I879]-2*[.H879]+[.G879])) + [.H879]" office:value-type="float" office:value="0.356387846487704">
            <text:p>0.356388</text:p>
          </table:table-cell>
          <table:table-cell table:formula="oooc:=(_K*([.J879]-2*[.I879]+[.H879])) + [.I879]" office:value-type="float" office:value="0.267290884865777">
            <text:p>0.267291</text:p>
          </table:table-cell>
          <table:table-cell table:formula="oooc:=(_K*([.K879]-2*[.J879]+[.I879])) + [.J879]" office:value-type="float" office:value="0.178193923243851">
            <text:p>0.178194</text:p>
          </table:table-cell>
          <table:table-cell table:formula="oooc:=(_K*(_b-2*[.K879]+[.J879])) + [.K879]" office:value-type="float" office:value="0.08909696162192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80]-2*[.B880]+_a)) + [.B880]" office:value-type="float" office:value="0.890969616219301">
            <text:p>0.890970</text:p>
          </table:table-cell>
          <table:table-cell table:formula="oooc:=(_K*([.D880]-2*[.C880]+[.B880])) + [.C880]" office:value-type="float" office:value="0.801872654597363">
            <text:p>0.801873</text:p>
          </table:table-cell>
          <table:table-cell table:formula="oooc:=(_K*([.E880]-2*[.D880]+[.C880])) + [.D880]" office:value-type="float" office:value="0.712775692975428">
            <text:p>0.712776</text:p>
          </table:table-cell>
          <table:table-cell table:formula="oooc:=(_K*([.F880]-2*[.E880]+[.D880])) + [.E880]" office:value-type="float" office:value="0.623678731353494">
            <text:p>0.623679</text:p>
          </table:table-cell>
          <table:table-cell table:formula="oooc:=(_K*([.G880]-2*[.F880]+[.E880])) + [.F880]" office:value-type="float" office:value="0.534581769731563">
            <text:p>0.534582</text:p>
          </table:table-cell>
          <table:table-cell table:formula="oooc:=(_K*([.H880]-2*[.G880]+[.F880])) + [.G880]" office:value-type="float" office:value="0.445484808109633">
            <text:p>0.445485</text:p>
          </table:table-cell>
          <table:table-cell table:formula="oooc:=(_K*([.I880]-2*[.H880]+[.G880])) + [.H880]" office:value-type="float" office:value="0.356387846487704">
            <text:p>0.356388</text:p>
          </table:table-cell>
          <table:table-cell table:formula="oooc:=(_K*([.J880]-2*[.I880]+[.H880])) + [.I880]" office:value-type="float" office:value="0.267290884865777">
            <text:p>0.267291</text:p>
          </table:table-cell>
          <table:table-cell table:formula="oooc:=(_K*([.K880]-2*[.J880]+[.I880])) + [.J880]" office:value-type="float" office:value="0.178193923243851">
            <text:p>0.178194</text:p>
          </table:table-cell>
          <table:table-cell table:formula="oooc:=(_K*(_b-2*[.K880]+[.J880])) + [.K880]" office:value-type="float" office:value="0.089096961621925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81]-2*[.B881]+_a)) + [.B881]" office:value-type="float" office:value="0.890969616219301">
            <text:p>0.890970</text:p>
          </table:table-cell>
          <table:table-cell table:formula="oooc:=(_K*([.D881]-2*[.C881]+[.B881])) + [.C881]" office:value-type="float" office:value="0.801872654597363">
            <text:p>0.801873</text:p>
          </table:table-cell>
          <table:table-cell table:formula="oooc:=(_K*([.E881]-2*[.D881]+[.C881])) + [.D881]" office:value-type="float" office:value="0.712775692975428">
            <text:p>0.712776</text:p>
          </table:table-cell>
          <table:table-cell table:formula="oooc:=(_K*([.F881]-2*[.E881]+[.D881])) + [.E881]" office:value-type="float" office:value="0.623678731353494">
            <text:p>0.623679</text:p>
          </table:table-cell>
          <table:table-cell table:formula="oooc:=(_K*([.G881]-2*[.F881]+[.E881])) + [.F881]" office:value-type="float" office:value="0.534581769731563">
            <text:p>0.534582</text:p>
          </table:table-cell>
          <table:table-cell table:formula="oooc:=(_K*([.H881]-2*[.G881]+[.F881])) + [.G881]" office:value-type="float" office:value="0.445484808109633">
            <text:p>0.445485</text:p>
          </table:table-cell>
          <table:table-cell table:formula="oooc:=(_K*([.I881]-2*[.H881]+[.G881])) + [.H881]" office:value-type="float" office:value="0.356387846487704">
            <text:p>0.356388</text:p>
          </table:table-cell>
          <table:table-cell table:formula="oooc:=(_K*([.J881]-2*[.I881]+[.H881])) + [.I881]" office:value-type="float" office:value="0.267290884865777">
            <text:p>0.267291</text:p>
          </table:table-cell>
          <table:table-cell table:formula="oooc:=(_K*([.K881]-2*[.J881]+[.I881])) + [.J881]" office:value-type="float" office:value="0.178193923243851">
            <text:p>0.178194</text:p>
          </table:table-cell>
          <table:table-cell table:formula="oooc:=(_K*(_b-2*[.K881]+[.J881])) + [.K881]" office:value-type="float" office:value="0.0890969616219253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82]-2*[.B882]+_a)) + [.B882]" office:value-type="float" office:value="0.890969616219301">
            <text:p>0.890970</text:p>
          </table:table-cell>
          <table:table-cell table:formula="oooc:=(_K*([.D882]-2*[.C882]+[.B882])) + [.C882]" office:value-type="float" office:value="0.801872654597363">
            <text:p>0.801873</text:p>
          </table:table-cell>
          <table:table-cell table:formula="oooc:=(_K*([.E882]-2*[.D882]+[.C882])) + [.D882]" office:value-type="float" office:value="0.712775692975428">
            <text:p>0.712776</text:p>
          </table:table-cell>
          <table:table-cell table:formula="oooc:=(_K*([.F882]-2*[.E882]+[.D882])) + [.E882]" office:value-type="float" office:value="0.623678731353494">
            <text:p>0.623679</text:p>
          </table:table-cell>
          <table:table-cell table:formula="oooc:=(_K*([.G882]-2*[.F882]+[.E882])) + [.F882]" office:value-type="float" office:value="0.534581769731563">
            <text:p>0.534582</text:p>
          </table:table-cell>
          <table:table-cell table:formula="oooc:=(_K*([.H882]-2*[.G882]+[.F882])) + [.G882]" office:value-type="float" office:value="0.445484808109633">
            <text:p>0.445485</text:p>
          </table:table-cell>
          <table:table-cell table:formula="oooc:=(_K*([.I882]-2*[.H882]+[.G882])) + [.H882]" office:value-type="float" office:value="0.356387846487704">
            <text:p>0.356388</text:p>
          </table:table-cell>
          <table:table-cell table:formula="oooc:=(_K*([.J882]-2*[.I882]+[.H882])) + [.I882]" office:value-type="float" office:value="0.267290884865777">
            <text:p>0.267291</text:p>
          </table:table-cell>
          <table:table-cell table:formula="oooc:=(_K*([.K882]-2*[.J882]+[.I882])) + [.J882]" office:value-type="float" office:value="0.178193923243851">
            <text:p>0.178194</text:p>
          </table:table-cell>
          <table:table-cell table:formula="oooc:=(_K*(_b-2*[.K882]+[.J882])) + [.K88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83]-2*[.B883]+_a)) + [.B883]" office:value-type="float" office:value="0.890969616219301">
            <text:p>0.890970</text:p>
          </table:table-cell>
          <table:table-cell table:formula="oooc:=(_K*([.D883]-2*[.C883]+[.B883])) + [.C883]" office:value-type="float" office:value="0.801872654597363">
            <text:p>0.801873</text:p>
          </table:table-cell>
          <table:table-cell table:formula="oooc:=(_K*([.E883]-2*[.D883]+[.C883])) + [.D883]" office:value-type="float" office:value="0.712775692975428">
            <text:p>0.712776</text:p>
          </table:table-cell>
          <table:table-cell table:formula="oooc:=(_K*([.F883]-2*[.E883]+[.D883])) + [.E883]" office:value-type="float" office:value="0.623678731353494">
            <text:p>0.623679</text:p>
          </table:table-cell>
          <table:table-cell table:formula="oooc:=(_K*([.G883]-2*[.F883]+[.E883])) + [.F883]" office:value-type="float" office:value="0.534581769731563">
            <text:p>0.534582</text:p>
          </table:table-cell>
          <table:table-cell table:formula="oooc:=(_K*([.H883]-2*[.G883]+[.F883])) + [.G883]" office:value-type="float" office:value="0.445484808109633">
            <text:p>0.445485</text:p>
          </table:table-cell>
          <table:table-cell table:formula="oooc:=(_K*([.I883]-2*[.H883]+[.G883])) + [.H883]" office:value-type="float" office:value="0.356387846487704">
            <text:p>0.356388</text:p>
          </table:table-cell>
          <table:table-cell table:formula="oooc:=(_K*([.J883]-2*[.I883]+[.H883])) + [.I883]" office:value-type="float" office:value="0.267290884865777">
            <text:p>0.267291</text:p>
          </table:table-cell>
          <table:table-cell table:formula="oooc:=(_K*([.K883]-2*[.J883]+[.I883])) + [.J883]" office:value-type="float" office:value="0.178193923243851">
            <text:p>0.178194</text:p>
          </table:table-cell>
          <table:table-cell table:formula="oooc:=(_K*(_b-2*[.K883]+[.J883])) + [.K88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84]-2*[.B884]+_a)) + [.B884]" office:value-type="float" office:value="0.890969616219301">
            <text:p>0.890970</text:p>
          </table:table-cell>
          <table:table-cell table:formula="oooc:=(_K*([.D884]-2*[.C884]+[.B884])) + [.C884]" office:value-type="float" office:value="0.801872654597363">
            <text:p>0.801873</text:p>
          </table:table-cell>
          <table:table-cell table:formula="oooc:=(_K*([.E884]-2*[.D884]+[.C884])) + [.D884]" office:value-type="float" office:value="0.712775692975428">
            <text:p>0.712776</text:p>
          </table:table-cell>
          <table:table-cell table:formula="oooc:=(_K*([.F884]-2*[.E884]+[.D884])) + [.E884]" office:value-type="float" office:value="0.623678731353494">
            <text:p>0.623679</text:p>
          </table:table-cell>
          <table:table-cell table:formula="oooc:=(_K*([.G884]-2*[.F884]+[.E884])) + [.F884]" office:value-type="float" office:value="0.534581769731563">
            <text:p>0.534582</text:p>
          </table:table-cell>
          <table:table-cell table:formula="oooc:=(_K*([.H884]-2*[.G884]+[.F884])) + [.G884]" office:value-type="float" office:value="0.445484808109633">
            <text:p>0.445485</text:p>
          </table:table-cell>
          <table:table-cell table:formula="oooc:=(_K*([.I884]-2*[.H884]+[.G884])) + [.H884]" office:value-type="float" office:value="0.356387846487704">
            <text:p>0.356388</text:p>
          </table:table-cell>
          <table:table-cell table:formula="oooc:=(_K*([.J884]-2*[.I884]+[.H884])) + [.I884]" office:value-type="float" office:value="0.267290884865777">
            <text:p>0.267291</text:p>
          </table:table-cell>
          <table:table-cell table:formula="oooc:=(_K*([.K884]-2*[.J884]+[.I884])) + [.J884]" office:value-type="float" office:value="0.178193923243851">
            <text:p>0.178194</text:p>
          </table:table-cell>
          <table:table-cell table:formula="oooc:=(_K*(_b-2*[.K884]+[.J884])) + [.K88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85]-2*[.B885]+_a)) + [.B885]" office:value-type="float" office:value="0.890969616219301">
            <text:p>0.890970</text:p>
          </table:table-cell>
          <table:table-cell table:formula="oooc:=(_K*([.D885]-2*[.C885]+[.B885])) + [.C885]" office:value-type="float" office:value="0.801872654597363">
            <text:p>0.801873</text:p>
          </table:table-cell>
          <table:table-cell table:formula="oooc:=(_K*([.E885]-2*[.D885]+[.C885])) + [.D885]" office:value-type="float" office:value="0.712775692975428">
            <text:p>0.712776</text:p>
          </table:table-cell>
          <table:table-cell table:formula="oooc:=(_K*([.F885]-2*[.E885]+[.D885])) + [.E885]" office:value-type="float" office:value="0.623678731353494">
            <text:p>0.623679</text:p>
          </table:table-cell>
          <table:table-cell table:formula="oooc:=(_K*([.G885]-2*[.F885]+[.E885])) + [.F885]" office:value-type="float" office:value="0.534581769731563">
            <text:p>0.534582</text:p>
          </table:table-cell>
          <table:table-cell table:formula="oooc:=(_K*([.H885]-2*[.G885]+[.F885])) + [.G885]" office:value-type="float" office:value="0.445484808109633">
            <text:p>0.445485</text:p>
          </table:table-cell>
          <table:table-cell table:formula="oooc:=(_K*([.I885]-2*[.H885]+[.G885])) + [.H885]" office:value-type="float" office:value="0.356387846487704">
            <text:p>0.356388</text:p>
          </table:table-cell>
          <table:table-cell table:formula="oooc:=(_K*([.J885]-2*[.I885]+[.H885])) + [.I885]" office:value-type="float" office:value="0.267290884865777">
            <text:p>0.267291</text:p>
          </table:table-cell>
          <table:table-cell table:formula="oooc:=(_K*([.K885]-2*[.J885]+[.I885])) + [.J885]" office:value-type="float" office:value="0.178193923243851">
            <text:p>0.178194</text:p>
          </table:table-cell>
          <table:table-cell table:formula="oooc:=(_K*(_b-2*[.K885]+[.J885])) + [.K88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86]-2*[.B886]+_a)) + [.B886]" office:value-type="float" office:value="0.890969616219301">
            <text:p>0.890970</text:p>
          </table:table-cell>
          <table:table-cell table:formula="oooc:=(_K*([.D886]-2*[.C886]+[.B886])) + [.C886]" office:value-type="float" office:value="0.801872654597363">
            <text:p>0.801873</text:p>
          </table:table-cell>
          <table:table-cell table:formula="oooc:=(_K*([.E886]-2*[.D886]+[.C886])) + [.D886]" office:value-type="float" office:value="0.712775692975428">
            <text:p>0.712776</text:p>
          </table:table-cell>
          <table:table-cell table:formula="oooc:=(_K*([.F886]-2*[.E886]+[.D886])) + [.E886]" office:value-type="float" office:value="0.623678731353494">
            <text:p>0.623679</text:p>
          </table:table-cell>
          <table:table-cell table:formula="oooc:=(_K*([.G886]-2*[.F886]+[.E886])) + [.F886]" office:value-type="float" office:value="0.534581769731563">
            <text:p>0.534582</text:p>
          </table:table-cell>
          <table:table-cell table:formula="oooc:=(_K*([.H886]-2*[.G886]+[.F886])) + [.G886]" office:value-type="float" office:value="0.445484808109633">
            <text:p>0.445485</text:p>
          </table:table-cell>
          <table:table-cell table:formula="oooc:=(_K*([.I886]-2*[.H886]+[.G886])) + [.H886]" office:value-type="float" office:value="0.356387846487704">
            <text:p>0.356388</text:p>
          </table:table-cell>
          <table:table-cell table:formula="oooc:=(_K*([.J886]-2*[.I886]+[.H886])) + [.I886]" office:value-type="float" office:value="0.267290884865777">
            <text:p>0.267291</text:p>
          </table:table-cell>
          <table:table-cell table:formula="oooc:=(_K*([.K886]-2*[.J886]+[.I886])) + [.J886]" office:value-type="float" office:value="0.178193923243851">
            <text:p>0.178194</text:p>
          </table:table-cell>
          <table:table-cell table:formula="oooc:=(_K*(_b-2*[.K886]+[.J886])) + [.K88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87]-2*[.B887]+_a)) + [.B887]" office:value-type="float" office:value="0.890969616219301">
            <text:p>0.890970</text:p>
          </table:table-cell>
          <table:table-cell table:formula="oooc:=(_K*([.D887]-2*[.C887]+[.B887])) + [.C887]" office:value-type="float" office:value="0.801872654597363">
            <text:p>0.801873</text:p>
          </table:table-cell>
          <table:table-cell table:formula="oooc:=(_K*([.E887]-2*[.D887]+[.C887])) + [.D887]" office:value-type="float" office:value="0.712775692975428">
            <text:p>0.712776</text:p>
          </table:table-cell>
          <table:table-cell table:formula="oooc:=(_K*([.F887]-2*[.E887]+[.D887])) + [.E887]" office:value-type="float" office:value="0.623678731353494">
            <text:p>0.623679</text:p>
          </table:table-cell>
          <table:table-cell table:formula="oooc:=(_K*([.G887]-2*[.F887]+[.E887])) + [.F887]" office:value-type="float" office:value="0.534581769731563">
            <text:p>0.534582</text:p>
          </table:table-cell>
          <table:table-cell table:formula="oooc:=(_K*([.H887]-2*[.G887]+[.F887])) + [.G887]" office:value-type="float" office:value="0.445484808109633">
            <text:p>0.445485</text:p>
          </table:table-cell>
          <table:table-cell table:formula="oooc:=(_K*([.I887]-2*[.H887]+[.G887])) + [.H887]" office:value-type="float" office:value="0.356387846487704">
            <text:p>0.356388</text:p>
          </table:table-cell>
          <table:table-cell table:formula="oooc:=(_K*([.J887]-2*[.I887]+[.H887])) + [.I887]" office:value-type="float" office:value="0.267290884865777">
            <text:p>0.267291</text:p>
          </table:table-cell>
          <table:table-cell table:formula="oooc:=(_K*([.K887]-2*[.J887]+[.I887])) + [.J887]" office:value-type="float" office:value="0.178193923243851">
            <text:p>0.178194</text:p>
          </table:table-cell>
          <table:table-cell table:formula="oooc:=(_K*(_b-2*[.K887]+[.J887])) + [.K88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88]-2*[.B888]+_a)) + [.B888]" office:value-type="float" office:value="0.890969616219301">
            <text:p>0.890970</text:p>
          </table:table-cell>
          <table:table-cell table:formula="oooc:=(_K*([.D888]-2*[.C888]+[.B888])) + [.C888]" office:value-type="float" office:value="0.801872654597363">
            <text:p>0.801873</text:p>
          </table:table-cell>
          <table:table-cell table:formula="oooc:=(_K*([.E888]-2*[.D888]+[.C888])) + [.D888]" office:value-type="float" office:value="0.712775692975428">
            <text:p>0.712776</text:p>
          </table:table-cell>
          <table:table-cell table:formula="oooc:=(_K*([.F888]-2*[.E888]+[.D888])) + [.E888]" office:value-type="float" office:value="0.623678731353494">
            <text:p>0.623679</text:p>
          </table:table-cell>
          <table:table-cell table:formula="oooc:=(_K*([.G888]-2*[.F888]+[.E888])) + [.F888]" office:value-type="float" office:value="0.534581769731563">
            <text:p>0.534582</text:p>
          </table:table-cell>
          <table:table-cell table:formula="oooc:=(_K*([.H888]-2*[.G888]+[.F888])) + [.G888]" office:value-type="float" office:value="0.445484808109633">
            <text:p>0.445485</text:p>
          </table:table-cell>
          <table:table-cell table:formula="oooc:=(_K*([.I888]-2*[.H888]+[.G888])) + [.H888]" office:value-type="float" office:value="0.356387846487704">
            <text:p>0.356388</text:p>
          </table:table-cell>
          <table:table-cell table:formula="oooc:=(_K*([.J888]-2*[.I888]+[.H888])) + [.I888]" office:value-type="float" office:value="0.267290884865777">
            <text:p>0.267291</text:p>
          </table:table-cell>
          <table:table-cell table:formula="oooc:=(_K*([.K888]-2*[.J888]+[.I888])) + [.J888]" office:value-type="float" office:value="0.178193923243851">
            <text:p>0.178194</text:p>
          </table:table-cell>
          <table:table-cell table:formula="oooc:=(_K*(_b-2*[.K888]+[.J888])) + [.K88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89]-2*[.B889]+_a)) + [.B889]" office:value-type="float" office:value="0.890969616219301">
            <text:p>0.890970</text:p>
          </table:table-cell>
          <table:table-cell table:formula="oooc:=(_K*([.D889]-2*[.C889]+[.B889])) + [.C889]" office:value-type="float" office:value="0.801872654597363">
            <text:p>0.801873</text:p>
          </table:table-cell>
          <table:table-cell table:formula="oooc:=(_K*([.E889]-2*[.D889]+[.C889])) + [.D889]" office:value-type="float" office:value="0.712775692975428">
            <text:p>0.712776</text:p>
          </table:table-cell>
          <table:table-cell table:formula="oooc:=(_K*([.F889]-2*[.E889]+[.D889])) + [.E889]" office:value-type="float" office:value="0.623678731353494">
            <text:p>0.623679</text:p>
          </table:table-cell>
          <table:table-cell table:formula="oooc:=(_K*([.G889]-2*[.F889]+[.E889])) + [.F889]" office:value-type="float" office:value="0.534581769731563">
            <text:p>0.534582</text:p>
          </table:table-cell>
          <table:table-cell table:formula="oooc:=(_K*([.H889]-2*[.G889]+[.F889])) + [.G889]" office:value-type="float" office:value="0.445484808109633">
            <text:p>0.445485</text:p>
          </table:table-cell>
          <table:table-cell table:formula="oooc:=(_K*([.I889]-2*[.H889]+[.G889])) + [.H889]" office:value-type="float" office:value="0.356387846487704">
            <text:p>0.356388</text:p>
          </table:table-cell>
          <table:table-cell table:formula="oooc:=(_K*([.J889]-2*[.I889]+[.H889])) + [.I889]" office:value-type="float" office:value="0.267290884865777">
            <text:p>0.267291</text:p>
          </table:table-cell>
          <table:table-cell table:formula="oooc:=(_K*([.K889]-2*[.J889]+[.I889])) + [.J889]" office:value-type="float" office:value="0.178193923243851">
            <text:p>0.178194</text:p>
          </table:table-cell>
          <table:table-cell table:formula="oooc:=(_K*(_b-2*[.K889]+[.J889])) + [.K88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90]-2*[.B890]+_a)) + [.B890]" office:value-type="float" office:value="0.890969616219301">
            <text:p>0.890970</text:p>
          </table:table-cell>
          <table:table-cell table:formula="oooc:=(_K*([.D890]-2*[.C890]+[.B890])) + [.C890]" office:value-type="float" office:value="0.801872654597363">
            <text:p>0.801873</text:p>
          </table:table-cell>
          <table:table-cell table:formula="oooc:=(_K*([.E890]-2*[.D890]+[.C890])) + [.D890]" office:value-type="float" office:value="0.712775692975428">
            <text:p>0.712776</text:p>
          </table:table-cell>
          <table:table-cell table:formula="oooc:=(_K*([.F890]-2*[.E890]+[.D890])) + [.E890]" office:value-type="float" office:value="0.623678731353494">
            <text:p>0.623679</text:p>
          </table:table-cell>
          <table:table-cell table:formula="oooc:=(_K*([.G890]-2*[.F890]+[.E890])) + [.F890]" office:value-type="float" office:value="0.534581769731563">
            <text:p>0.534582</text:p>
          </table:table-cell>
          <table:table-cell table:formula="oooc:=(_K*([.H890]-2*[.G890]+[.F890])) + [.G890]" office:value-type="float" office:value="0.445484808109633">
            <text:p>0.445485</text:p>
          </table:table-cell>
          <table:table-cell table:formula="oooc:=(_K*([.I890]-2*[.H890]+[.G890])) + [.H890]" office:value-type="float" office:value="0.356387846487704">
            <text:p>0.356388</text:p>
          </table:table-cell>
          <table:table-cell table:formula="oooc:=(_K*([.J890]-2*[.I890]+[.H890])) + [.I890]" office:value-type="float" office:value="0.267290884865777">
            <text:p>0.267291</text:p>
          </table:table-cell>
          <table:table-cell table:formula="oooc:=(_K*([.K890]-2*[.J890]+[.I890])) + [.J890]" office:value-type="float" office:value="0.178193923243851">
            <text:p>0.178194</text:p>
          </table:table-cell>
          <table:table-cell table:formula="oooc:=(_K*(_b-2*[.K890]+[.J890])) + [.K89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91]-2*[.B891]+_a)) + [.B891]" office:value-type="float" office:value="0.890969616219301">
            <text:p>0.890970</text:p>
          </table:table-cell>
          <table:table-cell table:formula="oooc:=(_K*([.D891]-2*[.C891]+[.B891])) + [.C891]" office:value-type="float" office:value="0.801872654597363">
            <text:p>0.801873</text:p>
          </table:table-cell>
          <table:table-cell table:formula="oooc:=(_K*([.E891]-2*[.D891]+[.C891])) + [.D891]" office:value-type="float" office:value="0.712775692975428">
            <text:p>0.712776</text:p>
          </table:table-cell>
          <table:table-cell table:formula="oooc:=(_K*([.F891]-2*[.E891]+[.D891])) + [.E891]" office:value-type="float" office:value="0.623678731353494">
            <text:p>0.623679</text:p>
          </table:table-cell>
          <table:table-cell table:formula="oooc:=(_K*([.G891]-2*[.F891]+[.E891])) + [.F891]" office:value-type="float" office:value="0.534581769731563">
            <text:p>0.534582</text:p>
          </table:table-cell>
          <table:table-cell table:formula="oooc:=(_K*([.H891]-2*[.G891]+[.F891])) + [.G891]" office:value-type="float" office:value="0.445484808109633">
            <text:p>0.445485</text:p>
          </table:table-cell>
          <table:table-cell table:formula="oooc:=(_K*([.I891]-2*[.H891]+[.G891])) + [.H891]" office:value-type="float" office:value="0.356387846487704">
            <text:p>0.356388</text:p>
          </table:table-cell>
          <table:table-cell table:formula="oooc:=(_K*([.J891]-2*[.I891]+[.H891])) + [.I891]" office:value-type="float" office:value="0.267290884865777">
            <text:p>0.267291</text:p>
          </table:table-cell>
          <table:table-cell table:formula="oooc:=(_K*([.K891]-2*[.J891]+[.I891])) + [.J891]" office:value-type="float" office:value="0.178193923243851">
            <text:p>0.178194</text:p>
          </table:table-cell>
          <table:table-cell table:formula="oooc:=(_K*(_b-2*[.K891]+[.J891])) + [.K89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92]-2*[.B892]+_a)) + [.B892]" office:value-type="float" office:value="0.890969616219301">
            <text:p>0.890970</text:p>
          </table:table-cell>
          <table:table-cell table:formula="oooc:=(_K*([.D892]-2*[.C892]+[.B892])) + [.C892]" office:value-type="float" office:value="0.801872654597363">
            <text:p>0.801873</text:p>
          </table:table-cell>
          <table:table-cell table:formula="oooc:=(_K*([.E892]-2*[.D892]+[.C892])) + [.D892]" office:value-type="float" office:value="0.712775692975428">
            <text:p>0.712776</text:p>
          </table:table-cell>
          <table:table-cell table:formula="oooc:=(_K*([.F892]-2*[.E892]+[.D892])) + [.E892]" office:value-type="float" office:value="0.623678731353494">
            <text:p>0.623679</text:p>
          </table:table-cell>
          <table:table-cell table:formula="oooc:=(_K*([.G892]-2*[.F892]+[.E892])) + [.F892]" office:value-type="float" office:value="0.534581769731563">
            <text:p>0.534582</text:p>
          </table:table-cell>
          <table:table-cell table:formula="oooc:=(_K*([.H892]-2*[.G892]+[.F892])) + [.G892]" office:value-type="float" office:value="0.445484808109633">
            <text:p>0.445485</text:p>
          </table:table-cell>
          <table:table-cell table:formula="oooc:=(_K*([.I892]-2*[.H892]+[.G892])) + [.H892]" office:value-type="float" office:value="0.356387846487704">
            <text:p>0.356388</text:p>
          </table:table-cell>
          <table:table-cell table:formula="oooc:=(_K*([.J892]-2*[.I892]+[.H892])) + [.I892]" office:value-type="float" office:value="0.267290884865777">
            <text:p>0.267291</text:p>
          </table:table-cell>
          <table:table-cell table:formula="oooc:=(_K*([.K892]-2*[.J892]+[.I892])) + [.J892]" office:value-type="float" office:value="0.178193923243851">
            <text:p>0.178194</text:p>
          </table:table-cell>
          <table:table-cell table:formula="oooc:=(_K*(_b-2*[.K892]+[.J892])) + [.K89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93]-2*[.B893]+_a)) + [.B893]" office:value-type="float" office:value="0.890969616219301">
            <text:p>0.890970</text:p>
          </table:table-cell>
          <table:table-cell table:formula="oooc:=(_K*([.D893]-2*[.C893]+[.B893])) + [.C893]" office:value-type="float" office:value="0.801872654597363">
            <text:p>0.801873</text:p>
          </table:table-cell>
          <table:table-cell table:formula="oooc:=(_K*([.E893]-2*[.D893]+[.C893])) + [.D893]" office:value-type="float" office:value="0.712775692975428">
            <text:p>0.712776</text:p>
          </table:table-cell>
          <table:table-cell table:formula="oooc:=(_K*([.F893]-2*[.E893]+[.D893])) + [.E893]" office:value-type="float" office:value="0.623678731353494">
            <text:p>0.623679</text:p>
          </table:table-cell>
          <table:table-cell table:formula="oooc:=(_K*([.G893]-2*[.F893]+[.E893])) + [.F893]" office:value-type="float" office:value="0.534581769731563">
            <text:p>0.534582</text:p>
          </table:table-cell>
          <table:table-cell table:formula="oooc:=(_K*([.H893]-2*[.G893]+[.F893])) + [.G893]" office:value-type="float" office:value="0.445484808109633">
            <text:p>0.445485</text:p>
          </table:table-cell>
          <table:table-cell table:formula="oooc:=(_K*([.I893]-2*[.H893]+[.G893])) + [.H893]" office:value-type="float" office:value="0.356387846487704">
            <text:p>0.356388</text:p>
          </table:table-cell>
          <table:table-cell table:formula="oooc:=(_K*([.J893]-2*[.I893]+[.H893])) + [.I893]" office:value-type="float" office:value="0.267290884865777">
            <text:p>0.267291</text:p>
          </table:table-cell>
          <table:table-cell table:formula="oooc:=(_K*([.K893]-2*[.J893]+[.I893])) + [.J893]" office:value-type="float" office:value="0.178193923243851">
            <text:p>0.178194</text:p>
          </table:table-cell>
          <table:table-cell table:formula="oooc:=(_K*(_b-2*[.K893]+[.J893])) + [.K89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94]-2*[.B894]+_a)) + [.B894]" office:value-type="float" office:value="0.890969616219301">
            <text:p>0.890970</text:p>
          </table:table-cell>
          <table:table-cell table:formula="oooc:=(_K*([.D894]-2*[.C894]+[.B894])) + [.C894]" office:value-type="float" office:value="0.801872654597363">
            <text:p>0.801873</text:p>
          </table:table-cell>
          <table:table-cell table:formula="oooc:=(_K*([.E894]-2*[.D894]+[.C894])) + [.D894]" office:value-type="float" office:value="0.712775692975428">
            <text:p>0.712776</text:p>
          </table:table-cell>
          <table:table-cell table:formula="oooc:=(_K*([.F894]-2*[.E894]+[.D894])) + [.E894]" office:value-type="float" office:value="0.623678731353494">
            <text:p>0.623679</text:p>
          </table:table-cell>
          <table:table-cell table:formula="oooc:=(_K*([.G894]-2*[.F894]+[.E894])) + [.F894]" office:value-type="float" office:value="0.534581769731563">
            <text:p>0.534582</text:p>
          </table:table-cell>
          <table:table-cell table:formula="oooc:=(_K*([.H894]-2*[.G894]+[.F894])) + [.G894]" office:value-type="float" office:value="0.445484808109633">
            <text:p>0.445485</text:p>
          </table:table-cell>
          <table:table-cell table:formula="oooc:=(_K*([.I894]-2*[.H894]+[.G894])) + [.H894]" office:value-type="float" office:value="0.356387846487704">
            <text:p>0.356388</text:p>
          </table:table-cell>
          <table:table-cell table:formula="oooc:=(_K*([.J894]-2*[.I894]+[.H894])) + [.I894]" office:value-type="float" office:value="0.267290884865777">
            <text:p>0.267291</text:p>
          </table:table-cell>
          <table:table-cell table:formula="oooc:=(_K*([.K894]-2*[.J894]+[.I894])) + [.J894]" office:value-type="float" office:value="0.178193923243851">
            <text:p>0.178194</text:p>
          </table:table-cell>
          <table:table-cell table:formula="oooc:=(_K*(_b-2*[.K894]+[.J894])) + [.K89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95]-2*[.B895]+_a)) + [.B895]" office:value-type="float" office:value="0.890969616219301">
            <text:p>0.890970</text:p>
          </table:table-cell>
          <table:table-cell table:formula="oooc:=(_K*([.D895]-2*[.C895]+[.B895])) + [.C895]" office:value-type="float" office:value="0.801872654597363">
            <text:p>0.801873</text:p>
          </table:table-cell>
          <table:table-cell table:formula="oooc:=(_K*([.E895]-2*[.D895]+[.C895])) + [.D895]" office:value-type="float" office:value="0.712775692975428">
            <text:p>0.712776</text:p>
          </table:table-cell>
          <table:table-cell table:formula="oooc:=(_K*([.F895]-2*[.E895]+[.D895])) + [.E895]" office:value-type="float" office:value="0.623678731353494">
            <text:p>0.623679</text:p>
          </table:table-cell>
          <table:table-cell table:formula="oooc:=(_K*([.G895]-2*[.F895]+[.E895])) + [.F895]" office:value-type="float" office:value="0.534581769731563">
            <text:p>0.534582</text:p>
          </table:table-cell>
          <table:table-cell table:formula="oooc:=(_K*([.H895]-2*[.G895]+[.F895])) + [.G895]" office:value-type="float" office:value="0.445484808109633">
            <text:p>0.445485</text:p>
          </table:table-cell>
          <table:table-cell table:formula="oooc:=(_K*([.I895]-2*[.H895]+[.G895])) + [.H895]" office:value-type="float" office:value="0.356387846487704">
            <text:p>0.356388</text:p>
          </table:table-cell>
          <table:table-cell table:formula="oooc:=(_K*([.J895]-2*[.I895]+[.H895])) + [.I895]" office:value-type="float" office:value="0.267290884865777">
            <text:p>0.267291</text:p>
          </table:table-cell>
          <table:table-cell table:formula="oooc:=(_K*([.K895]-2*[.J895]+[.I895])) + [.J895]" office:value-type="float" office:value="0.178193923243851">
            <text:p>0.178194</text:p>
          </table:table-cell>
          <table:table-cell table:formula="oooc:=(_K*(_b-2*[.K895]+[.J895])) + [.K89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96]-2*[.B896]+_a)) + [.B896]" office:value-type="float" office:value="0.890969616219301">
            <text:p>0.890970</text:p>
          </table:table-cell>
          <table:table-cell table:formula="oooc:=(_K*([.D896]-2*[.C896]+[.B896])) + [.C896]" office:value-type="float" office:value="0.801872654597363">
            <text:p>0.801873</text:p>
          </table:table-cell>
          <table:table-cell table:formula="oooc:=(_K*([.E896]-2*[.D896]+[.C896])) + [.D896]" office:value-type="float" office:value="0.712775692975428">
            <text:p>0.712776</text:p>
          </table:table-cell>
          <table:table-cell table:formula="oooc:=(_K*([.F896]-2*[.E896]+[.D896])) + [.E896]" office:value-type="float" office:value="0.623678731353494">
            <text:p>0.623679</text:p>
          </table:table-cell>
          <table:table-cell table:formula="oooc:=(_K*([.G896]-2*[.F896]+[.E896])) + [.F896]" office:value-type="float" office:value="0.534581769731563">
            <text:p>0.534582</text:p>
          </table:table-cell>
          <table:table-cell table:formula="oooc:=(_K*([.H896]-2*[.G896]+[.F896])) + [.G896]" office:value-type="float" office:value="0.445484808109633">
            <text:p>0.445485</text:p>
          </table:table-cell>
          <table:table-cell table:formula="oooc:=(_K*([.I896]-2*[.H896]+[.G896])) + [.H896]" office:value-type="float" office:value="0.356387846487704">
            <text:p>0.356388</text:p>
          </table:table-cell>
          <table:table-cell table:formula="oooc:=(_K*([.J896]-2*[.I896]+[.H896])) + [.I896]" office:value-type="float" office:value="0.267290884865777">
            <text:p>0.267291</text:p>
          </table:table-cell>
          <table:table-cell table:formula="oooc:=(_K*([.K896]-2*[.J896]+[.I896])) + [.J896]" office:value-type="float" office:value="0.178193923243851">
            <text:p>0.178194</text:p>
          </table:table-cell>
          <table:table-cell table:formula="oooc:=(_K*(_b-2*[.K896]+[.J896])) + [.K89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97]-2*[.B897]+_a)) + [.B897]" office:value-type="float" office:value="0.890969616219301">
            <text:p>0.890970</text:p>
          </table:table-cell>
          <table:table-cell table:formula="oooc:=(_K*([.D897]-2*[.C897]+[.B897])) + [.C897]" office:value-type="float" office:value="0.801872654597363">
            <text:p>0.801873</text:p>
          </table:table-cell>
          <table:table-cell table:formula="oooc:=(_K*([.E897]-2*[.D897]+[.C897])) + [.D897]" office:value-type="float" office:value="0.712775692975428">
            <text:p>0.712776</text:p>
          </table:table-cell>
          <table:table-cell table:formula="oooc:=(_K*([.F897]-2*[.E897]+[.D897])) + [.E897]" office:value-type="float" office:value="0.623678731353494">
            <text:p>0.623679</text:p>
          </table:table-cell>
          <table:table-cell table:formula="oooc:=(_K*([.G897]-2*[.F897]+[.E897])) + [.F897]" office:value-type="float" office:value="0.534581769731563">
            <text:p>0.534582</text:p>
          </table:table-cell>
          <table:table-cell table:formula="oooc:=(_K*([.H897]-2*[.G897]+[.F897])) + [.G897]" office:value-type="float" office:value="0.445484808109633">
            <text:p>0.445485</text:p>
          </table:table-cell>
          <table:table-cell table:formula="oooc:=(_K*([.I897]-2*[.H897]+[.G897])) + [.H897]" office:value-type="float" office:value="0.356387846487704">
            <text:p>0.356388</text:p>
          </table:table-cell>
          <table:table-cell table:formula="oooc:=(_K*([.J897]-2*[.I897]+[.H897])) + [.I897]" office:value-type="float" office:value="0.267290884865777">
            <text:p>0.267291</text:p>
          </table:table-cell>
          <table:table-cell table:formula="oooc:=(_K*([.K897]-2*[.J897]+[.I897])) + [.J897]" office:value-type="float" office:value="0.178193923243851">
            <text:p>0.178194</text:p>
          </table:table-cell>
          <table:table-cell table:formula="oooc:=(_K*(_b-2*[.K897]+[.J897])) + [.K89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98]-2*[.B898]+_a)) + [.B898]" office:value-type="float" office:value="0.890969616219301">
            <text:p>0.890970</text:p>
          </table:table-cell>
          <table:table-cell table:formula="oooc:=(_K*([.D898]-2*[.C898]+[.B898])) + [.C898]" office:value-type="float" office:value="0.801872654597363">
            <text:p>0.801873</text:p>
          </table:table-cell>
          <table:table-cell table:formula="oooc:=(_K*([.E898]-2*[.D898]+[.C898])) + [.D898]" office:value-type="float" office:value="0.712775692975428">
            <text:p>0.712776</text:p>
          </table:table-cell>
          <table:table-cell table:formula="oooc:=(_K*([.F898]-2*[.E898]+[.D898])) + [.E898]" office:value-type="float" office:value="0.623678731353494">
            <text:p>0.623679</text:p>
          </table:table-cell>
          <table:table-cell table:formula="oooc:=(_K*([.G898]-2*[.F898]+[.E898])) + [.F898]" office:value-type="float" office:value="0.534581769731563">
            <text:p>0.534582</text:p>
          </table:table-cell>
          <table:table-cell table:formula="oooc:=(_K*([.H898]-2*[.G898]+[.F898])) + [.G898]" office:value-type="float" office:value="0.445484808109633">
            <text:p>0.445485</text:p>
          </table:table-cell>
          <table:table-cell table:formula="oooc:=(_K*([.I898]-2*[.H898]+[.G898])) + [.H898]" office:value-type="float" office:value="0.356387846487704">
            <text:p>0.356388</text:p>
          </table:table-cell>
          <table:table-cell table:formula="oooc:=(_K*([.J898]-2*[.I898]+[.H898])) + [.I898]" office:value-type="float" office:value="0.267290884865777">
            <text:p>0.267291</text:p>
          </table:table-cell>
          <table:table-cell table:formula="oooc:=(_K*([.K898]-2*[.J898]+[.I898])) + [.J898]" office:value-type="float" office:value="0.178193923243851">
            <text:p>0.178194</text:p>
          </table:table-cell>
          <table:table-cell table:formula="oooc:=(_K*(_b-2*[.K898]+[.J898])) + [.K89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899]-2*[.B899]+_a)) + [.B899]" office:value-type="float" office:value="0.890969616219301">
            <text:p>0.890970</text:p>
          </table:table-cell>
          <table:table-cell table:formula="oooc:=(_K*([.D899]-2*[.C899]+[.B899])) + [.C899]" office:value-type="float" office:value="0.801872654597363">
            <text:p>0.801873</text:p>
          </table:table-cell>
          <table:table-cell table:formula="oooc:=(_K*([.E899]-2*[.D899]+[.C899])) + [.D899]" office:value-type="float" office:value="0.712775692975428">
            <text:p>0.712776</text:p>
          </table:table-cell>
          <table:table-cell table:formula="oooc:=(_K*([.F899]-2*[.E899]+[.D899])) + [.E899]" office:value-type="float" office:value="0.623678731353494">
            <text:p>0.623679</text:p>
          </table:table-cell>
          <table:table-cell table:formula="oooc:=(_K*([.G899]-2*[.F899]+[.E899])) + [.F899]" office:value-type="float" office:value="0.534581769731563">
            <text:p>0.534582</text:p>
          </table:table-cell>
          <table:table-cell table:formula="oooc:=(_K*([.H899]-2*[.G899]+[.F899])) + [.G899]" office:value-type="float" office:value="0.445484808109633">
            <text:p>0.445485</text:p>
          </table:table-cell>
          <table:table-cell table:formula="oooc:=(_K*([.I899]-2*[.H899]+[.G899])) + [.H899]" office:value-type="float" office:value="0.356387846487704">
            <text:p>0.356388</text:p>
          </table:table-cell>
          <table:table-cell table:formula="oooc:=(_K*([.J899]-2*[.I899]+[.H899])) + [.I899]" office:value-type="float" office:value="0.267290884865777">
            <text:p>0.267291</text:p>
          </table:table-cell>
          <table:table-cell table:formula="oooc:=(_K*([.K899]-2*[.J899]+[.I899])) + [.J899]" office:value-type="float" office:value="0.178193923243851">
            <text:p>0.178194</text:p>
          </table:table-cell>
          <table:table-cell table:formula="oooc:=(_K*(_b-2*[.K899]+[.J899])) + [.K89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00]-2*[.B900]+_a)) + [.B900]" office:value-type="float" office:value="0.890969616219301">
            <text:p>0.890970</text:p>
          </table:table-cell>
          <table:table-cell table:formula="oooc:=(_K*([.D900]-2*[.C900]+[.B900])) + [.C900]" office:value-type="float" office:value="0.801872654597363">
            <text:p>0.801873</text:p>
          </table:table-cell>
          <table:table-cell table:formula="oooc:=(_K*([.E900]-2*[.D900]+[.C900])) + [.D900]" office:value-type="float" office:value="0.712775692975428">
            <text:p>0.712776</text:p>
          </table:table-cell>
          <table:table-cell table:formula="oooc:=(_K*([.F900]-2*[.E900]+[.D900])) + [.E900]" office:value-type="float" office:value="0.623678731353494">
            <text:p>0.623679</text:p>
          </table:table-cell>
          <table:table-cell table:formula="oooc:=(_K*([.G900]-2*[.F900]+[.E900])) + [.F900]" office:value-type="float" office:value="0.534581769731563">
            <text:p>0.534582</text:p>
          </table:table-cell>
          <table:table-cell table:formula="oooc:=(_K*([.H900]-2*[.G900]+[.F900])) + [.G900]" office:value-type="float" office:value="0.445484808109633">
            <text:p>0.445485</text:p>
          </table:table-cell>
          <table:table-cell table:formula="oooc:=(_K*([.I900]-2*[.H900]+[.G900])) + [.H900]" office:value-type="float" office:value="0.356387846487704">
            <text:p>0.356388</text:p>
          </table:table-cell>
          <table:table-cell table:formula="oooc:=(_K*([.J900]-2*[.I900]+[.H900])) + [.I900]" office:value-type="float" office:value="0.267290884865777">
            <text:p>0.267291</text:p>
          </table:table-cell>
          <table:table-cell table:formula="oooc:=(_K*([.K900]-2*[.J900]+[.I900])) + [.J900]" office:value-type="float" office:value="0.178193923243851">
            <text:p>0.178194</text:p>
          </table:table-cell>
          <table:table-cell table:formula="oooc:=(_K*(_b-2*[.K900]+[.J900])) + [.K90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01]-2*[.B901]+_a)) + [.B901]" office:value-type="float" office:value="0.890969616219301">
            <text:p>0.890970</text:p>
          </table:table-cell>
          <table:table-cell table:formula="oooc:=(_K*([.D901]-2*[.C901]+[.B901])) + [.C901]" office:value-type="float" office:value="0.801872654597363">
            <text:p>0.801873</text:p>
          </table:table-cell>
          <table:table-cell table:formula="oooc:=(_K*([.E901]-2*[.D901]+[.C901])) + [.D901]" office:value-type="float" office:value="0.712775692975428">
            <text:p>0.712776</text:p>
          </table:table-cell>
          <table:table-cell table:formula="oooc:=(_K*([.F901]-2*[.E901]+[.D901])) + [.E901]" office:value-type="float" office:value="0.623678731353494">
            <text:p>0.623679</text:p>
          </table:table-cell>
          <table:table-cell table:formula="oooc:=(_K*([.G901]-2*[.F901]+[.E901])) + [.F901]" office:value-type="float" office:value="0.534581769731563">
            <text:p>0.534582</text:p>
          </table:table-cell>
          <table:table-cell table:formula="oooc:=(_K*([.H901]-2*[.G901]+[.F901])) + [.G901]" office:value-type="float" office:value="0.445484808109633">
            <text:p>0.445485</text:p>
          </table:table-cell>
          <table:table-cell table:formula="oooc:=(_K*([.I901]-2*[.H901]+[.G901])) + [.H901]" office:value-type="float" office:value="0.356387846487704">
            <text:p>0.356388</text:p>
          </table:table-cell>
          <table:table-cell table:formula="oooc:=(_K*([.J901]-2*[.I901]+[.H901])) + [.I901]" office:value-type="float" office:value="0.267290884865777">
            <text:p>0.267291</text:p>
          </table:table-cell>
          <table:table-cell table:formula="oooc:=(_K*([.K901]-2*[.J901]+[.I901])) + [.J901]" office:value-type="float" office:value="0.178193923243851">
            <text:p>0.178194</text:p>
          </table:table-cell>
          <table:table-cell table:formula="oooc:=(_K*(_b-2*[.K901]+[.J901])) + [.K90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02]-2*[.B902]+_a)) + [.B902]" office:value-type="float" office:value="0.890969616219301">
            <text:p>0.890970</text:p>
          </table:table-cell>
          <table:table-cell table:formula="oooc:=(_K*([.D902]-2*[.C902]+[.B902])) + [.C902]" office:value-type="float" office:value="0.801872654597363">
            <text:p>0.801873</text:p>
          </table:table-cell>
          <table:table-cell table:formula="oooc:=(_K*([.E902]-2*[.D902]+[.C902])) + [.D902]" office:value-type="float" office:value="0.712775692975428">
            <text:p>0.712776</text:p>
          </table:table-cell>
          <table:table-cell table:formula="oooc:=(_K*([.F902]-2*[.E902]+[.D902])) + [.E902]" office:value-type="float" office:value="0.623678731353494">
            <text:p>0.623679</text:p>
          </table:table-cell>
          <table:table-cell table:formula="oooc:=(_K*([.G902]-2*[.F902]+[.E902])) + [.F902]" office:value-type="float" office:value="0.534581769731563">
            <text:p>0.534582</text:p>
          </table:table-cell>
          <table:table-cell table:formula="oooc:=(_K*([.H902]-2*[.G902]+[.F902])) + [.G902]" office:value-type="float" office:value="0.445484808109633">
            <text:p>0.445485</text:p>
          </table:table-cell>
          <table:table-cell table:formula="oooc:=(_K*([.I902]-2*[.H902]+[.G902])) + [.H902]" office:value-type="float" office:value="0.356387846487704">
            <text:p>0.356388</text:p>
          </table:table-cell>
          <table:table-cell table:formula="oooc:=(_K*([.J902]-2*[.I902]+[.H902])) + [.I902]" office:value-type="float" office:value="0.267290884865777">
            <text:p>0.267291</text:p>
          </table:table-cell>
          <table:table-cell table:formula="oooc:=(_K*([.K902]-2*[.J902]+[.I902])) + [.J902]" office:value-type="float" office:value="0.178193923243851">
            <text:p>0.178194</text:p>
          </table:table-cell>
          <table:table-cell table:formula="oooc:=(_K*(_b-2*[.K902]+[.J902])) + [.K90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03]-2*[.B903]+_a)) + [.B903]" office:value-type="float" office:value="0.890969616219301">
            <text:p>0.890970</text:p>
          </table:table-cell>
          <table:table-cell table:formula="oooc:=(_K*([.D903]-2*[.C903]+[.B903])) + [.C903]" office:value-type="float" office:value="0.801872654597363">
            <text:p>0.801873</text:p>
          </table:table-cell>
          <table:table-cell table:formula="oooc:=(_K*([.E903]-2*[.D903]+[.C903])) + [.D903]" office:value-type="float" office:value="0.712775692975428">
            <text:p>0.712776</text:p>
          </table:table-cell>
          <table:table-cell table:formula="oooc:=(_K*([.F903]-2*[.E903]+[.D903])) + [.E903]" office:value-type="float" office:value="0.623678731353494">
            <text:p>0.623679</text:p>
          </table:table-cell>
          <table:table-cell table:formula="oooc:=(_K*([.G903]-2*[.F903]+[.E903])) + [.F903]" office:value-type="float" office:value="0.534581769731563">
            <text:p>0.534582</text:p>
          </table:table-cell>
          <table:table-cell table:formula="oooc:=(_K*([.H903]-2*[.G903]+[.F903])) + [.G903]" office:value-type="float" office:value="0.445484808109633">
            <text:p>0.445485</text:p>
          </table:table-cell>
          <table:table-cell table:formula="oooc:=(_K*([.I903]-2*[.H903]+[.G903])) + [.H903]" office:value-type="float" office:value="0.356387846487704">
            <text:p>0.356388</text:p>
          </table:table-cell>
          <table:table-cell table:formula="oooc:=(_K*([.J903]-2*[.I903]+[.H903])) + [.I903]" office:value-type="float" office:value="0.267290884865777">
            <text:p>0.267291</text:p>
          </table:table-cell>
          <table:table-cell table:formula="oooc:=(_K*([.K903]-2*[.J903]+[.I903])) + [.J903]" office:value-type="float" office:value="0.178193923243851">
            <text:p>0.178194</text:p>
          </table:table-cell>
          <table:table-cell table:formula="oooc:=(_K*(_b-2*[.K903]+[.J903])) + [.K90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04]-2*[.B904]+_a)) + [.B904]" office:value-type="float" office:value="0.890969616219301">
            <text:p>0.890970</text:p>
          </table:table-cell>
          <table:table-cell table:formula="oooc:=(_K*([.D904]-2*[.C904]+[.B904])) + [.C904]" office:value-type="float" office:value="0.801872654597363">
            <text:p>0.801873</text:p>
          </table:table-cell>
          <table:table-cell table:formula="oooc:=(_K*([.E904]-2*[.D904]+[.C904])) + [.D904]" office:value-type="float" office:value="0.712775692975428">
            <text:p>0.712776</text:p>
          </table:table-cell>
          <table:table-cell table:formula="oooc:=(_K*([.F904]-2*[.E904]+[.D904])) + [.E904]" office:value-type="float" office:value="0.623678731353494">
            <text:p>0.623679</text:p>
          </table:table-cell>
          <table:table-cell table:formula="oooc:=(_K*([.G904]-2*[.F904]+[.E904])) + [.F904]" office:value-type="float" office:value="0.534581769731563">
            <text:p>0.534582</text:p>
          </table:table-cell>
          <table:table-cell table:formula="oooc:=(_K*([.H904]-2*[.G904]+[.F904])) + [.G904]" office:value-type="float" office:value="0.445484808109633">
            <text:p>0.445485</text:p>
          </table:table-cell>
          <table:table-cell table:formula="oooc:=(_K*([.I904]-2*[.H904]+[.G904])) + [.H904]" office:value-type="float" office:value="0.356387846487704">
            <text:p>0.356388</text:p>
          </table:table-cell>
          <table:table-cell table:formula="oooc:=(_K*([.J904]-2*[.I904]+[.H904])) + [.I904]" office:value-type="float" office:value="0.267290884865777">
            <text:p>0.267291</text:p>
          </table:table-cell>
          <table:table-cell table:formula="oooc:=(_K*([.K904]-2*[.J904]+[.I904])) + [.J904]" office:value-type="float" office:value="0.178193923243851">
            <text:p>0.178194</text:p>
          </table:table-cell>
          <table:table-cell table:formula="oooc:=(_K*(_b-2*[.K904]+[.J904])) + [.K90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05]-2*[.B905]+_a)) + [.B905]" office:value-type="float" office:value="0.890969616219301">
            <text:p>0.890970</text:p>
          </table:table-cell>
          <table:table-cell table:formula="oooc:=(_K*([.D905]-2*[.C905]+[.B905])) + [.C905]" office:value-type="float" office:value="0.801872654597363">
            <text:p>0.801873</text:p>
          </table:table-cell>
          <table:table-cell table:formula="oooc:=(_K*([.E905]-2*[.D905]+[.C905])) + [.D905]" office:value-type="float" office:value="0.712775692975428">
            <text:p>0.712776</text:p>
          </table:table-cell>
          <table:table-cell table:formula="oooc:=(_K*([.F905]-2*[.E905]+[.D905])) + [.E905]" office:value-type="float" office:value="0.623678731353494">
            <text:p>0.623679</text:p>
          </table:table-cell>
          <table:table-cell table:formula="oooc:=(_K*([.G905]-2*[.F905]+[.E905])) + [.F905]" office:value-type="float" office:value="0.534581769731563">
            <text:p>0.534582</text:p>
          </table:table-cell>
          <table:table-cell table:formula="oooc:=(_K*([.H905]-2*[.G905]+[.F905])) + [.G905]" office:value-type="float" office:value="0.445484808109633">
            <text:p>0.445485</text:p>
          </table:table-cell>
          <table:table-cell table:formula="oooc:=(_K*([.I905]-2*[.H905]+[.G905])) + [.H905]" office:value-type="float" office:value="0.356387846487704">
            <text:p>0.356388</text:p>
          </table:table-cell>
          <table:table-cell table:formula="oooc:=(_K*([.J905]-2*[.I905]+[.H905])) + [.I905]" office:value-type="float" office:value="0.267290884865777">
            <text:p>0.267291</text:p>
          </table:table-cell>
          <table:table-cell table:formula="oooc:=(_K*([.K905]-2*[.J905]+[.I905])) + [.J905]" office:value-type="float" office:value="0.178193923243851">
            <text:p>0.178194</text:p>
          </table:table-cell>
          <table:table-cell table:formula="oooc:=(_K*(_b-2*[.K905]+[.J905])) + [.K90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06]-2*[.B906]+_a)) + [.B906]" office:value-type="float" office:value="0.890969616219301">
            <text:p>0.890970</text:p>
          </table:table-cell>
          <table:table-cell table:formula="oooc:=(_K*([.D906]-2*[.C906]+[.B906])) + [.C906]" office:value-type="float" office:value="0.801872654597363">
            <text:p>0.801873</text:p>
          </table:table-cell>
          <table:table-cell table:formula="oooc:=(_K*([.E906]-2*[.D906]+[.C906])) + [.D906]" office:value-type="float" office:value="0.712775692975428">
            <text:p>0.712776</text:p>
          </table:table-cell>
          <table:table-cell table:formula="oooc:=(_K*([.F906]-2*[.E906]+[.D906])) + [.E906]" office:value-type="float" office:value="0.623678731353494">
            <text:p>0.623679</text:p>
          </table:table-cell>
          <table:table-cell table:formula="oooc:=(_K*([.G906]-2*[.F906]+[.E906])) + [.F906]" office:value-type="float" office:value="0.534581769731563">
            <text:p>0.534582</text:p>
          </table:table-cell>
          <table:table-cell table:formula="oooc:=(_K*([.H906]-2*[.G906]+[.F906])) + [.G906]" office:value-type="float" office:value="0.445484808109633">
            <text:p>0.445485</text:p>
          </table:table-cell>
          <table:table-cell table:formula="oooc:=(_K*([.I906]-2*[.H906]+[.G906])) + [.H906]" office:value-type="float" office:value="0.356387846487704">
            <text:p>0.356388</text:p>
          </table:table-cell>
          <table:table-cell table:formula="oooc:=(_K*([.J906]-2*[.I906]+[.H906])) + [.I906]" office:value-type="float" office:value="0.267290884865777">
            <text:p>0.267291</text:p>
          </table:table-cell>
          <table:table-cell table:formula="oooc:=(_K*([.K906]-2*[.J906]+[.I906])) + [.J906]" office:value-type="float" office:value="0.178193923243851">
            <text:p>0.178194</text:p>
          </table:table-cell>
          <table:table-cell table:formula="oooc:=(_K*(_b-2*[.K906]+[.J906])) + [.K90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07]-2*[.B907]+_a)) + [.B907]" office:value-type="float" office:value="0.890969616219301">
            <text:p>0.890970</text:p>
          </table:table-cell>
          <table:table-cell table:formula="oooc:=(_K*([.D907]-2*[.C907]+[.B907])) + [.C907]" office:value-type="float" office:value="0.801872654597363">
            <text:p>0.801873</text:p>
          </table:table-cell>
          <table:table-cell table:formula="oooc:=(_K*([.E907]-2*[.D907]+[.C907])) + [.D907]" office:value-type="float" office:value="0.712775692975428">
            <text:p>0.712776</text:p>
          </table:table-cell>
          <table:table-cell table:formula="oooc:=(_K*([.F907]-2*[.E907]+[.D907])) + [.E907]" office:value-type="float" office:value="0.623678731353494">
            <text:p>0.623679</text:p>
          </table:table-cell>
          <table:table-cell table:formula="oooc:=(_K*([.G907]-2*[.F907]+[.E907])) + [.F907]" office:value-type="float" office:value="0.534581769731563">
            <text:p>0.534582</text:p>
          </table:table-cell>
          <table:table-cell table:formula="oooc:=(_K*([.H907]-2*[.G907]+[.F907])) + [.G907]" office:value-type="float" office:value="0.445484808109633">
            <text:p>0.445485</text:p>
          </table:table-cell>
          <table:table-cell table:formula="oooc:=(_K*([.I907]-2*[.H907]+[.G907])) + [.H907]" office:value-type="float" office:value="0.356387846487704">
            <text:p>0.356388</text:p>
          </table:table-cell>
          <table:table-cell table:formula="oooc:=(_K*([.J907]-2*[.I907]+[.H907])) + [.I907]" office:value-type="float" office:value="0.267290884865777">
            <text:p>0.267291</text:p>
          </table:table-cell>
          <table:table-cell table:formula="oooc:=(_K*([.K907]-2*[.J907]+[.I907])) + [.J907]" office:value-type="float" office:value="0.178193923243851">
            <text:p>0.178194</text:p>
          </table:table-cell>
          <table:table-cell table:formula="oooc:=(_K*(_b-2*[.K907]+[.J907])) + [.K90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08]-2*[.B908]+_a)) + [.B908]" office:value-type="float" office:value="0.890969616219301">
            <text:p>0.890970</text:p>
          </table:table-cell>
          <table:table-cell table:formula="oooc:=(_K*([.D908]-2*[.C908]+[.B908])) + [.C908]" office:value-type="float" office:value="0.801872654597363">
            <text:p>0.801873</text:p>
          </table:table-cell>
          <table:table-cell table:formula="oooc:=(_K*([.E908]-2*[.D908]+[.C908])) + [.D908]" office:value-type="float" office:value="0.712775692975428">
            <text:p>0.712776</text:p>
          </table:table-cell>
          <table:table-cell table:formula="oooc:=(_K*([.F908]-2*[.E908]+[.D908])) + [.E908]" office:value-type="float" office:value="0.623678731353494">
            <text:p>0.623679</text:p>
          </table:table-cell>
          <table:table-cell table:formula="oooc:=(_K*([.G908]-2*[.F908]+[.E908])) + [.F908]" office:value-type="float" office:value="0.534581769731563">
            <text:p>0.534582</text:p>
          </table:table-cell>
          <table:table-cell table:formula="oooc:=(_K*([.H908]-2*[.G908]+[.F908])) + [.G908]" office:value-type="float" office:value="0.445484808109633">
            <text:p>0.445485</text:p>
          </table:table-cell>
          <table:table-cell table:formula="oooc:=(_K*([.I908]-2*[.H908]+[.G908])) + [.H908]" office:value-type="float" office:value="0.356387846487704">
            <text:p>0.356388</text:p>
          </table:table-cell>
          <table:table-cell table:formula="oooc:=(_K*([.J908]-2*[.I908]+[.H908])) + [.I908]" office:value-type="float" office:value="0.267290884865777">
            <text:p>0.267291</text:p>
          </table:table-cell>
          <table:table-cell table:formula="oooc:=(_K*([.K908]-2*[.J908]+[.I908])) + [.J908]" office:value-type="float" office:value="0.178193923243851">
            <text:p>0.178194</text:p>
          </table:table-cell>
          <table:table-cell table:formula="oooc:=(_K*(_b-2*[.K908]+[.J908])) + [.K90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09]-2*[.B909]+_a)) + [.B909]" office:value-type="float" office:value="0.890969616219301">
            <text:p>0.890970</text:p>
          </table:table-cell>
          <table:table-cell table:formula="oooc:=(_K*([.D909]-2*[.C909]+[.B909])) + [.C909]" office:value-type="float" office:value="0.801872654597363">
            <text:p>0.801873</text:p>
          </table:table-cell>
          <table:table-cell table:formula="oooc:=(_K*([.E909]-2*[.D909]+[.C909])) + [.D909]" office:value-type="float" office:value="0.712775692975428">
            <text:p>0.712776</text:p>
          </table:table-cell>
          <table:table-cell table:formula="oooc:=(_K*([.F909]-2*[.E909]+[.D909])) + [.E909]" office:value-type="float" office:value="0.623678731353494">
            <text:p>0.623679</text:p>
          </table:table-cell>
          <table:table-cell table:formula="oooc:=(_K*([.G909]-2*[.F909]+[.E909])) + [.F909]" office:value-type="float" office:value="0.534581769731563">
            <text:p>0.534582</text:p>
          </table:table-cell>
          <table:table-cell table:formula="oooc:=(_K*([.H909]-2*[.G909]+[.F909])) + [.G909]" office:value-type="float" office:value="0.445484808109633">
            <text:p>0.445485</text:p>
          </table:table-cell>
          <table:table-cell table:formula="oooc:=(_K*([.I909]-2*[.H909]+[.G909])) + [.H909]" office:value-type="float" office:value="0.356387846487704">
            <text:p>0.356388</text:p>
          </table:table-cell>
          <table:table-cell table:formula="oooc:=(_K*([.J909]-2*[.I909]+[.H909])) + [.I909]" office:value-type="float" office:value="0.267290884865777">
            <text:p>0.267291</text:p>
          </table:table-cell>
          <table:table-cell table:formula="oooc:=(_K*([.K909]-2*[.J909]+[.I909])) + [.J909]" office:value-type="float" office:value="0.178193923243851">
            <text:p>0.178194</text:p>
          </table:table-cell>
          <table:table-cell table:formula="oooc:=(_K*(_b-2*[.K909]+[.J909])) + [.K90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10]-2*[.B910]+_a)) + [.B910]" office:value-type="float" office:value="0.890969616219301">
            <text:p>0.890970</text:p>
          </table:table-cell>
          <table:table-cell table:formula="oooc:=(_K*([.D910]-2*[.C910]+[.B910])) + [.C910]" office:value-type="float" office:value="0.801872654597363">
            <text:p>0.801873</text:p>
          </table:table-cell>
          <table:table-cell table:formula="oooc:=(_K*([.E910]-2*[.D910]+[.C910])) + [.D910]" office:value-type="float" office:value="0.712775692975428">
            <text:p>0.712776</text:p>
          </table:table-cell>
          <table:table-cell table:formula="oooc:=(_K*([.F910]-2*[.E910]+[.D910])) + [.E910]" office:value-type="float" office:value="0.623678731353494">
            <text:p>0.623679</text:p>
          </table:table-cell>
          <table:table-cell table:formula="oooc:=(_K*([.G910]-2*[.F910]+[.E910])) + [.F910]" office:value-type="float" office:value="0.534581769731563">
            <text:p>0.534582</text:p>
          </table:table-cell>
          <table:table-cell table:formula="oooc:=(_K*([.H910]-2*[.G910]+[.F910])) + [.G910]" office:value-type="float" office:value="0.445484808109633">
            <text:p>0.445485</text:p>
          </table:table-cell>
          <table:table-cell table:formula="oooc:=(_K*([.I910]-2*[.H910]+[.G910])) + [.H910]" office:value-type="float" office:value="0.356387846487704">
            <text:p>0.356388</text:p>
          </table:table-cell>
          <table:table-cell table:formula="oooc:=(_K*([.J910]-2*[.I910]+[.H910])) + [.I910]" office:value-type="float" office:value="0.267290884865777">
            <text:p>0.267291</text:p>
          </table:table-cell>
          <table:table-cell table:formula="oooc:=(_K*([.K910]-2*[.J910]+[.I910])) + [.J910]" office:value-type="float" office:value="0.178193923243851">
            <text:p>0.178194</text:p>
          </table:table-cell>
          <table:table-cell table:formula="oooc:=(_K*(_b-2*[.K910]+[.J910])) + [.K91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11]-2*[.B911]+_a)) + [.B911]" office:value-type="float" office:value="0.890969616219301">
            <text:p>0.890970</text:p>
          </table:table-cell>
          <table:table-cell table:formula="oooc:=(_K*([.D911]-2*[.C911]+[.B911])) + [.C911]" office:value-type="float" office:value="0.801872654597363">
            <text:p>0.801873</text:p>
          </table:table-cell>
          <table:table-cell table:formula="oooc:=(_K*([.E911]-2*[.D911]+[.C911])) + [.D911]" office:value-type="float" office:value="0.712775692975428">
            <text:p>0.712776</text:p>
          </table:table-cell>
          <table:table-cell table:formula="oooc:=(_K*([.F911]-2*[.E911]+[.D911])) + [.E911]" office:value-type="float" office:value="0.623678731353494">
            <text:p>0.623679</text:p>
          </table:table-cell>
          <table:table-cell table:formula="oooc:=(_K*([.G911]-2*[.F911]+[.E911])) + [.F911]" office:value-type="float" office:value="0.534581769731563">
            <text:p>0.534582</text:p>
          </table:table-cell>
          <table:table-cell table:formula="oooc:=(_K*([.H911]-2*[.G911]+[.F911])) + [.G911]" office:value-type="float" office:value="0.445484808109633">
            <text:p>0.445485</text:p>
          </table:table-cell>
          <table:table-cell table:formula="oooc:=(_K*([.I911]-2*[.H911]+[.G911])) + [.H911]" office:value-type="float" office:value="0.356387846487704">
            <text:p>0.356388</text:p>
          </table:table-cell>
          <table:table-cell table:formula="oooc:=(_K*([.J911]-2*[.I911]+[.H911])) + [.I911]" office:value-type="float" office:value="0.267290884865777">
            <text:p>0.267291</text:p>
          </table:table-cell>
          <table:table-cell table:formula="oooc:=(_K*([.K911]-2*[.J911]+[.I911])) + [.J911]" office:value-type="float" office:value="0.178193923243851">
            <text:p>0.178194</text:p>
          </table:table-cell>
          <table:table-cell table:formula="oooc:=(_K*(_b-2*[.K911]+[.J911])) + [.K91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12]-2*[.B912]+_a)) + [.B912]" office:value-type="float" office:value="0.890969616219301">
            <text:p>0.890970</text:p>
          </table:table-cell>
          <table:table-cell table:formula="oooc:=(_K*([.D912]-2*[.C912]+[.B912])) + [.C912]" office:value-type="float" office:value="0.801872654597363">
            <text:p>0.801873</text:p>
          </table:table-cell>
          <table:table-cell table:formula="oooc:=(_K*([.E912]-2*[.D912]+[.C912])) + [.D912]" office:value-type="float" office:value="0.712775692975428">
            <text:p>0.712776</text:p>
          </table:table-cell>
          <table:table-cell table:formula="oooc:=(_K*([.F912]-2*[.E912]+[.D912])) + [.E912]" office:value-type="float" office:value="0.623678731353494">
            <text:p>0.623679</text:p>
          </table:table-cell>
          <table:table-cell table:formula="oooc:=(_K*([.G912]-2*[.F912]+[.E912])) + [.F912]" office:value-type="float" office:value="0.534581769731563">
            <text:p>0.534582</text:p>
          </table:table-cell>
          <table:table-cell table:formula="oooc:=(_K*([.H912]-2*[.G912]+[.F912])) + [.G912]" office:value-type="float" office:value="0.445484808109633">
            <text:p>0.445485</text:p>
          </table:table-cell>
          <table:table-cell table:formula="oooc:=(_K*([.I912]-2*[.H912]+[.G912])) + [.H912]" office:value-type="float" office:value="0.356387846487704">
            <text:p>0.356388</text:p>
          </table:table-cell>
          <table:table-cell table:formula="oooc:=(_K*([.J912]-2*[.I912]+[.H912])) + [.I912]" office:value-type="float" office:value="0.267290884865777">
            <text:p>0.267291</text:p>
          </table:table-cell>
          <table:table-cell table:formula="oooc:=(_K*([.K912]-2*[.J912]+[.I912])) + [.J912]" office:value-type="float" office:value="0.178193923243851">
            <text:p>0.178194</text:p>
          </table:table-cell>
          <table:table-cell table:formula="oooc:=(_K*(_b-2*[.K912]+[.J912])) + [.K91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13]-2*[.B913]+_a)) + [.B913]" office:value-type="float" office:value="0.890969616219301">
            <text:p>0.890970</text:p>
          </table:table-cell>
          <table:table-cell table:formula="oooc:=(_K*([.D913]-2*[.C913]+[.B913])) + [.C913]" office:value-type="float" office:value="0.801872654597363">
            <text:p>0.801873</text:p>
          </table:table-cell>
          <table:table-cell table:formula="oooc:=(_K*([.E913]-2*[.D913]+[.C913])) + [.D913]" office:value-type="float" office:value="0.712775692975428">
            <text:p>0.712776</text:p>
          </table:table-cell>
          <table:table-cell table:formula="oooc:=(_K*([.F913]-2*[.E913]+[.D913])) + [.E913]" office:value-type="float" office:value="0.623678731353494">
            <text:p>0.623679</text:p>
          </table:table-cell>
          <table:table-cell table:formula="oooc:=(_K*([.G913]-2*[.F913]+[.E913])) + [.F913]" office:value-type="float" office:value="0.534581769731563">
            <text:p>0.534582</text:p>
          </table:table-cell>
          <table:table-cell table:formula="oooc:=(_K*([.H913]-2*[.G913]+[.F913])) + [.G913]" office:value-type="float" office:value="0.445484808109633">
            <text:p>0.445485</text:p>
          </table:table-cell>
          <table:table-cell table:formula="oooc:=(_K*([.I913]-2*[.H913]+[.G913])) + [.H913]" office:value-type="float" office:value="0.356387846487704">
            <text:p>0.356388</text:p>
          </table:table-cell>
          <table:table-cell table:formula="oooc:=(_K*([.J913]-2*[.I913]+[.H913])) + [.I913]" office:value-type="float" office:value="0.267290884865777">
            <text:p>0.267291</text:p>
          </table:table-cell>
          <table:table-cell table:formula="oooc:=(_K*([.K913]-2*[.J913]+[.I913])) + [.J913]" office:value-type="float" office:value="0.178193923243851">
            <text:p>0.178194</text:p>
          </table:table-cell>
          <table:table-cell table:formula="oooc:=(_K*(_b-2*[.K913]+[.J913])) + [.K91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14]-2*[.B914]+_a)) + [.B914]" office:value-type="float" office:value="0.890969616219301">
            <text:p>0.890970</text:p>
          </table:table-cell>
          <table:table-cell table:formula="oooc:=(_K*([.D914]-2*[.C914]+[.B914])) + [.C914]" office:value-type="float" office:value="0.801872654597363">
            <text:p>0.801873</text:p>
          </table:table-cell>
          <table:table-cell table:formula="oooc:=(_K*([.E914]-2*[.D914]+[.C914])) + [.D914]" office:value-type="float" office:value="0.712775692975428">
            <text:p>0.712776</text:p>
          </table:table-cell>
          <table:table-cell table:formula="oooc:=(_K*([.F914]-2*[.E914]+[.D914])) + [.E914]" office:value-type="float" office:value="0.623678731353494">
            <text:p>0.623679</text:p>
          </table:table-cell>
          <table:table-cell table:formula="oooc:=(_K*([.G914]-2*[.F914]+[.E914])) + [.F914]" office:value-type="float" office:value="0.534581769731563">
            <text:p>0.534582</text:p>
          </table:table-cell>
          <table:table-cell table:formula="oooc:=(_K*([.H914]-2*[.G914]+[.F914])) + [.G914]" office:value-type="float" office:value="0.445484808109633">
            <text:p>0.445485</text:p>
          </table:table-cell>
          <table:table-cell table:formula="oooc:=(_K*([.I914]-2*[.H914]+[.G914])) + [.H914]" office:value-type="float" office:value="0.356387846487704">
            <text:p>0.356388</text:p>
          </table:table-cell>
          <table:table-cell table:formula="oooc:=(_K*([.J914]-2*[.I914]+[.H914])) + [.I914]" office:value-type="float" office:value="0.267290884865777">
            <text:p>0.267291</text:p>
          </table:table-cell>
          <table:table-cell table:formula="oooc:=(_K*([.K914]-2*[.J914]+[.I914])) + [.J914]" office:value-type="float" office:value="0.178193923243851">
            <text:p>0.178194</text:p>
          </table:table-cell>
          <table:table-cell table:formula="oooc:=(_K*(_b-2*[.K914]+[.J914])) + [.K91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15]-2*[.B915]+_a)) + [.B915]" office:value-type="float" office:value="0.890969616219301">
            <text:p>0.890970</text:p>
          </table:table-cell>
          <table:table-cell table:formula="oooc:=(_K*([.D915]-2*[.C915]+[.B915])) + [.C915]" office:value-type="float" office:value="0.801872654597363">
            <text:p>0.801873</text:p>
          </table:table-cell>
          <table:table-cell table:formula="oooc:=(_K*([.E915]-2*[.D915]+[.C915])) + [.D915]" office:value-type="float" office:value="0.712775692975428">
            <text:p>0.712776</text:p>
          </table:table-cell>
          <table:table-cell table:formula="oooc:=(_K*([.F915]-2*[.E915]+[.D915])) + [.E915]" office:value-type="float" office:value="0.623678731353494">
            <text:p>0.623679</text:p>
          </table:table-cell>
          <table:table-cell table:formula="oooc:=(_K*([.G915]-2*[.F915]+[.E915])) + [.F915]" office:value-type="float" office:value="0.534581769731563">
            <text:p>0.534582</text:p>
          </table:table-cell>
          <table:table-cell table:formula="oooc:=(_K*([.H915]-2*[.G915]+[.F915])) + [.G915]" office:value-type="float" office:value="0.445484808109633">
            <text:p>0.445485</text:p>
          </table:table-cell>
          <table:table-cell table:formula="oooc:=(_K*([.I915]-2*[.H915]+[.G915])) + [.H915]" office:value-type="float" office:value="0.356387846487704">
            <text:p>0.356388</text:p>
          </table:table-cell>
          <table:table-cell table:formula="oooc:=(_K*([.J915]-2*[.I915]+[.H915])) + [.I915]" office:value-type="float" office:value="0.267290884865777">
            <text:p>0.267291</text:p>
          </table:table-cell>
          <table:table-cell table:formula="oooc:=(_K*([.K915]-2*[.J915]+[.I915])) + [.J915]" office:value-type="float" office:value="0.178193923243851">
            <text:p>0.178194</text:p>
          </table:table-cell>
          <table:table-cell table:formula="oooc:=(_K*(_b-2*[.K915]+[.J915])) + [.K91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16]-2*[.B916]+_a)) + [.B916]" office:value-type="float" office:value="0.890969616219301">
            <text:p>0.890970</text:p>
          </table:table-cell>
          <table:table-cell table:formula="oooc:=(_K*([.D916]-2*[.C916]+[.B916])) + [.C916]" office:value-type="float" office:value="0.801872654597363">
            <text:p>0.801873</text:p>
          </table:table-cell>
          <table:table-cell table:formula="oooc:=(_K*([.E916]-2*[.D916]+[.C916])) + [.D916]" office:value-type="float" office:value="0.712775692975428">
            <text:p>0.712776</text:p>
          </table:table-cell>
          <table:table-cell table:formula="oooc:=(_K*([.F916]-2*[.E916]+[.D916])) + [.E916]" office:value-type="float" office:value="0.623678731353494">
            <text:p>0.623679</text:p>
          </table:table-cell>
          <table:table-cell table:formula="oooc:=(_K*([.G916]-2*[.F916]+[.E916])) + [.F916]" office:value-type="float" office:value="0.534581769731563">
            <text:p>0.534582</text:p>
          </table:table-cell>
          <table:table-cell table:formula="oooc:=(_K*([.H916]-2*[.G916]+[.F916])) + [.G916]" office:value-type="float" office:value="0.445484808109633">
            <text:p>0.445485</text:p>
          </table:table-cell>
          <table:table-cell table:formula="oooc:=(_K*([.I916]-2*[.H916]+[.G916])) + [.H916]" office:value-type="float" office:value="0.356387846487704">
            <text:p>0.356388</text:p>
          </table:table-cell>
          <table:table-cell table:formula="oooc:=(_K*([.J916]-2*[.I916]+[.H916])) + [.I916]" office:value-type="float" office:value="0.267290884865777">
            <text:p>0.267291</text:p>
          </table:table-cell>
          <table:table-cell table:formula="oooc:=(_K*([.K916]-2*[.J916]+[.I916])) + [.J916]" office:value-type="float" office:value="0.178193923243851">
            <text:p>0.178194</text:p>
          </table:table-cell>
          <table:table-cell table:formula="oooc:=(_K*(_b-2*[.K916]+[.J916])) + [.K91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17]-2*[.B917]+_a)) + [.B917]" office:value-type="float" office:value="0.890969616219301">
            <text:p>0.890970</text:p>
          </table:table-cell>
          <table:table-cell table:formula="oooc:=(_K*([.D917]-2*[.C917]+[.B917])) + [.C917]" office:value-type="float" office:value="0.801872654597363">
            <text:p>0.801873</text:p>
          </table:table-cell>
          <table:table-cell table:formula="oooc:=(_K*([.E917]-2*[.D917]+[.C917])) + [.D917]" office:value-type="float" office:value="0.712775692975428">
            <text:p>0.712776</text:p>
          </table:table-cell>
          <table:table-cell table:formula="oooc:=(_K*([.F917]-2*[.E917]+[.D917])) + [.E917]" office:value-type="float" office:value="0.623678731353494">
            <text:p>0.623679</text:p>
          </table:table-cell>
          <table:table-cell table:formula="oooc:=(_K*([.G917]-2*[.F917]+[.E917])) + [.F917]" office:value-type="float" office:value="0.534581769731563">
            <text:p>0.534582</text:p>
          </table:table-cell>
          <table:table-cell table:formula="oooc:=(_K*([.H917]-2*[.G917]+[.F917])) + [.G917]" office:value-type="float" office:value="0.445484808109633">
            <text:p>0.445485</text:p>
          </table:table-cell>
          <table:table-cell table:formula="oooc:=(_K*([.I917]-2*[.H917]+[.G917])) + [.H917]" office:value-type="float" office:value="0.356387846487704">
            <text:p>0.356388</text:p>
          </table:table-cell>
          <table:table-cell table:formula="oooc:=(_K*([.J917]-2*[.I917]+[.H917])) + [.I917]" office:value-type="float" office:value="0.267290884865777">
            <text:p>0.267291</text:p>
          </table:table-cell>
          <table:table-cell table:formula="oooc:=(_K*([.K917]-2*[.J917]+[.I917])) + [.J917]" office:value-type="float" office:value="0.178193923243851">
            <text:p>0.178194</text:p>
          </table:table-cell>
          <table:table-cell table:formula="oooc:=(_K*(_b-2*[.K917]+[.J917])) + [.K91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18]-2*[.B918]+_a)) + [.B918]" office:value-type="float" office:value="0.890969616219301">
            <text:p>0.890970</text:p>
          </table:table-cell>
          <table:table-cell table:formula="oooc:=(_K*([.D918]-2*[.C918]+[.B918])) + [.C918]" office:value-type="float" office:value="0.801872654597363">
            <text:p>0.801873</text:p>
          </table:table-cell>
          <table:table-cell table:formula="oooc:=(_K*([.E918]-2*[.D918]+[.C918])) + [.D918]" office:value-type="float" office:value="0.712775692975428">
            <text:p>0.712776</text:p>
          </table:table-cell>
          <table:table-cell table:formula="oooc:=(_K*([.F918]-2*[.E918]+[.D918])) + [.E918]" office:value-type="float" office:value="0.623678731353494">
            <text:p>0.623679</text:p>
          </table:table-cell>
          <table:table-cell table:formula="oooc:=(_K*([.G918]-2*[.F918]+[.E918])) + [.F918]" office:value-type="float" office:value="0.534581769731563">
            <text:p>0.534582</text:p>
          </table:table-cell>
          <table:table-cell table:formula="oooc:=(_K*([.H918]-2*[.G918]+[.F918])) + [.G918]" office:value-type="float" office:value="0.445484808109633">
            <text:p>0.445485</text:p>
          </table:table-cell>
          <table:table-cell table:formula="oooc:=(_K*([.I918]-2*[.H918]+[.G918])) + [.H918]" office:value-type="float" office:value="0.356387846487704">
            <text:p>0.356388</text:p>
          </table:table-cell>
          <table:table-cell table:formula="oooc:=(_K*([.J918]-2*[.I918]+[.H918])) + [.I918]" office:value-type="float" office:value="0.267290884865777">
            <text:p>0.267291</text:p>
          </table:table-cell>
          <table:table-cell table:formula="oooc:=(_K*([.K918]-2*[.J918]+[.I918])) + [.J918]" office:value-type="float" office:value="0.178193923243851">
            <text:p>0.178194</text:p>
          </table:table-cell>
          <table:table-cell table:formula="oooc:=(_K*(_b-2*[.K918]+[.J918])) + [.K91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19]-2*[.B919]+_a)) + [.B919]" office:value-type="float" office:value="0.890969616219301">
            <text:p>0.890970</text:p>
          </table:table-cell>
          <table:table-cell table:formula="oooc:=(_K*([.D919]-2*[.C919]+[.B919])) + [.C919]" office:value-type="float" office:value="0.801872654597363">
            <text:p>0.801873</text:p>
          </table:table-cell>
          <table:table-cell table:formula="oooc:=(_K*([.E919]-2*[.D919]+[.C919])) + [.D919]" office:value-type="float" office:value="0.712775692975428">
            <text:p>0.712776</text:p>
          </table:table-cell>
          <table:table-cell table:formula="oooc:=(_K*([.F919]-2*[.E919]+[.D919])) + [.E919]" office:value-type="float" office:value="0.623678731353494">
            <text:p>0.623679</text:p>
          </table:table-cell>
          <table:table-cell table:formula="oooc:=(_K*([.G919]-2*[.F919]+[.E919])) + [.F919]" office:value-type="float" office:value="0.534581769731563">
            <text:p>0.534582</text:p>
          </table:table-cell>
          <table:table-cell table:formula="oooc:=(_K*([.H919]-2*[.G919]+[.F919])) + [.G919]" office:value-type="float" office:value="0.445484808109633">
            <text:p>0.445485</text:p>
          </table:table-cell>
          <table:table-cell table:formula="oooc:=(_K*([.I919]-2*[.H919]+[.G919])) + [.H919]" office:value-type="float" office:value="0.356387846487704">
            <text:p>0.356388</text:p>
          </table:table-cell>
          <table:table-cell table:formula="oooc:=(_K*([.J919]-2*[.I919]+[.H919])) + [.I919]" office:value-type="float" office:value="0.267290884865777">
            <text:p>0.267291</text:p>
          </table:table-cell>
          <table:table-cell table:formula="oooc:=(_K*([.K919]-2*[.J919]+[.I919])) + [.J919]" office:value-type="float" office:value="0.178193923243851">
            <text:p>0.178194</text:p>
          </table:table-cell>
          <table:table-cell table:formula="oooc:=(_K*(_b-2*[.K919]+[.J919])) + [.K91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20]-2*[.B920]+_a)) + [.B920]" office:value-type="float" office:value="0.890969616219301">
            <text:p>0.890970</text:p>
          </table:table-cell>
          <table:table-cell table:formula="oooc:=(_K*([.D920]-2*[.C920]+[.B920])) + [.C920]" office:value-type="float" office:value="0.801872654597363">
            <text:p>0.801873</text:p>
          </table:table-cell>
          <table:table-cell table:formula="oooc:=(_K*([.E920]-2*[.D920]+[.C920])) + [.D920]" office:value-type="float" office:value="0.712775692975428">
            <text:p>0.712776</text:p>
          </table:table-cell>
          <table:table-cell table:formula="oooc:=(_K*([.F920]-2*[.E920]+[.D920])) + [.E920]" office:value-type="float" office:value="0.623678731353494">
            <text:p>0.623679</text:p>
          </table:table-cell>
          <table:table-cell table:formula="oooc:=(_K*([.G920]-2*[.F920]+[.E920])) + [.F920]" office:value-type="float" office:value="0.534581769731563">
            <text:p>0.534582</text:p>
          </table:table-cell>
          <table:table-cell table:formula="oooc:=(_K*([.H920]-2*[.G920]+[.F920])) + [.G920]" office:value-type="float" office:value="0.445484808109633">
            <text:p>0.445485</text:p>
          </table:table-cell>
          <table:table-cell table:formula="oooc:=(_K*([.I920]-2*[.H920]+[.G920])) + [.H920]" office:value-type="float" office:value="0.356387846487704">
            <text:p>0.356388</text:p>
          </table:table-cell>
          <table:table-cell table:formula="oooc:=(_K*([.J920]-2*[.I920]+[.H920])) + [.I920]" office:value-type="float" office:value="0.267290884865777">
            <text:p>0.267291</text:p>
          </table:table-cell>
          <table:table-cell table:formula="oooc:=(_K*([.K920]-2*[.J920]+[.I920])) + [.J920]" office:value-type="float" office:value="0.178193923243851">
            <text:p>0.178194</text:p>
          </table:table-cell>
          <table:table-cell table:formula="oooc:=(_K*(_b-2*[.K920]+[.J920])) + [.K92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21]-2*[.B921]+_a)) + [.B921]" office:value-type="float" office:value="0.890969616219301">
            <text:p>0.890970</text:p>
          </table:table-cell>
          <table:table-cell table:formula="oooc:=(_K*([.D921]-2*[.C921]+[.B921])) + [.C921]" office:value-type="float" office:value="0.801872654597363">
            <text:p>0.801873</text:p>
          </table:table-cell>
          <table:table-cell table:formula="oooc:=(_K*([.E921]-2*[.D921]+[.C921])) + [.D921]" office:value-type="float" office:value="0.712775692975428">
            <text:p>0.712776</text:p>
          </table:table-cell>
          <table:table-cell table:formula="oooc:=(_K*([.F921]-2*[.E921]+[.D921])) + [.E921]" office:value-type="float" office:value="0.623678731353494">
            <text:p>0.623679</text:p>
          </table:table-cell>
          <table:table-cell table:formula="oooc:=(_K*([.G921]-2*[.F921]+[.E921])) + [.F921]" office:value-type="float" office:value="0.534581769731563">
            <text:p>0.534582</text:p>
          </table:table-cell>
          <table:table-cell table:formula="oooc:=(_K*([.H921]-2*[.G921]+[.F921])) + [.G921]" office:value-type="float" office:value="0.445484808109633">
            <text:p>0.445485</text:p>
          </table:table-cell>
          <table:table-cell table:formula="oooc:=(_K*([.I921]-2*[.H921]+[.G921])) + [.H921]" office:value-type="float" office:value="0.356387846487704">
            <text:p>0.356388</text:p>
          </table:table-cell>
          <table:table-cell table:formula="oooc:=(_K*([.J921]-2*[.I921]+[.H921])) + [.I921]" office:value-type="float" office:value="0.267290884865777">
            <text:p>0.267291</text:p>
          </table:table-cell>
          <table:table-cell table:formula="oooc:=(_K*([.K921]-2*[.J921]+[.I921])) + [.J921]" office:value-type="float" office:value="0.178193923243851">
            <text:p>0.178194</text:p>
          </table:table-cell>
          <table:table-cell table:formula="oooc:=(_K*(_b-2*[.K921]+[.J921])) + [.K92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22]-2*[.B922]+_a)) + [.B922]" office:value-type="float" office:value="0.890969616219301">
            <text:p>0.890970</text:p>
          </table:table-cell>
          <table:table-cell table:formula="oooc:=(_K*([.D922]-2*[.C922]+[.B922])) + [.C922]" office:value-type="float" office:value="0.801872654597363">
            <text:p>0.801873</text:p>
          </table:table-cell>
          <table:table-cell table:formula="oooc:=(_K*([.E922]-2*[.D922]+[.C922])) + [.D922]" office:value-type="float" office:value="0.712775692975428">
            <text:p>0.712776</text:p>
          </table:table-cell>
          <table:table-cell table:formula="oooc:=(_K*([.F922]-2*[.E922]+[.D922])) + [.E922]" office:value-type="float" office:value="0.623678731353494">
            <text:p>0.623679</text:p>
          </table:table-cell>
          <table:table-cell table:formula="oooc:=(_K*([.G922]-2*[.F922]+[.E922])) + [.F922]" office:value-type="float" office:value="0.534581769731563">
            <text:p>0.534582</text:p>
          </table:table-cell>
          <table:table-cell table:formula="oooc:=(_K*([.H922]-2*[.G922]+[.F922])) + [.G922]" office:value-type="float" office:value="0.445484808109633">
            <text:p>0.445485</text:p>
          </table:table-cell>
          <table:table-cell table:formula="oooc:=(_K*([.I922]-2*[.H922]+[.G922])) + [.H922]" office:value-type="float" office:value="0.356387846487704">
            <text:p>0.356388</text:p>
          </table:table-cell>
          <table:table-cell table:formula="oooc:=(_K*([.J922]-2*[.I922]+[.H922])) + [.I922]" office:value-type="float" office:value="0.267290884865777">
            <text:p>0.267291</text:p>
          </table:table-cell>
          <table:table-cell table:formula="oooc:=(_K*([.K922]-2*[.J922]+[.I922])) + [.J922]" office:value-type="float" office:value="0.178193923243851">
            <text:p>0.178194</text:p>
          </table:table-cell>
          <table:table-cell table:formula="oooc:=(_K*(_b-2*[.K922]+[.J922])) + [.K92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23]-2*[.B923]+_a)) + [.B923]" office:value-type="float" office:value="0.890969616219301">
            <text:p>0.890970</text:p>
          </table:table-cell>
          <table:table-cell table:formula="oooc:=(_K*([.D923]-2*[.C923]+[.B923])) + [.C923]" office:value-type="float" office:value="0.801872654597363">
            <text:p>0.801873</text:p>
          </table:table-cell>
          <table:table-cell table:formula="oooc:=(_K*([.E923]-2*[.D923]+[.C923])) + [.D923]" office:value-type="float" office:value="0.712775692975428">
            <text:p>0.712776</text:p>
          </table:table-cell>
          <table:table-cell table:formula="oooc:=(_K*([.F923]-2*[.E923]+[.D923])) + [.E923]" office:value-type="float" office:value="0.623678731353494">
            <text:p>0.623679</text:p>
          </table:table-cell>
          <table:table-cell table:formula="oooc:=(_K*([.G923]-2*[.F923]+[.E923])) + [.F923]" office:value-type="float" office:value="0.534581769731563">
            <text:p>0.534582</text:p>
          </table:table-cell>
          <table:table-cell table:formula="oooc:=(_K*([.H923]-2*[.G923]+[.F923])) + [.G923]" office:value-type="float" office:value="0.445484808109633">
            <text:p>0.445485</text:p>
          </table:table-cell>
          <table:table-cell table:formula="oooc:=(_K*([.I923]-2*[.H923]+[.G923])) + [.H923]" office:value-type="float" office:value="0.356387846487704">
            <text:p>0.356388</text:p>
          </table:table-cell>
          <table:table-cell table:formula="oooc:=(_K*([.J923]-2*[.I923]+[.H923])) + [.I923]" office:value-type="float" office:value="0.267290884865777">
            <text:p>0.267291</text:p>
          </table:table-cell>
          <table:table-cell table:formula="oooc:=(_K*([.K923]-2*[.J923]+[.I923])) + [.J923]" office:value-type="float" office:value="0.178193923243851">
            <text:p>0.178194</text:p>
          </table:table-cell>
          <table:table-cell table:formula="oooc:=(_K*(_b-2*[.K923]+[.J923])) + [.K92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24]-2*[.B924]+_a)) + [.B924]" office:value-type="float" office:value="0.890969616219301">
            <text:p>0.890970</text:p>
          </table:table-cell>
          <table:table-cell table:formula="oooc:=(_K*([.D924]-2*[.C924]+[.B924])) + [.C924]" office:value-type="float" office:value="0.801872654597363">
            <text:p>0.801873</text:p>
          </table:table-cell>
          <table:table-cell table:formula="oooc:=(_K*([.E924]-2*[.D924]+[.C924])) + [.D924]" office:value-type="float" office:value="0.712775692975428">
            <text:p>0.712776</text:p>
          </table:table-cell>
          <table:table-cell table:formula="oooc:=(_K*([.F924]-2*[.E924]+[.D924])) + [.E924]" office:value-type="float" office:value="0.623678731353494">
            <text:p>0.623679</text:p>
          </table:table-cell>
          <table:table-cell table:formula="oooc:=(_K*([.G924]-2*[.F924]+[.E924])) + [.F924]" office:value-type="float" office:value="0.534581769731563">
            <text:p>0.534582</text:p>
          </table:table-cell>
          <table:table-cell table:formula="oooc:=(_K*([.H924]-2*[.G924]+[.F924])) + [.G924]" office:value-type="float" office:value="0.445484808109633">
            <text:p>0.445485</text:p>
          </table:table-cell>
          <table:table-cell table:formula="oooc:=(_K*([.I924]-2*[.H924]+[.G924])) + [.H924]" office:value-type="float" office:value="0.356387846487704">
            <text:p>0.356388</text:p>
          </table:table-cell>
          <table:table-cell table:formula="oooc:=(_K*([.J924]-2*[.I924]+[.H924])) + [.I924]" office:value-type="float" office:value="0.267290884865777">
            <text:p>0.267291</text:p>
          </table:table-cell>
          <table:table-cell table:formula="oooc:=(_K*([.K924]-2*[.J924]+[.I924])) + [.J924]" office:value-type="float" office:value="0.178193923243851">
            <text:p>0.178194</text:p>
          </table:table-cell>
          <table:table-cell table:formula="oooc:=(_K*(_b-2*[.K924]+[.J924])) + [.K92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25]-2*[.B925]+_a)) + [.B925]" office:value-type="float" office:value="0.890969616219301">
            <text:p>0.890970</text:p>
          </table:table-cell>
          <table:table-cell table:formula="oooc:=(_K*([.D925]-2*[.C925]+[.B925])) + [.C925]" office:value-type="float" office:value="0.801872654597363">
            <text:p>0.801873</text:p>
          </table:table-cell>
          <table:table-cell table:formula="oooc:=(_K*([.E925]-2*[.D925]+[.C925])) + [.D925]" office:value-type="float" office:value="0.712775692975428">
            <text:p>0.712776</text:p>
          </table:table-cell>
          <table:table-cell table:formula="oooc:=(_K*([.F925]-2*[.E925]+[.D925])) + [.E925]" office:value-type="float" office:value="0.623678731353494">
            <text:p>0.623679</text:p>
          </table:table-cell>
          <table:table-cell table:formula="oooc:=(_K*([.G925]-2*[.F925]+[.E925])) + [.F925]" office:value-type="float" office:value="0.534581769731563">
            <text:p>0.534582</text:p>
          </table:table-cell>
          <table:table-cell table:formula="oooc:=(_K*([.H925]-2*[.G925]+[.F925])) + [.G925]" office:value-type="float" office:value="0.445484808109633">
            <text:p>0.445485</text:p>
          </table:table-cell>
          <table:table-cell table:formula="oooc:=(_K*([.I925]-2*[.H925]+[.G925])) + [.H925]" office:value-type="float" office:value="0.356387846487704">
            <text:p>0.356388</text:p>
          </table:table-cell>
          <table:table-cell table:formula="oooc:=(_K*([.J925]-2*[.I925]+[.H925])) + [.I925]" office:value-type="float" office:value="0.267290884865777">
            <text:p>0.267291</text:p>
          </table:table-cell>
          <table:table-cell table:formula="oooc:=(_K*([.K925]-2*[.J925]+[.I925])) + [.J925]" office:value-type="float" office:value="0.178193923243851">
            <text:p>0.178194</text:p>
          </table:table-cell>
          <table:table-cell table:formula="oooc:=(_K*(_b-2*[.K925]+[.J925])) + [.K92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26]-2*[.B926]+_a)) + [.B926]" office:value-type="float" office:value="0.890969616219301">
            <text:p>0.890970</text:p>
          </table:table-cell>
          <table:table-cell table:formula="oooc:=(_K*([.D926]-2*[.C926]+[.B926])) + [.C926]" office:value-type="float" office:value="0.801872654597363">
            <text:p>0.801873</text:p>
          </table:table-cell>
          <table:table-cell table:formula="oooc:=(_K*([.E926]-2*[.D926]+[.C926])) + [.D926]" office:value-type="float" office:value="0.712775692975428">
            <text:p>0.712776</text:p>
          </table:table-cell>
          <table:table-cell table:formula="oooc:=(_K*([.F926]-2*[.E926]+[.D926])) + [.E926]" office:value-type="float" office:value="0.623678731353494">
            <text:p>0.623679</text:p>
          </table:table-cell>
          <table:table-cell table:formula="oooc:=(_K*([.G926]-2*[.F926]+[.E926])) + [.F926]" office:value-type="float" office:value="0.534581769731563">
            <text:p>0.534582</text:p>
          </table:table-cell>
          <table:table-cell table:formula="oooc:=(_K*([.H926]-2*[.G926]+[.F926])) + [.G926]" office:value-type="float" office:value="0.445484808109633">
            <text:p>0.445485</text:p>
          </table:table-cell>
          <table:table-cell table:formula="oooc:=(_K*([.I926]-2*[.H926]+[.G926])) + [.H926]" office:value-type="float" office:value="0.356387846487704">
            <text:p>0.356388</text:p>
          </table:table-cell>
          <table:table-cell table:formula="oooc:=(_K*([.J926]-2*[.I926]+[.H926])) + [.I926]" office:value-type="float" office:value="0.267290884865777">
            <text:p>0.267291</text:p>
          </table:table-cell>
          <table:table-cell table:formula="oooc:=(_K*([.K926]-2*[.J926]+[.I926])) + [.J926]" office:value-type="float" office:value="0.178193923243851">
            <text:p>0.178194</text:p>
          </table:table-cell>
          <table:table-cell table:formula="oooc:=(_K*(_b-2*[.K926]+[.J926])) + [.K92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27]-2*[.B927]+_a)) + [.B927]" office:value-type="float" office:value="0.890969616219301">
            <text:p>0.890970</text:p>
          </table:table-cell>
          <table:table-cell table:formula="oooc:=(_K*([.D927]-2*[.C927]+[.B927])) + [.C927]" office:value-type="float" office:value="0.801872654597363">
            <text:p>0.801873</text:p>
          </table:table-cell>
          <table:table-cell table:formula="oooc:=(_K*([.E927]-2*[.D927]+[.C927])) + [.D927]" office:value-type="float" office:value="0.712775692975428">
            <text:p>0.712776</text:p>
          </table:table-cell>
          <table:table-cell table:formula="oooc:=(_K*([.F927]-2*[.E927]+[.D927])) + [.E927]" office:value-type="float" office:value="0.623678731353494">
            <text:p>0.623679</text:p>
          </table:table-cell>
          <table:table-cell table:formula="oooc:=(_K*([.G927]-2*[.F927]+[.E927])) + [.F927]" office:value-type="float" office:value="0.534581769731563">
            <text:p>0.534582</text:p>
          </table:table-cell>
          <table:table-cell table:formula="oooc:=(_K*([.H927]-2*[.G927]+[.F927])) + [.G927]" office:value-type="float" office:value="0.445484808109633">
            <text:p>0.445485</text:p>
          </table:table-cell>
          <table:table-cell table:formula="oooc:=(_K*([.I927]-2*[.H927]+[.G927])) + [.H927]" office:value-type="float" office:value="0.356387846487704">
            <text:p>0.356388</text:p>
          </table:table-cell>
          <table:table-cell table:formula="oooc:=(_K*([.J927]-2*[.I927]+[.H927])) + [.I927]" office:value-type="float" office:value="0.267290884865777">
            <text:p>0.267291</text:p>
          </table:table-cell>
          <table:table-cell table:formula="oooc:=(_K*([.K927]-2*[.J927]+[.I927])) + [.J927]" office:value-type="float" office:value="0.178193923243851">
            <text:p>0.178194</text:p>
          </table:table-cell>
          <table:table-cell table:formula="oooc:=(_K*(_b-2*[.K927]+[.J927])) + [.K92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28]-2*[.B928]+_a)) + [.B928]" office:value-type="float" office:value="0.890969616219301">
            <text:p>0.890970</text:p>
          </table:table-cell>
          <table:table-cell table:formula="oooc:=(_K*([.D928]-2*[.C928]+[.B928])) + [.C928]" office:value-type="float" office:value="0.801872654597363">
            <text:p>0.801873</text:p>
          </table:table-cell>
          <table:table-cell table:formula="oooc:=(_K*([.E928]-2*[.D928]+[.C928])) + [.D928]" office:value-type="float" office:value="0.712775692975428">
            <text:p>0.712776</text:p>
          </table:table-cell>
          <table:table-cell table:formula="oooc:=(_K*([.F928]-2*[.E928]+[.D928])) + [.E928]" office:value-type="float" office:value="0.623678731353494">
            <text:p>0.623679</text:p>
          </table:table-cell>
          <table:table-cell table:formula="oooc:=(_K*([.G928]-2*[.F928]+[.E928])) + [.F928]" office:value-type="float" office:value="0.534581769731563">
            <text:p>0.534582</text:p>
          </table:table-cell>
          <table:table-cell table:formula="oooc:=(_K*([.H928]-2*[.G928]+[.F928])) + [.G928]" office:value-type="float" office:value="0.445484808109633">
            <text:p>0.445485</text:p>
          </table:table-cell>
          <table:table-cell table:formula="oooc:=(_K*([.I928]-2*[.H928]+[.G928])) + [.H928]" office:value-type="float" office:value="0.356387846487704">
            <text:p>0.356388</text:p>
          </table:table-cell>
          <table:table-cell table:formula="oooc:=(_K*([.J928]-2*[.I928]+[.H928])) + [.I928]" office:value-type="float" office:value="0.267290884865777">
            <text:p>0.267291</text:p>
          </table:table-cell>
          <table:table-cell table:formula="oooc:=(_K*([.K928]-2*[.J928]+[.I928])) + [.J928]" office:value-type="float" office:value="0.178193923243851">
            <text:p>0.178194</text:p>
          </table:table-cell>
          <table:table-cell table:formula="oooc:=(_K*(_b-2*[.K928]+[.J928])) + [.K92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29]-2*[.B929]+_a)) + [.B929]" office:value-type="float" office:value="0.890969616219301">
            <text:p>0.890970</text:p>
          </table:table-cell>
          <table:table-cell table:formula="oooc:=(_K*([.D929]-2*[.C929]+[.B929])) + [.C929]" office:value-type="float" office:value="0.801872654597363">
            <text:p>0.801873</text:p>
          </table:table-cell>
          <table:table-cell table:formula="oooc:=(_K*([.E929]-2*[.D929]+[.C929])) + [.D929]" office:value-type="float" office:value="0.712775692975428">
            <text:p>0.712776</text:p>
          </table:table-cell>
          <table:table-cell table:formula="oooc:=(_K*([.F929]-2*[.E929]+[.D929])) + [.E929]" office:value-type="float" office:value="0.623678731353494">
            <text:p>0.623679</text:p>
          </table:table-cell>
          <table:table-cell table:formula="oooc:=(_K*([.G929]-2*[.F929]+[.E929])) + [.F929]" office:value-type="float" office:value="0.534581769731563">
            <text:p>0.534582</text:p>
          </table:table-cell>
          <table:table-cell table:formula="oooc:=(_K*([.H929]-2*[.G929]+[.F929])) + [.G929]" office:value-type="float" office:value="0.445484808109633">
            <text:p>0.445485</text:p>
          </table:table-cell>
          <table:table-cell table:formula="oooc:=(_K*([.I929]-2*[.H929]+[.G929])) + [.H929]" office:value-type="float" office:value="0.356387846487704">
            <text:p>0.356388</text:p>
          </table:table-cell>
          <table:table-cell table:formula="oooc:=(_K*([.J929]-2*[.I929]+[.H929])) + [.I929]" office:value-type="float" office:value="0.267290884865777">
            <text:p>0.267291</text:p>
          </table:table-cell>
          <table:table-cell table:formula="oooc:=(_K*([.K929]-2*[.J929]+[.I929])) + [.J929]" office:value-type="float" office:value="0.178193923243851">
            <text:p>0.178194</text:p>
          </table:table-cell>
          <table:table-cell table:formula="oooc:=(_K*(_b-2*[.K929]+[.J929])) + [.K92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30]-2*[.B930]+_a)) + [.B930]" office:value-type="float" office:value="0.890969616219301">
            <text:p>0.890970</text:p>
          </table:table-cell>
          <table:table-cell table:formula="oooc:=(_K*([.D930]-2*[.C930]+[.B930])) + [.C930]" office:value-type="float" office:value="0.801872654597363">
            <text:p>0.801873</text:p>
          </table:table-cell>
          <table:table-cell table:formula="oooc:=(_K*([.E930]-2*[.D930]+[.C930])) + [.D930]" office:value-type="float" office:value="0.712775692975428">
            <text:p>0.712776</text:p>
          </table:table-cell>
          <table:table-cell table:formula="oooc:=(_K*([.F930]-2*[.E930]+[.D930])) + [.E930]" office:value-type="float" office:value="0.623678731353494">
            <text:p>0.623679</text:p>
          </table:table-cell>
          <table:table-cell table:formula="oooc:=(_K*([.G930]-2*[.F930]+[.E930])) + [.F930]" office:value-type="float" office:value="0.534581769731563">
            <text:p>0.534582</text:p>
          </table:table-cell>
          <table:table-cell table:formula="oooc:=(_K*([.H930]-2*[.G930]+[.F930])) + [.G930]" office:value-type="float" office:value="0.445484808109633">
            <text:p>0.445485</text:p>
          </table:table-cell>
          <table:table-cell table:formula="oooc:=(_K*([.I930]-2*[.H930]+[.G930])) + [.H930]" office:value-type="float" office:value="0.356387846487704">
            <text:p>0.356388</text:p>
          </table:table-cell>
          <table:table-cell table:formula="oooc:=(_K*([.J930]-2*[.I930]+[.H930])) + [.I930]" office:value-type="float" office:value="0.267290884865777">
            <text:p>0.267291</text:p>
          </table:table-cell>
          <table:table-cell table:formula="oooc:=(_K*([.K930]-2*[.J930]+[.I930])) + [.J930]" office:value-type="float" office:value="0.178193923243851">
            <text:p>0.178194</text:p>
          </table:table-cell>
          <table:table-cell table:formula="oooc:=(_K*(_b-2*[.K930]+[.J930])) + [.K93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31]-2*[.B931]+_a)) + [.B931]" office:value-type="float" office:value="0.890969616219301">
            <text:p>0.890970</text:p>
          </table:table-cell>
          <table:table-cell table:formula="oooc:=(_K*([.D931]-2*[.C931]+[.B931])) + [.C931]" office:value-type="float" office:value="0.801872654597363">
            <text:p>0.801873</text:p>
          </table:table-cell>
          <table:table-cell table:formula="oooc:=(_K*([.E931]-2*[.D931]+[.C931])) + [.D931]" office:value-type="float" office:value="0.712775692975428">
            <text:p>0.712776</text:p>
          </table:table-cell>
          <table:table-cell table:formula="oooc:=(_K*([.F931]-2*[.E931]+[.D931])) + [.E931]" office:value-type="float" office:value="0.623678731353494">
            <text:p>0.623679</text:p>
          </table:table-cell>
          <table:table-cell table:formula="oooc:=(_K*([.G931]-2*[.F931]+[.E931])) + [.F931]" office:value-type="float" office:value="0.534581769731563">
            <text:p>0.534582</text:p>
          </table:table-cell>
          <table:table-cell table:formula="oooc:=(_K*([.H931]-2*[.G931]+[.F931])) + [.G931]" office:value-type="float" office:value="0.445484808109633">
            <text:p>0.445485</text:p>
          </table:table-cell>
          <table:table-cell table:formula="oooc:=(_K*([.I931]-2*[.H931]+[.G931])) + [.H931]" office:value-type="float" office:value="0.356387846487704">
            <text:p>0.356388</text:p>
          </table:table-cell>
          <table:table-cell table:formula="oooc:=(_K*([.J931]-2*[.I931]+[.H931])) + [.I931]" office:value-type="float" office:value="0.267290884865777">
            <text:p>0.267291</text:p>
          </table:table-cell>
          <table:table-cell table:formula="oooc:=(_K*([.K931]-2*[.J931]+[.I931])) + [.J931]" office:value-type="float" office:value="0.178193923243851">
            <text:p>0.178194</text:p>
          </table:table-cell>
          <table:table-cell table:formula="oooc:=(_K*(_b-2*[.K931]+[.J931])) + [.K93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32]-2*[.B932]+_a)) + [.B932]" office:value-type="float" office:value="0.890969616219301">
            <text:p>0.890970</text:p>
          </table:table-cell>
          <table:table-cell table:formula="oooc:=(_K*([.D932]-2*[.C932]+[.B932])) + [.C932]" office:value-type="float" office:value="0.801872654597363">
            <text:p>0.801873</text:p>
          </table:table-cell>
          <table:table-cell table:formula="oooc:=(_K*([.E932]-2*[.D932]+[.C932])) + [.D932]" office:value-type="float" office:value="0.712775692975428">
            <text:p>0.712776</text:p>
          </table:table-cell>
          <table:table-cell table:formula="oooc:=(_K*([.F932]-2*[.E932]+[.D932])) + [.E932]" office:value-type="float" office:value="0.623678731353494">
            <text:p>0.623679</text:p>
          </table:table-cell>
          <table:table-cell table:formula="oooc:=(_K*([.G932]-2*[.F932]+[.E932])) + [.F932]" office:value-type="float" office:value="0.534581769731563">
            <text:p>0.534582</text:p>
          </table:table-cell>
          <table:table-cell table:formula="oooc:=(_K*([.H932]-2*[.G932]+[.F932])) + [.G932]" office:value-type="float" office:value="0.445484808109633">
            <text:p>0.445485</text:p>
          </table:table-cell>
          <table:table-cell table:formula="oooc:=(_K*([.I932]-2*[.H932]+[.G932])) + [.H932]" office:value-type="float" office:value="0.356387846487704">
            <text:p>0.356388</text:p>
          </table:table-cell>
          <table:table-cell table:formula="oooc:=(_K*([.J932]-2*[.I932]+[.H932])) + [.I932]" office:value-type="float" office:value="0.267290884865777">
            <text:p>0.267291</text:p>
          </table:table-cell>
          <table:table-cell table:formula="oooc:=(_K*([.K932]-2*[.J932]+[.I932])) + [.J932]" office:value-type="float" office:value="0.178193923243851">
            <text:p>0.178194</text:p>
          </table:table-cell>
          <table:table-cell table:formula="oooc:=(_K*(_b-2*[.K932]+[.J932])) + [.K93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33]-2*[.B933]+_a)) + [.B933]" office:value-type="float" office:value="0.890969616219301">
            <text:p>0.890970</text:p>
          </table:table-cell>
          <table:table-cell table:formula="oooc:=(_K*([.D933]-2*[.C933]+[.B933])) + [.C933]" office:value-type="float" office:value="0.801872654597363">
            <text:p>0.801873</text:p>
          </table:table-cell>
          <table:table-cell table:formula="oooc:=(_K*([.E933]-2*[.D933]+[.C933])) + [.D933]" office:value-type="float" office:value="0.712775692975428">
            <text:p>0.712776</text:p>
          </table:table-cell>
          <table:table-cell table:formula="oooc:=(_K*([.F933]-2*[.E933]+[.D933])) + [.E933]" office:value-type="float" office:value="0.623678731353494">
            <text:p>0.623679</text:p>
          </table:table-cell>
          <table:table-cell table:formula="oooc:=(_K*([.G933]-2*[.F933]+[.E933])) + [.F933]" office:value-type="float" office:value="0.534581769731563">
            <text:p>0.534582</text:p>
          </table:table-cell>
          <table:table-cell table:formula="oooc:=(_K*([.H933]-2*[.G933]+[.F933])) + [.G933]" office:value-type="float" office:value="0.445484808109633">
            <text:p>0.445485</text:p>
          </table:table-cell>
          <table:table-cell table:formula="oooc:=(_K*([.I933]-2*[.H933]+[.G933])) + [.H933]" office:value-type="float" office:value="0.356387846487704">
            <text:p>0.356388</text:p>
          </table:table-cell>
          <table:table-cell table:formula="oooc:=(_K*([.J933]-2*[.I933]+[.H933])) + [.I933]" office:value-type="float" office:value="0.267290884865777">
            <text:p>0.267291</text:p>
          </table:table-cell>
          <table:table-cell table:formula="oooc:=(_K*([.K933]-2*[.J933]+[.I933])) + [.J933]" office:value-type="float" office:value="0.178193923243851">
            <text:p>0.178194</text:p>
          </table:table-cell>
          <table:table-cell table:formula="oooc:=(_K*(_b-2*[.K933]+[.J933])) + [.K93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34]-2*[.B934]+_a)) + [.B934]" office:value-type="float" office:value="0.890969616219301">
            <text:p>0.890970</text:p>
          </table:table-cell>
          <table:table-cell table:formula="oooc:=(_K*([.D934]-2*[.C934]+[.B934])) + [.C934]" office:value-type="float" office:value="0.801872654597363">
            <text:p>0.801873</text:p>
          </table:table-cell>
          <table:table-cell table:formula="oooc:=(_K*([.E934]-2*[.D934]+[.C934])) + [.D934]" office:value-type="float" office:value="0.712775692975428">
            <text:p>0.712776</text:p>
          </table:table-cell>
          <table:table-cell table:formula="oooc:=(_K*([.F934]-2*[.E934]+[.D934])) + [.E934]" office:value-type="float" office:value="0.623678731353494">
            <text:p>0.623679</text:p>
          </table:table-cell>
          <table:table-cell table:formula="oooc:=(_K*([.G934]-2*[.F934]+[.E934])) + [.F934]" office:value-type="float" office:value="0.534581769731563">
            <text:p>0.534582</text:p>
          </table:table-cell>
          <table:table-cell table:formula="oooc:=(_K*([.H934]-2*[.G934]+[.F934])) + [.G934]" office:value-type="float" office:value="0.445484808109633">
            <text:p>0.445485</text:p>
          </table:table-cell>
          <table:table-cell table:formula="oooc:=(_K*([.I934]-2*[.H934]+[.G934])) + [.H934]" office:value-type="float" office:value="0.356387846487704">
            <text:p>0.356388</text:p>
          </table:table-cell>
          <table:table-cell table:formula="oooc:=(_K*([.J934]-2*[.I934]+[.H934])) + [.I934]" office:value-type="float" office:value="0.267290884865777">
            <text:p>0.267291</text:p>
          </table:table-cell>
          <table:table-cell table:formula="oooc:=(_K*([.K934]-2*[.J934]+[.I934])) + [.J934]" office:value-type="float" office:value="0.178193923243851">
            <text:p>0.178194</text:p>
          </table:table-cell>
          <table:table-cell table:formula="oooc:=(_K*(_b-2*[.K934]+[.J934])) + [.K93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35]-2*[.B935]+_a)) + [.B935]" office:value-type="float" office:value="0.890969616219301">
            <text:p>0.890970</text:p>
          </table:table-cell>
          <table:table-cell table:formula="oooc:=(_K*([.D935]-2*[.C935]+[.B935])) + [.C935]" office:value-type="float" office:value="0.801872654597363">
            <text:p>0.801873</text:p>
          </table:table-cell>
          <table:table-cell table:formula="oooc:=(_K*([.E935]-2*[.D935]+[.C935])) + [.D935]" office:value-type="float" office:value="0.712775692975428">
            <text:p>0.712776</text:p>
          </table:table-cell>
          <table:table-cell table:formula="oooc:=(_K*([.F935]-2*[.E935]+[.D935])) + [.E935]" office:value-type="float" office:value="0.623678731353494">
            <text:p>0.623679</text:p>
          </table:table-cell>
          <table:table-cell table:formula="oooc:=(_K*([.G935]-2*[.F935]+[.E935])) + [.F935]" office:value-type="float" office:value="0.534581769731563">
            <text:p>0.534582</text:p>
          </table:table-cell>
          <table:table-cell table:formula="oooc:=(_K*([.H935]-2*[.G935]+[.F935])) + [.G935]" office:value-type="float" office:value="0.445484808109633">
            <text:p>0.445485</text:p>
          </table:table-cell>
          <table:table-cell table:formula="oooc:=(_K*([.I935]-2*[.H935]+[.G935])) + [.H935]" office:value-type="float" office:value="0.356387846487704">
            <text:p>0.356388</text:p>
          </table:table-cell>
          <table:table-cell table:formula="oooc:=(_K*([.J935]-2*[.I935]+[.H935])) + [.I935]" office:value-type="float" office:value="0.267290884865777">
            <text:p>0.267291</text:p>
          </table:table-cell>
          <table:table-cell table:formula="oooc:=(_K*([.K935]-2*[.J935]+[.I935])) + [.J935]" office:value-type="float" office:value="0.178193923243851">
            <text:p>0.178194</text:p>
          </table:table-cell>
          <table:table-cell table:formula="oooc:=(_K*(_b-2*[.K935]+[.J935])) + [.K93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36]-2*[.B936]+_a)) + [.B936]" office:value-type="float" office:value="0.890969616219301">
            <text:p>0.890970</text:p>
          </table:table-cell>
          <table:table-cell table:formula="oooc:=(_K*([.D936]-2*[.C936]+[.B936])) + [.C936]" office:value-type="float" office:value="0.801872654597363">
            <text:p>0.801873</text:p>
          </table:table-cell>
          <table:table-cell table:formula="oooc:=(_K*([.E936]-2*[.D936]+[.C936])) + [.D936]" office:value-type="float" office:value="0.712775692975428">
            <text:p>0.712776</text:p>
          </table:table-cell>
          <table:table-cell table:formula="oooc:=(_K*([.F936]-2*[.E936]+[.D936])) + [.E936]" office:value-type="float" office:value="0.623678731353494">
            <text:p>0.623679</text:p>
          </table:table-cell>
          <table:table-cell table:formula="oooc:=(_K*([.G936]-2*[.F936]+[.E936])) + [.F936]" office:value-type="float" office:value="0.534581769731563">
            <text:p>0.534582</text:p>
          </table:table-cell>
          <table:table-cell table:formula="oooc:=(_K*([.H936]-2*[.G936]+[.F936])) + [.G936]" office:value-type="float" office:value="0.445484808109633">
            <text:p>0.445485</text:p>
          </table:table-cell>
          <table:table-cell table:formula="oooc:=(_K*([.I936]-2*[.H936]+[.G936])) + [.H936]" office:value-type="float" office:value="0.356387846487704">
            <text:p>0.356388</text:p>
          </table:table-cell>
          <table:table-cell table:formula="oooc:=(_K*([.J936]-2*[.I936]+[.H936])) + [.I936]" office:value-type="float" office:value="0.267290884865777">
            <text:p>0.267291</text:p>
          </table:table-cell>
          <table:table-cell table:formula="oooc:=(_K*([.K936]-2*[.J936]+[.I936])) + [.J936]" office:value-type="float" office:value="0.178193923243851">
            <text:p>0.178194</text:p>
          </table:table-cell>
          <table:table-cell table:formula="oooc:=(_K*(_b-2*[.K936]+[.J936])) + [.K93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37]-2*[.B937]+_a)) + [.B937]" office:value-type="float" office:value="0.890969616219301">
            <text:p>0.890970</text:p>
          </table:table-cell>
          <table:table-cell table:formula="oooc:=(_K*([.D937]-2*[.C937]+[.B937])) + [.C937]" office:value-type="float" office:value="0.801872654597363">
            <text:p>0.801873</text:p>
          </table:table-cell>
          <table:table-cell table:formula="oooc:=(_K*([.E937]-2*[.D937]+[.C937])) + [.D937]" office:value-type="float" office:value="0.712775692975428">
            <text:p>0.712776</text:p>
          </table:table-cell>
          <table:table-cell table:formula="oooc:=(_K*([.F937]-2*[.E937]+[.D937])) + [.E937]" office:value-type="float" office:value="0.623678731353494">
            <text:p>0.623679</text:p>
          </table:table-cell>
          <table:table-cell table:formula="oooc:=(_K*([.G937]-2*[.F937]+[.E937])) + [.F937]" office:value-type="float" office:value="0.534581769731563">
            <text:p>0.534582</text:p>
          </table:table-cell>
          <table:table-cell table:formula="oooc:=(_K*([.H937]-2*[.G937]+[.F937])) + [.G937]" office:value-type="float" office:value="0.445484808109633">
            <text:p>0.445485</text:p>
          </table:table-cell>
          <table:table-cell table:formula="oooc:=(_K*([.I937]-2*[.H937]+[.G937])) + [.H937]" office:value-type="float" office:value="0.356387846487704">
            <text:p>0.356388</text:p>
          </table:table-cell>
          <table:table-cell table:formula="oooc:=(_K*([.J937]-2*[.I937]+[.H937])) + [.I937]" office:value-type="float" office:value="0.267290884865777">
            <text:p>0.267291</text:p>
          </table:table-cell>
          <table:table-cell table:formula="oooc:=(_K*([.K937]-2*[.J937]+[.I937])) + [.J937]" office:value-type="float" office:value="0.178193923243851">
            <text:p>0.178194</text:p>
          </table:table-cell>
          <table:table-cell table:formula="oooc:=(_K*(_b-2*[.K937]+[.J937])) + [.K93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38]-2*[.B938]+_a)) + [.B938]" office:value-type="float" office:value="0.890969616219301">
            <text:p>0.890970</text:p>
          </table:table-cell>
          <table:table-cell table:formula="oooc:=(_K*([.D938]-2*[.C938]+[.B938])) + [.C938]" office:value-type="float" office:value="0.801872654597363">
            <text:p>0.801873</text:p>
          </table:table-cell>
          <table:table-cell table:formula="oooc:=(_K*([.E938]-2*[.D938]+[.C938])) + [.D938]" office:value-type="float" office:value="0.712775692975428">
            <text:p>0.712776</text:p>
          </table:table-cell>
          <table:table-cell table:formula="oooc:=(_K*([.F938]-2*[.E938]+[.D938])) + [.E938]" office:value-type="float" office:value="0.623678731353494">
            <text:p>0.623679</text:p>
          </table:table-cell>
          <table:table-cell table:formula="oooc:=(_K*([.G938]-2*[.F938]+[.E938])) + [.F938]" office:value-type="float" office:value="0.534581769731563">
            <text:p>0.534582</text:p>
          </table:table-cell>
          <table:table-cell table:formula="oooc:=(_K*([.H938]-2*[.G938]+[.F938])) + [.G938]" office:value-type="float" office:value="0.445484808109633">
            <text:p>0.445485</text:p>
          </table:table-cell>
          <table:table-cell table:formula="oooc:=(_K*([.I938]-2*[.H938]+[.G938])) + [.H938]" office:value-type="float" office:value="0.356387846487704">
            <text:p>0.356388</text:p>
          </table:table-cell>
          <table:table-cell table:formula="oooc:=(_K*([.J938]-2*[.I938]+[.H938])) + [.I938]" office:value-type="float" office:value="0.267290884865777">
            <text:p>0.267291</text:p>
          </table:table-cell>
          <table:table-cell table:formula="oooc:=(_K*([.K938]-2*[.J938]+[.I938])) + [.J938]" office:value-type="float" office:value="0.178193923243851">
            <text:p>0.178194</text:p>
          </table:table-cell>
          <table:table-cell table:formula="oooc:=(_K*(_b-2*[.K938]+[.J938])) + [.K93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39]-2*[.B939]+_a)) + [.B939]" office:value-type="float" office:value="0.890969616219301">
            <text:p>0.890970</text:p>
          </table:table-cell>
          <table:table-cell table:formula="oooc:=(_K*([.D939]-2*[.C939]+[.B939])) + [.C939]" office:value-type="float" office:value="0.801872654597363">
            <text:p>0.801873</text:p>
          </table:table-cell>
          <table:table-cell table:formula="oooc:=(_K*([.E939]-2*[.D939]+[.C939])) + [.D939]" office:value-type="float" office:value="0.712775692975428">
            <text:p>0.712776</text:p>
          </table:table-cell>
          <table:table-cell table:formula="oooc:=(_K*([.F939]-2*[.E939]+[.D939])) + [.E939]" office:value-type="float" office:value="0.623678731353494">
            <text:p>0.623679</text:p>
          </table:table-cell>
          <table:table-cell table:formula="oooc:=(_K*([.G939]-2*[.F939]+[.E939])) + [.F939]" office:value-type="float" office:value="0.534581769731563">
            <text:p>0.534582</text:p>
          </table:table-cell>
          <table:table-cell table:formula="oooc:=(_K*([.H939]-2*[.G939]+[.F939])) + [.G939]" office:value-type="float" office:value="0.445484808109633">
            <text:p>0.445485</text:p>
          </table:table-cell>
          <table:table-cell table:formula="oooc:=(_K*([.I939]-2*[.H939]+[.G939])) + [.H939]" office:value-type="float" office:value="0.356387846487704">
            <text:p>0.356388</text:p>
          </table:table-cell>
          <table:table-cell table:formula="oooc:=(_K*([.J939]-2*[.I939]+[.H939])) + [.I939]" office:value-type="float" office:value="0.267290884865777">
            <text:p>0.267291</text:p>
          </table:table-cell>
          <table:table-cell table:formula="oooc:=(_K*([.K939]-2*[.J939]+[.I939])) + [.J939]" office:value-type="float" office:value="0.178193923243851">
            <text:p>0.178194</text:p>
          </table:table-cell>
          <table:table-cell table:formula="oooc:=(_K*(_b-2*[.K939]+[.J939])) + [.K93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40]-2*[.B940]+_a)) + [.B940]" office:value-type="float" office:value="0.890969616219301">
            <text:p>0.890970</text:p>
          </table:table-cell>
          <table:table-cell table:formula="oooc:=(_K*([.D940]-2*[.C940]+[.B940])) + [.C940]" office:value-type="float" office:value="0.801872654597363">
            <text:p>0.801873</text:p>
          </table:table-cell>
          <table:table-cell table:formula="oooc:=(_K*([.E940]-2*[.D940]+[.C940])) + [.D940]" office:value-type="float" office:value="0.712775692975428">
            <text:p>0.712776</text:p>
          </table:table-cell>
          <table:table-cell table:formula="oooc:=(_K*([.F940]-2*[.E940]+[.D940])) + [.E940]" office:value-type="float" office:value="0.623678731353494">
            <text:p>0.623679</text:p>
          </table:table-cell>
          <table:table-cell table:formula="oooc:=(_K*([.G940]-2*[.F940]+[.E940])) + [.F940]" office:value-type="float" office:value="0.534581769731563">
            <text:p>0.534582</text:p>
          </table:table-cell>
          <table:table-cell table:formula="oooc:=(_K*([.H940]-2*[.G940]+[.F940])) + [.G940]" office:value-type="float" office:value="0.445484808109633">
            <text:p>0.445485</text:p>
          </table:table-cell>
          <table:table-cell table:formula="oooc:=(_K*([.I940]-2*[.H940]+[.G940])) + [.H940]" office:value-type="float" office:value="0.356387846487704">
            <text:p>0.356388</text:p>
          </table:table-cell>
          <table:table-cell table:formula="oooc:=(_K*([.J940]-2*[.I940]+[.H940])) + [.I940]" office:value-type="float" office:value="0.267290884865777">
            <text:p>0.267291</text:p>
          </table:table-cell>
          <table:table-cell table:formula="oooc:=(_K*([.K940]-2*[.J940]+[.I940])) + [.J940]" office:value-type="float" office:value="0.178193923243851">
            <text:p>0.178194</text:p>
          </table:table-cell>
          <table:table-cell table:formula="oooc:=(_K*(_b-2*[.K940]+[.J940])) + [.K94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41]-2*[.B941]+_a)) + [.B941]" office:value-type="float" office:value="0.890969616219301">
            <text:p>0.890970</text:p>
          </table:table-cell>
          <table:table-cell table:formula="oooc:=(_K*([.D941]-2*[.C941]+[.B941])) + [.C941]" office:value-type="float" office:value="0.801872654597363">
            <text:p>0.801873</text:p>
          </table:table-cell>
          <table:table-cell table:formula="oooc:=(_K*([.E941]-2*[.D941]+[.C941])) + [.D941]" office:value-type="float" office:value="0.712775692975428">
            <text:p>0.712776</text:p>
          </table:table-cell>
          <table:table-cell table:formula="oooc:=(_K*([.F941]-2*[.E941]+[.D941])) + [.E941]" office:value-type="float" office:value="0.623678731353494">
            <text:p>0.623679</text:p>
          </table:table-cell>
          <table:table-cell table:formula="oooc:=(_K*([.G941]-2*[.F941]+[.E941])) + [.F941]" office:value-type="float" office:value="0.534581769731563">
            <text:p>0.534582</text:p>
          </table:table-cell>
          <table:table-cell table:formula="oooc:=(_K*([.H941]-2*[.G941]+[.F941])) + [.G941]" office:value-type="float" office:value="0.445484808109633">
            <text:p>0.445485</text:p>
          </table:table-cell>
          <table:table-cell table:formula="oooc:=(_K*([.I941]-2*[.H941]+[.G941])) + [.H941]" office:value-type="float" office:value="0.356387846487704">
            <text:p>0.356388</text:p>
          </table:table-cell>
          <table:table-cell table:formula="oooc:=(_K*([.J941]-2*[.I941]+[.H941])) + [.I941]" office:value-type="float" office:value="0.267290884865777">
            <text:p>0.267291</text:p>
          </table:table-cell>
          <table:table-cell table:formula="oooc:=(_K*([.K941]-2*[.J941]+[.I941])) + [.J941]" office:value-type="float" office:value="0.178193923243851">
            <text:p>0.178194</text:p>
          </table:table-cell>
          <table:table-cell table:formula="oooc:=(_K*(_b-2*[.K941]+[.J941])) + [.K94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42]-2*[.B942]+_a)) + [.B942]" office:value-type="float" office:value="0.890969616219301">
            <text:p>0.890970</text:p>
          </table:table-cell>
          <table:table-cell table:formula="oooc:=(_K*([.D942]-2*[.C942]+[.B942])) + [.C942]" office:value-type="float" office:value="0.801872654597363">
            <text:p>0.801873</text:p>
          </table:table-cell>
          <table:table-cell table:formula="oooc:=(_K*([.E942]-2*[.D942]+[.C942])) + [.D942]" office:value-type="float" office:value="0.712775692975428">
            <text:p>0.712776</text:p>
          </table:table-cell>
          <table:table-cell table:formula="oooc:=(_K*([.F942]-2*[.E942]+[.D942])) + [.E942]" office:value-type="float" office:value="0.623678731353494">
            <text:p>0.623679</text:p>
          </table:table-cell>
          <table:table-cell table:formula="oooc:=(_K*([.G942]-2*[.F942]+[.E942])) + [.F942]" office:value-type="float" office:value="0.534581769731563">
            <text:p>0.534582</text:p>
          </table:table-cell>
          <table:table-cell table:formula="oooc:=(_K*([.H942]-2*[.G942]+[.F942])) + [.G942]" office:value-type="float" office:value="0.445484808109633">
            <text:p>0.445485</text:p>
          </table:table-cell>
          <table:table-cell table:formula="oooc:=(_K*([.I942]-2*[.H942]+[.G942])) + [.H942]" office:value-type="float" office:value="0.356387846487704">
            <text:p>0.356388</text:p>
          </table:table-cell>
          <table:table-cell table:formula="oooc:=(_K*([.J942]-2*[.I942]+[.H942])) + [.I942]" office:value-type="float" office:value="0.267290884865777">
            <text:p>0.267291</text:p>
          </table:table-cell>
          <table:table-cell table:formula="oooc:=(_K*([.K942]-2*[.J942]+[.I942])) + [.J942]" office:value-type="float" office:value="0.178193923243851">
            <text:p>0.178194</text:p>
          </table:table-cell>
          <table:table-cell table:formula="oooc:=(_K*(_b-2*[.K942]+[.J942])) + [.K94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43]-2*[.B943]+_a)) + [.B943]" office:value-type="float" office:value="0.890969616219301">
            <text:p>0.890970</text:p>
          </table:table-cell>
          <table:table-cell table:formula="oooc:=(_K*([.D943]-2*[.C943]+[.B943])) + [.C943]" office:value-type="float" office:value="0.801872654597363">
            <text:p>0.801873</text:p>
          </table:table-cell>
          <table:table-cell table:formula="oooc:=(_K*([.E943]-2*[.D943]+[.C943])) + [.D943]" office:value-type="float" office:value="0.712775692975428">
            <text:p>0.712776</text:p>
          </table:table-cell>
          <table:table-cell table:formula="oooc:=(_K*([.F943]-2*[.E943]+[.D943])) + [.E943]" office:value-type="float" office:value="0.623678731353494">
            <text:p>0.623679</text:p>
          </table:table-cell>
          <table:table-cell table:formula="oooc:=(_K*([.G943]-2*[.F943]+[.E943])) + [.F943]" office:value-type="float" office:value="0.534581769731563">
            <text:p>0.534582</text:p>
          </table:table-cell>
          <table:table-cell table:formula="oooc:=(_K*([.H943]-2*[.G943]+[.F943])) + [.G943]" office:value-type="float" office:value="0.445484808109633">
            <text:p>0.445485</text:p>
          </table:table-cell>
          <table:table-cell table:formula="oooc:=(_K*([.I943]-2*[.H943]+[.G943])) + [.H943]" office:value-type="float" office:value="0.356387846487704">
            <text:p>0.356388</text:p>
          </table:table-cell>
          <table:table-cell table:formula="oooc:=(_K*([.J943]-2*[.I943]+[.H943])) + [.I943]" office:value-type="float" office:value="0.267290884865777">
            <text:p>0.267291</text:p>
          </table:table-cell>
          <table:table-cell table:formula="oooc:=(_K*([.K943]-2*[.J943]+[.I943])) + [.J943]" office:value-type="float" office:value="0.178193923243851">
            <text:p>0.178194</text:p>
          </table:table-cell>
          <table:table-cell table:formula="oooc:=(_K*(_b-2*[.K943]+[.J943])) + [.K94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44]-2*[.B944]+_a)) + [.B944]" office:value-type="float" office:value="0.890969616219301">
            <text:p>0.890970</text:p>
          </table:table-cell>
          <table:table-cell table:formula="oooc:=(_K*([.D944]-2*[.C944]+[.B944])) + [.C944]" office:value-type="float" office:value="0.801872654597363">
            <text:p>0.801873</text:p>
          </table:table-cell>
          <table:table-cell table:formula="oooc:=(_K*([.E944]-2*[.D944]+[.C944])) + [.D944]" office:value-type="float" office:value="0.712775692975428">
            <text:p>0.712776</text:p>
          </table:table-cell>
          <table:table-cell table:formula="oooc:=(_K*([.F944]-2*[.E944]+[.D944])) + [.E944]" office:value-type="float" office:value="0.623678731353494">
            <text:p>0.623679</text:p>
          </table:table-cell>
          <table:table-cell table:formula="oooc:=(_K*([.G944]-2*[.F944]+[.E944])) + [.F944]" office:value-type="float" office:value="0.534581769731563">
            <text:p>0.534582</text:p>
          </table:table-cell>
          <table:table-cell table:formula="oooc:=(_K*([.H944]-2*[.G944]+[.F944])) + [.G944]" office:value-type="float" office:value="0.445484808109633">
            <text:p>0.445485</text:p>
          </table:table-cell>
          <table:table-cell table:formula="oooc:=(_K*([.I944]-2*[.H944]+[.G944])) + [.H944]" office:value-type="float" office:value="0.356387846487704">
            <text:p>0.356388</text:p>
          </table:table-cell>
          <table:table-cell table:formula="oooc:=(_K*([.J944]-2*[.I944]+[.H944])) + [.I944]" office:value-type="float" office:value="0.267290884865777">
            <text:p>0.267291</text:p>
          </table:table-cell>
          <table:table-cell table:formula="oooc:=(_K*([.K944]-2*[.J944]+[.I944])) + [.J944]" office:value-type="float" office:value="0.178193923243851">
            <text:p>0.178194</text:p>
          </table:table-cell>
          <table:table-cell table:formula="oooc:=(_K*(_b-2*[.K944]+[.J944])) + [.K94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45]-2*[.B945]+_a)) + [.B945]" office:value-type="float" office:value="0.890969616219301">
            <text:p>0.890970</text:p>
          </table:table-cell>
          <table:table-cell table:formula="oooc:=(_K*([.D945]-2*[.C945]+[.B945])) + [.C945]" office:value-type="float" office:value="0.801872654597363">
            <text:p>0.801873</text:p>
          </table:table-cell>
          <table:table-cell table:formula="oooc:=(_K*([.E945]-2*[.D945]+[.C945])) + [.D945]" office:value-type="float" office:value="0.712775692975428">
            <text:p>0.712776</text:p>
          </table:table-cell>
          <table:table-cell table:formula="oooc:=(_K*([.F945]-2*[.E945]+[.D945])) + [.E945]" office:value-type="float" office:value="0.623678731353494">
            <text:p>0.623679</text:p>
          </table:table-cell>
          <table:table-cell table:formula="oooc:=(_K*([.G945]-2*[.F945]+[.E945])) + [.F945]" office:value-type="float" office:value="0.534581769731563">
            <text:p>0.534582</text:p>
          </table:table-cell>
          <table:table-cell table:formula="oooc:=(_K*([.H945]-2*[.G945]+[.F945])) + [.G945]" office:value-type="float" office:value="0.445484808109633">
            <text:p>0.445485</text:p>
          </table:table-cell>
          <table:table-cell table:formula="oooc:=(_K*([.I945]-2*[.H945]+[.G945])) + [.H945]" office:value-type="float" office:value="0.356387846487704">
            <text:p>0.356388</text:p>
          </table:table-cell>
          <table:table-cell table:formula="oooc:=(_K*([.J945]-2*[.I945]+[.H945])) + [.I945]" office:value-type="float" office:value="0.267290884865777">
            <text:p>0.267291</text:p>
          </table:table-cell>
          <table:table-cell table:formula="oooc:=(_K*([.K945]-2*[.J945]+[.I945])) + [.J945]" office:value-type="float" office:value="0.178193923243851">
            <text:p>0.178194</text:p>
          </table:table-cell>
          <table:table-cell table:formula="oooc:=(_K*(_b-2*[.K945]+[.J945])) + [.K94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46]-2*[.B946]+_a)) + [.B946]" office:value-type="float" office:value="0.890969616219301">
            <text:p>0.890970</text:p>
          </table:table-cell>
          <table:table-cell table:formula="oooc:=(_K*([.D946]-2*[.C946]+[.B946])) + [.C946]" office:value-type="float" office:value="0.801872654597363">
            <text:p>0.801873</text:p>
          </table:table-cell>
          <table:table-cell table:formula="oooc:=(_K*([.E946]-2*[.D946]+[.C946])) + [.D946]" office:value-type="float" office:value="0.712775692975428">
            <text:p>0.712776</text:p>
          </table:table-cell>
          <table:table-cell table:formula="oooc:=(_K*([.F946]-2*[.E946]+[.D946])) + [.E946]" office:value-type="float" office:value="0.623678731353494">
            <text:p>0.623679</text:p>
          </table:table-cell>
          <table:table-cell table:formula="oooc:=(_K*([.G946]-2*[.F946]+[.E946])) + [.F946]" office:value-type="float" office:value="0.534581769731563">
            <text:p>0.534582</text:p>
          </table:table-cell>
          <table:table-cell table:formula="oooc:=(_K*([.H946]-2*[.G946]+[.F946])) + [.G946]" office:value-type="float" office:value="0.445484808109633">
            <text:p>0.445485</text:p>
          </table:table-cell>
          <table:table-cell table:formula="oooc:=(_K*([.I946]-2*[.H946]+[.G946])) + [.H946]" office:value-type="float" office:value="0.356387846487704">
            <text:p>0.356388</text:p>
          </table:table-cell>
          <table:table-cell table:formula="oooc:=(_K*([.J946]-2*[.I946]+[.H946])) + [.I946]" office:value-type="float" office:value="0.267290884865777">
            <text:p>0.267291</text:p>
          </table:table-cell>
          <table:table-cell table:formula="oooc:=(_K*([.K946]-2*[.J946]+[.I946])) + [.J946]" office:value-type="float" office:value="0.178193923243851">
            <text:p>0.178194</text:p>
          </table:table-cell>
          <table:table-cell table:formula="oooc:=(_K*(_b-2*[.K946]+[.J946])) + [.K94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47]-2*[.B947]+_a)) + [.B947]" office:value-type="float" office:value="0.890969616219301">
            <text:p>0.890970</text:p>
          </table:table-cell>
          <table:table-cell table:formula="oooc:=(_K*([.D947]-2*[.C947]+[.B947])) + [.C947]" office:value-type="float" office:value="0.801872654597363">
            <text:p>0.801873</text:p>
          </table:table-cell>
          <table:table-cell table:formula="oooc:=(_K*([.E947]-2*[.D947]+[.C947])) + [.D947]" office:value-type="float" office:value="0.712775692975428">
            <text:p>0.712776</text:p>
          </table:table-cell>
          <table:table-cell table:formula="oooc:=(_K*([.F947]-2*[.E947]+[.D947])) + [.E947]" office:value-type="float" office:value="0.623678731353494">
            <text:p>0.623679</text:p>
          </table:table-cell>
          <table:table-cell table:formula="oooc:=(_K*([.G947]-2*[.F947]+[.E947])) + [.F947]" office:value-type="float" office:value="0.534581769731563">
            <text:p>0.534582</text:p>
          </table:table-cell>
          <table:table-cell table:formula="oooc:=(_K*([.H947]-2*[.G947]+[.F947])) + [.G947]" office:value-type="float" office:value="0.445484808109633">
            <text:p>0.445485</text:p>
          </table:table-cell>
          <table:table-cell table:formula="oooc:=(_K*([.I947]-2*[.H947]+[.G947])) + [.H947]" office:value-type="float" office:value="0.356387846487704">
            <text:p>0.356388</text:p>
          </table:table-cell>
          <table:table-cell table:formula="oooc:=(_K*([.J947]-2*[.I947]+[.H947])) + [.I947]" office:value-type="float" office:value="0.267290884865777">
            <text:p>0.267291</text:p>
          </table:table-cell>
          <table:table-cell table:formula="oooc:=(_K*([.K947]-2*[.J947]+[.I947])) + [.J947]" office:value-type="float" office:value="0.178193923243851">
            <text:p>0.178194</text:p>
          </table:table-cell>
          <table:table-cell table:formula="oooc:=(_K*(_b-2*[.K947]+[.J947])) + [.K94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48]-2*[.B948]+_a)) + [.B948]" office:value-type="float" office:value="0.890969616219301">
            <text:p>0.890970</text:p>
          </table:table-cell>
          <table:table-cell table:formula="oooc:=(_K*([.D948]-2*[.C948]+[.B948])) + [.C948]" office:value-type="float" office:value="0.801872654597363">
            <text:p>0.801873</text:p>
          </table:table-cell>
          <table:table-cell table:formula="oooc:=(_K*([.E948]-2*[.D948]+[.C948])) + [.D948]" office:value-type="float" office:value="0.712775692975428">
            <text:p>0.712776</text:p>
          </table:table-cell>
          <table:table-cell table:formula="oooc:=(_K*([.F948]-2*[.E948]+[.D948])) + [.E948]" office:value-type="float" office:value="0.623678731353494">
            <text:p>0.623679</text:p>
          </table:table-cell>
          <table:table-cell table:formula="oooc:=(_K*([.G948]-2*[.F948]+[.E948])) + [.F948]" office:value-type="float" office:value="0.534581769731563">
            <text:p>0.534582</text:p>
          </table:table-cell>
          <table:table-cell table:formula="oooc:=(_K*([.H948]-2*[.G948]+[.F948])) + [.G948]" office:value-type="float" office:value="0.445484808109633">
            <text:p>0.445485</text:p>
          </table:table-cell>
          <table:table-cell table:formula="oooc:=(_K*([.I948]-2*[.H948]+[.G948])) + [.H948]" office:value-type="float" office:value="0.356387846487704">
            <text:p>0.356388</text:p>
          </table:table-cell>
          <table:table-cell table:formula="oooc:=(_K*([.J948]-2*[.I948]+[.H948])) + [.I948]" office:value-type="float" office:value="0.267290884865777">
            <text:p>0.267291</text:p>
          </table:table-cell>
          <table:table-cell table:formula="oooc:=(_K*([.K948]-2*[.J948]+[.I948])) + [.J948]" office:value-type="float" office:value="0.178193923243851">
            <text:p>0.178194</text:p>
          </table:table-cell>
          <table:table-cell table:formula="oooc:=(_K*(_b-2*[.K948]+[.J948])) + [.K94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49]-2*[.B949]+_a)) + [.B949]" office:value-type="float" office:value="0.890969616219301">
            <text:p>0.890970</text:p>
          </table:table-cell>
          <table:table-cell table:formula="oooc:=(_K*([.D949]-2*[.C949]+[.B949])) + [.C949]" office:value-type="float" office:value="0.801872654597363">
            <text:p>0.801873</text:p>
          </table:table-cell>
          <table:table-cell table:formula="oooc:=(_K*([.E949]-2*[.D949]+[.C949])) + [.D949]" office:value-type="float" office:value="0.712775692975428">
            <text:p>0.712776</text:p>
          </table:table-cell>
          <table:table-cell table:formula="oooc:=(_K*([.F949]-2*[.E949]+[.D949])) + [.E949]" office:value-type="float" office:value="0.623678731353494">
            <text:p>0.623679</text:p>
          </table:table-cell>
          <table:table-cell table:formula="oooc:=(_K*([.G949]-2*[.F949]+[.E949])) + [.F949]" office:value-type="float" office:value="0.534581769731563">
            <text:p>0.534582</text:p>
          </table:table-cell>
          <table:table-cell table:formula="oooc:=(_K*([.H949]-2*[.G949]+[.F949])) + [.G949]" office:value-type="float" office:value="0.445484808109633">
            <text:p>0.445485</text:p>
          </table:table-cell>
          <table:table-cell table:formula="oooc:=(_K*([.I949]-2*[.H949]+[.G949])) + [.H949]" office:value-type="float" office:value="0.356387846487704">
            <text:p>0.356388</text:p>
          </table:table-cell>
          <table:table-cell table:formula="oooc:=(_K*([.J949]-2*[.I949]+[.H949])) + [.I949]" office:value-type="float" office:value="0.267290884865777">
            <text:p>0.267291</text:p>
          </table:table-cell>
          <table:table-cell table:formula="oooc:=(_K*([.K949]-2*[.J949]+[.I949])) + [.J949]" office:value-type="float" office:value="0.178193923243851">
            <text:p>0.178194</text:p>
          </table:table-cell>
          <table:table-cell table:formula="oooc:=(_K*(_b-2*[.K949]+[.J949])) + [.K94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50]-2*[.B950]+_a)) + [.B950]" office:value-type="float" office:value="0.890969616219301">
            <text:p>0.890970</text:p>
          </table:table-cell>
          <table:table-cell table:formula="oooc:=(_K*([.D950]-2*[.C950]+[.B950])) + [.C950]" office:value-type="float" office:value="0.801872654597363">
            <text:p>0.801873</text:p>
          </table:table-cell>
          <table:table-cell table:formula="oooc:=(_K*([.E950]-2*[.D950]+[.C950])) + [.D950]" office:value-type="float" office:value="0.712775692975428">
            <text:p>0.712776</text:p>
          </table:table-cell>
          <table:table-cell table:formula="oooc:=(_K*([.F950]-2*[.E950]+[.D950])) + [.E950]" office:value-type="float" office:value="0.623678731353494">
            <text:p>0.623679</text:p>
          </table:table-cell>
          <table:table-cell table:formula="oooc:=(_K*([.G950]-2*[.F950]+[.E950])) + [.F950]" office:value-type="float" office:value="0.534581769731563">
            <text:p>0.534582</text:p>
          </table:table-cell>
          <table:table-cell table:formula="oooc:=(_K*([.H950]-2*[.G950]+[.F950])) + [.G950]" office:value-type="float" office:value="0.445484808109633">
            <text:p>0.445485</text:p>
          </table:table-cell>
          <table:table-cell table:formula="oooc:=(_K*([.I950]-2*[.H950]+[.G950])) + [.H950]" office:value-type="float" office:value="0.356387846487704">
            <text:p>0.356388</text:p>
          </table:table-cell>
          <table:table-cell table:formula="oooc:=(_K*([.J950]-2*[.I950]+[.H950])) + [.I950]" office:value-type="float" office:value="0.267290884865777">
            <text:p>0.267291</text:p>
          </table:table-cell>
          <table:table-cell table:formula="oooc:=(_K*([.K950]-2*[.J950]+[.I950])) + [.J950]" office:value-type="float" office:value="0.178193923243851">
            <text:p>0.178194</text:p>
          </table:table-cell>
          <table:table-cell table:formula="oooc:=(_K*(_b-2*[.K950]+[.J950])) + [.K95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51]-2*[.B951]+_a)) + [.B951]" office:value-type="float" office:value="0.890969616219301">
            <text:p>0.890970</text:p>
          </table:table-cell>
          <table:table-cell table:formula="oooc:=(_K*([.D951]-2*[.C951]+[.B951])) + [.C951]" office:value-type="float" office:value="0.801872654597363">
            <text:p>0.801873</text:p>
          </table:table-cell>
          <table:table-cell table:formula="oooc:=(_K*([.E951]-2*[.D951]+[.C951])) + [.D951]" office:value-type="float" office:value="0.712775692975428">
            <text:p>0.712776</text:p>
          </table:table-cell>
          <table:table-cell table:formula="oooc:=(_K*([.F951]-2*[.E951]+[.D951])) + [.E951]" office:value-type="float" office:value="0.623678731353494">
            <text:p>0.623679</text:p>
          </table:table-cell>
          <table:table-cell table:formula="oooc:=(_K*([.G951]-2*[.F951]+[.E951])) + [.F951]" office:value-type="float" office:value="0.534581769731563">
            <text:p>0.534582</text:p>
          </table:table-cell>
          <table:table-cell table:formula="oooc:=(_K*([.H951]-2*[.G951]+[.F951])) + [.G951]" office:value-type="float" office:value="0.445484808109633">
            <text:p>0.445485</text:p>
          </table:table-cell>
          <table:table-cell table:formula="oooc:=(_K*([.I951]-2*[.H951]+[.G951])) + [.H951]" office:value-type="float" office:value="0.356387846487704">
            <text:p>0.356388</text:p>
          </table:table-cell>
          <table:table-cell table:formula="oooc:=(_K*([.J951]-2*[.I951]+[.H951])) + [.I951]" office:value-type="float" office:value="0.267290884865777">
            <text:p>0.267291</text:p>
          </table:table-cell>
          <table:table-cell table:formula="oooc:=(_K*([.K951]-2*[.J951]+[.I951])) + [.J951]" office:value-type="float" office:value="0.178193923243851">
            <text:p>0.178194</text:p>
          </table:table-cell>
          <table:table-cell table:formula="oooc:=(_K*(_b-2*[.K951]+[.J951])) + [.K95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52]-2*[.B952]+_a)) + [.B952]" office:value-type="float" office:value="0.890969616219301">
            <text:p>0.890970</text:p>
          </table:table-cell>
          <table:table-cell table:formula="oooc:=(_K*([.D952]-2*[.C952]+[.B952])) + [.C952]" office:value-type="float" office:value="0.801872654597363">
            <text:p>0.801873</text:p>
          </table:table-cell>
          <table:table-cell table:formula="oooc:=(_K*([.E952]-2*[.D952]+[.C952])) + [.D952]" office:value-type="float" office:value="0.712775692975428">
            <text:p>0.712776</text:p>
          </table:table-cell>
          <table:table-cell table:formula="oooc:=(_K*([.F952]-2*[.E952]+[.D952])) + [.E952]" office:value-type="float" office:value="0.623678731353494">
            <text:p>0.623679</text:p>
          </table:table-cell>
          <table:table-cell table:formula="oooc:=(_K*([.G952]-2*[.F952]+[.E952])) + [.F952]" office:value-type="float" office:value="0.534581769731563">
            <text:p>0.534582</text:p>
          </table:table-cell>
          <table:table-cell table:formula="oooc:=(_K*([.H952]-2*[.G952]+[.F952])) + [.G952]" office:value-type="float" office:value="0.445484808109633">
            <text:p>0.445485</text:p>
          </table:table-cell>
          <table:table-cell table:formula="oooc:=(_K*([.I952]-2*[.H952]+[.G952])) + [.H952]" office:value-type="float" office:value="0.356387846487704">
            <text:p>0.356388</text:p>
          </table:table-cell>
          <table:table-cell table:formula="oooc:=(_K*([.J952]-2*[.I952]+[.H952])) + [.I952]" office:value-type="float" office:value="0.267290884865777">
            <text:p>0.267291</text:p>
          </table:table-cell>
          <table:table-cell table:formula="oooc:=(_K*([.K952]-2*[.J952]+[.I952])) + [.J952]" office:value-type="float" office:value="0.178193923243851">
            <text:p>0.178194</text:p>
          </table:table-cell>
          <table:table-cell table:formula="oooc:=(_K*(_b-2*[.K952]+[.J952])) + [.K95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53]-2*[.B953]+_a)) + [.B953]" office:value-type="float" office:value="0.890969616219301">
            <text:p>0.890970</text:p>
          </table:table-cell>
          <table:table-cell table:formula="oooc:=(_K*([.D953]-2*[.C953]+[.B953])) + [.C953]" office:value-type="float" office:value="0.801872654597363">
            <text:p>0.801873</text:p>
          </table:table-cell>
          <table:table-cell table:formula="oooc:=(_K*([.E953]-2*[.D953]+[.C953])) + [.D953]" office:value-type="float" office:value="0.712775692975428">
            <text:p>0.712776</text:p>
          </table:table-cell>
          <table:table-cell table:formula="oooc:=(_K*([.F953]-2*[.E953]+[.D953])) + [.E953]" office:value-type="float" office:value="0.623678731353494">
            <text:p>0.623679</text:p>
          </table:table-cell>
          <table:table-cell table:formula="oooc:=(_K*([.G953]-2*[.F953]+[.E953])) + [.F953]" office:value-type="float" office:value="0.534581769731563">
            <text:p>0.534582</text:p>
          </table:table-cell>
          <table:table-cell table:formula="oooc:=(_K*([.H953]-2*[.G953]+[.F953])) + [.G953]" office:value-type="float" office:value="0.445484808109633">
            <text:p>0.445485</text:p>
          </table:table-cell>
          <table:table-cell table:formula="oooc:=(_K*([.I953]-2*[.H953]+[.G953])) + [.H953]" office:value-type="float" office:value="0.356387846487704">
            <text:p>0.356388</text:p>
          </table:table-cell>
          <table:table-cell table:formula="oooc:=(_K*([.J953]-2*[.I953]+[.H953])) + [.I953]" office:value-type="float" office:value="0.267290884865777">
            <text:p>0.267291</text:p>
          </table:table-cell>
          <table:table-cell table:formula="oooc:=(_K*([.K953]-2*[.J953]+[.I953])) + [.J953]" office:value-type="float" office:value="0.178193923243851">
            <text:p>0.178194</text:p>
          </table:table-cell>
          <table:table-cell table:formula="oooc:=(_K*(_b-2*[.K953]+[.J953])) + [.K95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54]-2*[.B954]+_a)) + [.B954]" office:value-type="float" office:value="0.890969616219301">
            <text:p>0.890970</text:p>
          </table:table-cell>
          <table:table-cell table:formula="oooc:=(_K*([.D954]-2*[.C954]+[.B954])) + [.C954]" office:value-type="float" office:value="0.801872654597363">
            <text:p>0.801873</text:p>
          </table:table-cell>
          <table:table-cell table:formula="oooc:=(_K*([.E954]-2*[.D954]+[.C954])) + [.D954]" office:value-type="float" office:value="0.712775692975428">
            <text:p>0.712776</text:p>
          </table:table-cell>
          <table:table-cell table:formula="oooc:=(_K*([.F954]-2*[.E954]+[.D954])) + [.E954]" office:value-type="float" office:value="0.623678731353494">
            <text:p>0.623679</text:p>
          </table:table-cell>
          <table:table-cell table:formula="oooc:=(_K*([.G954]-2*[.F954]+[.E954])) + [.F954]" office:value-type="float" office:value="0.534581769731563">
            <text:p>0.534582</text:p>
          </table:table-cell>
          <table:table-cell table:formula="oooc:=(_K*([.H954]-2*[.G954]+[.F954])) + [.G954]" office:value-type="float" office:value="0.445484808109633">
            <text:p>0.445485</text:p>
          </table:table-cell>
          <table:table-cell table:formula="oooc:=(_K*([.I954]-2*[.H954]+[.G954])) + [.H954]" office:value-type="float" office:value="0.356387846487704">
            <text:p>0.356388</text:p>
          </table:table-cell>
          <table:table-cell table:formula="oooc:=(_K*([.J954]-2*[.I954]+[.H954])) + [.I954]" office:value-type="float" office:value="0.267290884865777">
            <text:p>0.267291</text:p>
          </table:table-cell>
          <table:table-cell table:formula="oooc:=(_K*([.K954]-2*[.J954]+[.I954])) + [.J954]" office:value-type="float" office:value="0.178193923243851">
            <text:p>0.178194</text:p>
          </table:table-cell>
          <table:table-cell table:formula="oooc:=(_K*(_b-2*[.K954]+[.J954])) + [.K95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55]-2*[.B955]+_a)) + [.B955]" office:value-type="float" office:value="0.890969616219301">
            <text:p>0.890970</text:p>
          </table:table-cell>
          <table:table-cell table:formula="oooc:=(_K*([.D955]-2*[.C955]+[.B955])) + [.C955]" office:value-type="float" office:value="0.801872654597363">
            <text:p>0.801873</text:p>
          </table:table-cell>
          <table:table-cell table:formula="oooc:=(_K*([.E955]-2*[.D955]+[.C955])) + [.D955]" office:value-type="float" office:value="0.712775692975428">
            <text:p>0.712776</text:p>
          </table:table-cell>
          <table:table-cell table:formula="oooc:=(_K*([.F955]-2*[.E955]+[.D955])) + [.E955]" office:value-type="float" office:value="0.623678731353494">
            <text:p>0.623679</text:p>
          </table:table-cell>
          <table:table-cell table:formula="oooc:=(_K*([.G955]-2*[.F955]+[.E955])) + [.F955]" office:value-type="float" office:value="0.534581769731563">
            <text:p>0.534582</text:p>
          </table:table-cell>
          <table:table-cell table:formula="oooc:=(_K*([.H955]-2*[.G955]+[.F955])) + [.G955]" office:value-type="float" office:value="0.445484808109633">
            <text:p>0.445485</text:p>
          </table:table-cell>
          <table:table-cell table:formula="oooc:=(_K*([.I955]-2*[.H955]+[.G955])) + [.H955]" office:value-type="float" office:value="0.356387846487704">
            <text:p>0.356388</text:p>
          </table:table-cell>
          <table:table-cell table:formula="oooc:=(_K*([.J955]-2*[.I955]+[.H955])) + [.I955]" office:value-type="float" office:value="0.267290884865777">
            <text:p>0.267291</text:p>
          </table:table-cell>
          <table:table-cell table:formula="oooc:=(_K*([.K955]-2*[.J955]+[.I955])) + [.J955]" office:value-type="float" office:value="0.178193923243851">
            <text:p>0.178194</text:p>
          </table:table-cell>
          <table:table-cell table:formula="oooc:=(_K*(_b-2*[.K955]+[.J955])) + [.K95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56]-2*[.B956]+_a)) + [.B956]" office:value-type="float" office:value="0.890969616219301">
            <text:p>0.890970</text:p>
          </table:table-cell>
          <table:table-cell table:formula="oooc:=(_K*([.D956]-2*[.C956]+[.B956])) + [.C956]" office:value-type="float" office:value="0.801872654597363">
            <text:p>0.801873</text:p>
          </table:table-cell>
          <table:table-cell table:formula="oooc:=(_K*([.E956]-2*[.D956]+[.C956])) + [.D956]" office:value-type="float" office:value="0.712775692975428">
            <text:p>0.712776</text:p>
          </table:table-cell>
          <table:table-cell table:formula="oooc:=(_K*([.F956]-2*[.E956]+[.D956])) + [.E956]" office:value-type="float" office:value="0.623678731353494">
            <text:p>0.623679</text:p>
          </table:table-cell>
          <table:table-cell table:formula="oooc:=(_K*([.G956]-2*[.F956]+[.E956])) + [.F956]" office:value-type="float" office:value="0.534581769731563">
            <text:p>0.534582</text:p>
          </table:table-cell>
          <table:table-cell table:formula="oooc:=(_K*([.H956]-2*[.G956]+[.F956])) + [.G956]" office:value-type="float" office:value="0.445484808109633">
            <text:p>0.445485</text:p>
          </table:table-cell>
          <table:table-cell table:formula="oooc:=(_K*([.I956]-2*[.H956]+[.G956])) + [.H956]" office:value-type="float" office:value="0.356387846487704">
            <text:p>0.356388</text:p>
          </table:table-cell>
          <table:table-cell table:formula="oooc:=(_K*([.J956]-2*[.I956]+[.H956])) + [.I956]" office:value-type="float" office:value="0.267290884865777">
            <text:p>0.267291</text:p>
          </table:table-cell>
          <table:table-cell table:formula="oooc:=(_K*([.K956]-2*[.J956]+[.I956])) + [.J956]" office:value-type="float" office:value="0.178193923243851">
            <text:p>0.178194</text:p>
          </table:table-cell>
          <table:table-cell table:formula="oooc:=(_K*(_b-2*[.K956]+[.J956])) + [.K95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57]-2*[.B957]+_a)) + [.B957]" office:value-type="float" office:value="0.890969616219301">
            <text:p>0.890970</text:p>
          </table:table-cell>
          <table:table-cell table:formula="oooc:=(_K*([.D957]-2*[.C957]+[.B957])) + [.C957]" office:value-type="float" office:value="0.801872654597363">
            <text:p>0.801873</text:p>
          </table:table-cell>
          <table:table-cell table:formula="oooc:=(_K*([.E957]-2*[.D957]+[.C957])) + [.D957]" office:value-type="float" office:value="0.712775692975428">
            <text:p>0.712776</text:p>
          </table:table-cell>
          <table:table-cell table:formula="oooc:=(_K*([.F957]-2*[.E957]+[.D957])) + [.E957]" office:value-type="float" office:value="0.623678731353494">
            <text:p>0.623679</text:p>
          </table:table-cell>
          <table:table-cell table:formula="oooc:=(_K*([.G957]-2*[.F957]+[.E957])) + [.F957]" office:value-type="float" office:value="0.534581769731563">
            <text:p>0.534582</text:p>
          </table:table-cell>
          <table:table-cell table:formula="oooc:=(_K*([.H957]-2*[.G957]+[.F957])) + [.G957]" office:value-type="float" office:value="0.445484808109633">
            <text:p>0.445485</text:p>
          </table:table-cell>
          <table:table-cell table:formula="oooc:=(_K*([.I957]-2*[.H957]+[.G957])) + [.H957]" office:value-type="float" office:value="0.356387846487704">
            <text:p>0.356388</text:p>
          </table:table-cell>
          <table:table-cell table:formula="oooc:=(_K*([.J957]-2*[.I957]+[.H957])) + [.I957]" office:value-type="float" office:value="0.267290884865777">
            <text:p>0.267291</text:p>
          </table:table-cell>
          <table:table-cell table:formula="oooc:=(_K*([.K957]-2*[.J957]+[.I957])) + [.J957]" office:value-type="float" office:value="0.178193923243851">
            <text:p>0.178194</text:p>
          </table:table-cell>
          <table:table-cell table:formula="oooc:=(_K*(_b-2*[.K957]+[.J957])) + [.K95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58]-2*[.B958]+_a)) + [.B958]" office:value-type="float" office:value="0.890969616219301">
            <text:p>0.890970</text:p>
          </table:table-cell>
          <table:table-cell table:formula="oooc:=(_K*([.D958]-2*[.C958]+[.B958])) + [.C958]" office:value-type="float" office:value="0.801872654597363">
            <text:p>0.801873</text:p>
          </table:table-cell>
          <table:table-cell table:formula="oooc:=(_K*([.E958]-2*[.D958]+[.C958])) + [.D958]" office:value-type="float" office:value="0.712775692975428">
            <text:p>0.712776</text:p>
          </table:table-cell>
          <table:table-cell table:formula="oooc:=(_K*([.F958]-2*[.E958]+[.D958])) + [.E958]" office:value-type="float" office:value="0.623678731353494">
            <text:p>0.623679</text:p>
          </table:table-cell>
          <table:table-cell table:formula="oooc:=(_K*([.G958]-2*[.F958]+[.E958])) + [.F958]" office:value-type="float" office:value="0.534581769731563">
            <text:p>0.534582</text:p>
          </table:table-cell>
          <table:table-cell table:formula="oooc:=(_K*([.H958]-2*[.G958]+[.F958])) + [.G958]" office:value-type="float" office:value="0.445484808109633">
            <text:p>0.445485</text:p>
          </table:table-cell>
          <table:table-cell table:formula="oooc:=(_K*([.I958]-2*[.H958]+[.G958])) + [.H958]" office:value-type="float" office:value="0.356387846487704">
            <text:p>0.356388</text:p>
          </table:table-cell>
          <table:table-cell table:formula="oooc:=(_K*([.J958]-2*[.I958]+[.H958])) + [.I958]" office:value-type="float" office:value="0.267290884865777">
            <text:p>0.267291</text:p>
          </table:table-cell>
          <table:table-cell table:formula="oooc:=(_K*([.K958]-2*[.J958]+[.I958])) + [.J958]" office:value-type="float" office:value="0.178193923243851">
            <text:p>0.178194</text:p>
          </table:table-cell>
          <table:table-cell table:formula="oooc:=(_K*(_b-2*[.K958]+[.J958])) + [.K95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59]-2*[.B959]+_a)) + [.B959]" office:value-type="float" office:value="0.890969616219301">
            <text:p>0.890970</text:p>
          </table:table-cell>
          <table:table-cell table:formula="oooc:=(_K*([.D959]-2*[.C959]+[.B959])) + [.C959]" office:value-type="float" office:value="0.801872654597363">
            <text:p>0.801873</text:p>
          </table:table-cell>
          <table:table-cell table:formula="oooc:=(_K*([.E959]-2*[.D959]+[.C959])) + [.D959]" office:value-type="float" office:value="0.712775692975428">
            <text:p>0.712776</text:p>
          </table:table-cell>
          <table:table-cell table:formula="oooc:=(_K*([.F959]-2*[.E959]+[.D959])) + [.E959]" office:value-type="float" office:value="0.623678731353494">
            <text:p>0.623679</text:p>
          </table:table-cell>
          <table:table-cell table:formula="oooc:=(_K*([.G959]-2*[.F959]+[.E959])) + [.F959]" office:value-type="float" office:value="0.534581769731563">
            <text:p>0.534582</text:p>
          </table:table-cell>
          <table:table-cell table:formula="oooc:=(_K*([.H959]-2*[.G959]+[.F959])) + [.G959]" office:value-type="float" office:value="0.445484808109633">
            <text:p>0.445485</text:p>
          </table:table-cell>
          <table:table-cell table:formula="oooc:=(_K*([.I959]-2*[.H959]+[.G959])) + [.H959]" office:value-type="float" office:value="0.356387846487704">
            <text:p>0.356388</text:p>
          </table:table-cell>
          <table:table-cell table:formula="oooc:=(_K*([.J959]-2*[.I959]+[.H959])) + [.I959]" office:value-type="float" office:value="0.267290884865777">
            <text:p>0.267291</text:p>
          </table:table-cell>
          <table:table-cell table:formula="oooc:=(_K*([.K959]-2*[.J959]+[.I959])) + [.J959]" office:value-type="float" office:value="0.178193923243851">
            <text:p>0.178194</text:p>
          </table:table-cell>
          <table:table-cell table:formula="oooc:=(_K*(_b-2*[.K959]+[.J959])) + [.K95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60]-2*[.B960]+_a)) + [.B960]" office:value-type="float" office:value="0.890969616219301">
            <text:p>0.890970</text:p>
          </table:table-cell>
          <table:table-cell table:formula="oooc:=(_K*([.D960]-2*[.C960]+[.B960])) + [.C960]" office:value-type="float" office:value="0.801872654597363">
            <text:p>0.801873</text:p>
          </table:table-cell>
          <table:table-cell table:formula="oooc:=(_K*([.E960]-2*[.D960]+[.C960])) + [.D960]" office:value-type="float" office:value="0.712775692975428">
            <text:p>0.712776</text:p>
          </table:table-cell>
          <table:table-cell table:formula="oooc:=(_K*([.F960]-2*[.E960]+[.D960])) + [.E960]" office:value-type="float" office:value="0.623678731353494">
            <text:p>0.623679</text:p>
          </table:table-cell>
          <table:table-cell table:formula="oooc:=(_K*([.G960]-2*[.F960]+[.E960])) + [.F960]" office:value-type="float" office:value="0.534581769731563">
            <text:p>0.534582</text:p>
          </table:table-cell>
          <table:table-cell table:formula="oooc:=(_K*([.H960]-2*[.G960]+[.F960])) + [.G960]" office:value-type="float" office:value="0.445484808109633">
            <text:p>0.445485</text:p>
          </table:table-cell>
          <table:table-cell table:formula="oooc:=(_K*([.I960]-2*[.H960]+[.G960])) + [.H960]" office:value-type="float" office:value="0.356387846487704">
            <text:p>0.356388</text:p>
          </table:table-cell>
          <table:table-cell table:formula="oooc:=(_K*([.J960]-2*[.I960]+[.H960])) + [.I960]" office:value-type="float" office:value="0.267290884865777">
            <text:p>0.267291</text:p>
          </table:table-cell>
          <table:table-cell table:formula="oooc:=(_K*([.K960]-2*[.J960]+[.I960])) + [.J960]" office:value-type="float" office:value="0.178193923243851">
            <text:p>0.178194</text:p>
          </table:table-cell>
          <table:table-cell table:formula="oooc:=(_K*(_b-2*[.K960]+[.J960])) + [.K96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61]-2*[.B961]+_a)) + [.B961]" office:value-type="float" office:value="0.890969616219301">
            <text:p>0.890970</text:p>
          </table:table-cell>
          <table:table-cell table:formula="oooc:=(_K*([.D961]-2*[.C961]+[.B961])) + [.C961]" office:value-type="float" office:value="0.801872654597363">
            <text:p>0.801873</text:p>
          </table:table-cell>
          <table:table-cell table:formula="oooc:=(_K*([.E961]-2*[.D961]+[.C961])) + [.D961]" office:value-type="float" office:value="0.712775692975428">
            <text:p>0.712776</text:p>
          </table:table-cell>
          <table:table-cell table:formula="oooc:=(_K*([.F961]-2*[.E961]+[.D961])) + [.E961]" office:value-type="float" office:value="0.623678731353494">
            <text:p>0.623679</text:p>
          </table:table-cell>
          <table:table-cell table:formula="oooc:=(_K*([.G961]-2*[.F961]+[.E961])) + [.F961]" office:value-type="float" office:value="0.534581769731563">
            <text:p>0.534582</text:p>
          </table:table-cell>
          <table:table-cell table:formula="oooc:=(_K*([.H961]-2*[.G961]+[.F961])) + [.G961]" office:value-type="float" office:value="0.445484808109633">
            <text:p>0.445485</text:p>
          </table:table-cell>
          <table:table-cell table:formula="oooc:=(_K*([.I961]-2*[.H961]+[.G961])) + [.H961]" office:value-type="float" office:value="0.356387846487704">
            <text:p>0.356388</text:p>
          </table:table-cell>
          <table:table-cell table:formula="oooc:=(_K*([.J961]-2*[.I961]+[.H961])) + [.I961]" office:value-type="float" office:value="0.267290884865777">
            <text:p>0.267291</text:p>
          </table:table-cell>
          <table:table-cell table:formula="oooc:=(_K*([.K961]-2*[.J961]+[.I961])) + [.J961]" office:value-type="float" office:value="0.178193923243851">
            <text:p>0.178194</text:p>
          </table:table-cell>
          <table:table-cell table:formula="oooc:=(_K*(_b-2*[.K961]+[.J961])) + [.K96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62]-2*[.B962]+_a)) + [.B962]" office:value-type="float" office:value="0.890969616219301">
            <text:p>0.890970</text:p>
          </table:table-cell>
          <table:table-cell table:formula="oooc:=(_K*([.D962]-2*[.C962]+[.B962])) + [.C962]" office:value-type="float" office:value="0.801872654597363">
            <text:p>0.801873</text:p>
          </table:table-cell>
          <table:table-cell table:formula="oooc:=(_K*([.E962]-2*[.D962]+[.C962])) + [.D962]" office:value-type="float" office:value="0.712775692975428">
            <text:p>0.712776</text:p>
          </table:table-cell>
          <table:table-cell table:formula="oooc:=(_K*([.F962]-2*[.E962]+[.D962])) + [.E962]" office:value-type="float" office:value="0.623678731353494">
            <text:p>0.623679</text:p>
          </table:table-cell>
          <table:table-cell table:formula="oooc:=(_K*([.G962]-2*[.F962]+[.E962])) + [.F962]" office:value-type="float" office:value="0.534581769731563">
            <text:p>0.534582</text:p>
          </table:table-cell>
          <table:table-cell table:formula="oooc:=(_K*([.H962]-2*[.G962]+[.F962])) + [.G962]" office:value-type="float" office:value="0.445484808109633">
            <text:p>0.445485</text:p>
          </table:table-cell>
          <table:table-cell table:formula="oooc:=(_K*([.I962]-2*[.H962]+[.G962])) + [.H962]" office:value-type="float" office:value="0.356387846487704">
            <text:p>0.356388</text:p>
          </table:table-cell>
          <table:table-cell table:formula="oooc:=(_K*([.J962]-2*[.I962]+[.H962])) + [.I962]" office:value-type="float" office:value="0.267290884865777">
            <text:p>0.267291</text:p>
          </table:table-cell>
          <table:table-cell table:formula="oooc:=(_K*([.K962]-2*[.J962]+[.I962])) + [.J962]" office:value-type="float" office:value="0.178193923243851">
            <text:p>0.178194</text:p>
          </table:table-cell>
          <table:table-cell table:formula="oooc:=(_K*(_b-2*[.K962]+[.J962])) + [.K96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63]-2*[.B963]+_a)) + [.B963]" office:value-type="float" office:value="0.890969616219301">
            <text:p>0.890970</text:p>
          </table:table-cell>
          <table:table-cell table:formula="oooc:=(_K*([.D963]-2*[.C963]+[.B963])) + [.C963]" office:value-type="float" office:value="0.801872654597363">
            <text:p>0.801873</text:p>
          </table:table-cell>
          <table:table-cell table:formula="oooc:=(_K*([.E963]-2*[.D963]+[.C963])) + [.D963]" office:value-type="float" office:value="0.712775692975428">
            <text:p>0.712776</text:p>
          </table:table-cell>
          <table:table-cell table:formula="oooc:=(_K*([.F963]-2*[.E963]+[.D963])) + [.E963]" office:value-type="float" office:value="0.623678731353494">
            <text:p>0.623679</text:p>
          </table:table-cell>
          <table:table-cell table:formula="oooc:=(_K*([.G963]-2*[.F963]+[.E963])) + [.F963]" office:value-type="float" office:value="0.534581769731563">
            <text:p>0.534582</text:p>
          </table:table-cell>
          <table:table-cell table:formula="oooc:=(_K*([.H963]-2*[.G963]+[.F963])) + [.G963]" office:value-type="float" office:value="0.445484808109633">
            <text:p>0.445485</text:p>
          </table:table-cell>
          <table:table-cell table:formula="oooc:=(_K*([.I963]-2*[.H963]+[.G963])) + [.H963]" office:value-type="float" office:value="0.356387846487704">
            <text:p>0.356388</text:p>
          </table:table-cell>
          <table:table-cell table:formula="oooc:=(_K*([.J963]-2*[.I963]+[.H963])) + [.I963]" office:value-type="float" office:value="0.267290884865777">
            <text:p>0.267291</text:p>
          </table:table-cell>
          <table:table-cell table:formula="oooc:=(_K*([.K963]-2*[.J963]+[.I963])) + [.J963]" office:value-type="float" office:value="0.178193923243851">
            <text:p>0.178194</text:p>
          </table:table-cell>
          <table:table-cell table:formula="oooc:=(_K*(_b-2*[.K963]+[.J963])) + [.K96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64]-2*[.B964]+_a)) + [.B964]" office:value-type="float" office:value="0.890969616219301">
            <text:p>0.890970</text:p>
          </table:table-cell>
          <table:table-cell table:formula="oooc:=(_K*([.D964]-2*[.C964]+[.B964])) + [.C964]" office:value-type="float" office:value="0.801872654597363">
            <text:p>0.801873</text:p>
          </table:table-cell>
          <table:table-cell table:formula="oooc:=(_K*([.E964]-2*[.D964]+[.C964])) + [.D964]" office:value-type="float" office:value="0.712775692975428">
            <text:p>0.712776</text:p>
          </table:table-cell>
          <table:table-cell table:formula="oooc:=(_K*([.F964]-2*[.E964]+[.D964])) + [.E964]" office:value-type="float" office:value="0.623678731353494">
            <text:p>0.623679</text:p>
          </table:table-cell>
          <table:table-cell table:formula="oooc:=(_K*([.G964]-2*[.F964]+[.E964])) + [.F964]" office:value-type="float" office:value="0.534581769731563">
            <text:p>0.534582</text:p>
          </table:table-cell>
          <table:table-cell table:formula="oooc:=(_K*([.H964]-2*[.G964]+[.F964])) + [.G964]" office:value-type="float" office:value="0.445484808109633">
            <text:p>0.445485</text:p>
          </table:table-cell>
          <table:table-cell table:formula="oooc:=(_K*([.I964]-2*[.H964]+[.G964])) + [.H964]" office:value-type="float" office:value="0.356387846487704">
            <text:p>0.356388</text:p>
          </table:table-cell>
          <table:table-cell table:formula="oooc:=(_K*([.J964]-2*[.I964]+[.H964])) + [.I964]" office:value-type="float" office:value="0.267290884865777">
            <text:p>0.267291</text:p>
          </table:table-cell>
          <table:table-cell table:formula="oooc:=(_K*([.K964]-2*[.J964]+[.I964])) + [.J964]" office:value-type="float" office:value="0.178193923243851">
            <text:p>0.178194</text:p>
          </table:table-cell>
          <table:table-cell table:formula="oooc:=(_K*(_b-2*[.K964]+[.J964])) + [.K96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65]-2*[.B965]+_a)) + [.B965]" office:value-type="float" office:value="0.890969616219301">
            <text:p>0.890970</text:p>
          </table:table-cell>
          <table:table-cell table:formula="oooc:=(_K*([.D965]-2*[.C965]+[.B965])) + [.C965]" office:value-type="float" office:value="0.801872654597363">
            <text:p>0.801873</text:p>
          </table:table-cell>
          <table:table-cell table:formula="oooc:=(_K*([.E965]-2*[.D965]+[.C965])) + [.D965]" office:value-type="float" office:value="0.712775692975428">
            <text:p>0.712776</text:p>
          </table:table-cell>
          <table:table-cell table:formula="oooc:=(_K*([.F965]-2*[.E965]+[.D965])) + [.E965]" office:value-type="float" office:value="0.623678731353494">
            <text:p>0.623679</text:p>
          </table:table-cell>
          <table:table-cell table:formula="oooc:=(_K*([.G965]-2*[.F965]+[.E965])) + [.F965]" office:value-type="float" office:value="0.534581769731563">
            <text:p>0.534582</text:p>
          </table:table-cell>
          <table:table-cell table:formula="oooc:=(_K*([.H965]-2*[.G965]+[.F965])) + [.G965]" office:value-type="float" office:value="0.445484808109633">
            <text:p>0.445485</text:p>
          </table:table-cell>
          <table:table-cell table:formula="oooc:=(_K*([.I965]-2*[.H965]+[.G965])) + [.H965]" office:value-type="float" office:value="0.356387846487704">
            <text:p>0.356388</text:p>
          </table:table-cell>
          <table:table-cell table:formula="oooc:=(_K*([.J965]-2*[.I965]+[.H965])) + [.I965]" office:value-type="float" office:value="0.267290884865777">
            <text:p>0.267291</text:p>
          </table:table-cell>
          <table:table-cell table:formula="oooc:=(_K*([.K965]-2*[.J965]+[.I965])) + [.J965]" office:value-type="float" office:value="0.178193923243851">
            <text:p>0.178194</text:p>
          </table:table-cell>
          <table:table-cell table:formula="oooc:=(_K*(_b-2*[.K965]+[.J965])) + [.K96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66]-2*[.B966]+_a)) + [.B966]" office:value-type="float" office:value="0.890969616219301">
            <text:p>0.890970</text:p>
          </table:table-cell>
          <table:table-cell table:formula="oooc:=(_K*([.D966]-2*[.C966]+[.B966])) + [.C966]" office:value-type="float" office:value="0.801872654597363">
            <text:p>0.801873</text:p>
          </table:table-cell>
          <table:table-cell table:formula="oooc:=(_K*([.E966]-2*[.D966]+[.C966])) + [.D966]" office:value-type="float" office:value="0.712775692975428">
            <text:p>0.712776</text:p>
          </table:table-cell>
          <table:table-cell table:formula="oooc:=(_K*([.F966]-2*[.E966]+[.D966])) + [.E966]" office:value-type="float" office:value="0.623678731353494">
            <text:p>0.623679</text:p>
          </table:table-cell>
          <table:table-cell table:formula="oooc:=(_K*([.G966]-2*[.F966]+[.E966])) + [.F966]" office:value-type="float" office:value="0.534581769731563">
            <text:p>0.534582</text:p>
          </table:table-cell>
          <table:table-cell table:formula="oooc:=(_K*([.H966]-2*[.G966]+[.F966])) + [.G966]" office:value-type="float" office:value="0.445484808109633">
            <text:p>0.445485</text:p>
          </table:table-cell>
          <table:table-cell table:formula="oooc:=(_K*([.I966]-2*[.H966]+[.G966])) + [.H966]" office:value-type="float" office:value="0.356387846487704">
            <text:p>0.356388</text:p>
          </table:table-cell>
          <table:table-cell table:formula="oooc:=(_K*([.J966]-2*[.I966]+[.H966])) + [.I966]" office:value-type="float" office:value="0.267290884865777">
            <text:p>0.267291</text:p>
          </table:table-cell>
          <table:table-cell table:formula="oooc:=(_K*([.K966]-2*[.J966]+[.I966])) + [.J966]" office:value-type="float" office:value="0.178193923243851">
            <text:p>0.178194</text:p>
          </table:table-cell>
          <table:table-cell table:formula="oooc:=(_K*(_b-2*[.K966]+[.J966])) + [.K96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67]-2*[.B967]+_a)) + [.B967]" office:value-type="float" office:value="0.890969616219301">
            <text:p>0.890970</text:p>
          </table:table-cell>
          <table:table-cell table:formula="oooc:=(_K*([.D967]-2*[.C967]+[.B967])) + [.C967]" office:value-type="float" office:value="0.801872654597363">
            <text:p>0.801873</text:p>
          </table:table-cell>
          <table:table-cell table:formula="oooc:=(_K*([.E967]-2*[.D967]+[.C967])) + [.D967]" office:value-type="float" office:value="0.712775692975428">
            <text:p>0.712776</text:p>
          </table:table-cell>
          <table:table-cell table:formula="oooc:=(_K*([.F967]-2*[.E967]+[.D967])) + [.E967]" office:value-type="float" office:value="0.623678731353494">
            <text:p>0.623679</text:p>
          </table:table-cell>
          <table:table-cell table:formula="oooc:=(_K*([.G967]-2*[.F967]+[.E967])) + [.F967]" office:value-type="float" office:value="0.534581769731563">
            <text:p>0.534582</text:p>
          </table:table-cell>
          <table:table-cell table:formula="oooc:=(_K*([.H967]-2*[.G967]+[.F967])) + [.G967]" office:value-type="float" office:value="0.445484808109633">
            <text:p>0.445485</text:p>
          </table:table-cell>
          <table:table-cell table:formula="oooc:=(_K*([.I967]-2*[.H967]+[.G967])) + [.H967]" office:value-type="float" office:value="0.356387846487704">
            <text:p>0.356388</text:p>
          </table:table-cell>
          <table:table-cell table:formula="oooc:=(_K*([.J967]-2*[.I967]+[.H967])) + [.I967]" office:value-type="float" office:value="0.267290884865777">
            <text:p>0.267291</text:p>
          </table:table-cell>
          <table:table-cell table:formula="oooc:=(_K*([.K967]-2*[.J967]+[.I967])) + [.J967]" office:value-type="float" office:value="0.178193923243851">
            <text:p>0.178194</text:p>
          </table:table-cell>
          <table:table-cell table:formula="oooc:=(_K*(_b-2*[.K967]+[.J967])) + [.K96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68]-2*[.B968]+_a)) + [.B968]" office:value-type="float" office:value="0.890969616219301">
            <text:p>0.890970</text:p>
          </table:table-cell>
          <table:table-cell table:formula="oooc:=(_K*([.D968]-2*[.C968]+[.B968])) + [.C968]" office:value-type="float" office:value="0.801872654597363">
            <text:p>0.801873</text:p>
          </table:table-cell>
          <table:table-cell table:formula="oooc:=(_K*([.E968]-2*[.D968]+[.C968])) + [.D968]" office:value-type="float" office:value="0.712775692975428">
            <text:p>0.712776</text:p>
          </table:table-cell>
          <table:table-cell table:formula="oooc:=(_K*([.F968]-2*[.E968]+[.D968])) + [.E968]" office:value-type="float" office:value="0.623678731353494">
            <text:p>0.623679</text:p>
          </table:table-cell>
          <table:table-cell table:formula="oooc:=(_K*([.G968]-2*[.F968]+[.E968])) + [.F968]" office:value-type="float" office:value="0.534581769731563">
            <text:p>0.534582</text:p>
          </table:table-cell>
          <table:table-cell table:formula="oooc:=(_K*([.H968]-2*[.G968]+[.F968])) + [.G968]" office:value-type="float" office:value="0.445484808109633">
            <text:p>0.445485</text:p>
          </table:table-cell>
          <table:table-cell table:formula="oooc:=(_K*([.I968]-2*[.H968]+[.G968])) + [.H968]" office:value-type="float" office:value="0.356387846487704">
            <text:p>0.356388</text:p>
          </table:table-cell>
          <table:table-cell table:formula="oooc:=(_K*([.J968]-2*[.I968]+[.H968])) + [.I968]" office:value-type="float" office:value="0.267290884865777">
            <text:p>0.267291</text:p>
          </table:table-cell>
          <table:table-cell table:formula="oooc:=(_K*([.K968]-2*[.J968]+[.I968])) + [.J968]" office:value-type="float" office:value="0.178193923243851">
            <text:p>0.178194</text:p>
          </table:table-cell>
          <table:table-cell table:formula="oooc:=(_K*(_b-2*[.K968]+[.J968])) + [.K96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69]-2*[.B969]+_a)) + [.B969]" office:value-type="float" office:value="0.890969616219301">
            <text:p>0.890970</text:p>
          </table:table-cell>
          <table:table-cell table:formula="oooc:=(_K*([.D969]-2*[.C969]+[.B969])) + [.C969]" office:value-type="float" office:value="0.801872654597363">
            <text:p>0.801873</text:p>
          </table:table-cell>
          <table:table-cell table:formula="oooc:=(_K*([.E969]-2*[.D969]+[.C969])) + [.D969]" office:value-type="float" office:value="0.712775692975428">
            <text:p>0.712776</text:p>
          </table:table-cell>
          <table:table-cell table:formula="oooc:=(_K*([.F969]-2*[.E969]+[.D969])) + [.E969]" office:value-type="float" office:value="0.623678731353494">
            <text:p>0.623679</text:p>
          </table:table-cell>
          <table:table-cell table:formula="oooc:=(_K*([.G969]-2*[.F969]+[.E969])) + [.F969]" office:value-type="float" office:value="0.534581769731563">
            <text:p>0.534582</text:p>
          </table:table-cell>
          <table:table-cell table:formula="oooc:=(_K*([.H969]-2*[.G969]+[.F969])) + [.G969]" office:value-type="float" office:value="0.445484808109633">
            <text:p>0.445485</text:p>
          </table:table-cell>
          <table:table-cell table:formula="oooc:=(_K*([.I969]-2*[.H969]+[.G969])) + [.H969]" office:value-type="float" office:value="0.356387846487704">
            <text:p>0.356388</text:p>
          </table:table-cell>
          <table:table-cell table:formula="oooc:=(_K*([.J969]-2*[.I969]+[.H969])) + [.I969]" office:value-type="float" office:value="0.267290884865777">
            <text:p>0.267291</text:p>
          </table:table-cell>
          <table:table-cell table:formula="oooc:=(_K*([.K969]-2*[.J969]+[.I969])) + [.J969]" office:value-type="float" office:value="0.178193923243851">
            <text:p>0.178194</text:p>
          </table:table-cell>
          <table:table-cell table:formula="oooc:=(_K*(_b-2*[.K969]+[.J969])) + [.K96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70]-2*[.B970]+_a)) + [.B970]" office:value-type="float" office:value="0.890969616219301">
            <text:p>0.890970</text:p>
          </table:table-cell>
          <table:table-cell table:formula="oooc:=(_K*([.D970]-2*[.C970]+[.B970])) + [.C970]" office:value-type="float" office:value="0.801872654597363">
            <text:p>0.801873</text:p>
          </table:table-cell>
          <table:table-cell table:formula="oooc:=(_K*([.E970]-2*[.D970]+[.C970])) + [.D970]" office:value-type="float" office:value="0.712775692975428">
            <text:p>0.712776</text:p>
          </table:table-cell>
          <table:table-cell table:formula="oooc:=(_K*([.F970]-2*[.E970]+[.D970])) + [.E970]" office:value-type="float" office:value="0.623678731353494">
            <text:p>0.623679</text:p>
          </table:table-cell>
          <table:table-cell table:formula="oooc:=(_K*([.G970]-2*[.F970]+[.E970])) + [.F970]" office:value-type="float" office:value="0.534581769731563">
            <text:p>0.534582</text:p>
          </table:table-cell>
          <table:table-cell table:formula="oooc:=(_K*([.H970]-2*[.G970]+[.F970])) + [.G970]" office:value-type="float" office:value="0.445484808109633">
            <text:p>0.445485</text:p>
          </table:table-cell>
          <table:table-cell table:formula="oooc:=(_K*([.I970]-2*[.H970]+[.G970])) + [.H970]" office:value-type="float" office:value="0.356387846487704">
            <text:p>0.356388</text:p>
          </table:table-cell>
          <table:table-cell table:formula="oooc:=(_K*([.J970]-2*[.I970]+[.H970])) + [.I970]" office:value-type="float" office:value="0.267290884865777">
            <text:p>0.267291</text:p>
          </table:table-cell>
          <table:table-cell table:formula="oooc:=(_K*([.K970]-2*[.J970]+[.I970])) + [.J970]" office:value-type="float" office:value="0.178193923243851">
            <text:p>0.178194</text:p>
          </table:table-cell>
          <table:table-cell table:formula="oooc:=(_K*(_b-2*[.K970]+[.J970])) + [.K97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71]-2*[.B971]+_a)) + [.B971]" office:value-type="float" office:value="0.890969616219301">
            <text:p>0.890970</text:p>
          </table:table-cell>
          <table:table-cell table:formula="oooc:=(_K*([.D971]-2*[.C971]+[.B971])) + [.C971]" office:value-type="float" office:value="0.801872654597363">
            <text:p>0.801873</text:p>
          </table:table-cell>
          <table:table-cell table:formula="oooc:=(_K*([.E971]-2*[.D971]+[.C971])) + [.D971]" office:value-type="float" office:value="0.712775692975428">
            <text:p>0.712776</text:p>
          </table:table-cell>
          <table:table-cell table:formula="oooc:=(_K*([.F971]-2*[.E971]+[.D971])) + [.E971]" office:value-type="float" office:value="0.623678731353494">
            <text:p>0.623679</text:p>
          </table:table-cell>
          <table:table-cell table:formula="oooc:=(_K*([.G971]-2*[.F971]+[.E971])) + [.F971]" office:value-type="float" office:value="0.534581769731563">
            <text:p>0.534582</text:p>
          </table:table-cell>
          <table:table-cell table:formula="oooc:=(_K*([.H971]-2*[.G971]+[.F971])) + [.G971]" office:value-type="float" office:value="0.445484808109633">
            <text:p>0.445485</text:p>
          </table:table-cell>
          <table:table-cell table:formula="oooc:=(_K*([.I971]-2*[.H971]+[.G971])) + [.H971]" office:value-type="float" office:value="0.356387846487704">
            <text:p>0.356388</text:p>
          </table:table-cell>
          <table:table-cell table:formula="oooc:=(_K*([.J971]-2*[.I971]+[.H971])) + [.I971]" office:value-type="float" office:value="0.267290884865777">
            <text:p>0.267291</text:p>
          </table:table-cell>
          <table:table-cell table:formula="oooc:=(_K*([.K971]-2*[.J971]+[.I971])) + [.J971]" office:value-type="float" office:value="0.178193923243851">
            <text:p>0.178194</text:p>
          </table:table-cell>
          <table:table-cell table:formula="oooc:=(_K*(_b-2*[.K971]+[.J971])) + [.K97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72]-2*[.B972]+_a)) + [.B972]" office:value-type="float" office:value="0.890969616219301">
            <text:p>0.890970</text:p>
          </table:table-cell>
          <table:table-cell table:formula="oooc:=(_K*([.D972]-2*[.C972]+[.B972])) + [.C972]" office:value-type="float" office:value="0.801872654597363">
            <text:p>0.801873</text:p>
          </table:table-cell>
          <table:table-cell table:formula="oooc:=(_K*([.E972]-2*[.D972]+[.C972])) + [.D972]" office:value-type="float" office:value="0.712775692975428">
            <text:p>0.712776</text:p>
          </table:table-cell>
          <table:table-cell table:formula="oooc:=(_K*([.F972]-2*[.E972]+[.D972])) + [.E972]" office:value-type="float" office:value="0.623678731353494">
            <text:p>0.623679</text:p>
          </table:table-cell>
          <table:table-cell table:formula="oooc:=(_K*([.G972]-2*[.F972]+[.E972])) + [.F972]" office:value-type="float" office:value="0.534581769731563">
            <text:p>0.534582</text:p>
          </table:table-cell>
          <table:table-cell table:formula="oooc:=(_K*([.H972]-2*[.G972]+[.F972])) + [.G972]" office:value-type="float" office:value="0.445484808109633">
            <text:p>0.445485</text:p>
          </table:table-cell>
          <table:table-cell table:formula="oooc:=(_K*([.I972]-2*[.H972]+[.G972])) + [.H972]" office:value-type="float" office:value="0.356387846487704">
            <text:p>0.356388</text:p>
          </table:table-cell>
          <table:table-cell table:formula="oooc:=(_K*([.J972]-2*[.I972]+[.H972])) + [.I972]" office:value-type="float" office:value="0.267290884865777">
            <text:p>0.267291</text:p>
          </table:table-cell>
          <table:table-cell table:formula="oooc:=(_K*([.K972]-2*[.J972]+[.I972])) + [.J972]" office:value-type="float" office:value="0.178193923243851">
            <text:p>0.178194</text:p>
          </table:table-cell>
          <table:table-cell table:formula="oooc:=(_K*(_b-2*[.K972]+[.J972])) + [.K97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73]-2*[.B973]+_a)) + [.B973]" office:value-type="float" office:value="0.890969616219301">
            <text:p>0.890970</text:p>
          </table:table-cell>
          <table:table-cell table:formula="oooc:=(_K*([.D973]-2*[.C973]+[.B973])) + [.C973]" office:value-type="float" office:value="0.801872654597363">
            <text:p>0.801873</text:p>
          </table:table-cell>
          <table:table-cell table:formula="oooc:=(_K*([.E973]-2*[.D973]+[.C973])) + [.D973]" office:value-type="float" office:value="0.712775692975428">
            <text:p>0.712776</text:p>
          </table:table-cell>
          <table:table-cell table:formula="oooc:=(_K*([.F973]-2*[.E973]+[.D973])) + [.E973]" office:value-type="float" office:value="0.623678731353494">
            <text:p>0.623679</text:p>
          </table:table-cell>
          <table:table-cell table:formula="oooc:=(_K*([.G973]-2*[.F973]+[.E973])) + [.F973]" office:value-type="float" office:value="0.534581769731563">
            <text:p>0.534582</text:p>
          </table:table-cell>
          <table:table-cell table:formula="oooc:=(_K*([.H973]-2*[.G973]+[.F973])) + [.G973]" office:value-type="float" office:value="0.445484808109633">
            <text:p>0.445485</text:p>
          </table:table-cell>
          <table:table-cell table:formula="oooc:=(_K*([.I973]-2*[.H973]+[.G973])) + [.H973]" office:value-type="float" office:value="0.356387846487704">
            <text:p>0.356388</text:p>
          </table:table-cell>
          <table:table-cell table:formula="oooc:=(_K*([.J973]-2*[.I973]+[.H973])) + [.I973]" office:value-type="float" office:value="0.267290884865777">
            <text:p>0.267291</text:p>
          </table:table-cell>
          <table:table-cell table:formula="oooc:=(_K*([.K973]-2*[.J973]+[.I973])) + [.J973]" office:value-type="float" office:value="0.178193923243851">
            <text:p>0.178194</text:p>
          </table:table-cell>
          <table:table-cell table:formula="oooc:=(_K*(_b-2*[.K973]+[.J973])) + [.K97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74]-2*[.B974]+_a)) + [.B974]" office:value-type="float" office:value="0.890969616219301">
            <text:p>0.890970</text:p>
          </table:table-cell>
          <table:table-cell table:formula="oooc:=(_K*([.D974]-2*[.C974]+[.B974])) + [.C974]" office:value-type="float" office:value="0.801872654597363">
            <text:p>0.801873</text:p>
          </table:table-cell>
          <table:table-cell table:formula="oooc:=(_K*([.E974]-2*[.D974]+[.C974])) + [.D974]" office:value-type="float" office:value="0.712775692975428">
            <text:p>0.712776</text:p>
          </table:table-cell>
          <table:table-cell table:formula="oooc:=(_K*([.F974]-2*[.E974]+[.D974])) + [.E974]" office:value-type="float" office:value="0.623678731353494">
            <text:p>0.623679</text:p>
          </table:table-cell>
          <table:table-cell table:formula="oooc:=(_K*([.G974]-2*[.F974]+[.E974])) + [.F974]" office:value-type="float" office:value="0.534581769731563">
            <text:p>0.534582</text:p>
          </table:table-cell>
          <table:table-cell table:formula="oooc:=(_K*([.H974]-2*[.G974]+[.F974])) + [.G974]" office:value-type="float" office:value="0.445484808109633">
            <text:p>0.445485</text:p>
          </table:table-cell>
          <table:table-cell table:formula="oooc:=(_K*([.I974]-2*[.H974]+[.G974])) + [.H974]" office:value-type="float" office:value="0.356387846487704">
            <text:p>0.356388</text:p>
          </table:table-cell>
          <table:table-cell table:formula="oooc:=(_K*([.J974]-2*[.I974]+[.H974])) + [.I974]" office:value-type="float" office:value="0.267290884865777">
            <text:p>0.267291</text:p>
          </table:table-cell>
          <table:table-cell table:formula="oooc:=(_K*([.K974]-2*[.J974]+[.I974])) + [.J974]" office:value-type="float" office:value="0.178193923243851">
            <text:p>0.178194</text:p>
          </table:table-cell>
          <table:table-cell table:formula="oooc:=(_K*(_b-2*[.K974]+[.J974])) + [.K97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75]-2*[.B975]+_a)) + [.B975]" office:value-type="float" office:value="0.890969616219301">
            <text:p>0.890970</text:p>
          </table:table-cell>
          <table:table-cell table:formula="oooc:=(_K*([.D975]-2*[.C975]+[.B975])) + [.C975]" office:value-type="float" office:value="0.801872654597363">
            <text:p>0.801873</text:p>
          </table:table-cell>
          <table:table-cell table:formula="oooc:=(_K*([.E975]-2*[.D975]+[.C975])) + [.D975]" office:value-type="float" office:value="0.712775692975428">
            <text:p>0.712776</text:p>
          </table:table-cell>
          <table:table-cell table:formula="oooc:=(_K*([.F975]-2*[.E975]+[.D975])) + [.E975]" office:value-type="float" office:value="0.623678731353494">
            <text:p>0.623679</text:p>
          </table:table-cell>
          <table:table-cell table:formula="oooc:=(_K*([.G975]-2*[.F975]+[.E975])) + [.F975]" office:value-type="float" office:value="0.534581769731563">
            <text:p>0.534582</text:p>
          </table:table-cell>
          <table:table-cell table:formula="oooc:=(_K*([.H975]-2*[.G975]+[.F975])) + [.G975]" office:value-type="float" office:value="0.445484808109633">
            <text:p>0.445485</text:p>
          </table:table-cell>
          <table:table-cell table:formula="oooc:=(_K*([.I975]-2*[.H975]+[.G975])) + [.H975]" office:value-type="float" office:value="0.356387846487704">
            <text:p>0.356388</text:p>
          </table:table-cell>
          <table:table-cell table:formula="oooc:=(_K*([.J975]-2*[.I975]+[.H975])) + [.I975]" office:value-type="float" office:value="0.267290884865777">
            <text:p>0.267291</text:p>
          </table:table-cell>
          <table:table-cell table:formula="oooc:=(_K*([.K975]-2*[.J975]+[.I975])) + [.J975]" office:value-type="float" office:value="0.178193923243851">
            <text:p>0.178194</text:p>
          </table:table-cell>
          <table:table-cell table:formula="oooc:=(_K*(_b-2*[.K975]+[.J975])) + [.K97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76]-2*[.B976]+_a)) + [.B976]" office:value-type="float" office:value="0.890969616219301">
            <text:p>0.890970</text:p>
          </table:table-cell>
          <table:table-cell table:formula="oooc:=(_K*([.D976]-2*[.C976]+[.B976])) + [.C976]" office:value-type="float" office:value="0.801872654597363">
            <text:p>0.801873</text:p>
          </table:table-cell>
          <table:table-cell table:formula="oooc:=(_K*([.E976]-2*[.D976]+[.C976])) + [.D976]" office:value-type="float" office:value="0.712775692975428">
            <text:p>0.712776</text:p>
          </table:table-cell>
          <table:table-cell table:formula="oooc:=(_K*([.F976]-2*[.E976]+[.D976])) + [.E976]" office:value-type="float" office:value="0.623678731353494">
            <text:p>0.623679</text:p>
          </table:table-cell>
          <table:table-cell table:formula="oooc:=(_K*([.G976]-2*[.F976]+[.E976])) + [.F976]" office:value-type="float" office:value="0.534581769731563">
            <text:p>0.534582</text:p>
          </table:table-cell>
          <table:table-cell table:formula="oooc:=(_K*([.H976]-2*[.G976]+[.F976])) + [.G976]" office:value-type="float" office:value="0.445484808109633">
            <text:p>0.445485</text:p>
          </table:table-cell>
          <table:table-cell table:formula="oooc:=(_K*([.I976]-2*[.H976]+[.G976])) + [.H976]" office:value-type="float" office:value="0.356387846487704">
            <text:p>0.356388</text:p>
          </table:table-cell>
          <table:table-cell table:formula="oooc:=(_K*([.J976]-2*[.I976]+[.H976])) + [.I976]" office:value-type="float" office:value="0.267290884865777">
            <text:p>0.267291</text:p>
          </table:table-cell>
          <table:table-cell table:formula="oooc:=(_K*([.K976]-2*[.J976]+[.I976])) + [.J976]" office:value-type="float" office:value="0.178193923243851">
            <text:p>0.178194</text:p>
          </table:table-cell>
          <table:table-cell table:formula="oooc:=(_K*(_b-2*[.K976]+[.J976])) + [.K97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77]-2*[.B977]+_a)) + [.B977]" office:value-type="float" office:value="0.890969616219301">
            <text:p>0.890970</text:p>
          </table:table-cell>
          <table:table-cell table:formula="oooc:=(_K*([.D977]-2*[.C977]+[.B977])) + [.C977]" office:value-type="float" office:value="0.801872654597363">
            <text:p>0.801873</text:p>
          </table:table-cell>
          <table:table-cell table:formula="oooc:=(_K*([.E977]-2*[.D977]+[.C977])) + [.D977]" office:value-type="float" office:value="0.712775692975428">
            <text:p>0.712776</text:p>
          </table:table-cell>
          <table:table-cell table:formula="oooc:=(_K*([.F977]-2*[.E977]+[.D977])) + [.E977]" office:value-type="float" office:value="0.623678731353494">
            <text:p>0.623679</text:p>
          </table:table-cell>
          <table:table-cell table:formula="oooc:=(_K*([.G977]-2*[.F977]+[.E977])) + [.F977]" office:value-type="float" office:value="0.534581769731563">
            <text:p>0.534582</text:p>
          </table:table-cell>
          <table:table-cell table:formula="oooc:=(_K*([.H977]-2*[.G977]+[.F977])) + [.G977]" office:value-type="float" office:value="0.445484808109633">
            <text:p>0.445485</text:p>
          </table:table-cell>
          <table:table-cell table:formula="oooc:=(_K*([.I977]-2*[.H977]+[.G977])) + [.H977]" office:value-type="float" office:value="0.356387846487704">
            <text:p>0.356388</text:p>
          </table:table-cell>
          <table:table-cell table:formula="oooc:=(_K*([.J977]-2*[.I977]+[.H977])) + [.I977]" office:value-type="float" office:value="0.267290884865777">
            <text:p>0.267291</text:p>
          </table:table-cell>
          <table:table-cell table:formula="oooc:=(_K*([.K977]-2*[.J977]+[.I977])) + [.J977]" office:value-type="float" office:value="0.178193923243851">
            <text:p>0.178194</text:p>
          </table:table-cell>
          <table:table-cell table:formula="oooc:=(_K*(_b-2*[.K977]+[.J977])) + [.K97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78]-2*[.B978]+_a)) + [.B978]" office:value-type="float" office:value="0.890969616219301">
            <text:p>0.890970</text:p>
          </table:table-cell>
          <table:table-cell table:formula="oooc:=(_K*([.D978]-2*[.C978]+[.B978])) + [.C978]" office:value-type="float" office:value="0.801872654597363">
            <text:p>0.801873</text:p>
          </table:table-cell>
          <table:table-cell table:formula="oooc:=(_K*([.E978]-2*[.D978]+[.C978])) + [.D978]" office:value-type="float" office:value="0.712775692975428">
            <text:p>0.712776</text:p>
          </table:table-cell>
          <table:table-cell table:formula="oooc:=(_K*([.F978]-2*[.E978]+[.D978])) + [.E978]" office:value-type="float" office:value="0.623678731353494">
            <text:p>0.623679</text:p>
          </table:table-cell>
          <table:table-cell table:formula="oooc:=(_K*([.G978]-2*[.F978]+[.E978])) + [.F978]" office:value-type="float" office:value="0.534581769731563">
            <text:p>0.534582</text:p>
          </table:table-cell>
          <table:table-cell table:formula="oooc:=(_K*([.H978]-2*[.G978]+[.F978])) + [.G978]" office:value-type="float" office:value="0.445484808109633">
            <text:p>0.445485</text:p>
          </table:table-cell>
          <table:table-cell table:formula="oooc:=(_K*([.I978]-2*[.H978]+[.G978])) + [.H978]" office:value-type="float" office:value="0.356387846487704">
            <text:p>0.356388</text:p>
          </table:table-cell>
          <table:table-cell table:formula="oooc:=(_K*([.J978]-2*[.I978]+[.H978])) + [.I978]" office:value-type="float" office:value="0.267290884865777">
            <text:p>0.267291</text:p>
          </table:table-cell>
          <table:table-cell table:formula="oooc:=(_K*([.K978]-2*[.J978]+[.I978])) + [.J978]" office:value-type="float" office:value="0.178193923243851">
            <text:p>0.178194</text:p>
          </table:table-cell>
          <table:table-cell table:formula="oooc:=(_K*(_b-2*[.K978]+[.J978])) + [.K97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79]-2*[.B979]+_a)) + [.B979]" office:value-type="float" office:value="0.890969616219301">
            <text:p>0.890970</text:p>
          </table:table-cell>
          <table:table-cell table:formula="oooc:=(_K*([.D979]-2*[.C979]+[.B979])) + [.C979]" office:value-type="float" office:value="0.801872654597363">
            <text:p>0.801873</text:p>
          </table:table-cell>
          <table:table-cell table:formula="oooc:=(_K*([.E979]-2*[.D979]+[.C979])) + [.D979]" office:value-type="float" office:value="0.712775692975428">
            <text:p>0.712776</text:p>
          </table:table-cell>
          <table:table-cell table:formula="oooc:=(_K*([.F979]-2*[.E979]+[.D979])) + [.E979]" office:value-type="float" office:value="0.623678731353494">
            <text:p>0.623679</text:p>
          </table:table-cell>
          <table:table-cell table:formula="oooc:=(_K*([.G979]-2*[.F979]+[.E979])) + [.F979]" office:value-type="float" office:value="0.534581769731563">
            <text:p>0.534582</text:p>
          </table:table-cell>
          <table:table-cell table:formula="oooc:=(_K*([.H979]-2*[.G979]+[.F979])) + [.G979]" office:value-type="float" office:value="0.445484808109633">
            <text:p>0.445485</text:p>
          </table:table-cell>
          <table:table-cell table:formula="oooc:=(_K*([.I979]-2*[.H979]+[.G979])) + [.H979]" office:value-type="float" office:value="0.356387846487704">
            <text:p>0.356388</text:p>
          </table:table-cell>
          <table:table-cell table:formula="oooc:=(_K*([.J979]-2*[.I979]+[.H979])) + [.I979]" office:value-type="float" office:value="0.267290884865777">
            <text:p>0.267291</text:p>
          </table:table-cell>
          <table:table-cell table:formula="oooc:=(_K*([.K979]-2*[.J979]+[.I979])) + [.J979]" office:value-type="float" office:value="0.178193923243851">
            <text:p>0.178194</text:p>
          </table:table-cell>
          <table:table-cell table:formula="oooc:=(_K*(_b-2*[.K979]+[.J979])) + [.K97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80]-2*[.B980]+_a)) + [.B980]" office:value-type="float" office:value="0.890969616219301">
            <text:p>0.890970</text:p>
          </table:table-cell>
          <table:table-cell table:formula="oooc:=(_K*([.D980]-2*[.C980]+[.B980])) + [.C980]" office:value-type="float" office:value="0.801872654597363">
            <text:p>0.801873</text:p>
          </table:table-cell>
          <table:table-cell table:formula="oooc:=(_K*([.E980]-2*[.D980]+[.C980])) + [.D980]" office:value-type="float" office:value="0.712775692975428">
            <text:p>0.712776</text:p>
          </table:table-cell>
          <table:table-cell table:formula="oooc:=(_K*([.F980]-2*[.E980]+[.D980])) + [.E980]" office:value-type="float" office:value="0.623678731353494">
            <text:p>0.623679</text:p>
          </table:table-cell>
          <table:table-cell table:formula="oooc:=(_K*([.G980]-2*[.F980]+[.E980])) + [.F980]" office:value-type="float" office:value="0.534581769731563">
            <text:p>0.534582</text:p>
          </table:table-cell>
          <table:table-cell table:formula="oooc:=(_K*([.H980]-2*[.G980]+[.F980])) + [.G980]" office:value-type="float" office:value="0.445484808109633">
            <text:p>0.445485</text:p>
          </table:table-cell>
          <table:table-cell table:formula="oooc:=(_K*([.I980]-2*[.H980]+[.G980])) + [.H980]" office:value-type="float" office:value="0.356387846487704">
            <text:p>0.356388</text:p>
          </table:table-cell>
          <table:table-cell table:formula="oooc:=(_K*([.J980]-2*[.I980]+[.H980])) + [.I980]" office:value-type="float" office:value="0.267290884865777">
            <text:p>0.267291</text:p>
          </table:table-cell>
          <table:table-cell table:formula="oooc:=(_K*([.K980]-2*[.J980]+[.I980])) + [.J980]" office:value-type="float" office:value="0.178193923243851">
            <text:p>0.178194</text:p>
          </table:table-cell>
          <table:table-cell table:formula="oooc:=(_K*(_b-2*[.K980]+[.J980])) + [.K98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81]-2*[.B981]+_a)) + [.B981]" office:value-type="float" office:value="0.890969616219301">
            <text:p>0.890970</text:p>
          </table:table-cell>
          <table:table-cell table:formula="oooc:=(_K*([.D981]-2*[.C981]+[.B981])) + [.C981]" office:value-type="float" office:value="0.801872654597363">
            <text:p>0.801873</text:p>
          </table:table-cell>
          <table:table-cell table:formula="oooc:=(_K*([.E981]-2*[.D981]+[.C981])) + [.D981]" office:value-type="float" office:value="0.712775692975428">
            <text:p>0.712776</text:p>
          </table:table-cell>
          <table:table-cell table:formula="oooc:=(_K*([.F981]-2*[.E981]+[.D981])) + [.E981]" office:value-type="float" office:value="0.623678731353494">
            <text:p>0.623679</text:p>
          </table:table-cell>
          <table:table-cell table:formula="oooc:=(_K*([.G981]-2*[.F981]+[.E981])) + [.F981]" office:value-type="float" office:value="0.534581769731563">
            <text:p>0.534582</text:p>
          </table:table-cell>
          <table:table-cell table:formula="oooc:=(_K*([.H981]-2*[.G981]+[.F981])) + [.G981]" office:value-type="float" office:value="0.445484808109633">
            <text:p>0.445485</text:p>
          </table:table-cell>
          <table:table-cell table:formula="oooc:=(_K*([.I981]-2*[.H981]+[.G981])) + [.H981]" office:value-type="float" office:value="0.356387846487704">
            <text:p>0.356388</text:p>
          </table:table-cell>
          <table:table-cell table:formula="oooc:=(_K*([.J981]-2*[.I981]+[.H981])) + [.I981]" office:value-type="float" office:value="0.267290884865777">
            <text:p>0.267291</text:p>
          </table:table-cell>
          <table:table-cell table:formula="oooc:=(_K*([.K981]-2*[.J981]+[.I981])) + [.J981]" office:value-type="float" office:value="0.178193923243851">
            <text:p>0.178194</text:p>
          </table:table-cell>
          <table:table-cell table:formula="oooc:=(_K*(_b-2*[.K981]+[.J981])) + [.K98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82]-2*[.B982]+_a)) + [.B982]" office:value-type="float" office:value="0.890969616219301">
            <text:p>0.890970</text:p>
          </table:table-cell>
          <table:table-cell table:formula="oooc:=(_K*([.D982]-2*[.C982]+[.B982])) + [.C982]" office:value-type="float" office:value="0.801872654597363">
            <text:p>0.801873</text:p>
          </table:table-cell>
          <table:table-cell table:formula="oooc:=(_K*([.E982]-2*[.D982]+[.C982])) + [.D982]" office:value-type="float" office:value="0.712775692975428">
            <text:p>0.712776</text:p>
          </table:table-cell>
          <table:table-cell table:formula="oooc:=(_K*([.F982]-2*[.E982]+[.D982])) + [.E982]" office:value-type="float" office:value="0.623678731353494">
            <text:p>0.623679</text:p>
          </table:table-cell>
          <table:table-cell table:formula="oooc:=(_K*([.G982]-2*[.F982]+[.E982])) + [.F982]" office:value-type="float" office:value="0.534581769731563">
            <text:p>0.534582</text:p>
          </table:table-cell>
          <table:table-cell table:formula="oooc:=(_K*([.H982]-2*[.G982]+[.F982])) + [.G982]" office:value-type="float" office:value="0.445484808109633">
            <text:p>0.445485</text:p>
          </table:table-cell>
          <table:table-cell table:formula="oooc:=(_K*([.I982]-2*[.H982]+[.G982])) + [.H982]" office:value-type="float" office:value="0.356387846487704">
            <text:p>0.356388</text:p>
          </table:table-cell>
          <table:table-cell table:formula="oooc:=(_K*([.J982]-2*[.I982]+[.H982])) + [.I982]" office:value-type="float" office:value="0.267290884865777">
            <text:p>0.267291</text:p>
          </table:table-cell>
          <table:table-cell table:formula="oooc:=(_K*([.K982]-2*[.J982]+[.I982])) + [.J982]" office:value-type="float" office:value="0.178193923243851">
            <text:p>0.178194</text:p>
          </table:table-cell>
          <table:table-cell table:formula="oooc:=(_K*(_b-2*[.K982]+[.J982])) + [.K98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83]-2*[.B983]+_a)) + [.B983]" office:value-type="float" office:value="0.890969616219301">
            <text:p>0.890970</text:p>
          </table:table-cell>
          <table:table-cell table:formula="oooc:=(_K*([.D983]-2*[.C983]+[.B983])) + [.C983]" office:value-type="float" office:value="0.801872654597363">
            <text:p>0.801873</text:p>
          </table:table-cell>
          <table:table-cell table:formula="oooc:=(_K*([.E983]-2*[.D983]+[.C983])) + [.D983]" office:value-type="float" office:value="0.712775692975428">
            <text:p>0.712776</text:p>
          </table:table-cell>
          <table:table-cell table:formula="oooc:=(_K*([.F983]-2*[.E983]+[.D983])) + [.E983]" office:value-type="float" office:value="0.623678731353494">
            <text:p>0.623679</text:p>
          </table:table-cell>
          <table:table-cell table:formula="oooc:=(_K*([.G983]-2*[.F983]+[.E983])) + [.F983]" office:value-type="float" office:value="0.534581769731563">
            <text:p>0.534582</text:p>
          </table:table-cell>
          <table:table-cell table:formula="oooc:=(_K*([.H983]-2*[.G983]+[.F983])) + [.G983]" office:value-type="float" office:value="0.445484808109633">
            <text:p>0.445485</text:p>
          </table:table-cell>
          <table:table-cell table:formula="oooc:=(_K*([.I983]-2*[.H983]+[.G983])) + [.H983]" office:value-type="float" office:value="0.356387846487704">
            <text:p>0.356388</text:p>
          </table:table-cell>
          <table:table-cell table:formula="oooc:=(_K*([.J983]-2*[.I983]+[.H983])) + [.I983]" office:value-type="float" office:value="0.267290884865777">
            <text:p>0.267291</text:p>
          </table:table-cell>
          <table:table-cell table:formula="oooc:=(_K*([.K983]-2*[.J983]+[.I983])) + [.J983]" office:value-type="float" office:value="0.178193923243851">
            <text:p>0.178194</text:p>
          </table:table-cell>
          <table:table-cell table:formula="oooc:=(_K*(_b-2*[.K983]+[.J983])) + [.K98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84]-2*[.B984]+_a)) + [.B984]" office:value-type="float" office:value="0.890969616219301">
            <text:p>0.890970</text:p>
          </table:table-cell>
          <table:table-cell table:formula="oooc:=(_K*([.D984]-2*[.C984]+[.B984])) + [.C984]" office:value-type="float" office:value="0.801872654597363">
            <text:p>0.801873</text:p>
          </table:table-cell>
          <table:table-cell table:formula="oooc:=(_K*([.E984]-2*[.D984]+[.C984])) + [.D984]" office:value-type="float" office:value="0.712775692975428">
            <text:p>0.712776</text:p>
          </table:table-cell>
          <table:table-cell table:formula="oooc:=(_K*([.F984]-2*[.E984]+[.D984])) + [.E984]" office:value-type="float" office:value="0.623678731353494">
            <text:p>0.623679</text:p>
          </table:table-cell>
          <table:table-cell table:formula="oooc:=(_K*([.G984]-2*[.F984]+[.E984])) + [.F984]" office:value-type="float" office:value="0.534581769731563">
            <text:p>0.534582</text:p>
          </table:table-cell>
          <table:table-cell table:formula="oooc:=(_K*([.H984]-2*[.G984]+[.F984])) + [.G984]" office:value-type="float" office:value="0.445484808109633">
            <text:p>0.445485</text:p>
          </table:table-cell>
          <table:table-cell table:formula="oooc:=(_K*([.I984]-2*[.H984]+[.G984])) + [.H984]" office:value-type="float" office:value="0.356387846487704">
            <text:p>0.356388</text:p>
          </table:table-cell>
          <table:table-cell table:formula="oooc:=(_K*([.J984]-2*[.I984]+[.H984])) + [.I984]" office:value-type="float" office:value="0.267290884865777">
            <text:p>0.267291</text:p>
          </table:table-cell>
          <table:table-cell table:formula="oooc:=(_K*([.K984]-2*[.J984]+[.I984])) + [.J984]" office:value-type="float" office:value="0.178193923243851">
            <text:p>0.178194</text:p>
          </table:table-cell>
          <table:table-cell table:formula="oooc:=(_K*(_b-2*[.K984]+[.J984])) + [.K98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85]-2*[.B985]+_a)) + [.B985]" office:value-type="float" office:value="0.890969616219301">
            <text:p>0.890970</text:p>
          </table:table-cell>
          <table:table-cell table:formula="oooc:=(_K*([.D985]-2*[.C985]+[.B985])) + [.C985]" office:value-type="float" office:value="0.801872654597363">
            <text:p>0.801873</text:p>
          </table:table-cell>
          <table:table-cell table:formula="oooc:=(_K*([.E985]-2*[.D985]+[.C985])) + [.D985]" office:value-type="float" office:value="0.712775692975428">
            <text:p>0.712776</text:p>
          </table:table-cell>
          <table:table-cell table:formula="oooc:=(_K*([.F985]-2*[.E985]+[.D985])) + [.E985]" office:value-type="float" office:value="0.623678731353494">
            <text:p>0.623679</text:p>
          </table:table-cell>
          <table:table-cell table:formula="oooc:=(_K*([.G985]-2*[.F985]+[.E985])) + [.F985]" office:value-type="float" office:value="0.534581769731563">
            <text:p>0.534582</text:p>
          </table:table-cell>
          <table:table-cell table:formula="oooc:=(_K*([.H985]-2*[.G985]+[.F985])) + [.G985]" office:value-type="float" office:value="0.445484808109633">
            <text:p>0.445485</text:p>
          </table:table-cell>
          <table:table-cell table:formula="oooc:=(_K*([.I985]-2*[.H985]+[.G985])) + [.H985]" office:value-type="float" office:value="0.356387846487704">
            <text:p>0.356388</text:p>
          </table:table-cell>
          <table:table-cell table:formula="oooc:=(_K*([.J985]-2*[.I985]+[.H985])) + [.I985]" office:value-type="float" office:value="0.267290884865777">
            <text:p>0.267291</text:p>
          </table:table-cell>
          <table:table-cell table:formula="oooc:=(_K*([.K985]-2*[.J985]+[.I985])) + [.J985]" office:value-type="float" office:value="0.178193923243851">
            <text:p>0.178194</text:p>
          </table:table-cell>
          <table:table-cell table:formula="oooc:=(_K*(_b-2*[.K985]+[.J985])) + [.K98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86]-2*[.B986]+_a)) + [.B986]" office:value-type="float" office:value="0.890969616219301">
            <text:p>0.890970</text:p>
          </table:table-cell>
          <table:table-cell table:formula="oooc:=(_K*([.D986]-2*[.C986]+[.B986])) + [.C986]" office:value-type="float" office:value="0.801872654597363">
            <text:p>0.801873</text:p>
          </table:table-cell>
          <table:table-cell table:formula="oooc:=(_K*([.E986]-2*[.D986]+[.C986])) + [.D986]" office:value-type="float" office:value="0.712775692975428">
            <text:p>0.712776</text:p>
          </table:table-cell>
          <table:table-cell table:formula="oooc:=(_K*([.F986]-2*[.E986]+[.D986])) + [.E986]" office:value-type="float" office:value="0.623678731353494">
            <text:p>0.623679</text:p>
          </table:table-cell>
          <table:table-cell table:formula="oooc:=(_K*([.G986]-2*[.F986]+[.E986])) + [.F986]" office:value-type="float" office:value="0.534581769731563">
            <text:p>0.534582</text:p>
          </table:table-cell>
          <table:table-cell table:formula="oooc:=(_K*([.H986]-2*[.G986]+[.F986])) + [.G986]" office:value-type="float" office:value="0.445484808109633">
            <text:p>0.445485</text:p>
          </table:table-cell>
          <table:table-cell table:formula="oooc:=(_K*([.I986]-2*[.H986]+[.G986])) + [.H986]" office:value-type="float" office:value="0.356387846487704">
            <text:p>0.356388</text:p>
          </table:table-cell>
          <table:table-cell table:formula="oooc:=(_K*([.J986]-2*[.I986]+[.H986])) + [.I986]" office:value-type="float" office:value="0.267290884865777">
            <text:p>0.267291</text:p>
          </table:table-cell>
          <table:table-cell table:formula="oooc:=(_K*([.K986]-2*[.J986]+[.I986])) + [.J986]" office:value-type="float" office:value="0.178193923243851">
            <text:p>0.178194</text:p>
          </table:table-cell>
          <table:table-cell table:formula="oooc:=(_K*(_b-2*[.K986]+[.J986])) + [.K98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87]-2*[.B987]+_a)) + [.B987]" office:value-type="float" office:value="0.890969616219301">
            <text:p>0.890970</text:p>
          </table:table-cell>
          <table:table-cell table:formula="oooc:=(_K*([.D987]-2*[.C987]+[.B987])) + [.C987]" office:value-type="float" office:value="0.801872654597363">
            <text:p>0.801873</text:p>
          </table:table-cell>
          <table:table-cell table:formula="oooc:=(_K*([.E987]-2*[.D987]+[.C987])) + [.D987]" office:value-type="float" office:value="0.712775692975428">
            <text:p>0.712776</text:p>
          </table:table-cell>
          <table:table-cell table:formula="oooc:=(_K*([.F987]-2*[.E987]+[.D987])) + [.E987]" office:value-type="float" office:value="0.623678731353494">
            <text:p>0.623679</text:p>
          </table:table-cell>
          <table:table-cell table:formula="oooc:=(_K*([.G987]-2*[.F987]+[.E987])) + [.F987]" office:value-type="float" office:value="0.534581769731563">
            <text:p>0.534582</text:p>
          </table:table-cell>
          <table:table-cell table:formula="oooc:=(_K*([.H987]-2*[.G987]+[.F987])) + [.G987]" office:value-type="float" office:value="0.445484808109633">
            <text:p>0.445485</text:p>
          </table:table-cell>
          <table:table-cell table:formula="oooc:=(_K*([.I987]-2*[.H987]+[.G987])) + [.H987]" office:value-type="float" office:value="0.356387846487704">
            <text:p>0.356388</text:p>
          </table:table-cell>
          <table:table-cell table:formula="oooc:=(_K*([.J987]-2*[.I987]+[.H987])) + [.I987]" office:value-type="float" office:value="0.267290884865777">
            <text:p>0.267291</text:p>
          </table:table-cell>
          <table:table-cell table:formula="oooc:=(_K*([.K987]-2*[.J987]+[.I987])) + [.J987]" office:value-type="float" office:value="0.178193923243851">
            <text:p>0.178194</text:p>
          </table:table-cell>
          <table:table-cell table:formula="oooc:=(_K*(_b-2*[.K987]+[.J987])) + [.K98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88]-2*[.B988]+_a)) + [.B988]" office:value-type="float" office:value="0.890969616219301">
            <text:p>0.890970</text:p>
          </table:table-cell>
          <table:table-cell table:formula="oooc:=(_K*([.D988]-2*[.C988]+[.B988])) + [.C988]" office:value-type="float" office:value="0.801872654597363">
            <text:p>0.801873</text:p>
          </table:table-cell>
          <table:table-cell table:formula="oooc:=(_K*([.E988]-2*[.D988]+[.C988])) + [.D988]" office:value-type="float" office:value="0.712775692975428">
            <text:p>0.712776</text:p>
          </table:table-cell>
          <table:table-cell table:formula="oooc:=(_K*([.F988]-2*[.E988]+[.D988])) + [.E988]" office:value-type="float" office:value="0.623678731353494">
            <text:p>0.623679</text:p>
          </table:table-cell>
          <table:table-cell table:formula="oooc:=(_K*([.G988]-2*[.F988]+[.E988])) + [.F988]" office:value-type="float" office:value="0.534581769731563">
            <text:p>0.534582</text:p>
          </table:table-cell>
          <table:table-cell table:formula="oooc:=(_K*([.H988]-2*[.G988]+[.F988])) + [.G988]" office:value-type="float" office:value="0.445484808109633">
            <text:p>0.445485</text:p>
          </table:table-cell>
          <table:table-cell table:formula="oooc:=(_K*([.I988]-2*[.H988]+[.G988])) + [.H988]" office:value-type="float" office:value="0.356387846487704">
            <text:p>0.356388</text:p>
          </table:table-cell>
          <table:table-cell table:formula="oooc:=(_K*([.J988]-2*[.I988]+[.H988])) + [.I988]" office:value-type="float" office:value="0.267290884865777">
            <text:p>0.267291</text:p>
          </table:table-cell>
          <table:table-cell table:formula="oooc:=(_K*([.K988]-2*[.J988]+[.I988])) + [.J988]" office:value-type="float" office:value="0.178193923243851">
            <text:p>0.178194</text:p>
          </table:table-cell>
          <table:table-cell table:formula="oooc:=(_K*(_b-2*[.K988]+[.J988])) + [.K98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89]-2*[.B989]+_a)) + [.B989]" office:value-type="float" office:value="0.890969616219301">
            <text:p>0.890970</text:p>
          </table:table-cell>
          <table:table-cell table:formula="oooc:=(_K*([.D989]-2*[.C989]+[.B989])) + [.C989]" office:value-type="float" office:value="0.801872654597363">
            <text:p>0.801873</text:p>
          </table:table-cell>
          <table:table-cell table:formula="oooc:=(_K*([.E989]-2*[.D989]+[.C989])) + [.D989]" office:value-type="float" office:value="0.712775692975428">
            <text:p>0.712776</text:p>
          </table:table-cell>
          <table:table-cell table:formula="oooc:=(_K*([.F989]-2*[.E989]+[.D989])) + [.E989]" office:value-type="float" office:value="0.623678731353494">
            <text:p>0.623679</text:p>
          </table:table-cell>
          <table:table-cell table:formula="oooc:=(_K*([.G989]-2*[.F989]+[.E989])) + [.F989]" office:value-type="float" office:value="0.534581769731563">
            <text:p>0.534582</text:p>
          </table:table-cell>
          <table:table-cell table:formula="oooc:=(_K*([.H989]-2*[.G989]+[.F989])) + [.G989]" office:value-type="float" office:value="0.445484808109633">
            <text:p>0.445485</text:p>
          </table:table-cell>
          <table:table-cell table:formula="oooc:=(_K*([.I989]-2*[.H989]+[.G989])) + [.H989]" office:value-type="float" office:value="0.356387846487704">
            <text:p>0.356388</text:p>
          </table:table-cell>
          <table:table-cell table:formula="oooc:=(_K*([.J989]-2*[.I989]+[.H989])) + [.I989]" office:value-type="float" office:value="0.267290884865777">
            <text:p>0.267291</text:p>
          </table:table-cell>
          <table:table-cell table:formula="oooc:=(_K*([.K989]-2*[.J989]+[.I989])) + [.J989]" office:value-type="float" office:value="0.178193923243851">
            <text:p>0.178194</text:p>
          </table:table-cell>
          <table:table-cell table:formula="oooc:=(_K*(_b-2*[.K989]+[.J989])) + [.K98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90]-2*[.B990]+_a)) + [.B990]" office:value-type="float" office:value="0.890969616219301">
            <text:p>0.890970</text:p>
          </table:table-cell>
          <table:table-cell table:formula="oooc:=(_K*([.D990]-2*[.C990]+[.B990])) + [.C990]" office:value-type="float" office:value="0.801872654597363">
            <text:p>0.801873</text:p>
          </table:table-cell>
          <table:table-cell table:formula="oooc:=(_K*([.E990]-2*[.D990]+[.C990])) + [.D990]" office:value-type="float" office:value="0.712775692975428">
            <text:p>0.712776</text:p>
          </table:table-cell>
          <table:table-cell table:formula="oooc:=(_K*([.F990]-2*[.E990]+[.D990])) + [.E990]" office:value-type="float" office:value="0.623678731353494">
            <text:p>0.623679</text:p>
          </table:table-cell>
          <table:table-cell table:formula="oooc:=(_K*([.G990]-2*[.F990]+[.E990])) + [.F990]" office:value-type="float" office:value="0.534581769731563">
            <text:p>0.534582</text:p>
          </table:table-cell>
          <table:table-cell table:formula="oooc:=(_K*([.H990]-2*[.G990]+[.F990])) + [.G990]" office:value-type="float" office:value="0.445484808109633">
            <text:p>0.445485</text:p>
          </table:table-cell>
          <table:table-cell table:formula="oooc:=(_K*([.I990]-2*[.H990]+[.G990])) + [.H990]" office:value-type="float" office:value="0.356387846487704">
            <text:p>0.356388</text:p>
          </table:table-cell>
          <table:table-cell table:formula="oooc:=(_K*([.J990]-2*[.I990]+[.H990])) + [.I990]" office:value-type="float" office:value="0.267290884865777">
            <text:p>0.267291</text:p>
          </table:table-cell>
          <table:table-cell table:formula="oooc:=(_K*([.K990]-2*[.J990]+[.I990])) + [.J990]" office:value-type="float" office:value="0.178193923243851">
            <text:p>0.178194</text:p>
          </table:table-cell>
          <table:table-cell table:formula="oooc:=(_K*(_b-2*[.K990]+[.J990])) + [.K99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91]-2*[.B991]+_a)) + [.B991]" office:value-type="float" office:value="0.890969616219301">
            <text:p>0.890970</text:p>
          </table:table-cell>
          <table:table-cell table:formula="oooc:=(_K*([.D991]-2*[.C991]+[.B991])) + [.C991]" office:value-type="float" office:value="0.801872654597363">
            <text:p>0.801873</text:p>
          </table:table-cell>
          <table:table-cell table:formula="oooc:=(_K*([.E991]-2*[.D991]+[.C991])) + [.D991]" office:value-type="float" office:value="0.712775692975428">
            <text:p>0.712776</text:p>
          </table:table-cell>
          <table:table-cell table:formula="oooc:=(_K*([.F991]-2*[.E991]+[.D991])) + [.E991]" office:value-type="float" office:value="0.623678731353494">
            <text:p>0.623679</text:p>
          </table:table-cell>
          <table:table-cell table:formula="oooc:=(_K*([.G991]-2*[.F991]+[.E991])) + [.F991]" office:value-type="float" office:value="0.534581769731563">
            <text:p>0.534582</text:p>
          </table:table-cell>
          <table:table-cell table:formula="oooc:=(_K*([.H991]-2*[.G991]+[.F991])) + [.G991]" office:value-type="float" office:value="0.445484808109633">
            <text:p>0.445485</text:p>
          </table:table-cell>
          <table:table-cell table:formula="oooc:=(_K*([.I991]-2*[.H991]+[.G991])) + [.H991]" office:value-type="float" office:value="0.356387846487704">
            <text:p>0.356388</text:p>
          </table:table-cell>
          <table:table-cell table:formula="oooc:=(_K*([.J991]-2*[.I991]+[.H991])) + [.I991]" office:value-type="float" office:value="0.267290884865777">
            <text:p>0.267291</text:p>
          </table:table-cell>
          <table:table-cell table:formula="oooc:=(_K*([.K991]-2*[.J991]+[.I991])) + [.J991]" office:value-type="float" office:value="0.178193923243851">
            <text:p>0.178194</text:p>
          </table:table-cell>
          <table:table-cell table:formula="oooc:=(_K*(_b-2*[.K991]+[.J991])) + [.K99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92]-2*[.B992]+_a)) + [.B992]" office:value-type="float" office:value="0.890969616219301">
            <text:p>0.890970</text:p>
          </table:table-cell>
          <table:table-cell table:formula="oooc:=(_K*([.D992]-2*[.C992]+[.B992])) + [.C992]" office:value-type="float" office:value="0.801872654597363">
            <text:p>0.801873</text:p>
          </table:table-cell>
          <table:table-cell table:formula="oooc:=(_K*([.E992]-2*[.D992]+[.C992])) + [.D992]" office:value-type="float" office:value="0.712775692975428">
            <text:p>0.712776</text:p>
          </table:table-cell>
          <table:table-cell table:formula="oooc:=(_K*([.F992]-2*[.E992]+[.D992])) + [.E992]" office:value-type="float" office:value="0.623678731353494">
            <text:p>0.623679</text:p>
          </table:table-cell>
          <table:table-cell table:formula="oooc:=(_K*([.G992]-2*[.F992]+[.E992])) + [.F992]" office:value-type="float" office:value="0.534581769731563">
            <text:p>0.534582</text:p>
          </table:table-cell>
          <table:table-cell table:formula="oooc:=(_K*([.H992]-2*[.G992]+[.F992])) + [.G992]" office:value-type="float" office:value="0.445484808109633">
            <text:p>0.445485</text:p>
          </table:table-cell>
          <table:table-cell table:formula="oooc:=(_K*([.I992]-2*[.H992]+[.G992])) + [.H992]" office:value-type="float" office:value="0.356387846487704">
            <text:p>0.356388</text:p>
          </table:table-cell>
          <table:table-cell table:formula="oooc:=(_K*([.J992]-2*[.I992]+[.H992])) + [.I992]" office:value-type="float" office:value="0.267290884865777">
            <text:p>0.267291</text:p>
          </table:table-cell>
          <table:table-cell table:formula="oooc:=(_K*([.K992]-2*[.J992]+[.I992])) + [.J992]" office:value-type="float" office:value="0.178193923243851">
            <text:p>0.178194</text:p>
          </table:table-cell>
          <table:table-cell table:formula="oooc:=(_K*(_b-2*[.K992]+[.J992])) + [.K99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93]-2*[.B993]+_a)) + [.B993]" office:value-type="float" office:value="0.890969616219301">
            <text:p>0.890970</text:p>
          </table:table-cell>
          <table:table-cell table:formula="oooc:=(_K*([.D993]-2*[.C993]+[.B993])) + [.C993]" office:value-type="float" office:value="0.801872654597363">
            <text:p>0.801873</text:p>
          </table:table-cell>
          <table:table-cell table:formula="oooc:=(_K*([.E993]-2*[.D993]+[.C993])) + [.D993]" office:value-type="float" office:value="0.712775692975428">
            <text:p>0.712776</text:p>
          </table:table-cell>
          <table:table-cell table:formula="oooc:=(_K*([.F993]-2*[.E993]+[.D993])) + [.E993]" office:value-type="float" office:value="0.623678731353494">
            <text:p>0.623679</text:p>
          </table:table-cell>
          <table:table-cell table:formula="oooc:=(_K*([.G993]-2*[.F993]+[.E993])) + [.F993]" office:value-type="float" office:value="0.534581769731563">
            <text:p>0.534582</text:p>
          </table:table-cell>
          <table:table-cell table:formula="oooc:=(_K*([.H993]-2*[.G993]+[.F993])) + [.G993]" office:value-type="float" office:value="0.445484808109633">
            <text:p>0.445485</text:p>
          </table:table-cell>
          <table:table-cell table:formula="oooc:=(_K*([.I993]-2*[.H993]+[.G993])) + [.H993]" office:value-type="float" office:value="0.356387846487704">
            <text:p>0.356388</text:p>
          </table:table-cell>
          <table:table-cell table:formula="oooc:=(_K*([.J993]-2*[.I993]+[.H993])) + [.I993]" office:value-type="float" office:value="0.267290884865777">
            <text:p>0.267291</text:p>
          </table:table-cell>
          <table:table-cell table:formula="oooc:=(_K*([.K993]-2*[.J993]+[.I993])) + [.J993]" office:value-type="float" office:value="0.178193923243851">
            <text:p>0.178194</text:p>
          </table:table-cell>
          <table:table-cell table:formula="oooc:=(_K*(_b-2*[.K993]+[.J993])) + [.K99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94]-2*[.B994]+_a)) + [.B994]" office:value-type="float" office:value="0.890969616219301">
            <text:p>0.890970</text:p>
          </table:table-cell>
          <table:table-cell table:formula="oooc:=(_K*([.D994]-2*[.C994]+[.B994])) + [.C994]" office:value-type="float" office:value="0.801872654597363">
            <text:p>0.801873</text:p>
          </table:table-cell>
          <table:table-cell table:formula="oooc:=(_K*([.E994]-2*[.D994]+[.C994])) + [.D994]" office:value-type="float" office:value="0.712775692975428">
            <text:p>0.712776</text:p>
          </table:table-cell>
          <table:table-cell table:formula="oooc:=(_K*([.F994]-2*[.E994]+[.D994])) + [.E994]" office:value-type="float" office:value="0.623678731353494">
            <text:p>0.623679</text:p>
          </table:table-cell>
          <table:table-cell table:formula="oooc:=(_K*([.G994]-2*[.F994]+[.E994])) + [.F994]" office:value-type="float" office:value="0.534581769731563">
            <text:p>0.534582</text:p>
          </table:table-cell>
          <table:table-cell table:formula="oooc:=(_K*([.H994]-2*[.G994]+[.F994])) + [.G994]" office:value-type="float" office:value="0.445484808109633">
            <text:p>0.445485</text:p>
          </table:table-cell>
          <table:table-cell table:formula="oooc:=(_K*([.I994]-2*[.H994]+[.G994])) + [.H994]" office:value-type="float" office:value="0.356387846487704">
            <text:p>0.356388</text:p>
          </table:table-cell>
          <table:table-cell table:formula="oooc:=(_K*([.J994]-2*[.I994]+[.H994])) + [.I994]" office:value-type="float" office:value="0.267290884865777">
            <text:p>0.267291</text:p>
          </table:table-cell>
          <table:table-cell table:formula="oooc:=(_K*([.K994]-2*[.J994]+[.I994])) + [.J994]" office:value-type="float" office:value="0.178193923243851">
            <text:p>0.178194</text:p>
          </table:table-cell>
          <table:table-cell table:formula="oooc:=(_K*(_b-2*[.K994]+[.J994])) + [.K99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95]-2*[.B995]+_a)) + [.B995]" office:value-type="float" office:value="0.890969616219301">
            <text:p>0.890970</text:p>
          </table:table-cell>
          <table:table-cell table:formula="oooc:=(_K*([.D995]-2*[.C995]+[.B995])) + [.C995]" office:value-type="float" office:value="0.801872654597363">
            <text:p>0.801873</text:p>
          </table:table-cell>
          <table:table-cell table:formula="oooc:=(_K*([.E995]-2*[.D995]+[.C995])) + [.D995]" office:value-type="float" office:value="0.712775692975428">
            <text:p>0.712776</text:p>
          </table:table-cell>
          <table:table-cell table:formula="oooc:=(_K*([.F995]-2*[.E995]+[.D995])) + [.E995]" office:value-type="float" office:value="0.623678731353494">
            <text:p>0.623679</text:p>
          </table:table-cell>
          <table:table-cell table:formula="oooc:=(_K*([.G995]-2*[.F995]+[.E995])) + [.F995]" office:value-type="float" office:value="0.534581769731563">
            <text:p>0.534582</text:p>
          </table:table-cell>
          <table:table-cell table:formula="oooc:=(_K*([.H995]-2*[.G995]+[.F995])) + [.G995]" office:value-type="float" office:value="0.445484808109633">
            <text:p>0.445485</text:p>
          </table:table-cell>
          <table:table-cell table:formula="oooc:=(_K*([.I995]-2*[.H995]+[.G995])) + [.H995]" office:value-type="float" office:value="0.356387846487704">
            <text:p>0.356388</text:p>
          </table:table-cell>
          <table:table-cell table:formula="oooc:=(_K*([.J995]-2*[.I995]+[.H995])) + [.I995]" office:value-type="float" office:value="0.267290884865777">
            <text:p>0.267291</text:p>
          </table:table-cell>
          <table:table-cell table:formula="oooc:=(_K*([.K995]-2*[.J995]+[.I995])) + [.J995]" office:value-type="float" office:value="0.178193923243851">
            <text:p>0.178194</text:p>
          </table:table-cell>
          <table:table-cell table:formula="oooc:=(_K*(_b-2*[.K995]+[.J995])) + [.K99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96]-2*[.B996]+_a)) + [.B996]" office:value-type="float" office:value="0.890969616219301">
            <text:p>0.890970</text:p>
          </table:table-cell>
          <table:table-cell table:formula="oooc:=(_K*([.D996]-2*[.C996]+[.B996])) + [.C996]" office:value-type="float" office:value="0.801872654597363">
            <text:p>0.801873</text:p>
          </table:table-cell>
          <table:table-cell table:formula="oooc:=(_K*([.E996]-2*[.D996]+[.C996])) + [.D996]" office:value-type="float" office:value="0.712775692975428">
            <text:p>0.712776</text:p>
          </table:table-cell>
          <table:table-cell table:formula="oooc:=(_K*([.F996]-2*[.E996]+[.D996])) + [.E996]" office:value-type="float" office:value="0.623678731353494">
            <text:p>0.623679</text:p>
          </table:table-cell>
          <table:table-cell table:formula="oooc:=(_K*([.G996]-2*[.F996]+[.E996])) + [.F996]" office:value-type="float" office:value="0.534581769731563">
            <text:p>0.534582</text:p>
          </table:table-cell>
          <table:table-cell table:formula="oooc:=(_K*([.H996]-2*[.G996]+[.F996])) + [.G996]" office:value-type="float" office:value="0.445484808109633">
            <text:p>0.445485</text:p>
          </table:table-cell>
          <table:table-cell table:formula="oooc:=(_K*([.I996]-2*[.H996]+[.G996])) + [.H996]" office:value-type="float" office:value="0.356387846487704">
            <text:p>0.356388</text:p>
          </table:table-cell>
          <table:table-cell table:formula="oooc:=(_K*([.J996]-2*[.I996]+[.H996])) + [.I996]" office:value-type="float" office:value="0.267290884865777">
            <text:p>0.267291</text:p>
          </table:table-cell>
          <table:table-cell table:formula="oooc:=(_K*([.K996]-2*[.J996]+[.I996])) + [.J996]" office:value-type="float" office:value="0.178193923243851">
            <text:p>0.178194</text:p>
          </table:table-cell>
          <table:table-cell table:formula="oooc:=(_K*(_b-2*[.K996]+[.J996])) + [.K99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97]-2*[.B997]+_a)) + [.B997]" office:value-type="float" office:value="0.890969616219301">
            <text:p>0.890970</text:p>
          </table:table-cell>
          <table:table-cell table:formula="oooc:=(_K*([.D997]-2*[.C997]+[.B997])) + [.C997]" office:value-type="float" office:value="0.801872654597363">
            <text:p>0.801873</text:p>
          </table:table-cell>
          <table:table-cell table:formula="oooc:=(_K*([.E997]-2*[.D997]+[.C997])) + [.D997]" office:value-type="float" office:value="0.712775692975428">
            <text:p>0.712776</text:p>
          </table:table-cell>
          <table:table-cell table:formula="oooc:=(_K*([.F997]-2*[.E997]+[.D997])) + [.E997]" office:value-type="float" office:value="0.623678731353494">
            <text:p>0.623679</text:p>
          </table:table-cell>
          <table:table-cell table:formula="oooc:=(_K*([.G997]-2*[.F997]+[.E997])) + [.F997]" office:value-type="float" office:value="0.534581769731563">
            <text:p>0.534582</text:p>
          </table:table-cell>
          <table:table-cell table:formula="oooc:=(_K*([.H997]-2*[.G997]+[.F997])) + [.G997]" office:value-type="float" office:value="0.445484808109633">
            <text:p>0.445485</text:p>
          </table:table-cell>
          <table:table-cell table:formula="oooc:=(_K*([.I997]-2*[.H997]+[.G997])) + [.H997]" office:value-type="float" office:value="0.356387846487704">
            <text:p>0.356388</text:p>
          </table:table-cell>
          <table:table-cell table:formula="oooc:=(_K*([.J997]-2*[.I997]+[.H997])) + [.I997]" office:value-type="float" office:value="0.267290884865777">
            <text:p>0.267291</text:p>
          </table:table-cell>
          <table:table-cell table:formula="oooc:=(_K*([.K997]-2*[.J997]+[.I997])) + [.J997]" office:value-type="float" office:value="0.178193923243851">
            <text:p>0.178194</text:p>
          </table:table-cell>
          <table:table-cell table:formula="oooc:=(_K*(_b-2*[.K997]+[.J997])) + [.K99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98]-2*[.B998]+_a)) + [.B998]" office:value-type="float" office:value="0.890969616219301">
            <text:p>0.890970</text:p>
          </table:table-cell>
          <table:table-cell table:formula="oooc:=(_K*([.D998]-2*[.C998]+[.B998])) + [.C998]" office:value-type="float" office:value="0.801872654597363">
            <text:p>0.801873</text:p>
          </table:table-cell>
          <table:table-cell table:formula="oooc:=(_K*([.E998]-2*[.D998]+[.C998])) + [.D998]" office:value-type="float" office:value="0.712775692975428">
            <text:p>0.712776</text:p>
          </table:table-cell>
          <table:table-cell table:formula="oooc:=(_K*([.F998]-2*[.E998]+[.D998])) + [.E998]" office:value-type="float" office:value="0.623678731353494">
            <text:p>0.623679</text:p>
          </table:table-cell>
          <table:table-cell table:formula="oooc:=(_K*([.G998]-2*[.F998]+[.E998])) + [.F998]" office:value-type="float" office:value="0.534581769731563">
            <text:p>0.534582</text:p>
          </table:table-cell>
          <table:table-cell table:formula="oooc:=(_K*([.H998]-2*[.G998]+[.F998])) + [.G998]" office:value-type="float" office:value="0.445484808109633">
            <text:p>0.445485</text:p>
          </table:table-cell>
          <table:table-cell table:formula="oooc:=(_K*([.I998]-2*[.H998]+[.G998])) + [.H998]" office:value-type="float" office:value="0.356387846487704">
            <text:p>0.356388</text:p>
          </table:table-cell>
          <table:table-cell table:formula="oooc:=(_K*([.J998]-2*[.I998]+[.H998])) + [.I998]" office:value-type="float" office:value="0.267290884865777">
            <text:p>0.267291</text:p>
          </table:table-cell>
          <table:table-cell table:formula="oooc:=(_K*([.K998]-2*[.J998]+[.I998])) + [.J998]" office:value-type="float" office:value="0.178193923243851">
            <text:p>0.178194</text:p>
          </table:table-cell>
          <table:table-cell table:formula="oooc:=(_K*(_b-2*[.K998]+[.J998])) + [.K99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999]-2*[.B999]+_a)) + [.B999]" office:value-type="float" office:value="0.890969616219301">
            <text:p>0.890970</text:p>
          </table:table-cell>
          <table:table-cell table:formula="oooc:=(_K*([.D999]-2*[.C999]+[.B999])) + [.C999]" office:value-type="float" office:value="0.801872654597363">
            <text:p>0.801873</text:p>
          </table:table-cell>
          <table:table-cell table:formula="oooc:=(_K*([.E999]-2*[.D999]+[.C999])) + [.D999]" office:value-type="float" office:value="0.712775692975428">
            <text:p>0.712776</text:p>
          </table:table-cell>
          <table:table-cell table:formula="oooc:=(_K*([.F999]-2*[.E999]+[.D999])) + [.E999]" office:value-type="float" office:value="0.623678731353494">
            <text:p>0.623679</text:p>
          </table:table-cell>
          <table:table-cell table:formula="oooc:=(_K*([.G999]-2*[.F999]+[.E999])) + [.F999]" office:value-type="float" office:value="0.534581769731563">
            <text:p>0.534582</text:p>
          </table:table-cell>
          <table:table-cell table:formula="oooc:=(_K*([.H999]-2*[.G999]+[.F999])) + [.G999]" office:value-type="float" office:value="0.445484808109633">
            <text:p>0.445485</text:p>
          </table:table-cell>
          <table:table-cell table:formula="oooc:=(_K*([.I999]-2*[.H999]+[.G999])) + [.H999]" office:value-type="float" office:value="0.356387846487704">
            <text:p>0.356388</text:p>
          </table:table-cell>
          <table:table-cell table:formula="oooc:=(_K*([.J999]-2*[.I999]+[.H999])) + [.I999]" office:value-type="float" office:value="0.267290884865777">
            <text:p>0.267291</text:p>
          </table:table-cell>
          <table:table-cell table:formula="oooc:=(_K*([.K999]-2*[.J999]+[.I999])) + [.J999]" office:value-type="float" office:value="0.178193923243851">
            <text:p>0.178194</text:p>
          </table:table-cell>
          <table:table-cell table:formula="oooc:=(_K*(_b-2*[.K999]+[.J999])) + [.K99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00]-2*[.B1000]+_a)) + [.B1000]" office:value-type="float" office:value="0.890969616219301">
            <text:p>0.890970</text:p>
          </table:table-cell>
          <table:table-cell table:formula="oooc:=(_K*([.D1000]-2*[.C1000]+[.B1000])) + [.C1000]" office:value-type="float" office:value="0.801872654597363">
            <text:p>0.801873</text:p>
          </table:table-cell>
          <table:table-cell table:formula="oooc:=(_K*([.E1000]-2*[.D1000]+[.C1000])) + [.D1000]" office:value-type="float" office:value="0.712775692975428">
            <text:p>0.712776</text:p>
          </table:table-cell>
          <table:table-cell table:formula="oooc:=(_K*([.F1000]-2*[.E1000]+[.D1000])) + [.E1000]" office:value-type="float" office:value="0.623678731353494">
            <text:p>0.623679</text:p>
          </table:table-cell>
          <table:table-cell table:formula="oooc:=(_K*([.G1000]-2*[.F1000]+[.E1000])) + [.F1000]" office:value-type="float" office:value="0.534581769731563">
            <text:p>0.534582</text:p>
          </table:table-cell>
          <table:table-cell table:formula="oooc:=(_K*([.H1000]-2*[.G1000]+[.F1000])) + [.G1000]" office:value-type="float" office:value="0.445484808109633">
            <text:p>0.445485</text:p>
          </table:table-cell>
          <table:table-cell table:formula="oooc:=(_K*([.I1000]-2*[.H1000]+[.G1000])) + [.H1000]" office:value-type="float" office:value="0.356387846487704">
            <text:p>0.356388</text:p>
          </table:table-cell>
          <table:table-cell table:formula="oooc:=(_K*([.J1000]-2*[.I1000]+[.H1000])) + [.I1000]" office:value-type="float" office:value="0.267290884865777">
            <text:p>0.267291</text:p>
          </table:table-cell>
          <table:table-cell table:formula="oooc:=(_K*([.K1000]-2*[.J1000]+[.I1000])) + [.J1000]" office:value-type="float" office:value="0.178193923243851">
            <text:p>0.178194</text:p>
          </table:table-cell>
          <table:table-cell table:formula="oooc:=(_K*(_b-2*[.K1000]+[.J1000])) + [.K100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01]-2*[.B1001]+_a)) + [.B1001]" office:value-type="float" office:value="0.890969616219301">
            <text:p>0.890970</text:p>
          </table:table-cell>
          <table:table-cell table:formula="oooc:=(_K*([.D1001]-2*[.C1001]+[.B1001])) + [.C1001]" office:value-type="float" office:value="0.801872654597363">
            <text:p>0.801873</text:p>
          </table:table-cell>
          <table:table-cell table:formula="oooc:=(_K*([.E1001]-2*[.D1001]+[.C1001])) + [.D1001]" office:value-type="float" office:value="0.712775692975428">
            <text:p>0.712776</text:p>
          </table:table-cell>
          <table:table-cell table:formula="oooc:=(_K*([.F1001]-2*[.E1001]+[.D1001])) + [.E1001]" office:value-type="float" office:value="0.623678731353494">
            <text:p>0.623679</text:p>
          </table:table-cell>
          <table:table-cell table:formula="oooc:=(_K*([.G1001]-2*[.F1001]+[.E1001])) + [.F1001]" office:value-type="float" office:value="0.534581769731563">
            <text:p>0.534582</text:p>
          </table:table-cell>
          <table:table-cell table:formula="oooc:=(_K*([.H1001]-2*[.G1001]+[.F1001])) + [.G1001]" office:value-type="float" office:value="0.445484808109633">
            <text:p>0.445485</text:p>
          </table:table-cell>
          <table:table-cell table:formula="oooc:=(_K*([.I1001]-2*[.H1001]+[.G1001])) + [.H1001]" office:value-type="float" office:value="0.356387846487704">
            <text:p>0.356388</text:p>
          </table:table-cell>
          <table:table-cell table:formula="oooc:=(_K*([.J1001]-2*[.I1001]+[.H1001])) + [.I1001]" office:value-type="float" office:value="0.267290884865777">
            <text:p>0.267291</text:p>
          </table:table-cell>
          <table:table-cell table:formula="oooc:=(_K*([.K1001]-2*[.J1001]+[.I1001])) + [.J1001]" office:value-type="float" office:value="0.178193923243851">
            <text:p>0.178194</text:p>
          </table:table-cell>
          <table:table-cell table:formula="oooc:=(_K*(_b-2*[.K1001]+[.J1001])) + [.K100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02]-2*[.B1002]+_a)) + [.B1002]" office:value-type="float" office:value="0.890969616219301">
            <text:p>0.890970</text:p>
          </table:table-cell>
          <table:table-cell table:formula="oooc:=(_K*([.D1002]-2*[.C1002]+[.B1002])) + [.C1002]" office:value-type="float" office:value="0.801872654597363">
            <text:p>0.801873</text:p>
          </table:table-cell>
          <table:table-cell table:formula="oooc:=(_K*([.E1002]-2*[.D1002]+[.C1002])) + [.D1002]" office:value-type="float" office:value="0.712775692975428">
            <text:p>0.712776</text:p>
          </table:table-cell>
          <table:table-cell table:formula="oooc:=(_K*([.F1002]-2*[.E1002]+[.D1002])) + [.E1002]" office:value-type="float" office:value="0.623678731353494">
            <text:p>0.623679</text:p>
          </table:table-cell>
          <table:table-cell table:formula="oooc:=(_K*([.G1002]-2*[.F1002]+[.E1002])) + [.F1002]" office:value-type="float" office:value="0.534581769731563">
            <text:p>0.534582</text:p>
          </table:table-cell>
          <table:table-cell table:formula="oooc:=(_K*([.H1002]-2*[.G1002]+[.F1002])) + [.G1002]" office:value-type="float" office:value="0.445484808109633">
            <text:p>0.445485</text:p>
          </table:table-cell>
          <table:table-cell table:formula="oooc:=(_K*([.I1002]-2*[.H1002]+[.G1002])) + [.H1002]" office:value-type="float" office:value="0.356387846487704">
            <text:p>0.356388</text:p>
          </table:table-cell>
          <table:table-cell table:formula="oooc:=(_K*([.J1002]-2*[.I1002]+[.H1002])) + [.I1002]" office:value-type="float" office:value="0.267290884865777">
            <text:p>0.267291</text:p>
          </table:table-cell>
          <table:table-cell table:formula="oooc:=(_K*([.K1002]-2*[.J1002]+[.I1002])) + [.J1002]" office:value-type="float" office:value="0.178193923243851">
            <text:p>0.178194</text:p>
          </table:table-cell>
          <table:table-cell table:formula="oooc:=(_K*(_b-2*[.K1002]+[.J1002])) + [.K100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03]-2*[.B1003]+_a)) + [.B1003]" office:value-type="float" office:value="0.890969616219301">
            <text:p>0.890970</text:p>
          </table:table-cell>
          <table:table-cell table:formula="oooc:=(_K*([.D1003]-2*[.C1003]+[.B1003])) + [.C1003]" office:value-type="float" office:value="0.801872654597363">
            <text:p>0.801873</text:p>
          </table:table-cell>
          <table:table-cell table:formula="oooc:=(_K*([.E1003]-2*[.D1003]+[.C1003])) + [.D1003]" office:value-type="float" office:value="0.712775692975428">
            <text:p>0.712776</text:p>
          </table:table-cell>
          <table:table-cell table:formula="oooc:=(_K*([.F1003]-2*[.E1003]+[.D1003])) + [.E1003]" office:value-type="float" office:value="0.623678731353494">
            <text:p>0.623679</text:p>
          </table:table-cell>
          <table:table-cell table:formula="oooc:=(_K*([.G1003]-2*[.F1003]+[.E1003])) + [.F1003]" office:value-type="float" office:value="0.534581769731563">
            <text:p>0.534582</text:p>
          </table:table-cell>
          <table:table-cell table:formula="oooc:=(_K*([.H1003]-2*[.G1003]+[.F1003])) + [.G1003]" office:value-type="float" office:value="0.445484808109633">
            <text:p>0.445485</text:p>
          </table:table-cell>
          <table:table-cell table:formula="oooc:=(_K*([.I1003]-2*[.H1003]+[.G1003])) + [.H1003]" office:value-type="float" office:value="0.356387846487704">
            <text:p>0.356388</text:p>
          </table:table-cell>
          <table:table-cell table:formula="oooc:=(_K*([.J1003]-2*[.I1003]+[.H1003])) + [.I1003]" office:value-type="float" office:value="0.267290884865777">
            <text:p>0.267291</text:p>
          </table:table-cell>
          <table:table-cell table:formula="oooc:=(_K*([.K1003]-2*[.J1003]+[.I1003])) + [.J1003]" office:value-type="float" office:value="0.178193923243851">
            <text:p>0.178194</text:p>
          </table:table-cell>
          <table:table-cell table:formula="oooc:=(_K*(_b-2*[.K1003]+[.J1003])) + [.K100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04]-2*[.B1004]+_a)) + [.B1004]" office:value-type="float" office:value="0.890969616219301">
            <text:p>0.890970</text:p>
          </table:table-cell>
          <table:table-cell table:formula="oooc:=(_K*([.D1004]-2*[.C1004]+[.B1004])) + [.C1004]" office:value-type="float" office:value="0.801872654597363">
            <text:p>0.801873</text:p>
          </table:table-cell>
          <table:table-cell table:formula="oooc:=(_K*([.E1004]-2*[.D1004]+[.C1004])) + [.D1004]" office:value-type="float" office:value="0.712775692975428">
            <text:p>0.712776</text:p>
          </table:table-cell>
          <table:table-cell table:formula="oooc:=(_K*([.F1004]-2*[.E1004]+[.D1004])) + [.E1004]" office:value-type="float" office:value="0.623678731353494">
            <text:p>0.623679</text:p>
          </table:table-cell>
          <table:table-cell table:formula="oooc:=(_K*([.G1004]-2*[.F1004]+[.E1004])) + [.F1004]" office:value-type="float" office:value="0.534581769731563">
            <text:p>0.534582</text:p>
          </table:table-cell>
          <table:table-cell table:formula="oooc:=(_K*([.H1004]-2*[.G1004]+[.F1004])) + [.G1004]" office:value-type="float" office:value="0.445484808109633">
            <text:p>0.445485</text:p>
          </table:table-cell>
          <table:table-cell table:formula="oooc:=(_K*([.I1004]-2*[.H1004]+[.G1004])) + [.H1004]" office:value-type="float" office:value="0.356387846487704">
            <text:p>0.356388</text:p>
          </table:table-cell>
          <table:table-cell table:formula="oooc:=(_K*([.J1004]-2*[.I1004]+[.H1004])) + [.I1004]" office:value-type="float" office:value="0.267290884865777">
            <text:p>0.267291</text:p>
          </table:table-cell>
          <table:table-cell table:formula="oooc:=(_K*([.K1004]-2*[.J1004]+[.I1004])) + [.J1004]" office:value-type="float" office:value="0.178193923243851">
            <text:p>0.178194</text:p>
          </table:table-cell>
          <table:table-cell table:formula="oooc:=(_K*(_b-2*[.K1004]+[.J1004])) + [.K100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05]-2*[.B1005]+_a)) + [.B1005]" office:value-type="float" office:value="0.890969616219301">
            <text:p>0.890970</text:p>
          </table:table-cell>
          <table:table-cell table:formula="oooc:=(_K*([.D1005]-2*[.C1005]+[.B1005])) + [.C1005]" office:value-type="float" office:value="0.801872654597363">
            <text:p>0.801873</text:p>
          </table:table-cell>
          <table:table-cell table:formula="oooc:=(_K*([.E1005]-2*[.D1005]+[.C1005])) + [.D1005]" office:value-type="float" office:value="0.712775692975428">
            <text:p>0.712776</text:p>
          </table:table-cell>
          <table:table-cell table:formula="oooc:=(_K*([.F1005]-2*[.E1005]+[.D1005])) + [.E1005]" office:value-type="float" office:value="0.623678731353494">
            <text:p>0.623679</text:p>
          </table:table-cell>
          <table:table-cell table:formula="oooc:=(_K*([.G1005]-2*[.F1005]+[.E1005])) + [.F1005]" office:value-type="float" office:value="0.534581769731563">
            <text:p>0.534582</text:p>
          </table:table-cell>
          <table:table-cell table:formula="oooc:=(_K*([.H1005]-2*[.G1005]+[.F1005])) + [.G1005]" office:value-type="float" office:value="0.445484808109633">
            <text:p>0.445485</text:p>
          </table:table-cell>
          <table:table-cell table:formula="oooc:=(_K*([.I1005]-2*[.H1005]+[.G1005])) + [.H1005]" office:value-type="float" office:value="0.356387846487704">
            <text:p>0.356388</text:p>
          </table:table-cell>
          <table:table-cell table:formula="oooc:=(_K*([.J1005]-2*[.I1005]+[.H1005])) + [.I1005]" office:value-type="float" office:value="0.267290884865777">
            <text:p>0.267291</text:p>
          </table:table-cell>
          <table:table-cell table:formula="oooc:=(_K*([.K1005]-2*[.J1005]+[.I1005])) + [.J1005]" office:value-type="float" office:value="0.178193923243851">
            <text:p>0.178194</text:p>
          </table:table-cell>
          <table:table-cell table:formula="oooc:=(_K*(_b-2*[.K1005]+[.J1005])) + [.K100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06]-2*[.B1006]+_a)) + [.B1006]" office:value-type="float" office:value="0.890969616219301">
            <text:p>0.890970</text:p>
          </table:table-cell>
          <table:table-cell table:formula="oooc:=(_K*([.D1006]-2*[.C1006]+[.B1006])) + [.C1006]" office:value-type="float" office:value="0.801872654597363">
            <text:p>0.801873</text:p>
          </table:table-cell>
          <table:table-cell table:formula="oooc:=(_K*([.E1006]-2*[.D1006]+[.C1006])) + [.D1006]" office:value-type="float" office:value="0.712775692975428">
            <text:p>0.712776</text:p>
          </table:table-cell>
          <table:table-cell table:formula="oooc:=(_K*([.F1006]-2*[.E1006]+[.D1006])) + [.E1006]" office:value-type="float" office:value="0.623678731353494">
            <text:p>0.623679</text:p>
          </table:table-cell>
          <table:table-cell table:formula="oooc:=(_K*([.G1006]-2*[.F1006]+[.E1006])) + [.F1006]" office:value-type="float" office:value="0.534581769731563">
            <text:p>0.534582</text:p>
          </table:table-cell>
          <table:table-cell table:formula="oooc:=(_K*([.H1006]-2*[.G1006]+[.F1006])) + [.G1006]" office:value-type="float" office:value="0.445484808109633">
            <text:p>0.445485</text:p>
          </table:table-cell>
          <table:table-cell table:formula="oooc:=(_K*([.I1006]-2*[.H1006]+[.G1006])) + [.H1006]" office:value-type="float" office:value="0.356387846487704">
            <text:p>0.356388</text:p>
          </table:table-cell>
          <table:table-cell table:formula="oooc:=(_K*([.J1006]-2*[.I1006]+[.H1006])) + [.I1006]" office:value-type="float" office:value="0.267290884865777">
            <text:p>0.267291</text:p>
          </table:table-cell>
          <table:table-cell table:formula="oooc:=(_K*([.K1006]-2*[.J1006]+[.I1006])) + [.J1006]" office:value-type="float" office:value="0.178193923243851">
            <text:p>0.178194</text:p>
          </table:table-cell>
          <table:table-cell table:formula="oooc:=(_K*(_b-2*[.K1006]+[.J1006])) + [.K100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07]-2*[.B1007]+_a)) + [.B1007]" office:value-type="float" office:value="0.890969616219301">
            <text:p>0.890970</text:p>
          </table:table-cell>
          <table:table-cell table:formula="oooc:=(_K*([.D1007]-2*[.C1007]+[.B1007])) + [.C1007]" office:value-type="float" office:value="0.801872654597363">
            <text:p>0.801873</text:p>
          </table:table-cell>
          <table:table-cell table:formula="oooc:=(_K*([.E1007]-2*[.D1007]+[.C1007])) + [.D1007]" office:value-type="float" office:value="0.712775692975428">
            <text:p>0.712776</text:p>
          </table:table-cell>
          <table:table-cell table:formula="oooc:=(_K*([.F1007]-2*[.E1007]+[.D1007])) + [.E1007]" office:value-type="float" office:value="0.623678731353494">
            <text:p>0.623679</text:p>
          </table:table-cell>
          <table:table-cell table:formula="oooc:=(_K*([.G1007]-2*[.F1007]+[.E1007])) + [.F1007]" office:value-type="float" office:value="0.534581769731563">
            <text:p>0.534582</text:p>
          </table:table-cell>
          <table:table-cell table:formula="oooc:=(_K*([.H1007]-2*[.G1007]+[.F1007])) + [.G1007]" office:value-type="float" office:value="0.445484808109633">
            <text:p>0.445485</text:p>
          </table:table-cell>
          <table:table-cell table:formula="oooc:=(_K*([.I1007]-2*[.H1007]+[.G1007])) + [.H1007]" office:value-type="float" office:value="0.356387846487704">
            <text:p>0.356388</text:p>
          </table:table-cell>
          <table:table-cell table:formula="oooc:=(_K*([.J1007]-2*[.I1007]+[.H1007])) + [.I1007]" office:value-type="float" office:value="0.267290884865777">
            <text:p>0.267291</text:p>
          </table:table-cell>
          <table:table-cell table:formula="oooc:=(_K*([.K1007]-2*[.J1007]+[.I1007])) + [.J1007]" office:value-type="float" office:value="0.178193923243851">
            <text:p>0.178194</text:p>
          </table:table-cell>
          <table:table-cell table:formula="oooc:=(_K*(_b-2*[.K1007]+[.J1007])) + [.K100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08]-2*[.B1008]+_a)) + [.B1008]" office:value-type="float" office:value="0.890969616219301">
            <text:p>0.890970</text:p>
          </table:table-cell>
          <table:table-cell table:formula="oooc:=(_K*([.D1008]-2*[.C1008]+[.B1008])) + [.C1008]" office:value-type="float" office:value="0.801872654597363">
            <text:p>0.801873</text:p>
          </table:table-cell>
          <table:table-cell table:formula="oooc:=(_K*([.E1008]-2*[.D1008]+[.C1008])) + [.D1008]" office:value-type="float" office:value="0.712775692975428">
            <text:p>0.712776</text:p>
          </table:table-cell>
          <table:table-cell table:formula="oooc:=(_K*([.F1008]-2*[.E1008]+[.D1008])) + [.E1008]" office:value-type="float" office:value="0.623678731353494">
            <text:p>0.623679</text:p>
          </table:table-cell>
          <table:table-cell table:formula="oooc:=(_K*([.G1008]-2*[.F1008]+[.E1008])) + [.F1008]" office:value-type="float" office:value="0.534581769731563">
            <text:p>0.534582</text:p>
          </table:table-cell>
          <table:table-cell table:formula="oooc:=(_K*([.H1008]-2*[.G1008]+[.F1008])) + [.G1008]" office:value-type="float" office:value="0.445484808109633">
            <text:p>0.445485</text:p>
          </table:table-cell>
          <table:table-cell table:formula="oooc:=(_K*([.I1008]-2*[.H1008]+[.G1008])) + [.H1008]" office:value-type="float" office:value="0.356387846487704">
            <text:p>0.356388</text:p>
          </table:table-cell>
          <table:table-cell table:formula="oooc:=(_K*([.J1008]-2*[.I1008]+[.H1008])) + [.I1008]" office:value-type="float" office:value="0.267290884865777">
            <text:p>0.267291</text:p>
          </table:table-cell>
          <table:table-cell table:formula="oooc:=(_K*([.K1008]-2*[.J1008]+[.I1008])) + [.J1008]" office:value-type="float" office:value="0.178193923243851">
            <text:p>0.178194</text:p>
          </table:table-cell>
          <table:table-cell table:formula="oooc:=(_K*(_b-2*[.K1008]+[.J1008])) + [.K100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09]-2*[.B1009]+_a)) + [.B1009]" office:value-type="float" office:value="0.890969616219301">
            <text:p>0.890970</text:p>
          </table:table-cell>
          <table:table-cell table:formula="oooc:=(_K*([.D1009]-2*[.C1009]+[.B1009])) + [.C1009]" office:value-type="float" office:value="0.801872654597363">
            <text:p>0.801873</text:p>
          </table:table-cell>
          <table:table-cell table:formula="oooc:=(_K*([.E1009]-2*[.D1009]+[.C1009])) + [.D1009]" office:value-type="float" office:value="0.712775692975428">
            <text:p>0.712776</text:p>
          </table:table-cell>
          <table:table-cell table:formula="oooc:=(_K*([.F1009]-2*[.E1009]+[.D1009])) + [.E1009]" office:value-type="float" office:value="0.623678731353494">
            <text:p>0.623679</text:p>
          </table:table-cell>
          <table:table-cell table:formula="oooc:=(_K*([.G1009]-2*[.F1009]+[.E1009])) + [.F1009]" office:value-type="float" office:value="0.534581769731563">
            <text:p>0.534582</text:p>
          </table:table-cell>
          <table:table-cell table:formula="oooc:=(_K*([.H1009]-2*[.G1009]+[.F1009])) + [.G1009]" office:value-type="float" office:value="0.445484808109633">
            <text:p>0.445485</text:p>
          </table:table-cell>
          <table:table-cell table:formula="oooc:=(_K*([.I1009]-2*[.H1009]+[.G1009])) + [.H1009]" office:value-type="float" office:value="0.356387846487704">
            <text:p>0.356388</text:p>
          </table:table-cell>
          <table:table-cell table:formula="oooc:=(_K*([.J1009]-2*[.I1009]+[.H1009])) + [.I1009]" office:value-type="float" office:value="0.267290884865777">
            <text:p>0.267291</text:p>
          </table:table-cell>
          <table:table-cell table:formula="oooc:=(_K*([.K1009]-2*[.J1009]+[.I1009])) + [.J1009]" office:value-type="float" office:value="0.178193923243851">
            <text:p>0.178194</text:p>
          </table:table-cell>
          <table:table-cell table:formula="oooc:=(_K*(_b-2*[.K1009]+[.J1009])) + [.K100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10]-2*[.B1010]+_a)) + [.B1010]" office:value-type="float" office:value="0.890969616219301">
            <text:p>0.890970</text:p>
          </table:table-cell>
          <table:table-cell table:formula="oooc:=(_K*([.D1010]-2*[.C1010]+[.B1010])) + [.C1010]" office:value-type="float" office:value="0.801872654597363">
            <text:p>0.801873</text:p>
          </table:table-cell>
          <table:table-cell table:formula="oooc:=(_K*([.E1010]-2*[.D1010]+[.C1010])) + [.D1010]" office:value-type="float" office:value="0.712775692975428">
            <text:p>0.712776</text:p>
          </table:table-cell>
          <table:table-cell table:formula="oooc:=(_K*([.F1010]-2*[.E1010]+[.D1010])) + [.E1010]" office:value-type="float" office:value="0.623678731353494">
            <text:p>0.623679</text:p>
          </table:table-cell>
          <table:table-cell table:formula="oooc:=(_K*([.G1010]-2*[.F1010]+[.E1010])) + [.F1010]" office:value-type="float" office:value="0.534581769731563">
            <text:p>0.534582</text:p>
          </table:table-cell>
          <table:table-cell table:formula="oooc:=(_K*([.H1010]-2*[.G1010]+[.F1010])) + [.G1010]" office:value-type="float" office:value="0.445484808109633">
            <text:p>0.445485</text:p>
          </table:table-cell>
          <table:table-cell table:formula="oooc:=(_K*([.I1010]-2*[.H1010]+[.G1010])) + [.H1010]" office:value-type="float" office:value="0.356387846487704">
            <text:p>0.356388</text:p>
          </table:table-cell>
          <table:table-cell table:formula="oooc:=(_K*([.J1010]-2*[.I1010]+[.H1010])) + [.I1010]" office:value-type="float" office:value="0.267290884865777">
            <text:p>0.267291</text:p>
          </table:table-cell>
          <table:table-cell table:formula="oooc:=(_K*([.K1010]-2*[.J1010]+[.I1010])) + [.J1010]" office:value-type="float" office:value="0.178193923243851">
            <text:p>0.178194</text:p>
          </table:table-cell>
          <table:table-cell table:formula="oooc:=(_K*(_b-2*[.K1010]+[.J1010])) + [.K101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11]-2*[.B1011]+_a)) + [.B1011]" office:value-type="float" office:value="0.890969616219301">
            <text:p>0.890970</text:p>
          </table:table-cell>
          <table:table-cell table:formula="oooc:=(_K*([.D1011]-2*[.C1011]+[.B1011])) + [.C1011]" office:value-type="float" office:value="0.801872654597363">
            <text:p>0.801873</text:p>
          </table:table-cell>
          <table:table-cell table:formula="oooc:=(_K*([.E1011]-2*[.D1011]+[.C1011])) + [.D1011]" office:value-type="float" office:value="0.712775692975428">
            <text:p>0.712776</text:p>
          </table:table-cell>
          <table:table-cell table:formula="oooc:=(_K*([.F1011]-2*[.E1011]+[.D1011])) + [.E1011]" office:value-type="float" office:value="0.623678731353494">
            <text:p>0.623679</text:p>
          </table:table-cell>
          <table:table-cell table:formula="oooc:=(_K*([.G1011]-2*[.F1011]+[.E1011])) + [.F1011]" office:value-type="float" office:value="0.534581769731563">
            <text:p>0.534582</text:p>
          </table:table-cell>
          <table:table-cell table:formula="oooc:=(_K*([.H1011]-2*[.G1011]+[.F1011])) + [.G1011]" office:value-type="float" office:value="0.445484808109633">
            <text:p>0.445485</text:p>
          </table:table-cell>
          <table:table-cell table:formula="oooc:=(_K*([.I1011]-2*[.H1011]+[.G1011])) + [.H1011]" office:value-type="float" office:value="0.356387846487704">
            <text:p>0.356388</text:p>
          </table:table-cell>
          <table:table-cell table:formula="oooc:=(_K*([.J1011]-2*[.I1011]+[.H1011])) + [.I1011]" office:value-type="float" office:value="0.267290884865777">
            <text:p>0.267291</text:p>
          </table:table-cell>
          <table:table-cell table:formula="oooc:=(_K*([.K1011]-2*[.J1011]+[.I1011])) + [.J1011]" office:value-type="float" office:value="0.178193923243851">
            <text:p>0.178194</text:p>
          </table:table-cell>
          <table:table-cell table:formula="oooc:=(_K*(_b-2*[.K1011]+[.J1011])) + [.K101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12]-2*[.B1012]+_a)) + [.B1012]" office:value-type="float" office:value="0.890969616219301">
            <text:p>0.890970</text:p>
          </table:table-cell>
          <table:table-cell table:formula="oooc:=(_K*([.D1012]-2*[.C1012]+[.B1012])) + [.C1012]" office:value-type="float" office:value="0.801872654597363">
            <text:p>0.801873</text:p>
          </table:table-cell>
          <table:table-cell table:formula="oooc:=(_K*([.E1012]-2*[.D1012]+[.C1012])) + [.D1012]" office:value-type="float" office:value="0.712775692975428">
            <text:p>0.712776</text:p>
          </table:table-cell>
          <table:table-cell table:formula="oooc:=(_K*([.F1012]-2*[.E1012]+[.D1012])) + [.E1012]" office:value-type="float" office:value="0.623678731353494">
            <text:p>0.623679</text:p>
          </table:table-cell>
          <table:table-cell table:formula="oooc:=(_K*([.G1012]-2*[.F1012]+[.E1012])) + [.F1012]" office:value-type="float" office:value="0.534581769731563">
            <text:p>0.534582</text:p>
          </table:table-cell>
          <table:table-cell table:formula="oooc:=(_K*([.H1012]-2*[.G1012]+[.F1012])) + [.G1012]" office:value-type="float" office:value="0.445484808109633">
            <text:p>0.445485</text:p>
          </table:table-cell>
          <table:table-cell table:formula="oooc:=(_K*([.I1012]-2*[.H1012]+[.G1012])) + [.H1012]" office:value-type="float" office:value="0.356387846487704">
            <text:p>0.356388</text:p>
          </table:table-cell>
          <table:table-cell table:formula="oooc:=(_K*([.J1012]-2*[.I1012]+[.H1012])) + [.I1012]" office:value-type="float" office:value="0.267290884865777">
            <text:p>0.267291</text:p>
          </table:table-cell>
          <table:table-cell table:formula="oooc:=(_K*([.K1012]-2*[.J1012]+[.I1012])) + [.J1012]" office:value-type="float" office:value="0.178193923243851">
            <text:p>0.178194</text:p>
          </table:table-cell>
          <table:table-cell table:formula="oooc:=(_K*(_b-2*[.K1012]+[.J1012])) + [.K101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13]-2*[.B1013]+_a)) + [.B1013]" office:value-type="float" office:value="0.890969616219301">
            <text:p>0.890970</text:p>
          </table:table-cell>
          <table:table-cell table:formula="oooc:=(_K*([.D1013]-2*[.C1013]+[.B1013])) + [.C1013]" office:value-type="float" office:value="0.801872654597363">
            <text:p>0.801873</text:p>
          </table:table-cell>
          <table:table-cell table:formula="oooc:=(_K*([.E1013]-2*[.D1013]+[.C1013])) + [.D1013]" office:value-type="float" office:value="0.712775692975428">
            <text:p>0.712776</text:p>
          </table:table-cell>
          <table:table-cell table:formula="oooc:=(_K*([.F1013]-2*[.E1013]+[.D1013])) + [.E1013]" office:value-type="float" office:value="0.623678731353494">
            <text:p>0.623679</text:p>
          </table:table-cell>
          <table:table-cell table:formula="oooc:=(_K*([.G1013]-2*[.F1013]+[.E1013])) + [.F1013]" office:value-type="float" office:value="0.534581769731563">
            <text:p>0.534582</text:p>
          </table:table-cell>
          <table:table-cell table:formula="oooc:=(_K*([.H1013]-2*[.G1013]+[.F1013])) + [.G1013]" office:value-type="float" office:value="0.445484808109633">
            <text:p>0.445485</text:p>
          </table:table-cell>
          <table:table-cell table:formula="oooc:=(_K*([.I1013]-2*[.H1013]+[.G1013])) + [.H1013]" office:value-type="float" office:value="0.356387846487704">
            <text:p>0.356388</text:p>
          </table:table-cell>
          <table:table-cell table:formula="oooc:=(_K*([.J1013]-2*[.I1013]+[.H1013])) + [.I1013]" office:value-type="float" office:value="0.267290884865777">
            <text:p>0.267291</text:p>
          </table:table-cell>
          <table:table-cell table:formula="oooc:=(_K*([.K1013]-2*[.J1013]+[.I1013])) + [.J1013]" office:value-type="float" office:value="0.178193923243851">
            <text:p>0.178194</text:p>
          </table:table-cell>
          <table:table-cell table:formula="oooc:=(_K*(_b-2*[.K1013]+[.J1013])) + [.K101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14]-2*[.B1014]+_a)) + [.B1014]" office:value-type="float" office:value="0.890969616219301">
            <text:p>0.890970</text:p>
          </table:table-cell>
          <table:table-cell table:formula="oooc:=(_K*([.D1014]-2*[.C1014]+[.B1014])) + [.C1014]" office:value-type="float" office:value="0.801872654597363">
            <text:p>0.801873</text:p>
          </table:table-cell>
          <table:table-cell table:formula="oooc:=(_K*([.E1014]-2*[.D1014]+[.C1014])) + [.D1014]" office:value-type="float" office:value="0.712775692975428">
            <text:p>0.712776</text:p>
          </table:table-cell>
          <table:table-cell table:formula="oooc:=(_K*([.F1014]-2*[.E1014]+[.D1014])) + [.E1014]" office:value-type="float" office:value="0.623678731353494">
            <text:p>0.623679</text:p>
          </table:table-cell>
          <table:table-cell table:formula="oooc:=(_K*([.G1014]-2*[.F1014]+[.E1014])) + [.F1014]" office:value-type="float" office:value="0.534581769731563">
            <text:p>0.534582</text:p>
          </table:table-cell>
          <table:table-cell table:formula="oooc:=(_K*([.H1014]-2*[.G1014]+[.F1014])) + [.G1014]" office:value-type="float" office:value="0.445484808109633">
            <text:p>0.445485</text:p>
          </table:table-cell>
          <table:table-cell table:formula="oooc:=(_K*([.I1014]-2*[.H1014]+[.G1014])) + [.H1014]" office:value-type="float" office:value="0.356387846487704">
            <text:p>0.356388</text:p>
          </table:table-cell>
          <table:table-cell table:formula="oooc:=(_K*([.J1014]-2*[.I1014]+[.H1014])) + [.I1014]" office:value-type="float" office:value="0.267290884865777">
            <text:p>0.267291</text:p>
          </table:table-cell>
          <table:table-cell table:formula="oooc:=(_K*([.K1014]-2*[.J1014]+[.I1014])) + [.J1014]" office:value-type="float" office:value="0.178193923243851">
            <text:p>0.178194</text:p>
          </table:table-cell>
          <table:table-cell table:formula="oooc:=(_K*(_b-2*[.K1014]+[.J1014])) + [.K101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15]-2*[.B1015]+_a)) + [.B1015]" office:value-type="float" office:value="0.890969616219301">
            <text:p>0.890970</text:p>
          </table:table-cell>
          <table:table-cell table:formula="oooc:=(_K*([.D1015]-2*[.C1015]+[.B1015])) + [.C1015]" office:value-type="float" office:value="0.801872654597363">
            <text:p>0.801873</text:p>
          </table:table-cell>
          <table:table-cell table:formula="oooc:=(_K*([.E1015]-2*[.D1015]+[.C1015])) + [.D1015]" office:value-type="float" office:value="0.712775692975428">
            <text:p>0.712776</text:p>
          </table:table-cell>
          <table:table-cell table:formula="oooc:=(_K*([.F1015]-2*[.E1015]+[.D1015])) + [.E1015]" office:value-type="float" office:value="0.623678731353494">
            <text:p>0.623679</text:p>
          </table:table-cell>
          <table:table-cell table:formula="oooc:=(_K*([.G1015]-2*[.F1015]+[.E1015])) + [.F1015]" office:value-type="float" office:value="0.534581769731563">
            <text:p>0.534582</text:p>
          </table:table-cell>
          <table:table-cell table:formula="oooc:=(_K*([.H1015]-2*[.G1015]+[.F1015])) + [.G1015]" office:value-type="float" office:value="0.445484808109633">
            <text:p>0.445485</text:p>
          </table:table-cell>
          <table:table-cell table:formula="oooc:=(_K*([.I1015]-2*[.H1015]+[.G1015])) + [.H1015]" office:value-type="float" office:value="0.356387846487704">
            <text:p>0.356388</text:p>
          </table:table-cell>
          <table:table-cell table:formula="oooc:=(_K*([.J1015]-2*[.I1015]+[.H1015])) + [.I1015]" office:value-type="float" office:value="0.267290884865777">
            <text:p>0.267291</text:p>
          </table:table-cell>
          <table:table-cell table:formula="oooc:=(_K*([.K1015]-2*[.J1015]+[.I1015])) + [.J1015]" office:value-type="float" office:value="0.178193923243851">
            <text:p>0.178194</text:p>
          </table:table-cell>
          <table:table-cell table:formula="oooc:=(_K*(_b-2*[.K1015]+[.J1015])) + [.K101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16]-2*[.B1016]+_a)) + [.B1016]" office:value-type="float" office:value="0.890969616219301">
            <text:p>0.890970</text:p>
          </table:table-cell>
          <table:table-cell table:formula="oooc:=(_K*([.D1016]-2*[.C1016]+[.B1016])) + [.C1016]" office:value-type="float" office:value="0.801872654597363">
            <text:p>0.801873</text:p>
          </table:table-cell>
          <table:table-cell table:formula="oooc:=(_K*([.E1016]-2*[.D1016]+[.C1016])) + [.D1016]" office:value-type="float" office:value="0.712775692975428">
            <text:p>0.712776</text:p>
          </table:table-cell>
          <table:table-cell table:formula="oooc:=(_K*([.F1016]-2*[.E1016]+[.D1016])) + [.E1016]" office:value-type="float" office:value="0.623678731353494">
            <text:p>0.623679</text:p>
          </table:table-cell>
          <table:table-cell table:formula="oooc:=(_K*([.G1016]-2*[.F1016]+[.E1016])) + [.F1016]" office:value-type="float" office:value="0.534581769731563">
            <text:p>0.534582</text:p>
          </table:table-cell>
          <table:table-cell table:formula="oooc:=(_K*([.H1016]-2*[.G1016]+[.F1016])) + [.G1016]" office:value-type="float" office:value="0.445484808109633">
            <text:p>0.445485</text:p>
          </table:table-cell>
          <table:table-cell table:formula="oooc:=(_K*([.I1016]-2*[.H1016]+[.G1016])) + [.H1016]" office:value-type="float" office:value="0.356387846487704">
            <text:p>0.356388</text:p>
          </table:table-cell>
          <table:table-cell table:formula="oooc:=(_K*([.J1016]-2*[.I1016]+[.H1016])) + [.I1016]" office:value-type="float" office:value="0.267290884865777">
            <text:p>0.267291</text:p>
          </table:table-cell>
          <table:table-cell table:formula="oooc:=(_K*([.K1016]-2*[.J1016]+[.I1016])) + [.J1016]" office:value-type="float" office:value="0.178193923243851">
            <text:p>0.178194</text:p>
          </table:table-cell>
          <table:table-cell table:formula="oooc:=(_K*(_b-2*[.K1016]+[.J1016])) + [.K101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17]-2*[.B1017]+_a)) + [.B1017]" office:value-type="float" office:value="0.890969616219301">
            <text:p>0.890970</text:p>
          </table:table-cell>
          <table:table-cell table:formula="oooc:=(_K*([.D1017]-2*[.C1017]+[.B1017])) + [.C1017]" office:value-type="float" office:value="0.801872654597363">
            <text:p>0.801873</text:p>
          </table:table-cell>
          <table:table-cell table:formula="oooc:=(_K*([.E1017]-2*[.D1017]+[.C1017])) + [.D1017]" office:value-type="float" office:value="0.712775692975428">
            <text:p>0.712776</text:p>
          </table:table-cell>
          <table:table-cell table:formula="oooc:=(_K*([.F1017]-2*[.E1017]+[.D1017])) + [.E1017]" office:value-type="float" office:value="0.623678731353494">
            <text:p>0.623679</text:p>
          </table:table-cell>
          <table:table-cell table:formula="oooc:=(_K*([.G1017]-2*[.F1017]+[.E1017])) + [.F1017]" office:value-type="float" office:value="0.534581769731563">
            <text:p>0.534582</text:p>
          </table:table-cell>
          <table:table-cell table:formula="oooc:=(_K*([.H1017]-2*[.G1017]+[.F1017])) + [.G1017]" office:value-type="float" office:value="0.445484808109633">
            <text:p>0.445485</text:p>
          </table:table-cell>
          <table:table-cell table:formula="oooc:=(_K*([.I1017]-2*[.H1017]+[.G1017])) + [.H1017]" office:value-type="float" office:value="0.356387846487704">
            <text:p>0.356388</text:p>
          </table:table-cell>
          <table:table-cell table:formula="oooc:=(_K*([.J1017]-2*[.I1017]+[.H1017])) + [.I1017]" office:value-type="float" office:value="0.267290884865777">
            <text:p>0.267291</text:p>
          </table:table-cell>
          <table:table-cell table:formula="oooc:=(_K*([.K1017]-2*[.J1017]+[.I1017])) + [.J1017]" office:value-type="float" office:value="0.178193923243851">
            <text:p>0.178194</text:p>
          </table:table-cell>
          <table:table-cell table:formula="oooc:=(_K*(_b-2*[.K1017]+[.J1017])) + [.K101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18]-2*[.B1018]+_a)) + [.B1018]" office:value-type="float" office:value="0.890969616219301">
            <text:p>0.890970</text:p>
          </table:table-cell>
          <table:table-cell table:formula="oooc:=(_K*([.D1018]-2*[.C1018]+[.B1018])) + [.C1018]" office:value-type="float" office:value="0.801872654597363">
            <text:p>0.801873</text:p>
          </table:table-cell>
          <table:table-cell table:formula="oooc:=(_K*([.E1018]-2*[.D1018]+[.C1018])) + [.D1018]" office:value-type="float" office:value="0.712775692975428">
            <text:p>0.712776</text:p>
          </table:table-cell>
          <table:table-cell table:formula="oooc:=(_K*([.F1018]-2*[.E1018]+[.D1018])) + [.E1018]" office:value-type="float" office:value="0.623678731353494">
            <text:p>0.623679</text:p>
          </table:table-cell>
          <table:table-cell table:formula="oooc:=(_K*([.G1018]-2*[.F1018]+[.E1018])) + [.F1018]" office:value-type="float" office:value="0.534581769731563">
            <text:p>0.534582</text:p>
          </table:table-cell>
          <table:table-cell table:formula="oooc:=(_K*([.H1018]-2*[.G1018]+[.F1018])) + [.G1018]" office:value-type="float" office:value="0.445484808109633">
            <text:p>0.445485</text:p>
          </table:table-cell>
          <table:table-cell table:formula="oooc:=(_K*([.I1018]-2*[.H1018]+[.G1018])) + [.H1018]" office:value-type="float" office:value="0.356387846487704">
            <text:p>0.356388</text:p>
          </table:table-cell>
          <table:table-cell table:formula="oooc:=(_K*([.J1018]-2*[.I1018]+[.H1018])) + [.I1018]" office:value-type="float" office:value="0.267290884865777">
            <text:p>0.267291</text:p>
          </table:table-cell>
          <table:table-cell table:formula="oooc:=(_K*([.K1018]-2*[.J1018]+[.I1018])) + [.J1018]" office:value-type="float" office:value="0.178193923243851">
            <text:p>0.178194</text:p>
          </table:table-cell>
          <table:table-cell table:formula="oooc:=(_K*(_b-2*[.K1018]+[.J1018])) + [.K101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19]-2*[.B1019]+_a)) + [.B1019]" office:value-type="float" office:value="0.890969616219301">
            <text:p>0.890970</text:p>
          </table:table-cell>
          <table:table-cell table:formula="oooc:=(_K*([.D1019]-2*[.C1019]+[.B1019])) + [.C1019]" office:value-type="float" office:value="0.801872654597363">
            <text:p>0.801873</text:p>
          </table:table-cell>
          <table:table-cell table:formula="oooc:=(_K*([.E1019]-2*[.D1019]+[.C1019])) + [.D1019]" office:value-type="float" office:value="0.712775692975428">
            <text:p>0.712776</text:p>
          </table:table-cell>
          <table:table-cell table:formula="oooc:=(_K*([.F1019]-2*[.E1019]+[.D1019])) + [.E1019]" office:value-type="float" office:value="0.623678731353494">
            <text:p>0.623679</text:p>
          </table:table-cell>
          <table:table-cell table:formula="oooc:=(_K*([.G1019]-2*[.F1019]+[.E1019])) + [.F1019]" office:value-type="float" office:value="0.534581769731563">
            <text:p>0.534582</text:p>
          </table:table-cell>
          <table:table-cell table:formula="oooc:=(_K*([.H1019]-2*[.G1019]+[.F1019])) + [.G1019]" office:value-type="float" office:value="0.445484808109633">
            <text:p>0.445485</text:p>
          </table:table-cell>
          <table:table-cell table:formula="oooc:=(_K*([.I1019]-2*[.H1019]+[.G1019])) + [.H1019]" office:value-type="float" office:value="0.356387846487704">
            <text:p>0.356388</text:p>
          </table:table-cell>
          <table:table-cell table:formula="oooc:=(_K*([.J1019]-2*[.I1019]+[.H1019])) + [.I1019]" office:value-type="float" office:value="0.267290884865777">
            <text:p>0.267291</text:p>
          </table:table-cell>
          <table:table-cell table:formula="oooc:=(_K*([.K1019]-2*[.J1019]+[.I1019])) + [.J1019]" office:value-type="float" office:value="0.178193923243851">
            <text:p>0.178194</text:p>
          </table:table-cell>
          <table:table-cell table:formula="oooc:=(_K*(_b-2*[.K1019]+[.J1019])) + [.K101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20]-2*[.B1020]+_a)) + [.B1020]" office:value-type="float" office:value="0.890969616219301">
            <text:p>0.890970</text:p>
          </table:table-cell>
          <table:table-cell table:formula="oooc:=(_K*([.D1020]-2*[.C1020]+[.B1020])) + [.C1020]" office:value-type="float" office:value="0.801872654597363">
            <text:p>0.801873</text:p>
          </table:table-cell>
          <table:table-cell table:formula="oooc:=(_K*([.E1020]-2*[.D1020]+[.C1020])) + [.D1020]" office:value-type="float" office:value="0.712775692975428">
            <text:p>0.712776</text:p>
          </table:table-cell>
          <table:table-cell table:formula="oooc:=(_K*([.F1020]-2*[.E1020]+[.D1020])) + [.E1020]" office:value-type="float" office:value="0.623678731353494">
            <text:p>0.623679</text:p>
          </table:table-cell>
          <table:table-cell table:formula="oooc:=(_K*([.G1020]-2*[.F1020]+[.E1020])) + [.F1020]" office:value-type="float" office:value="0.534581769731563">
            <text:p>0.534582</text:p>
          </table:table-cell>
          <table:table-cell table:formula="oooc:=(_K*([.H1020]-2*[.G1020]+[.F1020])) + [.G1020]" office:value-type="float" office:value="0.445484808109633">
            <text:p>0.445485</text:p>
          </table:table-cell>
          <table:table-cell table:formula="oooc:=(_K*([.I1020]-2*[.H1020]+[.G1020])) + [.H1020]" office:value-type="float" office:value="0.356387846487704">
            <text:p>0.356388</text:p>
          </table:table-cell>
          <table:table-cell table:formula="oooc:=(_K*([.J1020]-2*[.I1020]+[.H1020])) + [.I1020]" office:value-type="float" office:value="0.267290884865777">
            <text:p>0.267291</text:p>
          </table:table-cell>
          <table:table-cell table:formula="oooc:=(_K*([.K1020]-2*[.J1020]+[.I1020])) + [.J1020]" office:value-type="float" office:value="0.178193923243851">
            <text:p>0.178194</text:p>
          </table:table-cell>
          <table:table-cell table:formula="oooc:=(_K*(_b-2*[.K1020]+[.J1020])) + [.K102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21]-2*[.B1021]+_a)) + [.B1021]" office:value-type="float" office:value="0.890969616219301">
            <text:p>0.890970</text:p>
          </table:table-cell>
          <table:table-cell table:formula="oooc:=(_K*([.D1021]-2*[.C1021]+[.B1021])) + [.C1021]" office:value-type="float" office:value="0.801872654597363">
            <text:p>0.801873</text:p>
          </table:table-cell>
          <table:table-cell table:formula="oooc:=(_K*([.E1021]-2*[.D1021]+[.C1021])) + [.D1021]" office:value-type="float" office:value="0.712775692975428">
            <text:p>0.712776</text:p>
          </table:table-cell>
          <table:table-cell table:formula="oooc:=(_K*([.F1021]-2*[.E1021]+[.D1021])) + [.E1021]" office:value-type="float" office:value="0.623678731353494">
            <text:p>0.623679</text:p>
          </table:table-cell>
          <table:table-cell table:formula="oooc:=(_K*([.G1021]-2*[.F1021]+[.E1021])) + [.F1021]" office:value-type="float" office:value="0.534581769731563">
            <text:p>0.534582</text:p>
          </table:table-cell>
          <table:table-cell table:formula="oooc:=(_K*([.H1021]-2*[.G1021]+[.F1021])) + [.G1021]" office:value-type="float" office:value="0.445484808109633">
            <text:p>0.445485</text:p>
          </table:table-cell>
          <table:table-cell table:formula="oooc:=(_K*([.I1021]-2*[.H1021]+[.G1021])) + [.H1021]" office:value-type="float" office:value="0.356387846487704">
            <text:p>0.356388</text:p>
          </table:table-cell>
          <table:table-cell table:formula="oooc:=(_K*([.J1021]-2*[.I1021]+[.H1021])) + [.I1021]" office:value-type="float" office:value="0.267290884865777">
            <text:p>0.267291</text:p>
          </table:table-cell>
          <table:table-cell table:formula="oooc:=(_K*([.K1021]-2*[.J1021]+[.I1021])) + [.J1021]" office:value-type="float" office:value="0.178193923243851">
            <text:p>0.178194</text:p>
          </table:table-cell>
          <table:table-cell table:formula="oooc:=(_K*(_b-2*[.K1021]+[.J1021])) + [.K102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22]-2*[.B1022]+_a)) + [.B1022]" office:value-type="float" office:value="0.890969616219301">
            <text:p>0.890970</text:p>
          </table:table-cell>
          <table:table-cell table:formula="oooc:=(_K*([.D1022]-2*[.C1022]+[.B1022])) + [.C1022]" office:value-type="float" office:value="0.801872654597363">
            <text:p>0.801873</text:p>
          </table:table-cell>
          <table:table-cell table:formula="oooc:=(_K*([.E1022]-2*[.D1022]+[.C1022])) + [.D1022]" office:value-type="float" office:value="0.712775692975428">
            <text:p>0.712776</text:p>
          </table:table-cell>
          <table:table-cell table:formula="oooc:=(_K*([.F1022]-2*[.E1022]+[.D1022])) + [.E1022]" office:value-type="float" office:value="0.623678731353494">
            <text:p>0.623679</text:p>
          </table:table-cell>
          <table:table-cell table:formula="oooc:=(_K*([.G1022]-2*[.F1022]+[.E1022])) + [.F1022]" office:value-type="float" office:value="0.534581769731563">
            <text:p>0.534582</text:p>
          </table:table-cell>
          <table:table-cell table:formula="oooc:=(_K*([.H1022]-2*[.G1022]+[.F1022])) + [.G1022]" office:value-type="float" office:value="0.445484808109633">
            <text:p>0.445485</text:p>
          </table:table-cell>
          <table:table-cell table:formula="oooc:=(_K*([.I1022]-2*[.H1022]+[.G1022])) + [.H1022]" office:value-type="float" office:value="0.356387846487704">
            <text:p>0.356388</text:p>
          </table:table-cell>
          <table:table-cell table:formula="oooc:=(_K*([.J1022]-2*[.I1022]+[.H1022])) + [.I1022]" office:value-type="float" office:value="0.267290884865777">
            <text:p>0.267291</text:p>
          </table:table-cell>
          <table:table-cell table:formula="oooc:=(_K*([.K1022]-2*[.J1022]+[.I1022])) + [.J1022]" office:value-type="float" office:value="0.178193923243851">
            <text:p>0.178194</text:p>
          </table:table-cell>
          <table:table-cell table:formula="oooc:=(_K*(_b-2*[.K1022]+[.J1022])) + [.K102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23]-2*[.B1023]+_a)) + [.B1023]" office:value-type="float" office:value="0.890969616219301">
            <text:p>0.890970</text:p>
          </table:table-cell>
          <table:table-cell table:formula="oooc:=(_K*([.D1023]-2*[.C1023]+[.B1023])) + [.C1023]" office:value-type="float" office:value="0.801872654597363">
            <text:p>0.801873</text:p>
          </table:table-cell>
          <table:table-cell table:formula="oooc:=(_K*([.E1023]-2*[.D1023]+[.C1023])) + [.D1023]" office:value-type="float" office:value="0.712775692975428">
            <text:p>0.712776</text:p>
          </table:table-cell>
          <table:table-cell table:formula="oooc:=(_K*([.F1023]-2*[.E1023]+[.D1023])) + [.E1023]" office:value-type="float" office:value="0.623678731353494">
            <text:p>0.623679</text:p>
          </table:table-cell>
          <table:table-cell table:formula="oooc:=(_K*([.G1023]-2*[.F1023]+[.E1023])) + [.F1023]" office:value-type="float" office:value="0.534581769731563">
            <text:p>0.534582</text:p>
          </table:table-cell>
          <table:table-cell table:formula="oooc:=(_K*([.H1023]-2*[.G1023]+[.F1023])) + [.G1023]" office:value-type="float" office:value="0.445484808109633">
            <text:p>0.445485</text:p>
          </table:table-cell>
          <table:table-cell table:formula="oooc:=(_K*([.I1023]-2*[.H1023]+[.G1023])) + [.H1023]" office:value-type="float" office:value="0.356387846487704">
            <text:p>0.356388</text:p>
          </table:table-cell>
          <table:table-cell table:formula="oooc:=(_K*([.J1023]-2*[.I1023]+[.H1023])) + [.I1023]" office:value-type="float" office:value="0.267290884865777">
            <text:p>0.267291</text:p>
          </table:table-cell>
          <table:table-cell table:formula="oooc:=(_K*([.K1023]-2*[.J1023]+[.I1023])) + [.J1023]" office:value-type="float" office:value="0.178193923243851">
            <text:p>0.178194</text:p>
          </table:table-cell>
          <table:table-cell table:formula="oooc:=(_K*(_b-2*[.K1023]+[.J1023])) + [.K102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24]-2*[.B1024]+_a)) + [.B1024]" office:value-type="float" office:value="0.890969616219301">
            <text:p>0.890970</text:p>
          </table:table-cell>
          <table:table-cell table:formula="oooc:=(_K*([.D1024]-2*[.C1024]+[.B1024])) + [.C1024]" office:value-type="float" office:value="0.801872654597363">
            <text:p>0.801873</text:p>
          </table:table-cell>
          <table:table-cell table:formula="oooc:=(_K*([.E1024]-2*[.D1024]+[.C1024])) + [.D1024]" office:value-type="float" office:value="0.712775692975428">
            <text:p>0.712776</text:p>
          </table:table-cell>
          <table:table-cell table:formula="oooc:=(_K*([.F1024]-2*[.E1024]+[.D1024])) + [.E1024]" office:value-type="float" office:value="0.623678731353494">
            <text:p>0.623679</text:p>
          </table:table-cell>
          <table:table-cell table:formula="oooc:=(_K*([.G1024]-2*[.F1024]+[.E1024])) + [.F1024]" office:value-type="float" office:value="0.534581769731563">
            <text:p>0.534582</text:p>
          </table:table-cell>
          <table:table-cell table:formula="oooc:=(_K*([.H1024]-2*[.G1024]+[.F1024])) + [.G1024]" office:value-type="float" office:value="0.445484808109633">
            <text:p>0.445485</text:p>
          </table:table-cell>
          <table:table-cell table:formula="oooc:=(_K*([.I1024]-2*[.H1024]+[.G1024])) + [.H1024]" office:value-type="float" office:value="0.356387846487704">
            <text:p>0.356388</text:p>
          </table:table-cell>
          <table:table-cell table:formula="oooc:=(_K*([.J1024]-2*[.I1024]+[.H1024])) + [.I1024]" office:value-type="float" office:value="0.267290884865777">
            <text:p>0.267291</text:p>
          </table:table-cell>
          <table:table-cell table:formula="oooc:=(_K*([.K1024]-2*[.J1024]+[.I1024])) + [.J1024]" office:value-type="float" office:value="0.178193923243851">
            <text:p>0.178194</text:p>
          </table:table-cell>
          <table:table-cell table:formula="oooc:=(_K*(_b-2*[.K1024]+[.J1024])) + [.K102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25]-2*[.B1025]+_a)) + [.B1025]" office:value-type="float" office:value="0.890969616219301">
            <text:p>0.890970</text:p>
          </table:table-cell>
          <table:table-cell table:formula="oooc:=(_K*([.D1025]-2*[.C1025]+[.B1025])) + [.C1025]" office:value-type="float" office:value="0.801872654597363">
            <text:p>0.801873</text:p>
          </table:table-cell>
          <table:table-cell table:formula="oooc:=(_K*([.E1025]-2*[.D1025]+[.C1025])) + [.D1025]" office:value-type="float" office:value="0.712775692975428">
            <text:p>0.712776</text:p>
          </table:table-cell>
          <table:table-cell table:formula="oooc:=(_K*([.F1025]-2*[.E1025]+[.D1025])) + [.E1025]" office:value-type="float" office:value="0.623678731353494">
            <text:p>0.623679</text:p>
          </table:table-cell>
          <table:table-cell table:formula="oooc:=(_K*([.G1025]-2*[.F1025]+[.E1025])) + [.F1025]" office:value-type="float" office:value="0.534581769731563">
            <text:p>0.534582</text:p>
          </table:table-cell>
          <table:table-cell table:formula="oooc:=(_K*([.H1025]-2*[.G1025]+[.F1025])) + [.G1025]" office:value-type="float" office:value="0.445484808109633">
            <text:p>0.445485</text:p>
          </table:table-cell>
          <table:table-cell table:formula="oooc:=(_K*([.I1025]-2*[.H1025]+[.G1025])) + [.H1025]" office:value-type="float" office:value="0.356387846487704">
            <text:p>0.356388</text:p>
          </table:table-cell>
          <table:table-cell table:formula="oooc:=(_K*([.J1025]-2*[.I1025]+[.H1025])) + [.I1025]" office:value-type="float" office:value="0.267290884865777">
            <text:p>0.267291</text:p>
          </table:table-cell>
          <table:table-cell table:formula="oooc:=(_K*([.K1025]-2*[.J1025]+[.I1025])) + [.J1025]" office:value-type="float" office:value="0.178193923243851">
            <text:p>0.178194</text:p>
          </table:table-cell>
          <table:table-cell table:formula="oooc:=(_K*(_b-2*[.K1025]+[.J1025])) + [.K102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26]-2*[.B1026]+_a)) + [.B1026]" office:value-type="float" office:value="0.890969616219301">
            <text:p>0.890970</text:p>
          </table:table-cell>
          <table:table-cell table:formula="oooc:=(_K*([.D1026]-2*[.C1026]+[.B1026])) + [.C1026]" office:value-type="float" office:value="0.801872654597363">
            <text:p>0.801873</text:p>
          </table:table-cell>
          <table:table-cell table:formula="oooc:=(_K*([.E1026]-2*[.D1026]+[.C1026])) + [.D1026]" office:value-type="float" office:value="0.712775692975428">
            <text:p>0.712776</text:p>
          </table:table-cell>
          <table:table-cell table:formula="oooc:=(_K*([.F1026]-2*[.E1026]+[.D1026])) + [.E1026]" office:value-type="float" office:value="0.623678731353494">
            <text:p>0.623679</text:p>
          </table:table-cell>
          <table:table-cell table:formula="oooc:=(_K*([.G1026]-2*[.F1026]+[.E1026])) + [.F1026]" office:value-type="float" office:value="0.534581769731563">
            <text:p>0.534582</text:p>
          </table:table-cell>
          <table:table-cell table:formula="oooc:=(_K*([.H1026]-2*[.G1026]+[.F1026])) + [.G1026]" office:value-type="float" office:value="0.445484808109633">
            <text:p>0.445485</text:p>
          </table:table-cell>
          <table:table-cell table:formula="oooc:=(_K*([.I1026]-2*[.H1026]+[.G1026])) + [.H1026]" office:value-type="float" office:value="0.356387846487704">
            <text:p>0.356388</text:p>
          </table:table-cell>
          <table:table-cell table:formula="oooc:=(_K*([.J1026]-2*[.I1026]+[.H1026])) + [.I1026]" office:value-type="float" office:value="0.267290884865777">
            <text:p>0.267291</text:p>
          </table:table-cell>
          <table:table-cell table:formula="oooc:=(_K*([.K1026]-2*[.J1026]+[.I1026])) + [.J1026]" office:value-type="float" office:value="0.178193923243851">
            <text:p>0.178194</text:p>
          </table:table-cell>
          <table:table-cell table:formula="oooc:=(_K*(_b-2*[.K1026]+[.J1026])) + [.K102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27]-2*[.B1027]+_a)) + [.B1027]" office:value-type="float" office:value="0.890969616219301">
            <text:p>0.890970</text:p>
          </table:table-cell>
          <table:table-cell table:formula="oooc:=(_K*([.D1027]-2*[.C1027]+[.B1027])) + [.C1027]" office:value-type="float" office:value="0.801872654597363">
            <text:p>0.801873</text:p>
          </table:table-cell>
          <table:table-cell table:formula="oooc:=(_K*([.E1027]-2*[.D1027]+[.C1027])) + [.D1027]" office:value-type="float" office:value="0.712775692975428">
            <text:p>0.712776</text:p>
          </table:table-cell>
          <table:table-cell table:formula="oooc:=(_K*([.F1027]-2*[.E1027]+[.D1027])) + [.E1027]" office:value-type="float" office:value="0.623678731353494">
            <text:p>0.623679</text:p>
          </table:table-cell>
          <table:table-cell table:formula="oooc:=(_K*([.G1027]-2*[.F1027]+[.E1027])) + [.F1027]" office:value-type="float" office:value="0.534581769731563">
            <text:p>0.534582</text:p>
          </table:table-cell>
          <table:table-cell table:formula="oooc:=(_K*([.H1027]-2*[.G1027]+[.F1027])) + [.G1027]" office:value-type="float" office:value="0.445484808109633">
            <text:p>0.445485</text:p>
          </table:table-cell>
          <table:table-cell table:formula="oooc:=(_K*([.I1027]-2*[.H1027]+[.G1027])) + [.H1027]" office:value-type="float" office:value="0.356387846487704">
            <text:p>0.356388</text:p>
          </table:table-cell>
          <table:table-cell table:formula="oooc:=(_K*([.J1027]-2*[.I1027]+[.H1027])) + [.I1027]" office:value-type="float" office:value="0.267290884865777">
            <text:p>0.267291</text:p>
          </table:table-cell>
          <table:table-cell table:formula="oooc:=(_K*([.K1027]-2*[.J1027]+[.I1027])) + [.J1027]" office:value-type="float" office:value="0.178193923243851">
            <text:p>0.178194</text:p>
          </table:table-cell>
          <table:table-cell table:formula="oooc:=(_K*(_b-2*[.K1027]+[.J1027])) + [.K102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28]-2*[.B1028]+_a)) + [.B1028]" office:value-type="float" office:value="0.890969616219301">
            <text:p>0.890970</text:p>
          </table:table-cell>
          <table:table-cell table:formula="oooc:=(_K*([.D1028]-2*[.C1028]+[.B1028])) + [.C1028]" office:value-type="float" office:value="0.801872654597363">
            <text:p>0.801873</text:p>
          </table:table-cell>
          <table:table-cell table:formula="oooc:=(_K*([.E1028]-2*[.D1028]+[.C1028])) + [.D1028]" office:value-type="float" office:value="0.712775692975428">
            <text:p>0.712776</text:p>
          </table:table-cell>
          <table:table-cell table:formula="oooc:=(_K*([.F1028]-2*[.E1028]+[.D1028])) + [.E1028]" office:value-type="float" office:value="0.623678731353494">
            <text:p>0.623679</text:p>
          </table:table-cell>
          <table:table-cell table:formula="oooc:=(_K*([.G1028]-2*[.F1028]+[.E1028])) + [.F1028]" office:value-type="float" office:value="0.534581769731563">
            <text:p>0.534582</text:p>
          </table:table-cell>
          <table:table-cell table:formula="oooc:=(_K*([.H1028]-2*[.G1028]+[.F1028])) + [.G1028]" office:value-type="float" office:value="0.445484808109633">
            <text:p>0.445485</text:p>
          </table:table-cell>
          <table:table-cell table:formula="oooc:=(_K*([.I1028]-2*[.H1028]+[.G1028])) + [.H1028]" office:value-type="float" office:value="0.356387846487704">
            <text:p>0.356388</text:p>
          </table:table-cell>
          <table:table-cell table:formula="oooc:=(_K*([.J1028]-2*[.I1028]+[.H1028])) + [.I1028]" office:value-type="float" office:value="0.267290884865777">
            <text:p>0.267291</text:p>
          </table:table-cell>
          <table:table-cell table:formula="oooc:=(_K*([.K1028]-2*[.J1028]+[.I1028])) + [.J1028]" office:value-type="float" office:value="0.178193923243851">
            <text:p>0.178194</text:p>
          </table:table-cell>
          <table:table-cell table:formula="oooc:=(_K*(_b-2*[.K1028]+[.J1028])) + [.K102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29]-2*[.B1029]+_a)) + [.B1029]" office:value-type="float" office:value="0.890969616219301">
            <text:p>0.890970</text:p>
          </table:table-cell>
          <table:table-cell table:formula="oooc:=(_K*([.D1029]-2*[.C1029]+[.B1029])) + [.C1029]" office:value-type="float" office:value="0.801872654597363">
            <text:p>0.801873</text:p>
          </table:table-cell>
          <table:table-cell table:formula="oooc:=(_K*([.E1029]-2*[.D1029]+[.C1029])) + [.D1029]" office:value-type="float" office:value="0.712775692975428">
            <text:p>0.712776</text:p>
          </table:table-cell>
          <table:table-cell table:formula="oooc:=(_K*([.F1029]-2*[.E1029]+[.D1029])) + [.E1029]" office:value-type="float" office:value="0.623678731353494">
            <text:p>0.623679</text:p>
          </table:table-cell>
          <table:table-cell table:formula="oooc:=(_K*([.G1029]-2*[.F1029]+[.E1029])) + [.F1029]" office:value-type="float" office:value="0.534581769731563">
            <text:p>0.534582</text:p>
          </table:table-cell>
          <table:table-cell table:formula="oooc:=(_K*([.H1029]-2*[.G1029]+[.F1029])) + [.G1029]" office:value-type="float" office:value="0.445484808109633">
            <text:p>0.445485</text:p>
          </table:table-cell>
          <table:table-cell table:formula="oooc:=(_K*([.I1029]-2*[.H1029]+[.G1029])) + [.H1029]" office:value-type="float" office:value="0.356387846487704">
            <text:p>0.356388</text:p>
          </table:table-cell>
          <table:table-cell table:formula="oooc:=(_K*([.J1029]-2*[.I1029]+[.H1029])) + [.I1029]" office:value-type="float" office:value="0.267290884865777">
            <text:p>0.267291</text:p>
          </table:table-cell>
          <table:table-cell table:formula="oooc:=(_K*([.K1029]-2*[.J1029]+[.I1029])) + [.J1029]" office:value-type="float" office:value="0.178193923243851">
            <text:p>0.178194</text:p>
          </table:table-cell>
          <table:table-cell table:formula="oooc:=(_K*(_b-2*[.K1029]+[.J1029])) + [.K102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30]-2*[.B1030]+_a)) + [.B1030]" office:value-type="float" office:value="0.890969616219301">
            <text:p>0.890970</text:p>
          </table:table-cell>
          <table:table-cell table:formula="oooc:=(_K*([.D1030]-2*[.C1030]+[.B1030])) + [.C1030]" office:value-type="float" office:value="0.801872654597363">
            <text:p>0.801873</text:p>
          </table:table-cell>
          <table:table-cell table:formula="oooc:=(_K*([.E1030]-2*[.D1030]+[.C1030])) + [.D1030]" office:value-type="float" office:value="0.712775692975428">
            <text:p>0.712776</text:p>
          </table:table-cell>
          <table:table-cell table:formula="oooc:=(_K*([.F1030]-2*[.E1030]+[.D1030])) + [.E1030]" office:value-type="float" office:value="0.623678731353494">
            <text:p>0.623679</text:p>
          </table:table-cell>
          <table:table-cell table:formula="oooc:=(_K*([.G1030]-2*[.F1030]+[.E1030])) + [.F1030]" office:value-type="float" office:value="0.534581769731563">
            <text:p>0.534582</text:p>
          </table:table-cell>
          <table:table-cell table:formula="oooc:=(_K*([.H1030]-2*[.G1030]+[.F1030])) + [.G1030]" office:value-type="float" office:value="0.445484808109633">
            <text:p>0.445485</text:p>
          </table:table-cell>
          <table:table-cell table:formula="oooc:=(_K*([.I1030]-2*[.H1030]+[.G1030])) + [.H1030]" office:value-type="float" office:value="0.356387846487704">
            <text:p>0.356388</text:p>
          </table:table-cell>
          <table:table-cell table:formula="oooc:=(_K*([.J1030]-2*[.I1030]+[.H1030])) + [.I1030]" office:value-type="float" office:value="0.267290884865777">
            <text:p>0.267291</text:p>
          </table:table-cell>
          <table:table-cell table:formula="oooc:=(_K*([.K1030]-2*[.J1030]+[.I1030])) + [.J1030]" office:value-type="float" office:value="0.178193923243851">
            <text:p>0.178194</text:p>
          </table:table-cell>
          <table:table-cell table:formula="oooc:=(_K*(_b-2*[.K1030]+[.J1030])) + [.K103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31]-2*[.B1031]+_a)) + [.B1031]" office:value-type="float" office:value="0.890969616219301">
            <text:p>0.890970</text:p>
          </table:table-cell>
          <table:table-cell table:formula="oooc:=(_K*([.D1031]-2*[.C1031]+[.B1031])) + [.C1031]" office:value-type="float" office:value="0.801872654597363">
            <text:p>0.801873</text:p>
          </table:table-cell>
          <table:table-cell table:formula="oooc:=(_K*([.E1031]-2*[.D1031]+[.C1031])) + [.D1031]" office:value-type="float" office:value="0.712775692975428">
            <text:p>0.712776</text:p>
          </table:table-cell>
          <table:table-cell table:formula="oooc:=(_K*([.F1031]-2*[.E1031]+[.D1031])) + [.E1031]" office:value-type="float" office:value="0.623678731353494">
            <text:p>0.623679</text:p>
          </table:table-cell>
          <table:table-cell table:formula="oooc:=(_K*([.G1031]-2*[.F1031]+[.E1031])) + [.F1031]" office:value-type="float" office:value="0.534581769731563">
            <text:p>0.534582</text:p>
          </table:table-cell>
          <table:table-cell table:formula="oooc:=(_K*([.H1031]-2*[.G1031]+[.F1031])) + [.G1031]" office:value-type="float" office:value="0.445484808109633">
            <text:p>0.445485</text:p>
          </table:table-cell>
          <table:table-cell table:formula="oooc:=(_K*([.I1031]-2*[.H1031]+[.G1031])) + [.H1031]" office:value-type="float" office:value="0.356387846487704">
            <text:p>0.356388</text:p>
          </table:table-cell>
          <table:table-cell table:formula="oooc:=(_K*([.J1031]-2*[.I1031]+[.H1031])) + [.I1031]" office:value-type="float" office:value="0.267290884865777">
            <text:p>0.267291</text:p>
          </table:table-cell>
          <table:table-cell table:formula="oooc:=(_K*([.K1031]-2*[.J1031]+[.I1031])) + [.J1031]" office:value-type="float" office:value="0.178193923243851">
            <text:p>0.178194</text:p>
          </table:table-cell>
          <table:table-cell table:formula="oooc:=(_K*(_b-2*[.K1031]+[.J1031])) + [.K103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32]-2*[.B1032]+_a)) + [.B1032]" office:value-type="float" office:value="0.890969616219301">
            <text:p>0.890970</text:p>
          </table:table-cell>
          <table:table-cell table:formula="oooc:=(_K*([.D1032]-2*[.C1032]+[.B1032])) + [.C1032]" office:value-type="float" office:value="0.801872654597363">
            <text:p>0.801873</text:p>
          </table:table-cell>
          <table:table-cell table:formula="oooc:=(_K*([.E1032]-2*[.D1032]+[.C1032])) + [.D1032]" office:value-type="float" office:value="0.712775692975428">
            <text:p>0.712776</text:p>
          </table:table-cell>
          <table:table-cell table:formula="oooc:=(_K*([.F1032]-2*[.E1032]+[.D1032])) + [.E1032]" office:value-type="float" office:value="0.623678731353494">
            <text:p>0.623679</text:p>
          </table:table-cell>
          <table:table-cell table:formula="oooc:=(_K*([.G1032]-2*[.F1032]+[.E1032])) + [.F1032]" office:value-type="float" office:value="0.534581769731563">
            <text:p>0.534582</text:p>
          </table:table-cell>
          <table:table-cell table:formula="oooc:=(_K*([.H1032]-2*[.G1032]+[.F1032])) + [.G1032]" office:value-type="float" office:value="0.445484808109633">
            <text:p>0.445485</text:p>
          </table:table-cell>
          <table:table-cell table:formula="oooc:=(_K*([.I1032]-2*[.H1032]+[.G1032])) + [.H1032]" office:value-type="float" office:value="0.356387846487704">
            <text:p>0.356388</text:p>
          </table:table-cell>
          <table:table-cell table:formula="oooc:=(_K*([.J1032]-2*[.I1032]+[.H1032])) + [.I1032]" office:value-type="float" office:value="0.267290884865777">
            <text:p>0.267291</text:p>
          </table:table-cell>
          <table:table-cell table:formula="oooc:=(_K*([.K1032]-2*[.J1032]+[.I1032])) + [.J1032]" office:value-type="float" office:value="0.178193923243851">
            <text:p>0.178194</text:p>
          </table:table-cell>
          <table:table-cell table:formula="oooc:=(_K*(_b-2*[.K1032]+[.J1032])) + [.K103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33]-2*[.B1033]+_a)) + [.B1033]" office:value-type="float" office:value="0.890969616219301">
            <text:p>0.890970</text:p>
          </table:table-cell>
          <table:table-cell table:formula="oooc:=(_K*([.D1033]-2*[.C1033]+[.B1033])) + [.C1033]" office:value-type="float" office:value="0.801872654597363">
            <text:p>0.801873</text:p>
          </table:table-cell>
          <table:table-cell table:formula="oooc:=(_K*([.E1033]-2*[.D1033]+[.C1033])) + [.D1033]" office:value-type="float" office:value="0.712775692975428">
            <text:p>0.712776</text:p>
          </table:table-cell>
          <table:table-cell table:formula="oooc:=(_K*([.F1033]-2*[.E1033]+[.D1033])) + [.E1033]" office:value-type="float" office:value="0.623678731353494">
            <text:p>0.623679</text:p>
          </table:table-cell>
          <table:table-cell table:formula="oooc:=(_K*([.G1033]-2*[.F1033]+[.E1033])) + [.F1033]" office:value-type="float" office:value="0.534581769731563">
            <text:p>0.534582</text:p>
          </table:table-cell>
          <table:table-cell table:formula="oooc:=(_K*([.H1033]-2*[.G1033]+[.F1033])) + [.G1033]" office:value-type="float" office:value="0.445484808109633">
            <text:p>0.445485</text:p>
          </table:table-cell>
          <table:table-cell table:formula="oooc:=(_K*([.I1033]-2*[.H1033]+[.G1033])) + [.H1033]" office:value-type="float" office:value="0.356387846487704">
            <text:p>0.356388</text:p>
          </table:table-cell>
          <table:table-cell table:formula="oooc:=(_K*([.J1033]-2*[.I1033]+[.H1033])) + [.I1033]" office:value-type="float" office:value="0.267290884865777">
            <text:p>0.267291</text:p>
          </table:table-cell>
          <table:table-cell table:formula="oooc:=(_K*([.K1033]-2*[.J1033]+[.I1033])) + [.J1033]" office:value-type="float" office:value="0.178193923243851">
            <text:p>0.178194</text:p>
          </table:table-cell>
          <table:table-cell table:formula="oooc:=(_K*(_b-2*[.K1033]+[.J1033])) + [.K103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34]-2*[.B1034]+_a)) + [.B1034]" office:value-type="float" office:value="0.890969616219301">
            <text:p>0.890970</text:p>
          </table:table-cell>
          <table:table-cell table:formula="oooc:=(_K*([.D1034]-2*[.C1034]+[.B1034])) + [.C1034]" office:value-type="float" office:value="0.801872654597363">
            <text:p>0.801873</text:p>
          </table:table-cell>
          <table:table-cell table:formula="oooc:=(_K*([.E1034]-2*[.D1034]+[.C1034])) + [.D1034]" office:value-type="float" office:value="0.712775692975428">
            <text:p>0.712776</text:p>
          </table:table-cell>
          <table:table-cell table:formula="oooc:=(_K*([.F1034]-2*[.E1034]+[.D1034])) + [.E1034]" office:value-type="float" office:value="0.623678731353494">
            <text:p>0.623679</text:p>
          </table:table-cell>
          <table:table-cell table:formula="oooc:=(_K*([.G1034]-2*[.F1034]+[.E1034])) + [.F1034]" office:value-type="float" office:value="0.534581769731563">
            <text:p>0.534582</text:p>
          </table:table-cell>
          <table:table-cell table:formula="oooc:=(_K*([.H1034]-2*[.G1034]+[.F1034])) + [.G1034]" office:value-type="float" office:value="0.445484808109633">
            <text:p>0.445485</text:p>
          </table:table-cell>
          <table:table-cell table:formula="oooc:=(_K*([.I1034]-2*[.H1034]+[.G1034])) + [.H1034]" office:value-type="float" office:value="0.356387846487704">
            <text:p>0.356388</text:p>
          </table:table-cell>
          <table:table-cell table:formula="oooc:=(_K*([.J1034]-2*[.I1034]+[.H1034])) + [.I1034]" office:value-type="float" office:value="0.267290884865777">
            <text:p>0.267291</text:p>
          </table:table-cell>
          <table:table-cell table:formula="oooc:=(_K*([.K1034]-2*[.J1034]+[.I1034])) + [.J1034]" office:value-type="float" office:value="0.178193923243851">
            <text:p>0.178194</text:p>
          </table:table-cell>
          <table:table-cell table:formula="oooc:=(_K*(_b-2*[.K1034]+[.J1034])) + [.K103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35]-2*[.B1035]+_a)) + [.B1035]" office:value-type="float" office:value="0.890969616219301">
            <text:p>0.890970</text:p>
          </table:table-cell>
          <table:table-cell table:formula="oooc:=(_K*([.D1035]-2*[.C1035]+[.B1035])) + [.C1035]" office:value-type="float" office:value="0.801872654597363">
            <text:p>0.801873</text:p>
          </table:table-cell>
          <table:table-cell table:formula="oooc:=(_K*([.E1035]-2*[.D1035]+[.C1035])) + [.D1035]" office:value-type="float" office:value="0.712775692975428">
            <text:p>0.712776</text:p>
          </table:table-cell>
          <table:table-cell table:formula="oooc:=(_K*([.F1035]-2*[.E1035]+[.D1035])) + [.E1035]" office:value-type="float" office:value="0.623678731353494">
            <text:p>0.623679</text:p>
          </table:table-cell>
          <table:table-cell table:formula="oooc:=(_K*([.G1035]-2*[.F1035]+[.E1035])) + [.F1035]" office:value-type="float" office:value="0.534581769731563">
            <text:p>0.534582</text:p>
          </table:table-cell>
          <table:table-cell table:formula="oooc:=(_K*([.H1035]-2*[.G1035]+[.F1035])) + [.G1035]" office:value-type="float" office:value="0.445484808109633">
            <text:p>0.445485</text:p>
          </table:table-cell>
          <table:table-cell table:formula="oooc:=(_K*([.I1035]-2*[.H1035]+[.G1035])) + [.H1035]" office:value-type="float" office:value="0.356387846487704">
            <text:p>0.356388</text:p>
          </table:table-cell>
          <table:table-cell table:formula="oooc:=(_K*([.J1035]-2*[.I1035]+[.H1035])) + [.I1035]" office:value-type="float" office:value="0.267290884865777">
            <text:p>0.267291</text:p>
          </table:table-cell>
          <table:table-cell table:formula="oooc:=(_K*([.K1035]-2*[.J1035]+[.I1035])) + [.J1035]" office:value-type="float" office:value="0.178193923243851">
            <text:p>0.178194</text:p>
          </table:table-cell>
          <table:table-cell table:formula="oooc:=(_K*(_b-2*[.K1035]+[.J1035])) + [.K103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36]-2*[.B1036]+_a)) + [.B1036]" office:value-type="float" office:value="0.890969616219301">
            <text:p>0.890970</text:p>
          </table:table-cell>
          <table:table-cell table:formula="oooc:=(_K*([.D1036]-2*[.C1036]+[.B1036])) + [.C1036]" office:value-type="float" office:value="0.801872654597363">
            <text:p>0.801873</text:p>
          </table:table-cell>
          <table:table-cell table:formula="oooc:=(_K*([.E1036]-2*[.D1036]+[.C1036])) + [.D1036]" office:value-type="float" office:value="0.712775692975428">
            <text:p>0.712776</text:p>
          </table:table-cell>
          <table:table-cell table:formula="oooc:=(_K*([.F1036]-2*[.E1036]+[.D1036])) + [.E1036]" office:value-type="float" office:value="0.623678731353494">
            <text:p>0.623679</text:p>
          </table:table-cell>
          <table:table-cell table:formula="oooc:=(_K*([.G1036]-2*[.F1036]+[.E1036])) + [.F1036]" office:value-type="float" office:value="0.534581769731563">
            <text:p>0.534582</text:p>
          </table:table-cell>
          <table:table-cell table:formula="oooc:=(_K*([.H1036]-2*[.G1036]+[.F1036])) + [.G1036]" office:value-type="float" office:value="0.445484808109633">
            <text:p>0.445485</text:p>
          </table:table-cell>
          <table:table-cell table:formula="oooc:=(_K*([.I1036]-2*[.H1036]+[.G1036])) + [.H1036]" office:value-type="float" office:value="0.356387846487704">
            <text:p>0.356388</text:p>
          </table:table-cell>
          <table:table-cell table:formula="oooc:=(_K*([.J1036]-2*[.I1036]+[.H1036])) + [.I1036]" office:value-type="float" office:value="0.267290884865777">
            <text:p>0.267291</text:p>
          </table:table-cell>
          <table:table-cell table:formula="oooc:=(_K*([.K1036]-2*[.J1036]+[.I1036])) + [.J1036]" office:value-type="float" office:value="0.178193923243851">
            <text:p>0.178194</text:p>
          </table:table-cell>
          <table:table-cell table:formula="oooc:=(_K*(_b-2*[.K1036]+[.J1036])) + [.K103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37]-2*[.B1037]+_a)) + [.B1037]" office:value-type="float" office:value="0.890969616219301">
            <text:p>0.890970</text:p>
          </table:table-cell>
          <table:table-cell table:formula="oooc:=(_K*([.D1037]-2*[.C1037]+[.B1037])) + [.C1037]" office:value-type="float" office:value="0.801872654597363">
            <text:p>0.801873</text:p>
          </table:table-cell>
          <table:table-cell table:formula="oooc:=(_K*([.E1037]-2*[.D1037]+[.C1037])) + [.D1037]" office:value-type="float" office:value="0.712775692975428">
            <text:p>0.712776</text:p>
          </table:table-cell>
          <table:table-cell table:formula="oooc:=(_K*([.F1037]-2*[.E1037]+[.D1037])) + [.E1037]" office:value-type="float" office:value="0.623678731353494">
            <text:p>0.623679</text:p>
          </table:table-cell>
          <table:table-cell table:formula="oooc:=(_K*([.G1037]-2*[.F1037]+[.E1037])) + [.F1037]" office:value-type="float" office:value="0.534581769731563">
            <text:p>0.534582</text:p>
          </table:table-cell>
          <table:table-cell table:formula="oooc:=(_K*([.H1037]-2*[.G1037]+[.F1037])) + [.G1037]" office:value-type="float" office:value="0.445484808109633">
            <text:p>0.445485</text:p>
          </table:table-cell>
          <table:table-cell table:formula="oooc:=(_K*([.I1037]-2*[.H1037]+[.G1037])) + [.H1037]" office:value-type="float" office:value="0.356387846487704">
            <text:p>0.356388</text:p>
          </table:table-cell>
          <table:table-cell table:formula="oooc:=(_K*([.J1037]-2*[.I1037]+[.H1037])) + [.I1037]" office:value-type="float" office:value="0.267290884865777">
            <text:p>0.267291</text:p>
          </table:table-cell>
          <table:table-cell table:formula="oooc:=(_K*([.K1037]-2*[.J1037]+[.I1037])) + [.J1037]" office:value-type="float" office:value="0.178193923243851">
            <text:p>0.178194</text:p>
          </table:table-cell>
          <table:table-cell table:formula="oooc:=(_K*(_b-2*[.K1037]+[.J1037])) + [.K103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38]-2*[.B1038]+_a)) + [.B1038]" office:value-type="float" office:value="0.890969616219301">
            <text:p>0.890970</text:p>
          </table:table-cell>
          <table:table-cell table:formula="oooc:=(_K*([.D1038]-2*[.C1038]+[.B1038])) + [.C1038]" office:value-type="float" office:value="0.801872654597363">
            <text:p>0.801873</text:p>
          </table:table-cell>
          <table:table-cell table:formula="oooc:=(_K*([.E1038]-2*[.D1038]+[.C1038])) + [.D1038]" office:value-type="float" office:value="0.712775692975428">
            <text:p>0.712776</text:p>
          </table:table-cell>
          <table:table-cell table:formula="oooc:=(_K*([.F1038]-2*[.E1038]+[.D1038])) + [.E1038]" office:value-type="float" office:value="0.623678731353494">
            <text:p>0.623679</text:p>
          </table:table-cell>
          <table:table-cell table:formula="oooc:=(_K*([.G1038]-2*[.F1038]+[.E1038])) + [.F1038]" office:value-type="float" office:value="0.534581769731563">
            <text:p>0.534582</text:p>
          </table:table-cell>
          <table:table-cell table:formula="oooc:=(_K*([.H1038]-2*[.G1038]+[.F1038])) + [.G1038]" office:value-type="float" office:value="0.445484808109633">
            <text:p>0.445485</text:p>
          </table:table-cell>
          <table:table-cell table:formula="oooc:=(_K*([.I1038]-2*[.H1038]+[.G1038])) + [.H1038]" office:value-type="float" office:value="0.356387846487704">
            <text:p>0.356388</text:p>
          </table:table-cell>
          <table:table-cell table:formula="oooc:=(_K*([.J1038]-2*[.I1038]+[.H1038])) + [.I1038]" office:value-type="float" office:value="0.267290884865777">
            <text:p>0.267291</text:p>
          </table:table-cell>
          <table:table-cell table:formula="oooc:=(_K*([.K1038]-2*[.J1038]+[.I1038])) + [.J1038]" office:value-type="float" office:value="0.178193923243851">
            <text:p>0.178194</text:p>
          </table:table-cell>
          <table:table-cell table:formula="oooc:=(_K*(_b-2*[.K1038]+[.J1038])) + [.K103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39]-2*[.B1039]+_a)) + [.B1039]" office:value-type="float" office:value="0.890969616219301">
            <text:p>0.890970</text:p>
          </table:table-cell>
          <table:table-cell table:formula="oooc:=(_K*([.D1039]-2*[.C1039]+[.B1039])) + [.C1039]" office:value-type="float" office:value="0.801872654597363">
            <text:p>0.801873</text:p>
          </table:table-cell>
          <table:table-cell table:formula="oooc:=(_K*([.E1039]-2*[.D1039]+[.C1039])) + [.D1039]" office:value-type="float" office:value="0.712775692975428">
            <text:p>0.712776</text:p>
          </table:table-cell>
          <table:table-cell table:formula="oooc:=(_K*([.F1039]-2*[.E1039]+[.D1039])) + [.E1039]" office:value-type="float" office:value="0.623678731353494">
            <text:p>0.623679</text:p>
          </table:table-cell>
          <table:table-cell table:formula="oooc:=(_K*([.G1039]-2*[.F1039]+[.E1039])) + [.F1039]" office:value-type="float" office:value="0.534581769731563">
            <text:p>0.534582</text:p>
          </table:table-cell>
          <table:table-cell table:formula="oooc:=(_K*([.H1039]-2*[.G1039]+[.F1039])) + [.G1039]" office:value-type="float" office:value="0.445484808109633">
            <text:p>0.445485</text:p>
          </table:table-cell>
          <table:table-cell table:formula="oooc:=(_K*([.I1039]-2*[.H1039]+[.G1039])) + [.H1039]" office:value-type="float" office:value="0.356387846487704">
            <text:p>0.356388</text:p>
          </table:table-cell>
          <table:table-cell table:formula="oooc:=(_K*([.J1039]-2*[.I1039]+[.H1039])) + [.I1039]" office:value-type="float" office:value="0.267290884865777">
            <text:p>0.267291</text:p>
          </table:table-cell>
          <table:table-cell table:formula="oooc:=(_K*([.K1039]-2*[.J1039]+[.I1039])) + [.J1039]" office:value-type="float" office:value="0.178193923243851">
            <text:p>0.178194</text:p>
          </table:table-cell>
          <table:table-cell table:formula="oooc:=(_K*(_b-2*[.K1039]+[.J1039])) + [.K103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40]-2*[.B1040]+_a)) + [.B1040]" office:value-type="float" office:value="0.890969616219301">
            <text:p>0.890970</text:p>
          </table:table-cell>
          <table:table-cell table:formula="oooc:=(_K*([.D1040]-2*[.C1040]+[.B1040])) + [.C1040]" office:value-type="float" office:value="0.801872654597363">
            <text:p>0.801873</text:p>
          </table:table-cell>
          <table:table-cell table:formula="oooc:=(_K*([.E1040]-2*[.D1040]+[.C1040])) + [.D1040]" office:value-type="float" office:value="0.712775692975428">
            <text:p>0.712776</text:p>
          </table:table-cell>
          <table:table-cell table:formula="oooc:=(_K*([.F1040]-2*[.E1040]+[.D1040])) + [.E1040]" office:value-type="float" office:value="0.623678731353494">
            <text:p>0.623679</text:p>
          </table:table-cell>
          <table:table-cell table:formula="oooc:=(_K*([.G1040]-2*[.F1040]+[.E1040])) + [.F1040]" office:value-type="float" office:value="0.534581769731563">
            <text:p>0.534582</text:p>
          </table:table-cell>
          <table:table-cell table:formula="oooc:=(_K*([.H1040]-2*[.G1040]+[.F1040])) + [.G1040]" office:value-type="float" office:value="0.445484808109633">
            <text:p>0.445485</text:p>
          </table:table-cell>
          <table:table-cell table:formula="oooc:=(_K*([.I1040]-2*[.H1040]+[.G1040])) + [.H1040]" office:value-type="float" office:value="0.356387846487704">
            <text:p>0.356388</text:p>
          </table:table-cell>
          <table:table-cell table:formula="oooc:=(_K*([.J1040]-2*[.I1040]+[.H1040])) + [.I1040]" office:value-type="float" office:value="0.267290884865777">
            <text:p>0.267291</text:p>
          </table:table-cell>
          <table:table-cell table:formula="oooc:=(_K*([.K1040]-2*[.J1040]+[.I1040])) + [.J1040]" office:value-type="float" office:value="0.178193923243851">
            <text:p>0.178194</text:p>
          </table:table-cell>
          <table:table-cell table:formula="oooc:=(_K*(_b-2*[.K1040]+[.J1040])) + [.K104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41]-2*[.B1041]+_a)) + [.B1041]" office:value-type="float" office:value="0.890969616219301">
            <text:p>0.890970</text:p>
          </table:table-cell>
          <table:table-cell table:formula="oooc:=(_K*([.D1041]-2*[.C1041]+[.B1041])) + [.C1041]" office:value-type="float" office:value="0.801872654597363">
            <text:p>0.801873</text:p>
          </table:table-cell>
          <table:table-cell table:formula="oooc:=(_K*([.E1041]-2*[.D1041]+[.C1041])) + [.D1041]" office:value-type="float" office:value="0.712775692975428">
            <text:p>0.712776</text:p>
          </table:table-cell>
          <table:table-cell table:formula="oooc:=(_K*([.F1041]-2*[.E1041]+[.D1041])) + [.E1041]" office:value-type="float" office:value="0.623678731353494">
            <text:p>0.623679</text:p>
          </table:table-cell>
          <table:table-cell table:formula="oooc:=(_K*([.G1041]-2*[.F1041]+[.E1041])) + [.F1041]" office:value-type="float" office:value="0.534581769731563">
            <text:p>0.534582</text:p>
          </table:table-cell>
          <table:table-cell table:formula="oooc:=(_K*([.H1041]-2*[.G1041]+[.F1041])) + [.G1041]" office:value-type="float" office:value="0.445484808109633">
            <text:p>0.445485</text:p>
          </table:table-cell>
          <table:table-cell table:formula="oooc:=(_K*([.I1041]-2*[.H1041]+[.G1041])) + [.H1041]" office:value-type="float" office:value="0.356387846487704">
            <text:p>0.356388</text:p>
          </table:table-cell>
          <table:table-cell table:formula="oooc:=(_K*([.J1041]-2*[.I1041]+[.H1041])) + [.I1041]" office:value-type="float" office:value="0.267290884865777">
            <text:p>0.267291</text:p>
          </table:table-cell>
          <table:table-cell table:formula="oooc:=(_K*([.K1041]-2*[.J1041]+[.I1041])) + [.J1041]" office:value-type="float" office:value="0.178193923243851">
            <text:p>0.178194</text:p>
          </table:table-cell>
          <table:table-cell table:formula="oooc:=(_K*(_b-2*[.K1041]+[.J1041])) + [.K104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42]-2*[.B1042]+_a)) + [.B1042]" office:value-type="float" office:value="0.890969616219301">
            <text:p>0.890970</text:p>
          </table:table-cell>
          <table:table-cell table:formula="oooc:=(_K*([.D1042]-2*[.C1042]+[.B1042])) + [.C1042]" office:value-type="float" office:value="0.801872654597363">
            <text:p>0.801873</text:p>
          </table:table-cell>
          <table:table-cell table:formula="oooc:=(_K*([.E1042]-2*[.D1042]+[.C1042])) + [.D1042]" office:value-type="float" office:value="0.712775692975428">
            <text:p>0.712776</text:p>
          </table:table-cell>
          <table:table-cell table:formula="oooc:=(_K*([.F1042]-2*[.E1042]+[.D1042])) + [.E1042]" office:value-type="float" office:value="0.623678731353494">
            <text:p>0.623679</text:p>
          </table:table-cell>
          <table:table-cell table:formula="oooc:=(_K*([.G1042]-2*[.F1042]+[.E1042])) + [.F1042]" office:value-type="float" office:value="0.534581769731563">
            <text:p>0.534582</text:p>
          </table:table-cell>
          <table:table-cell table:formula="oooc:=(_K*([.H1042]-2*[.G1042]+[.F1042])) + [.G1042]" office:value-type="float" office:value="0.445484808109633">
            <text:p>0.445485</text:p>
          </table:table-cell>
          <table:table-cell table:formula="oooc:=(_K*([.I1042]-2*[.H1042]+[.G1042])) + [.H1042]" office:value-type="float" office:value="0.356387846487704">
            <text:p>0.356388</text:p>
          </table:table-cell>
          <table:table-cell table:formula="oooc:=(_K*([.J1042]-2*[.I1042]+[.H1042])) + [.I1042]" office:value-type="float" office:value="0.267290884865777">
            <text:p>0.267291</text:p>
          </table:table-cell>
          <table:table-cell table:formula="oooc:=(_K*([.K1042]-2*[.J1042]+[.I1042])) + [.J1042]" office:value-type="float" office:value="0.178193923243851">
            <text:p>0.178194</text:p>
          </table:table-cell>
          <table:table-cell table:formula="oooc:=(_K*(_b-2*[.K1042]+[.J1042])) + [.K104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43]-2*[.B1043]+_a)) + [.B1043]" office:value-type="float" office:value="0.890969616219301">
            <text:p>0.890970</text:p>
          </table:table-cell>
          <table:table-cell table:formula="oooc:=(_K*([.D1043]-2*[.C1043]+[.B1043])) + [.C1043]" office:value-type="float" office:value="0.801872654597363">
            <text:p>0.801873</text:p>
          </table:table-cell>
          <table:table-cell table:formula="oooc:=(_K*([.E1043]-2*[.D1043]+[.C1043])) + [.D1043]" office:value-type="float" office:value="0.712775692975428">
            <text:p>0.712776</text:p>
          </table:table-cell>
          <table:table-cell table:formula="oooc:=(_K*([.F1043]-2*[.E1043]+[.D1043])) + [.E1043]" office:value-type="float" office:value="0.623678731353494">
            <text:p>0.623679</text:p>
          </table:table-cell>
          <table:table-cell table:formula="oooc:=(_K*([.G1043]-2*[.F1043]+[.E1043])) + [.F1043]" office:value-type="float" office:value="0.534581769731563">
            <text:p>0.534582</text:p>
          </table:table-cell>
          <table:table-cell table:formula="oooc:=(_K*([.H1043]-2*[.G1043]+[.F1043])) + [.G1043]" office:value-type="float" office:value="0.445484808109633">
            <text:p>0.445485</text:p>
          </table:table-cell>
          <table:table-cell table:formula="oooc:=(_K*([.I1043]-2*[.H1043]+[.G1043])) + [.H1043]" office:value-type="float" office:value="0.356387846487704">
            <text:p>0.356388</text:p>
          </table:table-cell>
          <table:table-cell table:formula="oooc:=(_K*([.J1043]-2*[.I1043]+[.H1043])) + [.I1043]" office:value-type="float" office:value="0.267290884865777">
            <text:p>0.267291</text:p>
          </table:table-cell>
          <table:table-cell table:formula="oooc:=(_K*([.K1043]-2*[.J1043]+[.I1043])) + [.J1043]" office:value-type="float" office:value="0.178193923243851">
            <text:p>0.178194</text:p>
          </table:table-cell>
          <table:table-cell table:formula="oooc:=(_K*(_b-2*[.K1043]+[.J1043])) + [.K104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44]-2*[.B1044]+_a)) + [.B1044]" office:value-type="float" office:value="0.890969616219301">
            <text:p>0.890970</text:p>
          </table:table-cell>
          <table:table-cell table:formula="oooc:=(_K*([.D1044]-2*[.C1044]+[.B1044])) + [.C1044]" office:value-type="float" office:value="0.801872654597363">
            <text:p>0.801873</text:p>
          </table:table-cell>
          <table:table-cell table:formula="oooc:=(_K*([.E1044]-2*[.D1044]+[.C1044])) + [.D1044]" office:value-type="float" office:value="0.712775692975428">
            <text:p>0.712776</text:p>
          </table:table-cell>
          <table:table-cell table:formula="oooc:=(_K*([.F1044]-2*[.E1044]+[.D1044])) + [.E1044]" office:value-type="float" office:value="0.623678731353494">
            <text:p>0.623679</text:p>
          </table:table-cell>
          <table:table-cell table:formula="oooc:=(_K*([.G1044]-2*[.F1044]+[.E1044])) + [.F1044]" office:value-type="float" office:value="0.534581769731563">
            <text:p>0.534582</text:p>
          </table:table-cell>
          <table:table-cell table:formula="oooc:=(_K*([.H1044]-2*[.G1044]+[.F1044])) + [.G1044]" office:value-type="float" office:value="0.445484808109633">
            <text:p>0.445485</text:p>
          </table:table-cell>
          <table:table-cell table:formula="oooc:=(_K*([.I1044]-2*[.H1044]+[.G1044])) + [.H1044]" office:value-type="float" office:value="0.356387846487704">
            <text:p>0.356388</text:p>
          </table:table-cell>
          <table:table-cell table:formula="oooc:=(_K*([.J1044]-2*[.I1044]+[.H1044])) + [.I1044]" office:value-type="float" office:value="0.267290884865777">
            <text:p>0.267291</text:p>
          </table:table-cell>
          <table:table-cell table:formula="oooc:=(_K*([.K1044]-2*[.J1044]+[.I1044])) + [.J1044]" office:value-type="float" office:value="0.178193923243851">
            <text:p>0.178194</text:p>
          </table:table-cell>
          <table:table-cell table:formula="oooc:=(_K*(_b-2*[.K1044]+[.J1044])) + [.K104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45]-2*[.B1045]+_a)) + [.B1045]" office:value-type="float" office:value="0.890969616219301">
            <text:p>0.890970</text:p>
          </table:table-cell>
          <table:table-cell table:formula="oooc:=(_K*([.D1045]-2*[.C1045]+[.B1045])) + [.C1045]" office:value-type="float" office:value="0.801872654597363">
            <text:p>0.801873</text:p>
          </table:table-cell>
          <table:table-cell table:formula="oooc:=(_K*([.E1045]-2*[.D1045]+[.C1045])) + [.D1045]" office:value-type="float" office:value="0.712775692975428">
            <text:p>0.712776</text:p>
          </table:table-cell>
          <table:table-cell table:formula="oooc:=(_K*([.F1045]-2*[.E1045]+[.D1045])) + [.E1045]" office:value-type="float" office:value="0.623678731353494">
            <text:p>0.623679</text:p>
          </table:table-cell>
          <table:table-cell table:formula="oooc:=(_K*([.G1045]-2*[.F1045]+[.E1045])) + [.F1045]" office:value-type="float" office:value="0.534581769731563">
            <text:p>0.534582</text:p>
          </table:table-cell>
          <table:table-cell table:formula="oooc:=(_K*([.H1045]-2*[.G1045]+[.F1045])) + [.G1045]" office:value-type="float" office:value="0.445484808109633">
            <text:p>0.445485</text:p>
          </table:table-cell>
          <table:table-cell table:formula="oooc:=(_K*([.I1045]-2*[.H1045]+[.G1045])) + [.H1045]" office:value-type="float" office:value="0.356387846487704">
            <text:p>0.356388</text:p>
          </table:table-cell>
          <table:table-cell table:formula="oooc:=(_K*([.J1045]-2*[.I1045]+[.H1045])) + [.I1045]" office:value-type="float" office:value="0.267290884865777">
            <text:p>0.267291</text:p>
          </table:table-cell>
          <table:table-cell table:formula="oooc:=(_K*([.K1045]-2*[.J1045]+[.I1045])) + [.J1045]" office:value-type="float" office:value="0.178193923243851">
            <text:p>0.178194</text:p>
          </table:table-cell>
          <table:table-cell table:formula="oooc:=(_K*(_b-2*[.K1045]+[.J1045])) + [.K104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46]-2*[.B1046]+_a)) + [.B1046]" office:value-type="float" office:value="0.890969616219301">
            <text:p>0.890970</text:p>
          </table:table-cell>
          <table:table-cell table:formula="oooc:=(_K*([.D1046]-2*[.C1046]+[.B1046])) + [.C1046]" office:value-type="float" office:value="0.801872654597363">
            <text:p>0.801873</text:p>
          </table:table-cell>
          <table:table-cell table:formula="oooc:=(_K*([.E1046]-2*[.D1046]+[.C1046])) + [.D1046]" office:value-type="float" office:value="0.712775692975428">
            <text:p>0.712776</text:p>
          </table:table-cell>
          <table:table-cell table:formula="oooc:=(_K*([.F1046]-2*[.E1046]+[.D1046])) + [.E1046]" office:value-type="float" office:value="0.623678731353494">
            <text:p>0.623679</text:p>
          </table:table-cell>
          <table:table-cell table:formula="oooc:=(_K*([.G1046]-2*[.F1046]+[.E1046])) + [.F1046]" office:value-type="float" office:value="0.534581769731563">
            <text:p>0.534582</text:p>
          </table:table-cell>
          <table:table-cell table:formula="oooc:=(_K*([.H1046]-2*[.G1046]+[.F1046])) + [.G1046]" office:value-type="float" office:value="0.445484808109633">
            <text:p>0.445485</text:p>
          </table:table-cell>
          <table:table-cell table:formula="oooc:=(_K*([.I1046]-2*[.H1046]+[.G1046])) + [.H1046]" office:value-type="float" office:value="0.356387846487704">
            <text:p>0.356388</text:p>
          </table:table-cell>
          <table:table-cell table:formula="oooc:=(_K*([.J1046]-2*[.I1046]+[.H1046])) + [.I1046]" office:value-type="float" office:value="0.267290884865777">
            <text:p>0.267291</text:p>
          </table:table-cell>
          <table:table-cell table:formula="oooc:=(_K*([.K1046]-2*[.J1046]+[.I1046])) + [.J1046]" office:value-type="float" office:value="0.178193923243851">
            <text:p>0.178194</text:p>
          </table:table-cell>
          <table:table-cell table:formula="oooc:=(_K*(_b-2*[.K1046]+[.J1046])) + [.K104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47]-2*[.B1047]+_a)) + [.B1047]" office:value-type="float" office:value="0.890969616219301">
            <text:p>0.890970</text:p>
          </table:table-cell>
          <table:table-cell table:formula="oooc:=(_K*([.D1047]-2*[.C1047]+[.B1047])) + [.C1047]" office:value-type="float" office:value="0.801872654597363">
            <text:p>0.801873</text:p>
          </table:table-cell>
          <table:table-cell table:formula="oooc:=(_K*([.E1047]-2*[.D1047]+[.C1047])) + [.D1047]" office:value-type="float" office:value="0.712775692975428">
            <text:p>0.712776</text:p>
          </table:table-cell>
          <table:table-cell table:formula="oooc:=(_K*([.F1047]-2*[.E1047]+[.D1047])) + [.E1047]" office:value-type="float" office:value="0.623678731353494">
            <text:p>0.623679</text:p>
          </table:table-cell>
          <table:table-cell table:formula="oooc:=(_K*([.G1047]-2*[.F1047]+[.E1047])) + [.F1047]" office:value-type="float" office:value="0.534581769731563">
            <text:p>0.534582</text:p>
          </table:table-cell>
          <table:table-cell table:formula="oooc:=(_K*([.H1047]-2*[.G1047]+[.F1047])) + [.G1047]" office:value-type="float" office:value="0.445484808109633">
            <text:p>0.445485</text:p>
          </table:table-cell>
          <table:table-cell table:formula="oooc:=(_K*([.I1047]-2*[.H1047]+[.G1047])) + [.H1047]" office:value-type="float" office:value="0.356387846487704">
            <text:p>0.356388</text:p>
          </table:table-cell>
          <table:table-cell table:formula="oooc:=(_K*([.J1047]-2*[.I1047]+[.H1047])) + [.I1047]" office:value-type="float" office:value="0.267290884865777">
            <text:p>0.267291</text:p>
          </table:table-cell>
          <table:table-cell table:formula="oooc:=(_K*([.K1047]-2*[.J1047]+[.I1047])) + [.J1047]" office:value-type="float" office:value="0.178193923243851">
            <text:p>0.178194</text:p>
          </table:table-cell>
          <table:table-cell table:formula="oooc:=(_K*(_b-2*[.K1047]+[.J1047])) + [.K104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48]-2*[.B1048]+_a)) + [.B1048]" office:value-type="float" office:value="0.890969616219301">
            <text:p>0.890970</text:p>
          </table:table-cell>
          <table:table-cell table:formula="oooc:=(_K*([.D1048]-2*[.C1048]+[.B1048])) + [.C1048]" office:value-type="float" office:value="0.801872654597363">
            <text:p>0.801873</text:p>
          </table:table-cell>
          <table:table-cell table:formula="oooc:=(_K*([.E1048]-2*[.D1048]+[.C1048])) + [.D1048]" office:value-type="float" office:value="0.712775692975428">
            <text:p>0.712776</text:p>
          </table:table-cell>
          <table:table-cell table:formula="oooc:=(_K*([.F1048]-2*[.E1048]+[.D1048])) + [.E1048]" office:value-type="float" office:value="0.623678731353494">
            <text:p>0.623679</text:p>
          </table:table-cell>
          <table:table-cell table:formula="oooc:=(_K*([.G1048]-2*[.F1048]+[.E1048])) + [.F1048]" office:value-type="float" office:value="0.534581769731563">
            <text:p>0.534582</text:p>
          </table:table-cell>
          <table:table-cell table:formula="oooc:=(_K*([.H1048]-2*[.G1048]+[.F1048])) + [.G1048]" office:value-type="float" office:value="0.445484808109633">
            <text:p>0.445485</text:p>
          </table:table-cell>
          <table:table-cell table:formula="oooc:=(_K*([.I1048]-2*[.H1048]+[.G1048])) + [.H1048]" office:value-type="float" office:value="0.356387846487704">
            <text:p>0.356388</text:p>
          </table:table-cell>
          <table:table-cell table:formula="oooc:=(_K*([.J1048]-2*[.I1048]+[.H1048])) + [.I1048]" office:value-type="float" office:value="0.267290884865777">
            <text:p>0.267291</text:p>
          </table:table-cell>
          <table:table-cell table:formula="oooc:=(_K*([.K1048]-2*[.J1048]+[.I1048])) + [.J1048]" office:value-type="float" office:value="0.178193923243851">
            <text:p>0.178194</text:p>
          </table:table-cell>
          <table:table-cell table:formula="oooc:=(_K*(_b-2*[.K1048]+[.J1048])) + [.K104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49]-2*[.B1049]+_a)) + [.B1049]" office:value-type="float" office:value="0.890969616219301">
            <text:p>0.890970</text:p>
          </table:table-cell>
          <table:table-cell table:formula="oooc:=(_K*([.D1049]-2*[.C1049]+[.B1049])) + [.C1049]" office:value-type="float" office:value="0.801872654597363">
            <text:p>0.801873</text:p>
          </table:table-cell>
          <table:table-cell table:formula="oooc:=(_K*([.E1049]-2*[.D1049]+[.C1049])) + [.D1049]" office:value-type="float" office:value="0.712775692975428">
            <text:p>0.712776</text:p>
          </table:table-cell>
          <table:table-cell table:formula="oooc:=(_K*([.F1049]-2*[.E1049]+[.D1049])) + [.E1049]" office:value-type="float" office:value="0.623678731353494">
            <text:p>0.623679</text:p>
          </table:table-cell>
          <table:table-cell table:formula="oooc:=(_K*([.G1049]-2*[.F1049]+[.E1049])) + [.F1049]" office:value-type="float" office:value="0.534581769731563">
            <text:p>0.534582</text:p>
          </table:table-cell>
          <table:table-cell table:formula="oooc:=(_K*([.H1049]-2*[.G1049]+[.F1049])) + [.G1049]" office:value-type="float" office:value="0.445484808109633">
            <text:p>0.445485</text:p>
          </table:table-cell>
          <table:table-cell table:formula="oooc:=(_K*([.I1049]-2*[.H1049]+[.G1049])) + [.H1049]" office:value-type="float" office:value="0.356387846487704">
            <text:p>0.356388</text:p>
          </table:table-cell>
          <table:table-cell table:formula="oooc:=(_K*([.J1049]-2*[.I1049]+[.H1049])) + [.I1049]" office:value-type="float" office:value="0.267290884865777">
            <text:p>0.267291</text:p>
          </table:table-cell>
          <table:table-cell table:formula="oooc:=(_K*([.K1049]-2*[.J1049]+[.I1049])) + [.J1049]" office:value-type="float" office:value="0.178193923243851">
            <text:p>0.178194</text:p>
          </table:table-cell>
          <table:table-cell table:formula="oooc:=(_K*(_b-2*[.K1049]+[.J1049])) + [.K104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50]-2*[.B1050]+_a)) + [.B1050]" office:value-type="float" office:value="0.890969616219301">
            <text:p>0.890970</text:p>
          </table:table-cell>
          <table:table-cell table:formula="oooc:=(_K*([.D1050]-2*[.C1050]+[.B1050])) + [.C1050]" office:value-type="float" office:value="0.801872654597363">
            <text:p>0.801873</text:p>
          </table:table-cell>
          <table:table-cell table:formula="oooc:=(_K*([.E1050]-2*[.D1050]+[.C1050])) + [.D1050]" office:value-type="float" office:value="0.712775692975428">
            <text:p>0.712776</text:p>
          </table:table-cell>
          <table:table-cell table:formula="oooc:=(_K*([.F1050]-2*[.E1050]+[.D1050])) + [.E1050]" office:value-type="float" office:value="0.623678731353494">
            <text:p>0.623679</text:p>
          </table:table-cell>
          <table:table-cell table:formula="oooc:=(_K*([.G1050]-2*[.F1050]+[.E1050])) + [.F1050]" office:value-type="float" office:value="0.534581769731563">
            <text:p>0.534582</text:p>
          </table:table-cell>
          <table:table-cell table:formula="oooc:=(_K*([.H1050]-2*[.G1050]+[.F1050])) + [.G1050]" office:value-type="float" office:value="0.445484808109633">
            <text:p>0.445485</text:p>
          </table:table-cell>
          <table:table-cell table:formula="oooc:=(_K*([.I1050]-2*[.H1050]+[.G1050])) + [.H1050]" office:value-type="float" office:value="0.356387846487704">
            <text:p>0.356388</text:p>
          </table:table-cell>
          <table:table-cell table:formula="oooc:=(_K*([.J1050]-2*[.I1050]+[.H1050])) + [.I1050]" office:value-type="float" office:value="0.267290884865777">
            <text:p>0.267291</text:p>
          </table:table-cell>
          <table:table-cell table:formula="oooc:=(_K*([.K1050]-2*[.J1050]+[.I1050])) + [.J1050]" office:value-type="float" office:value="0.178193923243851">
            <text:p>0.178194</text:p>
          </table:table-cell>
          <table:table-cell table:formula="oooc:=(_K*(_b-2*[.K1050]+[.J1050])) + [.K105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51]-2*[.B1051]+_a)) + [.B1051]" office:value-type="float" office:value="0.890969616219301">
            <text:p>0.890970</text:p>
          </table:table-cell>
          <table:table-cell table:formula="oooc:=(_K*([.D1051]-2*[.C1051]+[.B1051])) + [.C1051]" office:value-type="float" office:value="0.801872654597363">
            <text:p>0.801873</text:p>
          </table:table-cell>
          <table:table-cell table:formula="oooc:=(_K*([.E1051]-2*[.D1051]+[.C1051])) + [.D1051]" office:value-type="float" office:value="0.712775692975428">
            <text:p>0.712776</text:p>
          </table:table-cell>
          <table:table-cell table:formula="oooc:=(_K*([.F1051]-2*[.E1051]+[.D1051])) + [.E1051]" office:value-type="float" office:value="0.623678731353494">
            <text:p>0.623679</text:p>
          </table:table-cell>
          <table:table-cell table:formula="oooc:=(_K*([.G1051]-2*[.F1051]+[.E1051])) + [.F1051]" office:value-type="float" office:value="0.534581769731563">
            <text:p>0.534582</text:p>
          </table:table-cell>
          <table:table-cell table:formula="oooc:=(_K*([.H1051]-2*[.G1051]+[.F1051])) + [.G1051]" office:value-type="float" office:value="0.445484808109633">
            <text:p>0.445485</text:p>
          </table:table-cell>
          <table:table-cell table:formula="oooc:=(_K*([.I1051]-2*[.H1051]+[.G1051])) + [.H1051]" office:value-type="float" office:value="0.356387846487704">
            <text:p>0.356388</text:p>
          </table:table-cell>
          <table:table-cell table:formula="oooc:=(_K*([.J1051]-2*[.I1051]+[.H1051])) + [.I1051]" office:value-type="float" office:value="0.267290884865777">
            <text:p>0.267291</text:p>
          </table:table-cell>
          <table:table-cell table:formula="oooc:=(_K*([.K1051]-2*[.J1051]+[.I1051])) + [.J1051]" office:value-type="float" office:value="0.178193923243851">
            <text:p>0.178194</text:p>
          </table:table-cell>
          <table:table-cell table:formula="oooc:=(_K*(_b-2*[.K1051]+[.J1051])) + [.K105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52]-2*[.B1052]+_a)) + [.B1052]" office:value-type="float" office:value="0.890969616219301">
            <text:p>0.890970</text:p>
          </table:table-cell>
          <table:table-cell table:formula="oooc:=(_K*([.D1052]-2*[.C1052]+[.B1052])) + [.C1052]" office:value-type="float" office:value="0.801872654597363">
            <text:p>0.801873</text:p>
          </table:table-cell>
          <table:table-cell table:formula="oooc:=(_K*([.E1052]-2*[.D1052]+[.C1052])) + [.D1052]" office:value-type="float" office:value="0.712775692975428">
            <text:p>0.712776</text:p>
          </table:table-cell>
          <table:table-cell table:formula="oooc:=(_K*([.F1052]-2*[.E1052]+[.D1052])) + [.E1052]" office:value-type="float" office:value="0.623678731353494">
            <text:p>0.623679</text:p>
          </table:table-cell>
          <table:table-cell table:formula="oooc:=(_K*([.G1052]-2*[.F1052]+[.E1052])) + [.F1052]" office:value-type="float" office:value="0.534581769731563">
            <text:p>0.534582</text:p>
          </table:table-cell>
          <table:table-cell table:formula="oooc:=(_K*([.H1052]-2*[.G1052]+[.F1052])) + [.G1052]" office:value-type="float" office:value="0.445484808109633">
            <text:p>0.445485</text:p>
          </table:table-cell>
          <table:table-cell table:formula="oooc:=(_K*([.I1052]-2*[.H1052]+[.G1052])) + [.H1052]" office:value-type="float" office:value="0.356387846487704">
            <text:p>0.356388</text:p>
          </table:table-cell>
          <table:table-cell table:formula="oooc:=(_K*([.J1052]-2*[.I1052]+[.H1052])) + [.I1052]" office:value-type="float" office:value="0.267290884865777">
            <text:p>0.267291</text:p>
          </table:table-cell>
          <table:table-cell table:formula="oooc:=(_K*([.K1052]-2*[.J1052]+[.I1052])) + [.J1052]" office:value-type="float" office:value="0.178193923243851">
            <text:p>0.178194</text:p>
          </table:table-cell>
          <table:table-cell table:formula="oooc:=(_K*(_b-2*[.K1052]+[.J1052])) + [.K105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53]-2*[.B1053]+_a)) + [.B1053]" office:value-type="float" office:value="0.890969616219301">
            <text:p>0.890970</text:p>
          </table:table-cell>
          <table:table-cell table:formula="oooc:=(_K*([.D1053]-2*[.C1053]+[.B1053])) + [.C1053]" office:value-type="float" office:value="0.801872654597363">
            <text:p>0.801873</text:p>
          </table:table-cell>
          <table:table-cell table:formula="oooc:=(_K*([.E1053]-2*[.D1053]+[.C1053])) + [.D1053]" office:value-type="float" office:value="0.712775692975428">
            <text:p>0.712776</text:p>
          </table:table-cell>
          <table:table-cell table:formula="oooc:=(_K*([.F1053]-2*[.E1053]+[.D1053])) + [.E1053]" office:value-type="float" office:value="0.623678731353494">
            <text:p>0.623679</text:p>
          </table:table-cell>
          <table:table-cell table:formula="oooc:=(_K*([.G1053]-2*[.F1053]+[.E1053])) + [.F1053]" office:value-type="float" office:value="0.534581769731563">
            <text:p>0.534582</text:p>
          </table:table-cell>
          <table:table-cell table:formula="oooc:=(_K*([.H1053]-2*[.G1053]+[.F1053])) + [.G1053]" office:value-type="float" office:value="0.445484808109633">
            <text:p>0.445485</text:p>
          </table:table-cell>
          <table:table-cell table:formula="oooc:=(_K*([.I1053]-2*[.H1053]+[.G1053])) + [.H1053]" office:value-type="float" office:value="0.356387846487704">
            <text:p>0.356388</text:p>
          </table:table-cell>
          <table:table-cell table:formula="oooc:=(_K*([.J1053]-2*[.I1053]+[.H1053])) + [.I1053]" office:value-type="float" office:value="0.267290884865777">
            <text:p>0.267291</text:p>
          </table:table-cell>
          <table:table-cell table:formula="oooc:=(_K*([.K1053]-2*[.J1053]+[.I1053])) + [.J1053]" office:value-type="float" office:value="0.178193923243851">
            <text:p>0.178194</text:p>
          </table:table-cell>
          <table:table-cell table:formula="oooc:=(_K*(_b-2*[.K1053]+[.J1053])) + [.K105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54]-2*[.B1054]+_a)) + [.B1054]" office:value-type="float" office:value="0.890969616219301">
            <text:p>0.890970</text:p>
          </table:table-cell>
          <table:table-cell table:formula="oooc:=(_K*([.D1054]-2*[.C1054]+[.B1054])) + [.C1054]" office:value-type="float" office:value="0.801872654597363">
            <text:p>0.801873</text:p>
          </table:table-cell>
          <table:table-cell table:formula="oooc:=(_K*([.E1054]-2*[.D1054]+[.C1054])) + [.D1054]" office:value-type="float" office:value="0.712775692975428">
            <text:p>0.712776</text:p>
          </table:table-cell>
          <table:table-cell table:formula="oooc:=(_K*([.F1054]-2*[.E1054]+[.D1054])) + [.E1054]" office:value-type="float" office:value="0.623678731353494">
            <text:p>0.623679</text:p>
          </table:table-cell>
          <table:table-cell table:formula="oooc:=(_K*([.G1054]-2*[.F1054]+[.E1054])) + [.F1054]" office:value-type="float" office:value="0.534581769731563">
            <text:p>0.534582</text:p>
          </table:table-cell>
          <table:table-cell table:formula="oooc:=(_K*([.H1054]-2*[.G1054]+[.F1054])) + [.G1054]" office:value-type="float" office:value="0.445484808109633">
            <text:p>0.445485</text:p>
          </table:table-cell>
          <table:table-cell table:formula="oooc:=(_K*([.I1054]-2*[.H1054]+[.G1054])) + [.H1054]" office:value-type="float" office:value="0.356387846487704">
            <text:p>0.356388</text:p>
          </table:table-cell>
          <table:table-cell table:formula="oooc:=(_K*([.J1054]-2*[.I1054]+[.H1054])) + [.I1054]" office:value-type="float" office:value="0.267290884865777">
            <text:p>0.267291</text:p>
          </table:table-cell>
          <table:table-cell table:formula="oooc:=(_K*([.K1054]-2*[.J1054]+[.I1054])) + [.J1054]" office:value-type="float" office:value="0.178193923243851">
            <text:p>0.178194</text:p>
          </table:table-cell>
          <table:table-cell table:formula="oooc:=(_K*(_b-2*[.K1054]+[.J1054])) + [.K105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55]-2*[.B1055]+_a)) + [.B1055]" office:value-type="float" office:value="0.890969616219301">
            <text:p>0.890970</text:p>
          </table:table-cell>
          <table:table-cell table:formula="oooc:=(_K*([.D1055]-2*[.C1055]+[.B1055])) + [.C1055]" office:value-type="float" office:value="0.801872654597363">
            <text:p>0.801873</text:p>
          </table:table-cell>
          <table:table-cell table:formula="oooc:=(_K*([.E1055]-2*[.D1055]+[.C1055])) + [.D1055]" office:value-type="float" office:value="0.712775692975428">
            <text:p>0.712776</text:p>
          </table:table-cell>
          <table:table-cell table:formula="oooc:=(_K*([.F1055]-2*[.E1055]+[.D1055])) + [.E1055]" office:value-type="float" office:value="0.623678731353494">
            <text:p>0.623679</text:p>
          </table:table-cell>
          <table:table-cell table:formula="oooc:=(_K*([.G1055]-2*[.F1055]+[.E1055])) + [.F1055]" office:value-type="float" office:value="0.534581769731563">
            <text:p>0.534582</text:p>
          </table:table-cell>
          <table:table-cell table:formula="oooc:=(_K*([.H1055]-2*[.G1055]+[.F1055])) + [.G1055]" office:value-type="float" office:value="0.445484808109633">
            <text:p>0.445485</text:p>
          </table:table-cell>
          <table:table-cell table:formula="oooc:=(_K*([.I1055]-2*[.H1055]+[.G1055])) + [.H1055]" office:value-type="float" office:value="0.356387846487704">
            <text:p>0.356388</text:p>
          </table:table-cell>
          <table:table-cell table:formula="oooc:=(_K*([.J1055]-2*[.I1055]+[.H1055])) + [.I1055]" office:value-type="float" office:value="0.267290884865777">
            <text:p>0.267291</text:p>
          </table:table-cell>
          <table:table-cell table:formula="oooc:=(_K*([.K1055]-2*[.J1055]+[.I1055])) + [.J1055]" office:value-type="float" office:value="0.178193923243851">
            <text:p>0.178194</text:p>
          </table:table-cell>
          <table:table-cell table:formula="oooc:=(_K*(_b-2*[.K1055]+[.J1055])) + [.K105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56]-2*[.B1056]+_a)) + [.B1056]" office:value-type="float" office:value="0.890969616219301">
            <text:p>0.890970</text:p>
          </table:table-cell>
          <table:table-cell table:formula="oooc:=(_K*([.D1056]-2*[.C1056]+[.B1056])) + [.C1056]" office:value-type="float" office:value="0.801872654597363">
            <text:p>0.801873</text:p>
          </table:table-cell>
          <table:table-cell table:formula="oooc:=(_K*([.E1056]-2*[.D1056]+[.C1056])) + [.D1056]" office:value-type="float" office:value="0.712775692975428">
            <text:p>0.712776</text:p>
          </table:table-cell>
          <table:table-cell table:formula="oooc:=(_K*([.F1056]-2*[.E1056]+[.D1056])) + [.E1056]" office:value-type="float" office:value="0.623678731353494">
            <text:p>0.623679</text:p>
          </table:table-cell>
          <table:table-cell table:formula="oooc:=(_K*([.G1056]-2*[.F1056]+[.E1056])) + [.F1056]" office:value-type="float" office:value="0.534581769731563">
            <text:p>0.534582</text:p>
          </table:table-cell>
          <table:table-cell table:formula="oooc:=(_K*([.H1056]-2*[.G1056]+[.F1056])) + [.G1056]" office:value-type="float" office:value="0.445484808109633">
            <text:p>0.445485</text:p>
          </table:table-cell>
          <table:table-cell table:formula="oooc:=(_K*([.I1056]-2*[.H1056]+[.G1056])) + [.H1056]" office:value-type="float" office:value="0.356387846487704">
            <text:p>0.356388</text:p>
          </table:table-cell>
          <table:table-cell table:formula="oooc:=(_K*([.J1056]-2*[.I1056]+[.H1056])) + [.I1056]" office:value-type="float" office:value="0.267290884865777">
            <text:p>0.267291</text:p>
          </table:table-cell>
          <table:table-cell table:formula="oooc:=(_K*([.K1056]-2*[.J1056]+[.I1056])) + [.J1056]" office:value-type="float" office:value="0.178193923243851">
            <text:p>0.178194</text:p>
          </table:table-cell>
          <table:table-cell table:formula="oooc:=(_K*(_b-2*[.K1056]+[.J1056])) + [.K105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57]-2*[.B1057]+_a)) + [.B1057]" office:value-type="float" office:value="0.890969616219301">
            <text:p>0.890970</text:p>
          </table:table-cell>
          <table:table-cell table:formula="oooc:=(_K*([.D1057]-2*[.C1057]+[.B1057])) + [.C1057]" office:value-type="float" office:value="0.801872654597363">
            <text:p>0.801873</text:p>
          </table:table-cell>
          <table:table-cell table:formula="oooc:=(_K*([.E1057]-2*[.D1057]+[.C1057])) + [.D1057]" office:value-type="float" office:value="0.712775692975428">
            <text:p>0.712776</text:p>
          </table:table-cell>
          <table:table-cell table:formula="oooc:=(_K*([.F1057]-2*[.E1057]+[.D1057])) + [.E1057]" office:value-type="float" office:value="0.623678731353494">
            <text:p>0.623679</text:p>
          </table:table-cell>
          <table:table-cell table:formula="oooc:=(_K*([.G1057]-2*[.F1057]+[.E1057])) + [.F1057]" office:value-type="float" office:value="0.534581769731563">
            <text:p>0.534582</text:p>
          </table:table-cell>
          <table:table-cell table:formula="oooc:=(_K*([.H1057]-2*[.G1057]+[.F1057])) + [.G1057]" office:value-type="float" office:value="0.445484808109633">
            <text:p>0.445485</text:p>
          </table:table-cell>
          <table:table-cell table:formula="oooc:=(_K*([.I1057]-2*[.H1057]+[.G1057])) + [.H1057]" office:value-type="float" office:value="0.356387846487704">
            <text:p>0.356388</text:p>
          </table:table-cell>
          <table:table-cell table:formula="oooc:=(_K*([.J1057]-2*[.I1057]+[.H1057])) + [.I1057]" office:value-type="float" office:value="0.267290884865777">
            <text:p>0.267291</text:p>
          </table:table-cell>
          <table:table-cell table:formula="oooc:=(_K*([.K1057]-2*[.J1057]+[.I1057])) + [.J1057]" office:value-type="float" office:value="0.178193923243851">
            <text:p>0.178194</text:p>
          </table:table-cell>
          <table:table-cell table:formula="oooc:=(_K*(_b-2*[.K1057]+[.J1057])) + [.K105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58]-2*[.B1058]+_a)) + [.B1058]" office:value-type="float" office:value="0.890969616219301">
            <text:p>0.890970</text:p>
          </table:table-cell>
          <table:table-cell table:formula="oooc:=(_K*([.D1058]-2*[.C1058]+[.B1058])) + [.C1058]" office:value-type="float" office:value="0.801872654597363">
            <text:p>0.801873</text:p>
          </table:table-cell>
          <table:table-cell table:formula="oooc:=(_K*([.E1058]-2*[.D1058]+[.C1058])) + [.D1058]" office:value-type="float" office:value="0.712775692975428">
            <text:p>0.712776</text:p>
          </table:table-cell>
          <table:table-cell table:formula="oooc:=(_K*([.F1058]-2*[.E1058]+[.D1058])) + [.E1058]" office:value-type="float" office:value="0.623678731353494">
            <text:p>0.623679</text:p>
          </table:table-cell>
          <table:table-cell table:formula="oooc:=(_K*([.G1058]-2*[.F1058]+[.E1058])) + [.F1058]" office:value-type="float" office:value="0.534581769731563">
            <text:p>0.534582</text:p>
          </table:table-cell>
          <table:table-cell table:formula="oooc:=(_K*([.H1058]-2*[.G1058]+[.F1058])) + [.G1058]" office:value-type="float" office:value="0.445484808109633">
            <text:p>0.445485</text:p>
          </table:table-cell>
          <table:table-cell table:formula="oooc:=(_K*([.I1058]-2*[.H1058]+[.G1058])) + [.H1058]" office:value-type="float" office:value="0.356387846487704">
            <text:p>0.356388</text:p>
          </table:table-cell>
          <table:table-cell table:formula="oooc:=(_K*([.J1058]-2*[.I1058]+[.H1058])) + [.I1058]" office:value-type="float" office:value="0.267290884865777">
            <text:p>0.267291</text:p>
          </table:table-cell>
          <table:table-cell table:formula="oooc:=(_K*([.K1058]-2*[.J1058]+[.I1058])) + [.J1058]" office:value-type="float" office:value="0.178193923243851">
            <text:p>0.178194</text:p>
          </table:table-cell>
          <table:table-cell table:formula="oooc:=(_K*(_b-2*[.K1058]+[.J1058])) + [.K105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59]-2*[.B1059]+_a)) + [.B1059]" office:value-type="float" office:value="0.890969616219301">
            <text:p>0.890970</text:p>
          </table:table-cell>
          <table:table-cell table:formula="oooc:=(_K*([.D1059]-2*[.C1059]+[.B1059])) + [.C1059]" office:value-type="float" office:value="0.801872654597363">
            <text:p>0.801873</text:p>
          </table:table-cell>
          <table:table-cell table:formula="oooc:=(_K*([.E1059]-2*[.D1059]+[.C1059])) + [.D1059]" office:value-type="float" office:value="0.712775692975428">
            <text:p>0.712776</text:p>
          </table:table-cell>
          <table:table-cell table:formula="oooc:=(_K*([.F1059]-2*[.E1059]+[.D1059])) + [.E1059]" office:value-type="float" office:value="0.623678731353494">
            <text:p>0.623679</text:p>
          </table:table-cell>
          <table:table-cell table:formula="oooc:=(_K*([.G1059]-2*[.F1059]+[.E1059])) + [.F1059]" office:value-type="float" office:value="0.534581769731563">
            <text:p>0.534582</text:p>
          </table:table-cell>
          <table:table-cell table:formula="oooc:=(_K*([.H1059]-2*[.G1059]+[.F1059])) + [.G1059]" office:value-type="float" office:value="0.445484808109633">
            <text:p>0.445485</text:p>
          </table:table-cell>
          <table:table-cell table:formula="oooc:=(_K*([.I1059]-2*[.H1059]+[.G1059])) + [.H1059]" office:value-type="float" office:value="0.356387846487704">
            <text:p>0.356388</text:p>
          </table:table-cell>
          <table:table-cell table:formula="oooc:=(_K*([.J1059]-2*[.I1059]+[.H1059])) + [.I1059]" office:value-type="float" office:value="0.267290884865777">
            <text:p>0.267291</text:p>
          </table:table-cell>
          <table:table-cell table:formula="oooc:=(_K*([.K1059]-2*[.J1059]+[.I1059])) + [.J1059]" office:value-type="float" office:value="0.178193923243851">
            <text:p>0.178194</text:p>
          </table:table-cell>
          <table:table-cell table:formula="oooc:=(_K*(_b-2*[.K1059]+[.J1059])) + [.K105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60]-2*[.B1060]+_a)) + [.B1060]" office:value-type="float" office:value="0.890969616219301">
            <text:p>0.890970</text:p>
          </table:table-cell>
          <table:table-cell table:formula="oooc:=(_K*([.D1060]-2*[.C1060]+[.B1060])) + [.C1060]" office:value-type="float" office:value="0.801872654597363">
            <text:p>0.801873</text:p>
          </table:table-cell>
          <table:table-cell table:formula="oooc:=(_K*([.E1060]-2*[.D1060]+[.C1060])) + [.D1060]" office:value-type="float" office:value="0.712775692975428">
            <text:p>0.712776</text:p>
          </table:table-cell>
          <table:table-cell table:formula="oooc:=(_K*([.F1060]-2*[.E1060]+[.D1060])) + [.E1060]" office:value-type="float" office:value="0.623678731353494">
            <text:p>0.623679</text:p>
          </table:table-cell>
          <table:table-cell table:formula="oooc:=(_K*([.G1060]-2*[.F1060]+[.E1060])) + [.F1060]" office:value-type="float" office:value="0.534581769731563">
            <text:p>0.534582</text:p>
          </table:table-cell>
          <table:table-cell table:formula="oooc:=(_K*([.H1060]-2*[.G1060]+[.F1060])) + [.G1060]" office:value-type="float" office:value="0.445484808109633">
            <text:p>0.445485</text:p>
          </table:table-cell>
          <table:table-cell table:formula="oooc:=(_K*([.I1060]-2*[.H1060]+[.G1060])) + [.H1060]" office:value-type="float" office:value="0.356387846487704">
            <text:p>0.356388</text:p>
          </table:table-cell>
          <table:table-cell table:formula="oooc:=(_K*([.J1060]-2*[.I1060]+[.H1060])) + [.I1060]" office:value-type="float" office:value="0.267290884865777">
            <text:p>0.267291</text:p>
          </table:table-cell>
          <table:table-cell table:formula="oooc:=(_K*([.K1060]-2*[.J1060]+[.I1060])) + [.J1060]" office:value-type="float" office:value="0.178193923243851">
            <text:p>0.178194</text:p>
          </table:table-cell>
          <table:table-cell table:formula="oooc:=(_K*(_b-2*[.K1060]+[.J1060])) + [.K106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61]-2*[.B1061]+_a)) + [.B1061]" office:value-type="float" office:value="0.890969616219301">
            <text:p>0.890970</text:p>
          </table:table-cell>
          <table:table-cell table:formula="oooc:=(_K*([.D1061]-2*[.C1061]+[.B1061])) + [.C1061]" office:value-type="float" office:value="0.801872654597363">
            <text:p>0.801873</text:p>
          </table:table-cell>
          <table:table-cell table:formula="oooc:=(_K*([.E1061]-2*[.D1061]+[.C1061])) + [.D1061]" office:value-type="float" office:value="0.712775692975428">
            <text:p>0.712776</text:p>
          </table:table-cell>
          <table:table-cell table:formula="oooc:=(_K*([.F1061]-2*[.E1061]+[.D1061])) + [.E1061]" office:value-type="float" office:value="0.623678731353494">
            <text:p>0.623679</text:p>
          </table:table-cell>
          <table:table-cell table:formula="oooc:=(_K*([.G1061]-2*[.F1061]+[.E1061])) + [.F1061]" office:value-type="float" office:value="0.534581769731563">
            <text:p>0.534582</text:p>
          </table:table-cell>
          <table:table-cell table:formula="oooc:=(_K*([.H1061]-2*[.G1061]+[.F1061])) + [.G1061]" office:value-type="float" office:value="0.445484808109633">
            <text:p>0.445485</text:p>
          </table:table-cell>
          <table:table-cell table:formula="oooc:=(_K*([.I1061]-2*[.H1061]+[.G1061])) + [.H1061]" office:value-type="float" office:value="0.356387846487704">
            <text:p>0.356388</text:p>
          </table:table-cell>
          <table:table-cell table:formula="oooc:=(_K*([.J1061]-2*[.I1061]+[.H1061])) + [.I1061]" office:value-type="float" office:value="0.267290884865777">
            <text:p>0.267291</text:p>
          </table:table-cell>
          <table:table-cell table:formula="oooc:=(_K*([.K1061]-2*[.J1061]+[.I1061])) + [.J1061]" office:value-type="float" office:value="0.178193923243851">
            <text:p>0.178194</text:p>
          </table:table-cell>
          <table:table-cell table:formula="oooc:=(_K*(_b-2*[.K1061]+[.J1061])) + [.K106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62]-2*[.B1062]+_a)) + [.B1062]" office:value-type="float" office:value="0.890969616219301">
            <text:p>0.890970</text:p>
          </table:table-cell>
          <table:table-cell table:formula="oooc:=(_K*([.D1062]-2*[.C1062]+[.B1062])) + [.C1062]" office:value-type="float" office:value="0.801872654597363">
            <text:p>0.801873</text:p>
          </table:table-cell>
          <table:table-cell table:formula="oooc:=(_K*([.E1062]-2*[.D1062]+[.C1062])) + [.D1062]" office:value-type="float" office:value="0.712775692975428">
            <text:p>0.712776</text:p>
          </table:table-cell>
          <table:table-cell table:formula="oooc:=(_K*([.F1062]-2*[.E1062]+[.D1062])) + [.E1062]" office:value-type="float" office:value="0.623678731353494">
            <text:p>0.623679</text:p>
          </table:table-cell>
          <table:table-cell table:formula="oooc:=(_K*([.G1062]-2*[.F1062]+[.E1062])) + [.F1062]" office:value-type="float" office:value="0.534581769731563">
            <text:p>0.534582</text:p>
          </table:table-cell>
          <table:table-cell table:formula="oooc:=(_K*([.H1062]-2*[.G1062]+[.F1062])) + [.G1062]" office:value-type="float" office:value="0.445484808109633">
            <text:p>0.445485</text:p>
          </table:table-cell>
          <table:table-cell table:formula="oooc:=(_K*([.I1062]-2*[.H1062]+[.G1062])) + [.H1062]" office:value-type="float" office:value="0.356387846487704">
            <text:p>0.356388</text:p>
          </table:table-cell>
          <table:table-cell table:formula="oooc:=(_K*([.J1062]-2*[.I1062]+[.H1062])) + [.I1062]" office:value-type="float" office:value="0.267290884865777">
            <text:p>0.267291</text:p>
          </table:table-cell>
          <table:table-cell table:formula="oooc:=(_K*([.K1062]-2*[.J1062]+[.I1062])) + [.J1062]" office:value-type="float" office:value="0.178193923243851">
            <text:p>0.178194</text:p>
          </table:table-cell>
          <table:table-cell table:formula="oooc:=(_K*(_b-2*[.K1062]+[.J1062])) + [.K106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63]-2*[.B1063]+_a)) + [.B1063]" office:value-type="float" office:value="0.890969616219301">
            <text:p>0.890970</text:p>
          </table:table-cell>
          <table:table-cell table:formula="oooc:=(_K*([.D1063]-2*[.C1063]+[.B1063])) + [.C1063]" office:value-type="float" office:value="0.801872654597363">
            <text:p>0.801873</text:p>
          </table:table-cell>
          <table:table-cell table:formula="oooc:=(_K*([.E1063]-2*[.D1063]+[.C1063])) + [.D1063]" office:value-type="float" office:value="0.712775692975428">
            <text:p>0.712776</text:p>
          </table:table-cell>
          <table:table-cell table:formula="oooc:=(_K*([.F1063]-2*[.E1063]+[.D1063])) + [.E1063]" office:value-type="float" office:value="0.623678731353494">
            <text:p>0.623679</text:p>
          </table:table-cell>
          <table:table-cell table:formula="oooc:=(_K*([.G1063]-2*[.F1063]+[.E1063])) + [.F1063]" office:value-type="float" office:value="0.534581769731563">
            <text:p>0.534582</text:p>
          </table:table-cell>
          <table:table-cell table:formula="oooc:=(_K*([.H1063]-2*[.G1063]+[.F1063])) + [.G1063]" office:value-type="float" office:value="0.445484808109633">
            <text:p>0.445485</text:p>
          </table:table-cell>
          <table:table-cell table:formula="oooc:=(_K*([.I1063]-2*[.H1063]+[.G1063])) + [.H1063]" office:value-type="float" office:value="0.356387846487704">
            <text:p>0.356388</text:p>
          </table:table-cell>
          <table:table-cell table:formula="oooc:=(_K*([.J1063]-2*[.I1063]+[.H1063])) + [.I1063]" office:value-type="float" office:value="0.267290884865777">
            <text:p>0.267291</text:p>
          </table:table-cell>
          <table:table-cell table:formula="oooc:=(_K*([.K1063]-2*[.J1063]+[.I1063])) + [.J1063]" office:value-type="float" office:value="0.178193923243851">
            <text:p>0.178194</text:p>
          </table:table-cell>
          <table:table-cell table:formula="oooc:=(_K*(_b-2*[.K1063]+[.J1063])) + [.K106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64]-2*[.B1064]+_a)) + [.B1064]" office:value-type="float" office:value="0.890969616219301">
            <text:p>0.890970</text:p>
          </table:table-cell>
          <table:table-cell table:formula="oooc:=(_K*([.D1064]-2*[.C1064]+[.B1064])) + [.C1064]" office:value-type="float" office:value="0.801872654597363">
            <text:p>0.801873</text:p>
          </table:table-cell>
          <table:table-cell table:formula="oooc:=(_K*([.E1064]-2*[.D1064]+[.C1064])) + [.D1064]" office:value-type="float" office:value="0.712775692975428">
            <text:p>0.712776</text:p>
          </table:table-cell>
          <table:table-cell table:formula="oooc:=(_K*([.F1064]-2*[.E1064]+[.D1064])) + [.E1064]" office:value-type="float" office:value="0.623678731353494">
            <text:p>0.623679</text:p>
          </table:table-cell>
          <table:table-cell table:formula="oooc:=(_K*([.G1064]-2*[.F1064]+[.E1064])) + [.F1064]" office:value-type="float" office:value="0.534581769731563">
            <text:p>0.534582</text:p>
          </table:table-cell>
          <table:table-cell table:formula="oooc:=(_K*([.H1064]-2*[.G1064]+[.F1064])) + [.G1064]" office:value-type="float" office:value="0.445484808109633">
            <text:p>0.445485</text:p>
          </table:table-cell>
          <table:table-cell table:formula="oooc:=(_K*([.I1064]-2*[.H1064]+[.G1064])) + [.H1064]" office:value-type="float" office:value="0.356387846487704">
            <text:p>0.356388</text:p>
          </table:table-cell>
          <table:table-cell table:formula="oooc:=(_K*([.J1064]-2*[.I1064]+[.H1064])) + [.I1064]" office:value-type="float" office:value="0.267290884865777">
            <text:p>0.267291</text:p>
          </table:table-cell>
          <table:table-cell table:formula="oooc:=(_K*([.K1064]-2*[.J1064]+[.I1064])) + [.J1064]" office:value-type="float" office:value="0.178193923243851">
            <text:p>0.178194</text:p>
          </table:table-cell>
          <table:table-cell table:formula="oooc:=(_K*(_b-2*[.K1064]+[.J1064])) + [.K106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65]-2*[.B1065]+_a)) + [.B1065]" office:value-type="float" office:value="0.890969616219301">
            <text:p>0.890970</text:p>
          </table:table-cell>
          <table:table-cell table:formula="oooc:=(_K*([.D1065]-2*[.C1065]+[.B1065])) + [.C1065]" office:value-type="float" office:value="0.801872654597363">
            <text:p>0.801873</text:p>
          </table:table-cell>
          <table:table-cell table:formula="oooc:=(_K*([.E1065]-2*[.D1065]+[.C1065])) + [.D1065]" office:value-type="float" office:value="0.712775692975428">
            <text:p>0.712776</text:p>
          </table:table-cell>
          <table:table-cell table:formula="oooc:=(_K*([.F1065]-2*[.E1065]+[.D1065])) + [.E1065]" office:value-type="float" office:value="0.623678731353494">
            <text:p>0.623679</text:p>
          </table:table-cell>
          <table:table-cell table:formula="oooc:=(_K*([.G1065]-2*[.F1065]+[.E1065])) + [.F1065]" office:value-type="float" office:value="0.534581769731563">
            <text:p>0.534582</text:p>
          </table:table-cell>
          <table:table-cell table:formula="oooc:=(_K*([.H1065]-2*[.G1065]+[.F1065])) + [.G1065]" office:value-type="float" office:value="0.445484808109633">
            <text:p>0.445485</text:p>
          </table:table-cell>
          <table:table-cell table:formula="oooc:=(_K*([.I1065]-2*[.H1065]+[.G1065])) + [.H1065]" office:value-type="float" office:value="0.356387846487704">
            <text:p>0.356388</text:p>
          </table:table-cell>
          <table:table-cell table:formula="oooc:=(_K*([.J1065]-2*[.I1065]+[.H1065])) + [.I1065]" office:value-type="float" office:value="0.267290884865777">
            <text:p>0.267291</text:p>
          </table:table-cell>
          <table:table-cell table:formula="oooc:=(_K*([.K1065]-2*[.J1065]+[.I1065])) + [.J1065]" office:value-type="float" office:value="0.178193923243851">
            <text:p>0.178194</text:p>
          </table:table-cell>
          <table:table-cell table:formula="oooc:=(_K*(_b-2*[.K1065]+[.J1065])) + [.K106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66]-2*[.B1066]+_a)) + [.B1066]" office:value-type="float" office:value="0.890969616219301">
            <text:p>0.890970</text:p>
          </table:table-cell>
          <table:table-cell table:formula="oooc:=(_K*([.D1066]-2*[.C1066]+[.B1066])) + [.C1066]" office:value-type="float" office:value="0.801872654597363">
            <text:p>0.801873</text:p>
          </table:table-cell>
          <table:table-cell table:formula="oooc:=(_K*([.E1066]-2*[.D1066]+[.C1066])) + [.D1066]" office:value-type="float" office:value="0.712775692975428">
            <text:p>0.712776</text:p>
          </table:table-cell>
          <table:table-cell table:formula="oooc:=(_K*([.F1066]-2*[.E1066]+[.D1066])) + [.E1066]" office:value-type="float" office:value="0.623678731353494">
            <text:p>0.623679</text:p>
          </table:table-cell>
          <table:table-cell table:formula="oooc:=(_K*([.G1066]-2*[.F1066]+[.E1066])) + [.F1066]" office:value-type="float" office:value="0.534581769731563">
            <text:p>0.534582</text:p>
          </table:table-cell>
          <table:table-cell table:formula="oooc:=(_K*([.H1066]-2*[.G1066]+[.F1066])) + [.G1066]" office:value-type="float" office:value="0.445484808109633">
            <text:p>0.445485</text:p>
          </table:table-cell>
          <table:table-cell table:formula="oooc:=(_K*([.I1066]-2*[.H1066]+[.G1066])) + [.H1066]" office:value-type="float" office:value="0.356387846487704">
            <text:p>0.356388</text:p>
          </table:table-cell>
          <table:table-cell table:formula="oooc:=(_K*([.J1066]-2*[.I1066]+[.H1066])) + [.I1066]" office:value-type="float" office:value="0.267290884865777">
            <text:p>0.267291</text:p>
          </table:table-cell>
          <table:table-cell table:formula="oooc:=(_K*([.K1066]-2*[.J1066]+[.I1066])) + [.J1066]" office:value-type="float" office:value="0.178193923243851">
            <text:p>0.178194</text:p>
          </table:table-cell>
          <table:table-cell table:formula="oooc:=(_K*(_b-2*[.K1066]+[.J1066])) + [.K106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67]-2*[.B1067]+_a)) + [.B1067]" office:value-type="float" office:value="0.890969616219301">
            <text:p>0.890970</text:p>
          </table:table-cell>
          <table:table-cell table:formula="oooc:=(_K*([.D1067]-2*[.C1067]+[.B1067])) + [.C1067]" office:value-type="float" office:value="0.801872654597363">
            <text:p>0.801873</text:p>
          </table:table-cell>
          <table:table-cell table:formula="oooc:=(_K*([.E1067]-2*[.D1067]+[.C1067])) + [.D1067]" office:value-type="float" office:value="0.712775692975428">
            <text:p>0.712776</text:p>
          </table:table-cell>
          <table:table-cell table:formula="oooc:=(_K*([.F1067]-2*[.E1067]+[.D1067])) + [.E1067]" office:value-type="float" office:value="0.623678731353494">
            <text:p>0.623679</text:p>
          </table:table-cell>
          <table:table-cell table:formula="oooc:=(_K*([.G1067]-2*[.F1067]+[.E1067])) + [.F1067]" office:value-type="float" office:value="0.534581769731563">
            <text:p>0.534582</text:p>
          </table:table-cell>
          <table:table-cell table:formula="oooc:=(_K*([.H1067]-2*[.G1067]+[.F1067])) + [.G1067]" office:value-type="float" office:value="0.445484808109633">
            <text:p>0.445485</text:p>
          </table:table-cell>
          <table:table-cell table:formula="oooc:=(_K*([.I1067]-2*[.H1067]+[.G1067])) + [.H1067]" office:value-type="float" office:value="0.356387846487704">
            <text:p>0.356388</text:p>
          </table:table-cell>
          <table:table-cell table:formula="oooc:=(_K*([.J1067]-2*[.I1067]+[.H1067])) + [.I1067]" office:value-type="float" office:value="0.267290884865777">
            <text:p>0.267291</text:p>
          </table:table-cell>
          <table:table-cell table:formula="oooc:=(_K*([.K1067]-2*[.J1067]+[.I1067])) + [.J1067]" office:value-type="float" office:value="0.178193923243851">
            <text:p>0.178194</text:p>
          </table:table-cell>
          <table:table-cell table:formula="oooc:=(_K*(_b-2*[.K1067]+[.J1067])) + [.K106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68]-2*[.B1068]+_a)) + [.B1068]" office:value-type="float" office:value="0.890969616219301">
            <text:p>0.890970</text:p>
          </table:table-cell>
          <table:table-cell table:formula="oooc:=(_K*([.D1068]-2*[.C1068]+[.B1068])) + [.C1068]" office:value-type="float" office:value="0.801872654597363">
            <text:p>0.801873</text:p>
          </table:table-cell>
          <table:table-cell table:formula="oooc:=(_K*([.E1068]-2*[.D1068]+[.C1068])) + [.D1068]" office:value-type="float" office:value="0.712775692975428">
            <text:p>0.712776</text:p>
          </table:table-cell>
          <table:table-cell table:formula="oooc:=(_K*([.F1068]-2*[.E1068]+[.D1068])) + [.E1068]" office:value-type="float" office:value="0.623678731353494">
            <text:p>0.623679</text:p>
          </table:table-cell>
          <table:table-cell table:formula="oooc:=(_K*([.G1068]-2*[.F1068]+[.E1068])) + [.F1068]" office:value-type="float" office:value="0.534581769731563">
            <text:p>0.534582</text:p>
          </table:table-cell>
          <table:table-cell table:formula="oooc:=(_K*([.H1068]-2*[.G1068]+[.F1068])) + [.G1068]" office:value-type="float" office:value="0.445484808109633">
            <text:p>0.445485</text:p>
          </table:table-cell>
          <table:table-cell table:formula="oooc:=(_K*([.I1068]-2*[.H1068]+[.G1068])) + [.H1068]" office:value-type="float" office:value="0.356387846487704">
            <text:p>0.356388</text:p>
          </table:table-cell>
          <table:table-cell table:formula="oooc:=(_K*([.J1068]-2*[.I1068]+[.H1068])) + [.I1068]" office:value-type="float" office:value="0.267290884865777">
            <text:p>0.267291</text:p>
          </table:table-cell>
          <table:table-cell table:formula="oooc:=(_K*([.K1068]-2*[.J1068]+[.I1068])) + [.J1068]" office:value-type="float" office:value="0.178193923243851">
            <text:p>0.178194</text:p>
          </table:table-cell>
          <table:table-cell table:formula="oooc:=(_K*(_b-2*[.K1068]+[.J1068])) + [.K106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69]-2*[.B1069]+_a)) + [.B1069]" office:value-type="float" office:value="0.890969616219301">
            <text:p>0.890970</text:p>
          </table:table-cell>
          <table:table-cell table:formula="oooc:=(_K*([.D1069]-2*[.C1069]+[.B1069])) + [.C1069]" office:value-type="float" office:value="0.801872654597363">
            <text:p>0.801873</text:p>
          </table:table-cell>
          <table:table-cell table:formula="oooc:=(_K*([.E1069]-2*[.D1069]+[.C1069])) + [.D1069]" office:value-type="float" office:value="0.712775692975428">
            <text:p>0.712776</text:p>
          </table:table-cell>
          <table:table-cell table:formula="oooc:=(_K*([.F1069]-2*[.E1069]+[.D1069])) + [.E1069]" office:value-type="float" office:value="0.623678731353494">
            <text:p>0.623679</text:p>
          </table:table-cell>
          <table:table-cell table:formula="oooc:=(_K*([.G1069]-2*[.F1069]+[.E1069])) + [.F1069]" office:value-type="float" office:value="0.534581769731563">
            <text:p>0.534582</text:p>
          </table:table-cell>
          <table:table-cell table:formula="oooc:=(_K*([.H1069]-2*[.G1069]+[.F1069])) + [.G1069]" office:value-type="float" office:value="0.445484808109633">
            <text:p>0.445485</text:p>
          </table:table-cell>
          <table:table-cell table:formula="oooc:=(_K*([.I1069]-2*[.H1069]+[.G1069])) + [.H1069]" office:value-type="float" office:value="0.356387846487704">
            <text:p>0.356388</text:p>
          </table:table-cell>
          <table:table-cell table:formula="oooc:=(_K*([.J1069]-2*[.I1069]+[.H1069])) + [.I1069]" office:value-type="float" office:value="0.267290884865777">
            <text:p>0.267291</text:p>
          </table:table-cell>
          <table:table-cell table:formula="oooc:=(_K*([.K1069]-2*[.J1069]+[.I1069])) + [.J1069]" office:value-type="float" office:value="0.178193923243851">
            <text:p>0.178194</text:p>
          </table:table-cell>
          <table:table-cell table:formula="oooc:=(_K*(_b-2*[.K1069]+[.J1069])) + [.K106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70]-2*[.B1070]+_a)) + [.B1070]" office:value-type="float" office:value="0.890969616219301">
            <text:p>0.890970</text:p>
          </table:table-cell>
          <table:table-cell table:formula="oooc:=(_K*([.D1070]-2*[.C1070]+[.B1070])) + [.C1070]" office:value-type="float" office:value="0.801872654597363">
            <text:p>0.801873</text:p>
          </table:table-cell>
          <table:table-cell table:formula="oooc:=(_K*([.E1070]-2*[.D1070]+[.C1070])) + [.D1070]" office:value-type="float" office:value="0.712775692975428">
            <text:p>0.712776</text:p>
          </table:table-cell>
          <table:table-cell table:formula="oooc:=(_K*([.F1070]-2*[.E1070]+[.D1070])) + [.E1070]" office:value-type="float" office:value="0.623678731353494">
            <text:p>0.623679</text:p>
          </table:table-cell>
          <table:table-cell table:formula="oooc:=(_K*([.G1070]-2*[.F1070]+[.E1070])) + [.F1070]" office:value-type="float" office:value="0.534581769731563">
            <text:p>0.534582</text:p>
          </table:table-cell>
          <table:table-cell table:formula="oooc:=(_K*([.H1070]-2*[.G1070]+[.F1070])) + [.G1070]" office:value-type="float" office:value="0.445484808109633">
            <text:p>0.445485</text:p>
          </table:table-cell>
          <table:table-cell table:formula="oooc:=(_K*([.I1070]-2*[.H1070]+[.G1070])) + [.H1070]" office:value-type="float" office:value="0.356387846487704">
            <text:p>0.356388</text:p>
          </table:table-cell>
          <table:table-cell table:formula="oooc:=(_K*([.J1070]-2*[.I1070]+[.H1070])) + [.I1070]" office:value-type="float" office:value="0.267290884865777">
            <text:p>0.267291</text:p>
          </table:table-cell>
          <table:table-cell table:formula="oooc:=(_K*([.K1070]-2*[.J1070]+[.I1070])) + [.J1070]" office:value-type="float" office:value="0.178193923243851">
            <text:p>0.178194</text:p>
          </table:table-cell>
          <table:table-cell table:formula="oooc:=(_K*(_b-2*[.K1070]+[.J1070])) + [.K107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71]-2*[.B1071]+_a)) + [.B1071]" office:value-type="float" office:value="0.890969616219301">
            <text:p>0.890970</text:p>
          </table:table-cell>
          <table:table-cell table:formula="oooc:=(_K*([.D1071]-2*[.C1071]+[.B1071])) + [.C1071]" office:value-type="float" office:value="0.801872654597363">
            <text:p>0.801873</text:p>
          </table:table-cell>
          <table:table-cell table:formula="oooc:=(_K*([.E1071]-2*[.D1071]+[.C1071])) + [.D1071]" office:value-type="float" office:value="0.712775692975428">
            <text:p>0.712776</text:p>
          </table:table-cell>
          <table:table-cell table:formula="oooc:=(_K*([.F1071]-2*[.E1071]+[.D1071])) + [.E1071]" office:value-type="float" office:value="0.623678731353494">
            <text:p>0.623679</text:p>
          </table:table-cell>
          <table:table-cell table:formula="oooc:=(_K*([.G1071]-2*[.F1071]+[.E1071])) + [.F1071]" office:value-type="float" office:value="0.534581769731563">
            <text:p>0.534582</text:p>
          </table:table-cell>
          <table:table-cell table:formula="oooc:=(_K*([.H1071]-2*[.G1071]+[.F1071])) + [.G1071]" office:value-type="float" office:value="0.445484808109633">
            <text:p>0.445485</text:p>
          </table:table-cell>
          <table:table-cell table:formula="oooc:=(_K*([.I1071]-2*[.H1071]+[.G1071])) + [.H1071]" office:value-type="float" office:value="0.356387846487704">
            <text:p>0.356388</text:p>
          </table:table-cell>
          <table:table-cell table:formula="oooc:=(_K*([.J1071]-2*[.I1071]+[.H1071])) + [.I1071]" office:value-type="float" office:value="0.267290884865777">
            <text:p>0.267291</text:p>
          </table:table-cell>
          <table:table-cell table:formula="oooc:=(_K*([.K1071]-2*[.J1071]+[.I1071])) + [.J1071]" office:value-type="float" office:value="0.178193923243851">
            <text:p>0.178194</text:p>
          </table:table-cell>
          <table:table-cell table:formula="oooc:=(_K*(_b-2*[.K1071]+[.J1071])) + [.K107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72]-2*[.B1072]+_a)) + [.B1072]" office:value-type="float" office:value="0.890969616219301">
            <text:p>0.890970</text:p>
          </table:table-cell>
          <table:table-cell table:formula="oooc:=(_K*([.D1072]-2*[.C1072]+[.B1072])) + [.C1072]" office:value-type="float" office:value="0.801872654597363">
            <text:p>0.801873</text:p>
          </table:table-cell>
          <table:table-cell table:formula="oooc:=(_K*([.E1072]-2*[.D1072]+[.C1072])) + [.D1072]" office:value-type="float" office:value="0.712775692975428">
            <text:p>0.712776</text:p>
          </table:table-cell>
          <table:table-cell table:formula="oooc:=(_K*([.F1072]-2*[.E1072]+[.D1072])) + [.E1072]" office:value-type="float" office:value="0.623678731353494">
            <text:p>0.623679</text:p>
          </table:table-cell>
          <table:table-cell table:formula="oooc:=(_K*([.G1072]-2*[.F1072]+[.E1072])) + [.F1072]" office:value-type="float" office:value="0.534581769731563">
            <text:p>0.534582</text:p>
          </table:table-cell>
          <table:table-cell table:formula="oooc:=(_K*([.H1072]-2*[.G1072]+[.F1072])) + [.G1072]" office:value-type="float" office:value="0.445484808109633">
            <text:p>0.445485</text:p>
          </table:table-cell>
          <table:table-cell table:formula="oooc:=(_K*([.I1072]-2*[.H1072]+[.G1072])) + [.H1072]" office:value-type="float" office:value="0.356387846487704">
            <text:p>0.356388</text:p>
          </table:table-cell>
          <table:table-cell table:formula="oooc:=(_K*([.J1072]-2*[.I1072]+[.H1072])) + [.I1072]" office:value-type="float" office:value="0.267290884865777">
            <text:p>0.267291</text:p>
          </table:table-cell>
          <table:table-cell table:formula="oooc:=(_K*([.K1072]-2*[.J1072]+[.I1072])) + [.J1072]" office:value-type="float" office:value="0.178193923243851">
            <text:p>0.178194</text:p>
          </table:table-cell>
          <table:table-cell table:formula="oooc:=(_K*(_b-2*[.K1072]+[.J1072])) + [.K107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73]-2*[.B1073]+_a)) + [.B1073]" office:value-type="float" office:value="0.890969616219301">
            <text:p>0.890970</text:p>
          </table:table-cell>
          <table:table-cell table:formula="oooc:=(_K*([.D1073]-2*[.C1073]+[.B1073])) + [.C1073]" office:value-type="float" office:value="0.801872654597363">
            <text:p>0.801873</text:p>
          </table:table-cell>
          <table:table-cell table:formula="oooc:=(_K*([.E1073]-2*[.D1073]+[.C1073])) + [.D1073]" office:value-type="float" office:value="0.712775692975428">
            <text:p>0.712776</text:p>
          </table:table-cell>
          <table:table-cell table:formula="oooc:=(_K*([.F1073]-2*[.E1073]+[.D1073])) + [.E1073]" office:value-type="float" office:value="0.623678731353494">
            <text:p>0.623679</text:p>
          </table:table-cell>
          <table:table-cell table:formula="oooc:=(_K*([.G1073]-2*[.F1073]+[.E1073])) + [.F1073]" office:value-type="float" office:value="0.534581769731563">
            <text:p>0.534582</text:p>
          </table:table-cell>
          <table:table-cell table:formula="oooc:=(_K*([.H1073]-2*[.G1073]+[.F1073])) + [.G1073]" office:value-type="float" office:value="0.445484808109633">
            <text:p>0.445485</text:p>
          </table:table-cell>
          <table:table-cell table:formula="oooc:=(_K*([.I1073]-2*[.H1073]+[.G1073])) + [.H1073]" office:value-type="float" office:value="0.356387846487704">
            <text:p>0.356388</text:p>
          </table:table-cell>
          <table:table-cell table:formula="oooc:=(_K*([.J1073]-2*[.I1073]+[.H1073])) + [.I1073]" office:value-type="float" office:value="0.267290884865777">
            <text:p>0.267291</text:p>
          </table:table-cell>
          <table:table-cell table:formula="oooc:=(_K*([.K1073]-2*[.J1073]+[.I1073])) + [.J1073]" office:value-type="float" office:value="0.178193923243851">
            <text:p>0.178194</text:p>
          </table:table-cell>
          <table:table-cell table:formula="oooc:=(_K*(_b-2*[.K1073]+[.J1073])) + [.K107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74]-2*[.B1074]+_a)) + [.B1074]" office:value-type="float" office:value="0.890969616219301">
            <text:p>0.890970</text:p>
          </table:table-cell>
          <table:table-cell table:formula="oooc:=(_K*([.D1074]-2*[.C1074]+[.B1074])) + [.C1074]" office:value-type="float" office:value="0.801872654597363">
            <text:p>0.801873</text:p>
          </table:table-cell>
          <table:table-cell table:formula="oooc:=(_K*([.E1074]-2*[.D1074]+[.C1074])) + [.D1074]" office:value-type="float" office:value="0.712775692975428">
            <text:p>0.712776</text:p>
          </table:table-cell>
          <table:table-cell table:formula="oooc:=(_K*([.F1074]-2*[.E1074]+[.D1074])) + [.E1074]" office:value-type="float" office:value="0.623678731353494">
            <text:p>0.623679</text:p>
          </table:table-cell>
          <table:table-cell table:formula="oooc:=(_K*([.G1074]-2*[.F1074]+[.E1074])) + [.F1074]" office:value-type="float" office:value="0.534581769731563">
            <text:p>0.534582</text:p>
          </table:table-cell>
          <table:table-cell table:formula="oooc:=(_K*([.H1074]-2*[.G1074]+[.F1074])) + [.G1074]" office:value-type="float" office:value="0.445484808109633">
            <text:p>0.445485</text:p>
          </table:table-cell>
          <table:table-cell table:formula="oooc:=(_K*([.I1074]-2*[.H1074]+[.G1074])) + [.H1074]" office:value-type="float" office:value="0.356387846487704">
            <text:p>0.356388</text:p>
          </table:table-cell>
          <table:table-cell table:formula="oooc:=(_K*([.J1074]-2*[.I1074]+[.H1074])) + [.I1074]" office:value-type="float" office:value="0.267290884865777">
            <text:p>0.267291</text:p>
          </table:table-cell>
          <table:table-cell table:formula="oooc:=(_K*([.K1074]-2*[.J1074]+[.I1074])) + [.J1074]" office:value-type="float" office:value="0.178193923243851">
            <text:p>0.178194</text:p>
          </table:table-cell>
          <table:table-cell table:formula="oooc:=(_K*(_b-2*[.K1074]+[.J1074])) + [.K107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75]-2*[.B1075]+_a)) + [.B1075]" office:value-type="float" office:value="0.890969616219301">
            <text:p>0.890970</text:p>
          </table:table-cell>
          <table:table-cell table:formula="oooc:=(_K*([.D1075]-2*[.C1075]+[.B1075])) + [.C1075]" office:value-type="float" office:value="0.801872654597363">
            <text:p>0.801873</text:p>
          </table:table-cell>
          <table:table-cell table:formula="oooc:=(_K*([.E1075]-2*[.D1075]+[.C1075])) + [.D1075]" office:value-type="float" office:value="0.712775692975428">
            <text:p>0.712776</text:p>
          </table:table-cell>
          <table:table-cell table:formula="oooc:=(_K*([.F1075]-2*[.E1075]+[.D1075])) + [.E1075]" office:value-type="float" office:value="0.623678731353494">
            <text:p>0.623679</text:p>
          </table:table-cell>
          <table:table-cell table:formula="oooc:=(_K*([.G1075]-2*[.F1075]+[.E1075])) + [.F1075]" office:value-type="float" office:value="0.534581769731563">
            <text:p>0.534582</text:p>
          </table:table-cell>
          <table:table-cell table:formula="oooc:=(_K*([.H1075]-2*[.G1075]+[.F1075])) + [.G1075]" office:value-type="float" office:value="0.445484808109633">
            <text:p>0.445485</text:p>
          </table:table-cell>
          <table:table-cell table:formula="oooc:=(_K*([.I1075]-2*[.H1075]+[.G1075])) + [.H1075]" office:value-type="float" office:value="0.356387846487704">
            <text:p>0.356388</text:p>
          </table:table-cell>
          <table:table-cell table:formula="oooc:=(_K*([.J1075]-2*[.I1075]+[.H1075])) + [.I1075]" office:value-type="float" office:value="0.267290884865777">
            <text:p>0.267291</text:p>
          </table:table-cell>
          <table:table-cell table:formula="oooc:=(_K*([.K1075]-2*[.J1075]+[.I1075])) + [.J1075]" office:value-type="float" office:value="0.178193923243851">
            <text:p>0.178194</text:p>
          </table:table-cell>
          <table:table-cell table:formula="oooc:=(_K*(_b-2*[.K1075]+[.J1075])) + [.K107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76]-2*[.B1076]+_a)) + [.B1076]" office:value-type="float" office:value="0.890969616219301">
            <text:p>0.890970</text:p>
          </table:table-cell>
          <table:table-cell table:formula="oooc:=(_K*([.D1076]-2*[.C1076]+[.B1076])) + [.C1076]" office:value-type="float" office:value="0.801872654597363">
            <text:p>0.801873</text:p>
          </table:table-cell>
          <table:table-cell table:formula="oooc:=(_K*([.E1076]-2*[.D1076]+[.C1076])) + [.D1076]" office:value-type="float" office:value="0.712775692975428">
            <text:p>0.712776</text:p>
          </table:table-cell>
          <table:table-cell table:formula="oooc:=(_K*([.F1076]-2*[.E1076]+[.D1076])) + [.E1076]" office:value-type="float" office:value="0.623678731353494">
            <text:p>0.623679</text:p>
          </table:table-cell>
          <table:table-cell table:formula="oooc:=(_K*([.G1076]-2*[.F1076]+[.E1076])) + [.F1076]" office:value-type="float" office:value="0.534581769731563">
            <text:p>0.534582</text:p>
          </table:table-cell>
          <table:table-cell table:formula="oooc:=(_K*([.H1076]-2*[.G1076]+[.F1076])) + [.G1076]" office:value-type="float" office:value="0.445484808109633">
            <text:p>0.445485</text:p>
          </table:table-cell>
          <table:table-cell table:formula="oooc:=(_K*([.I1076]-2*[.H1076]+[.G1076])) + [.H1076]" office:value-type="float" office:value="0.356387846487704">
            <text:p>0.356388</text:p>
          </table:table-cell>
          <table:table-cell table:formula="oooc:=(_K*([.J1076]-2*[.I1076]+[.H1076])) + [.I1076]" office:value-type="float" office:value="0.267290884865777">
            <text:p>0.267291</text:p>
          </table:table-cell>
          <table:table-cell table:formula="oooc:=(_K*([.K1076]-2*[.J1076]+[.I1076])) + [.J1076]" office:value-type="float" office:value="0.178193923243851">
            <text:p>0.178194</text:p>
          </table:table-cell>
          <table:table-cell table:formula="oooc:=(_K*(_b-2*[.K1076]+[.J1076])) + [.K107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77]-2*[.B1077]+_a)) + [.B1077]" office:value-type="float" office:value="0.890969616219301">
            <text:p>0.890970</text:p>
          </table:table-cell>
          <table:table-cell table:formula="oooc:=(_K*([.D1077]-2*[.C1077]+[.B1077])) + [.C1077]" office:value-type="float" office:value="0.801872654597363">
            <text:p>0.801873</text:p>
          </table:table-cell>
          <table:table-cell table:formula="oooc:=(_K*([.E1077]-2*[.D1077]+[.C1077])) + [.D1077]" office:value-type="float" office:value="0.712775692975428">
            <text:p>0.712776</text:p>
          </table:table-cell>
          <table:table-cell table:formula="oooc:=(_K*([.F1077]-2*[.E1077]+[.D1077])) + [.E1077]" office:value-type="float" office:value="0.623678731353494">
            <text:p>0.623679</text:p>
          </table:table-cell>
          <table:table-cell table:formula="oooc:=(_K*([.G1077]-2*[.F1077]+[.E1077])) + [.F1077]" office:value-type="float" office:value="0.534581769731563">
            <text:p>0.534582</text:p>
          </table:table-cell>
          <table:table-cell table:formula="oooc:=(_K*([.H1077]-2*[.G1077]+[.F1077])) + [.G1077]" office:value-type="float" office:value="0.445484808109633">
            <text:p>0.445485</text:p>
          </table:table-cell>
          <table:table-cell table:formula="oooc:=(_K*([.I1077]-2*[.H1077]+[.G1077])) + [.H1077]" office:value-type="float" office:value="0.356387846487704">
            <text:p>0.356388</text:p>
          </table:table-cell>
          <table:table-cell table:formula="oooc:=(_K*([.J1077]-2*[.I1077]+[.H1077])) + [.I1077]" office:value-type="float" office:value="0.267290884865777">
            <text:p>0.267291</text:p>
          </table:table-cell>
          <table:table-cell table:formula="oooc:=(_K*([.K1077]-2*[.J1077]+[.I1077])) + [.J1077]" office:value-type="float" office:value="0.178193923243851">
            <text:p>0.178194</text:p>
          </table:table-cell>
          <table:table-cell table:formula="oooc:=(_K*(_b-2*[.K1077]+[.J1077])) + [.K107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78]-2*[.B1078]+_a)) + [.B1078]" office:value-type="float" office:value="0.890969616219301">
            <text:p>0.890970</text:p>
          </table:table-cell>
          <table:table-cell table:formula="oooc:=(_K*([.D1078]-2*[.C1078]+[.B1078])) + [.C1078]" office:value-type="float" office:value="0.801872654597363">
            <text:p>0.801873</text:p>
          </table:table-cell>
          <table:table-cell table:formula="oooc:=(_K*([.E1078]-2*[.D1078]+[.C1078])) + [.D1078]" office:value-type="float" office:value="0.712775692975428">
            <text:p>0.712776</text:p>
          </table:table-cell>
          <table:table-cell table:formula="oooc:=(_K*([.F1078]-2*[.E1078]+[.D1078])) + [.E1078]" office:value-type="float" office:value="0.623678731353494">
            <text:p>0.623679</text:p>
          </table:table-cell>
          <table:table-cell table:formula="oooc:=(_K*([.G1078]-2*[.F1078]+[.E1078])) + [.F1078]" office:value-type="float" office:value="0.534581769731563">
            <text:p>0.534582</text:p>
          </table:table-cell>
          <table:table-cell table:formula="oooc:=(_K*([.H1078]-2*[.G1078]+[.F1078])) + [.G1078]" office:value-type="float" office:value="0.445484808109633">
            <text:p>0.445485</text:p>
          </table:table-cell>
          <table:table-cell table:formula="oooc:=(_K*([.I1078]-2*[.H1078]+[.G1078])) + [.H1078]" office:value-type="float" office:value="0.356387846487704">
            <text:p>0.356388</text:p>
          </table:table-cell>
          <table:table-cell table:formula="oooc:=(_K*([.J1078]-2*[.I1078]+[.H1078])) + [.I1078]" office:value-type="float" office:value="0.267290884865777">
            <text:p>0.267291</text:p>
          </table:table-cell>
          <table:table-cell table:formula="oooc:=(_K*([.K1078]-2*[.J1078]+[.I1078])) + [.J1078]" office:value-type="float" office:value="0.178193923243851">
            <text:p>0.178194</text:p>
          </table:table-cell>
          <table:table-cell table:formula="oooc:=(_K*(_b-2*[.K1078]+[.J1078])) + [.K107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79]-2*[.B1079]+_a)) + [.B1079]" office:value-type="float" office:value="0.890969616219301">
            <text:p>0.890970</text:p>
          </table:table-cell>
          <table:table-cell table:formula="oooc:=(_K*([.D1079]-2*[.C1079]+[.B1079])) + [.C1079]" office:value-type="float" office:value="0.801872654597363">
            <text:p>0.801873</text:p>
          </table:table-cell>
          <table:table-cell table:formula="oooc:=(_K*([.E1079]-2*[.D1079]+[.C1079])) + [.D1079]" office:value-type="float" office:value="0.712775692975428">
            <text:p>0.712776</text:p>
          </table:table-cell>
          <table:table-cell table:formula="oooc:=(_K*([.F1079]-2*[.E1079]+[.D1079])) + [.E1079]" office:value-type="float" office:value="0.623678731353494">
            <text:p>0.623679</text:p>
          </table:table-cell>
          <table:table-cell table:formula="oooc:=(_K*([.G1079]-2*[.F1079]+[.E1079])) + [.F1079]" office:value-type="float" office:value="0.534581769731563">
            <text:p>0.534582</text:p>
          </table:table-cell>
          <table:table-cell table:formula="oooc:=(_K*([.H1079]-2*[.G1079]+[.F1079])) + [.G1079]" office:value-type="float" office:value="0.445484808109633">
            <text:p>0.445485</text:p>
          </table:table-cell>
          <table:table-cell table:formula="oooc:=(_K*([.I1079]-2*[.H1079]+[.G1079])) + [.H1079]" office:value-type="float" office:value="0.356387846487704">
            <text:p>0.356388</text:p>
          </table:table-cell>
          <table:table-cell table:formula="oooc:=(_K*([.J1079]-2*[.I1079]+[.H1079])) + [.I1079]" office:value-type="float" office:value="0.267290884865777">
            <text:p>0.267291</text:p>
          </table:table-cell>
          <table:table-cell table:formula="oooc:=(_K*([.K1079]-2*[.J1079]+[.I1079])) + [.J1079]" office:value-type="float" office:value="0.178193923243851">
            <text:p>0.178194</text:p>
          </table:table-cell>
          <table:table-cell table:formula="oooc:=(_K*(_b-2*[.K1079]+[.J1079])) + [.K107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80]-2*[.B1080]+_a)) + [.B1080]" office:value-type="float" office:value="0.890969616219301">
            <text:p>0.890970</text:p>
          </table:table-cell>
          <table:table-cell table:formula="oooc:=(_K*([.D1080]-2*[.C1080]+[.B1080])) + [.C1080]" office:value-type="float" office:value="0.801872654597363">
            <text:p>0.801873</text:p>
          </table:table-cell>
          <table:table-cell table:formula="oooc:=(_K*([.E1080]-2*[.D1080]+[.C1080])) + [.D1080]" office:value-type="float" office:value="0.712775692975428">
            <text:p>0.712776</text:p>
          </table:table-cell>
          <table:table-cell table:formula="oooc:=(_K*([.F1080]-2*[.E1080]+[.D1080])) + [.E1080]" office:value-type="float" office:value="0.623678731353494">
            <text:p>0.623679</text:p>
          </table:table-cell>
          <table:table-cell table:formula="oooc:=(_K*([.G1080]-2*[.F1080]+[.E1080])) + [.F1080]" office:value-type="float" office:value="0.534581769731563">
            <text:p>0.534582</text:p>
          </table:table-cell>
          <table:table-cell table:formula="oooc:=(_K*([.H1080]-2*[.G1080]+[.F1080])) + [.G1080]" office:value-type="float" office:value="0.445484808109633">
            <text:p>0.445485</text:p>
          </table:table-cell>
          <table:table-cell table:formula="oooc:=(_K*([.I1080]-2*[.H1080]+[.G1080])) + [.H1080]" office:value-type="float" office:value="0.356387846487704">
            <text:p>0.356388</text:p>
          </table:table-cell>
          <table:table-cell table:formula="oooc:=(_K*([.J1080]-2*[.I1080]+[.H1080])) + [.I1080]" office:value-type="float" office:value="0.267290884865777">
            <text:p>0.267291</text:p>
          </table:table-cell>
          <table:table-cell table:formula="oooc:=(_K*([.K1080]-2*[.J1080]+[.I1080])) + [.J1080]" office:value-type="float" office:value="0.178193923243851">
            <text:p>0.178194</text:p>
          </table:table-cell>
          <table:table-cell table:formula="oooc:=(_K*(_b-2*[.K1080]+[.J1080])) + [.K108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81]-2*[.B1081]+_a)) + [.B1081]" office:value-type="float" office:value="0.890969616219301">
            <text:p>0.890970</text:p>
          </table:table-cell>
          <table:table-cell table:formula="oooc:=(_K*([.D1081]-2*[.C1081]+[.B1081])) + [.C1081]" office:value-type="float" office:value="0.801872654597363">
            <text:p>0.801873</text:p>
          </table:table-cell>
          <table:table-cell table:formula="oooc:=(_K*([.E1081]-2*[.D1081]+[.C1081])) + [.D1081]" office:value-type="float" office:value="0.712775692975428">
            <text:p>0.712776</text:p>
          </table:table-cell>
          <table:table-cell table:formula="oooc:=(_K*([.F1081]-2*[.E1081]+[.D1081])) + [.E1081]" office:value-type="float" office:value="0.623678731353494">
            <text:p>0.623679</text:p>
          </table:table-cell>
          <table:table-cell table:formula="oooc:=(_K*([.G1081]-2*[.F1081]+[.E1081])) + [.F1081]" office:value-type="float" office:value="0.534581769731563">
            <text:p>0.534582</text:p>
          </table:table-cell>
          <table:table-cell table:formula="oooc:=(_K*([.H1081]-2*[.G1081]+[.F1081])) + [.G1081]" office:value-type="float" office:value="0.445484808109633">
            <text:p>0.445485</text:p>
          </table:table-cell>
          <table:table-cell table:formula="oooc:=(_K*([.I1081]-2*[.H1081]+[.G1081])) + [.H1081]" office:value-type="float" office:value="0.356387846487704">
            <text:p>0.356388</text:p>
          </table:table-cell>
          <table:table-cell table:formula="oooc:=(_K*([.J1081]-2*[.I1081]+[.H1081])) + [.I1081]" office:value-type="float" office:value="0.267290884865777">
            <text:p>0.267291</text:p>
          </table:table-cell>
          <table:table-cell table:formula="oooc:=(_K*([.K1081]-2*[.J1081]+[.I1081])) + [.J1081]" office:value-type="float" office:value="0.178193923243851">
            <text:p>0.178194</text:p>
          </table:table-cell>
          <table:table-cell table:formula="oooc:=(_K*(_b-2*[.K1081]+[.J1081])) + [.K108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82]-2*[.B1082]+_a)) + [.B1082]" office:value-type="float" office:value="0.890969616219301">
            <text:p>0.890970</text:p>
          </table:table-cell>
          <table:table-cell table:formula="oooc:=(_K*([.D1082]-2*[.C1082]+[.B1082])) + [.C1082]" office:value-type="float" office:value="0.801872654597363">
            <text:p>0.801873</text:p>
          </table:table-cell>
          <table:table-cell table:formula="oooc:=(_K*([.E1082]-2*[.D1082]+[.C1082])) + [.D1082]" office:value-type="float" office:value="0.712775692975428">
            <text:p>0.712776</text:p>
          </table:table-cell>
          <table:table-cell table:formula="oooc:=(_K*([.F1082]-2*[.E1082]+[.D1082])) + [.E1082]" office:value-type="float" office:value="0.623678731353494">
            <text:p>0.623679</text:p>
          </table:table-cell>
          <table:table-cell table:formula="oooc:=(_K*([.G1082]-2*[.F1082]+[.E1082])) + [.F1082]" office:value-type="float" office:value="0.534581769731563">
            <text:p>0.534582</text:p>
          </table:table-cell>
          <table:table-cell table:formula="oooc:=(_K*([.H1082]-2*[.G1082]+[.F1082])) + [.G1082]" office:value-type="float" office:value="0.445484808109633">
            <text:p>0.445485</text:p>
          </table:table-cell>
          <table:table-cell table:formula="oooc:=(_K*([.I1082]-2*[.H1082]+[.G1082])) + [.H1082]" office:value-type="float" office:value="0.356387846487704">
            <text:p>0.356388</text:p>
          </table:table-cell>
          <table:table-cell table:formula="oooc:=(_K*([.J1082]-2*[.I1082]+[.H1082])) + [.I1082]" office:value-type="float" office:value="0.267290884865777">
            <text:p>0.267291</text:p>
          </table:table-cell>
          <table:table-cell table:formula="oooc:=(_K*([.K1082]-2*[.J1082]+[.I1082])) + [.J1082]" office:value-type="float" office:value="0.178193923243851">
            <text:p>0.178194</text:p>
          </table:table-cell>
          <table:table-cell table:formula="oooc:=(_K*(_b-2*[.K1082]+[.J1082])) + [.K108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83]-2*[.B1083]+_a)) + [.B1083]" office:value-type="float" office:value="0.890969616219301">
            <text:p>0.890970</text:p>
          </table:table-cell>
          <table:table-cell table:formula="oooc:=(_K*([.D1083]-2*[.C1083]+[.B1083])) + [.C1083]" office:value-type="float" office:value="0.801872654597363">
            <text:p>0.801873</text:p>
          </table:table-cell>
          <table:table-cell table:formula="oooc:=(_K*([.E1083]-2*[.D1083]+[.C1083])) + [.D1083]" office:value-type="float" office:value="0.712775692975428">
            <text:p>0.712776</text:p>
          </table:table-cell>
          <table:table-cell table:formula="oooc:=(_K*([.F1083]-2*[.E1083]+[.D1083])) + [.E1083]" office:value-type="float" office:value="0.623678731353494">
            <text:p>0.623679</text:p>
          </table:table-cell>
          <table:table-cell table:formula="oooc:=(_K*([.G1083]-2*[.F1083]+[.E1083])) + [.F1083]" office:value-type="float" office:value="0.534581769731563">
            <text:p>0.534582</text:p>
          </table:table-cell>
          <table:table-cell table:formula="oooc:=(_K*([.H1083]-2*[.G1083]+[.F1083])) + [.G1083]" office:value-type="float" office:value="0.445484808109633">
            <text:p>0.445485</text:p>
          </table:table-cell>
          <table:table-cell table:formula="oooc:=(_K*([.I1083]-2*[.H1083]+[.G1083])) + [.H1083]" office:value-type="float" office:value="0.356387846487704">
            <text:p>0.356388</text:p>
          </table:table-cell>
          <table:table-cell table:formula="oooc:=(_K*([.J1083]-2*[.I1083]+[.H1083])) + [.I1083]" office:value-type="float" office:value="0.267290884865777">
            <text:p>0.267291</text:p>
          </table:table-cell>
          <table:table-cell table:formula="oooc:=(_K*([.K1083]-2*[.J1083]+[.I1083])) + [.J1083]" office:value-type="float" office:value="0.178193923243851">
            <text:p>0.178194</text:p>
          </table:table-cell>
          <table:table-cell table:formula="oooc:=(_K*(_b-2*[.K1083]+[.J1083])) + [.K108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84]-2*[.B1084]+_a)) + [.B1084]" office:value-type="float" office:value="0.890969616219301">
            <text:p>0.890970</text:p>
          </table:table-cell>
          <table:table-cell table:formula="oooc:=(_K*([.D1084]-2*[.C1084]+[.B1084])) + [.C1084]" office:value-type="float" office:value="0.801872654597363">
            <text:p>0.801873</text:p>
          </table:table-cell>
          <table:table-cell table:formula="oooc:=(_K*([.E1084]-2*[.D1084]+[.C1084])) + [.D1084]" office:value-type="float" office:value="0.712775692975428">
            <text:p>0.712776</text:p>
          </table:table-cell>
          <table:table-cell table:formula="oooc:=(_K*([.F1084]-2*[.E1084]+[.D1084])) + [.E1084]" office:value-type="float" office:value="0.623678731353494">
            <text:p>0.623679</text:p>
          </table:table-cell>
          <table:table-cell table:formula="oooc:=(_K*([.G1084]-2*[.F1084]+[.E1084])) + [.F1084]" office:value-type="float" office:value="0.534581769731563">
            <text:p>0.534582</text:p>
          </table:table-cell>
          <table:table-cell table:formula="oooc:=(_K*([.H1084]-2*[.G1084]+[.F1084])) + [.G1084]" office:value-type="float" office:value="0.445484808109633">
            <text:p>0.445485</text:p>
          </table:table-cell>
          <table:table-cell table:formula="oooc:=(_K*([.I1084]-2*[.H1084]+[.G1084])) + [.H1084]" office:value-type="float" office:value="0.356387846487704">
            <text:p>0.356388</text:p>
          </table:table-cell>
          <table:table-cell table:formula="oooc:=(_K*([.J1084]-2*[.I1084]+[.H1084])) + [.I1084]" office:value-type="float" office:value="0.267290884865777">
            <text:p>0.267291</text:p>
          </table:table-cell>
          <table:table-cell table:formula="oooc:=(_K*([.K1084]-2*[.J1084]+[.I1084])) + [.J1084]" office:value-type="float" office:value="0.178193923243851">
            <text:p>0.178194</text:p>
          </table:table-cell>
          <table:table-cell table:formula="oooc:=(_K*(_b-2*[.K1084]+[.J1084])) + [.K108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85]-2*[.B1085]+_a)) + [.B1085]" office:value-type="float" office:value="0.890969616219301">
            <text:p>0.890970</text:p>
          </table:table-cell>
          <table:table-cell table:formula="oooc:=(_K*([.D1085]-2*[.C1085]+[.B1085])) + [.C1085]" office:value-type="float" office:value="0.801872654597363">
            <text:p>0.801873</text:p>
          </table:table-cell>
          <table:table-cell table:formula="oooc:=(_K*([.E1085]-2*[.D1085]+[.C1085])) + [.D1085]" office:value-type="float" office:value="0.712775692975428">
            <text:p>0.712776</text:p>
          </table:table-cell>
          <table:table-cell table:formula="oooc:=(_K*([.F1085]-2*[.E1085]+[.D1085])) + [.E1085]" office:value-type="float" office:value="0.623678731353494">
            <text:p>0.623679</text:p>
          </table:table-cell>
          <table:table-cell table:formula="oooc:=(_K*([.G1085]-2*[.F1085]+[.E1085])) + [.F1085]" office:value-type="float" office:value="0.534581769731563">
            <text:p>0.534582</text:p>
          </table:table-cell>
          <table:table-cell table:formula="oooc:=(_K*([.H1085]-2*[.G1085]+[.F1085])) + [.G1085]" office:value-type="float" office:value="0.445484808109633">
            <text:p>0.445485</text:p>
          </table:table-cell>
          <table:table-cell table:formula="oooc:=(_K*([.I1085]-2*[.H1085]+[.G1085])) + [.H1085]" office:value-type="float" office:value="0.356387846487704">
            <text:p>0.356388</text:p>
          </table:table-cell>
          <table:table-cell table:formula="oooc:=(_K*([.J1085]-2*[.I1085]+[.H1085])) + [.I1085]" office:value-type="float" office:value="0.267290884865777">
            <text:p>0.267291</text:p>
          </table:table-cell>
          <table:table-cell table:formula="oooc:=(_K*([.K1085]-2*[.J1085]+[.I1085])) + [.J1085]" office:value-type="float" office:value="0.178193923243851">
            <text:p>0.178194</text:p>
          </table:table-cell>
          <table:table-cell table:formula="oooc:=(_K*(_b-2*[.K1085]+[.J1085])) + [.K108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86]-2*[.B1086]+_a)) + [.B1086]" office:value-type="float" office:value="0.890969616219301">
            <text:p>0.890970</text:p>
          </table:table-cell>
          <table:table-cell table:formula="oooc:=(_K*([.D1086]-2*[.C1086]+[.B1086])) + [.C1086]" office:value-type="float" office:value="0.801872654597363">
            <text:p>0.801873</text:p>
          </table:table-cell>
          <table:table-cell table:formula="oooc:=(_K*([.E1086]-2*[.D1086]+[.C1086])) + [.D1086]" office:value-type="float" office:value="0.712775692975428">
            <text:p>0.712776</text:p>
          </table:table-cell>
          <table:table-cell table:formula="oooc:=(_K*([.F1086]-2*[.E1086]+[.D1086])) + [.E1086]" office:value-type="float" office:value="0.623678731353494">
            <text:p>0.623679</text:p>
          </table:table-cell>
          <table:table-cell table:formula="oooc:=(_K*([.G1086]-2*[.F1086]+[.E1086])) + [.F1086]" office:value-type="float" office:value="0.534581769731563">
            <text:p>0.534582</text:p>
          </table:table-cell>
          <table:table-cell table:formula="oooc:=(_K*([.H1086]-2*[.G1086]+[.F1086])) + [.G1086]" office:value-type="float" office:value="0.445484808109633">
            <text:p>0.445485</text:p>
          </table:table-cell>
          <table:table-cell table:formula="oooc:=(_K*([.I1086]-2*[.H1086]+[.G1086])) + [.H1086]" office:value-type="float" office:value="0.356387846487704">
            <text:p>0.356388</text:p>
          </table:table-cell>
          <table:table-cell table:formula="oooc:=(_K*([.J1086]-2*[.I1086]+[.H1086])) + [.I1086]" office:value-type="float" office:value="0.267290884865777">
            <text:p>0.267291</text:p>
          </table:table-cell>
          <table:table-cell table:formula="oooc:=(_K*([.K1086]-2*[.J1086]+[.I1086])) + [.J1086]" office:value-type="float" office:value="0.178193923243851">
            <text:p>0.178194</text:p>
          </table:table-cell>
          <table:table-cell table:formula="oooc:=(_K*(_b-2*[.K1086]+[.J1086])) + [.K108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87]-2*[.B1087]+_a)) + [.B1087]" office:value-type="float" office:value="0.890969616219301">
            <text:p>0.890970</text:p>
          </table:table-cell>
          <table:table-cell table:formula="oooc:=(_K*([.D1087]-2*[.C1087]+[.B1087])) + [.C1087]" office:value-type="float" office:value="0.801872654597363">
            <text:p>0.801873</text:p>
          </table:table-cell>
          <table:table-cell table:formula="oooc:=(_K*([.E1087]-2*[.D1087]+[.C1087])) + [.D1087]" office:value-type="float" office:value="0.712775692975428">
            <text:p>0.712776</text:p>
          </table:table-cell>
          <table:table-cell table:formula="oooc:=(_K*([.F1087]-2*[.E1087]+[.D1087])) + [.E1087]" office:value-type="float" office:value="0.623678731353494">
            <text:p>0.623679</text:p>
          </table:table-cell>
          <table:table-cell table:formula="oooc:=(_K*([.G1087]-2*[.F1087]+[.E1087])) + [.F1087]" office:value-type="float" office:value="0.534581769731563">
            <text:p>0.534582</text:p>
          </table:table-cell>
          <table:table-cell table:formula="oooc:=(_K*([.H1087]-2*[.G1087]+[.F1087])) + [.G1087]" office:value-type="float" office:value="0.445484808109633">
            <text:p>0.445485</text:p>
          </table:table-cell>
          <table:table-cell table:formula="oooc:=(_K*([.I1087]-2*[.H1087]+[.G1087])) + [.H1087]" office:value-type="float" office:value="0.356387846487704">
            <text:p>0.356388</text:p>
          </table:table-cell>
          <table:table-cell table:formula="oooc:=(_K*([.J1087]-2*[.I1087]+[.H1087])) + [.I1087]" office:value-type="float" office:value="0.267290884865777">
            <text:p>0.267291</text:p>
          </table:table-cell>
          <table:table-cell table:formula="oooc:=(_K*([.K1087]-2*[.J1087]+[.I1087])) + [.J1087]" office:value-type="float" office:value="0.178193923243851">
            <text:p>0.178194</text:p>
          </table:table-cell>
          <table:table-cell table:formula="oooc:=(_K*(_b-2*[.K1087]+[.J1087])) + [.K108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88]-2*[.B1088]+_a)) + [.B1088]" office:value-type="float" office:value="0.890969616219301">
            <text:p>0.890970</text:p>
          </table:table-cell>
          <table:table-cell table:formula="oooc:=(_K*([.D1088]-2*[.C1088]+[.B1088])) + [.C1088]" office:value-type="float" office:value="0.801872654597363">
            <text:p>0.801873</text:p>
          </table:table-cell>
          <table:table-cell table:formula="oooc:=(_K*([.E1088]-2*[.D1088]+[.C1088])) + [.D1088]" office:value-type="float" office:value="0.712775692975428">
            <text:p>0.712776</text:p>
          </table:table-cell>
          <table:table-cell table:formula="oooc:=(_K*([.F1088]-2*[.E1088]+[.D1088])) + [.E1088]" office:value-type="float" office:value="0.623678731353494">
            <text:p>0.623679</text:p>
          </table:table-cell>
          <table:table-cell table:formula="oooc:=(_K*([.G1088]-2*[.F1088]+[.E1088])) + [.F1088]" office:value-type="float" office:value="0.534581769731563">
            <text:p>0.534582</text:p>
          </table:table-cell>
          <table:table-cell table:formula="oooc:=(_K*([.H1088]-2*[.G1088]+[.F1088])) + [.G1088]" office:value-type="float" office:value="0.445484808109633">
            <text:p>0.445485</text:p>
          </table:table-cell>
          <table:table-cell table:formula="oooc:=(_K*([.I1088]-2*[.H1088]+[.G1088])) + [.H1088]" office:value-type="float" office:value="0.356387846487704">
            <text:p>0.356388</text:p>
          </table:table-cell>
          <table:table-cell table:formula="oooc:=(_K*([.J1088]-2*[.I1088]+[.H1088])) + [.I1088]" office:value-type="float" office:value="0.267290884865777">
            <text:p>0.267291</text:p>
          </table:table-cell>
          <table:table-cell table:formula="oooc:=(_K*([.K1088]-2*[.J1088]+[.I1088])) + [.J1088]" office:value-type="float" office:value="0.178193923243851">
            <text:p>0.178194</text:p>
          </table:table-cell>
          <table:table-cell table:formula="oooc:=(_K*(_b-2*[.K1088]+[.J1088])) + [.K108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89]-2*[.B1089]+_a)) + [.B1089]" office:value-type="float" office:value="0.890969616219301">
            <text:p>0.890970</text:p>
          </table:table-cell>
          <table:table-cell table:formula="oooc:=(_K*([.D1089]-2*[.C1089]+[.B1089])) + [.C1089]" office:value-type="float" office:value="0.801872654597363">
            <text:p>0.801873</text:p>
          </table:table-cell>
          <table:table-cell table:formula="oooc:=(_K*([.E1089]-2*[.D1089]+[.C1089])) + [.D1089]" office:value-type="float" office:value="0.712775692975428">
            <text:p>0.712776</text:p>
          </table:table-cell>
          <table:table-cell table:formula="oooc:=(_K*([.F1089]-2*[.E1089]+[.D1089])) + [.E1089]" office:value-type="float" office:value="0.623678731353494">
            <text:p>0.623679</text:p>
          </table:table-cell>
          <table:table-cell table:formula="oooc:=(_K*([.G1089]-2*[.F1089]+[.E1089])) + [.F1089]" office:value-type="float" office:value="0.534581769731563">
            <text:p>0.534582</text:p>
          </table:table-cell>
          <table:table-cell table:formula="oooc:=(_K*([.H1089]-2*[.G1089]+[.F1089])) + [.G1089]" office:value-type="float" office:value="0.445484808109633">
            <text:p>0.445485</text:p>
          </table:table-cell>
          <table:table-cell table:formula="oooc:=(_K*([.I1089]-2*[.H1089]+[.G1089])) + [.H1089]" office:value-type="float" office:value="0.356387846487704">
            <text:p>0.356388</text:p>
          </table:table-cell>
          <table:table-cell table:formula="oooc:=(_K*([.J1089]-2*[.I1089]+[.H1089])) + [.I1089]" office:value-type="float" office:value="0.267290884865777">
            <text:p>0.267291</text:p>
          </table:table-cell>
          <table:table-cell table:formula="oooc:=(_K*([.K1089]-2*[.J1089]+[.I1089])) + [.J1089]" office:value-type="float" office:value="0.178193923243851">
            <text:p>0.178194</text:p>
          </table:table-cell>
          <table:table-cell table:formula="oooc:=(_K*(_b-2*[.K1089]+[.J1089])) + [.K108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90]-2*[.B1090]+_a)) + [.B1090]" office:value-type="float" office:value="0.890969616219301">
            <text:p>0.890970</text:p>
          </table:table-cell>
          <table:table-cell table:formula="oooc:=(_K*([.D1090]-2*[.C1090]+[.B1090])) + [.C1090]" office:value-type="float" office:value="0.801872654597363">
            <text:p>0.801873</text:p>
          </table:table-cell>
          <table:table-cell table:formula="oooc:=(_K*([.E1090]-2*[.D1090]+[.C1090])) + [.D1090]" office:value-type="float" office:value="0.712775692975428">
            <text:p>0.712776</text:p>
          </table:table-cell>
          <table:table-cell table:formula="oooc:=(_K*([.F1090]-2*[.E1090]+[.D1090])) + [.E1090]" office:value-type="float" office:value="0.623678731353494">
            <text:p>0.623679</text:p>
          </table:table-cell>
          <table:table-cell table:formula="oooc:=(_K*([.G1090]-2*[.F1090]+[.E1090])) + [.F1090]" office:value-type="float" office:value="0.534581769731563">
            <text:p>0.534582</text:p>
          </table:table-cell>
          <table:table-cell table:formula="oooc:=(_K*([.H1090]-2*[.G1090]+[.F1090])) + [.G1090]" office:value-type="float" office:value="0.445484808109633">
            <text:p>0.445485</text:p>
          </table:table-cell>
          <table:table-cell table:formula="oooc:=(_K*([.I1090]-2*[.H1090]+[.G1090])) + [.H1090]" office:value-type="float" office:value="0.356387846487704">
            <text:p>0.356388</text:p>
          </table:table-cell>
          <table:table-cell table:formula="oooc:=(_K*([.J1090]-2*[.I1090]+[.H1090])) + [.I1090]" office:value-type="float" office:value="0.267290884865777">
            <text:p>0.267291</text:p>
          </table:table-cell>
          <table:table-cell table:formula="oooc:=(_K*([.K1090]-2*[.J1090]+[.I1090])) + [.J1090]" office:value-type="float" office:value="0.178193923243851">
            <text:p>0.178194</text:p>
          </table:table-cell>
          <table:table-cell table:formula="oooc:=(_K*(_b-2*[.K1090]+[.J1090])) + [.K109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91]-2*[.B1091]+_a)) + [.B1091]" office:value-type="float" office:value="0.890969616219301">
            <text:p>0.890970</text:p>
          </table:table-cell>
          <table:table-cell table:formula="oooc:=(_K*([.D1091]-2*[.C1091]+[.B1091])) + [.C1091]" office:value-type="float" office:value="0.801872654597363">
            <text:p>0.801873</text:p>
          </table:table-cell>
          <table:table-cell table:formula="oooc:=(_K*([.E1091]-2*[.D1091]+[.C1091])) + [.D1091]" office:value-type="float" office:value="0.712775692975428">
            <text:p>0.712776</text:p>
          </table:table-cell>
          <table:table-cell table:formula="oooc:=(_K*([.F1091]-2*[.E1091]+[.D1091])) + [.E1091]" office:value-type="float" office:value="0.623678731353494">
            <text:p>0.623679</text:p>
          </table:table-cell>
          <table:table-cell table:formula="oooc:=(_K*([.G1091]-2*[.F1091]+[.E1091])) + [.F1091]" office:value-type="float" office:value="0.534581769731563">
            <text:p>0.534582</text:p>
          </table:table-cell>
          <table:table-cell table:formula="oooc:=(_K*([.H1091]-2*[.G1091]+[.F1091])) + [.G1091]" office:value-type="float" office:value="0.445484808109633">
            <text:p>0.445485</text:p>
          </table:table-cell>
          <table:table-cell table:formula="oooc:=(_K*([.I1091]-2*[.H1091]+[.G1091])) + [.H1091]" office:value-type="float" office:value="0.356387846487704">
            <text:p>0.356388</text:p>
          </table:table-cell>
          <table:table-cell table:formula="oooc:=(_K*([.J1091]-2*[.I1091]+[.H1091])) + [.I1091]" office:value-type="float" office:value="0.267290884865777">
            <text:p>0.267291</text:p>
          </table:table-cell>
          <table:table-cell table:formula="oooc:=(_K*([.K1091]-2*[.J1091]+[.I1091])) + [.J1091]" office:value-type="float" office:value="0.178193923243851">
            <text:p>0.178194</text:p>
          </table:table-cell>
          <table:table-cell table:formula="oooc:=(_K*(_b-2*[.K1091]+[.J1091])) + [.K109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92]-2*[.B1092]+_a)) + [.B1092]" office:value-type="float" office:value="0.890969616219301">
            <text:p>0.890970</text:p>
          </table:table-cell>
          <table:table-cell table:formula="oooc:=(_K*([.D1092]-2*[.C1092]+[.B1092])) + [.C1092]" office:value-type="float" office:value="0.801872654597363">
            <text:p>0.801873</text:p>
          </table:table-cell>
          <table:table-cell table:formula="oooc:=(_K*([.E1092]-2*[.D1092]+[.C1092])) + [.D1092]" office:value-type="float" office:value="0.712775692975428">
            <text:p>0.712776</text:p>
          </table:table-cell>
          <table:table-cell table:formula="oooc:=(_K*([.F1092]-2*[.E1092]+[.D1092])) + [.E1092]" office:value-type="float" office:value="0.623678731353494">
            <text:p>0.623679</text:p>
          </table:table-cell>
          <table:table-cell table:formula="oooc:=(_K*([.G1092]-2*[.F1092]+[.E1092])) + [.F1092]" office:value-type="float" office:value="0.534581769731563">
            <text:p>0.534582</text:p>
          </table:table-cell>
          <table:table-cell table:formula="oooc:=(_K*([.H1092]-2*[.G1092]+[.F1092])) + [.G1092]" office:value-type="float" office:value="0.445484808109633">
            <text:p>0.445485</text:p>
          </table:table-cell>
          <table:table-cell table:formula="oooc:=(_K*([.I1092]-2*[.H1092]+[.G1092])) + [.H1092]" office:value-type="float" office:value="0.356387846487704">
            <text:p>0.356388</text:p>
          </table:table-cell>
          <table:table-cell table:formula="oooc:=(_K*([.J1092]-2*[.I1092]+[.H1092])) + [.I1092]" office:value-type="float" office:value="0.267290884865777">
            <text:p>0.267291</text:p>
          </table:table-cell>
          <table:table-cell table:formula="oooc:=(_K*([.K1092]-2*[.J1092]+[.I1092])) + [.J1092]" office:value-type="float" office:value="0.178193923243851">
            <text:p>0.178194</text:p>
          </table:table-cell>
          <table:table-cell table:formula="oooc:=(_K*(_b-2*[.K1092]+[.J1092])) + [.K109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93]-2*[.B1093]+_a)) + [.B1093]" office:value-type="float" office:value="0.890969616219301">
            <text:p>0.890970</text:p>
          </table:table-cell>
          <table:table-cell table:formula="oooc:=(_K*([.D1093]-2*[.C1093]+[.B1093])) + [.C1093]" office:value-type="float" office:value="0.801872654597363">
            <text:p>0.801873</text:p>
          </table:table-cell>
          <table:table-cell table:formula="oooc:=(_K*([.E1093]-2*[.D1093]+[.C1093])) + [.D1093]" office:value-type="float" office:value="0.712775692975428">
            <text:p>0.712776</text:p>
          </table:table-cell>
          <table:table-cell table:formula="oooc:=(_K*([.F1093]-2*[.E1093]+[.D1093])) + [.E1093]" office:value-type="float" office:value="0.623678731353494">
            <text:p>0.623679</text:p>
          </table:table-cell>
          <table:table-cell table:formula="oooc:=(_K*([.G1093]-2*[.F1093]+[.E1093])) + [.F1093]" office:value-type="float" office:value="0.534581769731563">
            <text:p>0.534582</text:p>
          </table:table-cell>
          <table:table-cell table:formula="oooc:=(_K*([.H1093]-2*[.G1093]+[.F1093])) + [.G1093]" office:value-type="float" office:value="0.445484808109633">
            <text:p>0.445485</text:p>
          </table:table-cell>
          <table:table-cell table:formula="oooc:=(_K*([.I1093]-2*[.H1093]+[.G1093])) + [.H1093]" office:value-type="float" office:value="0.356387846487704">
            <text:p>0.356388</text:p>
          </table:table-cell>
          <table:table-cell table:formula="oooc:=(_K*([.J1093]-2*[.I1093]+[.H1093])) + [.I1093]" office:value-type="float" office:value="0.267290884865777">
            <text:p>0.267291</text:p>
          </table:table-cell>
          <table:table-cell table:formula="oooc:=(_K*([.K1093]-2*[.J1093]+[.I1093])) + [.J1093]" office:value-type="float" office:value="0.178193923243851">
            <text:p>0.178194</text:p>
          </table:table-cell>
          <table:table-cell table:formula="oooc:=(_K*(_b-2*[.K1093]+[.J1093])) + [.K109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94]-2*[.B1094]+_a)) + [.B1094]" office:value-type="float" office:value="0.890969616219301">
            <text:p>0.890970</text:p>
          </table:table-cell>
          <table:table-cell table:formula="oooc:=(_K*([.D1094]-2*[.C1094]+[.B1094])) + [.C1094]" office:value-type="float" office:value="0.801872654597363">
            <text:p>0.801873</text:p>
          </table:table-cell>
          <table:table-cell table:formula="oooc:=(_K*([.E1094]-2*[.D1094]+[.C1094])) + [.D1094]" office:value-type="float" office:value="0.712775692975428">
            <text:p>0.712776</text:p>
          </table:table-cell>
          <table:table-cell table:formula="oooc:=(_K*([.F1094]-2*[.E1094]+[.D1094])) + [.E1094]" office:value-type="float" office:value="0.623678731353494">
            <text:p>0.623679</text:p>
          </table:table-cell>
          <table:table-cell table:formula="oooc:=(_K*([.G1094]-2*[.F1094]+[.E1094])) + [.F1094]" office:value-type="float" office:value="0.534581769731563">
            <text:p>0.534582</text:p>
          </table:table-cell>
          <table:table-cell table:formula="oooc:=(_K*([.H1094]-2*[.G1094]+[.F1094])) + [.G1094]" office:value-type="float" office:value="0.445484808109633">
            <text:p>0.445485</text:p>
          </table:table-cell>
          <table:table-cell table:formula="oooc:=(_K*([.I1094]-2*[.H1094]+[.G1094])) + [.H1094]" office:value-type="float" office:value="0.356387846487704">
            <text:p>0.356388</text:p>
          </table:table-cell>
          <table:table-cell table:formula="oooc:=(_K*([.J1094]-2*[.I1094]+[.H1094])) + [.I1094]" office:value-type="float" office:value="0.267290884865777">
            <text:p>0.267291</text:p>
          </table:table-cell>
          <table:table-cell table:formula="oooc:=(_K*([.K1094]-2*[.J1094]+[.I1094])) + [.J1094]" office:value-type="float" office:value="0.178193923243851">
            <text:p>0.178194</text:p>
          </table:table-cell>
          <table:table-cell table:formula="oooc:=(_K*(_b-2*[.K1094]+[.J1094])) + [.K109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95]-2*[.B1095]+_a)) + [.B1095]" office:value-type="float" office:value="0.890969616219301">
            <text:p>0.890970</text:p>
          </table:table-cell>
          <table:table-cell table:formula="oooc:=(_K*([.D1095]-2*[.C1095]+[.B1095])) + [.C1095]" office:value-type="float" office:value="0.801872654597363">
            <text:p>0.801873</text:p>
          </table:table-cell>
          <table:table-cell table:formula="oooc:=(_K*([.E1095]-2*[.D1095]+[.C1095])) + [.D1095]" office:value-type="float" office:value="0.712775692975428">
            <text:p>0.712776</text:p>
          </table:table-cell>
          <table:table-cell table:formula="oooc:=(_K*([.F1095]-2*[.E1095]+[.D1095])) + [.E1095]" office:value-type="float" office:value="0.623678731353494">
            <text:p>0.623679</text:p>
          </table:table-cell>
          <table:table-cell table:formula="oooc:=(_K*([.G1095]-2*[.F1095]+[.E1095])) + [.F1095]" office:value-type="float" office:value="0.534581769731563">
            <text:p>0.534582</text:p>
          </table:table-cell>
          <table:table-cell table:formula="oooc:=(_K*([.H1095]-2*[.G1095]+[.F1095])) + [.G1095]" office:value-type="float" office:value="0.445484808109633">
            <text:p>0.445485</text:p>
          </table:table-cell>
          <table:table-cell table:formula="oooc:=(_K*([.I1095]-2*[.H1095]+[.G1095])) + [.H1095]" office:value-type="float" office:value="0.356387846487704">
            <text:p>0.356388</text:p>
          </table:table-cell>
          <table:table-cell table:formula="oooc:=(_K*([.J1095]-2*[.I1095]+[.H1095])) + [.I1095]" office:value-type="float" office:value="0.267290884865777">
            <text:p>0.267291</text:p>
          </table:table-cell>
          <table:table-cell table:formula="oooc:=(_K*([.K1095]-2*[.J1095]+[.I1095])) + [.J1095]" office:value-type="float" office:value="0.178193923243851">
            <text:p>0.178194</text:p>
          </table:table-cell>
          <table:table-cell table:formula="oooc:=(_K*(_b-2*[.K1095]+[.J1095])) + [.K109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96]-2*[.B1096]+_a)) + [.B1096]" office:value-type="float" office:value="0.890969616219301">
            <text:p>0.890970</text:p>
          </table:table-cell>
          <table:table-cell table:formula="oooc:=(_K*([.D1096]-2*[.C1096]+[.B1096])) + [.C1096]" office:value-type="float" office:value="0.801872654597363">
            <text:p>0.801873</text:p>
          </table:table-cell>
          <table:table-cell table:formula="oooc:=(_K*([.E1096]-2*[.D1096]+[.C1096])) + [.D1096]" office:value-type="float" office:value="0.712775692975428">
            <text:p>0.712776</text:p>
          </table:table-cell>
          <table:table-cell table:formula="oooc:=(_K*([.F1096]-2*[.E1096]+[.D1096])) + [.E1096]" office:value-type="float" office:value="0.623678731353494">
            <text:p>0.623679</text:p>
          </table:table-cell>
          <table:table-cell table:formula="oooc:=(_K*([.G1096]-2*[.F1096]+[.E1096])) + [.F1096]" office:value-type="float" office:value="0.534581769731563">
            <text:p>0.534582</text:p>
          </table:table-cell>
          <table:table-cell table:formula="oooc:=(_K*([.H1096]-2*[.G1096]+[.F1096])) + [.G1096]" office:value-type="float" office:value="0.445484808109633">
            <text:p>0.445485</text:p>
          </table:table-cell>
          <table:table-cell table:formula="oooc:=(_K*([.I1096]-2*[.H1096]+[.G1096])) + [.H1096]" office:value-type="float" office:value="0.356387846487704">
            <text:p>0.356388</text:p>
          </table:table-cell>
          <table:table-cell table:formula="oooc:=(_K*([.J1096]-2*[.I1096]+[.H1096])) + [.I1096]" office:value-type="float" office:value="0.267290884865777">
            <text:p>0.267291</text:p>
          </table:table-cell>
          <table:table-cell table:formula="oooc:=(_K*([.K1096]-2*[.J1096]+[.I1096])) + [.J1096]" office:value-type="float" office:value="0.178193923243851">
            <text:p>0.178194</text:p>
          </table:table-cell>
          <table:table-cell table:formula="oooc:=(_K*(_b-2*[.K1096]+[.J1096])) + [.K109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97]-2*[.B1097]+_a)) + [.B1097]" office:value-type="float" office:value="0.890969616219301">
            <text:p>0.890970</text:p>
          </table:table-cell>
          <table:table-cell table:formula="oooc:=(_K*([.D1097]-2*[.C1097]+[.B1097])) + [.C1097]" office:value-type="float" office:value="0.801872654597363">
            <text:p>0.801873</text:p>
          </table:table-cell>
          <table:table-cell table:formula="oooc:=(_K*([.E1097]-2*[.D1097]+[.C1097])) + [.D1097]" office:value-type="float" office:value="0.712775692975428">
            <text:p>0.712776</text:p>
          </table:table-cell>
          <table:table-cell table:formula="oooc:=(_K*([.F1097]-2*[.E1097]+[.D1097])) + [.E1097]" office:value-type="float" office:value="0.623678731353494">
            <text:p>0.623679</text:p>
          </table:table-cell>
          <table:table-cell table:formula="oooc:=(_K*([.G1097]-2*[.F1097]+[.E1097])) + [.F1097]" office:value-type="float" office:value="0.534581769731563">
            <text:p>0.534582</text:p>
          </table:table-cell>
          <table:table-cell table:formula="oooc:=(_K*([.H1097]-2*[.G1097]+[.F1097])) + [.G1097]" office:value-type="float" office:value="0.445484808109633">
            <text:p>0.445485</text:p>
          </table:table-cell>
          <table:table-cell table:formula="oooc:=(_K*([.I1097]-2*[.H1097]+[.G1097])) + [.H1097]" office:value-type="float" office:value="0.356387846487704">
            <text:p>0.356388</text:p>
          </table:table-cell>
          <table:table-cell table:formula="oooc:=(_K*([.J1097]-2*[.I1097]+[.H1097])) + [.I1097]" office:value-type="float" office:value="0.267290884865777">
            <text:p>0.267291</text:p>
          </table:table-cell>
          <table:table-cell table:formula="oooc:=(_K*([.K1097]-2*[.J1097]+[.I1097])) + [.J1097]" office:value-type="float" office:value="0.178193923243851">
            <text:p>0.178194</text:p>
          </table:table-cell>
          <table:table-cell table:formula="oooc:=(_K*(_b-2*[.K1097]+[.J1097])) + [.K109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98]-2*[.B1098]+_a)) + [.B1098]" office:value-type="float" office:value="0.890969616219301">
            <text:p>0.890970</text:p>
          </table:table-cell>
          <table:table-cell table:formula="oooc:=(_K*([.D1098]-2*[.C1098]+[.B1098])) + [.C1098]" office:value-type="float" office:value="0.801872654597363">
            <text:p>0.801873</text:p>
          </table:table-cell>
          <table:table-cell table:formula="oooc:=(_K*([.E1098]-2*[.D1098]+[.C1098])) + [.D1098]" office:value-type="float" office:value="0.712775692975428">
            <text:p>0.712776</text:p>
          </table:table-cell>
          <table:table-cell table:formula="oooc:=(_K*([.F1098]-2*[.E1098]+[.D1098])) + [.E1098]" office:value-type="float" office:value="0.623678731353494">
            <text:p>0.623679</text:p>
          </table:table-cell>
          <table:table-cell table:formula="oooc:=(_K*([.G1098]-2*[.F1098]+[.E1098])) + [.F1098]" office:value-type="float" office:value="0.534581769731563">
            <text:p>0.534582</text:p>
          </table:table-cell>
          <table:table-cell table:formula="oooc:=(_K*([.H1098]-2*[.G1098]+[.F1098])) + [.G1098]" office:value-type="float" office:value="0.445484808109633">
            <text:p>0.445485</text:p>
          </table:table-cell>
          <table:table-cell table:formula="oooc:=(_K*([.I1098]-2*[.H1098]+[.G1098])) + [.H1098]" office:value-type="float" office:value="0.356387846487704">
            <text:p>0.356388</text:p>
          </table:table-cell>
          <table:table-cell table:formula="oooc:=(_K*([.J1098]-2*[.I1098]+[.H1098])) + [.I1098]" office:value-type="float" office:value="0.267290884865777">
            <text:p>0.267291</text:p>
          </table:table-cell>
          <table:table-cell table:formula="oooc:=(_K*([.K1098]-2*[.J1098]+[.I1098])) + [.J1098]" office:value-type="float" office:value="0.178193923243851">
            <text:p>0.178194</text:p>
          </table:table-cell>
          <table:table-cell table:formula="oooc:=(_K*(_b-2*[.K1098]+[.J1098])) + [.K109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099]-2*[.B1099]+_a)) + [.B1099]" office:value-type="float" office:value="0.890969616219301">
            <text:p>0.890970</text:p>
          </table:table-cell>
          <table:table-cell table:formula="oooc:=(_K*([.D1099]-2*[.C1099]+[.B1099])) + [.C1099]" office:value-type="float" office:value="0.801872654597363">
            <text:p>0.801873</text:p>
          </table:table-cell>
          <table:table-cell table:formula="oooc:=(_K*([.E1099]-2*[.D1099]+[.C1099])) + [.D1099]" office:value-type="float" office:value="0.712775692975428">
            <text:p>0.712776</text:p>
          </table:table-cell>
          <table:table-cell table:formula="oooc:=(_K*([.F1099]-2*[.E1099]+[.D1099])) + [.E1099]" office:value-type="float" office:value="0.623678731353494">
            <text:p>0.623679</text:p>
          </table:table-cell>
          <table:table-cell table:formula="oooc:=(_K*([.G1099]-2*[.F1099]+[.E1099])) + [.F1099]" office:value-type="float" office:value="0.534581769731563">
            <text:p>0.534582</text:p>
          </table:table-cell>
          <table:table-cell table:formula="oooc:=(_K*([.H1099]-2*[.G1099]+[.F1099])) + [.G1099]" office:value-type="float" office:value="0.445484808109633">
            <text:p>0.445485</text:p>
          </table:table-cell>
          <table:table-cell table:formula="oooc:=(_K*([.I1099]-2*[.H1099]+[.G1099])) + [.H1099]" office:value-type="float" office:value="0.356387846487704">
            <text:p>0.356388</text:p>
          </table:table-cell>
          <table:table-cell table:formula="oooc:=(_K*([.J1099]-2*[.I1099]+[.H1099])) + [.I1099]" office:value-type="float" office:value="0.267290884865777">
            <text:p>0.267291</text:p>
          </table:table-cell>
          <table:table-cell table:formula="oooc:=(_K*([.K1099]-2*[.J1099]+[.I1099])) + [.J1099]" office:value-type="float" office:value="0.178193923243851">
            <text:p>0.178194</text:p>
          </table:table-cell>
          <table:table-cell table:formula="oooc:=(_K*(_b-2*[.K1099]+[.J1099])) + [.K109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00]-2*[.B1100]+_a)) + [.B1100]" office:value-type="float" office:value="0.890969616219301">
            <text:p>0.890970</text:p>
          </table:table-cell>
          <table:table-cell table:formula="oooc:=(_K*([.D1100]-2*[.C1100]+[.B1100])) + [.C1100]" office:value-type="float" office:value="0.801872654597363">
            <text:p>0.801873</text:p>
          </table:table-cell>
          <table:table-cell table:formula="oooc:=(_K*([.E1100]-2*[.D1100]+[.C1100])) + [.D1100]" office:value-type="float" office:value="0.712775692975428">
            <text:p>0.712776</text:p>
          </table:table-cell>
          <table:table-cell table:formula="oooc:=(_K*([.F1100]-2*[.E1100]+[.D1100])) + [.E1100]" office:value-type="float" office:value="0.623678731353494">
            <text:p>0.623679</text:p>
          </table:table-cell>
          <table:table-cell table:formula="oooc:=(_K*([.G1100]-2*[.F1100]+[.E1100])) + [.F1100]" office:value-type="float" office:value="0.534581769731563">
            <text:p>0.534582</text:p>
          </table:table-cell>
          <table:table-cell table:formula="oooc:=(_K*([.H1100]-2*[.G1100]+[.F1100])) + [.G1100]" office:value-type="float" office:value="0.445484808109633">
            <text:p>0.445485</text:p>
          </table:table-cell>
          <table:table-cell table:formula="oooc:=(_K*([.I1100]-2*[.H1100]+[.G1100])) + [.H1100]" office:value-type="float" office:value="0.356387846487704">
            <text:p>0.356388</text:p>
          </table:table-cell>
          <table:table-cell table:formula="oooc:=(_K*([.J1100]-2*[.I1100]+[.H1100])) + [.I1100]" office:value-type="float" office:value="0.267290884865777">
            <text:p>0.267291</text:p>
          </table:table-cell>
          <table:table-cell table:formula="oooc:=(_K*([.K1100]-2*[.J1100]+[.I1100])) + [.J1100]" office:value-type="float" office:value="0.178193923243851">
            <text:p>0.178194</text:p>
          </table:table-cell>
          <table:table-cell table:formula="oooc:=(_K*(_b-2*[.K1100]+[.J1100])) + [.K110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01]-2*[.B1101]+_a)) + [.B1101]" office:value-type="float" office:value="0.890969616219301">
            <text:p>0.890970</text:p>
          </table:table-cell>
          <table:table-cell table:formula="oooc:=(_K*([.D1101]-2*[.C1101]+[.B1101])) + [.C1101]" office:value-type="float" office:value="0.801872654597363">
            <text:p>0.801873</text:p>
          </table:table-cell>
          <table:table-cell table:formula="oooc:=(_K*([.E1101]-2*[.D1101]+[.C1101])) + [.D1101]" office:value-type="float" office:value="0.712775692975428">
            <text:p>0.712776</text:p>
          </table:table-cell>
          <table:table-cell table:formula="oooc:=(_K*([.F1101]-2*[.E1101]+[.D1101])) + [.E1101]" office:value-type="float" office:value="0.623678731353494">
            <text:p>0.623679</text:p>
          </table:table-cell>
          <table:table-cell table:formula="oooc:=(_K*([.G1101]-2*[.F1101]+[.E1101])) + [.F1101]" office:value-type="float" office:value="0.534581769731563">
            <text:p>0.534582</text:p>
          </table:table-cell>
          <table:table-cell table:formula="oooc:=(_K*([.H1101]-2*[.G1101]+[.F1101])) + [.G1101]" office:value-type="float" office:value="0.445484808109633">
            <text:p>0.445485</text:p>
          </table:table-cell>
          <table:table-cell table:formula="oooc:=(_K*([.I1101]-2*[.H1101]+[.G1101])) + [.H1101]" office:value-type="float" office:value="0.356387846487704">
            <text:p>0.356388</text:p>
          </table:table-cell>
          <table:table-cell table:formula="oooc:=(_K*([.J1101]-2*[.I1101]+[.H1101])) + [.I1101]" office:value-type="float" office:value="0.267290884865777">
            <text:p>0.267291</text:p>
          </table:table-cell>
          <table:table-cell table:formula="oooc:=(_K*([.K1101]-2*[.J1101]+[.I1101])) + [.J1101]" office:value-type="float" office:value="0.178193923243851">
            <text:p>0.178194</text:p>
          </table:table-cell>
          <table:table-cell table:formula="oooc:=(_K*(_b-2*[.K1101]+[.J1101])) + [.K110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02]-2*[.B1102]+_a)) + [.B1102]" office:value-type="float" office:value="0.890969616219301">
            <text:p>0.890970</text:p>
          </table:table-cell>
          <table:table-cell table:formula="oooc:=(_K*([.D1102]-2*[.C1102]+[.B1102])) + [.C1102]" office:value-type="float" office:value="0.801872654597363">
            <text:p>0.801873</text:p>
          </table:table-cell>
          <table:table-cell table:formula="oooc:=(_K*([.E1102]-2*[.D1102]+[.C1102])) + [.D1102]" office:value-type="float" office:value="0.712775692975428">
            <text:p>0.712776</text:p>
          </table:table-cell>
          <table:table-cell table:formula="oooc:=(_K*([.F1102]-2*[.E1102]+[.D1102])) + [.E1102]" office:value-type="float" office:value="0.623678731353494">
            <text:p>0.623679</text:p>
          </table:table-cell>
          <table:table-cell table:formula="oooc:=(_K*([.G1102]-2*[.F1102]+[.E1102])) + [.F1102]" office:value-type="float" office:value="0.534581769731563">
            <text:p>0.534582</text:p>
          </table:table-cell>
          <table:table-cell table:formula="oooc:=(_K*([.H1102]-2*[.G1102]+[.F1102])) + [.G1102]" office:value-type="float" office:value="0.445484808109633">
            <text:p>0.445485</text:p>
          </table:table-cell>
          <table:table-cell table:formula="oooc:=(_K*([.I1102]-2*[.H1102]+[.G1102])) + [.H1102]" office:value-type="float" office:value="0.356387846487704">
            <text:p>0.356388</text:p>
          </table:table-cell>
          <table:table-cell table:formula="oooc:=(_K*([.J1102]-2*[.I1102]+[.H1102])) + [.I1102]" office:value-type="float" office:value="0.267290884865777">
            <text:p>0.267291</text:p>
          </table:table-cell>
          <table:table-cell table:formula="oooc:=(_K*([.K1102]-2*[.J1102]+[.I1102])) + [.J1102]" office:value-type="float" office:value="0.178193923243851">
            <text:p>0.178194</text:p>
          </table:table-cell>
          <table:table-cell table:formula="oooc:=(_K*(_b-2*[.K1102]+[.J1102])) + [.K110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03]-2*[.B1103]+_a)) + [.B1103]" office:value-type="float" office:value="0.890969616219301">
            <text:p>0.890970</text:p>
          </table:table-cell>
          <table:table-cell table:formula="oooc:=(_K*([.D1103]-2*[.C1103]+[.B1103])) + [.C1103]" office:value-type="float" office:value="0.801872654597363">
            <text:p>0.801873</text:p>
          </table:table-cell>
          <table:table-cell table:formula="oooc:=(_K*([.E1103]-2*[.D1103]+[.C1103])) + [.D1103]" office:value-type="float" office:value="0.712775692975428">
            <text:p>0.712776</text:p>
          </table:table-cell>
          <table:table-cell table:formula="oooc:=(_K*([.F1103]-2*[.E1103]+[.D1103])) + [.E1103]" office:value-type="float" office:value="0.623678731353494">
            <text:p>0.623679</text:p>
          </table:table-cell>
          <table:table-cell table:formula="oooc:=(_K*([.G1103]-2*[.F1103]+[.E1103])) + [.F1103]" office:value-type="float" office:value="0.534581769731563">
            <text:p>0.534582</text:p>
          </table:table-cell>
          <table:table-cell table:formula="oooc:=(_K*([.H1103]-2*[.G1103]+[.F1103])) + [.G1103]" office:value-type="float" office:value="0.445484808109633">
            <text:p>0.445485</text:p>
          </table:table-cell>
          <table:table-cell table:formula="oooc:=(_K*([.I1103]-2*[.H1103]+[.G1103])) + [.H1103]" office:value-type="float" office:value="0.356387846487704">
            <text:p>0.356388</text:p>
          </table:table-cell>
          <table:table-cell table:formula="oooc:=(_K*([.J1103]-2*[.I1103]+[.H1103])) + [.I1103]" office:value-type="float" office:value="0.267290884865777">
            <text:p>0.267291</text:p>
          </table:table-cell>
          <table:table-cell table:formula="oooc:=(_K*([.K1103]-2*[.J1103]+[.I1103])) + [.J1103]" office:value-type="float" office:value="0.178193923243851">
            <text:p>0.178194</text:p>
          </table:table-cell>
          <table:table-cell table:formula="oooc:=(_K*(_b-2*[.K1103]+[.J1103])) + [.K110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04]-2*[.B1104]+_a)) + [.B1104]" office:value-type="float" office:value="0.890969616219301">
            <text:p>0.890970</text:p>
          </table:table-cell>
          <table:table-cell table:formula="oooc:=(_K*([.D1104]-2*[.C1104]+[.B1104])) + [.C1104]" office:value-type="float" office:value="0.801872654597363">
            <text:p>0.801873</text:p>
          </table:table-cell>
          <table:table-cell table:formula="oooc:=(_K*([.E1104]-2*[.D1104]+[.C1104])) + [.D1104]" office:value-type="float" office:value="0.712775692975428">
            <text:p>0.712776</text:p>
          </table:table-cell>
          <table:table-cell table:formula="oooc:=(_K*([.F1104]-2*[.E1104]+[.D1104])) + [.E1104]" office:value-type="float" office:value="0.623678731353494">
            <text:p>0.623679</text:p>
          </table:table-cell>
          <table:table-cell table:formula="oooc:=(_K*([.G1104]-2*[.F1104]+[.E1104])) + [.F1104]" office:value-type="float" office:value="0.534581769731563">
            <text:p>0.534582</text:p>
          </table:table-cell>
          <table:table-cell table:formula="oooc:=(_K*([.H1104]-2*[.G1104]+[.F1104])) + [.G1104]" office:value-type="float" office:value="0.445484808109633">
            <text:p>0.445485</text:p>
          </table:table-cell>
          <table:table-cell table:formula="oooc:=(_K*([.I1104]-2*[.H1104]+[.G1104])) + [.H1104]" office:value-type="float" office:value="0.356387846487704">
            <text:p>0.356388</text:p>
          </table:table-cell>
          <table:table-cell table:formula="oooc:=(_K*([.J1104]-2*[.I1104]+[.H1104])) + [.I1104]" office:value-type="float" office:value="0.267290884865777">
            <text:p>0.267291</text:p>
          </table:table-cell>
          <table:table-cell table:formula="oooc:=(_K*([.K1104]-2*[.J1104]+[.I1104])) + [.J1104]" office:value-type="float" office:value="0.178193923243851">
            <text:p>0.178194</text:p>
          </table:table-cell>
          <table:table-cell table:formula="oooc:=(_K*(_b-2*[.K1104]+[.J1104])) + [.K110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05]-2*[.B1105]+_a)) + [.B1105]" office:value-type="float" office:value="0.890969616219301">
            <text:p>0.890970</text:p>
          </table:table-cell>
          <table:table-cell table:formula="oooc:=(_K*([.D1105]-2*[.C1105]+[.B1105])) + [.C1105]" office:value-type="float" office:value="0.801872654597363">
            <text:p>0.801873</text:p>
          </table:table-cell>
          <table:table-cell table:formula="oooc:=(_K*([.E1105]-2*[.D1105]+[.C1105])) + [.D1105]" office:value-type="float" office:value="0.712775692975428">
            <text:p>0.712776</text:p>
          </table:table-cell>
          <table:table-cell table:formula="oooc:=(_K*([.F1105]-2*[.E1105]+[.D1105])) + [.E1105]" office:value-type="float" office:value="0.623678731353494">
            <text:p>0.623679</text:p>
          </table:table-cell>
          <table:table-cell table:formula="oooc:=(_K*([.G1105]-2*[.F1105]+[.E1105])) + [.F1105]" office:value-type="float" office:value="0.534581769731563">
            <text:p>0.534582</text:p>
          </table:table-cell>
          <table:table-cell table:formula="oooc:=(_K*([.H1105]-2*[.G1105]+[.F1105])) + [.G1105]" office:value-type="float" office:value="0.445484808109633">
            <text:p>0.445485</text:p>
          </table:table-cell>
          <table:table-cell table:formula="oooc:=(_K*([.I1105]-2*[.H1105]+[.G1105])) + [.H1105]" office:value-type="float" office:value="0.356387846487704">
            <text:p>0.356388</text:p>
          </table:table-cell>
          <table:table-cell table:formula="oooc:=(_K*([.J1105]-2*[.I1105]+[.H1105])) + [.I1105]" office:value-type="float" office:value="0.267290884865777">
            <text:p>0.267291</text:p>
          </table:table-cell>
          <table:table-cell table:formula="oooc:=(_K*([.K1105]-2*[.J1105]+[.I1105])) + [.J1105]" office:value-type="float" office:value="0.178193923243851">
            <text:p>0.178194</text:p>
          </table:table-cell>
          <table:table-cell table:formula="oooc:=(_K*(_b-2*[.K1105]+[.J1105])) + [.K110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06]-2*[.B1106]+_a)) + [.B1106]" office:value-type="float" office:value="0.890969616219301">
            <text:p>0.890970</text:p>
          </table:table-cell>
          <table:table-cell table:formula="oooc:=(_K*([.D1106]-2*[.C1106]+[.B1106])) + [.C1106]" office:value-type="float" office:value="0.801872654597363">
            <text:p>0.801873</text:p>
          </table:table-cell>
          <table:table-cell table:formula="oooc:=(_K*([.E1106]-2*[.D1106]+[.C1106])) + [.D1106]" office:value-type="float" office:value="0.712775692975428">
            <text:p>0.712776</text:p>
          </table:table-cell>
          <table:table-cell table:formula="oooc:=(_K*([.F1106]-2*[.E1106]+[.D1106])) + [.E1106]" office:value-type="float" office:value="0.623678731353494">
            <text:p>0.623679</text:p>
          </table:table-cell>
          <table:table-cell table:formula="oooc:=(_K*([.G1106]-2*[.F1106]+[.E1106])) + [.F1106]" office:value-type="float" office:value="0.534581769731563">
            <text:p>0.534582</text:p>
          </table:table-cell>
          <table:table-cell table:formula="oooc:=(_K*([.H1106]-2*[.G1106]+[.F1106])) + [.G1106]" office:value-type="float" office:value="0.445484808109633">
            <text:p>0.445485</text:p>
          </table:table-cell>
          <table:table-cell table:formula="oooc:=(_K*([.I1106]-2*[.H1106]+[.G1106])) + [.H1106]" office:value-type="float" office:value="0.356387846487704">
            <text:p>0.356388</text:p>
          </table:table-cell>
          <table:table-cell table:formula="oooc:=(_K*([.J1106]-2*[.I1106]+[.H1106])) + [.I1106]" office:value-type="float" office:value="0.267290884865777">
            <text:p>0.267291</text:p>
          </table:table-cell>
          <table:table-cell table:formula="oooc:=(_K*([.K1106]-2*[.J1106]+[.I1106])) + [.J1106]" office:value-type="float" office:value="0.178193923243851">
            <text:p>0.178194</text:p>
          </table:table-cell>
          <table:table-cell table:formula="oooc:=(_K*(_b-2*[.K1106]+[.J1106])) + [.K110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07]-2*[.B1107]+_a)) + [.B1107]" office:value-type="float" office:value="0.890969616219301">
            <text:p>0.890970</text:p>
          </table:table-cell>
          <table:table-cell table:formula="oooc:=(_K*([.D1107]-2*[.C1107]+[.B1107])) + [.C1107]" office:value-type="float" office:value="0.801872654597363">
            <text:p>0.801873</text:p>
          </table:table-cell>
          <table:table-cell table:formula="oooc:=(_K*([.E1107]-2*[.D1107]+[.C1107])) + [.D1107]" office:value-type="float" office:value="0.712775692975428">
            <text:p>0.712776</text:p>
          </table:table-cell>
          <table:table-cell table:formula="oooc:=(_K*([.F1107]-2*[.E1107]+[.D1107])) + [.E1107]" office:value-type="float" office:value="0.623678731353494">
            <text:p>0.623679</text:p>
          </table:table-cell>
          <table:table-cell table:formula="oooc:=(_K*([.G1107]-2*[.F1107]+[.E1107])) + [.F1107]" office:value-type="float" office:value="0.534581769731563">
            <text:p>0.534582</text:p>
          </table:table-cell>
          <table:table-cell table:formula="oooc:=(_K*([.H1107]-2*[.G1107]+[.F1107])) + [.G1107]" office:value-type="float" office:value="0.445484808109633">
            <text:p>0.445485</text:p>
          </table:table-cell>
          <table:table-cell table:formula="oooc:=(_K*([.I1107]-2*[.H1107]+[.G1107])) + [.H1107]" office:value-type="float" office:value="0.356387846487704">
            <text:p>0.356388</text:p>
          </table:table-cell>
          <table:table-cell table:formula="oooc:=(_K*([.J1107]-2*[.I1107]+[.H1107])) + [.I1107]" office:value-type="float" office:value="0.267290884865777">
            <text:p>0.267291</text:p>
          </table:table-cell>
          <table:table-cell table:formula="oooc:=(_K*([.K1107]-2*[.J1107]+[.I1107])) + [.J1107]" office:value-type="float" office:value="0.178193923243851">
            <text:p>0.178194</text:p>
          </table:table-cell>
          <table:table-cell table:formula="oooc:=(_K*(_b-2*[.K1107]+[.J1107])) + [.K110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08]-2*[.B1108]+_a)) + [.B1108]" office:value-type="float" office:value="0.890969616219301">
            <text:p>0.890970</text:p>
          </table:table-cell>
          <table:table-cell table:formula="oooc:=(_K*([.D1108]-2*[.C1108]+[.B1108])) + [.C1108]" office:value-type="float" office:value="0.801872654597363">
            <text:p>0.801873</text:p>
          </table:table-cell>
          <table:table-cell table:formula="oooc:=(_K*([.E1108]-2*[.D1108]+[.C1108])) + [.D1108]" office:value-type="float" office:value="0.712775692975428">
            <text:p>0.712776</text:p>
          </table:table-cell>
          <table:table-cell table:formula="oooc:=(_K*([.F1108]-2*[.E1108]+[.D1108])) + [.E1108]" office:value-type="float" office:value="0.623678731353494">
            <text:p>0.623679</text:p>
          </table:table-cell>
          <table:table-cell table:formula="oooc:=(_K*([.G1108]-2*[.F1108]+[.E1108])) + [.F1108]" office:value-type="float" office:value="0.534581769731563">
            <text:p>0.534582</text:p>
          </table:table-cell>
          <table:table-cell table:formula="oooc:=(_K*([.H1108]-2*[.G1108]+[.F1108])) + [.G1108]" office:value-type="float" office:value="0.445484808109633">
            <text:p>0.445485</text:p>
          </table:table-cell>
          <table:table-cell table:formula="oooc:=(_K*([.I1108]-2*[.H1108]+[.G1108])) + [.H1108]" office:value-type="float" office:value="0.356387846487704">
            <text:p>0.356388</text:p>
          </table:table-cell>
          <table:table-cell table:formula="oooc:=(_K*([.J1108]-2*[.I1108]+[.H1108])) + [.I1108]" office:value-type="float" office:value="0.267290884865777">
            <text:p>0.267291</text:p>
          </table:table-cell>
          <table:table-cell table:formula="oooc:=(_K*([.K1108]-2*[.J1108]+[.I1108])) + [.J1108]" office:value-type="float" office:value="0.178193923243851">
            <text:p>0.178194</text:p>
          </table:table-cell>
          <table:table-cell table:formula="oooc:=(_K*(_b-2*[.K1108]+[.J1108])) + [.K110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09]-2*[.B1109]+_a)) + [.B1109]" office:value-type="float" office:value="0.890969616219301">
            <text:p>0.890970</text:p>
          </table:table-cell>
          <table:table-cell table:formula="oooc:=(_K*([.D1109]-2*[.C1109]+[.B1109])) + [.C1109]" office:value-type="float" office:value="0.801872654597363">
            <text:p>0.801873</text:p>
          </table:table-cell>
          <table:table-cell table:formula="oooc:=(_K*([.E1109]-2*[.D1109]+[.C1109])) + [.D1109]" office:value-type="float" office:value="0.712775692975428">
            <text:p>0.712776</text:p>
          </table:table-cell>
          <table:table-cell table:formula="oooc:=(_K*([.F1109]-2*[.E1109]+[.D1109])) + [.E1109]" office:value-type="float" office:value="0.623678731353494">
            <text:p>0.623679</text:p>
          </table:table-cell>
          <table:table-cell table:formula="oooc:=(_K*([.G1109]-2*[.F1109]+[.E1109])) + [.F1109]" office:value-type="float" office:value="0.534581769731563">
            <text:p>0.534582</text:p>
          </table:table-cell>
          <table:table-cell table:formula="oooc:=(_K*([.H1109]-2*[.G1109]+[.F1109])) + [.G1109]" office:value-type="float" office:value="0.445484808109633">
            <text:p>0.445485</text:p>
          </table:table-cell>
          <table:table-cell table:formula="oooc:=(_K*([.I1109]-2*[.H1109]+[.G1109])) + [.H1109]" office:value-type="float" office:value="0.356387846487704">
            <text:p>0.356388</text:p>
          </table:table-cell>
          <table:table-cell table:formula="oooc:=(_K*([.J1109]-2*[.I1109]+[.H1109])) + [.I1109]" office:value-type="float" office:value="0.267290884865777">
            <text:p>0.267291</text:p>
          </table:table-cell>
          <table:table-cell table:formula="oooc:=(_K*([.K1109]-2*[.J1109]+[.I1109])) + [.J1109]" office:value-type="float" office:value="0.178193923243851">
            <text:p>0.178194</text:p>
          </table:table-cell>
          <table:table-cell table:formula="oooc:=(_K*(_b-2*[.K1109]+[.J1109])) + [.K110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10]-2*[.B1110]+_a)) + [.B1110]" office:value-type="float" office:value="0.890969616219301">
            <text:p>0.890970</text:p>
          </table:table-cell>
          <table:table-cell table:formula="oooc:=(_K*([.D1110]-2*[.C1110]+[.B1110])) + [.C1110]" office:value-type="float" office:value="0.801872654597363">
            <text:p>0.801873</text:p>
          </table:table-cell>
          <table:table-cell table:formula="oooc:=(_K*([.E1110]-2*[.D1110]+[.C1110])) + [.D1110]" office:value-type="float" office:value="0.712775692975428">
            <text:p>0.712776</text:p>
          </table:table-cell>
          <table:table-cell table:formula="oooc:=(_K*([.F1110]-2*[.E1110]+[.D1110])) + [.E1110]" office:value-type="float" office:value="0.623678731353494">
            <text:p>0.623679</text:p>
          </table:table-cell>
          <table:table-cell table:formula="oooc:=(_K*([.G1110]-2*[.F1110]+[.E1110])) + [.F1110]" office:value-type="float" office:value="0.534581769731563">
            <text:p>0.534582</text:p>
          </table:table-cell>
          <table:table-cell table:formula="oooc:=(_K*([.H1110]-2*[.G1110]+[.F1110])) + [.G1110]" office:value-type="float" office:value="0.445484808109633">
            <text:p>0.445485</text:p>
          </table:table-cell>
          <table:table-cell table:formula="oooc:=(_K*([.I1110]-2*[.H1110]+[.G1110])) + [.H1110]" office:value-type="float" office:value="0.356387846487704">
            <text:p>0.356388</text:p>
          </table:table-cell>
          <table:table-cell table:formula="oooc:=(_K*([.J1110]-2*[.I1110]+[.H1110])) + [.I1110]" office:value-type="float" office:value="0.267290884865777">
            <text:p>0.267291</text:p>
          </table:table-cell>
          <table:table-cell table:formula="oooc:=(_K*([.K1110]-2*[.J1110]+[.I1110])) + [.J1110]" office:value-type="float" office:value="0.178193923243851">
            <text:p>0.178194</text:p>
          </table:table-cell>
          <table:table-cell table:formula="oooc:=(_K*(_b-2*[.K1110]+[.J1110])) + [.K111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11]-2*[.B1111]+_a)) + [.B1111]" office:value-type="float" office:value="0.890969616219301">
            <text:p>0.890970</text:p>
          </table:table-cell>
          <table:table-cell table:formula="oooc:=(_K*([.D1111]-2*[.C1111]+[.B1111])) + [.C1111]" office:value-type="float" office:value="0.801872654597363">
            <text:p>0.801873</text:p>
          </table:table-cell>
          <table:table-cell table:formula="oooc:=(_K*([.E1111]-2*[.D1111]+[.C1111])) + [.D1111]" office:value-type="float" office:value="0.712775692975428">
            <text:p>0.712776</text:p>
          </table:table-cell>
          <table:table-cell table:formula="oooc:=(_K*([.F1111]-2*[.E1111]+[.D1111])) + [.E1111]" office:value-type="float" office:value="0.623678731353494">
            <text:p>0.623679</text:p>
          </table:table-cell>
          <table:table-cell table:formula="oooc:=(_K*([.G1111]-2*[.F1111]+[.E1111])) + [.F1111]" office:value-type="float" office:value="0.534581769731563">
            <text:p>0.534582</text:p>
          </table:table-cell>
          <table:table-cell table:formula="oooc:=(_K*([.H1111]-2*[.G1111]+[.F1111])) + [.G1111]" office:value-type="float" office:value="0.445484808109633">
            <text:p>0.445485</text:p>
          </table:table-cell>
          <table:table-cell table:formula="oooc:=(_K*([.I1111]-2*[.H1111]+[.G1111])) + [.H1111]" office:value-type="float" office:value="0.356387846487704">
            <text:p>0.356388</text:p>
          </table:table-cell>
          <table:table-cell table:formula="oooc:=(_K*([.J1111]-2*[.I1111]+[.H1111])) + [.I1111]" office:value-type="float" office:value="0.267290884865777">
            <text:p>0.267291</text:p>
          </table:table-cell>
          <table:table-cell table:formula="oooc:=(_K*([.K1111]-2*[.J1111]+[.I1111])) + [.J1111]" office:value-type="float" office:value="0.178193923243851">
            <text:p>0.178194</text:p>
          </table:table-cell>
          <table:table-cell table:formula="oooc:=(_K*(_b-2*[.K1111]+[.J1111])) + [.K111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12]-2*[.B1112]+_a)) + [.B1112]" office:value-type="float" office:value="0.890969616219301">
            <text:p>0.890970</text:p>
          </table:table-cell>
          <table:table-cell table:formula="oooc:=(_K*([.D1112]-2*[.C1112]+[.B1112])) + [.C1112]" office:value-type="float" office:value="0.801872654597363">
            <text:p>0.801873</text:p>
          </table:table-cell>
          <table:table-cell table:formula="oooc:=(_K*([.E1112]-2*[.D1112]+[.C1112])) + [.D1112]" office:value-type="float" office:value="0.712775692975428">
            <text:p>0.712776</text:p>
          </table:table-cell>
          <table:table-cell table:formula="oooc:=(_K*([.F1112]-2*[.E1112]+[.D1112])) + [.E1112]" office:value-type="float" office:value="0.623678731353494">
            <text:p>0.623679</text:p>
          </table:table-cell>
          <table:table-cell table:formula="oooc:=(_K*([.G1112]-2*[.F1112]+[.E1112])) + [.F1112]" office:value-type="float" office:value="0.534581769731563">
            <text:p>0.534582</text:p>
          </table:table-cell>
          <table:table-cell table:formula="oooc:=(_K*([.H1112]-2*[.G1112]+[.F1112])) + [.G1112]" office:value-type="float" office:value="0.445484808109633">
            <text:p>0.445485</text:p>
          </table:table-cell>
          <table:table-cell table:formula="oooc:=(_K*([.I1112]-2*[.H1112]+[.G1112])) + [.H1112]" office:value-type="float" office:value="0.356387846487704">
            <text:p>0.356388</text:p>
          </table:table-cell>
          <table:table-cell table:formula="oooc:=(_K*([.J1112]-2*[.I1112]+[.H1112])) + [.I1112]" office:value-type="float" office:value="0.267290884865777">
            <text:p>0.267291</text:p>
          </table:table-cell>
          <table:table-cell table:formula="oooc:=(_K*([.K1112]-2*[.J1112]+[.I1112])) + [.J1112]" office:value-type="float" office:value="0.178193923243851">
            <text:p>0.178194</text:p>
          </table:table-cell>
          <table:table-cell table:formula="oooc:=(_K*(_b-2*[.K1112]+[.J1112])) + [.K111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13]-2*[.B1113]+_a)) + [.B1113]" office:value-type="float" office:value="0.890969616219301">
            <text:p>0.890970</text:p>
          </table:table-cell>
          <table:table-cell table:formula="oooc:=(_K*([.D1113]-2*[.C1113]+[.B1113])) + [.C1113]" office:value-type="float" office:value="0.801872654597363">
            <text:p>0.801873</text:p>
          </table:table-cell>
          <table:table-cell table:formula="oooc:=(_K*([.E1113]-2*[.D1113]+[.C1113])) + [.D1113]" office:value-type="float" office:value="0.712775692975428">
            <text:p>0.712776</text:p>
          </table:table-cell>
          <table:table-cell table:formula="oooc:=(_K*([.F1113]-2*[.E1113]+[.D1113])) + [.E1113]" office:value-type="float" office:value="0.623678731353494">
            <text:p>0.623679</text:p>
          </table:table-cell>
          <table:table-cell table:formula="oooc:=(_K*([.G1113]-2*[.F1113]+[.E1113])) + [.F1113]" office:value-type="float" office:value="0.534581769731563">
            <text:p>0.534582</text:p>
          </table:table-cell>
          <table:table-cell table:formula="oooc:=(_K*([.H1113]-2*[.G1113]+[.F1113])) + [.G1113]" office:value-type="float" office:value="0.445484808109633">
            <text:p>0.445485</text:p>
          </table:table-cell>
          <table:table-cell table:formula="oooc:=(_K*([.I1113]-2*[.H1113]+[.G1113])) + [.H1113]" office:value-type="float" office:value="0.356387846487704">
            <text:p>0.356388</text:p>
          </table:table-cell>
          <table:table-cell table:formula="oooc:=(_K*([.J1113]-2*[.I1113]+[.H1113])) + [.I1113]" office:value-type="float" office:value="0.267290884865777">
            <text:p>0.267291</text:p>
          </table:table-cell>
          <table:table-cell table:formula="oooc:=(_K*([.K1113]-2*[.J1113]+[.I1113])) + [.J1113]" office:value-type="float" office:value="0.178193923243851">
            <text:p>0.178194</text:p>
          </table:table-cell>
          <table:table-cell table:formula="oooc:=(_K*(_b-2*[.K1113]+[.J1113])) + [.K111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14]-2*[.B1114]+_a)) + [.B1114]" office:value-type="float" office:value="0.890969616219301">
            <text:p>0.890970</text:p>
          </table:table-cell>
          <table:table-cell table:formula="oooc:=(_K*([.D1114]-2*[.C1114]+[.B1114])) + [.C1114]" office:value-type="float" office:value="0.801872654597363">
            <text:p>0.801873</text:p>
          </table:table-cell>
          <table:table-cell table:formula="oooc:=(_K*([.E1114]-2*[.D1114]+[.C1114])) + [.D1114]" office:value-type="float" office:value="0.712775692975428">
            <text:p>0.712776</text:p>
          </table:table-cell>
          <table:table-cell table:formula="oooc:=(_K*([.F1114]-2*[.E1114]+[.D1114])) + [.E1114]" office:value-type="float" office:value="0.623678731353494">
            <text:p>0.623679</text:p>
          </table:table-cell>
          <table:table-cell table:formula="oooc:=(_K*([.G1114]-2*[.F1114]+[.E1114])) + [.F1114]" office:value-type="float" office:value="0.534581769731563">
            <text:p>0.534582</text:p>
          </table:table-cell>
          <table:table-cell table:formula="oooc:=(_K*([.H1114]-2*[.G1114]+[.F1114])) + [.G1114]" office:value-type="float" office:value="0.445484808109633">
            <text:p>0.445485</text:p>
          </table:table-cell>
          <table:table-cell table:formula="oooc:=(_K*([.I1114]-2*[.H1114]+[.G1114])) + [.H1114]" office:value-type="float" office:value="0.356387846487704">
            <text:p>0.356388</text:p>
          </table:table-cell>
          <table:table-cell table:formula="oooc:=(_K*([.J1114]-2*[.I1114]+[.H1114])) + [.I1114]" office:value-type="float" office:value="0.267290884865777">
            <text:p>0.267291</text:p>
          </table:table-cell>
          <table:table-cell table:formula="oooc:=(_K*([.K1114]-2*[.J1114]+[.I1114])) + [.J1114]" office:value-type="float" office:value="0.178193923243851">
            <text:p>0.178194</text:p>
          </table:table-cell>
          <table:table-cell table:formula="oooc:=(_K*(_b-2*[.K1114]+[.J1114])) + [.K111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15]-2*[.B1115]+_a)) + [.B1115]" office:value-type="float" office:value="0.890969616219301">
            <text:p>0.890970</text:p>
          </table:table-cell>
          <table:table-cell table:formula="oooc:=(_K*([.D1115]-2*[.C1115]+[.B1115])) + [.C1115]" office:value-type="float" office:value="0.801872654597363">
            <text:p>0.801873</text:p>
          </table:table-cell>
          <table:table-cell table:formula="oooc:=(_K*([.E1115]-2*[.D1115]+[.C1115])) + [.D1115]" office:value-type="float" office:value="0.712775692975428">
            <text:p>0.712776</text:p>
          </table:table-cell>
          <table:table-cell table:formula="oooc:=(_K*([.F1115]-2*[.E1115]+[.D1115])) + [.E1115]" office:value-type="float" office:value="0.623678731353494">
            <text:p>0.623679</text:p>
          </table:table-cell>
          <table:table-cell table:formula="oooc:=(_K*([.G1115]-2*[.F1115]+[.E1115])) + [.F1115]" office:value-type="float" office:value="0.534581769731563">
            <text:p>0.534582</text:p>
          </table:table-cell>
          <table:table-cell table:formula="oooc:=(_K*([.H1115]-2*[.G1115]+[.F1115])) + [.G1115]" office:value-type="float" office:value="0.445484808109633">
            <text:p>0.445485</text:p>
          </table:table-cell>
          <table:table-cell table:formula="oooc:=(_K*([.I1115]-2*[.H1115]+[.G1115])) + [.H1115]" office:value-type="float" office:value="0.356387846487704">
            <text:p>0.356388</text:p>
          </table:table-cell>
          <table:table-cell table:formula="oooc:=(_K*([.J1115]-2*[.I1115]+[.H1115])) + [.I1115]" office:value-type="float" office:value="0.267290884865777">
            <text:p>0.267291</text:p>
          </table:table-cell>
          <table:table-cell table:formula="oooc:=(_K*([.K1115]-2*[.J1115]+[.I1115])) + [.J1115]" office:value-type="float" office:value="0.178193923243851">
            <text:p>0.178194</text:p>
          </table:table-cell>
          <table:table-cell table:formula="oooc:=(_K*(_b-2*[.K1115]+[.J1115])) + [.K111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16]-2*[.B1116]+_a)) + [.B1116]" office:value-type="float" office:value="0.890969616219301">
            <text:p>0.890970</text:p>
          </table:table-cell>
          <table:table-cell table:formula="oooc:=(_K*([.D1116]-2*[.C1116]+[.B1116])) + [.C1116]" office:value-type="float" office:value="0.801872654597363">
            <text:p>0.801873</text:p>
          </table:table-cell>
          <table:table-cell table:formula="oooc:=(_K*([.E1116]-2*[.D1116]+[.C1116])) + [.D1116]" office:value-type="float" office:value="0.712775692975428">
            <text:p>0.712776</text:p>
          </table:table-cell>
          <table:table-cell table:formula="oooc:=(_K*([.F1116]-2*[.E1116]+[.D1116])) + [.E1116]" office:value-type="float" office:value="0.623678731353494">
            <text:p>0.623679</text:p>
          </table:table-cell>
          <table:table-cell table:formula="oooc:=(_K*([.G1116]-2*[.F1116]+[.E1116])) + [.F1116]" office:value-type="float" office:value="0.534581769731563">
            <text:p>0.534582</text:p>
          </table:table-cell>
          <table:table-cell table:formula="oooc:=(_K*([.H1116]-2*[.G1116]+[.F1116])) + [.G1116]" office:value-type="float" office:value="0.445484808109633">
            <text:p>0.445485</text:p>
          </table:table-cell>
          <table:table-cell table:formula="oooc:=(_K*([.I1116]-2*[.H1116]+[.G1116])) + [.H1116]" office:value-type="float" office:value="0.356387846487704">
            <text:p>0.356388</text:p>
          </table:table-cell>
          <table:table-cell table:formula="oooc:=(_K*([.J1116]-2*[.I1116]+[.H1116])) + [.I1116]" office:value-type="float" office:value="0.267290884865777">
            <text:p>0.267291</text:p>
          </table:table-cell>
          <table:table-cell table:formula="oooc:=(_K*([.K1116]-2*[.J1116]+[.I1116])) + [.J1116]" office:value-type="float" office:value="0.178193923243851">
            <text:p>0.178194</text:p>
          </table:table-cell>
          <table:table-cell table:formula="oooc:=(_K*(_b-2*[.K1116]+[.J1116])) + [.K111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17]-2*[.B1117]+_a)) + [.B1117]" office:value-type="float" office:value="0.890969616219301">
            <text:p>0.890970</text:p>
          </table:table-cell>
          <table:table-cell table:formula="oooc:=(_K*([.D1117]-2*[.C1117]+[.B1117])) + [.C1117]" office:value-type="float" office:value="0.801872654597363">
            <text:p>0.801873</text:p>
          </table:table-cell>
          <table:table-cell table:formula="oooc:=(_K*([.E1117]-2*[.D1117]+[.C1117])) + [.D1117]" office:value-type="float" office:value="0.712775692975428">
            <text:p>0.712776</text:p>
          </table:table-cell>
          <table:table-cell table:formula="oooc:=(_K*([.F1117]-2*[.E1117]+[.D1117])) + [.E1117]" office:value-type="float" office:value="0.623678731353494">
            <text:p>0.623679</text:p>
          </table:table-cell>
          <table:table-cell table:formula="oooc:=(_K*([.G1117]-2*[.F1117]+[.E1117])) + [.F1117]" office:value-type="float" office:value="0.534581769731563">
            <text:p>0.534582</text:p>
          </table:table-cell>
          <table:table-cell table:formula="oooc:=(_K*([.H1117]-2*[.G1117]+[.F1117])) + [.G1117]" office:value-type="float" office:value="0.445484808109633">
            <text:p>0.445485</text:p>
          </table:table-cell>
          <table:table-cell table:formula="oooc:=(_K*([.I1117]-2*[.H1117]+[.G1117])) + [.H1117]" office:value-type="float" office:value="0.356387846487704">
            <text:p>0.356388</text:p>
          </table:table-cell>
          <table:table-cell table:formula="oooc:=(_K*([.J1117]-2*[.I1117]+[.H1117])) + [.I1117]" office:value-type="float" office:value="0.267290884865777">
            <text:p>0.267291</text:p>
          </table:table-cell>
          <table:table-cell table:formula="oooc:=(_K*([.K1117]-2*[.J1117]+[.I1117])) + [.J1117]" office:value-type="float" office:value="0.178193923243851">
            <text:p>0.178194</text:p>
          </table:table-cell>
          <table:table-cell table:formula="oooc:=(_K*(_b-2*[.K1117]+[.J1117])) + [.K111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18]-2*[.B1118]+_a)) + [.B1118]" office:value-type="float" office:value="0.890969616219301">
            <text:p>0.890970</text:p>
          </table:table-cell>
          <table:table-cell table:formula="oooc:=(_K*([.D1118]-2*[.C1118]+[.B1118])) + [.C1118]" office:value-type="float" office:value="0.801872654597363">
            <text:p>0.801873</text:p>
          </table:table-cell>
          <table:table-cell table:formula="oooc:=(_K*([.E1118]-2*[.D1118]+[.C1118])) + [.D1118]" office:value-type="float" office:value="0.712775692975428">
            <text:p>0.712776</text:p>
          </table:table-cell>
          <table:table-cell table:formula="oooc:=(_K*([.F1118]-2*[.E1118]+[.D1118])) + [.E1118]" office:value-type="float" office:value="0.623678731353494">
            <text:p>0.623679</text:p>
          </table:table-cell>
          <table:table-cell table:formula="oooc:=(_K*([.G1118]-2*[.F1118]+[.E1118])) + [.F1118]" office:value-type="float" office:value="0.534581769731563">
            <text:p>0.534582</text:p>
          </table:table-cell>
          <table:table-cell table:formula="oooc:=(_K*([.H1118]-2*[.G1118]+[.F1118])) + [.G1118]" office:value-type="float" office:value="0.445484808109633">
            <text:p>0.445485</text:p>
          </table:table-cell>
          <table:table-cell table:formula="oooc:=(_K*([.I1118]-2*[.H1118]+[.G1118])) + [.H1118]" office:value-type="float" office:value="0.356387846487704">
            <text:p>0.356388</text:p>
          </table:table-cell>
          <table:table-cell table:formula="oooc:=(_K*([.J1118]-2*[.I1118]+[.H1118])) + [.I1118]" office:value-type="float" office:value="0.267290884865777">
            <text:p>0.267291</text:p>
          </table:table-cell>
          <table:table-cell table:formula="oooc:=(_K*([.K1118]-2*[.J1118]+[.I1118])) + [.J1118]" office:value-type="float" office:value="0.178193923243851">
            <text:p>0.178194</text:p>
          </table:table-cell>
          <table:table-cell table:formula="oooc:=(_K*(_b-2*[.K1118]+[.J1118])) + [.K111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19]-2*[.B1119]+_a)) + [.B1119]" office:value-type="float" office:value="0.890969616219301">
            <text:p>0.890970</text:p>
          </table:table-cell>
          <table:table-cell table:formula="oooc:=(_K*([.D1119]-2*[.C1119]+[.B1119])) + [.C1119]" office:value-type="float" office:value="0.801872654597363">
            <text:p>0.801873</text:p>
          </table:table-cell>
          <table:table-cell table:formula="oooc:=(_K*([.E1119]-2*[.D1119]+[.C1119])) + [.D1119]" office:value-type="float" office:value="0.712775692975428">
            <text:p>0.712776</text:p>
          </table:table-cell>
          <table:table-cell table:formula="oooc:=(_K*([.F1119]-2*[.E1119]+[.D1119])) + [.E1119]" office:value-type="float" office:value="0.623678731353494">
            <text:p>0.623679</text:p>
          </table:table-cell>
          <table:table-cell table:formula="oooc:=(_K*([.G1119]-2*[.F1119]+[.E1119])) + [.F1119]" office:value-type="float" office:value="0.534581769731563">
            <text:p>0.534582</text:p>
          </table:table-cell>
          <table:table-cell table:formula="oooc:=(_K*([.H1119]-2*[.G1119]+[.F1119])) + [.G1119]" office:value-type="float" office:value="0.445484808109633">
            <text:p>0.445485</text:p>
          </table:table-cell>
          <table:table-cell table:formula="oooc:=(_K*([.I1119]-2*[.H1119]+[.G1119])) + [.H1119]" office:value-type="float" office:value="0.356387846487704">
            <text:p>0.356388</text:p>
          </table:table-cell>
          <table:table-cell table:formula="oooc:=(_K*([.J1119]-2*[.I1119]+[.H1119])) + [.I1119]" office:value-type="float" office:value="0.267290884865777">
            <text:p>0.267291</text:p>
          </table:table-cell>
          <table:table-cell table:formula="oooc:=(_K*([.K1119]-2*[.J1119]+[.I1119])) + [.J1119]" office:value-type="float" office:value="0.178193923243851">
            <text:p>0.178194</text:p>
          </table:table-cell>
          <table:table-cell table:formula="oooc:=(_K*(_b-2*[.K1119]+[.J1119])) + [.K111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20]-2*[.B1120]+_a)) + [.B1120]" office:value-type="float" office:value="0.890969616219301">
            <text:p>0.890970</text:p>
          </table:table-cell>
          <table:table-cell table:formula="oooc:=(_K*([.D1120]-2*[.C1120]+[.B1120])) + [.C1120]" office:value-type="float" office:value="0.801872654597363">
            <text:p>0.801873</text:p>
          </table:table-cell>
          <table:table-cell table:formula="oooc:=(_K*([.E1120]-2*[.D1120]+[.C1120])) + [.D1120]" office:value-type="float" office:value="0.712775692975428">
            <text:p>0.712776</text:p>
          </table:table-cell>
          <table:table-cell table:formula="oooc:=(_K*([.F1120]-2*[.E1120]+[.D1120])) + [.E1120]" office:value-type="float" office:value="0.623678731353494">
            <text:p>0.623679</text:p>
          </table:table-cell>
          <table:table-cell table:formula="oooc:=(_K*([.G1120]-2*[.F1120]+[.E1120])) + [.F1120]" office:value-type="float" office:value="0.534581769731563">
            <text:p>0.534582</text:p>
          </table:table-cell>
          <table:table-cell table:formula="oooc:=(_K*([.H1120]-2*[.G1120]+[.F1120])) + [.G1120]" office:value-type="float" office:value="0.445484808109633">
            <text:p>0.445485</text:p>
          </table:table-cell>
          <table:table-cell table:formula="oooc:=(_K*([.I1120]-2*[.H1120]+[.G1120])) + [.H1120]" office:value-type="float" office:value="0.356387846487704">
            <text:p>0.356388</text:p>
          </table:table-cell>
          <table:table-cell table:formula="oooc:=(_K*([.J1120]-2*[.I1120]+[.H1120])) + [.I1120]" office:value-type="float" office:value="0.267290884865777">
            <text:p>0.267291</text:p>
          </table:table-cell>
          <table:table-cell table:formula="oooc:=(_K*([.K1120]-2*[.J1120]+[.I1120])) + [.J1120]" office:value-type="float" office:value="0.178193923243851">
            <text:p>0.178194</text:p>
          </table:table-cell>
          <table:table-cell table:formula="oooc:=(_K*(_b-2*[.K1120]+[.J1120])) + [.K112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21]-2*[.B1121]+_a)) + [.B1121]" office:value-type="float" office:value="0.890969616219301">
            <text:p>0.890970</text:p>
          </table:table-cell>
          <table:table-cell table:formula="oooc:=(_K*([.D1121]-2*[.C1121]+[.B1121])) + [.C1121]" office:value-type="float" office:value="0.801872654597363">
            <text:p>0.801873</text:p>
          </table:table-cell>
          <table:table-cell table:formula="oooc:=(_K*([.E1121]-2*[.D1121]+[.C1121])) + [.D1121]" office:value-type="float" office:value="0.712775692975428">
            <text:p>0.712776</text:p>
          </table:table-cell>
          <table:table-cell table:formula="oooc:=(_K*([.F1121]-2*[.E1121]+[.D1121])) + [.E1121]" office:value-type="float" office:value="0.623678731353494">
            <text:p>0.623679</text:p>
          </table:table-cell>
          <table:table-cell table:formula="oooc:=(_K*([.G1121]-2*[.F1121]+[.E1121])) + [.F1121]" office:value-type="float" office:value="0.534581769731563">
            <text:p>0.534582</text:p>
          </table:table-cell>
          <table:table-cell table:formula="oooc:=(_K*([.H1121]-2*[.G1121]+[.F1121])) + [.G1121]" office:value-type="float" office:value="0.445484808109633">
            <text:p>0.445485</text:p>
          </table:table-cell>
          <table:table-cell table:formula="oooc:=(_K*([.I1121]-2*[.H1121]+[.G1121])) + [.H1121]" office:value-type="float" office:value="0.356387846487704">
            <text:p>0.356388</text:p>
          </table:table-cell>
          <table:table-cell table:formula="oooc:=(_K*([.J1121]-2*[.I1121]+[.H1121])) + [.I1121]" office:value-type="float" office:value="0.267290884865777">
            <text:p>0.267291</text:p>
          </table:table-cell>
          <table:table-cell table:formula="oooc:=(_K*([.K1121]-2*[.J1121]+[.I1121])) + [.J1121]" office:value-type="float" office:value="0.178193923243851">
            <text:p>0.178194</text:p>
          </table:table-cell>
          <table:table-cell table:formula="oooc:=(_K*(_b-2*[.K1121]+[.J1121])) + [.K112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22]-2*[.B1122]+_a)) + [.B1122]" office:value-type="float" office:value="0.890969616219301">
            <text:p>0.890970</text:p>
          </table:table-cell>
          <table:table-cell table:formula="oooc:=(_K*([.D1122]-2*[.C1122]+[.B1122])) + [.C1122]" office:value-type="float" office:value="0.801872654597363">
            <text:p>0.801873</text:p>
          </table:table-cell>
          <table:table-cell table:formula="oooc:=(_K*([.E1122]-2*[.D1122]+[.C1122])) + [.D1122]" office:value-type="float" office:value="0.712775692975428">
            <text:p>0.712776</text:p>
          </table:table-cell>
          <table:table-cell table:formula="oooc:=(_K*([.F1122]-2*[.E1122]+[.D1122])) + [.E1122]" office:value-type="float" office:value="0.623678731353494">
            <text:p>0.623679</text:p>
          </table:table-cell>
          <table:table-cell table:formula="oooc:=(_K*([.G1122]-2*[.F1122]+[.E1122])) + [.F1122]" office:value-type="float" office:value="0.534581769731563">
            <text:p>0.534582</text:p>
          </table:table-cell>
          <table:table-cell table:formula="oooc:=(_K*([.H1122]-2*[.G1122]+[.F1122])) + [.G1122]" office:value-type="float" office:value="0.445484808109633">
            <text:p>0.445485</text:p>
          </table:table-cell>
          <table:table-cell table:formula="oooc:=(_K*([.I1122]-2*[.H1122]+[.G1122])) + [.H1122]" office:value-type="float" office:value="0.356387846487704">
            <text:p>0.356388</text:p>
          </table:table-cell>
          <table:table-cell table:formula="oooc:=(_K*([.J1122]-2*[.I1122]+[.H1122])) + [.I1122]" office:value-type="float" office:value="0.267290884865777">
            <text:p>0.267291</text:p>
          </table:table-cell>
          <table:table-cell table:formula="oooc:=(_K*([.K1122]-2*[.J1122]+[.I1122])) + [.J1122]" office:value-type="float" office:value="0.178193923243851">
            <text:p>0.178194</text:p>
          </table:table-cell>
          <table:table-cell table:formula="oooc:=(_K*(_b-2*[.K1122]+[.J1122])) + [.K112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23]-2*[.B1123]+_a)) + [.B1123]" office:value-type="float" office:value="0.890969616219301">
            <text:p>0.890970</text:p>
          </table:table-cell>
          <table:table-cell table:formula="oooc:=(_K*([.D1123]-2*[.C1123]+[.B1123])) + [.C1123]" office:value-type="float" office:value="0.801872654597363">
            <text:p>0.801873</text:p>
          </table:table-cell>
          <table:table-cell table:formula="oooc:=(_K*([.E1123]-2*[.D1123]+[.C1123])) + [.D1123]" office:value-type="float" office:value="0.712775692975428">
            <text:p>0.712776</text:p>
          </table:table-cell>
          <table:table-cell table:formula="oooc:=(_K*([.F1123]-2*[.E1123]+[.D1123])) + [.E1123]" office:value-type="float" office:value="0.623678731353494">
            <text:p>0.623679</text:p>
          </table:table-cell>
          <table:table-cell table:formula="oooc:=(_K*([.G1123]-2*[.F1123]+[.E1123])) + [.F1123]" office:value-type="float" office:value="0.534581769731563">
            <text:p>0.534582</text:p>
          </table:table-cell>
          <table:table-cell table:formula="oooc:=(_K*([.H1123]-2*[.G1123]+[.F1123])) + [.G1123]" office:value-type="float" office:value="0.445484808109633">
            <text:p>0.445485</text:p>
          </table:table-cell>
          <table:table-cell table:formula="oooc:=(_K*([.I1123]-2*[.H1123]+[.G1123])) + [.H1123]" office:value-type="float" office:value="0.356387846487704">
            <text:p>0.356388</text:p>
          </table:table-cell>
          <table:table-cell table:formula="oooc:=(_K*([.J1123]-2*[.I1123]+[.H1123])) + [.I1123]" office:value-type="float" office:value="0.267290884865777">
            <text:p>0.267291</text:p>
          </table:table-cell>
          <table:table-cell table:formula="oooc:=(_K*([.K1123]-2*[.J1123]+[.I1123])) + [.J1123]" office:value-type="float" office:value="0.178193923243851">
            <text:p>0.178194</text:p>
          </table:table-cell>
          <table:table-cell table:formula="oooc:=(_K*(_b-2*[.K1123]+[.J1123])) + [.K112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24]-2*[.B1124]+_a)) + [.B1124]" office:value-type="float" office:value="0.890969616219301">
            <text:p>0.890970</text:p>
          </table:table-cell>
          <table:table-cell table:formula="oooc:=(_K*([.D1124]-2*[.C1124]+[.B1124])) + [.C1124]" office:value-type="float" office:value="0.801872654597363">
            <text:p>0.801873</text:p>
          </table:table-cell>
          <table:table-cell table:formula="oooc:=(_K*([.E1124]-2*[.D1124]+[.C1124])) + [.D1124]" office:value-type="float" office:value="0.712775692975428">
            <text:p>0.712776</text:p>
          </table:table-cell>
          <table:table-cell table:formula="oooc:=(_K*([.F1124]-2*[.E1124]+[.D1124])) + [.E1124]" office:value-type="float" office:value="0.623678731353494">
            <text:p>0.623679</text:p>
          </table:table-cell>
          <table:table-cell table:formula="oooc:=(_K*([.G1124]-2*[.F1124]+[.E1124])) + [.F1124]" office:value-type="float" office:value="0.534581769731563">
            <text:p>0.534582</text:p>
          </table:table-cell>
          <table:table-cell table:formula="oooc:=(_K*([.H1124]-2*[.G1124]+[.F1124])) + [.G1124]" office:value-type="float" office:value="0.445484808109633">
            <text:p>0.445485</text:p>
          </table:table-cell>
          <table:table-cell table:formula="oooc:=(_K*([.I1124]-2*[.H1124]+[.G1124])) + [.H1124]" office:value-type="float" office:value="0.356387846487704">
            <text:p>0.356388</text:p>
          </table:table-cell>
          <table:table-cell table:formula="oooc:=(_K*([.J1124]-2*[.I1124]+[.H1124])) + [.I1124]" office:value-type="float" office:value="0.267290884865777">
            <text:p>0.267291</text:p>
          </table:table-cell>
          <table:table-cell table:formula="oooc:=(_K*([.K1124]-2*[.J1124]+[.I1124])) + [.J1124]" office:value-type="float" office:value="0.178193923243851">
            <text:p>0.178194</text:p>
          </table:table-cell>
          <table:table-cell table:formula="oooc:=(_K*(_b-2*[.K1124]+[.J1124])) + [.K112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25]-2*[.B1125]+_a)) + [.B1125]" office:value-type="float" office:value="0.890969616219301">
            <text:p>0.890970</text:p>
          </table:table-cell>
          <table:table-cell table:formula="oooc:=(_K*([.D1125]-2*[.C1125]+[.B1125])) + [.C1125]" office:value-type="float" office:value="0.801872654597363">
            <text:p>0.801873</text:p>
          </table:table-cell>
          <table:table-cell table:formula="oooc:=(_K*([.E1125]-2*[.D1125]+[.C1125])) + [.D1125]" office:value-type="float" office:value="0.712775692975428">
            <text:p>0.712776</text:p>
          </table:table-cell>
          <table:table-cell table:formula="oooc:=(_K*([.F1125]-2*[.E1125]+[.D1125])) + [.E1125]" office:value-type="float" office:value="0.623678731353494">
            <text:p>0.623679</text:p>
          </table:table-cell>
          <table:table-cell table:formula="oooc:=(_K*([.G1125]-2*[.F1125]+[.E1125])) + [.F1125]" office:value-type="float" office:value="0.534581769731563">
            <text:p>0.534582</text:p>
          </table:table-cell>
          <table:table-cell table:formula="oooc:=(_K*([.H1125]-2*[.G1125]+[.F1125])) + [.G1125]" office:value-type="float" office:value="0.445484808109633">
            <text:p>0.445485</text:p>
          </table:table-cell>
          <table:table-cell table:formula="oooc:=(_K*([.I1125]-2*[.H1125]+[.G1125])) + [.H1125]" office:value-type="float" office:value="0.356387846487704">
            <text:p>0.356388</text:p>
          </table:table-cell>
          <table:table-cell table:formula="oooc:=(_K*([.J1125]-2*[.I1125]+[.H1125])) + [.I1125]" office:value-type="float" office:value="0.267290884865777">
            <text:p>0.267291</text:p>
          </table:table-cell>
          <table:table-cell table:formula="oooc:=(_K*([.K1125]-2*[.J1125]+[.I1125])) + [.J1125]" office:value-type="float" office:value="0.178193923243851">
            <text:p>0.178194</text:p>
          </table:table-cell>
          <table:table-cell table:formula="oooc:=(_K*(_b-2*[.K1125]+[.J1125])) + [.K112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26]-2*[.B1126]+_a)) + [.B1126]" office:value-type="float" office:value="0.890969616219301">
            <text:p>0.890970</text:p>
          </table:table-cell>
          <table:table-cell table:formula="oooc:=(_K*([.D1126]-2*[.C1126]+[.B1126])) + [.C1126]" office:value-type="float" office:value="0.801872654597363">
            <text:p>0.801873</text:p>
          </table:table-cell>
          <table:table-cell table:formula="oooc:=(_K*([.E1126]-2*[.D1126]+[.C1126])) + [.D1126]" office:value-type="float" office:value="0.712775692975428">
            <text:p>0.712776</text:p>
          </table:table-cell>
          <table:table-cell table:formula="oooc:=(_K*([.F1126]-2*[.E1126]+[.D1126])) + [.E1126]" office:value-type="float" office:value="0.623678731353494">
            <text:p>0.623679</text:p>
          </table:table-cell>
          <table:table-cell table:formula="oooc:=(_K*([.G1126]-2*[.F1126]+[.E1126])) + [.F1126]" office:value-type="float" office:value="0.534581769731563">
            <text:p>0.534582</text:p>
          </table:table-cell>
          <table:table-cell table:formula="oooc:=(_K*([.H1126]-2*[.G1126]+[.F1126])) + [.G1126]" office:value-type="float" office:value="0.445484808109633">
            <text:p>0.445485</text:p>
          </table:table-cell>
          <table:table-cell table:formula="oooc:=(_K*([.I1126]-2*[.H1126]+[.G1126])) + [.H1126]" office:value-type="float" office:value="0.356387846487704">
            <text:p>0.356388</text:p>
          </table:table-cell>
          <table:table-cell table:formula="oooc:=(_K*([.J1126]-2*[.I1126]+[.H1126])) + [.I1126]" office:value-type="float" office:value="0.267290884865777">
            <text:p>0.267291</text:p>
          </table:table-cell>
          <table:table-cell table:formula="oooc:=(_K*([.K1126]-2*[.J1126]+[.I1126])) + [.J1126]" office:value-type="float" office:value="0.178193923243851">
            <text:p>0.178194</text:p>
          </table:table-cell>
          <table:table-cell table:formula="oooc:=(_K*(_b-2*[.K1126]+[.J1126])) + [.K112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27]-2*[.B1127]+_a)) + [.B1127]" office:value-type="float" office:value="0.890969616219301">
            <text:p>0.890970</text:p>
          </table:table-cell>
          <table:table-cell table:formula="oooc:=(_K*([.D1127]-2*[.C1127]+[.B1127])) + [.C1127]" office:value-type="float" office:value="0.801872654597363">
            <text:p>0.801873</text:p>
          </table:table-cell>
          <table:table-cell table:formula="oooc:=(_K*([.E1127]-2*[.D1127]+[.C1127])) + [.D1127]" office:value-type="float" office:value="0.712775692975428">
            <text:p>0.712776</text:p>
          </table:table-cell>
          <table:table-cell table:formula="oooc:=(_K*([.F1127]-2*[.E1127]+[.D1127])) + [.E1127]" office:value-type="float" office:value="0.623678731353494">
            <text:p>0.623679</text:p>
          </table:table-cell>
          <table:table-cell table:formula="oooc:=(_K*([.G1127]-2*[.F1127]+[.E1127])) + [.F1127]" office:value-type="float" office:value="0.534581769731563">
            <text:p>0.534582</text:p>
          </table:table-cell>
          <table:table-cell table:formula="oooc:=(_K*([.H1127]-2*[.G1127]+[.F1127])) + [.G1127]" office:value-type="float" office:value="0.445484808109633">
            <text:p>0.445485</text:p>
          </table:table-cell>
          <table:table-cell table:formula="oooc:=(_K*([.I1127]-2*[.H1127]+[.G1127])) + [.H1127]" office:value-type="float" office:value="0.356387846487704">
            <text:p>0.356388</text:p>
          </table:table-cell>
          <table:table-cell table:formula="oooc:=(_K*([.J1127]-2*[.I1127]+[.H1127])) + [.I1127]" office:value-type="float" office:value="0.267290884865777">
            <text:p>0.267291</text:p>
          </table:table-cell>
          <table:table-cell table:formula="oooc:=(_K*([.K1127]-2*[.J1127]+[.I1127])) + [.J1127]" office:value-type="float" office:value="0.178193923243851">
            <text:p>0.178194</text:p>
          </table:table-cell>
          <table:table-cell table:formula="oooc:=(_K*(_b-2*[.K1127]+[.J1127])) + [.K112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28]-2*[.B1128]+_a)) + [.B1128]" office:value-type="float" office:value="0.890969616219301">
            <text:p>0.890970</text:p>
          </table:table-cell>
          <table:table-cell table:formula="oooc:=(_K*([.D1128]-2*[.C1128]+[.B1128])) + [.C1128]" office:value-type="float" office:value="0.801872654597363">
            <text:p>0.801873</text:p>
          </table:table-cell>
          <table:table-cell table:formula="oooc:=(_K*([.E1128]-2*[.D1128]+[.C1128])) + [.D1128]" office:value-type="float" office:value="0.712775692975428">
            <text:p>0.712776</text:p>
          </table:table-cell>
          <table:table-cell table:formula="oooc:=(_K*([.F1128]-2*[.E1128]+[.D1128])) + [.E1128]" office:value-type="float" office:value="0.623678731353494">
            <text:p>0.623679</text:p>
          </table:table-cell>
          <table:table-cell table:formula="oooc:=(_K*([.G1128]-2*[.F1128]+[.E1128])) + [.F1128]" office:value-type="float" office:value="0.534581769731563">
            <text:p>0.534582</text:p>
          </table:table-cell>
          <table:table-cell table:formula="oooc:=(_K*([.H1128]-2*[.G1128]+[.F1128])) + [.G1128]" office:value-type="float" office:value="0.445484808109633">
            <text:p>0.445485</text:p>
          </table:table-cell>
          <table:table-cell table:formula="oooc:=(_K*([.I1128]-2*[.H1128]+[.G1128])) + [.H1128]" office:value-type="float" office:value="0.356387846487704">
            <text:p>0.356388</text:p>
          </table:table-cell>
          <table:table-cell table:formula="oooc:=(_K*([.J1128]-2*[.I1128]+[.H1128])) + [.I1128]" office:value-type="float" office:value="0.267290884865777">
            <text:p>0.267291</text:p>
          </table:table-cell>
          <table:table-cell table:formula="oooc:=(_K*([.K1128]-2*[.J1128]+[.I1128])) + [.J1128]" office:value-type="float" office:value="0.178193923243851">
            <text:p>0.178194</text:p>
          </table:table-cell>
          <table:table-cell table:formula="oooc:=(_K*(_b-2*[.K1128]+[.J1128])) + [.K112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29]-2*[.B1129]+_a)) + [.B1129]" office:value-type="float" office:value="0.890969616219301">
            <text:p>0.890970</text:p>
          </table:table-cell>
          <table:table-cell table:formula="oooc:=(_K*([.D1129]-2*[.C1129]+[.B1129])) + [.C1129]" office:value-type="float" office:value="0.801872654597363">
            <text:p>0.801873</text:p>
          </table:table-cell>
          <table:table-cell table:formula="oooc:=(_K*([.E1129]-2*[.D1129]+[.C1129])) + [.D1129]" office:value-type="float" office:value="0.712775692975428">
            <text:p>0.712776</text:p>
          </table:table-cell>
          <table:table-cell table:formula="oooc:=(_K*([.F1129]-2*[.E1129]+[.D1129])) + [.E1129]" office:value-type="float" office:value="0.623678731353494">
            <text:p>0.623679</text:p>
          </table:table-cell>
          <table:table-cell table:formula="oooc:=(_K*([.G1129]-2*[.F1129]+[.E1129])) + [.F1129]" office:value-type="float" office:value="0.534581769731563">
            <text:p>0.534582</text:p>
          </table:table-cell>
          <table:table-cell table:formula="oooc:=(_K*([.H1129]-2*[.G1129]+[.F1129])) + [.G1129]" office:value-type="float" office:value="0.445484808109633">
            <text:p>0.445485</text:p>
          </table:table-cell>
          <table:table-cell table:formula="oooc:=(_K*([.I1129]-2*[.H1129]+[.G1129])) + [.H1129]" office:value-type="float" office:value="0.356387846487704">
            <text:p>0.356388</text:p>
          </table:table-cell>
          <table:table-cell table:formula="oooc:=(_K*([.J1129]-2*[.I1129]+[.H1129])) + [.I1129]" office:value-type="float" office:value="0.267290884865777">
            <text:p>0.267291</text:p>
          </table:table-cell>
          <table:table-cell table:formula="oooc:=(_K*([.K1129]-2*[.J1129]+[.I1129])) + [.J1129]" office:value-type="float" office:value="0.178193923243851">
            <text:p>0.178194</text:p>
          </table:table-cell>
          <table:table-cell table:formula="oooc:=(_K*(_b-2*[.K1129]+[.J1129])) + [.K112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30]-2*[.B1130]+_a)) + [.B1130]" office:value-type="float" office:value="0.890969616219301">
            <text:p>0.890970</text:p>
          </table:table-cell>
          <table:table-cell table:formula="oooc:=(_K*([.D1130]-2*[.C1130]+[.B1130])) + [.C1130]" office:value-type="float" office:value="0.801872654597363">
            <text:p>0.801873</text:p>
          </table:table-cell>
          <table:table-cell table:formula="oooc:=(_K*([.E1130]-2*[.D1130]+[.C1130])) + [.D1130]" office:value-type="float" office:value="0.712775692975428">
            <text:p>0.712776</text:p>
          </table:table-cell>
          <table:table-cell table:formula="oooc:=(_K*([.F1130]-2*[.E1130]+[.D1130])) + [.E1130]" office:value-type="float" office:value="0.623678731353494">
            <text:p>0.623679</text:p>
          </table:table-cell>
          <table:table-cell table:formula="oooc:=(_K*([.G1130]-2*[.F1130]+[.E1130])) + [.F1130]" office:value-type="float" office:value="0.534581769731563">
            <text:p>0.534582</text:p>
          </table:table-cell>
          <table:table-cell table:formula="oooc:=(_K*([.H1130]-2*[.G1130]+[.F1130])) + [.G1130]" office:value-type="float" office:value="0.445484808109633">
            <text:p>0.445485</text:p>
          </table:table-cell>
          <table:table-cell table:formula="oooc:=(_K*([.I1130]-2*[.H1130]+[.G1130])) + [.H1130]" office:value-type="float" office:value="0.356387846487704">
            <text:p>0.356388</text:p>
          </table:table-cell>
          <table:table-cell table:formula="oooc:=(_K*([.J1130]-2*[.I1130]+[.H1130])) + [.I1130]" office:value-type="float" office:value="0.267290884865777">
            <text:p>0.267291</text:p>
          </table:table-cell>
          <table:table-cell table:formula="oooc:=(_K*([.K1130]-2*[.J1130]+[.I1130])) + [.J1130]" office:value-type="float" office:value="0.178193923243851">
            <text:p>0.178194</text:p>
          </table:table-cell>
          <table:table-cell table:formula="oooc:=(_K*(_b-2*[.K1130]+[.J1130])) + [.K113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31]-2*[.B1131]+_a)) + [.B1131]" office:value-type="float" office:value="0.890969616219301">
            <text:p>0.890970</text:p>
          </table:table-cell>
          <table:table-cell table:formula="oooc:=(_K*([.D1131]-2*[.C1131]+[.B1131])) + [.C1131]" office:value-type="float" office:value="0.801872654597363">
            <text:p>0.801873</text:p>
          </table:table-cell>
          <table:table-cell table:formula="oooc:=(_K*([.E1131]-2*[.D1131]+[.C1131])) + [.D1131]" office:value-type="float" office:value="0.712775692975428">
            <text:p>0.712776</text:p>
          </table:table-cell>
          <table:table-cell table:formula="oooc:=(_K*([.F1131]-2*[.E1131]+[.D1131])) + [.E1131]" office:value-type="float" office:value="0.623678731353494">
            <text:p>0.623679</text:p>
          </table:table-cell>
          <table:table-cell table:formula="oooc:=(_K*([.G1131]-2*[.F1131]+[.E1131])) + [.F1131]" office:value-type="float" office:value="0.534581769731563">
            <text:p>0.534582</text:p>
          </table:table-cell>
          <table:table-cell table:formula="oooc:=(_K*([.H1131]-2*[.G1131]+[.F1131])) + [.G1131]" office:value-type="float" office:value="0.445484808109633">
            <text:p>0.445485</text:p>
          </table:table-cell>
          <table:table-cell table:formula="oooc:=(_K*([.I1131]-2*[.H1131]+[.G1131])) + [.H1131]" office:value-type="float" office:value="0.356387846487704">
            <text:p>0.356388</text:p>
          </table:table-cell>
          <table:table-cell table:formula="oooc:=(_K*([.J1131]-2*[.I1131]+[.H1131])) + [.I1131]" office:value-type="float" office:value="0.267290884865777">
            <text:p>0.267291</text:p>
          </table:table-cell>
          <table:table-cell table:formula="oooc:=(_K*([.K1131]-2*[.J1131]+[.I1131])) + [.J1131]" office:value-type="float" office:value="0.178193923243851">
            <text:p>0.178194</text:p>
          </table:table-cell>
          <table:table-cell table:formula="oooc:=(_K*(_b-2*[.K1131]+[.J1131])) + [.K113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32]-2*[.B1132]+_a)) + [.B1132]" office:value-type="float" office:value="0.890969616219301">
            <text:p>0.890970</text:p>
          </table:table-cell>
          <table:table-cell table:formula="oooc:=(_K*([.D1132]-2*[.C1132]+[.B1132])) + [.C1132]" office:value-type="float" office:value="0.801872654597363">
            <text:p>0.801873</text:p>
          </table:table-cell>
          <table:table-cell table:formula="oooc:=(_K*([.E1132]-2*[.D1132]+[.C1132])) + [.D1132]" office:value-type="float" office:value="0.712775692975428">
            <text:p>0.712776</text:p>
          </table:table-cell>
          <table:table-cell table:formula="oooc:=(_K*([.F1132]-2*[.E1132]+[.D1132])) + [.E1132]" office:value-type="float" office:value="0.623678731353494">
            <text:p>0.623679</text:p>
          </table:table-cell>
          <table:table-cell table:formula="oooc:=(_K*([.G1132]-2*[.F1132]+[.E1132])) + [.F1132]" office:value-type="float" office:value="0.534581769731563">
            <text:p>0.534582</text:p>
          </table:table-cell>
          <table:table-cell table:formula="oooc:=(_K*([.H1132]-2*[.G1132]+[.F1132])) + [.G1132]" office:value-type="float" office:value="0.445484808109633">
            <text:p>0.445485</text:p>
          </table:table-cell>
          <table:table-cell table:formula="oooc:=(_K*([.I1132]-2*[.H1132]+[.G1132])) + [.H1132]" office:value-type="float" office:value="0.356387846487704">
            <text:p>0.356388</text:p>
          </table:table-cell>
          <table:table-cell table:formula="oooc:=(_K*([.J1132]-2*[.I1132]+[.H1132])) + [.I1132]" office:value-type="float" office:value="0.267290884865777">
            <text:p>0.267291</text:p>
          </table:table-cell>
          <table:table-cell table:formula="oooc:=(_K*([.K1132]-2*[.J1132]+[.I1132])) + [.J1132]" office:value-type="float" office:value="0.178193923243851">
            <text:p>0.178194</text:p>
          </table:table-cell>
          <table:table-cell table:formula="oooc:=(_K*(_b-2*[.K1132]+[.J1132])) + [.K113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33]-2*[.B1133]+_a)) + [.B1133]" office:value-type="float" office:value="0.890969616219301">
            <text:p>0.890970</text:p>
          </table:table-cell>
          <table:table-cell table:formula="oooc:=(_K*([.D1133]-2*[.C1133]+[.B1133])) + [.C1133]" office:value-type="float" office:value="0.801872654597363">
            <text:p>0.801873</text:p>
          </table:table-cell>
          <table:table-cell table:formula="oooc:=(_K*([.E1133]-2*[.D1133]+[.C1133])) + [.D1133]" office:value-type="float" office:value="0.712775692975428">
            <text:p>0.712776</text:p>
          </table:table-cell>
          <table:table-cell table:formula="oooc:=(_K*([.F1133]-2*[.E1133]+[.D1133])) + [.E1133]" office:value-type="float" office:value="0.623678731353494">
            <text:p>0.623679</text:p>
          </table:table-cell>
          <table:table-cell table:formula="oooc:=(_K*([.G1133]-2*[.F1133]+[.E1133])) + [.F1133]" office:value-type="float" office:value="0.534581769731563">
            <text:p>0.534582</text:p>
          </table:table-cell>
          <table:table-cell table:formula="oooc:=(_K*([.H1133]-2*[.G1133]+[.F1133])) + [.G1133]" office:value-type="float" office:value="0.445484808109633">
            <text:p>0.445485</text:p>
          </table:table-cell>
          <table:table-cell table:formula="oooc:=(_K*([.I1133]-2*[.H1133]+[.G1133])) + [.H1133]" office:value-type="float" office:value="0.356387846487704">
            <text:p>0.356388</text:p>
          </table:table-cell>
          <table:table-cell table:formula="oooc:=(_K*([.J1133]-2*[.I1133]+[.H1133])) + [.I1133]" office:value-type="float" office:value="0.267290884865777">
            <text:p>0.267291</text:p>
          </table:table-cell>
          <table:table-cell table:formula="oooc:=(_K*([.K1133]-2*[.J1133]+[.I1133])) + [.J1133]" office:value-type="float" office:value="0.178193923243851">
            <text:p>0.178194</text:p>
          </table:table-cell>
          <table:table-cell table:formula="oooc:=(_K*(_b-2*[.K1133]+[.J1133])) + [.K113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34]-2*[.B1134]+_a)) + [.B1134]" office:value-type="float" office:value="0.890969616219301">
            <text:p>0.890970</text:p>
          </table:table-cell>
          <table:table-cell table:formula="oooc:=(_K*([.D1134]-2*[.C1134]+[.B1134])) + [.C1134]" office:value-type="float" office:value="0.801872654597363">
            <text:p>0.801873</text:p>
          </table:table-cell>
          <table:table-cell table:formula="oooc:=(_K*([.E1134]-2*[.D1134]+[.C1134])) + [.D1134]" office:value-type="float" office:value="0.712775692975428">
            <text:p>0.712776</text:p>
          </table:table-cell>
          <table:table-cell table:formula="oooc:=(_K*([.F1134]-2*[.E1134]+[.D1134])) + [.E1134]" office:value-type="float" office:value="0.623678731353494">
            <text:p>0.623679</text:p>
          </table:table-cell>
          <table:table-cell table:formula="oooc:=(_K*([.G1134]-2*[.F1134]+[.E1134])) + [.F1134]" office:value-type="float" office:value="0.534581769731563">
            <text:p>0.534582</text:p>
          </table:table-cell>
          <table:table-cell table:formula="oooc:=(_K*([.H1134]-2*[.G1134]+[.F1134])) + [.G1134]" office:value-type="float" office:value="0.445484808109633">
            <text:p>0.445485</text:p>
          </table:table-cell>
          <table:table-cell table:formula="oooc:=(_K*([.I1134]-2*[.H1134]+[.G1134])) + [.H1134]" office:value-type="float" office:value="0.356387846487704">
            <text:p>0.356388</text:p>
          </table:table-cell>
          <table:table-cell table:formula="oooc:=(_K*([.J1134]-2*[.I1134]+[.H1134])) + [.I1134]" office:value-type="float" office:value="0.267290884865777">
            <text:p>0.267291</text:p>
          </table:table-cell>
          <table:table-cell table:formula="oooc:=(_K*([.K1134]-2*[.J1134]+[.I1134])) + [.J1134]" office:value-type="float" office:value="0.178193923243851">
            <text:p>0.178194</text:p>
          </table:table-cell>
          <table:table-cell table:formula="oooc:=(_K*(_b-2*[.K1134]+[.J1134])) + [.K113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35]-2*[.B1135]+_a)) + [.B1135]" office:value-type="float" office:value="0.890969616219301">
            <text:p>0.890970</text:p>
          </table:table-cell>
          <table:table-cell table:formula="oooc:=(_K*([.D1135]-2*[.C1135]+[.B1135])) + [.C1135]" office:value-type="float" office:value="0.801872654597363">
            <text:p>0.801873</text:p>
          </table:table-cell>
          <table:table-cell table:formula="oooc:=(_K*([.E1135]-2*[.D1135]+[.C1135])) + [.D1135]" office:value-type="float" office:value="0.712775692975428">
            <text:p>0.712776</text:p>
          </table:table-cell>
          <table:table-cell table:formula="oooc:=(_K*([.F1135]-2*[.E1135]+[.D1135])) + [.E1135]" office:value-type="float" office:value="0.623678731353494">
            <text:p>0.623679</text:p>
          </table:table-cell>
          <table:table-cell table:formula="oooc:=(_K*([.G1135]-2*[.F1135]+[.E1135])) + [.F1135]" office:value-type="float" office:value="0.534581769731563">
            <text:p>0.534582</text:p>
          </table:table-cell>
          <table:table-cell table:formula="oooc:=(_K*([.H1135]-2*[.G1135]+[.F1135])) + [.G1135]" office:value-type="float" office:value="0.445484808109633">
            <text:p>0.445485</text:p>
          </table:table-cell>
          <table:table-cell table:formula="oooc:=(_K*([.I1135]-2*[.H1135]+[.G1135])) + [.H1135]" office:value-type="float" office:value="0.356387846487704">
            <text:p>0.356388</text:p>
          </table:table-cell>
          <table:table-cell table:formula="oooc:=(_K*([.J1135]-2*[.I1135]+[.H1135])) + [.I1135]" office:value-type="float" office:value="0.267290884865777">
            <text:p>0.267291</text:p>
          </table:table-cell>
          <table:table-cell table:formula="oooc:=(_K*([.K1135]-2*[.J1135]+[.I1135])) + [.J1135]" office:value-type="float" office:value="0.178193923243851">
            <text:p>0.178194</text:p>
          </table:table-cell>
          <table:table-cell table:formula="oooc:=(_K*(_b-2*[.K1135]+[.J1135])) + [.K113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36]-2*[.B1136]+_a)) + [.B1136]" office:value-type="float" office:value="0.890969616219301">
            <text:p>0.890970</text:p>
          </table:table-cell>
          <table:table-cell table:formula="oooc:=(_K*([.D1136]-2*[.C1136]+[.B1136])) + [.C1136]" office:value-type="float" office:value="0.801872654597363">
            <text:p>0.801873</text:p>
          </table:table-cell>
          <table:table-cell table:formula="oooc:=(_K*([.E1136]-2*[.D1136]+[.C1136])) + [.D1136]" office:value-type="float" office:value="0.712775692975428">
            <text:p>0.712776</text:p>
          </table:table-cell>
          <table:table-cell table:formula="oooc:=(_K*([.F1136]-2*[.E1136]+[.D1136])) + [.E1136]" office:value-type="float" office:value="0.623678731353494">
            <text:p>0.623679</text:p>
          </table:table-cell>
          <table:table-cell table:formula="oooc:=(_K*([.G1136]-2*[.F1136]+[.E1136])) + [.F1136]" office:value-type="float" office:value="0.534581769731563">
            <text:p>0.534582</text:p>
          </table:table-cell>
          <table:table-cell table:formula="oooc:=(_K*([.H1136]-2*[.G1136]+[.F1136])) + [.G1136]" office:value-type="float" office:value="0.445484808109633">
            <text:p>0.445485</text:p>
          </table:table-cell>
          <table:table-cell table:formula="oooc:=(_K*([.I1136]-2*[.H1136]+[.G1136])) + [.H1136]" office:value-type="float" office:value="0.356387846487704">
            <text:p>0.356388</text:p>
          </table:table-cell>
          <table:table-cell table:formula="oooc:=(_K*([.J1136]-2*[.I1136]+[.H1136])) + [.I1136]" office:value-type="float" office:value="0.267290884865777">
            <text:p>0.267291</text:p>
          </table:table-cell>
          <table:table-cell table:formula="oooc:=(_K*([.K1136]-2*[.J1136]+[.I1136])) + [.J1136]" office:value-type="float" office:value="0.178193923243851">
            <text:p>0.178194</text:p>
          </table:table-cell>
          <table:table-cell table:formula="oooc:=(_K*(_b-2*[.K1136]+[.J1136])) + [.K113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37]-2*[.B1137]+_a)) + [.B1137]" office:value-type="float" office:value="0.890969616219301">
            <text:p>0.890970</text:p>
          </table:table-cell>
          <table:table-cell table:formula="oooc:=(_K*([.D1137]-2*[.C1137]+[.B1137])) + [.C1137]" office:value-type="float" office:value="0.801872654597363">
            <text:p>0.801873</text:p>
          </table:table-cell>
          <table:table-cell table:formula="oooc:=(_K*([.E1137]-2*[.D1137]+[.C1137])) + [.D1137]" office:value-type="float" office:value="0.712775692975428">
            <text:p>0.712776</text:p>
          </table:table-cell>
          <table:table-cell table:formula="oooc:=(_K*([.F1137]-2*[.E1137]+[.D1137])) + [.E1137]" office:value-type="float" office:value="0.623678731353494">
            <text:p>0.623679</text:p>
          </table:table-cell>
          <table:table-cell table:formula="oooc:=(_K*([.G1137]-2*[.F1137]+[.E1137])) + [.F1137]" office:value-type="float" office:value="0.534581769731563">
            <text:p>0.534582</text:p>
          </table:table-cell>
          <table:table-cell table:formula="oooc:=(_K*([.H1137]-2*[.G1137]+[.F1137])) + [.G1137]" office:value-type="float" office:value="0.445484808109633">
            <text:p>0.445485</text:p>
          </table:table-cell>
          <table:table-cell table:formula="oooc:=(_K*([.I1137]-2*[.H1137]+[.G1137])) + [.H1137]" office:value-type="float" office:value="0.356387846487704">
            <text:p>0.356388</text:p>
          </table:table-cell>
          <table:table-cell table:formula="oooc:=(_K*([.J1137]-2*[.I1137]+[.H1137])) + [.I1137]" office:value-type="float" office:value="0.267290884865777">
            <text:p>0.267291</text:p>
          </table:table-cell>
          <table:table-cell table:formula="oooc:=(_K*([.K1137]-2*[.J1137]+[.I1137])) + [.J1137]" office:value-type="float" office:value="0.178193923243851">
            <text:p>0.178194</text:p>
          </table:table-cell>
          <table:table-cell table:formula="oooc:=(_K*(_b-2*[.K1137]+[.J1137])) + [.K113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38]-2*[.B1138]+_a)) + [.B1138]" office:value-type="float" office:value="0.890969616219301">
            <text:p>0.890970</text:p>
          </table:table-cell>
          <table:table-cell table:formula="oooc:=(_K*([.D1138]-2*[.C1138]+[.B1138])) + [.C1138]" office:value-type="float" office:value="0.801872654597363">
            <text:p>0.801873</text:p>
          </table:table-cell>
          <table:table-cell table:formula="oooc:=(_K*([.E1138]-2*[.D1138]+[.C1138])) + [.D1138]" office:value-type="float" office:value="0.712775692975428">
            <text:p>0.712776</text:p>
          </table:table-cell>
          <table:table-cell table:formula="oooc:=(_K*([.F1138]-2*[.E1138]+[.D1138])) + [.E1138]" office:value-type="float" office:value="0.623678731353494">
            <text:p>0.623679</text:p>
          </table:table-cell>
          <table:table-cell table:formula="oooc:=(_K*([.G1138]-2*[.F1138]+[.E1138])) + [.F1138]" office:value-type="float" office:value="0.534581769731563">
            <text:p>0.534582</text:p>
          </table:table-cell>
          <table:table-cell table:formula="oooc:=(_K*([.H1138]-2*[.G1138]+[.F1138])) + [.G1138]" office:value-type="float" office:value="0.445484808109633">
            <text:p>0.445485</text:p>
          </table:table-cell>
          <table:table-cell table:formula="oooc:=(_K*([.I1138]-2*[.H1138]+[.G1138])) + [.H1138]" office:value-type="float" office:value="0.356387846487704">
            <text:p>0.356388</text:p>
          </table:table-cell>
          <table:table-cell table:formula="oooc:=(_K*([.J1138]-2*[.I1138]+[.H1138])) + [.I1138]" office:value-type="float" office:value="0.267290884865777">
            <text:p>0.267291</text:p>
          </table:table-cell>
          <table:table-cell table:formula="oooc:=(_K*([.K1138]-2*[.J1138]+[.I1138])) + [.J1138]" office:value-type="float" office:value="0.178193923243851">
            <text:p>0.178194</text:p>
          </table:table-cell>
          <table:table-cell table:formula="oooc:=(_K*(_b-2*[.K1138]+[.J1138])) + [.K113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39]-2*[.B1139]+_a)) + [.B1139]" office:value-type="float" office:value="0.890969616219301">
            <text:p>0.890970</text:p>
          </table:table-cell>
          <table:table-cell table:formula="oooc:=(_K*([.D1139]-2*[.C1139]+[.B1139])) + [.C1139]" office:value-type="float" office:value="0.801872654597363">
            <text:p>0.801873</text:p>
          </table:table-cell>
          <table:table-cell table:formula="oooc:=(_K*([.E1139]-2*[.D1139]+[.C1139])) + [.D1139]" office:value-type="float" office:value="0.712775692975428">
            <text:p>0.712776</text:p>
          </table:table-cell>
          <table:table-cell table:formula="oooc:=(_K*([.F1139]-2*[.E1139]+[.D1139])) + [.E1139]" office:value-type="float" office:value="0.623678731353494">
            <text:p>0.623679</text:p>
          </table:table-cell>
          <table:table-cell table:formula="oooc:=(_K*([.G1139]-2*[.F1139]+[.E1139])) + [.F1139]" office:value-type="float" office:value="0.534581769731563">
            <text:p>0.534582</text:p>
          </table:table-cell>
          <table:table-cell table:formula="oooc:=(_K*([.H1139]-2*[.G1139]+[.F1139])) + [.G1139]" office:value-type="float" office:value="0.445484808109633">
            <text:p>0.445485</text:p>
          </table:table-cell>
          <table:table-cell table:formula="oooc:=(_K*([.I1139]-2*[.H1139]+[.G1139])) + [.H1139]" office:value-type="float" office:value="0.356387846487704">
            <text:p>0.356388</text:p>
          </table:table-cell>
          <table:table-cell table:formula="oooc:=(_K*([.J1139]-2*[.I1139]+[.H1139])) + [.I1139]" office:value-type="float" office:value="0.267290884865777">
            <text:p>0.267291</text:p>
          </table:table-cell>
          <table:table-cell table:formula="oooc:=(_K*([.K1139]-2*[.J1139]+[.I1139])) + [.J1139]" office:value-type="float" office:value="0.178193923243851">
            <text:p>0.178194</text:p>
          </table:table-cell>
          <table:table-cell table:formula="oooc:=(_K*(_b-2*[.K1139]+[.J1139])) + [.K113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40]-2*[.B1140]+_a)) + [.B1140]" office:value-type="float" office:value="0.890969616219301">
            <text:p>0.890970</text:p>
          </table:table-cell>
          <table:table-cell table:formula="oooc:=(_K*([.D1140]-2*[.C1140]+[.B1140])) + [.C1140]" office:value-type="float" office:value="0.801872654597363">
            <text:p>0.801873</text:p>
          </table:table-cell>
          <table:table-cell table:formula="oooc:=(_K*([.E1140]-2*[.D1140]+[.C1140])) + [.D1140]" office:value-type="float" office:value="0.712775692975428">
            <text:p>0.712776</text:p>
          </table:table-cell>
          <table:table-cell table:formula="oooc:=(_K*([.F1140]-2*[.E1140]+[.D1140])) + [.E1140]" office:value-type="float" office:value="0.623678731353494">
            <text:p>0.623679</text:p>
          </table:table-cell>
          <table:table-cell table:formula="oooc:=(_K*([.G1140]-2*[.F1140]+[.E1140])) + [.F1140]" office:value-type="float" office:value="0.534581769731563">
            <text:p>0.534582</text:p>
          </table:table-cell>
          <table:table-cell table:formula="oooc:=(_K*([.H1140]-2*[.G1140]+[.F1140])) + [.G1140]" office:value-type="float" office:value="0.445484808109633">
            <text:p>0.445485</text:p>
          </table:table-cell>
          <table:table-cell table:formula="oooc:=(_K*([.I1140]-2*[.H1140]+[.G1140])) + [.H1140]" office:value-type="float" office:value="0.356387846487704">
            <text:p>0.356388</text:p>
          </table:table-cell>
          <table:table-cell table:formula="oooc:=(_K*([.J1140]-2*[.I1140]+[.H1140])) + [.I1140]" office:value-type="float" office:value="0.267290884865777">
            <text:p>0.267291</text:p>
          </table:table-cell>
          <table:table-cell table:formula="oooc:=(_K*([.K1140]-2*[.J1140]+[.I1140])) + [.J1140]" office:value-type="float" office:value="0.178193923243851">
            <text:p>0.178194</text:p>
          </table:table-cell>
          <table:table-cell table:formula="oooc:=(_K*(_b-2*[.K1140]+[.J1140])) + [.K114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41]-2*[.B1141]+_a)) + [.B1141]" office:value-type="float" office:value="0.890969616219301">
            <text:p>0.890970</text:p>
          </table:table-cell>
          <table:table-cell table:formula="oooc:=(_K*([.D1141]-2*[.C1141]+[.B1141])) + [.C1141]" office:value-type="float" office:value="0.801872654597363">
            <text:p>0.801873</text:p>
          </table:table-cell>
          <table:table-cell table:formula="oooc:=(_K*([.E1141]-2*[.D1141]+[.C1141])) + [.D1141]" office:value-type="float" office:value="0.712775692975428">
            <text:p>0.712776</text:p>
          </table:table-cell>
          <table:table-cell table:formula="oooc:=(_K*([.F1141]-2*[.E1141]+[.D1141])) + [.E1141]" office:value-type="float" office:value="0.623678731353494">
            <text:p>0.623679</text:p>
          </table:table-cell>
          <table:table-cell table:formula="oooc:=(_K*([.G1141]-2*[.F1141]+[.E1141])) + [.F1141]" office:value-type="float" office:value="0.534581769731563">
            <text:p>0.534582</text:p>
          </table:table-cell>
          <table:table-cell table:formula="oooc:=(_K*([.H1141]-2*[.G1141]+[.F1141])) + [.G1141]" office:value-type="float" office:value="0.445484808109633">
            <text:p>0.445485</text:p>
          </table:table-cell>
          <table:table-cell table:formula="oooc:=(_K*([.I1141]-2*[.H1141]+[.G1141])) + [.H1141]" office:value-type="float" office:value="0.356387846487704">
            <text:p>0.356388</text:p>
          </table:table-cell>
          <table:table-cell table:formula="oooc:=(_K*([.J1141]-2*[.I1141]+[.H1141])) + [.I1141]" office:value-type="float" office:value="0.267290884865777">
            <text:p>0.267291</text:p>
          </table:table-cell>
          <table:table-cell table:formula="oooc:=(_K*([.K1141]-2*[.J1141]+[.I1141])) + [.J1141]" office:value-type="float" office:value="0.178193923243851">
            <text:p>0.178194</text:p>
          </table:table-cell>
          <table:table-cell table:formula="oooc:=(_K*(_b-2*[.K1141]+[.J1141])) + [.K114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42]-2*[.B1142]+_a)) + [.B1142]" office:value-type="float" office:value="0.890969616219301">
            <text:p>0.890970</text:p>
          </table:table-cell>
          <table:table-cell table:formula="oooc:=(_K*([.D1142]-2*[.C1142]+[.B1142])) + [.C1142]" office:value-type="float" office:value="0.801872654597363">
            <text:p>0.801873</text:p>
          </table:table-cell>
          <table:table-cell table:formula="oooc:=(_K*([.E1142]-2*[.D1142]+[.C1142])) + [.D1142]" office:value-type="float" office:value="0.712775692975428">
            <text:p>0.712776</text:p>
          </table:table-cell>
          <table:table-cell table:formula="oooc:=(_K*([.F1142]-2*[.E1142]+[.D1142])) + [.E1142]" office:value-type="float" office:value="0.623678731353494">
            <text:p>0.623679</text:p>
          </table:table-cell>
          <table:table-cell table:formula="oooc:=(_K*([.G1142]-2*[.F1142]+[.E1142])) + [.F1142]" office:value-type="float" office:value="0.534581769731563">
            <text:p>0.534582</text:p>
          </table:table-cell>
          <table:table-cell table:formula="oooc:=(_K*([.H1142]-2*[.G1142]+[.F1142])) + [.G1142]" office:value-type="float" office:value="0.445484808109633">
            <text:p>0.445485</text:p>
          </table:table-cell>
          <table:table-cell table:formula="oooc:=(_K*([.I1142]-2*[.H1142]+[.G1142])) + [.H1142]" office:value-type="float" office:value="0.356387846487704">
            <text:p>0.356388</text:p>
          </table:table-cell>
          <table:table-cell table:formula="oooc:=(_K*([.J1142]-2*[.I1142]+[.H1142])) + [.I1142]" office:value-type="float" office:value="0.267290884865777">
            <text:p>0.267291</text:p>
          </table:table-cell>
          <table:table-cell table:formula="oooc:=(_K*([.K1142]-2*[.J1142]+[.I1142])) + [.J1142]" office:value-type="float" office:value="0.178193923243851">
            <text:p>0.178194</text:p>
          </table:table-cell>
          <table:table-cell table:formula="oooc:=(_K*(_b-2*[.K1142]+[.J1142])) + [.K114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43]-2*[.B1143]+_a)) + [.B1143]" office:value-type="float" office:value="0.890969616219301">
            <text:p>0.890970</text:p>
          </table:table-cell>
          <table:table-cell table:formula="oooc:=(_K*([.D1143]-2*[.C1143]+[.B1143])) + [.C1143]" office:value-type="float" office:value="0.801872654597363">
            <text:p>0.801873</text:p>
          </table:table-cell>
          <table:table-cell table:formula="oooc:=(_K*([.E1143]-2*[.D1143]+[.C1143])) + [.D1143]" office:value-type="float" office:value="0.712775692975428">
            <text:p>0.712776</text:p>
          </table:table-cell>
          <table:table-cell table:formula="oooc:=(_K*([.F1143]-2*[.E1143]+[.D1143])) + [.E1143]" office:value-type="float" office:value="0.623678731353494">
            <text:p>0.623679</text:p>
          </table:table-cell>
          <table:table-cell table:formula="oooc:=(_K*([.G1143]-2*[.F1143]+[.E1143])) + [.F1143]" office:value-type="float" office:value="0.534581769731563">
            <text:p>0.534582</text:p>
          </table:table-cell>
          <table:table-cell table:formula="oooc:=(_K*([.H1143]-2*[.G1143]+[.F1143])) + [.G1143]" office:value-type="float" office:value="0.445484808109633">
            <text:p>0.445485</text:p>
          </table:table-cell>
          <table:table-cell table:formula="oooc:=(_K*([.I1143]-2*[.H1143]+[.G1143])) + [.H1143]" office:value-type="float" office:value="0.356387846487704">
            <text:p>0.356388</text:p>
          </table:table-cell>
          <table:table-cell table:formula="oooc:=(_K*([.J1143]-2*[.I1143]+[.H1143])) + [.I1143]" office:value-type="float" office:value="0.267290884865777">
            <text:p>0.267291</text:p>
          </table:table-cell>
          <table:table-cell table:formula="oooc:=(_K*([.K1143]-2*[.J1143]+[.I1143])) + [.J1143]" office:value-type="float" office:value="0.178193923243851">
            <text:p>0.178194</text:p>
          </table:table-cell>
          <table:table-cell table:formula="oooc:=(_K*(_b-2*[.K1143]+[.J1143])) + [.K114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44]-2*[.B1144]+_a)) + [.B1144]" office:value-type="float" office:value="0.890969616219301">
            <text:p>0.890970</text:p>
          </table:table-cell>
          <table:table-cell table:formula="oooc:=(_K*([.D1144]-2*[.C1144]+[.B1144])) + [.C1144]" office:value-type="float" office:value="0.801872654597363">
            <text:p>0.801873</text:p>
          </table:table-cell>
          <table:table-cell table:formula="oooc:=(_K*([.E1144]-2*[.D1144]+[.C1144])) + [.D1144]" office:value-type="float" office:value="0.712775692975428">
            <text:p>0.712776</text:p>
          </table:table-cell>
          <table:table-cell table:formula="oooc:=(_K*([.F1144]-2*[.E1144]+[.D1144])) + [.E1144]" office:value-type="float" office:value="0.623678731353494">
            <text:p>0.623679</text:p>
          </table:table-cell>
          <table:table-cell table:formula="oooc:=(_K*([.G1144]-2*[.F1144]+[.E1144])) + [.F1144]" office:value-type="float" office:value="0.534581769731563">
            <text:p>0.534582</text:p>
          </table:table-cell>
          <table:table-cell table:formula="oooc:=(_K*([.H1144]-2*[.G1144]+[.F1144])) + [.G1144]" office:value-type="float" office:value="0.445484808109633">
            <text:p>0.445485</text:p>
          </table:table-cell>
          <table:table-cell table:formula="oooc:=(_K*([.I1144]-2*[.H1144]+[.G1144])) + [.H1144]" office:value-type="float" office:value="0.356387846487704">
            <text:p>0.356388</text:p>
          </table:table-cell>
          <table:table-cell table:formula="oooc:=(_K*([.J1144]-2*[.I1144]+[.H1144])) + [.I1144]" office:value-type="float" office:value="0.267290884865777">
            <text:p>0.267291</text:p>
          </table:table-cell>
          <table:table-cell table:formula="oooc:=(_K*([.K1144]-2*[.J1144]+[.I1144])) + [.J1144]" office:value-type="float" office:value="0.178193923243851">
            <text:p>0.178194</text:p>
          </table:table-cell>
          <table:table-cell table:formula="oooc:=(_K*(_b-2*[.K1144]+[.J1144])) + [.K114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45]-2*[.B1145]+_a)) + [.B1145]" office:value-type="float" office:value="0.890969616219301">
            <text:p>0.890970</text:p>
          </table:table-cell>
          <table:table-cell table:formula="oooc:=(_K*([.D1145]-2*[.C1145]+[.B1145])) + [.C1145]" office:value-type="float" office:value="0.801872654597363">
            <text:p>0.801873</text:p>
          </table:table-cell>
          <table:table-cell table:formula="oooc:=(_K*([.E1145]-2*[.D1145]+[.C1145])) + [.D1145]" office:value-type="float" office:value="0.712775692975428">
            <text:p>0.712776</text:p>
          </table:table-cell>
          <table:table-cell table:formula="oooc:=(_K*([.F1145]-2*[.E1145]+[.D1145])) + [.E1145]" office:value-type="float" office:value="0.623678731353494">
            <text:p>0.623679</text:p>
          </table:table-cell>
          <table:table-cell table:formula="oooc:=(_K*([.G1145]-2*[.F1145]+[.E1145])) + [.F1145]" office:value-type="float" office:value="0.534581769731563">
            <text:p>0.534582</text:p>
          </table:table-cell>
          <table:table-cell table:formula="oooc:=(_K*([.H1145]-2*[.G1145]+[.F1145])) + [.G1145]" office:value-type="float" office:value="0.445484808109633">
            <text:p>0.445485</text:p>
          </table:table-cell>
          <table:table-cell table:formula="oooc:=(_K*([.I1145]-2*[.H1145]+[.G1145])) + [.H1145]" office:value-type="float" office:value="0.356387846487704">
            <text:p>0.356388</text:p>
          </table:table-cell>
          <table:table-cell table:formula="oooc:=(_K*([.J1145]-2*[.I1145]+[.H1145])) + [.I1145]" office:value-type="float" office:value="0.267290884865777">
            <text:p>0.267291</text:p>
          </table:table-cell>
          <table:table-cell table:formula="oooc:=(_K*([.K1145]-2*[.J1145]+[.I1145])) + [.J1145]" office:value-type="float" office:value="0.178193923243851">
            <text:p>0.178194</text:p>
          </table:table-cell>
          <table:table-cell table:formula="oooc:=(_K*(_b-2*[.K1145]+[.J1145])) + [.K114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46]-2*[.B1146]+_a)) + [.B1146]" office:value-type="float" office:value="0.890969616219301">
            <text:p>0.890970</text:p>
          </table:table-cell>
          <table:table-cell table:formula="oooc:=(_K*([.D1146]-2*[.C1146]+[.B1146])) + [.C1146]" office:value-type="float" office:value="0.801872654597363">
            <text:p>0.801873</text:p>
          </table:table-cell>
          <table:table-cell table:formula="oooc:=(_K*([.E1146]-2*[.D1146]+[.C1146])) + [.D1146]" office:value-type="float" office:value="0.712775692975428">
            <text:p>0.712776</text:p>
          </table:table-cell>
          <table:table-cell table:formula="oooc:=(_K*([.F1146]-2*[.E1146]+[.D1146])) + [.E1146]" office:value-type="float" office:value="0.623678731353494">
            <text:p>0.623679</text:p>
          </table:table-cell>
          <table:table-cell table:formula="oooc:=(_K*([.G1146]-2*[.F1146]+[.E1146])) + [.F1146]" office:value-type="float" office:value="0.534581769731563">
            <text:p>0.534582</text:p>
          </table:table-cell>
          <table:table-cell table:formula="oooc:=(_K*([.H1146]-2*[.G1146]+[.F1146])) + [.G1146]" office:value-type="float" office:value="0.445484808109633">
            <text:p>0.445485</text:p>
          </table:table-cell>
          <table:table-cell table:formula="oooc:=(_K*([.I1146]-2*[.H1146]+[.G1146])) + [.H1146]" office:value-type="float" office:value="0.356387846487704">
            <text:p>0.356388</text:p>
          </table:table-cell>
          <table:table-cell table:formula="oooc:=(_K*([.J1146]-2*[.I1146]+[.H1146])) + [.I1146]" office:value-type="float" office:value="0.267290884865777">
            <text:p>0.267291</text:p>
          </table:table-cell>
          <table:table-cell table:formula="oooc:=(_K*([.K1146]-2*[.J1146]+[.I1146])) + [.J1146]" office:value-type="float" office:value="0.178193923243851">
            <text:p>0.178194</text:p>
          </table:table-cell>
          <table:table-cell table:formula="oooc:=(_K*(_b-2*[.K1146]+[.J1146])) + [.K114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47]-2*[.B1147]+_a)) + [.B1147]" office:value-type="float" office:value="0.890969616219301">
            <text:p>0.890970</text:p>
          </table:table-cell>
          <table:table-cell table:formula="oooc:=(_K*([.D1147]-2*[.C1147]+[.B1147])) + [.C1147]" office:value-type="float" office:value="0.801872654597363">
            <text:p>0.801873</text:p>
          </table:table-cell>
          <table:table-cell table:formula="oooc:=(_K*([.E1147]-2*[.D1147]+[.C1147])) + [.D1147]" office:value-type="float" office:value="0.712775692975428">
            <text:p>0.712776</text:p>
          </table:table-cell>
          <table:table-cell table:formula="oooc:=(_K*([.F1147]-2*[.E1147]+[.D1147])) + [.E1147]" office:value-type="float" office:value="0.623678731353494">
            <text:p>0.623679</text:p>
          </table:table-cell>
          <table:table-cell table:formula="oooc:=(_K*([.G1147]-2*[.F1147]+[.E1147])) + [.F1147]" office:value-type="float" office:value="0.534581769731563">
            <text:p>0.534582</text:p>
          </table:table-cell>
          <table:table-cell table:formula="oooc:=(_K*([.H1147]-2*[.G1147]+[.F1147])) + [.G1147]" office:value-type="float" office:value="0.445484808109633">
            <text:p>0.445485</text:p>
          </table:table-cell>
          <table:table-cell table:formula="oooc:=(_K*([.I1147]-2*[.H1147]+[.G1147])) + [.H1147]" office:value-type="float" office:value="0.356387846487704">
            <text:p>0.356388</text:p>
          </table:table-cell>
          <table:table-cell table:formula="oooc:=(_K*([.J1147]-2*[.I1147]+[.H1147])) + [.I1147]" office:value-type="float" office:value="0.267290884865777">
            <text:p>0.267291</text:p>
          </table:table-cell>
          <table:table-cell table:formula="oooc:=(_K*([.K1147]-2*[.J1147]+[.I1147])) + [.J1147]" office:value-type="float" office:value="0.178193923243851">
            <text:p>0.178194</text:p>
          </table:table-cell>
          <table:table-cell table:formula="oooc:=(_K*(_b-2*[.K1147]+[.J1147])) + [.K114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48]-2*[.B1148]+_a)) + [.B1148]" office:value-type="float" office:value="0.890969616219301">
            <text:p>0.890970</text:p>
          </table:table-cell>
          <table:table-cell table:formula="oooc:=(_K*([.D1148]-2*[.C1148]+[.B1148])) + [.C1148]" office:value-type="float" office:value="0.801872654597363">
            <text:p>0.801873</text:p>
          </table:table-cell>
          <table:table-cell table:formula="oooc:=(_K*([.E1148]-2*[.D1148]+[.C1148])) + [.D1148]" office:value-type="float" office:value="0.712775692975428">
            <text:p>0.712776</text:p>
          </table:table-cell>
          <table:table-cell table:formula="oooc:=(_K*([.F1148]-2*[.E1148]+[.D1148])) + [.E1148]" office:value-type="float" office:value="0.623678731353494">
            <text:p>0.623679</text:p>
          </table:table-cell>
          <table:table-cell table:formula="oooc:=(_K*([.G1148]-2*[.F1148]+[.E1148])) + [.F1148]" office:value-type="float" office:value="0.534581769731563">
            <text:p>0.534582</text:p>
          </table:table-cell>
          <table:table-cell table:formula="oooc:=(_K*([.H1148]-2*[.G1148]+[.F1148])) + [.G1148]" office:value-type="float" office:value="0.445484808109633">
            <text:p>0.445485</text:p>
          </table:table-cell>
          <table:table-cell table:formula="oooc:=(_K*([.I1148]-2*[.H1148]+[.G1148])) + [.H1148]" office:value-type="float" office:value="0.356387846487704">
            <text:p>0.356388</text:p>
          </table:table-cell>
          <table:table-cell table:formula="oooc:=(_K*([.J1148]-2*[.I1148]+[.H1148])) + [.I1148]" office:value-type="float" office:value="0.267290884865777">
            <text:p>0.267291</text:p>
          </table:table-cell>
          <table:table-cell table:formula="oooc:=(_K*([.K1148]-2*[.J1148]+[.I1148])) + [.J1148]" office:value-type="float" office:value="0.178193923243851">
            <text:p>0.178194</text:p>
          </table:table-cell>
          <table:table-cell table:formula="oooc:=(_K*(_b-2*[.K1148]+[.J1148])) + [.K114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49]-2*[.B1149]+_a)) + [.B1149]" office:value-type="float" office:value="0.890969616219301">
            <text:p>0.890970</text:p>
          </table:table-cell>
          <table:table-cell table:formula="oooc:=(_K*([.D1149]-2*[.C1149]+[.B1149])) + [.C1149]" office:value-type="float" office:value="0.801872654597363">
            <text:p>0.801873</text:p>
          </table:table-cell>
          <table:table-cell table:formula="oooc:=(_K*([.E1149]-2*[.D1149]+[.C1149])) + [.D1149]" office:value-type="float" office:value="0.712775692975428">
            <text:p>0.712776</text:p>
          </table:table-cell>
          <table:table-cell table:formula="oooc:=(_K*([.F1149]-2*[.E1149]+[.D1149])) + [.E1149]" office:value-type="float" office:value="0.623678731353494">
            <text:p>0.623679</text:p>
          </table:table-cell>
          <table:table-cell table:formula="oooc:=(_K*([.G1149]-2*[.F1149]+[.E1149])) + [.F1149]" office:value-type="float" office:value="0.534581769731563">
            <text:p>0.534582</text:p>
          </table:table-cell>
          <table:table-cell table:formula="oooc:=(_K*([.H1149]-2*[.G1149]+[.F1149])) + [.G1149]" office:value-type="float" office:value="0.445484808109633">
            <text:p>0.445485</text:p>
          </table:table-cell>
          <table:table-cell table:formula="oooc:=(_K*([.I1149]-2*[.H1149]+[.G1149])) + [.H1149]" office:value-type="float" office:value="0.356387846487704">
            <text:p>0.356388</text:p>
          </table:table-cell>
          <table:table-cell table:formula="oooc:=(_K*([.J1149]-2*[.I1149]+[.H1149])) + [.I1149]" office:value-type="float" office:value="0.267290884865777">
            <text:p>0.267291</text:p>
          </table:table-cell>
          <table:table-cell table:formula="oooc:=(_K*([.K1149]-2*[.J1149]+[.I1149])) + [.J1149]" office:value-type="float" office:value="0.178193923243851">
            <text:p>0.178194</text:p>
          </table:table-cell>
          <table:table-cell table:formula="oooc:=(_K*(_b-2*[.K1149]+[.J1149])) + [.K114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50]-2*[.B1150]+_a)) + [.B1150]" office:value-type="float" office:value="0.890969616219301">
            <text:p>0.890970</text:p>
          </table:table-cell>
          <table:table-cell table:formula="oooc:=(_K*([.D1150]-2*[.C1150]+[.B1150])) + [.C1150]" office:value-type="float" office:value="0.801872654597363">
            <text:p>0.801873</text:p>
          </table:table-cell>
          <table:table-cell table:formula="oooc:=(_K*([.E1150]-2*[.D1150]+[.C1150])) + [.D1150]" office:value-type="float" office:value="0.712775692975428">
            <text:p>0.712776</text:p>
          </table:table-cell>
          <table:table-cell table:formula="oooc:=(_K*([.F1150]-2*[.E1150]+[.D1150])) + [.E1150]" office:value-type="float" office:value="0.623678731353494">
            <text:p>0.623679</text:p>
          </table:table-cell>
          <table:table-cell table:formula="oooc:=(_K*([.G1150]-2*[.F1150]+[.E1150])) + [.F1150]" office:value-type="float" office:value="0.534581769731563">
            <text:p>0.534582</text:p>
          </table:table-cell>
          <table:table-cell table:formula="oooc:=(_K*([.H1150]-2*[.G1150]+[.F1150])) + [.G1150]" office:value-type="float" office:value="0.445484808109633">
            <text:p>0.445485</text:p>
          </table:table-cell>
          <table:table-cell table:formula="oooc:=(_K*([.I1150]-2*[.H1150]+[.G1150])) + [.H1150]" office:value-type="float" office:value="0.356387846487704">
            <text:p>0.356388</text:p>
          </table:table-cell>
          <table:table-cell table:formula="oooc:=(_K*([.J1150]-2*[.I1150]+[.H1150])) + [.I1150]" office:value-type="float" office:value="0.267290884865777">
            <text:p>0.267291</text:p>
          </table:table-cell>
          <table:table-cell table:formula="oooc:=(_K*([.K1150]-2*[.J1150]+[.I1150])) + [.J1150]" office:value-type="float" office:value="0.178193923243851">
            <text:p>0.178194</text:p>
          </table:table-cell>
          <table:table-cell table:formula="oooc:=(_K*(_b-2*[.K1150]+[.J1150])) + [.K115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51]-2*[.B1151]+_a)) + [.B1151]" office:value-type="float" office:value="0.890969616219301">
            <text:p>0.890970</text:p>
          </table:table-cell>
          <table:table-cell table:formula="oooc:=(_K*([.D1151]-2*[.C1151]+[.B1151])) + [.C1151]" office:value-type="float" office:value="0.801872654597363">
            <text:p>0.801873</text:p>
          </table:table-cell>
          <table:table-cell table:formula="oooc:=(_K*([.E1151]-2*[.D1151]+[.C1151])) + [.D1151]" office:value-type="float" office:value="0.712775692975428">
            <text:p>0.712776</text:p>
          </table:table-cell>
          <table:table-cell table:formula="oooc:=(_K*([.F1151]-2*[.E1151]+[.D1151])) + [.E1151]" office:value-type="float" office:value="0.623678731353494">
            <text:p>0.623679</text:p>
          </table:table-cell>
          <table:table-cell table:formula="oooc:=(_K*([.G1151]-2*[.F1151]+[.E1151])) + [.F1151]" office:value-type="float" office:value="0.534581769731563">
            <text:p>0.534582</text:p>
          </table:table-cell>
          <table:table-cell table:formula="oooc:=(_K*([.H1151]-2*[.G1151]+[.F1151])) + [.G1151]" office:value-type="float" office:value="0.445484808109633">
            <text:p>0.445485</text:p>
          </table:table-cell>
          <table:table-cell table:formula="oooc:=(_K*([.I1151]-2*[.H1151]+[.G1151])) + [.H1151]" office:value-type="float" office:value="0.356387846487704">
            <text:p>0.356388</text:p>
          </table:table-cell>
          <table:table-cell table:formula="oooc:=(_K*([.J1151]-2*[.I1151]+[.H1151])) + [.I1151]" office:value-type="float" office:value="0.267290884865777">
            <text:p>0.267291</text:p>
          </table:table-cell>
          <table:table-cell table:formula="oooc:=(_K*([.K1151]-2*[.J1151]+[.I1151])) + [.J1151]" office:value-type="float" office:value="0.178193923243851">
            <text:p>0.178194</text:p>
          </table:table-cell>
          <table:table-cell table:formula="oooc:=(_K*(_b-2*[.K1151]+[.J1151])) + [.K115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52]-2*[.B1152]+_a)) + [.B1152]" office:value-type="float" office:value="0.890969616219301">
            <text:p>0.890970</text:p>
          </table:table-cell>
          <table:table-cell table:formula="oooc:=(_K*([.D1152]-2*[.C1152]+[.B1152])) + [.C1152]" office:value-type="float" office:value="0.801872654597363">
            <text:p>0.801873</text:p>
          </table:table-cell>
          <table:table-cell table:formula="oooc:=(_K*([.E1152]-2*[.D1152]+[.C1152])) + [.D1152]" office:value-type="float" office:value="0.712775692975428">
            <text:p>0.712776</text:p>
          </table:table-cell>
          <table:table-cell table:formula="oooc:=(_K*([.F1152]-2*[.E1152]+[.D1152])) + [.E1152]" office:value-type="float" office:value="0.623678731353494">
            <text:p>0.623679</text:p>
          </table:table-cell>
          <table:table-cell table:formula="oooc:=(_K*([.G1152]-2*[.F1152]+[.E1152])) + [.F1152]" office:value-type="float" office:value="0.534581769731563">
            <text:p>0.534582</text:p>
          </table:table-cell>
          <table:table-cell table:formula="oooc:=(_K*([.H1152]-2*[.G1152]+[.F1152])) + [.G1152]" office:value-type="float" office:value="0.445484808109633">
            <text:p>0.445485</text:p>
          </table:table-cell>
          <table:table-cell table:formula="oooc:=(_K*([.I1152]-2*[.H1152]+[.G1152])) + [.H1152]" office:value-type="float" office:value="0.356387846487704">
            <text:p>0.356388</text:p>
          </table:table-cell>
          <table:table-cell table:formula="oooc:=(_K*([.J1152]-2*[.I1152]+[.H1152])) + [.I1152]" office:value-type="float" office:value="0.267290884865777">
            <text:p>0.267291</text:p>
          </table:table-cell>
          <table:table-cell table:formula="oooc:=(_K*([.K1152]-2*[.J1152]+[.I1152])) + [.J1152]" office:value-type="float" office:value="0.178193923243851">
            <text:p>0.178194</text:p>
          </table:table-cell>
          <table:table-cell table:formula="oooc:=(_K*(_b-2*[.K1152]+[.J1152])) + [.K115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53]-2*[.B1153]+_a)) + [.B1153]" office:value-type="float" office:value="0.890969616219301">
            <text:p>0.890970</text:p>
          </table:table-cell>
          <table:table-cell table:formula="oooc:=(_K*([.D1153]-2*[.C1153]+[.B1153])) + [.C1153]" office:value-type="float" office:value="0.801872654597363">
            <text:p>0.801873</text:p>
          </table:table-cell>
          <table:table-cell table:formula="oooc:=(_K*([.E1153]-2*[.D1153]+[.C1153])) + [.D1153]" office:value-type="float" office:value="0.712775692975428">
            <text:p>0.712776</text:p>
          </table:table-cell>
          <table:table-cell table:formula="oooc:=(_K*([.F1153]-2*[.E1153]+[.D1153])) + [.E1153]" office:value-type="float" office:value="0.623678731353494">
            <text:p>0.623679</text:p>
          </table:table-cell>
          <table:table-cell table:formula="oooc:=(_K*([.G1153]-2*[.F1153]+[.E1153])) + [.F1153]" office:value-type="float" office:value="0.534581769731563">
            <text:p>0.534582</text:p>
          </table:table-cell>
          <table:table-cell table:formula="oooc:=(_K*([.H1153]-2*[.G1153]+[.F1153])) + [.G1153]" office:value-type="float" office:value="0.445484808109633">
            <text:p>0.445485</text:p>
          </table:table-cell>
          <table:table-cell table:formula="oooc:=(_K*([.I1153]-2*[.H1153]+[.G1153])) + [.H1153]" office:value-type="float" office:value="0.356387846487704">
            <text:p>0.356388</text:p>
          </table:table-cell>
          <table:table-cell table:formula="oooc:=(_K*([.J1153]-2*[.I1153]+[.H1153])) + [.I1153]" office:value-type="float" office:value="0.267290884865777">
            <text:p>0.267291</text:p>
          </table:table-cell>
          <table:table-cell table:formula="oooc:=(_K*([.K1153]-2*[.J1153]+[.I1153])) + [.J1153]" office:value-type="float" office:value="0.178193923243851">
            <text:p>0.178194</text:p>
          </table:table-cell>
          <table:table-cell table:formula="oooc:=(_K*(_b-2*[.K1153]+[.J1153])) + [.K115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54]-2*[.B1154]+_a)) + [.B1154]" office:value-type="float" office:value="0.890969616219301">
            <text:p>0.890970</text:p>
          </table:table-cell>
          <table:table-cell table:formula="oooc:=(_K*([.D1154]-2*[.C1154]+[.B1154])) + [.C1154]" office:value-type="float" office:value="0.801872654597363">
            <text:p>0.801873</text:p>
          </table:table-cell>
          <table:table-cell table:formula="oooc:=(_K*([.E1154]-2*[.D1154]+[.C1154])) + [.D1154]" office:value-type="float" office:value="0.712775692975428">
            <text:p>0.712776</text:p>
          </table:table-cell>
          <table:table-cell table:formula="oooc:=(_K*([.F1154]-2*[.E1154]+[.D1154])) + [.E1154]" office:value-type="float" office:value="0.623678731353494">
            <text:p>0.623679</text:p>
          </table:table-cell>
          <table:table-cell table:formula="oooc:=(_K*([.G1154]-2*[.F1154]+[.E1154])) + [.F1154]" office:value-type="float" office:value="0.534581769731563">
            <text:p>0.534582</text:p>
          </table:table-cell>
          <table:table-cell table:formula="oooc:=(_K*([.H1154]-2*[.G1154]+[.F1154])) + [.G1154]" office:value-type="float" office:value="0.445484808109633">
            <text:p>0.445485</text:p>
          </table:table-cell>
          <table:table-cell table:formula="oooc:=(_K*([.I1154]-2*[.H1154]+[.G1154])) + [.H1154]" office:value-type="float" office:value="0.356387846487704">
            <text:p>0.356388</text:p>
          </table:table-cell>
          <table:table-cell table:formula="oooc:=(_K*([.J1154]-2*[.I1154]+[.H1154])) + [.I1154]" office:value-type="float" office:value="0.267290884865777">
            <text:p>0.267291</text:p>
          </table:table-cell>
          <table:table-cell table:formula="oooc:=(_K*([.K1154]-2*[.J1154]+[.I1154])) + [.J1154]" office:value-type="float" office:value="0.178193923243851">
            <text:p>0.178194</text:p>
          </table:table-cell>
          <table:table-cell table:formula="oooc:=(_K*(_b-2*[.K1154]+[.J1154])) + [.K115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55]-2*[.B1155]+_a)) + [.B1155]" office:value-type="float" office:value="0.890969616219301">
            <text:p>0.890970</text:p>
          </table:table-cell>
          <table:table-cell table:formula="oooc:=(_K*([.D1155]-2*[.C1155]+[.B1155])) + [.C1155]" office:value-type="float" office:value="0.801872654597363">
            <text:p>0.801873</text:p>
          </table:table-cell>
          <table:table-cell table:formula="oooc:=(_K*([.E1155]-2*[.D1155]+[.C1155])) + [.D1155]" office:value-type="float" office:value="0.712775692975428">
            <text:p>0.712776</text:p>
          </table:table-cell>
          <table:table-cell table:formula="oooc:=(_K*([.F1155]-2*[.E1155]+[.D1155])) + [.E1155]" office:value-type="float" office:value="0.623678731353494">
            <text:p>0.623679</text:p>
          </table:table-cell>
          <table:table-cell table:formula="oooc:=(_K*([.G1155]-2*[.F1155]+[.E1155])) + [.F1155]" office:value-type="float" office:value="0.534581769731563">
            <text:p>0.534582</text:p>
          </table:table-cell>
          <table:table-cell table:formula="oooc:=(_K*([.H1155]-2*[.G1155]+[.F1155])) + [.G1155]" office:value-type="float" office:value="0.445484808109633">
            <text:p>0.445485</text:p>
          </table:table-cell>
          <table:table-cell table:formula="oooc:=(_K*([.I1155]-2*[.H1155]+[.G1155])) + [.H1155]" office:value-type="float" office:value="0.356387846487704">
            <text:p>0.356388</text:p>
          </table:table-cell>
          <table:table-cell table:formula="oooc:=(_K*([.J1155]-2*[.I1155]+[.H1155])) + [.I1155]" office:value-type="float" office:value="0.267290884865777">
            <text:p>0.267291</text:p>
          </table:table-cell>
          <table:table-cell table:formula="oooc:=(_K*([.K1155]-2*[.J1155]+[.I1155])) + [.J1155]" office:value-type="float" office:value="0.178193923243851">
            <text:p>0.178194</text:p>
          </table:table-cell>
          <table:table-cell table:formula="oooc:=(_K*(_b-2*[.K1155]+[.J1155])) + [.K115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56]-2*[.B1156]+_a)) + [.B1156]" office:value-type="float" office:value="0.890969616219301">
            <text:p>0.890970</text:p>
          </table:table-cell>
          <table:table-cell table:formula="oooc:=(_K*([.D1156]-2*[.C1156]+[.B1156])) + [.C1156]" office:value-type="float" office:value="0.801872654597363">
            <text:p>0.801873</text:p>
          </table:table-cell>
          <table:table-cell table:formula="oooc:=(_K*([.E1156]-2*[.D1156]+[.C1156])) + [.D1156]" office:value-type="float" office:value="0.712775692975428">
            <text:p>0.712776</text:p>
          </table:table-cell>
          <table:table-cell table:formula="oooc:=(_K*([.F1156]-2*[.E1156]+[.D1156])) + [.E1156]" office:value-type="float" office:value="0.623678731353494">
            <text:p>0.623679</text:p>
          </table:table-cell>
          <table:table-cell table:formula="oooc:=(_K*([.G1156]-2*[.F1156]+[.E1156])) + [.F1156]" office:value-type="float" office:value="0.534581769731563">
            <text:p>0.534582</text:p>
          </table:table-cell>
          <table:table-cell table:formula="oooc:=(_K*([.H1156]-2*[.G1156]+[.F1156])) + [.G1156]" office:value-type="float" office:value="0.445484808109633">
            <text:p>0.445485</text:p>
          </table:table-cell>
          <table:table-cell table:formula="oooc:=(_K*([.I1156]-2*[.H1156]+[.G1156])) + [.H1156]" office:value-type="float" office:value="0.356387846487704">
            <text:p>0.356388</text:p>
          </table:table-cell>
          <table:table-cell table:formula="oooc:=(_K*([.J1156]-2*[.I1156]+[.H1156])) + [.I1156]" office:value-type="float" office:value="0.267290884865777">
            <text:p>0.267291</text:p>
          </table:table-cell>
          <table:table-cell table:formula="oooc:=(_K*([.K1156]-2*[.J1156]+[.I1156])) + [.J1156]" office:value-type="float" office:value="0.178193923243851">
            <text:p>0.178194</text:p>
          </table:table-cell>
          <table:table-cell table:formula="oooc:=(_K*(_b-2*[.K1156]+[.J1156])) + [.K115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57]-2*[.B1157]+_a)) + [.B1157]" office:value-type="float" office:value="0.890969616219301">
            <text:p>0.890970</text:p>
          </table:table-cell>
          <table:table-cell table:formula="oooc:=(_K*([.D1157]-2*[.C1157]+[.B1157])) + [.C1157]" office:value-type="float" office:value="0.801872654597363">
            <text:p>0.801873</text:p>
          </table:table-cell>
          <table:table-cell table:formula="oooc:=(_K*([.E1157]-2*[.D1157]+[.C1157])) + [.D1157]" office:value-type="float" office:value="0.712775692975428">
            <text:p>0.712776</text:p>
          </table:table-cell>
          <table:table-cell table:formula="oooc:=(_K*([.F1157]-2*[.E1157]+[.D1157])) + [.E1157]" office:value-type="float" office:value="0.623678731353494">
            <text:p>0.623679</text:p>
          </table:table-cell>
          <table:table-cell table:formula="oooc:=(_K*([.G1157]-2*[.F1157]+[.E1157])) + [.F1157]" office:value-type="float" office:value="0.534581769731563">
            <text:p>0.534582</text:p>
          </table:table-cell>
          <table:table-cell table:formula="oooc:=(_K*([.H1157]-2*[.G1157]+[.F1157])) + [.G1157]" office:value-type="float" office:value="0.445484808109633">
            <text:p>0.445485</text:p>
          </table:table-cell>
          <table:table-cell table:formula="oooc:=(_K*([.I1157]-2*[.H1157]+[.G1157])) + [.H1157]" office:value-type="float" office:value="0.356387846487704">
            <text:p>0.356388</text:p>
          </table:table-cell>
          <table:table-cell table:formula="oooc:=(_K*([.J1157]-2*[.I1157]+[.H1157])) + [.I1157]" office:value-type="float" office:value="0.267290884865777">
            <text:p>0.267291</text:p>
          </table:table-cell>
          <table:table-cell table:formula="oooc:=(_K*([.K1157]-2*[.J1157]+[.I1157])) + [.J1157]" office:value-type="float" office:value="0.178193923243851">
            <text:p>0.178194</text:p>
          </table:table-cell>
          <table:table-cell table:formula="oooc:=(_K*(_b-2*[.K1157]+[.J1157])) + [.K115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58]-2*[.B1158]+_a)) + [.B1158]" office:value-type="float" office:value="0.890969616219301">
            <text:p>0.890970</text:p>
          </table:table-cell>
          <table:table-cell table:formula="oooc:=(_K*([.D1158]-2*[.C1158]+[.B1158])) + [.C1158]" office:value-type="float" office:value="0.801872654597363">
            <text:p>0.801873</text:p>
          </table:table-cell>
          <table:table-cell table:formula="oooc:=(_K*([.E1158]-2*[.D1158]+[.C1158])) + [.D1158]" office:value-type="float" office:value="0.712775692975428">
            <text:p>0.712776</text:p>
          </table:table-cell>
          <table:table-cell table:formula="oooc:=(_K*([.F1158]-2*[.E1158]+[.D1158])) + [.E1158]" office:value-type="float" office:value="0.623678731353494">
            <text:p>0.623679</text:p>
          </table:table-cell>
          <table:table-cell table:formula="oooc:=(_K*([.G1158]-2*[.F1158]+[.E1158])) + [.F1158]" office:value-type="float" office:value="0.534581769731563">
            <text:p>0.534582</text:p>
          </table:table-cell>
          <table:table-cell table:formula="oooc:=(_K*([.H1158]-2*[.G1158]+[.F1158])) + [.G1158]" office:value-type="float" office:value="0.445484808109633">
            <text:p>0.445485</text:p>
          </table:table-cell>
          <table:table-cell table:formula="oooc:=(_K*([.I1158]-2*[.H1158]+[.G1158])) + [.H1158]" office:value-type="float" office:value="0.356387846487704">
            <text:p>0.356388</text:p>
          </table:table-cell>
          <table:table-cell table:formula="oooc:=(_K*([.J1158]-2*[.I1158]+[.H1158])) + [.I1158]" office:value-type="float" office:value="0.267290884865777">
            <text:p>0.267291</text:p>
          </table:table-cell>
          <table:table-cell table:formula="oooc:=(_K*([.K1158]-2*[.J1158]+[.I1158])) + [.J1158]" office:value-type="float" office:value="0.178193923243851">
            <text:p>0.178194</text:p>
          </table:table-cell>
          <table:table-cell table:formula="oooc:=(_K*(_b-2*[.K1158]+[.J1158])) + [.K115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59]-2*[.B1159]+_a)) + [.B1159]" office:value-type="float" office:value="0.890969616219301">
            <text:p>0.890970</text:p>
          </table:table-cell>
          <table:table-cell table:formula="oooc:=(_K*([.D1159]-2*[.C1159]+[.B1159])) + [.C1159]" office:value-type="float" office:value="0.801872654597363">
            <text:p>0.801873</text:p>
          </table:table-cell>
          <table:table-cell table:formula="oooc:=(_K*([.E1159]-2*[.D1159]+[.C1159])) + [.D1159]" office:value-type="float" office:value="0.712775692975428">
            <text:p>0.712776</text:p>
          </table:table-cell>
          <table:table-cell table:formula="oooc:=(_K*([.F1159]-2*[.E1159]+[.D1159])) + [.E1159]" office:value-type="float" office:value="0.623678731353494">
            <text:p>0.623679</text:p>
          </table:table-cell>
          <table:table-cell table:formula="oooc:=(_K*([.G1159]-2*[.F1159]+[.E1159])) + [.F1159]" office:value-type="float" office:value="0.534581769731563">
            <text:p>0.534582</text:p>
          </table:table-cell>
          <table:table-cell table:formula="oooc:=(_K*([.H1159]-2*[.G1159]+[.F1159])) + [.G1159]" office:value-type="float" office:value="0.445484808109633">
            <text:p>0.445485</text:p>
          </table:table-cell>
          <table:table-cell table:formula="oooc:=(_K*([.I1159]-2*[.H1159]+[.G1159])) + [.H1159]" office:value-type="float" office:value="0.356387846487704">
            <text:p>0.356388</text:p>
          </table:table-cell>
          <table:table-cell table:formula="oooc:=(_K*([.J1159]-2*[.I1159]+[.H1159])) + [.I1159]" office:value-type="float" office:value="0.267290884865777">
            <text:p>0.267291</text:p>
          </table:table-cell>
          <table:table-cell table:formula="oooc:=(_K*([.K1159]-2*[.J1159]+[.I1159])) + [.J1159]" office:value-type="float" office:value="0.178193923243851">
            <text:p>0.178194</text:p>
          </table:table-cell>
          <table:table-cell table:formula="oooc:=(_K*(_b-2*[.K1159]+[.J1159])) + [.K115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60]-2*[.B1160]+_a)) + [.B1160]" office:value-type="float" office:value="0.890969616219301">
            <text:p>0.890970</text:p>
          </table:table-cell>
          <table:table-cell table:formula="oooc:=(_K*([.D1160]-2*[.C1160]+[.B1160])) + [.C1160]" office:value-type="float" office:value="0.801872654597363">
            <text:p>0.801873</text:p>
          </table:table-cell>
          <table:table-cell table:formula="oooc:=(_K*([.E1160]-2*[.D1160]+[.C1160])) + [.D1160]" office:value-type="float" office:value="0.712775692975428">
            <text:p>0.712776</text:p>
          </table:table-cell>
          <table:table-cell table:formula="oooc:=(_K*([.F1160]-2*[.E1160]+[.D1160])) + [.E1160]" office:value-type="float" office:value="0.623678731353494">
            <text:p>0.623679</text:p>
          </table:table-cell>
          <table:table-cell table:formula="oooc:=(_K*([.G1160]-2*[.F1160]+[.E1160])) + [.F1160]" office:value-type="float" office:value="0.534581769731563">
            <text:p>0.534582</text:p>
          </table:table-cell>
          <table:table-cell table:formula="oooc:=(_K*([.H1160]-2*[.G1160]+[.F1160])) + [.G1160]" office:value-type="float" office:value="0.445484808109633">
            <text:p>0.445485</text:p>
          </table:table-cell>
          <table:table-cell table:formula="oooc:=(_K*([.I1160]-2*[.H1160]+[.G1160])) + [.H1160]" office:value-type="float" office:value="0.356387846487704">
            <text:p>0.356388</text:p>
          </table:table-cell>
          <table:table-cell table:formula="oooc:=(_K*([.J1160]-2*[.I1160]+[.H1160])) + [.I1160]" office:value-type="float" office:value="0.267290884865777">
            <text:p>0.267291</text:p>
          </table:table-cell>
          <table:table-cell table:formula="oooc:=(_K*([.K1160]-2*[.J1160]+[.I1160])) + [.J1160]" office:value-type="float" office:value="0.178193923243851">
            <text:p>0.178194</text:p>
          </table:table-cell>
          <table:table-cell table:formula="oooc:=(_K*(_b-2*[.K1160]+[.J1160])) + [.K116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61]-2*[.B1161]+_a)) + [.B1161]" office:value-type="float" office:value="0.890969616219301">
            <text:p>0.890970</text:p>
          </table:table-cell>
          <table:table-cell table:formula="oooc:=(_K*([.D1161]-2*[.C1161]+[.B1161])) + [.C1161]" office:value-type="float" office:value="0.801872654597363">
            <text:p>0.801873</text:p>
          </table:table-cell>
          <table:table-cell table:formula="oooc:=(_K*([.E1161]-2*[.D1161]+[.C1161])) + [.D1161]" office:value-type="float" office:value="0.712775692975428">
            <text:p>0.712776</text:p>
          </table:table-cell>
          <table:table-cell table:formula="oooc:=(_K*([.F1161]-2*[.E1161]+[.D1161])) + [.E1161]" office:value-type="float" office:value="0.623678731353494">
            <text:p>0.623679</text:p>
          </table:table-cell>
          <table:table-cell table:formula="oooc:=(_K*([.G1161]-2*[.F1161]+[.E1161])) + [.F1161]" office:value-type="float" office:value="0.534581769731563">
            <text:p>0.534582</text:p>
          </table:table-cell>
          <table:table-cell table:formula="oooc:=(_K*([.H1161]-2*[.G1161]+[.F1161])) + [.G1161]" office:value-type="float" office:value="0.445484808109633">
            <text:p>0.445485</text:p>
          </table:table-cell>
          <table:table-cell table:formula="oooc:=(_K*([.I1161]-2*[.H1161]+[.G1161])) + [.H1161]" office:value-type="float" office:value="0.356387846487704">
            <text:p>0.356388</text:p>
          </table:table-cell>
          <table:table-cell table:formula="oooc:=(_K*([.J1161]-2*[.I1161]+[.H1161])) + [.I1161]" office:value-type="float" office:value="0.267290884865777">
            <text:p>0.267291</text:p>
          </table:table-cell>
          <table:table-cell table:formula="oooc:=(_K*([.K1161]-2*[.J1161]+[.I1161])) + [.J1161]" office:value-type="float" office:value="0.178193923243851">
            <text:p>0.178194</text:p>
          </table:table-cell>
          <table:table-cell table:formula="oooc:=(_K*(_b-2*[.K1161]+[.J1161])) + [.K116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62]-2*[.B1162]+_a)) + [.B1162]" office:value-type="float" office:value="0.890969616219301">
            <text:p>0.890970</text:p>
          </table:table-cell>
          <table:table-cell table:formula="oooc:=(_K*([.D1162]-2*[.C1162]+[.B1162])) + [.C1162]" office:value-type="float" office:value="0.801872654597363">
            <text:p>0.801873</text:p>
          </table:table-cell>
          <table:table-cell table:formula="oooc:=(_K*([.E1162]-2*[.D1162]+[.C1162])) + [.D1162]" office:value-type="float" office:value="0.712775692975428">
            <text:p>0.712776</text:p>
          </table:table-cell>
          <table:table-cell table:formula="oooc:=(_K*([.F1162]-2*[.E1162]+[.D1162])) + [.E1162]" office:value-type="float" office:value="0.623678731353494">
            <text:p>0.623679</text:p>
          </table:table-cell>
          <table:table-cell table:formula="oooc:=(_K*([.G1162]-2*[.F1162]+[.E1162])) + [.F1162]" office:value-type="float" office:value="0.534581769731563">
            <text:p>0.534582</text:p>
          </table:table-cell>
          <table:table-cell table:formula="oooc:=(_K*([.H1162]-2*[.G1162]+[.F1162])) + [.G1162]" office:value-type="float" office:value="0.445484808109633">
            <text:p>0.445485</text:p>
          </table:table-cell>
          <table:table-cell table:formula="oooc:=(_K*([.I1162]-2*[.H1162]+[.G1162])) + [.H1162]" office:value-type="float" office:value="0.356387846487704">
            <text:p>0.356388</text:p>
          </table:table-cell>
          <table:table-cell table:formula="oooc:=(_K*([.J1162]-2*[.I1162]+[.H1162])) + [.I1162]" office:value-type="float" office:value="0.267290884865777">
            <text:p>0.267291</text:p>
          </table:table-cell>
          <table:table-cell table:formula="oooc:=(_K*([.K1162]-2*[.J1162]+[.I1162])) + [.J1162]" office:value-type="float" office:value="0.178193923243851">
            <text:p>0.178194</text:p>
          </table:table-cell>
          <table:table-cell table:formula="oooc:=(_K*(_b-2*[.K1162]+[.J1162])) + [.K116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63]-2*[.B1163]+_a)) + [.B1163]" office:value-type="float" office:value="0.890969616219301">
            <text:p>0.890970</text:p>
          </table:table-cell>
          <table:table-cell table:formula="oooc:=(_K*([.D1163]-2*[.C1163]+[.B1163])) + [.C1163]" office:value-type="float" office:value="0.801872654597363">
            <text:p>0.801873</text:p>
          </table:table-cell>
          <table:table-cell table:formula="oooc:=(_K*([.E1163]-2*[.D1163]+[.C1163])) + [.D1163]" office:value-type="float" office:value="0.712775692975428">
            <text:p>0.712776</text:p>
          </table:table-cell>
          <table:table-cell table:formula="oooc:=(_K*([.F1163]-2*[.E1163]+[.D1163])) + [.E1163]" office:value-type="float" office:value="0.623678731353494">
            <text:p>0.623679</text:p>
          </table:table-cell>
          <table:table-cell table:formula="oooc:=(_K*([.G1163]-2*[.F1163]+[.E1163])) + [.F1163]" office:value-type="float" office:value="0.534581769731563">
            <text:p>0.534582</text:p>
          </table:table-cell>
          <table:table-cell table:formula="oooc:=(_K*([.H1163]-2*[.G1163]+[.F1163])) + [.G1163]" office:value-type="float" office:value="0.445484808109633">
            <text:p>0.445485</text:p>
          </table:table-cell>
          <table:table-cell table:formula="oooc:=(_K*([.I1163]-2*[.H1163]+[.G1163])) + [.H1163]" office:value-type="float" office:value="0.356387846487704">
            <text:p>0.356388</text:p>
          </table:table-cell>
          <table:table-cell table:formula="oooc:=(_K*([.J1163]-2*[.I1163]+[.H1163])) + [.I1163]" office:value-type="float" office:value="0.267290884865777">
            <text:p>0.267291</text:p>
          </table:table-cell>
          <table:table-cell table:formula="oooc:=(_K*([.K1163]-2*[.J1163]+[.I1163])) + [.J1163]" office:value-type="float" office:value="0.178193923243851">
            <text:p>0.178194</text:p>
          </table:table-cell>
          <table:table-cell table:formula="oooc:=(_K*(_b-2*[.K1163]+[.J1163])) + [.K116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64]-2*[.B1164]+_a)) + [.B1164]" office:value-type="float" office:value="0.890969616219301">
            <text:p>0.890970</text:p>
          </table:table-cell>
          <table:table-cell table:formula="oooc:=(_K*([.D1164]-2*[.C1164]+[.B1164])) + [.C1164]" office:value-type="float" office:value="0.801872654597363">
            <text:p>0.801873</text:p>
          </table:table-cell>
          <table:table-cell table:formula="oooc:=(_K*([.E1164]-2*[.D1164]+[.C1164])) + [.D1164]" office:value-type="float" office:value="0.712775692975428">
            <text:p>0.712776</text:p>
          </table:table-cell>
          <table:table-cell table:formula="oooc:=(_K*([.F1164]-2*[.E1164]+[.D1164])) + [.E1164]" office:value-type="float" office:value="0.623678731353494">
            <text:p>0.623679</text:p>
          </table:table-cell>
          <table:table-cell table:formula="oooc:=(_K*([.G1164]-2*[.F1164]+[.E1164])) + [.F1164]" office:value-type="float" office:value="0.534581769731563">
            <text:p>0.534582</text:p>
          </table:table-cell>
          <table:table-cell table:formula="oooc:=(_K*([.H1164]-2*[.G1164]+[.F1164])) + [.G1164]" office:value-type="float" office:value="0.445484808109633">
            <text:p>0.445485</text:p>
          </table:table-cell>
          <table:table-cell table:formula="oooc:=(_K*([.I1164]-2*[.H1164]+[.G1164])) + [.H1164]" office:value-type="float" office:value="0.356387846487704">
            <text:p>0.356388</text:p>
          </table:table-cell>
          <table:table-cell table:formula="oooc:=(_K*([.J1164]-2*[.I1164]+[.H1164])) + [.I1164]" office:value-type="float" office:value="0.267290884865777">
            <text:p>0.267291</text:p>
          </table:table-cell>
          <table:table-cell table:formula="oooc:=(_K*([.K1164]-2*[.J1164]+[.I1164])) + [.J1164]" office:value-type="float" office:value="0.178193923243851">
            <text:p>0.178194</text:p>
          </table:table-cell>
          <table:table-cell table:formula="oooc:=(_K*(_b-2*[.K1164]+[.J1164])) + [.K116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65]-2*[.B1165]+_a)) + [.B1165]" office:value-type="float" office:value="0.890969616219301">
            <text:p>0.890970</text:p>
          </table:table-cell>
          <table:table-cell table:formula="oooc:=(_K*([.D1165]-2*[.C1165]+[.B1165])) + [.C1165]" office:value-type="float" office:value="0.801872654597363">
            <text:p>0.801873</text:p>
          </table:table-cell>
          <table:table-cell table:formula="oooc:=(_K*([.E1165]-2*[.D1165]+[.C1165])) + [.D1165]" office:value-type="float" office:value="0.712775692975428">
            <text:p>0.712776</text:p>
          </table:table-cell>
          <table:table-cell table:formula="oooc:=(_K*([.F1165]-2*[.E1165]+[.D1165])) + [.E1165]" office:value-type="float" office:value="0.623678731353494">
            <text:p>0.623679</text:p>
          </table:table-cell>
          <table:table-cell table:formula="oooc:=(_K*([.G1165]-2*[.F1165]+[.E1165])) + [.F1165]" office:value-type="float" office:value="0.534581769731563">
            <text:p>0.534582</text:p>
          </table:table-cell>
          <table:table-cell table:formula="oooc:=(_K*([.H1165]-2*[.G1165]+[.F1165])) + [.G1165]" office:value-type="float" office:value="0.445484808109633">
            <text:p>0.445485</text:p>
          </table:table-cell>
          <table:table-cell table:formula="oooc:=(_K*([.I1165]-2*[.H1165]+[.G1165])) + [.H1165]" office:value-type="float" office:value="0.356387846487704">
            <text:p>0.356388</text:p>
          </table:table-cell>
          <table:table-cell table:formula="oooc:=(_K*([.J1165]-2*[.I1165]+[.H1165])) + [.I1165]" office:value-type="float" office:value="0.267290884865777">
            <text:p>0.267291</text:p>
          </table:table-cell>
          <table:table-cell table:formula="oooc:=(_K*([.K1165]-2*[.J1165]+[.I1165])) + [.J1165]" office:value-type="float" office:value="0.178193923243851">
            <text:p>0.178194</text:p>
          </table:table-cell>
          <table:table-cell table:formula="oooc:=(_K*(_b-2*[.K1165]+[.J1165])) + [.K116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66]-2*[.B1166]+_a)) + [.B1166]" office:value-type="float" office:value="0.890969616219301">
            <text:p>0.890970</text:p>
          </table:table-cell>
          <table:table-cell table:formula="oooc:=(_K*([.D1166]-2*[.C1166]+[.B1166])) + [.C1166]" office:value-type="float" office:value="0.801872654597363">
            <text:p>0.801873</text:p>
          </table:table-cell>
          <table:table-cell table:formula="oooc:=(_K*([.E1166]-2*[.D1166]+[.C1166])) + [.D1166]" office:value-type="float" office:value="0.712775692975428">
            <text:p>0.712776</text:p>
          </table:table-cell>
          <table:table-cell table:formula="oooc:=(_K*([.F1166]-2*[.E1166]+[.D1166])) + [.E1166]" office:value-type="float" office:value="0.623678731353494">
            <text:p>0.623679</text:p>
          </table:table-cell>
          <table:table-cell table:formula="oooc:=(_K*([.G1166]-2*[.F1166]+[.E1166])) + [.F1166]" office:value-type="float" office:value="0.534581769731563">
            <text:p>0.534582</text:p>
          </table:table-cell>
          <table:table-cell table:formula="oooc:=(_K*([.H1166]-2*[.G1166]+[.F1166])) + [.G1166]" office:value-type="float" office:value="0.445484808109633">
            <text:p>0.445485</text:p>
          </table:table-cell>
          <table:table-cell table:formula="oooc:=(_K*([.I1166]-2*[.H1166]+[.G1166])) + [.H1166]" office:value-type="float" office:value="0.356387846487704">
            <text:p>0.356388</text:p>
          </table:table-cell>
          <table:table-cell table:formula="oooc:=(_K*([.J1166]-2*[.I1166]+[.H1166])) + [.I1166]" office:value-type="float" office:value="0.267290884865777">
            <text:p>0.267291</text:p>
          </table:table-cell>
          <table:table-cell table:formula="oooc:=(_K*([.K1166]-2*[.J1166]+[.I1166])) + [.J1166]" office:value-type="float" office:value="0.178193923243851">
            <text:p>0.178194</text:p>
          </table:table-cell>
          <table:table-cell table:formula="oooc:=(_K*(_b-2*[.K1166]+[.J1166])) + [.K116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67]-2*[.B1167]+_a)) + [.B1167]" office:value-type="float" office:value="0.890969616219301">
            <text:p>0.890970</text:p>
          </table:table-cell>
          <table:table-cell table:formula="oooc:=(_K*([.D1167]-2*[.C1167]+[.B1167])) + [.C1167]" office:value-type="float" office:value="0.801872654597363">
            <text:p>0.801873</text:p>
          </table:table-cell>
          <table:table-cell table:formula="oooc:=(_K*([.E1167]-2*[.D1167]+[.C1167])) + [.D1167]" office:value-type="float" office:value="0.712775692975428">
            <text:p>0.712776</text:p>
          </table:table-cell>
          <table:table-cell table:formula="oooc:=(_K*([.F1167]-2*[.E1167]+[.D1167])) + [.E1167]" office:value-type="float" office:value="0.623678731353494">
            <text:p>0.623679</text:p>
          </table:table-cell>
          <table:table-cell table:formula="oooc:=(_K*([.G1167]-2*[.F1167]+[.E1167])) + [.F1167]" office:value-type="float" office:value="0.534581769731563">
            <text:p>0.534582</text:p>
          </table:table-cell>
          <table:table-cell table:formula="oooc:=(_K*([.H1167]-2*[.G1167]+[.F1167])) + [.G1167]" office:value-type="float" office:value="0.445484808109633">
            <text:p>0.445485</text:p>
          </table:table-cell>
          <table:table-cell table:formula="oooc:=(_K*([.I1167]-2*[.H1167]+[.G1167])) + [.H1167]" office:value-type="float" office:value="0.356387846487704">
            <text:p>0.356388</text:p>
          </table:table-cell>
          <table:table-cell table:formula="oooc:=(_K*([.J1167]-2*[.I1167]+[.H1167])) + [.I1167]" office:value-type="float" office:value="0.267290884865777">
            <text:p>0.267291</text:p>
          </table:table-cell>
          <table:table-cell table:formula="oooc:=(_K*([.K1167]-2*[.J1167]+[.I1167])) + [.J1167]" office:value-type="float" office:value="0.178193923243851">
            <text:p>0.178194</text:p>
          </table:table-cell>
          <table:table-cell table:formula="oooc:=(_K*(_b-2*[.K1167]+[.J1167])) + [.K116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68]-2*[.B1168]+_a)) + [.B1168]" office:value-type="float" office:value="0.890969616219301">
            <text:p>0.890970</text:p>
          </table:table-cell>
          <table:table-cell table:formula="oooc:=(_K*([.D1168]-2*[.C1168]+[.B1168])) + [.C1168]" office:value-type="float" office:value="0.801872654597363">
            <text:p>0.801873</text:p>
          </table:table-cell>
          <table:table-cell table:formula="oooc:=(_K*([.E1168]-2*[.D1168]+[.C1168])) + [.D1168]" office:value-type="float" office:value="0.712775692975428">
            <text:p>0.712776</text:p>
          </table:table-cell>
          <table:table-cell table:formula="oooc:=(_K*([.F1168]-2*[.E1168]+[.D1168])) + [.E1168]" office:value-type="float" office:value="0.623678731353494">
            <text:p>0.623679</text:p>
          </table:table-cell>
          <table:table-cell table:formula="oooc:=(_K*([.G1168]-2*[.F1168]+[.E1168])) + [.F1168]" office:value-type="float" office:value="0.534581769731563">
            <text:p>0.534582</text:p>
          </table:table-cell>
          <table:table-cell table:formula="oooc:=(_K*([.H1168]-2*[.G1168]+[.F1168])) + [.G1168]" office:value-type="float" office:value="0.445484808109633">
            <text:p>0.445485</text:p>
          </table:table-cell>
          <table:table-cell table:formula="oooc:=(_K*([.I1168]-2*[.H1168]+[.G1168])) + [.H1168]" office:value-type="float" office:value="0.356387846487704">
            <text:p>0.356388</text:p>
          </table:table-cell>
          <table:table-cell table:formula="oooc:=(_K*([.J1168]-2*[.I1168]+[.H1168])) + [.I1168]" office:value-type="float" office:value="0.267290884865777">
            <text:p>0.267291</text:p>
          </table:table-cell>
          <table:table-cell table:formula="oooc:=(_K*([.K1168]-2*[.J1168]+[.I1168])) + [.J1168]" office:value-type="float" office:value="0.178193923243851">
            <text:p>0.178194</text:p>
          </table:table-cell>
          <table:table-cell table:formula="oooc:=(_K*(_b-2*[.K1168]+[.J1168])) + [.K116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69]-2*[.B1169]+_a)) + [.B1169]" office:value-type="float" office:value="0.890969616219301">
            <text:p>0.890970</text:p>
          </table:table-cell>
          <table:table-cell table:formula="oooc:=(_K*([.D1169]-2*[.C1169]+[.B1169])) + [.C1169]" office:value-type="float" office:value="0.801872654597363">
            <text:p>0.801873</text:p>
          </table:table-cell>
          <table:table-cell table:formula="oooc:=(_K*([.E1169]-2*[.D1169]+[.C1169])) + [.D1169]" office:value-type="float" office:value="0.712775692975428">
            <text:p>0.712776</text:p>
          </table:table-cell>
          <table:table-cell table:formula="oooc:=(_K*([.F1169]-2*[.E1169]+[.D1169])) + [.E1169]" office:value-type="float" office:value="0.623678731353494">
            <text:p>0.623679</text:p>
          </table:table-cell>
          <table:table-cell table:formula="oooc:=(_K*([.G1169]-2*[.F1169]+[.E1169])) + [.F1169]" office:value-type="float" office:value="0.534581769731563">
            <text:p>0.534582</text:p>
          </table:table-cell>
          <table:table-cell table:formula="oooc:=(_K*([.H1169]-2*[.G1169]+[.F1169])) + [.G1169]" office:value-type="float" office:value="0.445484808109633">
            <text:p>0.445485</text:p>
          </table:table-cell>
          <table:table-cell table:formula="oooc:=(_K*([.I1169]-2*[.H1169]+[.G1169])) + [.H1169]" office:value-type="float" office:value="0.356387846487704">
            <text:p>0.356388</text:p>
          </table:table-cell>
          <table:table-cell table:formula="oooc:=(_K*([.J1169]-2*[.I1169]+[.H1169])) + [.I1169]" office:value-type="float" office:value="0.267290884865777">
            <text:p>0.267291</text:p>
          </table:table-cell>
          <table:table-cell table:formula="oooc:=(_K*([.K1169]-2*[.J1169]+[.I1169])) + [.J1169]" office:value-type="float" office:value="0.178193923243851">
            <text:p>0.178194</text:p>
          </table:table-cell>
          <table:table-cell table:formula="oooc:=(_K*(_b-2*[.K1169]+[.J1169])) + [.K116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70]-2*[.B1170]+_a)) + [.B1170]" office:value-type="float" office:value="0.890969616219301">
            <text:p>0.890970</text:p>
          </table:table-cell>
          <table:table-cell table:formula="oooc:=(_K*([.D1170]-2*[.C1170]+[.B1170])) + [.C1170]" office:value-type="float" office:value="0.801872654597363">
            <text:p>0.801873</text:p>
          </table:table-cell>
          <table:table-cell table:formula="oooc:=(_K*([.E1170]-2*[.D1170]+[.C1170])) + [.D1170]" office:value-type="float" office:value="0.712775692975428">
            <text:p>0.712776</text:p>
          </table:table-cell>
          <table:table-cell table:formula="oooc:=(_K*([.F1170]-2*[.E1170]+[.D1170])) + [.E1170]" office:value-type="float" office:value="0.623678731353494">
            <text:p>0.623679</text:p>
          </table:table-cell>
          <table:table-cell table:formula="oooc:=(_K*([.G1170]-2*[.F1170]+[.E1170])) + [.F1170]" office:value-type="float" office:value="0.534581769731563">
            <text:p>0.534582</text:p>
          </table:table-cell>
          <table:table-cell table:formula="oooc:=(_K*([.H1170]-2*[.G1170]+[.F1170])) + [.G1170]" office:value-type="float" office:value="0.445484808109633">
            <text:p>0.445485</text:p>
          </table:table-cell>
          <table:table-cell table:formula="oooc:=(_K*([.I1170]-2*[.H1170]+[.G1170])) + [.H1170]" office:value-type="float" office:value="0.356387846487704">
            <text:p>0.356388</text:p>
          </table:table-cell>
          <table:table-cell table:formula="oooc:=(_K*([.J1170]-2*[.I1170]+[.H1170])) + [.I1170]" office:value-type="float" office:value="0.267290884865777">
            <text:p>0.267291</text:p>
          </table:table-cell>
          <table:table-cell table:formula="oooc:=(_K*([.K1170]-2*[.J1170]+[.I1170])) + [.J1170]" office:value-type="float" office:value="0.178193923243851">
            <text:p>0.178194</text:p>
          </table:table-cell>
          <table:table-cell table:formula="oooc:=(_K*(_b-2*[.K1170]+[.J1170])) + [.K117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71]-2*[.B1171]+_a)) + [.B1171]" office:value-type="float" office:value="0.890969616219301">
            <text:p>0.890970</text:p>
          </table:table-cell>
          <table:table-cell table:formula="oooc:=(_K*([.D1171]-2*[.C1171]+[.B1171])) + [.C1171]" office:value-type="float" office:value="0.801872654597363">
            <text:p>0.801873</text:p>
          </table:table-cell>
          <table:table-cell table:formula="oooc:=(_K*([.E1171]-2*[.D1171]+[.C1171])) + [.D1171]" office:value-type="float" office:value="0.712775692975428">
            <text:p>0.712776</text:p>
          </table:table-cell>
          <table:table-cell table:formula="oooc:=(_K*([.F1171]-2*[.E1171]+[.D1171])) + [.E1171]" office:value-type="float" office:value="0.623678731353494">
            <text:p>0.623679</text:p>
          </table:table-cell>
          <table:table-cell table:formula="oooc:=(_K*([.G1171]-2*[.F1171]+[.E1171])) + [.F1171]" office:value-type="float" office:value="0.534581769731563">
            <text:p>0.534582</text:p>
          </table:table-cell>
          <table:table-cell table:formula="oooc:=(_K*([.H1171]-2*[.G1171]+[.F1171])) + [.G1171]" office:value-type="float" office:value="0.445484808109633">
            <text:p>0.445485</text:p>
          </table:table-cell>
          <table:table-cell table:formula="oooc:=(_K*([.I1171]-2*[.H1171]+[.G1171])) + [.H1171]" office:value-type="float" office:value="0.356387846487704">
            <text:p>0.356388</text:p>
          </table:table-cell>
          <table:table-cell table:formula="oooc:=(_K*([.J1171]-2*[.I1171]+[.H1171])) + [.I1171]" office:value-type="float" office:value="0.267290884865777">
            <text:p>0.267291</text:p>
          </table:table-cell>
          <table:table-cell table:formula="oooc:=(_K*([.K1171]-2*[.J1171]+[.I1171])) + [.J1171]" office:value-type="float" office:value="0.178193923243851">
            <text:p>0.178194</text:p>
          </table:table-cell>
          <table:table-cell table:formula="oooc:=(_K*(_b-2*[.K1171]+[.J1171])) + [.K117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72]-2*[.B1172]+_a)) + [.B1172]" office:value-type="float" office:value="0.890969616219301">
            <text:p>0.890970</text:p>
          </table:table-cell>
          <table:table-cell table:formula="oooc:=(_K*([.D1172]-2*[.C1172]+[.B1172])) + [.C1172]" office:value-type="float" office:value="0.801872654597363">
            <text:p>0.801873</text:p>
          </table:table-cell>
          <table:table-cell table:formula="oooc:=(_K*([.E1172]-2*[.D1172]+[.C1172])) + [.D1172]" office:value-type="float" office:value="0.712775692975428">
            <text:p>0.712776</text:p>
          </table:table-cell>
          <table:table-cell table:formula="oooc:=(_K*([.F1172]-2*[.E1172]+[.D1172])) + [.E1172]" office:value-type="float" office:value="0.623678731353494">
            <text:p>0.623679</text:p>
          </table:table-cell>
          <table:table-cell table:formula="oooc:=(_K*([.G1172]-2*[.F1172]+[.E1172])) + [.F1172]" office:value-type="float" office:value="0.534581769731563">
            <text:p>0.534582</text:p>
          </table:table-cell>
          <table:table-cell table:formula="oooc:=(_K*([.H1172]-2*[.G1172]+[.F1172])) + [.G1172]" office:value-type="float" office:value="0.445484808109633">
            <text:p>0.445485</text:p>
          </table:table-cell>
          <table:table-cell table:formula="oooc:=(_K*([.I1172]-2*[.H1172]+[.G1172])) + [.H1172]" office:value-type="float" office:value="0.356387846487704">
            <text:p>0.356388</text:p>
          </table:table-cell>
          <table:table-cell table:formula="oooc:=(_K*([.J1172]-2*[.I1172]+[.H1172])) + [.I1172]" office:value-type="float" office:value="0.267290884865777">
            <text:p>0.267291</text:p>
          </table:table-cell>
          <table:table-cell table:formula="oooc:=(_K*([.K1172]-2*[.J1172]+[.I1172])) + [.J1172]" office:value-type="float" office:value="0.178193923243851">
            <text:p>0.178194</text:p>
          </table:table-cell>
          <table:table-cell table:formula="oooc:=(_K*(_b-2*[.K1172]+[.J1172])) + [.K117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73]-2*[.B1173]+_a)) + [.B1173]" office:value-type="float" office:value="0.890969616219301">
            <text:p>0.890970</text:p>
          </table:table-cell>
          <table:table-cell table:formula="oooc:=(_K*([.D1173]-2*[.C1173]+[.B1173])) + [.C1173]" office:value-type="float" office:value="0.801872654597363">
            <text:p>0.801873</text:p>
          </table:table-cell>
          <table:table-cell table:formula="oooc:=(_K*([.E1173]-2*[.D1173]+[.C1173])) + [.D1173]" office:value-type="float" office:value="0.712775692975428">
            <text:p>0.712776</text:p>
          </table:table-cell>
          <table:table-cell table:formula="oooc:=(_K*([.F1173]-2*[.E1173]+[.D1173])) + [.E1173]" office:value-type="float" office:value="0.623678731353494">
            <text:p>0.623679</text:p>
          </table:table-cell>
          <table:table-cell table:formula="oooc:=(_K*([.G1173]-2*[.F1173]+[.E1173])) + [.F1173]" office:value-type="float" office:value="0.534581769731563">
            <text:p>0.534582</text:p>
          </table:table-cell>
          <table:table-cell table:formula="oooc:=(_K*([.H1173]-2*[.G1173]+[.F1173])) + [.G1173]" office:value-type="float" office:value="0.445484808109633">
            <text:p>0.445485</text:p>
          </table:table-cell>
          <table:table-cell table:formula="oooc:=(_K*([.I1173]-2*[.H1173]+[.G1173])) + [.H1173]" office:value-type="float" office:value="0.356387846487704">
            <text:p>0.356388</text:p>
          </table:table-cell>
          <table:table-cell table:formula="oooc:=(_K*([.J1173]-2*[.I1173]+[.H1173])) + [.I1173]" office:value-type="float" office:value="0.267290884865777">
            <text:p>0.267291</text:p>
          </table:table-cell>
          <table:table-cell table:formula="oooc:=(_K*([.K1173]-2*[.J1173]+[.I1173])) + [.J1173]" office:value-type="float" office:value="0.178193923243851">
            <text:p>0.178194</text:p>
          </table:table-cell>
          <table:table-cell table:formula="oooc:=(_K*(_b-2*[.K1173]+[.J1173])) + [.K117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74]-2*[.B1174]+_a)) + [.B1174]" office:value-type="float" office:value="0.890969616219301">
            <text:p>0.890970</text:p>
          </table:table-cell>
          <table:table-cell table:formula="oooc:=(_K*([.D1174]-2*[.C1174]+[.B1174])) + [.C1174]" office:value-type="float" office:value="0.801872654597363">
            <text:p>0.801873</text:p>
          </table:table-cell>
          <table:table-cell table:formula="oooc:=(_K*([.E1174]-2*[.D1174]+[.C1174])) + [.D1174]" office:value-type="float" office:value="0.712775692975428">
            <text:p>0.712776</text:p>
          </table:table-cell>
          <table:table-cell table:formula="oooc:=(_K*([.F1174]-2*[.E1174]+[.D1174])) + [.E1174]" office:value-type="float" office:value="0.623678731353494">
            <text:p>0.623679</text:p>
          </table:table-cell>
          <table:table-cell table:formula="oooc:=(_K*([.G1174]-2*[.F1174]+[.E1174])) + [.F1174]" office:value-type="float" office:value="0.534581769731563">
            <text:p>0.534582</text:p>
          </table:table-cell>
          <table:table-cell table:formula="oooc:=(_K*([.H1174]-2*[.G1174]+[.F1174])) + [.G1174]" office:value-type="float" office:value="0.445484808109633">
            <text:p>0.445485</text:p>
          </table:table-cell>
          <table:table-cell table:formula="oooc:=(_K*([.I1174]-2*[.H1174]+[.G1174])) + [.H1174]" office:value-type="float" office:value="0.356387846487704">
            <text:p>0.356388</text:p>
          </table:table-cell>
          <table:table-cell table:formula="oooc:=(_K*([.J1174]-2*[.I1174]+[.H1174])) + [.I1174]" office:value-type="float" office:value="0.267290884865777">
            <text:p>0.267291</text:p>
          </table:table-cell>
          <table:table-cell table:formula="oooc:=(_K*([.K1174]-2*[.J1174]+[.I1174])) + [.J1174]" office:value-type="float" office:value="0.178193923243851">
            <text:p>0.178194</text:p>
          </table:table-cell>
          <table:table-cell table:formula="oooc:=(_K*(_b-2*[.K1174]+[.J1174])) + [.K117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75]-2*[.B1175]+_a)) + [.B1175]" office:value-type="float" office:value="0.890969616219301">
            <text:p>0.890970</text:p>
          </table:table-cell>
          <table:table-cell table:formula="oooc:=(_K*([.D1175]-2*[.C1175]+[.B1175])) + [.C1175]" office:value-type="float" office:value="0.801872654597363">
            <text:p>0.801873</text:p>
          </table:table-cell>
          <table:table-cell table:formula="oooc:=(_K*([.E1175]-2*[.D1175]+[.C1175])) + [.D1175]" office:value-type="float" office:value="0.712775692975428">
            <text:p>0.712776</text:p>
          </table:table-cell>
          <table:table-cell table:formula="oooc:=(_K*([.F1175]-2*[.E1175]+[.D1175])) + [.E1175]" office:value-type="float" office:value="0.623678731353494">
            <text:p>0.623679</text:p>
          </table:table-cell>
          <table:table-cell table:formula="oooc:=(_K*([.G1175]-2*[.F1175]+[.E1175])) + [.F1175]" office:value-type="float" office:value="0.534581769731563">
            <text:p>0.534582</text:p>
          </table:table-cell>
          <table:table-cell table:formula="oooc:=(_K*([.H1175]-2*[.G1175]+[.F1175])) + [.G1175]" office:value-type="float" office:value="0.445484808109633">
            <text:p>0.445485</text:p>
          </table:table-cell>
          <table:table-cell table:formula="oooc:=(_K*([.I1175]-2*[.H1175]+[.G1175])) + [.H1175]" office:value-type="float" office:value="0.356387846487704">
            <text:p>0.356388</text:p>
          </table:table-cell>
          <table:table-cell table:formula="oooc:=(_K*([.J1175]-2*[.I1175]+[.H1175])) + [.I1175]" office:value-type="float" office:value="0.267290884865777">
            <text:p>0.267291</text:p>
          </table:table-cell>
          <table:table-cell table:formula="oooc:=(_K*([.K1175]-2*[.J1175]+[.I1175])) + [.J1175]" office:value-type="float" office:value="0.178193923243851">
            <text:p>0.178194</text:p>
          </table:table-cell>
          <table:table-cell table:formula="oooc:=(_K*(_b-2*[.K1175]+[.J1175])) + [.K117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76]-2*[.B1176]+_a)) + [.B1176]" office:value-type="float" office:value="0.890969616219301">
            <text:p>0.890970</text:p>
          </table:table-cell>
          <table:table-cell table:formula="oooc:=(_K*([.D1176]-2*[.C1176]+[.B1176])) + [.C1176]" office:value-type="float" office:value="0.801872654597363">
            <text:p>0.801873</text:p>
          </table:table-cell>
          <table:table-cell table:formula="oooc:=(_K*([.E1176]-2*[.D1176]+[.C1176])) + [.D1176]" office:value-type="float" office:value="0.712775692975428">
            <text:p>0.712776</text:p>
          </table:table-cell>
          <table:table-cell table:formula="oooc:=(_K*([.F1176]-2*[.E1176]+[.D1176])) + [.E1176]" office:value-type="float" office:value="0.623678731353494">
            <text:p>0.623679</text:p>
          </table:table-cell>
          <table:table-cell table:formula="oooc:=(_K*([.G1176]-2*[.F1176]+[.E1176])) + [.F1176]" office:value-type="float" office:value="0.534581769731563">
            <text:p>0.534582</text:p>
          </table:table-cell>
          <table:table-cell table:formula="oooc:=(_K*([.H1176]-2*[.G1176]+[.F1176])) + [.G1176]" office:value-type="float" office:value="0.445484808109633">
            <text:p>0.445485</text:p>
          </table:table-cell>
          <table:table-cell table:formula="oooc:=(_K*([.I1176]-2*[.H1176]+[.G1176])) + [.H1176]" office:value-type="float" office:value="0.356387846487704">
            <text:p>0.356388</text:p>
          </table:table-cell>
          <table:table-cell table:formula="oooc:=(_K*([.J1176]-2*[.I1176]+[.H1176])) + [.I1176]" office:value-type="float" office:value="0.267290884865777">
            <text:p>0.267291</text:p>
          </table:table-cell>
          <table:table-cell table:formula="oooc:=(_K*([.K1176]-2*[.J1176]+[.I1176])) + [.J1176]" office:value-type="float" office:value="0.178193923243851">
            <text:p>0.178194</text:p>
          </table:table-cell>
          <table:table-cell table:formula="oooc:=(_K*(_b-2*[.K1176]+[.J1176])) + [.K117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77]-2*[.B1177]+_a)) + [.B1177]" office:value-type="float" office:value="0.890969616219301">
            <text:p>0.890970</text:p>
          </table:table-cell>
          <table:table-cell table:formula="oooc:=(_K*([.D1177]-2*[.C1177]+[.B1177])) + [.C1177]" office:value-type="float" office:value="0.801872654597363">
            <text:p>0.801873</text:p>
          </table:table-cell>
          <table:table-cell table:formula="oooc:=(_K*([.E1177]-2*[.D1177]+[.C1177])) + [.D1177]" office:value-type="float" office:value="0.712775692975428">
            <text:p>0.712776</text:p>
          </table:table-cell>
          <table:table-cell table:formula="oooc:=(_K*([.F1177]-2*[.E1177]+[.D1177])) + [.E1177]" office:value-type="float" office:value="0.623678731353494">
            <text:p>0.623679</text:p>
          </table:table-cell>
          <table:table-cell table:formula="oooc:=(_K*([.G1177]-2*[.F1177]+[.E1177])) + [.F1177]" office:value-type="float" office:value="0.534581769731563">
            <text:p>0.534582</text:p>
          </table:table-cell>
          <table:table-cell table:formula="oooc:=(_K*([.H1177]-2*[.G1177]+[.F1177])) + [.G1177]" office:value-type="float" office:value="0.445484808109633">
            <text:p>0.445485</text:p>
          </table:table-cell>
          <table:table-cell table:formula="oooc:=(_K*([.I1177]-2*[.H1177]+[.G1177])) + [.H1177]" office:value-type="float" office:value="0.356387846487704">
            <text:p>0.356388</text:p>
          </table:table-cell>
          <table:table-cell table:formula="oooc:=(_K*([.J1177]-2*[.I1177]+[.H1177])) + [.I1177]" office:value-type="float" office:value="0.267290884865777">
            <text:p>0.267291</text:p>
          </table:table-cell>
          <table:table-cell table:formula="oooc:=(_K*([.K1177]-2*[.J1177]+[.I1177])) + [.J1177]" office:value-type="float" office:value="0.178193923243851">
            <text:p>0.178194</text:p>
          </table:table-cell>
          <table:table-cell table:formula="oooc:=(_K*(_b-2*[.K1177]+[.J1177])) + [.K117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78]-2*[.B1178]+_a)) + [.B1178]" office:value-type="float" office:value="0.890969616219301">
            <text:p>0.890970</text:p>
          </table:table-cell>
          <table:table-cell table:formula="oooc:=(_K*([.D1178]-2*[.C1178]+[.B1178])) + [.C1178]" office:value-type="float" office:value="0.801872654597363">
            <text:p>0.801873</text:p>
          </table:table-cell>
          <table:table-cell table:formula="oooc:=(_K*([.E1178]-2*[.D1178]+[.C1178])) + [.D1178]" office:value-type="float" office:value="0.712775692975428">
            <text:p>0.712776</text:p>
          </table:table-cell>
          <table:table-cell table:formula="oooc:=(_K*([.F1178]-2*[.E1178]+[.D1178])) + [.E1178]" office:value-type="float" office:value="0.623678731353494">
            <text:p>0.623679</text:p>
          </table:table-cell>
          <table:table-cell table:formula="oooc:=(_K*([.G1178]-2*[.F1178]+[.E1178])) + [.F1178]" office:value-type="float" office:value="0.534581769731563">
            <text:p>0.534582</text:p>
          </table:table-cell>
          <table:table-cell table:formula="oooc:=(_K*([.H1178]-2*[.G1178]+[.F1178])) + [.G1178]" office:value-type="float" office:value="0.445484808109633">
            <text:p>0.445485</text:p>
          </table:table-cell>
          <table:table-cell table:formula="oooc:=(_K*([.I1178]-2*[.H1178]+[.G1178])) + [.H1178]" office:value-type="float" office:value="0.356387846487704">
            <text:p>0.356388</text:p>
          </table:table-cell>
          <table:table-cell table:formula="oooc:=(_K*([.J1178]-2*[.I1178]+[.H1178])) + [.I1178]" office:value-type="float" office:value="0.267290884865777">
            <text:p>0.267291</text:p>
          </table:table-cell>
          <table:table-cell table:formula="oooc:=(_K*([.K1178]-2*[.J1178]+[.I1178])) + [.J1178]" office:value-type="float" office:value="0.178193923243851">
            <text:p>0.178194</text:p>
          </table:table-cell>
          <table:table-cell table:formula="oooc:=(_K*(_b-2*[.K1178]+[.J1178])) + [.K117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79]-2*[.B1179]+_a)) + [.B1179]" office:value-type="float" office:value="0.890969616219301">
            <text:p>0.890970</text:p>
          </table:table-cell>
          <table:table-cell table:formula="oooc:=(_K*([.D1179]-2*[.C1179]+[.B1179])) + [.C1179]" office:value-type="float" office:value="0.801872654597363">
            <text:p>0.801873</text:p>
          </table:table-cell>
          <table:table-cell table:formula="oooc:=(_K*([.E1179]-2*[.D1179]+[.C1179])) + [.D1179]" office:value-type="float" office:value="0.712775692975428">
            <text:p>0.712776</text:p>
          </table:table-cell>
          <table:table-cell table:formula="oooc:=(_K*([.F1179]-2*[.E1179]+[.D1179])) + [.E1179]" office:value-type="float" office:value="0.623678731353494">
            <text:p>0.623679</text:p>
          </table:table-cell>
          <table:table-cell table:formula="oooc:=(_K*([.G1179]-2*[.F1179]+[.E1179])) + [.F1179]" office:value-type="float" office:value="0.534581769731563">
            <text:p>0.534582</text:p>
          </table:table-cell>
          <table:table-cell table:formula="oooc:=(_K*([.H1179]-2*[.G1179]+[.F1179])) + [.G1179]" office:value-type="float" office:value="0.445484808109633">
            <text:p>0.445485</text:p>
          </table:table-cell>
          <table:table-cell table:formula="oooc:=(_K*([.I1179]-2*[.H1179]+[.G1179])) + [.H1179]" office:value-type="float" office:value="0.356387846487704">
            <text:p>0.356388</text:p>
          </table:table-cell>
          <table:table-cell table:formula="oooc:=(_K*([.J1179]-2*[.I1179]+[.H1179])) + [.I1179]" office:value-type="float" office:value="0.267290884865777">
            <text:p>0.267291</text:p>
          </table:table-cell>
          <table:table-cell table:formula="oooc:=(_K*([.K1179]-2*[.J1179]+[.I1179])) + [.J1179]" office:value-type="float" office:value="0.178193923243851">
            <text:p>0.178194</text:p>
          </table:table-cell>
          <table:table-cell table:formula="oooc:=(_K*(_b-2*[.K1179]+[.J1179])) + [.K117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80]-2*[.B1180]+_a)) + [.B1180]" office:value-type="float" office:value="0.890969616219301">
            <text:p>0.890970</text:p>
          </table:table-cell>
          <table:table-cell table:formula="oooc:=(_K*([.D1180]-2*[.C1180]+[.B1180])) + [.C1180]" office:value-type="float" office:value="0.801872654597363">
            <text:p>0.801873</text:p>
          </table:table-cell>
          <table:table-cell table:formula="oooc:=(_K*([.E1180]-2*[.D1180]+[.C1180])) + [.D1180]" office:value-type="float" office:value="0.712775692975428">
            <text:p>0.712776</text:p>
          </table:table-cell>
          <table:table-cell table:formula="oooc:=(_K*([.F1180]-2*[.E1180]+[.D1180])) + [.E1180]" office:value-type="float" office:value="0.623678731353494">
            <text:p>0.623679</text:p>
          </table:table-cell>
          <table:table-cell table:formula="oooc:=(_K*([.G1180]-2*[.F1180]+[.E1180])) + [.F1180]" office:value-type="float" office:value="0.534581769731563">
            <text:p>0.534582</text:p>
          </table:table-cell>
          <table:table-cell table:formula="oooc:=(_K*([.H1180]-2*[.G1180]+[.F1180])) + [.G1180]" office:value-type="float" office:value="0.445484808109633">
            <text:p>0.445485</text:p>
          </table:table-cell>
          <table:table-cell table:formula="oooc:=(_K*([.I1180]-2*[.H1180]+[.G1180])) + [.H1180]" office:value-type="float" office:value="0.356387846487704">
            <text:p>0.356388</text:p>
          </table:table-cell>
          <table:table-cell table:formula="oooc:=(_K*([.J1180]-2*[.I1180]+[.H1180])) + [.I1180]" office:value-type="float" office:value="0.267290884865777">
            <text:p>0.267291</text:p>
          </table:table-cell>
          <table:table-cell table:formula="oooc:=(_K*([.K1180]-2*[.J1180]+[.I1180])) + [.J1180]" office:value-type="float" office:value="0.178193923243851">
            <text:p>0.178194</text:p>
          </table:table-cell>
          <table:table-cell table:formula="oooc:=(_K*(_b-2*[.K1180]+[.J1180])) + [.K118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81]-2*[.B1181]+_a)) + [.B1181]" office:value-type="float" office:value="0.890969616219301">
            <text:p>0.890970</text:p>
          </table:table-cell>
          <table:table-cell table:formula="oooc:=(_K*([.D1181]-2*[.C1181]+[.B1181])) + [.C1181]" office:value-type="float" office:value="0.801872654597363">
            <text:p>0.801873</text:p>
          </table:table-cell>
          <table:table-cell table:formula="oooc:=(_K*([.E1181]-2*[.D1181]+[.C1181])) + [.D1181]" office:value-type="float" office:value="0.712775692975428">
            <text:p>0.712776</text:p>
          </table:table-cell>
          <table:table-cell table:formula="oooc:=(_K*([.F1181]-2*[.E1181]+[.D1181])) + [.E1181]" office:value-type="float" office:value="0.623678731353494">
            <text:p>0.623679</text:p>
          </table:table-cell>
          <table:table-cell table:formula="oooc:=(_K*([.G1181]-2*[.F1181]+[.E1181])) + [.F1181]" office:value-type="float" office:value="0.534581769731563">
            <text:p>0.534582</text:p>
          </table:table-cell>
          <table:table-cell table:formula="oooc:=(_K*([.H1181]-2*[.G1181]+[.F1181])) + [.G1181]" office:value-type="float" office:value="0.445484808109633">
            <text:p>0.445485</text:p>
          </table:table-cell>
          <table:table-cell table:formula="oooc:=(_K*([.I1181]-2*[.H1181]+[.G1181])) + [.H1181]" office:value-type="float" office:value="0.356387846487704">
            <text:p>0.356388</text:p>
          </table:table-cell>
          <table:table-cell table:formula="oooc:=(_K*([.J1181]-2*[.I1181]+[.H1181])) + [.I1181]" office:value-type="float" office:value="0.267290884865777">
            <text:p>0.267291</text:p>
          </table:table-cell>
          <table:table-cell table:formula="oooc:=(_K*([.K1181]-2*[.J1181]+[.I1181])) + [.J1181]" office:value-type="float" office:value="0.178193923243851">
            <text:p>0.178194</text:p>
          </table:table-cell>
          <table:table-cell table:formula="oooc:=(_K*(_b-2*[.K1181]+[.J1181])) + [.K118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82]-2*[.B1182]+_a)) + [.B1182]" office:value-type="float" office:value="0.890969616219301">
            <text:p>0.890970</text:p>
          </table:table-cell>
          <table:table-cell table:formula="oooc:=(_K*([.D1182]-2*[.C1182]+[.B1182])) + [.C1182]" office:value-type="float" office:value="0.801872654597363">
            <text:p>0.801873</text:p>
          </table:table-cell>
          <table:table-cell table:formula="oooc:=(_K*([.E1182]-2*[.D1182]+[.C1182])) + [.D1182]" office:value-type="float" office:value="0.712775692975428">
            <text:p>0.712776</text:p>
          </table:table-cell>
          <table:table-cell table:formula="oooc:=(_K*([.F1182]-2*[.E1182]+[.D1182])) + [.E1182]" office:value-type="float" office:value="0.623678731353494">
            <text:p>0.623679</text:p>
          </table:table-cell>
          <table:table-cell table:formula="oooc:=(_K*([.G1182]-2*[.F1182]+[.E1182])) + [.F1182]" office:value-type="float" office:value="0.534581769731563">
            <text:p>0.534582</text:p>
          </table:table-cell>
          <table:table-cell table:formula="oooc:=(_K*([.H1182]-2*[.G1182]+[.F1182])) + [.G1182]" office:value-type="float" office:value="0.445484808109633">
            <text:p>0.445485</text:p>
          </table:table-cell>
          <table:table-cell table:formula="oooc:=(_K*([.I1182]-2*[.H1182]+[.G1182])) + [.H1182]" office:value-type="float" office:value="0.356387846487704">
            <text:p>0.356388</text:p>
          </table:table-cell>
          <table:table-cell table:formula="oooc:=(_K*([.J1182]-2*[.I1182]+[.H1182])) + [.I1182]" office:value-type="float" office:value="0.267290884865777">
            <text:p>0.267291</text:p>
          </table:table-cell>
          <table:table-cell table:formula="oooc:=(_K*([.K1182]-2*[.J1182]+[.I1182])) + [.J1182]" office:value-type="float" office:value="0.178193923243851">
            <text:p>0.178194</text:p>
          </table:table-cell>
          <table:table-cell table:formula="oooc:=(_K*(_b-2*[.K1182]+[.J1182])) + [.K118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83]-2*[.B1183]+_a)) + [.B1183]" office:value-type="float" office:value="0.890969616219301">
            <text:p>0.890970</text:p>
          </table:table-cell>
          <table:table-cell table:formula="oooc:=(_K*([.D1183]-2*[.C1183]+[.B1183])) + [.C1183]" office:value-type="float" office:value="0.801872654597363">
            <text:p>0.801873</text:p>
          </table:table-cell>
          <table:table-cell table:formula="oooc:=(_K*([.E1183]-2*[.D1183]+[.C1183])) + [.D1183]" office:value-type="float" office:value="0.712775692975428">
            <text:p>0.712776</text:p>
          </table:table-cell>
          <table:table-cell table:formula="oooc:=(_K*([.F1183]-2*[.E1183]+[.D1183])) + [.E1183]" office:value-type="float" office:value="0.623678731353494">
            <text:p>0.623679</text:p>
          </table:table-cell>
          <table:table-cell table:formula="oooc:=(_K*([.G1183]-2*[.F1183]+[.E1183])) + [.F1183]" office:value-type="float" office:value="0.534581769731563">
            <text:p>0.534582</text:p>
          </table:table-cell>
          <table:table-cell table:formula="oooc:=(_K*([.H1183]-2*[.G1183]+[.F1183])) + [.G1183]" office:value-type="float" office:value="0.445484808109633">
            <text:p>0.445485</text:p>
          </table:table-cell>
          <table:table-cell table:formula="oooc:=(_K*([.I1183]-2*[.H1183]+[.G1183])) + [.H1183]" office:value-type="float" office:value="0.356387846487704">
            <text:p>0.356388</text:p>
          </table:table-cell>
          <table:table-cell table:formula="oooc:=(_K*([.J1183]-2*[.I1183]+[.H1183])) + [.I1183]" office:value-type="float" office:value="0.267290884865777">
            <text:p>0.267291</text:p>
          </table:table-cell>
          <table:table-cell table:formula="oooc:=(_K*([.K1183]-2*[.J1183]+[.I1183])) + [.J1183]" office:value-type="float" office:value="0.178193923243851">
            <text:p>0.178194</text:p>
          </table:table-cell>
          <table:table-cell table:formula="oooc:=(_K*(_b-2*[.K1183]+[.J1183])) + [.K118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84]-2*[.B1184]+_a)) + [.B1184]" office:value-type="float" office:value="0.890969616219301">
            <text:p>0.890970</text:p>
          </table:table-cell>
          <table:table-cell table:formula="oooc:=(_K*([.D1184]-2*[.C1184]+[.B1184])) + [.C1184]" office:value-type="float" office:value="0.801872654597363">
            <text:p>0.801873</text:p>
          </table:table-cell>
          <table:table-cell table:formula="oooc:=(_K*([.E1184]-2*[.D1184]+[.C1184])) + [.D1184]" office:value-type="float" office:value="0.712775692975428">
            <text:p>0.712776</text:p>
          </table:table-cell>
          <table:table-cell table:formula="oooc:=(_K*([.F1184]-2*[.E1184]+[.D1184])) + [.E1184]" office:value-type="float" office:value="0.623678731353494">
            <text:p>0.623679</text:p>
          </table:table-cell>
          <table:table-cell table:formula="oooc:=(_K*([.G1184]-2*[.F1184]+[.E1184])) + [.F1184]" office:value-type="float" office:value="0.534581769731563">
            <text:p>0.534582</text:p>
          </table:table-cell>
          <table:table-cell table:formula="oooc:=(_K*([.H1184]-2*[.G1184]+[.F1184])) + [.G1184]" office:value-type="float" office:value="0.445484808109633">
            <text:p>0.445485</text:p>
          </table:table-cell>
          <table:table-cell table:formula="oooc:=(_K*([.I1184]-2*[.H1184]+[.G1184])) + [.H1184]" office:value-type="float" office:value="0.356387846487704">
            <text:p>0.356388</text:p>
          </table:table-cell>
          <table:table-cell table:formula="oooc:=(_K*([.J1184]-2*[.I1184]+[.H1184])) + [.I1184]" office:value-type="float" office:value="0.267290884865777">
            <text:p>0.267291</text:p>
          </table:table-cell>
          <table:table-cell table:formula="oooc:=(_K*([.K1184]-2*[.J1184]+[.I1184])) + [.J1184]" office:value-type="float" office:value="0.178193923243851">
            <text:p>0.178194</text:p>
          </table:table-cell>
          <table:table-cell table:formula="oooc:=(_K*(_b-2*[.K1184]+[.J1184])) + [.K118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85]-2*[.B1185]+_a)) + [.B1185]" office:value-type="float" office:value="0.890969616219301">
            <text:p>0.890970</text:p>
          </table:table-cell>
          <table:table-cell table:formula="oooc:=(_K*([.D1185]-2*[.C1185]+[.B1185])) + [.C1185]" office:value-type="float" office:value="0.801872654597363">
            <text:p>0.801873</text:p>
          </table:table-cell>
          <table:table-cell table:formula="oooc:=(_K*([.E1185]-2*[.D1185]+[.C1185])) + [.D1185]" office:value-type="float" office:value="0.712775692975428">
            <text:p>0.712776</text:p>
          </table:table-cell>
          <table:table-cell table:formula="oooc:=(_K*([.F1185]-2*[.E1185]+[.D1185])) + [.E1185]" office:value-type="float" office:value="0.623678731353494">
            <text:p>0.623679</text:p>
          </table:table-cell>
          <table:table-cell table:formula="oooc:=(_K*([.G1185]-2*[.F1185]+[.E1185])) + [.F1185]" office:value-type="float" office:value="0.534581769731563">
            <text:p>0.534582</text:p>
          </table:table-cell>
          <table:table-cell table:formula="oooc:=(_K*([.H1185]-2*[.G1185]+[.F1185])) + [.G1185]" office:value-type="float" office:value="0.445484808109633">
            <text:p>0.445485</text:p>
          </table:table-cell>
          <table:table-cell table:formula="oooc:=(_K*([.I1185]-2*[.H1185]+[.G1185])) + [.H1185]" office:value-type="float" office:value="0.356387846487704">
            <text:p>0.356388</text:p>
          </table:table-cell>
          <table:table-cell table:formula="oooc:=(_K*([.J1185]-2*[.I1185]+[.H1185])) + [.I1185]" office:value-type="float" office:value="0.267290884865777">
            <text:p>0.267291</text:p>
          </table:table-cell>
          <table:table-cell table:formula="oooc:=(_K*([.K1185]-2*[.J1185]+[.I1185])) + [.J1185]" office:value-type="float" office:value="0.178193923243851">
            <text:p>0.178194</text:p>
          </table:table-cell>
          <table:table-cell table:formula="oooc:=(_K*(_b-2*[.K1185]+[.J1185])) + [.K118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86]-2*[.B1186]+_a)) + [.B1186]" office:value-type="float" office:value="0.890969616219301">
            <text:p>0.890970</text:p>
          </table:table-cell>
          <table:table-cell table:formula="oooc:=(_K*([.D1186]-2*[.C1186]+[.B1186])) + [.C1186]" office:value-type="float" office:value="0.801872654597363">
            <text:p>0.801873</text:p>
          </table:table-cell>
          <table:table-cell table:formula="oooc:=(_K*([.E1186]-2*[.D1186]+[.C1186])) + [.D1186]" office:value-type="float" office:value="0.712775692975428">
            <text:p>0.712776</text:p>
          </table:table-cell>
          <table:table-cell table:formula="oooc:=(_K*([.F1186]-2*[.E1186]+[.D1186])) + [.E1186]" office:value-type="float" office:value="0.623678731353494">
            <text:p>0.623679</text:p>
          </table:table-cell>
          <table:table-cell table:formula="oooc:=(_K*([.G1186]-2*[.F1186]+[.E1186])) + [.F1186]" office:value-type="float" office:value="0.534581769731563">
            <text:p>0.534582</text:p>
          </table:table-cell>
          <table:table-cell table:formula="oooc:=(_K*([.H1186]-2*[.G1186]+[.F1186])) + [.G1186]" office:value-type="float" office:value="0.445484808109633">
            <text:p>0.445485</text:p>
          </table:table-cell>
          <table:table-cell table:formula="oooc:=(_K*([.I1186]-2*[.H1186]+[.G1186])) + [.H1186]" office:value-type="float" office:value="0.356387846487704">
            <text:p>0.356388</text:p>
          </table:table-cell>
          <table:table-cell table:formula="oooc:=(_K*([.J1186]-2*[.I1186]+[.H1186])) + [.I1186]" office:value-type="float" office:value="0.267290884865777">
            <text:p>0.267291</text:p>
          </table:table-cell>
          <table:table-cell table:formula="oooc:=(_K*([.K1186]-2*[.J1186]+[.I1186])) + [.J1186]" office:value-type="float" office:value="0.178193923243851">
            <text:p>0.178194</text:p>
          </table:table-cell>
          <table:table-cell table:formula="oooc:=(_K*(_b-2*[.K1186]+[.J1186])) + [.K118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87]-2*[.B1187]+_a)) + [.B1187]" office:value-type="float" office:value="0.890969616219301">
            <text:p>0.890970</text:p>
          </table:table-cell>
          <table:table-cell table:formula="oooc:=(_K*([.D1187]-2*[.C1187]+[.B1187])) + [.C1187]" office:value-type="float" office:value="0.801872654597363">
            <text:p>0.801873</text:p>
          </table:table-cell>
          <table:table-cell table:formula="oooc:=(_K*([.E1187]-2*[.D1187]+[.C1187])) + [.D1187]" office:value-type="float" office:value="0.712775692975428">
            <text:p>0.712776</text:p>
          </table:table-cell>
          <table:table-cell table:formula="oooc:=(_K*([.F1187]-2*[.E1187]+[.D1187])) + [.E1187]" office:value-type="float" office:value="0.623678731353494">
            <text:p>0.623679</text:p>
          </table:table-cell>
          <table:table-cell table:formula="oooc:=(_K*([.G1187]-2*[.F1187]+[.E1187])) + [.F1187]" office:value-type="float" office:value="0.534581769731563">
            <text:p>0.534582</text:p>
          </table:table-cell>
          <table:table-cell table:formula="oooc:=(_K*([.H1187]-2*[.G1187]+[.F1187])) + [.G1187]" office:value-type="float" office:value="0.445484808109633">
            <text:p>0.445485</text:p>
          </table:table-cell>
          <table:table-cell table:formula="oooc:=(_K*([.I1187]-2*[.H1187]+[.G1187])) + [.H1187]" office:value-type="float" office:value="0.356387846487704">
            <text:p>0.356388</text:p>
          </table:table-cell>
          <table:table-cell table:formula="oooc:=(_K*([.J1187]-2*[.I1187]+[.H1187])) + [.I1187]" office:value-type="float" office:value="0.267290884865777">
            <text:p>0.267291</text:p>
          </table:table-cell>
          <table:table-cell table:formula="oooc:=(_K*([.K1187]-2*[.J1187]+[.I1187])) + [.J1187]" office:value-type="float" office:value="0.178193923243851">
            <text:p>0.178194</text:p>
          </table:table-cell>
          <table:table-cell table:formula="oooc:=(_K*(_b-2*[.K1187]+[.J1187])) + [.K118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88]-2*[.B1188]+_a)) + [.B1188]" office:value-type="float" office:value="0.890969616219301">
            <text:p>0.890970</text:p>
          </table:table-cell>
          <table:table-cell table:formula="oooc:=(_K*([.D1188]-2*[.C1188]+[.B1188])) + [.C1188]" office:value-type="float" office:value="0.801872654597363">
            <text:p>0.801873</text:p>
          </table:table-cell>
          <table:table-cell table:formula="oooc:=(_K*([.E1188]-2*[.D1188]+[.C1188])) + [.D1188]" office:value-type="float" office:value="0.712775692975428">
            <text:p>0.712776</text:p>
          </table:table-cell>
          <table:table-cell table:formula="oooc:=(_K*([.F1188]-2*[.E1188]+[.D1188])) + [.E1188]" office:value-type="float" office:value="0.623678731353494">
            <text:p>0.623679</text:p>
          </table:table-cell>
          <table:table-cell table:formula="oooc:=(_K*([.G1188]-2*[.F1188]+[.E1188])) + [.F1188]" office:value-type="float" office:value="0.534581769731563">
            <text:p>0.534582</text:p>
          </table:table-cell>
          <table:table-cell table:formula="oooc:=(_K*([.H1188]-2*[.G1188]+[.F1188])) + [.G1188]" office:value-type="float" office:value="0.445484808109633">
            <text:p>0.445485</text:p>
          </table:table-cell>
          <table:table-cell table:formula="oooc:=(_K*([.I1188]-2*[.H1188]+[.G1188])) + [.H1188]" office:value-type="float" office:value="0.356387846487704">
            <text:p>0.356388</text:p>
          </table:table-cell>
          <table:table-cell table:formula="oooc:=(_K*([.J1188]-2*[.I1188]+[.H1188])) + [.I1188]" office:value-type="float" office:value="0.267290884865777">
            <text:p>0.267291</text:p>
          </table:table-cell>
          <table:table-cell table:formula="oooc:=(_K*([.K1188]-2*[.J1188]+[.I1188])) + [.J1188]" office:value-type="float" office:value="0.178193923243851">
            <text:p>0.178194</text:p>
          </table:table-cell>
          <table:table-cell table:formula="oooc:=(_K*(_b-2*[.K1188]+[.J1188])) + [.K118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89]-2*[.B1189]+_a)) + [.B1189]" office:value-type="float" office:value="0.890969616219301">
            <text:p>0.890970</text:p>
          </table:table-cell>
          <table:table-cell table:formula="oooc:=(_K*([.D1189]-2*[.C1189]+[.B1189])) + [.C1189]" office:value-type="float" office:value="0.801872654597363">
            <text:p>0.801873</text:p>
          </table:table-cell>
          <table:table-cell table:formula="oooc:=(_K*([.E1189]-2*[.D1189]+[.C1189])) + [.D1189]" office:value-type="float" office:value="0.712775692975428">
            <text:p>0.712776</text:p>
          </table:table-cell>
          <table:table-cell table:formula="oooc:=(_K*([.F1189]-2*[.E1189]+[.D1189])) + [.E1189]" office:value-type="float" office:value="0.623678731353494">
            <text:p>0.623679</text:p>
          </table:table-cell>
          <table:table-cell table:formula="oooc:=(_K*([.G1189]-2*[.F1189]+[.E1189])) + [.F1189]" office:value-type="float" office:value="0.534581769731563">
            <text:p>0.534582</text:p>
          </table:table-cell>
          <table:table-cell table:formula="oooc:=(_K*([.H1189]-2*[.G1189]+[.F1189])) + [.G1189]" office:value-type="float" office:value="0.445484808109633">
            <text:p>0.445485</text:p>
          </table:table-cell>
          <table:table-cell table:formula="oooc:=(_K*([.I1189]-2*[.H1189]+[.G1189])) + [.H1189]" office:value-type="float" office:value="0.356387846487704">
            <text:p>0.356388</text:p>
          </table:table-cell>
          <table:table-cell table:formula="oooc:=(_K*([.J1189]-2*[.I1189]+[.H1189])) + [.I1189]" office:value-type="float" office:value="0.267290884865777">
            <text:p>0.267291</text:p>
          </table:table-cell>
          <table:table-cell table:formula="oooc:=(_K*([.K1189]-2*[.J1189]+[.I1189])) + [.J1189]" office:value-type="float" office:value="0.178193923243851">
            <text:p>0.178194</text:p>
          </table:table-cell>
          <table:table-cell table:formula="oooc:=(_K*(_b-2*[.K1189]+[.J1189])) + [.K118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90]-2*[.B1190]+_a)) + [.B1190]" office:value-type="float" office:value="0.890969616219301">
            <text:p>0.890970</text:p>
          </table:table-cell>
          <table:table-cell table:formula="oooc:=(_K*([.D1190]-2*[.C1190]+[.B1190])) + [.C1190]" office:value-type="float" office:value="0.801872654597363">
            <text:p>0.801873</text:p>
          </table:table-cell>
          <table:table-cell table:formula="oooc:=(_K*([.E1190]-2*[.D1190]+[.C1190])) + [.D1190]" office:value-type="float" office:value="0.712775692975428">
            <text:p>0.712776</text:p>
          </table:table-cell>
          <table:table-cell table:formula="oooc:=(_K*([.F1190]-2*[.E1190]+[.D1190])) + [.E1190]" office:value-type="float" office:value="0.623678731353494">
            <text:p>0.623679</text:p>
          </table:table-cell>
          <table:table-cell table:formula="oooc:=(_K*([.G1190]-2*[.F1190]+[.E1190])) + [.F1190]" office:value-type="float" office:value="0.534581769731563">
            <text:p>0.534582</text:p>
          </table:table-cell>
          <table:table-cell table:formula="oooc:=(_K*([.H1190]-2*[.G1190]+[.F1190])) + [.G1190]" office:value-type="float" office:value="0.445484808109633">
            <text:p>0.445485</text:p>
          </table:table-cell>
          <table:table-cell table:formula="oooc:=(_K*([.I1190]-2*[.H1190]+[.G1190])) + [.H1190]" office:value-type="float" office:value="0.356387846487704">
            <text:p>0.356388</text:p>
          </table:table-cell>
          <table:table-cell table:formula="oooc:=(_K*([.J1190]-2*[.I1190]+[.H1190])) + [.I1190]" office:value-type="float" office:value="0.267290884865777">
            <text:p>0.267291</text:p>
          </table:table-cell>
          <table:table-cell table:formula="oooc:=(_K*([.K1190]-2*[.J1190]+[.I1190])) + [.J1190]" office:value-type="float" office:value="0.178193923243851">
            <text:p>0.178194</text:p>
          </table:table-cell>
          <table:table-cell table:formula="oooc:=(_K*(_b-2*[.K1190]+[.J1190])) + [.K119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91]-2*[.B1191]+_a)) + [.B1191]" office:value-type="float" office:value="0.890969616219301">
            <text:p>0.890970</text:p>
          </table:table-cell>
          <table:table-cell table:formula="oooc:=(_K*([.D1191]-2*[.C1191]+[.B1191])) + [.C1191]" office:value-type="float" office:value="0.801872654597363">
            <text:p>0.801873</text:p>
          </table:table-cell>
          <table:table-cell table:formula="oooc:=(_K*([.E1191]-2*[.D1191]+[.C1191])) + [.D1191]" office:value-type="float" office:value="0.712775692975428">
            <text:p>0.712776</text:p>
          </table:table-cell>
          <table:table-cell table:formula="oooc:=(_K*([.F1191]-2*[.E1191]+[.D1191])) + [.E1191]" office:value-type="float" office:value="0.623678731353494">
            <text:p>0.623679</text:p>
          </table:table-cell>
          <table:table-cell table:formula="oooc:=(_K*([.G1191]-2*[.F1191]+[.E1191])) + [.F1191]" office:value-type="float" office:value="0.534581769731563">
            <text:p>0.534582</text:p>
          </table:table-cell>
          <table:table-cell table:formula="oooc:=(_K*([.H1191]-2*[.G1191]+[.F1191])) + [.G1191]" office:value-type="float" office:value="0.445484808109633">
            <text:p>0.445485</text:p>
          </table:table-cell>
          <table:table-cell table:formula="oooc:=(_K*([.I1191]-2*[.H1191]+[.G1191])) + [.H1191]" office:value-type="float" office:value="0.356387846487704">
            <text:p>0.356388</text:p>
          </table:table-cell>
          <table:table-cell table:formula="oooc:=(_K*([.J1191]-2*[.I1191]+[.H1191])) + [.I1191]" office:value-type="float" office:value="0.267290884865777">
            <text:p>0.267291</text:p>
          </table:table-cell>
          <table:table-cell table:formula="oooc:=(_K*([.K1191]-2*[.J1191]+[.I1191])) + [.J1191]" office:value-type="float" office:value="0.178193923243851">
            <text:p>0.178194</text:p>
          </table:table-cell>
          <table:table-cell table:formula="oooc:=(_K*(_b-2*[.K1191]+[.J1191])) + [.K119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92]-2*[.B1192]+_a)) + [.B1192]" office:value-type="float" office:value="0.890969616219301">
            <text:p>0.890970</text:p>
          </table:table-cell>
          <table:table-cell table:formula="oooc:=(_K*([.D1192]-2*[.C1192]+[.B1192])) + [.C1192]" office:value-type="float" office:value="0.801872654597363">
            <text:p>0.801873</text:p>
          </table:table-cell>
          <table:table-cell table:formula="oooc:=(_K*([.E1192]-2*[.D1192]+[.C1192])) + [.D1192]" office:value-type="float" office:value="0.712775692975428">
            <text:p>0.712776</text:p>
          </table:table-cell>
          <table:table-cell table:formula="oooc:=(_K*([.F1192]-2*[.E1192]+[.D1192])) + [.E1192]" office:value-type="float" office:value="0.623678731353494">
            <text:p>0.623679</text:p>
          </table:table-cell>
          <table:table-cell table:formula="oooc:=(_K*([.G1192]-2*[.F1192]+[.E1192])) + [.F1192]" office:value-type="float" office:value="0.534581769731563">
            <text:p>0.534582</text:p>
          </table:table-cell>
          <table:table-cell table:formula="oooc:=(_K*([.H1192]-2*[.G1192]+[.F1192])) + [.G1192]" office:value-type="float" office:value="0.445484808109633">
            <text:p>0.445485</text:p>
          </table:table-cell>
          <table:table-cell table:formula="oooc:=(_K*([.I1192]-2*[.H1192]+[.G1192])) + [.H1192]" office:value-type="float" office:value="0.356387846487704">
            <text:p>0.356388</text:p>
          </table:table-cell>
          <table:table-cell table:formula="oooc:=(_K*([.J1192]-2*[.I1192]+[.H1192])) + [.I1192]" office:value-type="float" office:value="0.267290884865777">
            <text:p>0.267291</text:p>
          </table:table-cell>
          <table:table-cell table:formula="oooc:=(_K*([.K1192]-2*[.J1192]+[.I1192])) + [.J1192]" office:value-type="float" office:value="0.178193923243851">
            <text:p>0.178194</text:p>
          </table:table-cell>
          <table:table-cell table:formula="oooc:=(_K*(_b-2*[.K1192]+[.J1192])) + [.K119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93]-2*[.B1193]+_a)) + [.B1193]" office:value-type="float" office:value="0.890969616219301">
            <text:p>0.890970</text:p>
          </table:table-cell>
          <table:table-cell table:formula="oooc:=(_K*([.D1193]-2*[.C1193]+[.B1193])) + [.C1193]" office:value-type="float" office:value="0.801872654597363">
            <text:p>0.801873</text:p>
          </table:table-cell>
          <table:table-cell table:formula="oooc:=(_K*([.E1193]-2*[.D1193]+[.C1193])) + [.D1193]" office:value-type="float" office:value="0.712775692975428">
            <text:p>0.712776</text:p>
          </table:table-cell>
          <table:table-cell table:formula="oooc:=(_K*([.F1193]-2*[.E1193]+[.D1193])) + [.E1193]" office:value-type="float" office:value="0.623678731353494">
            <text:p>0.623679</text:p>
          </table:table-cell>
          <table:table-cell table:formula="oooc:=(_K*([.G1193]-2*[.F1193]+[.E1193])) + [.F1193]" office:value-type="float" office:value="0.534581769731563">
            <text:p>0.534582</text:p>
          </table:table-cell>
          <table:table-cell table:formula="oooc:=(_K*([.H1193]-2*[.G1193]+[.F1193])) + [.G1193]" office:value-type="float" office:value="0.445484808109633">
            <text:p>0.445485</text:p>
          </table:table-cell>
          <table:table-cell table:formula="oooc:=(_K*([.I1193]-2*[.H1193]+[.G1193])) + [.H1193]" office:value-type="float" office:value="0.356387846487704">
            <text:p>0.356388</text:p>
          </table:table-cell>
          <table:table-cell table:formula="oooc:=(_K*([.J1193]-2*[.I1193]+[.H1193])) + [.I1193]" office:value-type="float" office:value="0.267290884865777">
            <text:p>0.267291</text:p>
          </table:table-cell>
          <table:table-cell table:formula="oooc:=(_K*([.K1193]-2*[.J1193]+[.I1193])) + [.J1193]" office:value-type="float" office:value="0.178193923243851">
            <text:p>0.178194</text:p>
          </table:table-cell>
          <table:table-cell table:formula="oooc:=(_K*(_b-2*[.K1193]+[.J1193])) + [.K119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94]-2*[.B1194]+_a)) + [.B1194]" office:value-type="float" office:value="0.890969616219301">
            <text:p>0.890970</text:p>
          </table:table-cell>
          <table:table-cell table:formula="oooc:=(_K*([.D1194]-2*[.C1194]+[.B1194])) + [.C1194]" office:value-type="float" office:value="0.801872654597363">
            <text:p>0.801873</text:p>
          </table:table-cell>
          <table:table-cell table:formula="oooc:=(_K*([.E1194]-2*[.D1194]+[.C1194])) + [.D1194]" office:value-type="float" office:value="0.712775692975428">
            <text:p>0.712776</text:p>
          </table:table-cell>
          <table:table-cell table:formula="oooc:=(_K*([.F1194]-2*[.E1194]+[.D1194])) + [.E1194]" office:value-type="float" office:value="0.623678731353494">
            <text:p>0.623679</text:p>
          </table:table-cell>
          <table:table-cell table:formula="oooc:=(_K*([.G1194]-2*[.F1194]+[.E1194])) + [.F1194]" office:value-type="float" office:value="0.534581769731563">
            <text:p>0.534582</text:p>
          </table:table-cell>
          <table:table-cell table:formula="oooc:=(_K*([.H1194]-2*[.G1194]+[.F1194])) + [.G1194]" office:value-type="float" office:value="0.445484808109633">
            <text:p>0.445485</text:p>
          </table:table-cell>
          <table:table-cell table:formula="oooc:=(_K*([.I1194]-2*[.H1194]+[.G1194])) + [.H1194]" office:value-type="float" office:value="0.356387846487704">
            <text:p>0.356388</text:p>
          </table:table-cell>
          <table:table-cell table:formula="oooc:=(_K*([.J1194]-2*[.I1194]+[.H1194])) + [.I1194]" office:value-type="float" office:value="0.267290884865777">
            <text:p>0.267291</text:p>
          </table:table-cell>
          <table:table-cell table:formula="oooc:=(_K*([.K1194]-2*[.J1194]+[.I1194])) + [.J1194]" office:value-type="float" office:value="0.178193923243851">
            <text:p>0.178194</text:p>
          </table:table-cell>
          <table:table-cell table:formula="oooc:=(_K*(_b-2*[.K1194]+[.J1194])) + [.K119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95]-2*[.B1195]+_a)) + [.B1195]" office:value-type="float" office:value="0.890969616219301">
            <text:p>0.890970</text:p>
          </table:table-cell>
          <table:table-cell table:formula="oooc:=(_K*([.D1195]-2*[.C1195]+[.B1195])) + [.C1195]" office:value-type="float" office:value="0.801872654597363">
            <text:p>0.801873</text:p>
          </table:table-cell>
          <table:table-cell table:formula="oooc:=(_K*([.E1195]-2*[.D1195]+[.C1195])) + [.D1195]" office:value-type="float" office:value="0.712775692975428">
            <text:p>0.712776</text:p>
          </table:table-cell>
          <table:table-cell table:formula="oooc:=(_K*([.F1195]-2*[.E1195]+[.D1195])) + [.E1195]" office:value-type="float" office:value="0.623678731353494">
            <text:p>0.623679</text:p>
          </table:table-cell>
          <table:table-cell table:formula="oooc:=(_K*([.G1195]-2*[.F1195]+[.E1195])) + [.F1195]" office:value-type="float" office:value="0.534581769731563">
            <text:p>0.534582</text:p>
          </table:table-cell>
          <table:table-cell table:formula="oooc:=(_K*([.H1195]-2*[.G1195]+[.F1195])) + [.G1195]" office:value-type="float" office:value="0.445484808109633">
            <text:p>0.445485</text:p>
          </table:table-cell>
          <table:table-cell table:formula="oooc:=(_K*([.I1195]-2*[.H1195]+[.G1195])) + [.H1195]" office:value-type="float" office:value="0.356387846487704">
            <text:p>0.356388</text:p>
          </table:table-cell>
          <table:table-cell table:formula="oooc:=(_K*([.J1195]-2*[.I1195]+[.H1195])) + [.I1195]" office:value-type="float" office:value="0.267290884865777">
            <text:p>0.267291</text:p>
          </table:table-cell>
          <table:table-cell table:formula="oooc:=(_K*([.K1195]-2*[.J1195]+[.I1195])) + [.J1195]" office:value-type="float" office:value="0.178193923243851">
            <text:p>0.178194</text:p>
          </table:table-cell>
          <table:table-cell table:formula="oooc:=(_K*(_b-2*[.K1195]+[.J1195])) + [.K119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96]-2*[.B1196]+_a)) + [.B1196]" office:value-type="float" office:value="0.890969616219301">
            <text:p>0.890970</text:p>
          </table:table-cell>
          <table:table-cell table:formula="oooc:=(_K*([.D1196]-2*[.C1196]+[.B1196])) + [.C1196]" office:value-type="float" office:value="0.801872654597363">
            <text:p>0.801873</text:p>
          </table:table-cell>
          <table:table-cell table:formula="oooc:=(_K*([.E1196]-2*[.D1196]+[.C1196])) + [.D1196]" office:value-type="float" office:value="0.712775692975428">
            <text:p>0.712776</text:p>
          </table:table-cell>
          <table:table-cell table:formula="oooc:=(_K*([.F1196]-2*[.E1196]+[.D1196])) + [.E1196]" office:value-type="float" office:value="0.623678731353494">
            <text:p>0.623679</text:p>
          </table:table-cell>
          <table:table-cell table:formula="oooc:=(_K*([.G1196]-2*[.F1196]+[.E1196])) + [.F1196]" office:value-type="float" office:value="0.534581769731563">
            <text:p>0.534582</text:p>
          </table:table-cell>
          <table:table-cell table:formula="oooc:=(_K*([.H1196]-2*[.G1196]+[.F1196])) + [.G1196]" office:value-type="float" office:value="0.445484808109633">
            <text:p>0.445485</text:p>
          </table:table-cell>
          <table:table-cell table:formula="oooc:=(_K*([.I1196]-2*[.H1196]+[.G1196])) + [.H1196]" office:value-type="float" office:value="0.356387846487704">
            <text:p>0.356388</text:p>
          </table:table-cell>
          <table:table-cell table:formula="oooc:=(_K*([.J1196]-2*[.I1196]+[.H1196])) + [.I1196]" office:value-type="float" office:value="0.267290884865777">
            <text:p>0.267291</text:p>
          </table:table-cell>
          <table:table-cell table:formula="oooc:=(_K*([.K1196]-2*[.J1196]+[.I1196])) + [.J1196]" office:value-type="float" office:value="0.178193923243851">
            <text:p>0.178194</text:p>
          </table:table-cell>
          <table:table-cell table:formula="oooc:=(_K*(_b-2*[.K1196]+[.J1196])) + [.K119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97]-2*[.B1197]+_a)) + [.B1197]" office:value-type="float" office:value="0.890969616219301">
            <text:p>0.890970</text:p>
          </table:table-cell>
          <table:table-cell table:formula="oooc:=(_K*([.D1197]-2*[.C1197]+[.B1197])) + [.C1197]" office:value-type="float" office:value="0.801872654597363">
            <text:p>0.801873</text:p>
          </table:table-cell>
          <table:table-cell table:formula="oooc:=(_K*([.E1197]-2*[.D1197]+[.C1197])) + [.D1197]" office:value-type="float" office:value="0.712775692975428">
            <text:p>0.712776</text:p>
          </table:table-cell>
          <table:table-cell table:formula="oooc:=(_K*([.F1197]-2*[.E1197]+[.D1197])) + [.E1197]" office:value-type="float" office:value="0.623678731353494">
            <text:p>0.623679</text:p>
          </table:table-cell>
          <table:table-cell table:formula="oooc:=(_K*([.G1197]-2*[.F1197]+[.E1197])) + [.F1197]" office:value-type="float" office:value="0.534581769731563">
            <text:p>0.534582</text:p>
          </table:table-cell>
          <table:table-cell table:formula="oooc:=(_K*([.H1197]-2*[.G1197]+[.F1197])) + [.G1197]" office:value-type="float" office:value="0.445484808109633">
            <text:p>0.445485</text:p>
          </table:table-cell>
          <table:table-cell table:formula="oooc:=(_K*([.I1197]-2*[.H1197]+[.G1197])) + [.H1197]" office:value-type="float" office:value="0.356387846487704">
            <text:p>0.356388</text:p>
          </table:table-cell>
          <table:table-cell table:formula="oooc:=(_K*([.J1197]-2*[.I1197]+[.H1197])) + [.I1197]" office:value-type="float" office:value="0.267290884865777">
            <text:p>0.267291</text:p>
          </table:table-cell>
          <table:table-cell table:formula="oooc:=(_K*([.K1197]-2*[.J1197]+[.I1197])) + [.J1197]" office:value-type="float" office:value="0.178193923243851">
            <text:p>0.178194</text:p>
          </table:table-cell>
          <table:table-cell table:formula="oooc:=(_K*(_b-2*[.K1197]+[.J1197])) + [.K1197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98]-2*[.B1198]+_a)) + [.B1198]" office:value-type="float" office:value="0.890969616219301">
            <text:p>0.890970</text:p>
          </table:table-cell>
          <table:table-cell table:formula="oooc:=(_K*([.D1198]-2*[.C1198]+[.B1198])) + [.C1198]" office:value-type="float" office:value="0.801872654597363">
            <text:p>0.801873</text:p>
          </table:table-cell>
          <table:table-cell table:formula="oooc:=(_K*([.E1198]-2*[.D1198]+[.C1198])) + [.D1198]" office:value-type="float" office:value="0.712775692975428">
            <text:p>0.712776</text:p>
          </table:table-cell>
          <table:table-cell table:formula="oooc:=(_K*([.F1198]-2*[.E1198]+[.D1198])) + [.E1198]" office:value-type="float" office:value="0.623678731353494">
            <text:p>0.623679</text:p>
          </table:table-cell>
          <table:table-cell table:formula="oooc:=(_K*([.G1198]-2*[.F1198]+[.E1198])) + [.F1198]" office:value-type="float" office:value="0.534581769731563">
            <text:p>0.534582</text:p>
          </table:table-cell>
          <table:table-cell table:formula="oooc:=(_K*([.H1198]-2*[.G1198]+[.F1198])) + [.G1198]" office:value-type="float" office:value="0.445484808109633">
            <text:p>0.445485</text:p>
          </table:table-cell>
          <table:table-cell table:formula="oooc:=(_K*([.I1198]-2*[.H1198]+[.G1198])) + [.H1198]" office:value-type="float" office:value="0.356387846487704">
            <text:p>0.356388</text:p>
          </table:table-cell>
          <table:table-cell table:formula="oooc:=(_K*([.J1198]-2*[.I1198]+[.H1198])) + [.I1198]" office:value-type="float" office:value="0.267290884865777">
            <text:p>0.267291</text:p>
          </table:table-cell>
          <table:table-cell table:formula="oooc:=(_K*([.K1198]-2*[.J1198]+[.I1198])) + [.J1198]" office:value-type="float" office:value="0.178193923243851">
            <text:p>0.178194</text:p>
          </table:table-cell>
          <table:table-cell table:formula="oooc:=(_K*(_b-2*[.K1198]+[.J1198])) + [.K1198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199]-2*[.B1199]+_a)) + [.B1199]" office:value-type="float" office:value="0.890969616219301">
            <text:p>0.890970</text:p>
          </table:table-cell>
          <table:table-cell table:formula="oooc:=(_K*([.D1199]-2*[.C1199]+[.B1199])) + [.C1199]" office:value-type="float" office:value="0.801872654597363">
            <text:p>0.801873</text:p>
          </table:table-cell>
          <table:table-cell table:formula="oooc:=(_K*([.E1199]-2*[.D1199]+[.C1199])) + [.D1199]" office:value-type="float" office:value="0.712775692975428">
            <text:p>0.712776</text:p>
          </table:table-cell>
          <table:table-cell table:formula="oooc:=(_K*([.F1199]-2*[.E1199]+[.D1199])) + [.E1199]" office:value-type="float" office:value="0.623678731353494">
            <text:p>0.623679</text:p>
          </table:table-cell>
          <table:table-cell table:formula="oooc:=(_K*([.G1199]-2*[.F1199]+[.E1199])) + [.F1199]" office:value-type="float" office:value="0.534581769731563">
            <text:p>0.534582</text:p>
          </table:table-cell>
          <table:table-cell table:formula="oooc:=(_K*([.H1199]-2*[.G1199]+[.F1199])) + [.G1199]" office:value-type="float" office:value="0.445484808109633">
            <text:p>0.445485</text:p>
          </table:table-cell>
          <table:table-cell table:formula="oooc:=(_K*([.I1199]-2*[.H1199]+[.G1199])) + [.H1199]" office:value-type="float" office:value="0.356387846487704">
            <text:p>0.356388</text:p>
          </table:table-cell>
          <table:table-cell table:formula="oooc:=(_K*([.J1199]-2*[.I1199]+[.H1199])) + [.I1199]" office:value-type="float" office:value="0.267290884865777">
            <text:p>0.267291</text:p>
          </table:table-cell>
          <table:table-cell table:formula="oooc:=(_K*([.K1199]-2*[.J1199]+[.I1199])) + [.J1199]" office:value-type="float" office:value="0.178193923243851">
            <text:p>0.178194</text:p>
          </table:table-cell>
          <table:table-cell table:formula="oooc:=(_K*(_b-2*[.K1199]+[.J1199])) + [.K1199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200]-2*[.B1200]+_a)) + [.B1200]" office:value-type="float" office:value="0.890969616219301">
            <text:p>0.890970</text:p>
          </table:table-cell>
          <table:table-cell table:formula="oooc:=(_K*([.D1200]-2*[.C1200]+[.B1200])) + [.C1200]" office:value-type="float" office:value="0.801872654597363">
            <text:p>0.801873</text:p>
          </table:table-cell>
          <table:table-cell table:formula="oooc:=(_K*([.E1200]-2*[.D1200]+[.C1200])) + [.D1200]" office:value-type="float" office:value="0.712775692975428">
            <text:p>0.712776</text:p>
          </table:table-cell>
          <table:table-cell table:formula="oooc:=(_K*([.F1200]-2*[.E1200]+[.D1200])) + [.E1200]" office:value-type="float" office:value="0.623678731353494">
            <text:p>0.623679</text:p>
          </table:table-cell>
          <table:table-cell table:formula="oooc:=(_K*([.G1200]-2*[.F1200]+[.E1200])) + [.F1200]" office:value-type="float" office:value="0.534581769731563">
            <text:p>0.534582</text:p>
          </table:table-cell>
          <table:table-cell table:formula="oooc:=(_K*([.H1200]-2*[.G1200]+[.F1200])) + [.G1200]" office:value-type="float" office:value="0.445484808109633">
            <text:p>0.445485</text:p>
          </table:table-cell>
          <table:table-cell table:formula="oooc:=(_K*([.I1200]-2*[.H1200]+[.G1200])) + [.H1200]" office:value-type="float" office:value="0.356387846487704">
            <text:p>0.356388</text:p>
          </table:table-cell>
          <table:table-cell table:formula="oooc:=(_K*([.J1200]-2*[.I1200]+[.H1200])) + [.I1200]" office:value-type="float" office:value="0.267290884865777">
            <text:p>0.267291</text:p>
          </table:table-cell>
          <table:table-cell table:formula="oooc:=(_K*([.K1200]-2*[.J1200]+[.I1200])) + [.J1200]" office:value-type="float" office:value="0.178193923243851">
            <text:p>0.178194</text:p>
          </table:table-cell>
          <table:table-cell table:formula="oooc:=(_K*(_b-2*[.K1200]+[.J1200])) + [.K1200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201]-2*[.B1201]+_a)) + [.B1201]" office:value-type="float" office:value="0.890969616219301">
            <text:p>0.890970</text:p>
          </table:table-cell>
          <table:table-cell table:formula="oooc:=(_K*([.D1201]-2*[.C1201]+[.B1201])) + [.C1201]" office:value-type="float" office:value="0.801872654597363">
            <text:p>0.801873</text:p>
          </table:table-cell>
          <table:table-cell table:formula="oooc:=(_K*([.E1201]-2*[.D1201]+[.C1201])) + [.D1201]" office:value-type="float" office:value="0.712775692975428">
            <text:p>0.712776</text:p>
          </table:table-cell>
          <table:table-cell table:formula="oooc:=(_K*([.F1201]-2*[.E1201]+[.D1201])) + [.E1201]" office:value-type="float" office:value="0.623678731353494">
            <text:p>0.623679</text:p>
          </table:table-cell>
          <table:table-cell table:formula="oooc:=(_K*([.G1201]-2*[.F1201]+[.E1201])) + [.F1201]" office:value-type="float" office:value="0.534581769731563">
            <text:p>0.534582</text:p>
          </table:table-cell>
          <table:table-cell table:formula="oooc:=(_K*([.H1201]-2*[.G1201]+[.F1201])) + [.G1201]" office:value-type="float" office:value="0.445484808109633">
            <text:p>0.445485</text:p>
          </table:table-cell>
          <table:table-cell table:formula="oooc:=(_K*([.I1201]-2*[.H1201]+[.G1201])) + [.H1201]" office:value-type="float" office:value="0.356387846487704">
            <text:p>0.356388</text:p>
          </table:table-cell>
          <table:table-cell table:formula="oooc:=(_K*([.J1201]-2*[.I1201]+[.H1201])) + [.I1201]" office:value-type="float" office:value="0.267290884865777">
            <text:p>0.267291</text:p>
          </table:table-cell>
          <table:table-cell table:formula="oooc:=(_K*([.K1201]-2*[.J1201]+[.I1201])) + [.J1201]" office:value-type="float" office:value="0.178193923243851">
            <text:p>0.178194</text:p>
          </table:table-cell>
          <table:table-cell table:formula="oooc:=(_K*(_b-2*[.K1201]+[.J1201])) + [.K1201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202]-2*[.B1202]+_a)) + [.B1202]" office:value-type="float" office:value="0.890969616219301">
            <text:p>0.890970</text:p>
          </table:table-cell>
          <table:table-cell table:formula="oooc:=(_K*([.D1202]-2*[.C1202]+[.B1202])) + [.C1202]" office:value-type="float" office:value="0.801872654597363">
            <text:p>0.801873</text:p>
          </table:table-cell>
          <table:table-cell table:formula="oooc:=(_K*([.E1202]-2*[.D1202]+[.C1202])) + [.D1202]" office:value-type="float" office:value="0.712775692975428">
            <text:p>0.712776</text:p>
          </table:table-cell>
          <table:table-cell table:formula="oooc:=(_K*([.F1202]-2*[.E1202]+[.D1202])) + [.E1202]" office:value-type="float" office:value="0.623678731353494">
            <text:p>0.623679</text:p>
          </table:table-cell>
          <table:table-cell table:formula="oooc:=(_K*([.G1202]-2*[.F1202]+[.E1202])) + [.F1202]" office:value-type="float" office:value="0.534581769731563">
            <text:p>0.534582</text:p>
          </table:table-cell>
          <table:table-cell table:formula="oooc:=(_K*([.H1202]-2*[.G1202]+[.F1202])) + [.G1202]" office:value-type="float" office:value="0.445484808109633">
            <text:p>0.445485</text:p>
          </table:table-cell>
          <table:table-cell table:formula="oooc:=(_K*([.I1202]-2*[.H1202]+[.G1202])) + [.H1202]" office:value-type="float" office:value="0.356387846487704">
            <text:p>0.356388</text:p>
          </table:table-cell>
          <table:table-cell table:formula="oooc:=(_K*([.J1202]-2*[.I1202]+[.H1202])) + [.I1202]" office:value-type="float" office:value="0.267290884865777">
            <text:p>0.267291</text:p>
          </table:table-cell>
          <table:table-cell table:formula="oooc:=(_K*([.K1202]-2*[.J1202]+[.I1202])) + [.J1202]" office:value-type="float" office:value="0.178193923243851">
            <text:p>0.178194</text:p>
          </table:table-cell>
          <table:table-cell table:formula="oooc:=(_K*(_b-2*[.K1202]+[.J1202])) + [.K1202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203]-2*[.B1203]+_a)) + [.B1203]" office:value-type="float" office:value="0.890969616219301">
            <text:p>0.890970</text:p>
          </table:table-cell>
          <table:table-cell table:formula="oooc:=(_K*([.D1203]-2*[.C1203]+[.B1203])) + [.C1203]" office:value-type="float" office:value="0.801872654597363">
            <text:p>0.801873</text:p>
          </table:table-cell>
          <table:table-cell table:formula="oooc:=(_K*([.E1203]-2*[.D1203]+[.C1203])) + [.D1203]" office:value-type="float" office:value="0.712775692975428">
            <text:p>0.712776</text:p>
          </table:table-cell>
          <table:table-cell table:formula="oooc:=(_K*([.F1203]-2*[.E1203]+[.D1203])) + [.E1203]" office:value-type="float" office:value="0.623678731353494">
            <text:p>0.623679</text:p>
          </table:table-cell>
          <table:table-cell table:formula="oooc:=(_K*([.G1203]-2*[.F1203]+[.E1203])) + [.F1203]" office:value-type="float" office:value="0.534581769731563">
            <text:p>0.534582</text:p>
          </table:table-cell>
          <table:table-cell table:formula="oooc:=(_K*([.H1203]-2*[.G1203]+[.F1203])) + [.G1203]" office:value-type="float" office:value="0.445484808109633">
            <text:p>0.445485</text:p>
          </table:table-cell>
          <table:table-cell table:formula="oooc:=(_K*([.I1203]-2*[.H1203]+[.G1203])) + [.H1203]" office:value-type="float" office:value="0.356387846487704">
            <text:p>0.356388</text:p>
          </table:table-cell>
          <table:table-cell table:formula="oooc:=(_K*([.J1203]-2*[.I1203]+[.H1203])) + [.I1203]" office:value-type="float" office:value="0.267290884865777">
            <text:p>0.267291</text:p>
          </table:table-cell>
          <table:table-cell table:formula="oooc:=(_K*([.K1203]-2*[.J1203]+[.I1203])) + [.J1203]" office:value-type="float" office:value="0.178193923243851">
            <text:p>0.178194</text:p>
          </table:table-cell>
          <table:table-cell table:formula="oooc:=(_K*(_b-2*[.K1203]+[.J1203])) + [.K1203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204]-2*[.B1204]+_a)) + [.B1204]" office:value-type="float" office:value="0.890969616219301">
            <text:p>0.890970</text:p>
          </table:table-cell>
          <table:table-cell table:formula="oooc:=(_K*([.D1204]-2*[.C1204]+[.B1204])) + [.C1204]" office:value-type="float" office:value="0.801872654597363">
            <text:p>0.801873</text:p>
          </table:table-cell>
          <table:table-cell table:formula="oooc:=(_K*([.E1204]-2*[.D1204]+[.C1204])) + [.D1204]" office:value-type="float" office:value="0.712775692975428">
            <text:p>0.712776</text:p>
          </table:table-cell>
          <table:table-cell table:formula="oooc:=(_K*([.F1204]-2*[.E1204]+[.D1204])) + [.E1204]" office:value-type="float" office:value="0.623678731353494">
            <text:p>0.623679</text:p>
          </table:table-cell>
          <table:table-cell table:formula="oooc:=(_K*([.G1204]-2*[.F1204]+[.E1204])) + [.F1204]" office:value-type="float" office:value="0.534581769731563">
            <text:p>0.534582</text:p>
          </table:table-cell>
          <table:table-cell table:formula="oooc:=(_K*([.H1204]-2*[.G1204]+[.F1204])) + [.G1204]" office:value-type="float" office:value="0.445484808109633">
            <text:p>0.445485</text:p>
          </table:table-cell>
          <table:table-cell table:formula="oooc:=(_K*([.I1204]-2*[.H1204]+[.G1204])) + [.H1204]" office:value-type="float" office:value="0.356387846487704">
            <text:p>0.356388</text:p>
          </table:table-cell>
          <table:table-cell table:formula="oooc:=(_K*([.J1204]-2*[.I1204]+[.H1204])) + [.I1204]" office:value-type="float" office:value="0.267290884865777">
            <text:p>0.267291</text:p>
          </table:table-cell>
          <table:table-cell table:formula="oooc:=(_K*([.K1204]-2*[.J1204]+[.I1204])) + [.J1204]" office:value-type="float" office:value="0.178193923243851">
            <text:p>0.178194</text:p>
          </table:table-cell>
          <table:table-cell table:formula="oooc:=(_K*(_b-2*[.K1204]+[.J1204])) + [.K1204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205]-2*[.B1205]+_a)) + [.B1205]" office:value-type="float" office:value="0.890969616219301">
            <text:p>0.890970</text:p>
          </table:table-cell>
          <table:table-cell table:formula="oooc:=(_K*([.D1205]-2*[.C1205]+[.B1205])) + [.C1205]" office:value-type="float" office:value="0.801872654597363">
            <text:p>0.801873</text:p>
          </table:table-cell>
          <table:table-cell table:formula="oooc:=(_K*([.E1205]-2*[.D1205]+[.C1205])) + [.D1205]" office:value-type="float" office:value="0.712775692975428">
            <text:p>0.712776</text:p>
          </table:table-cell>
          <table:table-cell table:formula="oooc:=(_K*([.F1205]-2*[.E1205]+[.D1205])) + [.E1205]" office:value-type="float" office:value="0.623678731353494">
            <text:p>0.623679</text:p>
          </table:table-cell>
          <table:table-cell table:formula="oooc:=(_K*([.G1205]-2*[.F1205]+[.E1205])) + [.F1205]" office:value-type="float" office:value="0.534581769731563">
            <text:p>0.534582</text:p>
          </table:table-cell>
          <table:table-cell table:formula="oooc:=(_K*([.H1205]-2*[.G1205]+[.F1205])) + [.G1205]" office:value-type="float" office:value="0.445484808109633">
            <text:p>0.445485</text:p>
          </table:table-cell>
          <table:table-cell table:formula="oooc:=(_K*([.I1205]-2*[.H1205]+[.G1205])) + [.H1205]" office:value-type="float" office:value="0.356387846487704">
            <text:p>0.356388</text:p>
          </table:table-cell>
          <table:table-cell table:formula="oooc:=(_K*([.J1205]-2*[.I1205]+[.H1205])) + [.I1205]" office:value-type="float" office:value="0.267290884865777">
            <text:p>0.267291</text:p>
          </table:table-cell>
          <table:table-cell table:formula="oooc:=(_K*([.K1205]-2*[.J1205]+[.I1205])) + [.J1205]" office:value-type="float" office:value="0.178193923243851">
            <text:p>0.178194</text:p>
          </table:table-cell>
          <table:table-cell table:formula="oooc:=(_K*(_b-2*[.K1205]+[.J1205])) + [.K1205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206]-2*[.B1206]+_a)) + [.B1206]" office:value-type="float" office:value="0.890969616219301">
            <text:p>0.890970</text:p>
          </table:table-cell>
          <table:table-cell table:formula="oooc:=(_K*([.D1206]-2*[.C1206]+[.B1206])) + [.C1206]" office:value-type="float" office:value="0.801872654597363">
            <text:p>0.801873</text:p>
          </table:table-cell>
          <table:table-cell table:formula="oooc:=(_K*([.E1206]-2*[.D1206]+[.C1206])) + [.D1206]" office:value-type="float" office:value="0.712775692975428">
            <text:p>0.712776</text:p>
          </table:table-cell>
          <table:table-cell table:formula="oooc:=(_K*([.F1206]-2*[.E1206]+[.D1206])) + [.E1206]" office:value-type="float" office:value="0.623678731353494">
            <text:p>0.623679</text:p>
          </table:table-cell>
          <table:table-cell table:formula="oooc:=(_K*([.G1206]-2*[.F1206]+[.E1206])) + [.F1206]" office:value-type="float" office:value="0.534581769731563">
            <text:p>0.534582</text:p>
          </table:table-cell>
          <table:table-cell table:formula="oooc:=(_K*([.H1206]-2*[.G1206]+[.F1206])) + [.G1206]" office:value-type="float" office:value="0.445484808109633">
            <text:p>0.445485</text:p>
          </table:table-cell>
          <table:table-cell table:formula="oooc:=(_K*([.I1206]-2*[.H1206]+[.G1206])) + [.H1206]" office:value-type="float" office:value="0.356387846487704">
            <text:p>0.356388</text:p>
          </table:table-cell>
          <table:table-cell table:formula="oooc:=(_K*([.J1206]-2*[.I1206]+[.H1206])) + [.I1206]" office:value-type="float" office:value="0.267290884865777">
            <text:p>0.267291</text:p>
          </table:table-cell>
          <table:table-cell table:formula="oooc:=(_K*([.K1206]-2*[.J1206]+[.I1206])) + [.J1206]" office:value-type="float" office:value="0.178193923243851">
            <text:p>0.178194</text:p>
          </table:table-cell>
          <table:table-cell table:formula="oooc:=(_K*(_b-2*[.K1206]+[.J1206])) + [.K1206]" office:value-type="float" office:value="0.0890969616219255">
            <text:p>0.089097</text:p>
          </table:table-cell>
          <table:table-cell table:number-columns-repeated="245"/>
        </table:table-row>
        <table:table-row table:style-name="ro1">
          <table:table-cell/>
          <table:table-cell table:formula="oooc:=(_K*([.C1207]-2*[.B1207]+_a)) + [.B1207]" office:value-type="float" office:value="0.890969616219301">
            <text:p>0.890970</text:p>
          </table:table-cell>
          <table:table-cell table:formula="oooc:=(_K*([.D1207]-2*[.C1207]+[.B1207])) + [.C1207]" office:value-type="float" office:value="0.801872654597363">
            <text:p>0.801873</text:p>
          </table:table-cell>
          <table:table-cell table:formula="oooc:=(_K*([.E1207]-2*[.D1207]+[.C1207])) + [.D1207]" office:value-type="float" office:value="0.712775692975428">
            <text:p>0.712776</text:p>
          </table:table-cell>
          <table:table-cell table:formula="oooc:=(_K*([.F1207]-2*[.E1207]+[.D1207])) + [.E1207]" office:value-type="float" office:value="0.623678731353494">
            <text:p>0.623679</text:p>
          </table:table-cell>
          <table:table-cell table:formula="oooc:=(_K*([.G1207]-2*[.F1207]+[.E1207])) + [.F1207]" office:value-type="float" office:value="0.534581769731563">
            <text:p>0.534582</text:p>
          </table:table-cell>
          <table:table-cell table:formula="oooc:=(_K*([.H1207]-2*[.G1207]+[.F1207])) + [.G1207]" office:value-type="float" office:value="0.445484808109633">
            <text:p>0.445485</text:p>
          </table:table-cell>
          <table:table-cell table:formula="oooc:=(_K*([.I1207]-2*[.H1207]+[.G1207])) + [.H1207]" office:value-type="float" office:value="0.356387846487704">
            <text:p>0.356388</text:p>
          </table:table-cell>
          <table:table-cell table:formula="oooc:=(_K*([.J1207]-2*[.I1207]+[.H1207])) + [.I1207]" office:value-type="float" office:value="0.267290884865777">
            <text:p>0.267291</text:p>
          </table:table-cell>
          <table:table-cell table:formula="oooc:=(_K*([.K1207]-2*[.J1207]+[.I1207])) + [.J1207]" office:value-type="float" office:value="0.178193923243851">
            <text:p>0.178194</text:p>
          </table:table-cell>
          <table:table-cell table:formula="oooc:=(_K*(_b-2*[.K1207]+[.J1207])) + [.K1207]" office:value-type="float" office:value="0.0890969616219255">
            <text:p>0.089097</text:p>
          </table:table-cell>
          <table:table-cell table:number-columns-repeated="24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_K" table:base-cell-address="$Sheet1.$A$10" table:cell-range-address="$Sheet1.$A$10"/>
        <table:named-range table:name="_a" table:base-cell-address="$Sheet1.$A$8" table:cell-range-address="$Sheet1.$A$8"/>
        <table:named-range table:name="_b" table:base-cell-address="$Sheet1.$A$9" table:cell-range-address="$Sheet1.$A$9"/>
        <table:named-range table:name="_Ka" table:base-cell-address="$Sheet1.$A$8" table:cell-range-address="$Sheet1.$A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1">11/01/2009</text:date>, <text:time>17:4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9-01-11T17:23:09</meta:creation-date>
    <dc:date>2009-01-11T17:45:40</dc:date>
    <meta:editing-cycles>2</meta:editing-cycles>
    <meta:editing-duration>PT22M31S</meta:editing-duration>
    <meta:user-defined meta:name="Info 1"/>
    <meta:user-defined meta:name="Info 2"/>
    <meta:user-defined meta:name="Info 3"/>
    <meta:user-defined meta:name="Info 4"/>
    <meta:document-statistic meta:table-count="3" meta:cell-count="12090"/>
  </office:meta>
</office:document-meta>
</file>